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1B0000001B667FCDB8EFA66A9C.png" manifest:media-type="image/png"/>
  <manifest:file-entry manifest:full-path="Pictures/10000201000000220000002309F7869500CAF52D.png" manifest:media-type="image/png"/>
  <manifest:file-entry manifest:full-path="Pictures/1000020100000022000000236CB0D082493B8B89.png" manifest:media-type="image/png"/>
  <manifest:file-entry manifest:full-path="Pictures/1000020100000019000000213E1D97FCAE28F40F.png" manifest:media-type="image/png"/>
  <manifest:file-entry manifest:full-path="Pictures/10000201000001680000020F4FCCD4AB4C259DC6.png" manifest:media-type="image/png"/>
  <manifest:file-entry manifest:full-path="Pictures/10000000000001820000018208359EEC3EF196B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1" svg:font-family="'Lohit Devanagari'"/>
    <style:font-face style:name="sans-serif" svg:font-family="sans-serif"/>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rbel" svg:font-family="Corbe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icrosoft YaHei UI" svg:font-family="'Microsoft YaHei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eorgia" svg:font-family="Georgia"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icrosoft YaHei UI1" svg:font-family="'Microsoft YaHei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425in" fo:margin-left="-0.5in" fo:margin-top="0in" fo:margin-bottom="0in" style:page-number="auto" table:align="left" style:writing-mode="lr-tb"/>
    </style:style>
    <style:style style:name="Table1.A" style:family="table-column">
      <style:table-column-properties style:column-width="0.4993in"/>
    </style:style>
    <style:style style:name="Table1.B" style:family="table-column">
      <style:table-column-properties style:column-width="0.4375in"/>
    </style:style>
    <style:style style:name="Table1.C" style:family="table-column">
      <style:table-column-properties style:column-width="1.6882in"/>
    </style:style>
    <style:style style:name="Table1.D" style:family="table-column">
      <style:table-column-properties style:column-width="0.2118in"/>
    </style:style>
    <style:style style:name="Table1.E" style:family="table-column">
      <style:table-column-properties style:column-width="4.5882in"/>
    </style:style>
    <style:style style:name="Table1.1" style:family="table-row">
      <style:table-row-properties style:min-row-height="1.4667in" fo:keep-together="auto"/>
    </style:style>
    <style:style style:name="Table1.A1" style:family="table-cell">
      <style:table-cell-properties fo:padding-left="0.0799in" fo:padding-right="0.0799in" fo:padding-top="0in" fo:padding-bottom="0in" fo:border="none"/>
    </style:style>
    <style:style style:name="Table1.2" style:family="table-row">
      <style:table-row-properties style:min-row-height="1.1035in" fo:keep-together="auto"/>
    </style:style>
    <style:style style:name="Table1.E2" style:family="table-cell">
      <style:table-cell-properties style:vertical-align="bottom" fo:padding-left="0.0799in" fo:padding-right="0.0799in" fo:padding-top="0in" fo:padding-bottom="0in" fo:border="none"/>
    </style:style>
    <style:style style:name="Table1.3" style:family="table-row">
      <style:table-row-properties style:min-row-height="0.8632in" fo:keep-together="auto"/>
    </style:style>
    <style:style style:name="Table1.4" style:family="table-row">
      <style:table-row-properties style:min-row-height="0.3771in" fo:keep-together="auto"/>
    </style:style>
    <style:style style:name="Table1.B4" style:family="table-cell">
      <style:table-cell-properties style:vertical-align="middle" fo:padding="0in" fo:border="none"/>
    </style:style>
    <style:style style:name="Table1.C4" style:family="table-cell">
      <style:table-cell-properties style:vertical-align="middle" fo:padding-left="0.0799in" fo:padding-right="0.0799in" fo:padding-top="0in" fo:padding-bottom="0in" fo:border="none"/>
    </style:style>
    <style:style style:name="Table1.5" style:family="table-row">
      <style:table-row-properties style:min-row-height="0.1271in" fo:keep-together="auto"/>
    </style:style>
    <style:style style:name="Table1.6" style:family="table-row">
      <style:table-row-properties style:min-row-height="0.4333in" fo:keep-together="auto"/>
    </style:style>
    <style:style style:name="Table1.8" style:family="table-row">
      <style:table-row-properties style:min-row-height="0.4396in" fo:keep-together="auto"/>
    </style:style>
    <style:style style:name="Table1.9" style:family="table-row">
      <style:table-row-properties style:min-row-height="0.1208in" fo:keep-together="auto"/>
    </style:style>
    <style:style style:name="Table1.11" style:family="table-row">
      <style:table-row-properties style:min-row-height="1.7in" fo:keep-together="auto"/>
    </style:style>
    <style:style style:name="Table2" style:family="table" style:master-page-name="Standard">
      <style:table-properties style:width="7.425in" fo:margin-left="-0.5in" fo:margin-top="0in" fo:margin-bottom="0in" style:page-number="auto" table:align="left" style:writing-mode="lr-tb"/>
    </style:style>
    <style:style style:name="Table2.A" style:family="table-column">
      <style:table-column-properties style:column-width="7.425in"/>
    </style:style>
    <style:style style:name="Table2.1" style:family="table-row">
      <style:table-row-properties style:min-row-height="1.4667in" fo:keep-together="auto"/>
    </style:style>
    <style:style style:name="Table2.A1" style:family="table-cell">
      <style:table-cell-properties fo:padding-left="0.0799in" fo:padding-right="0.0799in" fo:padding-top="0in" fo:padding-bottom="0in" fo:border="none"/>
    </style:style>
    <style:style style:name="Table2.2" style:family="table-row">
      <style:table-row-properties style:min-row-height="1.1035in" fo:keep-together="auto"/>
    </style:style>
    <style:style style:name="Table2.A2" style:family="table-cell">
      <style:table-cell-properties style:vertical-align="bottom" fo:padding-left="0.0799in" fo:padding-right="0.0799in" fo:padding-top="0in" fo:padding-bottom="0in" fo:border="none"/>
    </style:style>
    <style:style style:name="Table2.3" style:family="table-row">
      <style:table-row-properties style:min-row-height="0.8632in" fo:keep-together="auto"/>
    </style:style>
    <style:style style:name="Table2.4" style:family="table-row">
      <style:table-row-properties style:min-row-height="0.3771in" fo:keep-together="auto"/>
    </style:style>
    <style:style style:name="Table2.5" style:family="table-row">
      <style:table-row-properties style:min-row-height="0.1271in" fo:keep-together="auto"/>
    </style:style>
    <style:style style:name="Table2.6" style:family="table-row">
      <style:table-row-properties style:min-row-height="0.4333in" fo:keep-together="auto"/>
    </style:style>
    <style:style style:name="Table2.8" style:family="table-row">
      <style:table-row-properties style:min-row-height="0.4396in" fo:keep-together="auto"/>
    </style:style>
    <style:style style:name="Table2.9" style:family="table-row">
      <style:table-row-properties style:min-row-height="0.1208in" fo:keep-together="auto"/>
    </style:style>
    <style:style style:name="Table2.11" style:family="table-row">
      <style:table-row-properties style:min-row-height="1.7in" fo:keep-together="auto"/>
    </style:style>
    <style:style style:name="P1" style:family="paragraph" style:parent-style-name="Standard">
      <style:text-properties fo:language="pt" fo:country="BR"/>
    </style:style>
    <style:style style:name="P2" style:family="paragraph" style:parent-style-name="Standard">
      <style:text-properties fo:color="#0072c7" fo:language="pt" fo:country="BR"/>
    </style:style>
    <style:style style:name="P3" style:family="paragraph" style:parent-style-name="Text_20_body">
      <style:paragraph-properties style:punctuation-wrap="hanging"/>
      <style:text-properties fo:color="#0072c7" style:font-name="Times New Roman" fo:language="pt" fo:country="BR" style:font-name-complex="Times New Roman1"/>
    </style:style>
    <style:style style:name="P4" style:family="paragraph" style:parent-style-name="Text_20_body">
      <style:paragraph-properties style:punctuation-wrap="hanging"/>
      <style:text-properties fo:color="#0072c7" fo:language="pt" fo:country="BR"/>
    </style:style>
    <style:style style:name="P5" style:family="paragraph" style:parent-style-name="Text_20_body">
      <style:paragraph-properties fo:margin-left="-0.0835in" fo:margin-right="0in" fo:text-indent="0in" style:auto-text-indent="false" style:punctuation-wrap="hanging"/>
    </style:style>
    <style:style style:name="P6" style:family="paragraph" style:parent-style-name="Informações">
      <style:paragraph-properties fo:text-align="center" style:justify-single-word="false"/>
      <style:text-properties fo:language="pt" fo:country="BR"/>
    </style:style>
    <style:style style:name="P7" style:family="paragraph" style:parent-style-name="Informações">
      <style:paragraph-properties fo:text-align="center" style:justify-single-word="false"/>
    </style:style>
    <style:style style:name="P8" style:family="paragraph" style:parent-style-name="No_20_Spacing">
      <style:text-properties fo:color="#666666" fo:language="pt" fo:country="BR"/>
    </style:style>
    <style:style style:name="P9" style:family="paragraph" style:parent-style-name="Standard">
      <style:text-properties fo:language="pt" fo:country="BR" style:font-name-asian="Calibri2" style:language-complex="pt" style:country-complex="BR"/>
    </style:style>
    <style:style style:name="P10" style:family="paragraph" style:parent-style-name="Standard" style:list-style-name="WWNum3">
      <style:text-properties fo:language="pt" fo:country="BR" officeooo:rsid="000c32ed" officeooo:paragraph-rsid="000c32ed" style:font-name-asian="Calibri2" style:language-complex="pt" style:country-complex="BR"/>
    </style:style>
    <style:style style:name="P11" style:family="paragraph" style:parent-style-name="Standard">
      <style:text-properties fo:language="pt" fo:country="BR" officeooo:paragraph-rsid="000e766e" style:font-name-asian="Calibri2" style:language-complex="pt" style:country-complex="BR"/>
    </style:style>
    <style:style style:name="P12" style:family="paragraph" style:parent-style-name="Standard">
      <style:text-properties fo:language="pt" fo:country="BR" officeooo:rsid="000e766e" officeooo:paragraph-rsid="000e766e" style:font-name-asian="Calibri2" style:language-complex="pt" style:country-complex="BR"/>
    </style:style>
    <style:style style:name="P13" style:family="paragraph" style:parent-style-name="Standard">
      <style:text-properties fo:language="pt" fo:country="BR" officeooo:paragraph-rsid="00102ea9" style:font-name-asian="Calibri2" style:language-complex="pt" style:country-complex="BR"/>
    </style:style>
    <style:style style:name="P14" style:family="paragraph" style:parent-style-name="Standard">
      <style:text-properties fo:language="pt" fo:country="BR" officeooo:paragraph-rsid="00174334" style:font-name-asian="Calibri2" style:language-complex="pt" style:country-complex="BR"/>
    </style:style>
    <style:style style:name="P15" style:family="paragraph" style:parent-style-name="Standard">
      <style:text-properties style:font-name="Corbel" fo:language="pt" fo:country="BR" officeooo:paragraph-rsid="000e766e" style:font-name-complex="Calibri2" style:language-complex="pt" style:country-complex="BR"/>
    </style:style>
    <style:style style:name="P16" style:family="paragraph" style:parent-style-name="Standard">
      <style:text-properties style:font-name="Corbel" fo:language="pt" fo:country="BR" officeooo:paragraph-rsid="00174334" style:font-name-complex="Calibri2" style:language-complex="pt" style:country-complex="BR"/>
    </style:style>
    <style:style style:name="P17" style:family="paragraph" style:parent-style-name="Standard">
      <style:text-properties style:font-name="Corbel" fo:language="pt" fo:country="BR" fo:font-weight="bold" officeooo:paragraph-rsid="00174334" style:font-weight-asian="bold" style:font-name-complex="Calibri2" style:language-complex="pt" style:country-complex="BR" style:font-weight-complex="bold"/>
    </style:style>
    <style:style style:name="P18" style:family="paragraph" style:parent-style-name="Standard">
      <style:text-properties style:font-name="Corbel" fo:language="pt" fo:country="BR" fo:font-weight="bold" officeooo:paragraph-rsid="00174334" style:font-name-asian="Calibri2" style:font-weight-asian="bold" style:font-name-complex="Calibri2" style:language-complex="pt" style:country-complex="BR" style:font-weight-complex="bold"/>
    </style:style>
    <style:style style:name="P19" style:family="paragraph" style:parent-style-name="Standard">
      <style:text-properties officeooo:paragraph-rsid="000d3ed7"/>
    </style:style>
    <style:style style:name="P20" style:family="paragraph" style:parent-style-name="Standard">
      <style:text-properties officeooo:paragraph-rsid="000e766e"/>
    </style:style>
    <style:style style:name="P21" style:family="paragraph" style:parent-style-name="Standard">
      <style:text-properties style:font-name="Calibri1" fo:font-size="10pt" fo:language="pt" fo:country="BR" fo:font-weight="bold" officeooo:rsid="0011361e" officeooo:paragraph-rsid="0012cccd" style:font-size-asian="10pt" style:font-weight-asian="bold" style:font-name-complex="Calibri2" style:font-size-complex="10pt" style:language-complex="pt" style:country-complex="BR" style:font-weight-complex="bold"/>
    </style:style>
    <style:style style:name="P22" style:family="paragraph" style:parent-style-name="Standard">
      <style:text-properties style:font-name="Calibri1" fo:font-size="10pt" fo:language="pt" fo:country="BR" fo:font-weight="bold" officeooo:rsid="0011361e" officeooo:paragraph-rsid="0011361e" style:font-size-asian="10pt" style:font-weight-asian="bold" style:font-name-complex="Calibri2" style:font-size-complex="10pt" style:language-complex="pt" style:country-complex="BR" style:font-weight-complex="bold"/>
    </style:style>
    <style:style style:name="P23" style:family="paragraph" style:parent-style-name="Standard">
      <style:text-properties style:font-name="Calibri1" fo:font-size="10pt" fo:language="pt" fo:country="BR" fo:font-weight="bold" officeooo:paragraph-rsid="0012cccd" style:font-name-asian="Calibri2" style:font-size-asian="10pt" style:font-weight-asian="bold" style:font-size-complex="10pt" style:language-complex="pt" style:country-complex="BR" style:font-weight-complex="bold"/>
    </style:style>
    <style:style style:name="P24" style:family="paragraph" style:parent-style-name="Standard">
      <style:text-properties style:font-name="Calibri1" fo:font-size="10pt" fo:language="pt" fo:country="BR" fo:font-weight="bold" officeooo:paragraph-rsid="0013873a" style:font-name-asian="Calibri2" style:font-size-asian="10pt" style:font-weight-asian="bold" style:font-size-complex="10pt" style:language-complex="pt" style:country-complex="BR" style:font-weight-complex="bold"/>
    </style:style>
    <style:style style:name="P25" style:family="paragraph" style:parent-style-name="Standard">
      <style:text-properties style:font-name="Calibri1" fo:font-size="10pt" fo:font-weight="bold" officeooo:paragraph-rsid="0012cccd" style:font-size-asian="10pt" style:font-weight-asian="bold" style:font-size-complex="10pt" style:font-weight-complex="bold"/>
    </style:style>
    <style:style style:name="P26" style:family="paragraph" style:parent-style-name="Standard">
      <style:text-properties style:font-name="Calibri1" fo:font-size="10pt" fo:font-weight="bold" officeooo:paragraph-rsid="00147a3b" style:font-size-asian="10pt" style:font-weight-asian="bold" style:font-size-complex="10pt" style:font-weight-complex="bold"/>
    </style:style>
    <style:style style:name="P27" style:family="paragraph" style:parent-style-name="Standard">
      <style:text-properties style:font-name="sans-serif" fo:font-size="9.60000038146973pt" fo:language="pt" fo:country="BR" fo:font-weight="bold" officeooo:paragraph-rsid="00174334" style:font-name-asian="Calibri2" style:font-weight-asian="bold" style:language-complex="pt" style:country-complex="BR" style:font-weight-complex="bold"/>
    </style:style>
    <style:style style:name="P28" style:family="paragraph" style:parent-style-name="Standard">
      <style:text-properties style:font-name="sans-serif" fo:font-size="9.60000038146973pt" fo:font-weight="bold" style:font-weight-asian="bold" style:font-weight-complex="bold"/>
    </style:style>
    <style:style style:name="P29" style:family="paragraph" style:parent-style-name="Standard">
      <style:text-properties style:font-name="sans-serif" fo:font-size="9.60000038146973pt" fo:font-weight="bold" officeooo:paragraph-rsid="00174334" style:font-weight-asian="bold" style:font-weight-complex="bold"/>
    </style:style>
    <style:style style:name="P30" style:family="paragraph" style:parent-style-name="Standard">
      <style:text-properties fo:font-weight="bold" officeooo:paragraph-rsid="00181aab" style:font-weight-asian="bold" style:font-weight-complex="bold"/>
    </style:style>
    <style:style style:name="P31" style:family="paragraph" style:parent-style-name="Standard">
      <style:text-properties style:text-line-through-style="none" style:text-line-through-type="none" style:font-name="Liberation Serif" fo:font-size="10pt" fo:font-weight="bold" officeooo:paragraph-rsid="00181aab" style:font-size-asian="10pt" style:font-weight-asian="bold" style:font-size-complex="10pt" style:font-weight-complex="bold"/>
    </style:style>
    <style:style style:name="P32" style:family="paragraph" style:parent-style-name="Standard">
      <style:text-properties style:text-line-through-style="none" style:text-line-through-type="none" style:font-name="Liberation Serif" fo:font-size="10pt" style:text-underline-style="solid" style:text-underline-width="auto" style:text-underline-color="font-color" fo:font-weight="bold" officeooo:paragraph-rsid="00181aab" style:font-size-asian="10pt" style:font-weight-asian="bold" style:font-size-complex="10pt" style:font-weight-complex="bold"/>
    </style:style>
    <style:style style:name="P33" style:family="paragraph" style:parent-style-name="Standard">
      <style:text-properties style:text-line-through-style="none" style:text-line-through-type="none" style:font-name="Liberation Serif" fo:font-size="10pt" style:text-underline-style="none" fo:font-weight="bold" officeooo:paragraph-rsid="0018ff43" style:font-size-asian="10pt" style:font-weight-asian="bold" style:font-size-complex="10pt" style:font-weight-complex="bold"/>
    </style:style>
    <style:style style:name="P34" style:family="paragraph" style:parent-style-name="Standard">
      <style:text-properties style:text-line-through-style="none" style:text-line-through-type="none" style:font-name="Liberation Serif" fo:font-size="10pt" fo:font-weight="normal" officeooo:rsid="001ac644" officeooo:paragraph-rsid="001ac644" style:font-size-asian="10pt" style:font-weight-asian="normal" style:font-size-complex="10pt" style:font-weight-complex="normal"/>
    </style:style>
    <style:style style:name="P35" style:family="paragraph" style:parent-style-name="Standard">
      <style:text-properties style:text-line-through-style="solid" style:text-line-through-type="single" style:font-name="Liberation Serif" fo:font-size="10pt" fo:font-weight="normal" officeooo:paragraph-rsid="00181aab" style:font-size-asian="10pt" style:font-weight-asian="normal" style:font-size-complex="10pt" style:font-weight-complex="normal"/>
    </style:style>
    <style:style style:name="P36" style:family="paragraph" style:parent-style-name="Standard">
      <style:text-properties style:font-name="Liberation Serif" fo:font-size="10pt" officeooo:paragraph-rsid="00181aab" style:font-size-asian="10pt" style:font-size-complex="10pt"/>
    </style:style>
    <style:style style:name="P37" style:family="paragraph" style:parent-style-name="Standard">
      <style:text-properties style:font-name="Liberation Serif" fo:font-size="10pt" officeooo:paragraph-rsid="0018ff43" style:font-size-asian="10pt" style:font-size-complex="10pt"/>
    </style:style>
    <style:style style:name="P38" style:family="paragraph" style:parent-style-name="Standard">
      <style:text-properties style:font-name="Liberation Serif" fo:font-size="10pt" fo:font-weight="bold" officeooo:paragraph-rsid="00181aab" style:font-size-asian="10pt" style:font-weight-asian="bold" style:font-size-complex="10pt" style:font-weight-complex="bold"/>
    </style:style>
    <style:style style:name="P39" style:family="paragraph" style:parent-style-name="Standard">
      <style:text-properties style:font-name="Liberation Serif" fo:font-size="10pt" style:text-underline-style="none" fo:font-weight="bold" officeooo:paragraph-rsid="00181aab" style:font-size-asian="10pt" style:font-weight-asian="bold" style:font-size-complex="10pt" style:font-weight-complex="bold"/>
    </style:style>
    <style:style style:name="P40" style:family="paragraph" style:parent-style-name="Standard">
      <style:text-properties style:font-name="Liberation Serif" fo:font-size="10pt" style:text-underline-style="none" fo:font-weight="normal" officeooo:paragraph-rsid="00181aab" style:font-size-asian="10pt" style:font-weight-asian="normal" style:font-size-complex="10pt" style:font-weight-complex="normal"/>
    </style:style>
    <style:style style:name="P41" style:family="paragraph" style:parent-style-name="Standard">
      <style:text-properties style:font-name="Liberation Serif" fo:font-size="10pt" fo:font-weight="normal" officeooo:paragraph-rsid="00181aab" style:font-size-asian="10pt" style:font-weight-asian="normal" style:font-size-complex="10pt" style:font-weight-complex="normal"/>
    </style:style>
    <style:style style:name="P42" style:family="paragraph" style:parent-style-name="Standard">
      <style:text-properties style:font-name="Liberation Serif" fo:font-size="10pt" fo:font-weight="normal" officeooo:paragraph-rsid="001ac644" style:font-size-asian="10pt" style:font-weight-asian="normal" style:font-size-complex="10pt" style:font-weight-complex="normal"/>
    </style:style>
    <style:style style:name="P43" style:family="paragraph" style:parent-style-name="Standard">
      <style:text-properties style:font-name="Liberation Serif" fo:font-size="10pt" fo:font-weight="normal" officeooo:rsid="001ac644" officeooo:paragraph-rsid="001ac644" style:font-size-asian="10pt" style:font-weight-asian="normal" style:font-size-complex="10pt" style:font-weight-complex="normal"/>
    </style:style>
    <style:style style:name="P44" style:family="paragraph" style:parent-style-name="Standard">
      <style:text-properties officeooo:paragraph-rsid="0018ff43"/>
    </style:style>
    <style:style style:name="P45" style:family="paragraph" style:parent-style-name="Text_20_body">
      <style:text-properties fo:language="pt" fo:country="BR" style:language-complex="pt" style:country-complex="BR"/>
    </style:style>
    <style:style style:name="P46" style:family="paragraph" style:parent-style-name="Heading_20_2">
      <style:text-properties style:font-name="Corbel" fo:language="pt" fo:country="BR" style:font-name-complex="Calibri2" style:language-complex="pt" style:country-complex="BR"/>
    </style:style>
    <style:style style:name="P47" style:family="paragraph" style:parent-style-name="Heading_20_2">
      <style:text-properties style:font-name="Corbel" fo:language="pt" fo:country="BR" officeooo:paragraph-rsid="000e766e" style:font-name-complex="Calibri2" style:language-complex="pt" style:country-complex="BR"/>
    </style:style>
    <style:style style:name="P48" style:family="paragraph" style:parent-style-name="Heading_20_2">
      <style:text-properties style:font-name="Corbel" fo:language="pt" fo:country="BR" officeooo:rsid="000e766e" officeooo:paragraph-rsid="000e766e" style:font-name-complex="Calibri2" style:language-complex="pt" style:country-complex="BR"/>
    </style:style>
    <style:style style:name="P49" style:family="paragraph" style:parent-style-name="Heading_20_2">
      <style:text-properties style:font-name="Corbel" fo:language="pt" fo:country="BR" officeooo:rsid="00102ea9" officeooo:paragraph-rsid="00102ea9" style:font-name-complex="Calibri2" style:language-complex="pt" style:country-complex="BR"/>
    </style:style>
    <style:style style:name="P50" style:family="paragraph" style:parent-style-name="Heading_20_2">
      <style:text-properties style:font-name="Corbel" fo:language="pt" fo:country="BR" officeooo:rsid="0011361e" officeooo:paragraph-rsid="0011361e" style:font-name-complex="Calibri2" style:language-complex="pt" style:country-complex="BR"/>
    </style:style>
    <style:style style:name="P51" style:family="paragraph" style:parent-style-name="Heading_20_2">
      <style:text-properties style:font-name="Corbel" fo:language="pt" fo:country="BR" officeooo:paragraph-rsid="00174334" style:font-name-complex="Calibri2" style:language-complex="pt" style:country-complex="BR"/>
    </style:style>
    <style:style style:name="P52" style:family="paragraph" style:parent-style-name="Heading_20_2">
      <style:text-properties fo:language="pt" fo:country="BR" style:font-name-asian="Calibri2" style:language-complex="pt" style:country-complex="BR"/>
    </style:style>
    <style:style style:name="P53" style:family="paragraph" style:parent-style-name="Heading_20_2">
      <style:text-properties fo:language="pt" fo:country="BR" officeooo:paragraph-rsid="00174334" style:font-name-asian="Calibri2" style:language-complex="pt" style:country-complex="BR"/>
    </style:style>
    <style:style style:name="P54" style:family="paragraph" style:parent-style-name="Title">
      <style:text-properties officeooo:paragraph-rsid="000e766e"/>
    </style:style>
    <style:style style:name="P55" style:family="paragraph" style:parent-style-name="Informações">
      <style:text-properties fo:language="pt" fo:country="BR" officeooo:rsid="0008d802" officeooo:paragraph-rsid="000a82d8" style:language-complex="pt" style:country-complex="BR"/>
    </style:style>
    <style:style style:name="P56" style:family="paragraph" style:parent-style-name="Informações">
      <style:text-properties fo:language="pt" fo:country="BR" officeooo:rsid="000ce6f2" officeooo:paragraph-rsid="000ce6f2" style:language-complex="pt" style:country-complex="BR"/>
    </style:style>
    <style:style style:name="P57" style:family="paragraph" style:parent-style-name="Informações">
      <style:paragraph-properties fo:margin-left="0in" fo:margin-right="0in" fo:text-indent="0in" style:auto-text-indent="false"/>
      <style:text-properties fo:language="pt" fo:country="BR" officeooo:rsid="0008d802" officeooo:paragraph-rsid="000a82d8" style:language-complex="pt" style:country-complex="BR"/>
    </style:style>
    <style:style style:name="P58" style:family="paragraph" style:parent-style-name="Datas">
      <style:text-properties officeooo:rsid="000a82d8" officeooo:paragraph-rsid="000a82d8"/>
    </style:style>
    <style:style style:name="P59" style:family="paragraph" style:parent-style-name="Datas">
      <style:text-properties fo:font-size="10pt" fo:language="pt" fo:country="BR" officeooo:paragraph-rsid="000e766e" style:font-name-asian="Calibri2" style:font-size-asian="10pt" style:font-size-complex="10pt" style:language-complex="pt" style:country-complex="BR"/>
    </style:style>
    <style:style style:name="P60" style:family="paragraph" style:parent-style-name="Experiência">
      <style:text-properties officeooo:rsid="000a82d8" officeooo:paragraph-rsid="000a82d8"/>
    </style:style>
    <style:style style:name="P61" style:family="paragraph" style:parent-style-name="List_20_Bullet" style:list-style-name="WWNum3">
      <style:text-properties fo:language="pt" fo:country="BR" officeooo:rsid="000c32ed" officeooo:paragraph-rsid="000c32ed" style:font-name-asian="Calibri2" style:language-complex="pt" style:country-complex="BR"/>
    </style:style>
    <style:style style:name="P62" style:family="paragraph" style:parent-style-name="Nome_20_da_20_escola" style:list-style-name="WWNum3">
      <style:text-properties officeooo:paragraph-rsid="000c32ed"/>
    </style:style>
    <style:style style:name="P63" style:family="paragraph" style:parent-style-name="Frame_20_contents">
      <style:paragraph-properties fo:text-align="center" style:justify-single-word="false"/>
    </style:style>
    <style:style style:name="P64" style:family="paragraph" style:parent-style-name="Texto_20_preformateado">
      <style:text-properties fo:font-weight="normal" officeooo:paragraph-rsid="00181aab" style:font-weight-asian="normal" style:font-weight-complex="normal"/>
    </style:style>
    <style:style style:name="P65" style:family="paragraph">
      <loext:graphic-properties draw:fill="gradient" draw:fill-gradient-name="Gradient_20_2" draw:opacity-name="msTransGradient_20_1"/>
      <style:paragraph-properties fo:text-align="start"/>
    </style:style>
    <style:style style:name="P66" style:family="paragraph">
      <loext:graphic-properties draw:fill="solid" draw:fill-color="#2c567a"/>
      <style:paragraph-properties fo:text-align="start"/>
    </style:style>
    <style:style style:name="P67" style:family="paragraph">
      <loext:graphic-properties draw:fill="gradient" draw:fill-gradient-name="Gradient_20_3" draw:opacity-name="msTransGradient_20_2"/>
      <style:paragraph-properties fo:text-align="start"/>
    </style:style>
    <style:style style:name="P68" style:family="paragraph">
      <loext:graphic-properties draw:fill="solid" draw:fill-color="#0072c7" draw:opacity="35%"/>
      <style:paragraph-properties fo:text-align="start"/>
    </style:style>
    <style:style style:name="P69" style:family="paragraph">
      <loext:graphic-properties draw:fill="solid" draw:fill-color="#0072c7" draw:opacity="36%"/>
      <style:paragraph-properties fo:text-align="start"/>
    </style:style>
    <style:style style:name="P70" style:family="paragraph">
      <loext:graphic-properties draw:fill="solid" draw:fill-color="#0072c7" draw:opacity="31%"/>
      <style:paragraph-properties fo:text-align="start"/>
    </style:style>
    <style:style style:name="P71" style:family="paragraph">
      <loext:graphic-properties draw:fill="solid" draw:fill-color="#0072c7" draw:opacity="22%"/>
      <style:paragraph-properties fo:text-align="start"/>
    </style:style>
    <style:style style:name="P72" style:family="paragraph">
      <loext:graphic-properties draw:fill="bitmap" draw:fill-image-name="Bitmap_20_1" style:repeat="stretch"/>
      <style:paragraph-properties fo:text-align="start"/>
      <style:text-properties fo:color="#ffffff" fo:font-size="18pt"/>
    </style:style>
    <style:style style:name="P73" style:family="paragraph">
      <loext:graphic-properties draw:fill="none"/>
      <style:paragraph-properties fo:text-align="start"/>
      <style:text-properties fo:font-size="18pt"/>
    </style:style>
    <style:style style:name="P74" style:family="paragraph">
      <loext:graphic-properties draw:fill="solid" draw:fill-color="#0072c7"/>
      <style:paragraph-properties fo:text-align="start"/>
    </style:style>
    <style:style style:name="P75" style:family="paragraph">
      <loext:graphic-properties draw:fill="solid" draw:fill-color="#666666"/>
      <style:paragraph-properties fo:text-align="start"/>
    </style:style>
    <style:style style:name="P76" style:family="paragraph">
      <loext:graphic-properties draw:fill="solid" draw:fill-color="#0d1d51"/>
      <style:paragraph-properties fo:text-align="start"/>
    </style:style>
    <style:style style:name="T1" style:family="text">
      <style:text-properties fo:language="pt" fo:country="BR"/>
    </style:style>
    <style:style style:name="T2" style:family="text">
      <style:text-properties fo:language="pt" fo:country="BR" style:language-complex="pt" style:country-complex="BR"/>
    </style:style>
    <style:style style:name="T3" style:family="text">
      <style:text-properties fo:language="pt" fo:country="BR" officeooo:rsid="000a1827" style:language-complex="pt" style:country-complex="BR"/>
    </style:style>
    <style:style style:name="T4" style:family="text">
      <style:text-properties fo:language="pt" fo:country="BR" officeooo:rsid="000c32ed" style:language-complex="pt" style:country-complex="BR"/>
    </style:style>
    <style:style style:name="T5" style:family="text">
      <style:text-properties fo:language="pt" fo:country="BR" officeooo:rsid="00147a3b" style:language-complex="pt" style:country-complex="BR"/>
    </style:style>
    <style:style style:name="T6" style:family="text">
      <style:text-properties fo:language="pt" fo:country="BR" style:font-name-asian="Calibri2" style:language-complex="pt" style:country-complex="BR"/>
    </style:style>
    <style:style style:name="T7" style:family="text">
      <style:text-properties fo:language="pt" fo:country="BR" officeooo:rsid="000a82d8" style:font-name-asian="Calibri2" style:language-complex="pt" style:country-complex="BR"/>
    </style:style>
    <style:style style:name="T8" style:family="text">
      <style:text-properties fo:language="pt" fo:country="BR" officeooo:rsid="00174334" style:font-name-asian="Calibri2" style:language-complex="pt" style:country-complex="BR"/>
    </style:style>
    <style:style style:name="T9" style:family="text">
      <style:text-properties fo:color="#666666" fo:language="pt" fo:country="BR" style:language-complex="pt" style:country-complex="BR"/>
    </style:style>
    <style:style style:name="T10" style:family="text">
      <style:text-properties officeooo:rsid="000a82d8"/>
    </style:style>
    <style:style style:name="T11" style:family="text">
      <style:text-properties officeooo:rsid="00102ea9"/>
    </style:style>
    <style:style style:name="T12" style:family="text">
      <style:text-properties officeooo:rsid="0010a915"/>
    </style:style>
    <style:style style:name="T13" style:family="text">
      <style:text-properties fo:font-weight="bold" style:font-weight-asian="bold" style:font-weight-complex="bold"/>
    </style:style>
    <style:style style:name="T14" style:family="text">
      <style:text-properties fo:font-weight="bold" officeooo:rsid="0010a915" style:font-weight-asian="bold" style:font-weight-complex="bold"/>
    </style:style>
    <style:style style:name="T15" style:family="text">
      <style:text-properties fo:font-weight="bold" officeooo:rsid="00181aab" style:font-weight-asian="bold" style:font-weight-complex="bold"/>
    </style:style>
    <style:style style:name="T16" style:family="text">
      <style:text-properties fo:font-weight="bold" officeooo:rsid="0018ff43" style:font-weight-asian="bold" style:font-weight-complex="bold"/>
    </style:style>
    <style:style style:name="T17" style:family="text">
      <style:text-properties fo:font-weight="bold" officeooo:rsid="001ac644" style:font-weight-asian="bold" style:font-weight-complex="bold"/>
    </style:style>
    <style:style style:name="T18" style:family="text">
      <style:text-properties officeooo:rsid="0011361e"/>
    </style:style>
    <style:style style:name="T19" style:family="text">
      <style:text-properties officeooo:rsid="0012cccd"/>
    </style:style>
    <style:style style:name="T20" style:family="text">
      <style:text-properties fo:language="en" fo:country="US" officeooo:rsid="0012cccd"/>
    </style:style>
    <style:style style:name="T21" style:family="text">
      <style:text-properties fo:language="en" fo:country="US" fo:font-weight="bold" style:font-weight-asian="bold" style:font-weight-complex="bold"/>
    </style:style>
    <style:style style:name="T22" style:family="text">
      <style:text-properties fo:language="en" fo:country="US" fo:font-weight="bold" officeooo:rsid="0018ff43" style:font-weight-asian="bold" style:font-weight-complex="bold"/>
    </style:style>
    <style:style style:name="T23" style:family="text">
      <style:text-properties fo:language="en" fo:country="US" fo:font-weight="normal" style:font-weight-asian="normal" style:font-weight-complex="normal"/>
    </style:style>
    <style:style style:name="T24" style:family="text">
      <style:text-properties fo:language="en" fo:country="US" fo:font-weight="normal" officeooo:rsid="0018ff43" style:font-weight-asian="normal" style:font-weight-complex="normal"/>
    </style:style>
    <style:style style:name="T25" style:family="text">
      <style:text-properties officeooo:rsid="0013873a"/>
    </style:style>
    <style:style style:name="T26" style:family="text">
      <style:text-properties officeooo:rsid="00147a3b"/>
    </style:style>
    <style:style style:name="T27" style:family="text">
      <style:text-properties officeooo:rsid="00174334"/>
    </style:style>
    <style:style style:name="T28" style:family="text">
      <style:text-properties style:text-line-through-style="none" style:text-line-through-type="none"/>
    </style:style>
    <style:style style:name="T29" style:family="text">
      <style:text-properties style:text-line-through-style="none" style:text-line-through-type="none" fo:font-weight="bold" style:font-weight-asian="bold" style:font-weight-complex="bold"/>
    </style:style>
    <style:style style:name="T30" style:family="text">
      <style:text-properties style:text-line-through-style="none" style:text-line-through-type="none" fo:font-weight="bold" officeooo:rsid="00181aab" style:font-weight-asian="bold" style:font-weight-complex="bold"/>
    </style:style>
    <style:style style:name="T31" style:family="text">
      <style:text-properties style:text-line-through-style="none" style:text-line-through-type="none" fo:font-weight="bold" officeooo:rsid="0018ff43" style:font-weight-asian="bold" style:font-weight-complex="bold"/>
    </style:style>
    <style:style style:name="T32" style:family="text">
      <style:text-properties style:text-line-through-style="none" style:text-line-through-type="none" fo:font-weight="bold" officeooo:rsid="001ac644" style:font-weight-asian="bold" style:font-weight-complex="bold"/>
    </style:style>
    <style:style style:name="T33" style:family="text">
      <style:text-properties style:text-line-through-style="none" style:text-line-through-type="none" style:text-underline-style="solid" style:text-underline-width="auto" style:text-underline-color="font-color"/>
    </style:style>
    <style:style style:name="T34"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35" style:family="text">
      <style:text-properties style:text-line-through-style="none" style:text-line-through-type="none" fo:language="pt" fo:country="BR" style:text-underline-style="solid" style:text-underline-width="auto" style:text-underline-color="font-color" fo:font-weight="bold" officeooo:rsid="000a82d8" style:font-name-asian="Calibri2" style:font-weight-asian="bold" style:language-complex="pt" style:country-complex="BR" style:font-weight-complex="bold"/>
    </style:style>
    <style:style style:name="T36" style:family="text">
      <style:text-properties style:text-line-through-style="none" style:text-line-through-type="none" style:font-name="Liberation Serif" fo:font-size="10pt" style:font-size-asian="10pt" style:font-size-complex="10pt"/>
    </style:style>
    <style:style style:name="T37" style:family="text">
      <style:text-properties style:text-line-through-style="none" style:text-line-through-type="none" officeooo:rsid="00181aab"/>
    </style:style>
    <style:style style:name="T38" style:family="text">
      <style:text-properties style:text-line-through-style="none" style:text-line-through-type="none" officeooo:rsid="0018ff43"/>
    </style:style>
    <style:style style:name="T39" style:family="text">
      <style:text-properties fo:color="#ce181e" style:text-line-through-style="none" style:text-line-through-type="none" fo:font-weight="bold" style:font-weight-asian="bold" style:font-weight-complex="bold"/>
    </style:style>
    <style:style style:name="T40" style:family="text">
      <style:text-properties fo:color="#ce181e" style:text-line-through-style="none" style:text-line-through-type="none" fo:font-weight="bold" officeooo:rsid="0018ff43" style:font-weight-asian="bold" style:font-weight-complex="bold"/>
    </style:style>
    <style:style style:name="T41" style:family="text">
      <style:text-properties officeooo:rsid="0018ff43"/>
    </style:style>
    <style:style style:name="T42" style:family="text">
      <style:text-properties style:text-underline-style="none"/>
    </style:style>
    <style:style style:name="T43" style:family="text">
      <style:text-properties style:text-underline-style="none" fo:font-weight="bold" style:font-weight-asian="bold" style:font-weight-complex="bold"/>
    </style:style>
    <style:style style:name="T44" style:family="text">
      <style:text-properties style:text-underline-style="none" fo:font-weight="bold" officeooo:rsid="00181aab" style:font-weight-asian="bold" style:font-weight-complex="bold"/>
    </style:style>
    <style:style style:name="T45" style:family="text">
      <style:text-properties style:text-underline-style="none" fo:font-weight="bold" officeooo:rsid="001ac644" style:font-weight-asian="bold" style:font-weight-complex="bold"/>
    </style:style>
    <style:style style:name="T46" style:family="text">
      <style:text-properties style:text-underline-style="none" officeooo:rsid="001ac644"/>
    </style:style>
    <style:style style:name="T47" style:family="text">
      <style:text-properties style:font-name="Liberation Serif" fo:font-size="10pt" fo:language="en" fo:country="US" fo:font-weight="bold" style:font-size-asian="10pt" style:font-weight-asian="bold" style:font-size-complex="10pt" style:font-weight-complex="bold"/>
    </style:style>
    <style:style style:name="T48" style:family="text">
      <style:text-properties style:font-name="Liberation Serif" fo:font-size="10pt" fo:language="en" fo:country="US" fo:font-weight="bold" officeooo:rsid="0018ff43" style:font-size-asian="10pt" style:font-weight-asian="bold" style:font-size-complex="10pt" style:font-weight-complex="bold"/>
    </style:style>
    <style:style style:name="T49" style:family="text">
      <style:text-properties style:font-name="Liberation Serif" fo:font-size="10pt" fo:language="en" fo:country="US" style:font-size-asian="10pt" style:font-size-complex="10pt"/>
    </style:style>
    <style:style style:name="T50" style:family="text">
      <style:text-properties style:font-name="Liberation Serif" fo:font-size="10pt" fo:language="en" fo:country="US" officeooo:rsid="0018ff43" style:font-size-asian="10pt" style:font-size-complex="10pt"/>
    </style:style>
    <style:style style:name="T51" style:family="text">
      <style:text-properties style:font-name="Liberation Serif" fo:language="en" fo:country="US"/>
    </style:style>
    <style:style style:name="T52" style:family="text">
      <style:text-properties style:font-name="Liberation Serif" fo:language="en" fo:country="US" fo:font-weight="normal" style:font-weight-asian="normal" style:font-weight-complex="normal"/>
    </style:style>
    <style:style style:name="T53" style:family="text">
      <style:text-properties style:font-name="Liberation Serif" fo:language="en" fo:country="US" fo:font-weight="normal" officeooo:rsid="0018ff43" style:font-weight-asian="normal" style:font-weight-complex="normal"/>
    </style:style>
    <style:style style:name="T54" style:family="text">
      <style:text-properties style:font-name="Liberation Serif" fo:language="en" fo:country="US" fo:font-weight="bold" style:font-weight-asian="bold" style:font-weight-complex="bold"/>
    </style:style>
    <style:style style:name="T55" style:family="text">
      <style:text-properties style:font-name="Liberation Serif" fo:language="en" fo:country="US" fo:font-weight="bold" officeooo:rsid="0018ff43" style:font-weight-asian="bold" style:font-weight-complex="bold"/>
    </style:style>
    <style:style style:name="T56" style:family="text">
      <style:text-properties style:font-name="Liberation Serif" fo:language="en" fo:country="US" officeooo:rsid="0018ff43"/>
    </style:style>
    <style:style style:name="T57" style:family="text">
      <style:text-properties fo:color="#000000" style:text-line-through-style="none" style:text-line-through-type="none" style:font-name="Liberation Serif" fo:font-size="10pt" fo:font-weight="bold" officeooo:rsid="0018ff43" style:font-size-asian="10pt" style:font-weight-asian="bold" style:font-size-complex="10pt" style:font-weight-complex="bold"/>
    </style:style>
    <style:style style:name="T58" style:family="text">
      <style:text-properties fo:color="#000000" style:text-line-through-style="none" style:text-line-through-type="none" fo:font-weight="bold" style:font-weight-asian="bold" style:font-weight-complex="bold"/>
    </style:style>
    <style:style style:name="T59" style:family="text">
      <style:text-properties fo:color="#000000" style:text-line-through-style="none" style:text-line-through-type="none" fo:font-weight="normal" style:font-weight-asian="normal" style:font-weight-complex="normal"/>
    </style:style>
    <style:style style:name="T60" style:family="text">
      <style:text-properties officeooo:rsid="001ac644"/>
    </style:style>
    <style:style style:name="gr1" style:family="graphic">
      <style:graphic-properties fo:margin-left="0.1252in" fo:margin-right="0.1264in" fo:margin-top="0in" fo:margin-bottom="0.006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svg:stroke-width="0.0102in" draw:stroke-linejoin="miter" draw:fill="gradient" draw:fill-gradient-name="Gradient_20_2" draw:opacity-name="msTransGradient_20_1" draw:textarea-vertical-align="middle" draw:auto-grow-height="false" draw:fit-to-size="false" style:shrink-to-fit="false" fo:min-height="4.078in" fo:min-width="4.2465in" fo:padding-top="0.0492in" fo:padding-bottom="0.0492in" fo:padding-left="0.0984in" fo:padding-right="0.0984in" fo:wrap-option="wrap" style:run-through="background"/>
    </style:style>
    <style:style style:name="gr4" style:family="graphic">
      <style:graphic-properties draw:stroke="none" svg:stroke-width="0.0102in" draw:stroke-linejoin="miter" draw:fill="solid" draw:fill-color="#2c567a" draw:textarea-vertical-align="middle" draw:auto-grow-height="false" draw:fit-to-size="false" style:shrink-to-fit="false" fo:min-height="3.2173in" fo:min-width="3.3307in" fo:padding-top="0.0492in" fo:padding-bottom="0.0492in" fo:padding-left="0.0984in" fo:padding-right="0.0984in" fo:wrap-option="wrap" style:run-through="background"/>
    </style:style>
    <style:style style:name="gr5" style:family="graphic">
      <style:graphic-properties draw:stroke="none" svg:stroke-width="0.0102in" draw:stroke-linejoin="miter" draw:fill="solid" draw:fill-color="#2c567a" draw:textarea-vertical-align="middle" draw:auto-grow-height="false" draw:fit-to-size="false" style:shrink-to-fit="false" fo:min-height="0.1866in" fo:min-width="8.3008in" fo:padding-top="0.05in" fo:padding-bottom="0.05in" fo:padding-left="0.1in" fo:padding-right="0.1in" fo:wrap-option="wrap" style:run-through="background"/>
    </style:style>
    <style:style style:name="gr6" style:family="graphic">
      <style:graphic-properties draw:stroke="none" svg:stroke-width="0.0102in" draw:stroke-linejoin="miter" draw:fill="gradient" draw:fill-gradient-name="Gradient_20_3" draw:opacity-name="msTransGradient_20_2" draw:textarea-vertical-align="middle" draw:auto-grow-height="false" draw:fit-to-size="false" style:shrink-to-fit="false" fo:min-height="2.539in" fo:min-width="2.7492in" fo:padding-top="0.0492in" fo:padding-bottom="0.0492in" fo:padding-left="0.0984in" fo:padding-right="0.0984in" fo:wrap-option="wrap" style:run-through="background"/>
    </style:style>
    <style:style style:name="gr7" style:family="graphic">
      <style:graphic-properties draw:stroke="none" svg:stroke-width="0in" draw:fill="solid" draw:fill-color="#0072c7" draw:opacity="35%" draw:textarea-vertical-align="middle" draw:auto-grow-height="false" draw:fit-to-size="false" style:shrink-to-fit="false" fo:min-height="1.9173in" fo:min-width="2.0535in" fo:padding-top="0.0492in" fo:padding-bottom="0.0492in" fo:padding-left="0.0984in" fo:padding-right="0.0984in" fo:wrap-option="wrap" style:run-through="background"/>
    </style:style>
    <style:style style:name="gr8" style:family="graphic">
      <style:graphic-properties draw:stroke="none" svg:stroke-width="0.0102in" draw:stroke-linejoin="miter" draw:fill="solid" draw:fill-color="#0072c7" draw:opacity="36%" draw:textarea-vertical-align="middle" draw:auto-grow-height="false" draw:fit-to-size="false" style:shrink-to-fit="false" fo:min-height="0.9146in" fo:min-width="0.8299in" fo:padding-top="0.0492in" fo:padding-bottom="0.0492in" fo:padding-left="0.0984in" fo:padding-right="0.0984in" fo:wrap-option="wrap" style:run-through="background"/>
    </style:style>
    <style:style style:name="gr9" style:family="graphic">
      <style:graphic-properties draw:stroke="none" svg:stroke-width="0.0102in" draw:stroke-linejoin="miter" draw:fill="solid" draw:fill-color="#0072c7" draw:opacity="31%" draw:textarea-vertical-align="middle" draw:auto-grow-height="false" draw:fit-to-size="false" style:shrink-to-fit="false" fo:min-height="0.4937in" fo:min-width="0.4035in" fo:padding-top="0.0492in" fo:padding-bottom="0.0492in" fo:padding-left="0.0984in" fo:padding-right="0.0984in" fo:wrap-option="wrap" style:run-through="background"/>
    </style:style>
    <style:style style:name="gr10" style:family="graphic">
      <style:graphic-properties draw:stroke="none" svg:stroke-width="0.0102in" draw:stroke-linejoin="miter" draw:fill="solid" draw:fill-color="#0072c7" draw:opacity="36%" draw:textarea-vertical-align="middle" draw:auto-grow-height="false" draw:fit-to-size="false" style:shrink-to-fit="false" fo:min-height="0.4937in" fo:min-width="0.4035in" fo:padding-top="0.0492in" fo:padding-bottom="0.0492in" fo:padding-left="0.0984in" fo:padding-right="0.0984in" fo:wrap-option="wrap" style:run-through="background"/>
    </style:style>
    <style:style style:name="gr11" style:family="graphic">
      <style:graphic-properties draw:stroke="none" svg:stroke-width="0.0102in" draw:stroke-linejoin="miter" draw:fill="solid" draw:fill-color="#0072c7" draw:opacity="22%" draw:textarea-vertical-align="middle" draw:auto-grow-height="false" draw:fit-to-size="false" style:shrink-to-fit="false" fo:min-height="0.2709in" fo:min-width="0.1772in" fo:padding-top="0.0492in" fo:padding-bottom="0.0492in" fo:padding-left="0.0984in" fo:padding-right="0.0984in" fo:wrap-option="wrap" style:run-through="background"/>
    </style:style>
    <style:style style:name="gr12" style:family="graphic" style:parent-style-name="Frame">
      <style:graphic-properties draw:stroke="none" svg:stroke-width="0.0138in" draw:stroke-linejoin="miter" draw:fill="bitmap" draw:fill-image-name="Bitmap_20_1" style:repeat="stretch" draw:textarea-vertical-align="middle" draw:auto-grow-height="false" fo:min-height="1.0575in" fo:min-width="0.8291in" fo:padding-top="0.05in" fo:padding-bottom="0.05in" fo:padding-left="0.1in" fo:padding-right="0.1in" fo:wrap-option="wrap" fo:clip="rect(0in, 0in, 0in, 0in)" style:run-through="foreground" style:vertical-pos="from-top" style:horizontal-pos="from-left" style:horizontal-rel="paragraph" draw:wrap-influence-on-position="once-concurrent" style:flow-with-text="false"/>
    </style:style>
    <style:style style:name="gr13" style:family="graphic">
      <style:graphic-properties style:run-through="foreground" style:vertical-pos="top" style:vertical-rel="baseline" style:horizontal-pos="from-left" style:horizontal-rel="paragraph" draw:wrap-influence-on-position="once-concurrent" style:flow-with-text="false"/>
    </style:style>
    <style:style style:name="gr14" style:family="graphic">
      <style:graphic-properties draw:stroke="none" svg:stroke-width="0.0102in" draw:stroke-linejoin="miter" draw:fill="solid" draw:fill-color="#2c567a" draw:textarea-vertical-align="middle" draw:auto-grow-height="false" draw:fit-to-size="false" style:shrink-to-fit="false" fo:min-height="0.2665in" fo:min-width="0.172in" fo:padding-top="0.0492in" fo:padding-bottom="0.0492in" fo:padding-left="0.0984in" fo:padding-right="0.0984in" fo:wrap-option="wrap" style:run-through="foreground"/>
    </style:style>
    <style:style style:name="gr1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16" style:family="graphic">
      <style:graphic-properties draw:stroke="none" svg:stroke-width="0.0102in" draw:stroke-linejoin="miter" draw:fill="solid" draw:fill-color="#0072c7" draw:textarea-vertical-align="middle" draw:auto-grow-height="false" draw:fit-to-size="false" style:shrink-to-fit="false" fo:min-height="0.2709in" fo:min-width="0.1728in" fo:padding-top="0.0492in" fo:padding-bottom="0.0492in" fo:padding-left="0.0984in" fo:padding-right="0.0984in" fo:wrap-option="wrap" style:run-through="foreground"/>
    </style:style>
    <style:style style:name="gr17" style:family="graphic">
      <style:graphic-properties draw:stroke="none" svg:stroke-width="0.0102in" draw:stroke-linejoin="miter" draw:fill="solid" draw:fill-color="#666666" draw:textarea-vertical-align="middle" draw:auto-grow-height="false" draw:fit-to-size="false" style:shrink-to-fit="false" fo:min-height="0.2807in" fo:min-width="0.1736in" fo:padding-top="0.0492in" fo:padding-bottom="0.0492in" fo:padding-left="0.0984in" fo:padding-right="0.0984in" fo:wrap-option="wrap" style:run-through="foreground"/>
    </style:style>
    <style:style style:name="gr18" style:family="graphic">
      <style:graphic-properties draw:stroke="none" svg:stroke-width="0.0102in" draw:stroke-linejoin="miter" draw:fill="solid" draw:fill-color="#0d1d51" draw:textarea-vertical-align="middle" draw:auto-grow-height="false" draw:fit-to-size="false" style:shrink-to-fit="false" fo:min-height="0.2807in" fo:min-width="0.1736in"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rows-spanned="2" table:number-columns-spanned="3" office:value-type="string">
            <text:p text:style-name="P5"><draw:custom-shape text:anchor-type="as-char" svg:y="-1.1791in" draw:z-index="4" draw:style-name="gr12" draw:text-style-name="P72" svg:width="1.4543in" svg:height="1.637in"><text:p text:style-name="P63"/><draw:enhanced-geometry svg:viewBox="0 0 0 0" draw:mirror-vertical="false" draw:mirror-horizont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able:table-cell>
          <table:covered-table-cell/>
          <table:covered-table-cell/>
          <table:table-cell table:style-name="Table1.A1" table:number-rows-spanned="10" office:value-type="string">
            <text:p text:style-name="P3"/>
          </table:table-cell>
          <table:table-cell table:style-name="Table1.A1" office:value-type="string">
            <text:p text:style-name="Title"><text:span text:style-name="T3">Marcelo</text:span><text:span text:style-name="T2"><text:line-break/></text:span><text:span text:style-name="T3">dos Anjos</text:span></text:p>
          </table:table-cell>
        </table:table-row>
        <table:table-row table:style-name="Table1.2">
          <table:covered-table-cell/>
          <table:covered-table-cell/>
          <table:covered-table-cell/>
          <table:covered-table-cell/>
          <table:table-cell table:style-name="Table1.E2" table:number-rows-spanned="10" office:value-type="string">
            <text:h text:style-name="P46" text:outline-level="2">Experiência</text:h>
            <text:p text:style-name="Datas"><text:span text:style-name="T7">1990</text:span><text:span text:style-name="T6">– </text:span><text:span text:style-name="T7">2010</text:span></text:p>
            <text:p text:style-name="Experiência"><text:span text:style-name="Strong"><text:span text:style-name="T7">Diretor</text:span></text:span><text:span text:style-name="Strong"><text:span text:style-name="T6"> • </text:span></text:span><text:span text:style-name="Strong"><text:span text:style-name="T7">Engenheiro</text:span></text:span><text:span text:style-name="Strong"><text:span text:style-name="T6"> •</text:span></text:span><text:span text:style-name="Strong"><text:span text:style-name="T7">Templus Eletrônica Ltda</text:span></text:span></text:p>
            <text:p text:style-name="P58"><text:span text:style-name="T6">2010-2015</text:span></text:p>
            <text:p text:style-name="Experiência"><text:span text:style-name="Strong"><text:span text:style-name="T7">Professor</text:span></text:span><text:span text:style-name="Strong"><text:span text:style-name="T6"> • </text:span></text:span><text:span text:style-name="Strong"><text:span text:style-name="T7">Engenharia</text:span></text:span><text:span text:style-name="Strong"><text:span text:style-name="T6"> • </text:span></text:span><text:span text:style-name="Strong"><text:span text:style-name="T7">UNIFIEO</text:span></text:span></text:p>
            <text:p text:style-name="P58"><text:span text:style-name="T6">2016-2020</text:span></text:p>
            <text:p text:style-name="P60"><text:span text:style-name="Strong"><text:span text:style-name="T6">Engenheiro • Engenheiro • JC UNION GROUP - Paraguay</text:span></text:span></text:p>
            <text:p text:style-name="P9">-<text:span text:style-name="T10">Engenheiro Eletrônico</text:span></text:p>
            <text:p text:style-name="P9">-<text:span text:style-name="T10">Engenheiro de Computação</text:span></text:p>
            <text:p text:style-name="P9">-<text:span text:style-name="T10">Mestrado e Doutorado em Ciências da Computação</text:span></text:p>
            <text:h text:style-name="P46" text:outline-level="2">Escolaridade</text:h>
            <text:p text:style-name="P19"/>
            <text:p text:style-name="Nome_20_da_20_escola"><text:span text:style-name="T2"><text:s text:c="7"/>[</text:span><text:span text:style-name="T4">Fesp</text:span><text:span text:style-name="T2">]</text:span><text:span text:style-name="T1"> </text:span><text:span text:style-name="T2">, [</text:span><text:span text:style-name="T4">São Paulo</text:span><text:span text:style-name="T2">] </text:span><text:span text:style-name="T4">1990-1995</text:span></text:p>
            <text:list xml:id="list2977969298" text:style-name="WWNum3">
              <text:list-item>
                <text:p text:style-name="P61">Engenheiro Eletrônico</text:p>
              </text:list-item>
              <text:list-item>
                <text:p text:style-name="P62"><text:span text:style-name="T2">[</text:span><text:span text:style-name="T4">Unifieo</text:span><text:span text:style-name="T2">]</text:span><text:span text:style-name="T1"> </text:span><text:span text:style-name="T2">, [</text:span><text:span text:style-name="T4">São Paulo</text:span><text:span text:style-name="T2">] </text:span><text:span text:style-name="T4">2010-2015</text:span></text:p>
              </text:list-item>
              <text:list-item>
                <text:p text:style-name="P10"><text:span text:style-name="T10">Engenheiro de Computação</text:span></text:p>
              </text:list-item>
              <text:list-item>
                <text:p text:style-name="P62"><text:span text:style-name="T2">[</text:span><text:span text:style-name="T4">UNA</text:span><text:span text:style-name="T2">]</text:span><text:span text:style-name="T1"> </text:span><text:span text:style-name="T2">, [</text:span><text:span text:style-name="T4">Asuncion- Paraguay</text:span><text:span text:style-name="T2">] </text:span><text:span text:style-name="T4">2017-2021</text:span></text:p>
              </text:list-item>
              <text:list-item>
                <text:p text:style-name="P61">Mestrado e Doutorado em Ciências da Computação</text:p>
              </text:list-item>
            </text:list>
            <text:h text:style-name="P48" text:outline-level="2">Idiomas</text:h>
            <text:p text:style-name="P12"><text:span text:style-name="T13">Ingl</text:span><text:span text:style-name="T14">ê</text:span><text:span text:style-name="T13">s</text:span> – Avançado(Escrita e Leitura), conversação básico.</text:p>
            <text:p text:style-name="P12"><text:span text:style-name="T13">Espanhol</text:span> – Avançado(Escrita e Leitura), conversação fluente.</text:p>
            <text:p text:style-name="P12"><text:span text:style-name="T14">Português</text:span> – Avançado(Escrita e Leitura), conversação fluente.</text:p>
            <text:h text:style-name="P49" text:outline-level="2">Objetivo</text:h>
            <text:p text:style-name="P13"><text:span text:style-name="Strong_20_Emphasis">-Trabalhar como Engenheiro de </text:span><text:span text:style-name="Strong_20_Emphasis"><text:span text:style-name="T11">S</text:span></text:span><text:span text:style-name="Strong_20_Emphasis">oftware </text:span><text:span text:style-name="Strong_20_Emphasis"><text:span text:style-name="T11">ou Hardware</text:span></text:span></text:p>
            <text:p text:style-name="P13"><text:span text:style-name="Strong_20_Emphasis">-</text:span><text:span text:style-name="Strong_20_Emphasis"><text:span text:style-name="T11">L</text:span></text:span><text:span text:style-name="Strong_20_Emphasis">iderar projetos e </text:span><text:span text:style-name="Strong_20_Emphasis"><text:span text:style-name="T11">gerenciar</text:span></text:span><text:span text:style-name="Strong_20_Emphasis"> processos.</text:span></text:p>
            <text:p text:style-name="P13"><text:span text:style-name="Strong_20_Emphasis">-</text:span><text:span text:style-name="Strong_20_Emphasis"><text:span text:style-name="T11">Pesquisas Científicas.</text:span></text:span></text:p>
            <text:h text:style-name="P52" text:outline-level="2"/>
          </table:table-cell>
        </table:table-row>
        <table:table-row table:style-name="Table1.3">
          <table:table-cell table:style-name="Table1.A1" office:value-type="string">
            <text:p text:style-name="P4"/>
          </table:table-cell>
          <table:table-cell table:style-name="Table1.A1" table:number-columns-spanned="2" office:value-type="string">
            <text:p text:style-name="P4"/>
          </table:table-cell>
          <table:covered-table-cell/>
          <table:covered-table-cell/>
          <table:covered-table-cell/>
        </table:table-row>
        <table:table-row table:style-name="Table1.4">
          <table:table-cell table:style-name="Table1.A1" office:value-type="string">
            <text:p text:style-name="P6"/>
          </table:table-cell>
          <table:table-cell table:style-name="Table1.B4" office:value-type="string">
            <text:p text:style-name="P7"><draw:g text:anchor-type="as-char" draw:z-index="5" draw:style-name="gr13"><draw:custom-shape draw:name="Forma Livre: Forma 142" draw:style-name="gr14" draw:text-style-name="P66" svg:width="0.3689in" svg:height="0.365in" svg:x="0in" svg:y="0in"><text:p/><draw:enhanced-geometry draw:mirror-horizontal="false" draw:mirror-vertical="false" svg:viewBox="0 0 0 0" drawooo:sub-view-size="2647519 2612594" draw:text-areas="0 0 ?f2364 ?f2365" draw:type="ooxml-non-primitive" draw:enhanced-path="M 1439383 2598425 L 1427010 2605087 1427751 2605405 Z M 1542263 2530792 C 1527023 2534602 1516545 2538412 1502258 2540317 1487970 2542222 1470825 2545079 1442250 2547937 1442250 2545079 1440345 2543174 1439393 2540317 1452728 2540317 1465110 2538412 1481303 2536507 1496543 2534602 1515593 2533649 1542263 2530792 Z M 1646323 2520821 L 1643881 2521511 1645133 2521267 Z M 899801 2506503 C 908612 2507932 922185 2511742 942187 2517457 947902 2518409 954570 2518409 960285 2518409 977430 2526982 993622 2535555 1010767 2543175 1017435 2544127 1026007 2546032 1033627 2547937 L 1035057 2548414 1040295 2543175 C 1046962 2545080 1053630 2546985 1060297 2548890 1066965 2550795 1073632 2551747 1080300 2553652 L 1119712 2562818 1120305 2562225 C 1134592 2564130 1150785 2566987 1166025 2569845 1172692 2570797 1180312 2571750 1187932 2573655 1195552 2574607 1203172 2575560 1209840 2575560 1223175 2575560 1237462 2576512 1254607 2577465 1271752 2577465 1291755 2578417 1315567 2576512 L 1318213 2576512 1324140 2573178 C 1328188 2571750 1333189 2570321 1337475 2568892 1342238 2568892 1347000 2568654 1351048 2568654 1355096 2568654 1358430 2568892 1360335 2569844 L 1362835 2576512 1384147 2576512 C 1382242 2579370 1379385 2583180 1377480 2586037 1376527 2586990 1375575 2587942 1373670 2590800 1370812 2592705 1366050 2594610 1361287 2596515 1352715 2596515 1347000 2596515 1338427 2596515 1328902 2595562 1318425 2595562 1308900 2594610 1286992 2593657 1266037 2593657 1245082 2592705 1229842 2591752 1213650 2590800 1197457 2588895 1184122 2587942 1169835 2585085 1155547 2583180 1141260 2581275 1127925 2579370 1113637 2576512 1092682 2572702 1069822 2570797 1049820 2566987 1029817 2562225 1011720 2557462 1000290 2550795 L 1000863 2550379 971715 2541270 C 964095 2537459 955522 2533650 945997 2529840 935520 2526982 925995 2524125 916470 2520315 905992 2516505 896467 2513647 885990 2509837 886943 2506027 890991 2505075 899801 2506503 Z M 1460491 2486082 L 1445939 2488303 1345293 2493385 1378432 2497454 C 1380337 2496502 1383195 2496502 1387005 2495549 1407007 2492692 1426057 2490787 1446060 2488882 1448203 2488406 1451715 2487751 1455778 2486992 Z M 1550918 2472281 L 1501488 2479825 1518450 2480309 C 1528928 2479833 1536786 2477928 1542858 2475785 Z M 1731355 2470078 L 1576322 2511364 1654777 2493883 Z M 737400 2450782 C 787882 2468879 820267 2485072 846937 2497454 859320 2502217 872655 2506027 885990 2509837 896467 2513647 905992 2516504 915517 2520314 925042 2524124 934567 2526982 945045 2529839 954570 2533649 963142 2537459 970762 2541269 968857 2542222 966952 2544127 965047 2546032 960285 2545079 954570 2544127 949807 2543174 931710 2537459 913612 2529839 895515 2523172 L 868845 2512694 C 860272 2508884 850747 2505074 842175 2501264 829792 2497454 818362 2492692 806932 2488882 796455 2484119 785977 2480309 776452 2475547 766927 2471737 759307 2466974 752640 2463164 745972 2458402 741210 2454592 737400 2450782 Z M 782168 2426970 C 800265 2436495 815505 2445067 834555 2453640 832650 2454592 830745 2455545 827888 2457450 807885 2447925 786930 2437447 766928 2427922 772643 2427922 776453 2427922 782168 2426970 Z M 588810 2362200 C 620242 2375535 636435 2387917 653580 2398395 657390 2403157 669772 2412682 666915 2413635 655485 2407920 645007 2403157 636435 2397442 627862 2392680 620242 2387917 613575 2383155 601192 2374582 593572 2367915 588810 2362200 Z M 702387 2337759 L 702396 2338030 705613 2341923 705967 2340292 Z M 2093409 2275234 L 2089950 2275522 C 2073757 2288857 2052802 2303145 2032800 2316480 2012797 2329815 1991842 2340292 1976602 2346960 1964220 2354580 1950885 2362200 1936597 2370772 1928977 2373630 1922310 2377440 1914690 2380297 1907070 2383155 1899450 2386012 1891830 2389822 1886115 2394585 1874685 2399347 1864207 2404110 1853730 2408872 1844205 2412682 1843252 2416492 1833727 2420302 1823250 2425065 1812772 2428875 1802295 2433637 1791817 2436495 1781340 2440305 1779435 2442210 1775625 2446020 1772767 2448877 1768005 2450782 1764195 2451735 1759432 2453640 1748002 2456497 1736572 2457450 1726095 2459355 1710855 2464117 1696567 2468880 1683232 2472690 1669897 2476500 1656562 2480310 1644180 2485072 1630845 2489835 1616557 2492692 1601317 2497455 1586077 2502217 1568932 2506980 1547977 2510790 1498447 2513647 1480350 2519362 1472730 2523172 1471777 2524125 1471777 2525077 1470825 2526030 L 1434645 2535075 1435583 2535555 1475761 2525510 1476540 2523172 C 1484160 2518410 1503210 2513647 1551788 2510790 1571790 2506980 1588935 2502217 1605128 2497455 1620368 2492692 1634655 2489835 1647990 2485072 1661325 2481262 1673708 2477452 1687043 2472690 1700378 2468880 1713713 2464117 1729905 2459355 1741335 2457450 1752765 2456497 1763243 2453640 L 1740675 2467181 1741335 2466975 C 1748955 2462212 1758480 2456497 1765148 2452687 1769910 2450782 1773720 2449830 1778483 2447925 L 1779371 2447679 1785150 2441257 C 1795628 2437447 1806105 2433637 1816583 2429827 1827060 2425065 1837538 2421255 1847063 2417445 1848015 2413635 1857540 2409825 1868018 2405062 1878495 2400300 1889925 2395537 1895640 2390775 1903260 2387917 1910880 2385060 1918500 2381250 L 1934176 2374435 1942313 2368867 C 1955648 2360295 1969935 2352675 1982318 2345055 1997558 2339340 2017560 2327910 2038515 2314575 Z M 460060 2262062 L 463676 2265164 464910 2265793 Z M 2099801 2237197 L 2099475 2237422 2099475 2237694 2100989 2237910 2101380 2237422 Z M 2120379 2222979 L 2114756 2226864 2113762 2227897 2117618 2225429 Z M 382287 2175002 L 418259 2217355 389737 2183129 Z M 2187820 2174974 L 2187735 2175004 2187105 2179320 C 2179485 2186940 2176627 2191702 2171865 2196465 2168055 2201227 2163292 2206942 2153767 2216467 L 2154858 2216215 2171865 2197417 C 2175675 2192655 2179485 2187892 2187105 2180272 2188296 2177177 2188474 2175510 2187820 2174974 Z M 475386 2153526 L 477272 2155821 477367 2155507 Z M 334493 2131694 C 337350 2128837 346875 2133599 359258 2147887 L 360474 2149319 371759 2151816 C 377593 2155745 385451 2163127 397357 2175509 409740 2185987 423075 2195512 432600 2204084 442125 2212657 447840 2220277 447840 2225039 450697 2228849 452602 2231707 456412 2235517 468795 2245994 479272 2255519 492607 2265997 489750 2269807 484987 2271712 482130 2274569 L 448422 2237115 446888 2237422 446888 2237422 478787 2272865 482130 2274569 C 484988 2271712 488798 2268854 492608 2265997 521183 2290762 551663 2315527 583095 2337434 577380 2339339 572618 2341244 564998 2343149 567855 2345054 568808 2346007 571665 2347912 562140 2347912 554520 2348864 544995 2348864 539280 2345054 533565 2341244 527850 2337434 522135 2333624 517373 2328862 511658 2325052 498323 2313622 484035 2303144 471653 2291714 459270 2280284 446888 2268854 434505 2258377 422123 2246947 411645 2235517 400215 2225039 394500 2219324 388785 2213609 384023 2208847 379260 2203132 373545 2197417 368783 2191702 369735 2189797 379260 2195512 374498 2184082 381165 2189797 387833 2195512 393548 2201227 401168 2206942 407835 2212657 414503 2217419 423075 2226944 431648 2235517 440220 2245042 L 442406 2246917 414503 2217419 C 407835 2211704 401168 2206942 394500 2201227 387833 2195512 382118 2189797 375450 2184082 368783 2175509 361163 2166937 354495 2158364 347828 2149792 341160 2140267 334493 2131694 Z M 2432850 1980247 L 2432367 1980454 2421963 2005422 Z M 2422850 1860918 L 2397608 1897379 C 2392845 1904999 2389035 1912619 2385225 1920239 2380463 1927859 2376653 1934527 2372843 1941194 2363318 1954529 2353793 1967864 2343315 1980247 2334743 1993582 2327123 2005964 2317598 2019299 2309978 2029777 2302358 2040254 2294738 2050732 L 2292831 2051897 2291271 2054208 2293785 2052637 C 2301405 2042160 2309025 2031682 2316645 2021205 2325218 2007870 2333790 1995487 2342363 1982152 2352840 1969770 2362365 1956435 2371890 1943100 2375700 1936432 2380463 1929765 2384273 1922145 2388083 1914525 2392845 1906905 2396655 1899285 2405228 1884045 2414753 1870710 2422373 1862137 Z M 2498930 1857612 C 2494525 1865709 2490953 1872615 2490953 1875472 2486190 1885949 2480475 1898332 2473808 1909762 2480475 1897379 2486190 1885949 2490953 1875472 2490953 1872615 2494525 1865709 2498930 1857612 Z M 2521433 1847850 C 2518575 1860232 2514765 1871662 2509050 1884997 2503335 1897380 2496668 1910715 2487143 1925002 2479523 1940242 2471903 1954530 2465235 1965960 2457615 1977390 2450948 1985962 2445233 1991677 L 2458568 1965007 C 2461425 1956435 2466188 1947862 2469998 1938337 2473808 1932622 2475713 1928812 2478570 1924050 2482380 1917382 2486190 1911667 2490000 1905000 2493810 1898332 2496668 1892617 2500478 1885950 2507145 1873567 2514765 1861185 2521433 1847850 Z M 2459780 1766202 L 2436660 1806892 2436235 1807870 2459520 1766887 Z M 2472460 1674043 L 2444672 1749965 C 2427320 1790989 2407787 1830865 2386218 1869449 L 2377659 1882980 2377605 1883092 C 2373795 1892617 2366175 1905000 2357602 1917382 2349030 1929765 2341410 1943100 2337600 1954530 2330932 1963102 2322360 1972627 2314740 1983105 2307120 1993582 2300452 2005012 2295690 2015490 2268067 2053590 2223300 2102167 2183295 2142172 2170912 2152650 2158530 2163127 2146147 2173605 L 2142583 2176314 2141045 2177871 2125512 2190534 2112810 2205037 C 2097570 2217420 2082330 2228850 2066137 2240280 L 2058824 2244899 2038960 2261093 2036091 2262956 2031847 2266950 C 2019465 2275522 2007082 2284095 1994700 2291715 1982317 2299335 1969935 2306955 1957552 2314575 L 1953301 2316730 1928148 2333067 1920350 2337000 1912785 2342197 C 1905165 2346960 1896592 2351722 1887067 2356485 L 1863039 2365908 1809482 2392922 C 1768715 2410757 1726784 2426426 1683836 2439784 L 1596280 2462297 1667040 2448877 C 1671802 2447924 1675612 2446972 1680375 2446019 1690852 2437447 1711807 2432684 1723237 2430779 1732762 2427922 1742287 2425064 1749907 2422207 1761337 2411729 1783245 2406014 1792770 2400299 1808962 2394584 1825155 2388869 1841347 2383154 L 1872470 2370949 1886115 2363152 1898496 2359343 1915642 2349817 1920147 2346686 1931835 2335530 C 1939455 2330767 1948980 2325052 1957552 2320290 L 1986810 2305948 1997557 2299334 C 2009940 2291714 2022322 2283142 2034705 2274569 2037562 2268854 2044230 2264092 2050897 2259329 2057565 2254567 2064232 2249804 2068995 2247899 2084235 2236469 2100427 2225039 2115667 2212657 2121382 2199322 2139480 2187892 2149005 2181224 2161387 2170747 2173770 2160269 2186152 2149792 2226157 2109787 2270925 2061209 2298547 2023109 L 2314015 1996814 2314740 1994534 C 2322360 1983104 2331885 1969769 2339505 1956434 2342363 1952624 2344268 1948814 2347125 1945004 L 2357257 1930951 2360460 1925002 C 2369032 1912619 2375700 1900237 2380462 1890712 2395702 1864042 2407132 1837372 2419515 1809749 2430945 1782127 2443327 1754504 2457615 1723072 2459044 1714500 2464759 1699974 2468807 1687829 Z M 2576677 1589722 L 2573820 1591627 2573820 1591627 Z M 2585674 1533271 L 2585332 1534956 2588107 1538287 C 2590965 1541145 2593822 1544955 2596680 1547812 2598585 1545907 2600490 1544002 2602395 1544002 L 2602539 1543271 2598585 1545907 C 2594775 1544002 2591918 1540192 2589060 1537334 Z M 2577184 1425070 L 2576519 1425107 2575314 1425174 2575725 1429702 C 2575725 1438275 2575725 1444942 2574773 1453515 2573820 1458277 2572868 1462087 2570963 1467802 2563343 1480185 2555723 1492567 2548103 1503997 2546198 1515427 2545245 1524952 2542388 1535430 L 2536673 1545907 C 2533815 1561147 2530958 1575435 2527148 1591627 2523338 1604010 2520480 1615440 2516670 1627822 2512860 1640205 2510003 1651635 2505240 1663065 2503335 1672590 2501430 1681162 2498573 1690687 2496668 1700212 2494763 1709737 2490953 1719262 L 2497030 1709809 2502383 1689734 C 2503335 1679257 2505240 1670684 2507145 1661159 2510955 1649729 2514765 1637347 2518575 1625917 2522385 1613534 2525243 1602104 2529053 1589722 2532863 1574482 2534768 1560194 2538578 1544002 L 2544293 1533524 C 2547150 1523047 2548103 1513522 2550008 1502092 2557628 1489709 2565248 1478279 2572868 1465897 2568105 1490662 2563343 1514474 2557628 1539239 2555723 1562099 2542388 1593532 2546198 1600199 2537625 1626869 2530005 1652587 2520480 1678304 L 2515392 1686218 2513217 1698069 C 2512146 1704261 2510479 1710690 2506193 1718310 2492858 1737360 2486190 1756410 2479523 1776412 2475713 1785937 2471903 1796415 2467140 1806892 2465235 1812607 2462378 1817370 2459520 1823085 2456663 1828800 2453805 1834515 2449995 1840230 2441423 1855470 2432850 1871662 2424278 1885950 2417610 1903095 2406180 1914525 2396655 1930717 2389035 1948815 2375700 1970722 2361413 1990725 2347125 2010727 2332838 2031682 2322360 2049780 2313788 2061210 2305215 2072640 2296643 2083117 2287118 2093595 2278545 2104072 2269020 2115502 2266163 2120265 2262353 2124075 2259495 2128837 2255685 2133600 2252828 2137410 2249018 2142172 2243303 2146935 2237588 2151697 2232825 2155507 L 2206342 2184829 2207107 2187892 C 2195677 2200275 2188057 2208847 2179485 2216467 2169960 2223135 2159482 2229802 2149957 2237422 L 2126145 2256472 2103587 2272957 2107095 2272665 2131860 2254567 2155673 2235517 C 2165198 2228850 2175675 2222182 2185200 2214562 2192820 2206942 2201393 2198370 2212823 2185987 2212823 2185035 2212823 2184082 2211870 2182177 2221395 2172652 2229968 2163127 2238540 2152650 2243303 2148840 2249018 2144077 2254733 2139315 2257590 2135505 2261400 2130742 2265210 2125980 2268068 2121217 2271878 2116455 2274735 2112645 2284260 2102167 2292833 2090737 2302358 2080260 2310930 2069782 2319503 2058352 2328075 2046922 2338553 2028825 2352840 2007870 2367128 1987867 2381415 1966912 2394750 1945957 2402370 1927860 2411895 1911667 2423325 1900237 2429993 1883092 2438565 1868805 2447138 1851660 2455710 1837372 2459520 1831657 2462378 1825942 2465235 1820227 2468093 1814512 2469998 1808797 2472855 1804035 2477618 1793557 2481428 1783080 2485238 1773555 2492858 1753552 2499525 1734502 2511908 1715452 2520480 1700212 2518575 1688782 2522385 1676400 2532863 1650682 2539530 1624965 2548103 1598295 2544293 1590675 2557628 1560195 2559533 1537335 2565248 1513522 2570010 1488757 2574773 1463992 L 2578209 1451109 2575725 1450657 C 2576677 1443037 2576677 1436370 2576677 1426845 Z M 2597632 1404937 L 2586540 1451152 2586541 1451152 2597633 1404938 Z M 2606205 1395412 C 2604300 1399222 2602395 1402080 2600490 1407795 L 2600490 1407795 2599180 1433750 C 2599062 1441132 2599062 1448276 2598585 1458277 L 2589060 1487586 2589060 1490934 2600490 1458277 C 2601443 1438274 2600490 1429702 2602395 1407794 L 2606836 1398173 Z M 2565247 1354454 L 2559005 1369208 2556675 1390650 2553670 1380633 2552571 1382047 2555723 1392555 C 2554770 1397317 2554770 1402080 2553818 1407795 2555723 1410652 2556675 1415415 2557628 1420177 L 2560581 1420013 2558580 1413509 C 2559532 1407794 2559532 1403032 2560485 1398269 2562390 1384934 2563342 1369694 2565247 1354454 Z M 2645258 1328737 C 2646210 1329689 2646210 1329689 2647163 1329689 2647163 1345882 2646210 1359217 2646210 1369694 2646210 1380172 2647163 1388744 2647163 1397317 2648115 1413509 2647163 1425892 2644305 1447799 2645258 1453514 2643353 1463039 2641448 1476374 2638590 1488757 2635733 1503997 2632875 1518284 2631923 1529714 2631923 1542097 2630018 1553527 2623350 1574482 2622398 1591627 2615730 1618297 2610968 1637347 2607158 1656397 2602395 1674494 2590965 1685924 2591918 1668779 2578583 1684972 2578583 1684019 2579535 1680209 2580488 1679257 2581440 1664017 2577630 1661160 2584298 1639252 2589060 1625917 2594775 1611630 2598585 1597342 L 2610015 1590675 2610015 1590674 C 2618588 1552574 2615730 1544002 2622398 1518284 2624303 1506854 2627160 1495424 2629065 1483994 2630970 1472564 2632875 1460182 2634780 1448752 2636685 1437322 2637638 1425892 2639543 1415414 2640495 1404937 2641448 1394459 2641448 1383982 2640495 1376362 2641448 1366837 2642400 1357312 2643353 1352549 2643353 1347787 2644305 1343024 2644305 1338262 2645258 1333499 2645258 1328737 Z M 134151 887095 L 134625 887332 134670 887199 Z M 191618 750570 C 176378 775335 173520 782955 170663 789622 164948 795337 160185 801052 153518 803910 L 153477 804822 151819 841286 151866 841199 153518 804862 C 159233 801052 164948 795337 170663 790574 173520 783907 177330 776287 191618 751522 L 192332 751998 192689 751284 Z M 203047 667702 C 199237 670560 194475 673417 189712 677227 183045 689610 178282 700087 169710 719137 L 174286 722798 174435 722155 170663 719137 C 179235 700087 183998 689609 190665 677227 L 202473 668793 Z M 276390 613410 L 275187 614373 270080 634008 C 268770 638413 267818 641033 266865 643890 230670 692467 209715 757237 179235 803910 175425 816292 171615 829627 166852 842962 162090 856297 159232 869632 155422 882967 145897 911542 131610 942022 130657 966787 124942 985837 119227 1004887 114465 1023937 111607 1038225 109702 1052512 106845 1066800 L 103035 1088707 C 102082 1096327 101130 1102995 100177 1110615 97320 1130617 93510 1149667 91605 1169670 90652 1182052 89700 1192530 88747 1205865 89700 1215390 91605 1224915 93510 1243965 L 95742 1223205 95415 1216342 C 96367 1203007 98272 1188719 99225 1176337 101130 1156334 104940 1137284 107797 1117282 L 114596 1109123 124469 1043051 123990 1031557 133400 1004581 138999 981931 137325 985837 C 135420 984885 133515 983932 131610 983932 126847 996315 122085 1010602 117322 1024890 117322 1031557 117322 1039177 118275 1047750 115417 1062990 113512 1076325 111607 1091565 111607 1093470 110655 1096327 110655 1099185 106845 1102995 104940 1106805 101130 1110615 102082 1102995 103035 1096327 103987 1088707 L 107797 1066800 C 110655 1052512 112560 1038225 115417 1023937 121132 1004887 126847 985837 131610 966787 132562 942022 146850 912495 156375 882967 160185 869632 163042 856297 167805 842962 171615 829627 176377 817245 180187 803910 210667 757237 230670 692467 267817 643890 269722 637222 271627 633412 276390 613410 Z M 293536 518160 L 293535 518160 298297 521970 298297 521969 Z M 465169 382550 L 464986 382696 464431 383323 456650 391477 454683 394339 453399 395790 C 451546 398815 450698 401003 447840 403860 428790 425767 408788 447675 389738 472440 384023 479107 378308 484822 373545 491490 367830 498157 363068 504825 357353 511492 L 285782 590597 358305 510540 C 364020 503872 368782 497205 374497 490537 380212 483870 385927 478155 390690 471487 409740 446722 429742 425767 448792 402907 L 454683 394339 464431 383323 Z M 489348 316869 C 487763 316669 484470 318175 481127 319733 L 475013 322003 473558 323849 C 469748 326707 465938 329564 463080 333374 453555 339089 445935 343852 436410 350519 L 418313 370522 401168 390524 C 397358 393382 394500 396239 389738 401002 L 389349 400516 378546 413504 C 374736 418862 369735 425768 360210 436245 L 330683 468630 335445 474344 335536 474264 331635 469582 C 341160 459105 352590 447675 361162 437197 380212 416242 381165 409575 390690 401002 395452 396240 399262 393382 402120 390525 L 419265 370522 437362 350520 C 446887 344805 454507 340042 464032 333375 467842 330517 471652 326707 474510 323850 476415 324326 481654 321469 485940 319564 L 489548 318444 Z M 1868970 144780 C 1890877 153352 1906117 160020 1917547 166687 1928977 172402 1935645 178117 1938502 183832 1920405 174307 1904212 167640 1891830 160972 1879447 154305 1871827 148590 1868970 144780 Z M 1710855 75247 C 1719427 75247 1733715 78104 1748955 83819 1765147 90487 1783245 100012 1802295 110489 1750860 94297 1716570 83819 1710855 75247 Z M 1137451 68937 C 1133641 68580 1127926 69056 1117448 71437 1104113 73342 1088873 75247 1074585 77152 1061250 80010 1046010 83820 1032675 86677 1026960 88582 1021245 90487 1014578 92392 1007910 94297 1001243 96202 993623 98107 L 947769 107115 939330 110490 C 920280 117157 900278 122872 881228 130492 862178 138112 843128 144780 824078 153352 809790 160020 796455 165735 784073 171450 775500 173355 765975 178117 757403 181927 734543 190500 713588 201930 691680 212407 681203 218122 670725 225742 660248 232410 649770 239077 639293 245745 629768 252412 618338 263842 597383 280035 581190 288607 565950 300037 550710 312420 535470 324802 L 491713 362974 495465 367665 C 497370 366713 500763 364272 504752 361295 L 512656 355403 541185 330517 C 556425 318134 571665 306704 586905 294322 603097 285749 623100 269557 635482 258127 645960 251459 655485 244792 665962 238124 676440 231457 685965 224789 697395 218122 719302 207644 741210 196214 763117 187642 771690 183832 781215 179069 788835 174307 801217 168592 815505 162877 828840 156209 847890 147637 866940 140969 885990 133349 905040 125729 925042 120014 944092 113347 L 968499 108553 980289 104524 1140765 69904 Z M 1478087 48458 C 1484636 48815 1491780 49530 1498447 50482 1511782 52387 1523212 56197 1526070 60007 1520355 59055 1514640 58102 1505115 57150 1495590 56197 1482255 53340 1461300 48577 1465586 48101 1471539 48101 1478087 48458 Z M 1588935 40957 C 1602270 41909 1614652 42862 1627987 43814 1644180 48577 1659420 56197 1675612 62864 1652752 60007 1631797 55244 1616557 52387 1601317 48577 1590840 44767 1588935 40957 Z M 1270324 40719 C 1233652 40957 1196981 42862 1160310 46672 1135545 47624 1109827 52387 1084110 57149 1071727 59054 1059345 62864 1047915 66674 1036485 70484 1026007 74294 1016482 78104 1001242 80009 987907 81914 972667 83819 914565 101917 859320 123824 806932 147637 786930 155257 765975 165734 746925 174307 741210 176212 734542 179069 728827 180974 723112 183832 717397 186689 712635 189547 702157 195262 691680 200977 682155 205739 663105 216217 647865 225742 634530 230504 619290 239077 610717 248602 598335 259079 555472 283844 517372 318134 493560 340994 L 471664 360034 450243 379593 450697 380047 C 388785 439102 334492 503872 285915 573404 271627 593407 260197 607694 252577 619124 244957 630554 240195 639127 237337 646747 232575 655319 226860 663892 222097 672464 212572 690562 203047 708659 193522 725804 L 162439 774784 162090 776287 C 158280 784860 155422 795337 151612 804862 148755 810577 146850 814387 143992 818197 L 142087 820102 133634 848201 C 132086 855345 131610 860584 131610 864870 131610 873442 132562 879157 129705 888682 124942 902017 121132 914400 116370 927735 112560 941070 107797 953452 103987 966787 99225 986790 95415 1004887 90652 1023937 87795 1042035 85890 1059180 83032 1076325 80175 1093470 79222 1111567 78270 1128712 81127 1115377 83032 1102995 84937 1092517 L 85555 1089530 86842 1075372 C 89700 1058227 91605 1040130 94462 1022985 L 96848 1023781 97055 1022896 94463 1022032 C 99225 1002029 103035 983932 107798 964882 111608 951547 115418 938212 120180 925829 L 133454 886956 132563 886777 C 135420 877252 134468 871537 134468 862965 134468 854392 135420 842010 144945 818197 146850 814387 148755 809625 152565 804862 L 152821 804166 163043 776287 C 173520 759142 183045 742950 194475 726757 204000 708660 212573 690562 223050 673417 227813 665797 233528 656272 238290 647700 241148 640080 245910 631507 253530 620077 261150 608647 272580 594360 286868 574357 335445 503872 389738 440055 451650 381000 466890 367665 479273 354330 495465 340995 519278 318135 557378 283845 600240 259080 612623 249555 621195 239077 636435 230505 649770 225742 665010 216217 684060 205740 693585 200977 704063 195262 714540 189547 720255 186690 725018 183832 730733 180975 736448 178117 742163 176212 748830 174307 767880 164782 788835 155257 808838 147637 860273 123825 916470 101917 974573 83820 989813 81915 1003148 80010 1018388 78105 1027913 74295 1038390 70485 1049820 66675 1061250 62865 1073633 59055 1086015 57150 1111733 52387 1138403 47625 1162215 46672 1198887 43338 1235558 41433 1272229 41076 L 1360655 44043 Z M 1404150 0 C 1418437 952 1434630 1905 1448917 2857 1465110 3810 1480350 5715 1494637 7620 1509877 8572 1518450 11430 1525117 15240 1531785 19050 1536547 22860 1545120 24765 1558455 24765 1552740 17145 1569885 20002 1582267 21907 1594650 25717 1607032 28575 1614652 30480 1622272 33337 1629892 35242 1629892 35242 1629892 36195 1628940 36195 1629892 39052 1628940 40957 1627987 42862 1614652 41910 1602270 40957 1588935 40005 1584172 39052 1580362 38100 1575600 36195 1570837 35242 1567027 34290 1562265 33337 1553692 31432 1545120 29527 1536547 27622 1527975 25717 1519402 23812 1510830 21907 1502257 20955 1493685 19050 1484160 18097 L 1454633 18097 C 1446060 18097 1437488 18097 1430820 18097 1416533 18097 1405103 18097 1393673 18097 L 1391928 17540 1375575 25717 C 1367002 28574 1391767 30479 1381290 35242 1401292 39052 1421295 42862 1438440 46672 L 1413008 47116 1413437 47149 C 1423677 47863 1433202 48101 1440345 46672 1447965 47625 1455585 48577 1463205 49530 1484160 54292 1497495 56197 1507020 58102 1516545 60007 1522260 60007 1527975 60960 1539405 63817 1551788 66675 1563218 68580 1575600 70485 1587030 74295 1599413 76200 1610843 79057 1623225 81915 1634655 84772 L 1669898 95250 1687043 100012 1704188 105727 1704409 105929 1716704 108049 C 1727330 110549 1739921 114716 1746499 119121 L 1750661 125427 1751813 125730 C 1760385 129540 1769910 133350 1778483 136207 1786103 139065 1793723 141922 1801343 145732 1808963 149542 1816583 152400 1824203 156210 1828013 159067 1833728 161925 1841348 165735 1845158 167640 1848968 169545 1852778 171450 1856588 173355 1861350 175260 1865160 178117 1882305 186690 1899450 195262 1907070 201930 1924215 213360 1942313 223837 1960410 236220 1968983 241935 1978508 248602 1988033 255270 L 1988832 255841 2002949 264417 C 2327258 483516 2540483 854556 2540483 1275397 L 2540080 1283368 2550960 1284922 C 2554770 1287779 2557627 1289684 2561437 1292542 2562390 1303019 2564295 1305877 2566200 1318259 2571915 1329689 2578582 1339214 2584297 1348739 L 2591918 1349432 2591918 1342072 2599661 1320563 2599537 1316355 C 2602395 1287780 2604300 1288732 2607157 1290637 2610967 1289685 2614777 1289685 2617635 1290637 2623350 1286827 2628112 1282065 2633827 1280160 2634780 1294447 2634780 1306830 2635732 1322070 2633827 1328737 2632875 1335405 2630970 1342072 2629065 1348740 2627160 1355407 2625255 1361122 2624302 1371600 2623350 1382077 2622397 1392555 L 2621445 1408747 C 2620492 1414462 2620492 1419225 2619540 1424940 L 2615478 1427648 2615730 1428749 2619621 1426155 2621445 1410652 2622397 1394460 C 2623350 1383982 2624302 1373505 2625255 1363027 2627160 1357312 2629065 1350645 2630970 1343977 2632875 1337310 2634780 1330642 2635732 1323975 2638590 1325880 2640495 1327785 2643352 1329690 2643352 1334452 2643352 1339215 2642400 1343977 2641447 1348740 2641447 1353502 2640495 1358265 2639542 1367790 2638590 1376362 2639542 1384935 2638590 1394460 2638590 1404937 2637637 1416367 2635732 1426845 2634780 1438275 2632875 1449705 2630970 1461135 2630017 1472565 2627160 1484947 2625255 1496377 2622397 1507807 2620492 1519237 2613825 1544955 2615730 1553527 2608110 1591627 2604300 1593532 2600490 1595437 2596680 1598295 2592870 1611630 2587155 1626870 2582392 1640205 2575725 1662112 2580487 1664970 2578582 1680210 2577630 1682115 2576677 1684972 2576677 1685925 2570962 1701165 2565247 1716405 2560485 1729740 2558580 1731645 2557627 1732597 2555722 1733550 2549055 1748790 2542387 1764982 2535720 1780222 2543340 1764982 2550007 1748790 2556675 1733550 2558580 1731645 2559532 1731645 2561437 1729740 2553817 1770697 2541435 1796415 2530957 1816417 L 2514765 1824990 2511407 1831707 2511908 1832609 C 2512860 1830704 2513813 1827847 2515718 1824989 2520480 1823084 2526195 1820227 2531910 1816417 2532863 1826894 2525243 1840229 2520480 1848802 2513813 1862137 2506193 1874519 2499525 1886902 2495715 1893569 2492858 1899284 2489048 1905952 2485238 1912619 2481428 1918334 2477618 1925002 2474760 1928812 2472855 1933574 2469045 1939289 2465235 1948814 2461425 1957387 2456663 1966912 L 2443328 1993582 C 2436660 2003107 2429993 2013584 2422373 2022157 2415705 2030729 2408085 2040254 2401418 2048827 L 2402291 2047029 2378557 2079307 C 2372842 2073592 2341410 2118360 2327122 2135505 L 2316995 2151085 2327122 2136457 C 2341410 2120264 2372842 2075497 2378557 2080259 2375700 2100262 2348077 2125979 2339505 2139314 2331885 2148363 2325455 2155031 2319383 2160388 L 2303229 2172263 2302357 2173605 2292258 2181374 2291880 2184082 C 2277592 2199322 2263305 2215515 2247112 2229802 2231872 2245042 2216632 2260282 2199487 2273617 L 2197284 2275215 2181390 2295524 C 2169960 2306002 2156625 2314574 2143290 2324099 L 2107680 2350806 2107553 2350961 2143290 2325052 C 2155672 2315527 2169007 2306002 2181390 2296477 2173770 2309812 2163292 2318384 2149957 2327909 2139004 2337911 2131146 2341959 2124359 2344578 L 2106651 2352057 2106142 2352675 C 2099475 2357437 2093760 2361247 2087092 2365057 L 2079913 2368384 2061852 2383036 C 2055184 2388156 2049469 2392204 2044230 2395537 2034705 2403157 2027085 2407920 2017560 2412682 2019465 2409825 2014703 2411730 2008988 2413635 L 1999459 2417870 1997978 2418994 2009940 2414587 C 2015655 2412682 2019465 2410777 2018513 2413635 2011845 2423160 1998510 2431732 1984223 2439352 1976603 2443162 1969935 2446972 1962315 2450783 1954695 2454592 1947075 2457450 1940408 2461260 L 1924934 2463581 1922310 2465070 C 1898497 2476500 1874685 2486025 1849920 2496502 L 1846229 2497341 1824203 2511742 C 1829918 2512695 1832775 2513647 1836585 2515552 1819440 2530792 1796580 2533650 1790865 2535555 1791818 2531745 1793723 2526982 1794675 2522220 1789913 2524125 1785150 2526030 1779435 2527935 1774673 2529840 1769910 2530792 1765148 2532697 1755623 2535555 1745145 2538412 1735620 2542222 L 1731675 2537487 1717522 2540317 C 1711807 2541270 1706092 2543175 1700377 2544127 1688947 2546985 1676565 2550795 1665135 2552700 L 1663973 2553240 1697520 2545079 C 1703235 2543174 1708950 2542222 1714665 2541269 1720380 2540317 1725142 2538412 1728952 2538412 1729905 2540317 1731810 2542222 1734667 2543174 1745145 2540317 1754670 2537459 1764195 2533649 1768957 2531744 1773720 2530792 1778482 2528887 1783245 2526982 1788007 2525077 1793722 2523172 1792770 2526982 1790865 2531744 1789912 2536507 1776577 2543174 1763242 2548889 1749907 2555557 L 1747946 2555008 1720380 2566034 C 1711808 2568892 1704188 2570797 1697520 2572702 1683233 2576512 1672755 2578417 1663230 2581274 1663707 2578893 1657754 2578893 1649062 2580084 L 1619428 2585850 1618462 2587942 C 1593697 2593657 1566075 2598419 1539405 2603182 1530832 2602229 1531785 2600324 1521307 2598419 1516545 2598419 1511782 2598419 1506067 2598419 1498447 2601277 1488922 2604134 1479397 2606992 1470825 2607944 1463205 2608897 1455585 2608897 1447965 2608897 1440345 2609849 1431772 2609849 L 1429185 2608741 1407484 2612588 C 1399626 2612707 1391768 2611278 1381290 2607944 1381290 2607944 1382243 2606992 1382243 2606992 1384148 2605087 1385100 2603182 1387005 2600324 1379385 2599372 1371765 2598419 1365098 2597467 1367955 2595562 1372718 2593657 1375575 2591752 1386053 2591752 1396530 2591752 1407008 2590799 1417485 2589847 1427010 2589847 1437488 2589847 L 1481302 2590799 1511782 2587942 C 1531785 2584132 1550835 2579369 1568932 2575559 1585125 2570797 1596555 2568892 1607032 2566987 1617510 2566034 1627035 2566034 1635607 2566034 L 1637595 2565111 1609890 2566035 C 1599412 2566987 1587030 2569845 1571790 2574607 1553692 2578417 1534642 2583180 1514640 2586990 1505115 2587942 1495590 2588895 1484160 2589847 1470825 2589847 1455585 2589847 1440345 2588895 1430820 2588895 1420342 2589847 1409865 2589847 1399387 2590800 1388910 2590800 1378432 2590800 1377480 2588895 1378432 2587942 1379385 2586990 1381290 2584132 1384147 2581275 1386052 2577465 1479397 2573655 1585125 2555557 1679422 2528887 1748955 2508885 1814677 2485072 1878495 2453640 1893735 2445067 1911832 2435542 1930882 2426017 1940407 2421255 1950885 2416492 1960410 2410777 1969935 2405062 1980412 2400300 1990890 2394585 2010892 2383155 2029942 2371725 2048040 2360295 2066137 2347912 2081377 2336482 2093760 2325052 2122335 2304097 2150910 2283142 2179485 2258377 2187105 2251710 2195677 2245995 2203297 2239327 2210917 2232660 2218537 2225992 2226157 2219325 2238540 2208847 2249017 2199322 2260447 2187892 2265210 2179320 2270925 2171700 2274735 2164080 L 2295258 2145267 2295423 2144085 2275688 2162175 C 2271878 2169795 2266163 2177415 2261400 2185987 2249970 2197417 2239493 2206942 2227110 2217420 2219490 2224087 2211870 2230755 2204250 2237422 2196630 2244090 2189010 2249805 2180438 2256472 2151863 2280285 2124240 2302192 2094713 2323147 2082330 2334577 2066138 2346960 2048993 2358390 2030895 2369820 2011845 2382202 1991843 2392680 1981365 2398395 1971840 2403157 1961363 2408872 1951838 2414587 1941360 2419350 1931835 2424112 1912785 2433637 1894688 2443162 1879448 2451735 1815630 2482215 1749908 2506027 1680375 2526982 1586078 2553652 1480350 2571750 1387005 2575560 1379385 2575560 1370813 2575560 1365098 2575560 1364145 2572702 1362240 2570797 1362240 2567940 1358430 2566035 1348905 2566987 1339380 2566987 1330808 2569845 1319378 2572702 1318425 2575560 1294613 2576512 1275563 2576512 1257465 2576512 1240320 2575560 1226033 2574607 1212698 2574607 1205078 2573655 1198410 2572702 1190790 2572702 1183170 2571750 1175550 2570797 1168883 2568892 L 1182079 2554816 1179360 2555557 1130192 2546452 1127925 2546985 C 1090778 2541270 1060298 2535555 1033628 2529840 1020293 2526982 1007910 2524125 996480 2522220 985050 2519362 974573 2517457 964095 2516505 951713 2510790 938378 2505075 925043 2498407 911708 2493645 897420 2487930 876465 2480310 859320 2473642 842175 2466975 825983 2460307 830745 2455545 832650 2454592 834555 2453640 846938 2456497 858368 2458402 869798 2460307 875513 2465070 880275 2468880 885038 2473642 898373 2476500 912660 2482215 937425 2488882 975525 2503170 1006958 2509837 1041248 2515552 1049820 2517457 1058393 2518410 1066965 2520315 1075538 2521267 1085063 2523172 1094588 2525077 1104113 2526982 1114590 2528887 1125068 2531745 L 1158657 2539008 1161262 2538412 C 1171740 2540317 1181265 2541270 1192695 2543175 1193647 2542222 1193647 2542222 1193647 2541270 1208887 2542222 1225080 2542222 1239367 2543175 1242225 2543175 1246035 2544127 1246987 2544127 1271752 2545080 1294612 2544127 1317472 2544127 1335570 2545080 1352715 2545080 1368907 2546032 1389862 2545080 1410817 2542222 1429867 2541270 1432725 2541270 1436535 2541270 1437487 2541270 1438440 2544127 1440345 2546032 1440345 2548890 1468920 2546985 1486065 2544127 1500352 2541270 1514640 2539365 1525117 2536507 1540357 2531745 1547977 2530792 1555597 2529840 1563217 2527935 1567980 2526982 1572742 2526982 1577505 2526030 1588935 2523172 1598460 2521267 1608937 2518410 1617510 2516505 1626082 2514600 1634655 2512695 1643227 2510790 1651800 2507932 1660372 2506027 L 1707545 2497863 1713713 2495550 C 1697520 2498407 1680375 2501265 1664183 2504122 1655610 2506027 1647038 2508885 1638465 2510790 1629893 2512695 1621320 2514600 1612748 2516505 1601318 2519362 1592745 2521267 1581315 2524125 1576553 2525077 1571790 2525077 1567028 2526030 1559408 2526982 1551788 2527935 1544168 2529840 1517498 2532697 1498448 2533650 1482255 2535555 1467015 2537460 1454633 2539365 1440345 2539365 1438440 2539365 1435583 2539365 1432725 2539365 1413675 2541270 1392720 2544127 1371765 2544127 1355573 2543175 1338428 2543175 1320330 2542222 1297470 2542222 1274610 2543175 1249845 2542222 1247940 2542222 1245083 2541270 1242225 2541270 1231748 2537460 1224128 2533650 1212698 2528887 1207935 2532697 1201268 2535555 1196505 2539365 L 1196464 2539447 1209840 2530792 C 1221270 2535554 1229843 2539364 1239368 2543174 1224128 2543174 1207935 2542222 1193648 2541269 L 1194008 2541036 1164120 2536507 C 1151738 2533650 1140308 2531745 1128878 2528887 1118400 2526030 1107923 2524125 1098398 2522220 1088873 2520315 1079348 2519362 1070775 2517457 1062203 2515552 1053630 2514600 1045058 2512695 1010768 2506980 979335 2500312 941235 2486025 916470 2480310 902183 2474595 888848 2470785 883133 2466975 878370 2462212 873608 2457450 862178 2455545 850748 2453640 838365 2450782 820268 2442210 804075 2433637 785978 2424112 780263 2424112 776453 2425065 770738 2425065 751688 2415540 734543 2406967 716445 2397442 713588 2391727 709778 2386012 706920 2380297 706920 2380297 707873 2380297 708825 2379345 719303 2386012 730733 2391727 742163 2397442 753593 2403157 764070 2408872 775500 2415540 779310 2413635 782168 2411730 785025 2409825 766928 2401252 755498 2391727 745973 2384107 736448 2376487 726923 2371725 713588 2369820 686918 2350770 678345 2350770 668820 2344102 655485 2335530 643103 2327910 630720 2319337 600240 2302192 608813 2320290 570713 2293620 563093 2287905 556425 2282190 547853 2274570 549758 2274570 551663 2273617 552615 2272665 561188 2275522 567855 2277427 575475 2279332 559283 2261235 556425 2253615 527850 2229802 518325 2222182 509753 2214562 501180 2207895 492608 2200275 484035 2193607 476415 2185987 470700 2180272 455460 2174557 444983 2160270 428790 2143125 415455 2126932 399263 2109787 L 396126 2099983 386880 2090737 C 376403 2080260 365925 2068830 355448 2056447 353543 2049780 339255 2031682 351638 2039302 346875 2033587 343065 2026920 339255 2022157 L 337780 2019844 323062 2009774 C 311632 1996439 302107 1982152 294487 1968817 286867 1954529 281152 1941194 278295 1930717 L 276390 1930717 C 268770 1917382 261150 1903095 254483 1888807 247815 1874520 240195 1861185 233528 1846897 225908 1830705 218288 1814512 211620 1798320 204953 1782127 198285 1764982 191618 1748790 199238 1759267 205905 1769745 211620 1782127 217335 1794510 223050 1807845 231623 1824037 235433 1829752 236385 1839277 238290 1846897 L 241045 1850938 237654 1833304 228808 1817251 214410 1784873 197332 1756409 C 190665 1737359 183045 1718309 176377 1699259 L 158426 1640679 152529 1623596 C 142540 1590017 133958 1555831 126853 1521108 L 115498 1446707 115417 1448752 C 115417 1453515 115417 1457325 116370 1463992 118275 1475422 120180 1486852 121132 1499235 123037 1511617 124942 1524000 126847 1535430 122085 1526857 120180 1515427 117322 1503997 115417 1491615 113512 1478280 110655 1463992 105892 1463992 104940 1463992 103035 1463992 102082 1453515 101130 1443990 98272 1427797 96367 1420177 93510 1412557 91605 1404937 89700 1397317 87795 1389697 85890 1383030 80175 1376362 75412 1371600 69697 1365885 67792 1365885 66840 1365885 64935 1365885 63030 1360170 61125 1351597 60172 1342072 59220 1332547 58267 1322070 58267 1311592 58267 1291590 59220 1273492 62077 1268730 63030 1263015 63030 1258252 63982 1253490 L 67226 1243037 65649 1219200 C 65887 1207294 66839 1194911 67792 1183957 L 71602 1176814 71602 1172527 C 69697 1178242 66840 1182052 63982 1186815 62077 1183005 59220 1181100 57315 1177290 53505 1171575 54457 1120140 44932 1160145 L 42670 1146572 42075 1147762 C 41122 1160145 39217 1173480 38265 1185862 37312 1198245 35407 1211580 35407 1223962 34455 1233487 33502 1243965 32550 1253490 L 32550 1314449 C 32550 1324927 32550 1335404 33502 1345882 34455 1356359 35407 1366837 35407 1377314 31597 1378267 32550 1413509 26835 1406842 25882 1406842 25882 1406842 24930 1406842 19215 1385887 19215 1367789 19215 1349692 19215 1331594 22072 1313497 19215 1290637 20167 1274444 22072 1260157 23977 1244917 L 32546 1253485 24930 1243965 C 23025 1234440 23025 1223962 23025 1209675 23025 1195387 23977 1178242 24930 1157287 24930 1152525 25882 1147762 25882 1143000 26835 1135380 27787 1126807 28740 1119187 32550 1105852 36360 1089660 40170 1076325 L 45865 1047851 43980 1041082 C 42075 1053465 39217 1064895 37312 1079182 33502 1092517 29692 1108710 25882 1122045 24930 1129665 23977 1138237 23025 1145857 23025 1150620 22072 1155382 22072 1160145 22072 1181100 21120 1198245 20167 1212532 20167 1226820 21120 1237297 22072 1246822 20167 1263015 18262 1277302 17310 1292542 20167 1315402 17310 1333500 17310 1351597 17310 1369695 17310 1387792 23025 1408747 23025 1408747 23977 1408747 24930 1408747 28740 1426845 32550 1443990 37312 1463040 38265 1475422 41122 1486852 43980 1507807 48742 1524000 53505 1539240 58267 1553527 60410 1580673 74877 1623893 80770 1651843 L 82734 1670685 86843 1670685 C 97320 1697355 103988 1711642 107798 1721167 112560 1730692 114465 1737360 115418 1746885 111608 1745932 106845 1736407 101130 1724977 95415 1713547 90653 1700212 85890 1690687 81128 1678305 89700 1712595 84938 1700212 L 76651 1674524 70650 1675447 C 67792 1667827 65887 1660207 63982 1653540 53505 1643062 45885 1621155 41122 1601152 36360 1581150 32550 1562100 26835 1554480 22072 1537335 22072 1519237 25882 1515427 23977 1500187 21120 1484947 19215 1469707 17310 1454467 16357 1439227 14452 1423987 10642 1412557 6832 1403032 3975 1390650 -1740 1325880 -2693 1250632 10642 1213485 11595 1197292 12547 1177290 17310 1167765 15405 1159192 13500 1151572 11595 1143000 13500 1126807 11595 1089660 23025 1074420 23977 1067752 24930 1062990 25882 1058227 27787 1034415 29692 1018222 33502 1002982 40170 989647 48742 967740 53505 962977 58267 973455 46837 1000125 48742 1017270 L 53503 1007964 56362 985718 C 58267 975597 59696 966311 57315 961072 60172 949642 63030 941069 65887 929639 70650 914399 74460 898207 79222 882014 83985 865822 89700 849629 95415 833437 L 96628 832072 103988 793432 C 107798 785812 111608 775334 114465 765809 118275 756284 123038 748664 126848 742949 135420 726757 142088 710564 151613 695324 158280 680084 164948 667702 171615 652462 172568 639127 191618 614362 200190 597217 204953 591502 210668 585787 221145 573404 227813 559117 233528 548639 238290 540067 243053 531494 247815 525779 252578 519112 258293 513397 266865 503872 267818 511492 268770 510539 270675 507682 271628 505777 276390 495299 281153 485774 286868 475297 296393 464819 307823 446722 316395 441007 309966 453151 316931 450829 317199 455339 L 315045 461363 345922 429577 C 348780 423862 354495 417195 361162 409575 367830 402907 375450 396240 381165 390525 L 382888 392440 382118 391477 C 390690 382904 398310 374332 406883 366712 414503 359092 423075 351472 431648 343852 442125 333374 448793 324802 458318 315277 470700 305752 484035 296227 495465 287654 508800 277177 522135 267652 535470 258127 L 559389 241440 575475 226694 C 585000 220979 594525 215264 604050 209549 613575 203834 624052 199072 634530 193357 L 638565 191282 648937 181094 C 654771 176688 661201 172402 665963 168592 673583 162877 679298 160496 684656 159067 L 697880 156023 700252 154304 C 782167 109537 869797 74294 959332 49529 L 968944 47439 995527 38099 C 1001719 36194 1008148 35003 1013863 34408 L 1023424 34327 1026960 33337 C 1097445 17144 1169835 7619 1244130 4762 1262704 5238 1283897 4762 1305804 4524 1327712 4285 1350334 4285 1371765 5714 L 1372993 6635 1405103 2857 C 1415580 4762 1425105 5714 1434630 7619 1444155 9524 1453680 10477 1464158 13334 L 1479392 16797 1463205 12382 C 1453680 10477 1443202 8572 1433677 6667 1424152 4762 1414627 3810 1404150 1905 1404150 1905 1404150 952 1404150 0 Z N"><draw:equation draw:name="f0" draw:formula="1439383*logwidth/2647519"/><draw:equation draw:name="f1" draw:formula="2598425*logheight/2612594"/><draw:equation draw:name="f2" draw:formula="1427010*logwidth/2647519"/><draw:equation draw:name="f3" draw:formula="2605087*logheight/2612594"/><draw:equation draw:name="f4" draw:formula="1427751*logwidth/2647519"/><draw:equation draw:name="f5" draw:formula="2605405*logheight/2612594"/><draw:equation draw:name="f6" draw:formula="1542263*logwidth/2647519"/><draw:equation draw:name="f7" draw:formula="2530792*logheight/2612594"/><draw:equation draw:name="f8" draw:formula="1502258*logwidth/2647519"/><draw:equation draw:name="f9" draw:formula="2540317*logheight/2612594"/><draw:equation draw:name="f10" draw:formula="1442250*logwidth/2647519"/><draw:equation draw:name="f11" draw:formula="2547937*logheight/2612594"/><draw:equation draw:name="f12" draw:formula="1439393*logwidth/2647519"/><draw:equation draw:name="f13" draw:formula="2540317*logheight/2612594"/><draw:equation draw:name="f14" draw:formula="1481303*logwidth/2647519"/><draw:equation draw:name="f15" draw:formula="2536507*logheight/2612594"/><draw:equation draw:name="f16" draw:formula="1542263*logwidth/2647519"/><draw:equation draw:name="f17" draw:formula="2530792*logheight/2612594"/><draw:equation draw:name="f18" draw:formula="1646323*logwidth/2647519"/><draw:equation draw:name="f19" draw:formula="2520821*logheight/2612594"/><draw:equation draw:name="f20" draw:formula="1643881*logwidth/2647519"/><draw:equation draw:name="f21" draw:formula="2521511*logheight/2612594"/><draw:equation draw:name="f22" draw:formula="1645133*logwidth/2647519"/><draw:equation draw:name="f23" draw:formula="2521267*logheight/2612594"/><draw:equation draw:name="f24" draw:formula="899801*logwidth/2647519"/><draw:equation draw:name="f25" draw:formula="2506503*logheight/2612594"/><draw:equation draw:name="f26" draw:formula="942187*logwidth/2647519"/><draw:equation draw:name="f27" draw:formula="2517457*logheight/2612594"/><draw:equation draw:name="f28" draw:formula="960285*logwidth/2647519"/><draw:equation draw:name="f29" draw:formula="2518409*logheight/2612594"/><draw:equation draw:name="f30" draw:formula="1010767*logwidth/2647519"/><draw:equation draw:name="f31" draw:formula="2543175*logheight/2612594"/><draw:equation draw:name="f32" draw:formula="1033627*logwidth/2647519"/><draw:equation draw:name="f33" draw:formula="2547937*logheight/2612594"/><draw:equation draw:name="f34" draw:formula="1035057*logwidth/2647519"/><draw:equation draw:name="f35" draw:formula="2548414*logheight/2612594"/><draw:equation draw:name="f36" draw:formula="1040295*logwidth/2647519"/><draw:equation draw:name="f37" draw:formula="2543175*logheight/2612594"/><draw:equation draw:name="f38" draw:formula="1060297*logwidth/2647519"/><draw:equation draw:name="f39" draw:formula="2548890*logheight/2612594"/><draw:equation draw:name="f40" draw:formula="1080300*logwidth/2647519"/><draw:equation draw:name="f41" draw:formula="2553652*logheight/2612594"/><draw:equation draw:name="f42" draw:formula="1119712*logwidth/2647519"/><draw:equation draw:name="f43" draw:formula="2562818*logheight/2612594"/><draw:equation draw:name="f44" draw:formula="1120305*logwidth/2647519"/><draw:equation draw:name="f45" draw:formula="2562225*logheight/2612594"/><draw:equation draw:name="f46" draw:formula="1166025*logwidth/2647519"/><draw:equation draw:name="f47" draw:formula="2569845*logheight/2612594"/><draw:equation draw:name="f48" draw:formula="1187932*logwidth/2647519"/><draw:equation draw:name="f49" draw:formula="2573655*logheight/2612594"/><draw:equation draw:name="f50" draw:formula="1209840*logwidth/2647519"/><draw:equation draw:name="f51" draw:formula="2575560*logheight/2612594"/><draw:equation draw:name="f52" draw:formula="1254607*logwidth/2647519"/><draw:equation draw:name="f53" draw:formula="2577465*logheight/2612594"/><draw:equation draw:name="f54" draw:formula="1315567*logwidth/2647519"/><draw:equation draw:name="f55" draw:formula="2576512*logheight/2612594"/><draw:equation draw:name="f56" draw:formula="1318213*logwidth/2647519"/><draw:equation draw:name="f57" draw:formula="2576512*logheight/2612594"/><draw:equation draw:name="f58" draw:formula="1324140*logwidth/2647519"/><draw:equation draw:name="f59" draw:formula="2573178*logheight/2612594"/><draw:equation draw:name="f60" draw:formula="1337475*logwidth/2647519"/><draw:equation draw:name="f61" draw:formula="2568892*logheight/2612594"/><draw:equation draw:name="f62" draw:formula="1351048*logwidth/2647519"/><draw:equation draw:name="f63" draw:formula="2568654*logheight/2612594"/><draw:equation draw:name="f64" draw:formula="1360335*logwidth/2647519"/><draw:equation draw:name="f65" draw:formula="2569844*logheight/2612594"/><draw:equation draw:name="f66" draw:formula="1362835*logwidth/2647519"/><draw:equation draw:name="f67" draw:formula="2576512*logheight/2612594"/><draw:equation draw:name="f68" draw:formula="1384147*logwidth/2647519"/><draw:equation draw:name="f69" draw:formula="2576512*logheight/2612594"/><draw:equation draw:name="f70" draw:formula="1377480*logwidth/2647519"/><draw:equation draw:name="f71" draw:formula="2586037*logheight/2612594"/><draw:equation draw:name="f72" draw:formula="1373670*logwidth/2647519"/><draw:equation draw:name="f73" draw:formula="2590800*logheight/2612594"/><draw:equation draw:name="f74" draw:formula="1361287*logwidth/2647519"/><draw:equation draw:name="f75" draw:formula="2596515*logheight/2612594"/><draw:equation draw:name="f76" draw:formula="1338427*logwidth/2647519"/><draw:equation draw:name="f77" draw:formula="2596515*logheight/2612594"/><draw:equation draw:name="f78" draw:formula="1308900*logwidth/2647519"/><draw:equation draw:name="f79" draw:formula="2594610*logheight/2612594"/><draw:equation draw:name="f80" draw:formula="1245082*logwidth/2647519"/><draw:equation draw:name="f81" draw:formula="2592705*logheight/2612594"/><draw:equation draw:name="f82" draw:formula="1197457*logwidth/2647519"/><draw:equation draw:name="f83" draw:formula="2588895*logheight/2612594"/><draw:equation draw:name="f84" draw:formula="1155547*logwidth/2647519"/><draw:equation draw:name="f85" draw:formula="2583180*logheight/2612594"/><draw:equation draw:name="f86" draw:formula="1113637*logwidth/2647519"/><draw:equation draw:name="f87" draw:formula="2576512*logheight/2612594"/><draw:equation draw:name="f88" draw:formula="1049820*logwidth/2647519"/><draw:equation draw:name="f89" draw:formula="2566987*logheight/2612594"/><draw:equation draw:name="f90" draw:formula="1000290*logwidth/2647519"/><draw:equation draw:name="f91" draw:formula="2550795*logheight/2612594"/><draw:equation draw:name="f92" draw:formula="1000863*logwidth/2647519"/><draw:equation draw:name="f93" draw:formula="2550379*logheight/2612594"/><draw:equation draw:name="f94" draw:formula="971715*logwidth/2647519"/><draw:equation draw:name="f95" draw:formula="2541270*logheight/2612594"/><draw:equation draw:name="f96" draw:formula="945997*logwidth/2647519"/><draw:equation draw:name="f97" draw:formula="2529840*logheight/2612594"/><draw:equation draw:name="f98" draw:formula="916470*logwidth/2647519"/><draw:equation draw:name="f99" draw:formula="2520315*logheight/2612594"/><draw:equation draw:name="f100" draw:formula="885990*logwidth/2647519"/><draw:equation draw:name="f101" draw:formula="2509837*logheight/2612594"/><draw:equation draw:name="f102" draw:formula="899801*logwidth/2647519"/><draw:equation draw:name="f103" draw:formula="2506503*logheight/2612594"/><draw:equation draw:name="f104" draw:formula="1460491*logwidth/2647519"/><draw:equation draw:name="f105" draw:formula="2486082*logheight/2612594"/><draw:equation draw:name="f106" draw:formula="1445939*logwidth/2647519"/><draw:equation draw:name="f107" draw:formula="2488303*logheight/2612594"/><draw:equation draw:name="f108" draw:formula="1345293*logwidth/2647519"/><draw:equation draw:name="f109" draw:formula="2493385*logheight/2612594"/><draw:equation draw:name="f110" draw:formula="1378432*logwidth/2647519"/><draw:equation draw:name="f111" draw:formula="2497454*logheight/2612594"/><draw:equation draw:name="f112" draw:formula="1387005*logwidth/2647519"/><draw:equation draw:name="f113" draw:formula="2495549*logheight/2612594"/><draw:equation draw:name="f114" draw:formula="1446060*logwidth/2647519"/><draw:equation draw:name="f115" draw:formula="2488882*logheight/2612594"/><draw:equation draw:name="f116" draw:formula="1455778*logwidth/2647519"/><draw:equation draw:name="f117" draw:formula="2486992*logheight/2612594"/><draw:equation draw:name="f118" draw:formula="1550918*logwidth/2647519"/><draw:equation draw:name="f119" draw:formula="2472281*logheight/2612594"/><draw:equation draw:name="f120" draw:formula="1501488*logwidth/2647519"/><draw:equation draw:name="f121" draw:formula="2479825*logheight/2612594"/><draw:equation draw:name="f122" draw:formula="1518450*logwidth/2647519"/><draw:equation draw:name="f123" draw:formula="2480309*logheight/2612594"/><draw:equation draw:name="f124" draw:formula="1542858*logwidth/2647519"/><draw:equation draw:name="f125" draw:formula="2475785*logheight/2612594"/><draw:equation draw:name="f126" draw:formula="1731355*logwidth/2647519"/><draw:equation draw:name="f127" draw:formula="2470078*logheight/2612594"/><draw:equation draw:name="f128" draw:formula="1576322*logwidth/2647519"/><draw:equation draw:name="f129" draw:formula="2511364*logheight/2612594"/><draw:equation draw:name="f130" draw:formula="1654777*logwidth/2647519"/><draw:equation draw:name="f131" draw:formula="2493883*logheight/2612594"/><draw:equation draw:name="f132" draw:formula="737400*logwidth/2647519"/><draw:equation draw:name="f133" draw:formula="2450782*logheight/2612594"/><draw:equation draw:name="f134" draw:formula="846937*logwidth/2647519"/><draw:equation draw:name="f135" draw:formula="2497454*logheight/2612594"/><draw:equation draw:name="f136" draw:formula="885990*logwidth/2647519"/><draw:equation draw:name="f137" draw:formula="2509837*logheight/2612594"/><draw:equation draw:name="f138" draw:formula="915517*logwidth/2647519"/><draw:equation draw:name="f139" draw:formula="2520314*logheight/2612594"/><draw:equation draw:name="f140" draw:formula="945045*logwidth/2647519"/><draw:equation draw:name="f141" draw:formula="2529839*logheight/2612594"/><draw:equation draw:name="f142" draw:formula="970762*logwidth/2647519"/><draw:equation draw:name="f143" draw:formula="2541269*logheight/2612594"/><draw:equation draw:name="f144" draw:formula="965047*logwidth/2647519"/><draw:equation draw:name="f145" draw:formula="2546032*logheight/2612594"/><draw:equation draw:name="f146" draw:formula="949807*logwidth/2647519"/><draw:equation draw:name="f147" draw:formula="2543174*logheight/2612594"/><draw:equation draw:name="f148" draw:formula="895515*logwidth/2647519"/><draw:equation draw:name="f149" draw:formula="2523172*logheight/2612594"/><draw:equation draw:name="f150" draw:formula="868845*logwidth/2647519"/><draw:equation draw:name="f151" draw:formula="2512694*logheight/2612594"/><draw:equation draw:name="f152" draw:formula="842175*logwidth/2647519"/><draw:equation draw:name="f153" draw:formula="2501264*logheight/2612594"/><draw:equation draw:name="f154" draw:formula="806932*logwidth/2647519"/><draw:equation draw:name="f155" draw:formula="2488882*logheight/2612594"/><draw:equation draw:name="f156" draw:formula="776452*logwidth/2647519"/><draw:equation draw:name="f157" draw:formula="2475547*logheight/2612594"/><draw:equation draw:name="f158" draw:formula="752640*logwidth/2647519"/><draw:equation draw:name="f159" draw:formula="2463164*logheight/2612594"/><draw:equation draw:name="f160" draw:formula="737400*logwidth/2647519"/><draw:equation draw:name="f161" draw:formula="2450782*logheight/2612594"/><draw:equation draw:name="f162" draw:formula="782168*logwidth/2647519"/><draw:equation draw:name="f163" draw:formula="2426970*logheight/2612594"/><draw:equation draw:name="f164" draw:formula="834555*logwidth/2647519"/><draw:equation draw:name="f165" draw:formula="2453640*logheight/2612594"/><draw:equation draw:name="f166" draw:formula="827888*logwidth/2647519"/><draw:equation draw:name="f167" draw:formula="2457450*logheight/2612594"/><draw:equation draw:name="f168" draw:formula="766928*logwidth/2647519"/><draw:equation draw:name="f169" draw:formula="2427922*logheight/2612594"/><draw:equation draw:name="f170" draw:formula="782168*logwidth/2647519"/><draw:equation draw:name="f171" draw:formula="2426970*logheight/2612594"/><draw:equation draw:name="f172" draw:formula="588810*logwidth/2647519"/><draw:equation draw:name="f173" draw:formula="2362200*logheight/2612594"/><draw:equation draw:name="f174" draw:formula="653580*logwidth/2647519"/><draw:equation draw:name="f175" draw:formula="2398395*logheight/2612594"/><draw:equation draw:name="f176" draw:formula="666915*logwidth/2647519"/><draw:equation draw:name="f177" draw:formula="2413635*logheight/2612594"/><draw:equation draw:name="f178" draw:formula="636435*logwidth/2647519"/><draw:equation draw:name="f179" draw:formula="2397442*logheight/2612594"/><draw:equation draw:name="f180" draw:formula="613575*logwidth/2647519"/><draw:equation draw:name="f181" draw:formula="2383155*logheight/2612594"/><draw:equation draw:name="f182" draw:formula="588810*logwidth/2647519"/><draw:equation draw:name="f183" draw:formula="2362200*logheight/2612594"/><draw:equation draw:name="f184" draw:formula="702387*logwidth/2647519"/><draw:equation draw:name="f185" draw:formula="2337759*logheight/2612594"/><draw:equation draw:name="f186" draw:formula="702396*logwidth/2647519"/><draw:equation draw:name="f187" draw:formula="2338030*logheight/2612594"/><draw:equation draw:name="f188" draw:formula="705613*logwidth/2647519"/><draw:equation draw:name="f189" draw:formula="2341923*logheight/2612594"/><draw:equation draw:name="f190" draw:formula="705967*logwidth/2647519"/><draw:equation draw:name="f191" draw:formula="2340292*logheight/2612594"/><draw:equation draw:name="f192" draw:formula="2093409*logwidth/2647519"/><draw:equation draw:name="f193" draw:formula="2275234*logheight/2612594"/><draw:equation draw:name="f194" draw:formula="2089950*logwidth/2647519"/><draw:equation draw:name="f195" draw:formula="2275522*logheight/2612594"/><draw:equation draw:name="f196" draw:formula="2032800*logwidth/2647519"/><draw:equation draw:name="f197" draw:formula="2316480*logheight/2612594"/><draw:equation draw:name="f198" draw:formula="1976602*logwidth/2647519"/><draw:equation draw:name="f199" draw:formula="2346960*logheight/2612594"/><draw:equation draw:name="f200" draw:formula="1936597*logwidth/2647519"/><draw:equation draw:name="f201" draw:formula="2370772*logheight/2612594"/><draw:equation draw:name="f202" draw:formula="1914690*logwidth/2647519"/><draw:equation draw:name="f203" draw:formula="2380297*logheight/2612594"/><draw:equation draw:name="f204" draw:formula="1891830*logwidth/2647519"/><draw:equation draw:name="f205" draw:formula="2389822*logheight/2612594"/><draw:equation draw:name="f206" draw:formula="1864207*logwidth/2647519"/><draw:equation draw:name="f207" draw:formula="2404110*logheight/2612594"/><draw:equation draw:name="f208" draw:formula="1843252*logwidth/2647519"/><draw:equation draw:name="f209" draw:formula="2416492*logheight/2612594"/><draw:equation draw:name="f210" draw:formula="1812772*logwidth/2647519"/><draw:equation draw:name="f211" draw:formula="2428875*logheight/2612594"/><draw:equation draw:name="f212" draw:formula="1781340*logwidth/2647519"/><draw:equation draw:name="f213" draw:formula="2440305*logheight/2612594"/><draw:equation draw:name="f214" draw:formula="1772767*logwidth/2647519"/><draw:equation draw:name="f215" draw:formula="2448877*logheight/2612594"/><draw:equation draw:name="f216" draw:formula="1759432*logwidth/2647519"/><draw:equation draw:name="f217" draw:formula="2453640*logheight/2612594"/><draw:equation draw:name="f218" draw:formula="1726095*logwidth/2647519"/><draw:equation draw:name="f219" draw:formula="2459355*logheight/2612594"/><draw:equation draw:name="f220" draw:formula="1683232*logwidth/2647519"/><draw:equation draw:name="f221" draw:formula="2472690*logheight/2612594"/><draw:equation draw:name="f222" draw:formula="1644180*logwidth/2647519"/><draw:equation draw:name="f223" draw:formula="2485072*logheight/2612594"/><draw:equation draw:name="f224" draw:formula="1601317*logwidth/2647519"/><draw:equation draw:name="f225" draw:formula="2497455*logheight/2612594"/><draw:equation draw:name="f226" draw:formula="1547977*logwidth/2647519"/><draw:equation draw:name="f227" draw:formula="2510790*logheight/2612594"/><draw:equation draw:name="f228" draw:formula="1472730*logwidth/2647519"/><draw:equation draw:name="f229" draw:formula="2523172*logheight/2612594"/><draw:equation draw:name="f230" draw:formula="1470825*logwidth/2647519"/><draw:equation draw:name="f231" draw:formula="2526030*logheight/2612594"/><draw:equation draw:name="f232" draw:formula="1434645*logwidth/2647519"/><draw:equation draw:name="f233" draw:formula="2535075*logheight/2612594"/><draw:equation draw:name="f234" draw:formula="1435583*logwidth/2647519"/><draw:equation draw:name="f235" draw:formula="2535555*logheight/2612594"/><draw:equation draw:name="f236" draw:formula="1475761*logwidth/2647519"/><draw:equation draw:name="f237" draw:formula="2525510*logheight/2612594"/><draw:equation draw:name="f238" draw:formula="1476540*logwidth/2647519"/><draw:equation draw:name="f239" draw:formula="2523172*logheight/2612594"/><draw:equation draw:name="f240" draw:formula="1551788*logwidth/2647519"/><draw:equation draw:name="f241" draw:formula="2510790*logheight/2612594"/><draw:equation draw:name="f242" draw:formula="1605128*logwidth/2647519"/><draw:equation draw:name="f243" draw:formula="2497455*logheight/2612594"/><draw:equation draw:name="f244" draw:formula="1647990*logwidth/2647519"/><draw:equation draw:name="f245" draw:formula="2485072*logheight/2612594"/><draw:equation draw:name="f246" draw:formula="1687043*logwidth/2647519"/><draw:equation draw:name="f247" draw:formula="2472690*logheight/2612594"/><draw:equation draw:name="f248" draw:formula="1729905*logwidth/2647519"/><draw:equation draw:name="f249" draw:formula="2459355*logheight/2612594"/><draw:equation draw:name="f250" draw:formula="1763243*logwidth/2647519"/><draw:equation draw:name="f251" draw:formula="2453640*logheight/2612594"/><draw:equation draw:name="f252" draw:formula="1740675*logwidth/2647519"/><draw:equation draw:name="f253" draw:formula="2467181*logheight/2612594"/><draw:equation draw:name="f254" draw:formula="1741335*logwidth/2647519"/><draw:equation draw:name="f255" draw:formula="2466975*logheight/2612594"/><draw:equation draw:name="f256" draw:formula="1765148*logwidth/2647519"/><draw:equation draw:name="f257" draw:formula="2452687*logheight/2612594"/><draw:equation draw:name="f258" draw:formula="1778483*logwidth/2647519"/><draw:equation draw:name="f259" draw:formula="2447925*logheight/2612594"/><draw:equation draw:name="f260" draw:formula="1779371*logwidth/2647519"/><draw:equation draw:name="f261" draw:formula="2447679*logheight/2612594"/><draw:equation draw:name="f262" draw:formula="1785150*logwidth/2647519"/><draw:equation draw:name="f263" draw:formula="2441257*logheight/2612594"/><draw:equation draw:name="f264" draw:formula="1816583*logwidth/2647519"/><draw:equation draw:name="f265" draw:formula="2429827*logheight/2612594"/><draw:equation draw:name="f266" draw:formula="1847063*logwidth/2647519"/><draw:equation draw:name="f267" draw:formula="2417445*logheight/2612594"/><draw:equation draw:name="f268" draw:formula="1868018*logwidth/2647519"/><draw:equation draw:name="f269" draw:formula="2405062*logheight/2612594"/><draw:equation draw:name="f270" draw:formula="1895640*logwidth/2647519"/><draw:equation draw:name="f271" draw:formula="2390775*logheight/2612594"/><draw:equation draw:name="f272" draw:formula="1918500*logwidth/2647519"/><draw:equation draw:name="f273" draw:formula="2381250*logheight/2612594"/><draw:equation draw:name="f274" draw:formula="1934176*logwidth/2647519"/><draw:equation draw:name="f275" draw:formula="2374435*logheight/2612594"/><draw:equation draw:name="f276" draw:formula="1942313*logwidth/2647519"/><draw:equation draw:name="f277" draw:formula="2368867*logheight/2612594"/><draw:equation draw:name="f278" draw:formula="1982318*logwidth/2647519"/><draw:equation draw:name="f279" draw:formula="2345055*logheight/2612594"/><draw:equation draw:name="f280" draw:formula="2038515*logwidth/2647519"/><draw:equation draw:name="f281" draw:formula="2314575*logheight/2612594"/><draw:equation draw:name="f282" draw:formula="460060*logwidth/2647519"/><draw:equation draw:name="f283" draw:formula="2262062*logheight/2612594"/><draw:equation draw:name="f284" draw:formula="463676*logwidth/2647519"/><draw:equation draw:name="f285" draw:formula="2265164*logheight/2612594"/><draw:equation draw:name="f286" draw:formula="464910*logwidth/2647519"/><draw:equation draw:name="f287" draw:formula="2265793*logheight/2612594"/><draw:equation draw:name="f288" draw:formula="2099801*logwidth/2647519"/><draw:equation draw:name="f289" draw:formula="2237197*logheight/2612594"/><draw:equation draw:name="f290" draw:formula="2099475*logwidth/2647519"/><draw:equation draw:name="f291" draw:formula="2237422*logheight/2612594"/><draw:equation draw:name="f292" draw:formula="2099475*logwidth/2647519"/><draw:equation draw:name="f293" draw:formula="2237694*logheight/2612594"/><draw:equation draw:name="f294" draw:formula="2100989*logwidth/2647519"/><draw:equation draw:name="f295" draw:formula="2237910*logheight/2612594"/><draw:equation draw:name="f296" draw:formula="2101380*logwidth/2647519"/><draw:equation draw:name="f297" draw:formula="2237422*logheight/2612594"/><draw:equation draw:name="f298" draw:formula="2120379*logwidth/2647519"/><draw:equation draw:name="f299" draw:formula="2222979*logheight/2612594"/><draw:equation draw:name="f300" draw:formula="2114756*logwidth/2647519"/><draw:equation draw:name="f301" draw:formula="2226864*logheight/2612594"/><draw:equation draw:name="f302" draw:formula="2113762*logwidth/2647519"/><draw:equation draw:name="f303" draw:formula="2227897*logheight/2612594"/><draw:equation draw:name="f304" draw:formula="2117618*logwidth/2647519"/><draw:equation draw:name="f305" draw:formula="2225429*logheight/2612594"/><draw:equation draw:name="f306" draw:formula="382287*logwidth/2647519"/><draw:equation draw:name="f307" draw:formula="2175002*logheight/2612594"/><draw:equation draw:name="f308" draw:formula="418259*logwidth/2647519"/><draw:equation draw:name="f309" draw:formula="2217355*logheight/2612594"/><draw:equation draw:name="f310" draw:formula="389737*logwidth/2647519"/><draw:equation draw:name="f311" draw:formula="2183129*logheight/2612594"/><draw:equation draw:name="f312" draw:formula="2187820*logwidth/2647519"/><draw:equation draw:name="f313" draw:formula="2174974*logheight/2612594"/><draw:equation draw:name="f314" draw:formula="2187735*logwidth/2647519"/><draw:equation draw:name="f315" draw:formula="2175004*logheight/2612594"/><draw:equation draw:name="f316" draw:formula="2187105*logwidth/2647519"/><draw:equation draw:name="f317" draw:formula="2179320*logheight/2612594"/><draw:equation draw:name="f318" draw:formula="2171865*logwidth/2647519"/><draw:equation draw:name="f319" draw:formula="2196465*logheight/2612594"/><draw:equation draw:name="f320" draw:formula="2153767*logwidth/2647519"/><draw:equation draw:name="f321" draw:formula="2216467*logheight/2612594"/><draw:equation draw:name="f322" draw:formula="2154858*logwidth/2647519"/><draw:equation draw:name="f323" draw:formula="2216215*logheight/2612594"/><draw:equation draw:name="f324" draw:formula="2171865*logwidth/2647519"/><draw:equation draw:name="f325" draw:formula="2197417*logheight/2612594"/><draw:equation draw:name="f326" draw:formula="2187105*logwidth/2647519"/><draw:equation draw:name="f327" draw:formula="2180272*logheight/2612594"/><draw:equation draw:name="f328" draw:formula="2187820*logwidth/2647519"/><draw:equation draw:name="f329" draw:formula="2174974*logheight/2612594"/><draw:equation draw:name="f330" draw:formula="475386*logwidth/2647519"/><draw:equation draw:name="f331" draw:formula="2153526*logheight/2612594"/><draw:equation draw:name="f332" draw:formula="477272*logwidth/2647519"/><draw:equation draw:name="f333" draw:formula="2155821*logheight/2612594"/><draw:equation draw:name="f334" draw:formula="477367*logwidth/2647519"/><draw:equation draw:name="f335" draw:formula="2155507*logheight/2612594"/><draw:equation draw:name="f336" draw:formula="334493*logwidth/2647519"/><draw:equation draw:name="f337" draw:formula="2131694*logheight/2612594"/><draw:equation draw:name="f338" draw:formula="359258*logwidth/2647519"/><draw:equation draw:name="f339" draw:formula="2147887*logheight/2612594"/><draw:equation draw:name="f340" draw:formula="360474*logwidth/2647519"/><draw:equation draw:name="f341" draw:formula="2149319*logheight/2612594"/><draw:equation draw:name="f342" draw:formula="371759*logwidth/2647519"/><draw:equation draw:name="f343" draw:formula="2151816*logheight/2612594"/><draw:equation draw:name="f344" draw:formula="397357*logwidth/2647519"/><draw:equation draw:name="f345" draw:formula="2175509*logheight/2612594"/><draw:equation draw:name="f346" draw:formula="432600*logwidth/2647519"/><draw:equation draw:name="f347" draw:formula="2204084*logheight/2612594"/><draw:equation draw:name="f348" draw:formula="447840*logwidth/2647519"/><draw:equation draw:name="f349" draw:formula="2225039*logheight/2612594"/><draw:equation draw:name="f350" draw:formula="456412*logwidth/2647519"/><draw:equation draw:name="f351" draw:formula="2235517*logheight/2612594"/><draw:equation draw:name="f352" draw:formula="492607*logwidth/2647519"/><draw:equation draw:name="f353" draw:formula="2265997*logheight/2612594"/><draw:equation draw:name="f354" draw:formula="482130*logwidth/2647519"/><draw:equation draw:name="f355" draw:formula="2274569*logheight/2612594"/><draw:equation draw:name="f356" draw:formula="448422*logwidth/2647519"/><draw:equation draw:name="f357" draw:formula="2237115*logheight/2612594"/><draw:equation draw:name="f358" draw:formula="446888*logwidth/2647519"/><draw:equation draw:name="f359" draw:formula="2237422*logheight/2612594"/><draw:equation draw:name="f360" draw:formula="446888*logwidth/2647519"/><draw:equation draw:name="f361" draw:formula="2237422*logheight/2612594"/><draw:equation draw:name="f362" draw:formula="478787*logwidth/2647519"/><draw:equation draw:name="f363" draw:formula="2272865*logheight/2612594"/><draw:equation draw:name="f364" draw:formula="482130*logwidth/2647519"/><draw:equation draw:name="f365" draw:formula="2274569*logheight/2612594"/><draw:equation draw:name="f366" draw:formula="492608*logwidth/2647519"/><draw:equation draw:name="f367" draw:formula="2265997*logheight/2612594"/><draw:equation draw:name="f368" draw:formula="583095*logwidth/2647519"/><draw:equation draw:name="f369" draw:formula="2337434*logheight/2612594"/><draw:equation draw:name="f370" draw:formula="564998*logwidth/2647519"/><draw:equation draw:name="f371" draw:formula="2343149*logheight/2612594"/><draw:equation draw:name="f372" draw:formula="571665*logwidth/2647519"/><draw:equation draw:name="f373" draw:formula="2347912*logheight/2612594"/><draw:equation draw:name="f374" draw:formula="544995*logwidth/2647519"/><draw:equation draw:name="f375" draw:formula="2348864*logheight/2612594"/><draw:equation draw:name="f376" draw:formula="527850*logwidth/2647519"/><draw:equation draw:name="f377" draw:formula="2337434*logheight/2612594"/><draw:equation draw:name="f378" draw:formula="511658*logwidth/2647519"/><draw:equation draw:name="f379" draw:formula="2325052*logheight/2612594"/><draw:equation draw:name="f380" draw:formula="471653*logwidth/2647519"/><draw:equation draw:name="f381" draw:formula="2291714*logheight/2612594"/><draw:equation draw:name="f382" draw:formula="434505*logwidth/2647519"/><draw:equation draw:name="f383" draw:formula="2258377*logheight/2612594"/><draw:equation draw:name="f384" draw:formula="400215*logwidth/2647519"/><draw:equation draw:name="f385" draw:formula="2225039*logheight/2612594"/><draw:equation draw:name="f386" draw:formula="384023*logwidth/2647519"/><draw:equation draw:name="f387" draw:formula="2208847*logheight/2612594"/><draw:equation draw:name="f388" draw:formula="368783*logwidth/2647519"/><draw:equation draw:name="f389" draw:formula="2191702*logheight/2612594"/><draw:equation draw:name="f390" draw:formula="374498*logwidth/2647519"/><draw:equation draw:name="f391" draw:formula="2184082*logheight/2612594"/><draw:equation draw:name="f392" draw:formula="393548*logwidth/2647519"/><draw:equation draw:name="f393" draw:formula="2201227*logheight/2612594"/><draw:equation draw:name="f394" draw:formula="414503*logwidth/2647519"/><draw:equation draw:name="f395" draw:formula="2217419*logheight/2612594"/><draw:equation draw:name="f396" draw:formula="440220*logwidth/2647519"/><draw:equation draw:name="f397" draw:formula="2245042*logheight/2612594"/><draw:equation draw:name="f398" draw:formula="442406*logwidth/2647519"/><draw:equation draw:name="f399" draw:formula="2246917*logheight/2612594"/><draw:equation draw:name="f400" draw:formula="414503*logwidth/2647519"/><draw:equation draw:name="f401" draw:formula="2217419*logheight/2612594"/><draw:equation draw:name="f402" draw:formula="394500*logwidth/2647519"/><draw:equation draw:name="f403" draw:formula="2201227*logheight/2612594"/><draw:equation draw:name="f404" draw:formula="375450*logwidth/2647519"/><draw:equation draw:name="f405" draw:formula="2184082*logheight/2612594"/><draw:equation draw:name="f406" draw:formula="354495*logwidth/2647519"/><draw:equation draw:name="f407" draw:formula="2158364*logheight/2612594"/><draw:equation draw:name="f408" draw:formula="334493*logwidth/2647519"/><draw:equation draw:name="f409" draw:formula="2131694*logheight/2612594"/><draw:equation draw:name="f410" draw:formula="2432850*logwidth/2647519"/><draw:equation draw:name="f411" draw:formula="1980247*logheight/2612594"/><draw:equation draw:name="f412" draw:formula="2432367*logwidth/2647519"/><draw:equation draw:name="f413" draw:formula="1980454*logheight/2612594"/><draw:equation draw:name="f414" draw:formula="2421963*logwidth/2647519"/><draw:equation draw:name="f415" draw:formula="2005422*logheight/2612594"/><draw:equation draw:name="f416" draw:formula="2422850*logwidth/2647519"/><draw:equation draw:name="f417" draw:formula="1860918*logheight/2612594"/><draw:equation draw:name="f418" draw:formula="2397608*logwidth/2647519"/><draw:equation draw:name="f419" draw:formula="1897379*logheight/2612594"/><draw:equation draw:name="f420" draw:formula="2385225*logwidth/2647519"/><draw:equation draw:name="f421" draw:formula="1920239*logheight/2612594"/><draw:equation draw:name="f422" draw:formula="2372843*logwidth/2647519"/><draw:equation draw:name="f423" draw:formula="1941194*logheight/2612594"/><draw:equation draw:name="f424" draw:formula="2343315*logwidth/2647519"/><draw:equation draw:name="f425" draw:formula="1980247*logheight/2612594"/><draw:equation draw:name="f426" draw:formula="2317598*logwidth/2647519"/><draw:equation draw:name="f427" draw:formula="2019299*logheight/2612594"/><draw:equation draw:name="f428" draw:formula="2294738*logwidth/2647519"/><draw:equation draw:name="f429" draw:formula="2050732*logheight/2612594"/><draw:equation draw:name="f430" draw:formula="2292831*logwidth/2647519"/><draw:equation draw:name="f431" draw:formula="2051897*logheight/2612594"/><draw:equation draw:name="f432" draw:formula="2291271*logwidth/2647519"/><draw:equation draw:name="f433" draw:formula="2054208*logheight/2612594"/><draw:equation draw:name="f434" draw:formula="2293785*logwidth/2647519"/><draw:equation draw:name="f435" draw:formula="2052637*logheight/2612594"/><draw:equation draw:name="f436" draw:formula="2316645*logwidth/2647519"/><draw:equation draw:name="f437" draw:formula="2021205*logheight/2612594"/><draw:equation draw:name="f438" draw:formula="2342363*logwidth/2647519"/><draw:equation draw:name="f439" draw:formula="1982152*logheight/2612594"/><draw:equation draw:name="f440" draw:formula="2371890*logwidth/2647519"/><draw:equation draw:name="f441" draw:formula="1943100*logheight/2612594"/><draw:equation draw:name="f442" draw:formula="2384273*logwidth/2647519"/><draw:equation draw:name="f443" draw:formula="1922145*logheight/2612594"/><draw:equation draw:name="f444" draw:formula="2396655*logwidth/2647519"/><draw:equation draw:name="f445" draw:formula="1899285*logheight/2612594"/><draw:equation draw:name="f446" draw:formula="2422373*logwidth/2647519"/><draw:equation draw:name="f447" draw:formula="1862137*logheight/2612594"/><draw:equation draw:name="f448" draw:formula="2498930*logwidth/2647519"/><draw:equation draw:name="f449" draw:formula="1857612*logheight/2612594"/><draw:equation draw:name="f450" draw:formula="2490953*logwidth/2647519"/><draw:equation draw:name="f451" draw:formula="1875472*logheight/2612594"/><draw:equation draw:name="f452" draw:formula="2473808*logwidth/2647519"/><draw:equation draw:name="f453" draw:formula="1909762*logheight/2612594"/><draw:equation draw:name="f454" draw:formula="2490953*logwidth/2647519"/><draw:equation draw:name="f455" draw:formula="1875472*logheight/2612594"/><draw:equation draw:name="f456" draw:formula="2498930*logwidth/2647519"/><draw:equation draw:name="f457" draw:formula="1857612*logheight/2612594"/><draw:equation draw:name="f458" draw:formula="2521433*logwidth/2647519"/><draw:equation draw:name="f459" draw:formula="1847850*logheight/2612594"/><draw:equation draw:name="f460" draw:formula="2509050*logwidth/2647519"/><draw:equation draw:name="f461" draw:formula="1884997*logheight/2612594"/><draw:equation draw:name="f462" draw:formula="2487143*logwidth/2647519"/><draw:equation draw:name="f463" draw:formula="1925002*logheight/2612594"/><draw:equation draw:name="f464" draw:formula="2465235*logwidth/2647519"/><draw:equation draw:name="f465" draw:formula="1965960*logheight/2612594"/><draw:equation draw:name="f466" draw:formula="2445233*logwidth/2647519"/><draw:equation draw:name="f467" draw:formula="1991677*logheight/2612594"/><draw:equation draw:name="f468" draw:formula="2458568*logwidth/2647519"/><draw:equation draw:name="f469" draw:formula="1965007*logheight/2612594"/><draw:equation draw:name="f470" draw:formula="2469998*logwidth/2647519"/><draw:equation draw:name="f471" draw:formula="1938337*logheight/2612594"/><draw:equation draw:name="f472" draw:formula="2478570*logwidth/2647519"/><draw:equation draw:name="f473" draw:formula="1924050*logheight/2612594"/><draw:equation draw:name="f474" draw:formula="2490000*logwidth/2647519"/><draw:equation draw:name="f475" draw:formula="1905000*logheight/2612594"/><draw:equation draw:name="f476" draw:formula="2500478*logwidth/2647519"/><draw:equation draw:name="f477" draw:formula="1885950*logheight/2612594"/><draw:equation draw:name="f478" draw:formula="2521433*logwidth/2647519"/><draw:equation draw:name="f479" draw:formula="1847850*logheight/2612594"/><draw:equation draw:name="f480" draw:formula="2459780*logwidth/2647519"/><draw:equation draw:name="f481" draw:formula="1766202*logheight/2612594"/><draw:equation draw:name="f482" draw:formula="2436660*logwidth/2647519"/><draw:equation draw:name="f483" draw:formula="1806892*logheight/2612594"/><draw:equation draw:name="f484" draw:formula="2436235*logwidth/2647519"/><draw:equation draw:name="f485" draw:formula="1807870*logheight/2612594"/><draw:equation draw:name="f486" draw:formula="2459520*logwidth/2647519"/><draw:equation draw:name="f487" draw:formula="1766887*logheight/2612594"/><draw:equation draw:name="f488" draw:formula="2472460*logwidth/2647519"/><draw:equation draw:name="f489" draw:formula="1674043*logheight/2612594"/><draw:equation draw:name="f490" draw:formula="2444672*logwidth/2647519"/><draw:equation draw:name="f491" draw:formula="1749965*logheight/2612594"/><draw:equation draw:name="f492" draw:formula="2386218*logwidth/2647519"/><draw:equation draw:name="f493" draw:formula="1869449*logheight/2612594"/><draw:equation draw:name="f494" draw:formula="2377659*logwidth/2647519"/><draw:equation draw:name="f495" draw:formula="1882980*logheight/2612594"/><draw:equation draw:name="f496" draw:formula="2377605*logwidth/2647519"/><draw:equation draw:name="f497" draw:formula="1883092*logheight/2612594"/><draw:equation draw:name="f498" draw:formula="2357602*logwidth/2647519"/><draw:equation draw:name="f499" draw:formula="1917382*logheight/2612594"/><draw:equation draw:name="f500" draw:formula="2337600*logwidth/2647519"/><draw:equation draw:name="f501" draw:formula="1954530*logheight/2612594"/><draw:equation draw:name="f502" draw:formula="2314740*logwidth/2647519"/><draw:equation draw:name="f503" draw:formula="1983105*logheight/2612594"/><draw:equation draw:name="f504" draw:formula="2295690*logwidth/2647519"/><draw:equation draw:name="f505" draw:formula="2015490*logheight/2612594"/><draw:equation draw:name="f506" draw:formula="2183295*logwidth/2647519"/><draw:equation draw:name="f507" draw:formula="2142172*logheight/2612594"/><draw:equation draw:name="f508" draw:formula="2146147*logwidth/2647519"/><draw:equation draw:name="f509" draw:formula="2173605*logheight/2612594"/><draw:equation draw:name="f510" draw:formula="2142583*logwidth/2647519"/><draw:equation draw:name="f511" draw:formula="2176314*logheight/2612594"/><draw:equation draw:name="f512" draw:formula="2141045*logwidth/2647519"/><draw:equation draw:name="f513" draw:formula="2177871*logheight/2612594"/><draw:equation draw:name="f514" draw:formula="2125512*logwidth/2647519"/><draw:equation draw:name="f515" draw:formula="2190534*logheight/2612594"/><draw:equation draw:name="f516" draw:formula="2112810*logwidth/2647519"/><draw:equation draw:name="f517" draw:formula="2205037*logheight/2612594"/><draw:equation draw:name="f518" draw:formula="2066137*logwidth/2647519"/><draw:equation draw:name="f519" draw:formula="2240280*logheight/2612594"/><draw:equation draw:name="f520" draw:formula="2058824*logwidth/2647519"/><draw:equation draw:name="f521" draw:formula="2244899*logheight/2612594"/><draw:equation draw:name="f522" draw:formula="2038960*logwidth/2647519"/><draw:equation draw:name="f523" draw:formula="2261093*logheight/2612594"/><draw:equation draw:name="f524" draw:formula="2036091*logwidth/2647519"/><draw:equation draw:name="f525" draw:formula="2262956*logheight/2612594"/><draw:equation draw:name="f526" draw:formula="2031847*logwidth/2647519"/><draw:equation draw:name="f527" draw:formula="2266950*logheight/2612594"/><draw:equation draw:name="f528" draw:formula="1994700*logwidth/2647519"/><draw:equation draw:name="f529" draw:formula="2291715*logheight/2612594"/><draw:equation draw:name="f530" draw:formula="1957552*logwidth/2647519"/><draw:equation draw:name="f531" draw:formula="2314575*logheight/2612594"/><draw:equation draw:name="f532" draw:formula="1953301*logwidth/2647519"/><draw:equation draw:name="f533" draw:formula="2316730*logheight/2612594"/><draw:equation draw:name="f534" draw:formula="1928148*logwidth/2647519"/><draw:equation draw:name="f535" draw:formula="2333067*logheight/2612594"/><draw:equation draw:name="f536" draw:formula="1920350*logwidth/2647519"/><draw:equation draw:name="f537" draw:formula="2337000*logheight/2612594"/><draw:equation draw:name="f538" draw:formula="1912785*logwidth/2647519"/><draw:equation draw:name="f539" draw:formula="2342197*logheight/2612594"/><draw:equation draw:name="f540" draw:formula="1887067*logwidth/2647519"/><draw:equation draw:name="f541" draw:formula="2356485*logheight/2612594"/><draw:equation draw:name="f542" draw:formula="1863039*logwidth/2647519"/><draw:equation draw:name="f543" draw:formula="2365908*logheight/2612594"/><draw:equation draw:name="f544" draw:formula="1809482*logwidth/2647519"/><draw:equation draw:name="f545" draw:formula="2392922*logheight/2612594"/><draw:equation draw:name="f546" draw:formula="1683836*logwidth/2647519"/><draw:equation draw:name="f547" draw:formula="2439784*logheight/2612594"/><draw:equation draw:name="f548" draw:formula="1596280*logwidth/2647519"/><draw:equation draw:name="f549" draw:formula="2462297*logheight/2612594"/><draw:equation draw:name="f550" draw:formula="1667040*logwidth/2647519"/><draw:equation draw:name="f551" draw:formula="2448877*logheight/2612594"/><draw:equation draw:name="f552" draw:formula="1680375*logwidth/2647519"/><draw:equation draw:name="f553" draw:formula="2446019*logheight/2612594"/><draw:equation draw:name="f554" draw:formula="1723237*logwidth/2647519"/><draw:equation draw:name="f555" draw:formula="2430779*logheight/2612594"/><draw:equation draw:name="f556" draw:formula="1749907*logwidth/2647519"/><draw:equation draw:name="f557" draw:formula="2422207*logheight/2612594"/><draw:equation draw:name="f558" draw:formula="1792770*logwidth/2647519"/><draw:equation draw:name="f559" draw:formula="2400299*logheight/2612594"/><draw:equation draw:name="f560" draw:formula="1841347*logwidth/2647519"/><draw:equation draw:name="f561" draw:formula="2383154*logheight/2612594"/><draw:equation draw:name="f562" draw:formula="1872470*logwidth/2647519"/><draw:equation draw:name="f563" draw:formula="2370949*logheight/2612594"/><draw:equation draw:name="f564" draw:formula="1886115*logwidth/2647519"/><draw:equation draw:name="f565" draw:formula="2363152*logheight/2612594"/><draw:equation draw:name="f566" draw:formula="1898496*logwidth/2647519"/><draw:equation draw:name="f567" draw:formula="2359343*logheight/2612594"/><draw:equation draw:name="f568" draw:formula="1915642*logwidth/2647519"/><draw:equation draw:name="f569" draw:formula="2349817*logheight/2612594"/><draw:equation draw:name="f570" draw:formula="1920147*logwidth/2647519"/><draw:equation draw:name="f571" draw:formula="2346686*logheight/2612594"/><draw:equation draw:name="f572" draw:formula="1931835*logwidth/2647519"/><draw:equation draw:name="f573" draw:formula="2335530*logheight/2612594"/><draw:equation draw:name="f574" draw:formula="1957552*logwidth/2647519"/><draw:equation draw:name="f575" draw:formula="2320290*logheight/2612594"/><draw:equation draw:name="f576" draw:formula="1986810*logwidth/2647519"/><draw:equation draw:name="f577" draw:formula="2305948*logheight/2612594"/><draw:equation draw:name="f578" draw:formula="1997557*logwidth/2647519"/><draw:equation draw:name="f579" draw:formula="2299334*logheight/2612594"/><draw:equation draw:name="f580" draw:formula="2034705*logwidth/2647519"/><draw:equation draw:name="f581" draw:formula="2274569*logheight/2612594"/><draw:equation draw:name="f582" draw:formula="2050897*logwidth/2647519"/><draw:equation draw:name="f583" draw:formula="2259329*logheight/2612594"/><draw:equation draw:name="f584" draw:formula="2068995*logwidth/2647519"/><draw:equation draw:name="f585" draw:formula="2247899*logheight/2612594"/><draw:equation draw:name="f586" draw:formula="2115667*logwidth/2647519"/><draw:equation draw:name="f587" draw:formula="2212657*logheight/2612594"/><draw:equation draw:name="f588" draw:formula="2149005*logwidth/2647519"/><draw:equation draw:name="f589" draw:formula="2181224*logheight/2612594"/><draw:equation draw:name="f590" draw:formula="2186152*logwidth/2647519"/><draw:equation draw:name="f591" draw:formula="2149792*logheight/2612594"/><draw:equation draw:name="f592" draw:formula="2298547*logwidth/2647519"/><draw:equation draw:name="f593" draw:formula="2023109*logheight/2612594"/><draw:equation draw:name="f594" draw:formula="2314015*logwidth/2647519"/><draw:equation draw:name="f595" draw:formula="1996814*logheight/2612594"/><draw:equation draw:name="f596" draw:formula="2314740*logwidth/2647519"/><draw:equation draw:name="f597" draw:formula="1994534*logheight/2612594"/><draw:equation draw:name="f598" draw:formula="2339505*logwidth/2647519"/><draw:equation draw:name="f599" draw:formula="1956434*logheight/2612594"/><draw:equation draw:name="f600" draw:formula="2347125*logwidth/2647519"/><draw:equation draw:name="f601" draw:formula="1945004*logheight/2612594"/><draw:equation draw:name="f602" draw:formula="2357257*logwidth/2647519"/><draw:equation draw:name="f603" draw:formula="1930951*logheight/2612594"/><draw:equation draw:name="f604" draw:formula="2360460*logwidth/2647519"/><draw:equation draw:name="f605" draw:formula="1925002*logheight/2612594"/><draw:equation draw:name="f606" draw:formula="2380462*logwidth/2647519"/><draw:equation draw:name="f607" draw:formula="1890712*logheight/2612594"/><draw:equation draw:name="f608" draw:formula="2419515*logwidth/2647519"/><draw:equation draw:name="f609" draw:formula="1809749*logheight/2612594"/><draw:equation draw:name="f610" draw:formula="2457615*logwidth/2647519"/><draw:equation draw:name="f611" draw:formula="1723072*logheight/2612594"/><draw:equation draw:name="f612" draw:formula="2468807*logwidth/2647519"/><draw:equation draw:name="f613" draw:formula="1687829*logheight/2612594"/><draw:equation draw:name="f614" draw:formula="2576677*logwidth/2647519"/><draw:equation draw:name="f615" draw:formula="1589722*logheight/2612594"/><draw:equation draw:name="f616" draw:formula="2573820*logwidth/2647519"/><draw:equation draw:name="f617" draw:formula="1591627*logheight/2612594"/><draw:equation draw:name="f618" draw:formula="2573820*logwidth/2647519"/><draw:equation draw:name="f619" draw:formula="1591627*logheight/2612594"/><draw:equation draw:name="f620" draw:formula="2585674*logwidth/2647519"/><draw:equation draw:name="f621" draw:formula="1533271*logheight/2612594"/><draw:equation draw:name="f622" draw:formula="2585332*logwidth/2647519"/><draw:equation draw:name="f623" draw:formula="1534956*logheight/2612594"/><draw:equation draw:name="f624" draw:formula="2588107*logwidth/2647519"/><draw:equation draw:name="f625" draw:formula="1538287*logheight/2612594"/><draw:equation draw:name="f626" draw:formula="2596680*logwidth/2647519"/><draw:equation draw:name="f627" draw:formula="1547812*logheight/2612594"/><draw:equation draw:name="f628" draw:formula="2602395*logwidth/2647519"/><draw:equation draw:name="f629" draw:formula="1544002*logheight/2612594"/><draw:equation draw:name="f630" draw:formula="2602539*logwidth/2647519"/><draw:equation draw:name="f631" draw:formula="1543271*logheight/2612594"/><draw:equation draw:name="f632" draw:formula="2598585*logwidth/2647519"/><draw:equation draw:name="f633" draw:formula="1545907*logheight/2612594"/><draw:equation draw:name="f634" draw:formula="2589060*logwidth/2647519"/><draw:equation draw:name="f635" draw:formula="1537334*logheight/2612594"/><draw:equation draw:name="f636" draw:formula="2577184*logwidth/2647519"/><draw:equation draw:name="f637" draw:formula="1425070*logheight/2612594"/><draw:equation draw:name="f638" draw:formula="2576519*logwidth/2647519"/><draw:equation draw:name="f639" draw:formula="1425107*logheight/2612594"/><draw:equation draw:name="f640" draw:formula="2575314*logwidth/2647519"/><draw:equation draw:name="f641" draw:formula="1425174*logheight/2612594"/><draw:equation draw:name="f642" draw:formula="2575725*logwidth/2647519"/><draw:equation draw:name="f643" draw:formula="1429702*logheight/2612594"/><draw:equation draw:name="f644" draw:formula="2574773*logwidth/2647519"/><draw:equation draw:name="f645" draw:formula="1453515*logheight/2612594"/><draw:equation draw:name="f646" draw:formula="2570963*logwidth/2647519"/><draw:equation draw:name="f647" draw:formula="1467802*logheight/2612594"/><draw:equation draw:name="f648" draw:formula="2548103*logwidth/2647519"/><draw:equation draw:name="f649" draw:formula="1503997*logheight/2612594"/><draw:equation draw:name="f650" draw:formula="2542388*logwidth/2647519"/><draw:equation draw:name="f651" draw:formula="1535430*logheight/2612594"/><draw:equation draw:name="f652" draw:formula="2536673*logwidth/2647519"/><draw:equation draw:name="f653" draw:formula="1545907*logheight/2612594"/><draw:equation draw:name="f654" draw:formula="2527148*logwidth/2647519"/><draw:equation draw:name="f655" draw:formula="1591627*logheight/2612594"/><draw:equation draw:name="f656" draw:formula="2516670*logwidth/2647519"/><draw:equation draw:name="f657" draw:formula="1627822*logheight/2612594"/><draw:equation draw:name="f658" draw:formula="2505240*logwidth/2647519"/><draw:equation draw:name="f659" draw:formula="1663065*logheight/2612594"/><draw:equation draw:name="f660" draw:formula="2498573*logwidth/2647519"/><draw:equation draw:name="f661" draw:formula="1690687*logheight/2612594"/><draw:equation draw:name="f662" draw:formula="2490953*logwidth/2647519"/><draw:equation draw:name="f663" draw:formula="1719262*logheight/2612594"/><draw:equation draw:name="f664" draw:formula="2497030*logwidth/2647519"/><draw:equation draw:name="f665" draw:formula="1709809*logheight/2612594"/><draw:equation draw:name="f666" draw:formula="2502383*logwidth/2647519"/><draw:equation draw:name="f667" draw:formula="1689734*logheight/2612594"/><draw:equation draw:name="f668" draw:formula="2507145*logwidth/2647519"/><draw:equation draw:name="f669" draw:formula="1661159*logheight/2612594"/><draw:equation draw:name="f670" draw:formula="2518575*logwidth/2647519"/><draw:equation draw:name="f671" draw:formula="1625917*logheight/2612594"/><draw:equation draw:name="f672" draw:formula="2529053*logwidth/2647519"/><draw:equation draw:name="f673" draw:formula="1589722*logheight/2612594"/><draw:equation draw:name="f674" draw:formula="2538578*logwidth/2647519"/><draw:equation draw:name="f675" draw:formula="1544002*logheight/2612594"/><draw:equation draw:name="f676" draw:formula="2544293*logwidth/2647519"/><draw:equation draw:name="f677" draw:formula="1533524*logheight/2612594"/><draw:equation draw:name="f678" draw:formula="2550008*logwidth/2647519"/><draw:equation draw:name="f679" draw:formula="1502092*logheight/2612594"/><draw:equation draw:name="f680" draw:formula="2572868*logwidth/2647519"/><draw:equation draw:name="f681" draw:formula="1465897*logheight/2612594"/><draw:equation draw:name="f682" draw:formula="2557628*logwidth/2647519"/><draw:equation draw:name="f683" draw:formula="1539239*logheight/2612594"/><draw:equation draw:name="f684" draw:formula="2546198*logwidth/2647519"/><draw:equation draw:name="f685" draw:formula="1600199*logheight/2612594"/><draw:equation draw:name="f686" draw:formula="2520480*logwidth/2647519"/><draw:equation draw:name="f687" draw:formula="1678304*logheight/2612594"/><draw:equation draw:name="f688" draw:formula="2515392*logwidth/2647519"/><draw:equation draw:name="f689" draw:formula="1686218*logheight/2612594"/><draw:equation draw:name="f690" draw:formula="2513217*logwidth/2647519"/><draw:equation draw:name="f691" draw:formula="1698069*logheight/2612594"/><draw:equation draw:name="f692" draw:formula="2506193*logwidth/2647519"/><draw:equation draw:name="f693" draw:formula="1718310*logheight/2612594"/><draw:equation draw:name="f694" draw:formula="2479523*logwidth/2647519"/><draw:equation draw:name="f695" draw:formula="1776412*logheight/2612594"/><draw:equation draw:name="f696" draw:formula="2467140*logwidth/2647519"/><draw:equation draw:name="f697" draw:formula="1806892*logheight/2612594"/><draw:equation draw:name="f698" draw:formula="2459520*logwidth/2647519"/><draw:equation draw:name="f699" draw:formula="1823085*logheight/2612594"/><draw:equation draw:name="f700" draw:formula="2449995*logwidth/2647519"/><draw:equation draw:name="f701" draw:formula="1840230*logheight/2612594"/><draw:equation draw:name="f702" draw:formula="2424278*logwidth/2647519"/><draw:equation draw:name="f703" draw:formula="1885950*logheight/2612594"/><draw:equation draw:name="f704" draw:formula="2396655*logwidth/2647519"/><draw:equation draw:name="f705" draw:formula="1930717*logheight/2612594"/><draw:equation draw:name="f706" draw:formula="2361413*logwidth/2647519"/><draw:equation draw:name="f707" draw:formula="1990725*logheight/2612594"/><draw:equation draw:name="f708" draw:formula="2322360*logwidth/2647519"/><draw:equation draw:name="f709" draw:formula="2049780*logheight/2612594"/><draw:equation draw:name="f710" draw:formula="2296643*logwidth/2647519"/><draw:equation draw:name="f711" draw:formula="2083117*logheight/2612594"/><draw:equation draw:name="f712" draw:formula="2269020*logwidth/2647519"/><draw:equation draw:name="f713" draw:formula="2115502*logheight/2612594"/><draw:equation draw:name="f714" draw:formula="2259495*logwidth/2647519"/><draw:equation draw:name="f715" draw:formula="2128837*logheight/2612594"/><draw:equation draw:name="f716" draw:formula="2249018*logwidth/2647519"/><draw:equation draw:name="f717" draw:formula="2142172*logheight/2612594"/><draw:equation draw:name="f718" draw:formula="2232825*logwidth/2647519"/><draw:equation draw:name="f719" draw:formula="2155507*logheight/2612594"/><draw:equation draw:name="f720" draw:formula="2206342*logwidth/2647519"/><draw:equation draw:name="f721" draw:formula="2184829*logheight/2612594"/><draw:equation draw:name="f722" draw:formula="2207107*logwidth/2647519"/><draw:equation draw:name="f723" draw:formula="2187892*logheight/2612594"/><draw:equation draw:name="f724" draw:formula="2179485*logwidth/2647519"/><draw:equation draw:name="f725" draw:formula="2216467*logheight/2612594"/><draw:equation draw:name="f726" draw:formula="2149957*logwidth/2647519"/><draw:equation draw:name="f727" draw:formula="2237422*logheight/2612594"/><draw:equation draw:name="f728" draw:formula="2126145*logwidth/2647519"/><draw:equation draw:name="f729" draw:formula="2256472*logheight/2612594"/><draw:equation draw:name="f730" draw:formula="2103587*logwidth/2647519"/><draw:equation draw:name="f731" draw:formula="2272957*logheight/2612594"/><draw:equation draw:name="f732" draw:formula="2107095*logwidth/2647519"/><draw:equation draw:name="f733" draw:formula="2272665*logheight/2612594"/><draw:equation draw:name="f734" draw:formula="2131860*logwidth/2647519"/><draw:equation draw:name="f735" draw:formula="2254567*logheight/2612594"/><draw:equation draw:name="f736" draw:formula="2155673*logwidth/2647519"/><draw:equation draw:name="f737" draw:formula="2235517*logheight/2612594"/><draw:equation draw:name="f738" draw:formula="2185200*logwidth/2647519"/><draw:equation draw:name="f739" draw:formula="2214562*logheight/2612594"/><draw:equation draw:name="f740" draw:formula="2212823*logwidth/2647519"/><draw:equation draw:name="f741" draw:formula="2185987*logheight/2612594"/><draw:equation draw:name="f742" draw:formula="2211870*logwidth/2647519"/><draw:equation draw:name="f743" draw:formula="2182177*logheight/2612594"/><draw:equation draw:name="f744" draw:formula="2238540*logwidth/2647519"/><draw:equation draw:name="f745" draw:formula="2152650*logheight/2612594"/><draw:equation draw:name="f746" draw:formula="2254733*logwidth/2647519"/><draw:equation draw:name="f747" draw:formula="2139315*logheight/2612594"/><draw:equation draw:name="f748" draw:formula="2265210*logwidth/2647519"/><draw:equation draw:name="f749" draw:formula="2125980*logheight/2612594"/><draw:equation draw:name="f750" draw:formula="2274735*logwidth/2647519"/><draw:equation draw:name="f751" draw:formula="2112645*logheight/2612594"/><draw:equation draw:name="f752" draw:formula="2302358*logwidth/2647519"/><draw:equation draw:name="f753" draw:formula="2080260*logheight/2612594"/><draw:equation draw:name="f754" draw:formula="2328075*logwidth/2647519"/><draw:equation draw:name="f755" draw:formula="2046922*logheight/2612594"/><draw:equation draw:name="f756" draw:formula="2367128*logwidth/2647519"/><draw:equation draw:name="f757" draw:formula="1987867*logheight/2612594"/><draw:equation draw:name="f758" draw:formula="2402370*logwidth/2647519"/><draw:equation draw:name="f759" draw:formula="1927860*logheight/2612594"/><draw:equation draw:name="f760" draw:formula="2429993*logwidth/2647519"/><draw:equation draw:name="f761" draw:formula="1883092*logheight/2612594"/><draw:equation draw:name="f762" draw:formula="2455710*logwidth/2647519"/><draw:equation draw:name="f763" draw:formula="1837372*logheight/2612594"/><draw:equation draw:name="f764" draw:formula="2465235*logwidth/2647519"/><draw:equation draw:name="f765" draw:formula="1820227*logheight/2612594"/><draw:equation draw:name="f766" draw:formula="2472855*logwidth/2647519"/><draw:equation draw:name="f767" draw:formula="1804035*logheight/2612594"/><draw:equation draw:name="f768" draw:formula="2485238*logwidth/2647519"/><draw:equation draw:name="f769" draw:formula="1773555*logheight/2612594"/><draw:equation draw:name="f770" draw:formula="2511908*logwidth/2647519"/><draw:equation draw:name="f771" draw:formula="1715452*logheight/2612594"/><draw:equation draw:name="f772" draw:formula="2522385*logwidth/2647519"/><draw:equation draw:name="f773" draw:formula="1676400*logheight/2612594"/><draw:equation draw:name="f774" draw:formula="2548103*logwidth/2647519"/><draw:equation draw:name="f775" draw:formula="1598295*logheight/2612594"/><draw:equation draw:name="f776" draw:formula="2559533*logwidth/2647519"/><draw:equation draw:name="f777" draw:formula="1537335*logheight/2612594"/><draw:equation draw:name="f778" draw:formula="2574773*logwidth/2647519"/><draw:equation draw:name="f779" draw:formula="1463992*logheight/2612594"/><draw:equation draw:name="f780" draw:formula="2578209*logwidth/2647519"/><draw:equation draw:name="f781" draw:formula="1451109*logheight/2612594"/><draw:equation draw:name="f782" draw:formula="2575725*logwidth/2647519"/><draw:equation draw:name="f783" draw:formula="1450657*logheight/2612594"/><draw:equation draw:name="f784" draw:formula="2576677*logwidth/2647519"/><draw:equation draw:name="f785" draw:formula="1426845*logheight/2612594"/><draw:equation draw:name="f786" draw:formula="2597632*logwidth/2647519"/><draw:equation draw:name="f787" draw:formula="1404937*logheight/2612594"/><draw:equation draw:name="f788" draw:formula="2586540*logwidth/2647519"/><draw:equation draw:name="f789" draw:formula="1451152*logheight/2612594"/><draw:equation draw:name="f790" draw:formula="2586541*logwidth/2647519"/><draw:equation draw:name="f791" draw:formula="1451152*logheight/2612594"/><draw:equation draw:name="f792" draw:formula="2597633*logwidth/2647519"/><draw:equation draw:name="f793" draw:formula="1404938*logheight/2612594"/><draw:equation draw:name="f794" draw:formula="2606205*logwidth/2647519"/><draw:equation draw:name="f795" draw:formula="1395412*logheight/2612594"/><draw:equation draw:name="f796" draw:formula="2600490*logwidth/2647519"/><draw:equation draw:name="f797" draw:formula="1407795*logheight/2612594"/><draw:equation draw:name="f798" draw:formula="2600490*logwidth/2647519"/><draw:equation draw:name="f799" draw:formula="1407795*logheight/2612594"/><draw:equation draw:name="f800" draw:formula="2599180*logwidth/2647519"/><draw:equation draw:name="f801" draw:formula="1433750*logheight/2612594"/><draw:equation draw:name="f802" draw:formula="2598585*logwidth/2647519"/><draw:equation draw:name="f803" draw:formula="1458277*logheight/2612594"/><draw:equation draw:name="f804" draw:formula="2589060*logwidth/2647519"/><draw:equation draw:name="f805" draw:formula="1487586*logheight/2612594"/><draw:equation draw:name="f806" draw:formula="2589060*logwidth/2647519"/><draw:equation draw:name="f807" draw:formula="1490934*logheight/2612594"/><draw:equation draw:name="f808" draw:formula="2600490*logwidth/2647519"/><draw:equation draw:name="f809" draw:formula="1458277*logheight/2612594"/><draw:equation draw:name="f810" draw:formula="2602395*logwidth/2647519"/><draw:equation draw:name="f811" draw:formula="1407794*logheight/2612594"/><draw:equation draw:name="f812" draw:formula="2606836*logwidth/2647519"/><draw:equation draw:name="f813" draw:formula="1398173*logheight/2612594"/><draw:equation draw:name="f814" draw:formula="2565247*logwidth/2647519"/><draw:equation draw:name="f815" draw:formula="1354454*logheight/2612594"/><draw:equation draw:name="f816" draw:formula="2559005*logwidth/2647519"/><draw:equation draw:name="f817" draw:formula="1369208*logheight/2612594"/><draw:equation draw:name="f818" draw:formula="2556675*logwidth/2647519"/><draw:equation draw:name="f819" draw:formula="1390650*logheight/2612594"/><draw:equation draw:name="f820" draw:formula="2553670*logwidth/2647519"/><draw:equation draw:name="f821" draw:formula="1380633*logheight/2612594"/><draw:equation draw:name="f822" draw:formula="2552571*logwidth/2647519"/><draw:equation draw:name="f823" draw:formula="1382047*logheight/2612594"/><draw:equation draw:name="f824" draw:formula="2555723*logwidth/2647519"/><draw:equation draw:name="f825" draw:formula="1392555*logheight/2612594"/><draw:equation draw:name="f826" draw:formula="2553818*logwidth/2647519"/><draw:equation draw:name="f827" draw:formula="1407795*logheight/2612594"/><draw:equation draw:name="f828" draw:formula="2557628*logwidth/2647519"/><draw:equation draw:name="f829" draw:formula="1420177*logheight/2612594"/><draw:equation draw:name="f830" draw:formula="2560581*logwidth/2647519"/><draw:equation draw:name="f831" draw:formula="1420013*logheight/2612594"/><draw:equation draw:name="f832" draw:formula="2558580*logwidth/2647519"/><draw:equation draw:name="f833" draw:formula="1413509*logheight/2612594"/><draw:equation draw:name="f834" draw:formula="2560485*logwidth/2647519"/><draw:equation draw:name="f835" draw:formula="1398269*logheight/2612594"/><draw:equation draw:name="f836" draw:formula="2565247*logwidth/2647519"/><draw:equation draw:name="f837" draw:formula="1354454*logheight/2612594"/><draw:equation draw:name="f838" draw:formula="2645258*logwidth/2647519"/><draw:equation draw:name="f839" draw:formula="1328737*logheight/2612594"/><draw:equation draw:name="f840" draw:formula="2647163*logwidth/2647519"/><draw:equation draw:name="f841" draw:formula="1329689*logheight/2612594"/><draw:equation draw:name="f842" draw:formula="2646210*logwidth/2647519"/><draw:equation draw:name="f843" draw:formula="1369694*logheight/2612594"/><draw:equation draw:name="f844" draw:formula="2647163*logwidth/2647519"/><draw:equation draw:name="f845" draw:formula="1397317*logheight/2612594"/><draw:equation draw:name="f846" draw:formula="2644305*logwidth/2647519"/><draw:equation draw:name="f847" draw:formula="1447799*logheight/2612594"/><draw:equation draw:name="f848" draw:formula="2641448*logwidth/2647519"/><draw:equation draw:name="f849" draw:formula="1476374*logheight/2612594"/><draw:equation draw:name="f850" draw:formula="2632875*logwidth/2647519"/><draw:equation draw:name="f851" draw:formula="1518284*logheight/2612594"/><draw:equation draw:name="f852" draw:formula="2630018*logwidth/2647519"/><draw:equation draw:name="f853" draw:formula="1553527*logheight/2612594"/><draw:equation draw:name="f854" draw:formula="2615730*logwidth/2647519"/><draw:equation draw:name="f855" draw:formula="1618297*logheight/2612594"/><draw:equation draw:name="f856" draw:formula="2602395*logwidth/2647519"/><draw:equation draw:name="f857" draw:formula="1674494*logheight/2612594"/><draw:equation draw:name="f858" draw:formula="2578583*logwidth/2647519"/><draw:equation draw:name="f859" draw:formula="1684972*logheight/2612594"/><draw:equation draw:name="f860" draw:formula="2580488*logwidth/2647519"/><draw:equation draw:name="f861" draw:formula="1679257*logheight/2612594"/><draw:equation draw:name="f862" draw:formula="2584298*logwidth/2647519"/><draw:equation draw:name="f863" draw:formula="1639252*logheight/2612594"/><draw:equation draw:name="f864" draw:formula="2598585*logwidth/2647519"/><draw:equation draw:name="f865" draw:formula="1597342*logheight/2612594"/><draw:equation draw:name="f866" draw:formula="2610015*logwidth/2647519"/><draw:equation draw:name="f867" draw:formula="1590675*logheight/2612594"/><draw:equation draw:name="f868" draw:formula="2610015*logwidth/2647519"/><draw:equation draw:name="f869" draw:formula="1590674*logheight/2612594"/><draw:equation draw:name="f870" draw:formula="2622398*logwidth/2647519"/><draw:equation draw:name="f871" draw:formula="1518284*logheight/2612594"/><draw:equation draw:name="f872" draw:formula="2629065*logwidth/2647519"/><draw:equation draw:name="f873" draw:formula="1483994*logheight/2612594"/><draw:equation draw:name="f874" draw:formula="2634780*logwidth/2647519"/><draw:equation draw:name="f875" draw:formula="1448752*logheight/2612594"/><draw:equation draw:name="f876" draw:formula="2639543*logwidth/2647519"/><draw:equation draw:name="f877" draw:formula="1415414*logheight/2612594"/><draw:equation draw:name="f878" draw:formula="2641448*logwidth/2647519"/><draw:equation draw:name="f879" draw:formula="1383982*logheight/2612594"/><draw:equation draw:name="f880" draw:formula="2642400*logwidth/2647519"/><draw:equation draw:name="f881" draw:formula="1357312*logheight/2612594"/><draw:equation draw:name="f882" draw:formula="2644305*logwidth/2647519"/><draw:equation draw:name="f883" draw:formula="1343024*logheight/2612594"/><draw:equation draw:name="f884" draw:formula="2645258*logwidth/2647519"/><draw:equation draw:name="f885" draw:formula="1328737*logheight/2612594"/><draw:equation draw:name="f886" draw:formula="134151*logwidth/2647519"/><draw:equation draw:name="f887" draw:formula="887095*logheight/2612594"/><draw:equation draw:name="f888" draw:formula="134625*logwidth/2647519"/><draw:equation draw:name="f889" draw:formula="887332*logheight/2612594"/><draw:equation draw:name="f890" draw:formula="134670*logwidth/2647519"/><draw:equation draw:name="f891" draw:formula="887199*logheight/2612594"/><draw:equation draw:name="f892" draw:formula="191618*logwidth/2647519"/><draw:equation draw:name="f893" draw:formula="750570*logheight/2612594"/><draw:equation draw:name="f894" draw:formula="170663*logwidth/2647519"/><draw:equation draw:name="f895" draw:formula="789622*logheight/2612594"/><draw:equation draw:name="f896" draw:formula="153518*logwidth/2647519"/><draw:equation draw:name="f897" draw:formula="803910*logheight/2612594"/><draw:equation draw:name="f898" draw:formula="153477*logwidth/2647519"/><draw:equation draw:name="f899" draw:formula="804822*logheight/2612594"/><draw:equation draw:name="f900" draw:formula="151819*logwidth/2647519"/><draw:equation draw:name="f901" draw:formula="841286*logheight/2612594"/><draw:equation draw:name="f902" draw:formula="151866*logwidth/2647519"/><draw:equation draw:name="f903" draw:formula="841199*logheight/2612594"/><draw:equation draw:name="f904" draw:formula="153518*logwidth/2647519"/><draw:equation draw:name="f905" draw:formula="804862*logheight/2612594"/><draw:equation draw:name="f906" draw:formula="170663*logwidth/2647519"/><draw:equation draw:name="f907" draw:formula="790574*logheight/2612594"/><draw:equation draw:name="f908" draw:formula="191618*logwidth/2647519"/><draw:equation draw:name="f909" draw:formula="751522*logheight/2612594"/><draw:equation draw:name="f910" draw:formula="192332*logwidth/2647519"/><draw:equation draw:name="f911" draw:formula="751998*logheight/2612594"/><draw:equation draw:name="f912" draw:formula="192689*logwidth/2647519"/><draw:equation draw:name="f913" draw:formula="751284*logheight/2612594"/><draw:equation draw:name="f914" draw:formula="203047*logwidth/2647519"/><draw:equation draw:name="f915" draw:formula="667702*logheight/2612594"/><draw:equation draw:name="f916" draw:formula="189712*logwidth/2647519"/><draw:equation draw:name="f917" draw:formula="677227*logheight/2612594"/><draw:equation draw:name="f918" draw:formula="169710*logwidth/2647519"/><draw:equation draw:name="f919" draw:formula="719137*logheight/2612594"/><draw:equation draw:name="f920" draw:formula="174286*logwidth/2647519"/><draw:equation draw:name="f921" draw:formula="722798*logheight/2612594"/><draw:equation draw:name="f922" draw:formula="174435*logwidth/2647519"/><draw:equation draw:name="f923" draw:formula="722155*logheight/2612594"/><draw:equation draw:name="f924" draw:formula="170663*logwidth/2647519"/><draw:equation draw:name="f925" draw:formula="719137*logheight/2612594"/><draw:equation draw:name="f926" draw:formula="190665*logwidth/2647519"/><draw:equation draw:name="f927" draw:formula="677227*logheight/2612594"/><draw:equation draw:name="f928" draw:formula="202473*logwidth/2647519"/><draw:equation draw:name="f929" draw:formula="668793*logheight/2612594"/><draw:equation draw:name="f930" draw:formula="276390*logwidth/2647519"/><draw:equation draw:name="f931" draw:formula="613410*logheight/2612594"/><draw:equation draw:name="f932" draw:formula="275187*logwidth/2647519"/><draw:equation draw:name="f933" draw:formula="614373*logheight/2612594"/><draw:equation draw:name="f934" draw:formula="270080*logwidth/2647519"/><draw:equation draw:name="f935" draw:formula="634008*logheight/2612594"/><draw:equation draw:name="f936" draw:formula="266865*logwidth/2647519"/><draw:equation draw:name="f937" draw:formula="643890*logheight/2612594"/><draw:equation draw:name="f938" draw:formula="179235*logwidth/2647519"/><draw:equation draw:name="f939" draw:formula="803910*logheight/2612594"/><draw:equation draw:name="f940" draw:formula="166852*logwidth/2647519"/><draw:equation draw:name="f941" draw:formula="842962*logheight/2612594"/><draw:equation draw:name="f942" draw:formula="155422*logwidth/2647519"/><draw:equation draw:name="f943" draw:formula="882967*logheight/2612594"/><draw:equation draw:name="f944" draw:formula="130657*logwidth/2647519"/><draw:equation draw:name="f945" draw:formula="966787*logheight/2612594"/><draw:equation draw:name="f946" draw:formula="114465*logwidth/2647519"/><draw:equation draw:name="f947" draw:formula="1023937*logheight/2612594"/><draw:equation draw:name="f948" draw:formula="106845*logwidth/2647519"/><draw:equation draw:name="f949" draw:formula="1066800*logheight/2612594"/><draw:equation draw:name="f950" draw:formula="103035*logwidth/2647519"/><draw:equation draw:name="f951" draw:formula="1088707*logheight/2612594"/><draw:equation draw:name="f952" draw:formula="100177*logwidth/2647519"/><draw:equation draw:name="f953" draw:formula="1110615*logheight/2612594"/><draw:equation draw:name="f954" draw:formula="91605*logwidth/2647519"/><draw:equation draw:name="f955" draw:formula="1169670*logheight/2612594"/><draw:equation draw:name="f956" draw:formula="88747*logwidth/2647519"/><draw:equation draw:name="f957" draw:formula="1205865*logheight/2612594"/><draw:equation draw:name="f958" draw:formula="93510*logwidth/2647519"/><draw:equation draw:name="f959" draw:formula="1243965*logheight/2612594"/><draw:equation draw:name="f960" draw:formula="95742*logwidth/2647519"/><draw:equation draw:name="f961" draw:formula="1223205*logheight/2612594"/><draw:equation draw:name="f962" draw:formula="95415*logwidth/2647519"/><draw:equation draw:name="f963" draw:formula="1216342*logheight/2612594"/><draw:equation draw:name="f964" draw:formula="99225*logwidth/2647519"/><draw:equation draw:name="f965" draw:formula="1176337*logheight/2612594"/><draw:equation draw:name="f966" draw:formula="107797*logwidth/2647519"/><draw:equation draw:name="f967" draw:formula="1117282*logheight/2612594"/><draw:equation draw:name="f968" draw:formula="114596*logwidth/2647519"/><draw:equation draw:name="f969" draw:formula="1109123*logheight/2612594"/><draw:equation draw:name="f970" draw:formula="124469*logwidth/2647519"/><draw:equation draw:name="f971" draw:formula="1043051*logheight/2612594"/><draw:equation draw:name="f972" draw:formula="123990*logwidth/2647519"/><draw:equation draw:name="f973" draw:formula="1031557*logheight/2612594"/><draw:equation draw:name="f974" draw:formula="133400*logwidth/2647519"/><draw:equation draw:name="f975" draw:formula="1004581*logheight/2612594"/><draw:equation draw:name="f976" draw:formula="138999*logwidth/2647519"/><draw:equation draw:name="f977" draw:formula="981931*logheight/2612594"/><draw:equation draw:name="f978" draw:formula="137325*logwidth/2647519"/><draw:equation draw:name="f979" draw:formula="985837*logheight/2612594"/><draw:equation draw:name="f980" draw:formula="131610*logwidth/2647519"/><draw:equation draw:name="f981" draw:formula="983932*logheight/2612594"/><draw:equation draw:name="f982" draw:formula="117322*logwidth/2647519"/><draw:equation draw:name="f983" draw:formula="1024890*logheight/2612594"/><draw:equation draw:name="f984" draw:formula="118275*logwidth/2647519"/><draw:equation draw:name="f985" draw:formula="1047750*logheight/2612594"/><draw:equation draw:name="f986" draw:formula="111607*logwidth/2647519"/><draw:equation draw:name="f987" draw:formula="1091565*logheight/2612594"/><draw:equation draw:name="f988" draw:formula="110655*logwidth/2647519"/><draw:equation draw:name="f989" draw:formula="1099185*logheight/2612594"/><draw:equation draw:name="f990" draw:formula="101130*logwidth/2647519"/><draw:equation draw:name="f991" draw:formula="1110615*logheight/2612594"/><draw:equation draw:name="f992" draw:formula="103987*logwidth/2647519"/><draw:equation draw:name="f993" draw:formula="1088707*logheight/2612594"/><draw:equation draw:name="f994" draw:formula="107797*logwidth/2647519"/><draw:equation draw:name="f995" draw:formula="1066800*logheight/2612594"/><draw:equation draw:name="f996" draw:formula="115417*logwidth/2647519"/><draw:equation draw:name="f997" draw:formula="1023937*logheight/2612594"/><draw:equation draw:name="f998" draw:formula="131610*logwidth/2647519"/><draw:equation draw:name="f999" draw:formula="966787*logheight/2612594"/><draw:equation draw:name="f1000" draw:formula="156375*logwidth/2647519"/><draw:equation draw:name="f1001" draw:formula="882967*logheight/2612594"/><draw:equation draw:name="f1002" draw:formula="167805*logwidth/2647519"/><draw:equation draw:name="f1003" draw:formula="842962*logheight/2612594"/><draw:equation draw:name="f1004" draw:formula="180187*logwidth/2647519"/><draw:equation draw:name="f1005" draw:formula="803910*logheight/2612594"/><draw:equation draw:name="f1006" draw:formula="267817*logwidth/2647519"/><draw:equation draw:name="f1007" draw:formula="643890*logheight/2612594"/><draw:equation draw:name="f1008" draw:formula="276390*logwidth/2647519"/><draw:equation draw:name="f1009" draw:formula="613410*logheight/2612594"/><draw:equation draw:name="f1010" draw:formula="293536*logwidth/2647519"/><draw:equation draw:name="f1011" draw:formula="518160*logheight/2612594"/><draw:equation draw:name="f1012" draw:formula="293535*logwidth/2647519"/><draw:equation draw:name="f1013" draw:formula="518160*logheight/2612594"/><draw:equation draw:name="f1014" draw:formula="298297*logwidth/2647519"/><draw:equation draw:name="f1015" draw:formula="521970*logheight/2612594"/><draw:equation draw:name="f1016" draw:formula="298297*logwidth/2647519"/><draw:equation draw:name="f1017" draw:formula="521969*logheight/2612594"/><draw:equation draw:name="f1018" draw:formula="465169*logwidth/2647519"/><draw:equation draw:name="f1019" draw:formula="382550*logheight/2612594"/><draw:equation draw:name="f1020" draw:formula="464986*logwidth/2647519"/><draw:equation draw:name="f1021" draw:formula="382696*logheight/2612594"/><draw:equation draw:name="f1022" draw:formula="464431*logwidth/2647519"/><draw:equation draw:name="f1023" draw:formula="383323*logheight/2612594"/><draw:equation draw:name="f1024" draw:formula="456650*logwidth/2647519"/><draw:equation draw:name="f1025" draw:formula="391477*logheight/2612594"/><draw:equation draw:name="f1026" draw:formula="454683*logwidth/2647519"/><draw:equation draw:name="f1027" draw:formula="394339*logheight/2612594"/><draw:equation draw:name="f1028" draw:formula="453399*logwidth/2647519"/><draw:equation draw:name="f1029" draw:formula="395790*logheight/2612594"/><draw:equation draw:name="f1030" draw:formula="447840*logwidth/2647519"/><draw:equation draw:name="f1031" draw:formula="403860*logheight/2612594"/><draw:equation draw:name="f1032" draw:formula="389738*logwidth/2647519"/><draw:equation draw:name="f1033" draw:formula="472440*logheight/2612594"/><draw:equation draw:name="f1034" draw:formula="373545*logwidth/2647519"/><draw:equation draw:name="f1035" draw:formula="491490*logheight/2612594"/><draw:equation draw:name="f1036" draw:formula="357353*logwidth/2647519"/><draw:equation draw:name="f1037" draw:formula="511492*logheight/2612594"/><draw:equation draw:name="f1038" draw:formula="285782*logwidth/2647519"/><draw:equation draw:name="f1039" draw:formula="590597*logheight/2612594"/><draw:equation draw:name="f1040" draw:formula="358305*logwidth/2647519"/><draw:equation draw:name="f1041" draw:formula="510540*logheight/2612594"/><draw:equation draw:name="f1042" draw:formula="374497*logwidth/2647519"/><draw:equation draw:name="f1043" draw:formula="490537*logheight/2612594"/><draw:equation draw:name="f1044" draw:formula="390690*logwidth/2647519"/><draw:equation draw:name="f1045" draw:formula="471487*logheight/2612594"/><draw:equation draw:name="f1046" draw:formula="448792*logwidth/2647519"/><draw:equation draw:name="f1047" draw:formula="402907*logheight/2612594"/><draw:equation draw:name="f1048" draw:formula="454683*logwidth/2647519"/><draw:equation draw:name="f1049" draw:formula="394339*logheight/2612594"/><draw:equation draw:name="f1050" draw:formula="464431*logwidth/2647519"/><draw:equation draw:name="f1051" draw:formula="383323*logheight/2612594"/><draw:equation draw:name="f1052" draw:formula="489348*logwidth/2647519"/><draw:equation draw:name="f1053" draw:formula="316869*logheight/2612594"/><draw:equation draw:name="f1054" draw:formula="481127*logwidth/2647519"/><draw:equation draw:name="f1055" draw:formula="319733*logheight/2612594"/><draw:equation draw:name="f1056" draw:formula="475013*logwidth/2647519"/><draw:equation draw:name="f1057" draw:formula="322003*logheight/2612594"/><draw:equation draw:name="f1058" draw:formula="473558*logwidth/2647519"/><draw:equation draw:name="f1059" draw:formula="323849*logheight/2612594"/><draw:equation draw:name="f1060" draw:formula="463080*logwidth/2647519"/><draw:equation draw:name="f1061" draw:formula="333374*logheight/2612594"/><draw:equation draw:name="f1062" draw:formula="436410*logwidth/2647519"/><draw:equation draw:name="f1063" draw:formula="350519*logheight/2612594"/><draw:equation draw:name="f1064" draw:formula="418313*logwidth/2647519"/><draw:equation draw:name="f1065" draw:formula="370522*logheight/2612594"/><draw:equation draw:name="f1066" draw:formula="401168*logwidth/2647519"/><draw:equation draw:name="f1067" draw:formula="390524*logheight/2612594"/><draw:equation draw:name="f1068" draw:formula="389738*logwidth/2647519"/><draw:equation draw:name="f1069" draw:formula="401002*logheight/2612594"/><draw:equation draw:name="f1070" draw:formula="389349*logwidth/2647519"/><draw:equation draw:name="f1071" draw:formula="400516*logheight/2612594"/><draw:equation draw:name="f1072" draw:formula="378546*logwidth/2647519"/><draw:equation draw:name="f1073" draw:formula="413504*logheight/2612594"/><draw:equation draw:name="f1074" draw:formula="360210*logwidth/2647519"/><draw:equation draw:name="f1075" draw:formula="436245*logheight/2612594"/><draw:equation draw:name="f1076" draw:formula="330683*logwidth/2647519"/><draw:equation draw:name="f1077" draw:formula="468630*logheight/2612594"/><draw:equation draw:name="f1078" draw:formula="335445*logwidth/2647519"/><draw:equation draw:name="f1079" draw:formula="474344*logheight/2612594"/><draw:equation draw:name="f1080" draw:formula="335536*logwidth/2647519"/><draw:equation draw:name="f1081" draw:formula="474264*logheight/2612594"/><draw:equation draw:name="f1082" draw:formula="331635*logwidth/2647519"/><draw:equation draw:name="f1083" draw:formula="469582*logheight/2612594"/><draw:equation draw:name="f1084" draw:formula="361162*logwidth/2647519"/><draw:equation draw:name="f1085" draw:formula="437197*logheight/2612594"/><draw:equation draw:name="f1086" draw:formula="390690*logwidth/2647519"/><draw:equation draw:name="f1087" draw:formula="401002*logheight/2612594"/><draw:equation draw:name="f1088" draw:formula="402120*logwidth/2647519"/><draw:equation draw:name="f1089" draw:formula="390525*logheight/2612594"/><draw:equation draw:name="f1090" draw:formula="419265*logwidth/2647519"/><draw:equation draw:name="f1091" draw:formula="370522*logheight/2612594"/><draw:equation draw:name="f1092" draw:formula="437362*logwidth/2647519"/><draw:equation draw:name="f1093" draw:formula="350520*logheight/2612594"/><draw:equation draw:name="f1094" draw:formula="464032*logwidth/2647519"/><draw:equation draw:name="f1095" draw:formula="333375*logheight/2612594"/><draw:equation draw:name="f1096" draw:formula="474510*logwidth/2647519"/><draw:equation draw:name="f1097" draw:formula="323850*logheight/2612594"/><draw:equation draw:name="f1098" draw:formula="485940*logwidth/2647519"/><draw:equation draw:name="f1099" draw:formula="319564*logheight/2612594"/><draw:equation draw:name="f1100" draw:formula="489548*logwidth/2647519"/><draw:equation draw:name="f1101" draw:formula="318444*logheight/2612594"/><draw:equation draw:name="f1102" draw:formula="1868970*logwidth/2647519"/><draw:equation draw:name="f1103" draw:formula="144780*logheight/2612594"/><draw:equation draw:name="f1104" draw:formula="1917547*logwidth/2647519"/><draw:equation draw:name="f1105" draw:formula="166687*logheight/2612594"/><draw:equation draw:name="f1106" draw:formula="1938502*logwidth/2647519"/><draw:equation draw:name="f1107" draw:formula="183832*logheight/2612594"/><draw:equation draw:name="f1108" draw:formula="1891830*logwidth/2647519"/><draw:equation draw:name="f1109" draw:formula="160972*logheight/2612594"/><draw:equation draw:name="f1110" draw:formula="1868970*logwidth/2647519"/><draw:equation draw:name="f1111" draw:formula="144780*logheight/2612594"/><draw:equation draw:name="f1112" draw:formula="1710855*logwidth/2647519"/><draw:equation draw:name="f1113" draw:formula="75247*logheight/2612594"/><draw:equation draw:name="f1114" draw:formula="1748955*logwidth/2647519"/><draw:equation draw:name="f1115" draw:formula="83819*logheight/2612594"/><draw:equation draw:name="f1116" draw:formula="1802295*logwidth/2647519"/><draw:equation draw:name="f1117" draw:formula="110489*logheight/2612594"/><draw:equation draw:name="f1118" draw:formula="1710855*logwidth/2647519"/><draw:equation draw:name="f1119" draw:formula="75247*logheight/2612594"/><draw:equation draw:name="f1120" draw:formula="1137451*logwidth/2647519"/><draw:equation draw:name="f1121" draw:formula="68937*logheight/2612594"/><draw:equation draw:name="f1122" draw:formula="1117448*logwidth/2647519"/><draw:equation draw:name="f1123" draw:formula="71437*logheight/2612594"/><draw:equation draw:name="f1124" draw:formula="1074585*logwidth/2647519"/><draw:equation draw:name="f1125" draw:formula="77152*logheight/2612594"/><draw:equation draw:name="f1126" draw:formula="1032675*logwidth/2647519"/><draw:equation draw:name="f1127" draw:formula="86677*logheight/2612594"/><draw:equation draw:name="f1128" draw:formula="1014578*logwidth/2647519"/><draw:equation draw:name="f1129" draw:formula="92392*logheight/2612594"/><draw:equation draw:name="f1130" draw:formula="993623*logwidth/2647519"/><draw:equation draw:name="f1131" draw:formula="98107*logheight/2612594"/><draw:equation draw:name="f1132" draw:formula="947769*logwidth/2647519"/><draw:equation draw:name="f1133" draw:formula="107115*logheight/2612594"/><draw:equation draw:name="f1134" draw:formula="939330*logwidth/2647519"/><draw:equation draw:name="f1135" draw:formula="110490*logheight/2612594"/><draw:equation draw:name="f1136" draw:formula="881228*logwidth/2647519"/><draw:equation draw:name="f1137" draw:formula="130492*logheight/2612594"/><draw:equation draw:name="f1138" draw:formula="824078*logwidth/2647519"/><draw:equation draw:name="f1139" draw:formula="153352*logheight/2612594"/><draw:equation draw:name="f1140" draw:formula="784073*logwidth/2647519"/><draw:equation draw:name="f1141" draw:formula="171450*logheight/2612594"/><draw:equation draw:name="f1142" draw:formula="757403*logwidth/2647519"/><draw:equation draw:name="f1143" draw:formula="181927*logheight/2612594"/><draw:equation draw:name="f1144" draw:formula="691680*logwidth/2647519"/><draw:equation draw:name="f1145" draw:formula="212407*logheight/2612594"/><draw:equation draw:name="f1146" draw:formula="660248*logwidth/2647519"/><draw:equation draw:name="f1147" draw:formula="232410*logheight/2612594"/><draw:equation draw:name="f1148" draw:formula="629768*logwidth/2647519"/><draw:equation draw:name="f1149" draw:formula="252412*logheight/2612594"/><draw:equation draw:name="f1150" draw:formula="581190*logwidth/2647519"/><draw:equation draw:name="f1151" draw:formula="288607*logheight/2612594"/><draw:equation draw:name="f1152" draw:formula="535470*logwidth/2647519"/><draw:equation draw:name="f1153" draw:formula="324802*logheight/2612594"/><draw:equation draw:name="f1154" draw:formula="491713*logwidth/2647519"/><draw:equation draw:name="f1155" draw:formula="362974*logheight/2612594"/><draw:equation draw:name="f1156" draw:formula="495465*logwidth/2647519"/><draw:equation draw:name="f1157" draw:formula="367665*logheight/2612594"/><draw:equation draw:name="f1158" draw:formula="504752*logwidth/2647519"/><draw:equation draw:name="f1159" draw:formula="361295*logheight/2612594"/><draw:equation draw:name="f1160" draw:formula="512656*logwidth/2647519"/><draw:equation draw:name="f1161" draw:formula="355403*logheight/2612594"/><draw:equation draw:name="f1162" draw:formula="541185*logwidth/2647519"/><draw:equation draw:name="f1163" draw:formula="330517*logheight/2612594"/><draw:equation draw:name="f1164" draw:formula="586905*logwidth/2647519"/><draw:equation draw:name="f1165" draw:formula="294322*logheight/2612594"/><draw:equation draw:name="f1166" draw:formula="635482*logwidth/2647519"/><draw:equation draw:name="f1167" draw:formula="258127*logheight/2612594"/><draw:equation draw:name="f1168" draw:formula="665962*logwidth/2647519"/><draw:equation draw:name="f1169" draw:formula="238124*logheight/2612594"/><draw:equation draw:name="f1170" draw:formula="697395*logwidth/2647519"/><draw:equation draw:name="f1171" draw:formula="218122*logheight/2612594"/><draw:equation draw:name="f1172" draw:formula="763117*logwidth/2647519"/><draw:equation draw:name="f1173" draw:formula="187642*logheight/2612594"/><draw:equation draw:name="f1174" draw:formula="788835*logwidth/2647519"/><draw:equation draw:name="f1175" draw:formula="174307*logheight/2612594"/><draw:equation draw:name="f1176" draw:formula="828840*logwidth/2647519"/><draw:equation draw:name="f1177" draw:formula="156209*logheight/2612594"/><draw:equation draw:name="f1178" draw:formula="885990*logwidth/2647519"/><draw:equation draw:name="f1179" draw:formula="133349*logheight/2612594"/><draw:equation draw:name="f1180" draw:formula="944092*logwidth/2647519"/><draw:equation draw:name="f1181" draw:formula="113347*logheight/2612594"/><draw:equation draw:name="f1182" draw:formula="968499*logwidth/2647519"/><draw:equation draw:name="f1183" draw:formula="108553*logheight/2612594"/><draw:equation draw:name="f1184" draw:formula="980289*logwidth/2647519"/><draw:equation draw:name="f1185" draw:formula="104524*logheight/2612594"/><draw:equation draw:name="f1186" draw:formula="1140765*logwidth/2647519"/><draw:equation draw:name="f1187" draw:formula="69904*logheight/2612594"/><draw:equation draw:name="f1188" draw:formula="1478087*logwidth/2647519"/><draw:equation draw:name="f1189" draw:formula="48458*logheight/2612594"/><draw:equation draw:name="f1190" draw:formula="1498447*logwidth/2647519"/><draw:equation draw:name="f1191" draw:formula="50482*logheight/2612594"/><draw:equation draw:name="f1192" draw:formula="1526070*logwidth/2647519"/><draw:equation draw:name="f1193" draw:formula="60007*logheight/2612594"/><draw:equation draw:name="f1194" draw:formula="1505115*logwidth/2647519"/><draw:equation draw:name="f1195" draw:formula="57150*logheight/2612594"/><draw:equation draw:name="f1196" draw:formula="1461300*logwidth/2647519"/><draw:equation draw:name="f1197" draw:formula="48577*logheight/2612594"/><draw:equation draw:name="f1198" draw:formula="1478087*logwidth/2647519"/><draw:equation draw:name="f1199" draw:formula="48458*logheight/2612594"/><draw:equation draw:name="f1200" draw:formula="1588935*logwidth/2647519"/><draw:equation draw:name="f1201" draw:formula="40957*logheight/2612594"/><draw:equation draw:name="f1202" draw:formula="1627987*logwidth/2647519"/><draw:equation draw:name="f1203" draw:formula="43814*logheight/2612594"/><draw:equation draw:name="f1204" draw:formula="1675612*logwidth/2647519"/><draw:equation draw:name="f1205" draw:formula="62864*logheight/2612594"/><draw:equation draw:name="f1206" draw:formula="1616557*logwidth/2647519"/><draw:equation draw:name="f1207" draw:formula="52387*logheight/2612594"/><draw:equation draw:name="f1208" draw:formula="1588935*logwidth/2647519"/><draw:equation draw:name="f1209" draw:formula="40957*logheight/2612594"/><draw:equation draw:name="f1210" draw:formula="1270324*logwidth/2647519"/><draw:equation draw:name="f1211" draw:formula="40719*logheight/2612594"/><draw:equation draw:name="f1212" draw:formula="1160310*logwidth/2647519"/><draw:equation draw:name="f1213" draw:formula="46672*logheight/2612594"/><draw:equation draw:name="f1214" draw:formula="1084110*logwidth/2647519"/><draw:equation draw:name="f1215" draw:formula="57149*logheight/2612594"/><draw:equation draw:name="f1216" draw:formula="1047915*logwidth/2647519"/><draw:equation draw:name="f1217" draw:formula="66674*logheight/2612594"/><draw:equation draw:name="f1218" draw:formula="1016482*logwidth/2647519"/><draw:equation draw:name="f1219" draw:formula="78104*logheight/2612594"/><draw:equation draw:name="f1220" draw:formula="972667*logwidth/2647519"/><draw:equation draw:name="f1221" draw:formula="83819*logheight/2612594"/><draw:equation draw:name="f1222" draw:formula="806932*logwidth/2647519"/><draw:equation draw:name="f1223" draw:formula="147637*logheight/2612594"/><draw:equation draw:name="f1224" draw:formula="746925*logwidth/2647519"/><draw:equation draw:name="f1225" draw:formula="174307*logheight/2612594"/><draw:equation draw:name="f1226" draw:formula="728827*logwidth/2647519"/><draw:equation draw:name="f1227" draw:formula="180974*logheight/2612594"/><draw:equation draw:name="f1228" draw:formula="712635*logwidth/2647519"/><draw:equation draw:name="f1229" draw:formula="189547*logheight/2612594"/><draw:equation draw:name="f1230" draw:formula="682155*logwidth/2647519"/><draw:equation draw:name="f1231" draw:formula="205739*logheight/2612594"/><draw:equation draw:name="f1232" draw:formula="634530*logwidth/2647519"/><draw:equation draw:name="f1233" draw:formula="230504*logheight/2612594"/><draw:equation draw:name="f1234" draw:formula="598335*logwidth/2647519"/><draw:equation draw:name="f1235" draw:formula="259079*logheight/2612594"/><draw:equation draw:name="f1236" draw:formula="493560*logwidth/2647519"/><draw:equation draw:name="f1237" draw:formula="340994*logheight/2612594"/><draw:equation draw:name="f1238" draw:formula="471664*logwidth/2647519"/><draw:equation draw:name="f1239" draw:formula="360034*logheight/2612594"/><draw:equation draw:name="f1240" draw:formula="450243*logwidth/2647519"/><draw:equation draw:name="f1241" draw:formula="379593*logheight/2612594"/><draw:equation draw:name="f1242" draw:formula="450697*logwidth/2647519"/><draw:equation draw:name="f1243" draw:formula="380047*logheight/2612594"/><draw:equation draw:name="f1244" draw:formula="285915*logwidth/2647519"/><draw:equation draw:name="f1245" draw:formula="573404*logheight/2612594"/><draw:equation draw:name="f1246" draw:formula="252577*logwidth/2647519"/><draw:equation draw:name="f1247" draw:formula="619124*logheight/2612594"/><draw:equation draw:name="f1248" draw:formula="237337*logwidth/2647519"/><draw:equation draw:name="f1249" draw:formula="646747*logheight/2612594"/><draw:equation draw:name="f1250" draw:formula="222097*logwidth/2647519"/><draw:equation draw:name="f1251" draw:formula="672464*logheight/2612594"/><draw:equation draw:name="f1252" draw:formula="193522*logwidth/2647519"/><draw:equation draw:name="f1253" draw:formula="725804*logheight/2612594"/><draw:equation draw:name="f1254" draw:formula="162439*logwidth/2647519"/><draw:equation draw:name="f1255" draw:formula="774784*logheight/2612594"/><draw:equation draw:name="f1256" draw:formula="162090*logwidth/2647519"/><draw:equation draw:name="f1257" draw:formula="776287*logheight/2612594"/><draw:equation draw:name="f1258" draw:formula="151612*logwidth/2647519"/><draw:equation draw:name="f1259" draw:formula="804862*logheight/2612594"/><draw:equation draw:name="f1260" draw:formula="143992*logwidth/2647519"/><draw:equation draw:name="f1261" draw:formula="818197*logheight/2612594"/><draw:equation draw:name="f1262" draw:formula="142087*logwidth/2647519"/><draw:equation draw:name="f1263" draw:formula="820102*logheight/2612594"/><draw:equation draw:name="f1264" draw:formula="133634*logwidth/2647519"/><draw:equation draw:name="f1265" draw:formula="848201*logheight/2612594"/><draw:equation draw:name="f1266" draw:formula="131610*logwidth/2647519"/><draw:equation draw:name="f1267" draw:formula="864870*logheight/2612594"/><draw:equation draw:name="f1268" draw:formula="129705*logwidth/2647519"/><draw:equation draw:name="f1269" draw:formula="888682*logheight/2612594"/><draw:equation draw:name="f1270" draw:formula="116370*logwidth/2647519"/><draw:equation draw:name="f1271" draw:formula="927735*logheight/2612594"/><draw:equation draw:name="f1272" draw:formula="103987*logwidth/2647519"/><draw:equation draw:name="f1273" draw:formula="966787*logheight/2612594"/><draw:equation draw:name="f1274" draw:formula="90652*logwidth/2647519"/><draw:equation draw:name="f1275" draw:formula="1023937*logheight/2612594"/><draw:equation draw:name="f1276" draw:formula="83032*logwidth/2647519"/><draw:equation draw:name="f1277" draw:formula="1076325*logheight/2612594"/><draw:equation draw:name="f1278" draw:formula="78270*logwidth/2647519"/><draw:equation draw:name="f1279" draw:formula="1128712*logheight/2612594"/><draw:equation draw:name="f1280" draw:formula="84937*logwidth/2647519"/><draw:equation draw:name="f1281" draw:formula="1092517*logheight/2612594"/><draw:equation draw:name="f1282" draw:formula="85555*logwidth/2647519"/><draw:equation draw:name="f1283" draw:formula="1089530*logheight/2612594"/><draw:equation draw:name="f1284" draw:formula="86842*logwidth/2647519"/><draw:equation draw:name="f1285" draw:formula="1075372*logheight/2612594"/><draw:equation draw:name="f1286" draw:formula="94462*logwidth/2647519"/><draw:equation draw:name="f1287" draw:formula="1022985*logheight/2612594"/><draw:equation draw:name="f1288" draw:formula="96848*logwidth/2647519"/><draw:equation draw:name="f1289" draw:formula="1023781*logheight/2612594"/><draw:equation draw:name="f1290" draw:formula="97055*logwidth/2647519"/><draw:equation draw:name="f1291" draw:formula="1022896*logheight/2612594"/><draw:equation draw:name="f1292" draw:formula="94463*logwidth/2647519"/><draw:equation draw:name="f1293" draw:formula="1022032*logheight/2612594"/><draw:equation draw:name="f1294" draw:formula="107798*logwidth/2647519"/><draw:equation draw:name="f1295" draw:formula="964882*logheight/2612594"/><draw:equation draw:name="f1296" draw:formula="120180*logwidth/2647519"/><draw:equation draw:name="f1297" draw:formula="925829*logheight/2612594"/><draw:equation draw:name="f1298" draw:formula="133454*logwidth/2647519"/><draw:equation draw:name="f1299" draw:formula="886956*logheight/2612594"/><draw:equation draw:name="f1300" draw:formula="132563*logwidth/2647519"/><draw:equation draw:name="f1301" draw:formula="886777*logheight/2612594"/><draw:equation draw:name="f1302" draw:formula="134468*logwidth/2647519"/><draw:equation draw:name="f1303" draw:formula="862965*logheight/2612594"/><draw:equation draw:name="f1304" draw:formula="144945*logwidth/2647519"/><draw:equation draw:name="f1305" draw:formula="818197*logheight/2612594"/><draw:equation draw:name="f1306" draw:formula="152565*logwidth/2647519"/><draw:equation draw:name="f1307" draw:formula="804862*logheight/2612594"/><draw:equation draw:name="f1308" draw:formula="152821*logwidth/2647519"/><draw:equation draw:name="f1309" draw:formula="804166*logheight/2612594"/><draw:equation draw:name="f1310" draw:formula="163043*logwidth/2647519"/><draw:equation draw:name="f1311" draw:formula="776287*logheight/2612594"/><draw:equation draw:name="f1312" draw:formula="194475*logwidth/2647519"/><draw:equation draw:name="f1313" draw:formula="726757*logheight/2612594"/><draw:equation draw:name="f1314" draw:formula="223050*logwidth/2647519"/><draw:equation draw:name="f1315" draw:formula="673417*logheight/2612594"/><draw:equation draw:name="f1316" draw:formula="238290*logwidth/2647519"/><draw:equation draw:name="f1317" draw:formula="647700*logheight/2612594"/><draw:equation draw:name="f1318" draw:formula="253530*logwidth/2647519"/><draw:equation draw:name="f1319" draw:formula="620077*logheight/2612594"/><draw:equation draw:name="f1320" draw:formula="286868*logwidth/2647519"/><draw:equation draw:name="f1321" draw:formula="574357*logheight/2612594"/><draw:equation draw:name="f1322" draw:formula="451650*logwidth/2647519"/><draw:equation draw:name="f1323" draw:formula="381000*logheight/2612594"/><draw:equation draw:name="f1324" draw:formula="495465*logwidth/2647519"/><draw:equation draw:name="f1325" draw:formula="340995*logheight/2612594"/><draw:equation draw:name="f1326" draw:formula="600240*logwidth/2647519"/><draw:equation draw:name="f1327" draw:formula="259080*logheight/2612594"/><draw:equation draw:name="f1328" draw:formula="636435*logwidth/2647519"/><draw:equation draw:name="f1329" draw:formula="230505*logheight/2612594"/><draw:equation draw:name="f1330" draw:formula="684060*logwidth/2647519"/><draw:equation draw:name="f1331" draw:formula="205740*logheight/2612594"/><draw:equation draw:name="f1332" draw:formula="714540*logwidth/2647519"/><draw:equation draw:name="f1333" draw:formula="189547*logheight/2612594"/><draw:equation draw:name="f1334" draw:formula="730733*logwidth/2647519"/><draw:equation draw:name="f1335" draw:formula="180975*logheight/2612594"/><draw:equation draw:name="f1336" draw:formula="748830*logwidth/2647519"/><draw:equation draw:name="f1337" draw:formula="174307*logheight/2612594"/><draw:equation draw:name="f1338" draw:formula="808838*logwidth/2647519"/><draw:equation draw:name="f1339" draw:formula="147637*logheight/2612594"/><draw:equation draw:name="f1340" draw:formula="974573*logwidth/2647519"/><draw:equation draw:name="f1341" draw:formula="83820*logheight/2612594"/><draw:equation draw:name="f1342" draw:formula="1018388*logwidth/2647519"/><draw:equation draw:name="f1343" draw:formula="78105*logheight/2612594"/><draw:equation draw:name="f1344" draw:formula="1049820*logwidth/2647519"/><draw:equation draw:name="f1345" draw:formula="66675*logheight/2612594"/><draw:equation draw:name="f1346" draw:formula="1086015*logwidth/2647519"/><draw:equation draw:name="f1347" draw:formula="57150*logheight/2612594"/><draw:equation draw:name="f1348" draw:formula="1162215*logwidth/2647519"/><draw:equation draw:name="f1349" draw:formula="46672*logheight/2612594"/><draw:equation draw:name="f1350" draw:formula="1272229*logwidth/2647519"/><draw:equation draw:name="f1351" draw:formula="41076*logheight/2612594"/><draw:equation draw:name="f1352" draw:formula="1360655*logwidth/2647519"/><draw:equation draw:name="f1353" draw:formula="44043*logheight/2612594"/><draw:equation draw:name="f1354" draw:formula="1404150*logwidth/2647519"/><draw:equation draw:name="f1355" draw:formula="0*logheight/2612594"/><draw:equation draw:name="f1356" draw:formula="1448917*logwidth/2647519"/><draw:equation draw:name="f1357" draw:formula="2857*logheight/2612594"/><draw:equation draw:name="f1358" draw:formula="1494637*logwidth/2647519"/><draw:equation draw:name="f1359" draw:formula="7620*logheight/2612594"/><draw:equation draw:name="f1360" draw:formula="1525117*logwidth/2647519"/><draw:equation draw:name="f1361" draw:formula="15240*logheight/2612594"/><draw:equation draw:name="f1362" draw:formula="1545120*logwidth/2647519"/><draw:equation draw:name="f1363" draw:formula="24765*logheight/2612594"/><draw:equation draw:name="f1364" draw:formula="1569885*logwidth/2647519"/><draw:equation draw:name="f1365" draw:formula="20002*logheight/2612594"/><draw:equation draw:name="f1366" draw:formula="1607032*logwidth/2647519"/><draw:equation draw:name="f1367" draw:formula="28575*logheight/2612594"/><draw:equation draw:name="f1368" draw:formula="1629892*logwidth/2647519"/><draw:equation draw:name="f1369" draw:formula="35242*logheight/2612594"/><draw:equation draw:name="f1370" draw:formula="1628940*logwidth/2647519"/><draw:equation draw:name="f1371" draw:formula="36195*logheight/2612594"/><draw:equation draw:name="f1372" draw:formula="1627987*logwidth/2647519"/><draw:equation draw:name="f1373" draw:formula="42862*logheight/2612594"/><draw:equation draw:name="f1374" draw:formula="1588935*logwidth/2647519"/><draw:equation draw:name="f1375" draw:formula="40005*logheight/2612594"/><draw:equation draw:name="f1376" draw:formula="1575600*logwidth/2647519"/><draw:equation draw:name="f1377" draw:formula="36195*logheight/2612594"/><draw:equation draw:name="f1378" draw:formula="1562265*logwidth/2647519"/><draw:equation draw:name="f1379" draw:formula="33337*logheight/2612594"/><draw:equation draw:name="f1380" draw:formula="1536547*logwidth/2647519"/><draw:equation draw:name="f1381" draw:formula="27622*logheight/2612594"/><draw:equation draw:name="f1382" draw:formula="1510830*logwidth/2647519"/><draw:equation draw:name="f1383" draw:formula="21907*logheight/2612594"/><draw:equation draw:name="f1384" draw:formula="1484160*logwidth/2647519"/><draw:equation draw:name="f1385" draw:formula="18097*logheight/2612594"/><draw:equation draw:name="f1386" draw:formula="1454633*logwidth/2647519"/><draw:equation draw:name="f1387" draw:formula="18097*logheight/2612594"/><draw:equation draw:name="f1388" draw:formula="1430820*logwidth/2647519"/><draw:equation draw:name="f1389" draw:formula="18097*logheight/2612594"/><draw:equation draw:name="f1390" draw:formula="1393673*logwidth/2647519"/><draw:equation draw:name="f1391" draw:formula="18097*logheight/2612594"/><draw:equation draw:name="f1392" draw:formula="1391928*logwidth/2647519"/><draw:equation draw:name="f1393" draw:formula="17540*logheight/2612594"/><draw:equation draw:name="f1394" draw:formula="1375575*logwidth/2647519"/><draw:equation draw:name="f1395" draw:formula="25717*logheight/2612594"/><draw:equation draw:name="f1396" draw:formula="1381290*logwidth/2647519"/><draw:equation draw:name="f1397" draw:formula="35242*logheight/2612594"/><draw:equation draw:name="f1398" draw:formula="1438440*logwidth/2647519"/><draw:equation draw:name="f1399" draw:formula="46672*logheight/2612594"/><draw:equation draw:name="f1400" draw:formula="1413008*logwidth/2647519"/><draw:equation draw:name="f1401" draw:formula="47116*logheight/2612594"/><draw:equation draw:name="f1402" draw:formula="1413437*logwidth/2647519"/><draw:equation draw:name="f1403" draw:formula="47149*logheight/2612594"/><draw:equation draw:name="f1404" draw:formula="1440345*logwidth/2647519"/><draw:equation draw:name="f1405" draw:formula="46672*logheight/2612594"/><draw:equation draw:name="f1406" draw:formula="1463205*logwidth/2647519"/><draw:equation draw:name="f1407" draw:formula="49530*logheight/2612594"/><draw:equation draw:name="f1408" draw:formula="1507020*logwidth/2647519"/><draw:equation draw:name="f1409" draw:formula="58102*logheight/2612594"/><draw:equation draw:name="f1410" draw:formula="1527975*logwidth/2647519"/><draw:equation draw:name="f1411" draw:formula="60960*logheight/2612594"/><draw:equation draw:name="f1412" draw:formula="1563218*logwidth/2647519"/><draw:equation draw:name="f1413" draw:formula="68580*logheight/2612594"/><draw:equation draw:name="f1414" draw:formula="1599413*logwidth/2647519"/><draw:equation draw:name="f1415" draw:formula="76200*logheight/2612594"/><draw:equation draw:name="f1416" draw:formula="1634655*logwidth/2647519"/><draw:equation draw:name="f1417" draw:formula="84772*logheight/2612594"/><draw:equation draw:name="f1418" draw:formula="1669898*logwidth/2647519"/><draw:equation draw:name="f1419" draw:formula="95250*logheight/2612594"/><draw:equation draw:name="f1420" draw:formula="1687043*logwidth/2647519"/><draw:equation draw:name="f1421" draw:formula="100012*logheight/2612594"/><draw:equation draw:name="f1422" draw:formula="1704188*logwidth/2647519"/><draw:equation draw:name="f1423" draw:formula="105727*logheight/2612594"/><draw:equation draw:name="f1424" draw:formula="1704409*logwidth/2647519"/><draw:equation draw:name="f1425" draw:formula="105929*logheight/2612594"/><draw:equation draw:name="f1426" draw:formula="1716704*logwidth/2647519"/><draw:equation draw:name="f1427" draw:formula="108049*logheight/2612594"/><draw:equation draw:name="f1428" draw:formula="1746499*logwidth/2647519"/><draw:equation draw:name="f1429" draw:formula="119121*logheight/2612594"/><draw:equation draw:name="f1430" draw:formula="1750661*logwidth/2647519"/><draw:equation draw:name="f1431" draw:formula="125427*logheight/2612594"/><draw:equation draw:name="f1432" draw:formula="1751813*logwidth/2647519"/><draw:equation draw:name="f1433" draw:formula="125730*logheight/2612594"/><draw:equation draw:name="f1434" draw:formula="1778483*logwidth/2647519"/><draw:equation draw:name="f1435" draw:formula="136207*logheight/2612594"/><draw:equation draw:name="f1436" draw:formula="1801343*logwidth/2647519"/><draw:equation draw:name="f1437" draw:formula="145732*logheight/2612594"/><draw:equation draw:name="f1438" draw:formula="1824203*logwidth/2647519"/><draw:equation draw:name="f1439" draw:formula="156210*logheight/2612594"/><draw:equation draw:name="f1440" draw:formula="1841348*logwidth/2647519"/><draw:equation draw:name="f1441" draw:formula="165735*logheight/2612594"/><draw:equation draw:name="f1442" draw:formula="1852778*logwidth/2647519"/><draw:equation draw:name="f1443" draw:formula="171450*logheight/2612594"/><draw:equation draw:name="f1444" draw:formula="1865160*logwidth/2647519"/><draw:equation draw:name="f1445" draw:formula="178117*logheight/2612594"/><draw:equation draw:name="f1446" draw:formula="1907070*logwidth/2647519"/><draw:equation draw:name="f1447" draw:formula="201930*logheight/2612594"/><draw:equation draw:name="f1448" draw:formula="1960410*logwidth/2647519"/><draw:equation draw:name="f1449" draw:formula="236220*logheight/2612594"/><draw:equation draw:name="f1450" draw:formula="1988033*logwidth/2647519"/><draw:equation draw:name="f1451" draw:formula="255270*logheight/2612594"/><draw:equation draw:name="f1452" draw:formula="1988832*logwidth/2647519"/><draw:equation draw:name="f1453" draw:formula="255841*logheight/2612594"/><draw:equation draw:name="f1454" draw:formula="2002949*logwidth/2647519"/><draw:equation draw:name="f1455" draw:formula="264417*logheight/2612594"/><draw:equation draw:name="f1456" draw:formula="2540483*logwidth/2647519"/><draw:equation draw:name="f1457" draw:formula="1275397*logheight/2612594"/><draw:equation draw:name="f1458" draw:formula="2540080*logwidth/2647519"/><draw:equation draw:name="f1459" draw:formula="1283368*logheight/2612594"/><draw:equation draw:name="f1460" draw:formula="2550960*logwidth/2647519"/><draw:equation draw:name="f1461" draw:formula="1284922*logheight/2612594"/><draw:equation draw:name="f1462" draw:formula="2561437*logwidth/2647519"/><draw:equation draw:name="f1463" draw:formula="1292542*logheight/2612594"/><draw:equation draw:name="f1464" draw:formula="2566200*logwidth/2647519"/><draw:equation draw:name="f1465" draw:formula="1318259*logheight/2612594"/><draw:equation draw:name="f1466" draw:formula="2584297*logwidth/2647519"/><draw:equation draw:name="f1467" draw:formula="1348739*logheight/2612594"/><draw:equation draw:name="f1468" draw:formula="2591918*logwidth/2647519"/><draw:equation draw:name="f1469" draw:formula="1349432*logheight/2612594"/><draw:equation draw:name="f1470" draw:formula="2591918*logwidth/2647519"/><draw:equation draw:name="f1471" draw:formula="1342072*logheight/2612594"/><draw:equation draw:name="f1472" draw:formula="2599661*logwidth/2647519"/><draw:equation draw:name="f1473" draw:formula="1320563*logheight/2612594"/><draw:equation draw:name="f1474" draw:formula="2599537*logwidth/2647519"/><draw:equation draw:name="f1475" draw:formula="1316355*logheight/2612594"/><draw:equation draw:name="f1476" draw:formula="2607157*logwidth/2647519"/><draw:equation draw:name="f1477" draw:formula="1290637*logheight/2612594"/><draw:equation draw:name="f1478" draw:formula="2617635*logwidth/2647519"/><draw:equation draw:name="f1479" draw:formula="1290637*logheight/2612594"/><draw:equation draw:name="f1480" draw:formula="2633827*logwidth/2647519"/><draw:equation draw:name="f1481" draw:formula="1280160*logheight/2612594"/><draw:equation draw:name="f1482" draw:formula="2635732*logwidth/2647519"/><draw:equation draw:name="f1483" draw:formula="1322070*logheight/2612594"/><draw:equation draw:name="f1484" draw:formula="2630970*logwidth/2647519"/><draw:equation draw:name="f1485" draw:formula="1342072*logheight/2612594"/><draw:equation draw:name="f1486" draw:formula="2625255*logwidth/2647519"/><draw:equation draw:name="f1487" draw:formula="1361122*logheight/2612594"/><draw:equation draw:name="f1488" draw:formula="2622397*logwidth/2647519"/><draw:equation draw:name="f1489" draw:formula="1392555*logheight/2612594"/><draw:equation draw:name="f1490" draw:formula="2621445*logwidth/2647519"/><draw:equation draw:name="f1491" draw:formula="1408747*logheight/2612594"/><draw:equation draw:name="f1492" draw:formula="2619540*logwidth/2647519"/><draw:equation draw:name="f1493" draw:formula="1424940*logheight/2612594"/><draw:equation draw:name="f1494" draw:formula="2615478*logwidth/2647519"/><draw:equation draw:name="f1495" draw:formula="1427648*logheight/2612594"/><draw:equation draw:name="f1496" draw:formula="2615730*logwidth/2647519"/><draw:equation draw:name="f1497" draw:formula="1428749*logheight/2612594"/><draw:equation draw:name="f1498" draw:formula="2619621*logwidth/2647519"/><draw:equation draw:name="f1499" draw:formula="1426155*logheight/2612594"/><draw:equation draw:name="f1500" draw:formula="2621445*logwidth/2647519"/><draw:equation draw:name="f1501" draw:formula="1410652*logheight/2612594"/><draw:equation draw:name="f1502" draw:formula="2622397*logwidth/2647519"/><draw:equation draw:name="f1503" draw:formula="1394460*logheight/2612594"/><draw:equation draw:name="f1504" draw:formula="2625255*logwidth/2647519"/><draw:equation draw:name="f1505" draw:formula="1363027*logheight/2612594"/><draw:equation draw:name="f1506" draw:formula="2630970*logwidth/2647519"/><draw:equation draw:name="f1507" draw:formula="1343977*logheight/2612594"/><draw:equation draw:name="f1508" draw:formula="2635732*logwidth/2647519"/><draw:equation draw:name="f1509" draw:formula="1323975*logheight/2612594"/><draw:equation draw:name="f1510" draw:formula="2643352*logwidth/2647519"/><draw:equation draw:name="f1511" draw:formula="1329690*logheight/2612594"/><draw:equation draw:name="f1512" draw:formula="2642400*logwidth/2647519"/><draw:equation draw:name="f1513" draw:formula="1343977*logheight/2612594"/><draw:equation draw:name="f1514" draw:formula="2640495*logwidth/2647519"/><draw:equation draw:name="f1515" draw:formula="1358265*logheight/2612594"/><draw:equation draw:name="f1516" draw:formula="2639542*logwidth/2647519"/><draw:equation draw:name="f1517" draw:formula="1384935*logheight/2612594"/><draw:equation draw:name="f1518" draw:formula="2637637*logwidth/2647519"/><draw:equation draw:name="f1519" draw:formula="1416367*logheight/2612594"/><draw:equation draw:name="f1520" draw:formula="2632875*logwidth/2647519"/><draw:equation draw:name="f1521" draw:formula="1449705*logheight/2612594"/><draw:equation draw:name="f1522" draw:formula="2627160*logwidth/2647519"/><draw:equation draw:name="f1523" draw:formula="1484947*logheight/2612594"/><draw:equation draw:name="f1524" draw:formula="2620492*logwidth/2647519"/><draw:equation draw:name="f1525" draw:formula="1519237*logheight/2612594"/><draw:equation draw:name="f1526" draw:formula="2608110*logwidth/2647519"/><draw:equation draw:name="f1527" draw:formula="1591627*logheight/2612594"/><draw:equation draw:name="f1528" draw:formula="2596680*logwidth/2647519"/><draw:equation draw:name="f1529" draw:formula="1598295*logheight/2612594"/><draw:equation draw:name="f1530" draw:formula="2582392*logwidth/2647519"/><draw:equation draw:name="f1531" draw:formula="1640205*logheight/2612594"/><draw:equation draw:name="f1532" draw:formula="2578582*logwidth/2647519"/><draw:equation draw:name="f1533" draw:formula="1680210*logheight/2612594"/><draw:equation draw:name="f1534" draw:formula="2576677*logwidth/2647519"/><draw:equation draw:name="f1535" draw:formula="1685925*logheight/2612594"/><draw:equation draw:name="f1536" draw:formula="2560485*logwidth/2647519"/><draw:equation draw:name="f1537" draw:formula="1729740*logheight/2612594"/><draw:equation draw:name="f1538" draw:formula="2555722*logwidth/2647519"/><draw:equation draw:name="f1539" draw:formula="1733550*logheight/2612594"/><draw:equation draw:name="f1540" draw:formula="2535720*logwidth/2647519"/><draw:equation draw:name="f1541" draw:formula="1780222*logheight/2612594"/><draw:equation draw:name="f1542" draw:formula="2556675*logwidth/2647519"/><draw:equation draw:name="f1543" draw:formula="1733550*logheight/2612594"/><draw:equation draw:name="f1544" draw:formula="2561437*logwidth/2647519"/><draw:equation draw:name="f1545" draw:formula="1729740*logheight/2612594"/><draw:equation draw:name="f1546" draw:formula="2530957*logwidth/2647519"/><draw:equation draw:name="f1547" draw:formula="1816417*logheight/2612594"/><draw:equation draw:name="f1548" draw:formula="2514765*logwidth/2647519"/><draw:equation draw:name="f1549" draw:formula="1824990*logheight/2612594"/><draw:equation draw:name="f1550" draw:formula="2511407*logwidth/2647519"/><draw:equation draw:name="f1551" draw:formula="1831707*logheight/2612594"/><draw:equation draw:name="f1552" draw:formula="2511908*logwidth/2647519"/><draw:equation draw:name="f1553" draw:formula="1832609*logheight/2612594"/><draw:equation draw:name="f1554" draw:formula="2515718*logwidth/2647519"/><draw:equation draw:name="f1555" draw:formula="1824989*logheight/2612594"/><draw:equation draw:name="f1556" draw:formula="2531910*logwidth/2647519"/><draw:equation draw:name="f1557" draw:formula="1816417*logheight/2612594"/><draw:equation draw:name="f1558" draw:formula="2520480*logwidth/2647519"/><draw:equation draw:name="f1559" draw:formula="1848802*logheight/2612594"/><draw:equation draw:name="f1560" draw:formula="2499525*logwidth/2647519"/><draw:equation draw:name="f1561" draw:formula="1886902*logheight/2612594"/><draw:equation draw:name="f1562" draw:formula="2489048*logwidth/2647519"/><draw:equation draw:name="f1563" draw:formula="1905952*logheight/2612594"/><draw:equation draw:name="f1564" draw:formula="2477618*logwidth/2647519"/><draw:equation draw:name="f1565" draw:formula="1925002*logheight/2612594"/><draw:equation draw:name="f1566" draw:formula="2469045*logwidth/2647519"/><draw:equation draw:name="f1567" draw:formula="1939289*logheight/2612594"/><draw:equation draw:name="f1568" draw:formula="2456663*logwidth/2647519"/><draw:equation draw:name="f1569" draw:formula="1966912*logheight/2612594"/><draw:equation draw:name="f1570" draw:formula="2443328*logwidth/2647519"/><draw:equation draw:name="f1571" draw:formula="1993582*logheight/2612594"/><draw:equation draw:name="f1572" draw:formula="2422373*logwidth/2647519"/><draw:equation draw:name="f1573" draw:formula="2022157*logheight/2612594"/><draw:equation draw:name="f1574" draw:formula="2401418*logwidth/2647519"/><draw:equation draw:name="f1575" draw:formula="2048827*logheight/2612594"/><draw:equation draw:name="f1576" draw:formula="2402291*logwidth/2647519"/><draw:equation draw:name="f1577" draw:formula="2047029*logheight/2612594"/><draw:equation draw:name="f1578" draw:formula="2378557*logwidth/2647519"/><draw:equation draw:name="f1579" draw:formula="2079307*logheight/2612594"/><draw:equation draw:name="f1580" draw:formula="2327122*logwidth/2647519"/><draw:equation draw:name="f1581" draw:formula="2135505*logheight/2612594"/><draw:equation draw:name="f1582" draw:formula="2316995*logwidth/2647519"/><draw:equation draw:name="f1583" draw:formula="2151085*logheight/2612594"/><draw:equation draw:name="f1584" draw:formula="2327122*logwidth/2647519"/><draw:equation draw:name="f1585" draw:formula="2136457*logheight/2612594"/><draw:equation draw:name="f1586" draw:formula="2378557*logwidth/2647519"/><draw:equation draw:name="f1587" draw:formula="2080259*logheight/2612594"/><draw:equation draw:name="f1588" draw:formula="2339505*logwidth/2647519"/><draw:equation draw:name="f1589" draw:formula="2139314*logheight/2612594"/><draw:equation draw:name="f1590" draw:formula="2319383*logwidth/2647519"/><draw:equation draw:name="f1591" draw:formula="2160388*logheight/2612594"/><draw:equation draw:name="f1592" draw:formula="2303229*logwidth/2647519"/><draw:equation draw:name="f1593" draw:formula="2172263*logheight/2612594"/><draw:equation draw:name="f1594" draw:formula="2302357*logwidth/2647519"/><draw:equation draw:name="f1595" draw:formula="2173605*logheight/2612594"/><draw:equation draw:name="f1596" draw:formula="2292258*logwidth/2647519"/><draw:equation draw:name="f1597" draw:formula="2181374*logheight/2612594"/><draw:equation draw:name="f1598" draw:formula="2291880*logwidth/2647519"/><draw:equation draw:name="f1599" draw:formula="2184082*logheight/2612594"/><draw:equation draw:name="f1600" draw:formula="2247112*logwidth/2647519"/><draw:equation draw:name="f1601" draw:formula="2229802*logheight/2612594"/><draw:equation draw:name="f1602" draw:formula="2199487*logwidth/2647519"/><draw:equation draw:name="f1603" draw:formula="2273617*logheight/2612594"/><draw:equation draw:name="f1604" draw:formula="2197284*logwidth/2647519"/><draw:equation draw:name="f1605" draw:formula="2275215*logheight/2612594"/><draw:equation draw:name="f1606" draw:formula="2181390*logwidth/2647519"/><draw:equation draw:name="f1607" draw:formula="2295524*logheight/2612594"/><draw:equation draw:name="f1608" draw:formula="2143290*logwidth/2647519"/><draw:equation draw:name="f1609" draw:formula="2324099*logheight/2612594"/><draw:equation draw:name="f1610" draw:formula="2107680*logwidth/2647519"/><draw:equation draw:name="f1611" draw:formula="2350806*logheight/2612594"/><draw:equation draw:name="f1612" draw:formula="2107553*logwidth/2647519"/><draw:equation draw:name="f1613" draw:formula="2350961*logheight/2612594"/><draw:equation draw:name="f1614" draw:formula="2143290*logwidth/2647519"/><draw:equation draw:name="f1615" draw:formula="2325052*logheight/2612594"/><draw:equation draw:name="f1616" draw:formula="2181390*logwidth/2647519"/><draw:equation draw:name="f1617" draw:formula="2296477*logheight/2612594"/><draw:equation draw:name="f1618" draw:formula="2149957*logwidth/2647519"/><draw:equation draw:name="f1619" draw:formula="2327909*logheight/2612594"/><draw:equation draw:name="f1620" draw:formula="2124359*logwidth/2647519"/><draw:equation draw:name="f1621" draw:formula="2344578*logheight/2612594"/><draw:equation draw:name="f1622" draw:formula="2106651*logwidth/2647519"/><draw:equation draw:name="f1623" draw:formula="2352057*logheight/2612594"/><draw:equation draw:name="f1624" draw:formula="2106142*logwidth/2647519"/><draw:equation draw:name="f1625" draw:formula="2352675*logheight/2612594"/><draw:equation draw:name="f1626" draw:formula="2087092*logwidth/2647519"/><draw:equation draw:name="f1627" draw:formula="2365057*logheight/2612594"/><draw:equation draw:name="f1628" draw:formula="2079913*logwidth/2647519"/><draw:equation draw:name="f1629" draw:formula="2368384*logheight/2612594"/><draw:equation draw:name="f1630" draw:formula="2061852*logwidth/2647519"/><draw:equation draw:name="f1631" draw:formula="2383036*logheight/2612594"/><draw:equation draw:name="f1632" draw:formula="2044230*logwidth/2647519"/><draw:equation draw:name="f1633" draw:formula="2395537*logheight/2612594"/><draw:equation draw:name="f1634" draw:formula="2017560*logwidth/2647519"/><draw:equation draw:name="f1635" draw:formula="2412682*logheight/2612594"/><draw:equation draw:name="f1636" draw:formula="2008988*logwidth/2647519"/><draw:equation draw:name="f1637" draw:formula="2413635*logheight/2612594"/><draw:equation draw:name="f1638" draw:formula="1999459*logwidth/2647519"/><draw:equation draw:name="f1639" draw:formula="2417870*logheight/2612594"/><draw:equation draw:name="f1640" draw:formula="1997978*logwidth/2647519"/><draw:equation draw:name="f1641" draw:formula="2418994*logheight/2612594"/><draw:equation draw:name="f1642" draw:formula="2009940*logwidth/2647519"/><draw:equation draw:name="f1643" draw:formula="2414587*logheight/2612594"/><draw:equation draw:name="f1644" draw:formula="2018513*logwidth/2647519"/><draw:equation draw:name="f1645" draw:formula="2413635*logheight/2612594"/><draw:equation draw:name="f1646" draw:formula="1984223*logwidth/2647519"/><draw:equation draw:name="f1647" draw:formula="2439352*logheight/2612594"/><draw:equation draw:name="f1648" draw:formula="1962315*logwidth/2647519"/><draw:equation draw:name="f1649" draw:formula="2450783*logheight/2612594"/><draw:equation draw:name="f1650" draw:formula="1940408*logwidth/2647519"/><draw:equation draw:name="f1651" draw:formula="2461260*logheight/2612594"/><draw:equation draw:name="f1652" draw:formula="1924934*logwidth/2647519"/><draw:equation draw:name="f1653" draw:formula="2463581*logheight/2612594"/><draw:equation draw:name="f1654" draw:formula="1922310*logwidth/2647519"/><draw:equation draw:name="f1655" draw:formula="2465070*logheight/2612594"/><draw:equation draw:name="f1656" draw:formula="1849920*logwidth/2647519"/><draw:equation draw:name="f1657" draw:formula="2496502*logheight/2612594"/><draw:equation draw:name="f1658" draw:formula="1846229*logwidth/2647519"/><draw:equation draw:name="f1659" draw:formula="2497341*logheight/2612594"/><draw:equation draw:name="f1660" draw:formula="1824203*logwidth/2647519"/><draw:equation draw:name="f1661" draw:formula="2511742*logheight/2612594"/><draw:equation draw:name="f1662" draw:formula="1836585*logwidth/2647519"/><draw:equation draw:name="f1663" draw:formula="2515552*logheight/2612594"/><draw:equation draw:name="f1664" draw:formula="1790865*logwidth/2647519"/><draw:equation draw:name="f1665" draw:formula="2535555*logheight/2612594"/><draw:equation draw:name="f1666" draw:formula="1794675*logwidth/2647519"/><draw:equation draw:name="f1667" draw:formula="2522220*logheight/2612594"/><draw:equation draw:name="f1668" draw:formula="1779435*logwidth/2647519"/><draw:equation draw:name="f1669" draw:formula="2527935*logheight/2612594"/><draw:equation draw:name="f1670" draw:formula="1765148*logwidth/2647519"/><draw:equation draw:name="f1671" draw:formula="2532697*logheight/2612594"/><draw:equation draw:name="f1672" draw:formula="1735620*logwidth/2647519"/><draw:equation draw:name="f1673" draw:formula="2542222*logheight/2612594"/><draw:equation draw:name="f1674" draw:formula="1731675*logwidth/2647519"/><draw:equation draw:name="f1675" draw:formula="2537487*logheight/2612594"/><draw:equation draw:name="f1676" draw:formula="1717522*logwidth/2647519"/><draw:equation draw:name="f1677" draw:formula="2540317*logheight/2612594"/><draw:equation draw:name="f1678" draw:formula="1700377*logwidth/2647519"/><draw:equation draw:name="f1679" draw:formula="2544127*logheight/2612594"/><draw:equation draw:name="f1680" draw:formula="1665135*logwidth/2647519"/><draw:equation draw:name="f1681" draw:formula="2552700*logheight/2612594"/><draw:equation draw:name="f1682" draw:formula="1663973*logwidth/2647519"/><draw:equation draw:name="f1683" draw:formula="2553240*logheight/2612594"/><draw:equation draw:name="f1684" draw:formula="1697520*logwidth/2647519"/><draw:equation draw:name="f1685" draw:formula="2545079*logheight/2612594"/><draw:equation draw:name="f1686" draw:formula="1714665*logwidth/2647519"/><draw:equation draw:name="f1687" draw:formula="2541269*logheight/2612594"/><draw:equation draw:name="f1688" draw:formula="1728952*logwidth/2647519"/><draw:equation draw:name="f1689" draw:formula="2538412*logheight/2612594"/><draw:equation draw:name="f1690" draw:formula="1734667*logwidth/2647519"/><draw:equation draw:name="f1691" draw:formula="2543174*logheight/2612594"/><draw:equation draw:name="f1692" draw:formula="1764195*logwidth/2647519"/><draw:equation draw:name="f1693" draw:formula="2533649*logheight/2612594"/><draw:equation draw:name="f1694" draw:formula="1778482*logwidth/2647519"/><draw:equation draw:name="f1695" draw:formula="2528887*logheight/2612594"/><draw:equation draw:name="f1696" draw:formula="1793722*logwidth/2647519"/><draw:equation draw:name="f1697" draw:formula="2523172*logheight/2612594"/><draw:equation draw:name="f1698" draw:formula="1789912*logwidth/2647519"/><draw:equation draw:name="f1699" draw:formula="2536507*logheight/2612594"/><draw:equation draw:name="f1700" draw:formula="1749907*logwidth/2647519"/><draw:equation draw:name="f1701" draw:formula="2555557*logheight/2612594"/><draw:equation draw:name="f1702" draw:formula="1747946*logwidth/2647519"/><draw:equation draw:name="f1703" draw:formula="2555008*logheight/2612594"/><draw:equation draw:name="f1704" draw:formula="1720380*logwidth/2647519"/><draw:equation draw:name="f1705" draw:formula="2566034*logheight/2612594"/><draw:equation draw:name="f1706" draw:formula="1697520*logwidth/2647519"/><draw:equation draw:name="f1707" draw:formula="2572702*logheight/2612594"/><draw:equation draw:name="f1708" draw:formula="1663230*logwidth/2647519"/><draw:equation draw:name="f1709" draw:formula="2581274*logheight/2612594"/><draw:equation draw:name="f1710" draw:formula="1649062*logwidth/2647519"/><draw:equation draw:name="f1711" draw:formula="2580084*logheight/2612594"/><draw:equation draw:name="f1712" draw:formula="1619428*logwidth/2647519"/><draw:equation draw:name="f1713" draw:formula="2585850*logheight/2612594"/><draw:equation draw:name="f1714" draw:formula="1618462*logwidth/2647519"/><draw:equation draw:name="f1715" draw:formula="2587942*logheight/2612594"/><draw:equation draw:name="f1716" draw:formula="1539405*logwidth/2647519"/><draw:equation draw:name="f1717" draw:formula="2603182*logheight/2612594"/><draw:equation draw:name="f1718" draw:formula="1521307*logwidth/2647519"/><draw:equation draw:name="f1719" draw:formula="2598419*logheight/2612594"/><draw:equation draw:name="f1720" draw:formula="1506067*logwidth/2647519"/><draw:equation draw:name="f1721" draw:formula="2598419*logheight/2612594"/><draw:equation draw:name="f1722" draw:formula="1479397*logwidth/2647519"/><draw:equation draw:name="f1723" draw:formula="2606992*logheight/2612594"/><draw:equation draw:name="f1724" draw:formula="1455585*logwidth/2647519"/><draw:equation draw:name="f1725" draw:formula="2608897*logheight/2612594"/><draw:equation draw:name="f1726" draw:formula="1431772*logwidth/2647519"/><draw:equation draw:name="f1727" draw:formula="2609849*logheight/2612594"/><draw:equation draw:name="f1728" draw:formula="1429185*logwidth/2647519"/><draw:equation draw:name="f1729" draw:formula="2608741*logheight/2612594"/><draw:equation draw:name="f1730" draw:formula="1407484*logwidth/2647519"/><draw:equation draw:name="f1731" draw:formula="2612588*logheight/2612594"/><draw:equation draw:name="f1732" draw:formula="1381290*logwidth/2647519"/><draw:equation draw:name="f1733" draw:formula="2607944*logheight/2612594"/><draw:equation draw:name="f1734" draw:formula="1382243*logwidth/2647519"/><draw:equation draw:name="f1735" draw:formula="2606992*logheight/2612594"/><draw:equation draw:name="f1736" draw:formula="1387005*logwidth/2647519"/><draw:equation draw:name="f1737" draw:formula="2600324*logheight/2612594"/><draw:equation draw:name="f1738" draw:formula="1365098*logwidth/2647519"/><draw:equation draw:name="f1739" draw:formula="2597467*logheight/2612594"/><draw:equation draw:name="f1740" draw:formula="1375575*logwidth/2647519"/><draw:equation draw:name="f1741" draw:formula="2591752*logheight/2612594"/><draw:equation draw:name="f1742" draw:formula="1407008*logwidth/2647519"/><draw:equation draw:name="f1743" draw:formula="2590799*logheight/2612594"/><draw:equation draw:name="f1744" draw:formula="1437488*logwidth/2647519"/><draw:equation draw:name="f1745" draw:formula="2589847*logheight/2612594"/><draw:equation draw:name="f1746" draw:formula="1481302*logwidth/2647519"/><draw:equation draw:name="f1747" draw:formula="2590799*logheight/2612594"/><draw:equation draw:name="f1748" draw:formula="1511782*logwidth/2647519"/><draw:equation draw:name="f1749" draw:formula="2587942*logheight/2612594"/><draw:equation draw:name="f1750" draw:formula="1568932*logwidth/2647519"/><draw:equation draw:name="f1751" draw:formula="2575559*logheight/2612594"/><draw:equation draw:name="f1752" draw:formula="1607032*logwidth/2647519"/><draw:equation draw:name="f1753" draw:formula="2566987*logheight/2612594"/><draw:equation draw:name="f1754" draw:formula="1635607*logwidth/2647519"/><draw:equation draw:name="f1755" draw:formula="2566034*logheight/2612594"/><draw:equation draw:name="f1756" draw:formula="1637595*logwidth/2647519"/><draw:equation draw:name="f1757" draw:formula="2565111*logheight/2612594"/><draw:equation draw:name="f1758" draw:formula="1609890*logwidth/2647519"/><draw:equation draw:name="f1759" draw:formula="2566035*logheight/2612594"/><draw:equation draw:name="f1760" draw:formula="1571790*logwidth/2647519"/><draw:equation draw:name="f1761" draw:formula="2574607*logheight/2612594"/><draw:equation draw:name="f1762" draw:formula="1514640*logwidth/2647519"/><draw:equation draw:name="f1763" draw:formula="2586990*logheight/2612594"/><draw:equation draw:name="f1764" draw:formula="1484160*logwidth/2647519"/><draw:equation draw:name="f1765" draw:formula="2589847*logheight/2612594"/><draw:equation draw:name="f1766" draw:formula="1440345*logwidth/2647519"/><draw:equation draw:name="f1767" draw:formula="2588895*logheight/2612594"/><draw:equation draw:name="f1768" draw:formula="1409865*logwidth/2647519"/><draw:equation draw:name="f1769" draw:formula="2589847*logheight/2612594"/><draw:equation draw:name="f1770" draw:formula="1378432*logwidth/2647519"/><draw:equation draw:name="f1771" draw:formula="2590800*logheight/2612594"/><draw:equation draw:name="f1772" draw:formula="1379385*logwidth/2647519"/><draw:equation draw:name="f1773" draw:formula="2586990*logheight/2612594"/><draw:equation draw:name="f1774" draw:formula="1386052*logwidth/2647519"/><draw:equation draw:name="f1775" draw:formula="2577465*logheight/2612594"/><draw:equation draw:name="f1776" draw:formula="1679422*logwidth/2647519"/><draw:equation draw:name="f1777" draw:formula="2528887*logheight/2612594"/><draw:equation draw:name="f1778" draw:formula="1878495*logwidth/2647519"/><draw:equation draw:name="f1779" draw:formula="2453640*logheight/2612594"/><draw:equation draw:name="f1780" draw:formula="1930882*logwidth/2647519"/><draw:equation draw:name="f1781" draw:formula="2426017*logheight/2612594"/><draw:equation draw:name="f1782" draw:formula="1960410*logwidth/2647519"/><draw:equation draw:name="f1783" draw:formula="2410777*logheight/2612594"/><draw:equation draw:name="f1784" draw:formula="1990890*logwidth/2647519"/><draw:equation draw:name="f1785" draw:formula="2394585*logheight/2612594"/><draw:equation draw:name="f1786" draw:formula="2048040*logwidth/2647519"/><draw:equation draw:name="f1787" draw:formula="2360295*logheight/2612594"/><draw:equation draw:name="f1788" draw:formula="2093760*logwidth/2647519"/><draw:equation draw:name="f1789" draw:formula="2325052*logheight/2612594"/><draw:equation draw:name="f1790" draw:formula="2179485*logwidth/2647519"/><draw:equation draw:name="f1791" draw:formula="2258377*logheight/2612594"/><draw:equation draw:name="f1792" draw:formula="2203297*logwidth/2647519"/><draw:equation draw:name="f1793" draw:formula="2239327*logheight/2612594"/><draw:equation draw:name="f1794" draw:formula="2226157*logwidth/2647519"/><draw:equation draw:name="f1795" draw:formula="2219325*logheight/2612594"/><draw:equation draw:name="f1796" draw:formula="2260447*logwidth/2647519"/><draw:equation draw:name="f1797" draw:formula="2187892*logheight/2612594"/><draw:equation draw:name="f1798" draw:formula="2274735*logwidth/2647519"/><draw:equation draw:name="f1799" draw:formula="2164080*logheight/2612594"/><draw:equation draw:name="f1800" draw:formula="2295258*logwidth/2647519"/><draw:equation draw:name="f1801" draw:formula="2145267*logheight/2612594"/><draw:equation draw:name="f1802" draw:formula="2295423*logwidth/2647519"/><draw:equation draw:name="f1803" draw:formula="2144085*logheight/2612594"/><draw:equation draw:name="f1804" draw:formula="2275688*logwidth/2647519"/><draw:equation draw:name="f1805" draw:formula="2162175*logheight/2612594"/><draw:equation draw:name="f1806" draw:formula="2261400*logwidth/2647519"/><draw:equation draw:name="f1807" draw:formula="2185987*logheight/2612594"/><draw:equation draw:name="f1808" draw:formula="2227110*logwidth/2647519"/><draw:equation draw:name="f1809" draw:formula="2217420*logheight/2612594"/><draw:equation draw:name="f1810" draw:formula="2204250*logwidth/2647519"/><draw:equation draw:name="f1811" draw:formula="2237422*logheight/2612594"/><draw:equation draw:name="f1812" draw:formula="2180438*logwidth/2647519"/><draw:equation draw:name="f1813" draw:formula="2256472*logheight/2612594"/><draw:equation draw:name="f1814" draw:formula="2094713*logwidth/2647519"/><draw:equation draw:name="f1815" draw:formula="2323147*logheight/2612594"/><draw:equation draw:name="f1816" draw:formula="2048993*logwidth/2647519"/><draw:equation draw:name="f1817" draw:formula="2358390*logheight/2612594"/><draw:equation draw:name="f1818" draw:formula="1991843*logwidth/2647519"/><draw:equation draw:name="f1819" draw:formula="2392680*logheight/2612594"/><draw:equation draw:name="f1820" draw:formula="1961363*logwidth/2647519"/><draw:equation draw:name="f1821" draw:formula="2408872*logheight/2612594"/><draw:equation draw:name="f1822" draw:formula="1931835*logwidth/2647519"/><draw:equation draw:name="f1823" draw:formula="2424112*logheight/2612594"/><draw:equation draw:name="f1824" draw:formula="1879448*logwidth/2647519"/><draw:equation draw:name="f1825" draw:formula="2451735*logheight/2612594"/><draw:equation draw:name="f1826" draw:formula="1680375*logwidth/2647519"/><draw:equation draw:name="f1827" draw:formula="2526982*logheight/2612594"/><draw:equation draw:name="f1828" draw:formula="1387005*logwidth/2647519"/><draw:equation draw:name="f1829" draw:formula="2575560*logheight/2612594"/><draw:equation draw:name="f1830" draw:formula="1365098*logwidth/2647519"/><draw:equation draw:name="f1831" draw:formula="2575560*logheight/2612594"/><draw:equation draw:name="f1832" draw:formula="1362240*logwidth/2647519"/><draw:equation draw:name="f1833" draw:formula="2567940*logheight/2612594"/><draw:equation draw:name="f1834" draw:formula="1339380*logwidth/2647519"/><draw:equation draw:name="f1835" draw:formula="2566987*logheight/2612594"/><draw:equation draw:name="f1836" draw:formula="1318425*logwidth/2647519"/><draw:equation draw:name="f1837" draw:formula="2575560*logheight/2612594"/><draw:equation draw:name="f1838" draw:formula="1257465*logwidth/2647519"/><draw:equation draw:name="f1839" draw:formula="2576512*logheight/2612594"/><draw:equation draw:name="f1840" draw:formula="1212698*logwidth/2647519"/><draw:equation draw:name="f1841" draw:formula="2574607*logheight/2612594"/><draw:equation draw:name="f1842" draw:formula="1190790*logwidth/2647519"/><draw:equation draw:name="f1843" draw:formula="2572702*logheight/2612594"/><draw:equation draw:name="f1844" draw:formula="1168883*logwidth/2647519"/><draw:equation draw:name="f1845" draw:formula="2568892*logheight/2612594"/><draw:equation draw:name="f1846" draw:formula="1182079*logwidth/2647519"/><draw:equation draw:name="f1847" draw:formula="2554816*logheight/2612594"/><draw:equation draw:name="f1848" draw:formula="1179360*logwidth/2647519"/><draw:equation draw:name="f1849" draw:formula="2555557*logheight/2612594"/><draw:equation draw:name="f1850" draw:formula="1130192*logwidth/2647519"/><draw:equation draw:name="f1851" draw:formula="2546452*logheight/2612594"/><draw:equation draw:name="f1852" draw:formula="1127925*logwidth/2647519"/><draw:equation draw:name="f1853" draw:formula="2546985*logheight/2612594"/><draw:equation draw:name="f1854" draw:formula="1033628*logwidth/2647519"/><draw:equation draw:name="f1855" draw:formula="2529840*logheight/2612594"/><draw:equation draw:name="f1856" draw:formula="996480*logwidth/2647519"/><draw:equation draw:name="f1857" draw:formula="2522220*logheight/2612594"/><draw:equation draw:name="f1858" draw:formula="964095*logwidth/2647519"/><draw:equation draw:name="f1859" draw:formula="2516505*logheight/2612594"/><draw:equation draw:name="f1860" draw:formula="925043*logwidth/2647519"/><draw:equation draw:name="f1861" draw:formula="2498407*logheight/2612594"/><draw:equation draw:name="f1862" draw:formula="876465*logwidth/2647519"/><draw:equation draw:name="f1863" draw:formula="2480310*logheight/2612594"/><draw:equation draw:name="f1864" draw:formula="825983*logwidth/2647519"/><draw:equation draw:name="f1865" draw:formula="2460307*logheight/2612594"/><draw:equation draw:name="f1866" draw:formula="834555*logwidth/2647519"/><draw:equation draw:name="f1867" draw:formula="2453640*logheight/2612594"/><draw:equation draw:name="f1868" draw:formula="869798*logwidth/2647519"/><draw:equation draw:name="f1869" draw:formula="2460307*logheight/2612594"/><draw:equation draw:name="f1870" draw:formula="885038*logwidth/2647519"/><draw:equation draw:name="f1871" draw:formula="2473642*logheight/2612594"/><draw:equation draw:name="f1872" draw:formula="937425*logwidth/2647519"/><draw:equation draw:name="f1873" draw:formula="2488882*logheight/2612594"/><draw:equation draw:name="f1874" draw:formula="1041248*logwidth/2647519"/><draw:equation draw:name="f1875" draw:formula="2515552*logheight/2612594"/><draw:equation draw:name="f1876" draw:formula="1066965*logwidth/2647519"/><draw:equation draw:name="f1877" draw:formula="2520315*logheight/2612594"/><draw:equation draw:name="f1878" draw:formula="1094588*logwidth/2647519"/><draw:equation draw:name="f1879" draw:formula="2525077*logheight/2612594"/><draw:equation draw:name="f1880" draw:formula="1125068*logwidth/2647519"/><draw:equation draw:name="f1881" draw:formula="2531745*logheight/2612594"/><draw:equation draw:name="f1882" draw:formula="1158657*logwidth/2647519"/><draw:equation draw:name="f1883" draw:formula="2539008*logheight/2612594"/><draw:equation draw:name="f1884" draw:formula="1161262*logwidth/2647519"/><draw:equation draw:name="f1885" draw:formula="2538412*logheight/2612594"/><draw:equation draw:name="f1886" draw:formula="1192695*logwidth/2647519"/><draw:equation draw:name="f1887" draw:formula="2543175*logheight/2612594"/><draw:equation draw:name="f1888" draw:formula="1193647*logwidth/2647519"/><draw:equation draw:name="f1889" draw:formula="2541270*logheight/2612594"/><draw:equation draw:name="f1890" draw:formula="1239367*logwidth/2647519"/><draw:equation draw:name="f1891" draw:formula="2543175*logheight/2612594"/><draw:equation draw:name="f1892" draw:formula="1246987*logwidth/2647519"/><draw:equation draw:name="f1893" draw:formula="2544127*logheight/2612594"/><draw:equation draw:name="f1894" draw:formula="1317472*logwidth/2647519"/><draw:equation draw:name="f1895" draw:formula="2544127*logheight/2612594"/><draw:equation draw:name="f1896" draw:formula="1368907*logwidth/2647519"/><draw:equation draw:name="f1897" draw:formula="2546032*logheight/2612594"/><draw:equation draw:name="f1898" draw:formula="1429867*logwidth/2647519"/><draw:equation draw:name="f1899" draw:formula="2541270*logheight/2612594"/><draw:equation draw:name="f1900" draw:formula="1437487*logwidth/2647519"/><draw:equation draw:name="f1901" draw:formula="2541270*logheight/2612594"/><draw:equation draw:name="f1902" draw:formula="1440345*logwidth/2647519"/><draw:equation draw:name="f1903" draw:formula="2548890*logheight/2612594"/><draw:equation draw:name="f1904" draw:formula="1500352*logwidth/2647519"/><draw:equation draw:name="f1905" draw:formula="2541270*logheight/2612594"/><draw:equation draw:name="f1906" draw:formula="1540357*logwidth/2647519"/><draw:equation draw:name="f1907" draw:formula="2531745*logheight/2612594"/><draw:equation draw:name="f1908" draw:formula="1563217*logwidth/2647519"/><draw:equation draw:name="f1909" draw:formula="2527935*logheight/2612594"/><draw:equation draw:name="f1910" draw:formula="1577505*logwidth/2647519"/><draw:equation draw:name="f1911" draw:formula="2526030*logheight/2612594"/><draw:equation draw:name="f1912" draw:formula="1608937*logwidth/2647519"/><draw:equation draw:name="f1913" draw:formula="2518410*logheight/2612594"/><draw:equation draw:name="f1914" draw:formula="1634655*logwidth/2647519"/><draw:equation draw:name="f1915" draw:formula="2512695*logheight/2612594"/><draw:equation draw:name="f1916" draw:formula="1660372*logwidth/2647519"/><draw:equation draw:name="f1917" draw:formula="2506027*logheight/2612594"/><draw:equation draw:name="f1918" draw:formula="1707545*logwidth/2647519"/><draw:equation draw:name="f1919" draw:formula="2497863*logheight/2612594"/><draw:equation draw:name="f1920" draw:formula="1713713*logwidth/2647519"/><draw:equation draw:name="f1921" draw:formula="2495550*logheight/2612594"/><draw:equation draw:name="f1922" draw:formula="1664183*logwidth/2647519"/><draw:equation draw:name="f1923" draw:formula="2504122*logheight/2612594"/><draw:equation draw:name="f1924" draw:formula="1638465*logwidth/2647519"/><draw:equation draw:name="f1925" draw:formula="2510790*logheight/2612594"/><draw:equation draw:name="f1926" draw:formula="1612748*logwidth/2647519"/><draw:equation draw:name="f1927" draw:formula="2516505*logheight/2612594"/><draw:equation draw:name="f1928" draw:formula="1581315*logwidth/2647519"/><draw:equation draw:name="f1929" draw:formula="2524125*logheight/2612594"/><draw:equation draw:name="f1930" draw:formula="1567028*logwidth/2647519"/><draw:equation draw:name="f1931" draw:formula="2526030*logheight/2612594"/><draw:equation draw:name="f1932" draw:formula="1544168*logwidth/2647519"/><draw:equation draw:name="f1933" draw:formula="2529840*logheight/2612594"/><draw:equation draw:name="f1934" draw:formula="1482255*logwidth/2647519"/><draw:equation draw:name="f1935" draw:formula="2535555*logheight/2612594"/><draw:equation draw:name="f1936" draw:formula="1440345*logwidth/2647519"/><draw:equation draw:name="f1937" draw:formula="2539365*logheight/2612594"/><draw:equation draw:name="f1938" draw:formula="1432725*logwidth/2647519"/><draw:equation draw:name="f1939" draw:formula="2539365*logheight/2612594"/><draw:equation draw:name="f1940" draw:formula="1371765*logwidth/2647519"/><draw:equation draw:name="f1941" draw:formula="2544127*logheight/2612594"/><draw:equation draw:name="f1942" draw:formula="1320330*logwidth/2647519"/><draw:equation draw:name="f1943" draw:formula="2542222*logheight/2612594"/><draw:equation draw:name="f1944" draw:formula="1249845*logwidth/2647519"/><draw:equation draw:name="f1945" draw:formula="2542222*logheight/2612594"/><draw:equation draw:name="f1946" draw:formula="1242225*logwidth/2647519"/><draw:equation draw:name="f1947" draw:formula="2541270*logheight/2612594"/><draw:equation draw:name="f1948" draw:formula="1212698*logwidth/2647519"/><draw:equation draw:name="f1949" draw:formula="2528887*logheight/2612594"/><draw:equation draw:name="f1950" draw:formula="1196505*logwidth/2647519"/><draw:equation draw:name="f1951" draw:formula="2539365*logheight/2612594"/><draw:equation draw:name="f1952" draw:formula="1196464*logwidth/2647519"/><draw:equation draw:name="f1953" draw:formula="2539447*logheight/2612594"/><draw:equation draw:name="f1954" draw:formula="1209840*logwidth/2647519"/><draw:equation draw:name="f1955" draw:formula="2530792*logheight/2612594"/><draw:equation draw:name="f1956" draw:formula="1239368*logwidth/2647519"/><draw:equation draw:name="f1957" draw:formula="2543174*logheight/2612594"/><draw:equation draw:name="f1958" draw:formula="1193648*logwidth/2647519"/><draw:equation draw:name="f1959" draw:formula="2541269*logheight/2612594"/><draw:equation draw:name="f1960" draw:formula="1194008*logwidth/2647519"/><draw:equation draw:name="f1961" draw:formula="2541036*logheight/2612594"/><draw:equation draw:name="f1962" draw:formula="1164120*logwidth/2647519"/><draw:equation draw:name="f1963" draw:formula="2536507*logheight/2612594"/><draw:equation draw:name="f1964" draw:formula="1128878*logwidth/2647519"/><draw:equation draw:name="f1965" draw:formula="2528887*logheight/2612594"/><draw:equation draw:name="f1966" draw:formula="1098398*logwidth/2647519"/><draw:equation draw:name="f1967" draw:formula="2522220*logheight/2612594"/><draw:equation draw:name="f1968" draw:formula="1070775*logwidth/2647519"/><draw:equation draw:name="f1969" draw:formula="2517457*logheight/2612594"/><draw:equation draw:name="f1970" draw:formula="1045058*logwidth/2647519"/><draw:equation draw:name="f1971" draw:formula="2512695*logheight/2612594"/><draw:equation draw:name="f1972" draw:formula="941235*logwidth/2647519"/><draw:equation draw:name="f1973" draw:formula="2486025*logheight/2612594"/><draw:equation draw:name="f1974" draw:formula="888848*logwidth/2647519"/><draw:equation draw:name="f1975" draw:formula="2470785*logheight/2612594"/><draw:equation draw:name="f1976" draw:formula="873608*logwidth/2647519"/><draw:equation draw:name="f1977" draw:formula="2457450*logheight/2612594"/><draw:equation draw:name="f1978" draw:formula="838365*logwidth/2647519"/><draw:equation draw:name="f1979" draw:formula="2450782*logheight/2612594"/><draw:equation draw:name="f1980" draw:formula="785978*logwidth/2647519"/><draw:equation draw:name="f1981" draw:formula="2424112*logheight/2612594"/><draw:equation draw:name="f1982" draw:formula="770738*logwidth/2647519"/><draw:equation draw:name="f1983" draw:formula="2425065*logheight/2612594"/><draw:equation draw:name="f1984" draw:formula="716445*logwidth/2647519"/><draw:equation draw:name="f1985" draw:formula="2397442*logheight/2612594"/><draw:equation draw:name="f1986" draw:formula="706920*logwidth/2647519"/><draw:equation draw:name="f1987" draw:formula="2380297*logheight/2612594"/><draw:equation draw:name="f1988" draw:formula="708825*logwidth/2647519"/><draw:equation draw:name="f1989" draw:formula="2379345*logheight/2612594"/><draw:equation draw:name="f1990" draw:formula="742163*logwidth/2647519"/><draw:equation draw:name="f1991" draw:formula="2397442*logheight/2612594"/><draw:equation draw:name="f1992" draw:formula="775500*logwidth/2647519"/><draw:equation draw:name="f1993" draw:formula="2415540*logheight/2612594"/><draw:equation draw:name="f1994" draw:formula="785025*logwidth/2647519"/><draw:equation draw:name="f1995" draw:formula="2409825*logheight/2612594"/><draw:equation draw:name="f1996" draw:formula="745973*logwidth/2647519"/><draw:equation draw:name="f1997" draw:formula="2384107*logheight/2612594"/><draw:equation draw:name="f1998" draw:formula="713588*logwidth/2647519"/><draw:equation draw:name="f1999" draw:formula="2369820*logheight/2612594"/><draw:equation draw:name="f2000" draw:formula="668820*logwidth/2647519"/><draw:equation draw:name="f2001" draw:formula="2344102*logheight/2612594"/><draw:equation draw:name="f2002" draw:formula="630720*logwidth/2647519"/><draw:equation draw:name="f2003" draw:formula="2319337*logheight/2612594"/><draw:equation draw:name="f2004" draw:formula="570713*logwidth/2647519"/><draw:equation draw:name="f2005" draw:formula="2293620*logheight/2612594"/><draw:equation draw:name="f2006" draw:formula="547853*logwidth/2647519"/><draw:equation draw:name="f2007" draw:formula="2274570*logheight/2612594"/><draw:equation draw:name="f2008" draw:formula="552615*logwidth/2647519"/><draw:equation draw:name="f2009" draw:formula="2272665*logheight/2612594"/><draw:equation draw:name="f2010" draw:formula="575475*logwidth/2647519"/><draw:equation draw:name="f2011" draw:formula="2279332*logheight/2612594"/><draw:equation draw:name="f2012" draw:formula="527850*logwidth/2647519"/><draw:equation draw:name="f2013" draw:formula="2229802*logheight/2612594"/><draw:equation draw:name="f2014" draw:formula="501180*logwidth/2647519"/><draw:equation draw:name="f2015" draw:formula="2207895*logheight/2612594"/><draw:equation draw:name="f2016" draw:formula="476415*logwidth/2647519"/><draw:equation draw:name="f2017" draw:formula="2185987*logheight/2612594"/><draw:equation draw:name="f2018" draw:formula="444983*logwidth/2647519"/><draw:equation draw:name="f2019" draw:formula="2160270*logheight/2612594"/><draw:equation draw:name="f2020" draw:formula="399263*logwidth/2647519"/><draw:equation draw:name="f2021" draw:formula="2109787*logheight/2612594"/><draw:equation draw:name="f2022" draw:formula="396126*logwidth/2647519"/><draw:equation draw:name="f2023" draw:formula="2099983*logheight/2612594"/><draw:equation draw:name="f2024" draw:formula="386880*logwidth/2647519"/><draw:equation draw:name="f2025" draw:formula="2090737*logheight/2612594"/><draw:equation draw:name="f2026" draw:formula="355448*logwidth/2647519"/><draw:equation draw:name="f2027" draw:formula="2056447*logheight/2612594"/><draw:equation draw:name="f2028" draw:formula="351638*logwidth/2647519"/><draw:equation draw:name="f2029" draw:formula="2039302*logheight/2612594"/><draw:equation draw:name="f2030" draw:formula="339255*logwidth/2647519"/><draw:equation draw:name="f2031" draw:formula="2022157*logheight/2612594"/><draw:equation draw:name="f2032" draw:formula="337780*logwidth/2647519"/><draw:equation draw:name="f2033" draw:formula="2019844*logheight/2612594"/><draw:equation draw:name="f2034" draw:formula="323062*logwidth/2647519"/><draw:equation draw:name="f2035" draw:formula="2009774*logheight/2612594"/><draw:equation draw:name="f2036" draw:formula="294487*logwidth/2647519"/><draw:equation draw:name="f2037" draw:formula="1968817*logheight/2612594"/><draw:equation draw:name="f2038" draw:formula="278295*logwidth/2647519"/><draw:equation draw:name="f2039" draw:formula="1930717*logheight/2612594"/><draw:equation draw:name="f2040" draw:formula="276390*logwidth/2647519"/><draw:equation draw:name="f2041" draw:formula="1930717*logheight/2612594"/><draw:equation draw:name="f2042" draw:formula="254483*logwidth/2647519"/><draw:equation draw:name="f2043" draw:formula="1888807*logheight/2612594"/><draw:equation draw:name="f2044" draw:formula="233528*logwidth/2647519"/><draw:equation draw:name="f2045" draw:formula="1846897*logheight/2612594"/><draw:equation draw:name="f2046" draw:formula="211620*logwidth/2647519"/><draw:equation draw:name="f2047" draw:formula="1798320*logheight/2612594"/><draw:equation draw:name="f2048" draw:formula="191618*logwidth/2647519"/><draw:equation draw:name="f2049" draw:formula="1748790*logheight/2612594"/><draw:equation draw:name="f2050" draw:formula="211620*logwidth/2647519"/><draw:equation draw:name="f2051" draw:formula="1782127*logheight/2612594"/><draw:equation draw:name="f2052" draw:formula="231623*logwidth/2647519"/><draw:equation draw:name="f2053" draw:formula="1824037*logheight/2612594"/><draw:equation draw:name="f2054" draw:formula="238290*logwidth/2647519"/><draw:equation draw:name="f2055" draw:formula="1846897*logheight/2612594"/><draw:equation draw:name="f2056" draw:formula="241045*logwidth/2647519"/><draw:equation draw:name="f2057" draw:formula="1850938*logheight/2612594"/><draw:equation draw:name="f2058" draw:formula="237654*logwidth/2647519"/><draw:equation draw:name="f2059" draw:formula="1833304*logheight/2612594"/><draw:equation draw:name="f2060" draw:formula="228808*logwidth/2647519"/><draw:equation draw:name="f2061" draw:formula="1817251*logheight/2612594"/><draw:equation draw:name="f2062" draw:formula="214410*logwidth/2647519"/><draw:equation draw:name="f2063" draw:formula="1784873*logheight/2612594"/><draw:equation draw:name="f2064" draw:formula="197332*logwidth/2647519"/><draw:equation draw:name="f2065" draw:formula="1756409*logheight/2612594"/><draw:equation draw:name="f2066" draw:formula="176377*logwidth/2647519"/><draw:equation draw:name="f2067" draw:formula="1699259*logheight/2612594"/><draw:equation draw:name="f2068" draw:formula="158426*logwidth/2647519"/><draw:equation draw:name="f2069" draw:formula="1640679*logheight/2612594"/><draw:equation draw:name="f2070" draw:formula="152529*logwidth/2647519"/><draw:equation draw:name="f2071" draw:formula="1623596*logheight/2612594"/><draw:equation draw:name="f2072" draw:formula="126853*logwidth/2647519"/><draw:equation draw:name="f2073" draw:formula="1521108*logheight/2612594"/><draw:equation draw:name="f2074" draw:formula="115498*logwidth/2647519"/><draw:equation draw:name="f2075" draw:formula="1446707*logheight/2612594"/><draw:equation draw:name="f2076" draw:formula="115417*logwidth/2647519"/><draw:equation draw:name="f2077" draw:formula="1448752*logheight/2612594"/><draw:equation draw:name="f2078" draw:formula="116370*logwidth/2647519"/><draw:equation draw:name="f2079" draw:formula="1463992*logheight/2612594"/><draw:equation draw:name="f2080" draw:formula="121132*logwidth/2647519"/><draw:equation draw:name="f2081" draw:formula="1499235*logheight/2612594"/><draw:equation draw:name="f2082" draw:formula="126847*logwidth/2647519"/><draw:equation draw:name="f2083" draw:formula="1535430*logheight/2612594"/><draw:equation draw:name="f2084" draw:formula="117322*logwidth/2647519"/><draw:equation draw:name="f2085" draw:formula="1503997*logheight/2612594"/><draw:equation draw:name="f2086" draw:formula="110655*logwidth/2647519"/><draw:equation draw:name="f2087" draw:formula="1463992*logheight/2612594"/><draw:equation draw:name="f2088" draw:formula="103035*logwidth/2647519"/><draw:equation draw:name="f2089" draw:formula="1463992*logheight/2612594"/><draw:equation draw:name="f2090" draw:formula="98272*logwidth/2647519"/><draw:equation draw:name="f2091" draw:formula="1427797*logheight/2612594"/><draw:equation draw:name="f2092" draw:formula="91605*logwidth/2647519"/><draw:equation draw:name="f2093" draw:formula="1404937*logheight/2612594"/><draw:equation draw:name="f2094" draw:formula="85890*logwidth/2647519"/><draw:equation draw:name="f2095" draw:formula="1383030*logheight/2612594"/><draw:equation draw:name="f2096" draw:formula="69697*logwidth/2647519"/><draw:equation draw:name="f2097" draw:formula="1365885*logheight/2612594"/><draw:equation draw:name="f2098" draw:formula="64935*logwidth/2647519"/><draw:equation draw:name="f2099" draw:formula="1365885*logheight/2612594"/><draw:equation draw:name="f2100" draw:formula="60172*logwidth/2647519"/><draw:equation draw:name="f2101" draw:formula="1342072*logheight/2612594"/><draw:equation draw:name="f2102" draw:formula="58267*logwidth/2647519"/><draw:equation draw:name="f2103" draw:formula="1311592*logheight/2612594"/><draw:equation draw:name="f2104" draw:formula="62077*logwidth/2647519"/><draw:equation draw:name="f2105" draw:formula="1268730*logheight/2612594"/><draw:equation draw:name="f2106" draw:formula="63982*logwidth/2647519"/><draw:equation draw:name="f2107" draw:formula="1253490*logheight/2612594"/><draw:equation draw:name="f2108" draw:formula="67226*logwidth/2647519"/><draw:equation draw:name="f2109" draw:formula="1243037*logheight/2612594"/><draw:equation draw:name="f2110" draw:formula="65649*logwidth/2647519"/><draw:equation draw:name="f2111" draw:formula="1219200*logheight/2612594"/><draw:equation draw:name="f2112" draw:formula="67792*logwidth/2647519"/><draw:equation draw:name="f2113" draw:formula="1183957*logheight/2612594"/><draw:equation draw:name="f2114" draw:formula="71602*logwidth/2647519"/><draw:equation draw:name="f2115" draw:formula="1176814*logheight/2612594"/><draw:equation draw:name="f2116" draw:formula="71602*logwidth/2647519"/><draw:equation draw:name="f2117" draw:formula="1172527*logheight/2612594"/><draw:equation draw:name="f2118" draw:formula="63982*logwidth/2647519"/><draw:equation draw:name="f2119" draw:formula="1186815*logheight/2612594"/><draw:equation draw:name="f2120" draw:formula="57315*logwidth/2647519"/><draw:equation draw:name="f2121" draw:formula="1177290*logheight/2612594"/><draw:equation draw:name="f2122" draw:formula="44932*logwidth/2647519"/><draw:equation draw:name="f2123" draw:formula="1160145*logheight/2612594"/><draw:equation draw:name="f2124" draw:formula="42670*logwidth/2647519"/><draw:equation draw:name="f2125" draw:formula="1146572*logheight/2612594"/><draw:equation draw:name="f2126" draw:formula="42075*logwidth/2647519"/><draw:equation draw:name="f2127" draw:formula="1147762*logheight/2612594"/><draw:equation draw:name="f2128" draw:formula="38265*logwidth/2647519"/><draw:equation draw:name="f2129" draw:formula="1185862*logheight/2612594"/><draw:equation draw:name="f2130" draw:formula="35407*logwidth/2647519"/><draw:equation draw:name="f2131" draw:formula="1223962*logheight/2612594"/><draw:equation draw:name="f2132" draw:formula="32550*logwidth/2647519"/><draw:equation draw:name="f2133" draw:formula="1253490*logheight/2612594"/><draw:equation draw:name="f2134" draw:formula="32550*logwidth/2647519"/><draw:equation draw:name="f2135" draw:formula="1314449*logheight/2612594"/><draw:equation draw:name="f2136" draw:formula="33502*logwidth/2647519"/><draw:equation draw:name="f2137" draw:formula="1345882*logheight/2612594"/><draw:equation draw:name="f2138" draw:formula="35407*logwidth/2647519"/><draw:equation draw:name="f2139" draw:formula="1377314*logheight/2612594"/><draw:equation draw:name="f2140" draw:formula="26835*logwidth/2647519"/><draw:equation draw:name="f2141" draw:formula="1406842*logheight/2612594"/><draw:equation draw:name="f2142" draw:formula="24930*logwidth/2647519"/><draw:equation draw:name="f2143" draw:formula="1406842*logheight/2612594"/><draw:equation draw:name="f2144" draw:formula="19215*logwidth/2647519"/><draw:equation draw:name="f2145" draw:formula="1349692*logheight/2612594"/><draw:equation draw:name="f2146" draw:formula="19215*logwidth/2647519"/><draw:equation draw:name="f2147" draw:formula="1290637*logheight/2612594"/><draw:equation draw:name="f2148" draw:formula="23977*logwidth/2647519"/><draw:equation draw:name="f2149" draw:formula="1244917*logheight/2612594"/><draw:equation draw:name="f2150" draw:formula="32546*logwidth/2647519"/><draw:equation draw:name="f2151" draw:formula="1253485*logheight/2612594"/><draw:equation draw:name="f2152" draw:formula="24930*logwidth/2647519"/><draw:equation draw:name="f2153" draw:formula="1243965*logheight/2612594"/><draw:equation draw:name="f2154" draw:formula="23025*logwidth/2647519"/><draw:equation draw:name="f2155" draw:formula="1209675*logheight/2612594"/><draw:equation draw:name="f2156" draw:formula="24930*logwidth/2647519"/><draw:equation draw:name="f2157" draw:formula="1157287*logheight/2612594"/><draw:equation draw:name="f2158" draw:formula="25882*logwidth/2647519"/><draw:equation draw:name="f2159" draw:formula="1143000*logheight/2612594"/><draw:equation draw:name="f2160" draw:formula="28740*logwidth/2647519"/><draw:equation draw:name="f2161" draw:formula="1119187*logheight/2612594"/><draw:equation draw:name="f2162" draw:formula="40170*logwidth/2647519"/><draw:equation draw:name="f2163" draw:formula="1076325*logheight/2612594"/><draw:equation draw:name="f2164" draw:formula="45865*logwidth/2647519"/><draw:equation draw:name="f2165" draw:formula="1047851*logheight/2612594"/><draw:equation draw:name="f2166" draw:formula="43980*logwidth/2647519"/><draw:equation draw:name="f2167" draw:formula="1041082*logheight/2612594"/><draw:equation draw:name="f2168" draw:formula="37312*logwidth/2647519"/><draw:equation draw:name="f2169" draw:formula="1079182*logheight/2612594"/><draw:equation draw:name="f2170" draw:formula="25882*logwidth/2647519"/><draw:equation draw:name="f2171" draw:formula="1122045*logheight/2612594"/><draw:equation draw:name="f2172" draw:formula="23025*logwidth/2647519"/><draw:equation draw:name="f2173" draw:formula="1145857*logheight/2612594"/><draw:equation draw:name="f2174" draw:formula="22072*logwidth/2647519"/><draw:equation draw:name="f2175" draw:formula="1160145*logheight/2612594"/><draw:equation draw:name="f2176" draw:formula="20167*logwidth/2647519"/><draw:equation draw:name="f2177" draw:formula="1212532*logheight/2612594"/><draw:equation draw:name="f2178" draw:formula="22072*logwidth/2647519"/><draw:equation draw:name="f2179" draw:formula="1246822*logheight/2612594"/><draw:equation draw:name="f2180" draw:formula="17310*logwidth/2647519"/><draw:equation draw:name="f2181" draw:formula="1292542*logheight/2612594"/><draw:equation draw:name="f2182" draw:formula="17310*logwidth/2647519"/><draw:equation draw:name="f2183" draw:formula="1351597*logheight/2612594"/><draw:equation draw:name="f2184" draw:formula="23025*logwidth/2647519"/><draw:equation draw:name="f2185" draw:formula="1408747*logheight/2612594"/><draw:equation draw:name="f2186" draw:formula="24930*logwidth/2647519"/><draw:equation draw:name="f2187" draw:formula="1408747*logheight/2612594"/><draw:equation draw:name="f2188" draw:formula="37312*logwidth/2647519"/><draw:equation draw:name="f2189" draw:formula="1463040*logheight/2612594"/><draw:equation draw:name="f2190" draw:formula="43980*logwidth/2647519"/><draw:equation draw:name="f2191" draw:formula="1507807*logheight/2612594"/><draw:equation draw:name="f2192" draw:formula="58267*logwidth/2647519"/><draw:equation draw:name="f2193" draw:formula="1553527*logheight/2612594"/><draw:equation draw:name="f2194" draw:formula="80770*logwidth/2647519"/><draw:equation draw:name="f2195" draw:formula="1651843*logheight/2612594"/><draw:equation draw:name="f2196" draw:formula="82734*logwidth/2647519"/><draw:equation draw:name="f2197" draw:formula="1670685*logheight/2612594"/><draw:equation draw:name="f2198" draw:formula="86843*logwidth/2647519"/><draw:equation draw:name="f2199" draw:formula="1670685*logheight/2612594"/><draw:equation draw:name="f2200" draw:formula="107798*logwidth/2647519"/><draw:equation draw:name="f2201" draw:formula="1721167*logheight/2612594"/><draw:equation draw:name="f2202" draw:formula="115418*logwidth/2647519"/><draw:equation draw:name="f2203" draw:formula="1746885*logheight/2612594"/><draw:equation draw:name="f2204" draw:formula="101130*logwidth/2647519"/><draw:equation draw:name="f2205" draw:formula="1724977*logheight/2612594"/><draw:equation draw:name="f2206" draw:formula="85890*logwidth/2647519"/><draw:equation draw:name="f2207" draw:formula="1690687*logheight/2612594"/><draw:equation draw:name="f2208" draw:formula="84938*logwidth/2647519"/><draw:equation draw:name="f2209" draw:formula="1700212*logheight/2612594"/><draw:equation draw:name="f2210" draw:formula="76651*logwidth/2647519"/><draw:equation draw:name="f2211" draw:formula="1674524*logheight/2612594"/><draw:equation draw:name="f2212" draw:formula="70650*logwidth/2647519"/><draw:equation draw:name="f2213" draw:formula="1675447*logheight/2612594"/><draw:equation draw:name="f2214" draw:formula="63982*logwidth/2647519"/><draw:equation draw:name="f2215" draw:formula="1653540*logheight/2612594"/><draw:equation draw:name="f2216" draw:formula="41122*logwidth/2647519"/><draw:equation draw:name="f2217" draw:formula="1601152*logheight/2612594"/><draw:equation draw:name="f2218" draw:formula="26835*logwidth/2647519"/><draw:equation draw:name="f2219" draw:formula="1554480*logheight/2612594"/><draw:equation draw:name="f2220" draw:formula="25882*logwidth/2647519"/><draw:equation draw:name="f2221" draw:formula="1515427*logheight/2612594"/><draw:equation draw:name="f2222" draw:formula="19215*logwidth/2647519"/><draw:equation draw:name="f2223" draw:formula="1469707*logheight/2612594"/><draw:equation draw:name="f2224" draw:formula="14452*logwidth/2647519"/><draw:equation draw:name="f2225" draw:formula="1423987*logheight/2612594"/><draw:equation draw:name="f2226" draw:formula="3975*logwidth/2647519"/><draw:equation draw:name="f2227" draw:formula="1390650*logheight/2612594"/><draw:equation draw:name="f2228" draw:formula="10642*logwidth/2647519"/><draw:equation draw:name="f2229" draw:formula="1213485*logheight/2612594"/><draw:equation draw:name="f2230" draw:formula="17310*logwidth/2647519"/><draw:equation draw:name="f2231" draw:formula="1167765*logheight/2612594"/><draw:equation draw:name="f2232" draw:formula="11595*logwidth/2647519"/><draw:equation draw:name="f2233" draw:formula="1143000*logheight/2612594"/><draw:equation draw:name="f2234" draw:formula="23025*logwidth/2647519"/><draw:equation draw:name="f2235" draw:formula="1074420*logheight/2612594"/><draw:equation draw:name="f2236" draw:formula="25882*logwidth/2647519"/><draw:equation draw:name="f2237" draw:formula="1058227*logheight/2612594"/><draw:equation draw:name="f2238" draw:formula="33502*logwidth/2647519"/><draw:equation draw:name="f2239" draw:formula="1002982*logheight/2612594"/><draw:equation draw:name="f2240" draw:formula="53505*logwidth/2647519"/><draw:equation draw:name="f2241" draw:formula="962977*logheight/2612594"/><draw:equation draw:name="f2242" draw:formula="48742*logwidth/2647519"/><draw:equation draw:name="f2243" draw:formula="1017270*logheight/2612594"/><draw:equation draw:name="f2244" draw:formula="53503*logwidth/2647519"/><draw:equation draw:name="f2245" draw:formula="1007964*logheight/2612594"/><draw:equation draw:name="f2246" draw:formula="56362*logwidth/2647519"/><draw:equation draw:name="f2247" draw:formula="985718*logheight/2612594"/><draw:equation draw:name="f2248" draw:formula="57315*logwidth/2647519"/><draw:equation draw:name="f2249" draw:formula="961072*logheight/2612594"/><draw:equation draw:name="f2250" draw:formula="65887*logwidth/2647519"/><draw:equation draw:name="f2251" draw:formula="929639*logheight/2612594"/><draw:equation draw:name="f2252" draw:formula="79222*logwidth/2647519"/><draw:equation draw:name="f2253" draw:formula="882014*logheight/2612594"/><draw:equation draw:name="f2254" draw:formula="95415*logwidth/2647519"/><draw:equation draw:name="f2255" draw:formula="833437*logheight/2612594"/><draw:equation draw:name="f2256" draw:formula="96628*logwidth/2647519"/><draw:equation draw:name="f2257" draw:formula="832072*logheight/2612594"/><draw:equation draw:name="f2258" draw:formula="103988*logwidth/2647519"/><draw:equation draw:name="f2259" draw:formula="793432*logheight/2612594"/><draw:equation draw:name="f2260" draw:formula="114465*logwidth/2647519"/><draw:equation draw:name="f2261" draw:formula="765809*logheight/2612594"/><draw:equation draw:name="f2262" draw:formula="126848*logwidth/2647519"/><draw:equation draw:name="f2263" draw:formula="742949*logheight/2612594"/><draw:equation draw:name="f2264" draw:formula="151613*logwidth/2647519"/><draw:equation draw:name="f2265" draw:formula="695324*logheight/2612594"/><draw:equation draw:name="f2266" draw:formula="171615*logwidth/2647519"/><draw:equation draw:name="f2267" draw:formula="652462*logheight/2612594"/><draw:equation draw:name="f2268" draw:formula="200190*logwidth/2647519"/><draw:equation draw:name="f2269" draw:formula="597217*logheight/2612594"/><draw:equation draw:name="f2270" draw:formula="221145*logwidth/2647519"/><draw:equation draw:name="f2271" draw:formula="573404*logheight/2612594"/><draw:equation draw:name="f2272" draw:formula="238290*logwidth/2647519"/><draw:equation draw:name="f2273" draw:formula="540067*logheight/2612594"/><draw:equation draw:name="f2274" draw:formula="252578*logwidth/2647519"/><draw:equation draw:name="f2275" draw:formula="519112*logheight/2612594"/><draw:equation draw:name="f2276" draw:formula="267818*logwidth/2647519"/><draw:equation draw:name="f2277" draw:formula="511492*logheight/2612594"/><draw:equation draw:name="f2278" draw:formula="271628*logwidth/2647519"/><draw:equation draw:name="f2279" draw:formula="505777*logheight/2612594"/><draw:equation draw:name="f2280" draw:formula="286868*logwidth/2647519"/><draw:equation draw:name="f2281" draw:formula="475297*logheight/2612594"/><draw:equation draw:name="f2282" draw:formula="316395*logwidth/2647519"/><draw:equation draw:name="f2283" draw:formula="441007*logheight/2612594"/><draw:equation draw:name="f2284" draw:formula="317199*logwidth/2647519"/><draw:equation draw:name="f2285" draw:formula="455339*logheight/2612594"/><draw:equation draw:name="f2286" draw:formula="315045*logwidth/2647519"/><draw:equation draw:name="f2287" draw:formula="461363*logheight/2612594"/><draw:equation draw:name="f2288" draw:formula="345922*logwidth/2647519"/><draw:equation draw:name="f2289" draw:formula="429577*logheight/2612594"/><draw:equation draw:name="f2290" draw:formula="361162*logwidth/2647519"/><draw:equation draw:name="f2291" draw:formula="409575*logheight/2612594"/><draw:equation draw:name="f2292" draw:formula="381165*logwidth/2647519"/><draw:equation draw:name="f2293" draw:formula="390525*logheight/2612594"/><draw:equation draw:name="f2294" draw:formula="382888*logwidth/2647519"/><draw:equation draw:name="f2295" draw:formula="392440*logheight/2612594"/><draw:equation draw:name="f2296" draw:formula="382118*logwidth/2647519"/><draw:equation draw:name="f2297" draw:formula="391477*logheight/2612594"/><draw:equation draw:name="f2298" draw:formula="406883*logwidth/2647519"/><draw:equation draw:name="f2299" draw:formula="366712*logheight/2612594"/><draw:equation draw:name="f2300" draw:formula="431648*logwidth/2647519"/><draw:equation draw:name="f2301" draw:formula="343852*logheight/2612594"/><draw:equation draw:name="f2302" draw:formula="458318*logwidth/2647519"/><draw:equation draw:name="f2303" draw:formula="315277*logheight/2612594"/><draw:equation draw:name="f2304" draw:formula="495465*logwidth/2647519"/><draw:equation draw:name="f2305" draw:formula="287654*logheight/2612594"/><draw:equation draw:name="f2306" draw:formula="535470*logwidth/2647519"/><draw:equation draw:name="f2307" draw:formula="258127*logheight/2612594"/><draw:equation draw:name="f2308" draw:formula="559389*logwidth/2647519"/><draw:equation draw:name="f2309" draw:formula="241440*logheight/2612594"/><draw:equation draw:name="f2310" draw:formula="575475*logwidth/2647519"/><draw:equation draw:name="f2311" draw:formula="226694*logheight/2612594"/><draw:equation draw:name="f2312" draw:formula="604050*logwidth/2647519"/><draw:equation draw:name="f2313" draw:formula="209549*logheight/2612594"/><draw:equation draw:name="f2314" draw:formula="634530*logwidth/2647519"/><draw:equation draw:name="f2315" draw:formula="193357*logheight/2612594"/><draw:equation draw:name="f2316" draw:formula="638565*logwidth/2647519"/><draw:equation draw:name="f2317" draw:formula="191282*logheight/2612594"/><draw:equation draw:name="f2318" draw:formula="648937*logwidth/2647519"/><draw:equation draw:name="f2319" draw:formula="181094*logheight/2612594"/><draw:equation draw:name="f2320" draw:formula="665963*logwidth/2647519"/><draw:equation draw:name="f2321" draw:formula="168592*logheight/2612594"/><draw:equation draw:name="f2322" draw:formula="684656*logwidth/2647519"/><draw:equation draw:name="f2323" draw:formula="159067*logheight/2612594"/><draw:equation draw:name="f2324" draw:formula="697880*logwidth/2647519"/><draw:equation draw:name="f2325" draw:formula="156023*logheight/2612594"/><draw:equation draw:name="f2326" draw:formula="700252*logwidth/2647519"/><draw:equation draw:name="f2327" draw:formula="154304*logheight/2612594"/><draw:equation draw:name="f2328" draw:formula="959332*logwidth/2647519"/><draw:equation draw:name="f2329" draw:formula="49529*logheight/2612594"/><draw:equation draw:name="f2330" draw:formula="968944*logwidth/2647519"/><draw:equation draw:name="f2331" draw:formula="47439*logheight/2612594"/><draw:equation draw:name="f2332" draw:formula="995527*logwidth/2647519"/><draw:equation draw:name="f2333" draw:formula="38099*logheight/2612594"/><draw:equation draw:name="f2334" draw:formula="1013863*logwidth/2647519"/><draw:equation draw:name="f2335" draw:formula="34408*logheight/2612594"/><draw:equation draw:name="f2336" draw:formula="1023424*logwidth/2647519"/><draw:equation draw:name="f2337" draw:formula="34327*logheight/2612594"/><draw:equation draw:name="f2338" draw:formula="1026960*logwidth/2647519"/><draw:equation draw:name="f2339" draw:formula="33337*logheight/2612594"/><draw:equation draw:name="f2340" draw:formula="1244130*logwidth/2647519"/><draw:equation draw:name="f2341" draw:formula="4762*logheight/2612594"/><draw:equation draw:name="f2342" draw:formula="1305804*logwidth/2647519"/><draw:equation draw:name="f2343" draw:formula="4524*logheight/2612594"/><draw:equation draw:name="f2344" draw:formula="1371765*logwidth/2647519"/><draw:equation draw:name="f2345" draw:formula="5714*logheight/2612594"/><draw:equation draw:name="f2346" draw:formula="1372993*logwidth/2647519"/><draw:equation draw:name="f2347" draw:formula="6635*logheight/2612594"/><draw:equation draw:name="f2348" draw:formula="1405103*logwidth/2647519"/><draw:equation draw:name="f2349" draw:formula="2857*logheight/2612594"/><draw:equation draw:name="f2350" draw:formula="1434630*logwidth/2647519"/><draw:equation draw:name="f2351" draw:formula="7619*logheight/2612594"/><draw:equation draw:name="f2352" draw:formula="1464158*logwidth/2647519"/><draw:equation draw:name="f2353" draw:formula="13334*logheight/2612594"/><draw:equation draw:name="f2354" draw:formula="1479392*logwidth/2647519"/><draw:equation draw:name="f2355" draw:formula="16797*logheight/2612594"/><draw:equation draw:name="f2356" draw:formula="1463205*logwidth/2647519"/><draw:equation draw:name="f2357" draw:formula="12382*logheight/2612594"/><draw:equation draw:name="f2358" draw:formula="1433677*logwidth/2647519"/><draw:equation draw:name="f2359" draw:formula="6667*logheight/2612594"/><draw:equation draw:name="f2360" draw:formula="1404150*logwidth/2647519"/><draw:equation draw:name="f2361" draw:formula="1905*logheight/2612594"/><draw:equation draw:name="f2362" draw:formula="1404150*logwidth/2647519"/><draw:equation draw:name="f2363" draw:formula="0*logheight/2612594"/><draw:equation draw:name="f2364" draw:formula="logwidth"/><draw:equation draw:name="f2365" draw:formula="logheight"/></draw:enhanced-geometry></draw:custom-shape><draw:frame draw:name="Imagem 23" draw:style-name="gr15" draw:text-style-name="P73" svg:width="0.1661in" svg:height="0.2217in" svg:x="0.1in" svg:y="0.0752in"><draw:image xlink:href="Pictures/1000020100000019000000213E1D97FCAE28F40F.png" xlink:type="simple" xlink:show="embed" xlink:actuate="onLoad"><text:p/></draw:image></draw:frame></draw:g></text:p>
          </table:table-cell>
          <table:table-cell table:style-name="Table1.C4" office:value-type="string">
            <text:p text:style-name="P55">São Paulo - Brasil</text:p>
            <text:p text:style-name="P55">As<text:span text:style-name="T12">s</text:span>un<text:span text:style-name="T12">ção</text:span>- Paragua<text:span text:style-name="T12">i</text:span></text:p>
          </table:table-cell>
          <table:covered-table-cell/>
          <table:covered-table-cell/>
        </table:table-row>
        <table:table-row table:style-name="Table1.5">
          <table:table-cell table:style-name="Table1.A1" office:value-type="string">
            <text:p text:style-name="P8"/>
          </table:table-cell>
          <table:table-cell table:style-name="Table1.C4" table:number-columns-spanned="2" office:value-type="string">
            <text:p text:style-name="P8"/>
          </table:table-cell>
          <table:covered-table-cell/>
          <table:covered-table-cell/>
          <table:covered-table-cell/>
        </table:table-row>
        <table:table-row table:style-name="Table1.6">
          <table:table-cell table:style-name="Table1.A1" office:value-type="string">
            <text:p text:style-name="P6"/>
          </table:table-cell>
          <table:table-cell table:style-name="Table1.B4" office:value-type="string">
            <text:p text:style-name="P7"><draw:g text:anchor-type="as-char" draw:z-index="6" draw:style-name="gr13"><draw:custom-shape draw:name="Forma Livre: Forma 162" draw:style-name="gr16" draw:text-style-name="P74" svg:width="0.3697in" svg:height="0.3689in" svg:x="0in" svg:y="0in"><text:p/><draw:enhanced-geometry draw:mirror-horizontal="false" draw:mirror-vertical="false" svg:viewBox="0 0 0 0" drawooo:sub-view-size="2517880 2514600" draw:text-areas="0 0 ?f476 ?f477" draw:type="ooxml-non-primitive" draw:enhanced-path="M 741998 2445067 C 756285 2449829 770573 2454592 786765 2462212 803910 2467927 822008 2476499 846773 2486977 837248 2485072 827723 2483167 818198 2482214 808673 2479357 799148 2474594 786765 2468879 774383 2461259 760095 2452687 741998 2445067 Z M 628649 2345888 C 630554 2346484 633888 2348389 639127 2351722 661035 2362200 669607 2368867 675322 2374582 681990 2380297 684847 2386012 698182 2394585 688657 2392680 662940 2375535 644842 2363152 635317 2356485 628649 2350770 626745 2347912 626269 2346007 626745 2345293 628649 2345888 Z M 541973 2310765 L 575310 2334577 609600 2356485 C 630555 2371725 635318 2375535 632460 2374582 628650 2374582 617220 2368867 605790 2363152 583883 2352675 563880 2342197 615315 2376487 L 584835 2357437 569595 2347912 554355 2338387 Z M 261809 2061771 L 277178 2083117 C 270511 2075497 266522 2070437 264200 2066984 Z M 218093 1904151 C 221040 1904821 226933 1915000 233363 1927859 242888 1944052 253365 1964054 259080 1972627 264795 1985009 272415 1996439 279083 2008822 273368 2001202 266700 1992629 260033 1985009 253365 1976437 247650 1966912 241935 1958339 236220 1949767 230505 1940242 225743 1931669 222885 1923097 219075 1914524 216218 1906904 216456 1904761 217111 1903928 218093 1904151 Z M 151448 1838325 C 160020 1853565 170498 1874520 181928 1897380 194310 1919287 206693 1944052 219075 1965960 225743 1977390 231458 1987867 236220 1997392 241935 2006917 246698 2015490 250508 2024062 258128 2039302 262890 2050732 260985 2053590 263843 2058353 261223 2058114 261224 2060496 L 261809 2061771 260033 2059305 C 254318 2049780 246698 2039302 240030 2027872 224790 2005965 210503 1979295 196215 1954530 189548 1942147 182880 1928812 177165 1917382 171450 1905000 166688 1894522 162878 1884045 155258 1862137 150495 1845945 151448 1838325 Z M 13335 1144905 C 7620 1201102 7620 1236345 9525 1261110 10477 1273492 11430 1283017 13335 1291590 14287 1300162 17145 1306830 18097 1313497 25717 1340167 28575 1365885 40957 1471612 38100 1464945 35242 1466850 34290 1474470 32385 1482090 33337 1494472 34290 1510665 36195 1543050 43815 1586865 52387 1622107 75247 1687830 100965 1767840 126682 1823085 141922 1862137 128587 1862137 95250 1786890 88582 1762125 79057 1737360 72390 1711642 68580 1698307 64770 1685925 60960 1672590 57150 1659255 53340 1645920 50482 1632585 48577 1625917 46672 1619250 44767 1612582 42862 1605915 41910 1599247 40005 1592580 36195 1579245 33337 1564957 29527 1551622 26670 1537335 23812 1524000 20955 1509712 20002 1503045 18097 1495425 17145 1488757 L 14287 1467802 C 12382 1453515 10477 1439227 7620 1425892 6667 1411605 4762 1397317 3810 1383982 2857 1377315 2857 1369695 1905 1363027 1905 1356360 952 1348740 952 1342072 952 1327785 0 1314450 0 1301115 0 1287780 952 1274445 952 1261110 1905 1247775 1905 1234440 3810 1222057 5715 1208722 6667 1196340 8572 1183957 9525 1177290 10477 1171575 11430 1165860 10477 1156335 12382 1150620 13335 1144905 Z M 902970 67627 C 908685 69532 902017 73342 878205 85724 863917 91439 846772 96202 829627 102869 812482 109537 795337 115252 780097 120967 750570 132397 729615 138112 735330 130492 L 721995 130492 C 734377 125729 755332 115252 780097 105727 792480 100964 804862 96202 818197 91439 824865 89534 830580 86677 837247 84772 843915 82867 849630 80962 855345 79057 878205 72389 896302 67627 902970 67627 Z M 1618298 56197 C 1634490 60007 1651635 62864 1667828 66674 L 1717358 80009 C 1724025 83819 1730693 88582 1737360 92392 1723073 87629 1703070 83819 1682115 77152 1661160 70484 1638300 63817 1618298 56197 Z M 1295400 31432 C 1312545 32385 1331595 32385 1349692 33337 1368742 34290 1386840 36195 1403985 37147 1439227 40957 1469707 44767 1489710 46672 1580197 60960 1676400 87630 1763077 123825 1849755 160020 1925955 203835 1980247 243840 1995487 253365 2011680 264795 2027872 275272 2044065 285750 2058352 296227 2069782 302895 2091690 317182 2098357 319087 2066925 291465 2107882 322897 2140267 359092 2170747 393382 2185987 410527 2201228 427672 2216467 442912 2231707 459105 2247900 474345 2265045 487680 2247900 465772 2233612 448627 2223135 435292 2211705 421957 2203132 412432 2195512 402907 2191703 398145 2187892 394335 2184082 389572 2180273 384810 2176462 381000 2172652 376237 2165032 367665 2155507 357187 2142172 343852 2207895 390525 2270760 457200 2323148 529590 2375535 601980 2416492 679132 2447925 744855 2448877 743902 2451735 749617 2461260 751522 2472690 784860 2481263 818197 2489835 850582 2497455 882967 2504123 913447 2507932 943927 2512695 973455 2514600 1002982 2516505 1029652 2517457 1042987 2517457 1056322 2517457 1068705 2517457 1082040 2518410 1094422 2517457 1105852 2516505 1129665 2515552 1151572 2512695 1171575 2509838 1191577 2506980 1209675 2504123 1224915 L 2495340 1253522 2497455 1295400 C 2497455 1674157 2324743 2012575 2053779 2236194 L 2050729 2238475 2048828 2240280 C 1981200 2297430 1908810 2347912 1835468 2390775 1828324 2390775 1804035 2399348 1784152 2405658 L 1774926 2408142 1752823 2418789 C 1606960 2480484 1446591 2514600 1278255 2514600 1152003 2514600 1030232 2495410 915702 2459787 L 831186 2428854 821055 2426017 C 811530 2423160 800100 2419350 787718 2413635 738188 2395537 678180 2361247 647700 2347912 635318 2338387 621030 2326957 603885 2315527 587693 2304097 570548 2290762 552450 2278380 534353 2265045 517208 2250757 499110 2237422 481965 2223135 465773 2209800 451485 2196465 442913 2192655 406718 2160270 411480 2171700 433388 2190750 447675 2205990 461963 2219325 476250 2233612 490538 2247900 514350 2266950 507683 2265997 497205 2260282 485775 2251710 474345 2242185 461010 2229802 445770 2215515 431483 2201227 416243 2184082 401003 2167890 393383 2159317 385763 2150745 378143 2142172 370523 2133600 362903 2125027 355283 2116455 367665 2126932 380048 2135505 392430 2145030 366713 2118360 342186 2088118 319326 2055971 L 282887 1997944 267275 1977066 C 245366 1944635 224975 1911093 206206 1876543 L 160874 1782439 188595 1867852 C 146685 1795462 115253 1707832 94298 1623060 72390 1538287 61913 1457325 48578 1397317 48578 1424940 53340 1457325 57150 1489710 60008 1505902 62865 1522095 65723 1538287 68580 1554480 72390 1569720 76200 1584007 89535 1642110 102870 1685925 93345 1687830 90488 1686877 85725 1679257 80010 1665922 75248 1652587 68580 1634490 62865 1614487 58103 1594485 53340 1572577 48578 1551622 50483 1524952 47625 1505902 45720 1489710 40005 1422082 36195 1359217 35243 1299210 35243 1283970 35243 1268730 35243 1254442 35243 1246822 35243 1239202 35243 1232535 35243 1224915 36195 1218247 36195 1210627 37148 1196340 37148 1181100 38100 1166812 39053 1152525 40958 1138237 41910 1123950 42863 1117282 42863 1109662 43815 1102995 L 46673 1082040 C 48578 1067752 50483 1053465 53340 1040130 59055 1012507 64770 984885 72390 957262 88583 902017 110490 849630 140018 799147 143352 808672 155496 799862 173355 780574 L 175420 778164 206206 714257 258734 634160 251460 641985 C 240982 652462 232410 661987 231457 658177 231457 654367 239077 637222 262890 597217 240982 635317 224790 655320 213360 670560 201930 684847 193357 693420 187642 706755 182880 702945 194310 679132 210502 647700 219075 632460 229552 615315 240030 597217 251460 580072 263842 562927 274320 546735 297180 515302 316230 488632 321945 480060 323850 475297 322897 475297 316230 480060 312420 481965 307657 485775 301942 491490 296227 497205 288607 503872 280035 513397 238125 555307 200977 614362 172402 670560 164782 684847 158115 699135 151447 712470 144780 726757 138112 739140 132397 751522 121920 776287 109537 797242 100012 814387 89535 825817 87630 819150 92392 801052 94297 791527 99060 780097 103822 765810 109537 752475 115252 736282 123825 719137 139065 684847 160020 646747 180975 612457 192405 596265 202882 579120 213360 563880 223837 549592 233362 535305 241935 523875 249555 513397 260985 499110 273367 483870 280035 476250 286702 468630 293370 461010 300037 453390 306705 445770 313372 439102 326707 424815 339090 414337 347662 406717 356235 399097 360997 397192 360045 401955 402907 349567 450532 305752 500062 269557 511492 260985 524827 253365 537210 244792 549592 237172 561975 228600 575310 221932 587692 215265 601027 207645 613410 200977 626745 194310 639127 187642 652462 181927 L 671512 172402 691515 163830 C 703897 158115 717232 152400 730567 147637 757237 138112 782955 126682 810577 118110 864870 98107 920115 80962 979170 60960 1000125 58102 1016317 55245 1031557 54292 1046797 53340 1060132 53340 1074420 52387 1088707 51435 1103947 51435 1122045 50482 1140142 49530 1162050 47625 1189672 45720 1180147 41910 1188720 38100 1208722 35242 1219200 34290 1232535 33337 1246822 32385 1261110 31432 1278255 30480 1295400 31432 Z M 1276350 0 C 1375410 0 1469708 15240 1536383 31432 1512570 30480 1488758 28575 1465898 27622 1438275 23812 1409700 20002 1380173 19050 1365885 19050 1350645 18097 1336358 18097 1322070 19050 1306830 19050 1292543 19050 1278255 19050 1263015 20002 1248728 20955 1233488 21907 1219200 21907 1204913 23812 1176338 27622 1147763 28575 1119188 32385 1107758 32385 1097280 32385 1086803 33337 1076325 33337 1066800 35242 1057275 36195 1038225 39052 1022033 40005 1009650 42862 984885 47625 976313 47625 997268 35242 1076325 14287 1178243 0 1276350 0 Z N"><draw:equation draw:name="f0" draw:formula="741998*logwidth/2517880"/><draw:equation draw:name="f1" draw:formula="2445067*logheight/2514600"/><draw:equation draw:name="f2" draw:formula="786765*logwidth/2517880"/><draw:equation draw:name="f3" draw:formula="2462212*logheight/2514600"/><draw:equation draw:name="f4" draw:formula="846773*logwidth/2517880"/><draw:equation draw:name="f5" draw:formula="2486977*logheight/2514600"/><draw:equation draw:name="f6" draw:formula="818198*logwidth/2517880"/><draw:equation draw:name="f7" draw:formula="2482214*logheight/2514600"/><draw:equation draw:name="f8" draw:formula="786765*logwidth/2517880"/><draw:equation draw:name="f9" draw:formula="2468879*logheight/2514600"/><draw:equation draw:name="f10" draw:formula="741998*logwidth/2517880"/><draw:equation draw:name="f11" draw:formula="2445067*logheight/2514600"/><draw:equation draw:name="f12" draw:formula="628649*logwidth/2517880"/><draw:equation draw:name="f13" draw:formula="2345888*logheight/2514600"/><draw:equation draw:name="f14" draw:formula="639127*logwidth/2517880"/><draw:equation draw:name="f15" draw:formula="2351722*logheight/2514600"/><draw:equation draw:name="f16" draw:formula="675322*logwidth/2517880"/><draw:equation draw:name="f17" draw:formula="2374582*logheight/2514600"/><draw:equation draw:name="f18" draw:formula="698182*logwidth/2517880"/><draw:equation draw:name="f19" draw:formula="2394585*logheight/2514600"/><draw:equation draw:name="f20" draw:formula="644842*logwidth/2517880"/><draw:equation draw:name="f21" draw:formula="2363152*logheight/2514600"/><draw:equation draw:name="f22" draw:formula="626745*logwidth/2517880"/><draw:equation draw:name="f23" draw:formula="2347912*logheight/2514600"/><draw:equation draw:name="f24" draw:formula="628649*logwidth/2517880"/><draw:equation draw:name="f25" draw:formula="2345888*logheight/2514600"/><draw:equation draw:name="f26" draw:formula="541973*logwidth/2517880"/><draw:equation draw:name="f27" draw:formula="2310765*logheight/2514600"/><draw:equation draw:name="f28" draw:formula="575310*logwidth/2517880"/><draw:equation draw:name="f29" draw:formula="2334577*logheight/2514600"/><draw:equation draw:name="f30" draw:formula="609600*logwidth/2517880"/><draw:equation draw:name="f31" draw:formula="2356485*logheight/2514600"/><draw:equation draw:name="f32" draw:formula="632460*logwidth/2517880"/><draw:equation draw:name="f33" draw:formula="2374582*logheight/2514600"/><draw:equation draw:name="f34" draw:formula="605790*logwidth/2517880"/><draw:equation draw:name="f35" draw:formula="2363152*logheight/2514600"/><draw:equation draw:name="f36" draw:formula="615315*logwidth/2517880"/><draw:equation draw:name="f37" draw:formula="2376487*logheight/2514600"/><draw:equation draw:name="f38" draw:formula="584835*logwidth/2517880"/><draw:equation draw:name="f39" draw:formula="2357437*logheight/2514600"/><draw:equation draw:name="f40" draw:formula="569595*logwidth/2517880"/><draw:equation draw:name="f41" draw:formula="2347912*logheight/2514600"/><draw:equation draw:name="f42" draw:formula="554355*logwidth/2517880"/><draw:equation draw:name="f43" draw:formula="2338387*logheight/2514600"/><draw:equation draw:name="f44" draw:formula="261809*logwidth/2517880"/><draw:equation draw:name="f45" draw:formula="2061771*logheight/2514600"/><draw:equation draw:name="f46" draw:formula="277178*logwidth/2517880"/><draw:equation draw:name="f47" draw:formula="2083117*logheight/2514600"/><draw:equation draw:name="f48" draw:formula="264200*logwidth/2517880"/><draw:equation draw:name="f49" draw:formula="2066984*logheight/2514600"/><draw:equation draw:name="f50" draw:formula="218093*logwidth/2517880"/><draw:equation draw:name="f51" draw:formula="1904151*logheight/2514600"/><draw:equation draw:name="f52" draw:formula="233363*logwidth/2517880"/><draw:equation draw:name="f53" draw:formula="1927859*logheight/2514600"/><draw:equation draw:name="f54" draw:formula="259080*logwidth/2517880"/><draw:equation draw:name="f55" draw:formula="1972627*logheight/2514600"/><draw:equation draw:name="f56" draw:formula="279083*logwidth/2517880"/><draw:equation draw:name="f57" draw:formula="2008822*logheight/2514600"/><draw:equation draw:name="f58" draw:formula="260033*logwidth/2517880"/><draw:equation draw:name="f59" draw:formula="1985009*logheight/2514600"/><draw:equation draw:name="f60" draw:formula="241935*logwidth/2517880"/><draw:equation draw:name="f61" draw:formula="1958339*logheight/2514600"/><draw:equation draw:name="f62" draw:formula="225743*logwidth/2517880"/><draw:equation draw:name="f63" draw:formula="1931669*logheight/2514600"/><draw:equation draw:name="f64" draw:formula="216218*logwidth/2517880"/><draw:equation draw:name="f65" draw:formula="1906904*logheight/2514600"/><draw:equation draw:name="f66" draw:formula="218093*logwidth/2517880"/><draw:equation draw:name="f67" draw:formula="1904151*logheight/2514600"/><draw:equation draw:name="f68" draw:formula="151448*logwidth/2517880"/><draw:equation draw:name="f69" draw:formula="1838325*logheight/2514600"/><draw:equation draw:name="f70" draw:formula="181928*logwidth/2517880"/><draw:equation draw:name="f71" draw:formula="1897380*logheight/2514600"/><draw:equation draw:name="f72" draw:formula="219075*logwidth/2517880"/><draw:equation draw:name="f73" draw:formula="1965960*logheight/2514600"/><draw:equation draw:name="f74" draw:formula="236220*logwidth/2517880"/><draw:equation draw:name="f75" draw:formula="1997392*logheight/2514600"/><draw:equation draw:name="f76" draw:formula="250508*logwidth/2517880"/><draw:equation draw:name="f77" draw:formula="2024062*logheight/2514600"/><draw:equation draw:name="f78" draw:formula="260985*logwidth/2517880"/><draw:equation draw:name="f79" draw:formula="2053590*logheight/2514600"/><draw:equation draw:name="f80" draw:formula="261224*logwidth/2517880"/><draw:equation draw:name="f81" draw:formula="2060496*logheight/2514600"/><draw:equation draw:name="f82" draw:formula="261809*logwidth/2517880"/><draw:equation draw:name="f83" draw:formula="2061771*logheight/2514600"/><draw:equation draw:name="f84" draw:formula="260033*logwidth/2517880"/><draw:equation draw:name="f85" draw:formula="2059305*logheight/2514600"/><draw:equation draw:name="f86" draw:formula="240030*logwidth/2517880"/><draw:equation draw:name="f87" draw:formula="2027872*logheight/2514600"/><draw:equation draw:name="f88" draw:formula="196215*logwidth/2517880"/><draw:equation draw:name="f89" draw:formula="1954530*logheight/2514600"/><draw:equation draw:name="f90" draw:formula="177165*logwidth/2517880"/><draw:equation draw:name="f91" draw:formula="1917382*logheight/2514600"/><draw:equation draw:name="f92" draw:formula="162878*logwidth/2517880"/><draw:equation draw:name="f93" draw:formula="1884045*logheight/2514600"/><draw:equation draw:name="f94" draw:formula="151448*logwidth/2517880"/><draw:equation draw:name="f95" draw:formula="1838325*logheight/2514600"/><draw:equation draw:name="f96" draw:formula="13335*logwidth/2517880"/><draw:equation draw:name="f97" draw:formula="1144905*logheight/2514600"/><draw:equation draw:name="f98" draw:formula="9525*logwidth/2517880"/><draw:equation draw:name="f99" draw:formula="1261110*logheight/2514600"/><draw:equation draw:name="f100" draw:formula="13335*logwidth/2517880"/><draw:equation draw:name="f101" draw:formula="1291590*logheight/2514600"/><draw:equation draw:name="f102" draw:formula="18097*logwidth/2517880"/><draw:equation draw:name="f103" draw:formula="1313497*logheight/2514600"/><draw:equation draw:name="f104" draw:formula="40957*logwidth/2517880"/><draw:equation draw:name="f105" draw:formula="1471612*logheight/2514600"/><draw:equation draw:name="f106" draw:formula="34290*logwidth/2517880"/><draw:equation draw:name="f107" draw:formula="1474470*logheight/2514600"/><draw:equation draw:name="f108" draw:formula="34290*logwidth/2517880"/><draw:equation draw:name="f109" draw:formula="1510665*logheight/2514600"/><draw:equation draw:name="f110" draw:formula="52387*logwidth/2517880"/><draw:equation draw:name="f111" draw:formula="1622107*logheight/2514600"/><draw:equation draw:name="f112" draw:formula="126682*logwidth/2517880"/><draw:equation draw:name="f113" draw:formula="1823085*logheight/2514600"/><draw:equation draw:name="f114" draw:formula="95250*logwidth/2517880"/><draw:equation draw:name="f115" draw:formula="1786890*logheight/2514600"/><draw:equation draw:name="f116" draw:formula="72390*logwidth/2517880"/><draw:equation draw:name="f117" draw:formula="1711642*logheight/2514600"/><draw:equation draw:name="f118" draw:formula="60960*logwidth/2517880"/><draw:equation draw:name="f119" draw:formula="1672590*logheight/2514600"/><draw:equation draw:name="f120" draw:formula="50482*logwidth/2517880"/><draw:equation draw:name="f121" draw:formula="1632585*logheight/2514600"/><draw:equation draw:name="f122" draw:formula="44767*logwidth/2517880"/><draw:equation draw:name="f123" draw:formula="1612582*logheight/2514600"/><draw:equation draw:name="f124" draw:formula="40005*logwidth/2517880"/><draw:equation draw:name="f125" draw:formula="1592580*logheight/2514600"/><draw:equation draw:name="f126" draw:formula="29527*logwidth/2517880"/><draw:equation draw:name="f127" draw:formula="1551622*logheight/2514600"/><draw:equation draw:name="f128" draw:formula="20955*logwidth/2517880"/><draw:equation draw:name="f129" draw:formula="1509712*logheight/2514600"/><draw:equation draw:name="f130" draw:formula="17145*logwidth/2517880"/><draw:equation draw:name="f131" draw:formula="1488757*logheight/2514600"/><draw:equation draw:name="f132" draw:formula="14287*logwidth/2517880"/><draw:equation draw:name="f133" draw:formula="1467802*logheight/2514600"/><draw:equation draw:name="f134" draw:formula="7620*logwidth/2517880"/><draw:equation draw:name="f135" draw:formula="1425892*logheight/2514600"/><draw:equation draw:name="f136" draw:formula="3810*logwidth/2517880"/><draw:equation draw:name="f137" draw:formula="1383982*logheight/2514600"/><draw:equation draw:name="f138" draw:formula="1905*logwidth/2517880"/><draw:equation draw:name="f139" draw:formula="1363027*logheight/2514600"/><draw:equation draw:name="f140" draw:formula="952*logwidth/2517880"/><draw:equation draw:name="f141" draw:formula="1342072*logheight/2514600"/><draw:equation draw:name="f142" draw:formula="0*logwidth/2517880"/><draw:equation draw:name="f143" draw:formula="1301115*logheight/2514600"/><draw:equation draw:name="f144" draw:formula="952*logwidth/2517880"/><draw:equation draw:name="f145" draw:formula="1261110*logheight/2514600"/><draw:equation draw:name="f146" draw:formula="3810*logwidth/2517880"/><draw:equation draw:name="f147" draw:formula="1222057*logheight/2514600"/><draw:equation draw:name="f148" draw:formula="8572*logwidth/2517880"/><draw:equation draw:name="f149" draw:formula="1183957*logheight/2514600"/><draw:equation draw:name="f150" draw:formula="11430*logwidth/2517880"/><draw:equation draw:name="f151" draw:formula="1165860*logheight/2514600"/><draw:equation draw:name="f152" draw:formula="13335*logwidth/2517880"/><draw:equation draw:name="f153" draw:formula="1144905*logheight/2514600"/><draw:equation draw:name="f154" draw:formula="902970*logwidth/2517880"/><draw:equation draw:name="f155" draw:formula="67627*logheight/2514600"/><draw:equation draw:name="f156" draw:formula="878205*logwidth/2517880"/><draw:equation draw:name="f157" draw:formula="85724*logheight/2514600"/><draw:equation draw:name="f158" draw:formula="829627*logwidth/2517880"/><draw:equation draw:name="f159" draw:formula="102869*logheight/2514600"/><draw:equation draw:name="f160" draw:formula="780097*logwidth/2517880"/><draw:equation draw:name="f161" draw:formula="120967*logheight/2514600"/><draw:equation draw:name="f162" draw:formula="735330*logwidth/2517880"/><draw:equation draw:name="f163" draw:formula="130492*logheight/2514600"/><draw:equation draw:name="f164" draw:formula="721995*logwidth/2517880"/><draw:equation draw:name="f165" draw:formula="130492*logheight/2514600"/><draw:equation draw:name="f166" draw:formula="780097*logwidth/2517880"/><draw:equation draw:name="f167" draw:formula="105727*logheight/2514600"/><draw:equation draw:name="f168" draw:formula="818197*logwidth/2517880"/><draw:equation draw:name="f169" draw:formula="91439*logheight/2514600"/><draw:equation draw:name="f170" draw:formula="837247*logwidth/2517880"/><draw:equation draw:name="f171" draw:formula="84772*logheight/2514600"/><draw:equation draw:name="f172" draw:formula="855345*logwidth/2517880"/><draw:equation draw:name="f173" draw:formula="79057*logheight/2514600"/><draw:equation draw:name="f174" draw:formula="902970*logwidth/2517880"/><draw:equation draw:name="f175" draw:formula="67627*logheight/2514600"/><draw:equation draw:name="f176" draw:formula="1618298*logwidth/2517880"/><draw:equation draw:name="f177" draw:formula="56197*logheight/2514600"/><draw:equation draw:name="f178" draw:formula="1667828*logwidth/2517880"/><draw:equation draw:name="f179" draw:formula="66674*logheight/2514600"/><draw:equation draw:name="f180" draw:formula="1717358*logwidth/2517880"/><draw:equation draw:name="f181" draw:formula="80009*logheight/2514600"/><draw:equation draw:name="f182" draw:formula="1737360*logwidth/2517880"/><draw:equation draw:name="f183" draw:formula="92392*logheight/2514600"/><draw:equation draw:name="f184" draw:formula="1682115*logwidth/2517880"/><draw:equation draw:name="f185" draw:formula="77152*logheight/2514600"/><draw:equation draw:name="f186" draw:formula="1618298*logwidth/2517880"/><draw:equation draw:name="f187" draw:formula="56197*logheight/2514600"/><draw:equation draw:name="f188" draw:formula="1295400*logwidth/2517880"/><draw:equation draw:name="f189" draw:formula="31432*logheight/2514600"/><draw:equation draw:name="f190" draw:formula="1349692*logwidth/2517880"/><draw:equation draw:name="f191" draw:formula="33337*logheight/2514600"/><draw:equation draw:name="f192" draw:formula="1403985*logwidth/2517880"/><draw:equation draw:name="f193" draw:formula="37147*logheight/2514600"/><draw:equation draw:name="f194" draw:formula="1489710*logwidth/2517880"/><draw:equation draw:name="f195" draw:formula="46672*logheight/2514600"/><draw:equation draw:name="f196" draw:formula="1763077*logwidth/2517880"/><draw:equation draw:name="f197" draw:formula="123825*logheight/2514600"/><draw:equation draw:name="f198" draw:formula="1980247*logwidth/2517880"/><draw:equation draw:name="f199" draw:formula="243840*logheight/2514600"/><draw:equation draw:name="f200" draw:formula="2027872*logwidth/2517880"/><draw:equation draw:name="f201" draw:formula="275272*logheight/2514600"/><draw:equation draw:name="f202" draw:formula="2069782*logwidth/2517880"/><draw:equation draw:name="f203" draw:formula="302895*logheight/2514600"/><draw:equation draw:name="f204" draw:formula="2066925*logwidth/2517880"/><draw:equation draw:name="f205" draw:formula="291465*logheight/2514600"/><draw:equation draw:name="f206" draw:formula="2170747*logwidth/2517880"/><draw:equation draw:name="f207" draw:formula="393382*logheight/2514600"/><draw:equation draw:name="f208" draw:formula="2216467*logwidth/2517880"/><draw:equation draw:name="f209" draw:formula="442912*logheight/2514600"/><draw:equation draw:name="f210" draw:formula="2265045*logwidth/2517880"/><draw:equation draw:name="f211" draw:formula="487680*logheight/2514600"/><draw:equation draw:name="f212" draw:formula="2223135*logwidth/2517880"/><draw:equation draw:name="f213" draw:formula="435292*logheight/2514600"/><draw:equation draw:name="f214" draw:formula="2195512*logwidth/2517880"/><draw:equation draw:name="f215" draw:formula="402907*logheight/2514600"/><draw:equation draw:name="f216" draw:formula="2184082*logwidth/2517880"/><draw:equation draw:name="f217" draw:formula="389572*logheight/2514600"/><draw:equation draw:name="f218" draw:formula="2172652*logwidth/2517880"/><draw:equation draw:name="f219" draw:formula="376237*logheight/2514600"/><draw:equation draw:name="f220" draw:formula="2142172*logwidth/2517880"/><draw:equation draw:name="f221" draw:formula="343852*logheight/2514600"/><draw:equation draw:name="f222" draw:formula="2323148*logwidth/2517880"/><draw:equation draw:name="f223" draw:formula="529590*logheight/2514600"/><draw:equation draw:name="f224" draw:formula="2447925*logwidth/2517880"/><draw:equation draw:name="f225" draw:formula="744855*logheight/2514600"/><draw:equation draw:name="f226" draw:formula="2461260*logwidth/2517880"/><draw:equation draw:name="f227" draw:formula="751522*logheight/2514600"/><draw:equation draw:name="f228" draw:formula="2489835*logwidth/2517880"/><draw:equation draw:name="f229" draw:formula="850582*logheight/2514600"/><draw:equation draw:name="f230" draw:formula="2507932*logwidth/2517880"/><draw:equation draw:name="f231" draw:formula="943927*logheight/2514600"/><draw:equation draw:name="f232" draw:formula="2516505*logwidth/2517880"/><draw:equation draw:name="f233" draw:formula="1029652*logheight/2514600"/><draw:equation draw:name="f234" draw:formula="2517457*logwidth/2517880"/><draw:equation draw:name="f235" draw:formula="1068705*logheight/2514600"/><draw:equation draw:name="f236" draw:formula="2517457*logwidth/2517880"/><draw:equation draw:name="f237" draw:formula="1105852*logheight/2514600"/><draw:equation draw:name="f238" draw:formula="2512695*logwidth/2517880"/><draw:equation draw:name="f239" draw:formula="1171575*logheight/2514600"/><draw:equation draw:name="f240" draw:formula="2504123*logwidth/2517880"/><draw:equation draw:name="f241" draw:formula="1224915*logheight/2514600"/><draw:equation draw:name="f242" draw:formula="2495340*logwidth/2517880"/><draw:equation draw:name="f243" draw:formula="1253522*logheight/2514600"/><draw:equation draw:name="f244" draw:formula="2497455*logwidth/2517880"/><draw:equation draw:name="f245" draw:formula="1295400*logheight/2514600"/><draw:equation draw:name="f246" draw:formula="2053779*logwidth/2517880"/><draw:equation draw:name="f247" draw:formula="2236194*logheight/2514600"/><draw:equation draw:name="f248" draw:formula="2050729*logwidth/2517880"/><draw:equation draw:name="f249" draw:formula="2238475*logheight/2514600"/><draw:equation draw:name="f250" draw:formula="2048828*logwidth/2517880"/><draw:equation draw:name="f251" draw:formula="2240280*logheight/2514600"/><draw:equation draw:name="f252" draw:formula="1835468*logwidth/2517880"/><draw:equation draw:name="f253" draw:formula="2390775*logheight/2514600"/><draw:equation draw:name="f254" draw:formula="1784152*logwidth/2517880"/><draw:equation draw:name="f255" draw:formula="2405658*logheight/2514600"/><draw:equation draw:name="f256" draw:formula="1774926*logwidth/2517880"/><draw:equation draw:name="f257" draw:formula="2408142*logheight/2514600"/><draw:equation draw:name="f258" draw:formula="1752823*logwidth/2517880"/><draw:equation draw:name="f259" draw:formula="2418789*logheight/2514600"/><draw:equation draw:name="f260" draw:formula="1278255*logwidth/2517880"/><draw:equation draw:name="f261" draw:formula="2514600*logheight/2514600"/><draw:equation draw:name="f262" draw:formula="915702*logwidth/2517880"/><draw:equation draw:name="f263" draw:formula="2459787*logheight/2514600"/><draw:equation draw:name="f264" draw:formula="831186*logwidth/2517880"/><draw:equation draw:name="f265" draw:formula="2428854*logheight/2514600"/><draw:equation draw:name="f266" draw:formula="821055*logwidth/2517880"/><draw:equation draw:name="f267" draw:formula="2426017*logheight/2514600"/><draw:equation draw:name="f268" draw:formula="787718*logwidth/2517880"/><draw:equation draw:name="f269" draw:formula="2413635*logheight/2514600"/><draw:equation draw:name="f270" draw:formula="647700*logwidth/2517880"/><draw:equation draw:name="f271" draw:formula="2347912*logheight/2514600"/><draw:equation draw:name="f272" draw:formula="603885*logwidth/2517880"/><draw:equation draw:name="f273" draw:formula="2315527*logheight/2514600"/><draw:equation draw:name="f274" draw:formula="552450*logwidth/2517880"/><draw:equation draw:name="f275" draw:formula="2278380*logheight/2514600"/><draw:equation draw:name="f276" draw:formula="499110*logwidth/2517880"/><draw:equation draw:name="f277" draw:formula="2237422*logheight/2514600"/><draw:equation draw:name="f278" draw:formula="451485*logwidth/2517880"/><draw:equation draw:name="f279" draw:formula="2196465*logheight/2514600"/><draw:equation draw:name="f280" draw:formula="411480*logwidth/2517880"/><draw:equation draw:name="f281" draw:formula="2171700*logheight/2514600"/><draw:equation draw:name="f282" draw:formula="461963*logwidth/2517880"/><draw:equation draw:name="f283" draw:formula="2219325*logheight/2514600"/><draw:equation draw:name="f284" draw:formula="514350*logwidth/2517880"/><draw:equation draw:name="f285" draw:formula="2266950*logheight/2514600"/><draw:equation draw:name="f286" draw:formula="485775*logwidth/2517880"/><draw:equation draw:name="f287" draw:formula="2251710*logheight/2514600"/><draw:equation draw:name="f288" draw:formula="445770*logwidth/2517880"/><draw:equation draw:name="f289" draw:formula="2215515*logheight/2514600"/><draw:equation draw:name="f290" draw:formula="401003*logwidth/2517880"/><draw:equation draw:name="f291" draw:formula="2167890*logheight/2514600"/><draw:equation draw:name="f292" draw:formula="378143*logwidth/2517880"/><draw:equation draw:name="f293" draw:formula="2142172*logheight/2514600"/><draw:equation draw:name="f294" draw:formula="355283*logwidth/2517880"/><draw:equation draw:name="f295" draw:formula="2116455*logheight/2514600"/><draw:equation draw:name="f296" draw:formula="392430*logwidth/2517880"/><draw:equation draw:name="f297" draw:formula="2145030*logheight/2514600"/><draw:equation draw:name="f298" draw:formula="319326*logwidth/2517880"/><draw:equation draw:name="f299" draw:formula="2055971*logheight/2514600"/><draw:equation draw:name="f300" draw:formula="282887*logwidth/2517880"/><draw:equation draw:name="f301" draw:formula="1997944*logheight/2514600"/><draw:equation draw:name="f302" draw:formula="267275*logwidth/2517880"/><draw:equation draw:name="f303" draw:formula="1977066*logheight/2514600"/><draw:equation draw:name="f304" draw:formula="206206*logwidth/2517880"/><draw:equation draw:name="f305" draw:formula="1876543*logheight/2514600"/><draw:equation draw:name="f306" draw:formula="160874*logwidth/2517880"/><draw:equation draw:name="f307" draw:formula="1782439*logheight/2514600"/><draw:equation draw:name="f308" draw:formula="188595*logwidth/2517880"/><draw:equation draw:name="f309" draw:formula="1867852*logheight/2514600"/><draw:equation draw:name="f310" draw:formula="94298*logwidth/2517880"/><draw:equation draw:name="f311" draw:formula="1623060*logheight/2514600"/><draw:equation draw:name="f312" draw:formula="48578*logwidth/2517880"/><draw:equation draw:name="f313" draw:formula="1397317*logheight/2514600"/><draw:equation draw:name="f314" draw:formula="57150*logwidth/2517880"/><draw:equation draw:name="f315" draw:formula="1489710*logheight/2514600"/><draw:equation draw:name="f316" draw:formula="65723*logwidth/2517880"/><draw:equation draw:name="f317" draw:formula="1538287*logheight/2514600"/><draw:equation draw:name="f318" draw:formula="76200*logwidth/2517880"/><draw:equation draw:name="f319" draw:formula="1584007*logheight/2514600"/><draw:equation draw:name="f320" draw:formula="93345*logwidth/2517880"/><draw:equation draw:name="f321" draw:formula="1687830*logheight/2514600"/><draw:equation draw:name="f322" draw:formula="80010*logwidth/2517880"/><draw:equation draw:name="f323" draw:formula="1665922*logheight/2514600"/><draw:equation draw:name="f324" draw:formula="62865*logwidth/2517880"/><draw:equation draw:name="f325" draw:formula="1614487*logheight/2514600"/><draw:equation draw:name="f326" draw:formula="48578*logwidth/2517880"/><draw:equation draw:name="f327" draw:formula="1551622*logheight/2514600"/><draw:equation draw:name="f328" draw:formula="45720*logwidth/2517880"/><draw:equation draw:name="f329" draw:formula="1489710*logheight/2514600"/><draw:equation draw:name="f330" draw:formula="35243*logwidth/2517880"/><draw:equation draw:name="f331" draw:formula="1299210*logheight/2514600"/><draw:equation draw:name="f332" draw:formula="35243*logwidth/2517880"/><draw:equation draw:name="f333" draw:formula="1254442*logheight/2514600"/><draw:equation draw:name="f334" draw:formula="35243*logwidth/2517880"/><draw:equation draw:name="f335" draw:formula="1232535*logheight/2514600"/><draw:equation draw:name="f336" draw:formula="36195*logwidth/2517880"/><draw:equation draw:name="f337" draw:formula="1210627*logheight/2514600"/><draw:equation draw:name="f338" draw:formula="38100*logwidth/2517880"/><draw:equation draw:name="f339" draw:formula="1166812*logheight/2514600"/><draw:equation draw:name="f340" draw:formula="41910*logwidth/2517880"/><draw:equation draw:name="f341" draw:formula="1123950*logheight/2514600"/><draw:equation draw:name="f342" draw:formula="43815*logwidth/2517880"/><draw:equation draw:name="f343" draw:formula="1102995*logheight/2514600"/><draw:equation draw:name="f344" draw:formula="46673*logwidth/2517880"/><draw:equation draw:name="f345" draw:formula="1082040*logheight/2514600"/><draw:equation draw:name="f346" draw:formula="53340*logwidth/2517880"/><draw:equation draw:name="f347" draw:formula="1040130*logheight/2514600"/><draw:equation draw:name="f348" draw:formula="72390*logwidth/2517880"/><draw:equation draw:name="f349" draw:formula="957262*logheight/2514600"/><draw:equation draw:name="f350" draw:formula="140018*logwidth/2517880"/><draw:equation draw:name="f351" draw:formula="799147*logheight/2514600"/><draw:equation draw:name="f352" draw:formula="173355*logwidth/2517880"/><draw:equation draw:name="f353" draw:formula="780574*logheight/2514600"/><draw:equation draw:name="f354" draw:formula="175420*logwidth/2517880"/><draw:equation draw:name="f355" draw:formula="778164*logheight/2514600"/><draw:equation draw:name="f356" draw:formula="206206*logwidth/2517880"/><draw:equation draw:name="f357" draw:formula="714257*logheight/2514600"/><draw:equation draw:name="f358" draw:formula="258734*logwidth/2517880"/><draw:equation draw:name="f359" draw:formula="634160*logheight/2514600"/><draw:equation draw:name="f360" draw:formula="251460*logwidth/2517880"/><draw:equation draw:name="f361" draw:formula="641985*logheight/2514600"/><draw:equation draw:name="f362" draw:formula="231457*logwidth/2517880"/><draw:equation draw:name="f363" draw:formula="658177*logheight/2514600"/><draw:equation draw:name="f364" draw:formula="262890*logwidth/2517880"/><draw:equation draw:name="f365" draw:formula="597217*logheight/2514600"/><draw:equation draw:name="f366" draw:formula="213360*logwidth/2517880"/><draw:equation draw:name="f367" draw:formula="670560*logheight/2514600"/><draw:equation draw:name="f368" draw:formula="187642*logwidth/2517880"/><draw:equation draw:name="f369" draw:formula="706755*logheight/2514600"/><draw:equation draw:name="f370" draw:formula="210502*logwidth/2517880"/><draw:equation draw:name="f371" draw:formula="647700*logheight/2514600"/><draw:equation draw:name="f372" draw:formula="240030*logwidth/2517880"/><draw:equation draw:name="f373" draw:formula="597217*logheight/2514600"/><draw:equation draw:name="f374" draw:formula="274320*logwidth/2517880"/><draw:equation draw:name="f375" draw:formula="546735*logheight/2514600"/><draw:equation draw:name="f376" draw:formula="321945*logwidth/2517880"/><draw:equation draw:name="f377" draw:formula="480060*logheight/2514600"/><draw:equation draw:name="f378" draw:formula="316230*logwidth/2517880"/><draw:equation draw:name="f379" draw:formula="480060*logheight/2514600"/><draw:equation draw:name="f380" draw:formula="301942*logwidth/2517880"/><draw:equation draw:name="f381" draw:formula="491490*logheight/2514600"/><draw:equation draw:name="f382" draw:formula="280035*logwidth/2517880"/><draw:equation draw:name="f383" draw:formula="513397*logheight/2514600"/><draw:equation draw:name="f384" draw:formula="172402*logwidth/2517880"/><draw:equation draw:name="f385" draw:formula="670560*logheight/2514600"/><draw:equation draw:name="f386" draw:formula="151447*logwidth/2517880"/><draw:equation draw:name="f387" draw:formula="712470*logheight/2514600"/><draw:equation draw:name="f388" draw:formula="132397*logwidth/2517880"/><draw:equation draw:name="f389" draw:formula="751522*logheight/2514600"/><draw:equation draw:name="f390" draw:formula="100012*logwidth/2517880"/><draw:equation draw:name="f391" draw:formula="814387*logheight/2514600"/><draw:equation draw:name="f392" draw:formula="92392*logwidth/2517880"/><draw:equation draw:name="f393" draw:formula="801052*logheight/2514600"/><draw:equation draw:name="f394" draw:formula="103822*logwidth/2517880"/><draw:equation draw:name="f395" draw:formula="765810*logheight/2514600"/><draw:equation draw:name="f396" draw:formula="123825*logwidth/2517880"/><draw:equation draw:name="f397" draw:formula="719137*logheight/2514600"/><draw:equation draw:name="f398" draw:formula="180975*logwidth/2517880"/><draw:equation draw:name="f399" draw:formula="612457*logheight/2514600"/><draw:equation draw:name="f400" draw:formula="213360*logwidth/2517880"/><draw:equation draw:name="f401" draw:formula="563880*logheight/2514600"/><draw:equation draw:name="f402" draw:formula="241935*logwidth/2517880"/><draw:equation draw:name="f403" draw:formula="523875*logheight/2514600"/><draw:equation draw:name="f404" draw:formula="273367*logwidth/2517880"/><draw:equation draw:name="f405" draw:formula="483870*logheight/2514600"/><draw:equation draw:name="f406" draw:formula="293370*logwidth/2517880"/><draw:equation draw:name="f407" draw:formula="461010*logheight/2514600"/><draw:equation draw:name="f408" draw:formula="313372*logwidth/2517880"/><draw:equation draw:name="f409" draw:formula="439102*logheight/2514600"/><draw:equation draw:name="f410" draw:formula="347662*logwidth/2517880"/><draw:equation draw:name="f411" draw:formula="406717*logheight/2514600"/><draw:equation draw:name="f412" draw:formula="360045*logwidth/2517880"/><draw:equation draw:name="f413" draw:formula="401955*logheight/2514600"/><draw:equation draw:name="f414" draw:formula="500062*logwidth/2517880"/><draw:equation draw:name="f415" draw:formula="269557*logheight/2514600"/><draw:equation draw:name="f416" draw:formula="537210*logwidth/2517880"/><draw:equation draw:name="f417" draw:formula="244792*logheight/2514600"/><draw:equation draw:name="f418" draw:formula="575310*logwidth/2517880"/><draw:equation draw:name="f419" draw:formula="221932*logheight/2514600"/><draw:equation draw:name="f420" draw:formula="613410*logwidth/2517880"/><draw:equation draw:name="f421" draw:formula="200977*logheight/2514600"/><draw:equation draw:name="f422" draw:formula="652462*logwidth/2517880"/><draw:equation draw:name="f423" draw:formula="181927*logheight/2514600"/><draw:equation draw:name="f424" draw:formula="671512*logwidth/2517880"/><draw:equation draw:name="f425" draw:formula="172402*logheight/2514600"/><draw:equation draw:name="f426" draw:formula="691515*logwidth/2517880"/><draw:equation draw:name="f427" draw:formula="163830*logheight/2514600"/><draw:equation draw:name="f428" draw:formula="730567*logwidth/2517880"/><draw:equation draw:name="f429" draw:formula="147637*logheight/2514600"/><draw:equation draw:name="f430" draw:formula="810577*logwidth/2517880"/><draw:equation draw:name="f431" draw:formula="118110*logheight/2514600"/><draw:equation draw:name="f432" draw:formula="979170*logwidth/2517880"/><draw:equation draw:name="f433" draw:formula="60960*logheight/2514600"/><draw:equation draw:name="f434" draw:formula="1031557*logwidth/2517880"/><draw:equation draw:name="f435" draw:formula="54292*logheight/2514600"/><draw:equation draw:name="f436" draw:formula="1074420*logwidth/2517880"/><draw:equation draw:name="f437" draw:formula="52387*logheight/2514600"/><draw:equation draw:name="f438" draw:formula="1122045*logwidth/2517880"/><draw:equation draw:name="f439" draw:formula="50482*logheight/2514600"/><draw:equation draw:name="f440" draw:formula="1189672*logwidth/2517880"/><draw:equation draw:name="f441" draw:formula="45720*logheight/2514600"/><draw:equation draw:name="f442" draw:formula="1208722*logwidth/2517880"/><draw:equation draw:name="f443" draw:formula="35242*logheight/2514600"/><draw:equation draw:name="f444" draw:formula="1246822*logwidth/2517880"/><draw:equation draw:name="f445" draw:formula="32385*logheight/2514600"/><draw:equation draw:name="f446" draw:formula="1295400*logwidth/2517880"/><draw:equation draw:name="f447" draw:formula="31432*logheight/2514600"/><draw:equation draw:name="f448" draw:formula="1276350*logwidth/2517880"/><draw:equation draw:name="f449" draw:formula="0*logheight/2514600"/><draw:equation draw:name="f450" draw:formula="1536383*logwidth/2517880"/><draw:equation draw:name="f451" draw:formula="31432*logheight/2514600"/><draw:equation draw:name="f452" draw:formula="1465898*logwidth/2517880"/><draw:equation draw:name="f453" draw:formula="27622*logheight/2514600"/><draw:equation draw:name="f454" draw:formula="1380173*logwidth/2517880"/><draw:equation draw:name="f455" draw:formula="19050*logheight/2514600"/><draw:equation draw:name="f456" draw:formula="1336358*logwidth/2517880"/><draw:equation draw:name="f457" draw:formula="18097*logheight/2514600"/><draw:equation draw:name="f458" draw:formula="1292543*logwidth/2517880"/><draw:equation draw:name="f459" draw:formula="19050*logheight/2514600"/><draw:equation draw:name="f460" draw:formula="1248728*logwidth/2517880"/><draw:equation draw:name="f461" draw:formula="20955*logheight/2514600"/><draw:equation draw:name="f462" draw:formula="1204913*logwidth/2517880"/><draw:equation draw:name="f463" draw:formula="23812*logheight/2514600"/><draw:equation draw:name="f464" draw:formula="1119188*logwidth/2517880"/><draw:equation draw:name="f465" draw:formula="32385*logheight/2514600"/><draw:equation draw:name="f466" draw:formula="1086803*logwidth/2517880"/><draw:equation draw:name="f467" draw:formula="33337*logheight/2514600"/><draw:equation draw:name="f468" draw:formula="1057275*logwidth/2517880"/><draw:equation draw:name="f469" draw:formula="36195*logheight/2514600"/><draw:equation draw:name="f470" draw:formula="1009650*logwidth/2517880"/><draw:equation draw:name="f471" draw:formula="42862*logheight/2514600"/><draw:equation draw:name="f472" draw:formula="997268*logwidth/2517880"/><draw:equation draw:name="f473" draw:formula="35242*logheight/2514600"/><draw:equation draw:name="f474" draw:formula="1276350*logwidth/2517880"/><draw:equation draw:name="f475" draw:formula="0*logheight/2514600"/><draw:equation draw:name="f476" draw:formula="logwidth"/><draw:equation draw:name="f477" draw:formula="logheight"/></draw:enhanced-geometry></draw:custom-shape><draw:frame draw:name="Imagem 28" draw:style-name="gr15" draw:text-style-name="P73" svg:width="0.1803in" svg:height="0.1803in" svg:x="0.0917in" svg:y="0.0917in"><draw:image xlink:href="Pictures/1000020100000022000000236CB0D082493B8B89.png" xlink:type="simple" xlink:show="embed" xlink:actuate="onLoad"><text:p/></draw:image></draw:frame></draw:g></text:p>
          </table:table-cell>
          <table:table-cell table:style-name="Table1.C4" office:value-type="string">
            <text:p text:style-name="P56">+55 11 9932 66668</text:p>
            <text:p text:style-name="P55">+595 993547294</text:p>
          </table:table-cell>
          <table:covered-table-cell/>
          <table:covered-table-cell/>
        </table:table-row>
        <table:table-row table:style-name="Table1.5">
          <table:table-cell table:style-name="Table1.A1" office:value-type="string">
            <text:p text:style-name="P8"/>
          </table:table-cell>
          <table:table-cell table:style-name="Table1.C4" table:number-columns-spanned="2" office:value-type="string">
            <text:p text:style-name="P8"/>
          </table:table-cell>
          <table:covered-table-cell/>
          <table:covered-table-cell/>
          <table:covered-table-cell/>
        </table:table-row>
        <table:table-row table:style-name="Table1.8">
          <table:table-cell table:style-name="Table1.A1" office:value-type="string">
            <text:p text:style-name="P6"/>
          </table:table-cell>
          <table:table-cell table:style-name="Table1.B4" office:value-type="string">
            <text:p text:style-name="P7"><draw:g text:anchor-type="as-char" draw:z-index="7" draw:style-name="gr13"><draw:custom-shape draw:name="Forma Livre: Forma 273" draw:style-name="gr17" draw:text-style-name="P75" svg:width="0.3705in" svg:height="0.3787in" svg:x="0in" svg:y="0in"><text:p/><draw:enhanced-geometry draw:mirror-horizontal="false" draw:mirror-vertical="false" svg:viewBox="0 0 0 0" drawooo:sub-view-size="2731203 2794134" draw:text-areas="0 0 ?f472 ?f473" draw:type="ooxml-non-primitive" draw:enhanced-path="M 2554038 843497 C 2554038 843497 2554990 843497 2554990 843497 2561658 858737 2568325 873024 2574040 889217 2568325 873024 2560705 858737 2554038 843497 Z M 2630238 810160 C 2630238 810160 2631190 810160 2631190 810160 2637858 826352 2645478 841592 2651193 858737 2645478 841592 2636905 826352 2630238 810160 Z M 2475759 697568 L 2489267 717767 C 2489267 717767 2488315 717767 2488315 717767 Z M 2444909 651438 L 2454977 665379 2466407 682524 2475759 697568 Z M 382337 565367 C 375670 577749 369002 589179 363287 599657 357572 612039 350905 623469 345190 635852 L 336617 653949 328045 672047 C 322330 684429 317567 696812 311852 709194 216602 866357 155642 1044474 134687 1227354 124210 1318794 123257 1411187 132782 1502627 141355 1594067 161357 1684554 189932 1772184 247082 1946492 343285 2108417 469015 2242719 594745 2377022 749050 2484654 919547 2553234 1089092 2622767 1274830 2654199 1458663 2645627 1642495 2638007 1824422 2588477 1987300 2503704 2150177 2419884 2294958 2298917 2407353 2153184 2520700 2008404 2601663 1837907 2642620 1658837 2656908 1696937 2668338 1735989 2679767 1776947 2618808 1962684 2516890 2136039 2382588 2277962 2249238 2419884 2084455 2533232 1903480 2604669 1722505 2677059 1526290 2708492 1332932 2697062 1139575 2685632 949075 2631339 779530 2538947 609032 2447507 461395 2317014 347095 2162709 233747 2008404 153737 1828382 116590 1640739 79442 1452144 84205 1257834 129925 1072097 152785 979704 185170 889217 228032 804444 270895 719672 322330 638709 382337 565367 Z M 2429260 494882 C 2431165 495834 2433070 496787 2434975 497739 2436880 499644 2439737 500597 2441642 501549 2451167 512027 2459740 523457 2468312 534887 2476885 546317 2486410 557747 2494030 569177 2504507 584417 2515937 600609 2526415 616802 2539750 637757 2553085 657759 2564515 678714 L 2582612 711099 2591185 727292 2598805 743484 C 2597852 743484 2597852 742532 2596900 742532 2591185 731102 2585470 720624 2578802 709194 L 2559752 675857 C 2546417 653949 2533082 632042 2518795 611087 L 2486410 566319 C 2477837 553937 2468312 542507 2458787 530124 L 2444500 512027 Z M 2280670 458687 C 2285432 460592 2291147 462497 2296862 465354 2334010 502978 2368538 542983 2400566 585131 L 2444909 651438 2442595 648234 2418782 613944 2393065 581559 2379730 565367 2366395 549174 C 2356870 538697 2348297 528219 2338772 517742 2319722 497739 2300672 477737 2280670 458687 Z M 1399608 153887 C 2072953 153887 2618808 699741 2618808 1373087 2618808 1415171 2616676 1456757 2612513 1497743 L 2595954 1606243 2598805 1612164 C 2606425 1630262 2613092 1648359 2620713 1667409 2580707 1828382 2507365 1979829 2408305 2112227 2309245 2244624 2183515 2357019 2041592 2439887 1899670 2523707 1741555 2577999 1578677 2599907 1415800 2621814 1250065 2611337 1091950 2569427 933835 2527517 785245 2453222 656657 2353209 528070 2253197 419485 2128419 339475 1987449 259465 1846479 208030 1689317 188980 1529297 L 186849 1498705 186703 1497743 186492 1493576 180586 1408776 181167 1388115 180408 1373087 183073 1320311 183979 1288077 185178 1278633 186703 1248431 C 249138 633642 768346 153887 1399608 153887 Z M 823345 112930 C 776673 141505 733810 172937 690948 207227 596650 265330 509973 333910 431868 411062 354715 489167 286135 575845 228985 670142 171835 765392 127068 866357 93730 971132 62298 1075907 42295 1185445 35628 1294982 28960 1404520 35628 1515010 55630 1623595 59440 1651217 67060 1677887 72775 1704557 75633 1717892 79443 1731227 83253 1744562 87063 1757897 90873 1771232 94683 1784567 111828 1836955 130878 1889342 153738 1938872 176598 1989355 203268 2036980 230890 2084605 260418 2131277 290898 2176997 325188 2219860 358525 2263675 396625 2304632 434725 2343685 474730 2381785 514735 2418932 558550 2452270 601413 2486560 647133 2517992 693805 2546567 L 730000 2567522 748098 2578000 766195 2587525 803343 2606575 C 815725 2612290 828108 2618005 840490 2623720 890020 2647532 942408 2665630 994795 2682775 1048135 2698967 1101475 2712302 1155768 2721827 1371985 2761832 1597728 2746592 1808230 2681822 1913005 2648485 2013970 2602765 2108268 2545615 2202565 2487512 2289243 2419885 2367348 2341780 2444500 2263675 2513080 2176997 2570230 2082700 2627380 1988402 2672148 1886485 2705485 1781710 2715963 1822667 2725488 1865530 2731203 1908392 2720725 1936015 2708343 1961732 2695960 1988402 2690245 2001737 2682625 2014120 2675958 2027455 2668338 2039837 2662623 2053172 2655003 2065555 2640715 2090320 2626428 2116037 2610235 2139850 L 2586423 2176045 2560705 2211287 C 2492125 2305585 2411163 2390357 2322580 2464652 2144463 2613242 1929198 2718017 1702503 2764690 1589155 2788502 1473903 2797075 1358650 2793265 1300548 2792312 1243398 2785645 1186248 2777072 1171960 2775167 1157673 2772310 1143385 2769452 1130050 2766595 1115763 2764690 1101475 2760880 1072900 2753260 1045278 2747545 1017655 2738972 L 976698 2726590 935740 2712302 C 908118 2702777 881448 2691347 854778 2680870 841443 2675155 829060 2668487 815725 2662772 802390 2656105 789055 2650390 776673 2643722 750955 2630387 725238 2618005 700473 2602765 688090 2595145 675708 2588477 663325 2580857 L 627130 2557045 609033 2545615 591888 2533232 556645 2507515 C 510925 2472272 467110 2435125 426153 2395120 384243 2355115 346143 2312252 309948 2268437 274705 2223670 240415 2176997 210888 2128420 195648 2104607 182313 2078890 168025 2054125 160405 2041742 154690 2028407 148023 2016025 141355 2003642 134688 1991260 128973 1977925 L 111828 1938872 C 108970 1932205 106113 1925537 103255 1918870 L 95635 1898867 80395 1858862 C 75633 1845527 71823 1831240 67060 1817905 57535 1791235 50868 1763612 43248 1735990 39438 1721702 36580 1708367 33723 1694080 30865 1679792 28008 1666457 25150 1652170 14673 1595972 6100 1539775 3243 1482625 -4377 1369277 1338 1254977 21340 1142582 L 28960 1100672 C 31818 1086385 35628 1073050 38485 1058762 42295 1045427 45153 1031140 48963 1017805 L 61345 976847 C 63250 970180 65155 963512 67060 956845 L 73728 935890 88015 895885 C 93730 882550 98493 869215 104208 855880 108970 842545 114685 829210 120400 816827 132783 791110 144213 765392 157548 740627 164215 728245 170883 715862 177550 703480 L 199458 666332 C 207078 653950 214698 641567 222318 630137 L 245178 594895 269943 560605 C 278515 548222 287088 536792 295660 526315 365193 437732 445203 356770 533785 287237 623320 217705 720475 158650 823345 112930 Z M 1879668 109120 C 1896813 113882 1914910 118645 1932055 124360 L 1984443 142457 C 2144463 219610 2288290 328195 2406400 459640 L 2376873 432970 C 2366395 424397 2356870 415825 2346393 407252 2213043 277712 2053975 174842 1879668 109120 Z M 1596775 107215 L 1618682 107215 1658687 114835 1698692 124360 1718695 129122 C 1725362 131027 1732030 132932 1738697 134837 L 1777750 146267 C 1829185 163412 1880620 182462 1930150 206275 2030162 251995 2122555 312002 2206375 381535 2199707 377725 2192087 374867 2185420 371057 2182562 369152 2178752 367247 2175895 365342 1990157 222467 1764415 131980 1532005 108167 L 1574867 108167 Z M 1399607 81497 L 1348172 89117 1334837 91022 1321502 93879 1295785 99594 C 1142432 111977 991937 151982 853825 217704 715712 282474 589030 373914 482350 483452 525212 428207 572837 375819 626177 327242 681422 286284 741430 251042 802390 219609 833822 204369 865255 190082 896687 176747 L 945265 158649 C 960505 152934 977650 148172 993842 142457 1059565 122454 1127192 105309 1194820 95784 1262447 86259 1331027 81497 1399607 81497 Z M 1362475 222 C 1504681 -2323 1647020 16965 1783465 57685 1771083 55780 1758700 53875 1748223 51970 1735840 50065 1723458 49112 1711075 48160 1678690 39587 1645353 33872 1612015 28157 1594870 26252 1578678 23395 1561533 21490 1544388 19585 1528195 17680 1511050 16727 1493905 15775 1477713 12917 1460568 12917 L 1410085 11012 C 1392940 11012 1376748 11965 1359603 11965 L 1333885 12917 C 1326265 13870 1317693 13870 1309120 14822 1173865 22442 1040515 51017 913833 98642 921453 94832 927168 91975 931930 89117 936693 87212 941455 84355 946218 82450 955743 77687 965268 72925 982413 66257 990985 62447 1001463 58637 1013845 54827 1026228 51017 1041468 45302 1060518 40540 1079568 35777 1101475 30062 1128145 24347 1141480 22442 1155768 19585 1171008 16727 1178628 15775 1186248 13870 1194820 12917 1202440 11965 1211965 11012 1220538 10060 1267687 4345 1315074 1071 1362475 222 Z N"><draw:equation draw:name="f0" draw:formula="2554038*logwidth/2731203"/><draw:equation draw:name="f1" draw:formula="843497*logheight/2794134"/><draw:equation draw:name="f2" draw:formula="2554990*logwidth/2731203"/><draw:equation draw:name="f3" draw:formula="843497*logheight/2794134"/><draw:equation draw:name="f4" draw:formula="2574040*logwidth/2731203"/><draw:equation draw:name="f5" draw:formula="889217*logheight/2794134"/><draw:equation draw:name="f6" draw:formula="2554038*logwidth/2731203"/><draw:equation draw:name="f7" draw:formula="843497*logheight/2794134"/><draw:equation draw:name="f8" draw:formula="2630238*logwidth/2731203"/><draw:equation draw:name="f9" draw:formula="810160*logheight/2794134"/><draw:equation draw:name="f10" draw:formula="2631190*logwidth/2731203"/><draw:equation draw:name="f11" draw:formula="810160*logheight/2794134"/><draw:equation draw:name="f12" draw:formula="2651193*logwidth/2731203"/><draw:equation draw:name="f13" draw:formula="858737*logheight/2794134"/><draw:equation draw:name="f14" draw:formula="2630238*logwidth/2731203"/><draw:equation draw:name="f15" draw:formula="810160*logheight/2794134"/><draw:equation draw:name="f16" draw:formula="2475759*logwidth/2731203"/><draw:equation draw:name="f17" draw:formula="697568*logheight/2794134"/><draw:equation draw:name="f18" draw:formula="2489267*logwidth/2731203"/><draw:equation draw:name="f19" draw:formula="717767*logheight/2794134"/><draw:equation draw:name="f20" draw:formula="2488315*logwidth/2731203"/><draw:equation draw:name="f21" draw:formula="717767*logheight/2794134"/><draw:equation draw:name="f22" draw:formula="2444909*logwidth/2731203"/><draw:equation draw:name="f23" draw:formula="651438*logheight/2794134"/><draw:equation draw:name="f24" draw:formula="2454977*logwidth/2731203"/><draw:equation draw:name="f25" draw:formula="665379*logheight/2794134"/><draw:equation draw:name="f26" draw:formula="2466407*logwidth/2731203"/><draw:equation draw:name="f27" draw:formula="682524*logheight/2794134"/><draw:equation draw:name="f28" draw:formula="2475759*logwidth/2731203"/><draw:equation draw:name="f29" draw:formula="697568*logheight/2794134"/><draw:equation draw:name="f30" draw:formula="382337*logwidth/2731203"/><draw:equation draw:name="f31" draw:formula="565367*logheight/2794134"/><draw:equation draw:name="f32" draw:formula="363287*logwidth/2731203"/><draw:equation draw:name="f33" draw:formula="599657*logheight/2794134"/><draw:equation draw:name="f34" draw:formula="345190*logwidth/2731203"/><draw:equation draw:name="f35" draw:formula="635852*logheight/2794134"/><draw:equation draw:name="f36" draw:formula="336617*logwidth/2731203"/><draw:equation draw:name="f37" draw:formula="653949*logheight/2794134"/><draw:equation draw:name="f38" draw:formula="328045*logwidth/2731203"/><draw:equation draw:name="f39" draw:formula="672047*logheight/2794134"/><draw:equation draw:name="f40" draw:formula="311852*logwidth/2731203"/><draw:equation draw:name="f41" draw:formula="709194*logheight/2794134"/><draw:equation draw:name="f42" draw:formula="134687*logwidth/2731203"/><draw:equation draw:name="f43" draw:formula="1227354*logheight/2794134"/><draw:equation draw:name="f44" draw:formula="132782*logwidth/2731203"/><draw:equation draw:name="f45" draw:formula="1502627*logheight/2794134"/><draw:equation draw:name="f46" draw:formula="189932*logwidth/2731203"/><draw:equation draw:name="f47" draw:formula="1772184*logheight/2794134"/><draw:equation draw:name="f48" draw:formula="469015*logwidth/2731203"/><draw:equation draw:name="f49" draw:formula="2242719*logheight/2794134"/><draw:equation draw:name="f50" draw:formula="919547*logwidth/2731203"/><draw:equation draw:name="f51" draw:formula="2553234*logheight/2794134"/><draw:equation draw:name="f52" draw:formula="1458663*logwidth/2731203"/><draw:equation draw:name="f53" draw:formula="2645627*logheight/2794134"/><draw:equation draw:name="f54" draw:formula="1987300*logwidth/2731203"/><draw:equation draw:name="f55" draw:formula="2503704*logheight/2794134"/><draw:equation draw:name="f56" draw:formula="2407353*logwidth/2731203"/><draw:equation draw:name="f57" draw:formula="2153184*logheight/2794134"/><draw:equation draw:name="f58" draw:formula="2642620*logwidth/2731203"/><draw:equation draw:name="f59" draw:formula="1658837*logheight/2794134"/><draw:equation draw:name="f60" draw:formula="2679767*logwidth/2731203"/><draw:equation draw:name="f61" draw:formula="1776947*logheight/2794134"/><draw:equation draw:name="f62" draw:formula="2382588*logwidth/2731203"/><draw:equation draw:name="f63" draw:formula="2277962*logheight/2794134"/><draw:equation draw:name="f64" draw:formula="1903480*logwidth/2731203"/><draw:equation draw:name="f65" draw:formula="2604669*logheight/2794134"/><draw:equation draw:name="f66" draw:formula="1332932*logwidth/2731203"/><draw:equation draw:name="f67" draw:formula="2697062*logheight/2794134"/><draw:equation draw:name="f68" draw:formula="779530*logwidth/2731203"/><draw:equation draw:name="f69" draw:formula="2538947*logheight/2794134"/><draw:equation draw:name="f70" draw:formula="347095*logwidth/2731203"/><draw:equation draw:name="f71" draw:formula="2162709*logheight/2794134"/><draw:equation draw:name="f72" draw:formula="116590*logwidth/2731203"/><draw:equation draw:name="f73" draw:formula="1640739*logheight/2794134"/><draw:equation draw:name="f74" draw:formula="129925*logwidth/2731203"/><draw:equation draw:name="f75" draw:formula="1072097*logheight/2794134"/><draw:equation draw:name="f76" draw:formula="228032*logwidth/2731203"/><draw:equation draw:name="f77" draw:formula="804444*logheight/2794134"/><draw:equation draw:name="f78" draw:formula="382337*logwidth/2731203"/><draw:equation draw:name="f79" draw:formula="565367*logheight/2794134"/><draw:equation draw:name="f80" draw:formula="2429260*logwidth/2731203"/><draw:equation draw:name="f81" draw:formula="494882*logheight/2794134"/><draw:equation draw:name="f82" draw:formula="2434975*logwidth/2731203"/><draw:equation draw:name="f83" draw:formula="497739*logheight/2794134"/><draw:equation draw:name="f84" draw:formula="2441642*logwidth/2731203"/><draw:equation draw:name="f85" draw:formula="501549*logheight/2794134"/><draw:equation draw:name="f86" draw:formula="2468312*logwidth/2731203"/><draw:equation draw:name="f87" draw:formula="534887*logheight/2794134"/><draw:equation draw:name="f88" draw:formula="2494030*logwidth/2731203"/><draw:equation draw:name="f89" draw:formula="569177*logheight/2794134"/><draw:equation draw:name="f90" draw:formula="2526415*logwidth/2731203"/><draw:equation draw:name="f91" draw:formula="616802*logheight/2794134"/><draw:equation draw:name="f92" draw:formula="2564515*logwidth/2731203"/><draw:equation draw:name="f93" draw:formula="678714*logheight/2794134"/><draw:equation draw:name="f94" draw:formula="2582612*logwidth/2731203"/><draw:equation draw:name="f95" draw:formula="711099*logheight/2794134"/><draw:equation draw:name="f96" draw:formula="2591185*logwidth/2731203"/><draw:equation draw:name="f97" draw:formula="727292*logheight/2794134"/><draw:equation draw:name="f98" draw:formula="2598805*logwidth/2731203"/><draw:equation draw:name="f99" draw:formula="743484*logheight/2794134"/><draw:equation draw:name="f100" draw:formula="2596900*logwidth/2731203"/><draw:equation draw:name="f101" draw:formula="742532*logheight/2794134"/><draw:equation draw:name="f102" draw:formula="2578802*logwidth/2731203"/><draw:equation draw:name="f103" draw:formula="709194*logheight/2794134"/><draw:equation draw:name="f104" draw:formula="2559752*logwidth/2731203"/><draw:equation draw:name="f105" draw:formula="675857*logheight/2794134"/><draw:equation draw:name="f106" draw:formula="2518795*logwidth/2731203"/><draw:equation draw:name="f107" draw:formula="611087*logheight/2794134"/><draw:equation draw:name="f108" draw:formula="2486410*logwidth/2731203"/><draw:equation draw:name="f109" draw:formula="566319*logheight/2794134"/><draw:equation draw:name="f110" draw:formula="2458787*logwidth/2731203"/><draw:equation draw:name="f111" draw:formula="530124*logheight/2794134"/><draw:equation draw:name="f112" draw:formula="2444500*logwidth/2731203"/><draw:equation draw:name="f113" draw:formula="512027*logheight/2794134"/><draw:equation draw:name="f114" draw:formula="2280670*logwidth/2731203"/><draw:equation draw:name="f115" draw:formula="458687*logheight/2794134"/><draw:equation draw:name="f116" draw:formula="2296862*logwidth/2731203"/><draw:equation draw:name="f117" draw:formula="465354*logheight/2794134"/><draw:equation draw:name="f118" draw:formula="2400566*logwidth/2731203"/><draw:equation draw:name="f119" draw:formula="585131*logheight/2794134"/><draw:equation draw:name="f120" draw:formula="2444909*logwidth/2731203"/><draw:equation draw:name="f121" draw:formula="651438*logheight/2794134"/><draw:equation draw:name="f122" draw:formula="2442595*logwidth/2731203"/><draw:equation draw:name="f123" draw:formula="648234*logheight/2794134"/><draw:equation draw:name="f124" draw:formula="2418782*logwidth/2731203"/><draw:equation draw:name="f125" draw:formula="613944*logheight/2794134"/><draw:equation draw:name="f126" draw:formula="2393065*logwidth/2731203"/><draw:equation draw:name="f127" draw:formula="581559*logheight/2794134"/><draw:equation draw:name="f128" draw:formula="2379730*logwidth/2731203"/><draw:equation draw:name="f129" draw:formula="565367*logheight/2794134"/><draw:equation draw:name="f130" draw:formula="2366395*logwidth/2731203"/><draw:equation draw:name="f131" draw:formula="549174*logheight/2794134"/><draw:equation draw:name="f132" draw:formula="2338772*logwidth/2731203"/><draw:equation draw:name="f133" draw:formula="517742*logheight/2794134"/><draw:equation draw:name="f134" draw:formula="2280670*logwidth/2731203"/><draw:equation draw:name="f135" draw:formula="458687*logheight/2794134"/><draw:equation draw:name="f136" draw:formula="1399608*logwidth/2731203"/><draw:equation draw:name="f137" draw:formula="153887*logheight/2794134"/><draw:equation draw:name="f138" draw:formula="2618808*logwidth/2731203"/><draw:equation draw:name="f139" draw:formula="1373087*logheight/2794134"/><draw:equation draw:name="f140" draw:formula="2612513*logwidth/2731203"/><draw:equation draw:name="f141" draw:formula="1497743*logheight/2794134"/><draw:equation draw:name="f142" draw:formula="2595954*logwidth/2731203"/><draw:equation draw:name="f143" draw:formula="1606243*logheight/2794134"/><draw:equation draw:name="f144" draw:formula="2598805*logwidth/2731203"/><draw:equation draw:name="f145" draw:formula="1612164*logheight/2794134"/><draw:equation draw:name="f146" draw:formula="2620713*logwidth/2731203"/><draw:equation draw:name="f147" draw:formula="1667409*logheight/2794134"/><draw:equation draw:name="f148" draw:formula="2408305*logwidth/2731203"/><draw:equation draw:name="f149" draw:formula="2112227*logheight/2794134"/><draw:equation draw:name="f150" draw:formula="2041592*logwidth/2731203"/><draw:equation draw:name="f151" draw:formula="2439887*logheight/2794134"/><draw:equation draw:name="f152" draw:formula="1578677*logwidth/2731203"/><draw:equation draw:name="f153" draw:formula="2599907*logheight/2794134"/><draw:equation draw:name="f154" draw:formula="1091950*logwidth/2731203"/><draw:equation draw:name="f155" draw:formula="2569427*logheight/2794134"/><draw:equation draw:name="f156" draw:formula="656657*logwidth/2731203"/><draw:equation draw:name="f157" draw:formula="2353209*logheight/2794134"/><draw:equation draw:name="f158" draw:formula="339475*logwidth/2731203"/><draw:equation draw:name="f159" draw:formula="1987449*logheight/2794134"/><draw:equation draw:name="f160" draw:formula="188980*logwidth/2731203"/><draw:equation draw:name="f161" draw:formula="1529297*logheight/2794134"/><draw:equation draw:name="f162" draw:formula="186849*logwidth/2731203"/><draw:equation draw:name="f163" draw:formula="1498705*logheight/2794134"/><draw:equation draw:name="f164" draw:formula="186703*logwidth/2731203"/><draw:equation draw:name="f165" draw:formula="1497743*logheight/2794134"/><draw:equation draw:name="f166" draw:formula="186492*logwidth/2731203"/><draw:equation draw:name="f167" draw:formula="1493576*logheight/2794134"/><draw:equation draw:name="f168" draw:formula="180586*logwidth/2731203"/><draw:equation draw:name="f169" draw:formula="1408776*logheight/2794134"/><draw:equation draw:name="f170" draw:formula="181167*logwidth/2731203"/><draw:equation draw:name="f171" draw:formula="1388115*logheight/2794134"/><draw:equation draw:name="f172" draw:formula="180408*logwidth/2731203"/><draw:equation draw:name="f173" draw:formula="1373087*logheight/2794134"/><draw:equation draw:name="f174" draw:formula="183073*logwidth/2731203"/><draw:equation draw:name="f175" draw:formula="1320311*logheight/2794134"/><draw:equation draw:name="f176" draw:formula="183979*logwidth/2731203"/><draw:equation draw:name="f177" draw:formula="1288077*logheight/2794134"/><draw:equation draw:name="f178" draw:formula="185178*logwidth/2731203"/><draw:equation draw:name="f179" draw:formula="1278633*logheight/2794134"/><draw:equation draw:name="f180" draw:formula="186703*logwidth/2731203"/><draw:equation draw:name="f181" draw:formula="1248431*logheight/2794134"/><draw:equation draw:name="f182" draw:formula="1399608*logwidth/2731203"/><draw:equation draw:name="f183" draw:formula="153887*logheight/2794134"/><draw:equation draw:name="f184" draw:formula="823345*logwidth/2731203"/><draw:equation draw:name="f185" draw:formula="112930*logheight/2794134"/><draw:equation draw:name="f186" draw:formula="690948*logwidth/2731203"/><draw:equation draw:name="f187" draw:formula="207227*logheight/2794134"/><draw:equation draw:name="f188" draw:formula="431868*logwidth/2731203"/><draw:equation draw:name="f189" draw:formula="411062*logheight/2794134"/><draw:equation draw:name="f190" draw:formula="228985*logwidth/2731203"/><draw:equation draw:name="f191" draw:formula="670142*logheight/2794134"/><draw:equation draw:name="f192" draw:formula="93730*logwidth/2731203"/><draw:equation draw:name="f193" draw:formula="971132*logheight/2794134"/><draw:equation draw:name="f194" draw:formula="35628*logwidth/2731203"/><draw:equation draw:name="f195" draw:formula="1294982*logheight/2794134"/><draw:equation draw:name="f196" draw:formula="55630*logwidth/2731203"/><draw:equation draw:name="f197" draw:formula="1623595*logheight/2794134"/><draw:equation draw:name="f198" draw:formula="72775*logwidth/2731203"/><draw:equation draw:name="f199" draw:formula="1704557*logheight/2794134"/><draw:equation draw:name="f200" draw:formula="83253*logwidth/2731203"/><draw:equation draw:name="f201" draw:formula="1744562*logheight/2794134"/><draw:equation draw:name="f202" draw:formula="94683*logwidth/2731203"/><draw:equation draw:name="f203" draw:formula="1784567*logheight/2794134"/><draw:equation draw:name="f204" draw:formula="153738*logwidth/2731203"/><draw:equation draw:name="f205" draw:formula="1938872*logheight/2794134"/><draw:equation draw:name="f206" draw:formula="230890*logwidth/2731203"/><draw:equation draw:name="f207" draw:formula="2084605*logheight/2794134"/><draw:equation draw:name="f208" draw:formula="325188*logwidth/2731203"/><draw:equation draw:name="f209" draw:formula="2219860*logheight/2794134"/><draw:equation draw:name="f210" draw:formula="434725*logwidth/2731203"/><draw:equation draw:name="f211" draw:formula="2343685*logheight/2794134"/><draw:equation draw:name="f212" draw:formula="558550*logwidth/2731203"/><draw:equation draw:name="f213" draw:formula="2452270*logheight/2794134"/><draw:equation draw:name="f214" draw:formula="693805*logwidth/2731203"/><draw:equation draw:name="f215" draw:formula="2546567*logheight/2794134"/><draw:equation draw:name="f216" draw:formula="730000*logwidth/2731203"/><draw:equation draw:name="f217" draw:formula="2567522*logheight/2794134"/><draw:equation draw:name="f218" draw:formula="748098*logwidth/2731203"/><draw:equation draw:name="f219" draw:formula="2578000*logheight/2794134"/><draw:equation draw:name="f220" draw:formula="766195*logwidth/2731203"/><draw:equation draw:name="f221" draw:formula="2587525*logheight/2794134"/><draw:equation draw:name="f222" draw:formula="803343*logwidth/2731203"/><draw:equation draw:name="f223" draw:formula="2606575*logheight/2794134"/><draw:equation draw:name="f224" draw:formula="840490*logwidth/2731203"/><draw:equation draw:name="f225" draw:formula="2623720*logheight/2794134"/><draw:equation draw:name="f226" draw:formula="994795*logwidth/2731203"/><draw:equation draw:name="f227" draw:formula="2682775*logheight/2794134"/><draw:equation draw:name="f228" draw:formula="1155768*logwidth/2731203"/><draw:equation draw:name="f229" draw:formula="2721827*logheight/2794134"/><draw:equation draw:name="f230" draw:formula="1808230*logwidth/2731203"/><draw:equation draw:name="f231" draw:formula="2681822*logheight/2794134"/><draw:equation draw:name="f232" draw:formula="2108268*logwidth/2731203"/><draw:equation draw:name="f233" draw:formula="2545615*logheight/2794134"/><draw:equation draw:name="f234" draw:formula="2367348*logwidth/2731203"/><draw:equation draw:name="f235" draw:formula="2341780*logheight/2794134"/><draw:equation draw:name="f236" draw:formula="2570230*logwidth/2731203"/><draw:equation draw:name="f237" draw:formula="2082700*logheight/2794134"/><draw:equation draw:name="f238" draw:formula="2705485*logwidth/2731203"/><draw:equation draw:name="f239" draw:formula="1781710*logheight/2794134"/><draw:equation draw:name="f240" draw:formula="2731203*logwidth/2731203"/><draw:equation draw:name="f241" draw:formula="1908392*logheight/2794134"/><draw:equation draw:name="f242" draw:formula="2695960*logwidth/2731203"/><draw:equation draw:name="f243" draw:formula="1988402*logheight/2794134"/><draw:equation draw:name="f244" draw:formula="2675958*logwidth/2731203"/><draw:equation draw:name="f245" draw:formula="2027455*logheight/2794134"/><draw:equation draw:name="f246" draw:formula="2655003*logwidth/2731203"/><draw:equation draw:name="f247" draw:formula="2065555*logheight/2794134"/><draw:equation draw:name="f248" draw:formula="2610235*logwidth/2731203"/><draw:equation draw:name="f249" draw:formula="2139850*logheight/2794134"/><draw:equation draw:name="f250" draw:formula="2586423*logwidth/2731203"/><draw:equation draw:name="f251" draw:formula="2176045*logheight/2794134"/><draw:equation draw:name="f252" draw:formula="2560705*logwidth/2731203"/><draw:equation draw:name="f253" draw:formula="2211287*logheight/2794134"/><draw:equation draw:name="f254" draw:formula="2322580*logwidth/2731203"/><draw:equation draw:name="f255" draw:formula="2464652*logheight/2794134"/><draw:equation draw:name="f256" draw:formula="1702503*logwidth/2731203"/><draw:equation draw:name="f257" draw:formula="2764690*logheight/2794134"/><draw:equation draw:name="f258" draw:formula="1358650*logwidth/2731203"/><draw:equation draw:name="f259" draw:formula="2793265*logheight/2794134"/><draw:equation draw:name="f260" draw:formula="1186248*logwidth/2731203"/><draw:equation draw:name="f261" draw:formula="2777072*logheight/2794134"/><draw:equation draw:name="f262" draw:formula="1143385*logwidth/2731203"/><draw:equation draw:name="f263" draw:formula="2769452*logheight/2794134"/><draw:equation draw:name="f264" draw:formula="1101475*logwidth/2731203"/><draw:equation draw:name="f265" draw:formula="2760880*logheight/2794134"/><draw:equation draw:name="f266" draw:formula="1017655*logwidth/2731203"/><draw:equation draw:name="f267" draw:formula="2738972*logheight/2794134"/><draw:equation draw:name="f268" draw:formula="976698*logwidth/2731203"/><draw:equation draw:name="f269" draw:formula="2726590*logheight/2794134"/><draw:equation draw:name="f270" draw:formula="935740*logwidth/2731203"/><draw:equation draw:name="f271" draw:formula="2712302*logheight/2794134"/><draw:equation draw:name="f272" draw:formula="854778*logwidth/2731203"/><draw:equation draw:name="f273" draw:formula="2680870*logheight/2794134"/><draw:equation draw:name="f274" draw:formula="815725*logwidth/2731203"/><draw:equation draw:name="f275" draw:formula="2662772*logheight/2794134"/><draw:equation draw:name="f276" draw:formula="776673*logwidth/2731203"/><draw:equation draw:name="f277" draw:formula="2643722*logheight/2794134"/><draw:equation draw:name="f278" draw:formula="700473*logwidth/2731203"/><draw:equation draw:name="f279" draw:formula="2602765*logheight/2794134"/><draw:equation draw:name="f280" draw:formula="663325*logwidth/2731203"/><draw:equation draw:name="f281" draw:formula="2580857*logheight/2794134"/><draw:equation draw:name="f282" draw:formula="627130*logwidth/2731203"/><draw:equation draw:name="f283" draw:formula="2557045*logheight/2794134"/><draw:equation draw:name="f284" draw:formula="609033*logwidth/2731203"/><draw:equation draw:name="f285" draw:formula="2545615*logheight/2794134"/><draw:equation draw:name="f286" draw:formula="591888*logwidth/2731203"/><draw:equation draw:name="f287" draw:formula="2533232*logheight/2794134"/><draw:equation draw:name="f288" draw:formula="556645*logwidth/2731203"/><draw:equation draw:name="f289" draw:formula="2507515*logheight/2794134"/><draw:equation draw:name="f290" draw:formula="426153*logwidth/2731203"/><draw:equation draw:name="f291" draw:formula="2395120*logheight/2794134"/><draw:equation draw:name="f292" draw:formula="309948*logwidth/2731203"/><draw:equation draw:name="f293" draw:formula="2268437*logheight/2794134"/><draw:equation draw:name="f294" draw:formula="210888*logwidth/2731203"/><draw:equation draw:name="f295" draw:formula="2128420*logheight/2794134"/><draw:equation draw:name="f296" draw:formula="168025*logwidth/2731203"/><draw:equation draw:name="f297" draw:formula="2054125*logheight/2794134"/><draw:equation draw:name="f298" draw:formula="148023*logwidth/2731203"/><draw:equation draw:name="f299" draw:formula="2016025*logheight/2794134"/><draw:equation draw:name="f300" draw:formula="128973*logwidth/2731203"/><draw:equation draw:name="f301" draw:formula="1977925*logheight/2794134"/><draw:equation draw:name="f302" draw:formula="111828*logwidth/2731203"/><draw:equation draw:name="f303" draw:formula="1938872*logheight/2794134"/><draw:equation draw:name="f304" draw:formula="103255*logwidth/2731203"/><draw:equation draw:name="f305" draw:formula="1918870*logheight/2794134"/><draw:equation draw:name="f306" draw:formula="95635*logwidth/2731203"/><draw:equation draw:name="f307" draw:formula="1898867*logheight/2794134"/><draw:equation draw:name="f308" draw:formula="80395*logwidth/2731203"/><draw:equation draw:name="f309" draw:formula="1858862*logheight/2794134"/><draw:equation draw:name="f310" draw:formula="67060*logwidth/2731203"/><draw:equation draw:name="f311" draw:formula="1817905*logheight/2794134"/><draw:equation draw:name="f312" draw:formula="43248*logwidth/2731203"/><draw:equation draw:name="f313" draw:formula="1735990*logheight/2794134"/><draw:equation draw:name="f314" draw:formula="33723*logwidth/2731203"/><draw:equation draw:name="f315" draw:formula="1694080*logheight/2794134"/><draw:equation draw:name="f316" draw:formula="25150*logwidth/2731203"/><draw:equation draw:name="f317" draw:formula="1652170*logheight/2794134"/><draw:equation draw:name="f318" draw:formula="3243*logwidth/2731203"/><draw:equation draw:name="f319" draw:formula="1482625*logheight/2794134"/><draw:equation draw:name="f320" draw:formula="21340*logwidth/2731203"/><draw:equation draw:name="f321" draw:formula="1142582*logheight/2794134"/><draw:equation draw:name="f322" draw:formula="28960*logwidth/2731203"/><draw:equation draw:name="f323" draw:formula="1100672*logheight/2794134"/><draw:equation draw:name="f324" draw:formula="38485*logwidth/2731203"/><draw:equation draw:name="f325" draw:formula="1058762*logheight/2794134"/><draw:equation draw:name="f326" draw:formula="48963*logwidth/2731203"/><draw:equation draw:name="f327" draw:formula="1017805*logheight/2794134"/><draw:equation draw:name="f328" draw:formula="61345*logwidth/2731203"/><draw:equation draw:name="f329" draw:formula="976847*logheight/2794134"/><draw:equation draw:name="f330" draw:formula="67060*logwidth/2731203"/><draw:equation draw:name="f331" draw:formula="956845*logheight/2794134"/><draw:equation draw:name="f332" draw:formula="73728*logwidth/2731203"/><draw:equation draw:name="f333" draw:formula="935890*logheight/2794134"/><draw:equation draw:name="f334" draw:formula="88015*logwidth/2731203"/><draw:equation draw:name="f335" draw:formula="895885*logheight/2794134"/><draw:equation draw:name="f336" draw:formula="104208*logwidth/2731203"/><draw:equation draw:name="f337" draw:formula="855880*logheight/2794134"/><draw:equation draw:name="f338" draw:formula="120400*logwidth/2731203"/><draw:equation draw:name="f339" draw:formula="816827*logheight/2794134"/><draw:equation draw:name="f340" draw:formula="157548*logwidth/2731203"/><draw:equation draw:name="f341" draw:formula="740627*logheight/2794134"/><draw:equation draw:name="f342" draw:formula="177550*logwidth/2731203"/><draw:equation draw:name="f343" draw:formula="703480*logheight/2794134"/><draw:equation draw:name="f344" draw:formula="199458*logwidth/2731203"/><draw:equation draw:name="f345" draw:formula="666332*logheight/2794134"/><draw:equation draw:name="f346" draw:formula="222318*logwidth/2731203"/><draw:equation draw:name="f347" draw:formula="630137*logheight/2794134"/><draw:equation draw:name="f348" draw:formula="245178*logwidth/2731203"/><draw:equation draw:name="f349" draw:formula="594895*logheight/2794134"/><draw:equation draw:name="f350" draw:formula="269943*logwidth/2731203"/><draw:equation draw:name="f351" draw:formula="560605*logheight/2794134"/><draw:equation draw:name="f352" draw:formula="295660*logwidth/2731203"/><draw:equation draw:name="f353" draw:formula="526315*logheight/2794134"/><draw:equation draw:name="f354" draw:formula="533785*logwidth/2731203"/><draw:equation draw:name="f355" draw:formula="287237*logheight/2794134"/><draw:equation draw:name="f356" draw:formula="823345*logwidth/2731203"/><draw:equation draw:name="f357" draw:formula="112930*logheight/2794134"/><draw:equation draw:name="f358" draw:formula="1879668*logwidth/2731203"/><draw:equation draw:name="f359" draw:formula="109120*logheight/2794134"/><draw:equation draw:name="f360" draw:formula="1932055*logwidth/2731203"/><draw:equation draw:name="f361" draw:formula="124360*logheight/2794134"/><draw:equation draw:name="f362" draw:formula="1984443*logwidth/2731203"/><draw:equation draw:name="f363" draw:formula="142457*logheight/2794134"/><draw:equation draw:name="f364" draw:formula="2406400*logwidth/2731203"/><draw:equation draw:name="f365" draw:formula="459640*logheight/2794134"/><draw:equation draw:name="f366" draw:formula="2376873*logwidth/2731203"/><draw:equation draw:name="f367" draw:formula="432970*logheight/2794134"/><draw:equation draw:name="f368" draw:formula="2346393*logwidth/2731203"/><draw:equation draw:name="f369" draw:formula="407252*logheight/2794134"/><draw:equation draw:name="f370" draw:formula="1879668*logwidth/2731203"/><draw:equation draw:name="f371" draw:formula="109120*logheight/2794134"/><draw:equation draw:name="f372" draw:formula="1596775*logwidth/2731203"/><draw:equation draw:name="f373" draw:formula="107215*logheight/2794134"/><draw:equation draw:name="f374" draw:formula="1618682*logwidth/2731203"/><draw:equation draw:name="f375" draw:formula="107215*logheight/2794134"/><draw:equation draw:name="f376" draw:formula="1658687*logwidth/2731203"/><draw:equation draw:name="f377" draw:formula="114835*logheight/2794134"/><draw:equation draw:name="f378" draw:formula="1698692*logwidth/2731203"/><draw:equation draw:name="f379" draw:formula="124360*logheight/2794134"/><draw:equation draw:name="f380" draw:formula="1718695*logwidth/2731203"/><draw:equation draw:name="f381" draw:formula="129122*logheight/2794134"/><draw:equation draw:name="f382" draw:formula="1738697*logwidth/2731203"/><draw:equation draw:name="f383" draw:formula="134837*logheight/2794134"/><draw:equation draw:name="f384" draw:formula="1777750*logwidth/2731203"/><draw:equation draw:name="f385" draw:formula="146267*logheight/2794134"/><draw:equation draw:name="f386" draw:formula="1930150*logwidth/2731203"/><draw:equation draw:name="f387" draw:formula="206275*logheight/2794134"/><draw:equation draw:name="f388" draw:formula="2206375*logwidth/2731203"/><draw:equation draw:name="f389" draw:formula="381535*logheight/2794134"/><draw:equation draw:name="f390" draw:formula="2185420*logwidth/2731203"/><draw:equation draw:name="f391" draw:formula="371057*logheight/2794134"/><draw:equation draw:name="f392" draw:formula="2175895*logwidth/2731203"/><draw:equation draw:name="f393" draw:formula="365342*logheight/2794134"/><draw:equation draw:name="f394" draw:formula="1532005*logwidth/2731203"/><draw:equation draw:name="f395" draw:formula="108167*logheight/2794134"/><draw:equation draw:name="f396" draw:formula="1574867*logwidth/2731203"/><draw:equation draw:name="f397" draw:formula="108167*logheight/2794134"/><draw:equation draw:name="f398" draw:formula="1399607*logwidth/2731203"/><draw:equation draw:name="f399" draw:formula="81497*logheight/2794134"/><draw:equation draw:name="f400" draw:formula="1348172*logwidth/2731203"/><draw:equation draw:name="f401" draw:formula="89117*logheight/2794134"/><draw:equation draw:name="f402" draw:formula="1334837*logwidth/2731203"/><draw:equation draw:name="f403" draw:formula="91022*logheight/2794134"/><draw:equation draw:name="f404" draw:formula="1321502*logwidth/2731203"/><draw:equation draw:name="f405" draw:formula="93879*logheight/2794134"/><draw:equation draw:name="f406" draw:formula="1295785*logwidth/2731203"/><draw:equation draw:name="f407" draw:formula="99594*logheight/2794134"/><draw:equation draw:name="f408" draw:formula="853825*logwidth/2731203"/><draw:equation draw:name="f409" draw:formula="217704*logheight/2794134"/><draw:equation draw:name="f410" draw:formula="482350*logwidth/2731203"/><draw:equation draw:name="f411" draw:formula="483452*logheight/2794134"/><draw:equation draw:name="f412" draw:formula="626177*logwidth/2731203"/><draw:equation draw:name="f413" draw:formula="327242*logheight/2794134"/><draw:equation draw:name="f414" draw:formula="802390*logwidth/2731203"/><draw:equation draw:name="f415" draw:formula="219609*logheight/2794134"/><draw:equation draw:name="f416" draw:formula="896687*logwidth/2731203"/><draw:equation draw:name="f417" draw:formula="176747*logheight/2794134"/><draw:equation draw:name="f418" draw:formula="945265*logwidth/2731203"/><draw:equation draw:name="f419" draw:formula="158649*logheight/2794134"/><draw:equation draw:name="f420" draw:formula="993842*logwidth/2731203"/><draw:equation draw:name="f421" draw:formula="142457*logheight/2794134"/><draw:equation draw:name="f422" draw:formula="1194820*logwidth/2731203"/><draw:equation draw:name="f423" draw:formula="95784*logheight/2794134"/><draw:equation draw:name="f424" draw:formula="1399607*logwidth/2731203"/><draw:equation draw:name="f425" draw:formula="81497*logheight/2794134"/><draw:equation draw:name="f426" draw:formula="1362475*logwidth/2731203"/><draw:equation draw:name="f427" draw:formula="222*logheight/2794134"/><draw:equation draw:name="f428" draw:formula="1783465*logwidth/2731203"/><draw:equation draw:name="f429" draw:formula="57685*logheight/2794134"/><draw:equation draw:name="f430" draw:formula="1748223*logwidth/2731203"/><draw:equation draw:name="f431" draw:formula="51970*logheight/2794134"/><draw:equation draw:name="f432" draw:formula="1711075*logwidth/2731203"/><draw:equation draw:name="f433" draw:formula="48160*logheight/2794134"/><draw:equation draw:name="f434" draw:formula="1612015*logwidth/2731203"/><draw:equation draw:name="f435" draw:formula="28157*logheight/2794134"/><draw:equation draw:name="f436" draw:formula="1561533*logwidth/2731203"/><draw:equation draw:name="f437" draw:formula="21490*logheight/2794134"/><draw:equation draw:name="f438" draw:formula="1511050*logwidth/2731203"/><draw:equation draw:name="f439" draw:formula="16727*logheight/2794134"/><draw:equation draw:name="f440" draw:formula="1460568*logwidth/2731203"/><draw:equation draw:name="f441" draw:formula="12917*logheight/2794134"/><draw:equation draw:name="f442" draw:formula="1410085*logwidth/2731203"/><draw:equation draw:name="f443" draw:formula="11012*logheight/2794134"/><draw:equation draw:name="f444" draw:formula="1359603*logwidth/2731203"/><draw:equation draw:name="f445" draw:formula="11965*logheight/2794134"/><draw:equation draw:name="f446" draw:formula="1333885*logwidth/2731203"/><draw:equation draw:name="f447" draw:formula="12917*logheight/2794134"/><draw:equation draw:name="f448" draw:formula="1309120*logwidth/2731203"/><draw:equation draw:name="f449" draw:formula="14822*logheight/2794134"/><draw:equation draw:name="f450" draw:formula="913833*logwidth/2731203"/><draw:equation draw:name="f451" draw:formula="98642*logheight/2794134"/><draw:equation draw:name="f452" draw:formula="931930*logwidth/2731203"/><draw:equation draw:name="f453" draw:formula="89117*logheight/2794134"/><draw:equation draw:name="f454" draw:formula="946218*logwidth/2731203"/><draw:equation draw:name="f455" draw:formula="82450*logheight/2794134"/><draw:equation draw:name="f456" draw:formula="982413*logwidth/2731203"/><draw:equation draw:name="f457" draw:formula="66257*logheight/2794134"/><draw:equation draw:name="f458" draw:formula="1013845*logwidth/2731203"/><draw:equation draw:name="f459" draw:formula="54827*logheight/2794134"/><draw:equation draw:name="f460" draw:formula="1060518*logwidth/2731203"/><draw:equation draw:name="f461" draw:formula="40540*logheight/2794134"/><draw:equation draw:name="f462" draw:formula="1128145*logwidth/2731203"/><draw:equation draw:name="f463" draw:formula="24347*logheight/2794134"/><draw:equation draw:name="f464" draw:formula="1171008*logwidth/2731203"/><draw:equation draw:name="f465" draw:formula="16727*logheight/2794134"/><draw:equation draw:name="f466" draw:formula="1194820*logwidth/2731203"/><draw:equation draw:name="f467" draw:formula="12917*logheight/2794134"/><draw:equation draw:name="f468" draw:formula="1220538*logwidth/2731203"/><draw:equation draw:name="f469" draw:formula="10060*logheight/2794134"/><draw:equation draw:name="f470" draw:formula="1362475*logwidth/2731203"/><draw:equation draw:name="f471" draw:formula="222*logheight/2794134"/><draw:equation draw:name="f472" draw:formula="logwidth"/><draw:equation draw:name="f473" draw:formula="logheight"/></draw:enhanced-geometry></draw:custom-shape><draw:frame draw:name="Imagem 32" draw:style-name="gr15" draw:text-style-name="P73" svg:width="0.1803in" svg:height="0.1803in" svg:x="0.0917in" svg:y="0.1in"><draw:image xlink:href="Pictures/10000201000000220000002309F7869500CAF52D.png" xlink:type="simple" xlink:show="embed" xlink:actuate="onLoad"><text:p/></draw:image></draw:frame></draw:g></text:p>
          </table:table-cell>
          <table:table-cell table:style-name="Table1.C4" office:value-type="string">
            <text:p text:style-name="P57"><text:span text:style-name="T10">m</text:span>arcelu.phd@gmail.com</text:p>
          </table:table-cell>
          <table:covered-table-cell/>
          <table:covered-table-cell/>
        </table:table-row>
        <table:table-row table:style-name="Table1.9">
          <table:table-cell table:style-name="Table1.A1" office:value-type="string">
            <text:p text:style-name="P8"/>
          </table:table-cell>
          <table:table-cell table:style-name="Table1.C4" table:number-columns-spanned="2" office:value-type="string">
            <text:p text:style-name="P8"/>
          </table:table-cell>
          <table:covered-table-cell/>
          <table:covered-table-cell/>
          <table:covered-table-cell/>
        </table:table-row>
        <table:table-row table:style-name="Table1.8">
          <table:table-cell table:style-name="Table1.A1" office:value-type="string">
            <text:p text:style-name="P6"/>
          </table:table-cell>
          <table:table-cell table:style-name="Table1.B4" office:value-type="string">
            <text:p text:style-name="P7"><draw:g text:anchor-type="as-char" draw:z-index="8" draw:style-name="gr13"><draw:custom-shape draw:name="Forma Livre: Forma 273" draw:style-name="gr18" draw:text-style-name="P76" svg:width="0.3705in" svg:height="0.3787in" svg:x="0in" svg:y="0in"><text:p/><draw:enhanced-geometry draw:mirror-horizontal="false" draw:mirror-vertical="false" svg:viewBox="0 0 0 0" drawooo:sub-view-size="2731203 2794134" draw:text-areas="0 0 ?f472 ?f473" draw:type="ooxml-non-primitive" draw:enhanced-path="M 2554038 843497 C 2554038 843497 2554990 843497 2554990 843497 2561658 858737 2568325 873024 2574040 889217 2568325 873024 2560705 858737 2554038 843497 Z M 2630238 810160 C 2630238 810160 2631190 810160 2631190 810160 2637858 826352 2645478 841592 2651193 858737 2645478 841592 2636905 826352 2630238 810160 Z M 2475759 697568 L 2489267 717767 C 2489267 717767 2488315 717767 2488315 717767 Z M 2444909 651438 L 2454977 665379 2466407 682524 2475759 697568 Z M 382337 565367 C 375670 577749 369002 589179 363287 599657 357572 612039 350905 623469 345190 635852 L 336617 653949 328045 672047 C 322330 684429 317567 696812 311852 709194 216602 866357 155642 1044474 134687 1227354 124210 1318794 123257 1411187 132782 1502627 141355 1594067 161357 1684554 189932 1772184 247082 1946492 343285 2108417 469015 2242719 594745 2377022 749050 2484654 919547 2553234 1089092 2622767 1274830 2654199 1458663 2645627 1642495 2638007 1824422 2588477 1987300 2503704 2150177 2419884 2294958 2298917 2407353 2153184 2520700 2008404 2601663 1837907 2642620 1658837 2656908 1696937 2668338 1735989 2679767 1776947 2618808 1962684 2516890 2136039 2382588 2277962 2249238 2419884 2084455 2533232 1903480 2604669 1722505 2677059 1526290 2708492 1332932 2697062 1139575 2685632 949075 2631339 779530 2538947 609032 2447507 461395 2317014 347095 2162709 233747 2008404 153737 1828382 116590 1640739 79442 1452144 84205 1257834 129925 1072097 152785 979704 185170 889217 228032 804444 270895 719672 322330 638709 382337 565367 Z M 2429260 494882 C 2431165 495834 2433070 496787 2434975 497739 2436880 499644 2439737 500597 2441642 501549 2451167 512027 2459740 523457 2468312 534887 2476885 546317 2486410 557747 2494030 569177 2504507 584417 2515937 600609 2526415 616802 2539750 637757 2553085 657759 2564515 678714 L 2582612 711099 2591185 727292 2598805 743484 C 2597852 743484 2597852 742532 2596900 742532 2591185 731102 2585470 720624 2578802 709194 L 2559752 675857 C 2546417 653949 2533082 632042 2518795 611087 L 2486410 566319 C 2477837 553937 2468312 542507 2458787 530124 L 2444500 512027 Z M 2280670 458687 C 2285432 460592 2291147 462497 2296862 465354 2334010 502978 2368538 542983 2400566 585131 L 2444909 651438 2442595 648234 2418782 613944 2393065 581559 2379730 565367 2366395 549174 C 2356870 538697 2348297 528219 2338772 517742 2319722 497739 2300672 477737 2280670 458687 Z M 1399608 153887 C 2072953 153887 2618808 699741 2618808 1373087 2618808 1415171 2616676 1456757 2612513 1497743 L 2595954 1606243 2598805 1612164 C 2606425 1630262 2613092 1648359 2620713 1667409 2580707 1828382 2507365 1979829 2408305 2112227 2309245 2244624 2183515 2357019 2041592 2439887 1899670 2523707 1741555 2577999 1578677 2599907 1415800 2621814 1250065 2611337 1091950 2569427 933835 2527517 785245 2453222 656657 2353209 528070 2253197 419485 2128419 339475 1987449 259465 1846479 208030 1689317 188980 1529297 L 186849 1498705 186703 1497743 186492 1493576 180586 1408776 181167 1388115 180408 1373087 183073 1320311 183979 1288077 185178 1278633 186703 1248431 C 249138 633642 768346 153887 1399608 153887 Z M 823345 112930 C 776673 141505 733810 172937 690948 207227 596650 265330 509973 333910 431868 411062 354715 489167 286135 575845 228985 670142 171835 765392 127068 866357 93730 971132 62298 1075907 42295 1185445 35628 1294982 28960 1404520 35628 1515010 55630 1623595 59440 1651217 67060 1677887 72775 1704557 75633 1717892 79443 1731227 83253 1744562 87063 1757897 90873 1771232 94683 1784567 111828 1836955 130878 1889342 153738 1938872 176598 1989355 203268 2036980 230890 2084605 260418 2131277 290898 2176997 325188 2219860 358525 2263675 396625 2304632 434725 2343685 474730 2381785 514735 2418932 558550 2452270 601413 2486560 647133 2517992 693805 2546567 L 730000 2567522 748098 2578000 766195 2587525 803343 2606575 C 815725 2612290 828108 2618005 840490 2623720 890020 2647532 942408 2665630 994795 2682775 1048135 2698967 1101475 2712302 1155768 2721827 1371985 2761832 1597728 2746592 1808230 2681822 1913005 2648485 2013970 2602765 2108268 2545615 2202565 2487512 2289243 2419885 2367348 2341780 2444500 2263675 2513080 2176997 2570230 2082700 2627380 1988402 2672148 1886485 2705485 1781710 2715963 1822667 2725488 1865530 2731203 1908392 2720725 1936015 2708343 1961732 2695960 1988402 2690245 2001737 2682625 2014120 2675958 2027455 2668338 2039837 2662623 2053172 2655003 2065555 2640715 2090320 2626428 2116037 2610235 2139850 L 2586423 2176045 2560705 2211287 C 2492125 2305585 2411163 2390357 2322580 2464652 2144463 2613242 1929198 2718017 1702503 2764690 1589155 2788502 1473903 2797075 1358650 2793265 1300548 2792312 1243398 2785645 1186248 2777072 1171960 2775167 1157673 2772310 1143385 2769452 1130050 2766595 1115763 2764690 1101475 2760880 1072900 2753260 1045278 2747545 1017655 2738972 L 976698 2726590 935740 2712302 C 908118 2702777 881448 2691347 854778 2680870 841443 2675155 829060 2668487 815725 2662772 802390 2656105 789055 2650390 776673 2643722 750955 2630387 725238 2618005 700473 2602765 688090 2595145 675708 2588477 663325 2580857 L 627130 2557045 609033 2545615 591888 2533232 556645 2507515 C 510925 2472272 467110 2435125 426153 2395120 384243 2355115 346143 2312252 309948 2268437 274705 2223670 240415 2176997 210888 2128420 195648 2104607 182313 2078890 168025 2054125 160405 2041742 154690 2028407 148023 2016025 141355 2003642 134688 1991260 128973 1977925 L 111828 1938872 C 108970 1932205 106113 1925537 103255 1918870 L 95635 1898867 80395 1858862 C 75633 1845527 71823 1831240 67060 1817905 57535 1791235 50868 1763612 43248 1735990 39438 1721702 36580 1708367 33723 1694080 30865 1679792 28008 1666457 25150 1652170 14673 1595972 6100 1539775 3243 1482625 -4377 1369277 1338 1254977 21340 1142582 L 28960 1100672 C 31818 1086385 35628 1073050 38485 1058762 42295 1045427 45153 1031140 48963 1017805 L 61345 976847 C 63250 970180 65155 963512 67060 956845 L 73728 935890 88015 895885 C 93730 882550 98493 869215 104208 855880 108970 842545 114685 829210 120400 816827 132783 791110 144213 765392 157548 740627 164215 728245 170883 715862 177550 703480 L 199458 666332 C 207078 653950 214698 641567 222318 630137 L 245178 594895 269943 560605 C 278515 548222 287088 536792 295660 526315 365193 437732 445203 356770 533785 287237 623320 217705 720475 158650 823345 112930 Z M 1879668 109120 C 1896813 113882 1914910 118645 1932055 124360 L 1984443 142457 C 2144463 219610 2288290 328195 2406400 459640 L 2376873 432970 C 2366395 424397 2356870 415825 2346393 407252 2213043 277712 2053975 174842 1879668 109120 Z M 1596775 107215 L 1618682 107215 1658687 114835 1698692 124360 1718695 129122 C 1725362 131027 1732030 132932 1738697 134837 L 1777750 146267 C 1829185 163412 1880620 182462 1930150 206275 2030162 251995 2122555 312002 2206375 381535 2199707 377725 2192087 374867 2185420 371057 2182562 369152 2178752 367247 2175895 365342 1990157 222467 1764415 131980 1532005 108167 L 1574867 108167 Z M 1399607 81497 L 1348172 89117 1334837 91022 1321502 93879 1295785 99594 C 1142432 111977 991937 151982 853825 217704 715712 282474 589030 373914 482350 483452 525212 428207 572837 375819 626177 327242 681422 286284 741430 251042 802390 219609 833822 204369 865255 190082 896687 176747 L 945265 158649 C 960505 152934 977650 148172 993842 142457 1059565 122454 1127192 105309 1194820 95784 1262447 86259 1331027 81497 1399607 81497 Z M 1362475 222 C 1504681 -2323 1647020 16965 1783465 57685 1771083 55780 1758700 53875 1748223 51970 1735840 50065 1723458 49112 1711075 48160 1678690 39587 1645353 33872 1612015 28157 1594870 26252 1578678 23395 1561533 21490 1544388 19585 1528195 17680 1511050 16727 1493905 15775 1477713 12917 1460568 12917 L 1410085 11012 C 1392940 11012 1376748 11965 1359603 11965 L 1333885 12917 C 1326265 13870 1317693 13870 1309120 14822 1173865 22442 1040515 51017 913833 98642 921453 94832 927168 91975 931930 89117 936693 87212 941455 84355 946218 82450 955743 77687 965268 72925 982413 66257 990985 62447 1001463 58637 1013845 54827 1026228 51017 1041468 45302 1060518 40540 1079568 35777 1101475 30062 1128145 24347 1141480 22442 1155768 19585 1171008 16727 1178628 15775 1186248 13870 1194820 12917 1202440 11965 1211965 11012 1220538 10060 1267687 4345 1315074 1071 1362475 222 Z N"><draw:equation draw:name="f0" draw:formula="2554038*logwidth/2731203"/><draw:equation draw:name="f1" draw:formula="843497*logheight/2794134"/><draw:equation draw:name="f2" draw:formula="2554990*logwidth/2731203"/><draw:equation draw:name="f3" draw:formula="843497*logheight/2794134"/><draw:equation draw:name="f4" draw:formula="2574040*logwidth/2731203"/><draw:equation draw:name="f5" draw:formula="889217*logheight/2794134"/><draw:equation draw:name="f6" draw:formula="2554038*logwidth/2731203"/><draw:equation draw:name="f7" draw:formula="843497*logheight/2794134"/><draw:equation draw:name="f8" draw:formula="2630238*logwidth/2731203"/><draw:equation draw:name="f9" draw:formula="810160*logheight/2794134"/><draw:equation draw:name="f10" draw:formula="2631190*logwidth/2731203"/><draw:equation draw:name="f11" draw:formula="810160*logheight/2794134"/><draw:equation draw:name="f12" draw:formula="2651193*logwidth/2731203"/><draw:equation draw:name="f13" draw:formula="858737*logheight/2794134"/><draw:equation draw:name="f14" draw:formula="2630238*logwidth/2731203"/><draw:equation draw:name="f15" draw:formula="810160*logheight/2794134"/><draw:equation draw:name="f16" draw:formula="2475759*logwidth/2731203"/><draw:equation draw:name="f17" draw:formula="697568*logheight/2794134"/><draw:equation draw:name="f18" draw:formula="2489267*logwidth/2731203"/><draw:equation draw:name="f19" draw:formula="717767*logheight/2794134"/><draw:equation draw:name="f20" draw:formula="2488315*logwidth/2731203"/><draw:equation draw:name="f21" draw:formula="717767*logheight/2794134"/><draw:equation draw:name="f22" draw:formula="2444909*logwidth/2731203"/><draw:equation draw:name="f23" draw:formula="651438*logheight/2794134"/><draw:equation draw:name="f24" draw:formula="2454977*logwidth/2731203"/><draw:equation draw:name="f25" draw:formula="665379*logheight/2794134"/><draw:equation draw:name="f26" draw:formula="2466407*logwidth/2731203"/><draw:equation draw:name="f27" draw:formula="682524*logheight/2794134"/><draw:equation draw:name="f28" draw:formula="2475759*logwidth/2731203"/><draw:equation draw:name="f29" draw:formula="697568*logheight/2794134"/><draw:equation draw:name="f30" draw:formula="382337*logwidth/2731203"/><draw:equation draw:name="f31" draw:formula="565367*logheight/2794134"/><draw:equation draw:name="f32" draw:formula="363287*logwidth/2731203"/><draw:equation draw:name="f33" draw:formula="599657*logheight/2794134"/><draw:equation draw:name="f34" draw:formula="345190*logwidth/2731203"/><draw:equation draw:name="f35" draw:formula="635852*logheight/2794134"/><draw:equation draw:name="f36" draw:formula="336617*logwidth/2731203"/><draw:equation draw:name="f37" draw:formula="653949*logheight/2794134"/><draw:equation draw:name="f38" draw:formula="328045*logwidth/2731203"/><draw:equation draw:name="f39" draw:formula="672047*logheight/2794134"/><draw:equation draw:name="f40" draw:formula="311852*logwidth/2731203"/><draw:equation draw:name="f41" draw:formula="709194*logheight/2794134"/><draw:equation draw:name="f42" draw:formula="134687*logwidth/2731203"/><draw:equation draw:name="f43" draw:formula="1227354*logheight/2794134"/><draw:equation draw:name="f44" draw:formula="132782*logwidth/2731203"/><draw:equation draw:name="f45" draw:formula="1502627*logheight/2794134"/><draw:equation draw:name="f46" draw:formula="189932*logwidth/2731203"/><draw:equation draw:name="f47" draw:formula="1772184*logheight/2794134"/><draw:equation draw:name="f48" draw:formula="469015*logwidth/2731203"/><draw:equation draw:name="f49" draw:formula="2242719*logheight/2794134"/><draw:equation draw:name="f50" draw:formula="919547*logwidth/2731203"/><draw:equation draw:name="f51" draw:formula="2553234*logheight/2794134"/><draw:equation draw:name="f52" draw:formula="1458663*logwidth/2731203"/><draw:equation draw:name="f53" draw:formula="2645627*logheight/2794134"/><draw:equation draw:name="f54" draw:formula="1987300*logwidth/2731203"/><draw:equation draw:name="f55" draw:formula="2503704*logheight/2794134"/><draw:equation draw:name="f56" draw:formula="2407353*logwidth/2731203"/><draw:equation draw:name="f57" draw:formula="2153184*logheight/2794134"/><draw:equation draw:name="f58" draw:formula="2642620*logwidth/2731203"/><draw:equation draw:name="f59" draw:formula="1658837*logheight/2794134"/><draw:equation draw:name="f60" draw:formula="2679767*logwidth/2731203"/><draw:equation draw:name="f61" draw:formula="1776947*logheight/2794134"/><draw:equation draw:name="f62" draw:formula="2382588*logwidth/2731203"/><draw:equation draw:name="f63" draw:formula="2277962*logheight/2794134"/><draw:equation draw:name="f64" draw:formula="1903480*logwidth/2731203"/><draw:equation draw:name="f65" draw:formula="2604669*logheight/2794134"/><draw:equation draw:name="f66" draw:formula="1332932*logwidth/2731203"/><draw:equation draw:name="f67" draw:formula="2697062*logheight/2794134"/><draw:equation draw:name="f68" draw:formula="779530*logwidth/2731203"/><draw:equation draw:name="f69" draw:formula="2538947*logheight/2794134"/><draw:equation draw:name="f70" draw:formula="347095*logwidth/2731203"/><draw:equation draw:name="f71" draw:formula="2162709*logheight/2794134"/><draw:equation draw:name="f72" draw:formula="116590*logwidth/2731203"/><draw:equation draw:name="f73" draw:formula="1640739*logheight/2794134"/><draw:equation draw:name="f74" draw:formula="129925*logwidth/2731203"/><draw:equation draw:name="f75" draw:formula="1072097*logheight/2794134"/><draw:equation draw:name="f76" draw:formula="228032*logwidth/2731203"/><draw:equation draw:name="f77" draw:formula="804444*logheight/2794134"/><draw:equation draw:name="f78" draw:formula="382337*logwidth/2731203"/><draw:equation draw:name="f79" draw:formula="565367*logheight/2794134"/><draw:equation draw:name="f80" draw:formula="2429260*logwidth/2731203"/><draw:equation draw:name="f81" draw:formula="494882*logheight/2794134"/><draw:equation draw:name="f82" draw:formula="2434975*logwidth/2731203"/><draw:equation draw:name="f83" draw:formula="497739*logheight/2794134"/><draw:equation draw:name="f84" draw:formula="2441642*logwidth/2731203"/><draw:equation draw:name="f85" draw:formula="501549*logheight/2794134"/><draw:equation draw:name="f86" draw:formula="2468312*logwidth/2731203"/><draw:equation draw:name="f87" draw:formula="534887*logheight/2794134"/><draw:equation draw:name="f88" draw:formula="2494030*logwidth/2731203"/><draw:equation draw:name="f89" draw:formula="569177*logheight/2794134"/><draw:equation draw:name="f90" draw:formula="2526415*logwidth/2731203"/><draw:equation draw:name="f91" draw:formula="616802*logheight/2794134"/><draw:equation draw:name="f92" draw:formula="2564515*logwidth/2731203"/><draw:equation draw:name="f93" draw:formula="678714*logheight/2794134"/><draw:equation draw:name="f94" draw:formula="2582612*logwidth/2731203"/><draw:equation draw:name="f95" draw:formula="711099*logheight/2794134"/><draw:equation draw:name="f96" draw:formula="2591185*logwidth/2731203"/><draw:equation draw:name="f97" draw:formula="727292*logheight/2794134"/><draw:equation draw:name="f98" draw:formula="2598805*logwidth/2731203"/><draw:equation draw:name="f99" draw:formula="743484*logheight/2794134"/><draw:equation draw:name="f100" draw:formula="2596900*logwidth/2731203"/><draw:equation draw:name="f101" draw:formula="742532*logheight/2794134"/><draw:equation draw:name="f102" draw:formula="2578802*logwidth/2731203"/><draw:equation draw:name="f103" draw:formula="709194*logheight/2794134"/><draw:equation draw:name="f104" draw:formula="2559752*logwidth/2731203"/><draw:equation draw:name="f105" draw:formula="675857*logheight/2794134"/><draw:equation draw:name="f106" draw:formula="2518795*logwidth/2731203"/><draw:equation draw:name="f107" draw:formula="611087*logheight/2794134"/><draw:equation draw:name="f108" draw:formula="2486410*logwidth/2731203"/><draw:equation draw:name="f109" draw:formula="566319*logheight/2794134"/><draw:equation draw:name="f110" draw:formula="2458787*logwidth/2731203"/><draw:equation draw:name="f111" draw:formula="530124*logheight/2794134"/><draw:equation draw:name="f112" draw:formula="2444500*logwidth/2731203"/><draw:equation draw:name="f113" draw:formula="512027*logheight/2794134"/><draw:equation draw:name="f114" draw:formula="2280670*logwidth/2731203"/><draw:equation draw:name="f115" draw:formula="458687*logheight/2794134"/><draw:equation draw:name="f116" draw:formula="2296862*logwidth/2731203"/><draw:equation draw:name="f117" draw:formula="465354*logheight/2794134"/><draw:equation draw:name="f118" draw:formula="2400566*logwidth/2731203"/><draw:equation draw:name="f119" draw:formula="585131*logheight/2794134"/><draw:equation draw:name="f120" draw:formula="2444909*logwidth/2731203"/><draw:equation draw:name="f121" draw:formula="651438*logheight/2794134"/><draw:equation draw:name="f122" draw:formula="2442595*logwidth/2731203"/><draw:equation draw:name="f123" draw:formula="648234*logheight/2794134"/><draw:equation draw:name="f124" draw:formula="2418782*logwidth/2731203"/><draw:equation draw:name="f125" draw:formula="613944*logheight/2794134"/><draw:equation draw:name="f126" draw:formula="2393065*logwidth/2731203"/><draw:equation draw:name="f127" draw:formula="581559*logheight/2794134"/><draw:equation draw:name="f128" draw:formula="2379730*logwidth/2731203"/><draw:equation draw:name="f129" draw:formula="565367*logheight/2794134"/><draw:equation draw:name="f130" draw:formula="2366395*logwidth/2731203"/><draw:equation draw:name="f131" draw:formula="549174*logheight/2794134"/><draw:equation draw:name="f132" draw:formula="2338772*logwidth/2731203"/><draw:equation draw:name="f133" draw:formula="517742*logheight/2794134"/><draw:equation draw:name="f134" draw:formula="2280670*logwidth/2731203"/><draw:equation draw:name="f135" draw:formula="458687*logheight/2794134"/><draw:equation draw:name="f136" draw:formula="1399608*logwidth/2731203"/><draw:equation draw:name="f137" draw:formula="153887*logheight/2794134"/><draw:equation draw:name="f138" draw:formula="2618808*logwidth/2731203"/><draw:equation draw:name="f139" draw:formula="1373087*logheight/2794134"/><draw:equation draw:name="f140" draw:formula="2612513*logwidth/2731203"/><draw:equation draw:name="f141" draw:formula="1497743*logheight/2794134"/><draw:equation draw:name="f142" draw:formula="2595954*logwidth/2731203"/><draw:equation draw:name="f143" draw:formula="1606243*logheight/2794134"/><draw:equation draw:name="f144" draw:formula="2598805*logwidth/2731203"/><draw:equation draw:name="f145" draw:formula="1612164*logheight/2794134"/><draw:equation draw:name="f146" draw:formula="2620713*logwidth/2731203"/><draw:equation draw:name="f147" draw:formula="1667409*logheight/2794134"/><draw:equation draw:name="f148" draw:formula="2408305*logwidth/2731203"/><draw:equation draw:name="f149" draw:formula="2112227*logheight/2794134"/><draw:equation draw:name="f150" draw:formula="2041592*logwidth/2731203"/><draw:equation draw:name="f151" draw:formula="2439887*logheight/2794134"/><draw:equation draw:name="f152" draw:formula="1578677*logwidth/2731203"/><draw:equation draw:name="f153" draw:formula="2599907*logheight/2794134"/><draw:equation draw:name="f154" draw:formula="1091950*logwidth/2731203"/><draw:equation draw:name="f155" draw:formula="2569427*logheight/2794134"/><draw:equation draw:name="f156" draw:formula="656657*logwidth/2731203"/><draw:equation draw:name="f157" draw:formula="2353209*logheight/2794134"/><draw:equation draw:name="f158" draw:formula="339475*logwidth/2731203"/><draw:equation draw:name="f159" draw:formula="1987449*logheight/2794134"/><draw:equation draw:name="f160" draw:formula="188980*logwidth/2731203"/><draw:equation draw:name="f161" draw:formula="1529297*logheight/2794134"/><draw:equation draw:name="f162" draw:formula="186849*logwidth/2731203"/><draw:equation draw:name="f163" draw:formula="1498705*logheight/2794134"/><draw:equation draw:name="f164" draw:formula="186703*logwidth/2731203"/><draw:equation draw:name="f165" draw:formula="1497743*logheight/2794134"/><draw:equation draw:name="f166" draw:formula="186492*logwidth/2731203"/><draw:equation draw:name="f167" draw:formula="1493576*logheight/2794134"/><draw:equation draw:name="f168" draw:formula="180586*logwidth/2731203"/><draw:equation draw:name="f169" draw:formula="1408776*logheight/2794134"/><draw:equation draw:name="f170" draw:formula="181167*logwidth/2731203"/><draw:equation draw:name="f171" draw:formula="1388115*logheight/2794134"/><draw:equation draw:name="f172" draw:formula="180408*logwidth/2731203"/><draw:equation draw:name="f173" draw:formula="1373087*logheight/2794134"/><draw:equation draw:name="f174" draw:formula="183073*logwidth/2731203"/><draw:equation draw:name="f175" draw:formula="1320311*logheight/2794134"/><draw:equation draw:name="f176" draw:formula="183979*logwidth/2731203"/><draw:equation draw:name="f177" draw:formula="1288077*logheight/2794134"/><draw:equation draw:name="f178" draw:formula="185178*logwidth/2731203"/><draw:equation draw:name="f179" draw:formula="1278633*logheight/2794134"/><draw:equation draw:name="f180" draw:formula="186703*logwidth/2731203"/><draw:equation draw:name="f181" draw:formula="1248431*logheight/2794134"/><draw:equation draw:name="f182" draw:formula="1399608*logwidth/2731203"/><draw:equation draw:name="f183" draw:formula="153887*logheight/2794134"/><draw:equation draw:name="f184" draw:formula="823345*logwidth/2731203"/><draw:equation draw:name="f185" draw:formula="112930*logheight/2794134"/><draw:equation draw:name="f186" draw:formula="690948*logwidth/2731203"/><draw:equation draw:name="f187" draw:formula="207227*logheight/2794134"/><draw:equation draw:name="f188" draw:formula="431868*logwidth/2731203"/><draw:equation draw:name="f189" draw:formula="411062*logheight/2794134"/><draw:equation draw:name="f190" draw:formula="228985*logwidth/2731203"/><draw:equation draw:name="f191" draw:formula="670142*logheight/2794134"/><draw:equation draw:name="f192" draw:formula="93730*logwidth/2731203"/><draw:equation draw:name="f193" draw:formula="971132*logheight/2794134"/><draw:equation draw:name="f194" draw:formula="35628*logwidth/2731203"/><draw:equation draw:name="f195" draw:formula="1294982*logheight/2794134"/><draw:equation draw:name="f196" draw:formula="55630*logwidth/2731203"/><draw:equation draw:name="f197" draw:formula="1623595*logheight/2794134"/><draw:equation draw:name="f198" draw:formula="72775*logwidth/2731203"/><draw:equation draw:name="f199" draw:formula="1704557*logheight/2794134"/><draw:equation draw:name="f200" draw:formula="83253*logwidth/2731203"/><draw:equation draw:name="f201" draw:formula="1744562*logheight/2794134"/><draw:equation draw:name="f202" draw:formula="94683*logwidth/2731203"/><draw:equation draw:name="f203" draw:formula="1784567*logheight/2794134"/><draw:equation draw:name="f204" draw:formula="153738*logwidth/2731203"/><draw:equation draw:name="f205" draw:formula="1938872*logheight/2794134"/><draw:equation draw:name="f206" draw:formula="230890*logwidth/2731203"/><draw:equation draw:name="f207" draw:formula="2084605*logheight/2794134"/><draw:equation draw:name="f208" draw:formula="325188*logwidth/2731203"/><draw:equation draw:name="f209" draw:formula="2219860*logheight/2794134"/><draw:equation draw:name="f210" draw:formula="434725*logwidth/2731203"/><draw:equation draw:name="f211" draw:formula="2343685*logheight/2794134"/><draw:equation draw:name="f212" draw:formula="558550*logwidth/2731203"/><draw:equation draw:name="f213" draw:formula="2452270*logheight/2794134"/><draw:equation draw:name="f214" draw:formula="693805*logwidth/2731203"/><draw:equation draw:name="f215" draw:formula="2546567*logheight/2794134"/><draw:equation draw:name="f216" draw:formula="730000*logwidth/2731203"/><draw:equation draw:name="f217" draw:formula="2567522*logheight/2794134"/><draw:equation draw:name="f218" draw:formula="748098*logwidth/2731203"/><draw:equation draw:name="f219" draw:formula="2578000*logheight/2794134"/><draw:equation draw:name="f220" draw:formula="766195*logwidth/2731203"/><draw:equation draw:name="f221" draw:formula="2587525*logheight/2794134"/><draw:equation draw:name="f222" draw:formula="803343*logwidth/2731203"/><draw:equation draw:name="f223" draw:formula="2606575*logheight/2794134"/><draw:equation draw:name="f224" draw:formula="840490*logwidth/2731203"/><draw:equation draw:name="f225" draw:formula="2623720*logheight/2794134"/><draw:equation draw:name="f226" draw:formula="994795*logwidth/2731203"/><draw:equation draw:name="f227" draw:formula="2682775*logheight/2794134"/><draw:equation draw:name="f228" draw:formula="1155768*logwidth/2731203"/><draw:equation draw:name="f229" draw:formula="2721827*logheight/2794134"/><draw:equation draw:name="f230" draw:formula="1808230*logwidth/2731203"/><draw:equation draw:name="f231" draw:formula="2681822*logheight/2794134"/><draw:equation draw:name="f232" draw:formula="2108268*logwidth/2731203"/><draw:equation draw:name="f233" draw:formula="2545615*logheight/2794134"/><draw:equation draw:name="f234" draw:formula="2367348*logwidth/2731203"/><draw:equation draw:name="f235" draw:formula="2341780*logheight/2794134"/><draw:equation draw:name="f236" draw:formula="2570230*logwidth/2731203"/><draw:equation draw:name="f237" draw:formula="2082700*logheight/2794134"/><draw:equation draw:name="f238" draw:formula="2705485*logwidth/2731203"/><draw:equation draw:name="f239" draw:formula="1781710*logheight/2794134"/><draw:equation draw:name="f240" draw:formula="2731203*logwidth/2731203"/><draw:equation draw:name="f241" draw:formula="1908392*logheight/2794134"/><draw:equation draw:name="f242" draw:formula="2695960*logwidth/2731203"/><draw:equation draw:name="f243" draw:formula="1988402*logheight/2794134"/><draw:equation draw:name="f244" draw:formula="2675958*logwidth/2731203"/><draw:equation draw:name="f245" draw:formula="2027455*logheight/2794134"/><draw:equation draw:name="f246" draw:formula="2655003*logwidth/2731203"/><draw:equation draw:name="f247" draw:formula="2065555*logheight/2794134"/><draw:equation draw:name="f248" draw:formula="2610235*logwidth/2731203"/><draw:equation draw:name="f249" draw:formula="2139850*logheight/2794134"/><draw:equation draw:name="f250" draw:formula="2586423*logwidth/2731203"/><draw:equation draw:name="f251" draw:formula="2176045*logheight/2794134"/><draw:equation draw:name="f252" draw:formula="2560705*logwidth/2731203"/><draw:equation draw:name="f253" draw:formula="2211287*logheight/2794134"/><draw:equation draw:name="f254" draw:formula="2322580*logwidth/2731203"/><draw:equation draw:name="f255" draw:formula="2464652*logheight/2794134"/><draw:equation draw:name="f256" draw:formula="1702503*logwidth/2731203"/><draw:equation draw:name="f257" draw:formula="2764690*logheight/2794134"/><draw:equation draw:name="f258" draw:formula="1358650*logwidth/2731203"/><draw:equation draw:name="f259" draw:formula="2793265*logheight/2794134"/><draw:equation draw:name="f260" draw:formula="1186248*logwidth/2731203"/><draw:equation draw:name="f261" draw:formula="2777072*logheight/2794134"/><draw:equation draw:name="f262" draw:formula="1143385*logwidth/2731203"/><draw:equation draw:name="f263" draw:formula="2769452*logheight/2794134"/><draw:equation draw:name="f264" draw:formula="1101475*logwidth/2731203"/><draw:equation draw:name="f265" draw:formula="2760880*logheight/2794134"/><draw:equation draw:name="f266" draw:formula="1017655*logwidth/2731203"/><draw:equation draw:name="f267" draw:formula="2738972*logheight/2794134"/><draw:equation draw:name="f268" draw:formula="976698*logwidth/2731203"/><draw:equation draw:name="f269" draw:formula="2726590*logheight/2794134"/><draw:equation draw:name="f270" draw:formula="935740*logwidth/2731203"/><draw:equation draw:name="f271" draw:formula="2712302*logheight/2794134"/><draw:equation draw:name="f272" draw:formula="854778*logwidth/2731203"/><draw:equation draw:name="f273" draw:formula="2680870*logheight/2794134"/><draw:equation draw:name="f274" draw:formula="815725*logwidth/2731203"/><draw:equation draw:name="f275" draw:formula="2662772*logheight/2794134"/><draw:equation draw:name="f276" draw:formula="776673*logwidth/2731203"/><draw:equation draw:name="f277" draw:formula="2643722*logheight/2794134"/><draw:equation draw:name="f278" draw:formula="700473*logwidth/2731203"/><draw:equation draw:name="f279" draw:formula="2602765*logheight/2794134"/><draw:equation draw:name="f280" draw:formula="663325*logwidth/2731203"/><draw:equation draw:name="f281" draw:formula="2580857*logheight/2794134"/><draw:equation draw:name="f282" draw:formula="627130*logwidth/2731203"/><draw:equation draw:name="f283" draw:formula="2557045*logheight/2794134"/><draw:equation draw:name="f284" draw:formula="609033*logwidth/2731203"/><draw:equation draw:name="f285" draw:formula="2545615*logheight/2794134"/><draw:equation draw:name="f286" draw:formula="591888*logwidth/2731203"/><draw:equation draw:name="f287" draw:formula="2533232*logheight/2794134"/><draw:equation draw:name="f288" draw:formula="556645*logwidth/2731203"/><draw:equation draw:name="f289" draw:formula="2507515*logheight/2794134"/><draw:equation draw:name="f290" draw:formula="426153*logwidth/2731203"/><draw:equation draw:name="f291" draw:formula="2395120*logheight/2794134"/><draw:equation draw:name="f292" draw:formula="309948*logwidth/2731203"/><draw:equation draw:name="f293" draw:formula="2268437*logheight/2794134"/><draw:equation draw:name="f294" draw:formula="210888*logwidth/2731203"/><draw:equation draw:name="f295" draw:formula="2128420*logheight/2794134"/><draw:equation draw:name="f296" draw:formula="168025*logwidth/2731203"/><draw:equation draw:name="f297" draw:formula="2054125*logheight/2794134"/><draw:equation draw:name="f298" draw:formula="148023*logwidth/2731203"/><draw:equation draw:name="f299" draw:formula="2016025*logheight/2794134"/><draw:equation draw:name="f300" draw:formula="128973*logwidth/2731203"/><draw:equation draw:name="f301" draw:formula="1977925*logheight/2794134"/><draw:equation draw:name="f302" draw:formula="111828*logwidth/2731203"/><draw:equation draw:name="f303" draw:formula="1938872*logheight/2794134"/><draw:equation draw:name="f304" draw:formula="103255*logwidth/2731203"/><draw:equation draw:name="f305" draw:formula="1918870*logheight/2794134"/><draw:equation draw:name="f306" draw:formula="95635*logwidth/2731203"/><draw:equation draw:name="f307" draw:formula="1898867*logheight/2794134"/><draw:equation draw:name="f308" draw:formula="80395*logwidth/2731203"/><draw:equation draw:name="f309" draw:formula="1858862*logheight/2794134"/><draw:equation draw:name="f310" draw:formula="67060*logwidth/2731203"/><draw:equation draw:name="f311" draw:formula="1817905*logheight/2794134"/><draw:equation draw:name="f312" draw:formula="43248*logwidth/2731203"/><draw:equation draw:name="f313" draw:formula="1735990*logheight/2794134"/><draw:equation draw:name="f314" draw:formula="33723*logwidth/2731203"/><draw:equation draw:name="f315" draw:formula="1694080*logheight/2794134"/><draw:equation draw:name="f316" draw:formula="25150*logwidth/2731203"/><draw:equation draw:name="f317" draw:formula="1652170*logheight/2794134"/><draw:equation draw:name="f318" draw:formula="3243*logwidth/2731203"/><draw:equation draw:name="f319" draw:formula="1482625*logheight/2794134"/><draw:equation draw:name="f320" draw:formula="21340*logwidth/2731203"/><draw:equation draw:name="f321" draw:formula="1142582*logheight/2794134"/><draw:equation draw:name="f322" draw:formula="28960*logwidth/2731203"/><draw:equation draw:name="f323" draw:formula="1100672*logheight/2794134"/><draw:equation draw:name="f324" draw:formula="38485*logwidth/2731203"/><draw:equation draw:name="f325" draw:formula="1058762*logheight/2794134"/><draw:equation draw:name="f326" draw:formula="48963*logwidth/2731203"/><draw:equation draw:name="f327" draw:formula="1017805*logheight/2794134"/><draw:equation draw:name="f328" draw:formula="61345*logwidth/2731203"/><draw:equation draw:name="f329" draw:formula="976847*logheight/2794134"/><draw:equation draw:name="f330" draw:formula="67060*logwidth/2731203"/><draw:equation draw:name="f331" draw:formula="956845*logheight/2794134"/><draw:equation draw:name="f332" draw:formula="73728*logwidth/2731203"/><draw:equation draw:name="f333" draw:formula="935890*logheight/2794134"/><draw:equation draw:name="f334" draw:formula="88015*logwidth/2731203"/><draw:equation draw:name="f335" draw:formula="895885*logheight/2794134"/><draw:equation draw:name="f336" draw:formula="104208*logwidth/2731203"/><draw:equation draw:name="f337" draw:formula="855880*logheight/2794134"/><draw:equation draw:name="f338" draw:formula="120400*logwidth/2731203"/><draw:equation draw:name="f339" draw:formula="816827*logheight/2794134"/><draw:equation draw:name="f340" draw:formula="157548*logwidth/2731203"/><draw:equation draw:name="f341" draw:formula="740627*logheight/2794134"/><draw:equation draw:name="f342" draw:formula="177550*logwidth/2731203"/><draw:equation draw:name="f343" draw:formula="703480*logheight/2794134"/><draw:equation draw:name="f344" draw:formula="199458*logwidth/2731203"/><draw:equation draw:name="f345" draw:formula="666332*logheight/2794134"/><draw:equation draw:name="f346" draw:formula="222318*logwidth/2731203"/><draw:equation draw:name="f347" draw:formula="630137*logheight/2794134"/><draw:equation draw:name="f348" draw:formula="245178*logwidth/2731203"/><draw:equation draw:name="f349" draw:formula="594895*logheight/2794134"/><draw:equation draw:name="f350" draw:formula="269943*logwidth/2731203"/><draw:equation draw:name="f351" draw:formula="560605*logheight/2794134"/><draw:equation draw:name="f352" draw:formula="295660*logwidth/2731203"/><draw:equation draw:name="f353" draw:formula="526315*logheight/2794134"/><draw:equation draw:name="f354" draw:formula="533785*logwidth/2731203"/><draw:equation draw:name="f355" draw:formula="287237*logheight/2794134"/><draw:equation draw:name="f356" draw:formula="823345*logwidth/2731203"/><draw:equation draw:name="f357" draw:formula="112930*logheight/2794134"/><draw:equation draw:name="f358" draw:formula="1879668*logwidth/2731203"/><draw:equation draw:name="f359" draw:formula="109120*logheight/2794134"/><draw:equation draw:name="f360" draw:formula="1932055*logwidth/2731203"/><draw:equation draw:name="f361" draw:formula="124360*logheight/2794134"/><draw:equation draw:name="f362" draw:formula="1984443*logwidth/2731203"/><draw:equation draw:name="f363" draw:formula="142457*logheight/2794134"/><draw:equation draw:name="f364" draw:formula="2406400*logwidth/2731203"/><draw:equation draw:name="f365" draw:formula="459640*logheight/2794134"/><draw:equation draw:name="f366" draw:formula="2376873*logwidth/2731203"/><draw:equation draw:name="f367" draw:formula="432970*logheight/2794134"/><draw:equation draw:name="f368" draw:formula="2346393*logwidth/2731203"/><draw:equation draw:name="f369" draw:formula="407252*logheight/2794134"/><draw:equation draw:name="f370" draw:formula="1879668*logwidth/2731203"/><draw:equation draw:name="f371" draw:formula="109120*logheight/2794134"/><draw:equation draw:name="f372" draw:formula="1596775*logwidth/2731203"/><draw:equation draw:name="f373" draw:formula="107215*logheight/2794134"/><draw:equation draw:name="f374" draw:formula="1618682*logwidth/2731203"/><draw:equation draw:name="f375" draw:formula="107215*logheight/2794134"/><draw:equation draw:name="f376" draw:formula="1658687*logwidth/2731203"/><draw:equation draw:name="f377" draw:formula="114835*logheight/2794134"/><draw:equation draw:name="f378" draw:formula="1698692*logwidth/2731203"/><draw:equation draw:name="f379" draw:formula="124360*logheight/2794134"/><draw:equation draw:name="f380" draw:formula="1718695*logwidth/2731203"/><draw:equation draw:name="f381" draw:formula="129122*logheight/2794134"/><draw:equation draw:name="f382" draw:formula="1738697*logwidth/2731203"/><draw:equation draw:name="f383" draw:formula="134837*logheight/2794134"/><draw:equation draw:name="f384" draw:formula="1777750*logwidth/2731203"/><draw:equation draw:name="f385" draw:formula="146267*logheight/2794134"/><draw:equation draw:name="f386" draw:formula="1930150*logwidth/2731203"/><draw:equation draw:name="f387" draw:formula="206275*logheight/2794134"/><draw:equation draw:name="f388" draw:formula="2206375*logwidth/2731203"/><draw:equation draw:name="f389" draw:formula="381535*logheight/2794134"/><draw:equation draw:name="f390" draw:formula="2185420*logwidth/2731203"/><draw:equation draw:name="f391" draw:formula="371057*logheight/2794134"/><draw:equation draw:name="f392" draw:formula="2175895*logwidth/2731203"/><draw:equation draw:name="f393" draw:formula="365342*logheight/2794134"/><draw:equation draw:name="f394" draw:formula="1532005*logwidth/2731203"/><draw:equation draw:name="f395" draw:formula="108167*logheight/2794134"/><draw:equation draw:name="f396" draw:formula="1574867*logwidth/2731203"/><draw:equation draw:name="f397" draw:formula="108167*logheight/2794134"/><draw:equation draw:name="f398" draw:formula="1399607*logwidth/2731203"/><draw:equation draw:name="f399" draw:formula="81497*logheight/2794134"/><draw:equation draw:name="f400" draw:formula="1348172*logwidth/2731203"/><draw:equation draw:name="f401" draw:formula="89117*logheight/2794134"/><draw:equation draw:name="f402" draw:formula="1334837*logwidth/2731203"/><draw:equation draw:name="f403" draw:formula="91022*logheight/2794134"/><draw:equation draw:name="f404" draw:formula="1321502*logwidth/2731203"/><draw:equation draw:name="f405" draw:formula="93879*logheight/2794134"/><draw:equation draw:name="f406" draw:formula="1295785*logwidth/2731203"/><draw:equation draw:name="f407" draw:formula="99594*logheight/2794134"/><draw:equation draw:name="f408" draw:formula="853825*logwidth/2731203"/><draw:equation draw:name="f409" draw:formula="217704*logheight/2794134"/><draw:equation draw:name="f410" draw:formula="482350*logwidth/2731203"/><draw:equation draw:name="f411" draw:formula="483452*logheight/2794134"/><draw:equation draw:name="f412" draw:formula="626177*logwidth/2731203"/><draw:equation draw:name="f413" draw:formula="327242*logheight/2794134"/><draw:equation draw:name="f414" draw:formula="802390*logwidth/2731203"/><draw:equation draw:name="f415" draw:formula="219609*logheight/2794134"/><draw:equation draw:name="f416" draw:formula="896687*logwidth/2731203"/><draw:equation draw:name="f417" draw:formula="176747*logheight/2794134"/><draw:equation draw:name="f418" draw:formula="945265*logwidth/2731203"/><draw:equation draw:name="f419" draw:formula="158649*logheight/2794134"/><draw:equation draw:name="f420" draw:formula="993842*logwidth/2731203"/><draw:equation draw:name="f421" draw:formula="142457*logheight/2794134"/><draw:equation draw:name="f422" draw:formula="1194820*logwidth/2731203"/><draw:equation draw:name="f423" draw:formula="95784*logheight/2794134"/><draw:equation draw:name="f424" draw:formula="1399607*logwidth/2731203"/><draw:equation draw:name="f425" draw:formula="81497*logheight/2794134"/><draw:equation draw:name="f426" draw:formula="1362475*logwidth/2731203"/><draw:equation draw:name="f427" draw:formula="222*logheight/2794134"/><draw:equation draw:name="f428" draw:formula="1783465*logwidth/2731203"/><draw:equation draw:name="f429" draw:formula="57685*logheight/2794134"/><draw:equation draw:name="f430" draw:formula="1748223*logwidth/2731203"/><draw:equation draw:name="f431" draw:formula="51970*logheight/2794134"/><draw:equation draw:name="f432" draw:formula="1711075*logwidth/2731203"/><draw:equation draw:name="f433" draw:formula="48160*logheight/2794134"/><draw:equation draw:name="f434" draw:formula="1612015*logwidth/2731203"/><draw:equation draw:name="f435" draw:formula="28157*logheight/2794134"/><draw:equation draw:name="f436" draw:formula="1561533*logwidth/2731203"/><draw:equation draw:name="f437" draw:formula="21490*logheight/2794134"/><draw:equation draw:name="f438" draw:formula="1511050*logwidth/2731203"/><draw:equation draw:name="f439" draw:formula="16727*logheight/2794134"/><draw:equation draw:name="f440" draw:formula="1460568*logwidth/2731203"/><draw:equation draw:name="f441" draw:formula="12917*logheight/2794134"/><draw:equation draw:name="f442" draw:formula="1410085*logwidth/2731203"/><draw:equation draw:name="f443" draw:formula="11012*logheight/2794134"/><draw:equation draw:name="f444" draw:formula="1359603*logwidth/2731203"/><draw:equation draw:name="f445" draw:formula="11965*logheight/2794134"/><draw:equation draw:name="f446" draw:formula="1333885*logwidth/2731203"/><draw:equation draw:name="f447" draw:formula="12917*logheight/2794134"/><draw:equation draw:name="f448" draw:formula="1309120*logwidth/2731203"/><draw:equation draw:name="f449" draw:formula="14822*logheight/2794134"/><draw:equation draw:name="f450" draw:formula="913833*logwidth/2731203"/><draw:equation draw:name="f451" draw:formula="98642*logheight/2794134"/><draw:equation draw:name="f452" draw:formula="931930*logwidth/2731203"/><draw:equation draw:name="f453" draw:formula="89117*logheight/2794134"/><draw:equation draw:name="f454" draw:formula="946218*logwidth/2731203"/><draw:equation draw:name="f455" draw:formula="82450*logheight/2794134"/><draw:equation draw:name="f456" draw:formula="982413*logwidth/2731203"/><draw:equation draw:name="f457" draw:formula="66257*logheight/2794134"/><draw:equation draw:name="f458" draw:formula="1013845*logwidth/2731203"/><draw:equation draw:name="f459" draw:formula="54827*logheight/2794134"/><draw:equation draw:name="f460" draw:formula="1060518*logwidth/2731203"/><draw:equation draw:name="f461" draw:formula="40540*logheight/2794134"/><draw:equation draw:name="f462" draw:formula="1128145*logwidth/2731203"/><draw:equation draw:name="f463" draw:formula="24347*logheight/2794134"/><draw:equation draw:name="f464" draw:formula="1171008*logwidth/2731203"/><draw:equation draw:name="f465" draw:formula="16727*logheight/2794134"/><draw:equation draw:name="f466" draw:formula="1194820*logwidth/2731203"/><draw:equation draw:name="f467" draw:formula="12917*logheight/2794134"/><draw:equation draw:name="f468" draw:formula="1220538*logwidth/2731203"/><draw:equation draw:name="f469" draw:formula="10060*logheight/2794134"/><draw:equation draw:name="f470" draw:formula="1362475*logwidth/2731203"/><draw:equation draw:name="f471" draw:formula="222*logheight/2794134"/><draw:equation draw:name="f472" draw:formula="logwidth"/><draw:equation draw:name="f473" draw:formula="logheight"/></draw:enhanced-geometry></draw:custom-shape><draw:frame draw:name="Imagem 36" draw:style-name="gr15" draw:text-style-name="P73" svg:width="0.1803in" svg:height="0.1803in" svg:x="0.0917in" svg:y="0.1in"><draw:image xlink:href="Pictures/100002010000001B0000001B667FCDB8EFA66A9C.png" xlink:type="simple" xlink:show="embed" xlink:actuate="onLoad"><text:p/></draw:image></draw:frame></draw:g></text:p>
          </table:table-cell>
          <table:table-cell table:style-name="Table1.C4" office:value-type="string">
            <text:p text:style-name="P57"><text:span text:style-name="Placeholder_20_Text"><text:span text:style-name="T9">www.airspacedefense.org</text:span></text:span></text:p>
          </table:table-cell>
          <table:covered-table-cell/>
          <table:covered-table-cell/>
        </table:table-row>
        <table:table-row table:style-name="Table1.11">
          <table:table-cell table:style-name="Table1.A1" office:value-type="string">
            <text:p text:style-name="P2"/>
          </table:table-cell>
          <table:table-cell table:style-name="Table1.A1" table:number-columns-spanned="2" office:value-type="string">
            <text:p text:style-name="P2"/>
          </table:table-cell>
          <table:covered-table-cell/>
          <table:table-cell table:style-name="Table1.A1" office:value-type="string">
            <text:p text:style-name="P1"/>
          </table:table-cell>
          <table:covered-table-cell/>
        </table:table-row>
      </table:table>
      <text:p text:style-name="Text_20_body"/>
      <text:p text:style-name="Text_20_body"/>
      <table:table table:name="Table2" table:style-name="Table2">
        <table:table-column table:style-name="Table2.A"/>
        <table:table-row table:style-name="Table2.1">
          <table:table-cell table:style-name="Table2.A1" office:value-type="string">
            <text:p text:style-name="P54"><text:span text:style-name="T3">Marcelo</text:span><text:span text:style-name="T2"><text:line-break/></text:span><text:span text:style-name="T3">dos A</text:span></text:p>
            <text:p text:style-name="P54"><text:span text:style-name="T3">njos</text:span></text:p>
          </table:table-cell>
        </table:table-row>
        <table:table-row table:style-name="Table2.2">
          <table:table-cell table:style-name="Table2.A2" table:number-rows-spanned="10" office:value-type="string">
            <text:h text:style-name="P47" text:outline-level="2"/>
            <text:h text:style-name="P47" text:outline-level="2">Experiência<text:span text:style-name="T18">s</text:span></text:h>
            <text:p text:style-name="P59"><text:span text:style-name="T10">-Engenharia Eletrônica.</text:span></text:p>
            <text:p text:style-name="P59">-<text:span text:style-name="T18">Engenharia de Software.</text:span></text:p>
            <text:p text:style-name="P59">-<text:span text:style-name="T18">Sistemas Embarcados.</text:span></text:p>
            <text:p text:style-name="P59">-<text:span text:style-name="T18">Sistemas Robóticos.</text:span></text:p>
            <text:p text:style-name="P59">-<text:span text:style-name="T18">Sistemas na Nuvem.</text:span></text:p>
            <text:p text:style-name="P59">-<text:span text:style-name="T18">Servidores Linux.</text:span></text:p>
            <text:p text:style-name="P59">-<text:span text:style-name="T18">IOT</text:span></text:p>
            <text:p text:style-name="P59">-<text:span text:style-name="T18">Inteligência Artificial.</text:span></text:p>
            <text:p text:style-name="P59">-<text:span text:style-name="T18">Redes Neurais.</text:span></text:p>
            <text:p text:style-name="P59">-<text:span text:style-name="T18">Programação em Todas Linguagens.</text:span></text:p>
            <text:p text:style-name="P59">-<text:span text:style-name="T18">Aplicações Móveis e Serviços.</text:span></text:p>
            <text:h text:style-name="P50" text:outline-level="2">Habilidades Hardware</text:h>
            <text:p text:style-name="P26">-25 <text:span text:style-name="T26">anos de experiência em</text:span> microcontro<text:span text:style-name="T26">ladores</text:span> hardware and FPGAs TI, Microchip, Atmel, Atmega, Xilink, ARM cortex A8 A9, Raspberrypy BCM2835 , <text:span text:style-name="T26">Expressif, e outros ….</text:span> </text:p>
            <text:p text:style-name="P26"><text:span text:style-name="T2">Arduino, Intel Edson etc …</text:span></text:p>
            <text:p text:style-name="P26"><text:span text:style-name="T2">-</text:span><text:span text:style-name="T5">Sistemas Embarcados</text:span></text:p>
            <text:p text:style-name="P26"><text:span text:style-name="T5">-Desenvolvimento de Interfaces Controle Geral e IOT</text:span></text:p>
            <text:p text:style-name="P26"><text:span text:style-name="T5">-Sitemas LORA e LORAWAN</text:span></text:p>
            <text:p text:style-name="P26"><text:span text:style-name="T5">-Robôs Humanoides</text:span></text:p>
            <text:p text:style-name="P26"><text:span text:style-name="T5">-Nano Satélites</text:span></text:p>
            <text:h text:style-name="P50" text:outline-level="2">Habilidades Software</text:h>
            <text:p text:style-name="P22">-<text:span text:style-name="T26">Kernell Linux</text:span></text:p>
            <text:p text:style-name="P21">-<text:span text:style-name="T19">Sênior C, C++</text:span></text:p>
            <text:p text:style-name="P21"><text:span text:style-name="T19">-Sênior Servidores Linux </text:span></text:p>
            <text:p text:style-name="P21">-<text:span text:style-name="T25">Full em React Native Android, IOS</text:span></text:p>
            <text:p text:style-name="P21">-<text:span text:style-name="T25">Full Java Android</text:span></text:p>
            <text:p text:style-name="P21">-<text:span text:style-name="T26">Full QT SDK</text:span></text:p>
            <text:p text:style-name="P23"><text:span text:style-name="T19">-Conhecimento alto em</text:span> Assembler, Pascal, Java, Html, <text:span text:style-name="T25">C</text:span>lipper, Python , <text:span text:style-name="T19">Javascript</text:span></text:p>
            <text:p text:style-name="P25">-FULL STACK DEVELOPER Back, Front <text:span text:style-name="T19">e</text:span> Mobile</text:p>
            <text:p text:style-name="P25">-Full <text:span text:style-name="T25">em</text:span> backend Side <text:span text:style-name="T25">com,</text:span> Dot net, Nodejs, ReactJS, <text:s/>javascript.</text:p>
            <text:p text:style-name="P25">-Backend <text:span text:style-name="T25">com</text:span> Postgres, Mysql, MongoDB.</text:p>
            <text:p text:style-name="P24"><text:span text:style-name="T19">-</text:span><text:span text:style-name="T20"> </text:span><text:span text:style-name="T19">Conhecimentos <text:s/>Flutter, Kotlin, typescript, Go</text:span></text:p>
            <text:p text:style-name="P24"><text:span text:style-name="T25">Lang, Microserviços, Kafka, Github, Docker, etc...</text:span></text:p>
            <text:h text:style-name="P47" text:outline-level="2"/>
            <text:p text:style-name="P15"><text:soft-page-break/></text:p>
            <text:p text:style-name="P15"/>
            <text:p text:style-name="P11"/>
          </table:table-cell>
        </table:table-row>
        <table:table-row table:style-name="Table2.3">
          <table:covered-table-cell/>
        </table:table-row>
        <table:table-row table:style-name="Table2.4">
          <table:covered-table-cell/>
        </table:table-row>
        <table:table-row table:style-name="Table2.5">
          <table:covered-table-cell/>
        </table:table-row>
        <table:table-row table:style-name="Table2.6">
          <table:covered-table-cell/>
        </table:table-row>
        <table:table-row table:style-name="Table2.5">
          <table:covered-table-cell/>
        </table:table-row>
        <table:table-row table:style-name="Table2.8">
          <table:covered-table-cell/>
        </table:table-row>
        <table:table-row table:style-name="Table2.9">
          <table:covered-table-cell/>
        </table:table-row>
        <table:table-row table:style-name="Table2.8">
          <table:covered-table-cell/>
        </table:table-row>
        <table:table-row table:style-name="Table2.11">
          <table:covered-table-cell/>
        </table:table-row>
      </table:table>
      <text:h text:style-name="P51" text:outline-level="2"/>
      <text:p text:style-name="P16"/>
      <text:p text:style-name="P16"/>
      <text:p text:style-name="P16"/>
      <text:p text:style-name="P16"/>
      <text:p text:style-name="P16"/>
      <text:p text:style-name="P16"/>
      <text:p text:style-name="P16"/>
      <text:p text:style-name="P16"/>
      <text:p text:style-name="P16"/>
      <text:p text:style-name="P16"/>
      <text:h text:style-name="P51" text:outline-level="2"><text:span text:style-name="T42"><text:s text:c="20"/></text:span>Experiência <text:span text:style-name="T27">Complementar</text:span></text:h>
      <text:p text:style-name="P16"/>
      <text:p text:style-name="P36"><text:span text:style-name="T13">2017 – </text:span><text:span text:style-name="T15">Brasil - Brasilia – STE (Superior Tribunal Eleitoral)</text:span></text:p>
      <text:p text:style-name="P64"><text:bookmark text:name="tw-target-text"/><text:span text:style-name="T49">-</text:span><text:span text:style-name="T50">Fez</text:span><text:span text:style-name="T51"> parte do grupo que f</text:span><text:span text:style-name="T56">ez testes de segurança</text:span><text:span text:style-name="T51"> para as eleições do Brasil, o Teste Público-Invasão de Urna. Tribunal Superior Eleitoral -Brasilia.</text:span></text:p>
      <text:p text:style-name="P41"/>
      <text:p text:style-name="P36"><text:span text:style-name="T13">2018-</text:span><text:span text:style-name="T16">2019</text:span><text:span text:style-name="T13"> </text:span><text:span text:style-name="T15">Peru – Lima -</text:span><text:span text:style-name="T13"> Panamerican Games </text:span></text:p>
      <text:p text:style-name="P41">- <text:span text:style-name="T41">Reconhecimento Facial</text:span></text:p>
      <text:p text:style-name="P41"><text:s/>-<text:span text:style-name="T41">Com Inteligência Artificial e redes neurais</text:span>.</text:p>
      <text:p text:style-name="P41">-<text:span text:style-name="T60">Autenticação de Atletas</text:span></text:p>
      <text:p text:style-name="P39"/>
      <text:p text:style-name="P36"><text:span text:style-name="T43">2018 <text:s/>- </text:span><text:span text:style-name="T44">Peru – Lima <text:s text:c="2"/>Testes Base Exército Peru</text:span></text:p>
      <text:p text:style-name="P41"><text:span text:style-name="T42">-</text:span><text:span text:style-name="T46">Monitoramento e controle de Drone -UAV</text:span></text:p>
      <text:p text:style-name="P42"><text:s/>-<text:span text:style-name="T41">Com Inteligência Artificial e redes neurais</text:span>.</text:p>
      <text:p text:style-name="P38"/>
      <text:p text:style-name="P44"><text:span text:style-name="T57">2018 - USA - </text:span><text:span text:style-name="Emphasis"><text:span text:style-name="T58">Massachusetts</text:span></text:span></text:p>
      <text:p text:style-name="P36"><text:span text:style-name="T40">Professor em</text:span><text:span text:style-name="T39"> M.I.T. </text:span><text:span text:style-name="T29">Massashucets Institute of Tecnology</text:span></text:p>
      <text:p text:style-name="P36"><text:span text:style-name="T29">-PRACTICAL IN HUMANOID ROBOTICS.</text:span></text:p>
      <text:p text:style-name="P30"><text:span text:style-name="Internet_20_link"><text:span text:style-name="T36">-</text:span></text:span><text:a xlink:type="simple" xlink:href="https://esp.mit.edu/learn/Splash/2018/Classes/E12347/index.html" text:style-name="Internet_20_link" text:visited-style-name="Visited_20_Internet_20_Link"><text:span text:style-name="Internet_20_link"><text:span text:style-name="T36">https://esp.mit.edu/learn/Splash/2018/Classes/E12347/index.html</text:span></text:span></text:a><text:span text:style-name="T36">#</text:span></text:p>
      <text:p text:style-name="P38"><text:span text:style-name="T28"/></text:p>
      <text:p text:style-name="P37"><text:span text:style-name="T13">201</text:span><text:span text:style-name="T17">8-201</text:span><text:span text:style-name="T13">9 – </text:span><text:span text:style-name="T17">Coreia</text:span><text:span text:style-name="T16"> do Sul -</text:span><text:span text:style-name="T17">Seul</text:span></text:p>
      <text:p text:style-name="P43">Desenvolvimento e Implantação de Protocolo de Comunicação LORAWAN</text:p>
      <text:p text:style-name="P31"/>
      <text:p text:style-name="P36"><text:span text:style-name="T29">201</text:span><text:span text:style-name="T30">9- Paragua</text:span><text:span text:style-name="T32">i</text:span><text:span text:style-name="T30"> – Assunção.</text:span></text:p>
      <text:p text:style-name="P41"><text:span text:style-name="T37">- </text:span><text:span text:style-name="T28">DIDÁCTICA </text:span><text:span text:style-name="T38">em</text:span><text:span text:style-name="T28"> UNA </text:span><text:span text:style-name="T38">(</text:span><text:span text:style-name="T28">UNIVERSIDAD NACIONAL DE ASUNCIÓN</text:span><text:span text:style-name="T38">)</text:span></text:p>
      <text:p text:style-name="P32"/>
      <text:p text:style-name="P33">201<text:span text:style-name="T41">7- 2021 Paraguai – Assunção.</text:span></text:p>
      <text:p text:style-name="P43"><text:span text:style-name="T28">Mestrado e Doutorado</text:span></text:p>
      <text:p text:style-name="P41"><text:span text:style-name="T28">UNA-UNIVERSIDAD NACIONAL DE ASUNCIÓN.</text:span></text:p>
      <text:p text:style-name="P35"/>
      <text:p text:style-name="P34">Sobre=</text:p>
      <text:p text:style-name="P40"><text:span text:style-name="T28">ADEF-I Space Experiment: Design, Development,</text:span></text:p>
      <text:p text:style-name="P40"><text:span text:style-name="T28">Launch, And ON-Orbit Operation Of An</text:span></text:p>
      <text:p text:style-name="P40"><text:span text:style-name="T28">Nanosatellite / Picosatellite Platforms</text:span></text:p>
      <text:p text:style-name="P41"><text:span text:style-name="T33"><text:s/></text:span></text:p>
      <text:p text:style-name="P36"><text:bookmark-start text:name="__DdeLink__146_1226867083"/><text:span text:style-name="T35">www.airspacedefense.org</text:span><text:bookmark-end text:name="__DdeLink__146_1226867083"/></text:p>
      <text:h text:style-name="P53" text:outline-level="2"/>
      <text:h text:style-name="P51" text:outline-level="2"/>
      <text:h text:style-name="P51" text:outline-level="2"><text:soft-page-break/></text:h>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Liderança</text:h>
      <text:p text:style-name="P29"><text:span text:style-name="T6">Boa capacidade de trabalho em equip</text:span><text:span text:style-name="T8">e, </text:span>pela experiência de realização de diversos trabalhos.</text:p>
      <text:p text:style-name="P28">Boa capacidade analítica e sentido crítico.</text:p>
      <text:p text:style-name="P28">Competências de comunicação.</text:p>
      <text:p text:style-name="P28">Autonomia <text:span text:style-name="T27">para Viagens Internacionais</text:span>, <text:s/>capacidade de resolução de problemas.</text:p>
      <text:p text:style-name="P28">Determinação e vontade de aprender.</text:p>
      <text:p text:style-name="P27">Capacidade de organização de tempo e tarefas.</text:p>
      <text:p text:style-name="P28">Capacidade de elaboração de projetos organizacionais de responsabilidade.</text:p>
      <text:p text:style-name="P14"/>
      <text:h text:style-name="P51" text:outline-level="2">Referências</text:h>
      <text:p text:style-name="P17"><text:bookmark text:name="_GoBack11"/>-<text:span text:style-name="T27">Diversos Cursos e Palestras Nacionais e Internacionais.</text:span></text:p>
      <text:p text:style-name="P18">[Disponível mediante solicitação.]</text:p>
      <text:h text:style-name="P51" text:outline-level="2"/>
      <text:h text:style-name="P51" text:outline-level="2"/>
      <text:h text:style-name="P5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1" svg:font-family="'Lohit Devanagari'"/>
    <style:font-face style:name="sans-serif" svg:font-family="sans-serif"/>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rbel" svg:font-family="Corbe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icrosoft YaHei UI" svg:font-family="'Microsoft YaHei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eorgia" svg:font-family="Georgia"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icrosoft YaHei UI1" svg:font-family="'Microsoft YaHei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gradient draw:name="Gradient_20_2" draw:display-name="Gradient 2" draw:style="ellipsoid" draw:cx="70%" draw:cy="30%" draw:start-color="#0072c7" draw:end-color="#ffffff" draw:start-intensity="100%" draw:end-intensity="100%" draw:angle="900" draw:border="0%"/>
    <draw:gradient draw:name="Gradient_20_3" draw:display-name="Gradient 3" draw:style="ellipsoid" draw:cx="70%" draw:cy="30%" draw:start-color="#0072c7" draw:end-color="#2c567a" draw:start-intensity="100%" draw:end-intensity="100%" draw:angle="900" draw:border="0%"/>
    <draw:fill-image draw:name="Bitmap_20_1" draw:display-name="Bitmap 1" xlink:href="Pictures/10000201000001680000020F4FCCD4AB4C259DC6.png" xlink:type="simple" xlink:show="embed" xlink:actuate="onLoad"/>
    <draw:fill-image draw:name="msFillBitmap_20_1" draw:display-name="msFillBitmap 1" xlink:href="Pictures/10000000000001820000018208359EEC3EF196BD.jpg" xlink:type="simple" xlink:show="embed" xlink:actuate="onLoad"/>
    <draw:opacity draw:name="msTransGradient_20_1" draw:display-name="msTransGradient 1" draw:style="ellipsoid" draw:cx="70%" draw:cy="30%" draw:start="37%" draw:end="100%" draw:angle="900" draw:border="0%"/>
    <draw:opacity draw:name="msTransGradient_20_2" draw:display-name="msTransGradient 2" draw:style="ellipsoid" draw:cx="70%" draw:cy="30%" draw:start="20%" draw:end="18%" draw:angle="9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PT" style:letter-kerning="false" style:font-name-asian="Tahoma"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pt" fo:country="PT" style:letter-kerning="false" style:font-name-asian="DejaVu Sans"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90%" fo:text-align="start" style:justify-single-word="false" fo:orphans="0" fo:widows="0" style:writing-mode="lr-tb"/>
      <style:text-properties style:font-name="Calibri" fo:font-family="Calibri" style:font-family-generic="roman" style:font-pitch="variable" style:font-name-complex="Calibri2"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Standard" style:default-outline-level="" style:class="list">
      <style:paragraph-properties fo:margin-left="0.25in" fo:margin-right="0in" fo:margin-top="0in" fo:margin-bottom="0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0835in" loext:contextual-spacing="false" fo:padding-left="0in" fo:padding-right="0in" fo:padding-top="0.111in" fo:padding-bottom="0in" fo:border-left="none" fo:border-right="none" fo:border-top="3pt solid #2c567a" fo:border-bottom="none" style:punctuation-wrap="hanging"/>
      <style:text-properties fo:color="#2c567a" style:font-name="Corbel" fo:font-family="Corbel" style:font-family-generic="roman" style:font-pitch="variable" fo:font-size="14pt" fo:font-weight="bold" style:font-size-asian="14pt" style:font-weight-asian="bold" style:font-size-complex="10pt" style:font-weight-complex="bold"/>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false" style:punctuation-wrap="hanging"/>
      <style:text-properties fo:color="#0072c7" style:font-name="Corbel" fo:font-family="Corbel" style:font-family-generic="roman" style:font-pitch="variable" fo:font-size="12pt" style:text-underline-style="solid" style:text-underline-width="auto" style:text-underline-color="font-color" fo:font-weight="bold" style:font-size-asian="12pt" style:font-weight-asian="bold" style:font-name-complex="Georgia" style:font-family-complex="Georgia" style:font-family-generic-complex="system" style:font-pitch-complex="variable" style:font-size-complex="10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62a3c" style:font-name="Corbel" fo:font-family="Corbel" style:font-family-generic="roman" style:font-pitch="variable" fo:font-size="12pt"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1405b" style:font-name="Corbel" fo:font-family="Corbel" style:font-family-generic="roman" style:font-pitch="variable" fo:font-style="italic" style:font-name-asian="DejaVu Sans" style:font-family-asian="'DejaVu San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1405b" style:font-name="Corbel" fo:font-family="Corbel" style:font-family-generic="roman" style:font-pitch="variable"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162a3c" style:font-name="Corbel" fo:font-family="Corbel" style:font-family-generic="roman" style:font-pitch="variable"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162a3c" style:font-name="Corbel" fo:font-family="Corbel" style:font-family-generic="roman" style:font-pitch="variable" fo:font-style="italic" style:font-name-asian="DejaVu Sans" style:font-family-asian="'DejaVu San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72727" style:font-name="Corbel" fo:font-family="Corbel" style:font-family-generic="roman" style:font-pitch="variable" fo:font-size="10.5pt" style:font-name-asian="DejaVu Sans" style:font-family-asian="'DejaVu Sans'"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72727" style:font-name="Corbel" fo:font-family="Corbel" style:font-family-generic="roman" style:font-pitch="variable" fo:font-size="10.5pt" fo:font-style="italic" style:font-name-asian="DejaVu Sans" style:font-family-asian="'DejaVu Sans'"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List_20_Paragraph" style:display-name="List Paragraph" style:family="paragraph" style:parent-style-name="Text_20_body" style:default-outline-level="">
      <style:paragraph-properties fo:margin-top="0in" fo:margin-bottom="0.0835in" loext:contextual-spacing="false"/>
      <style:text-properties style:font-size-complex="12pt"/>
    </style:style>
    <style:style style:name="Parágrafo_20_de_20_tabela" style:display-name="Parágrafo de tabela" style:family="paragraph" style:parent-style-name="Standard" style:default-outline-level="">
      <style:text-properties style:font-name="Times New Roman" fo:font-family="'Times New Roman'" style:font-family-generic="roman" style:font-pitch="variable" fo:font-size="12pt" style:font-size-asian="12pt" style:font-size-complex="12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itle" style:family="paragraph" style:parent-style-name="Text_20_body" style:next-style-name="Standard" style:default-outline-level="" style:class="chapter">
      <style:paragraph-properties fo:margin-top="0.1665in" fo:margin-bottom="0.3335in" loext:contextual-spacing="false" fo:padding-left="0in" fo:padding-right="0in" fo:padding-top="0in" fo:padding-bottom="0.111in" fo:border-left="none" fo:border-right="none" fo:border-top="none" fo:border-bottom="3pt solid #2c567a" style:punctuation-wrap="hanging"/>
      <style:text-properties fo:color="#2c567a" style:font-name="Corbel" fo:font-family="Corbel" style:font-family-generic="roman" style:font-pitch="variable" fo:font-size="24pt" fo:font-weight="bold" style:font-size-asian="24pt" style:font-weight-asian="bold" style:font-size-complex="21pt" style:font-weight-complex="bold"/>
    </style:style>
    <style:style style:name="Informações" style:family="paragraph" style:parent-style-name="Text_20_body" style:default-outline-level="">
      <style:paragraph-properties fo:margin-top="0.0028in" fo:margin-bottom="0in" loext:contextual-spacing="false" style:punctuation-wrap="hanging"/>
      <style:text-properties fo:color="#666666" style:font-size-complex="8.5pt"/>
    </style:style>
    <style:style style:name="Datas" style:family="paragraph" style:parent-style-name="Text_20_body" style:default-outline-level="">
      <style:paragraph-properties style:punctuation-wrap="hanging"/>
      <style:text-properties fo:color="#000000" fo:font-size="9pt" fo:font-weight="bold" style:font-size-asian="9pt" style:font-weight-asian="bold"/>
    </style:style>
    <style:style style:name="Date" style:family="paragraph" style:parent-style-name="Standard" style:next-style-name="Standard" style:default-outline-level="">
      <style:paragraph-properties fo:line-height="200%"/>
    </style:style>
    <style:style style:name="No_20_Spacing" style:display-name="No Spacing" style:family="paragraph" style:default-outline-level="">
      <style:paragraph-properties fo:text-align="start" style:justify-single-word="false" fo:orphans="0" fo:widows="0" style:writing-mode="lr-tb"/>
      <style:text-properties style:font-name="Calibri" fo:font-family="Calibri" style:font-family-generic="roman" style:font-pitch="variable" fo:font-size="4pt" style:font-size-asian="4pt" style:font-name-complex="Calibri2" style:font-family-complex="Calibri" style:font-family-generic-complex="system" style:font-pitch-complex="variable"/>
    </style:style>
    <style:style style:name="Experiência" style:family="paragraph" style:parent-style-name="Standard" style:default-outline-level="">
      <style:paragraph-properties fo:margin-top="0in" fo:margin-bottom="0.139in" loext:contextual-spacing="false" fo:orphans="2" fo:widows="2"/>
      <style:text-properties style:font-name-asian="Calibri2" style:font-family-asian="Calibri" style:font-family-generic-asian="system" style:font-pitch-asian="variable" style:font-size-complex="12pt"/>
    </style:style>
    <style:style style:name="List_20_Bullet" style:display-name="List Bullet" style:family="paragraph" style:parent-style-name="Standard" style:default-outline-level="">
      <style:paragraph-properties fo:margin-top="0in" fo:margin-bottom="0in" loext:contextual-spacing="true"/>
    </style:style>
    <style:style style:name="Nome_20_da_20_escola" style:display-name="Nome da escola" style:family="paragraph" style:parent-style-name="Standard" style:default-outline-level="">
      <style:text-properties fo:font-weight="bold" style:font-weight-asian="bold"/>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nsolas" fo:font-family="Consolas" style:font-family-generic="roman" style:font-pitch="variable" fo:font-size="10pt" style:font-size-asian="10pt" style:font-size-complex="10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0693in" loext:contextual-spacing="false"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in" fo:margin-bottom="0.0693in" loext:contextual-spacing="false"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in" fo:margin-bottom="0.0693in" loext:contextual-spacing="false" fo:text-indent="0in" style:auto-text-indent="false"/>
    </style:style>
    <style:style style:name="TOC_20_Heading" style:display-name="TOC Heading" style:family="paragraph" style:parent-style-name="Heading_20_1" style:next-style-name="Standard" style:default-outline-level="">
      <style:paragraph-properties fo:margin-top="0.1665in" fo:margin-bottom="0in" loext:contextual-spacing="false" fo:keep-together="always" fo:padding="0in" fo:border="none" fo:keep-with-next="always" style:punctuation-wrap="simple"/>
      <style:text-properties fo:color="#21405b" fo:font-size="16pt" fo:font-weight="normal" style:font-name-asian="DejaVu Sans" style:font-family-asian="'DejaVu Sans'" style:font-family-generic-asian="system" style:font-pitch-asian="variable" style:font-size-asian="16pt" style:font-weight-asian="normal" style:font-name-complex="Times New Roman1" style:font-family-complex="'Times New Roman'" style:font-family-generic-complex="system" style:font-pitch-complex="variable" style:font-size-complex="16pt" style:font-weight-complex="normal"/>
    </style:style>
    <style:style style:name="Bibliography" style:family="paragraph" style:parent-style-name="Standard" style:next-style-name="Standard" style:default-outline-level=""/>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0"/>
      <style:text-properties style:font-name="Corbel" fo:font-family="Corbel" style:font-family-generic="roman" style:font-pitch="variable" fo:font-size="12pt"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2" style:display-name="List 2" style:family="paragraph" style:parent-style-name="Standard" style:default-outline-level="" style:class="list">
      <style:paragraph-properties fo:margin-left="0.5in" fo:margin-right="0in" fo:margin-top="0in" fo:margin-bottom="0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in" loext:contextual-spacing="true" fo:text-indent="-0.25in" style:auto-text-indent="false"/>
    </style:style>
    <style:style style:name="List_20_4" style:display-name="List 4" style:family="paragraph" style:parent-style-name="Standard" style:default-outline-level="" style:class="list">
      <style:paragraph-properties fo:margin-left="1in" fo:margin-right="0in" fo:margin-top="0in" fo:margin-bottom="0in" loext:contextual-spacing="true" fo:text-indent="-0.25in" style:auto-text-indent="false"/>
    </style:style>
    <style:style style:name="List_20_5" style:display-name="List 5" style:family="paragraph" style:parent-style-name="Standard" style:default-outline-level="" style:class="list">
      <style:paragraph-properties fo:margin-left="1.25in" fo:margin-right="0in" fo:margin-top="0in" fo:margin-bottom="0in" loext:contextual-spacing="true" fo:text-indent="-0.25in" style:auto-text-indent="fals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tru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true" fo:text-indent="0in" style:auto-text-indent="false"/>
    </style:style>
    <style:style style:name="List_20_Number" style:display-name="List Number" style:family="paragraph" style:parent-style-name="Standard" style:default-outline-level="">
      <style:paragraph-properties fo:margin-top="0in" fo:margin-bottom="0in" loext:contextual-spacing="true"/>
    </style:style>
    <style:style style:name="List_20_Number_20_2" style:display-name="List Number 2" style:family="paragraph" style:parent-style-name="Standard" style:default-outline-level="">
      <style:paragraph-properties fo:margin-top="0in" fo:margin-bottom="0in" loext:contextual-spacing="true"/>
    </style:style>
    <style:style style:name="List_20_Number_20_3" style:display-name="List Number 3" style:family="paragraph" style:parent-style-name="Standard" style:default-outline-level="">
      <style:paragraph-properties fo:margin-top="0in" fo:margin-bottom="0in" loext:contextual-spacing="true"/>
    </style:style>
    <style:style style:name="List_20_Number_20_4" style:display-name="List Number 4" style:family="paragraph" style:parent-style-name="Standard" style:default-outline-level="">
      <style:paragraph-properties fo:margin-top="0in" fo:margin-bottom="0in" loext:contextual-spacing="true"/>
    </style:style>
    <style:style style:name="List_20_Number_20_5" style:display-name="List Number 5" style:family="paragraph" style:parent-style-name="Standard" style:default-outline-level="">
      <style:paragraph-properties fo:margin-top="0in" fo:margin-bottom="0in" loext:contextual-spacing="true"/>
    </style:style>
    <style:style style:name="List_20_Bullet_20_2" style:display-name="List Bullet 2" style:family="paragraph" style:parent-style-name="Standard" style:default-outline-level="">
      <style:paragraph-properties fo:margin-top="0in" fo:margin-bottom="0in" loext:contextual-spacing="true"/>
    </style:style>
    <style:style style:name="List_20_Bullet_20_3" style:display-name="List Bullet 3" style:family="paragraph" style:parent-style-name="Standard" style:default-outline-level="">
      <style:paragraph-properties fo:margin-top="0in" fo:margin-bottom="0in" loext:contextual-spacing="true"/>
    </style:style>
    <style:style style:name="List_20_Bullet_20_4" style:display-name="List Bullet 4" style:family="paragraph" style:parent-style-name="Standard" style:default-outline-level="">
      <style:paragraph-properties fo:margin-top="0in" fo:margin-bottom="0in" loext:contextual-spacing="true"/>
    </style:style>
    <style:style style:name="List_20_Bullet_20_5" style:display-name="List Bullet 5" style:family="paragraph" style:parent-style-name="Standard" style:default-outline-level="">
      <style:paragraph-properties fo:margin-top="0in" fo:margin-bottom="0in" loext:contextual-spacing="tru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fo:letter-spacing="0.0102in"/>
    </style:style>
    <style:style style:name="table_20_of_20_figures" style:display-name="table of figures" style:family="paragraph" style:parent-style-name="Standard" style:next-style-name="Standard" style:default-outline-level=""/>
    <style:style style:name="macro" style:family="paragraph" style:default-outline-level="">
      <style:paragraph-properties fo:text-align="start" style:justify-single-word="false" fo:orphans="0" fo:widows="0"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0pt" style:font-size-asian="10pt" style:font-name-complex="Calibri2" style:font-family-complex="Calibri" style:font-family-generic-complex="system" style:font-pitch-complex="variable" style:font-size-complex="10pt"/>
    </style:style>
    <style:style style:name="envelope_20_return" style:display-name="envelope return" style:family="paragraph" style:parent-style-name="Standard" style:default-outline-level="">
      <style:text-properties style:font-name="Corbel" fo:font-family="Corbel" style:font-family-generic="roman" style:font-pitch="variable" fo:font-size="10pt" style:font-name-asian="DejaVu Sans" style:font-family-asian="'DejaVu Sans'"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 style:family="paragraph" style:parent-style-name="Standard" style:default-outline-level="" style:class="extra">
      <style:text-properties fo:font-size="10pt" style:font-size-asian="10pt" style:font-size-complex="10pt"/>
    </style:style>
    <style:style style:name="table_20_of_20_authorities" style:display-name="table of authorities" style:family="paragraph" style:parent-style-name="Standard" style:next-style-name="Standard" style:default-outline-level="">
      <style:paragraph-properties fo:margin-left="0.1528in" fo:margin-right="0in" fo:text-indent="-0.1528in" style:auto-text-indent="false"/>
    </style:style>
    <style:style style:name="toa_20_heading" style:display-name="toa heading" style:family="paragraph" style:parent-style-name="Standard" style:next-style-name="Standard" style:default-outline-level="">
      <style:paragraph-properties fo:margin-top="0.0835in" fo:margin-bottom="0in" loext:contextual-spacing="false"/>
      <style:text-properties style:font-name="Corbel" fo:font-family="Corbel" style:font-family-generic="roman" style:font-pitch="variable" fo:font-size="12pt" fo:font-weight="bold" style:font-name-asian="DejaVu Sans" style:font-family-asian="'DejaVu Sans'"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style-complex="italic"/>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Microsoft YaHei UI" fo:font-family="'Microsoft YaHei UI'" style:font-family-generic="roman" style:font-pitch="variable" fo:font-size="9pt" style:font-name-asian="Microsoft YaHei UI1" style:font-family-asian="'Microsoft YaHei UI'" style:font-family-generic-asian="system" style:font-pitch-asian="variable" style:font-size-asian="9pt" style:font-size-complex="9pt"/>
    </style:style>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Corbel" fo:font-family="Corbel" style:font-family-generic="roman" style:font-pitch="variable" fo:font-size="12pt"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2c567a"/>
      <style:text-properties fo:color="#2c567a" fo:font-style="italic" style:font-style-asian="italic" style:font-style-complex="italic"/>
    </style:style>
    <style:style style:name="Document_20_Map" style:display-name="Document Map" style:family="paragraph" style:parent-style-name="Standard" style:default-outline-level="">
      <style:text-properties style:font-name="Microsoft YaHei UI" fo:font-family="'Microsoft YaHei UI'" style:font-family-generic="roman" style:font-pitch="variable" fo:font-size="9pt" style:font-name-asian="Microsoft YaHei UI1" style:font-family-asian="'Microsoft YaHei UI'" style:font-family-generic-asian="system" style:font-pitch-asian="variable" style:font-size-asian="9pt" style:font-size-complex="9pt"/>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2c567a" fo:border-bottom="0.51pt solid #2c567a"/>
      <style:text-properties fo:color="#2c567a" fo:font-style="italic" style:font-style-asian="italic" style:font-style-complex="italic"/>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size-complex="12pt"/>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text-indent="0.25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in" loext:contextual-spacing="false" fo:text-indent="0.2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_20_Heading" style:display-name="Note Heading" style:family="paragraph" style:parent-style-name="Standard" style:next-style-name="Standard" style:default-outline-level=""/>
    <style:style style:name="E-mail_20_Signature" style:display-name="E-mail Signature" style:family="paragraph" style:parent-style-name="Standard" style:default-outline-level=""/>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index_20_1" style:display-name="index 1" style:family="paragraph" style:parent-style-name="Standard" style:next-style-name="Standard" style:auto-update="true" style:default-outline-level="">
      <style:paragraph-properties fo:margin-left="0.1528in" fo:margin-right="0in" fo:text-indent="-0.1528in" style:auto-text-indent="false"/>
    </style:style>
    <style:style style:name="index_20_2" style:display-name="index 2" style:family="paragraph" style:parent-style-name="Standard" style:next-style-name="Standard" style:auto-update="true" style:default-outline-level="">
      <style:paragraph-properties fo:margin-left="0.3055in" fo:margin-right="0in" fo:text-indent="-0.1528in" style:auto-text-indent="false"/>
    </style:style>
    <style:style style:name="index_20_3" style:display-name="index 3" style:family="paragraph" style:parent-style-name="Standard" style:next-style-name="Standard" style:auto-update="true" style:default-outline-level="">
      <style:paragraph-properties fo:margin-left="0.4583in" fo:margin-right="0in" fo:text-indent="-0.1528in" style:auto-text-indent="false"/>
    </style:style>
    <style:style style:name="index_20_4" style:display-name="index 4" style:family="paragraph" style:parent-style-name="Standard" style:next-style-name="Standard" style:auto-update="true" style:default-outline-level="">
      <style:paragraph-properties fo:margin-left="0.611in" fo:margin-right="0in" fo:text-indent="-0.1528in" style:auto-text-indent="false"/>
    </style:style>
    <style:style style:name="index_20_5" style:display-name="index 5" style:family="paragraph" style:parent-style-name="Standard" style:next-style-name="Standard" style:auto-update="true" style:default-outline-level="">
      <style:paragraph-properties fo:margin-left="0.7638in" fo:margin-right="0in" fo:text-indent="-0.1528in" style:auto-text-indent="false"/>
    </style:style>
    <style:style style:name="index_20_6" style:display-name="index 6" style:family="paragraph" style:parent-style-name="Standard" style:next-style-name="Standard" style:auto-update="true" style:default-outline-level="">
      <style:paragraph-properties fo:margin-left="0.9165in" fo:margin-right="0in" fo:text-indent="-0.1528in" style:auto-text-indent="false"/>
    </style:style>
    <style:style style:name="index_20_7" style:display-name="index 7" style:family="paragraph" style:parent-style-name="Standard" style:next-style-name="Standard" style:auto-update="true" style:default-outline-level="">
      <style:paragraph-properties fo:margin-left="1.0693in" fo:margin-right="0in" fo:text-indent="-0.1528in" style:auto-text-indent="false"/>
    </style:style>
    <style:style style:name="index_20_8" style:display-name="index 8" style:family="paragraph" style:parent-style-name="Standard" style:next-style-name="Standard" style:auto-update="true" style:default-outline-level="">
      <style:paragraph-properties fo:margin-left="1.222in" fo:margin-right="0in" fo:text-indent="-0.1528in" style:auto-text-indent="false"/>
    </style:style>
    <style:style style:name="index_20_9" style:display-name="index 9" style:family="paragraph" style:parent-style-name="Standard" style:next-style-name="Standard" style:auto-update="true" style:default-outline-level="">
      <style:paragraph-properties fo:margin-left="1.3752in" fo:margin-right="0in" fo:text-indent="-0.1528in" style:auto-text-indent="false"/>
    </style:style>
    <style:style style:name="index_20_heading" style:display-name="index heading" style:family="paragraph" style:parent-style-name="Standard" style:default-outline-level="">
      <style:text-properties style:font-name="Corbel" fo:font-family="Corbel" style:font-family-generic="roman" style:font-pitch="variable" fo:font-weight="bold" style:font-name-asian="DejaVu Sans" style:font-family-asian="'DejaVu Sans'"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Closing" style:family="paragraph" style:parent-style-name="Standard" style:default-outline-level="">
      <style:paragraph-properties fo:margin-left="3in" fo:margin-right="0in" fo:text-indent="0in" style:auto-text-indent="false"/>
    </style:style>
    <style:style style:name="Footnote" style:family="paragraph" style:parent-style-name="Standard" style:default-outline-level="" style:class="extra">
      <style:text-properties fo:font-size="10pt" style:font-size-asian="10pt" style:font-size-complex="10pt"/>
    </style:style>
    <style:style style:name="caption" style:family="paragraph" style:parent-style-name="Standard" style:next-style-name="Standard" style:default-outline-level="">
      <style:paragraph-properties fo:margin-top="0in" fo:margin-bottom="0.139in" loext:contextual-spacing="false"/>
      <style:text-properties fo:color="#44546a" fo:font-size="9pt" fo:font-style="italic" style:font-size-asian="9pt" style:font-style-asian="italic" style:font-size-complex="9pt"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preformateado" style:display-name="Texto preformateado" style:family="paragraph" style:parent-style-name="Standard" style:default-outline-level="">
      <style:paragraph-properties fo:margin-top="0in" fo:margin-bottom="0in" loext: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text-properties style:font-name="Calibri" fo:font-family="Calibri" style:font-family-generic="roman" style:font-pitch="variable" fo:font-size="10pt" style:font-size-asian="10pt" style:font-name-complex="Calibri2" style:font-family-complex="Calibri" style:font-family-generic-complex="system" style:font-pitch-complex="variable" style:font-size-complex="10pt"/>
    </style:style>
    <style:style style:name="Heading_20_1_20_Char" style:display-name="Heading 1 Char" style:family="text" style:parent-style-name="Default_20_Paragraph_20_Font">
      <style:text-properties fo:color="#2c567a" style:font-name="Corbel" fo:font-family="Corbel" style:font-family-generic="roman" style:font-pitch="variable" fo:font-size="14pt" fo:font-weight="bold" style:font-size-asian="14pt" style:font-weight-asian="bold" style:font-name-complex="Calibri2" style:font-family-complex="Calibri" style:font-family-generic-complex="system" style:font-pitch-complex="variable" style:font-size-complex="10pt" style:font-weight-complex="bold"/>
    </style:style>
    <style:style style:name="Header_20_Char" style:display-name="Header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Title_20_Char" style:display-name="Title Char" style:family="text" style:parent-style-name="Default_20_Paragraph_20_Font">
      <style:text-properties fo:color="#2c567a" style:font-name="Corbel" fo:font-family="Corbel" style:font-family-generic="roman" style:font-pitch="variable" fo:font-size="24pt" fo:font-weight="bold" style:font-size-asian="24pt" style:font-weight-asian="bold" style:font-name-complex="Calibri2" style:font-family-complex="Calibri" style:font-family-generic-complex="system" style:font-pitch-complex="variable" style:font-size-complex="21pt" style:font-weight-complex="bold"/>
    </style:style>
    <style:style style:name="Strong" style:family="text" style:parent-style-name="Default_20_Paragraph_20_Font">
      <style:text-properties fo:color="#666666" style:font-name="Calibri" fo:font-family="Calibri" style:font-family-generic="roman" style:font-pitch="variable" fo:font-weight="bold" style:font-weight-asian="bold" style:font-name-complex="Calibri2" style:font-family-complex="Calibri" style:font-family-generic-complex="system" style:font-pitch-complex="variable" style:font-weight-complex="bold"/>
    </style:style>
    <style:style style:name="Placeholder_20_Text" style:display-name="Placeholder Text" style:family="text" style:parent-style-name="Default_20_Paragraph_20_Font">
      <style:text-properties fo:color="#808080" style:font-name="Calibri" fo:font-family="Calibri" style:font-family-generic="roman" style:font-pitch="variable" style:font-name-complex="Calibri2" style:font-family-complex="Calibri" style:font-family-generic-complex="system" style:font-pitch-complex="variable"/>
    </style:style>
    <style:style style:name="Date_20_Char" style:display-name="Date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ing_20_2_20_Char" style:display-name="Heading 2 Char" style:family="text" style:parent-style-name="Default_20_Paragraph_20_Font">
      <style:text-properties fo:color="#0072c7" style:font-name="Corbel" fo:font-family="Corbel" style:font-family-generic="roman" style:font-pitch="variable" fo:font-size="12pt" style:text-underline-style="solid" style:text-underline-width="auto" style:text-underline-color="font-color" fo:font-weight="bold" style:font-size-asian="12pt" style:font-weight-asian="bold" style:font-name-complex="Georgia" style:font-family-complex="Georgia" style:font-family-generic-complex="system" style:font-pitch-complex="variable" style:font-size-complex="10pt" style:font-weight-complex="bold"/>
    </style:style>
    <style:style style:name="Mention" style:family="text" style:parent-style-name="Default_20_Paragraph_20_Font">
      <style:text-properties fo:color="#2b579a" style:font-name="Calibri" fo:font-family="Calibri" style:font-family-generic="roman" style:font-pitch="variable" fo:background-color="#e1dfdd" style:font-name-complex="Calibri2" style:font-family-complex="Calibri" style:font-family-generic-complex="system" style:font-pitch-complex="variable"/>
    </style:style>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name-complex="Calibri2" style:font-family-complex="Calibri" style:font-family-generic-complex="system" style:font-pitch-complex="variable" style:font-size-complex="10pt"/>
    </style:style>
    <style:style style:name="HTML_20_Variable" style:display-name="HTML Variable" style:family="text" style:parent-style-name="Default_20_Paragraph_20_Font">
      <style:text-properties style:font-name="Calibri" fo:font-family="Calibri" style:font-family-generic="roman" style:font-pitch="variable" fo:font-style="italic" style:font-style-asian="italic" style:font-name-complex="Calibri2" style:font-family-complex="Calibri" style:font-family-generic-complex="system" style:font-pitch-complex="variable" style:font-style-complex="italic"/>
    </style:style>
    <style:style style:name="HTML_20_Address_20_Char" style:display-name="HTML Address Char" style:family="text" style:parent-style-name="Default_20_Paragraph_20_Font">
      <style:text-properties style:font-name="Calibri" fo:font-family="Calibri" style:font-family-generic="roman" style:font-pitch="variable" fo:font-style="italic" style:font-style-asian="italic" style:font-name-complex="Calibri2" style:font-family-complex="Calibri" style:font-family-generic-complex="system" style:font-pitch-complex="variable" style:font-style-complex="italic"/>
    </style:style>
    <style:style style:name="HTML_20_Definition" style:display-name="HTML Definition" style:family="text" style:parent-style-name="Default_20_Paragraph_20_Font">
      <style:text-properties style:font-name="Calibri" fo:font-family="Calibri" style:font-family-generic="roman" style:font-pitch="variable" fo:font-style="italic" style:font-style-asian="italic" style:font-name-complex="Calibri2" style:font-family-complex="Calibri" style:font-family-generic-complex="system" style:font-pitch-complex="variable" style:font-style-complex="italic"/>
    </style:style>
    <style:style style:name="HTML_20_Cite" style:display-name="HTML Cite" style:family="text" style:parent-style-name="Default_20_Paragraph_20_Font">
      <style:text-properties style:font-name="Calibri" fo:font-family="Calibri" style:font-family-generic="roman" style:font-pitch="variable" fo:font-style="italic" style:font-style-asian="italic" style:font-name-complex="Calibri2" style:font-family-complex="Calibri" style:font-family-generic-complex="system" style:font-pitch-complex="variable" style:font-style-complex="italic"/>
    </style:style>
    <style:style style:name="HTML_20_Typewriter" style:display-name="HTML Typewriter" style:family="text" style:parent-style-name="Default_20_Paragraph_20_Font">
      <style:text-properties style:font-name="Consolas" fo:font-family="Consolas" style:font-family-generic="roman" style:font-pitch="variable" fo:font-size="10pt" style:font-size-asian="10pt" style:font-name-complex="Calibri2" style:font-family-complex="Calibri" style:font-family-generic-complex="system" style:font-pitch-complex="variable" style:font-size-complex="10pt"/>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name-complex="Calibri2" style:font-family-complex="Calibri" style:font-family-generic-complex="system" style:font-pitch-complex="variable" style:font-size-complex="12pt"/>
    </style:style>
    <style:style style:name="HTML_20_Acronym" style:display-name="HTML Acronym"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name-complex="Calibri2" style:font-family-complex="Calibri"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font-size-asian="10pt" style:font-name-complex="Calibri2" style:font-family-complex="Calibri" style:font-family-generic-complex="system" style:font-pitch-complex="variable" style:font-size-complex="10pt"/>
    </style:style>
    <style:style style:name="Subtle_20_Reference" style:display-name="Subtle Reference" style:family="text" style:parent-style-name="Default_20_Paragraph_20_Font">
      <style:text-properties fo:font-variant="small-caps" fo:color="#5a5a5a" style:font-name="Calibri" fo:font-family="Calibri" style:font-family-generic="roman" style:font-pitch="variable" style:font-name-complex="Calibri2" style:font-family-complex="Calibri" style:font-family-generic-complex="system" style:font-pitch-complex="variable"/>
    </style:style>
    <style:style style:name="Subtle_20_Emphasis" style:display-name="Subtle Emphasis" style:family="text" style:parent-style-name="Default_20_Paragraph_20_Font">
      <style:text-properties fo:color="#404040" style:font-name="Calibri" fo:font-family="Calibri" style:font-family-generic="roman" style:font-pitch="variable" fo:font-style="italic" style:font-style-asian="italic" style:font-name-complex="Calibri2" style:font-family-complex="Calibri" style:font-family-generic-complex="system" style:font-pitch-complex="variable" style:font-style-complex="italic"/>
    </style:style>
    <style:style style:name="Book_20_Title" style:display-name="Book Title" style:family="text" style:parent-style-name="Default_20_Paragraph_20_Font">
      <style:text-properties style:font-name="Calibri" fo:font-family="Calibri" style:font-family-generic="roman" style:font-pitch="variable" fo:letter-spacing="0.0035in" fo:font-style="italic" fo:font-weight="bold" style:font-style-asian="italic" style:font-weight-asian="bold" style:font-name-complex="Calibri2" style:font-family-complex="Calibri" style:font-family-generic-complex="system" style:font-pitch-complex="variable" style:font-style-complex="italic" style:font-weight-complex="bold"/>
    </style:style>
    <style:style style:name="Hashtag" style:family="text" style:parent-style-name="Default_20_Paragraph_20_Font">
      <style:text-properties fo:color="#2b579a" style:font-name="Calibri" fo:font-family="Calibri" style:font-family-generic="roman" style:font-pitch="variable" fo:background-color="#e1dfdd" style:font-name-complex="Calibri2" style:font-family-complex="Calibri" style:font-family-generic-complex="system" style:font-pitch-complex="variable"/>
    </style:style>
    <style:style style:name="Message_20_Header_20_Char" style:display-name="Message Header Char" style:family="text" style:parent-style-name="Default_20_Paragraph_20_Font">
      <style:text-properties style:font-name="Corbel" fo:font-family="Corbel" style:font-family-generic="roman" style:font-pitch="variable" fo:font-size="12pt" fo:background-color="#cccccc"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_20_Char" style:display-name="Subtitle Char" style:family="text" style:parent-style-name="Default_20_Paragraph_20_Font">
      <style:text-properties fo:color="#5a5a5a" style:font-name="Calibri" fo:font-family="Calibri" style:font-family-generic="roman" style:font-pitch="variable" fo:letter-spacing="0.0102in" style:font-name-complex="Calibri2" style:font-family-complex="Calibri" style:font-family-generic-complex="system" style:font-pitch-complex="variable"/>
    </style:style>
    <style:style style:name="Macro_20_Text_20_Char" style:display-name="Macro Text Char" style:family="text" style:parent-style-name="Default_20_Paragraph_20_Font">
      <style:text-properties style:font-name="Consolas" fo:font-family="Consolas" style:font-family-generic="roman" style:font-pitch="variable" fo:font-size="10pt" style:font-size-asian="10pt" style:font-name-complex="Calibri2" style:font-family-complex="Calibri"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font-name="Calibri" fo:font-family="Calibri" style:font-family-generic="roman" style:font-pitch="variable" style:font-name-complex="Calibri2" style:font-family-complex="Calibri" style:font-family-generic-complex="system" style:font-pitch-complex="variable"/>
    </style:style>
    <style:style style:name="Endnote_20_anchor" style:display-name="Endnote anchor" style:family="text">
      <style:text-properties style:text-position="super 58%" style:font-name="Calibri" fo:font-family="Calibri" style:font-family-generic="roman" style:font-pitch="variable" style:font-name-complex="Calibri2" style:font-family-complex="Calibri" style:font-family-generic-complex="system" style:font-pitch-complex="variable"/>
    </style:style>
    <style:style style:name="Endnote_20_Text_20_Char" style:display-name="Endnote Text Char" style:family="text" style:parent-style-name="Default_20_Paragraph_20_Font">
      <style:text-properties style:font-name="Calibri" fo:font-family="Calibri" style:font-family-generic="roman" style:font-pitch="variable" fo:font-size="10pt" style:font-size-asian="10pt" style:font-name-complex="Calibri2" style:font-family-complex="Calibri" style:font-family-generic-complex="system" style:font-pitch-complex="variable" style:font-size-complex="10pt"/>
    </style:style>
    <style:style style:name="Quote_20_Char" style:display-name="Quote Char" style:family="text" style:parent-style-name="Default_20_Paragraph_20_Font">
      <style:text-properties fo:color="#404040" style:font-name="Calibri" fo:font-family="Calibri" style:font-family-generic="roman" style:font-pitch="variable" fo:font-style="italic" style:font-style-asian="italic" style:font-name-complex="Calibri2" style:font-family-complex="Calibri" style:font-family-generic-complex="system" style:font-pitch-complex="variable" style:font-style-complex="italic"/>
    </style:style>
    <style:style style:name="Emphasis" style:family="text" style:parent-style-name="Default_20_Paragraph_20_Font">
      <style:text-properties style:font-name="Calibri" fo:font-family="Calibri" style:font-family-generic="roman" style:font-pitch="variable" fo:font-style="italic" style:font-style-asian="italic" style:font-name-complex="Calibri2" style:font-family-complex="Calibri" style:font-family-generic-complex="system" style:font-pitch-complex="variable" style:font-style-complex="italic"/>
    </style:style>
    <style:style style:name="Comment_20_Text_20_Char" style:display-name="Comment Text Char" style:family="text" style:parent-style-name="Default_20_Paragraph_20_Font">
      <style:text-properties style:font-name="Calibri" fo:font-family="Calibri" style:font-family-generic="roman" style:font-pitch="variable" fo:font-size="10pt" style:font-size-asian="10pt" style:font-name-complex="Calibri2" style:font-family-complex="Calibri"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Calibri" fo:font-family="Calibri" style:font-family-generic="roman" style:font-pitch="variable" fo:font-size="10pt" fo:font-weight="bold" style:font-size-asian="10pt" style:font-weight-asian="bold" style:font-name-complex="Calibri2" style:font-family-complex="Calibri" style:font-family-generic-complex="system" style:font-pitch-complex="variable" style:font-size-complex="10pt" style:font-weight-complex="bold"/>
    </style:style>
    <style:style style:name="annotation_20_reference" style:display-name="annotation reference" style:family="text" style:parent-style-name="Default_20_Paragraph_20_Font">
      <style:text-properties style:font-name="Calibri" fo:font-family="Calibri" style:font-family-generic="roman" style:font-pitch="variable" fo:font-size="8pt" style:font-size-asian="8pt" style:font-name-complex="Calibri2" style:font-family-complex="Calibri" style:font-family-generic-complex="system" style:font-pitch-complex="variable" style:font-size-complex="8pt"/>
    </style:style>
    <style:style style:name="Balloon_20_Text_20_Char" style:display-name="Balloon Text Char" style:family="text" style:parent-style-name="Default_20_Paragraph_20_Font">
      <style:text-properties style:font-name="Microsoft YaHei UI" fo:font-family="'Microsoft YaHei UI'" style:font-family-generic="roman" style:font-pitch="variable" fo:font-size="9pt" style:font-name-asian="Microsoft YaHei UI1" style:font-family-asian="'Microsoft YaHei UI'" style:font-family-generic-asian="system" style:font-pitch-asian="variable" style:font-size-asian="9pt" style:font-name-complex="Calibri2" style:font-family-complex="Calibri" style:font-family-generic-complex="system" style:font-pitch-complex="variable" style:font-size-complex="9pt"/>
    </style:style>
    <style:style style:name="Document_20_Map_20_Char" style:display-name="Document Map Char" style:family="text" style:parent-style-name="Default_20_Paragraph_20_Font">
      <style:text-properties style:font-name="Microsoft YaHei UI" fo:font-family="'Microsoft YaHei UI'" style:font-family-generic="roman" style:font-pitch="variable" fo:font-size="9pt" style:font-name-asian="Microsoft YaHei UI1" style:font-family-asian="'Microsoft YaHei UI'" style:font-family-generic-asian="system" style:font-pitch-asian="variable" style:font-size-asian="9pt" style:font-name-complex="Calibri2" style:font-family-complex="Calibri" style:font-family-generic-complex="system" style:font-pitch-complex="variable" style:font-size-complex="9pt"/>
    </style:style>
    <style:style style:name="Heading_20_3_20_Char" style:display-name="Heading 3 Char" style:family="text" style:parent-style-name="Default_20_Paragraph_20_Font">
      <style:text-properties fo:color="#162a3c" style:font-name="Corbel" fo:font-family="Corbel" style:font-family-generic="roman" style:font-pitch="variable" fo:font-size="12pt"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1405b" style:font-name="Corbel" fo:font-family="Corbel" style:font-family-generic="roman" style:font-pitch="variable" fo:font-style="italic" style:font-name-asian="DejaVu Sans" style:font-family-asian="'DejaVu San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style:text-properties fo:color="#21405b" style:font-name="Corbel" fo:font-family="Corbel" style:font-family-generic="roman" style:font-pitch="variable"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162a3c" style:font-name="Corbel" fo:font-family="Corbel" style:font-family-generic="roman" style:font-pitch="variable"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Heading_20_7_20_Char" style:display-name="Heading 7 Char" style:family="text" style:parent-style-name="Default_20_Paragraph_20_Font">
      <style:text-properties fo:color="#162a3c" style:font-name="Corbel" fo:font-family="Corbel" style:font-family-generic="roman" style:font-pitch="variable" fo:font-style="italic" style:font-name-asian="DejaVu Sans" style:font-family-asian="'DejaVu San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orbel" fo:font-family="Corbel" style:font-family-generic="roman" style:font-pitch="variable" fo:font-size="10.5pt" style:font-name-asian="DejaVu Sans" style:font-family-asian="'DejaVu Sans'"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orbel" fo:font-family="Corbel" style:font-family-generic="roman" style:font-pitch="variable" fo:font-size="10.5pt" fo:font-style="italic" style:font-name-asian="DejaVu Sans" style:font-family-asian="'DejaVu Sans'"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Intense_20_Reference" style:display-name="Intense Reference" style:family="text" style:parent-style-name="Default_20_Paragraph_20_Font">
      <style:text-properties fo:font-variant="small-caps" fo:color="#2c567a" style:font-name="Calibri" fo:font-family="Calibri" style:font-family-generic="roman" style:font-pitch="variable" fo:letter-spacing="0.0035in" fo:font-weight="bold" style:font-weight-asian="bold" style:font-name-complex="Calibri2" style:font-family-complex="Calibri" style:font-family-generic-complex="system" style:font-pitch-complex="variable" style:font-weight-complex="bold"/>
    </style:style>
    <style:style style:name="Intense_20_Quote_20_Char" style:display-name="Intense Quote Char" style:family="text" style:parent-style-name="Default_20_Paragraph_20_Font">
      <style:text-properties fo:color="#2c567a" style:font-name="Calibri" fo:font-family="Calibri" style:font-family-generic="roman" style:font-pitch="variable" fo:font-style="italic" style:font-style-asian="italic" style:font-name-complex="Calibri2" style:font-family-complex="Calibri" style:font-family-generic-complex="system" style:font-pitch-complex="variable" style:font-style-complex="italic"/>
    </style:style>
    <style:style style:name="Intense_20_Emphasis" style:display-name="Intense Emphasis" style:family="text" style:parent-style-name="Default_20_Paragraph_20_Font">
      <style:text-properties fo:color="#2c567a" style:font-name="Calibri" fo:font-family="Calibri" style:font-family-generic="roman" style:font-pitch="variable" fo:font-style="italic" style:font-style-asian="italic" style:font-name-complex="Calibri2" style:font-family-complex="Calibri" style:font-family-generic-complex="system" style:font-pitch-complex="variable" style:font-style-complex="italic"/>
    </style:style>
    <style:style style:name="Smart_20_Hyperlink" style:display-name="Smart Hyperlink" style:family="text" style:parent-style-name="Default_20_Paragraph_20_Font">
      <style:text-properties style:font-name="Calibri" fo:font-family="Calibri" style:font-family-generic="roman" style:font-pitch="variable" style:text-underline-style="dotted" style:text-underline-width="auto" style:text-underline-color="font-color" style:font-name-complex="Calibri2" style:font-family-complex="Calibri" style:font-family-generic-complex="system" style:font-pitch-complex="variable"/>
    </style:style>
    <style:style style:name="Unresolved_20_Mention" style:display-name="Unresolved Mention" style:family="text" style:parent-style-name="Default_20_Paragraph_20_Font">
      <style:text-properties fo:color="#605e5c" style:font-name="Calibri" fo:font-family="Calibri" style:font-family-generic="roman" style:font-pitch="variable" fo:background-color="#e1dfdd" style:font-name-complex="Calibri2" style:font-family-complex="Calibri" style:font-family-generic-complex="system" style:font-pitch-complex="variable"/>
    </style:style>
    <style:style style:name="Body_20_Text_20_2_20_Char" style:display-name="Body Text 2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Body_20_Text_20_3_20_Char" style:display-name="Body Text 3 Char" style:family="text" style:parent-style-name="Default_20_Paragraph_20_Font">
      <style:text-properties style:font-name="Calibri" fo:font-family="Calibri" style:font-family-generic="roman" style:font-pitch="variable" fo:font-size="8pt" style:font-size-asian="8pt" style:font-name-complex="Calibri2" style:font-family-complex="Calibri" style:font-family-generic-complex="system" style:font-pitch-complex="variable" style:font-size-complex="8pt"/>
    </style:style>
    <style:style style:name="Body_20_Text_20_Indent_20_Char" style:display-name="Body Text Indent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Body_20_Text_20_Indent_20_2_20_Char" style:display-name="Body Text Indent 2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Body_20_Text_20_Indent_20_3_20_Char" style:display-name="Body Text Indent 3 Char" style:family="text" style:parent-style-name="Default_20_Paragraph_20_Font">
      <style:text-properties style:font-name="Calibri" fo:font-family="Calibri" style:font-family-generic="roman" style:font-pitch="variable" fo:font-size="8pt" style:font-size-asian="8pt" style:font-name-complex="Calibri2" style:font-family-complex="Calibri"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Calibri" fo:font-family="Calibri" style:font-family-generic="roman" style:font-pitch="variable" fo:font-size="10pt" style:font-size-asian="10pt" style:font-name-complex="Calibri2" style:font-family-complex="Calibri"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Calibri" fo:font-family="Calibri" style:font-family-generic="roman" style:font-pitch="variable" style:font-name-complex="Calibri2" style:font-family-complex="Calibri" style:font-family-generic-complex="system" style:font-pitch-complex="variable"/>
    </style:style>
    <style:style style:name="Note_20_Heading_20_Char" style:display-name="Note Heading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E-mail_20_Signature_20_Char" style:display-name="E-mail Signature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Salutation_20_Char" style:display-name="Salutation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Signature_20_Char" style:display-name="Signature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size-asian="10.5pt" style:font-name-complex="Calibri2" style:font-family-complex="Calibri" style:font-family-generic-complex="system" style:font-pitch-complex="variable" style:font-size-complex="10.5pt"/>
    </style:style>
    <style:style style:name="Closing_20_Char" style:display-name="Closing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Footnote_20_Symbol" style:display-name="Footnote Symbol" style:family="text" style:parent-style-name="Default_20_Paragraph_20_Font">
      <style:text-properties style:text-position="super 58%" style:font-name="Calibri" fo:font-family="Calibri" style:font-family-generic="roman" style:font-pitch="variable" style:font-name-complex="Calibri2" style:font-family-complex="Calibri" style:font-family-generic-complex="system" style:font-pitch-complex="variable"/>
    </style:style>
    <style:style style:name="Footnote_20_anchor" style:display-name="Footnote anchor" style:family="text">
      <style:text-properties style:text-position="super 58%" style:font-name="Calibri" fo:font-family="Calibri" style:font-family-generic="roman" style:font-pitch="variable" style:font-name-complex="Calibri2" style:font-family-complex="Calibri" style:font-family-generic-complex="system" style:font-pitch-complex="variable"/>
    </style:style>
    <style:style style:name="Footnote_20_Text_20_Char" style:display-name="Footnote Text Char" style:family="text" style:parent-style-name="Default_20_Paragraph_20_Font">
      <style:text-properties style:font-name="Calibri" fo:font-family="Calibri" style:font-family-generic="roman" style:font-pitch="variable" fo:font-size="10pt" style:font-size-asian="10pt" style:font-name-complex="Calibri2" style:font-family-complex="Calibri" style:font-family-generic-complex="system" style:font-pitch-complex="variable" style:font-size-complex="10pt"/>
    </style:style>
    <style:style style:name="line_20_number" style:display-name="line numbe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FollowedHyperlink" style:family="text" style:parent-style-name="Default_20_Paragraph_20_Font">
      <style:text-properties fo:color="#954f72" style:font-name="Calibri" fo:font-family="Calibri" style:font-family-generic="roman" style:font-pitch="variable" style:text-underline-style="solid" style:text-underline-width="auto" style:text-underline-color="font-color" style:font-name-complex="Calibri2" style:font-family-complex="Calibri" style:font-family-generic-complex="system" style:font-pitch-complex="variable"/>
    </style:style>
    <style:style style:name="Internet_20_link" style:display-name="Internet link" style:family="text" style:parent-style-name="Default_20_Paragraph_20_Font">
      <style:text-properties fo:color="#0563c1" style:font-name="Calibri" fo:font-family="Calibri" style:font-family-generic="roman" style:font-pitch="variable" style:text-underline-style="solid" style:text-underline-width="auto" style:text-underline-color="font-color" style:font-name-complex="Calibri2" style:font-family-complex="Calibri" style:font-family-generic-complex="system" style:font-pitch-complex="variable"/>
    </style:style>
    <style:style style:name="page_20_number" style:display-name="page numbe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ListLabel_20_1" style:display-name="ListLabel 1" style:family="text">
      <style:text-properties fo:color="#d14140" fo:font-size="10pt" fo:letter-spacing="-0.0043in" fo:font-weight="normal" style:font-size-asian="10pt" style:font-weight-asian="normal" style:font-name-complex="Georgia" style:font-family-complex="Georgia" style:font-family-generic-complex="system" style:font-pitch-complex="variable" style:font-size-complex="10pt" style:font-weight-complex="normal" style:text-scale="100%"/>
    </style:style>
    <style:style style:name="ListLabel_20_2" style:display-name="ListLabel 2" style:family="text">
      <style:text-properties fo:color="#666666"/>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fo:color="#666666"/>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3" style:display-name="ListLabel 13" style:family="text">
      <style:text-properties style:text-line-through-style="none" style:text-line-through-type="none" style:font-name="Arial" fo:font-family="Arial" style:font-family-generic="roman" style:font-pitch="variable"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ï" text:bullet-char="ï">
        <style:list-level-properties text:list-level-position-and-space-mode="label-alignment">
          <style:list-level-label-alignment text:label-followed-by="listtab" fo:text-indent="-0.1854in" fo:margin-left="3.3957in"/>
        </style:list-level-properties>
        <style:text-properties fo:font-family="Georgia" style:font-pitch="variable"/>
      </text:list-level-style-bullet>
      <text:list-level-style-bullet text:level="2" style:num-suffix="ï" text:bullet-char="ï">
        <style:list-level-properties text:list-level-position-and-space-mode="label-alignment">
          <style:list-level-label-alignment text:label-followed-by="listtab" fo:text-indent="-0.1854in" fo:margin-left="3.8071in"/>
        </style:list-level-properties>
      </text:list-level-style-bullet>
      <text:list-level-style-bullet text:level="3" style:num-suffix="ï" text:bullet-char="ï">
        <style:list-level-properties text:list-level-position-and-space-mode="label-alignment">
          <style:list-level-label-alignment text:label-followed-by="listtab" fo:text-indent="-0.1854in" fo:margin-left="4.211in"/>
        </style:list-level-properties>
      </text:list-level-style-bullet>
      <text:list-level-style-bullet text:level="4" style:num-suffix="ï" text:bullet-char="ï">
        <style:list-level-properties text:list-level-position-and-space-mode="label-alignment">
          <style:list-level-label-alignment text:label-followed-by="listtab" fo:text-indent="-0.1854in" fo:margin-left="4.6154in"/>
        </style:list-level-properties>
      </text:list-level-style-bullet>
      <text:list-level-style-bullet text:level="5" style:num-suffix="ï" text:bullet-char="ï">
        <style:list-level-properties text:list-level-position-and-space-mode="label-alignment">
          <style:list-level-label-alignment text:label-followed-by="listtab" fo:text-indent="-0.1854in" fo:margin-left="5.0193in"/>
        </style:list-level-properties>
      </text:list-level-style-bullet>
      <text:list-level-style-bullet text:level="6" style:num-suffix="ï" text:bullet-char="ï">
        <style:list-level-properties text:list-level-position-and-space-mode="label-alignment">
          <style:list-level-label-alignment text:label-followed-by="listtab" fo:text-indent="-0.1854in" fo:margin-left="5.4236in"/>
        </style:list-level-properties>
      </text:list-level-style-bullet>
      <text:list-level-style-bullet text:level="7" style:num-suffix="ï" text:bullet-char="ï">
        <style:list-level-properties text:list-level-position-and-space-mode="label-alignment">
          <style:list-level-label-alignment text:label-followed-by="listtab" fo:text-indent="-0.1854in" fo:margin-left="5.828in"/>
        </style:list-level-properties>
      </text:list-level-style-bullet>
      <text:list-level-style-bullet text:level="8" style:num-suffix="ï" text:bullet-char="ï">
        <style:list-level-properties text:list-level-position-and-space-mode="label-alignment">
          <style:list-level-label-alignment text:label-followed-by="listtab" fo:text-indent="-0.1854in" fo:margin-left="6.2319in"/>
        </style:list-level-properties>
      </text:list-level-style-bullet>
      <text:list-level-style-bullet text:level="9" style:num-suffix="ï" text:bullet-char="ï">
        <style:list-level-properties text:list-level-position-and-space-mode="label-alignment">
          <style:list-level-label-alignment text:label-followed-by="listtab" fo:text-indent="-0.1854in" fo:margin-left="6.6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8"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9" style:num-prefix="文章 " style:num-suffix="." style:num-format="I">
        <style:list-level-properties text:list-level-position-and-space-mode="label-alignment">
          <style:list-level-label-alignment text:label-followed-by="listtab"/>
        </style:list-level-properties>
      </text:list-level-style-number>
      <text:list-level-style-number text:level="2" style:num-prefix="第 " style:num-suffix=" 节"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text-properties fo:language="pt" fo:country="BR" style:language-complex="pt" style:country-complex="BR"/>
    </style:style>
    <style:style style:name="MP2" style:family="paragraph">
      <loext:graphic-properties draw:fill="gradient" draw:fill-gradient-name="Gradient_20_2" draw:opacity-name="msTransGradient_20_1"/>
      <style:paragraph-properties fo:text-align="start"/>
    </style:style>
    <style:style style:name="MP3" style:family="paragraph">
      <loext:graphic-properties draw:fill="solid" draw:fill-color="#2c567a"/>
      <style:paragraph-properties fo:text-align="start"/>
    </style:style>
    <style:style style:name="MP4" style:family="paragraph">
      <loext:graphic-properties draw:fill="gradient" draw:fill-gradient-name="Gradient_20_3" draw:opacity-name="msTransGradient_20_2"/>
      <style:paragraph-properties fo:text-align="start"/>
    </style:style>
    <style:style style:name="MP5" style:family="paragraph">
      <loext:graphic-properties draw:fill="solid" draw:fill-color="#0072c7" draw:opacity="35%"/>
      <style:paragraph-properties fo:text-align="start"/>
    </style:style>
    <style:style style:name="MP6" style:family="paragraph">
      <loext:graphic-properties draw:fill="solid" draw:fill-color="#0072c7" draw:opacity="36%"/>
      <style:paragraph-properties fo:text-align="start"/>
    </style:style>
    <style:style style:name="MP7" style:family="paragraph">
      <loext:graphic-properties draw:fill="solid" draw:fill-color="#0072c7" draw:opacity="31%"/>
      <style:paragraph-properties fo:text-align="start"/>
    </style:style>
    <style:style style:name="MP8" style:family="paragraph">
      <loext:graphic-properties draw:fill="solid" draw:fill-color="#0072c7" draw:opacity="22%"/>
      <style:paragraph-properties fo:text-align="start"/>
    </style:style>
    <style:style style:name="Mgr1" style:family="graphic">
      <style:graphic-properties fo:margin-left="0.1252in" fo:margin-right="0.1264in" fo:margin-top="0in" fo:margin-bottom="0.006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svg:stroke-width="0.0102in" draw:stroke-linejoin="miter" draw:fill="gradient" draw:fill-gradient-name="Gradient_20_2" draw:opacity-name="msTransGradient_20_1" draw:textarea-vertical-align="middle" draw:auto-grow-height="false" draw:fit-to-size="false" style:shrink-to-fit="false" fo:min-height="4.078in" fo:min-width="4.2465in" fo:padding-top="0.0492in" fo:padding-bottom="0.0492in" fo:padding-left="0.0984in" fo:padding-right="0.0984in" fo:wrap-option="wrap" style:run-through="background"/>
    </style:style>
    <style:style style:name="Mgr4" style:family="graphic">
      <style:graphic-properties draw:stroke="none" svg:stroke-width="0.0102in" draw:stroke-linejoin="miter" draw:fill="solid" draw:fill-color="#2c567a" draw:textarea-vertical-align="middle" draw:auto-grow-height="false" draw:fit-to-size="false" style:shrink-to-fit="false" fo:min-height="3.2173in" fo:min-width="3.3307in" fo:padding-top="0.0492in" fo:padding-bottom="0.0492in" fo:padding-left="0.0984in" fo:padding-right="0.0984in" fo:wrap-option="wrap" style:run-through="background"/>
    </style:style>
    <style:style style:name="Mgr5" style:family="graphic">
      <style:graphic-properties draw:stroke="none" svg:stroke-width="0.0102in" draw:stroke-linejoin="miter" draw:fill="solid" draw:fill-color="#2c567a" draw:textarea-vertical-align="middle" draw:auto-grow-height="false" draw:fit-to-size="false" style:shrink-to-fit="false" fo:min-height="0.1866in" fo:min-width="8.3008in" fo:padding-top="0.05in" fo:padding-bottom="0.05in" fo:padding-left="0.1in" fo:padding-right="0.1in" fo:wrap-option="wrap" style:run-through="background"/>
    </style:style>
    <style:style style:name="Mgr6" style:family="graphic">
      <style:graphic-properties draw:stroke="none" svg:stroke-width="0.0102in" draw:stroke-linejoin="miter" draw:fill="gradient" draw:fill-gradient-name="Gradient_20_3" draw:opacity-name="msTransGradient_20_2" draw:textarea-vertical-align="middle" draw:auto-grow-height="false" draw:fit-to-size="false" style:shrink-to-fit="false" fo:min-height="2.539in" fo:min-width="2.7492in" fo:padding-top="0.0492in" fo:padding-bottom="0.0492in" fo:padding-left="0.0984in" fo:padding-right="0.0984in" fo:wrap-option="wrap" style:run-through="background"/>
    </style:style>
    <style:style style:name="Mgr7" style:family="graphic">
      <style:graphic-properties draw:stroke="none" svg:stroke-width="0in" draw:fill="solid" draw:fill-color="#0072c7" draw:opacity="35%" draw:textarea-vertical-align="middle" draw:auto-grow-height="false" draw:fit-to-size="false" style:shrink-to-fit="false" fo:min-height="1.9173in" fo:min-width="2.0535in" fo:padding-top="0.0492in" fo:padding-bottom="0.0492in" fo:padding-left="0.0984in" fo:padding-right="0.0984in" fo:wrap-option="wrap" style:run-through="background"/>
    </style:style>
    <style:style style:name="Mgr8" style:family="graphic">
      <style:graphic-properties draw:stroke="none" svg:stroke-width="0.0102in" draw:stroke-linejoin="miter" draw:fill="solid" draw:fill-color="#0072c7" draw:opacity="36%" draw:textarea-vertical-align="middle" draw:auto-grow-height="false" draw:fit-to-size="false" style:shrink-to-fit="false" fo:min-height="0.9146in" fo:min-width="0.8299in" fo:padding-top="0.0492in" fo:padding-bottom="0.0492in" fo:padding-left="0.0984in" fo:padding-right="0.0984in" fo:wrap-option="wrap" style:run-through="background"/>
    </style:style>
    <style:style style:name="Mgr9" style:family="graphic">
      <style:graphic-properties draw:stroke="none" svg:stroke-width="0.0102in" draw:stroke-linejoin="miter" draw:fill="solid" draw:fill-color="#0072c7" draw:opacity="31%" draw:textarea-vertical-align="middle" draw:auto-grow-height="false" draw:fit-to-size="false" style:shrink-to-fit="false" fo:min-height="0.4937in" fo:min-width="0.4035in" fo:padding-top="0.0492in" fo:padding-bottom="0.0492in" fo:padding-left="0.0984in" fo:padding-right="0.0984in" fo:wrap-option="wrap" style:run-through="background"/>
    </style:style>
    <style:style style:name="Mgr10" style:family="graphic">
      <style:graphic-properties draw:stroke="none" svg:stroke-width="0.0102in" draw:stroke-linejoin="miter" draw:fill="solid" draw:fill-color="#0072c7" draw:opacity="36%" draw:textarea-vertical-align="middle" draw:auto-grow-height="false" draw:fit-to-size="false" style:shrink-to-fit="false" fo:min-height="0.4937in" fo:min-width="0.4035in" fo:padding-top="0.0492in" fo:padding-bottom="0.0492in" fo:padding-left="0.0984in" fo:padding-right="0.0984in" fo:wrap-option="wrap" style:run-through="background"/>
    </style:style>
    <style:style style:name="Mgr11" style:family="graphic">
      <style:graphic-properties draw:stroke="none" svg:stroke-width="0.0102in" draw:stroke-linejoin="miter" draw:fill="solid" draw:fill-color="#0072c7" draw:opacity="22%" draw:textarea-vertical-align="middle" draw:auto-grow-height="false" draw:fit-to-size="false" style:shrink-to-fit="false" fo:min-height="0.2709in" fo:min-width="0.1772in" fo:padding-top="0.0492in" fo:padding-bottom="0.0492in" fo:padding-left="0.0984in" fo:padding-right="0.0984in" fo:wrap-option="wrap" style:run-through="background"/>
    </style:style>
    <style:page-layout style:name="Mpm1">
      <style:page-layout-properties fo:page-width="8.2681in" fo:page-height="11.6929in" style:num-format="1" style:print-orientation="portrait" fo:margin-top="0.5in" fo:margin-bottom="0.7917in" fo:margin-left="0.7917in" fo:margin-right="0.5516in" style:writing-mode="lr-tb" style:layout-grid-color="#c0c0c0" style:layout-grid-lines="44"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0984in" fo:margin-left="0in" fo:margin-right="0in" fo:margin-bottom="1.0591in" style:dynamic-spacing="true"/>
      </style:header-style>
      <style:footer-style/>
    </style:page-layout>
  </office:automatic-styles>
  <office:master-styles>
    <style:master-page style:name="Standard" style:page-layout-name="Mpm1">
      <style:header>
        <text:p text:style-name="MP1"><draw:g text:anchor-type="paragraph" draw:z-index="3" draw:name="Grupo 26" draw:style-name="Mgr1"><draw:g draw:name="Grupo 14" draw:style-name="Mgr2"><draw:custom-shape draw:name="Forma Livre: Forma 10" draw:style-name="Mgr3" draw:text-style-name="MP2" svg:width="4.4441in" svg:height="4.1768in" draw:transform="rotate (-3.14159265358979) translate (2.68333333333333in 4.14375in)"><text:p/><draw:enhanced-geometry draw:mirror-horizontal="true" draw:mirror-vertical="false" svg:viewBox="0 0 0 0" drawooo:sub-view-size="2647519 2612594" draw:text-areas="0 0 ?f2350 ?f2351" draw:type="ooxml-non-primitive" draw:enhanced-path="M 1439383 2598425 L 1427010 2605087 1427751 2605405 Z M 1542263 2530792 C 1527023 2534602 1516545 2538412 1502258 2540317 1487970 2542222 1470825 2545079 1442250 2547937 1442250 2545079 1440345 2543174 1439393 2540317 1452728 2540317 1465110 2538412 1481303 2536507 1496543 2534602 1515593 2533649 1542263 2530792 Z M 1646324 2520821 L 1643880 2521511 1645133 2521267 Z M 899801 2506503 C 908612 2507932 922185 2511742 942187 2517457 947902 2518409 954570 2518409 960285 2518409 977430 2526982 993622 2535555 1010767 2543175 1017435 2544127 1026007 2546032 1033627 2547937 L 1035057 2548414 1040295 2543175 C 1046962 2545080 1053630 2546985 1060297 2548890 1066965 2550795 1073632 2551747 1080300 2553652 L 1119713 2562818 1120305 2562225 C 1134592 2564130 1150785 2566987 1166025 2569845 1172692 2570797 1180312 2571750 1187932 2573655 1195552 2574607 1203172 2575560 1209840 2575560 1223175 2575560 1237462 2576512 1254607 2577465 1271752 2577465 1291755 2578417 1315567 2576512 L 1318213 2576512 1324140 2573178 C 1328188 2571750 1333189 2570321 1337475 2568892 1342238 2568892 1347000 2568654 1351048 2568654 1355096 2568654 1358430 2568892 1360335 2569844 L 1362835 2576512 1384147 2576512 C 1382242 2579370 1379385 2583180 1377480 2586037 1376527 2586990 1375575 2587942 1373670 2590800 1370812 2592705 1366050 2594610 1361287 2596515 1352715 2596515 1347000 2596515 1338427 2596515 1328902 2595562 1318425 2595562 1308900 2594610 1286992 2593657 1266037 2593657 1245082 2592705 1229842 2591752 1213650 2590800 1197457 2588895 1184122 2587942 1169835 2585085 1155547 2583180 1141260 2581275 1127925 2579370 1113637 2576512 1092682 2572702 1069822 2570797 1049820 2566987 1029817 2562225 1011720 2557462 1000290 2550795 L 1000863 2550379 971715 2541270 C 964095 2537459 955522 2533650 945997 2529840 935520 2526982 925995 2524125 916470 2520315 905992 2516505 896467 2513647 885990 2509837 886943 2506027 890991 2505075 899801 2506503 Z M 1460492 2486082 L 1445939 2488303 1345293 2493385 1378432 2497454 C 1380337 2496502 1383195 2496502 1387005 2495549 1407007 2492692 1426057 2490787 1446060 2488882 1448203 2488406 1451716 2487751 1455778 2486992 Z M 1550918 2472281 L 1501488 2479825 1518450 2480309 C 1528928 2479833 1536786 2477928 1542858 2475785 Z M 1731355 2470078 L 1576323 2511364 1654777 2493883 Z M 737400 2450782 C 787882 2468879 820267 2485072 846937 2497454 859320 2502217 872655 2506027 885990 2509837 896467 2513647 905992 2516504 915517 2520314 925042 2524124 934567 2526982 945045 2529839 954570 2533649 963142 2537459 970762 2541269 968857 2542222 966952 2544127 965047 2546032 960285 2545079 954570 2544127 949807 2543174 931710 2537459 913612 2529839 895515 2523172 L 868845 2512694 C 860272 2508884 850747 2505074 842175 2501264 829792 2497454 818362 2492692 806932 2488882 796455 2484119 785977 2480309 776452 2475547 766927 2471737 759307 2466974 752640 2463164 745972 2458402 741210 2454592 737400 2450782 Z M 782168 2426970 C 800265 2436495 815505 2445067 834555 2453640 832650 2454592 830745 2455545 827888 2457450 807885 2447925 786930 2437447 766928 2427922 772643 2427922 776453 2427922 782168 2426970 Z M 588810 2362200 C 620242 2375535 636435 2387917 653580 2398395 657390 2403157 669772 2412682 666915 2413635 655485 2407920 645007 2403157 636435 2397442 627862 2392680 620242 2387917 613575 2383155 601192 2374582 593572 2367915 588810 2362200 Z M 702387 2337759 L 702396 2338030 705613 2341924 705967 2340292 Z M 2093409 2275234 L 2089950 2275522 C 2073757 2288857 2052802 2303145 2032800 2316480 2012797 2329815 1991842 2340292 1976602 2346960 1964220 2354580 1950885 2362200 1936597 2370772 1928977 2373630 1922310 2377440 1914690 2380297 1907070 2383155 1899450 2386012 1891830 2389822 1886115 2394585 1874685 2399347 1864207 2404110 1853730 2408872 1844205 2412682 1843252 2416492 1833727 2420302 1823250 2425065 1812772 2428875 1802295 2433637 1791817 2436495 1781340 2440305 1779435 2442210 1775625 2446020 1772767 2448877 1768005 2450782 1764195 2451735 1759432 2453640 1748002 2456497 1736572 2457450 1726095 2459355 1710855 2464117 1696567 2468880 1683232 2472690 1669897 2476500 1656562 2480310 1644180 2485072 1630845 2489835 1616557 2492692 1601317 2497455 1586077 2502217 1568932 2506980 1547977 2510790 1498447 2513647 1480350 2519362 1472730 2523172 1471777 2524125 1471777 2525077 1470825 2526030 L 1434646 2535075 1435583 2535555 1475761 2525510 1476540 2523172 C 1484160 2518410 1503210 2513647 1551788 2510790 1571790 2506980 1588935 2502217 1605128 2497455 1620368 2492692 1634655 2489835 1647990 2485072 1661325 2481262 1673708 2477452 1687043 2472690 1700378 2468880 1713713 2464117 1729905 2459355 1741335 2457450 1752765 2456497 1763243 2453640 L 1740675 2467181 1741335 2466975 C 1748955 2462212 1758480 2456497 1765148 2452687 1769910 2450782 1773720 2449830 1778483 2447925 L 1779371 2447679 1785150 2441257 C 1795628 2437447 1806105 2433637 1816583 2429827 1827060 2425065 1837538 2421255 1847063 2417445 1848015 2413635 1857540 2409825 1868018 2405062 1878495 2400300 1889925 2395537 1895640 2390775 1903260 2387917 1910880 2385060 1918500 2381250 L 1934176 2374435 1942313 2368867 C 1955648 2360295 1969935 2352675 1982318 2345055 1997558 2339340 2017560 2327910 2038515 2314575 Z M 460060 2262062 L 463676 2265164 464911 2265793 Z M 2099802 2237197 L 2099475 2237422 2099475 2237694 2100989 2237910 2101380 2237422 Z M 2120380 2222979 L 2114756 2226864 2113762 2227897 2117618 2225429 Z M 382287 2175002 L 418261 2217358 389737 2183129 Z M 2187820 2174974 L 2187735 2175004 2187105 2179320 C 2179485 2186940 2176627 2191702 2171865 2196465 2168055 2201227 2163292 2206942 2153767 2216467 L 2154858 2216216 2171865 2197417 C 2175675 2192655 2179485 2187892 2187105 2180272 2188296 2177177 2188475 2175510 2187820 2174974 Z M 475386 2153525 L 477272 2155822 477367 2155507 Z M 334493 2131694 C 337350 2128837 346875 2133599 359258 2147887 L 360474 2149319 371759 2151816 C 377593 2155745 385451 2163127 397357 2175509 409740 2185987 423075 2195512 432600 2204084 442125 2212657 447840 2220277 447840 2225039 450697 2228849 452602 2231707 456412 2235517 468795 2245994 479272 2255519 492607 2265997 489750 2269807 484987 2271712 482130 2274569 L 448422 2237115 446888 2237422 478787 2272865 482130 2274569 C 484988 2271712 488798 2268854 492608 2265997 521183 2290762 551663 2315527 583095 2337434 577380 2339339 572618 2341244 564998 2343149 567855 2345054 568808 2346007 571665 2347912 562140 2347912 554520 2348864 544995 2348864 539280 2345054 533565 2341244 527850 2337434 522135 2333624 517373 2328862 511658 2325052 498323 2313622 484035 2303144 471653 2291714 459270 2280284 446888 2268854 434505 2258377 422123 2246947 411645 2235517 400215 2225039 394500 2219324 388785 2213609 384023 2208847 379260 2203132 373545 2197417 368783 2191702 369735 2189797 379260 2195512 374498 2184082 381165 2189797 387833 2195512 393548 2201227 401168 2206942 407835 2212657 414503 2217419 423075 2226944 431648 2235517 440220 2245042 L 442406 2246917 414503 2217419 C 407835 2211704 401168 2206942 394500 2201227 387833 2195512 382118 2189797 375450 2184082 368783 2175509 361163 2166937 354495 2158364 347828 2149792 341160 2140267 334493 2131694 Z M 2432850 1980247 L 2432367 1980454 2421964 2005422 Z M 2422850 1860918 L 2397608 1897379 C 2392845 1904999 2389035 1912619 2385225 1920239 2380463 1927859 2376653 1934527 2372843 1941194 2363318 1954529 2353793 1967864 2343315 1980247 2334743 1993582 2327123 2005964 2317598 2019299 2309978 2029777 2302358 2040254 2294738 2050732 L 2292832 2051897 2291272 2054208 2293785 2052637 C 2301405 2042160 2309025 2031682 2316645 2021205 2325218 2007870 2333790 1995487 2342363 1982152 2352840 1969770 2362365 1956435 2371890 1943100 2375700 1936432 2380463 1929765 2384273 1922145 2388083 1914525 2392845 1906905 2396655 1899285 2405228 1884045 2414753 1870710 2422373 1862137 Z M 2521433 1847850 C 2518575 1860232 2514765 1871662 2509050 1884997 2503335 1897380 2496668 1910715 2487143 1925002 2479523 1940242 2471903 1954530 2465235 1965960 2457615 1977390 2450948 1985962 2445233 1991677 L 2458568 1965007 C 2461425 1956435 2466188 1947862 2469998 1938337 2473808 1932622 2475713 1928812 2478570 1924050 2482380 1917382 2486190 1911667 2490000 1905000 2493810 1898332 2496668 1892617 2500478 1885950 2507145 1873567 2514765 1861185 2521433 1847850 Z M 2459780 1766202 L 2436660 1806892 2436235 1807870 2459520 1766887 Z M 2472460 1674043 L 2444672 1749965 C 2427321 1790989 2407787 1830865 2386218 1869449 L 2377660 1882980 2377605 1883092 C 2373795 1892617 2366175 1905000 2357602 1917382 2349030 1929765 2341410 1943100 2337600 1954530 2330932 1963102 2322360 1972627 2314740 1983105 2307120 1993582 2300452 2005012 2295690 2015490 2268067 2053590 2223300 2102167 2183295 2142172 2170912 2152650 2158530 2163127 2146147 2173605 L 2142583 2176315 2141046 2177871 2125512 2190534 2112810 2205037 C 2097570 2217420 2082330 2228850 2066137 2240280 L 2058824 2244900 2038960 2261093 2036092 2262956 2031847 2266950 C 2019465 2275522 2007082 2284095 1994700 2291715 1982317 2299335 1969935 2306955 1957552 2314575 L 1953300 2316730 1928148 2333067 1920351 2337000 1912785 2342197 C 1905165 2346960 1896592 2351722 1887067 2356485 L 1863038 2365909 1809483 2392922 C 1768715 2410756 1726785 2426426 1683836 2439784 L 1596280 2462297 1667040 2448877 C 1671802 2447924 1675612 2446972 1680375 2446019 1690852 2437447 1711807 2432684 1723237 2430779 1732762 2427922 1742287 2425064 1749907 2422207 1761337 2411729 1783245 2406014 1792770 2400299 1808962 2394584 1825155 2388869 1841347 2383154 L 1872470 2370949 1886115 2363152 1898496 2359343 1915642 2349817 1920147 2346686 1931835 2335530 C 1939455 2330767 1948980 2325052 1957552 2320290 L 1986810 2305948 1997557 2299334 C 2009940 2291714 2022322 2283142 2034705 2274569 2037562 2268854 2044230 2264092 2050897 2259329 2057565 2254567 2064232 2249804 2068995 2247899 2084235 2236469 2100427 2225039 2115667 2212657 2121382 2199322 2139480 2187892 2149005 2181224 2161387 2170747 2173770 2160269 2186152 2149792 2226157 2109787 2270925 2061209 2298547 2023109 L 2314015 1996814 2314740 1994534 C 2322360 1983104 2331885 1969769 2339505 1956434 2342363 1952624 2344268 1948814 2347125 1945004 L 2357257 1930951 2360460 1925002 C 2369032 1912619 2375700 1900237 2380462 1890712 2395702 1864042 2407132 1837372 2419515 1809749 2430945 1782127 2443327 1754504 2457615 1723072 2459044 1714500 2464759 1699974 2468807 1687829 Z M 2576677 1589722 L 2573820 1591627 2573820 1591627 Z M 2585674 1533271 L 2585332 1534956 2588107 1538287 C 2590965 1541145 2593822 1544955 2596680 1547812 2598585 1545907 2600490 1544002 2602395 1544002 L 2602539 1543271 2598585 1545907 C 2594775 1544002 2591918 1540192 2589060 1537334 Z M 2577184 1425070 L 2576519 1425107 2575314 1425174 2575725 1429702 C 2575725 1438275 2575725 1444942 2574773 1453515 2573820 1458277 2572868 1462087 2570963 1467802 2563343 1480185 2555723 1492567 2548103 1503997 2546198 1515427 2545245 1524952 2542388 1535430 L 2536673 1545907 C 2533815 1561147 2530958 1575435 2527148 1591627 2523338 1604010 2520480 1615440 2516670 1627822 2512860 1640205 2510003 1651635 2505240 1663065 2503335 1672590 2501430 1681162 2498573 1690687 2496668 1700212 2494763 1709737 2490953 1719262 L 2497030 1709810 2502383 1689734 C 2503335 1679257 2505240 1670684 2507145 1661159 2510955 1649729 2514765 1637347 2518575 1625917 2522385 1613534 2525243 1602104 2529053 1589722 2532863 1574482 2534768 1560194 2538578 1544002 L 2544293 1533524 C 2547150 1523047 2548103 1513522 2550008 1502092 2557628 1489709 2565248 1478279 2572868 1465897 2568105 1490662 2563343 1514474 2557628 1539239 2555723 1562099 2542388 1593532 2546198 1600199 2537625 1626869 2530005 1652587 2520480 1678304 L 2515393 1686218 2513218 1698069 C 2512146 1704261 2510479 1710690 2506193 1718310 2492858 1737360 2486190 1756410 2479523 1776412 2475713 1785937 2471903 1796415 2467140 1806892 2465235 1812607 2462378 1817370 2459520 1823085 2456663 1828800 2453805 1834515 2449995 1840230 2441423 1855470 2432850 1871662 2424278 1885950 2417610 1903095 2406180 1914525 2396655 1930717 2389035 1948815 2375700 1970722 2361413 1990725 2347125 2010727 2332838 2031682 2322360 2049780 2313788 2061210 2305215 2072640 2296643 2083117 2287118 2093595 2278545 2104072 2269020 2115502 2266163 2120265 2262353 2124075 2259495 2128837 2255685 2133600 2252828 2137410 2249018 2142172 2243303 2146935 2237588 2151697 2232825 2155507 L 2206342 2184829 2207107 2187892 C 2195677 2200275 2188057 2208847 2179485 2216467 2169960 2223135 2159482 2229802 2149957 2237422 L 2126145 2256472 2103587 2272957 2107095 2272665 2131860 2254567 2155673 2235517 C 2165198 2228850 2175675 2222182 2185200 2214562 2192820 2206942 2201393 2198370 2212823 2185987 2212823 2185035 2212823 2184082 2211870 2182177 2221395 2172652 2229968 2163127 2238540 2152650 2243303 2148840 2249018 2144077 2254733 2139315 2257590 2135505 2261400 2130742 2265210 2125980 2268068 2121217 2271878 2116455 2274735 2112645 2284260 2102167 2292833 2090737 2302358 2080260 2310930 2069782 2319503 2058352 2328075 2046922 2338553 2028825 2352840 2007870 2367128 1987867 2381415 1966912 2394750 1945957 2402370 1927860 2411895 1911667 2423325 1900237 2429993 1883092 2438565 1868805 2447138 1851660 2455710 1837372 2459520 1831657 2462378 1825942 2465235 1820227 2468093 1814512 2469998 1808797 2472855 1804035 2477618 1793557 2481428 1783080 2485238 1773555 2492858 1753552 2499525 1734502 2511908 1715452 2520480 1700212 2518575 1688782 2522385 1676400 2532863 1650682 2539530 1624965 2548103 1598295 2544293 1590675 2557628 1560195 2559533 1537335 2565248 1513522 2570010 1488757 2574773 1463992 L 2578209 1451109 2575725 1450657 C 2576677 1443037 2576677 1436370 2576677 1426845 Z M 2597632 1404937 L 2586541 1451152 2586542 1451152 2597633 1404938 Z M 2606205 1395412 C 2604300 1399222 2602395 1402080 2600490 1407795 L 2599181 1433750 C 2599062 1441132 2599062 1448276 2598585 1458277 L 2589060 1487586 2589060 1490934 2600490 1458277 C 2601443 1438274 2600490 1429702 2602395 1407794 L 2606836 1398173 Z M 2565247 1354454 L 2559006 1369207 2556675 1390650 2553670 1380633 2552571 1382047 2555723 1392555 C 2554770 1397317 2554770 1402080 2553818 1407795 2555723 1410652 2556675 1415415 2557628 1420177 L 2560581 1420013 2558580 1413509 C 2559532 1407794 2559532 1403032 2560485 1398269 2562390 1384934 2563342 1369694 2565247 1354454 Z M 2645258 1328737 C 2646210 1329689 2646210 1329689 2647163 1329689 2647163 1345882 2646210 1359217 2646210 1369694 2646210 1380172 2647163 1388744 2647163 1397317 2648115 1413509 2647163 1425892 2644305 1447799 2645258 1453514 2643353 1463039 2641448 1476374 2638590 1488757 2635733 1503997 2632875 1518284 2631923 1529714 2631923 1542097 2630018 1553527 2623350 1574482 2622398 1591627 2615730 1618297 2610968 1637347 2607158 1656397 2602395 1674494 2590965 1685924 2591918 1668779 2578583 1684972 2578583 1684019 2579535 1680209 2580488 1679257 2581440 1664017 2577630 1661160 2584298 1639252 2589060 1625917 2594775 1611630 2598585 1597342 L 2610015 1590675 2610015 1590674 C 2618588 1552574 2615730 1544002 2622398 1518284 2624303 1506854 2627160 1495424 2629065 1483994 2630970 1472564 2632875 1460182 2634780 1448752 2636685 1437322 2637638 1425892 2639543 1415414 2640495 1404937 2641448 1394459 2641448 1383982 2640495 1376362 2641448 1366837 2642400 1357312 2643353 1352549 2643353 1347787 2644305 1343024 2644305 1338262 2645258 1333499 2645258 1328737 Z M 134151 887095 L 134625 887332 134670 887199 Z M 191618 750570 C 176378 775335 173520 782955 170663 789622 164948 795337 160185 801052 153518 803910 L 153477 804822 151819 841286 151867 841199 153518 804862 C 159233 801052 164948 795337 170663 790574 173520 783907 177330 776287 191618 751522 L 192332 751998 192689 751284 Z M 203047 667702 C 199237 670560 194475 673417 189712 677227 183045 689610 178282 700087 169710 719137 L 174286 722798 174435 722155 170663 719137 C 179235 700087 183998 689609 190665 677227 L 202473 668793 Z M 276390 613410 L 275187 614373 270080 634008 C 268770 638413 267818 641033 266865 643890 230670 692467 209715 757237 179235 803910 175425 816292 171615 829627 166852 842962 162090 856297 159232 869632 155422 882967 145897 911542 131610 942022 130657 966787 124942 985837 119227 1004887 114465 1023937 111607 1038225 109702 1052512 106845 1066800 L 103035 1088707 C 102082 1096327 101130 1102995 100177 1110615 97320 1130617 93510 1149667 91605 1169670 90652 1182052 89700 1192530 88747 1205865 89700 1215390 91605 1224915 93510 1243965 L 95742 1223205 95415 1216342 C 96367 1203007 98272 1188719 99225 1176337 101130 1156334 104940 1137284 107797 1117282 L 114596 1109123 124469 1043051 123990 1031557 133400 1004580 138999 981931 137325 985837 C 135420 984885 133515 983932 131610 983932 126847 996315 122085 1010602 117322 1024890 117322 1031557 117322 1039177 118275 1047750 115417 1062990 113512 1076325 111607 1091565 111607 1093470 110655 1096327 110655 1099185 106845 1102995 104940 1106805 101130 1110615 102082 1102995 103035 1096327 103987 1088707 L 107797 1066800 C 110655 1052512 112560 1038225 115417 1023937 121132 1004887 126847 985837 131610 966787 132562 942022 146850 912495 156375 882967 160185 869632 163042 856297 167805 842962 171615 829627 176377 817245 180187 803910 210667 757237 230670 692467 267817 643890 269722 637222 271627 633412 276390 613410 Z M 293536 518160 L 293535 518160 298297 521970 298297 521969 Z M 465169 382550 L 464986 382696 464430 383325 456651 391477 454684 394338 453399 395790 C 451546 398815 450698 401003 447840 403860 428790 425767 408788 447675 389738 472440 384023 479107 378308 484822 373545 491490 367830 498157 363068 504825 357353 511492 L 285752 590631 358305 510540 C 364020 503872 368782 497205 374497 490537 380212 483870 385927 478155 390690 471487 409740 446722 429742 425767 448792 402907 L 454684 394338 464430 383325 Z M 489348 316869 C 487763 316669 484470 318176 481127 319733 L 475013 322003 473558 323849 C 469748 326707 465938 329564 463080 333374 453555 339089 445935 343852 436410 350519 L 418313 370522 401168 390524 C 397358 393382 394500 396239 389738 401002 L 389350 400516 378546 413504 C 374736 418862 369735 425768 360210 436245 L 330683 468630 335445 474344 335536 474264 331635 469582 C 341160 459105 352590 447675 361162 437197 380212 416242 381165 409575 390690 401002 395452 396240 399262 393382 402120 390525 L 419265 370522 437362 350520 C 446887 344805 454507 340042 464032 333375 467842 330517 471652 326707 474510 323850 476415 324326 481654 321469 485940 319564 L 489548 318444 Z M 1868970 144780 C 1890877 153352 1906117 160020 1917547 166687 1928977 172402 1935645 178117 1938502 183832 1920405 174307 1904212 167640 1891830 160972 1879447 154305 1871827 148590 1868970 144780 Z M 1710855 75247 C 1719427 75247 1733715 78104 1748955 83819 1765147 90487 1783245 100012 1802295 110489 1750860 94297 1716570 83819 1710855 75247 Z M 1137451 68937 C 1133641 68580 1127926 69056 1117448 71437 1104113 73342 1088873 75247 1074585 77152 1061250 80010 1046010 83820 1032675 86677 1026960 88582 1021245 90487 1014578 92392 1007910 94297 1001243 96202 993623 98107 L 947769 107115 939330 110490 C 920280 117157 900278 122872 881228 130492 862178 138112 843128 144780 824078 153352 809790 160020 796455 165735 784073 171450 775500 173355 765975 178117 757403 181927 734543 190500 713588 201930 691680 212407 681203 218122 670725 225742 660248 232410 649770 239077 639293 245745 629768 252412 618338 263842 597383 280035 581190 288607 565950 300037 550710 312420 535470 324802 L 491713 362974 495465 367665 C 497370 366713 500764 364272 504752 361295 L 512657 355403 541185 330517 C 556425 318134 571665 306704 586905 294322 603097 285749 623100 269557 635482 258127 645960 251459 655485 244792 665962 238124 676440 231457 685965 224789 697395 218122 719302 207644 741210 196214 763117 187642 771690 183832 781215 179069 788835 174307 801217 168592 815505 162877 828840 156209 847890 147637 866940 140969 885990 133349 905040 125729 925042 120014 944092 113347 L 968499 108553 980289 104524 1140765 69904 Z M 1478088 48458 C 1484636 48815 1491780 49530 1498447 50482 1511782 52387 1523212 56197 1526070 60007 1520355 59055 1514640 58102 1505115 57150 1495590 56197 1482255 53340 1461300 48577 1465586 48101 1471539 48101 1478088 48458 Z M 1588935 40957 C 1602270 41909 1614652 42862 1627987 43814 1644180 48577 1659420 56197 1675612 62864 1652752 60007 1631797 55244 1616557 52387 1601317 48577 1590840 44767 1588935 40957 Z M 1270324 40719 C 1233653 40957 1196981 42862 1160310 46672 1135545 47624 1109827 52387 1084110 57149 1071727 59054 1059345 62864 1047915 66674 1036485 70484 1026007 74294 1016482 78104 1001242 80009 987907 81914 972667 83819 914565 101917 859320 123824 806932 147637 786930 155257 765975 165734 746925 174307 741210 176212 734542 179069 728827 180974 723112 183832 717397 186689 712635 189547 702157 195262 691680 200977 682155 205739 663105 216217 647865 225742 634530 230504 619290 239077 610717 248602 598335 259079 555472 283844 517372 318134 493560 340994 L 471664 360034 450243 379593 450697 380047 C 388785 439102 334492 503872 285915 573404 271627 593407 260197 607694 252577 619124 244957 630554 240195 639127 237337 646747 232575 655319 226860 663892 222097 672464 212572 690562 203047 708659 193522 725804 L 162439 774785 162090 776287 C 158280 784860 155422 795337 151612 804862 148755 810577 146850 814387 143992 818197 L 142087 820102 133634 848201 C 132087 855345 131610 860584 131610 864870 131610 873442 132562 879157 129705 888682 124942 902017 121132 914400 116370 927735 112560 941070 107797 953452 103987 966787 99225 986790 95415 1004887 90652 1023937 87795 1042035 85890 1059180 83032 1076325 80175 1093470 79222 1111567 78270 1128712 81127 1115377 83032 1102995 84937 1092517 L 85555 1089530 86842 1075372 C 89700 1058227 91605 1040130 94462 1022985 L 96848 1023781 97055 1022896 94463 1022032 C 99225 1002029 103035 983932 107798 964882 111608 951547 115418 938212 120180 925829 L 133454 886956 132563 886777 C 135420 877252 134468 871537 134468 862965 134468 854392 135420 842010 144945 818197 146850 814387 148755 809625 152565 804862 L 152821 804166 163043 776287 C 173520 759142 183045 742950 194475 726757 204000 708660 212573 690562 223050 673417 227813 665797 233528 656272 238290 647700 241148 640080 245910 631507 253530 620077 261150 608647 272580 594360 286868 574357 335445 503872 389738 440055 451650 381000 466890 367665 479273 354330 495465 340995 519278 318135 557378 283845 600240 259080 612623 249555 621195 239077 636435 230505 649770 225742 665010 216217 684060 205740 693585 200977 704063 195262 714540 189547 720255 186690 725018 183832 730733 180975 736448 178117 742163 176212 748830 174307 767880 164782 788835 155257 808838 147637 860273 123825 916470 101917 974573 83820 989813 81915 1003148 80010 1018388 78105 1027913 74295 1038390 70485 1049820 66675 1061250 62865 1073633 59055 1086015 57150 1111733 52387 1138403 47625 1162215 46672 1198887 43338 1235558 41433 1272229 41076 L 1360655 44043 Z M 1404150 0 C 1418437 952 1434630 1905 1448917 2857 1465110 3810 1480350 5715 1494637 7620 1509877 8572 1518450 11430 1525117 15240 1531785 19050 1536547 22860 1545120 24765 1558455 24765 1552740 17145 1569885 20002 1582267 21907 1594650 25717 1607032 28575 1614652 30480 1622272 33337 1629892 35242 1629892 35242 1629892 36195 1628940 36195 1629892 39052 1628940 40957 1627987 42862 1614652 41910 1602270 40957 1588935 40005 1584172 39052 1580362 38100 1575600 36195 1570837 35242 1567027 34290 1562265 33337 1553692 31432 1545120 29527 1536547 27622 1527975 25717 1519402 23812 1510830 21907 1502257 20955 1493685 19050 1484160 18097 L 1454633 18097 C 1446060 18097 1437488 18097 1430820 18097 1416533 18097 1405103 18097 1393673 18097 L 1391928 17540 1375575 25717 C 1367002 28574 1391767 30479 1381290 35242 1401292 39052 1421295 42862 1438440 46672 L 1413008 47116 1413437 47149 C 1423677 47863 1433202 48101 1440345 46672 1447965 47625 1455585 48577 1463205 49530 1484160 54292 1497495 56197 1507020 58102 1516545 60007 1522260 60007 1527975 60960 1539405 63817 1551788 66675 1563218 68580 1575600 70485 1587030 74295 1599413 76200 1610843 79057 1623225 81915 1634655 84772 L 1669898 95250 1687043 100012 1704188 105727 1704409 105929 1716704 108049 C 1727330 110549 1739921 114716 1746499 119121 L 1750661 125427 1751813 125730 C 1760385 129540 1769910 133350 1778483 136207 1786103 139065 1793723 141922 1801343 145732 1808963 149542 1816583 152400 1824203 156210 1828013 159067 1833728 161925 1841348 165735 1845158 167640 1848968 169545 1852778 171450 1856588 173355 1861350 175260 1865160 178117 1882305 186690 1899450 195262 1907070 201930 1924215 213360 1942313 223837 1960410 236220 1968983 241935 1978508 248602 1988033 255270 L 1988833 255841 2002949 264417 C 2327259 483516 2540483 854556 2540483 1275397 L 2540081 1283368 2550960 1284922 C 2554770 1287779 2557627 1289684 2561437 1292542 2562390 1303019 2564295 1305877 2566200 1318259 2571915 1329689 2578582 1339214 2584297 1348739 L 2591918 1349432 2591918 1342072 2599661 1320563 2599537 1316355 C 2602395 1287780 2604300 1288732 2607157 1290637 2610967 1289685 2614777 1289685 2617635 1290637 2623350 1286827 2628112 1282065 2633827 1280160 2634780 1294447 2634780 1306830 2635732 1322070 2633827 1328737 2632875 1335405 2630970 1342072 2629065 1348740 2627160 1355407 2625255 1361122 2624302 1371600 2623350 1382077 2622397 1392555 L 2621445 1408747 C 2620492 1414462 2620492 1419225 2619540 1424940 L 2615479 1427648 2615730 1428749 2619621 1426155 2621445 1410652 2622397 1394460 C 2623350 1383982 2624302 1373505 2625255 1363027 2627160 1357312 2629065 1350645 2630970 1343977 2632875 1337310 2634780 1330642 2635732 1323975 2638590 1325880 2640495 1327785 2643352 1329690 2643352 1334452 2643352 1339215 2642400 1343977 2641447 1348740 2641447 1353502 2640495 1358265 2639542 1367790 2638590 1376362 2639542 1384935 2638590 1394460 2638590 1404937 2637637 1416367 2635732 1426845 2634780 1438275 2632875 1449705 2630970 1461135 2630017 1472565 2627160 1484947 2625255 1496377 2622397 1507807 2620492 1519237 2613825 1544955 2615730 1553527 2608110 1591627 2604300 1593532 2600490 1595437 2596680 1598295 2592870 1611630 2587155 1626870 2582392 1640205 2575725 1662112 2580487 1664970 2578582 1680210 2577630 1682115 2576677 1684972 2576677 1685925 2570962 1701165 2565247 1716405 2560485 1729740 2558580 1731645 2557627 1732597 2555722 1733550 2549055 1748790 2542387 1764982 2535720 1780222 2543340 1764982 2550007 1748790 2556675 1733550 2558580 1731645 2559532 1731645 2561437 1729740 2553817 1770697 2541435 1796415 2530957 1816417 2525242 1820227 2519527 1823085 2514765 1824990 L 2511407 1831707 2511908 1832609 C 2512860 1830704 2513813 1827847 2515718 1824989 2520480 1823084 2526195 1820227 2531910 1816417 2532863 1826894 2525243 1840229 2520480 1848802 2513813 1862137 2506193 1874519 2499525 1886902 2495715 1893569 2492858 1899284 2489048 1905952 2485238 1912619 2481428 1918334 2477618 1925002 2474760 1928812 2472855 1933574 2469045 1939289 2465235 1948814 2461425 1957387 2456663 1966912 L 2443328 1993582 C 2436660 2003107 2429993 2013584 2422373 2022157 2415705 2030729 2408085 2040254 2401418 2048827 L 2402291 2047029 2378557 2079307 C 2372842 2073592 2341410 2118360 2327122 2135505 L 2316996 2151085 2327122 2136457 C 2341410 2120264 2372842 2075497 2378557 2080259 2375700 2100262 2348077 2125979 2339505 2139314 2331885 2148363 2325456 2155031 2319383 2160389 L 2303230 2172263 2302357 2173605 2292258 2181374 2291880 2184082 C 2277592 2199322 2263305 2215515 2247112 2229802 2231872 2245042 2216632 2260282 2199487 2273617 L 2197285 2275215 2181390 2295524 C 2169960 2306002 2156625 2314574 2143290 2324099 L 2107681 2350806 2107553 2350961 2143290 2325052 C 2155672 2315527 2169007 2306002 2181390 2296477 2173770 2309812 2163292 2318384 2149957 2327909 2139004 2337911 2131146 2341959 2124359 2344578 L 2106651 2352057 2106142 2352675 C 2099475 2357437 2093760 2361247 2087092 2365057 L 2079914 2368384 2061852 2383036 C 2055184 2388156 2049469 2392204 2044230 2395537 2034705 2403157 2027085 2407920 2017560 2412682 2019465 2409825 2014703 2411730 2008988 2413635 L 1999460 2417870 1997979 2418995 2009940 2414587 C 2015655 2412682 2019465 2410777 2018513 2413635 2011845 2423160 1998510 2431732 1984223 2439352 1976603 2443162 1969935 2446972 1962315 2450783 1954695 2454592 1947075 2457450 1940408 2461260 L 1924934 2463581 1922310 2465070 C 1898497 2476500 1874685 2486025 1849920 2496502 L 1846229 2497341 1824203 2511742 C 1829918 2512695 1832775 2513647 1836585 2515552 1819440 2530792 1796580 2533650 1790865 2535555 1791818 2531745 1793723 2526982 1794675 2522220 1789913 2524125 1785150 2526030 1779435 2527935 1774673 2529840 1769910 2530792 1765148 2532697 1755623 2535555 1745145 2538412 1735620 2542222 L 1731675 2537487 1717522 2540317 C 1711807 2541270 1706092 2543175 1700377 2544127 1688947 2546985 1676565 2550795 1665135 2552700 L 1663973 2553240 1697520 2545079 C 1703235 2543174 1708950 2542222 1714665 2541269 1720380 2540317 1725142 2538412 1728952 2538412 1729905 2540317 1731810 2542222 1734667 2543174 1745145 2540317 1754670 2537459 1764195 2533649 1768957 2531744 1773720 2530792 1778482 2528887 1783245 2526982 1788007 2525077 1793722 2523172 1792770 2526982 1790865 2531744 1789912 2536507 1776577 2543174 1763242 2548889 1749907 2555557 L 1747946 2555008 1720380 2566034 C 1711808 2568892 1704188 2570797 1697520 2572702 1683233 2576512 1672755 2578417 1663230 2581274 1663707 2578893 1657754 2578893 1649062 2580084 L 1619428 2585850 1618462 2587942 C 1593697 2593657 1566075 2598419 1539405 2603182 1530832 2602229 1531785 2600324 1521307 2598419 1516545 2598419 1511782 2598419 1506067 2598419 1498447 2601277 1488922 2604134 1479397 2606992 1470825 2607944 1463205 2608897 1455585 2608897 1447965 2608897 1440345 2609849 1431772 2609849 L 1429185 2608741 1407484 2612588 C 1399626 2612707 1391768 2611278 1381290 2607944 1381290 2607944 1382243 2606992 1382243 2606992 1384148 2605087 1385100 2603182 1387005 2600324 1379385 2599372 1371765 2598419 1365098 2597467 1367955 2595562 1372718 2593657 1375575 2591752 1386053 2591752 1396530 2591752 1407008 2590799 1417485 2589847 1427010 2589847 1437488 2589847 L 1481302 2590799 1511782 2587942 C 1531785 2584132 1550835 2579369 1568932 2575559 1585125 2570797 1596555 2568892 1607032 2566987 1617510 2566034 1627035 2566034 1635607 2566034 L 1637595 2565111 1609890 2566035 C 1599412 2566987 1587030 2569845 1571790 2574607 1553692 2578417 1534642 2583180 1514640 2586990 1505115 2587942 1495590 2588895 1484160 2589847 1470825 2589847 1455585 2589847 1440345 2588895 1430820 2588895 1420342 2589847 1409865 2589847 1399387 2590800 1388910 2590800 1378432 2590800 1377480 2588895 1378432 2587942 1379385 2586990 1381290 2584132 1384147 2581275 1386052 2577465 1479397 2573655 1585125 2555557 1679422 2528887 1748955 2508885 1814677 2485072 1878495 2453640 1893735 2445067 1911832 2435542 1930882 2426017 1940407 2421255 1950885 2416492 1960410 2410777 1969935 2405062 1980412 2400300 1990890 2394585 2010892 2383155 2029942 2371725 2048040 2360295 2066137 2347912 2081377 2336482 2093760 2325052 2122335 2304097 2150910 2283142 2179485 2258377 2187105 2251710 2195677 2245995 2203297 2239327 2210917 2232660 2218537 2225992 2226157 2219325 2238540 2208847 2249017 2199322 2260447 2187892 2265210 2179320 2270925 2171700 2274735 2164080 L 2295258 2145267 2295423 2144085 2275688 2162175 C 2271878 2169795 2266163 2177415 2261400 2185987 2249970 2197417 2239493 2206942 2227110 2217420 2219490 2224087 2211870 2230755 2204250 2237422 2196630 2244090 2189010 2249805 2180438 2256472 2151863 2280285 2124240 2302192 2094713 2323147 2082330 2334577 2066138 2346960 2048993 2358390 2030895 2369820 2011845 2382202 1991843 2392680 1981365 2398395 1971840 2403157 1961363 2408872 1951838 2414587 1941360 2419350 1931835 2424112 1912785 2433637 1894688 2443162 1879448 2451735 1815630 2482215 1749908 2506027 1680375 2526982 1586078 2553652 1480350 2571750 1387005 2575560 1379385 2575560 1370813 2575560 1365098 2575560 1364145 2572702 1362240 2570797 1362240 2567940 1358430 2566035 1348905 2566987 1339380 2566987 1330808 2569845 1319378 2572702 1318425 2575560 1294613 2576512 1275563 2576512 1257465 2576512 1240320 2575560 1226033 2574607 1212698 2574607 1205078 2573655 1198410 2572702 1190790 2572702 1183170 2571750 1175550 2570797 1168883 2568892 L 1182080 2554816 1179360 2555557 1130192 2546452 1127925 2546985 C 1090778 2541270 1060298 2535555 1033628 2529840 1020293 2526982 1007910 2524125 996480 2522220 985050 2519362 974573 2517457 964095 2516505 951713 2510790 938378 2505075 925043 2498407 911708 2493645 897420 2487930 876465 2480310 859320 2473642 842175 2466975 825983 2460307 830745 2455545 832650 2454592 834555 2453640 846938 2456497 858368 2458402 869798 2460307 875513 2465070 880275 2468880 885038 2473642 898373 2476500 912660 2482215 937425 2488882 975525 2503170 1006958 2509837 1041248 2515552 1049820 2517457 1058393 2518410 1066965 2520315 1075538 2521267 1085063 2523172 1094588 2525077 1104113 2526982 1114590 2528887 1125068 2531745 L 1158657 2539008 1161262 2538412 C 1171740 2540317 1181265 2541270 1192695 2543175 1193647 2542222 1193647 2542222 1193647 2541270 1208887 2542222 1225080 2542222 1239367 2543175 1242225 2543175 1246035 2544127 1246987 2544127 1271752 2545080 1294612 2544127 1317472 2544127 1335570 2545080 1352715 2545080 1368907 2546032 1389862 2545080 1410817 2542222 1429867 2541270 1432725 2541270 1436535 2541270 1437487 2541270 1438440 2544127 1440345 2546032 1440345 2548890 1468920 2546985 1486065 2544127 1500352 2541270 1514640 2539365 1525117 2536507 1540357 2531745 1547977 2530792 1555597 2529840 1563217 2527935 1567980 2526982 1572742 2526982 1577505 2526030 1588935 2523172 1598460 2521267 1608937 2518410 1617510 2516505 1626082 2514600 1634655 2512695 1643227 2510790 1651800 2507932 1660372 2506027 L 1707545 2497863 1713713 2495550 C 1697520 2498407 1680375 2501265 1664183 2504122 1655610 2506027 1647038 2508885 1638465 2510790 1629893 2512695 1621320 2514600 1612748 2516505 1601318 2519362 1592745 2521267 1581315 2524125 1576553 2525077 1571790 2525077 1567028 2526030 1559408 2526982 1551788 2527935 1544168 2529840 1517498 2532697 1498448 2533650 1482255 2535555 1467015 2537460 1454633 2539365 1440345 2539365 1438440 2539365 1435583 2539365 1432725 2539365 1413675 2541270 1392720 2544127 1371765 2544127 1355573 2543175 1338428 2543175 1320330 2542222 1297470 2542222 1274610 2543175 1249845 2542222 1247940 2542222 1245083 2541270 1242225 2541270 1231748 2537460 1224128 2533650 1212698 2528887 1207935 2532697 1201268 2535555 1196505 2539365 L 1196464 2539447 1209840 2530792 C 1221270 2535554 1229843 2539364 1239368 2543174 1224128 2543174 1207935 2542222 1193648 2541269 L 1194008 2541036 1164120 2536507 C 1151738 2533650 1140308 2531745 1128878 2528887 1118400 2526030 1107923 2524125 1098398 2522220 1088873 2520315 1079348 2519362 1070775 2517457 1062203 2515552 1053630 2514600 1045058 2512695 1010768 2506980 979335 2500312 941235 2486025 916470 2480310 902183 2474595 888848 2470785 883133 2466975 878370 2462212 873608 2457450 862178 2455545 850748 2453640 838365 2450782 820268 2442210 804075 2433637 785978 2424112 780263 2424112 776453 2425065 770738 2425065 751688 2415540 734543 2406967 716445 2397442 713588 2391727 709778 2386012 706920 2380297 706920 2380297 707873 2380297 708825 2379345 719303 2386012 730733 2391727 742163 2397442 753593 2403157 764070 2408872 775500 2415540 779310 2413635 782168 2411730 785025 2409825 766928 2401252 755498 2391727 745973 2384107 736448 2376487 726923 2371725 713588 2369820 686918 2350770 678345 2350770 668820 2344102 655485 2335530 643103 2327910 630720 2319337 600240 2302192 608813 2320290 570713 2293620 563093 2287905 556425 2282190 547853 2274570 549758 2274570 551663 2273617 552615 2272665 561188 2275522 567855 2277427 575475 2279332 559283 2261235 556425 2253615 527850 2229802 518325 2222182 509753 2214562 501180 2207895 492608 2200275 484035 2193607 476415 2185987 470700 2180272 455460 2174557 444983 2160270 428790 2143125 415455 2126932 399263 2109787 L 396126 2099983 386880 2090737 C 376403 2080260 365925 2068830 355448 2056447 353543 2049780 339255 2031682 351638 2039302 346875 2033587 343065 2026920 339255 2022157 L 337780 2019844 323062 2009774 C 311632 1996439 302107 1982152 294487 1968817 286867 1954529 281152 1941194 278295 1930717 L 276390 1930717 C 268770 1917382 261150 1903095 254483 1888807 247815 1874520 240195 1861185 233528 1846897 225908 1830705 218288 1814512 211620 1798320 204953 1782127 198285 1764982 191618 1748790 199238 1759267 205905 1769745 211620 1782127 217335 1794510 223050 1807845 231623 1824037 235433 1829752 236385 1839277 238290 1846897 L 241046 1850938 237654 1833303 228809 1817250 214411 1784874 197332 1756409 C 190665 1737359 183045 1718309 176377 1699259 L 158424 1640674 152529 1623596 C 142540 1590017 133959 1555831 126853 1521108 L 115498 1446707 115417 1448752 C 115417 1453515 115417 1457325 116370 1463992 118275 1475422 120180 1486852 121132 1499235 123037 1511617 124942 1524000 126847 1535430 122085 1526857 120180 1515427 117322 1503997 115417 1491615 113512 1478280 110655 1463992 105892 1463992 104940 1463992 103035 1463992 102082 1453515 101130 1443990 98272 1427797 96367 1420177 93510 1412557 91605 1404937 89700 1397317 87795 1389697 85890 1383030 80175 1376362 75412 1371600 69697 1365885 67792 1365885 66840 1365885 64935 1365885 63030 1360170 61125 1351597 60172 1342072 59220 1332547 58267 1322070 58267 1311592 58267 1291590 59220 1273492 62077 1268730 63030 1263015 63030 1258252 63982 1253490 L 67226 1243037 65649 1219200 C 65887 1207294 66839 1194911 67792 1183957 L 71602 1176814 71602 1172527 C 69697 1178242 66840 1182052 63982 1186815 62077 1183005 59220 1181100 57315 1177290 53505 1171575 54457 1120140 44932 1160145 L 42670 1146572 42075 1147762 C 41122 1160145 39217 1173480 38265 1185862 37312 1198245 35407 1211580 35407 1223962 34455 1233487 33502 1243965 32550 1253490 L 32550 1314449 C 32550 1324927 32550 1335404 33502 1345882 34455 1356359 35407 1366837 35407 1377314 31597 1378267 32550 1413509 26835 1406842 25882 1406842 25882 1406842 24930 1406842 19215 1385887 19215 1367789 19215 1349692 19215 1331594 22072 1313497 19215 1290637 20167 1274444 22072 1260157 23977 1244917 L 32546 1253485 24930 1243965 C 23025 1234440 23025 1223962 23025 1209675 23025 1195387 23977 1178242 24930 1157287 24930 1152525 25882 1147762 25882 1143000 26835 1135380 27787 1126807 28740 1119187 32550 1105852 36360 1089660 40170 1076325 L 45865 1047851 43980 1041082 C 42075 1053465 39217 1064895 37312 1079182 33502 1092517 29692 1108710 25882 1122045 24930 1129665 23977 1138237 23025 1145857 23025 1150620 22072 1155382 22072 1160145 22072 1181100 21120 1198245 20167 1212532 20167 1226820 21120 1237297 22072 1246822 20167 1263015 18262 1277302 17310 1292542 20167 1315402 17310 1333500 17310 1351597 17310 1369695 17310 1387792 23025 1408747 23025 1408747 23977 1408747 24930 1408747 28740 1426845 32550 1443990 37312 1463040 38265 1475422 41122 1486852 43980 1507807 48742 1524000 53505 1539240 58267 1553527 60410 1580673 74876 1623893 80770 1651843 L 82734 1670685 86843 1670685 C 97320 1697355 103988 1711642 107798 1721167 112560 1730692 114465 1737360 115418 1746885 111608 1745932 106845 1736407 101130 1724977 95415 1713547 90653 1700212 85890 1690687 81128 1678305 89700 1712595 84938 1700212 L 76651 1674524 70650 1675447 C 67792 1667827 65887 1660207 63982 1653540 53505 1643062 45885 1621155 41122 1601152 36360 1581150 32550 1562100 26835 1554480 22072 1537335 22072 1519237 25882 1515427 23977 1500187 21120 1484947 19215 1469707 17310 1454467 16357 1439227 14452 1423987 10642 1412557 6832 1403032 3975 1390650 -1740 1325880 -2693 1250632 10642 1213485 11595 1197292 12547 1177290 17310 1167765 15405 1159192 13500 1151572 11595 1143000 13500 1126807 11595 1089660 23025 1074420 23977 1067752 24930 1062990 25882 1058227 27787 1034415 29692 1018222 33502 1002982 40170 989647 48742 967740 53505 962977 58267 973455 46837 1000125 48742 1017270 L 53503 1007964 56362 985718 C 58267 975597 59696 966311 57315 961072 60172 949642 63030 941069 65887 929639 70650 914399 74460 898207 79222 882014 83985 865822 89700 849629 95415 833437 L 96628 832072 103988 793432 C 107798 785812 111608 775334 114465 765809 118275 756284 123038 748664 126848 742949 135420 726757 142088 710564 151613 695324 158280 680084 164948 667702 171615 652462 172568 639127 191618 614362 200190 597217 204953 591502 210668 585787 221145 573404 227813 559117 233528 548639 238290 540067 243053 531494 247815 525779 252578 519112 258293 513397 266865 503872 267818 511492 268770 510539 270675 507682 271628 505777 276390 495299 281153 485774 286868 475297 296393 464819 307823 446722 316395 441007 309966 453151 316932 450829 317199 455339 L 315045 461363 345922 429577 C 348780 423862 354495 417195 361162 409575 367830 402907 375450 396240 381165 390525 L 382889 392440 382118 391477 C 390690 382904 398310 374332 406883 366712 414503 359092 423075 351472 431648 343852 442125 333374 448793 324802 458318 315277 470700 305752 484035 296227 495465 287654 508800 277177 522135 267652 535470 258127 L 559389 241440 575475 226694 C 585000 220979 594525 215264 604050 209549 613575 203834 624052 199072 634530 193357 L 638565 191282 648937 181094 C 654771 176688 661201 172402 665963 168592 673583 162877 679298 160496 684656 159067 L 697880 156023 700252 154304 C 782167 109537 869797 74294 959332 49529 L 968945 47439 995527 38099 C 1001719 36194 1008148 35003 1013863 34408 L 1023424 34327 1026960 33337 C 1097445 17144 1169835 7619 1244130 4762 1262704 5238 1283897 4762 1305804 4524 1327712 4285 1350334 4285 1371765 5714 L 1372993 6635 1405103 2857 C 1415580 4762 1425105 5714 1434630 7619 1444155 9524 1453680 10477 1464158 13334 L 1479392 16797 1463205 12382 C 1453680 10477 1443202 8572 1433677 6667 1424152 4762 1414627 3810 1404150 1905 1404150 1905 1404150 952 1404150 0 Z N"><draw:equation draw:name="f0" draw:formula="1439383*logwidth/2647519"/><draw:equation draw:name="f1" draw:formula="2598425*logheight/2612594"/><draw:equation draw:name="f2" draw:formula="1427010*logwidth/2647519"/><draw:equation draw:name="f3" draw:formula="2605087*logheight/2612594"/><draw:equation draw:name="f4" draw:formula="1427751*logwidth/2647519"/><draw:equation draw:name="f5" draw:formula="2605405*logheight/2612594"/><draw:equation draw:name="f6" draw:formula="1542263*logwidth/2647519"/><draw:equation draw:name="f7" draw:formula="2530792*logheight/2612594"/><draw:equation draw:name="f8" draw:formula="1502258*logwidth/2647519"/><draw:equation draw:name="f9" draw:formula="2540317*logheight/2612594"/><draw:equation draw:name="f10" draw:formula="1442250*logwidth/2647519"/><draw:equation draw:name="f11" draw:formula="2547937*logheight/2612594"/><draw:equation draw:name="f12" draw:formula="1439393*logwidth/2647519"/><draw:equation draw:name="f13" draw:formula="2540317*logheight/2612594"/><draw:equation draw:name="f14" draw:formula="1481303*logwidth/2647519"/><draw:equation draw:name="f15" draw:formula="2536507*logheight/2612594"/><draw:equation draw:name="f16" draw:formula="1542263*logwidth/2647519"/><draw:equation draw:name="f17" draw:formula="2530792*logheight/2612594"/><draw:equation draw:name="f18" draw:formula="1646324*logwidth/2647519"/><draw:equation draw:name="f19" draw:formula="2520821*logheight/2612594"/><draw:equation draw:name="f20" draw:formula="1643880*logwidth/2647519"/><draw:equation draw:name="f21" draw:formula="2521511*logheight/2612594"/><draw:equation draw:name="f22" draw:formula="1645133*logwidth/2647519"/><draw:equation draw:name="f23" draw:formula="2521267*logheight/2612594"/><draw:equation draw:name="f24" draw:formula="899801*logwidth/2647519"/><draw:equation draw:name="f25" draw:formula="2506503*logheight/2612594"/><draw:equation draw:name="f26" draw:formula="942187*logwidth/2647519"/><draw:equation draw:name="f27" draw:formula="2517457*logheight/2612594"/><draw:equation draw:name="f28" draw:formula="960285*logwidth/2647519"/><draw:equation draw:name="f29" draw:formula="2518409*logheight/2612594"/><draw:equation draw:name="f30" draw:formula="1010767*logwidth/2647519"/><draw:equation draw:name="f31" draw:formula="2543175*logheight/2612594"/><draw:equation draw:name="f32" draw:formula="1033627*logwidth/2647519"/><draw:equation draw:name="f33" draw:formula="2547937*logheight/2612594"/><draw:equation draw:name="f34" draw:formula="1035057*logwidth/2647519"/><draw:equation draw:name="f35" draw:formula="2548414*logheight/2612594"/><draw:equation draw:name="f36" draw:formula="1040295*logwidth/2647519"/><draw:equation draw:name="f37" draw:formula="2543175*logheight/2612594"/><draw:equation draw:name="f38" draw:formula="1060297*logwidth/2647519"/><draw:equation draw:name="f39" draw:formula="2548890*logheight/2612594"/><draw:equation draw:name="f40" draw:formula="1080300*logwidth/2647519"/><draw:equation draw:name="f41" draw:formula="2553652*logheight/2612594"/><draw:equation draw:name="f42" draw:formula="1119713*logwidth/2647519"/><draw:equation draw:name="f43" draw:formula="2562818*logheight/2612594"/><draw:equation draw:name="f44" draw:formula="1120305*logwidth/2647519"/><draw:equation draw:name="f45" draw:formula="2562225*logheight/2612594"/><draw:equation draw:name="f46" draw:formula="1166025*logwidth/2647519"/><draw:equation draw:name="f47" draw:formula="2569845*logheight/2612594"/><draw:equation draw:name="f48" draw:formula="1187932*logwidth/2647519"/><draw:equation draw:name="f49" draw:formula="2573655*logheight/2612594"/><draw:equation draw:name="f50" draw:formula="1209840*logwidth/2647519"/><draw:equation draw:name="f51" draw:formula="2575560*logheight/2612594"/><draw:equation draw:name="f52" draw:formula="1254607*logwidth/2647519"/><draw:equation draw:name="f53" draw:formula="2577465*logheight/2612594"/><draw:equation draw:name="f54" draw:formula="1315567*logwidth/2647519"/><draw:equation draw:name="f55" draw:formula="2576512*logheight/2612594"/><draw:equation draw:name="f56" draw:formula="1318213*logwidth/2647519"/><draw:equation draw:name="f57" draw:formula="2576512*logheight/2612594"/><draw:equation draw:name="f58" draw:formula="1324140*logwidth/2647519"/><draw:equation draw:name="f59" draw:formula="2573178*logheight/2612594"/><draw:equation draw:name="f60" draw:formula="1337475*logwidth/2647519"/><draw:equation draw:name="f61" draw:formula="2568892*logheight/2612594"/><draw:equation draw:name="f62" draw:formula="1351048*logwidth/2647519"/><draw:equation draw:name="f63" draw:formula="2568654*logheight/2612594"/><draw:equation draw:name="f64" draw:formula="1360335*logwidth/2647519"/><draw:equation draw:name="f65" draw:formula="2569844*logheight/2612594"/><draw:equation draw:name="f66" draw:formula="1362835*logwidth/2647519"/><draw:equation draw:name="f67" draw:formula="2576512*logheight/2612594"/><draw:equation draw:name="f68" draw:formula="1384147*logwidth/2647519"/><draw:equation draw:name="f69" draw:formula="2576512*logheight/2612594"/><draw:equation draw:name="f70" draw:formula="1377480*logwidth/2647519"/><draw:equation draw:name="f71" draw:formula="2586037*logheight/2612594"/><draw:equation draw:name="f72" draw:formula="1373670*logwidth/2647519"/><draw:equation draw:name="f73" draw:formula="2590800*logheight/2612594"/><draw:equation draw:name="f74" draw:formula="1361287*logwidth/2647519"/><draw:equation draw:name="f75" draw:formula="2596515*logheight/2612594"/><draw:equation draw:name="f76" draw:formula="1338427*logwidth/2647519"/><draw:equation draw:name="f77" draw:formula="2596515*logheight/2612594"/><draw:equation draw:name="f78" draw:formula="1308900*logwidth/2647519"/><draw:equation draw:name="f79" draw:formula="2594610*logheight/2612594"/><draw:equation draw:name="f80" draw:formula="1245082*logwidth/2647519"/><draw:equation draw:name="f81" draw:formula="2592705*logheight/2612594"/><draw:equation draw:name="f82" draw:formula="1197457*logwidth/2647519"/><draw:equation draw:name="f83" draw:formula="2588895*logheight/2612594"/><draw:equation draw:name="f84" draw:formula="1155547*logwidth/2647519"/><draw:equation draw:name="f85" draw:formula="2583180*logheight/2612594"/><draw:equation draw:name="f86" draw:formula="1113637*logwidth/2647519"/><draw:equation draw:name="f87" draw:formula="2576512*logheight/2612594"/><draw:equation draw:name="f88" draw:formula="1049820*logwidth/2647519"/><draw:equation draw:name="f89" draw:formula="2566987*logheight/2612594"/><draw:equation draw:name="f90" draw:formula="1000290*logwidth/2647519"/><draw:equation draw:name="f91" draw:formula="2550795*logheight/2612594"/><draw:equation draw:name="f92" draw:formula="1000863*logwidth/2647519"/><draw:equation draw:name="f93" draw:formula="2550379*logheight/2612594"/><draw:equation draw:name="f94" draw:formula="971715*logwidth/2647519"/><draw:equation draw:name="f95" draw:formula="2541270*logheight/2612594"/><draw:equation draw:name="f96" draw:formula="945997*logwidth/2647519"/><draw:equation draw:name="f97" draw:formula="2529840*logheight/2612594"/><draw:equation draw:name="f98" draw:formula="916470*logwidth/2647519"/><draw:equation draw:name="f99" draw:formula="2520315*logheight/2612594"/><draw:equation draw:name="f100" draw:formula="885990*logwidth/2647519"/><draw:equation draw:name="f101" draw:formula="2509837*logheight/2612594"/><draw:equation draw:name="f102" draw:formula="899801*logwidth/2647519"/><draw:equation draw:name="f103" draw:formula="2506503*logheight/2612594"/><draw:equation draw:name="f104" draw:formula="1460492*logwidth/2647519"/><draw:equation draw:name="f105" draw:formula="2486082*logheight/2612594"/><draw:equation draw:name="f106" draw:formula="1445939*logwidth/2647519"/><draw:equation draw:name="f107" draw:formula="2488303*logheight/2612594"/><draw:equation draw:name="f108" draw:formula="1345293*logwidth/2647519"/><draw:equation draw:name="f109" draw:formula="2493385*logheight/2612594"/><draw:equation draw:name="f110" draw:formula="1378432*logwidth/2647519"/><draw:equation draw:name="f111" draw:formula="2497454*logheight/2612594"/><draw:equation draw:name="f112" draw:formula="1387005*logwidth/2647519"/><draw:equation draw:name="f113" draw:formula="2495549*logheight/2612594"/><draw:equation draw:name="f114" draw:formula="1446060*logwidth/2647519"/><draw:equation draw:name="f115" draw:formula="2488882*logheight/2612594"/><draw:equation draw:name="f116" draw:formula="1455778*logwidth/2647519"/><draw:equation draw:name="f117" draw:formula="2486992*logheight/2612594"/><draw:equation draw:name="f118" draw:formula="1550918*logwidth/2647519"/><draw:equation draw:name="f119" draw:formula="2472281*logheight/2612594"/><draw:equation draw:name="f120" draw:formula="1501488*logwidth/2647519"/><draw:equation draw:name="f121" draw:formula="2479825*logheight/2612594"/><draw:equation draw:name="f122" draw:formula="1518450*logwidth/2647519"/><draw:equation draw:name="f123" draw:formula="2480309*logheight/2612594"/><draw:equation draw:name="f124" draw:formula="1542858*logwidth/2647519"/><draw:equation draw:name="f125" draw:formula="2475785*logheight/2612594"/><draw:equation draw:name="f126" draw:formula="1731355*logwidth/2647519"/><draw:equation draw:name="f127" draw:formula="2470078*logheight/2612594"/><draw:equation draw:name="f128" draw:formula="1576323*logwidth/2647519"/><draw:equation draw:name="f129" draw:formula="2511364*logheight/2612594"/><draw:equation draw:name="f130" draw:formula="1654777*logwidth/2647519"/><draw:equation draw:name="f131" draw:formula="2493883*logheight/2612594"/><draw:equation draw:name="f132" draw:formula="737400*logwidth/2647519"/><draw:equation draw:name="f133" draw:formula="2450782*logheight/2612594"/><draw:equation draw:name="f134" draw:formula="846937*logwidth/2647519"/><draw:equation draw:name="f135" draw:formula="2497454*logheight/2612594"/><draw:equation draw:name="f136" draw:formula="885990*logwidth/2647519"/><draw:equation draw:name="f137" draw:formula="2509837*logheight/2612594"/><draw:equation draw:name="f138" draw:formula="915517*logwidth/2647519"/><draw:equation draw:name="f139" draw:formula="2520314*logheight/2612594"/><draw:equation draw:name="f140" draw:formula="945045*logwidth/2647519"/><draw:equation draw:name="f141" draw:formula="2529839*logheight/2612594"/><draw:equation draw:name="f142" draw:formula="970762*logwidth/2647519"/><draw:equation draw:name="f143" draw:formula="2541269*logheight/2612594"/><draw:equation draw:name="f144" draw:formula="965047*logwidth/2647519"/><draw:equation draw:name="f145" draw:formula="2546032*logheight/2612594"/><draw:equation draw:name="f146" draw:formula="949807*logwidth/2647519"/><draw:equation draw:name="f147" draw:formula="2543174*logheight/2612594"/><draw:equation draw:name="f148" draw:formula="895515*logwidth/2647519"/><draw:equation draw:name="f149" draw:formula="2523172*logheight/2612594"/><draw:equation draw:name="f150" draw:formula="868845*logwidth/2647519"/><draw:equation draw:name="f151" draw:formula="2512694*logheight/2612594"/><draw:equation draw:name="f152" draw:formula="842175*logwidth/2647519"/><draw:equation draw:name="f153" draw:formula="2501264*logheight/2612594"/><draw:equation draw:name="f154" draw:formula="806932*logwidth/2647519"/><draw:equation draw:name="f155" draw:formula="2488882*logheight/2612594"/><draw:equation draw:name="f156" draw:formula="776452*logwidth/2647519"/><draw:equation draw:name="f157" draw:formula="2475547*logheight/2612594"/><draw:equation draw:name="f158" draw:formula="752640*logwidth/2647519"/><draw:equation draw:name="f159" draw:formula="2463164*logheight/2612594"/><draw:equation draw:name="f160" draw:formula="737400*logwidth/2647519"/><draw:equation draw:name="f161" draw:formula="2450782*logheight/2612594"/><draw:equation draw:name="f162" draw:formula="782168*logwidth/2647519"/><draw:equation draw:name="f163" draw:formula="2426970*logheight/2612594"/><draw:equation draw:name="f164" draw:formula="834555*logwidth/2647519"/><draw:equation draw:name="f165" draw:formula="2453640*logheight/2612594"/><draw:equation draw:name="f166" draw:formula="827888*logwidth/2647519"/><draw:equation draw:name="f167" draw:formula="2457450*logheight/2612594"/><draw:equation draw:name="f168" draw:formula="766928*logwidth/2647519"/><draw:equation draw:name="f169" draw:formula="2427922*logheight/2612594"/><draw:equation draw:name="f170" draw:formula="782168*logwidth/2647519"/><draw:equation draw:name="f171" draw:formula="2426970*logheight/2612594"/><draw:equation draw:name="f172" draw:formula="588810*logwidth/2647519"/><draw:equation draw:name="f173" draw:formula="2362200*logheight/2612594"/><draw:equation draw:name="f174" draw:formula="653580*logwidth/2647519"/><draw:equation draw:name="f175" draw:formula="2398395*logheight/2612594"/><draw:equation draw:name="f176" draw:formula="666915*logwidth/2647519"/><draw:equation draw:name="f177" draw:formula="2413635*logheight/2612594"/><draw:equation draw:name="f178" draw:formula="636435*logwidth/2647519"/><draw:equation draw:name="f179" draw:formula="2397442*logheight/2612594"/><draw:equation draw:name="f180" draw:formula="613575*logwidth/2647519"/><draw:equation draw:name="f181" draw:formula="2383155*logheight/2612594"/><draw:equation draw:name="f182" draw:formula="588810*logwidth/2647519"/><draw:equation draw:name="f183" draw:formula="2362200*logheight/2612594"/><draw:equation draw:name="f184" draw:formula="702387*logwidth/2647519"/><draw:equation draw:name="f185" draw:formula="2337759*logheight/2612594"/><draw:equation draw:name="f186" draw:formula="702396*logwidth/2647519"/><draw:equation draw:name="f187" draw:formula="2338030*logheight/2612594"/><draw:equation draw:name="f188" draw:formula="705613*logwidth/2647519"/><draw:equation draw:name="f189" draw:formula="2341924*logheight/2612594"/><draw:equation draw:name="f190" draw:formula="705967*logwidth/2647519"/><draw:equation draw:name="f191" draw:formula="2340292*logheight/2612594"/><draw:equation draw:name="f192" draw:formula="2093409*logwidth/2647519"/><draw:equation draw:name="f193" draw:formula="2275234*logheight/2612594"/><draw:equation draw:name="f194" draw:formula="2089950*logwidth/2647519"/><draw:equation draw:name="f195" draw:formula="2275522*logheight/2612594"/><draw:equation draw:name="f196" draw:formula="2032800*logwidth/2647519"/><draw:equation draw:name="f197" draw:formula="2316480*logheight/2612594"/><draw:equation draw:name="f198" draw:formula="1976602*logwidth/2647519"/><draw:equation draw:name="f199" draw:formula="2346960*logheight/2612594"/><draw:equation draw:name="f200" draw:formula="1936597*logwidth/2647519"/><draw:equation draw:name="f201" draw:formula="2370772*logheight/2612594"/><draw:equation draw:name="f202" draw:formula="1914690*logwidth/2647519"/><draw:equation draw:name="f203" draw:formula="2380297*logheight/2612594"/><draw:equation draw:name="f204" draw:formula="1891830*logwidth/2647519"/><draw:equation draw:name="f205" draw:formula="2389822*logheight/2612594"/><draw:equation draw:name="f206" draw:formula="1864207*logwidth/2647519"/><draw:equation draw:name="f207" draw:formula="2404110*logheight/2612594"/><draw:equation draw:name="f208" draw:formula="1843252*logwidth/2647519"/><draw:equation draw:name="f209" draw:formula="2416492*logheight/2612594"/><draw:equation draw:name="f210" draw:formula="1812772*logwidth/2647519"/><draw:equation draw:name="f211" draw:formula="2428875*logheight/2612594"/><draw:equation draw:name="f212" draw:formula="1781340*logwidth/2647519"/><draw:equation draw:name="f213" draw:formula="2440305*logheight/2612594"/><draw:equation draw:name="f214" draw:formula="1772767*logwidth/2647519"/><draw:equation draw:name="f215" draw:formula="2448877*logheight/2612594"/><draw:equation draw:name="f216" draw:formula="1759432*logwidth/2647519"/><draw:equation draw:name="f217" draw:formula="2453640*logheight/2612594"/><draw:equation draw:name="f218" draw:formula="1726095*logwidth/2647519"/><draw:equation draw:name="f219" draw:formula="2459355*logheight/2612594"/><draw:equation draw:name="f220" draw:formula="1683232*logwidth/2647519"/><draw:equation draw:name="f221" draw:formula="2472690*logheight/2612594"/><draw:equation draw:name="f222" draw:formula="1644180*logwidth/2647519"/><draw:equation draw:name="f223" draw:formula="2485072*logheight/2612594"/><draw:equation draw:name="f224" draw:formula="1601317*logwidth/2647519"/><draw:equation draw:name="f225" draw:formula="2497455*logheight/2612594"/><draw:equation draw:name="f226" draw:formula="1547977*logwidth/2647519"/><draw:equation draw:name="f227" draw:formula="2510790*logheight/2612594"/><draw:equation draw:name="f228" draw:formula="1472730*logwidth/2647519"/><draw:equation draw:name="f229" draw:formula="2523172*logheight/2612594"/><draw:equation draw:name="f230" draw:formula="1470825*logwidth/2647519"/><draw:equation draw:name="f231" draw:formula="2526030*logheight/2612594"/><draw:equation draw:name="f232" draw:formula="1434646*logwidth/2647519"/><draw:equation draw:name="f233" draw:formula="2535075*logheight/2612594"/><draw:equation draw:name="f234" draw:formula="1435583*logwidth/2647519"/><draw:equation draw:name="f235" draw:formula="2535555*logheight/2612594"/><draw:equation draw:name="f236" draw:formula="1475761*logwidth/2647519"/><draw:equation draw:name="f237" draw:formula="2525510*logheight/2612594"/><draw:equation draw:name="f238" draw:formula="1476540*logwidth/2647519"/><draw:equation draw:name="f239" draw:formula="2523172*logheight/2612594"/><draw:equation draw:name="f240" draw:formula="1551788*logwidth/2647519"/><draw:equation draw:name="f241" draw:formula="2510790*logheight/2612594"/><draw:equation draw:name="f242" draw:formula="1605128*logwidth/2647519"/><draw:equation draw:name="f243" draw:formula="2497455*logheight/2612594"/><draw:equation draw:name="f244" draw:formula="1647990*logwidth/2647519"/><draw:equation draw:name="f245" draw:formula="2485072*logheight/2612594"/><draw:equation draw:name="f246" draw:formula="1687043*logwidth/2647519"/><draw:equation draw:name="f247" draw:formula="2472690*logheight/2612594"/><draw:equation draw:name="f248" draw:formula="1729905*logwidth/2647519"/><draw:equation draw:name="f249" draw:formula="2459355*logheight/2612594"/><draw:equation draw:name="f250" draw:formula="1763243*logwidth/2647519"/><draw:equation draw:name="f251" draw:formula="2453640*logheight/2612594"/><draw:equation draw:name="f252" draw:formula="1740675*logwidth/2647519"/><draw:equation draw:name="f253" draw:formula="2467181*logheight/2612594"/><draw:equation draw:name="f254" draw:formula="1741335*logwidth/2647519"/><draw:equation draw:name="f255" draw:formula="2466975*logheight/2612594"/><draw:equation draw:name="f256" draw:formula="1765148*logwidth/2647519"/><draw:equation draw:name="f257" draw:formula="2452687*logheight/2612594"/><draw:equation draw:name="f258" draw:formula="1778483*logwidth/2647519"/><draw:equation draw:name="f259" draw:formula="2447925*logheight/2612594"/><draw:equation draw:name="f260" draw:formula="1779371*logwidth/2647519"/><draw:equation draw:name="f261" draw:formula="2447679*logheight/2612594"/><draw:equation draw:name="f262" draw:formula="1785150*logwidth/2647519"/><draw:equation draw:name="f263" draw:formula="2441257*logheight/2612594"/><draw:equation draw:name="f264" draw:formula="1816583*logwidth/2647519"/><draw:equation draw:name="f265" draw:formula="2429827*logheight/2612594"/><draw:equation draw:name="f266" draw:formula="1847063*logwidth/2647519"/><draw:equation draw:name="f267" draw:formula="2417445*logheight/2612594"/><draw:equation draw:name="f268" draw:formula="1868018*logwidth/2647519"/><draw:equation draw:name="f269" draw:formula="2405062*logheight/2612594"/><draw:equation draw:name="f270" draw:formula="1895640*logwidth/2647519"/><draw:equation draw:name="f271" draw:formula="2390775*logheight/2612594"/><draw:equation draw:name="f272" draw:formula="1918500*logwidth/2647519"/><draw:equation draw:name="f273" draw:formula="2381250*logheight/2612594"/><draw:equation draw:name="f274" draw:formula="1934176*logwidth/2647519"/><draw:equation draw:name="f275" draw:formula="2374435*logheight/2612594"/><draw:equation draw:name="f276" draw:formula="1942313*logwidth/2647519"/><draw:equation draw:name="f277" draw:formula="2368867*logheight/2612594"/><draw:equation draw:name="f278" draw:formula="1982318*logwidth/2647519"/><draw:equation draw:name="f279" draw:formula="2345055*logheight/2612594"/><draw:equation draw:name="f280" draw:formula="2038515*logwidth/2647519"/><draw:equation draw:name="f281" draw:formula="2314575*logheight/2612594"/><draw:equation draw:name="f282" draw:formula="460060*logwidth/2647519"/><draw:equation draw:name="f283" draw:formula="2262062*logheight/2612594"/><draw:equation draw:name="f284" draw:formula="463676*logwidth/2647519"/><draw:equation draw:name="f285" draw:formula="2265164*logheight/2612594"/><draw:equation draw:name="f286" draw:formula="464911*logwidth/2647519"/><draw:equation draw:name="f287" draw:formula="2265793*logheight/2612594"/><draw:equation draw:name="f288" draw:formula="2099802*logwidth/2647519"/><draw:equation draw:name="f289" draw:formula="2237197*logheight/2612594"/><draw:equation draw:name="f290" draw:formula="2099475*logwidth/2647519"/><draw:equation draw:name="f291" draw:formula="2237422*logheight/2612594"/><draw:equation draw:name="f292" draw:formula="2099475*logwidth/2647519"/><draw:equation draw:name="f293" draw:formula="2237694*logheight/2612594"/><draw:equation draw:name="f294" draw:formula="2100989*logwidth/2647519"/><draw:equation draw:name="f295" draw:formula="2237910*logheight/2612594"/><draw:equation draw:name="f296" draw:formula="2101380*logwidth/2647519"/><draw:equation draw:name="f297" draw:formula="2237422*logheight/2612594"/><draw:equation draw:name="f298" draw:formula="2120380*logwidth/2647519"/><draw:equation draw:name="f299" draw:formula="2222979*logheight/2612594"/><draw:equation draw:name="f300" draw:formula="2114756*logwidth/2647519"/><draw:equation draw:name="f301" draw:formula="2226864*logheight/2612594"/><draw:equation draw:name="f302" draw:formula="2113762*logwidth/2647519"/><draw:equation draw:name="f303" draw:formula="2227897*logheight/2612594"/><draw:equation draw:name="f304" draw:formula="2117618*logwidth/2647519"/><draw:equation draw:name="f305" draw:formula="2225429*logheight/2612594"/><draw:equation draw:name="f306" draw:formula="382287*logwidth/2647519"/><draw:equation draw:name="f307" draw:formula="2175002*logheight/2612594"/><draw:equation draw:name="f308" draw:formula="418261*logwidth/2647519"/><draw:equation draw:name="f309" draw:formula="2217358*logheight/2612594"/><draw:equation draw:name="f310" draw:formula="389737*logwidth/2647519"/><draw:equation draw:name="f311" draw:formula="2183129*logheight/2612594"/><draw:equation draw:name="f312" draw:formula="2187820*logwidth/2647519"/><draw:equation draw:name="f313" draw:formula="2174974*logheight/2612594"/><draw:equation draw:name="f314" draw:formula="2187735*logwidth/2647519"/><draw:equation draw:name="f315" draw:formula="2175004*logheight/2612594"/><draw:equation draw:name="f316" draw:formula="2187105*logwidth/2647519"/><draw:equation draw:name="f317" draw:formula="2179320*logheight/2612594"/><draw:equation draw:name="f318" draw:formula="2171865*logwidth/2647519"/><draw:equation draw:name="f319" draw:formula="2196465*logheight/2612594"/><draw:equation draw:name="f320" draw:formula="2153767*logwidth/2647519"/><draw:equation draw:name="f321" draw:formula="2216467*logheight/2612594"/><draw:equation draw:name="f322" draw:formula="2154858*logwidth/2647519"/><draw:equation draw:name="f323" draw:formula="2216216*logheight/2612594"/><draw:equation draw:name="f324" draw:formula="2171865*logwidth/2647519"/><draw:equation draw:name="f325" draw:formula="2197417*logheight/2612594"/><draw:equation draw:name="f326" draw:formula="2187105*logwidth/2647519"/><draw:equation draw:name="f327" draw:formula="2180272*logheight/2612594"/><draw:equation draw:name="f328" draw:formula="2187820*logwidth/2647519"/><draw:equation draw:name="f329" draw:formula="2174974*logheight/2612594"/><draw:equation draw:name="f330" draw:formula="475386*logwidth/2647519"/><draw:equation draw:name="f331" draw:formula="2153525*logheight/2612594"/><draw:equation draw:name="f332" draw:formula="477272*logwidth/2647519"/><draw:equation draw:name="f333" draw:formula="2155822*logheight/2612594"/><draw:equation draw:name="f334" draw:formula="477367*logwidth/2647519"/><draw:equation draw:name="f335" draw:formula="2155507*logheight/2612594"/><draw:equation draw:name="f336" draw:formula="334493*logwidth/2647519"/><draw:equation draw:name="f337" draw:formula="2131694*logheight/2612594"/><draw:equation draw:name="f338" draw:formula="359258*logwidth/2647519"/><draw:equation draw:name="f339" draw:formula="2147887*logheight/2612594"/><draw:equation draw:name="f340" draw:formula="360474*logwidth/2647519"/><draw:equation draw:name="f341" draw:formula="2149319*logheight/2612594"/><draw:equation draw:name="f342" draw:formula="371759*logwidth/2647519"/><draw:equation draw:name="f343" draw:formula="2151816*logheight/2612594"/><draw:equation draw:name="f344" draw:formula="397357*logwidth/2647519"/><draw:equation draw:name="f345" draw:formula="2175509*logheight/2612594"/><draw:equation draw:name="f346" draw:formula="432600*logwidth/2647519"/><draw:equation draw:name="f347" draw:formula="2204084*logheight/2612594"/><draw:equation draw:name="f348" draw:formula="447840*logwidth/2647519"/><draw:equation draw:name="f349" draw:formula="2225039*logheight/2612594"/><draw:equation draw:name="f350" draw:formula="456412*logwidth/2647519"/><draw:equation draw:name="f351" draw:formula="2235517*logheight/2612594"/><draw:equation draw:name="f352" draw:formula="492607*logwidth/2647519"/><draw:equation draw:name="f353" draw:formula="2265997*logheight/2612594"/><draw:equation draw:name="f354" draw:formula="482130*logwidth/2647519"/><draw:equation draw:name="f355" draw:formula="2274569*logheight/2612594"/><draw:equation draw:name="f356" draw:formula="448422*logwidth/2647519"/><draw:equation draw:name="f357" draw:formula="2237115*logheight/2612594"/><draw:equation draw:name="f358" draw:formula="446888*logwidth/2647519"/><draw:equation draw:name="f359" draw:formula="2237422*logheight/2612594"/><draw:equation draw:name="f360" draw:formula="478787*logwidth/2647519"/><draw:equation draw:name="f361" draw:formula="2272865*logheight/2612594"/><draw:equation draw:name="f362" draw:formula="482130*logwidth/2647519"/><draw:equation draw:name="f363" draw:formula="2274569*logheight/2612594"/><draw:equation draw:name="f364" draw:formula="492608*logwidth/2647519"/><draw:equation draw:name="f365" draw:formula="2265997*logheight/2612594"/><draw:equation draw:name="f366" draw:formula="583095*logwidth/2647519"/><draw:equation draw:name="f367" draw:formula="2337434*logheight/2612594"/><draw:equation draw:name="f368" draw:formula="564998*logwidth/2647519"/><draw:equation draw:name="f369" draw:formula="2343149*logheight/2612594"/><draw:equation draw:name="f370" draw:formula="571665*logwidth/2647519"/><draw:equation draw:name="f371" draw:formula="2347912*logheight/2612594"/><draw:equation draw:name="f372" draw:formula="544995*logwidth/2647519"/><draw:equation draw:name="f373" draw:formula="2348864*logheight/2612594"/><draw:equation draw:name="f374" draw:formula="527850*logwidth/2647519"/><draw:equation draw:name="f375" draw:formula="2337434*logheight/2612594"/><draw:equation draw:name="f376" draw:formula="511658*logwidth/2647519"/><draw:equation draw:name="f377" draw:formula="2325052*logheight/2612594"/><draw:equation draw:name="f378" draw:formula="471653*logwidth/2647519"/><draw:equation draw:name="f379" draw:formula="2291714*logheight/2612594"/><draw:equation draw:name="f380" draw:formula="434505*logwidth/2647519"/><draw:equation draw:name="f381" draw:formula="2258377*logheight/2612594"/><draw:equation draw:name="f382" draw:formula="400215*logwidth/2647519"/><draw:equation draw:name="f383" draw:formula="2225039*logheight/2612594"/><draw:equation draw:name="f384" draw:formula="384023*logwidth/2647519"/><draw:equation draw:name="f385" draw:formula="2208847*logheight/2612594"/><draw:equation draw:name="f386" draw:formula="368783*logwidth/2647519"/><draw:equation draw:name="f387" draw:formula="2191702*logheight/2612594"/><draw:equation draw:name="f388" draw:formula="374498*logwidth/2647519"/><draw:equation draw:name="f389" draw:formula="2184082*logheight/2612594"/><draw:equation draw:name="f390" draw:formula="393548*logwidth/2647519"/><draw:equation draw:name="f391" draw:formula="2201227*logheight/2612594"/><draw:equation draw:name="f392" draw:formula="414503*logwidth/2647519"/><draw:equation draw:name="f393" draw:formula="2217419*logheight/2612594"/><draw:equation draw:name="f394" draw:formula="440220*logwidth/2647519"/><draw:equation draw:name="f395" draw:formula="2245042*logheight/2612594"/><draw:equation draw:name="f396" draw:formula="442406*logwidth/2647519"/><draw:equation draw:name="f397" draw:formula="2246917*logheight/2612594"/><draw:equation draw:name="f398" draw:formula="414503*logwidth/2647519"/><draw:equation draw:name="f399" draw:formula="2217419*logheight/2612594"/><draw:equation draw:name="f400" draw:formula="394500*logwidth/2647519"/><draw:equation draw:name="f401" draw:formula="2201227*logheight/2612594"/><draw:equation draw:name="f402" draw:formula="375450*logwidth/2647519"/><draw:equation draw:name="f403" draw:formula="2184082*logheight/2612594"/><draw:equation draw:name="f404" draw:formula="354495*logwidth/2647519"/><draw:equation draw:name="f405" draw:formula="2158364*logheight/2612594"/><draw:equation draw:name="f406" draw:formula="334493*logwidth/2647519"/><draw:equation draw:name="f407" draw:formula="2131694*logheight/2612594"/><draw:equation draw:name="f408" draw:formula="2432850*logwidth/2647519"/><draw:equation draw:name="f409" draw:formula="1980247*logheight/2612594"/><draw:equation draw:name="f410" draw:formula="2432367*logwidth/2647519"/><draw:equation draw:name="f411" draw:formula="1980454*logheight/2612594"/><draw:equation draw:name="f412" draw:formula="2421964*logwidth/2647519"/><draw:equation draw:name="f413" draw:formula="2005422*logheight/2612594"/><draw:equation draw:name="f414" draw:formula="2422850*logwidth/2647519"/><draw:equation draw:name="f415" draw:formula="1860918*logheight/2612594"/><draw:equation draw:name="f416" draw:formula="2397608*logwidth/2647519"/><draw:equation draw:name="f417" draw:formula="1897379*logheight/2612594"/><draw:equation draw:name="f418" draw:formula="2385225*logwidth/2647519"/><draw:equation draw:name="f419" draw:formula="1920239*logheight/2612594"/><draw:equation draw:name="f420" draw:formula="2372843*logwidth/2647519"/><draw:equation draw:name="f421" draw:formula="1941194*logheight/2612594"/><draw:equation draw:name="f422" draw:formula="2343315*logwidth/2647519"/><draw:equation draw:name="f423" draw:formula="1980247*logheight/2612594"/><draw:equation draw:name="f424" draw:formula="2317598*logwidth/2647519"/><draw:equation draw:name="f425" draw:formula="2019299*logheight/2612594"/><draw:equation draw:name="f426" draw:formula="2294738*logwidth/2647519"/><draw:equation draw:name="f427" draw:formula="2050732*logheight/2612594"/><draw:equation draw:name="f428" draw:formula="2292832*logwidth/2647519"/><draw:equation draw:name="f429" draw:formula="2051897*logheight/2612594"/><draw:equation draw:name="f430" draw:formula="2291272*logwidth/2647519"/><draw:equation draw:name="f431" draw:formula="2054208*logheight/2612594"/><draw:equation draw:name="f432" draw:formula="2293785*logwidth/2647519"/><draw:equation draw:name="f433" draw:formula="2052637*logheight/2612594"/><draw:equation draw:name="f434" draw:formula="2316645*logwidth/2647519"/><draw:equation draw:name="f435" draw:formula="2021205*logheight/2612594"/><draw:equation draw:name="f436" draw:formula="2342363*logwidth/2647519"/><draw:equation draw:name="f437" draw:formula="1982152*logheight/2612594"/><draw:equation draw:name="f438" draw:formula="2371890*logwidth/2647519"/><draw:equation draw:name="f439" draw:formula="1943100*logheight/2612594"/><draw:equation draw:name="f440" draw:formula="2384273*logwidth/2647519"/><draw:equation draw:name="f441" draw:formula="1922145*logheight/2612594"/><draw:equation draw:name="f442" draw:formula="2396655*logwidth/2647519"/><draw:equation draw:name="f443" draw:formula="1899285*logheight/2612594"/><draw:equation draw:name="f444" draw:formula="2422373*logwidth/2647519"/><draw:equation draw:name="f445" draw:formula="1862137*logheight/2612594"/><draw:equation draw:name="f446" draw:formula="2521433*logwidth/2647519"/><draw:equation draw:name="f447" draw:formula="1847850*logheight/2612594"/><draw:equation draw:name="f448" draw:formula="2509050*logwidth/2647519"/><draw:equation draw:name="f449" draw:formula="1884997*logheight/2612594"/><draw:equation draw:name="f450" draw:formula="2487143*logwidth/2647519"/><draw:equation draw:name="f451" draw:formula="1925002*logheight/2612594"/><draw:equation draw:name="f452" draw:formula="2465235*logwidth/2647519"/><draw:equation draw:name="f453" draw:formula="1965960*logheight/2612594"/><draw:equation draw:name="f454" draw:formula="2445233*logwidth/2647519"/><draw:equation draw:name="f455" draw:formula="1991677*logheight/2612594"/><draw:equation draw:name="f456" draw:formula="2458568*logwidth/2647519"/><draw:equation draw:name="f457" draw:formula="1965007*logheight/2612594"/><draw:equation draw:name="f458" draw:formula="2469998*logwidth/2647519"/><draw:equation draw:name="f459" draw:formula="1938337*logheight/2612594"/><draw:equation draw:name="f460" draw:formula="2478570*logwidth/2647519"/><draw:equation draw:name="f461" draw:formula="1924050*logheight/2612594"/><draw:equation draw:name="f462" draw:formula="2490000*logwidth/2647519"/><draw:equation draw:name="f463" draw:formula="1905000*logheight/2612594"/><draw:equation draw:name="f464" draw:formula="2500478*logwidth/2647519"/><draw:equation draw:name="f465" draw:formula="1885950*logheight/2612594"/><draw:equation draw:name="f466" draw:formula="2521433*logwidth/2647519"/><draw:equation draw:name="f467" draw:formula="1847850*logheight/2612594"/><draw:equation draw:name="f468" draw:formula="2459780*logwidth/2647519"/><draw:equation draw:name="f469" draw:formula="1766202*logheight/2612594"/><draw:equation draw:name="f470" draw:formula="2436660*logwidth/2647519"/><draw:equation draw:name="f471" draw:formula="1806892*logheight/2612594"/><draw:equation draw:name="f472" draw:formula="2436235*logwidth/2647519"/><draw:equation draw:name="f473" draw:formula="1807870*logheight/2612594"/><draw:equation draw:name="f474" draw:formula="2459520*logwidth/2647519"/><draw:equation draw:name="f475" draw:formula="1766887*logheight/2612594"/><draw:equation draw:name="f476" draw:formula="2472460*logwidth/2647519"/><draw:equation draw:name="f477" draw:formula="1674043*logheight/2612594"/><draw:equation draw:name="f478" draw:formula="2444672*logwidth/2647519"/><draw:equation draw:name="f479" draw:formula="1749965*logheight/2612594"/><draw:equation draw:name="f480" draw:formula="2386218*logwidth/2647519"/><draw:equation draw:name="f481" draw:formula="1869449*logheight/2612594"/><draw:equation draw:name="f482" draw:formula="2377660*logwidth/2647519"/><draw:equation draw:name="f483" draw:formula="1882980*logheight/2612594"/><draw:equation draw:name="f484" draw:formula="2377605*logwidth/2647519"/><draw:equation draw:name="f485" draw:formula="1883092*logheight/2612594"/><draw:equation draw:name="f486" draw:formula="2357602*logwidth/2647519"/><draw:equation draw:name="f487" draw:formula="1917382*logheight/2612594"/><draw:equation draw:name="f488" draw:formula="2337600*logwidth/2647519"/><draw:equation draw:name="f489" draw:formula="1954530*logheight/2612594"/><draw:equation draw:name="f490" draw:formula="2314740*logwidth/2647519"/><draw:equation draw:name="f491" draw:formula="1983105*logheight/2612594"/><draw:equation draw:name="f492" draw:formula="2295690*logwidth/2647519"/><draw:equation draw:name="f493" draw:formula="2015490*logheight/2612594"/><draw:equation draw:name="f494" draw:formula="2183295*logwidth/2647519"/><draw:equation draw:name="f495" draw:formula="2142172*logheight/2612594"/><draw:equation draw:name="f496" draw:formula="2146147*logwidth/2647519"/><draw:equation draw:name="f497" draw:formula="2173605*logheight/2612594"/><draw:equation draw:name="f498" draw:formula="2142583*logwidth/2647519"/><draw:equation draw:name="f499" draw:formula="2176315*logheight/2612594"/><draw:equation draw:name="f500" draw:formula="2141046*logwidth/2647519"/><draw:equation draw:name="f501" draw:formula="2177871*logheight/2612594"/><draw:equation draw:name="f502" draw:formula="2125512*logwidth/2647519"/><draw:equation draw:name="f503" draw:formula="2190534*logheight/2612594"/><draw:equation draw:name="f504" draw:formula="2112810*logwidth/2647519"/><draw:equation draw:name="f505" draw:formula="2205037*logheight/2612594"/><draw:equation draw:name="f506" draw:formula="2066137*logwidth/2647519"/><draw:equation draw:name="f507" draw:formula="2240280*logheight/2612594"/><draw:equation draw:name="f508" draw:formula="2058824*logwidth/2647519"/><draw:equation draw:name="f509" draw:formula="2244900*logheight/2612594"/><draw:equation draw:name="f510" draw:formula="2038960*logwidth/2647519"/><draw:equation draw:name="f511" draw:formula="2261093*logheight/2612594"/><draw:equation draw:name="f512" draw:formula="2036092*logwidth/2647519"/><draw:equation draw:name="f513" draw:formula="2262956*logheight/2612594"/><draw:equation draw:name="f514" draw:formula="2031847*logwidth/2647519"/><draw:equation draw:name="f515" draw:formula="2266950*logheight/2612594"/><draw:equation draw:name="f516" draw:formula="1994700*logwidth/2647519"/><draw:equation draw:name="f517" draw:formula="2291715*logheight/2612594"/><draw:equation draw:name="f518" draw:formula="1957552*logwidth/2647519"/><draw:equation draw:name="f519" draw:formula="2314575*logheight/2612594"/><draw:equation draw:name="f520" draw:formula="1953300*logwidth/2647519"/><draw:equation draw:name="f521" draw:formula="2316730*logheight/2612594"/><draw:equation draw:name="f522" draw:formula="1928148*logwidth/2647519"/><draw:equation draw:name="f523" draw:formula="2333067*logheight/2612594"/><draw:equation draw:name="f524" draw:formula="1920351*logwidth/2647519"/><draw:equation draw:name="f525" draw:formula="2337000*logheight/2612594"/><draw:equation draw:name="f526" draw:formula="1912785*logwidth/2647519"/><draw:equation draw:name="f527" draw:formula="2342197*logheight/2612594"/><draw:equation draw:name="f528" draw:formula="1887067*logwidth/2647519"/><draw:equation draw:name="f529" draw:formula="2356485*logheight/2612594"/><draw:equation draw:name="f530" draw:formula="1863038*logwidth/2647519"/><draw:equation draw:name="f531" draw:formula="2365909*logheight/2612594"/><draw:equation draw:name="f532" draw:formula="1809483*logwidth/2647519"/><draw:equation draw:name="f533" draw:formula="2392922*logheight/2612594"/><draw:equation draw:name="f534" draw:formula="1683836*logwidth/2647519"/><draw:equation draw:name="f535" draw:formula="2439784*logheight/2612594"/><draw:equation draw:name="f536" draw:formula="1596280*logwidth/2647519"/><draw:equation draw:name="f537" draw:formula="2462297*logheight/2612594"/><draw:equation draw:name="f538" draw:formula="1667040*logwidth/2647519"/><draw:equation draw:name="f539" draw:formula="2448877*logheight/2612594"/><draw:equation draw:name="f540" draw:formula="1680375*logwidth/2647519"/><draw:equation draw:name="f541" draw:formula="2446019*logheight/2612594"/><draw:equation draw:name="f542" draw:formula="1723237*logwidth/2647519"/><draw:equation draw:name="f543" draw:formula="2430779*logheight/2612594"/><draw:equation draw:name="f544" draw:formula="1749907*logwidth/2647519"/><draw:equation draw:name="f545" draw:formula="2422207*logheight/2612594"/><draw:equation draw:name="f546" draw:formula="1792770*logwidth/2647519"/><draw:equation draw:name="f547" draw:formula="2400299*logheight/2612594"/><draw:equation draw:name="f548" draw:formula="1841347*logwidth/2647519"/><draw:equation draw:name="f549" draw:formula="2383154*logheight/2612594"/><draw:equation draw:name="f550" draw:formula="1872470*logwidth/2647519"/><draw:equation draw:name="f551" draw:formula="2370949*logheight/2612594"/><draw:equation draw:name="f552" draw:formula="1886115*logwidth/2647519"/><draw:equation draw:name="f553" draw:formula="2363152*logheight/2612594"/><draw:equation draw:name="f554" draw:formula="1898496*logwidth/2647519"/><draw:equation draw:name="f555" draw:formula="2359343*logheight/2612594"/><draw:equation draw:name="f556" draw:formula="1915642*logwidth/2647519"/><draw:equation draw:name="f557" draw:formula="2349817*logheight/2612594"/><draw:equation draw:name="f558" draw:formula="1920147*logwidth/2647519"/><draw:equation draw:name="f559" draw:formula="2346686*logheight/2612594"/><draw:equation draw:name="f560" draw:formula="1931835*logwidth/2647519"/><draw:equation draw:name="f561" draw:formula="2335530*logheight/2612594"/><draw:equation draw:name="f562" draw:formula="1957552*logwidth/2647519"/><draw:equation draw:name="f563" draw:formula="2320290*logheight/2612594"/><draw:equation draw:name="f564" draw:formula="1986810*logwidth/2647519"/><draw:equation draw:name="f565" draw:formula="2305948*logheight/2612594"/><draw:equation draw:name="f566" draw:formula="1997557*logwidth/2647519"/><draw:equation draw:name="f567" draw:formula="2299334*logheight/2612594"/><draw:equation draw:name="f568" draw:formula="2034705*logwidth/2647519"/><draw:equation draw:name="f569" draw:formula="2274569*logheight/2612594"/><draw:equation draw:name="f570" draw:formula="2050897*logwidth/2647519"/><draw:equation draw:name="f571" draw:formula="2259329*logheight/2612594"/><draw:equation draw:name="f572" draw:formula="2068995*logwidth/2647519"/><draw:equation draw:name="f573" draw:formula="2247899*logheight/2612594"/><draw:equation draw:name="f574" draw:formula="2115667*logwidth/2647519"/><draw:equation draw:name="f575" draw:formula="2212657*logheight/2612594"/><draw:equation draw:name="f576" draw:formula="2149005*logwidth/2647519"/><draw:equation draw:name="f577" draw:formula="2181224*logheight/2612594"/><draw:equation draw:name="f578" draw:formula="2186152*logwidth/2647519"/><draw:equation draw:name="f579" draw:formula="2149792*logheight/2612594"/><draw:equation draw:name="f580" draw:formula="2298547*logwidth/2647519"/><draw:equation draw:name="f581" draw:formula="2023109*logheight/2612594"/><draw:equation draw:name="f582" draw:formula="2314015*logwidth/2647519"/><draw:equation draw:name="f583" draw:formula="1996814*logheight/2612594"/><draw:equation draw:name="f584" draw:formula="2314740*logwidth/2647519"/><draw:equation draw:name="f585" draw:formula="1994534*logheight/2612594"/><draw:equation draw:name="f586" draw:formula="2339505*logwidth/2647519"/><draw:equation draw:name="f587" draw:formula="1956434*logheight/2612594"/><draw:equation draw:name="f588" draw:formula="2347125*logwidth/2647519"/><draw:equation draw:name="f589" draw:formula="1945004*logheight/2612594"/><draw:equation draw:name="f590" draw:formula="2357257*logwidth/2647519"/><draw:equation draw:name="f591" draw:formula="1930951*logheight/2612594"/><draw:equation draw:name="f592" draw:formula="2360460*logwidth/2647519"/><draw:equation draw:name="f593" draw:formula="1925002*logheight/2612594"/><draw:equation draw:name="f594" draw:formula="2380462*logwidth/2647519"/><draw:equation draw:name="f595" draw:formula="1890712*logheight/2612594"/><draw:equation draw:name="f596" draw:formula="2419515*logwidth/2647519"/><draw:equation draw:name="f597" draw:formula="1809749*logheight/2612594"/><draw:equation draw:name="f598" draw:formula="2457615*logwidth/2647519"/><draw:equation draw:name="f599" draw:formula="1723072*logheight/2612594"/><draw:equation draw:name="f600" draw:formula="2468807*logwidth/2647519"/><draw:equation draw:name="f601" draw:formula="1687829*logheight/2612594"/><draw:equation draw:name="f602" draw:formula="2576677*logwidth/2647519"/><draw:equation draw:name="f603" draw:formula="1589722*logheight/2612594"/><draw:equation draw:name="f604" draw:formula="2573820*logwidth/2647519"/><draw:equation draw:name="f605" draw:formula="1591627*logheight/2612594"/><draw:equation draw:name="f606" draw:formula="2573820*logwidth/2647519"/><draw:equation draw:name="f607" draw:formula="1591627*logheight/2612594"/><draw:equation draw:name="f608" draw:formula="2585674*logwidth/2647519"/><draw:equation draw:name="f609" draw:formula="1533271*logheight/2612594"/><draw:equation draw:name="f610" draw:formula="2585332*logwidth/2647519"/><draw:equation draw:name="f611" draw:formula="1534956*logheight/2612594"/><draw:equation draw:name="f612" draw:formula="2588107*logwidth/2647519"/><draw:equation draw:name="f613" draw:formula="1538287*logheight/2612594"/><draw:equation draw:name="f614" draw:formula="2596680*logwidth/2647519"/><draw:equation draw:name="f615" draw:formula="1547812*logheight/2612594"/><draw:equation draw:name="f616" draw:formula="2602395*logwidth/2647519"/><draw:equation draw:name="f617" draw:formula="1544002*logheight/2612594"/><draw:equation draw:name="f618" draw:formula="2602539*logwidth/2647519"/><draw:equation draw:name="f619" draw:formula="1543271*logheight/2612594"/><draw:equation draw:name="f620" draw:formula="2598585*logwidth/2647519"/><draw:equation draw:name="f621" draw:formula="1545907*logheight/2612594"/><draw:equation draw:name="f622" draw:formula="2589060*logwidth/2647519"/><draw:equation draw:name="f623" draw:formula="1537334*logheight/2612594"/><draw:equation draw:name="f624" draw:formula="2577184*logwidth/2647519"/><draw:equation draw:name="f625" draw:formula="1425070*logheight/2612594"/><draw:equation draw:name="f626" draw:formula="2576519*logwidth/2647519"/><draw:equation draw:name="f627" draw:formula="1425107*logheight/2612594"/><draw:equation draw:name="f628" draw:formula="2575314*logwidth/2647519"/><draw:equation draw:name="f629" draw:formula="1425174*logheight/2612594"/><draw:equation draw:name="f630" draw:formula="2575725*logwidth/2647519"/><draw:equation draw:name="f631" draw:formula="1429702*logheight/2612594"/><draw:equation draw:name="f632" draw:formula="2574773*logwidth/2647519"/><draw:equation draw:name="f633" draw:formula="1453515*logheight/2612594"/><draw:equation draw:name="f634" draw:formula="2570963*logwidth/2647519"/><draw:equation draw:name="f635" draw:formula="1467802*logheight/2612594"/><draw:equation draw:name="f636" draw:formula="2548103*logwidth/2647519"/><draw:equation draw:name="f637" draw:formula="1503997*logheight/2612594"/><draw:equation draw:name="f638" draw:formula="2542388*logwidth/2647519"/><draw:equation draw:name="f639" draw:formula="1535430*logheight/2612594"/><draw:equation draw:name="f640" draw:formula="2536673*logwidth/2647519"/><draw:equation draw:name="f641" draw:formula="1545907*logheight/2612594"/><draw:equation draw:name="f642" draw:formula="2527148*logwidth/2647519"/><draw:equation draw:name="f643" draw:formula="1591627*logheight/2612594"/><draw:equation draw:name="f644" draw:formula="2516670*logwidth/2647519"/><draw:equation draw:name="f645" draw:formula="1627822*logheight/2612594"/><draw:equation draw:name="f646" draw:formula="2505240*logwidth/2647519"/><draw:equation draw:name="f647" draw:formula="1663065*logheight/2612594"/><draw:equation draw:name="f648" draw:formula="2498573*logwidth/2647519"/><draw:equation draw:name="f649" draw:formula="1690687*logheight/2612594"/><draw:equation draw:name="f650" draw:formula="2490953*logwidth/2647519"/><draw:equation draw:name="f651" draw:formula="1719262*logheight/2612594"/><draw:equation draw:name="f652" draw:formula="2497030*logwidth/2647519"/><draw:equation draw:name="f653" draw:formula="1709810*logheight/2612594"/><draw:equation draw:name="f654" draw:formula="2502383*logwidth/2647519"/><draw:equation draw:name="f655" draw:formula="1689734*logheight/2612594"/><draw:equation draw:name="f656" draw:formula="2507145*logwidth/2647519"/><draw:equation draw:name="f657" draw:formula="1661159*logheight/2612594"/><draw:equation draw:name="f658" draw:formula="2518575*logwidth/2647519"/><draw:equation draw:name="f659" draw:formula="1625917*logheight/2612594"/><draw:equation draw:name="f660" draw:formula="2529053*logwidth/2647519"/><draw:equation draw:name="f661" draw:formula="1589722*logheight/2612594"/><draw:equation draw:name="f662" draw:formula="2538578*logwidth/2647519"/><draw:equation draw:name="f663" draw:formula="1544002*logheight/2612594"/><draw:equation draw:name="f664" draw:formula="2544293*logwidth/2647519"/><draw:equation draw:name="f665" draw:formula="1533524*logheight/2612594"/><draw:equation draw:name="f666" draw:formula="2550008*logwidth/2647519"/><draw:equation draw:name="f667" draw:formula="1502092*logheight/2612594"/><draw:equation draw:name="f668" draw:formula="2572868*logwidth/2647519"/><draw:equation draw:name="f669" draw:formula="1465897*logheight/2612594"/><draw:equation draw:name="f670" draw:formula="2557628*logwidth/2647519"/><draw:equation draw:name="f671" draw:formula="1539239*logheight/2612594"/><draw:equation draw:name="f672" draw:formula="2546198*logwidth/2647519"/><draw:equation draw:name="f673" draw:formula="1600199*logheight/2612594"/><draw:equation draw:name="f674" draw:formula="2520480*logwidth/2647519"/><draw:equation draw:name="f675" draw:formula="1678304*logheight/2612594"/><draw:equation draw:name="f676" draw:formula="2515393*logwidth/2647519"/><draw:equation draw:name="f677" draw:formula="1686218*logheight/2612594"/><draw:equation draw:name="f678" draw:formula="2513218*logwidth/2647519"/><draw:equation draw:name="f679" draw:formula="1698069*logheight/2612594"/><draw:equation draw:name="f680" draw:formula="2506193*logwidth/2647519"/><draw:equation draw:name="f681" draw:formula="1718310*logheight/2612594"/><draw:equation draw:name="f682" draw:formula="2479523*logwidth/2647519"/><draw:equation draw:name="f683" draw:formula="1776412*logheight/2612594"/><draw:equation draw:name="f684" draw:formula="2467140*logwidth/2647519"/><draw:equation draw:name="f685" draw:formula="1806892*logheight/2612594"/><draw:equation draw:name="f686" draw:formula="2459520*logwidth/2647519"/><draw:equation draw:name="f687" draw:formula="1823085*logheight/2612594"/><draw:equation draw:name="f688" draw:formula="2449995*logwidth/2647519"/><draw:equation draw:name="f689" draw:formula="1840230*logheight/2612594"/><draw:equation draw:name="f690" draw:formula="2424278*logwidth/2647519"/><draw:equation draw:name="f691" draw:formula="1885950*logheight/2612594"/><draw:equation draw:name="f692" draw:formula="2396655*logwidth/2647519"/><draw:equation draw:name="f693" draw:formula="1930717*logheight/2612594"/><draw:equation draw:name="f694" draw:formula="2361413*logwidth/2647519"/><draw:equation draw:name="f695" draw:formula="1990725*logheight/2612594"/><draw:equation draw:name="f696" draw:formula="2322360*logwidth/2647519"/><draw:equation draw:name="f697" draw:formula="2049780*logheight/2612594"/><draw:equation draw:name="f698" draw:formula="2296643*logwidth/2647519"/><draw:equation draw:name="f699" draw:formula="2083117*logheight/2612594"/><draw:equation draw:name="f700" draw:formula="2269020*logwidth/2647519"/><draw:equation draw:name="f701" draw:formula="2115502*logheight/2612594"/><draw:equation draw:name="f702" draw:formula="2259495*logwidth/2647519"/><draw:equation draw:name="f703" draw:formula="2128837*logheight/2612594"/><draw:equation draw:name="f704" draw:formula="2249018*logwidth/2647519"/><draw:equation draw:name="f705" draw:formula="2142172*logheight/2612594"/><draw:equation draw:name="f706" draw:formula="2232825*logwidth/2647519"/><draw:equation draw:name="f707" draw:formula="2155507*logheight/2612594"/><draw:equation draw:name="f708" draw:formula="2206342*logwidth/2647519"/><draw:equation draw:name="f709" draw:formula="2184829*logheight/2612594"/><draw:equation draw:name="f710" draw:formula="2207107*logwidth/2647519"/><draw:equation draw:name="f711" draw:formula="2187892*logheight/2612594"/><draw:equation draw:name="f712" draw:formula="2179485*logwidth/2647519"/><draw:equation draw:name="f713" draw:formula="2216467*logheight/2612594"/><draw:equation draw:name="f714" draw:formula="2149957*logwidth/2647519"/><draw:equation draw:name="f715" draw:formula="2237422*logheight/2612594"/><draw:equation draw:name="f716" draw:formula="2126145*logwidth/2647519"/><draw:equation draw:name="f717" draw:formula="2256472*logheight/2612594"/><draw:equation draw:name="f718" draw:formula="2103587*logwidth/2647519"/><draw:equation draw:name="f719" draw:formula="2272957*logheight/2612594"/><draw:equation draw:name="f720" draw:formula="2107095*logwidth/2647519"/><draw:equation draw:name="f721" draw:formula="2272665*logheight/2612594"/><draw:equation draw:name="f722" draw:formula="2131860*logwidth/2647519"/><draw:equation draw:name="f723" draw:formula="2254567*logheight/2612594"/><draw:equation draw:name="f724" draw:formula="2155673*logwidth/2647519"/><draw:equation draw:name="f725" draw:formula="2235517*logheight/2612594"/><draw:equation draw:name="f726" draw:formula="2185200*logwidth/2647519"/><draw:equation draw:name="f727" draw:formula="2214562*logheight/2612594"/><draw:equation draw:name="f728" draw:formula="2212823*logwidth/2647519"/><draw:equation draw:name="f729" draw:formula="2185987*logheight/2612594"/><draw:equation draw:name="f730" draw:formula="2211870*logwidth/2647519"/><draw:equation draw:name="f731" draw:formula="2182177*logheight/2612594"/><draw:equation draw:name="f732" draw:formula="2238540*logwidth/2647519"/><draw:equation draw:name="f733" draw:formula="2152650*logheight/2612594"/><draw:equation draw:name="f734" draw:formula="2254733*logwidth/2647519"/><draw:equation draw:name="f735" draw:formula="2139315*logheight/2612594"/><draw:equation draw:name="f736" draw:formula="2265210*logwidth/2647519"/><draw:equation draw:name="f737" draw:formula="2125980*logheight/2612594"/><draw:equation draw:name="f738" draw:formula="2274735*logwidth/2647519"/><draw:equation draw:name="f739" draw:formula="2112645*logheight/2612594"/><draw:equation draw:name="f740" draw:formula="2302358*logwidth/2647519"/><draw:equation draw:name="f741" draw:formula="2080260*logheight/2612594"/><draw:equation draw:name="f742" draw:formula="2328075*logwidth/2647519"/><draw:equation draw:name="f743" draw:formula="2046922*logheight/2612594"/><draw:equation draw:name="f744" draw:formula="2367128*logwidth/2647519"/><draw:equation draw:name="f745" draw:formula="1987867*logheight/2612594"/><draw:equation draw:name="f746" draw:formula="2402370*logwidth/2647519"/><draw:equation draw:name="f747" draw:formula="1927860*logheight/2612594"/><draw:equation draw:name="f748" draw:formula="2429993*logwidth/2647519"/><draw:equation draw:name="f749" draw:formula="1883092*logheight/2612594"/><draw:equation draw:name="f750" draw:formula="2455710*logwidth/2647519"/><draw:equation draw:name="f751" draw:formula="1837372*logheight/2612594"/><draw:equation draw:name="f752" draw:formula="2465235*logwidth/2647519"/><draw:equation draw:name="f753" draw:formula="1820227*logheight/2612594"/><draw:equation draw:name="f754" draw:formula="2472855*logwidth/2647519"/><draw:equation draw:name="f755" draw:formula="1804035*logheight/2612594"/><draw:equation draw:name="f756" draw:formula="2485238*logwidth/2647519"/><draw:equation draw:name="f757" draw:formula="1773555*logheight/2612594"/><draw:equation draw:name="f758" draw:formula="2511908*logwidth/2647519"/><draw:equation draw:name="f759" draw:formula="1715452*logheight/2612594"/><draw:equation draw:name="f760" draw:formula="2522385*logwidth/2647519"/><draw:equation draw:name="f761" draw:formula="1676400*logheight/2612594"/><draw:equation draw:name="f762" draw:formula="2548103*logwidth/2647519"/><draw:equation draw:name="f763" draw:formula="1598295*logheight/2612594"/><draw:equation draw:name="f764" draw:formula="2559533*logwidth/2647519"/><draw:equation draw:name="f765" draw:formula="1537335*logheight/2612594"/><draw:equation draw:name="f766" draw:formula="2574773*logwidth/2647519"/><draw:equation draw:name="f767" draw:formula="1463992*logheight/2612594"/><draw:equation draw:name="f768" draw:formula="2578209*logwidth/2647519"/><draw:equation draw:name="f769" draw:formula="1451109*logheight/2612594"/><draw:equation draw:name="f770" draw:formula="2575725*logwidth/2647519"/><draw:equation draw:name="f771" draw:formula="1450657*logheight/2612594"/><draw:equation draw:name="f772" draw:formula="2576677*logwidth/2647519"/><draw:equation draw:name="f773" draw:formula="1426845*logheight/2612594"/><draw:equation draw:name="f774" draw:formula="2597632*logwidth/2647519"/><draw:equation draw:name="f775" draw:formula="1404937*logheight/2612594"/><draw:equation draw:name="f776" draw:formula="2586541*logwidth/2647519"/><draw:equation draw:name="f777" draw:formula="1451152*logheight/2612594"/><draw:equation draw:name="f778" draw:formula="2586542*logwidth/2647519"/><draw:equation draw:name="f779" draw:formula="1451152*logheight/2612594"/><draw:equation draw:name="f780" draw:formula="2597633*logwidth/2647519"/><draw:equation draw:name="f781" draw:formula="1404938*logheight/2612594"/><draw:equation draw:name="f782" draw:formula="2606205*logwidth/2647519"/><draw:equation draw:name="f783" draw:formula="1395412*logheight/2612594"/><draw:equation draw:name="f784" draw:formula="2600490*logwidth/2647519"/><draw:equation draw:name="f785" draw:formula="1407795*logheight/2612594"/><draw:equation draw:name="f786" draw:formula="2599181*logwidth/2647519"/><draw:equation draw:name="f787" draw:formula="1433750*logheight/2612594"/><draw:equation draw:name="f788" draw:formula="2598585*logwidth/2647519"/><draw:equation draw:name="f789" draw:formula="1458277*logheight/2612594"/><draw:equation draw:name="f790" draw:formula="2589060*logwidth/2647519"/><draw:equation draw:name="f791" draw:formula="1487586*logheight/2612594"/><draw:equation draw:name="f792" draw:formula="2589060*logwidth/2647519"/><draw:equation draw:name="f793" draw:formula="1490934*logheight/2612594"/><draw:equation draw:name="f794" draw:formula="2600490*logwidth/2647519"/><draw:equation draw:name="f795" draw:formula="1458277*logheight/2612594"/><draw:equation draw:name="f796" draw:formula="2602395*logwidth/2647519"/><draw:equation draw:name="f797" draw:formula="1407794*logheight/2612594"/><draw:equation draw:name="f798" draw:formula="2606836*logwidth/2647519"/><draw:equation draw:name="f799" draw:formula="1398173*logheight/2612594"/><draw:equation draw:name="f800" draw:formula="2565247*logwidth/2647519"/><draw:equation draw:name="f801" draw:formula="1354454*logheight/2612594"/><draw:equation draw:name="f802" draw:formula="2559006*logwidth/2647519"/><draw:equation draw:name="f803" draw:formula="1369207*logheight/2612594"/><draw:equation draw:name="f804" draw:formula="2556675*logwidth/2647519"/><draw:equation draw:name="f805" draw:formula="1390650*logheight/2612594"/><draw:equation draw:name="f806" draw:formula="2553670*logwidth/2647519"/><draw:equation draw:name="f807" draw:formula="1380633*logheight/2612594"/><draw:equation draw:name="f808" draw:formula="2552571*logwidth/2647519"/><draw:equation draw:name="f809" draw:formula="1382047*logheight/2612594"/><draw:equation draw:name="f810" draw:formula="2555723*logwidth/2647519"/><draw:equation draw:name="f811" draw:formula="1392555*logheight/2612594"/><draw:equation draw:name="f812" draw:formula="2553818*logwidth/2647519"/><draw:equation draw:name="f813" draw:formula="1407795*logheight/2612594"/><draw:equation draw:name="f814" draw:formula="2557628*logwidth/2647519"/><draw:equation draw:name="f815" draw:formula="1420177*logheight/2612594"/><draw:equation draw:name="f816" draw:formula="2560581*logwidth/2647519"/><draw:equation draw:name="f817" draw:formula="1420013*logheight/2612594"/><draw:equation draw:name="f818" draw:formula="2558580*logwidth/2647519"/><draw:equation draw:name="f819" draw:formula="1413509*logheight/2612594"/><draw:equation draw:name="f820" draw:formula="2560485*logwidth/2647519"/><draw:equation draw:name="f821" draw:formula="1398269*logheight/2612594"/><draw:equation draw:name="f822" draw:formula="2565247*logwidth/2647519"/><draw:equation draw:name="f823" draw:formula="1354454*logheight/2612594"/><draw:equation draw:name="f824" draw:formula="2645258*logwidth/2647519"/><draw:equation draw:name="f825" draw:formula="1328737*logheight/2612594"/><draw:equation draw:name="f826" draw:formula="2647163*logwidth/2647519"/><draw:equation draw:name="f827" draw:formula="1329689*logheight/2612594"/><draw:equation draw:name="f828" draw:formula="2646210*logwidth/2647519"/><draw:equation draw:name="f829" draw:formula="1369694*logheight/2612594"/><draw:equation draw:name="f830" draw:formula="2647163*logwidth/2647519"/><draw:equation draw:name="f831" draw:formula="1397317*logheight/2612594"/><draw:equation draw:name="f832" draw:formula="2644305*logwidth/2647519"/><draw:equation draw:name="f833" draw:formula="1447799*logheight/2612594"/><draw:equation draw:name="f834" draw:formula="2641448*logwidth/2647519"/><draw:equation draw:name="f835" draw:formula="1476374*logheight/2612594"/><draw:equation draw:name="f836" draw:formula="2632875*logwidth/2647519"/><draw:equation draw:name="f837" draw:formula="1518284*logheight/2612594"/><draw:equation draw:name="f838" draw:formula="2630018*logwidth/2647519"/><draw:equation draw:name="f839" draw:formula="1553527*logheight/2612594"/><draw:equation draw:name="f840" draw:formula="2615730*logwidth/2647519"/><draw:equation draw:name="f841" draw:formula="1618297*logheight/2612594"/><draw:equation draw:name="f842" draw:formula="2602395*logwidth/2647519"/><draw:equation draw:name="f843" draw:formula="1674494*logheight/2612594"/><draw:equation draw:name="f844" draw:formula="2578583*logwidth/2647519"/><draw:equation draw:name="f845" draw:formula="1684972*logheight/2612594"/><draw:equation draw:name="f846" draw:formula="2580488*logwidth/2647519"/><draw:equation draw:name="f847" draw:formula="1679257*logheight/2612594"/><draw:equation draw:name="f848" draw:formula="2584298*logwidth/2647519"/><draw:equation draw:name="f849" draw:formula="1639252*logheight/2612594"/><draw:equation draw:name="f850" draw:formula="2598585*logwidth/2647519"/><draw:equation draw:name="f851" draw:formula="1597342*logheight/2612594"/><draw:equation draw:name="f852" draw:formula="2610015*logwidth/2647519"/><draw:equation draw:name="f853" draw:formula="1590675*logheight/2612594"/><draw:equation draw:name="f854" draw:formula="2610015*logwidth/2647519"/><draw:equation draw:name="f855" draw:formula="1590674*logheight/2612594"/><draw:equation draw:name="f856" draw:formula="2622398*logwidth/2647519"/><draw:equation draw:name="f857" draw:formula="1518284*logheight/2612594"/><draw:equation draw:name="f858" draw:formula="2629065*logwidth/2647519"/><draw:equation draw:name="f859" draw:formula="1483994*logheight/2612594"/><draw:equation draw:name="f860" draw:formula="2634780*logwidth/2647519"/><draw:equation draw:name="f861" draw:formula="1448752*logheight/2612594"/><draw:equation draw:name="f862" draw:formula="2639543*logwidth/2647519"/><draw:equation draw:name="f863" draw:formula="1415414*logheight/2612594"/><draw:equation draw:name="f864" draw:formula="2641448*logwidth/2647519"/><draw:equation draw:name="f865" draw:formula="1383982*logheight/2612594"/><draw:equation draw:name="f866" draw:formula="2642400*logwidth/2647519"/><draw:equation draw:name="f867" draw:formula="1357312*logheight/2612594"/><draw:equation draw:name="f868" draw:formula="2644305*logwidth/2647519"/><draw:equation draw:name="f869" draw:formula="1343024*logheight/2612594"/><draw:equation draw:name="f870" draw:formula="2645258*logwidth/2647519"/><draw:equation draw:name="f871" draw:formula="1328737*logheight/2612594"/><draw:equation draw:name="f872" draw:formula="134151*logwidth/2647519"/><draw:equation draw:name="f873" draw:formula="887095*logheight/2612594"/><draw:equation draw:name="f874" draw:formula="134625*logwidth/2647519"/><draw:equation draw:name="f875" draw:formula="887332*logheight/2612594"/><draw:equation draw:name="f876" draw:formula="134670*logwidth/2647519"/><draw:equation draw:name="f877" draw:formula="887199*logheight/2612594"/><draw:equation draw:name="f878" draw:formula="191618*logwidth/2647519"/><draw:equation draw:name="f879" draw:formula="750570*logheight/2612594"/><draw:equation draw:name="f880" draw:formula="170663*logwidth/2647519"/><draw:equation draw:name="f881" draw:formula="789622*logheight/2612594"/><draw:equation draw:name="f882" draw:formula="153518*logwidth/2647519"/><draw:equation draw:name="f883" draw:formula="803910*logheight/2612594"/><draw:equation draw:name="f884" draw:formula="153477*logwidth/2647519"/><draw:equation draw:name="f885" draw:formula="804822*logheight/2612594"/><draw:equation draw:name="f886" draw:formula="151819*logwidth/2647519"/><draw:equation draw:name="f887" draw:formula="841286*logheight/2612594"/><draw:equation draw:name="f888" draw:formula="151867*logwidth/2647519"/><draw:equation draw:name="f889" draw:formula="841199*logheight/2612594"/><draw:equation draw:name="f890" draw:formula="153518*logwidth/2647519"/><draw:equation draw:name="f891" draw:formula="804862*logheight/2612594"/><draw:equation draw:name="f892" draw:formula="170663*logwidth/2647519"/><draw:equation draw:name="f893" draw:formula="790574*logheight/2612594"/><draw:equation draw:name="f894" draw:formula="191618*logwidth/2647519"/><draw:equation draw:name="f895" draw:formula="751522*logheight/2612594"/><draw:equation draw:name="f896" draw:formula="192332*logwidth/2647519"/><draw:equation draw:name="f897" draw:formula="751998*logheight/2612594"/><draw:equation draw:name="f898" draw:formula="192689*logwidth/2647519"/><draw:equation draw:name="f899" draw:formula="751284*logheight/2612594"/><draw:equation draw:name="f900" draw:formula="203047*logwidth/2647519"/><draw:equation draw:name="f901" draw:formula="667702*logheight/2612594"/><draw:equation draw:name="f902" draw:formula="189712*logwidth/2647519"/><draw:equation draw:name="f903" draw:formula="677227*logheight/2612594"/><draw:equation draw:name="f904" draw:formula="169710*logwidth/2647519"/><draw:equation draw:name="f905" draw:formula="719137*logheight/2612594"/><draw:equation draw:name="f906" draw:formula="174286*logwidth/2647519"/><draw:equation draw:name="f907" draw:formula="722798*logheight/2612594"/><draw:equation draw:name="f908" draw:formula="174435*logwidth/2647519"/><draw:equation draw:name="f909" draw:formula="722155*logheight/2612594"/><draw:equation draw:name="f910" draw:formula="170663*logwidth/2647519"/><draw:equation draw:name="f911" draw:formula="719137*logheight/2612594"/><draw:equation draw:name="f912" draw:formula="190665*logwidth/2647519"/><draw:equation draw:name="f913" draw:formula="677227*logheight/2612594"/><draw:equation draw:name="f914" draw:formula="202473*logwidth/2647519"/><draw:equation draw:name="f915" draw:formula="668793*logheight/2612594"/><draw:equation draw:name="f916" draw:formula="276390*logwidth/2647519"/><draw:equation draw:name="f917" draw:formula="613410*logheight/2612594"/><draw:equation draw:name="f918" draw:formula="275187*logwidth/2647519"/><draw:equation draw:name="f919" draw:formula="614373*logheight/2612594"/><draw:equation draw:name="f920" draw:formula="270080*logwidth/2647519"/><draw:equation draw:name="f921" draw:formula="634008*logheight/2612594"/><draw:equation draw:name="f922" draw:formula="266865*logwidth/2647519"/><draw:equation draw:name="f923" draw:formula="643890*logheight/2612594"/><draw:equation draw:name="f924" draw:formula="179235*logwidth/2647519"/><draw:equation draw:name="f925" draw:formula="803910*logheight/2612594"/><draw:equation draw:name="f926" draw:formula="166852*logwidth/2647519"/><draw:equation draw:name="f927" draw:formula="842962*logheight/2612594"/><draw:equation draw:name="f928" draw:formula="155422*logwidth/2647519"/><draw:equation draw:name="f929" draw:formula="882967*logheight/2612594"/><draw:equation draw:name="f930" draw:formula="130657*logwidth/2647519"/><draw:equation draw:name="f931" draw:formula="966787*logheight/2612594"/><draw:equation draw:name="f932" draw:formula="114465*logwidth/2647519"/><draw:equation draw:name="f933" draw:formula="1023937*logheight/2612594"/><draw:equation draw:name="f934" draw:formula="106845*logwidth/2647519"/><draw:equation draw:name="f935" draw:formula="1066800*logheight/2612594"/><draw:equation draw:name="f936" draw:formula="103035*logwidth/2647519"/><draw:equation draw:name="f937" draw:formula="1088707*logheight/2612594"/><draw:equation draw:name="f938" draw:formula="100177*logwidth/2647519"/><draw:equation draw:name="f939" draw:formula="1110615*logheight/2612594"/><draw:equation draw:name="f940" draw:formula="91605*logwidth/2647519"/><draw:equation draw:name="f941" draw:formula="1169670*logheight/2612594"/><draw:equation draw:name="f942" draw:formula="88747*logwidth/2647519"/><draw:equation draw:name="f943" draw:formula="1205865*logheight/2612594"/><draw:equation draw:name="f944" draw:formula="93510*logwidth/2647519"/><draw:equation draw:name="f945" draw:formula="1243965*logheight/2612594"/><draw:equation draw:name="f946" draw:formula="95742*logwidth/2647519"/><draw:equation draw:name="f947" draw:formula="1223205*logheight/2612594"/><draw:equation draw:name="f948" draw:formula="95415*logwidth/2647519"/><draw:equation draw:name="f949" draw:formula="1216342*logheight/2612594"/><draw:equation draw:name="f950" draw:formula="99225*logwidth/2647519"/><draw:equation draw:name="f951" draw:formula="1176337*logheight/2612594"/><draw:equation draw:name="f952" draw:formula="107797*logwidth/2647519"/><draw:equation draw:name="f953" draw:formula="1117282*logheight/2612594"/><draw:equation draw:name="f954" draw:formula="114596*logwidth/2647519"/><draw:equation draw:name="f955" draw:formula="1109123*logheight/2612594"/><draw:equation draw:name="f956" draw:formula="124469*logwidth/2647519"/><draw:equation draw:name="f957" draw:formula="1043051*logheight/2612594"/><draw:equation draw:name="f958" draw:formula="123990*logwidth/2647519"/><draw:equation draw:name="f959" draw:formula="1031557*logheight/2612594"/><draw:equation draw:name="f960" draw:formula="133400*logwidth/2647519"/><draw:equation draw:name="f961" draw:formula="1004580*logheight/2612594"/><draw:equation draw:name="f962" draw:formula="138999*logwidth/2647519"/><draw:equation draw:name="f963" draw:formula="981931*logheight/2612594"/><draw:equation draw:name="f964" draw:formula="137325*logwidth/2647519"/><draw:equation draw:name="f965" draw:formula="985837*logheight/2612594"/><draw:equation draw:name="f966" draw:formula="131610*logwidth/2647519"/><draw:equation draw:name="f967" draw:formula="983932*logheight/2612594"/><draw:equation draw:name="f968" draw:formula="117322*logwidth/2647519"/><draw:equation draw:name="f969" draw:formula="1024890*logheight/2612594"/><draw:equation draw:name="f970" draw:formula="118275*logwidth/2647519"/><draw:equation draw:name="f971" draw:formula="1047750*logheight/2612594"/><draw:equation draw:name="f972" draw:formula="111607*logwidth/2647519"/><draw:equation draw:name="f973" draw:formula="1091565*logheight/2612594"/><draw:equation draw:name="f974" draw:formula="110655*logwidth/2647519"/><draw:equation draw:name="f975" draw:formula="1099185*logheight/2612594"/><draw:equation draw:name="f976" draw:formula="101130*logwidth/2647519"/><draw:equation draw:name="f977" draw:formula="1110615*logheight/2612594"/><draw:equation draw:name="f978" draw:formula="103987*logwidth/2647519"/><draw:equation draw:name="f979" draw:formula="1088707*logheight/2612594"/><draw:equation draw:name="f980" draw:formula="107797*logwidth/2647519"/><draw:equation draw:name="f981" draw:formula="1066800*logheight/2612594"/><draw:equation draw:name="f982" draw:formula="115417*logwidth/2647519"/><draw:equation draw:name="f983" draw:formula="1023937*logheight/2612594"/><draw:equation draw:name="f984" draw:formula="131610*logwidth/2647519"/><draw:equation draw:name="f985" draw:formula="966787*logheight/2612594"/><draw:equation draw:name="f986" draw:formula="156375*logwidth/2647519"/><draw:equation draw:name="f987" draw:formula="882967*logheight/2612594"/><draw:equation draw:name="f988" draw:formula="167805*logwidth/2647519"/><draw:equation draw:name="f989" draw:formula="842962*logheight/2612594"/><draw:equation draw:name="f990" draw:formula="180187*logwidth/2647519"/><draw:equation draw:name="f991" draw:formula="803910*logheight/2612594"/><draw:equation draw:name="f992" draw:formula="267817*logwidth/2647519"/><draw:equation draw:name="f993" draw:formula="643890*logheight/2612594"/><draw:equation draw:name="f994" draw:formula="276390*logwidth/2647519"/><draw:equation draw:name="f995" draw:formula="613410*logheight/2612594"/><draw:equation draw:name="f996" draw:formula="293536*logwidth/2647519"/><draw:equation draw:name="f997" draw:formula="518160*logheight/2612594"/><draw:equation draw:name="f998" draw:formula="293535*logwidth/2647519"/><draw:equation draw:name="f999" draw:formula="518160*logheight/2612594"/><draw:equation draw:name="f1000" draw:formula="298297*logwidth/2647519"/><draw:equation draw:name="f1001" draw:formula="521970*logheight/2612594"/><draw:equation draw:name="f1002" draw:formula="298297*logwidth/2647519"/><draw:equation draw:name="f1003" draw:formula="521969*logheight/2612594"/><draw:equation draw:name="f1004" draw:formula="465169*logwidth/2647519"/><draw:equation draw:name="f1005" draw:formula="382550*logheight/2612594"/><draw:equation draw:name="f1006" draw:formula="464986*logwidth/2647519"/><draw:equation draw:name="f1007" draw:formula="382696*logheight/2612594"/><draw:equation draw:name="f1008" draw:formula="464430*logwidth/2647519"/><draw:equation draw:name="f1009" draw:formula="383325*logheight/2612594"/><draw:equation draw:name="f1010" draw:formula="456651*logwidth/2647519"/><draw:equation draw:name="f1011" draw:formula="391477*logheight/2612594"/><draw:equation draw:name="f1012" draw:formula="454684*logwidth/2647519"/><draw:equation draw:name="f1013" draw:formula="394338*logheight/2612594"/><draw:equation draw:name="f1014" draw:formula="453399*logwidth/2647519"/><draw:equation draw:name="f1015" draw:formula="395790*logheight/2612594"/><draw:equation draw:name="f1016" draw:formula="447840*logwidth/2647519"/><draw:equation draw:name="f1017" draw:formula="403860*logheight/2612594"/><draw:equation draw:name="f1018" draw:formula="389738*logwidth/2647519"/><draw:equation draw:name="f1019" draw:formula="472440*logheight/2612594"/><draw:equation draw:name="f1020" draw:formula="373545*logwidth/2647519"/><draw:equation draw:name="f1021" draw:formula="491490*logheight/2612594"/><draw:equation draw:name="f1022" draw:formula="357353*logwidth/2647519"/><draw:equation draw:name="f1023" draw:formula="511492*logheight/2612594"/><draw:equation draw:name="f1024" draw:formula="285752*logwidth/2647519"/><draw:equation draw:name="f1025" draw:formula="590631*logheight/2612594"/><draw:equation draw:name="f1026" draw:formula="358305*logwidth/2647519"/><draw:equation draw:name="f1027" draw:formula="510540*logheight/2612594"/><draw:equation draw:name="f1028" draw:formula="374497*logwidth/2647519"/><draw:equation draw:name="f1029" draw:formula="490537*logheight/2612594"/><draw:equation draw:name="f1030" draw:formula="390690*logwidth/2647519"/><draw:equation draw:name="f1031" draw:formula="471487*logheight/2612594"/><draw:equation draw:name="f1032" draw:formula="448792*logwidth/2647519"/><draw:equation draw:name="f1033" draw:formula="402907*logheight/2612594"/><draw:equation draw:name="f1034" draw:formula="454684*logwidth/2647519"/><draw:equation draw:name="f1035" draw:formula="394338*logheight/2612594"/><draw:equation draw:name="f1036" draw:formula="464430*logwidth/2647519"/><draw:equation draw:name="f1037" draw:formula="383325*logheight/2612594"/><draw:equation draw:name="f1038" draw:formula="489348*logwidth/2647519"/><draw:equation draw:name="f1039" draw:formula="316869*logheight/2612594"/><draw:equation draw:name="f1040" draw:formula="481127*logwidth/2647519"/><draw:equation draw:name="f1041" draw:formula="319733*logheight/2612594"/><draw:equation draw:name="f1042" draw:formula="475013*logwidth/2647519"/><draw:equation draw:name="f1043" draw:formula="322003*logheight/2612594"/><draw:equation draw:name="f1044" draw:formula="473558*logwidth/2647519"/><draw:equation draw:name="f1045" draw:formula="323849*logheight/2612594"/><draw:equation draw:name="f1046" draw:formula="463080*logwidth/2647519"/><draw:equation draw:name="f1047" draw:formula="333374*logheight/2612594"/><draw:equation draw:name="f1048" draw:formula="436410*logwidth/2647519"/><draw:equation draw:name="f1049" draw:formula="350519*logheight/2612594"/><draw:equation draw:name="f1050" draw:formula="418313*logwidth/2647519"/><draw:equation draw:name="f1051" draw:formula="370522*logheight/2612594"/><draw:equation draw:name="f1052" draw:formula="401168*logwidth/2647519"/><draw:equation draw:name="f1053" draw:formula="390524*logheight/2612594"/><draw:equation draw:name="f1054" draw:formula="389738*logwidth/2647519"/><draw:equation draw:name="f1055" draw:formula="401002*logheight/2612594"/><draw:equation draw:name="f1056" draw:formula="389350*logwidth/2647519"/><draw:equation draw:name="f1057" draw:formula="400516*logheight/2612594"/><draw:equation draw:name="f1058" draw:formula="378546*logwidth/2647519"/><draw:equation draw:name="f1059" draw:formula="413504*logheight/2612594"/><draw:equation draw:name="f1060" draw:formula="360210*logwidth/2647519"/><draw:equation draw:name="f1061" draw:formula="436245*logheight/2612594"/><draw:equation draw:name="f1062" draw:formula="330683*logwidth/2647519"/><draw:equation draw:name="f1063" draw:formula="468630*logheight/2612594"/><draw:equation draw:name="f1064" draw:formula="335445*logwidth/2647519"/><draw:equation draw:name="f1065" draw:formula="474344*logheight/2612594"/><draw:equation draw:name="f1066" draw:formula="335536*logwidth/2647519"/><draw:equation draw:name="f1067" draw:formula="474264*logheight/2612594"/><draw:equation draw:name="f1068" draw:formula="331635*logwidth/2647519"/><draw:equation draw:name="f1069" draw:formula="469582*logheight/2612594"/><draw:equation draw:name="f1070" draw:formula="361162*logwidth/2647519"/><draw:equation draw:name="f1071" draw:formula="437197*logheight/2612594"/><draw:equation draw:name="f1072" draw:formula="390690*logwidth/2647519"/><draw:equation draw:name="f1073" draw:formula="401002*logheight/2612594"/><draw:equation draw:name="f1074" draw:formula="402120*logwidth/2647519"/><draw:equation draw:name="f1075" draw:formula="390525*logheight/2612594"/><draw:equation draw:name="f1076" draw:formula="419265*logwidth/2647519"/><draw:equation draw:name="f1077" draw:formula="370522*logheight/2612594"/><draw:equation draw:name="f1078" draw:formula="437362*logwidth/2647519"/><draw:equation draw:name="f1079" draw:formula="350520*logheight/2612594"/><draw:equation draw:name="f1080" draw:formula="464032*logwidth/2647519"/><draw:equation draw:name="f1081" draw:formula="333375*logheight/2612594"/><draw:equation draw:name="f1082" draw:formula="474510*logwidth/2647519"/><draw:equation draw:name="f1083" draw:formula="323850*logheight/2612594"/><draw:equation draw:name="f1084" draw:formula="485940*logwidth/2647519"/><draw:equation draw:name="f1085" draw:formula="319564*logheight/2612594"/><draw:equation draw:name="f1086" draw:formula="489548*logwidth/2647519"/><draw:equation draw:name="f1087" draw:formula="318444*logheight/2612594"/><draw:equation draw:name="f1088" draw:formula="1868970*logwidth/2647519"/><draw:equation draw:name="f1089" draw:formula="144780*logheight/2612594"/><draw:equation draw:name="f1090" draw:formula="1917547*logwidth/2647519"/><draw:equation draw:name="f1091" draw:formula="166687*logheight/2612594"/><draw:equation draw:name="f1092" draw:formula="1938502*logwidth/2647519"/><draw:equation draw:name="f1093" draw:formula="183832*logheight/2612594"/><draw:equation draw:name="f1094" draw:formula="1891830*logwidth/2647519"/><draw:equation draw:name="f1095" draw:formula="160972*logheight/2612594"/><draw:equation draw:name="f1096" draw:formula="1868970*logwidth/2647519"/><draw:equation draw:name="f1097" draw:formula="144780*logheight/2612594"/><draw:equation draw:name="f1098" draw:formula="1710855*logwidth/2647519"/><draw:equation draw:name="f1099" draw:formula="75247*logheight/2612594"/><draw:equation draw:name="f1100" draw:formula="1748955*logwidth/2647519"/><draw:equation draw:name="f1101" draw:formula="83819*logheight/2612594"/><draw:equation draw:name="f1102" draw:formula="1802295*logwidth/2647519"/><draw:equation draw:name="f1103" draw:formula="110489*logheight/2612594"/><draw:equation draw:name="f1104" draw:formula="1710855*logwidth/2647519"/><draw:equation draw:name="f1105" draw:formula="75247*logheight/2612594"/><draw:equation draw:name="f1106" draw:formula="1137451*logwidth/2647519"/><draw:equation draw:name="f1107" draw:formula="68937*logheight/2612594"/><draw:equation draw:name="f1108" draw:formula="1117448*logwidth/2647519"/><draw:equation draw:name="f1109" draw:formula="71437*logheight/2612594"/><draw:equation draw:name="f1110" draw:formula="1074585*logwidth/2647519"/><draw:equation draw:name="f1111" draw:formula="77152*logheight/2612594"/><draw:equation draw:name="f1112" draw:formula="1032675*logwidth/2647519"/><draw:equation draw:name="f1113" draw:formula="86677*logheight/2612594"/><draw:equation draw:name="f1114" draw:formula="1014578*logwidth/2647519"/><draw:equation draw:name="f1115" draw:formula="92392*logheight/2612594"/><draw:equation draw:name="f1116" draw:formula="993623*logwidth/2647519"/><draw:equation draw:name="f1117" draw:formula="98107*logheight/2612594"/><draw:equation draw:name="f1118" draw:formula="947769*logwidth/2647519"/><draw:equation draw:name="f1119" draw:formula="107115*logheight/2612594"/><draw:equation draw:name="f1120" draw:formula="939330*logwidth/2647519"/><draw:equation draw:name="f1121" draw:formula="110490*logheight/2612594"/><draw:equation draw:name="f1122" draw:formula="881228*logwidth/2647519"/><draw:equation draw:name="f1123" draw:formula="130492*logheight/2612594"/><draw:equation draw:name="f1124" draw:formula="824078*logwidth/2647519"/><draw:equation draw:name="f1125" draw:formula="153352*logheight/2612594"/><draw:equation draw:name="f1126" draw:formula="784073*logwidth/2647519"/><draw:equation draw:name="f1127" draw:formula="171450*logheight/2612594"/><draw:equation draw:name="f1128" draw:formula="757403*logwidth/2647519"/><draw:equation draw:name="f1129" draw:formula="181927*logheight/2612594"/><draw:equation draw:name="f1130" draw:formula="691680*logwidth/2647519"/><draw:equation draw:name="f1131" draw:formula="212407*logheight/2612594"/><draw:equation draw:name="f1132" draw:formula="660248*logwidth/2647519"/><draw:equation draw:name="f1133" draw:formula="232410*logheight/2612594"/><draw:equation draw:name="f1134" draw:formula="629768*logwidth/2647519"/><draw:equation draw:name="f1135" draw:formula="252412*logheight/2612594"/><draw:equation draw:name="f1136" draw:formula="581190*logwidth/2647519"/><draw:equation draw:name="f1137" draw:formula="288607*logheight/2612594"/><draw:equation draw:name="f1138" draw:formula="535470*logwidth/2647519"/><draw:equation draw:name="f1139" draw:formula="324802*logheight/2612594"/><draw:equation draw:name="f1140" draw:formula="491713*logwidth/2647519"/><draw:equation draw:name="f1141" draw:formula="362974*logheight/2612594"/><draw:equation draw:name="f1142" draw:formula="495465*logwidth/2647519"/><draw:equation draw:name="f1143" draw:formula="367665*logheight/2612594"/><draw:equation draw:name="f1144" draw:formula="504752*logwidth/2647519"/><draw:equation draw:name="f1145" draw:formula="361295*logheight/2612594"/><draw:equation draw:name="f1146" draw:formula="512657*logwidth/2647519"/><draw:equation draw:name="f1147" draw:formula="355403*logheight/2612594"/><draw:equation draw:name="f1148" draw:formula="541185*logwidth/2647519"/><draw:equation draw:name="f1149" draw:formula="330517*logheight/2612594"/><draw:equation draw:name="f1150" draw:formula="586905*logwidth/2647519"/><draw:equation draw:name="f1151" draw:formula="294322*logheight/2612594"/><draw:equation draw:name="f1152" draw:formula="635482*logwidth/2647519"/><draw:equation draw:name="f1153" draw:formula="258127*logheight/2612594"/><draw:equation draw:name="f1154" draw:formula="665962*logwidth/2647519"/><draw:equation draw:name="f1155" draw:formula="238124*logheight/2612594"/><draw:equation draw:name="f1156" draw:formula="697395*logwidth/2647519"/><draw:equation draw:name="f1157" draw:formula="218122*logheight/2612594"/><draw:equation draw:name="f1158" draw:formula="763117*logwidth/2647519"/><draw:equation draw:name="f1159" draw:formula="187642*logheight/2612594"/><draw:equation draw:name="f1160" draw:formula="788835*logwidth/2647519"/><draw:equation draw:name="f1161" draw:formula="174307*logheight/2612594"/><draw:equation draw:name="f1162" draw:formula="828840*logwidth/2647519"/><draw:equation draw:name="f1163" draw:formula="156209*logheight/2612594"/><draw:equation draw:name="f1164" draw:formula="885990*logwidth/2647519"/><draw:equation draw:name="f1165" draw:formula="133349*logheight/2612594"/><draw:equation draw:name="f1166" draw:formula="944092*logwidth/2647519"/><draw:equation draw:name="f1167" draw:formula="113347*logheight/2612594"/><draw:equation draw:name="f1168" draw:formula="968499*logwidth/2647519"/><draw:equation draw:name="f1169" draw:formula="108553*logheight/2612594"/><draw:equation draw:name="f1170" draw:formula="980289*logwidth/2647519"/><draw:equation draw:name="f1171" draw:formula="104524*logheight/2612594"/><draw:equation draw:name="f1172" draw:formula="1140765*logwidth/2647519"/><draw:equation draw:name="f1173" draw:formula="69904*logheight/2612594"/><draw:equation draw:name="f1174" draw:formula="1478088*logwidth/2647519"/><draw:equation draw:name="f1175" draw:formula="48458*logheight/2612594"/><draw:equation draw:name="f1176" draw:formula="1498447*logwidth/2647519"/><draw:equation draw:name="f1177" draw:formula="50482*logheight/2612594"/><draw:equation draw:name="f1178" draw:formula="1526070*logwidth/2647519"/><draw:equation draw:name="f1179" draw:formula="60007*logheight/2612594"/><draw:equation draw:name="f1180" draw:formula="1505115*logwidth/2647519"/><draw:equation draw:name="f1181" draw:formula="57150*logheight/2612594"/><draw:equation draw:name="f1182" draw:formula="1461300*logwidth/2647519"/><draw:equation draw:name="f1183" draw:formula="48577*logheight/2612594"/><draw:equation draw:name="f1184" draw:formula="1478088*logwidth/2647519"/><draw:equation draw:name="f1185" draw:formula="48458*logheight/2612594"/><draw:equation draw:name="f1186" draw:formula="1588935*logwidth/2647519"/><draw:equation draw:name="f1187" draw:formula="40957*logheight/2612594"/><draw:equation draw:name="f1188" draw:formula="1627987*logwidth/2647519"/><draw:equation draw:name="f1189" draw:formula="43814*logheight/2612594"/><draw:equation draw:name="f1190" draw:formula="1675612*logwidth/2647519"/><draw:equation draw:name="f1191" draw:formula="62864*logheight/2612594"/><draw:equation draw:name="f1192" draw:formula="1616557*logwidth/2647519"/><draw:equation draw:name="f1193" draw:formula="52387*logheight/2612594"/><draw:equation draw:name="f1194" draw:formula="1588935*logwidth/2647519"/><draw:equation draw:name="f1195" draw:formula="40957*logheight/2612594"/><draw:equation draw:name="f1196" draw:formula="1270324*logwidth/2647519"/><draw:equation draw:name="f1197" draw:formula="40719*logheight/2612594"/><draw:equation draw:name="f1198" draw:formula="1160310*logwidth/2647519"/><draw:equation draw:name="f1199" draw:formula="46672*logheight/2612594"/><draw:equation draw:name="f1200" draw:formula="1084110*logwidth/2647519"/><draw:equation draw:name="f1201" draw:formula="57149*logheight/2612594"/><draw:equation draw:name="f1202" draw:formula="1047915*logwidth/2647519"/><draw:equation draw:name="f1203" draw:formula="66674*logheight/2612594"/><draw:equation draw:name="f1204" draw:formula="1016482*logwidth/2647519"/><draw:equation draw:name="f1205" draw:formula="78104*logheight/2612594"/><draw:equation draw:name="f1206" draw:formula="972667*logwidth/2647519"/><draw:equation draw:name="f1207" draw:formula="83819*logheight/2612594"/><draw:equation draw:name="f1208" draw:formula="806932*logwidth/2647519"/><draw:equation draw:name="f1209" draw:formula="147637*logheight/2612594"/><draw:equation draw:name="f1210" draw:formula="746925*logwidth/2647519"/><draw:equation draw:name="f1211" draw:formula="174307*logheight/2612594"/><draw:equation draw:name="f1212" draw:formula="728827*logwidth/2647519"/><draw:equation draw:name="f1213" draw:formula="180974*logheight/2612594"/><draw:equation draw:name="f1214" draw:formula="712635*logwidth/2647519"/><draw:equation draw:name="f1215" draw:formula="189547*logheight/2612594"/><draw:equation draw:name="f1216" draw:formula="682155*logwidth/2647519"/><draw:equation draw:name="f1217" draw:formula="205739*logheight/2612594"/><draw:equation draw:name="f1218" draw:formula="634530*logwidth/2647519"/><draw:equation draw:name="f1219" draw:formula="230504*logheight/2612594"/><draw:equation draw:name="f1220" draw:formula="598335*logwidth/2647519"/><draw:equation draw:name="f1221" draw:formula="259079*logheight/2612594"/><draw:equation draw:name="f1222" draw:formula="493560*logwidth/2647519"/><draw:equation draw:name="f1223" draw:formula="340994*logheight/2612594"/><draw:equation draw:name="f1224" draw:formula="471664*logwidth/2647519"/><draw:equation draw:name="f1225" draw:formula="360034*logheight/2612594"/><draw:equation draw:name="f1226" draw:formula="450243*logwidth/2647519"/><draw:equation draw:name="f1227" draw:formula="379593*logheight/2612594"/><draw:equation draw:name="f1228" draw:formula="450697*logwidth/2647519"/><draw:equation draw:name="f1229" draw:formula="380047*logheight/2612594"/><draw:equation draw:name="f1230" draw:formula="285915*logwidth/2647519"/><draw:equation draw:name="f1231" draw:formula="573404*logheight/2612594"/><draw:equation draw:name="f1232" draw:formula="252577*logwidth/2647519"/><draw:equation draw:name="f1233" draw:formula="619124*logheight/2612594"/><draw:equation draw:name="f1234" draw:formula="237337*logwidth/2647519"/><draw:equation draw:name="f1235" draw:formula="646747*logheight/2612594"/><draw:equation draw:name="f1236" draw:formula="222097*logwidth/2647519"/><draw:equation draw:name="f1237" draw:formula="672464*logheight/2612594"/><draw:equation draw:name="f1238" draw:formula="193522*logwidth/2647519"/><draw:equation draw:name="f1239" draw:formula="725804*logheight/2612594"/><draw:equation draw:name="f1240" draw:formula="162439*logwidth/2647519"/><draw:equation draw:name="f1241" draw:formula="774785*logheight/2612594"/><draw:equation draw:name="f1242" draw:formula="162090*logwidth/2647519"/><draw:equation draw:name="f1243" draw:formula="776287*logheight/2612594"/><draw:equation draw:name="f1244" draw:formula="151612*logwidth/2647519"/><draw:equation draw:name="f1245" draw:formula="804862*logheight/2612594"/><draw:equation draw:name="f1246" draw:formula="143992*logwidth/2647519"/><draw:equation draw:name="f1247" draw:formula="818197*logheight/2612594"/><draw:equation draw:name="f1248" draw:formula="142087*logwidth/2647519"/><draw:equation draw:name="f1249" draw:formula="820102*logheight/2612594"/><draw:equation draw:name="f1250" draw:formula="133634*logwidth/2647519"/><draw:equation draw:name="f1251" draw:formula="848201*logheight/2612594"/><draw:equation draw:name="f1252" draw:formula="131610*logwidth/2647519"/><draw:equation draw:name="f1253" draw:formula="864870*logheight/2612594"/><draw:equation draw:name="f1254" draw:formula="129705*logwidth/2647519"/><draw:equation draw:name="f1255" draw:formula="888682*logheight/2612594"/><draw:equation draw:name="f1256" draw:formula="116370*logwidth/2647519"/><draw:equation draw:name="f1257" draw:formula="927735*logheight/2612594"/><draw:equation draw:name="f1258" draw:formula="103987*logwidth/2647519"/><draw:equation draw:name="f1259" draw:formula="966787*logheight/2612594"/><draw:equation draw:name="f1260" draw:formula="90652*logwidth/2647519"/><draw:equation draw:name="f1261" draw:formula="1023937*logheight/2612594"/><draw:equation draw:name="f1262" draw:formula="83032*logwidth/2647519"/><draw:equation draw:name="f1263" draw:formula="1076325*logheight/2612594"/><draw:equation draw:name="f1264" draw:formula="78270*logwidth/2647519"/><draw:equation draw:name="f1265" draw:formula="1128712*logheight/2612594"/><draw:equation draw:name="f1266" draw:formula="84937*logwidth/2647519"/><draw:equation draw:name="f1267" draw:formula="1092517*logheight/2612594"/><draw:equation draw:name="f1268" draw:formula="85555*logwidth/2647519"/><draw:equation draw:name="f1269" draw:formula="1089530*logheight/2612594"/><draw:equation draw:name="f1270" draw:formula="86842*logwidth/2647519"/><draw:equation draw:name="f1271" draw:formula="1075372*logheight/2612594"/><draw:equation draw:name="f1272" draw:formula="94462*logwidth/2647519"/><draw:equation draw:name="f1273" draw:formula="1022985*logheight/2612594"/><draw:equation draw:name="f1274" draw:formula="96848*logwidth/2647519"/><draw:equation draw:name="f1275" draw:formula="1023781*logheight/2612594"/><draw:equation draw:name="f1276" draw:formula="97055*logwidth/2647519"/><draw:equation draw:name="f1277" draw:formula="1022896*logheight/2612594"/><draw:equation draw:name="f1278" draw:formula="94463*logwidth/2647519"/><draw:equation draw:name="f1279" draw:formula="1022032*logheight/2612594"/><draw:equation draw:name="f1280" draw:formula="107798*logwidth/2647519"/><draw:equation draw:name="f1281" draw:formula="964882*logheight/2612594"/><draw:equation draw:name="f1282" draw:formula="120180*logwidth/2647519"/><draw:equation draw:name="f1283" draw:formula="925829*logheight/2612594"/><draw:equation draw:name="f1284" draw:formula="133454*logwidth/2647519"/><draw:equation draw:name="f1285" draw:formula="886956*logheight/2612594"/><draw:equation draw:name="f1286" draw:formula="132563*logwidth/2647519"/><draw:equation draw:name="f1287" draw:formula="886777*logheight/2612594"/><draw:equation draw:name="f1288" draw:formula="134468*logwidth/2647519"/><draw:equation draw:name="f1289" draw:formula="862965*logheight/2612594"/><draw:equation draw:name="f1290" draw:formula="144945*logwidth/2647519"/><draw:equation draw:name="f1291" draw:formula="818197*logheight/2612594"/><draw:equation draw:name="f1292" draw:formula="152565*logwidth/2647519"/><draw:equation draw:name="f1293" draw:formula="804862*logheight/2612594"/><draw:equation draw:name="f1294" draw:formula="152821*logwidth/2647519"/><draw:equation draw:name="f1295" draw:formula="804166*logheight/2612594"/><draw:equation draw:name="f1296" draw:formula="163043*logwidth/2647519"/><draw:equation draw:name="f1297" draw:formula="776287*logheight/2612594"/><draw:equation draw:name="f1298" draw:formula="194475*logwidth/2647519"/><draw:equation draw:name="f1299" draw:formula="726757*logheight/2612594"/><draw:equation draw:name="f1300" draw:formula="223050*logwidth/2647519"/><draw:equation draw:name="f1301" draw:formula="673417*logheight/2612594"/><draw:equation draw:name="f1302" draw:formula="238290*logwidth/2647519"/><draw:equation draw:name="f1303" draw:formula="647700*logheight/2612594"/><draw:equation draw:name="f1304" draw:formula="253530*logwidth/2647519"/><draw:equation draw:name="f1305" draw:formula="620077*logheight/2612594"/><draw:equation draw:name="f1306" draw:formula="286868*logwidth/2647519"/><draw:equation draw:name="f1307" draw:formula="574357*logheight/2612594"/><draw:equation draw:name="f1308" draw:formula="451650*logwidth/2647519"/><draw:equation draw:name="f1309" draw:formula="381000*logheight/2612594"/><draw:equation draw:name="f1310" draw:formula="495465*logwidth/2647519"/><draw:equation draw:name="f1311" draw:formula="340995*logheight/2612594"/><draw:equation draw:name="f1312" draw:formula="600240*logwidth/2647519"/><draw:equation draw:name="f1313" draw:formula="259080*logheight/2612594"/><draw:equation draw:name="f1314" draw:formula="636435*logwidth/2647519"/><draw:equation draw:name="f1315" draw:formula="230505*logheight/2612594"/><draw:equation draw:name="f1316" draw:formula="684060*logwidth/2647519"/><draw:equation draw:name="f1317" draw:formula="205740*logheight/2612594"/><draw:equation draw:name="f1318" draw:formula="714540*logwidth/2647519"/><draw:equation draw:name="f1319" draw:formula="189547*logheight/2612594"/><draw:equation draw:name="f1320" draw:formula="730733*logwidth/2647519"/><draw:equation draw:name="f1321" draw:formula="180975*logheight/2612594"/><draw:equation draw:name="f1322" draw:formula="748830*logwidth/2647519"/><draw:equation draw:name="f1323" draw:formula="174307*logheight/2612594"/><draw:equation draw:name="f1324" draw:formula="808838*logwidth/2647519"/><draw:equation draw:name="f1325" draw:formula="147637*logheight/2612594"/><draw:equation draw:name="f1326" draw:formula="974573*logwidth/2647519"/><draw:equation draw:name="f1327" draw:formula="83820*logheight/2612594"/><draw:equation draw:name="f1328" draw:formula="1018388*logwidth/2647519"/><draw:equation draw:name="f1329" draw:formula="78105*logheight/2612594"/><draw:equation draw:name="f1330" draw:formula="1049820*logwidth/2647519"/><draw:equation draw:name="f1331" draw:formula="66675*logheight/2612594"/><draw:equation draw:name="f1332" draw:formula="1086015*logwidth/2647519"/><draw:equation draw:name="f1333" draw:formula="57150*logheight/2612594"/><draw:equation draw:name="f1334" draw:formula="1162215*logwidth/2647519"/><draw:equation draw:name="f1335" draw:formula="46672*logheight/2612594"/><draw:equation draw:name="f1336" draw:formula="1272229*logwidth/2647519"/><draw:equation draw:name="f1337" draw:formula="41076*logheight/2612594"/><draw:equation draw:name="f1338" draw:formula="1360655*logwidth/2647519"/><draw:equation draw:name="f1339" draw:formula="44043*logheight/2612594"/><draw:equation draw:name="f1340" draw:formula="1404150*logwidth/2647519"/><draw:equation draw:name="f1341" draw:formula="0*logheight/2612594"/><draw:equation draw:name="f1342" draw:formula="1448917*logwidth/2647519"/><draw:equation draw:name="f1343" draw:formula="2857*logheight/2612594"/><draw:equation draw:name="f1344" draw:formula="1494637*logwidth/2647519"/><draw:equation draw:name="f1345" draw:formula="7620*logheight/2612594"/><draw:equation draw:name="f1346" draw:formula="1525117*logwidth/2647519"/><draw:equation draw:name="f1347" draw:formula="15240*logheight/2612594"/><draw:equation draw:name="f1348" draw:formula="1545120*logwidth/2647519"/><draw:equation draw:name="f1349" draw:formula="24765*logheight/2612594"/><draw:equation draw:name="f1350" draw:formula="1569885*logwidth/2647519"/><draw:equation draw:name="f1351" draw:formula="20002*logheight/2612594"/><draw:equation draw:name="f1352" draw:formula="1607032*logwidth/2647519"/><draw:equation draw:name="f1353" draw:formula="28575*logheight/2612594"/><draw:equation draw:name="f1354" draw:formula="1629892*logwidth/2647519"/><draw:equation draw:name="f1355" draw:formula="35242*logheight/2612594"/><draw:equation draw:name="f1356" draw:formula="1628940*logwidth/2647519"/><draw:equation draw:name="f1357" draw:formula="36195*logheight/2612594"/><draw:equation draw:name="f1358" draw:formula="1627987*logwidth/2647519"/><draw:equation draw:name="f1359" draw:formula="42862*logheight/2612594"/><draw:equation draw:name="f1360" draw:formula="1588935*logwidth/2647519"/><draw:equation draw:name="f1361" draw:formula="40005*logheight/2612594"/><draw:equation draw:name="f1362" draw:formula="1575600*logwidth/2647519"/><draw:equation draw:name="f1363" draw:formula="36195*logheight/2612594"/><draw:equation draw:name="f1364" draw:formula="1562265*logwidth/2647519"/><draw:equation draw:name="f1365" draw:formula="33337*logheight/2612594"/><draw:equation draw:name="f1366" draw:formula="1536547*logwidth/2647519"/><draw:equation draw:name="f1367" draw:formula="27622*logheight/2612594"/><draw:equation draw:name="f1368" draw:formula="1510830*logwidth/2647519"/><draw:equation draw:name="f1369" draw:formula="21907*logheight/2612594"/><draw:equation draw:name="f1370" draw:formula="1484160*logwidth/2647519"/><draw:equation draw:name="f1371" draw:formula="18097*logheight/2612594"/><draw:equation draw:name="f1372" draw:formula="1454633*logwidth/2647519"/><draw:equation draw:name="f1373" draw:formula="18097*logheight/2612594"/><draw:equation draw:name="f1374" draw:formula="1430820*logwidth/2647519"/><draw:equation draw:name="f1375" draw:formula="18097*logheight/2612594"/><draw:equation draw:name="f1376" draw:formula="1393673*logwidth/2647519"/><draw:equation draw:name="f1377" draw:formula="18097*logheight/2612594"/><draw:equation draw:name="f1378" draw:formula="1391928*logwidth/2647519"/><draw:equation draw:name="f1379" draw:formula="17540*logheight/2612594"/><draw:equation draw:name="f1380" draw:formula="1375575*logwidth/2647519"/><draw:equation draw:name="f1381" draw:formula="25717*logheight/2612594"/><draw:equation draw:name="f1382" draw:formula="1381290*logwidth/2647519"/><draw:equation draw:name="f1383" draw:formula="35242*logheight/2612594"/><draw:equation draw:name="f1384" draw:formula="1438440*logwidth/2647519"/><draw:equation draw:name="f1385" draw:formula="46672*logheight/2612594"/><draw:equation draw:name="f1386" draw:formula="1413008*logwidth/2647519"/><draw:equation draw:name="f1387" draw:formula="47116*logheight/2612594"/><draw:equation draw:name="f1388" draw:formula="1413437*logwidth/2647519"/><draw:equation draw:name="f1389" draw:formula="47149*logheight/2612594"/><draw:equation draw:name="f1390" draw:formula="1440345*logwidth/2647519"/><draw:equation draw:name="f1391" draw:formula="46672*logheight/2612594"/><draw:equation draw:name="f1392" draw:formula="1463205*logwidth/2647519"/><draw:equation draw:name="f1393" draw:formula="49530*logheight/2612594"/><draw:equation draw:name="f1394" draw:formula="1507020*logwidth/2647519"/><draw:equation draw:name="f1395" draw:formula="58102*logheight/2612594"/><draw:equation draw:name="f1396" draw:formula="1527975*logwidth/2647519"/><draw:equation draw:name="f1397" draw:formula="60960*logheight/2612594"/><draw:equation draw:name="f1398" draw:formula="1563218*logwidth/2647519"/><draw:equation draw:name="f1399" draw:formula="68580*logheight/2612594"/><draw:equation draw:name="f1400" draw:formula="1599413*logwidth/2647519"/><draw:equation draw:name="f1401" draw:formula="76200*logheight/2612594"/><draw:equation draw:name="f1402" draw:formula="1634655*logwidth/2647519"/><draw:equation draw:name="f1403" draw:formula="84772*logheight/2612594"/><draw:equation draw:name="f1404" draw:formula="1669898*logwidth/2647519"/><draw:equation draw:name="f1405" draw:formula="95250*logheight/2612594"/><draw:equation draw:name="f1406" draw:formula="1687043*logwidth/2647519"/><draw:equation draw:name="f1407" draw:formula="100012*logheight/2612594"/><draw:equation draw:name="f1408" draw:formula="1704188*logwidth/2647519"/><draw:equation draw:name="f1409" draw:formula="105727*logheight/2612594"/><draw:equation draw:name="f1410" draw:formula="1704409*logwidth/2647519"/><draw:equation draw:name="f1411" draw:formula="105929*logheight/2612594"/><draw:equation draw:name="f1412" draw:formula="1716704*logwidth/2647519"/><draw:equation draw:name="f1413" draw:formula="108049*logheight/2612594"/><draw:equation draw:name="f1414" draw:formula="1746499*logwidth/2647519"/><draw:equation draw:name="f1415" draw:formula="119121*logheight/2612594"/><draw:equation draw:name="f1416" draw:formula="1750661*logwidth/2647519"/><draw:equation draw:name="f1417" draw:formula="125427*logheight/2612594"/><draw:equation draw:name="f1418" draw:formula="1751813*logwidth/2647519"/><draw:equation draw:name="f1419" draw:formula="125730*logheight/2612594"/><draw:equation draw:name="f1420" draw:formula="1778483*logwidth/2647519"/><draw:equation draw:name="f1421" draw:formula="136207*logheight/2612594"/><draw:equation draw:name="f1422" draw:formula="1801343*logwidth/2647519"/><draw:equation draw:name="f1423" draw:formula="145732*logheight/2612594"/><draw:equation draw:name="f1424" draw:formula="1824203*logwidth/2647519"/><draw:equation draw:name="f1425" draw:formula="156210*logheight/2612594"/><draw:equation draw:name="f1426" draw:formula="1841348*logwidth/2647519"/><draw:equation draw:name="f1427" draw:formula="165735*logheight/2612594"/><draw:equation draw:name="f1428" draw:formula="1852778*logwidth/2647519"/><draw:equation draw:name="f1429" draw:formula="171450*logheight/2612594"/><draw:equation draw:name="f1430" draw:formula="1865160*logwidth/2647519"/><draw:equation draw:name="f1431" draw:formula="178117*logheight/2612594"/><draw:equation draw:name="f1432" draw:formula="1907070*logwidth/2647519"/><draw:equation draw:name="f1433" draw:formula="201930*logheight/2612594"/><draw:equation draw:name="f1434" draw:formula="1960410*logwidth/2647519"/><draw:equation draw:name="f1435" draw:formula="236220*logheight/2612594"/><draw:equation draw:name="f1436" draw:formula="1988033*logwidth/2647519"/><draw:equation draw:name="f1437" draw:formula="255270*logheight/2612594"/><draw:equation draw:name="f1438" draw:formula="1988833*logwidth/2647519"/><draw:equation draw:name="f1439" draw:formula="255841*logheight/2612594"/><draw:equation draw:name="f1440" draw:formula="2002949*logwidth/2647519"/><draw:equation draw:name="f1441" draw:formula="264417*logheight/2612594"/><draw:equation draw:name="f1442" draw:formula="2540483*logwidth/2647519"/><draw:equation draw:name="f1443" draw:formula="1275397*logheight/2612594"/><draw:equation draw:name="f1444" draw:formula="2540081*logwidth/2647519"/><draw:equation draw:name="f1445" draw:formula="1283368*logheight/2612594"/><draw:equation draw:name="f1446" draw:formula="2550960*logwidth/2647519"/><draw:equation draw:name="f1447" draw:formula="1284922*logheight/2612594"/><draw:equation draw:name="f1448" draw:formula="2561437*logwidth/2647519"/><draw:equation draw:name="f1449" draw:formula="1292542*logheight/2612594"/><draw:equation draw:name="f1450" draw:formula="2566200*logwidth/2647519"/><draw:equation draw:name="f1451" draw:formula="1318259*logheight/2612594"/><draw:equation draw:name="f1452" draw:formula="2584297*logwidth/2647519"/><draw:equation draw:name="f1453" draw:formula="1348739*logheight/2612594"/><draw:equation draw:name="f1454" draw:formula="2591918*logwidth/2647519"/><draw:equation draw:name="f1455" draw:formula="1349432*logheight/2612594"/><draw:equation draw:name="f1456" draw:formula="2591918*logwidth/2647519"/><draw:equation draw:name="f1457" draw:formula="1342072*logheight/2612594"/><draw:equation draw:name="f1458" draw:formula="2599661*logwidth/2647519"/><draw:equation draw:name="f1459" draw:formula="1320563*logheight/2612594"/><draw:equation draw:name="f1460" draw:formula="2599537*logwidth/2647519"/><draw:equation draw:name="f1461" draw:formula="1316355*logheight/2612594"/><draw:equation draw:name="f1462" draw:formula="2607157*logwidth/2647519"/><draw:equation draw:name="f1463" draw:formula="1290637*logheight/2612594"/><draw:equation draw:name="f1464" draw:formula="2617635*logwidth/2647519"/><draw:equation draw:name="f1465" draw:formula="1290637*logheight/2612594"/><draw:equation draw:name="f1466" draw:formula="2633827*logwidth/2647519"/><draw:equation draw:name="f1467" draw:formula="1280160*logheight/2612594"/><draw:equation draw:name="f1468" draw:formula="2635732*logwidth/2647519"/><draw:equation draw:name="f1469" draw:formula="1322070*logheight/2612594"/><draw:equation draw:name="f1470" draw:formula="2630970*logwidth/2647519"/><draw:equation draw:name="f1471" draw:formula="1342072*logheight/2612594"/><draw:equation draw:name="f1472" draw:formula="2625255*logwidth/2647519"/><draw:equation draw:name="f1473" draw:formula="1361122*logheight/2612594"/><draw:equation draw:name="f1474" draw:formula="2622397*logwidth/2647519"/><draw:equation draw:name="f1475" draw:formula="1392555*logheight/2612594"/><draw:equation draw:name="f1476" draw:formula="2621445*logwidth/2647519"/><draw:equation draw:name="f1477" draw:formula="1408747*logheight/2612594"/><draw:equation draw:name="f1478" draw:formula="2619540*logwidth/2647519"/><draw:equation draw:name="f1479" draw:formula="1424940*logheight/2612594"/><draw:equation draw:name="f1480" draw:formula="2615479*logwidth/2647519"/><draw:equation draw:name="f1481" draw:formula="1427648*logheight/2612594"/><draw:equation draw:name="f1482" draw:formula="2615730*logwidth/2647519"/><draw:equation draw:name="f1483" draw:formula="1428749*logheight/2612594"/><draw:equation draw:name="f1484" draw:formula="2619621*logwidth/2647519"/><draw:equation draw:name="f1485" draw:formula="1426155*logheight/2612594"/><draw:equation draw:name="f1486" draw:formula="2621445*logwidth/2647519"/><draw:equation draw:name="f1487" draw:formula="1410652*logheight/2612594"/><draw:equation draw:name="f1488" draw:formula="2622397*logwidth/2647519"/><draw:equation draw:name="f1489" draw:formula="1394460*logheight/2612594"/><draw:equation draw:name="f1490" draw:formula="2625255*logwidth/2647519"/><draw:equation draw:name="f1491" draw:formula="1363027*logheight/2612594"/><draw:equation draw:name="f1492" draw:formula="2630970*logwidth/2647519"/><draw:equation draw:name="f1493" draw:formula="1343977*logheight/2612594"/><draw:equation draw:name="f1494" draw:formula="2635732*logwidth/2647519"/><draw:equation draw:name="f1495" draw:formula="1323975*logheight/2612594"/><draw:equation draw:name="f1496" draw:formula="2643352*logwidth/2647519"/><draw:equation draw:name="f1497" draw:formula="1329690*logheight/2612594"/><draw:equation draw:name="f1498" draw:formula="2642400*logwidth/2647519"/><draw:equation draw:name="f1499" draw:formula="1343977*logheight/2612594"/><draw:equation draw:name="f1500" draw:formula="2640495*logwidth/2647519"/><draw:equation draw:name="f1501" draw:formula="1358265*logheight/2612594"/><draw:equation draw:name="f1502" draw:formula="2639542*logwidth/2647519"/><draw:equation draw:name="f1503" draw:formula="1384935*logheight/2612594"/><draw:equation draw:name="f1504" draw:formula="2637637*logwidth/2647519"/><draw:equation draw:name="f1505" draw:formula="1416367*logheight/2612594"/><draw:equation draw:name="f1506" draw:formula="2632875*logwidth/2647519"/><draw:equation draw:name="f1507" draw:formula="1449705*logheight/2612594"/><draw:equation draw:name="f1508" draw:formula="2627160*logwidth/2647519"/><draw:equation draw:name="f1509" draw:formula="1484947*logheight/2612594"/><draw:equation draw:name="f1510" draw:formula="2620492*logwidth/2647519"/><draw:equation draw:name="f1511" draw:formula="1519237*logheight/2612594"/><draw:equation draw:name="f1512" draw:formula="2608110*logwidth/2647519"/><draw:equation draw:name="f1513" draw:formula="1591627*logheight/2612594"/><draw:equation draw:name="f1514" draw:formula="2596680*logwidth/2647519"/><draw:equation draw:name="f1515" draw:formula="1598295*logheight/2612594"/><draw:equation draw:name="f1516" draw:formula="2582392*logwidth/2647519"/><draw:equation draw:name="f1517" draw:formula="1640205*logheight/2612594"/><draw:equation draw:name="f1518" draw:formula="2578582*logwidth/2647519"/><draw:equation draw:name="f1519" draw:formula="1680210*logheight/2612594"/><draw:equation draw:name="f1520" draw:formula="2576677*logwidth/2647519"/><draw:equation draw:name="f1521" draw:formula="1685925*logheight/2612594"/><draw:equation draw:name="f1522" draw:formula="2560485*logwidth/2647519"/><draw:equation draw:name="f1523" draw:formula="1729740*logheight/2612594"/><draw:equation draw:name="f1524" draw:formula="2555722*logwidth/2647519"/><draw:equation draw:name="f1525" draw:formula="1733550*logheight/2612594"/><draw:equation draw:name="f1526" draw:formula="2535720*logwidth/2647519"/><draw:equation draw:name="f1527" draw:formula="1780222*logheight/2612594"/><draw:equation draw:name="f1528" draw:formula="2556675*logwidth/2647519"/><draw:equation draw:name="f1529" draw:formula="1733550*logheight/2612594"/><draw:equation draw:name="f1530" draw:formula="2561437*logwidth/2647519"/><draw:equation draw:name="f1531" draw:formula="1729740*logheight/2612594"/><draw:equation draw:name="f1532" draw:formula="2530957*logwidth/2647519"/><draw:equation draw:name="f1533" draw:formula="1816417*logheight/2612594"/><draw:equation draw:name="f1534" draw:formula="2514765*logwidth/2647519"/><draw:equation draw:name="f1535" draw:formula="1824990*logheight/2612594"/><draw:equation draw:name="f1536" draw:formula="2511407*logwidth/2647519"/><draw:equation draw:name="f1537" draw:formula="1831707*logheight/2612594"/><draw:equation draw:name="f1538" draw:formula="2511908*logwidth/2647519"/><draw:equation draw:name="f1539" draw:formula="1832609*logheight/2612594"/><draw:equation draw:name="f1540" draw:formula="2515718*logwidth/2647519"/><draw:equation draw:name="f1541" draw:formula="1824989*logheight/2612594"/><draw:equation draw:name="f1542" draw:formula="2531910*logwidth/2647519"/><draw:equation draw:name="f1543" draw:formula="1816417*logheight/2612594"/><draw:equation draw:name="f1544" draw:formula="2520480*logwidth/2647519"/><draw:equation draw:name="f1545" draw:formula="1848802*logheight/2612594"/><draw:equation draw:name="f1546" draw:formula="2499525*logwidth/2647519"/><draw:equation draw:name="f1547" draw:formula="1886902*logheight/2612594"/><draw:equation draw:name="f1548" draw:formula="2489048*logwidth/2647519"/><draw:equation draw:name="f1549" draw:formula="1905952*logheight/2612594"/><draw:equation draw:name="f1550" draw:formula="2477618*logwidth/2647519"/><draw:equation draw:name="f1551" draw:formula="1925002*logheight/2612594"/><draw:equation draw:name="f1552" draw:formula="2469045*logwidth/2647519"/><draw:equation draw:name="f1553" draw:formula="1939289*logheight/2612594"/><draw:equation draw:name="f1554" draw:formula="2456663*logwidth/2647519"/><draw:equation draw:name="f1555" draw:formula="1966912*logheight/2612594"/><draw:equation draw:name="f1556" draw:formula="2443328*logwidth/2647519"/><draw:equation draw:name="f1557" draw:formula="1993582*logheight/2612594"/><draw:equation draw:name="f1558" draw:formula="2422373*logwidth/2647519"/><draw:equation draw:name="f1559" draw:formula="2022157*logheight/2612594"/><draw:equation draw:name="f1560" draw:formula="2401418*logwidth/2647519"/><draw:equation draw:name="f1561" draw:formula="2048827*logheight/2612594"/><draw:equation draw:name="f1562" draw:formula="2402291*logwidth/2647519"/><draw:equation draw:name="f1563" draw:formula="2047029*logheight/2612594"/><draw:equation draw:name="f1564" draw:formula="2378557*logwidth/2647519"/><draw:equation draw:name="f1565" draw:formula="2079307*logheight/2612594"/><draw:equation draw:name="f1566" draw:formula="2327122*logwidth/2647519"/><draw:equation draw:name="f1567" draw:formula="2135505*logheight/2612594"/><draw:equation draw:name="f1568" draw:formula="2316996*logwidth/2647519"/><draw:equation draw:name="f1569" draw:formula="2151085*logheight/2612594"/><draw:equation draw:name="f1570" draw:formula="2327122*logwidth/2647519"/><draw:equation draw:name="f1571" draw:formula="2136457*logheight/2612594"/><draw:equation draw:name="f1572" draw:formula="2378557*logwidth/2647519"/><draw:equation draw:name="f1573" draw:formula="2080259*logheight/2612594"/><draw:equation draw:name="f1574" draw:formula="2339505*logwidth/2647519"/><draw:equation draw:name="f1575" draw:formula="2139314*logheight/2612594"/><draw:equation draw:name="f1576" draw:formula="2319383*logwidth/2647519"/><draw:equation draw:name="f1577" draw:formula="2160389*logheight/2612594"/><draw:equation draw:name="f1578" draw:formula="2303230*logwidth/2647519"/><draw:equation draw:name="f1579" draw:formula="2172263*logheight/2612594"/><draw:equation draw:name="f1580" draw:formula="2302357*logwidth/2647519"/><draw:equation draw:name="f1581" draw:formula="2173605*logheight/2612594"/><draw:equation draw:name="f1582" draw:formula="2292258*logwidth/2647519"/><draw:equation draw:name="f1583" draw:formula="2181374*logheight/2612594"/><draw:equation draw:name="f1584" draw:formula="2291880*logwidth/2647519"/><draw:equation draw:name="f1585" draw:formula="2184082*logheight/2612594"/><draw:equation draw:name="f1586" draw:formula="2247112*logwidth/2647519"/><draw:equation draw:name="f1587" draw:formula="2229802*logheight/2612594"/><draw:equation draw:name="f1588" draw:formula="2199487*logwidth/2647519"/><draw:equation draw:name="f1589" draw:formula="2273617*logheight/2612594"/><draw:equation draw:name="f1590" draw:formula="2197285*logwidth/2647519"/><draw:equation draw:name="f1591" draw:formula="2275215*logheight/2612594"/><draw:equation draw:name="f1592" draw:formula="2181390*logwidth/2647519"/><draw:equation draw:name="f1593" draw:formula="2295524*logheight/2612594"/><draw:equation draw:name="f1594" draw:formula="2143290*logwidth/2647519"/><draw:equation draw:name="f1595" draw:formula="2324099*logheight/2612594"/><draw:equation draw:name="f1596" draw:formula="2107681*logwidth/2647519"/><draw:equation draw:name="f1597" draw:formula="2350806*logheight/2612594"/><draw:equation draw:name="f1598" draw:formula="2107553*logwidth/2647519"/><draw:equation draw:name="f1599" draw:formula="2350961*logheight/2612594"/><draw:equation draw:name="f1600" draw:formula="2143290*logwidth/2647519"/><draw:equation draw:name="f1601" draw:formula="2325052*logheight/2612594"/><draw:equation draw:name="f1602" draw:formula="2181390*logwidth/2647519"/><draw:equation draw:name="f1603" draw:formula="2296477*logheight/2612594"/><draw:equation draw:name="f1604" draw:formula="2149957*logwidth/2647519"/><draw:equation draw:name="f1605" draw:formula="2327909*logheight/2612594"/><draw:equation draw:name="f1606" draw:formula="2124359*logwidth/2647519"/><draw:equation draw:name="f1607" draw:formula="2344578*logheight/2612594"/><draw:equation draw:name="f1608" draw:formula="2106651*logwidth/2647519"/><draw:equation draw:name="f1609" draw:formula="2352057*logheight/2612594"/><draw:equation draw:name="f1610" draw:formula="2106142*logwidth/2647519"/><draw:equation draw:name="f1611" draw:formula="2352675*logheight/2612594"/><draw:equation draw:name="f1612" draw:formula="2087092*logwidth/2647519"/><draw:equation draw:name="f1613" draw:formula="2365057*logheight/2612594"/><draw:equation draw:name="f1614" draw:formula="2079914*logwidth/2647519"/><draw:equation draw:name="f1615" draw:formula="2368384*logheight/2612594"/><draw:equation draw:name="f1616" draw:formula="2061852*logwidth/2647519"/><draw:equation draw:name="f1617" draw:formula="2383036*logheight/2612594"/><draw:equation draw:name="f1618" draw:formula="2044230*logwidth/2647519"/><draw:equation draw:name="f1619" draw:formula="2395537*logheight/2612594"/><draw:equation draw:name="f1620" draw:formula="2017560*logwidth/2647519"/><draw:equation draw:name="f1621" draw:formula="2412682*logheight/2612594"/><draw:equation draw:name="f1622" draw:formula="2008988*logwidth/2647519"/><draw:equation draw:name="f1623" draw:formula="2413635*logheight/2612594"/><draw:equation draw:name="f1624" draw:formula="1999460*logwidth/2647519"/><draw:equation draw:name="f1625" draw:formula="2417870*logheight/2612594"/><draw:equation draw:name="f1626" draw:formula="1997979*logwidth/2647519"/><draw:equation draw:name="f1627" draw:formula="2418995*logheight/2612594"/><draw:equation draw:name="f1628" draw:formula="2009940*logwidth/2647519"/><draw:equation draw:name="f1629" draw:formula="2414587*logheight/2612594"/><draw:equation draw:name="f1630" draw:formula="2018513*logwidth/2647519"/><draw:equation draw:name="f1631" draw:formula="2413635*logheight/2612594"/><draw:equation draw:name="f1632" draw:formula="1984223*logwidth/2647519"/><draw:equation draw:name="f1633" draw:formula="2439352*logheight/2612594"/><draw:equation draw:name="f1634" draw:formula="1962315*logwidth/2647519"/><draw:equation draw:name="f1635" draw:formula="2450783*logheight/2612594"/><draw:equation draw:name="f1636" draw:formula="1940408*logwidth/2647519"/><draw:equation draw:name="f1637" draw:formula="2461260*logheight/2612594"/><draw:equation draw:name="f1638" draw:formula="1924934*logwidth/2647519"/><draw:equation draw:name="f1639" draw:formula="2463581*logheight/2612594"/><draw:equation draw:name="f1640" draw:formula="1922310*logwidth/2647519"/><draw:equation draw:name="f1641" draw:formula="2465070*logheight/2612594"/><draw:equation draw:name="f1642" draw:formula="1849920*logwidth/2647519"/><draw:equation draw:name="f1643" draw:formula="2496502*logheight/2612594"/><draw:equation draw:name="f1644" draw:formula="1846229*logwidth/2647519"/><draw:equation draw:name="f1645" draw:formula="2497341*logheight/2612594"/><draw:equation draw:name="f1646" draw:formula="1824203*logwidth/2647519"/><draw:equation draw:name="f1647" draw:formula="2511742*logheight/2612594"/><draw:equation draw:name="f1648" draw:formula="1836585*logwidth/2647519"/><draw:equation draw:name="f1649" draw:formula="2515552*logheight/2612594"/><draw:equation draw:name="f1650" draw:formula="1790865*logwidth/2647519"/><draw:equation draw:name="f1651" draw:formula="2535555*logheight/2612594"/><draw:equation draw:name="f1652" draw:formula="1794675*logwidth/2647519"/><draw:equation draw:name="f1653" draw:formula="2522220*logheight/2612594"/><draw:equation draw:name="f1654" draw:formula="1779435*logwidth/2647519"/><draw:equation draw:name="f1655" draw:formula="2527935*logheight/2612594"/><draw:equation draw:name="f1656" draw:formula="1765148*logwidth/2647519"/><draw:equation draw:name="f1657" draw:formula="2532697*logheight/2612594"/><draw:equation draw:name="f1658" draw:formula="1735620*logwidth/2647519"/><draw:equation draw:name="f1659" draw:formula="2542222*logheight/2612594"/><draw:equation draw:name="f1660" draw:formula="1731675*logwidth/2647519"/><draw:equation draw:name="f1661" draw:formula="2537487*logheight/2612594"/><draw:equation draw:name="f1662" draw:formula="1717522*logwidth/2647519"/><draw:equation draw:name="f1663" draw:formula="2540317*logheight/2612594"/><draw:equation draw:name="f1664" draw:formula="1700377*logwidth/2647519"/><draw:equation draw:name="f1665" draw:formula="2544127*logheight/2612594"/><draw:equation draw:name="f1666" draw:formula="1665135*logwidth/2647519"/><draw:equation draw:name="f1667" draw:formula="2552700*logheight/2612594"/><draw:equation draw:name="f1668" draw:formula="1663973*logwidth/2647519"/><draw:equation draw:name="f1669" draw:formula="2553240*logheight/2612594"/><draw:equation draw:name="f1670" draw:formula="1697520*logwidth/2647519"/><draw:equation draw:name="f1671" draw:formula="2545079*logheight/2612594"/><draw:equation draw:name="f1672" draw:formula="1714665*logwidth/2647519"/><draw:equation draw:name="f1673" draw:formula="2541269*logheight/2612594"/><draw:equation draw:name="f1674" draw:formula="1728952*logwidth/2647519"/><draw:equation draw:name="f1675" draw:formula="2538412*logheight/2612594"/><draw:equation draw:name="f1676" draw:formula="1734667*logwidth/2647519"/><draw:equation draw:name="f1677" draw:formula="2543174*logheight/2612594"/><draw:equation draw:name="f1678" draw:formula="1764195*logwidth/2647519"/><draw:equation draw:name="f1679" draw:formula="2533649*logheight/2612594"/><draw:equation draw:name="f1680" draw:formula="1778482*logwidth/2647519"/><draw:equation draw:name="f1681" draw:formula="2528887*logheight/2612594"/><draw:equation draw:name="f1682" draw:formula="1793722*logwidth/2647519"/><draw:equation draw:name="f1683" draw:formula="2523172*logheight/2612594"/><draw:equation draw:name="f1684" draw:formula="1789912*logwidth/2647519"/><draw:equation draw:name="f1685" draw:formula="2536507*logheight/2612594"/><draw:equation draw:name="f1686" draw:formula="1749907*logwidth/2647519"/><draw:equation draw:name="f1687" draw:formula="2555557*logheight/2612594"/><draw:equation draw:name="f1688" draw:formula="1747946*logwidth/2647519"/><draw:equation draw:name="f1689" draw:formula="2555008*logheight/2612594"/><draw:equation draw:name="f1690" draw:formula="1720380*logwidth/2647519"/><draw:equation draw:name="f1691" draw:formula="2566034*logheight/2612594"/><draw:equation draw:name="f1692" draw:formula="1697520*logwidth/2647519"/><draw:equation draw:name="f1693" draw:formula="2572702*logheight/2612594"/><draw:equation draw:name="f1694" draw:formula="1663230*logwidth/2647519"/><draw:equation draw:name="f1695" draw:formula="2581274*logheight/2612594"/><draw:equation draw:name="f1696" draw:formula="1649062*logwidth/2647519"/><draw:equation draw:name="f1697" draw:formula="2580084*logheight/2612594"/><draw:equation draw:name="f1698" draw:formula="1619428*logwidth/2647519"/><draw:equation draw:name="f1699" draw:formula="2585850*logheight/2612594"/><draw:equation draw:name="f1700" draw:formula="1618462*logwidth/2647519"/><draw:equation draw:name="f1701" draw:formula="2587942*logheight/2612594"/><draw:equation draw:name="f1702" draw:formula="1539405*logwidth/2647519"/><draw:equation draw:name="f1703" draw:formula="2603182*logheight/2612594"/><draw:equation draw:name="f1704" draw:formula="1521307*logwidth/2647519"/><draw:equation draw:name="f1705" draw:formula="2598419*logheight/2612594"/><draw:equation draw:name="f1706" draw:formula="1506067*logwidth/2647519"/><draw:equation draw:name="f1707" draw:formula="2598419*logheight/2612594"/><draw:equation draw:name="f1708" draw:formula="1479397*logwidth/2647519"/><draw:equation draw:name="f1709" draw:formula="2606992*logheight/2612594"/><draw:equation draw:name="f1710" draw:formula="1455585*logwidth/2647519"/><draw:equation draw:name="f1711" draw:formula="2608897*logheight/2612594"/><draw:equation draw:name="f1712" draw:formula="1431772*logwidth/2647519"/><draw:equation draw:name="f1713" draw:formula="2609849*logheight/2612594"/><draw:equation draw:name="f1714" draw:formula="1429185*logwidth/2647519"/><draw:equation draw:name="f1715" draw:formula="2608741*logheight/2612594"/><draw:equation draw:name="f1716" draw:formula="1407484*logwidth/2647519"/><draw:equation draw:name="f1717" draw:formula="2612588*logheight/2612594"/><draw:equation draw:name="f1718" draw:formula="1381290*logwidth/2647519"/><draw:equation draw:name="f1719" draw:formula="2607944*logheight/2612594"/><draw:equation draw:name="f1720" draw:formula="1382243*logwidth/2647519"/><draw:equation draw:name="f1721" draw:formula="2606992*logheight/2612594"/><draw:equation draw:name="f1722" draw:formula="1387005*logwidth/2647519"/><draw:equation draw:name="f1723" draw:formula="2600324*logheight/2612594"/><draw:equation draw:name="f1724" draw:formula="1365098*logwidth/2647519"/><draw:equation draw:name="f1725" draw:formula="2597467*logheight/2612594"/><draw:equation draw:name="f1726" draw:formula="1375575*logwidth/2647519"/><draw:equation draw:name="f1727" draw:formula="2591752*logheight/2612594"/><draw:equation draw:name="f1728" draw:formula="1407008*logwidth/2647519"/><draw:equation draw:name="f1729" draw:formula="2590799*logheight/2612594"/><draw:equation draw:name="f1730" draw:formula="1437488*logwidth/2647519"/><draw:equation draw:name="f1731" draw:formula="2589847*logheight/2612594"/><draw:equation draw:name="f1732" draw:formula="1481302*logwidth/2647519"/><draw:equation draw:name="f1733" draw:formula="2590799*logheight/2612594"/><draw:equation draw:name="f1734" draw:formula="1511782*logwidth/2647519"/><draw:equation draw:name="f1735" draw:formula="2587942*logheight/2612594"/><draw:equation draw:name="f1736" draw:formula="1568932*logwidth/2647519"/><draw:equation draw:name="f1737" draw:formula="2575559*logheight/2612594"/><draw:equation draw:name="f1738" draw:formula="1607032*logwidth/2647519"/><draw:equation draw:name="f1739" draw:formula="2566987*logheight/2612594"/><draw:equation draw:name="f1740" draw:formula="1635607*logwidth/2647519"/><draw:equation draw:name="f1741" draw:formula="2566034*logheight/2612594"/><draw:equation draw:name="f1742" draw:formula="1637595*logwidth/2647519"/><draw:equation draw:name="f1743" draw:formula="2565111*logheight/2612594"/><draw:equation draw:name="f1744" draw:formula="1609890*logwidth/2647519"/><draw:equation draw:name="f1745" draw:formula="2566035*logheight/2612594"/><draw:equation draw:name="f1746" draw:formula="1571790*logwidth/2647519"/><draw:equation draw:name="f1747" draw:formula="2574607*logheight/2612594"/><draw:equation draw:name="f1748" draw:formula="1514640*logwidth/2647519"/><draw:equation draw:name="f1749" draw:formula="2586990*logheight/2612594"/><draw:equation draw:name="f1750" draw:formula="1484160*logwidth/2647519"/><draw:equation draw:name="f1751" draw:formula="2589847*logheight/2612594"/><draw:equation draw:name="f1752" draw:formula="1440345*logwidth/2647519"/><draw:equation draw:name="f1753" draw:formula="2588895*logheight/2612594"/><draw:equation draw:name="f1754" draw:formula="1409865*logwidth/2647519"/><draw:equation draw:name="f1755" draw:formula="2589847*logheight/2612594"/><draw:equation draw:name="f1756" draw:formula="1378432*logwidth/2647519"/><draw:equation draw:name="f1757" draw:formula="2590800*logheight/2612594"/><draw:equation draw:name="f1758" draw:formula="1379385*logwidth/2647519"/><draw:equation draw:name="f1759" draw:formula="2586990*logheight/2612594"/><draw:equation draw:name="f1760" draw:formula="1386052*logwidth/2647519"/><draw:equation draw:name="f1761" draw:formula="2577465*logheight/2612594"/><draw:equation draw:name="f1762" draw:formula="1679422*logwidth/2647519"/><draw:equation draw:name="f1763" draw:formula="2528887*logheight/2612594"/><draw:equation draw:name="f1764" draw:formula="1878495*logwidth/2647519"/><draw:equation draw:name="f1765" draw:formula="2453640*logheight/2612594"/><draw:equation draw:name="f1766" draw:formula="1930882*logwidth/2647519"/><draw:equation draw:name="f1767" draw:formula="2426017*logheight/2612594"/><draw:equation draw:name="f1768" draw:formula="1960410*logwidth/2647519"/><draw:equation draw:name="f1769" draw:formula="2410777*logheight/2612594"/><draw:equation draw:name="f1770" draw:formula="1990890*logwidth/2647519"/><draw:equation draw:name="f1771" draw:formula="2394585*logheight/2612594"/><draw:equation draw:name="f1772" draw:formula="2048040*logwidth/2647519"/><draw:equation draw:name="f1773" draw:formula="2360295*logheight/2612594"/><draw:equation draw:name="f1774" draw:formula="2093760*logwidth/2647519"/><draw:equation draw:name="f1775" draw:formula="2325052*logheight/2612594"/><draw:equation draw:name="f1776" draw:formula="2179485*logwidth/2647519"/><draw:equation draw:name="f1777" draw:formula="2258377*logheight/2612594"/><draw:equation draw:name="f1778" draw:formula="2203297*logwidth/2647519"/><draw:equation draw:name="f1779" draw:formula="2239327*logheight/2612594"/><draw:equation draw:name="f1780" draw:formula="2226157*logwidth/2647519"/><draw:equation draw:name="f1781" draw:formula="2219325*logheight/2612594"/><draw:equation draw:name="f1782" draw:formula="2260447*logwidth/2647519"/><draw:equation draw:name="f1783" draw:formula="2187892*logheight/2612594"/><draw:equation draw:name="f1784" draw:formula="2274735*logwidth/2647519"/><draw:equation draw:name="f1785" draw:formula="2164080*logheight/2612594"/><draw:equation draw:name="f1786" draw:formula="2295258*logwidth/2647519"/><draw:equation draw:name="f1787" draw:formula="2145267*logheight/2612594"/><draw:equation draw:name="f1788" draw:formula="2295423*logwidth/2647519"/><draw:equation draw:name="f1789" draw:formula="2144085*logheight/2612594"/><draw:equation draw:name="f1790" draw:formula="2275688*logwidth/2647519"/><draw:equation draw:name="f1791" draw:formula="2162175*logheight/2612594"/><draw:equation draw:name="f1792" draw:formula="2261400*logwidth/2647519"/><draw:equation draw:name="f1793" draw:formula="2185987*logheight/2612594"/><draw:equation draw:name="f1794" draw:formula="2227110*logwidth/2647519"/><draw:equation draw:name="f1795" draw:formula="2217420*logheight/2612594"/><draw:equation draw:name="f1796" draw:formula="2204250*logwidth/2647519"/><draw:equation draw:name="f1797" draw:formula="2237422*logheight/2612594"/><draw:equation draw:name="f1798" draw:formula="2180438*logwidth/2647519"/><draw:equation draw:name="f1799" draw:formula="2256472*logheight/2612594"/><draw:equation draw:name="f1800" draw:formula="2094713*logwidth/2647519"/><draw:equation draw:name="f1801" draw:formula="2323147*logheight/2612594"/><draw:equation draw:name="f1802" draw:formula="2048993*logwidth/2647519"/><draw:equation draw:name="f1803" draw:formula="2358390*logheight/2612594"/><draw:equation draw:name="f1804" draw:formula="1991843*logwidth/2647519"/><draw:equation draw:name="f1805" draw:formula="2392680*logheight/2612594"/><draw:equation draw:name="f1806" draw:formula="1961363*logwidth/2647519"/><draw:equation draw:name="f1807" draw:formula="2408872*logheight/2612594"/><draw:equation draw:name="f1808" draw:formula="1931835*logwidth/2647519"/><draw:equation draw:name="f1809" draw:formula="2424112*logheight/2612594"/><draw:equation draw:name="f1810" draw:formula="1879448*logwidth/2647519"/><draw:equation draw:name="f1811" draw:formula="2451735*logheight/2612594"/><draw:equation draw:name="f1812" draw:formula="1680375*logwidth/2647519"/><draw:equation draw:name="f1813" draw:formula="2526982*logheight/2612594"/><draw:equation draw:name="f1814" draw:formula="1387005*logwidth/2647519"/><draw:equation draw:name="f1815" draw:formula="2575560*logheight/2612594"/><draw:equation draw:name="f1816" draw:formula="1365098*logwidth/2647519"/><draw:equation draw:name="f1817" draw:formula="2575560*logheight/2612594"/><draw:equation draw:name="f1818" draw:formula="1362240*logwidth/2647519"/><draw:equation draw:name="f1819" draw:formula="2567940*logheight/2612594"/><draw:equation draw:name="f1820" draw:formula="1339380*logwidth/2647519"/><draw:equation draw:name="f1821" draw:formula="2566987*logheight/2612594"/><draw:equation draw:name="f1822" draw:formula="1318425*logwidth/2647519"/><draw:equation draw:name="f1823" draw:formula="2575560*logheight/2612594"/><draw:equation draw:name="f1824" draw:formula="1257465*logwidth/2647519"/><draw:equation draw:name="f1825" draw:formula="2576512*logheight/2612594"/><draw:equation draw:name="f1826" draw:formula="1212698*logwidth/2647519"/><draw:equation draw:name="f1827" draw:formula="2574607*logheight/2612594"/><draw:equation draw:name="f1828" draw:formula="1190790*logwidth/2647519"/><draw:equation draw:name="f1829" draw:formula="2572702*logheight/2612594"/><draw:equation draw:name="f1830" draw:formula="1168883*logwidth/2647519"/><draw:equation draw:name="f1831" draw:formula="2568892*logheight/2612594"/><draw:equation draw:name="f1832" draw:formula="1182080*logwidth/2647519"/><draw:equation draw:name="f1833" draw:formula="2554816*logheight/2612594"/><draw:equation draw:name="f1834" draw:formula="1179360*logwidth/2647519"/><draw:equation draw:name="f1835" draw:formula="2555557*logheight/2612594"/><draw:equation draw:name="f1836" draw:formula="1130192*logwidth/2647519"/><draw:equation draw:name="f1837" draw:formula="2546452*logheight/2612594"/><draw:equation draw:name="f1838" draw:formula="1127925*logwidth/2647519"/><draw:equation draw:name="f1839" draw:formula="2546985*logheight/2612594"/><draw:equation draw:name="f1840" draw:formula="1033628*logwidth/2647519"/><draw:equation draw:name="f1841" draw:formula="2529840*logheight/2612594"/><draw:equation draw:name="f1842" draw:formula="996480*logwidth/2647519"/><draw:equation draw:name="f1843" draw:formula="2522220*logheight/2612594"/><draw:equation draw:name="f1844" draw:formula="964095*logwidth/2647519"/><draw:equation draw:name="f1845" draw:formula="2516505*logheight/2612594"/><draw:equation draw:name="f1846" draw:formula="925043*logwidth/2647519"/><draw:equation draw:name="f1847" draw:formula="2498407*logheight/2612594"/><draw:equation draw:name="f1848" draw:formula="876465*logwidth/2647519"/><draw:equation draw:name="f1849" draw:formula="2480310*logheight/2612594"/><draw:equation draw:name="f1850" draw:formula="825983*logwidth/2647519"/><draw:equation draw:name="f1851" draw:formula="2460307*logheight/2612594"/><draw:equation draw:name="f1852" draw:formula="834555*logwidth/2647519"/><draw:equation draw:name="f1853" draw:formula="2453640*logheight/2612594"/><draw:equation draw:name="f1854" draw:formula="869798*logwidth/2647519"/><draw:equation draw:name="f1855" draw:formula="2460307*logheight/2612594"/><draw:equation draw:name="f1856" draw:formula="885038*logwidth/2647519"/><draw:equation draw:name="f1857" draw:formula="2473642*logheight/2612594"/><draw:equation draw:name="f1858" draw:formula="937425*logwidth/2647519"/><draw:equation draw:name="f1859" draw:formula="2488882*logheight/2612594"/><draw:equation draw:name="f1860" draw:formula="1041248*logwidth/2647519"/><draw:equation draw:name="f1861" draw:formula="2515552*logheight/2612594"/><draw:equation draw:name="f1862" draw:formula="1066965*logwidth/2647519"/><draw:equation draw:name="f1863" draw:formula="2520315*logheight/2612594"/><draw:equation draw:name="f1864" draw:formula="1094588*logwidth/2647519"/><draw:equation draw:name="f1865" draw:formula="2525077*logheight/2612594"/><draw:equation draw:name="f1866" draw:formula="1125068*logwidth/2647519"/><draw:equation draw:name="f1867" draw:formula="2531745*logheight/2612594"/><draw:equation draw:name="f1868" draw:formula="1158657*logwidth/2647519"/><draw:equation draw:name="f1869" draw:formula="2539008*logheight/2612594"/><draw:equation draw:name="f1870" draw:formula="1161262*logwidth/2647519"/><draw:equation draw:name="f1871" draw:formula="2538412*logheight/2612594"/><draw:equation draw:name="f1872" draw:formula="1192695*logwidth/2647519"/><draw:equation draw:name="f1873" draw:formula="2543175*logheight/2612594"/><draw:equation draw:name="f1874" draw:formula="1193647*logwidth/2647519"/><draw:equation draw:name="f1875" draw:formula="2541270*logheight/2612594"/><draw:equation draw:name="f1876" draw:formula="1239367*logwidth/2647519"/><draw:equation draw:name="f1877" draw:formula="2543175*logheight/2612594"/><draw:equation draw:name="f1878" draw:formula="1246987*logwidth/2647519"/><draw:equation draw:name="f1879" draw:formula="2544127*logheight/2612594"/><draw:equation draw:name="f1880" draw:formula="1317472*logwidth/2647519"/><draw:equation draw:name="f1881" draw:formula="2544127*logheight/2612594"/><draw:equation draw:name="f1882" draw:formula="1368907*logwidth/2647519"/><draw:equation draw:name="f1883" draw:formula="2546032*logheight/2612594"/><draw:equation draw:name="f1884" draw:formula="1429867*logwidth/2647519"/><draw:equation draw:name="f1885" draw:formula="2541270*logheight/2612594"/><draw:equation draw:name="f1886" draw:formula="1437487*logwidth/2647519"/><draw:equation draw:name="f1887" draw:formula="2541270*logheight/2612594"/><draw:equation draw:name="f1888" draw:formula="1440345*logwidth/2647519"/><draw:equation draw:name="f1889" draw:formula="2548890*logheight/2612594"/><draw:equation draw:name="f1890" draw:formula="1500352*logwidth/2647519"/><draw:equation draw:name="f1891" draw:formula="2541270*logheight/2612594"/><draw:equation draw:name="f1892" draw:formula="1540357*logwidth/2647519"/><draw:equation draw:name="f1893" draw:formula="2531745*logheight/2612594"/><draw:equation draw:name="f1894" draw:formula="1563217*logwidth/2647519"/><draw:equation draw:name="f1895" draw:formula="2527935*logheight/2612594"/><draw:equation draw:name="f1896" draw:formula="1577505*logwidth/2647519"/><draw:equation draw:name="f1897" draw:formula="2526030*logheight/2612594"/><draw:equation draw:name="f1898" draw:formula="1608937*logwidth/2647519"/><draw:equation draw:name="f1899" draw:formula="2518410*logheight/2612594"/><draw:equation draw:name="f1900" draw:formula="1634655*logwidth/2647519"/><draw:equation draw:name="f1901" draw:formula="2512695*logheight/2612594"/><draw:equation draw:name="f1902" draw:formula="1660372*logwidth/2647519"/><draw:equation draw:name="f1903" draw:formula="2506027*logheight/2612594"/><draw:equation draw:name="f1904" draw:formula="1707545*logwidth/2647519"/><draw:equation draw:name="f1905" draw:formula="2497863*logheight/2612594"/><draw:equation draw:name="f1906" draw:formula="1713713*logwidth/2647519"/><draw:equation draw:name="f1907" draw:formula="2495550*logheight/2612594"/><draw:equation draw:name="f1908" draw:formula="1664183*logwidth/2647519"/><draw:equation draw:name="f1909" draw:formula="2504122*logheight/2612594"/><draw:equation draw:name="f1910" draw:formula="1638465*logwidth/2647519"/><draw:equation draw:name="f1911" draw:formula="2510790*logheight/2612594"/><draw:equation draw:name="f1912" draw:formula="1612748*logwidth/2647519"/><draw:equation draw:name="f1913" draw:formula="2516505*logheight/2612594"/><draw:equation draw:name="f1914" draw:formula="1581315*logwidth/2647519"/><draw:equation draw:name="f1915" draw:formula="2524125*logheight/2612594"/><draw:equation draw:name="f1916" draw:formula="1567028*logwidth/2647519"/><draw:equation draw:name="f1917" draw:formula="2526030*logheight/2612594"/><draw:equation draw:name="f1918" draw:formula="1544168*logwidth/2647519"/><draw:equation draw:name="f1919" draw:formula="2529840*logheight/2612594"/><draw:equation draw:name="f1920" draw:formula="1482255*logwidth/2647519"/><draw:equation draw:name="f1921" draw:formula="2535555*logheight/2612594"/><draw:equation draw:name="f1922" draw:formula="1440345*logwidth/2647519"/><draw:equation draw:name="f1923" draw:formula="2539365*logheight/2612594"/><draw:equation draw:name="f1924" draw:formula="1432725*logwidth/2647519"/><draw:equation draw:name="f1925" draw:formula="2539365*logheight/2612594"/><draw:equation draw:name="f1926" draw:formula="1371765*logwidth/2647519"/><draw:equation draw:name="f1927" draw:formula="2544127*logheight/2612594"/><draw:equation draw:name="f1928" draw:formula="1320330*logwidth/2647519"/><draw:equation draw:name="f1929" draw:formula="2542222*logheight/2612594"/><draw:equation draw:name="f1930" draw:formula="1249845*logwidth/2647519"/><draw:equation draw:name="f1931" draw:formula="2542222*logheight/2612594"/><draw:equation draw:name="f1932" draw:formula="1242225*logwidth/2647519"/><draw:equation draw:name="f1933" draw:formula="2541270*logheight/2612594"/><draw:equation draw:name="f1934" draw:formula="1212698*logwidth/2647519"/><draw:equation draw:name="f1935" draw:formula="2528887*logheight/2612594"/><draw:equation draw:name="f1936" draw:formula="1196505*logwidth/2647519"/><draw:equation draw:name="f1937" draw:formula="2539365*logheight/2612594"/><draw:equation draw:name="f1938" draw:formula="1196464*logwidth/2647519"/><draw:equation draw:name="f1939" draw:formula="2539447*logheight/2612594"/><draw:equation draw:name="f1940" draw:formula="1209840*logwidth/2647519"/><draw:equation draw:name="f1941" draw:formula="2530792*logheight/2612594"/><draw:equation draw:name="f1942" draw:formula="1239368*logwidth/2647519"/><draw:equation draw:name="f1943" draw:formula="2543174*logheight/2612594"/><draw:equation draw:name="f1944" draw:formula="1193648*logwidth/2647519"/><draw:equation draw:name="f1945" draw:formula="2541269*logheight/2612594"/><draw:equation draw:name="f1946" draw:formula="1194008*logwidth/2647519"/><draw:equation draw:name="f1947" draw:formula="2541036*logheight/2612594"/><draw:equation draw:name="f1948" draw:formula="1164120*logwidth/2647519"/><draw:equation draw:name="f1949" draw:formula="2536507*logheight/2612594"/><draw:equation draw:name="f1950" draw:formula="1128878*logwidth/2647519"/><draw:equation draw:name="f1951" draw:formula="2528887*logheight/2612594"/><draw:equation draw:name="f1952" draw:formula="1098398*logwidth/2647519"/><draw:equation draw:name="f1953" draw:formula="2522220*logheight/2612594"/><draw:equation draw:name="f1954" draw:formula="1070775*logwidth/2647519"/><draw:equation draw:name="f1955" draw:formula="2517457*logheight/2612594"/><draw:equation draw:name="f1956" draw:formula="1045058*logwidth/2647519"/><draw:equation draw:name="f1957" draw:formula="2512695*logheight/2612594"/><draw:equation draw:name="f1958" draw:formula="941235*logwidth/2647519"/><draw:equation draw:name="f1959" draw:formula="2486025*logheight/2612594"/><draw:equation draw:name="f1960" draw:formula="888848*logwidth/2647519"/><draw:equation draw:name="f1961" draw:formula="2470785*logheight/2612594"/><draw:equation draw:name="f1962" draw:formula="873608*logwidth/2647519"/><draw:equation draw:name="f1963" draw:formula="2457450*logheight/2612594"/><draw:equation draw:name="f1964" draw:formula="838365*logwidth/2647519"/><draw:equation draw:name="f1965" draw:formula="2450782*logheight/2612594"/><draw:equation draw:name="f1966" draw:formula="785978*logwidth/2647519"/><draw:equation draw:name="f1967" draw:formula="2424112*logheight/2612594"/><draw:equation draw:name="f1968" draw:formula="770738*logwidth/2647519"/><draw:equation draw:name="f1969" draw:formula="2425065*logheight/2612594"/><draw:equation draw:name="f1970" draw:formula="716445*logwidth/2647519"/><draw:equation draw:name="f1971" draw:formula="2397442*logheight/2612594"/><draw:equation draw:name="f1972" draw:formula="706920*logwidth/2647519"/><draw:equation draw:name="f1973" draw:formula="2380297*logheight/2612594"/><draw:equation draw:name="f1974" draw:formula="708825*logwidth/2647519"/><draw:equation draw:name="f1975" draw:formula="2379345*logheight/2612594"/><draw:equation draw:name="f1976" draw:formula="742163*logwidth/2647519"/><draw:equation draw:name="f1977" draw:formula="2397442*logheight/2612594"/><draw:equation draw:name="f1978" draw:formula="775500*logwidth/2647519"/><draw:equation draw:name="f1979" draw:formula="2415540*logheight/2612594"/><draw:equation draw:name="f1980" draw:formula="785025*logwidth/2647519"/><draw:equation draw:name="f1981" draw:formula="2409825*logheight/2612594"/><draw:equation draw:name="f1982" draw:formula="745973*logwidth/2647519"/><draw:equation draw:name="f1983" draw:formula="2384107*logheight/2612594"/><draw:equation draw:name="f1984" draw:formula="713588*logwidth/2647519"/><draw:equation draw:name="f1985" draw:formula="2369820*logheight/2612594"/><draw:equation draw:name="f1986" draw:formula="668820*logwidth/2647519"/><draw:equation draw:name="f1987" draw:formula="2344102*logheight/2612594"/><draw:equation draw:name="f1988" draw:formula="630720*logwidth/2647519"/><draw:equation draw:name="f1989" draw:formula="2319337*logheight/2612594"/><draw:equation draw:name="f1990" draw:formula="570713*logwidth/2647519"/><draw:equation draw:name="f1991" draw:formula="2293620*logheight/2612594"/><draw:equation draw:name="f1992" draw:formula="547853*logwidth/2647519"/><draw:equation draw:name="f1993" draw:formula="2274570*logheight/2612594"/><draw:equation draw:name="f1994" draw:formula="552615*logwidth/2647519"/><draw:equation draw:name="f1995" draw:formula="2272665*logheight/2612594"/><draw:equation draw:name="f1996" draw:formula="575475*logwidth/2647519"/><draw:equation draw:name="f1997" draw:formula="2279332*logheight/2612594"/><draw:equation draw:name="f1998" draw:formula="527850*logwidth/2647519"/><draw:equation draw:name="f1999" draw:formula="2229802*logheight/2612594"/><draw:equation draw:name="f2000" draw:formula="501180*logwidth/2647519"/><draw:equation draw:name="f2001" draw:formula="2207895*logheight/2612594"/><draw:equation draw:name="f2002" draw:formula="476415*logwidth/2647519"/><draw:equation draw:name="f2003" draw:formula="2185987*logheight/2612594"/><draw:equation draw:name="f2004" draw:formula="444983*logwidth/2647519"/><draw:equation draw:name="f2005" draw:formula="2160270*logheight/2612594"/><draw:equation draw:name="f2006" draw:formula="399263*logwidth/2647519"/><draw:equation draw:name="f2007" draw:formula="2109787*logheight/2612594"/><draw:equation draw:name="f2008" draw:formula="396126*logwidth/2647519"/><draw:equation draw:name="f2009" draw:formula="2099983*logheight/2612594"/><draw:equation draw:name="f2010" draw:formula="386880*logwidth/2647519"/><draw:equation draw:name="f2011" draw:formula="2090737*logheight/2612594"/><draw:equation draw:name="f2012" draw:formula="355448*logwidth/2647519"/><draw:equation draw:name="f2013" draw:formula="2056447*logheight/2612594"/><draw:equation draw:name="f2014" draw:formula="351638*logwidth/2647519"/><draw:equation draw:name="f2015" draw:formula="2039302*logheight/2612594"/><draw:equation draw:name="f2016" draw:formula="339255*logwidth/2647519"/><draw:equation draw:name="f2017" draw:formula="2022157*logheight/2612594"/><draw:equation draw:name="f2018" draw:formula="337780*logwidth/2647519"/><draw:equation draw:name="f2019" draw:formula="2019844*logheight/2612594"/><draw:equation draw:name="f2020" draw:formula="323062*logwidth/2647519"/><draw:equation draw:name="f2021" draw:formula="2009774*logheight/2612594"/><draw:equation draw:name="f2022" draw:formula="294487*logwidth/2647519"/><draw:equation draw:name="f2023" draw:formula="1968817*logheight/2612594"/><draw:equation draw:name="f2024" draw:formula="278295*logwidth/2647519"/><draw:equation draw:name="f2025" draw:formula="1930717*logheight/2612594"/><draw:equation draw:name="f2026" draw:formula="276390*logwidth/2647519"/><draw:equation draw:name="f2027" draw:formula="1930717*logheight/2612594"/><draw:equation draw:name="f2028" draw:formula="254483*logwidth/2647519"/><draw:equation draw:name="f2029" draw:formula="1888807*logheight/2612594"/><draw:equation draw:name="f2030" draw:formula="233528*logwidth/2647519"/><draw:equation draw:name="f2031" draw:formula="1846897*logheight/2612594"/><draw:equation draw:name="f2032" draw:formula="211620*logwidth/2647519"/><draw:equation draw:name="f2033" draw:formula="1798320*logheight/2612594"/><draw:equation draw:name="f2034" draw:formula="191618*logwidth/2647519"/><draw:equation draw:name="f2035" draw:formula="1748790*logheight/2612594"/><draw:equation draw:name="f2036" draw:formula="211620*logwidth/2647519"/><draw:equation draw:name="f2037" draw:formula="1782127*logheight/2612594"/><draw:equation draw:name="f2038" draw:formula="231623*logwidth/2647519"/><draw:equation draw:name="f2039" draw:formula="1824037*logheight/2612594"/><draw:equation draw:name="f2040" draw:formula="238290*logwidth/2647519"/><draw:equation draw:name="f2041" draw:formula="1846897*logheight/2612594"/><draw:equation draw:name="f2042" draw:formula="241046*logwidth/2647519"/><draw:equation draw:name="f2043" draw:formula="1850938*logheight/2612594"/><draw:equation draw:name="f2044" draw:formula="237654*logwidth/2647519"/><draw:equation draw:name="f2045" draw:formula="1833303*logheight/2612594"/><draw:equation draw:name="f2046" draw:formula="228809*logwidth/2647519"/><draw:equation draw:name="f2047" draw:formula="1817250*logheight/2612594"/><draw:equation draw:name="f2048" draw:formula="214411*logwidth/2647519"/><draw:equation draw:name="f2049" draw:formula="1784874*logheight/2612594"/><draw:equation draw:name="f2050" draw:formula="197332*logwidth/2647519"/><draw:equation draw:name="f2051" draw:formula="1756409*logheight/2612594"/><draw:equation draw:name="f2052" draw:formula="176377*logwidth/2647519"/><draw:equation draw:name="f2053" draw:formula="1699259*logheight/2612594"/><draw:equation draw:name="f2054" draw:formula="158424*logwidth/2647519"/><draw:equation draw:name="f2055" draw:formula="1640674*logheight/2612594"/><draw:equation draw:name="f2056" draw:formula="152529*logwidth/2647519"/><draw:equation draw:name="f2057" draw:formula="1623596*logheight/2612594"/><draw:equation draw:name="f2058" draw:formula="126853*logwidth/2647519"/><draw:equation draw:name="f2059" draw:formula="1521108*logheight/2612594"/><draw:equation draw:name="f2060" draw:formula="115498*logwidth/2647519"/><draw:equation draw:name="f2061" draw:formula="1446707*logheight/2612594"/><draw:equation draw:name="f2062" draw:formula="115417*logwidth/2647519"/><draw:equation draw:name="f2063" draw:formula="1448752*logheight/2612594"/><draw:equation draw:name="f2064" draw:formula="116370*logwidth/2647519"/><draw:equation draw:name="f2065" draw:formula="1463992*logheight/2612594"/><draw:equation draw:name="f2066" draw:formula="121132*logwidth/2647519"/><draw:equation draw:name="f2067" draw:formula="1499235*logheight/2612594"/><draw:equation draw:name="f2068" draw:formula="126847*logwidth/2647519"/><draw:equation draw:name="f2069" draw:formula="1535430*logheight/2612594"/><draw:equation draw:name="f2070" draw:formula="117322*logwidth/2647519"/><draw:equation draw:name="f2071" draw:formula="1503997*logheight/2612594"/><draw:equation draw:name="f2072" draw:formula="110655*logwidth/2647519"/><draw:equation draw:name="f2073" draw:formula="1463992*logheight/2612594"/><draw:equation draw:name="f2074" draw:formula="103035*logwidth/2647519"/><draw:equation draw:name="f2075" draw:formula="1463992*logheight/2612594"/><draw:equation draw:name="f2076" draw:formula="98272*logwidth/2647519"/><draw:equation draw:name="f2077" draw:formula="1427797*logheight/2612594"/><draw:equation draw:name="f2078" draw:formula="91605*logwidth/2647519"/><draw:equation draw:name="f2079" draw:formula="1404937*logheight/2612594"/><draw:equation draw:name="f2080" draw:formula="85890*logwidth/2647519"/><draw:equation draw:name="f2081" draw:formula="1383030*logheight/2612594"/><draw:equation draw:name="f2082" draw:formula="69697*logwidth/2647519"/><draw:equation draw:name="f2083" draw:formula="1365885*logheight/2612594"/><draw:equation draw:name="f2084" draw:formula="64935*logwidth/2647519"/><draw:equation draw:name="f2085" draw:formula="1365885*logheight/2612594"/><draw:equation draw:name="f2086" draw:formula="60172*logwidth/2647519"/><draw:equation draw:name="f2087" draw:formula="1342072*logheight/2612594"/><draw:equation draw:name="f2088" draw:formula="58267*logwidth/2647519"/><draw:equation draw:name="f2089" draw:formula="1311592*logheight/2612594"/><draw:equation draw:name="f2090" draw:formula="62077*logwidth/2647519"/><draw:equation draw:name="f2091" draw:formula="1268730*logheight/2612594"/><draw:equation draw:name="f2092" draw:formula="63982*logwidth/2647519"/><draw:equation draw:name="f2093" draw:formula="1253490*logheight/2612594"/><draw:equation draw:name="f2094" draw:formula="67226*logwidth/2647519"/><draw:equation draw:name="f2095" draw:formula="1243037*logheight/2612594"/><draw:equation draw:name="f2096" draw:formula="65649*logwidth/2647519"/><draw:equation draw:name="f2097" draw:formula="1219200*logheight/2612594"/><draw:equation draw:name="f2098" draw:formula="67792*logwidth/2647519"/><draw:equation draw:name="f2099" draw:formula="1183957*logheight/2612594"/><draw:equation draw:name="f2100" draw:formula="71602*logwidth/2647519"/><draw:equation draw:name="f2101" draw:formula="1176814*logheight/2612594"/><draw:equation draw:name="f2102" draw:formula="71602*logwidth/2647519"/><draw:equation draw:name="f2103" draw:formula="1172527*logheight/2612594"/><draw:equation draw:name="f2104" draw:formula="63982*logwidth/2647519"/><draw:equation draw:name="f2105" draw:formula="1186815*logheight/2612594"/><draw:equation draw:name="f2106" draw:formula="57315*logwidth/2647519"/><draw:equation draw:name="f2107" draw:formula="1177290*logheight/2612594"/><draw:equation draw:name="f2108" draw:formula="44932*logwidth/2647519"/><draw:equation draw:name="f2109" draw:formula="1160145*logheight/2612594"/><draw:equation draw:name="f2110" draw:formula="42670*logwidth/2647519"/><draw:equation draw:name="f2111" draw:formula="1146572*logheight/2612594"/><draw:equation draw:name="f2112" draw:formula="42075*logwidth/2647519"/><draw:equation draw:name="f2113" draw:formula="1147762*logheight/2612594"/><draw:equation draw:name="f2114" draw:formula="38265*logwidth/2647519"/><draw:equation draw:name="f2115" draw:formula="1185862*logheight/2612594"/><draw:equation draw:name="f2116" draw:formula="35407*logwidth/2647519"/><draw:equation draw:name="f2117" draw:formula="1223962*logheight/2612594"/><draw:equation draw:name="f2118" draw:formula="32550*logwidth/2647519"/><draw:equation draw:name="f2119" draw:formula="1253490*logheight/2612594"/><draw:equation draw:name="f2120" draw:formula="32550*logwidth/2647519"/><draw:equation draw:name="f2121" draw:formula="1314449*logheight/2612594"/><draw:equation draw:name="f2122" draw:formula="33502*logwidth/2647519"/><draw:equation draw:name="f2123" draw:formula="1345882*logheight/2612594"/><draw:equation draw:name="f2124" draw:formula="35407*logwidth/2647519"/><draw:equation draw:name="f2125" draw:formula="1377314*logheight/2612594"/><draw:equation draw:name="f2126" draw:formula="26835*logwidth/2647519"/><draw:equation draw:name="f2127" draw:formula="1406842*logheight/2612594"/><draw:equation draw:name="f2128" draw:formula="24930*logwidth/2647519"/><draw:equation draw:name="f2129" draw:formula="1406842*logheight/2612594"/><draw:equation draw:name="f2130" draw:formula="19215*logwidth/2647519"/><draw:equation draw:name="f2131" draw:formula="1349692*logheight/2612594"/><draw:equation draw:name="f2132" draw:formula="19215*logwidth/2647519"/><draw:equation draw:name="f2133" draw:formula="1290637*logheight/2612594"/><draw:equation draw:name="f2134" draw:formula="23977*logwidth/2647519"/><draw:equation draw:name="f2135" draw:formula="1244917*logheight/2612594"/><draw:equation draw:name="f2136" draw:formula="32546*logwidth/2647519"/><draw:equation draw:name="f2137" draw:formula="1253485*logheight/2612594"/><draw:equation draw:name="f2138" draw:formula="24930*logwidth/2647519"/><draw:equation draw:name="f2139" draw:formula="1243965*logheight/2612594"/><draw:equation draw:name="f2140" draw:formula="23025*logwidth/2647519"/><draw:equation draw:name="f2141" draw:formula="1209675*logheight/2612594"/><draw:equation draw:name="f2142" draw:formula="24930*logwidth/2647519"/><draw:equation draw:name="f2143" draw:formula="1157287*logheight/2612594"/><draw:equation draw:name="f2144" draw:formula="25882*logwidth/2647519"/><draw:equation draw:name="f2145" draw:formula="1143000*logheight/2612594"/><draw:equation draw:name="f2146" draw:formula="28740*logwidth/2647519"/><draw:equation draw:name="f2147" draw:formula="1119187*logheight/2612594"/><draw:equation draw:name="f2148" draw:formula="40170*logwidth/2647519"/><draw:equation draw:name="f2149" draw:formula="1076325*logheight/2612594"/><draw:equation draw:name="f2150" draw:formula="45865*logwidth/2647519"/><draw:equation draw:name="f2151" draw:formula="1047851*logheight/2612594"/><draw:equation draw:name="f2152" draw:formula="43980*logwidth/2647519"/><draw:equation draw:name="f2153" draw:formula="1041082*logheight/2612594"/><draw:equation draw:name="f2154" draw:formula="37312*logwidth/2647519"/><draw:equation draw:name="f2155" draw:formula="1079182*logheight/2612594"/><draw:equation draw:name="f2156" draw:formula="25882*logwidth/2647519"/><draw:equation draw:name="f2157" draw:formula="1122045*logheight/2612594"/><draw:equation draw:name="f2158" draw:formula="23025*logwidth/2647519"/><draw:equation draw:name="f2159" draw:formula="1145857*logheight/2612594"/><draw:equation draw:name="f2160" draw:formula="22072*logwidth/2647519"/><draw:equation draw:name="f2161" draw:formula="1160145*logheight/2612594"/><draw:equation draw:name="f2162" draw:formula="20167*logwidth/2647519"/><draw:equation draw:name="f2163" draw:formula="1212532*logheight/2612594"/><draw:equation draw:name="f2164" draw:formula="22072*logwidth/2647519"/><draw:equation draw:name="f2165" draw:formula="1246822*logheight/2612594"/><draw:equation draw:name="f2166" draw:formula="17310*logwidth/2647519"/><draw:equation draw:name="f2167" draw:formula="1292542*logheight/2612594"/><draw:equation draw:name="f2168" draw:formula="17310*logwidth/2647519"/><draw:equation draw:name="f2169" draw:formula="1351597*logheight/2612594"/><draw:equation draw:name="f2170" draw:formula="23025*logwidth/2647519"/><draw:equation draw:name="f2171" draw:formula="1408747*logheight/2612594"/><draw:equation draw:name="f2172" draw:formula="24930*logwidth/2647519"/><draw:equation draw:name="f2173" draw:formula="1408747*logheight/2612594"/><draw:equation draw:name="f2174" draw:formula="37312*logwidth/2647519"/><draw:equation draw:name="f2175" draw:formula="1463040*logheight/2612594"/><draw:equation draw:name="f2176" draw:formula="43980*logwidth/2647519"/><draw:equation draw:name="f2177" draw:formula="1507807*logheight/2612594"/><draw:equation draw:name="f2178" draw:formula="58267*logwidth/2647519"/><draw:equation draw:name="f2179" draw:formula="1553527*logheight/2612594"/><draw:equation draw:name="f2180" draw:formula="80770*logwidth/2647519"/><draw:equation draw:name="f2181" draw:formula="1651843*logheight/2612594"/><draw:equation draw:name="f2182" draw:formula="82734*logwidth/2647519"/><draw:equation draw:name="f2183" draw:formula="1670685*logheight/2612594"/><draw:equation draw:name="f2184" draw:formula="86843*logwidth/2647519"/><draw:equation draw:name="f2185" draw:formula="1670685*logheight/2612594"/><draw:equation draw:name="f2186" draw:formula="107798*logwidth/2647519"/><draw:equation draw:name="f2187" draw:formula="1721167*logheight/2612594"/><draw:equation draw:name="f2188" draw:formula="115418*logwidth/2647519"/><draw:equation draw:name="f2189" draw:formula="1746885*logheight/2612594"/><draw:equation draw:name="f2190" draw:formula="101130*logwidth/2647519"/><draw:equation draw:name="f2191" draw:formula="1724977*logheight/2612594"/><draw:equation draw:name="f2192" draw:formula="85890*logwidth/2647519"/><draw:equation draw:name="f2193" draw:formula="1690687*logheight/2612594"/><draw:equation draw:name="f2194" draw:formula="84938*logwidth/2647519"/><draw:equation draw:name="f2195" draw:formula="1700212*logheight/2612594"/><draw:equation draw:name="f2196" draw:formula="76651*logwidth/2647519"/><draw:equation draw:name="f2197" draw:formula="1674524*logheight/2612594"/><draw:equation draw:name="f2198" draw:formula="70650*logwidth/2647519"/><draw:equation draw:name="f2199" draw:formula="1675447*logheight/2612594"/><draw:equation draw:name="f2200" draw:formula="63982*logwidth/2647519"/><draw:equation draw:name="f2201" draw:formula="1653540*logheight/2612594"/><draw:equation draw:name="f2202" draw:formula="41122*logwidth/2647519"/><draw:equation draw:name="f2203" draw:formula="1601152*logheight/2612594"/><draw:equation draw:name="f2204" draw:formula="26835*logwidth/2647519"/><draw:equation draw:name="f2205" draw:formula="1554480*logheight/2612594"/><draw:equation draw:name="f2206" draw:formula="25882*logwidth/2647519"/><draw:equation draw:name="f2207" draw:formula="1515427*logheight/2612594"/><draw:equation draw:name="f2208" draw:formula="19215*logwidth/2647519"/><draw:equation draw:name="f2209" draw:formula="1469707*logheight/2612594"/><draw:equation draw:name="f2210" draw:formula="14452*logwidth/2647519"/><draw:equation draw:name="f2211" draw:formula="1423987*logheight/2612594"/><draw:equation draw:name="f2212" draw:formula="3975*logwidth/2647519"/><draw:equation draw:name="f2213" draw:formula="1390650*logheight/2612594"/><draw:equation draw:name="f2214" draw:formula="10642*logwidth/2647519"/><draw:equation draw:name="f2215" draw:formula="1213485*logheight/2612594"/><draw:equation draw:name="f2216" draw:formula="17310*logwidth/2647519"/><draw:equation draw:name="f2217" draw:formula="1167765*logheight/2612594"/><draw:equation draw:name="f2218" draw:formula="11595*logwidth/2647519"/><draw:equation draw:name="f2219" draw:formula="1143000*logheight/2612594"/><draw:equation draw:name="f2220" draw:formula="23025*logwidth/2647519"/><draw:equation draw:name="f2221" draw:formula="1074420*logheight/2612594"/><draw:equation draw:name="f2222" draw:formula="25882*logwidth/2647519"/><draw:equation draw:name="f2223" draw:formula="1058227*logheight/2612594"/><draw:equation draw:name="f2224" draw:formula="33502*logwidth/2647519"/><draw:equation draw:name="f2225" draw:formula="1002982*logheight/2612594"/><draw:equation draw:name="f2226" draw:formula="53505*logwidth/2647519"/><draw:equation draw:name="f2227" draw:formula="962977*logheight/2612594"/><draw:equation draw:name="f2228" draw:formula="48742*logwidth/2647519"/><draw:equation draw:name="f2229" draw:formula="1017270*logheight/2612594"/><draw:equation draw:name="f2230" draw:formula="53503*logwidth/2647519"/><draw:equation draw:name="f2231" draw:formula="1007964*logheight/2612594"/><draw:equation draw:name="f2232" draw:formula="56362*logwidth/2647519"/><draw:equation draw:name="f2233" draw:formula="985718*logheight/2612594"/><draw:equation draw:name="f2234" draw:formula="57315*logwidth/2647519"/><draw:equation draw:name="f2235" draw:formula="961072*logheight/2612594"/><draw:equation draw:name="f2236" draw:formula="65887*logwidth/2647519"/><draw:equation draw:name="f2237" draw:formula="929639*logheight/2612594"/><draw:equation draw:name="f2238" draw:formula="79222*logwidth/2647519"/><draw:equation draw:name="f2239" draw:formula="882014*logheight/2612594"/><draw:equation draw:name="f2240" draw:formula="95415*logwidth/2647519"/><draw:equation draw:name="f2241" draw:formula="833437*logheight/2612594"/><draw:equation draw:name="f2242" draw:formula="96628*logwidth/2647519"/><draw:equation draw:name="f2243" draw:formula="832072*logheight/2612594"/><draw:equation draw:name="f2244" draw:formula="103988*logwidth/2647519"/><draw:equation draw:name="f2245" draw:formula="793432*logheight/2612594"/><draw:equation draw:name="f2246" draw:formula="114465*logwidth/2647519"/><draw:equation draw:name="f2247" draw:formula="765809*logheight/2612594"/><draw:equation draw:name="f2248" draw:formula="126848*logwidth/2647519"/><draw:equation draw:name="f2249" draw:formula="742949*logheight/2612594"/><draw:equation draw:name="f2250" draw:formula="151613*logwidth/2647519"/><draw:equation draw:name="f2251" draw:formula="695324*logheight/2612594"/><draw:equation draw:name="f2252" draw:formula="171615*logwidth/2647519"/><draw:equation draw:name="f2253" draw:formula="652462*logheight/2612594"/><draw:equation draw:name="f2254" draw:formula="200190*logwidth/2647519"/><draw:equation draw:name="f2255" draw:formula="597217*logheight/2612594"/><draw:equation draw:name="f2256" draw:formula="221145*logwidth/2647519"/><draw:equation draw:name="f2257" draw:formula="573404*logheight/2612594"/><draw:equation draw:name="f2258" draw:formula="238290*logwidth/2647519"/><draw:equation draw:name="f2259" draw:formula="540067*logheight/2612594"/><draw:equation draw:name="f2260" draw:formula="252578*logwidth/2647519"/><draw:equation draw:name="f2261" draw:formula="519112*logheight/2612594"/><draw:equation draw:name="f2262" draw:formula="267818*logwidth/2647519"/><draw:equation draw:name="f2263" draw:formula="511492*logheight/2612594"/><draw:equation draw:name="f2264" draw:formula="271628*logwidth/2647519"/><draw:equation draw:name="f2265" draw:formula="505777*logheight/2612594"/><draw:equation draw:name="f2266" draw:formula="286868*logwidth/2647519"/><draw:equation draw:name="f2267" draw:formula="475297*logheight/2612594"/><draw:equation draw:name="f2268" draw:formula="316395*logwidth/2647519"/><draw:equation draw:name="f2269" draw:formula="441007*logheight/2612594"/><draw:equation draw:name="f2270" draw:formula="317199*logwidth/2647519"/><draw:equation draw:name="f2271" draw:formula="455339*logheight/2612594"/><draw:equation draw:name="f2272" draw:formula="315045*logwidth/2647519"/><draw:equation draw:name="f2273" draw:formula="461363*logheight/2612594"/><draw:equation draw:name="f2274" draw:formula="345922*logwidth/2647519"/><draw:equation draw:name="f2275" draw:formula="429577*logheight/2612594"/><draw:equation draw:name="f2276" draw:formula="361162*logwidth/2647519"/><draw:equation draw:name="f2277" draw:formula="409575*logheight/2612594"/><draw:equation draw:name="f2278" draw:formula="381165*logwidth/2647519"/><draw:equation draw:name="f2279" draw:formula="390525*logheight/2612594"/><draw:equation draw:name="f2280" draw:formula="382889*logwidth/2647519"/><draw:equation draw:name="f2281" draw:formula="392440*logheight/2612594"/><draw:equation draw:name="f2282" draw:formula="382118*logwidth/2647519"/><draw:equation draw:name="f2283" draw:formula="391477*logheight/2612594"/><draw:equation draw:name="f2284" draw:formula="406883*logwidth/2647519"/><draw:equation draw:name="f2285" draw:formula="366712*logheight/2612594"/><draw:equation draw:name="f2286" draw:formula="431648*logwidth/2647519"/><draw:equation draw:name="f2287" draw:formula="343852*logheight/2612594"/><draw:equation draw:name="f2288" draw:formula="458318*logwidth/2647519"/><draw:equation draw:name="f2289" draw:formula="315277*logheight/2612594"/><draw:equation draw:name="f2290" draw:formula="495465*logwidth/2647519"/><draw:equation draw:name="f2291" draw:formula="287654*logheight/2612594"/><draw:equation draw:name="f2292" draw:formula="535470*logwidth/2647519"/><draw:equation draw:name="f2293" draw:formula="258127*logheight/2612594"/><draw:equation draw:name="f2294" draw:formula="559389*logwidth/2647519"/><draw:equation draw:name="f2295" draw:formula="241440*logheight/2612594"/><draw:equation draw:name="f2296" draw:formula="575475*logwidth/2647519"/><draw:equation draw:name="f2297" draw:formula="226694*logheight/2612594"/><draw:equation draw:name="f2298" draw:formula="604050*logwidth/2647519"/><draw:equation draw:name="f2299" draw:formula="209549*logheight/2612594"/><draw:equation draw:name="f2300" draw:formula="634530*logwidth/2647519"/><draw:equation draw:name="f2301" draw:formula="193357*logheight/2612594"/><draw:equation draw:name="f2302" draw:formula="638565*logwidth/2647519"/><draw:equation draw:name="f2303" draw:formula="191282*logheight/2612594"/><draw:equation draw:name="f2304" draw:formula="648937*logwidth/2647519"/><draw:equation draw:name="f2305" draw:formula="181094*logheight/2612594"/><draw:equation draw:name="f2306" draw:formula="665963*logwidth/2647519"/><draw:equation draw:name="f2307" draw:formula="168592*logheight/2612594"/><draw:equation draw:name="f2308" draw:formula="684656*logwidth/2647519"/><draw:equation draw:name="f2309" draw:formula="159067*logheight/2612594"/><draw:equation draw:name="f2310" draw:formula="697880*logwidth/2647519"/><draw:equation draw:name="f2311" draw:formula="156023*logheight/2612594"/><draw:equation draw:name="f2312" draw:formula="700252*logwidth/2647519"/><draw:equation draw:name="f2313" draw:formula="154304*logheight/2612594"/><draw:equation draw:name="f2314" draw:formula="959332*logwidth/2647519"/><draw:equation draw:name="f2315" draw:formula="49529*logheight/2612594"/><draw:equation draw:name="f2316" draw:formula="968945*logwidth/2647519"/><draw:equation draw:name="f2317" draw:formula="47439*logheight/2612594"/><draw:equation draw:name="f2318" draw:formula="995527*logwidth/2647519"/><draw:equation draw:name="f2319" draw:formula="38099*logheight/2612594"/><draw:equation draw:name="f2320" draw:formula="1013863*logwidth/2647519"/><draw:equation draw:name="f2321" draw:formula="34408*logheight/2612594"/><draw:equation draw:name="f2322" draw:formula="1023424*logwidth/2647519"/><draw:equation draw:name="f2323" draw:formula="34327*logheight/2612594"/><draw:equation draw:name="f2324" draw:formula="1026960*logwidth/2647519"/><draw:equation draw:name="f2325" draw:formula="33337*logheight/2612594"/><draw:equation draw:name="f2326" draw:formula="1244130*logwidth/2647519"/><draw:equation draw:name="f2327" draw:formula="4762*logheight/2612594"/><draw:equation draw:name="f2328" draw:formula="1305804*logwidth/2647519"/><draw:equation draw:name="f2329" draw:formula="4524*logheight/2612594"/><draw:equation draw:name="f2330" draw:formula="1371765*logwidth/2647519"/><draw:equation draw:name="f2331" draw:formula="5714*logheight/2612594"/><draw:equation draw:name="f2332" draw:formula="1372993*logwidth/2647519"/><draw:equation draw:name="f2333" draw:formula="6635*logheight/2612594"/><draw:equation draw:name="f2334" draw:formula="1405103*logwidth/2647519"/><draw:equation draw:name="f2335" draw:formula="2857*logheight/2612594"/><draw:equation draw:name="f2336" draw:formula="1434630*logwidth/2647519"/><draw:equation draw:name="f2337" draw:formula="7619*logheight/2612594"/><draw:equation draw:name="f2338" draw:formula="1464158*logwidth/2647519"/><draw:equation draw:name="f2339" draw:formula="13334*logheight/2612594"/><draw:equation draw:name="f2340" draw:formula="1479392*logwidth/2647519"/><draw:equation draw:name="f2341" draw:formula="16797*logheight/2612594"/><draw:equation draw:name="f2342" draw:formula="1463205*logwidth/2647519"/><draw:equation draw:name="f2343" draw:formula="12382*logheight/2612594"/><draw:equation draw:name="f2344" draw:formula="1433677*logwidth/2647519"/><draw:equation draw:name="f2345" draw:formula="6667*logheight/2612594"/><draw:equation draw:name="f2346" draw:formula="1404150*logwidth/2647519"/><draw:equation draw:name="f2347" draw:formula="1905*logheight/2612594"/><draw:equation draw:name="f2348" draw:formula="1404150*logwidth/2647519"/><draw:equation draw:name="f2349" draw:formula="0*logheight/2612594"/><draw:equation draw:name="f2350" draw:formula="logwidth"/><draw:equation draw:name="f2351" draw:formula="logheight"/></draw:enhanced-geometry></draw:custom-shape><draw:custom-shape draw:name="Forma Livre: Forma 18" draw:style-name="Mgr4" draw:text-style-name="MP3" svg:width="3.5276in" svg:height="3.3157in" svg:x="-1.4406in" svg:y="0.4217in"><text:p/><draw:enhanced-geometry draw:mirror-horizontal="false" draw:mirror-vertical="false" svg:viewBox="0 0 0 0" drawooo:sub-view-size="2647519 2612594" draw:text-areas="0 0 ?f2364 ?f2365" draw:type="ooxml-non-primitive" draw:enhanced-path="M 1439383 2598425 L 1427010 2605087 1427751 2605405 Z M 1542263 2530792 C 1527023 2534602 1516545 2538412 1502258 2540317 1487970 2542222 1470825 2545079 1442250 2547937 1442250 2545079 1440345 2543174 1439393 2540317 1452728 2540317 1465110 2538412 1481303 2536507 1496543 2534602 1515593 2533649 1542263 2530792 Z M 1646323 2520821 L 1643881 2521511 1645133 2521267 Z M 899801 2506503 C 908612 2507932 922185 2511742 942187 2517457 947902 2518409 954570 2518409 960285 2518409 977430 2526982 993622 2535555 1010767 2543175 1017435 2544127 1026007 2546032 1033627 2547937 L 1035057 2548414 1040295 2543175 C 1046962 2545080 1053630 2546985 1060297 2548890 1066965 2550795 1073632 2551747 1080300 2553652 L 1119712 2562818 1120305 2562225 C 1134592 2564130 1150785 2566987 1166025 2569845 1172692 2570797 1180312 2571750 1187932 2573655 1195552 2574607 1203172 2575560 1209840 2575560 1223175 2575560 1237462 2576512 1254607 2577465 1271752 2577465 1291755 2578417 1315567 2576512 L 1318213 2576512 1324140 2573178 C 1328188 2571750 1333189 2570321 1337475 2568892 1342238 2568892 1347000 2568654 1351048 2568654 1355096 2568654 1358430 2568892 1360335 2569844 L 1362835 2576512 1384147 2576512 C 1382242 2579370 1379385 2583180 1377480 2586037 1376527 2586990 1375575 2587942 1373670 2590800 1370812 2592705 1366050 2594610 1361287 2596515 1352715 2596515 1347000 2596515 1338427 2596515 1328902 2595562 1318425 2595562 1308900 2594610 1286992 2593657 1266037 2593657 1245082 2592705 1229842 2591752 1213650 2590800 1197457 2588895 1184122 2587942 1169835 2585085 1155547 2583180 1141260 2581275 1127925 2579370 1113637 2576512 1092682 2572702 1069822 2570797 1049820 2566987 1029817 2562225 1011720 2557462 1000290 2550795 L 1000863 2550379 971715 2541270 C 964095 2537459 955522 2533650 945997 2529840 935520 2526982 925995 2524125 916470 2520315 905992 2516505 896467 2513647 885990 2509837 886943 2506027 890991 2505075 899801 2506503 Z M 1460491 2486082 L 1445939 2488303 1345293 2493385 1378432 2497454 C 1380337 2496502 1383195 2496502 1387005 2495549 1407007 2492692 1426057 2490787 1446060 2488882 1448203 2488406 1451715 2487751 1455778 2486992 Z M 1550918 2472281 L 1501488 2479825 1518450 2480309 C 1528928 2479833 1536786 2477928 1542858 2475785 Z M 1731355 2470078 L 1576322 2511364 1654777 2493883 Z M 737400 2450782 C 787882 2468879 820267 2485072 846937 2497454 859320 2502217 872655 2506027 885990 2509837 896467 2513647 905992 2516504 915517 2520314 925042 2524124 934567 2526982 945045 2529839 954570 2533649 963142 2537459 970762 2541269 968857 2542222 966952 2544127 965047 2546032 960285 2545079 954570 2544127 949807 2543174 931710 2537459 913612 2529839 895515 2523172 L 868845 2512694 C 860272 2508884 850747 2505074 842175 2501264 829792 2497454 818362 2492692 806932 2488882 796455 2484119 785977 2480309 776452 2475547 766927 2471737 759307 2466974 752640 2463164 745972 2458402 741210 2454592 737400 2450782 Z M 782168 2426970 C 800265 2436495 815505 2445067 834555 2453640 832650 2454592 830745 2455545 827888 2457450 807885 2447925 786930 2437447 766928 2427922 772643 2427922 776453 2427922 782168 2426970 Z M 588810 2362200 C 620242 2375535 636435 2387917 653580 2398395 657390 2403157 669772 2412682 666915 2413635 655485 2407920 645007 2403157 636435 2397442 627862 2392680 620242 2387917 613575 2383155 601192 2374582 593572 2367915 588810 2362200 Z M 702387 2337759 L 702396 2338030 705613 2341923 705967 2340292 Z M 2093409 2275234 L 2089950 2275522 C 2073757 2288857 2052802 2303145 2032800 2316480 2012797 2329815 1991842 2340292 1976602 2346960 1964220 2354580 1950885 2362200 1936597 2370772 1928977 2373630 1922310 2377440 1914690 2380297 1907070 2383155 1899450 2386012 1891830 2389822 1886115 2394585 1874685 2399347 1864207 2404110 1853730 2408872 1844205 2412682 1843252 2416492 1833727 2420302 1823250 2425065 1812772 2428875 1802295 2433637 1791817 2436495 1781340 2440305 1779435 2442210 1775625 2446020 1772767 2448877 1768005 2450782 1764195 2451735 1759432 2453640 1748002 2456497 1736572 2457450 1726095 2459355 1710855 2464117 1696567 2468880 1683232 2472690 1669897 2476500 1656562 2480310 1644180 2485072 1630845 2489835 1616557 2492692 1601317 2497455 1586077 2502217 1568932 2506980 1547977 2510790 1498447 2513647 1480350 2519362 1472730 2523172 1471777 2524125 1471777 2525077 1470825 2526030 L 1434645 2535075 1435583 2535555 1475761 2525510 1476540 2523172 C 1484160 2518410 1503210 2513647 1551788 2510790 1571790 2506980 1588935 2502217 1605128 2497455 1620368 2492692 1634655 2489835 1647990 2485072 1661325 2481262 1673708 2477452 1687043 2472690 1700378 2468880 1713713 2464117 1729905 2459355 1741335 2457450 1752765 2456497 1763243 2453640 L 1740675 2467181 1741335 2466975 C 1748955 2462212 1758480 2456497 1765148 2452687 1769910 2450782 1773720 2449830 1778483 2447925 L 1779371 2447679 1785150 2441257 C 1795628 2437447 1806105 2433637 1816583 2429827 1827060 2425065 1837538 2421255 1847063 2417445 1848015 2413635 1857540 2409825 1868018 2405062 1878495 2400300 1889925 2395537 1895640 2390775 1903260 2387917 1910880 2385060 1918500 2381250 L 1934176 2374435 1942313 2368867 C 1955648 2360295 1969935 2352675 1982318 2345055 1997558 2339340 2017560 2327910 2038515 2314575 Z M 460060 2262062 L 463676 2265164 464910 2265793 Z M 2099801 2237197 L 2099475 2237422 2099475 2237694 2100989 2237910 2101380 2237422 Z M 2120379 2222979 L 2114756 2226864 2113762 2227897 2117618 2225429 Z M 382287 2175002 L 418259 2217355 389737 2183129 Z M 2187820 2174974 L 2187735 2175004 2187105 2179320 C 2179485 2186940 2176627 2191702 2171865 2196465 2168055 2201227 2163292 2206942 2153767 2216467 L 2154858 2216215 2171865 2197417 C 2175675 2192655 2179485 2187892 2187105 2180272 2188296 2177177 2188474 2175510 2187820 2174974 Z M 475386 2153526 L 477272 2155821 477367 2155507 Z M 334493 2131694 C 337350 2128837 346875 2133599 359258 2147887 L 360474 2149319 371759 2151816 C 377593 2155745 385451 2163127 397357 2175509 409740 2185987 423075 2195512 432600 2204084 442125 2212657 447840 2220277 447840 2225039 450697 2228849 452602 2231707 456412 2235517 468795 2245994 479272 2255519 492607 2265997 489750 2269807 484987 2271712 482130 2274569 L 448422 2237115 446888 2237422 446888 2237422 478787 2272865 482130 2274569 C 484988 2271712 488798 2268854 492608 2265997 521183 2290762 551663 2315527 583095 2337434 577380 2339339 572618 2341244 564998 2343149 567855 2345054 568808 2346007 571665 2347912 562140 2347912 554520 2348864 544995 2348864 539280 2345054 533565 2341244 527850 2337434 522135 2333624 517373 2328862 511658 2325052 498323 2313622 484035 2303144 471653 2291714 459270 2280284 446888 2268854 434505 2258377 422123 2246947 411645 2235517 400215 2225039 394500 2219324 388785 2213609 384023 2208847 379260 2203132 373545 2197417 368783 2191702 369735 2189797 379260 2195512 374498 2184082 381165 2189797 387833 2195512 393548 2201227 401168 2206942 407835 2212657 414503 2217419 423075 2226944 431648 2235517 440220 2245042 L 442406 2246917 414503 2217419 C 407835 2211704 401168 2206942 394500 2201227 387833 2195512 382118 2189797 375450 2184082 368783 2175509 361163 2166937 354495 2158364 347828 2149792 341160 2140267 334493 2131694 Z M 2432850 1980247 L 2432367 1980454 2421963 2005422 Z M 2422850 1860918 L 2397608 1897379 C 2392845 1904999 2389035 1912619 2385225 1920239 2380463 1927859 2376653 1934527 2372843 1941194 2363318 1954529 2353793 1967864 2343315 1980247 2334743 1993582 2327123 2005964 2317598 2019299 2309978 2029777 2302358 2040254 2294738 2050732 L 2292831 2051897 2291271 2054208 2293785 2052637 C 2301405 2042160 2309025 2031682 2316645 2021205 2325218 2007870 2333790 1995487 2342363 1982152 2352840 1969770 2362365 1956435 2371890 1943100 2375700 1936432 2380463 1929765 2384273 1922145 2388083 1914525 2392845 1906905 2396655 1899285 2405228 1884045 2414753 1870710 2422373 1862137 Z M 2498930 1857612 C 2494525 1865709 2490953 1872615 2490953 1875472 2486190 1885949 2480475 1898332 2473808 1909762 2480475 1897379 2486190 1885949 2490953 1875472 2490953 1872615 2494525 1865709 2498930 1857612 Z M 2521433 1847850 C 2518575 1860232 2514765 1871662 2509050 1884997 2503335 1897380 2496668 1910715 2487143 1925002 2479523 1940242 2471903 1954530 2465235 1965960 2457615 1977390 2450948 1985962 2445233 1991677 L 2458568 1965007 C 2461425 1956435 2466188 1947862 2469998 1938337 2473808 1932622 2475713 1928812 2478570 1924050 2482380 1917382 2486190 1911667 2490000 1905000 2493810 1898332 2496668 1892617 2500478 1885950 2507145 1873567 2514765 1861185 2521433 1847850 Z M 2459780 1766202 L 2436660 1806892 2436235 1807870 2459520 1766887 Z M 2472460 1674043 L 2444672 1749965 C 2427320 1790989 2407787 1830865 2386218 1869449 L 2377659 1882980 2377605 1883092 C 2373795 1892617 2366175 1905000 2357602 1917382 2349030 1929765 2341410 1943100 2337600 1954530 2330932 1963102 2322360 1972627 2314740 1983105 2307120 1993582 2300452 2005012 2295690 2015490 2268067 2053590 2223300 2102167 2183295 2142172 2170912 2152650 2158530 2163127 2146147 2173605 L 2142583 2176314 2141045 2177871 2125512 2190534 2112810 2205037 C 2097570 2217420 2082330 2228850 2066137 2240280 L 2058824 2244899 2038960 2261093 2036091 2262956 2031847 2266950 C 2019465 2275522 2007082 2284095 1994700 2291715 1982317 2299335 1969935 2306955 1957552 2314575 L 1953301 2316730 1928148 2333067 1920350 2337000 1912785 2342197 C 1905165 2346960 1896592 2351722 1887067 2356485 L 1863039 2365908 1809482 2392922 C 1768715 2410757 1726784 2426426 1683836 2439784 L 1596280 2462297 1667040 2448877 C 1671802 2447924 1675612 2446972 1680375 2446019 1690852 2437447 1711807 2432684 1723237 2430779 1732762 2427922 1742287 2425064 1749907 2422207 1761337 2411729 1783245 2406014 1792770 2400299 1808962 2394584 1825155 2388869 1841347 2383154 L 1872470 2370949 1886115 2363152 1898496 2359343 1915642 2349817 1920147 2346686 1931835 2335530 C 1939455 2330767 1948980 2325052 1957552 2320290 L 1986810 2305948 1997557 2299334 C 2009940 2291714 2022322 2283142 2034705 2274569 2037562 2268854 2044230 2264092 2050897 2259329 2057565 2254567 2064232 2249804 2068995 2247899 2084235 2236469 2100427 2225039 2115667 2212657 2121382 2199322 2139480 2187892 2149005 2181224 2161387 2170747 2173770 2160269 2186152 2149792 2226157 2109787 2270925 2061209 2298547 2023109 L 2314015 1996814 2314740 1994534 C 2322360 1983104 2331885 1969769 2339505 1956434 2342363 1952624 2344268 1948814 2347125 1945004 L 2357257 1930951 2360460 1925002 C 2369032 1912619 2375700 1900237 2380462 1890712 2395702 1864042 2407132 1837372 2419515 1809749 2430945 1782127 2443327 1754504 2457615 1723072 2459044 1714500 2464759 1699974 2468807 1687829 Z M 2576677 1589722 L 2573820 1591627 2573820 1591627 Z M 2585674 1533271 L 2585332 1534956 2588107 1538287 C 2590965 1541145 2593822 1544955 2596680 1547812 2598585 1545907 2600490 1544002 2602395 1544002 L 2602539 1543271 2598585 1545907 C 2594775 1544002 2591918 1540192 2589060 1537334 Z M 2577184 1425070 L 2576519 1425107 2575314 1425174 2575725 1429702 C 2575725 1438275 2575725 1444942 2574773 1453515 2573820 1458277 2572868 1462087 2570963 1467802 2563343 1480185 2555723 1492567 2548103 1503997 2546198 1515427 2545245 1524952 2542388 1535430 L 2536673 1545907 C 2533815 1561147 2530958 1575435 2527148 1591627 2523338 1604010 2520480 1615440 2516670 1627822 2512860 1640205 2510003 1651635 2505240 1663065 2503335 1672590 2501430 1681162 2498573 1690687 2496668 1700212 2494763 1709737 2490953 1719262 L 2497030 1709809 2502383 1689734 C 2503335 1679257 2505240 1670684 2507145 1661159 2510955 1649729 2514765 1637347 2518575 1625917 2522385 1613534 2525243 1602104 2529053 1589722 2532863 1574482 2534768 1560194 2538578 1544002 L 2544293 1533524 C 2547150 1523047 2548103 1513522 2550008 1502092 2557628 1489709 2565248 1478279 2572868 1465897 2568105 1490662 2563343 1514474 2557628 1539239 2555723 1562099 2542388 1593532 2546198 1600199 2537625 1626869 2530005 1652587 2520480 1678304 L 2515392 1686218 2513217 1698069 C 2512146 1704261 2510479 1710690 2506193 1718310 2492858 1737360 2486190 1756410 2479523 1776412 2475713 1785937 2471903 1796415 2467140 1806892 2465235 1812607 2462378 1817370 2459520 1823085 2456663 1828800 2453805 1834515 2449995 1840230 2441423 1855470 2432850 1871662 2424278 1885950 2417610 1903095 2406180 1914525 2396655 1930717 2389035 1948815 2375700 1970722 2361413 1990725 2347125 2010727 2332838 2031682 2322360 2049780 2313788 2061210 2305215 2072640 2296643 2083117 2287118 2093595 2278545 2104072 2269020 2115502 2266163 2120265 2262353 2124075 2259495 2128837 2255685 2133600 2252828 2137410 2249018 2142172 2243303 2146935 2237588 2151697 2232825 2155507 L 2206342 2184829 2207107 2187892 C 2195677 2200275 2188057 2208847 2179485 2216467 2169960 2223135 2159482 2229802 2149957 2237422 L 2126145 2256472 2103587 2272957 2107095 2272665 2131860 2254567 2155673 2235517 C 2165198 2228850 2175675 2222182 2185200 2214562 2192820 2206942 2201393 2198370 2212823 2185987 2212823 2185035 2212823 2184082 2211870 2182177 2221395 2172652 2229968 2163127 2238540 2152650 2243303 2148840 2249018 2144077 2254733 2139315 2257590 2135505 2261400 2130742 2265210 2125980 2268068 2121217 2271878 2116455 2274735 2112645 2284260 2102167 2292833 2090737 2302358 2080260 2310930 2069782 2319503 2058352 2328075 2046922 2338553 2028825 2352840 2007870 2367128 1987867 2381415 1966912 2394750 1945957 2402370 1927860 2411895 1911667 2423325 1900237 2429993 1883092 2438565 1868805 2447138 1851660 2455710 1837372 2459520 1831657 2462378 1825942 2465235 1820227 2468093 1814512 2469998 1808797 2472855 1804035 2477618 1793557 2481428 1783080 2485238 1773555 2492858 1753552 2499525 1734502 2511908 1715452 2520480 1700212 2518575 1688782 2522385 1676400 2532863 1650682 2539530 1624965 2548103 1598295 2544293 1590675 2557628 1560195 2559533 1537335 2565248 1513522 2570010 1488757 2574773 1463992 L 2578209 1451109 2575725 1450657 C 2576677 1443037 2576677 1436370 2576677 1426845 Z M 2597632 1404937 L 2586540 1451152 2586541 1451152 2597633 1404938 Z M 2606205 1395412 C 2604300 1399222 2602395 1402080 2600490 1407795 L 2600490 1407795 2599180 1433750 C 2599062 1441132 2599062 1448276 2598585 1458277 L 2589060 1487586 2589060 1490934 2600490 1458277 C 2601443 1438274 2600490 1429702 2602395 1407794 L 2606836 1398173 Z M 2565247 1354454 L 2559005 1369208 2556675 1390650 2553670 1380633 2552571 1382047 2555723 1392555 C 2554770 1397317 2554770 1402080 2553818 1407795 2555723 1410652 2556675 1415415 2557628 1420177 L 2560581 1420013 2558580 1413509 C 2559532 1407794 2559532 1403032 2560485 1398269 2562390 1384934 2563342 1369694 2565247 1354454 Z M 2645258 1328737 C 2646210 1329689 2646210 1329689 2647163 1329689 2647163 1345882 2646210 1359217 2646210 1369694 2646210 1380172 2647163 1388744 2647163 1397317 2648115 1413509 2647163 1425892 2644305 1447799 2645258 1453514 2643353 1463039 2641448 1476374 2638590 1488757 2635733 1503997 2632875 1518284 2631923 1529714 2631923 1542097 2630018 1553527 2623350 1574482 2622398 1591627 2615730 1618297 2610968 1637347 2607158 1656397 2602395 1674494 2590965 1685924 2591918 1668779 2578583 1684972 2578583 1684019 2579535 1680209 2580488 1679257 2581440 1664017 2577630 1661160 2584298 1639252 2589060 1625917 2594775 1611630 2598585 1597342 L 2610015 1590675 2610015 1590674 C 2618588 1552574 2615730 1544002 2622398 1518284 2624303 1506854 2627160 1495424 2629065 1483994 2630970 1472564 2632875 1460182 2634780 1448752 2636685 1437322 2637638 1425892 2639543 1415414 2640495 1404937 2641448 1394459 2641448 1383982 2640495 1376362 2641448 1366837 2642400 1357312 2643353 1352549 2643353 1347787 2644305 1343024 2644305 1338262 2645258 1333499 2645258 1328737 Z M 134151 887095 L 134625 887332 134670 887199 Z M 191618 750570 C 176378 775335 173520 782955 170663 789622 164948 795337 160185 801052 153518 803910 L 153477 804822 151819 841286 151866 841199 153518 804862 C 159233 801052 164948 795337 170663 790574 173520 783907 177330 776287 191618 751522 L 192332 751998 192689 751284 Z M 203047 667702 C 199237 670560 194475 673417 189712 677227 183045 689610 178282 700087 169710 719137 L 174286 722798 174435 722155 170663 719137 C 179235 700087 183998 689609 190665 677227 L 202473 668793 Z M 276390 613410 L 275187 614373 270080 634008 C 268770 638413 267818 641033 266865 643890 230670 692467 209715 757237 179235 803910 175425 816292 171615 829627 166852 842962 162090 856297 159232 869632 155422 882967 145897 911542 131610 942022 130657 966787 124942 985837 119227 1004887 114465 1023937 111607 1038225 109702 1052512 106845 1066800 L 103035 1088707 C 102082 1096327 101130 1102995 100177 1110615 97320 1130617 93510 1149667 91605 1169670 90652 1182052 89700 1192530 88747 1205865 89700 1215390 91605 1224915 93510 1243965 L 95742 1223205 95415 1216342 C 96367 1203007 98272 1188719 99225 1176337 101130 1156334 104940 1137284 107797 1117282 L 114596 1109123 124469 1043051 123990 1031557 133400 1004581 138999 981931 137325 985837 C 135420 984885 133515 983932 131610 983932 126847 996315 122085 1010602 117322 1024890 117322 1031557 117322 1039177 118275 1047750 115417 1062990 113512 1076325 111607 1091565 111607 1093470 110655 1096327 110655 1099185 106845 1102995 104940 1106805 101130 1110615 102082 1102995 103035 1096327 103987 1088707 L 107797 1066800 C 110655 1052512 112560 1038225 115417 1023937 121132 1004887 126847 985837 131610 966787 132562 942022 146850 912495 156375 882967 160185 869632 163042 856297 167805 842962 171615 829627 176377 817245 180187 803910 210667 757237 230670 692467 267817 643890 269722 637222 271627 633412 276390 613410 Z M 293536 518160 L 293535 518160 298297 521970 298297 521969 Z M 465169 382550 L 464986 382696 464431 383323 456650 391477 454683 394339 453399 395790 C 451546 398815 450698 401003 447840 403860 428790 425767 408788 447675 389738 472440 384023 479107 378308 484822 373545 491490 367830 498157 363068 504825 357353 511492 L 285782 590597 358305 510540 C 364020 503872 368782 497205 374497 490537 380212 483870 385927 478155 390690 471487 409740 446722 429742 425767 448792 402907 L 454683 394339 464431 383323 Z M 489348 316869 C 487763 316669 484470 318175 481127 319733 L 475013 322003 473558 323849 C 469748 326707 465938 329564 463080 333374 453555 339089 445935 343852 436410 350519 L 418313 370522 401168 390524 C 397358 393382 394500 396239 389738 401002 L 389349 400516 378546 413504 C 374736 418862 369735 425768 360210 436245 L 330683 468630 335445 474344 335536 474264 331635 469582 C 341160 459105 352590 447675 361162 437197 380212 416242 381165 409575 390690 401002 395452 396240 399262 393382 402120 390525 L 419265 370522 437362 350520 C 446887 344805 454507 340042 464032 333375 467842 330517 471652 326707 474510 323850 476415 324326 481654 321469 485940 319564 L 489548 318444 Z M 1868970 144780 C 1890877 153352 1906117 160020 1917547 166687 1928977 172402 1935645 178117 1938502 183832 1920405 174307 1904212 167640 1891830 160972 1879447 154305 1871827 148590 1868970 144780 Z M 1710855 75247 C 1719427 75247 1733715 78104 1748955 83819 1765147 90487 1783245 100012 1802295 110489 1750860 94297 1716570 83819 1710855 75247 Z M 1137451 68937 C 1133641 68580 1127926 69056 1117448 71437 1104113 73342 1088873 75247 1074585 77152 1061250 80010 1046010 83820 1032675 86677 1026960 88582 1021245 90487 1014578 92392 1007910 94297 1001243 96202 993623 98107 L 947769 107115 939330 110490 C 920280 117157 900278 122872 881228 130492 862178 138112 843128 144780 824078 153352 809790 160020 796455 165735 784073 171450 775500 173355 765975 178117 757403 181927 734543 190500 713588 201930 691680 212407 681203 218122 670725 225742 660248 232410 649770 239077 639293 245745 629768 252412 618338 263842 597383 280035 581190 288607 565950 300037 550710 312420 535470 324802 L 491713 362974 495465 367665 C 497370 366713 500763 364272 504752 361295 L 512656 355403 541185 330517 C 556425 318134 571665 306704 586905 294322 603097 285749 623100 269557 635482 258127 645960 251459 655485 244792 665962 238124 676440 231457 685965 224789 697395 218122 719302 207644 741210 196214 763117 187642 771690 183832 781215 179069 788835 174307 801217 168592 815505 162877 828840 156209 847890 147637 866940 140969 885990 133349 905040 125729 925042 120014 944092 113347 L 968499 108553 980289 104524 1140765 69904 Z M 1478087 48458 C 1484636 48815 1491780 49530 1498447 50482 1511782 52387 1523212 56197 1526070 60007 1520355 59055 1514640 58102 1505115 57150 1495590 56197 1482255 53340 1461300 48577 1465586 48101 1471539 48101 1478087 48458 Z M 1588935 40957 C 1602270 41909 1614652 42862 1627987 43814 1644180 48577 1659420 56197 1675612 62864 1652752 60007 1631797 55244 1616557 52387 1601317 48577 1590840 44767 1588935 40957 Z M 1270324 40719 C 1233652 40957 1196981 42862 1160310 46672 1135545 47624 1109827 52387 1084110 57149 1071727 59054 1059345 62864 1047915 66674 1036485 70484 1026007 74294 1016482 78104 1001242 80009 987907 81914 972667 83819 914565 101917 859320 123824 806932 147637 786930 155257 765975 165734 746925 174307 741210 176212 734542 179069 728827 180974 723112 183832 717397 186689 712635 189547 702157 195262 691680 200977 682155 205739 663105 216217 647865 225742 634530 230504 619290 239077 610717 248602 598335 259079 555472 283844 517372 318134 493560 340994 L 471664 360034 450243 379593 450697 380047 C 388785 439102 334492 503872 285915 573404 271627 593407 260197 607694 252577 619124 244957 630554 240195 639127 237337 646747 232575 655319 226860 663892 222097 672464 212572 690562 203047 708659 193522 725804 L 162439 774784 162090 776287 C 158280 784860 155422 795337 151612 804862 148755 810577 146850 814387 143992 818197 L 142087 820102 133634 848201 C 132086 855345 131610 860584 131610 864870 131610 873442 132562 879157 129705 888682 124942 902017 121132 914400 116370 927735 112560 941070 107797 953452 103987 966787 99225 986790 95415 1004887 90652 1023937 87795 1042035 85890 1059180 83032 1076325 80175 1093470 79222 1111567 78270 1128712 81127 1115377 83032 1102995 84937 1092517 L 85555 1089530 86842 1075372 C 89700 1058227 91605 1040130 94462 1022985 L 96848 1023781 97055 1022896 94463 1022032 C 99225 1002029 103035 983932 107798 964882 111608 951547 115418 938212 120180 925829 L 133454 886956 132563 886777 C 135420 877252 134468 871537 134468 862965 134468 854392 135420 842010 144945 818197 146850 814387 148755 809625 152565 804862 L 152821 804166 163043 776287 C 173520 759142 183045 742950 194475 726757 204000 708660 212573 690562 223050 673417 227813 665797 233528 656272 238290 647700 241148 640080 245910 631507 253530 620077 261150 608647 272580 594360 286868 574357 335445 503872 389738 440055 451650 381000 466890 367665 479273 354330 495465 340995 519278 318135 557378 283845 600240 259080 612623 249555 621195 239077 636435 230505 649770 225742 665010 216217 684060 205740 693585 200977 704063 195262 714540 189547 720255 186690 725018 183832 730733 180975 736448 178117 742163 176212 748830 174307 767880 164782 788835 155257 808838 147637 860273 123825 916470 101917 974573 83820 989813 81915 1003148 80010 1018388 78105 1027913 74295 1038390 70485 1049820 66675 1061250 62865 1073633 59055 1086015 57150 1111733 52387 1138403 47625 1162215 46672 1198887 43338 1235558 41433 1272229 41076 L 1360655 44043 Z M 1404150 0 C 1418437 952 1434630 1905 1448917 2857 1465110 3810 1480350 5715 1494637 7620 1509877 8572 1518450 11430 1525117 15240 1531785 19050 1536547 22860 1545120 24765 1558455 24765 1552740 17145 1569885 20002 1582267 21907 1594650 25717 1607032 28575 1614652 30480 1622272 33337 1629892 35242 1629892 35242 1629892 36195 1628940 36195 1629892 39052 1628940 40957 1627987 42862 1614652 41910 1602270 40957 1588935 40005 1584172 39052 1580362 38100 1575600 36195 1570837 35242 1567027 34290 1562265 33337 1553692 31432 1545120 29527 1536547 27622 1527975 25717 1519402 23812 1510830 21907 1502257 20955 1493685 19050 1484160 18097 L 1454633 18097 C 1446060 18097 1437488 18097 1430820 18097 1416533 18097 1405103 18097 1393673 18097 L 1391928 17540 1375575 25717 C 1367002 28574 1391767 30479 1381290 35242 1401292 39052 1421295 42862 1438440 46672 L 1413008 47116 1413437 47149 C 1423677 47863 1433202 48101 1440345 46672 1447965 47625 1455585 48577 1463205 49530 1484160 54292 1497495 56197 1507020 58102 1516545 60007 1522260 60007 1527975 60960 1539405 63817 1551788 66675 1563218 68580 1575600 70485 1587030 74295 1599413 76200 1610843 79057 1623225 81915 1634655 84772 L 1669898 95250 1687043 100012 1704188 105727 1704409 105929 1716704 108049 C 1727330 110549 1739921 114716 1746499 119121 L 1750661 125427 1751813 125730 C 1760385 129540 1769910 133350 1778483 136207 1786103 139065 1793723 141922 1801343 145732 1808963 149542 1816583 152400 1824203 156210 1828013 159067 1833728 161925 1841348 165735 1845158 167640 1848968 169545 1852778 171450 1856588 173355 1861350 175260 1865160 178117 1882305 186690 1899450 195262 1907070 201930 1924215 213360 1942313 223837 1960410 236220 1968983 241935 1978508 248602 1988033 255270 L 1988832 255841 2002949 264417 C 2327258 483516 2540483 854556 2540483 1275397 L 2540080 1283368 2550960 1284922 C 2554770 1287779 2557627 1289684 2561437 1292542 2562390 1303019 2564295 1305877 2566200 1318259 2571915 1329689 2578582 1339214 2584297 1348739 L 2591918 1349432 2591918 1342072 2599661 1320563 2599537 1316355 C 2602395 1287780 2604300 1288732 2607157 1290637 2610967 1289685 2614777 1289685 2617635 1290637 2623350 1286827 2628112 1282065 2633827 1280160 2634780 1294447 2634780 1306830 2635732 1322070 2633827 1328737 2632875 1335405 2630970 1342072 2629065 1348740 2627160 1355407 2625255 1361122 2624302 1371600 2623350 1382077 2622397 1392555 L 2621445 1408747 C 2620492 1414462 2620492 1419225 2619540 1424940 L 2615478 1427648 2615730 1428749 2619621 1426155 2621445 1410652 2622397 1394460 C 2623350 1383982 2624302 1373505 2625255 1363027 2627160 1357312 2629065 1350645 2630970 1343977 2632875 1337310 2634780 1330642 2635732 1323975 2638590 1325880 2640495 1327785 2643352 1329690 2643352 1334452 2643352 1339215 2642400 1343977 2641447 1348740 2641447 1353502 2640495 1358265 2639542 1367790 2638590 1376362 2639542 1384935 2638590 1394460 2638590 1404937 2637637 1416367 2635732 1426845 2634780 1438275 2632875 1449705 2630970 1461135 2630017 1472565 2627160 1484947 2625255 1496377 2622397 1507807 2620492 1519237 2613825 1544955 2615730 1553527 2608110 1591627 2604300 1593532 2600490 1595437 2596680 1598295 2592870 1611630 2587155 1626870 2582392 1640205 2575725 1662112 2580487 1664970 2578582 1680210 2577630 1682115 2576677 1684972 2576677 1685925 2570962 1701165 2565247 1716405 2560485 1729740 2558580 1731645 2557627 1732597 2555722 1733550 2549055 1748790 2542387 1764982 2535720 1780222 2543340 1764982 2550007 1748790 2556675 1733550 2558580 1731645 2559532 1731645 2561437 1729740 2553817 1770697 2541435 1796415 2530957 1816417 L 2514765 1824990 2511407 1831707 2511908 1832609 C 2512860 1830704 2513813 1827847 2515718 1824989 2520480 1823084 2526195 1820227 2531910 1816417 2532863 1826894 2525243 1840229 2520480 1848802 2513813 1862137 2506193 1874519 2499525 1886902 2495715 1893569 2492858 1899284 2489048 1905952 2485238 1912619 2481428 1918334 2477618 1925002 2474760 1928812 2472855 1933574 2469045 1939289 2465235 1948814 2461425 1957387 2456663 1966912 L 2443328 1993582 C 2436660 2003107 2429993 2013584 2422373 2022157 2415705 2030729 2408085 2040254 2401418 2048827 L 2402291 2047029 2378557 2079307 C 2372842 2073592 2341410 2118360 2327122 2135505 L 2316995 2151085 2327122 2136457 C 2341410 2120264 2372842 2075497 2378557 2080259 2375700 2100262 2348077 2125979 2339505 2139314 2331885 2148363 2325455 2155031 2319383 2160388 L 2303229 2172263 2302357 2173605 2292258 2181374 2291880 2184082 C 2277592 2199322 2263305 2215515 2247112 2229802 2231872 2245042 2216632 2260282 2199487 2273617 L 2197284 2275215 2181390 2295524 C 2169960 2306002 2156625 2314574 2143290 2324099 L 2107680 2350806 2107553 2350961 2143290 2325052 C 2155672 2315527 2169007 2306002 2181390 2296477 2173770 2309812 2163292 2318384 2149957 2327909 2139004 2337911 2131146 2341959 2124359 2344578 L 2106651 2352057 2106142 2352675 C 2099475 2357437 2093760 2361247 2087092 2365057 L 2079913 2368384 2061852 2383036 C 2055184 2388156 2049469 2392204 2044230 2395537 2034705 2403157 2027085 2407920 2017560 2412682 2019465 2409825 2014703 2411730 2008988 2413635 L 1999459 2417870 1997978 2418994 2009940 2414587 C 2015655 2412682 2019465 2410777 2018513 2413635 2011845 2423160 1998510 2431732 1984223 2439352 1976603 2443162 1969935 2446972 1962315 2450783 1954695 2454592 1947075 2457450 1940408 2461260 L 1924934 2463581 1922310 2465070 C 1898497 2476500 1874685 2486025 1849920 2496502 L 1846229 2497341 1824203 2511742 C 1829918 2512695 1832775 2513647 1836585 2515552 1819440 2530792 1796580 2533650 1790865 2535555 1791818 2531745 1793723 2526982 1794675 2522220 1789913 2524125 1785150 2526030 1779435 2527935 1774673 2529840 1769910 2530792 1765148 2532697 1755623 2535555 1745145 2538412 1735620 2542222 L 1731675 2537487 1717522 2540317 C 1711807 2541270 1706092 2543175 1700377 2544127 1688947 2546985 1676565 2550795 1665135 2552700 L 1663973 2553240 1697520 2545079 C 1703235 2543174 1708950 2542222 1714665 2541269 1720380 2540317 1725142 2538412 1728952 2538412 1729905 2540317 1731810 2542222 1734667 2543174 1745145 2540317 1754670 2537459 1764195 2533649 1768957 2531744 1773720 2530792 1778482 2528887 1783245 2526982 1788007 2525077 1793722 2523172 1792770 2526982 1790865 2531744 1789912 2536507 1776577 2543174 1763242 2548889 1749907 2555557 L 1747946 2555008 1720380 2566034 C 1711808 2568892 1704188 2570797 1697520 2572702 1683233 2576512 1672755 2578417 1663230 2581274 1663707 2578893 1657754 2578893 1649062 2580084 L 1619428 2585850 1618462 2587942 C 1593697 2593657 1566075 2598419 1539405 2603182 1530832 2602229 1531785 2600324 1521307 2598419 1516545 2598419 1511782 2598419 1506067 2598419 1498447 2601277 1488922 2604134 1479397 2606992 1470825 2607944 1463205 2608897 1455585 2608897 1447965 2608897 1440345 2609849 1431772 2609849 L 1429185 2608741 1407484 2612588 C 1399626 2612707 1391768 2611278 1381290 2607944 1381290 2607944 1382243 2606992 1382243 2606992 1384148 2605087 1385100 2603182 1387005 2600324 1379385 2599372 1371765 2598419 1365098 2597467 1367955 2595562 1372718 2593657 1375575 2591752 1386053 2591752 1396530 2591752 1407008 2590799 1417485 2589847 1427010 2589847 1437488 2589847 L 1481302 2590799 1511782 2587942 C 1531785 2584132 1550835 2579369 1568932 2575559 1585125 2570797 1596555 2568892 1607032 2566987 1617510 2566034 1627035 2566034 1635607 2566034 L 1637595 2565111 1609890 2566035 C 1599412 2566987 1587030 2569845 1571790 2574607 1553692 2578417 1534642 2583180 1514640 2586990 1505115 2587942 1495590 2588895 1484160 2589847 1470825 2589847 1455585 2589847 1440345 2588895 1430820 2588895 1420342 2589847 1409865 2589847 1399387 2590800 1388910 2590800 1378432 2590800 1377480 2588895 1378432 2587942 1379385 2586990 1381290 2584132 1384147 2581275 1386052 2577465 1479397 2573655 1585125 2555557 1679422 2528887 1748955 2508885 1814677 2485072 1878495 2453640 1893735 2445067 1911832 2435542 1930882 2426017 1940407 2421255 1950885 2416492 1960410 2410777 1969935 2405062 1980412 2400300 1990890 2394585 2010892 2383155 2029942 2371725 2048040 2360295 2066137 2347912 2081377 2336482 2093760 2325052 2122335 2304097 2150910 2283142 2179485 2258377 2187105 2251710 2195677 2245995 2203297 2239327 2210917 2232660 2218537 2225992 2226157 2219325 2238540 2208847 2249017 2199322 2260447 2187892 2265210 2179320 2270925 2171700 2274735 2164080 L 2295258 2145267 2295423 2144085 2275688 2162175 C 2271878 2169795 2266163 2177415 2261400 2185987 2249970 2197417 2239493 2206942 2227110 2217420 2219490 2224087 2211870 2230755 2204250 2237422 2196630 2244090 2189010 2249805 2180438 2256472 2151863 2280285 2124240 2302192 2094713 2323147 2082330 2334577 2066138 2346960 2048993 2358390 2030895 2369820 2011845 2382202 1991843 2392680 1981365 2398395 1971840 2403157 1961363 2408872 1951838 2414587 1941360 2419350 1931835 2424112 1912785 2433637 1894688 2443162 1879448 2451735 1815630 2482215 1749908 2506027 1680375 2526982 1586078 2553652 1480350 2571750 1387005 2575560 1379385 2575560 1370813 2575560 1365098 2575560 1364145 2572702 1362240 2570797 1362240 2567940 1358430 2566035 1348905 2566987 1339380 2566987 1330808 2569845 1319378 2572702 1318425 2575560 1294613 2576512 1275563 2576512 1257465 2576512 1240320 2575560 1226033 2574607 1212698 2574607 1205078 2573655 1198410 2572702 1190790 2572702 1183170 2571750 1175550 2570797 1168883 2568892 L 1182079 2554816 1179360 2555557 1130192 2546452 1127925 2546985 C 1090778 2541270 1060298 2535555 1033628 2529840 1020293 2526982 1007910 2524125 996480 2522220 985050 2519362 974573 2517457 964095 2516505 951713 2510790 938378 2505075 925043 2498407 911708 2493645 897420 2487930 876465 2480310 859320 2473642 842175 2466975 825983 2460307 830745 2455545 832650 2454592 834555 2453640 846938 2456497 858368 2458402 869798 2460307 875513 2465070 880275 2468880 885038 2473642 898373 2476500 912660 2482215 937425 2488882 975525 2503170 1006958 2509837 1041248 2515552 1049820 2517457 1058393 2518410 1066965 2520315 1075538 2521267 1085063 2523172 1094588 2525077 1104113 2526982 1114590 2528887 1125068 2531745 L 1158657 2539008 1161262 2538412 C 1171740 2540317 1181265 2541270 1192695 2543175 1193647 2542222 1193647 2542222 1193647 2541270 1208887 2542222 1225080 2542222 1239367 2543175 1242225 2543175 1246035 2544127 1246987 2544127 1271752 2545080 1294612 2544127 1317472 2544127 1335570 2545080 1352715 2545080 1368907 2546032 1389862 2545080 1410817 2542222 1429867 2541270 1432725 2541270 1436535 2541270 1437487 2541270 1438440 2544127 1440345 2546032 1440345 2548890 1468920 2546985 1486065 2544127 1500352 2541270 1514640 2539365 1525117 2536507 1540357 2531745 1547977 2530792 1555597 2529840 1563217 2527935 1567980 2526982 1572742 2526982 1577505 2526030 1588935 2523172 1598460 2521267 1608937 2518410 1617510 2516505 1626082 2514600 1634655 2512695 1643227 2510790 1651800 2507932 1660372 2506027 L 1707545 2497863 1713713 2495550 C 1697520 2498407 1680375 2501265 1664183 2504122 1655610 2506027 1647038 2508885 1638465 2510790 1629893 2512695 1621320 2514600 1612748 2516505 1601318 2519362 1592745 2521267 1581315 2524125 1576553 2525077 1571790 2525077 1567028 2526030 1559408 2526982 1551788 2527935 1544168 2529840 1517498 2532697 1498448 2533650 1482255 2535555 1467015 2537460 1454633 2539365 1440345 2539365 1438440 2539365 1435583 2539365 1432725 2539365 1413675 2541270 1392720 2544127 1371765 2544127 1355573 2543175 1338428 2543175 1320330 2542222 1297470 2542222 1274610 2543175 1249845 2542222 1247940 2542222 1245083 2541270 1242225 2541270 1231748 2537460 1224128 2533650 1212698 2528887 1207935 2532697 1201268 2535555 1196505 2539365 L 1196464 2539447 1209840 2530792 C 1221270 2535554 1229843 2539364 1239368 2543174 1224128 2543174 1207935 2542222 1193648 2541269 L 1194008 2541036 1164120 2536507 C 1151738 2533650 1140308 2531745 1128878 2528887 1118400 2526030 1107923 2524125 1098398 2522220 1088873 2520315 1079348 2519362 1070775 2517457 1062203 2515552 1053630 2514600 1045058 2512695 1010768 2506980 979335 2500312 941235 2486025 916470 2480310 902183 2474595 888848 2470785 883133 2466975 878370 2462212 873608 2457450 862178 2455545 850748 2453640 838365 2450782 820268 2442210 804075 2433637 785978 2424112 780263 2424112 776453 2425065 770738 2425065 751688 2415540 734543 2406967 716445 2397442 713588 2391727 709778 2386012 706920 2380297 706920 2380297 707873 2380297 708825 2379345 719303 2386012 730733 2391727 742163 2397442 753593 2403157 764070 2408872 775500 2415540 779310 2413635 782168 2411730 785025 2409825 766928 2401252 755498 2391727 745973 2384107 736448 2376487 726923 2371725 713588 2369820 686918 2350770 678345 2350770 668820 2344102 655485 2335530 643103 2327910 630720 2319337 600240 2302192 608813 2320290 570713 2293620 563093 2287905 556425 2282190 547853 2274570 549758 2274570 551663 2273617 552615 2272665 561188 2275522 567855 2277427 575475 2279332 559283 2261235 556425 2253615 527850 2229802 518325 2222182 509753 2214562 501180 2207895 492608 2200275 484035 2193607 476415 2185987 470700 2180272 455460 2174557 444983 2160270 428790 2143125 415455 2126932 399263 2109787 L 396126 2099983 386880 2090737 C 376403 2080260 365925 2068830 355448 2056447 353543 2049780 339255 2031682 351638 2039302 346875 2033587 343065 2026920 339255 2022157 L 337780 2019844 323062 2009774 C 311632 1996439 302107 1982152 294487 1968817 286867 1954529 281152 1941194 278295 1930717 L 276390 1930717 C 268770 1917382 261150 1903095 254483 1888807 247815 1874520 240195 1861185 233528 1846897 225908 1830705 218288 1814512 211620 1798320 204953 1782127 198285 1764982 191618 1748790 199238 1759267 205905 1769745 211620 1782127 217335 1794510 223050 1807845 231623 1824037 235433 1829752 236385 1839277 238290 1846897 L 241045 1850938 237654 1833304 228808 1817251 214410 1784873 197332 1756409 C 190665 1737359 183045 1718309 176377 1699259 L 158426 1640679 152529 1623596 C 142540 1590017 133958 1555831 126853 1521108 L 115498 1446707 115417 1448752 C 115417 1453515 115417 1457325 116370 1463992 118275 1475422 120180 1486852 121132 1499235 123037 1511617 124942 1524000 126847 1535430 122085 1526857 120180 1515427 117322 1503997 115417 1491615 113512 1478280 110655 1463992 105892 1463992 104940 1463992 103035 1463992 102082 1453515 101130 1443990 98272 1427797 96367 1420177 93510 1412557 91605 1404937 89700 1397317 87795 1389697 85890 1383030 80175 1376362 75412 1371600 69697 1365885 67792 1365885 66840 1365885 64935 1365885 63030 1360170 61125 1351597 60172 1342072 59220 1332547 58267 1322070 58267 1311592 58267 1291590 59220 1273492 62077 1268730 63030 1263015 63030 1258252 63982 1253490 L 67226 1243037 65649 1219200 C 65887 1207294 66839 1194911 67792 1183957 L 71602 1176814 71602 1172527 C 69697 1178242 66840 1182052 63982 1186815 62077 1183005 59220 1181100 57315 1177290 53505 1171575 54457 1120140 44932 1160145 L 42670 1146572 42075 1147762 C 41122 1160145 39217 1173480 38265 1185862 37312 1198245 35407 1211580 35407 1223962 34455 1233487 33502 1243965 32550 1253490 L 32550 1314449 C 32550 1324927 32550 1335404 33502 1345882 34455 1356359 35407 1366837 35407 1377314 31597 1378267 32550 1413509 26835 1406842 25882 1406842 25882 1406842 24930 1406842 19215 1385887 19215 1367789 19215 1349692 19215 1331594 22072 1313497 19215 1290637 20167 1274444 22072 1260157 23977 1244917 L 32546 1253485 24930 1243965 C 23025 1234440 23025 1223962 23025 1209675 23025 1195387 23977 1178242 24930 1157287 24930 1152525 25882 1147762 25882 1143000 26835 1135380 27787 1126807 28740 1119187 32550 1105852 36360 1089660 40170 1076325 L 45865 1047851 43980 1041082 C 42075 1053465 39217 1064895 37312 1079182 33502 1092517 29692 1108710 25882 1122045 24930 1129665 23977 1138237 23025 1145857 23025 1150620 22072 1155382 22072 1160145 22072 1181100 21120 1198245 20167 1212532 20167 1226820 21120 1237297 22072 1246822 20167 1263015 18262 1277302 17310 1292542 20167 1315402 17310 1333500 17310 1351597 17310 1369695 17310 1387792 23025 1408747 23025 1408747 23977 1408747 24930 1408747 28740 1426845 32550 1443990 37312 1463040 38265 1475422 41122 1486852 43980 1507807 48742 1524000 53505 1539240 58267 1553527 60410 1580673 74877 1623893 80770 1651843 L 82734 1670685 86843 1670685 C 97320 1697355 103988 1711642 107798 1721167 112560 1730692 114465 1737360 115418 1746885 111608 1745932 106845 1736407 101130 1724977 95415 1713547 90653 1700212 85890 1690687 81128 1678305 89700 1712595 84938 1700212 L 76651 1674524 70650 1675447 C 67792 1667827 65887 1660207 63982 1653540 53505 1643062 45885 1621155 41122 1601152 36360 1581150 32550 1562100 26835 1554480 22072 1537335 22072 1519237 25882 1515427 23977 1500187 21120 1484947 19215 1469707 17310 1454467 16357 1439227 14452 1423987 10642 1412557 6832 1403032 3975 1390650 -1740 1325880 -2693 1250632 10642 1213485 11595 1197292 12547 1177290 17310 1167765 15405 1159192 13500 1151572 11595 1143000 13500 1126807 11595 1089660 23025 1074420 23977 1067752 24930 1062990 25882 1058227 27787 1034415 29692 1018222 33502 1002982 40170 989647 48742 967740 53505 962977 58267 973455 46837 1000125 48742 1017270 L 53503 1007964 56362 985718 C 58267 975597 59696 966311 57315 961072 60172 949642 63030 941069 65887 929639 70650 914399 74460 898207 79222 882014 83985 865822 89700 849629 95415 833437 L 96628 832072 103988 793432 C 107798 785812 111608 775334 114465 765809 118275 756284 123038 748664 126848 742949 135420 726757 142088 710564 151613 695324 158280 680084 164948 667702 171615 652462 172568 639127 191618 614362 200190 597217 204953 591502 210668 585787 221145 573404 227813 559117 233528 548639 238290 540067 243053 531494 247815 525779 252578 519112 258293 513397 266865 503872 267818 511492 268770 510539 270675 507682 271628 505777 276390 495299 281153 485774 286868 475297 296393 464819 307823 446722 316395 441007 309966 453151 316931 450829 317199 455339 L 315045 461363 345922 429577 C 348780 423862 354495 417195 361162 409575 367830 402907 375450 396240 381165 390525 L 382888 392440 382118 391477 C 390690 382904 398310 374332 406883 366712 414503 359092 423075 351472 431648 343852 442125 333374 448793 324802 458318 315277 470700 305752 484035 296227 495465 287654 508800 277177 522135 267652 535470 258127 L 559389 241440 575475 226694 C 585000 220979 594525 215264 604050 209549 613575 203834 624052 199072 634530 193357 L 638565 191282 648937 181094 C 654771 176688 661201 172402 665963 168592 673583 162877 679298 160496 684656 159067 L 697880 156023 700252 154304 C 782167 109537 869797 74294 959332 49529 L 968944 47439 995527 38099 C 1001719 36194 1008148 35003 1013863 34408 L 1023424 34327 1026960 33337 C 1097445 17144 1169835 7619 1244130 4762 1262704 5238 1283897 4762 1305804 4524 1327712 4285 1350334 4285 1371765 5714 L 1372993 6635 1405103 2857 C 1415580 4762 1425105 5714 1434630 7619 1444155 9524 1453680 10477 1464158 13334 L 1479392 16797 1463205 12382 C 1453680 10477 1443202 8572 1433677 6667 1424152 4762 1414627 3810 1404150 1905 1404150 1905 1404150 952 1404150 0 Z N"><draw:equation draw:name="f0" draw:formula="1439383*logwidth/2647519"/><draw:equation draw:name="f1" draw:formula="2598425*logheight/2612594"/><draw:equation draw:name="f2" draw:formula="1427010*logwidth/2647519"/><draw:equation draw:name="f3" draw:formula="2605087*logheight/2612594"/><draw:equation draw:name="f4" draw:formula="1427751*logwidth/2647519"/><draw:equation draw:name="f5" draw:formula="2605405*logheight/2612594"/><draw:equation draw:name="f6" draw:formula="1542263*logwidth/2647519"/><draw:equation draw:name="f7" draw:formula="2530792*logheight/2612594"/><draw:equation draw:name="f8" draw:formula="1502258*logwidth/2647519"/><draw:equation draw:name="f9" draw:formula="2540317*logheight/2612594"/><draw:equation draw:name="f10" draw:formula="1442250*logwidth/2647519"/><draw:equation draw:name="f11" draw:formula="2547937*logheight/2612594"/><draw:equation draw:name="f12" draw:formula="1439393*logwidth/2647519"/><draw:equation draw:name="f13" draw:formula="2540317*logheight/2612594"/><draw:equation draw:name="f14" draw:formula="1481303*logwidth/2647519"/><draw:equation draw:name="f15" draw:formula="2536507*logheight/2612594"/><draw:equation draw:name="f16" draw:formula="1542263*logwidth/2647519"/><draw:equation draw:name="f17" draw:formula="2530792*logheight/2612594"/><draw:equation draw:name="f18" draw:formula="1646323*logwidth/2647519"/><draw:equation draw:name="f19" draw:formula="2520821*logheight/2612594"/><draw:equation draw:name="f20" draw:formula="1643881*logwidth/2647519"/><draw:equation draw:name="f21" draw:formula="2521511*logheight/2612594"/><draw:equation draw:name="f22" draw:formula="1645133*logwidth/2647519"/><draw:equation draw:name="f23" draw:formula="2521267*logheight/2612594"/><draw:equation draw:name="f24" draw:formula="899801*logwidth/2647519"/><draw:equation draw:name="f25" draw:formula="2506503*logheight/2612594"/><draw:equation draw:name="f26" draw:formula="942187*logwidth/2647519"/><draw:equation draw:name="f27" draw:formula="2517457*logheight/2612594"/><draw:equation draw:name="f28" draw:formula="960285*logwidth/2647519"/><draw:equation draw:name="f29" draw:formula="2518409*logheight/2612594"/><draw:equation draw:name="f30" draw:formula="1010767*logwidth/2647519"/><draw:equation draw:name="f31" draw:formula="2543175*logheight/2612594"/><draw:equation draw:name="f32" draw:formula="1033627*logwidth/2647519"/><draw:equation draw:name="f33" draw:formula="2547937*logheight/2612594"/><draw:equation draw:name="f34" draw:formula="1035057*logwidth/2647519"/><draw:equation draw:name="f35" draw:formula="2548414*logheight/2612594"/><draw:equation draw:name="f36" draw:formula="1040295*logwidth/2647519"/><draw:equation draw:name="f37" draw:formula="2543175*logheight/2612594"/><draw:equation draw:name="f38" draw:formula="1060297*logwidth/2647519"/><draw:equation draw:name="f39" draw:formula="2548890*logheight/2612594"/><draw:equation draw:name="f40" draw:formula="1080300*logwidth/2647519"/><draw:equation draw:name="f41" draw:formula="2553652*logheight/2612594"/><draw:equation draw:name="f42" draw:formula="1119712*logwidth/2647519"/><draw:equation draw:name="f43" draw:formula="2562818*logheight/2612594"/><draw:equation draw:name="f44" draw:formula="1120305*logwidth/2647519"/><draw:equation draw:name="f45" draw:formula="2562225*logheight/2612594"/><draw:equation draw:name="f46" draw:formula="1166025*logwidth/2647519"/><draw:equation draw:name="f47" draw:formula="2569845*logheight/2612594"/><draw:equation draw:name="f48" draw:formula="1187932*logwidth/2647519"/><draw:equation draw:name="f49" draw:formula="2573655*logheight/2612594"/><draw:equation draw:name="f50" draw:formula="1209840*logwidth/2647519"/><draw:equation draw:name="f51" draw:formula="2575560*logheight/2612594"/><draw:equation draw:name="f52" draw:formula="1254607*logwidth/2647519"/><draw:equation draw:name="f53" draw:formula="2577465*logheight/2612594"/><draw:equation draw:name="f54" draw:formula="1315567*logwidth/2647519"/><draw:equation draw:name="f55" draw:formula="2576512*logheight/2612594"/><draw:equation draw:name="f56" draw:formula="1318213*logwidth/2647519"/><draw:equation draw:name="f57" draw:formula="2576512*logheight/2612594"/><draw:equation draw:name="f58" draw:formula="1324140*logwidth/2647519"/><draw:equation draw:name="f59" draw:formula="2573178*logheight/2612594"/><draw:equation draw:name="f60" draw:formula="1337475*logwidth/2647519"/><draw:equation draw:name="f61" draw:formula="2568892*logheight/2612594"/><draw:equation draw:name="f62" draw:formula="1351048*logwidth/2647519"/><draw:equation draw:name="f63" draw:formula="2568654*logheight/2612594"/><draw:equation draw:name="f64" draw:formula="1360335*logwidth/2647519"/><draw:equation draw:name="f65" draw:formula="2569844*logheight/2612594"/><draw:equation draw:name="f66" draw:formula="1362835*logwidth/2647519"/><draw:equation draw:name="f67" draw:formula="2576512*logheight/2612594"/><draw:equation draw:name="f68" draw:formula="1384147*logwidth/2647519"/><draw:equation draw:name="f69" draw:formula="2576512*logheight/2612594"/><draw:equation draw:name="f70" draw:formula="1377480*logwidth/2647519"/><draw:equation draw:name="f71" draw:formula="2586037*logheight/2612594"/><draw:equation draw:name="f72" draw:formula="1373670*logwidth/2647519"/><draw:equation draw:name="f73" draw:formula="2590800*logheight/2612594"/><draw:equation draw:name="f74" draw:formula="1361287*logwidth/2647519"/><draw:equation draw:name="f75" draw:formula="2596515*logheight/2612594"/><draw:equation draw:name="f76" draw:formula="1338427*logwidth/2647519"/><draw:equation draw:name="f77" draw:formula="2596515*logheight/2612594"/><draw:equation draw:name="f78" draw:formula="1308900*logwidth/2647519"/><draw:equation draw:name="f79" draw:formula="2594610*logheight/2612594"/><draw:equation draw:name="f80" draw:formula="1245082*logwidth/2647519"/><draw:equation draw:name="f81" draw:formula="2592705*logheight/2612594"/><draw:equation draw:name="f82" draw:formula="1197457*logwidth/2647519"/><draw:equation draw:name="f83" draw:formula="2588895*logheight/2612594"/><draw:equation draw:name="f84" draw:formula="1155547*logwidth/2647519"/><draw:equation draw:name="f85" draw:formula="2583180*logheight/2612594"/><draw:equation draw:name="f86" draw:formula="1113637*logwidth/2647519"/><draw:equation draw:name="f87" draw:formula="2576512*logheight/2612594"/><draw:equation draw:name="f88" draw:formula="1049820*logwidth/2647519"/><draw:equation draw:name="f89" draw:formula="2566987*logheight/2612594"/><draw:equation draw:name="f90" draw:formula="1000290*logwidth/2647519"/><draw:equation draw:name="f91" draw:formula="2550795*logheight/2612594"/><draw:equation draw:name="f92" draw:formula="1000863*logwidth/2647519"/><draw:equation draw:name="f93" draw:formula="2550379*logheight/2612594"/><draw:equation draw:name="f94" draw:formula="971715*logwidth/2647519"/><draw:equation draw:name="f95" draw:formula="2541270*logheight/2612594"/><draw:equation draw:name="f96" draw:formula="945997*logwidth/2647519"/><draw:equation draw:name="f97" draw:formula="2529840*logheight/2612594"/><draw:equation draw:name="f98" draw:formula="916470*logwidth/2647519"/><draw:equation draw:name="f99" draw:formula="2520315*logheight/2612594"/><draw:equation draw:name="f100" draw:formula="885990*logwidth/2647519"/><draw:equation draw:name="f101" draw:formula="2509837*logheight/2612594"/><draw:equation draw:name="f102" draw:formula="899801*logwidth/2647519"/><draw:equation draw:name="f103" draw:formula="2506503*logheight/2612594"/><draw:equation draw:name="f104" draw:formula="1460491*logwidth/2647519"/><draw:equation draw:name="f105" draw:formula="2486082*logheight/2612594"/><draw:equation draw:name="f106" draw:formula="1445939*logwidth/2647519"/><draw:equation draw:name="f107" draw:formula="2488303*logheight/2612594"/><draw:equation draw:name="f108" draw:formula="1345293*logwidth/2647519"/><draw:equation draw:name="f109" draw:formula="2493385*logheight/2612594"/><draw:equation draw:name="f110" draw:formula="1378432*logwidth/2647519"/><draw:equation draw:name="f111" draw:formula="2497454*logheight/2612594"/><draw:equation draw:name="f112" draw:formula="1387005*logwidth/2647519"/><draw:equation draw:name="f113" draw:formula="2495549*logheight/2612594"/><draw:equation draw:name="f114" draw:formula="1446060*logwidth/2647519"/><draw:equation draw:name="f115" draw:formula="2488882*logheight/2612594"/><draw:equation draw:name="f116" draw:formula="1455778*logwidth/2647519"/><draw:equation draw:name="f117" draw:formula="2486992*logheight/2612594"/><draw:equation draw:name="f118" draw:formula="1550918*logwidth/2647519"/><draw:equation draw:name="f119" draw:formula="2472281*logheight/2612594"/><draw:equation draw:name="f120" draw:formula="1501488*logwidth/2647519"/><draw:equation draw:name="f121" draw:formula="2479825*logheight/2612594"/><draw:equation draw:name="f122" draw:formula="1518450*logwidth/2647519"/><draw:equation draw:name="f123" draw:formula="2480309*logheight/2612594"/><draw:equation draw:name="f124" draw:formula="1542858*logwidth/2647519"/><draw:equation draw:name="f125" draw:formula="2475785*logheight/2612594"/><draw:equation draw:name="f126" draw:formula="1731355*logwidth/2647519"/><draw:equation draw:name="f127" draw:formula="2470078*logheight/2612594"/><draw:equation draw:name="f128" draw:formula="1576322*logwidth/2647519"/><draw:equation draw:name="f129" draw:formula="2511364*logheight/2612594"/><draw:equation draw:name="f130" draw:formula="1654777*logwidth/2647519"/><draw:equation draw:name="f131" draw:formula="2493883*logheight/2612594"/><draw:equation draw:name="f132" draw:formula="737400*logwidth/2647519"/><draw:equation draw:name="f133" draw:formula="2450782*logheight/2612594"/><draw:equation draw:name="f134" draw:formula="846937*logwidth/2647519"/><draw:equation draw:name="f135" draw:formula="2497454*logheight/2612594"/><draw:equation draw:name="f136" draw:formula="885990*logwidth/2647519"/><draw:equation draw:name="f137" draw:formula="2509837*logheight/2612594"/><draw:equation draw:name="f138" draw:formula="915517*logwidth/2647519"/><draw:equation draw:name="f139" draw:formula="2520314*logheight/2612594"/><draw:equation draw:name="f140" draw:formula="945045*logwidth/2647519"/><draw:equation draw:name="f141" draw:formula="2529839*logheight/2612594"/><draw:equation draw:name="f142" draw:formula="970762*logwidth/2647519"/><draw:equation draw:name="f143" draw:formula="2541269*logheight/2612594"/><draw:equation draw:name="f144" draw:formula="965047*logwidth/2647519"/><draw:equation draw:name="f145" draw:formula="2546032*logheight/2612594"/><draw:equation draw:name="f146" draw:formula="949807*logwidth/2647519"/><draw:equation draw:name="f147" draw:formula="2543174*logheight/2612594"/><draw:equation draw:name="f148" draw:formula="895515*logwidth/2647519"/><draw:equation draw:name="f149" draw:formula="2523172*logheight/2612594"/><draw:equation draw:name="f150" draw:formula="868845*logwidth/2647519"/><draw:equation draw:name="f151" draw:formula="2512694*logheight/2612594"/><draw:equation draw:name="f152" draw:formula="842175*logwidth/2647519"/><draw:equation draw:name="f153" draw:formula="2501264*logheight/2612594"/><draw:equation draw:name="f154" draw:formula="806932*logwidth/2647519"/><draw:equation draw:name="f155" draw:formula="2488882*logheight/2612594"/><draw:equation draw:name="f156" draw:formula="776452*logwidth/2647519"/><draw:equation draw:name="f157" draw:formula="2475547*logheight/2612594"/><draw:equation draw:name="f158" draw:formula="752640*logwidth/2647519"/><draw:equation draw:name="f159" draw:formula="2463164*logheight/2612594"/><draw:equation draw:name="f160" draw:formula="737400*logwidth/2647519"/><draw:equation draw:name="f161" draw:formula="2450782*logheight/2612594"/><draw:equation draw:name="f162" draw:formula="782168*logwidth/2647519"/><draw:equation draw:name="f163" draw:formula="2426970*logheight/2612594"/><draw:equation draw:name="f164" draw:formula="834555*logwidth/2647519"/><draw:equation draw:name="f165" draw:formula="2453640*logheight/2612594"/><draw:equation draw:name="f166" draw:formula="827888*logwidth/2647519"/><draw:equation draw:name="f167" draw:formula="2457450*logheight/2612594"/><draw:equation draw:name="f168" draw:formula="766928*logwidth/2647519"/><draw:equation draw:name="f169" draw:formula="2427922*logheight/2612594"/><draw:equation draw:name="f170" draw:formula="782168*logwidth/2647519"/><draw:equation draw:name="f171" draw:formula="2426970*logheight/2612594"/><draw:equation draw:name="f172" draw:formula="588810*logwidth/2647519"/><draw:equation draw:name="f173" draw:formula="2362200*logheight/2612594"/><draw:equation draw:name="f174" draw:formula="653580*logwidth/2647519"/><draw:equation draw:name="f175" draw:formula="2398395*logheight/2612594"/><draw:equation draw:name="f176" draw:formula="666915*logwidth/2647519"/><draw:equation draw:name="f177" draw:formula="2413635*logheight/2612594"/><draw:equation draw:name="f178" draw:formula="636435*logwidth/2647519"/><draw:equation draw:name="f179" draw:formula="2397442*logheight/2612594"/><draw:equation draw:name="f180" draw:formula="613575*logwidth/2647519"/><draw:equation draw:name="f181" draw:formula="2383155*logheight/2612594"/><draw:equation draw:name="f182" draw:formula="588810*logwidth/2647519"/><draw:equation draw:name="f183" draw:formula="2362200*logheight/2612594"/><draw:equation draw:name="f184" draw:formula="702387*logwidth/2647519"/><draw:equation draw:name="f185" draw:formula="2337759*logheight/2612594"/><draw:equation draw:name="f186" draw:formula="702396*logwidth/2647519"/><draw:equation draw:name="f187" draw:formula="2338030*logheight/2612594"/><draw:equation draw:name="f188" draw:formula="705613*logwidth/2647519"/><draw:equation draw:name="f189" draw:formula="2341923*logheight/2612594"/><draw:equation draw:name="f190" draw:formula="705967*logwidth/2647519"/><draw:equation draw:name="f191" draw:formula="2340292*logheight/2612594"/><draw:equation draw:name="f192" draw:formula="2093409*logwidth/2647519"/><draw:equation draw:name="f193" draw:formula="2275234*logheight/2612594"/><draw:equation draw:name="f194" draw:formula="2089950*logwidth/2647519"/><draw:equation draw:name="f195" draw:formula="2275522*logheight/2612594"/><draw:equation draw:name="f196" draw:formula="2032800*logwidth/2647519"/><draw:equation draw:name="f197" draw:formula="2316480*logheight/2612594"/><draw:equation draw:name="f198" draw:formula="1976602*logwidth/2647519"/><draw:equation draw:name="f199" draw:formula="2346960*logheight/2612594"/><draw:equation draw:name="f200" draw:formula="1936597*logwidth/2647519"/><draw:equation draw:name="f201" draw:formula="2370772*logheight/2612594"/><draw:equation draw:name="f202" draw:formula="1914690*logwidth/2647519"/><draw:equation draw:name="f203" draw:formula="2380297*logheight/2612594"/><draw:equation draw:name="f204" draw:formula="1891830*logwidth/2647519"/><draw:equation draw:name="f205" draw:formula="2389822*logheight/2612594"/><draw:equation draw:name="f206" draw:formula="1864207*logwidth/2647519"/><draw:equation draw:name="f207" draw:formula="2404110*logheight/2612594"/><draw:equation draw:name="f208" draw:formula="1843252*logwidth/2647519"/><draw:equation draw:name="f209" draw:formula="2416492*logheight/2612594"/><draw:equation draw:name="f210" draw:formula="1812772*logwidth/2647519"/><draw:equation draw:name="f211" draw:formula="2428875*logheight/2612594"/><draw:equation draw:name="f212" draw:formula="1781340*logwidth/2647519"/><draw:equation draw:name="f213" draw:formula="2440305*logheight/2612594"/><draw:equation draw:name="f214" draw:formula="1772767*logwidth/2647519"/><draw:equation draw:name="f215" draw:formula="2448877*logheight/2612594"/><draw:equation draw:name="f216" draw:formula="1759432*logwidth/2647519"/><draw:equation draw:name="f217" draw:formula="2453640*logheight/2612594"/><draw:equation draw:name="f218" draw:formula="1726095*logwidth/2647519"/><draw:equation draw:name="f219" draw:formula="2459355*logheight/2612594"/><draw:equation draw:name="f220" draw:formula="1683232*logwidth/2647519"/><draw:equation draw:name="f221" draw:formula="2472690*logheight/2612594"/><draw:equation draw:name="f222" draw:formula="1644180*logwidth/2647519"/><draw:equation draw:name="f223" draw:formula="2485072*logheight/2612594"/><draw:equation draw:name="f224" draw:formula="1601317*logwidth/2647519"/><draw:equation draw:name="f225" draw:formula="2497455*logheight/2612594"/><draw:equation draw:name="f226" draw:formula="1547977*logwidth/2647519"/><draw:equation draw:name="f227" draw:formula="2510790*logheight/2612594"/><draw:equation draw:name="f228" draw:formula="1472730*logwidth/2647519"/><draw:equation draw:name="f229" draw:formula="2523172*logheight/2612594"/><draw:equation draw:name="f230" draw:formula="1470825*logwidth/2647519"/><draw:equation draw:name="f231" draw:formula="2526030*logheight/2612594"/><draw:equation draw:name="f232" draw:formula="1434645*logwidth/2647519"/><draw:equation draw:name="f233" draw:formula="2535075*logheight/2612594"/><draw:equation draw:name="f234" draw:formula="1435583*logwidth/2647519"/><draw:equation draw:name="f235" draw:formula="2535555*logheight/2612594"/><draw:equation draw:name="f236" draw:formula="1475761*logwidth/2647519"/><draw:equation draw:name="f237" draw:formula="2525510*logheight/2612594"/><draw:equation draw:name="f238" draw:formula="1476540*logwidth/2647519"/><draw:equation draw:name="f239" draw:formula="2523172*logheight/2612594"/><draw:equation draw:name="f240" draw:formula="1551788*logwidth/2647519"/><draw:equation draw:name="f241" draw:formula="2510790*logheight/2612594"/><draw:equation draw:name="f242" draw:formula="1605128*logwidth/2647519"/><draw:equation draw:name="f243" draw:formula="2497455*logheight/2612594"/><draw:equation draw:name="f244" draw:formula="1647990*logwidth/2647519"/><draw:equation draw:name="f245" draw:formula="2485072*logheight/2612594"/><draw:equation draw:name="f246" draw:formula="1687043*logwidth/2647519"/><draw:equation draw:name="f247" draw:formula="2472690*logheight/2612594"/><draw:equation draw:name="f248" draw:formula="1729905*logwidth/2647519"/><draw:equation draw:name="f249" draw:formula="2459355*logheight/2612594"/><draw:equation draw:name="f250" draw:formula="1763243*logwidth/2647519"/><draw:equation draw:name="f251" draw:formula="2453640*logheight/2612594"/><draw:equation draw:name="f252" draw:formula="1740675*logwidth/2647519"/><draw:equation draw:name="f253" draw:formula="2467181*logheight/2612594"/><draw:equation draw:name="f254" draw:formula="1741335*logwidth/2647519"/><draw:equation draw:name="f255" draw:formula="2466975*logheight/2612594"/><draw:equation draw:name="f256" draw:formula="1765148*logwidth/2647519"/><draw:equation draw:name="f257" draw:formula="2452687*logheight/2612594"/><draw:equation draw:name="f258" draw:formula="1778483*logwidth/2647519"/><draw:equation draw:name="f259" draw:formula="2447925*logheight/2612594"/><draw:equation draw:name="f260" draw:formula="1779371*logwidth/2647519"/><draw:equation draw:name="f261" draw:formula="2447679*logheight/2612594"/><draw:equation draw:name="f262" draw:formula="1785150*logwidth/2647519"/><draw:equation draw:name="f263" draw:formula="2441257*logheight/2612594"/><draw:equation draw:name="f264" draw:formula="1816583*logwidth/2647519"/><draw:equation draw:name="f265" draw:formula="2429827*logheight/2612594"/><draw:equation draw:name="f266" draw:formula="1847063*logwidth/2647519"/><draw:equation draw:name="f267" draw:formula="2417445*logheight/2612594"/><draw:equation draw:name="f268" draw:formula="1868018*logwidth/2647519"/><draw:equation draw:name="f269" draw:formula="2405062*logheight/2612594"/><draw:equation draw:name="f270" draw:formula="1895640*logwidth/2647519"/><draw:equation draw:name="f271" draw:formula="2390775*logheight/2612594"/><draw:equation draw:name="f272" draw:formula="1918500*logwidth/2647519"/><draw:equation draw:name="f273" draw:formula="2381250*logheight/2612594"/><draw:equation draw:name="f274" draw:formula="1934176*logwidth/2647519"/><draw:equation draw:name="f275" draw:formula="2374435*logheight/2612594"/><draw:equation draw:name="f276" draw:formula="1942313*logwidth/2647519"/><draw:equation draw:name="f277" draw:formula="2368867*logheight/2612594"/><draw:equation draw:name="f278" draw:formula="1982318*logwidth/2647519"/><draw:equation draw:name="f279" draw:formula="2345055*logheight/2612594"/><draw:equation draw:name="f280" draw:formula="2038515*logwidth/2647519"/><draw:equation draw:name="f281" draw:formula="2314575*logheight/2612594"/><draw:equation draw:name="f282" draw:formula="460060*logwidth/2647519"/><draw:equation draw:name="f283" draw:formula="2262062*logheight/2612594"/><draw:equation draw:name="f284" draw:formula="463676*logwidth/2647519"/><draw:equation draw:name="f285" draw:formula="2265164*logheight/2612594"/><draw:equation draw:name="f286" draw:formula="464910*logwidth/2647519"/><draw:equation draw:name="f287" draw:formula="2265793*logheight/2612594"/><draw:equation draw:name="f288" draw:formula="2099801*logwidth/2647519"/><draw:equation draw:name="f289" draw:formula="2237197*logheight/2612594"/><draw:equation draw:name="f290" draw:formula="2099475*logwidth/2647519"/><draw:equation draw:name="f291" draw:formula="2237422*logheight/2612594"/><draw:equation draw:name="f292" draw:formula="2099475*logwidth/2647519"/><draw:equation draw:name="f293" draw:formula="2237694*logheight/2612594"/><draw:equation draw:name="f294" draw:formula="2100989*logwidth/2647519"/><draw:equation draw:name="f295" draw:formula="2237910*logheight/2612594"/><draw:equation draw:name="f296" draw:formula="2101380*logwidth/2647519"/><draw:equation draw:name="f297" draw:formula="2237422*logheight/2612594"/><draw:equation draw:name="f298" draw:formula="2120379*logwidth/2647519"/><draw:equation draw:name="f299" draw:formula="2222979*logheight/2612594"/><draw:equation draw:name="f300" draw:formula="2114756*logwidth/2647519"/><draw:equation draw:name="f301" draw:formula="2226864*logheight/2612594"/><draw:equation draw:name="f302" draw:formula="2113762*logwidth/2647519"/><draw:equation draw:name="f303" draw:formula="2227897*logheight/2612594"/><draw:equation draw:name="f304" draw:formula="2117618*logwidth/2647519"/><draw:equation draw:name="f305" draw:formula="2225429*logheight/2612594"/><draw:equation draw:name="f306" draw:formula="382287*logwidth/2647519"/><draw:equation draw:name="f307" draw:formula="2175002*logheight/2612594"/><draw:equation draw:name="f308" draw:formula="418259*logwidth/2647519"/><draw:equation draw:name="f309" draw:formula="2217355*logheight/2612594"/><draw:equation draw:name="f310" draw:formula="389737*logwidth/2647519"/><draw:equation draw:name="f311" draw:formula="2183129*logheight/2612594"/><draw:equation draw:name="f312" draw:formula="2187820*logwidth/2647519"/><draw:equation draw:name="f313" draw:formula="2174974*logheight/2612594"/><draw:equation draw:name="f314" draw:formula="2187735*logwidth/2647519"/><draw:equation draw:name="f315" draw:formula="2175004*logheight/2612594"/><draw:equation draw:name="f316" draw:formula="2187105*logwidth/2647519"/><draw:equation draw:name="f317" draw:formula="2179320*logheight/2612594"/><draw:equation draw:name="f318" draw:formula="2171865*logwidth/2647519"/><draw:equation draw:name="f319" draw:formula="2196465*logheight/2612594"/><draw:equation draw:name="f320" draw:formula="2153767*logwidth/2647519"/><draw:equation draw:name="f321" draw:formula="2216467*logheight/2612594"/><draw:equation draw:name="f322" draw:formula="2154858*logwidth/2647519"/><draw:equation draw:name="f323" draw:formula="2216215*logheight/2612594"/><draw:equation draw:name="f324" draw:formula="2171865*logwidth/2647519"/><draw:equation draw:name="f325" draw:formula="2197417*logheight/2612594"/><draw:equation draw:name="f326" draw:formula="2187105*logwidth/2647519"/><draw:equation draw:name="f327" draw:formula="2180272*logheight/2612594"/><draw:equation draw:name="f328" draw:formula="2187820*logwidth/2647519"/><draw:equation draw:name="f329" draw:formula="2174974*logheight/2612594"/><draw:equation draw:name="f330" draw:formula="475386*logwidth/2647519"/><draw:equation draw:name="f331" draw:formula="2153526*logheight/2612594"/><draw:equation draw:name="f332" draw:formula="477272*logwidth/2647519"/><draw:equation draw:name="f333" draw:formula="2155821*logheight/2612594"/><draw:equation draw:name="f334" draw:formula="477367*logwidth/2647519"/><draw:equation draw:name="f335" draw:formula="2155507*logheight/2612594"/><draw:equation draw:name="f336" draw:formula="334493*logwidth/2647519"/><draw:equation draw:name="f337" draw:formula="2131694*logheight/2612594"/><draw:equation draw:name="f338" draw:formula="359258*logwidth/2647519"/><draw:equation draw:name="f339" draw:formula="2147887*logheight/2612594"/><draw:equation draw:name="f340" draw:formula="360474*logwidth/2647519"/><draw:equation draw:name="f341" draw:formula="2149319*logheight/2612594"/><draw:equation draw:name="f342" draw:formula="371759*logwidth/2647519"/><draw:equation draw:name="f343" draw:formula="2151816*logheight/2612594"/><draw:equation draw:name="f344" draw:formula="397357*logwidth/2647519"/><draw:equation draw:name="f345" draw:formula="2175509*logheight/2612594"/><draw:equation draw:name="f346" draw:formula="432600*logwidth/2647519"/><draw:equation draw:name="f347" draw:formula="2204084*logheight/2612594"/><draw:equation draw:name="f348" draw:formula="447840*logwidth/2647519"/><draw:equation draw:name="f349" draw:formula="2225039*logheight/2612594"/><draw:equation draw:name="f350" draw:formula="456412*logwidth/2647519"/><draw:equation draw:name="f351" draw:formula="2235517*logheight/2612594"/><draw:equation draw:name="f352" draw:formula="492607*logwidth/2647519"/><draw:equation draw:name="f353" draw:formula="2265997*logheight/2612594"/><draw:equation draw:name="f354" draw:formula="482130*logwidth/2647519"/><draw:equation draw:name="f355" draw:formula="2274569*logheight/2612594"/><draw:equation draw:name="f356" draw:formula="448422*logwidth/2647519"/><draw:equation draw:name="f357" draw:formula="2237115*logheight/2612594"/><draw:equation draw:name="f358" draw:formula="446888*logwidth/2647519"/><draw:equation draw:name="f359" draw:formula="2237422*logheight/2612594"/><draw:equation draw:name="f360" draw:formula="446888*logwidth/2647519"/><draw:equation draw:name="f361" draw:formula="2237422*logheight/2612594"/><draw:equation draw:name="f362" draw:formula="478787*logwidth/2647519"/><draw:equation draw:name="f363" draw:formula="2272865*logheight/2612594"/><draw:equation draw:name="f364" draw:formula="482130*logwidth/2647519"/><draw:equation draw:name="f365" draw:formula="2274569*logheight/2612594"/><draw:equation draw:name="f366" draw:formula="492608*logwidth/2647519"/><draw:equation draw:name="f367" draw:formula="2265997*logheight/2612594"/><draw:equation draw:name="f368" draw:formula="583095*logwidth/2647519"/><draw:equation draw:name="f369" draw:formula="2337434*logheight/2612594"/><draw:equation draw:name="f370" draw:formula="564998*logwidth/2647519"/><draw:equation draw:name="f371" draw:formula="2343149*logheight/2612594"/><draw:equation draw:name="f372" draw:formula="571665*logwidth/2647519"/><draw:equation draw:name="f373" draw:formula="2347912*logheight/2612594"/><draw:equation draw:name="f374" draw:formula="544995*logwidth/2647519"/><draw:equation draw:name="f375" draw:formula="2348864*logheight/2612594"/><draw:equation draw:name="f376" draw:formula="527850*logwidth/2647519"/><draw:equation draw:name="f377" draw:formula="2337434*logheight/2612594"/><draw:equation draw:name="f378" draw:formula="511658*logwidth/2647519"/><draw:equation draw:name="f379" draw:formula="2325052*logheight/2612594"/><draw:equation draw:name="f380" draw:formula="471653*logwidth/2647519"/><draw:equation draw:name="f381" draw:formula="2291714*logheight/2612594"/><draw:equation draw:name="f382" draw:formula="434505*logwidth/2647519"/><draw:equation draw:name="f383" draw:formula="2258377*logheight/2612594"/><draw:equation draw:name="f384" draw:formula="400215*logwidth/2647519"/><draw:equation draw:name="f385" draw:formula="2225039*logheight/2612594"/><draw:equation draw:name="f386" draw:formula="384023*logwidth/2647519"/><draw:equation draw:name="f387" draw:formula="2208847*logheight/2612594"/><draw:equation draw:name="f388" draw:formula="368783*logwidth/2647519"/><draw:equation draw:name="f389" draw:formula="2191702*logheight/2612594"/><draw:equation draw:name="f390" draw:formula="374498*logwidth/2647519"/><draw:equation draw:name="f391" draw:formula="2184082*logheight/2612594"/><draw:equation draw:name="f392" draw:formula="393548*logwidth/2647519"/><draw:equation draw:name="f393" draw:formula="2201227*logheight/2612594"/><draw:equation draw:name="f394" draw:formula="414503*logwidth/2647519"/><draw:equation draw:name="f395" draw:formula="2217419*logheight/2612594"/><draw:equation draw:name="f396" draw:formula="440220*logwidth/2647519"/><draw:equation draw:name="f397" draw:formula="2245042*logheight/2612594"/><draw:equation draw:name="f398" draw:formula="442406*logwidth/2647519"/><draw:equation draw:name="f399" draw:formula="2246917*logheight/2612594"/><draw:equation draw:name="f400" draw:formula="414503*logwidth/2647519"/><draw:equation draw:name="f401" draw:formula="2217419*logheight/2612594"/><draw:equation draw:name="f402" draw:formula="394500*logwidth/2647519"/><draw:equation draw:name="f403" draw:formula="2201227*logheight/2612594"/><draw:equation draw:name="f404" draw:formula="375450*logwidth/2647519"/><draw:equation draw:name="f405" draw:formula="2184082*logheight/2612594"/><draw:equation draw:name="f406" draw:formula="354495*logwidth/2647519"/><draw:equation draw:name="f407" draw:formula="2158364*logheight/2612594"/><draw:equation draw:name="f408" draw:formula="334493*logwidth/2647519"/><draw:equation draw:name="f409" draw:formula="2131694*logheight/2612594"/><draw:equation draw:name="f410" draw:formula="2432850*logwidth/2647519"/><draw:equation draw:name="f411" draw:formula="1980247*logheight/2612594"/><draw:equation draw:name="f412" draw:formula="2432367*logwidth/2647519"/><draw:equation draw:name="f413" draw:formula="1980454*logheight/2612594"/><draw:equation draw:name="f414" draw:formula="2421963*logwidth/2647519"/><draw:equation draw:name="f415" draw:formula="2005422*logheight/2612594"/><draw:equation draw:name="f416" draw:formula="2422850*logwidth/2647519"/><draw:equation draw:name="f417" draw:formula="1860918*logheight/2612594"/><draw:equation draw:name="f418" draw:formula="2397608*logwidth/2647519"/><draw:equation draw:name="f419" draw:formula="1897379*logheight/2612594"/><draw:equation draw:name="f420" draw:formula="2385225*logwidth/2647519"/><draw:equation draw:name="f421" draw:formula="1920239*logheight/2612594"/><draw:equation draw:name="f422" draw:formula="2372843*logwidth/2647519"/><draw:equation draw:name="f423" draw:formula="1941194*logheight/2612594"/><draw:equation draw:name="f424" draw:formula="2343315*logwidth/2647519"/><draw:equation draw:name="f425" draw:formula="1980247*logheight/2612594"/><draw:equation draw:name="f426" draw:formula="2317598*logwidth/2647519"/><draw:equation draw:name="f427" draw:formula="2019299*logheight/2612594"/><draw:equation draw:name="f428" draw:formula="2294738*logwidth/2647519"/><draw:equation draw:name="f429" draw:formula="2050732*logheight/2612594"/><draw:equation draw:name="f430" draw:formula="2292831*logwidth/2647519"/><draw:equation draw:name="f431" draw:formula="2051897*logheight/2612594"/><draw:equation draw:name="f432" draw:formula="2291271*logwidth/2647519"/><draw:equation draw:name="f433" draw:formula="2054208*logheight/2612594"/><draw:equation draw:name="f434" draw:formula="2293785*logwidth/2647519"/><draw:equation draw:name="f435" draw:formula="2052637*logheight/2612594"/><draw:equation draw:name="f436" draw:formula="2316645*logwidth/2647519"/><draw:equation draw:name="f437" draw:formula="2021205*logheight/2612594"/><draw:equation draw:name="f438" draw:formula="2342363*logwidth/2647519"/><draw:equation draw:name="f439" draw:formula="1982152*logheight/2612594"/><draw:equation draw:name="f440" draw:formula="2371890*logwidth/2647519"/><draw:equation draw:name="f441" draw:formula="1943100*logheight/2612594"/><draw:equation draw:name="f442" draw:formula="2384273*logwidth/2647519"/><draw:equation draw:name="f443" draw:formula="1922145*logheight/2612594"/><draw:equation draw:name="f444" draw:formula="2396655*logwidth/2647519"/><draw:equation draw:name="f445" draw:formula="1899285*logheight/2612594"/><draw:equation draw:name="f446" draw:formula="2422373*logwidth/2647519"/><draw:equation draw:name="f447" draw:formula="1862137*logheight/2612594"/><draw:equation draw:name="f448" draw:formula="2498930*logwidth/2647519"/><draw:equation draw:name="f449" draw:formula="1857612*logheight/2612594"/><draw:equation draw:name="f450" draw:formula="2490953*logwidth/2647519"/><draw:equation draw:name="f451" draw:formula="1875472*logheight/2612594"/><draw:equation draw:name="f452" draw:formula="2473808*logwidth/2647519"/><draw:equation draw:name="f453" draw:formula="1909762*logheight/2612594"/><draw:equation draw:name="f454" draw:formula="2490953*logwidth/2647519"/><draw:equation draw:name="f455" draw:formula="1875472*logheight/2612594"/><draw:equation draw:name="f456" draw:formula="2498930*logwidth/2647519"/><draw:equation draw:name="f457" draw:formula="1857612*logheight/2612594"/><draw:equation draw:name="f458" draw:formula="2521433*logwidth/2647519"/><draw:equation draw:name="f459" draw:formula="1847850*logheight/2612594"/><draw:equation draw:name="f460" draw:formula="2509050*logwidth/2647519"/><draw:equation draw:name="f461" draw:formula="1884997*logheight/2612594"/><draw:equation draw:name="f462" draw:formula="2487143*logwidth/2647519"/><draw:equation draw:name="f463" draw:formula="1925002*logheight/2612594"/><draw:equation draw:name="f464" draw:formula="2465235*logwidth/2647519"/><draw:equation draw:name="f465" draw:formula="1965960*logheight/2612594"/><draw:equation draw:name="f466" draw:formula="2445233*logwidth/2647519"/><draw:equation draw:name="f467" draw:formula="1991677*logheight/2612594"/><draw:equation draw:name="f468" draw:formula="2458568*logwidth/2647519"/><draw:equation draw:name="f469" draw:formula="1965007*logheight/2612594"/><draw:equation draw:name="f470" draw:formula="2469998*logwidth/2647519"/><draw:equation draw:name="f471" draw:formula="1938337*logheight/2612594"/><draw:equation draw:name="f472" draw:formula="2478570*logwidth/2647519"/><draw:equation draw:name="f473" draw:formula="1924050*logheight/2612594"/><draw:equation draw:name="f474" draw:formula="2490000*logwidth/2647519"/><draw:equation draw:name="f475" draw:formula="1905000*logheight/2612594"/><draw:equation draw:name="f476" draw:formula="2500478*logwidth/2647519"/><draw:equation draw:name="f477" draw:formula="1885950*logheight/2612594"/><draw:equation draw:name="f478" draw:formula="2521433*logwidth/2647519"/><draw:equation draw:name="f479" draw:formula="1847850*logheight/2612594"/><draw:equation draw:name="f480" draw:formula="2459780*logwidth/2647519"/><draw:equation draw:name="f481" draw:formula="1766202*logheight/2612594"/><draw:equation draw:name="f482" draw:formula="2436660*logwidth/2647519"/><draw:equation draw:name="f483" draw:formula="1806892*logheight/2612594"/><draw:equation draw:name="f484" draw:formula="2436235*logwidth/2647519"/><draw:equation draw:name="f485" draw:formula="1807870*logheight/2612594"/><draw:equation draw:name="f486" draw:formula="2459520*logwidth/2647519"/><draw:equation draw:name="f487" draw:formula="1766887*logheight/2612594"/><draw:equation draw:name="f488" draw:formula="2472460*logwidth/2647519"/><draw:equation draw:name="f489" draw:formula="1674043*logheight/2612594"/><draw:equation draw:name="f490" draw:formula="2444672*logwidth/2647519"/><draw:equation draw:name="f491" draw:formula="1749965*logheight/2612594"/><draw:equation draw:name="f492" draw:formula="2386218*logwidth/2647519"/><draw:equation draw:name="f493" draw:formula="1869449*logheight/2612594"/><draw:equation draw:name="f494" draw:formula="2377659*logwidth/2647519"/><draw:equation draw:name="f495" draw:formula="1882980*logheight/2612594"/><draw:equation draw:name="f496" draw:formula="2377605*logwidth/2647519"/><draw:equation draw:name="f497" draw:formula="1883092*logheight/2612594"/><draw:equation draw:name="f498" draw:formula="2357602*logwidth/2647519"/><draw:equation draw:name="f499" draw:formula="1917382*logheight/2612594"/><draw:equation draw:name="f500" draw:formula="2337600*logwidth/2647519"/><draw:equation draw:name="f501" draw:formula="1954530*logheight/2612594"/><draw:equation draw:name="f502" draw:formula="2314740*logwidth/2647519"/><draw:equation draw:name="f503" draw:formula="1983105*logheight/2612594"/><draw:equation draw:name="f504" draw:formula="2295690*logwidth/2647519"/><draw:equation draw:name="f505" draw:formula="2015490*logheight/2612594"/><draw:equation draw:name="f506" draw:formula="2183295*logwidth/2647519"/><draw:equation draw:name="f507" draw:formula="2142172*logheight/2612594"/><draw:equation draw:name="f508" draw:formula="2146147*logwidth/2647519"/><draw:equation draw:name="f509" draw:formula="2173605*logheight/2612594"/><draw:equation draw:name="f510" draw:formula="2142583*logwidth/2647519"/><draw:equation draw:name="f511" draw:formula="2176314*logheight/2612594"/><draw:equation draw:name="f512" draw:formula="2141045*logwidth/2647519"/><draw:equation draw:name="f513" draw:formula="2177871*logheight/2612594"/><draw:equation draw:name="f514" draw:formula="2125512*logwidth/2647519"/><draw:equation draw:name="f515" draw:formula="2190534*logheight/2612594"/><draw:equation draw:name="f516" draw:formula="2112810*logwidth/2647519"/><draw:equation draw:name="f517" draw:formula="2205037*logheight/2612594"/><draw:equation draw:name="f518" draw:formula="2066137*logwidth/2647519"/><draw:equation draw:name="f519" draw:formula="2240280*logheight/2612594"/><draw:equation draw:name="f520" draw:formula="2058824*logwidth/2647519"/><draw:equation draw:name="f521" draw:formula="2244899*logheight/2612594"/><draw:equation draw:name="f522" draw:formula="2038960*logwidth/2647519"/><draw:equation draw:name="f523" draw:formula="2261093*logheight/2612594"/><draw:equation draw:name="f524" draw:formula="2036091*logwidth/2647519"/><draw:equation draw:name="f525" draw:formula="2262956*logheight/2612594"/><draw:equation draw:name="f526" draw:formula="2031847*logwidth/2647519"/><draw:equation draw:name="f527" draw:formula="2266950*logheight/2612594"/><draw:equation draw:name="f528" draw:formula="1994700*logwidth/2647519"/><draw:equation draw:name="f529" draw:formula="2291715*logheight/2612594"/><draw:equation draw:name="f530" draw:formula="1957552*logwidth/2647519"/><draw:equation draw:name="f531" draw:formula="2314575*logheight/2612594"/><draw:equation draw:name="f532" draw:formula="1953301*logwidth/2647519"/><draw:equation draw:name="f533" draw:formula="2316730*logheight/2612594"/><draw:equation draw:name="f534" draw:formula="1928148*logwidth/2647519"/><draw:equation draw:name="f535" draw:formula="2333067*logheight/2612594"/><draw:equation draw:name="f536" draw:formula="1920350*logwidth/2647519"/><draw:equation draw:name="f537" draw:formula="2337000*logheight/2612594"/><draw:equation draw:name="f538" draw:formula="1912785*logwidth/2647519"/><draw:equation draw:name="f539" draw:formula="2342197*logheight/2612594"/><draw:equation draw:name="f540" draw:formula="1887067*logwidth/2647519"/><draw:equation draw:name="f541" draw:formula="2356485*logheight/2612594"/><draw:equation draw:name="f542" draw:formula="1863039*logwidth/2647519"/><draw:equation draw:name="f543" draw:formula="2365908*logheight/2612594"/><draw:equation draw:name="f544" draw:formula="1809482*logwidth/2647519"/><draw:equation draw:name="f545" draw:formula="2392922*logheight/2612594"/><draw:equation draw:name="f546" draw:formula="1683836*logwidth/2647519"/><draw:equation draw:name="f547" draw:formula="2439784*logheight/2612594"/><draw:equation draw:name="f548" draw:formula="1596280*logwidth/2647519"/><draw:equation draw:name="f549" draw:formula="2462297*logheight/2612594"/><draw:equation draw:name="f550" draw:formula="1667040*logwidth/2647519"/><draw:equation draw:name="f551" draw:formula="2448877*logheight/2612594"/><draw:equation draw:name="f552" draw:formula="1680375*logwidth/2647519"/><draw:equation draw:name="f553" draw:formula="2446019*logheight/2612594"/><draw:equation draw:name="f554" draw:formula="1723237*logwidth/2647519"/><draw:equation draw:name="f555" draw:formula="2430779*logheight/2612594"/><draw:equation draw:name="f556" draw:formula="1749907*logwidth/2647519"/><draw:equation draw:name="f557" draw:formula="2422207*logheight/2612594"/><draw:equation draw:name="f558" draw:formula="1792770*logwidth/2647519"/><draw:equation draw:name="f559" draw:formula="2400299*logheight/2612594"/><draw:equation draw:name="f560" draw:formula="1841347*logwidth/2647519"/><draw:equation draw:name="f561" draw:formula="2383154*logheight/2612594"/><draw:equation draw:name="f562" draw:formula="1872470*logwidth/2647519"/><draw:equation draw:name="f563" draw:formula="2370949*logheight/2612594"/><draw:equation draw:name="f564" draw:formula="1886115*logwidth/2647519"/><draw:equation draw:name="f565" draw:formula="2363152*logheight/2612594"/><draw:equation draw:name="f566" draw:formula="1898496*logwidth/2647519"/><draw:equation draw:name="f567" draw:formula="2359343*logheight/2612594"/><draw:equation draw:name="f568" draw:formula="1915642*logwidth/2647519"/><draw:equation draw:name="f569" draw:formula="2349817*logheight/2612594"/><draw:equation draw:name="f570" draw:formula="1920147*logwidth/2647519"/><draw:equation draw:name="f571" draw:formula="2346686*logheight/2612594"/><draw:equation draw:name="f572" draw:formula="1931835*logwidth/2647519"/><draw:equation draw:name="f573" draw:formula="2335530*logheight/2612594"/><draw:equation draw:name="f574" draw:formula="1957552*logwidth/2647519"/><draw:equation draw:name="f575" draw:formula="2320290*logheight/2612594"/><draw:equation draw:name="f576" draw:formula="1986810*logwidth/2647519"/><draw:equation draw:name="f577" draw:formula="2305948*logheight/2612594"/><draw:equation draw:name="f578" draw:formula="1997557*logwidth/2647519"/><draw:equation draw:name="f579" draw:formula="2299334*logheight/2612594"/><draw:equation draw:name="f580" draw:formula="2034705*logwidth/2647519"/><draw:equation draw:name="f581" draw:formula="2274569*logheight/2612594"/><draw:equation draw:name="f582" draw:formula="2050897*logwidth/2647519"/><draw:equation draw:name="f583" draw:formula="2259329*logheight/2612594"/><draw:equation draw:name="f584" draw:formula="2068995*logwidth/2647519"/><draw:equation draw:name="f585" draw:formula="2247899*logheight/2612594"/><draw:equation draw:name="f586" draw:formula="2115667*logwidth/2647519"/><draw:equation draw:name="f587" draw:formula="2212657*logheight/2612594"/><draw:equation draw:name="f588" draw:formula="2149005*logwidth/2647519"/><draw:equation draw:name="f589" draw:formula="2181224*logheight/2612594"/><draw:equation draw:name="f590" draw:formula="2186152*logwidth/2647519"/><draw:equation draw:name="f591" draw:formula="2149792*logheight/2612594"/><draw:equation draw:name="f592" draw:formula="2298547*logwidth/2647519"/><draw:equation draw:name="f593" draw:formula="2023109*logheight/2612594"/><draw:equation draw:name="f594" draw:formula="2314015*logwidth/2647519"/><draw:equation draw:name="f595" draw:formula="1996814*logheight/2612594"/><draw:equation draw:name="f596" draw:formula="2314740*logwidth/2647519"/><draw:equation draw:name="f597" draw:formula="1994534*logheight/2612594"/><draw:equation draw:name="f598" draw:formula="2339505*logwidth/2647519"/><draw:equation draw:name="f599" draw:formula="1956434*logheight/2612594"/><draw:equation draw:name="f600" draw:formula="2347125*logwidth/2647519"/><draw:equation draw:name="f601" draw:formula="1945004*logheight/2612594"/><draw:equation draw:name="f602" draw:formula="2357257*logwidth/2647519"/><draw:equation draw:name="f603" draw:formula="1930951*logheight/2612594"/><draw:equation draw:name="f604" draw:formula="2360460*logwidth/2647519"/><draw:equation draw:name="f605" draw:formula="1925002*logheight/2612594"/><draw:equation draw:name="f606" draw:formula="2380462*logwidth/2647519"/><draw:equation draw:name="f607" draw:formula="1890712*logheight/2612594"/><draw:equation draw:name="f608" draw:formula="2419515*logwidth/2647519"/><draw:equation draw:name="f609" draw:formula="1809749*logheight/2612594"/><draw:equation draw:name="f610" draw:formula="2457615*logwidth/2647519"/><draw:equation draw:name="f611" draw:formula="1723072*logheight/2612594"/><draw:equation draw:name="f612" draw:formula="2468807*logwidth/2647519"/><draw:equation draw:name="f613" draw:formula="1687829*logheight/2612594"/><draw:equation draw:name="f614" draw:formula="2576677*logwidth/2647519"/><draw:equation draw:name="f615" draw:formula="1589722*logheight/2612594"/><draw:equation draw:name="f616" draw:formula="2573820*logwidth/2647519"/><draw:equation draw:name="f617" draw:formula="1591627*logheight/2612594"/><draw:equation draw:name="f618" draw:formula="2573820*logwidth/2647519"/><draw:equation draw:name="f619" draw:formula="1591627*logheight/2612594"/><draw:equation draw:name="f620" draw:formula="2585674*logwidth/2647519"/><draw:equation draw:name="f621" draw:formula="1533271*logheight/2612594"/><draw:equation draw:name="f622" draw:formula="2585332*logwidth/2647519"/><draw:equation draw:name="f623" draw:formula="1534956*logheight/2612594"/><draw:equation draw:name="f624" draw:formula="2588107*logwidth/2647519"/><draw:equation draw:name="f625" draw:formula="1538287*logheight/2612594"/><draw:equation draw:name="f626" draw:formula="2596680*logwidth/2647519"/><draw:equation draw:name="f627" draw:formula="1547812*logheight/2612594"/><draw:equation draw:name="f628" draw:formula="2602395*logwidth/2647519"/><draw:equation draw:name="f629" draw:formula="1544002*logheight/2612594"/><draw:equation draw:name="f630" draw:formula="2602539*logwidth/2647519"/><draw:equation draw:name="f631" draw:formula="1543271*logheight/2612594"/><draw:equation draw:name="f632" draw:formula="2598585*logwidth/2647519"/><draw:equation draw:name="f633" draw:formula="1545907*logheight/2612594"/><draw:equation draw:name="f634" draw:formula="2589060*logwidth/2647519"/><draw:equation draw:name="f635" draw:formula="1537334*logheight/2612594"/><draw:equation draw:name="f636" draw:formula="2577184*logwidth/2647519"/><draw:equation draw:name="f637" draw:formula="1425070*logheight/2612594"/><draw:equation draw:name="f638" draw:formula="2576519*logwidth/2647519"/><draw:equation draw:name="f639" draw:formula="1425107*logheight/2612594"/><draw:equation draw:name="f640" draw:formula="2575314*logwidth/2647519"/><draw:equation draw:name="f641" draw:formula="1425174*logheight/2612594"/><draw:equation draw:name="f642" draw:formula="2575725*logwidth/2647519"/><draw:equation draw:name="f643" draw:formula="1429702*logheight/2612594"/><draw:equation draw:name="f644" draw:formula="2574773*logwidth/2647519"/><draw:equation draw:name="f645" draw:formula="1453515*logheight/2612594"/><draw:equation draw:name="f646" draw:formula="2570963*logwidth/2647519"/><draw:equation draw:name="f647" draw:formula="1467802*logheight/2612594"/><draw:equation draw:name="f648" draw:formula="2548103*logwidth/2647519"/><draw:equation draw:name="f649" draw:formula="1503997*logheight/2612594"/><draw:equation draw:name="f650" draw:formula="2542388*logwidth/2647519"/><draw:equation draw:name="f651" draw:formula="1535430*logheight/2612594"/><draw:equation draw:name="f652" draw:formula="2536673*logwidth/2647519"/><draw:equation draw:name="f653" draw:formula="1545907*logheight/2612594"/><draw:equation draw:name="f654" draw:formula="2527148*logwidth/2647519"/><draw:equation draw:name="f655" draw:formula="1591627*logheight/2612594"/><draw:equation draw:name="f656" draw:formula="2516670*logwidth/2647519"/><draw:equation draw:name="f657" draw:formula="1627822*logheight/2612594"/><draw:equation draw:name="f658" draw:formula="2505240*logwidth/2647519"/><draw:equation draw:name="f659" draw:formula="1663065*logheight/2612594"/><draw:equation draw:name="f660" draw:formula="2498573*logwidth/2647519"/><draw:equation draw:name="f661" draw:formula="1690687*logheight/2612594"/><draw:equation draw:name="f662" draw:formula="2490953*logwidth/2647519"/><draw:equation draw:name="f663" draw:formula="1719262*logheight/2612594"/><draw:equation draw:name="f664" draw:formula="2497030*logwidth/2647519"/><draw:equation draw:name="f665" draw:formula="1709809*logheight/2612594"/><draw:equation draw:name="f666" draw:formula="2502383*logwidth/2647519"/><draw:equation draw:name="f667" draw:formula="1689734*logheight/2612594"/><draw:equation draw:name="f668" draw:formula="2507145*logwidth/2647519"/><draw:equation draw:name="f669" draw:formula="1661159*logheight/2612594"/><draw:equation draw:name="f670" draw:formula="2518575*logwidth/2647519"/><draw:equation draw:name="f671" draw:formula="1625917*logheight/2612594"/><draw:equation draw:name="f672" draw:formula="2529053*logwidth/2647519"/><draw:equation draw:name="f673" draw:formula="1589722*logheight/2612594"/><draw:equation draw:name="f674" draw:formula="2538578*logwidth/2647519"/><draw:equation draw:name="f675" draw:formula="1544002*logheight/2612594"/><draw:equation draw:name="f676" draw:formula="2544293*logwidth/2647519"/><draw:equation draw:name="f677" draw:formula="1533524*logheight/2612594"/><draw:equation draw:name="f678" draw:formula="2550008*logwidth/2647519"/><draw:equation draw:name="f679" draw:formula="1502092*logheight/2612594"/><draw:equation draw:name="f680" draw:formula="2572868*logwidth/2647519"/><draw:equation draw:name="f681" draw:formula="1465897*logheight/2612594"/><draw:equation draw:name="f682" draw:formula="2557628*logwidth/2647519"/><draw:equation draw:name="f683" draw:formula="1539239*logheight/2612594"/><draw:equation draw:name="f684" draw:formula="2546198*logwidth/2647519"/><draw:equation draw:name="f685" draw:formula="1600199*logheight/2612594"/><draw:equation draw:name="f686" draw:formula="2520480*logwidth/2647519"/><draw:equation draw:name="f687" draw:formula="1678304*logheight/2612594"/><draw:equation draw:name="f688" draw:formula="2515392*logwidth/2647519"/><draw:equation draw:name="f689" draw:formula="1686218*logheight/2612594"/><draw:equation draw:name="f690" draw:formula="2513217*logwidth/2647519"/><draw:equation draw:name="f691" draw:formula="1698069*logheight/2612594"/><draw:equation draw:name="f692" draw:formula="2506193*logwidth/2647519"/><draw:equation draw:name="f693" draw:formula="1718310*logheight/2612594"/><draw:equation draw:name="f694" draw:formula="2479523*logwidth/2647519"/><draw:equation draw:name="f695" draw:formula="1776412*logheight/2612594"/><draw:equation draw:name="f696" draw:formula="2467140*logwidth/2647519"/><draw:equation draw:name="f697" draw:formula="1806892*logheight/2612594"/><draw:equation draw:name="f698" draw:formula="2459520*logwidth/2647519"/><draw:equation draw:name="f699" draw:formula="1823085*logheight/2612594"/><draw:equation draw:name="f700" draw:formula="2449995*logwidth/2647519"/><draw:equation draw:name="f701" draw:formula="1840230*logheight/2612594"/><draw:equation draw:name="f702" draw:formula="2424278*logwidth/2647519"/><draw:equation draw:name="f703" draw:formula="1885950*logheight/2612594"/><draw:equation draw:name="f704" draw:formula="2396655*logwidth/2647519"/><draw:equation draw:name="f705" draw:formula="1930717*logheight/2612594"/><draw:equation draw:name="f706" draw:formula="2361413*logwidth/2647519"/><draw:equation draw:name="f707" draw:formula="1990725*logheight/2612594"/><draw:equation draw:name="f708" draw:formula="2322360*logwidth/2647519"/><draw:equation draw:name="f709" draw:formula="2049780*logheight/2612594"/><draw:equation draw:name="f710" draw:formula="2296643*logwidth/2647519"/><draw:equation draw:name="f711" draw:formula="2083117*logheight/2612594"/><draw:equation draw:name="f712" draw:formula="2269020*logwidth/2647519"/><draw:equation draw:name="f713" draw:formula="2115502*logheight/2612594"/><draw:equation draw:name="f714" draw:formula="2259495*logwidth/2647519"/><draw:equation draw:name="f715" draw:formula="2128837*logheight/2612594"/><draw:equation draw:name="f716" draw:formula="2249018*logwidth/2647519"/><draw:equation draw:name="f717" draw:formula="2142172*logheight/2612594"/><draw:equation draw:name="f718" draw:formula="2232825*logwidth/2647519"/><draw:equation draw:name="f719" draw:formula="2155507*logheight/2612594"/><draw:equation draw:name="f720" draw:formula="2206342*logwidth/2647519"/><draw:equation draw:name="f721" draw:formula="2184829*logheight/2612594"/><draw:equation draw:name="f722" draw:formula="2207107*logwidth/2647519"/><draw:equation draw:name="f723" draw:formula="2187892*logheight/2612594"/><draw:equation draw:name="f724" draw:formula="2179485*logwidth/2647519"/><draw:equation draw:name="f725" draw:formula="2216467*logheight/2612594"/><draw:equation draw:name="f726" draw:formula="2149957*logwidth/2647519"/><draw:equation draw:name="f727" draw:formula="2237422*logheight/2612594"/><draw:equation draw:name="f728" draw:formula="2126145*logwidth/2647519"/><draw:equation draw:name="f729" draw:formula="2256472*logheight/2612594"/><draw:equation draw:name="f730" draw:formula="2103587*logwidth/2647519"/><draw:equation draw:name="f731" draw:formula="2272957*logheight/2612594"/><draw:equation draw:name="f732" draw:formula="2107095*logwidth/2647519"/><draw:equation draw:name="f733" draw:formula="2272665*logheight/2612594"/><draw:equation draw:name="f734" draw:formula="2131860*logwidth/2647519"/><draw:equation draw:name="f735" draw:formula="2254567*logheight/2612594"/><draw:equation draw:name="f736" draw:formula="2155673*logwidth/2647519"/><draw:equation draw:name="f737" draw:formula="2235517*logheight/2612594"/><draw:equation draw:name="f738" draw:formula="2185200*logwidth/2647519"/><draw:equation draw:name="f739" draw:formula="2214562*logheight/2612594"/><draw:equation draw:name="f740" draw:formula="2212823*logwidth/2647519"/><draw:equation draw:name="f741" draw:formula="2185987*logheight/2612594"/><draw:equation draw:name="f742" draw:formula="2211870*logwidth/2647519"/><draw:equation draw:name="f743" draw:formula="2182177*logheight/2612594"/><draw:equation draw:name="f744" draw:formula="2238540*logwidth/2647519"/><draw:equation draw:name="f745" draw:formula="2152650*logheight/2612594"/><draw:equation draw:name="f746" draw:formula="2254733*logwidth/2647519"/><draw:equation draw:name="f747" draw:formula="2139315*logheight/2612594"/><draw:equation draw:name="f748" draw:formula="2265210*logwidth/2647519"/><draw:equation draw:name="f749" draw:formula="2125980*logheight/2612594"/><draw:equation draw:name="f750" draw:formula="2274735*logwidth/2647519"/><draw:equation draw:name="f751" draw:formula="2112645*logheight/2612594"/><draw:equation draw:name="f752" draw:formula="2302358*logwidth/2647519"/><draw:equation draw:name="f753" draw:formula="2080260*logheight/2612594"/><draw:equation draw:name="f754" draw:formula="2328075*logwidth/2647519"/><draw:equation draw:name="f755" draw:formula="2046922*logheight/2612594"/><draw:equation draw:name="f756" draw:formula="2367128*logwidth/2647519"/><draw:equation draw:name="f757" draw:formula="1987867*logheight/2612594"/><draw:equation draw:name="f758" draw:formula="2402370*logwidth/2647519"/><draw:equation draw:name="f759" draw:formula="1927860*logheight/2612594"/><draw:equation draw:name="f760" draw:formula="2429993*logwidth/2647519"/><draw:equation draw:name="f761" draw:formula="1883092*logheight/2612594"/><draw:equation draw:name="f762" draw:formula="2455710*logwidth/2647519"/><draw:equation draw:name="f763" draw:formula="1837372*logheight/2612594"/><draw:equation draw:name="f764" draw:formula="2465235*logwidth/2647519"/><draw:equation draw:name="f765" draw:formula="1820227*logheight/2612594"/><draw:equation draw:name="f766" draw:formula="2472855*logwidth/2647519"/><draw:equation draw:name="f767" draw:formula="1804035*logheight/2612594"/><draw:equation draw:name="f768" draw:formula="2485238*logwidth/2647519"/><draw:equation draw:name="f769" draw:formula="1773555*logheight/2612594"/><draw:equation draw:name="f770" draw:formula="2511908*logwidth/2647519"/><draw:equation draw:name="f771" draw:formula="1715452*logheight/2612594"/><draw:equation draw:name="f772" draw:formula="2522385*logwidth/2647519"/><draw:equation draw:name="f773" draw:formula="1676400*logheight/2612594"/><draw:equation draw:name="f774" draw:formula="2548103*logwidth/2647519"/><draw:equation draw:name="f775" draw:formula="1598295*logheight/2612594"/><draw:equation draw:name="f776" draw:formula="2559533*logwidth/2647519"/><draw:equation draw:name="f777" draw:formula="1537335*logheight/2612594"/><draw:equation draw:name="f778" draw:formula="2574773*logwidth/2647519"/><draw:equation draw:name="f779" draw:formula="1463992*logheight/2612594"/><draw:equation draw:name="f780" draw:formula="2578209*logwidth/2647519"/><draw:equation draw:name="f781" draw:formula="1451109*logheight/2612594"/><draw:equation draw:name="f782" draw:formula="2575725*logwidth/2647519"/><draw:equation draw:name="f783" draw:formula="1450657*logheight/2612594"/><draw:equation draw:name="f784" draw:formula="2576677*logwidth/2647519"/><draw:equation draw:name="f785" draw:formula="1426845*logheight/2612594"/><draw:equation draw:name="f786" draw:formula="2597632*logwidth/2647519"/><draw:equation draw:name="f787" draw:formula="1404937*logheight/2612594"/><draw:equation draw:name="f788" draw:formula="2586540*logwidth/2647519"/><draw:equation draw:name="f789" draw:formula="1451152*logheight/2612594"/><draw:equation draw:name="f790" draw:formula="2586541*logwidth/2647519"/><draw:equation draw:name="f791" draw:formula="1451152*logheight/2612594"/><draw:equation draw:name="f792" draw:formula="2597633*logwidth/2647519"/><draw:equation draw:name="f793" draw:formula="1404938*logheight/2612594"/><draw:equation draw:name="f794" draw:formula="2606205*logwidth/2647519"/><draw:equation draw:name="f795" draw:formula="1395412*logheight/2612594"/><draw:equation draw:name="f796" draw:formula="2600490*logwidth/2647519"/><draw:equation draw:name="f797" draw:formula="1407795*logheight/2612594"/><draw:equation draw:name="f798" draw:formula="2600490*logwidth/2647519"/><draw:equation draw:name="f799" draw:formula="1407795*logheight/2612594"/><draw:equation draw:name="f800" draw:formula="2599180*logwidth/2647519"/><draw:equation draw:name="f801" draw:formula="1433750*logheight/2612594"/><draw:equation draw:name="f802" draw:formula="2598585*logwidth/2647519"/><draw:equation draw:name="f803" draw:formula="1458277*logheight/2612594"/><draw:equation draw:name="f804" draw:formula="2589060*logwidth/2647519"/><draw:equation draw:name="f805" draw:formula="1487586*logheight/2612594"/><draw:equation draw:name="f806" draw:formula="2589060*logwidth/2647519"/><draw:equation draw:name="f807" draw:formula="1490934*logheight/2612594"/><draw:equation draw:name="f808" draw:formula="2600490*logwidth/2647519"/><draw:equation draw:name="f809" draw:formula="1458277*logheight/2612594"/><draw:equation draw:name="f810" draw:formula="2602395*logwidth/2647519"/><draw:equation draw:name="f811" draw:formula="1407794*logheight/2612594"/><draw:equation draw:name="f812" draw:formula="2606836*logwidth/2647519"/><draw:equation draw:name="f813" draw:formula="1398173*logheight/2612594"/><draw:equation draw:name="f814" draw:formula="2565247*logwidth/2647519"/><draw:equation draw:name="f815" draw:formula="1354454*logheight/2612594"/><draw:equation draw:name="f816" draw:formula="2559005*logwidth/2647519"/><draw:equation draw:name="f817" draw:formula="1369208*logheight/2612594"/><draw:equation draw:name="f818" draw:formula="2556675*logwidth/2647519"/><draw:equation draw:name="f819" draw:formula="1390650*logheight/2612594"/><draw:equation draw:name="f820" draw:formula="2553670*logwidth/2647519"/><draw:equation draw:name="f821" draw:formula="1380633*logheight/2612594"/><draw:equation draw:name="f822" draw:formula="2552571*logwidth/2647519"/><draw:equation draw:name="f823" draw:formula="1382047*logheight/2612594"/><draw:equation draw:name="f824" draw:formula="2555723*logwidth/2647519"/><draw:equation draw:name="f825" draw:formula="1392555*logheight/2612594"/><draw:equation draw:name="f826" draw:formula="2553818*logwidth/2647519"/><draw:equation draw:name="f827" draw:formula="1407795*logheight/2612594"/><draw:equation draw:name="f828" draw:formula="2557628*logwidth/2647519"/><draw:equation draw:name="f829" draw:formula="1420177*logheight/2612594"/><draw:equation draw:name="f830" draw:formula="2560581*logwidth/2647519"/><draw:equation draw:name="f831" draw:formula="1420013*logheight/2612594"/><draw:equation draw:name="f832" draw:formula="2558580*logwidth/2647519"/><draw:equation draw:name="f833" draw:formula="1413509*logheight/2612594"/><draw:equation draw:name="f834" draw:formula="2560485*logwidth/2647519"/><draw:equation draw:name="f835" draw:formula="1398269*logheight/2612594"/><draw:equation draw:name="f836" draw:formula="2565247*logwidth/2647519"/><draw:equation draw:name="f837" draw:formula="1354454*logheight/2612594"/><draw:equation draw:name="f838" draw:formula="2645258*logwidth/2647519"/><draw:equation draw:name="f839" draw:formula="1328737*logheight/2612594"/><draw:equation draw:name="f840" draw:formula="2647163*logwidth/2647519"/><draw:equation draw:name="f841" draw:formula="1329689*logheight/2612594"/><draw:equation draw:name="f842" draw:formula="2646210*logwidth/2647519"/><draw:equation draw:name="f843" draw:formula="1369694*logheight/2612594"/><draw:equation draw:name="f844" draw:formula="2647163*logwidth/2647519"/><draw:equation draw:name="f845" draw:formula="1397317*logheight/2612594"/><draw:equation draw:name="f846" draw:formula="2644305*logwidth/2647519"/><draw:equation draw:name="f847" draw:formula="1447799*logheight/2612594"/><draw:equation draw:name="f848" draw:formula="2641448*logwidth/2647519"/><draw:equation draw:name="f849" draw:formula="1476374*logheight/2612594"/><draw:equation draw:name="f850" draw:formula="2632875*logwidth/2647519"/><draw:equation draw:name="f851" draw:formula="1518284*logheight/2612594"/><draw:equation draw:name="f852" draw:formula="2630018*logwidth/2647519"/><draw:equation draw:name="f853" draw:formula="1553527*logheight/2612594"/><draw:equation draw:name="f854" draw:formula="2615730*logwidth/2647519"/><draw:equation draw:name="f855" draw:formula="1618297*logheight/2612594"/><draw:equation draw:name="f856" draw:formula="2602395*logwidth/2647519"/><draw:equation draw:name="f857" draw:formula="1674494*logheight/2612594"/><draw:equation draw:name="f858" draw:formula="2578583*logwidth/2647519"/><draw:equation draw:name="f859" draw:formula="1684972*logheight/2612594"/><draw:equation draw:name="f860" draw:formula="2580488*logwidth/2647519"/><draw:equation draw:name="f861" draw:formula="1679257*logheight/2612594"/><draw:equation draw:name="f862" draw:formula="2584298*logwidth/2647519"/><draw:equation draw:name="f863" draw:formula="1639252*logheight/2612594"/><draw:equation draw:name="f864" draw:formula="2598585*logwidth/2647519"/><draw:equation draw:name="f865" draw:formula="1597342*logheight/2612594"/><draw:equation draw:name="f866" draw:formula="2610015*logwidth/2647519"/><draw:equation draw:name="f867" draw:formula="1590675*logheight/2612594"/><draw:equation draw:name="f868" draw:formula="2610015*logwidth/2647519"/><draw:equation draw:name="f869" draw:formula="1590674*logheight/2612594"/><draw:equation draw:name="f870" draw:formula="2622398*logwidth/2647519"/><draw:equation draw:name="f871" draw:formula="1518284*logheight/2612594"/><draw:equation draw:name="f872" draw:formula="2629065*logwidth/2647519"/><draw:equation draw:name="f873" draw:formula="1483994*logheight/2612594"/><draw:equation draw:name="f874" draw:formula="2634780*logwidth/2647519"/><draw:equation draw:name="f875" draw:formula="1448752*logheight/2612594"/><draw:equation draw:name="f876" draw:formula="2639543*logwidth/2647519"/><draw:equation draw:name="f877" draw:formula="1415414*logheight/2612594"/><draw:equation draw:name="f878" draw:formula="2641448*logwidth/2647519"/><draw:equation draw:name="f879" draw:formula="1383982*logheight/2612594"/><draw:equation draw:name="f880" draw:formula="2642400*logwidth/2647519"/><draw:equation draw:name="f881" draw:formula="1357312*logheight/2612594"/><draw:equation draw:name="f882" draw:formula="2644305*logwidth/2647519"/><draw:equation draw:name="f883" draw:formula="1343024*logheight/2612594"/><draw:equation draw:name="f884" draw:formula="2645258*logwidth/2647519"/><draw:equation draw:name="f885" draw:formula="1328737*logheight/2612594"/><draw:equation draw:name="f886" draw:formula="134151*logwidth/2647519"/><draw:equation draw:name="f887" draw:formula="887095*logheight/2612594"/><draw:equation draw:name="f888" draw:formula="134625*logwidth/2647519"/><draw:equation draw:name="f889" draw:formula="887332*logheight/2612594"/><draw:equation draw:name="f890" draw:formula="134670*logwidth/2647519"/><draw:equation draw:name="f891" draw:formula="887199*logheight/2612594"/><draw:equation draw:name="f892" draw:formula="191618*logwidth/2647519"/><draw:equation draw:name="f893" draw:formula="750570*logheight/2612594"/><draw:equation draw:name="f894" draw:formula="170663*logwidth/2647519"/><draw:equation draw:name="f895" draw:formula="789622*logheight/2612594"/><draw:equation draw:name="f896" draw:formula="153518*logwidth/2647519"/><draw:equation draw:name="f897" draw:formula="803910*logheight/2612594"/><draw:equation draw:name="f898" draw:formula="153477*logwidth/2647519"/><draw:equation draw:name="f899" draw:formula="804822*logheight/2612594"/><draw:equation draw:name="f900" draw:formula="151819*logwidth/2647519"/><draw:equation draw:name="f901" draw:formula="841286*logheight/2612594"/><draw:equation draw:name="f902" draw:formula="151866*logwidth/2647519"/><draw:equation draw:name="f903" draw:formula="841199*logheight/2612594"/><draw:equation draw:name="f904" draw:formula="153518*logwidth/2647519"/><draw:equation draw:name="f905" draw:formula="804862*logheight/2612594"/><draw:equation draw:name="f906" draw:formula="170663*logwidth/2647519"/><draw:equation draw:name="f907" draw:formula="790574*logheight/2612594"/><draw:equation draw:name="f908" draw:formula="191618*logwidth/2647519"/><draw:equation draw:name="f909" draw:formula="751522*logheight/2612594"/><draw:equation draw:name="f910" draw:formula="192332*logwidth/2647519"/><draw:equation draw:name="f911" draw:formula="751998*logheight/2612594"/><draw:equation draw:name="f912" draw:formula="192689*logwidth/2647519"/><draw:equation draw:name="f913" draw:formula="751284*logheight/2612594"/><draw:equation draw:name="f914" draw:formula="203047*logwidth/2647519"/><draw:equation draw:name="f915" draw:formula="667702*logheight/2612594"/><draw:equation draw:name="f916" draw:formula="189712*logwidth/2647519"/><draw:equation draw:name="f917" draw:formula="677227*logheight/2612594"/><draw:equation draw:name="f918" draw:formula="169710*logwidth/2647519"/><draw:equation draw:name="f919" draw:formula="719137*logheight/2612594"/><draw:equation draw:name="f920" draw:formula="174286*logwidth/2647519"/><draw:equation draw:name="f921" draw:formula="722798*logheight/2612594"/><draw:equation draw:name="f922" draw:formula="174435*logwidth/2647519"/><draw:equation draw:name="f923" draw:formula="722155*logheight/2612594"/><draw:equation draw:name="f924" draw:formula="170663*logwidth/2647519"/><draw:equation draw:name="f925" draw:formula="719137*logheight/2612594"/><draw:equation draw:name="f926" draw:formula="190665*logwidth/2647519"/><draw:equation draw:name="f927" draw:formula="677227*logheight/2612594"/><draw:equation draw:name="f928" draw:formula="202473*logwidth/2647519"/><draw:equation draw:name="f929" draw:formula="668793*logheight/2612594"/><draw:equation draw:name="f930" draw:formula="276390*logwidth/2647519"/><draw:equation draw:name="f931" draw:formula="613410*logheight/2612594"/><draw:equation draw:name="f932" draw:formula="275187*logwidth/2647519"/><draw:equation draw:name="f933" draw:formula="614373*logheight/2612594"/><draw:equation draw:name="f934" draw:formula="270080*logwidth/2647519"/><draw:equation draw:name="f935" draw:formula="634008*logheight/2612594"/><draw:equation draw:name="f936" draw:formula="266865*logwidth/2647519"/><draw:equation draw:name="f937" draw:formula="643890*logheight/2612594"/><draw:equation draw:name="f938" draw:formula="179235*logwidth/2647519"/><draw:equation draw:name="f939" draw:formula="803910*logheight/2612594"/><draw:equation draw:name="f940" draw:formula="166852*logwidth/2647519"/><draw:equation draw:name="f941" draw:formula="842962*logheight/2612594"/><draw:equation draw:name="f942" draw:formula="155422*logwidth/2647519"/><draw:equation draw:name="f943" draw:formula="882967*logheight/2612594"/><draw:equation draw:name="f944" draw:formula="130657*logwidth/2647519"/><draw:equation draw:name="f945" draw:formula="966787*logheight/2612594"/><draw:equation draw:name="f946" draw:formula="114465*logwidth/2647519"/><draw:equation draw:name="f947" draw:formula="1023937*logheight/2612594"/><draw:equation draw:name="f948" draw:formula="106845*logwidth/2647519"/><draw:equation draw:name="f949" draw:formula="1066800*logheight/2612594"/><draw:equation draw:name="f950" draw:formula="103035*logwidth/2647519"/><draw:equation draw:name="f951" draw:formula="1088707*logheight/2612594"/><draw:equation draw:name="f952" draw:formula="100177*logwidth/2647519"/><draw:equation draw:name="f953" draw:formula="1110615*logheight/2612594"/><draw:equation draw:name="f954" draw:formula="91605*logwidth/2647519"/><draw:equation draw:name="f955" draw:formula="1169670*logheight/2612594"/><draw:equation draw:name="f956" draw:formula="88747*logwidth/2647519"/><draw:equation draw:name="f957" draw:formula="1205865*logheight/2612594"/><draw:equation draw:name="f958" draw:formula="93510*logwidth/2647519"/><draw:equation draw:name="f959" draw:formula="1243965*logheight/2612594"/><draw:equation draw:name="f960" draw:formula="95742*logwidth/2647519"/><draw:equation draw:name="f961" draw:formula="1223205*logheight/2612594"/><draw:equation draw:name="f962" draw:formula="95415*logwidth/2647519"/><draw:equation draw:name="f963" draw:formula="1216342*logheight/2612594"/><draw:equation draw:name="f964" draw:formula="99225*logwidth/2647519"/><draw:equation draw:name="f965" draw:formula="1176337*logheight/2612594"/><draw:equation draw:name="f966" draw:formula="107797*logwidth/2647519"/><draw:equation draw:name="f967" draw:formula="1117282*logheight/2612594"/><draw:equation draw:name="f968" draw:formula="114596*logwidth/2647519"/><draw:equation draw:name="f969" draw:formula="1109123*logheight/2612594"/><draw:equation draw:name="f970" draw:formula="124469*logwidth/2647519"/><draw:equation draw:name="f971" draw:formula="1043051*logheight/2612594"/><draw:equation draw:name="f972" draw:formula="123990*logwidth/2647519"/><draw:equation draw:name="f973" draw:formula="1031557*logheight/2612594"/><draw:equation draw:name="f974" draw:formula="133400*logwidth/2647519"/><draw:equation draw:name="f975" draw:formula="1004581*logheight/2612594"/><draw:equation draw:name="f976" draw:formula="138999*logwidth/2647519"/><draw:equation draw:name="f977" draw:formula="981931*logheight/2612594"/><draw:equation draw:name="f978" draw:formula="137325*logwidth/2647519"/><draw:equation draw:name="f979" draw:formula="985837*logheight/2612594"/><draw:equation draw:name="f980" draw:formula="131610*logwidth/2647519"/><draw:equation draw:name="f981" draw:formula="983932*logheight/2612594"/><draw:equation draw:name="f982" draw:formula="117322*logwidth/2647519"/><draw:equation draw:name="f983" draw:formula="1024890*logheight/2612594"/><draw:equation draw:name="f984" draw:formula="118275*logwidth/2647519"/><draw:equation draw:name="f985" draw:formula="1047750*logheight/2612594"/><draw:equation draw:name="f986" draw:formula="111607*logwidth/2647519"/><draw:equation draw:name="f987" draw:formula="1091565*logheight/2612594"/><draw:equation draw:name="f988" draw:formula="110655*logwidth/2647519"/><draw:equation draw:name="f989" draw:formula="1099185*logheight/2612594"/><draw:equation draw:name="f990" draw:formula="101130*logwidth/2647519"/><draw:equation draw:name="f991" draw:formula="1110615*logheight/2612594"/><draw:equation draw:name="f992" draw:formula="103987*logwidth/2647519"/><draw:equation draw:name="f993" draw:formula="1088707*logheight/2612594"/><draw:equation draw:name="f994" draw:formula="107797*logwidth/2647519"/><draw:equation draw:name="f995" draw:formula="1066800*logheight/2612594"/><draw:equation draw:name="f996" draw:formula="115417*logwidth/2647519"/><draw:equation draw:name="f997" draw:formula="1023937*logheight/2612594"/><draw:equation draw:name="f998" draw:formula="131610*logwidth/2647519"/><draw:equation draw:name="f999" draw:formula="966787*logheight/2612594"/><draw:equation draw:name="f1000" draw:formula="156375*logwidth/2647519"/><draw:equation draw:name="f1001" draw:formula="882967*logheight/2612594"/><draw:equation draw:name="f1002" draw:formula="167805*logwidth/2647519"/><draw:equation draw:name="f1003" draw:formula="842962*logheight/2612594"/><draw:equation draw:name="f1004" draw:formula="180187*logwidth/2647519"/><draw:equation draw:name="f1005" draw:formula="803910*logheight/2612594"/><draw:equation draw:name="f1006" draw:formula="267817*logwidth/2647519"/><draw:equation draw:name="f1007" draw:formula="643890*logheight/2612594"/><draw:equation draw:name="f1008" draw:formula="276390*logwidth/2647519"/><draw:equation draw:name="f1009" draw:formula="613410*logheight/2612594"/><draw:equation draw:name="f1010" draw:formula="293536*logwidth/2647519"/><draw:equation draw:name="f1011" draw:formula="518160*logheight/2612594"/><draw:equation draw:name="f1012" draw:formula="293535*logwidth/2647519"/><draw:equation draw:name="f1013" draw:formula="518160*logheight/2612594"/><draw:equation draw:name="f1014" draw:formula="298297*logwidth/2647519"/><draw:equation draw:name="f1015" draw:formula="521970*logheight/2612594"/><draw:equation draw:name="f1016" draw:formula="298297*logwidth/2647519"/><draw:equation draw:name="f1017" draw:formula="521969*logheight/2612594"/><draw:equation draw:name="f1018" draw:formula="465169*logwidth/2647519"/><draw:equation draw:name="f1019" draw:formula="382550*logheight/2612594"/><draw:equation draw:name="f1020" draw:formula="464986*logwidth/2647519"/><draw:equation draw:name="f1021" draw:formula="382696*logheight/2612594"/><draw:equation draw:name="f1022" draw:formula="464431*logwidth/2647519"/><draw:equation draw:name="f1023" draw:formula="383323*logheight/2612594"/><draw:equation draw:name="f1024" draw:formula="456650*logwidth/2647519"/><draw:equation draw:name="f1025" draw:formula="391477*logheight/2612594"/><draw:equation draw:name="f1026" draw:formula="454683*logwidth/2647519"/><draw:equation draw:name="f1027" draw:formula="394339*logheight/2612594"/><draw:equation draw:name="f1028" draw:formula="453399*logwidth/2647519"/><draw:equation draw:name="f1029" draw:formula="395790*logheight/2612594"/><draw:equation draw:name="f1030" draw:formula="447840*logwidth/2647519"/><draw:equation draw:name="f1031" draw:formula="403860*logheight/2612594"/><draw:equation draw:name="f1032" draw:formula="389738*logwidth/2647519"/><draw:equation draw:name="f1033" draw:formula="472440*logheight/2612594"/><draw:equation draw:name="f1034" draw:formula="373545*logwidth/2647519"/><draw:equation draw:name="f1035" draw:formula="491490*logheight/2612594"/><draw:equation draw:name="f1036" draw:formula="357353*logwidth/2647519"/><draw:equation draw:name="f1037" draw:formula="511492*logheight/2612594"/><draw:equation draw:name="f1038" draw:formula="285782*logwidth/2647519"/><draw:equation draw:name="f1039" draw:formula="590597*logheight/2612594"/><draw:equation draw:name="f1040" draw:formula="358305*logwidth/2647519"/><draw:equation draw:name="f1041" draw:formula="510540*logheight/2612594"/><draw:equation draw:name="f1042" draw:formula="374497*logwidth/2647519"/><draw:equation draw:name="f1043" draw:formula="490537*logheight/2612594"/><draw:equation draw:name="f1044" draw:formula="390690*logwidth/2647519"/><draw:equation draw:name="f1045" draw:formula="471487*logheight/2612594"/><draw:equation draw:name="f1046" draw:formula="448792*logwidth/2647519"/><draw:equation draw:name="f1047" draw:formula="402907*logheight/2612594"/><draw:equation draw:name="f1048" draw:formula="454683*logwidth/2647519"/><draw:equation draw:name="f1049" draw:formula="394339*logheight/2612594"/><draw:equation draw:name="f1050" draw:formula="464431*logwidth/2647519"/><draw:equation draw:name="f1051" draw:formula="383323*logheight/2612594"/><draw:equation draw:name="f1052" draw:formula="489348*logwidth/2647519"/><draw:equation draw:name="f1053" draw:formula="316869*logheight/2612594"/><draw:equation draw:name="f1054" draw:formula="481127*logwidth/2647519"/><draw:equation draw:name="f1055" draw:formula="319733*logheight/2612594"/><draw:equation draw:name="f1056" draw:formula="475013*logwidth/2647519"/><draw:equation draw:name="f1057" draw:formula="322003*logheight/2612594"/><draw:equation draw:name="f1058" draw:formula="473558*logwidth/2647519"/><draw:equation draw:name="f1059" draw:formula="323849*logheight/2612594"/><draw:equation draw:name="f1060" draw:formula="463080*logwidth/2647519"/><draw:equation draw:name="f1061" draw:formula="333374*logheight/2612594"/><draw:equation draw:name="f1062" draw:formula="436410*logwidth/2647519"/><draw:equation draw:name="f1063" draw:formula="350519*logheight/2612594"/><draw:equation draw:name="f1064" draw:formula="418313*logwidth/2647519"/><draw:equation draw:name="f1065" draw:formula="370522*logheight/2612594"/><draw:equation draw:name="f1066" draw:formula="401168*logwidth/2647519"/><draw:equation draw:name="f1067" draw:formula="390524*logheight/2612594"/><draw:equation draw:name="f1068" draw:formula="389738*logwidth/2647519"/><draw:equation draw:name="f1069" draw:formula="401002*logheight/2612594"/><draw:equation draw:name="f1070" draw:formula="389349*logwidth/2647519"/><draw:equation draw:name="f1071" draw:formula="400516*logheight/2612594"/><draw:equation draw:name="f1072" draw:formula="378546*logwidth/2647519"/><draw:equation draw:name="f1073" draw:formula="413504*logheight/2612594"/><draw:equation draw:name="f1074" draw:formula="360210*logwidth/2647519"/><draw:equation draw:name="f1075" draw:formula="436245*logheight/2612594"/><draw:equation draw:name="f1076" draw:formula="330683*logwidth/2647519"/><draw:equation draw:name="f1077" draw:formula="468630*logheight/2612594"/><draw:equation draw:name="f1078" draw:formula="335445*logwidth/2647519"/><draw:equation draw:name="f1079" draw:formula="474344*logheight/2612594"/><draw:equation draw:name="f1080" draw:formula="335536*logwidth/2647519"/><draw:equation draw:name="f1081" draw:formula="474264*logheight/2612594"/><draw:equation draw:name="f1082" draw:formula="331635*logwidth/2647519"/><draw:equation draw:name="f1083" draw:formula="469582*logheight/2612594"/><draw:equation draw:name="f1084" draw:formula="361162*logwidth/2647519"/><draw:equation draw:name="f1085" draw:formula="437197*logheight/2612594"/><draw:equation draw:name="f1086" draw:formula="390690*logwidth/2647519"/><draw:equation draw:name="f1087" draw:formula="401002*logheight/2612594"/><draw:equation draw:name="f1088" draw:formula="402120*logwidth/2647519"/><draw:equation draw:name="f1089" draw:formula="390525*logheight/2612594"/><draw:equation draw:name="f1090" draw:formula="419265*logwidth/2647519"/><draw:equation draw:name="f1091" draw:formula="370522*logheight/2612594"/><draw:equation draw:name="f1092" draw:formula="437362*logwidth/2647519"/><draw:equation draw:name="f1093" draw:formula="350520*logheight/2612594"/><draw:equation draw:name="f1094" draw:formula="464032*logwidth/2647519"/><draw:equation draw:name="f1095" draw:formula="333375*logheight/2612594"/><draw:equation draw:name="f1096" draw:formula="474510*logwidth/2647519"/><draw:equation draw:name="f1097" draw:formula="323850*logheight/2612594"/><draw:equation draw:name="f1098" draw:formula="485940*logwidth/2647519"/><draw:equation draw:name="f1099" draw:formula="319564*logheight/2612594"/><draw:equation draw:name="f1100" draw:formula="489548*logwidth/2647519"/><draw:equation draw:name="f1101" draw:formula="318444*logheight/2612594"/><draw:equation draw:name="f1102" draw:formula="1868970*logwidth/2647519"/><draw:equation draw:name="f1103" draw:formula="144780*logheight/2612594"/><draw:equation draw:name="f1104" draw:formula="1917547*logwidth/2647519"/><draw:equation draw:name="f1105" draw:formula="166687*logheight/2612594"/><draw:equation draw:name="f1106" draw:formula="1938502*logwidth/2647519"/><draw:equation draw:name="f1107" draw:formula="183832*logheight/2612594"/><draw:equation draw:name="f1108" draw:formula="1891830*logwidth/2647519"/><draw:equation draw:name="f1109" draw:formula="160972*logheight/2612594"/><draw:equation draw:name="f1110" draw:formula="1868970*logwidth/2647519"/><draw:equation draw:name="f1111" draw:formula="144780*logheight/2612594"/><draw:equation draw:name="f1112" draw:formula="1710855*logwidth/2647519"/><draw:equation draw:name="f1113" draw:formula="75247*logheight/2612594"/><draw:equation draw:name="f1114" draw:formula="1748955*logwidth/2647519"/><draw:equation draw:name="f1115" draw:formula="83819*logheight/2612594"/><draw:equation draw:name="f1116" draw:formula="1802295*logwidth/2647519"/><draw:equation draw:name="f1117" draw:formula="110489*logheight/2612594"/><draw:equation draw:name="f1118" draw:formula="1710855*logwidth/2647519"/><draw:equation draw:name="f1119" draw:formula="75247*logheight/2612594"/><draw:equation draw:name="f1120" draw:formula="1137451*logwidth/2647519"/><draw:equation draw:name="f1121" draw:formula="68937*logheight/2612594"/><draw:equation draw:name="f1122" draw:formula="1117448*logwidth/2647519"/><draw:equation draw:name="f1123" draw:formula="71437*logheight/2612594"/><draw:equation draw:name="f1124" draw:formula="1074585*logwidth/2647519"/><draw:equation draw:name="f1125" draw:formula="77152*logheight/2612594"/><draw:equation draw:name="f1126" draw:formula="1032675*logwidth/2647519"/><draw:equation draw:name="f1127" draw:formula="86677*logheight/2612594"/><draw:equation draw:name="f1128" draw:formula="1014578*logwidth/2647519"/><draw:equation draw:name="f1129" draw:formula="92392*logheight/2612594"/><draw:equation draw:name="f1130" draw:formula="993623*logwidth/2647519"/><draw:equation draw:name="f1131" draw:formula="98107*logheight/2612594"/><draw:equation draw:name="f1132" draw:formula="947769*logwidth/2647519"/><draw:equation draw:name="f1133" draw:formula="107115*logheight/2612594"/><draw:equation draw:name="f1134" draw:formula="939330*logwidth/2647519"/><draw:equation draw:name="f1135" draw:formula="110490*logheight/2612594"/><draw:equation draw:name="f1136" draw:formula="881228*logwidth/2647519"/><draw:equation draw:name="f1137" draw:formula="130492*logheight/2612594"/><draw:equation draw:name="f1138" draw:formula="824078*logwidth/2647519"/><draw:equation draw:name="f1139" draw:formula="153352*logheight/2612594"/><draw:equation draw:name="f1140" draw:formula="784073*logwidth/2647519"/><draw:equation draw:name="f1141" draw:formula="171450*logheight/2612594"/><draw:equation draw:name="f1142" draw:formula="757403*logwidth/2647519"/><draw:equation draw:name="f1143" draw:formula="181927*logheight/2612594"/><draw:equation draw:name="f1144" draw:formula="691680*logwidth/2647519"/><draw:equation draw:name="f1145" draw:formula="212407*logheight/2612594"/><draw:equation draw:name="f1146" draw:formula="660248*logwidth/2647519"/><draw:equation draw:name="f1147" draw:formula="232410*logheight/2612594"/><draw:equation draw:name="f1148" draw:formula="629768*logwidth/2647519"/><draw:equation draw:name="f1149" draw:formula="252412*logheight/2612594"/><draw:equation draw:name="f1150" draw:formula="581190*logwidth/2647519"/><draw:equation draw:name="f1151" draw:formula="288607*logheight/2612594"/><draw:equation draw:name="f1152" draw:formula="535470*logwidth/2647519"/><draw:equation draw:name="f1153" draw:formula="324802*logheight/2612594"/><draw:equation draw:name="f1154" draw:formula="491713*logwidth/2647519"/><draw:equation draw:name="f1155" draw:formula="362974*logheight/2612594"/><draw:equation draw:name="f1156" draw:formula="495465*logwidth/2647519"/><draw:equation draw:name="f1157" draw:formula="367665*logheight/2612594"/><draw:equation draw:name="f1158" draw:formula="504752*logwidth/2647519"/><draw:equation draw:name="f1159" draw:formula="361295*logheight/2612594"/><draw:equation draw:name="f1160" draw:formula="512656*logwidth/2647519"/><draw:equation draw:name="f1161" draw:formula="355403*logheight/2612594"/><draw:equation draw:name="f1162" draw:formula="541185*logwidth/2647519"/><draw:equation draw:name="f1163" draw:formula="330517*logheight/2612594"/><draw:equation draw:name="f1164" draw:formula="586905*logwidth/2647519"/><draw:equation draw:name="f1165" draw:formula="294322*logheight/2612594"/><draw:equation draw:name="f1166" draw:formula="635482*logwidth/2647519"/><draw:equation draw:name="f1167" draw:formula="258127*logheight/2612594"/><draw:equation draw:name="f1168" draw:formula="665962*logwidth/2647519"/><draw:equation draw:name="f1169" draw:formula="238124*logheight/2612594"/><draw:equation draw:name="f1170" draw:formula="697395*logwidth/2647519"/><draw:equation draw:name="f1171" draw:formula="218122*logheight/2612594"/><draw:equation draw:name="f1172" draw:formula="763117*logwidth/2647519"/><draw:equation draw:name="f1173" draw:formula="187642*logheight/2612594"/><draw:equation draw:name="f1174" draw:formula="788835*logwidth/2647519"/><draw:equation draw:name="f1175" draw:formula="174307*logheight/2612594"/><draw:equation draw:name="f1176" draw:formula="828840*logwidth/2647519"/><draw:equation draw:name="f1177" draw:formula="156209*logheight/2612594"/><draw:equation draw:name="f1178" draw:formula="885990*logwidth/2647519"/><draw:equation draw:name="f1179" draw:formula="133349*logheight/2612594"/><draw:equation draw:name="f1180" draw:formula="944092*logwidth/2647519"/><draw:equation draw:name="f1181" draw:formula="113347*logheight/2612594"/><draw:equation draw:name="f1182" draw:formula="968499*logwidth/2647519"/><draw:equation draw:name="f1183" draw:formula="108553*logheight/2612594"/><draw:equation draw:name="f1184" draw:formula="980289*logwidth/2647519"/><draw:equation draw:name="f1185" draw:formula="104524*logheight/2612594"/><draw:equation draw:name="f1186" draw:formula="1140765*logwidth/2647519"/><draw:equation draw:name="f1187" draw:formula="69904*logheight/2612594"/><draw:equation draw:name="f1188" draw:formula="1478087*logwidth/2647519"/><draw:equation draw:name="f1189" draw:formula="48458*logheight/2612594"/><draw:equation draw:name="f1190" draw:formula="1498447*logwidth/2647519"/><draw:equation draw:name="f1191" draw:formula="50482*logheight/2612594"/><draw:equation draw:name="f1192" draw:formula="1526070*logwidth/2647519"/><draw:equation draw:name="f1193" draw:formula="60007*logheight/2612594"/><draw:equation draw:name="f1194" draw:formula="1505115*logwidth/2647519"/><draw:equation draw:name="f1195" draw:formula="57150*logheight/2612594"/><draw:equation draw:name="f1196" draw:formula="1461300*logwidth/2647519"/><draw:equation draw:name="f1197" draw:formula="48577*logheight/2612594"/><draw:equation draw:name="f1198" draw:formula="1478087*logwidth/2647519"/><draw:equation draw:name="f1199" draw:formula="48458*logheight/2612594"/><draw:equation draw:name="f1200" draw:formula="1588935*logwidth/2647519"/><draw:equation draw:name="f1201" draw:formula="40957*logheight/2612594"/><draw:equation draw:name="f1202" draw:formula="1627987*logwidth/2647519"/><draw:equation draw:name="f1203" draw:formula="43814*logheight/2612594"/><draw:equation draw:name="f1204" draw:formula="1675612*logwidth/2647519"/><draw:equation draw:name="f1205" draw:formula="62864*logheight/2612594"/><draw:equation draw:name="f1206" draw:formula="1616557*logwidth/2647519"/><draw:equation draw:name="f1207" draw:formula="52387*logheight/2612594"/><draw:equation draw:name="f1208" draw:formula="1588935*logwidth/2647519"/><draw:equation draw:name="f1209" draw:formula="40957*logheight/2612594"/><draw:equation draw:name="f1210" draw:formula="1270324*logwidth/2647519"/><draw:equation draw:name="f1211" draw:formula="40719*logheight/2612594"/><draw:equation draw:name="f1212" draw:formula="1160310*logwidth/2647519"/><draw:equation draw:name="f1213" draw:formula="46672*logheight/2612594"/><draw:equation draw:name="f1214" draw:formula="1084110*logwidth/2647519"/><draw:equation draw:name="f1215" draw:formula="57149*logheight/2612594"/><draw:equation draw:name="f1216" draw:formula="1047915*logwidth/2647519"/><draw:equation draw:name="f1217" draw:formula="66674*logheight/2612594"/><draw:equation draw:name="f1218" draw:formula="1016482*logwidth/2647519"/><draw:equation draw:name="f1219" draw:formula="78104*logheight/2612594"/><draw:equation draw:name="f1220" draw:formula="972667*logwidth/2647519"/><draw:equation draw:name="f1221" draw:formula="83819*logheight/2612594"/><draw:equation draw:name="f1222" draw:formula="806932*logwidth/2647519"/><draw:equation draw:name="f1223" draw:formula="147637*logheight/2612594"/><draw:equation draw:name="f1224" draw:formula="746925*logwidth/2647519"/><draw:equation draw:name="f1225" draw:formula="174307*logheight/2612594"/><draw:equation draw:name="f1226" draw:formula="728827*logwidth/2647519"/><draw:equation draw:name="f1227" draw:formula="180974*logheight/2612594"/><draw:equation draw:name="f1228" draw:formula="712635*logwidth/2647519"/><draw:equation draw:name="f1229" draw:formula="189547*logheight/2612594"/><draw:equation draw:name="f1230" draw:formula="682155*logwidth/2647519"/><draw:equation draw:name="f1231" draw:formula="205739*logheight/2612594"/><draw:equation draw:name="f1232" draw:formula="634530*logwidth/2647519"/><draw:equation draw:name="f1233" draw:formula="230504*logheight/2612594"/><draw:equation draw:name="f1234" draw:formula="598335*logwidth/2647519"/><draw:equation draw:name="f1235" draw:formula="259079*logheight/2612594"/><draw:equation draw:name="f1236" draw:formula="493560*logwidth/2647519"/><draw:equation draw:name="f1237" draw:formula="340994*logheight/2612594"/><draw:equation draw:name="f1238" draw:formula="471664*logwidth/2647519"/><draw:equation draw:name="f1239" draw:formula="360034*logheight/2612594"/><draw:equation draw:name="f1240" draw:formula="450243*logwidth/2647519"/><draw:equation draw:name="f1241" draw:formula="379593*logheight/2612594"/><draw:equation draw:name="f1242" draw:formula="450697*logwidth/2647519"/><draw:equation draw:name="f1243" draw:formula="380047*logheight/2612594"/><draw:equation draw:name="f1244" draw:formula="285915*logwidth/2647519"/><draw:equation draw:name="f1245" draw:formula="573404*logheight/2612594"/><draw:equation draw:name="f1246" draw:formula="252577*logwidth/2647519"/><draw:equation draw:name="f1247" draw:formula="619124*logheight/2612594"/><draw:equation draw:name="f1248" draw:formula="237337*logwidth/2647519"/><draw:equation draw:name="f1249" draw:formula="646747*logheight/2612594"/><draw:equation draw:name="f1250" draw:formula="222097*logwidth/2647519"/><draw:equation draw:name="f1251" draw:formula="672464*logheight/2612594"/><draw:equation draw:name="f1252" draw:formula="193522*logwidth/2647519"/><draw:equation draw:name="f1253" draw:formula="725804*logheight/2612594"/><draw:equation draw:name="f1254" draw:formula="162439*logwidth/2647519"/><draw:equation draw:name="f1255" draw:formula="774784*logheight/2612594"/><draw:equation draw:name="f1256" draw:formula="162090*logwidth/2647519"/><draw:equation draw:name="f1257" draw:formula="776287*logheight/2612594"/><draw:equation draw:name="f1258" draw:formula="151612*logwidth/2647519"/><draw:equation draw:name="f1259" draw:formula="804862*logheight/2612594"/><draw:equation draw:name="f1260" draw:formula="143992*logwidth/2647519"/><draw:equation draw:name="f1261" draw:formula="818197*logheight/2612594"/><draw:equation draw:name="f1262" draw:formula="142087*logwidth/2647519"/><draw:equation draw:name="f1263" draw:formula="820102*logheight/2612594"/><draw:equation draw:name="f1264" draw:formula="133634*logwidth/2647519"/><draw:equation draw:name="f1265" draw:formula="848201*logheight/2612594"/><draw:equation draw:name="f1266" draw:formula="131610*logwidth/2647519"/><draw:equation draw:name="f1267" draw:formula="864870*logheight/2612594"/><draw:equation draw:name="f1268" draw:formula="129705*logwidth/2647519"/><draw:equation draw:name="f1269" draw:formula="888682*logheight/2612594"/><draw:equation draw:name="f1270" draw:formula="116370*logwidth/2647519"/><draw:equation draw:name="f1271" draw:formula="927735*logheight/2612594"/><draw:equation draw:name="f1272" draw:formula="103987*logwidth/2647519"/><draw:equation draw:name="f1273" draw:formula="966787*logheight/2612594"/><draw:equation draw:name="f1274" draw:formula="90652*logwidth/2647519"/><draw:equation draw:name="f1275" draw:formula="1023937*logheight/2612594"/><draw:equation draw:name="f1276" draw:formula="83032*logwidth/2647519"/><draw:equation draw:name="f1277" draw:formula="1076325*logheight/2612594"/><draw:equation draw:name="f1278" draw:formula="78270*logwidth/2647519"/><draw:equation draw:name="f1279" draw:formula="1128712*logheight/2612594"/><draw:equation draw:name="f1280" draw:formula="84937*logwidth/2647519"/><draw:equation draw:name="f1281" draw:formula="1092517*logheight/2612594"/><draw:equation draw:name="f1282" draw:formula="85555*logwidth/2647519"/><draw:equation draw:name="f1283" draw:formula="1089530*logheight/2612594"/><draw:equation draw:name="f1284" draw:formula="86842*logwidth/2647519"/><draw:equation draw:name="f1285" draw:formula="1075372*logheight/2612594"/><draw:equation draw:name="f1286" draw:formula="94462*logwidth/2647519"/><draw:equation draw:name="f1287" draw:formula="1022985*logheight/2612594"/><draw:equation draw:name="f1288" draw:formula="96848*logwidth/2647519"/><draw:equation draw:name="f1289" draw:formula="1023781*logheight/2612594"/><draw:equation draw:name="f1290" draw:formula="97055*logwidth/2647519"/><draw:equation draw:name="f1291" draw:formula="1022896*logheight/2612594"/><draw:equation draw:name="f1292" draw:formula="94463*logwidth/2647519"/><draw:equation draw:name="f1293" draw:formula="1022032*logheight/2612594"/><draw:equation draw:name="f1294" draw:formula="107798*logwidth/2647519"/><draw:equation draw:name="f1295" draw:formula="964882*logheight/2612594"/><draw:equation draw:name="f1296" draw:formula="120180*logwidth/2647519"/><draw:equation draw:name="f1297" draw:formula="925829*logheight/2612594"/><draw:equation draw:name="f1298" draw:formula="133454*logwidth/2647519"/><draw:equation draw:name="f1299" draw:formula="886956*logheight/2612594"/><draw:equation draw:name="f1300" draw:formula="132563*logwidth/2647519"/><draw:equation draw:name="f1301" draw:formula="886777*logheight/2612594"/><draw:equation draw:name="f1302" draw:formula="134468*logwidth/2647519"/><draw:equation draw:name="f1303" draw:formula="862965*logheight/2612594"/><draw:equation draw:name="f1304" draw:formula="144945*logwidth/2647519"/><draw:equation draw:name="f1305" draw:formula="818197*logheight/2612594"/><draw:equation draw:name="f1306" draw:formula="152565*logwidth/2647519"/><draw:equation draw:name="f1307" draw:formula="804862*logheight/2612594"/><draw:equation draw:name="f1308" draw:formula="152821*logwidth/2647519"/><draw:equation draw:name="f1309" draw:formula="804166*logheight/2612594"/><draw:equation draw:name="f1310" draw:formula="163043*logwidth/2647519"/><draw:equation draw:name="f1311" draw:formula="776287*logheight/2612594"/><draw:equation draw:name="f1312" draw:formula="194475*logwidth/2647519"/><draw:equation draw:name="f1313" draw:formula="726757*logheight/2612594"/><draw:equation draw:name="f1314" draw:formula="223050*logwidth/2647519"/><draw:equation draw:name="f1315" draw:formula="673417*logheight/2612594"/><draw:equation draw:name="f1316" draw:formula="238290*logwidth/2647519"/><draw:equation draw:name="f1317" draw:formula="647700*logheight/2612594"/><draw:equation draw:name="f1318" draw:formula="253530*logwidth/2647519"/><draw:equation draw:name="f1319" draw:formula="620077*logheight/2612594"/><draw:equation draw:name="f1320" draw:formula="286868*logwidth/2647519"/><draw:equation draw:name="f1321" draw:formula="574357*logheight/2612594"/><draw:equation draw:name="f1322" draw:formula="451650*logwidth/2647519"/><draw:equation draw:name="f1323" draw:formula="381000*logheight/2612594"/><draw:equation draw:name="f1324" draw:formula="495465*logwidth/2647519"/><draw:equation draw:name="f1325" draw:formula="340995*logheight/2612594"/><draw:equation draw:name="f1326" draw:formula="600240*logwidth/2647519"/><draw:equation draw:name="f1327" draw:formula="259080*logheight/2612594"/><draw:equation draw:name="f1328" draw:formula="636435*logwidth/2647519"/><draw:equation draw:name="f1329" draw:formula="230505*logheight/2612594"/><draw:equation draw:name="f1330" draw:formula="684060*logwidth/2647519"/><draw:equation draw:name="f1331" draw:formula="205740*logheight/2612594"/><draw:equation draw:name="f1332" draw:formula="714540*logwidth/2647519"/><draw:equation draw:name="f1333" draw:formula="189547*logheight/2612594"/><draw:equation draw:name="f1334" draw:formula="730733*logwidth/2647519"/><draw:equation draw:name="f1335" draw:formula="180975*logheight/2612594"/><draw:equation draw:name="f1336" draw:formula="748830*logwidth/2647519"/><draw:equation draw:name="f1337" draw:formula="174307*logheight/2612594"/><draw:equation draw:name="f1338" draw:formula="808838*logwidth/2647519"/><draw:equation draw:name="f1339" draw:formula="147637*logheight/2612594"/><draw:equation draw:name="f1340" draw:formula="974573*logwidth/2647519"/><draw:equation draw:name="f1341" draw:formula="83820*logheight/2612594"/><draw:equation draw:name="f1342" draw:formula="1018388*logwidth/2647519"/><draw:equation draw:name="f1343" draw:formula="78105*logheight/2612594"/><draw:equation draw:name="f1344" draw:formula="1049820*logwidth/2647519"/><draw:equation draw:name="f1345" draw:formula="66675*logheight/2612594"/><draw:equation draw:name="f1346" draw:formula="1086015*logwidth/2647519"/><draw:equation draw:name="f1347" draw:formula="57150*logheight/2612594"/><draw:equation draw:name="f1348" draw:formula="1162215*logwidth/2647519"/><draw:equation draw:name="f1349" draw:formula="46672*logheight/2612594"/><draw:equation draw:name="f1350" draw:formula="1272229*logwidth/2647519"/><draw:equation draw:name="f1351" draw:formula="41076*logheight/2612594"/><draw:equation draw:name="f1352" draw:formula="1360655*logwidth/2647519"/><draw:equation draw:name="f1353" draw:formula="44043*logheight/2612594"/><draw:equation draw:name="f1354" draw:formula="1404150*logwidth/2647519"/><draw:equation draw:name="f1355" draw:formula="0*logheight/2612594"/><draw:equation draw:name="f1356" draw:formula="1448917*logwidth/2647519"/><draw:equation draw:name="f1357" draw:formula="2857*logheight/2612594"/><draw:equation draw:name="f1358" draw:formula="1494637*logwidth/2647519"/><draw:equation draw:name="f1359" draw:formula="7620*logheight/2612594"/><draw:equation draw:name="f1360" draw:formula="1525117*logwidth/2647519"/><draw:equation draw:name="f1361" draw:formula="15240*logheight/2612594"/><draw:equation draw:name="f1362" draw:formula="1545120*logwidth/2647519"/><draw:equation draw:name="f1363" draw:formula="24765*logheight/2612594"/><draw:equation draw:name="f1364" draw:formula="1569885*logwidth/2647519"/><draw:equation draw:name="f1365" draw:formula="20002*logheight/2612594"/><draw:equation draw:name="f1366" draw:formula="1607032*logwidth/2647519"/><draw:equation draw:name="f1367" draw:formula="28575*logheight/2612594"/><draw:equation draw:name="f1368" draw:formula="1629892*logwidth/2647519"/><draw:equation draw:name="f1369" draw:formula="35242*logheight/2612594"/><draw:equation draw:name="f1370" draw:formula="1628940*logwidth/2647519"/><draw:equation draw:name="f1371" draw:formula="36195*logheight/2612594"/><draw:equation draw:name="f1372" draw:formula="1627987*logwidth/2647519"/><draw:equation draw:name="f1373" draw:formula="42862*logheight/2612594"/><draw:equation draw:name="f1374" draw:formula="1588935*logwidth/2647519"/><draw:equation draw:name="f1375" draw:formula="40005*logheight/2612594"/><draw:equation draw:name="f1376" draw:formula="1575600*logwidth/2647519"/><draw:equation draw:name="f1377" draw:formula="36195*logheight/2612594"/><draw:equation draw:name="f1378" draw:formula="1562265*logwidth/2647519"/><draw:equation draw:name="f1379" draw:formula="33337*logheight/2612594"/><draw:equation draw:name="f1380" draw:formula="1536547*logwidth/2647519"/><draw:equation draw:name="f1381" draw:formula="27622*logheight/2612594"/><draw:equation draw:name="f1382" draw:formula="1510830*logwidth/2647519"/><draw:equation draw:name="f1383" draw:formula="21907*logheight/2612594"/><draw:equation draw:name="f1384" draw:formula="1484160*logwidth/2647519"/><draw:equation draw:name="f1385" draw:formula="18097*logheight/2612594"/><draw:equation draw:name="f1386" draw:formula="1454633*logwidth/2647519"/><draw:equation draw:name="f1387" draw:formula="18097*logheight/2612594"/><draw:equation draw:name="f1388" draw:formula="1430820*logwidth/2647519"/><draw:equation draw:name="f1389" draw:formula="18097*logheight/2612594"/><draw:equation draw:name="f1390" draw:formula="1393673*logwidth/2647519"/><draw:equation draw:name="f1391" draw:formula="18097*logheight/2612594"/><draw:equation draw:name="f1392" draw:formula="1391928*logwidth/2647519"/><draw:equation draw:name="f1393" draw:formula="17540*logheight/2612594"/><draw:equation draw:name="f1394" draw:formula="1375575*logwidth/2647519"/><draw:equation draw:name="f1395" draw:formula="25717*logheight/2612594"/><draw:equation draw:name="f1396" draw:formula="1381290*logwidth/2647519"/><draw:equation draw:name="f1397" draw:formula="35242*logheight/2612594"/><draw:equation draw:name="f1398" draw:formula="1438440*logwidth/2647519"/><draw:equation draw:name="f1399" draw:formula="46672*logheight/2612594"/><draw:equation draw:name="f1400" draw:formula="1413008*logwidth/2647519"/><draw:equation draw:name="f1401" draw:formula="47116*logheight/2612594"/><draw:equation draw:name="f1402" draw:formula="1413437*logwidth/2647519"/><draw:equation draw:name="f1403" draw:formula="47149*logheight/2612594"/><draw:equation draw:name="f1404" draw:formula="1440345*logwidth/2647519"/><draw:equation draw:name="f1405" draw:formula="46672*logheight/2612594"/><draw:equation draw:name="f1406" draw:formula="1463205*logwidth/2647519"/><draw:equation draw:name="f1407" draw:formula="49530*logheight/2612594"/><draw:equation draw:name="f1408" draw:formula="1507020*logwidth/2647519"/><draw:equation draw:name="f1409" draw:formula="58102*logheight/2612594"/><draw:equation draw:name="f1410" draw:formula="1527975*logwidth/2647519"/><draw:equation draw:name="f1411" draw:formula="60960*logheight/2612594"/><draw:equation draw:name="f1412" draw:formula="1563218*logwidth/2647519"/><draw:equation draw:name="f1413" draw:formula="68580*logheight/2612594"/><draw:equation draw:name="f1414" draw:formula="1599413*logwidth/2647519"/><draw:equation draw:name="f1415" draw:formula="76200*logheight/2612594"/><draw:equation draw:name="f1416" draw:formula="1634655*logwidth/2647519"/><draw:equation draw:name="f1417" draw:formula="84772*logheight/2612594"/><draw:equation draw:name="f1418" draw:formula="1669898*logwidth/2647519"/><draw:equation draw:name="f1419" draw:formula="95250*logheight/2612594"/><draw:equation draw:name="f1420" draw:formula="1687043*logwidth/2647519"/><draw:equation draw:name="f1421" draw:formula="100012*logheight/2612594"/><draw:equation draw:name="f1422" draw:formula="1704188*logwidth/2647519"/><draw:equation draw:name="f1423" draw:formula="105727*logheight/2612594"/><draw:equation draw:name="f1424" draw:formula="1704409*logwidth/2647519"/><draw:equation draw:name="f1425" draw:formula="105929*logheight/2612594"/><draw:equation draw:name="f1426" draw:formula="1716704*logwidth/2647519"/><draw:equation draw:name="f1427" draw:formula="108049*logheight/2612594"/><draw:equation draw:name="f1428" draw:formula="1746499*logwidth/2647519"/><draw:equation draw:name="f1429" draw:formula="119121*logheight/2612594"/><draw:equation draw:name="f1430" draw:formula="1750661*logwidth/2647519"/><draw:equation draw:name="f1431" draw:formula="125427*logheight/2612594"/><draw:equation draw:name="f1432" draw:formula="1751813*logwidth/2647519"/><draw:equation draw:name="f1433" draw:formula="125730*logheight/2612594"/><draw:equation draw:name="f1434" draw:formula="1778483*logwidth/2647519"/><draw:equation draw:name="f1435" draw:formula="136207*logheight/2612594"/><draw:equation draw:name="f1436" draw:formula="1801343*logwidth/2647519"/><draw:equation draw:name="f1437" draw:formula="145732*logheight/2612594"/><draw:equation draw:name="f1438" draw:formula="1824203*logwidth/2647519"/><draw:equation draw:name="f1439" draw:formula="156210*logheight/2612594"/><draw:equation draw:name="f1440" draw:formula="1841348*logwidth/2647519"/><draw:equation draw:name="f1441" draw:formula="165735*logheight/2612594"/><draw:equation draw:name="f1442" draw:formula="1852778*logwidth/2647519"/><draw:equation draw:name="f1443" draw:formula="171450*logheight/2612594"/><draw:equation draw:name="f1444" draw:formula="1865160*logwidth/2647519"/><draw:equation draw:name="f1445" draw:formula="178117*logheight/2612594"/><draw:equation draw:name="f1446" draw:formula="1907070*logwidth/2647519"/><draw:equation draw:name="f1447" draw:formula="201930*logheight/2612594"/><draw:equation draw:name="f1448" draw:formula="1960410*logwidth/2647519"/><draw:equation draw:name="f1449" draw:formula="236220*logheight/2612594"/><draw:equation draw:name="f1450" draw:formula="1988033*logwidth/2647519"/><draw:equation draw:name="f1451" draw:formula="255270*logheight/2612594"/><draw:equation draw:name="f1452" draw:formula="1988832*logwidth/2647519"/><draw:equation draw:name="f1453" draw:formula="255841*logheight/2612594"/><draw:equation draw:name="f1454" draw:formula="2002949*logwidth/2647519"/><draw:equation draw:name="f1455" draw:formula="264417*logheight/2612594"/><draw:equation draw:name="f1456" draw:formula="2540483*logwidth/2647519"/><draw:equation draw:name="f1457" draw:formula="1275397*logheight/2612594"/><draw:equation draw:name="f1458" draw:formula="2540080*logwidth/2647519"/><draw:equation draw:name="f1459" draw:formula="1283368*logheight/2612594"/><draw:equation draw:name="f1460" draw:formula="2550960*logwidth/2647519"/><draw:equation draw:name="f1461" draw:formula="1284922*logheight/2612594"/><draw:equation draw:name="f1462" draw:formula="2561437*logwidth/2647519"/><draw:equation draw:name="f1463" draw:formula="1292542*logheight/2612594"/><draw:equation draw:name="f1464" draw:formula="2566200*logwidth/2647519"/><draw:equation draw:name="f1465" draw:formula="1318259*logheight/2612594"/><draw:equation draw:name="f1466" draw:formula="2584297*logwidth/2647519"/><draw:equation draw:name="f1467" draw:formula="1348739*logheight/2612594"/><draw:equation draw:name="f1468" draw:formula="2591918*logwidth/2647519"/><draw:equation draw:name="f1469" draw:formula="1349432*logheight/2612594"/><draw:equation draw:name="f1470" draw:formula="2591918*logwidth/2647519"/><draw:equation draw:name="f1471" draw:formula="1342072*logheight/2612594"/><draw:equation draw:name="f1472" draw:formula="2599661*logwidth/2647519"/><draw:equation draw:name="f1473" draw:formula="1320563*logheight/2612594"/><draw:equation draw:name="f1474" draw:formula="2599537*logwidth/2647519"/><draw:equation draw:name="f1475" draw:formula="1316355*logheight/2612594"/><draw:equation draw:name="f1476" draw:formula="2607157*logwidth/2647519"/><draw:equation draw:name="f1477" draw:formula="1290637*logheight/2612594"/><draw:equation draw:name="f1478" draw:formula="2617635*logwidth/2647519"/><draw:equation draw:name="f1479" draw:formula="1290637*logheight/2612594"/><draw:equation draw:name="f1480" draw:formula="2633827*logwidth/2647519"/><draw:equation draw:name="f1481" draw:formula="1280160*logheight/2612594"/><draw:equation draw:name="f1482" draw:formula="2635732*logwidth/2647519"/><draw:equation draw:name="f1483" draw:formula="1322070*logheight/2612594"/><draw:equation draw:name="f1484" draw:formula="2630970*logwidth/2647519"/><draw:equation draw:name="f1485" draw:formula="1342072*logheight/2612594"/><draw:equation draw:name="f1486" draw:formula="2625255*logwidth/2647519"/><draw:equation draw:name="f1487" draw:formula="1361122*logheight/2612594"/><draw:equation draw:name="f1488" draw:formula="2622397*logwidth/2647519"/><draw:equation draw:name="f1489" draw:formula="1392555*logheight/2612594"/><draw:equation draw:name="f1490" draw:formula="2621445*logwidth/2647519"/><draw:equation draw:name="f1491" draw:formula="1408747*logheight/2612594"/><draw:equation draw:name="f1492" draw:formula="2619540*logwidth/2647519"/><draw:equation draw:name="f1493" draw:formula="1424940*logheight/2612594"/><draw:equation draw:name="f1494" draw:formula="2615478*logwidth/2647519"/><draw:equation draw:name="f1495" draw:formula="1427648*logheight/2612594"/><draw:equation draw:name="f1496" draw:formula="2615730*logwidth/2647519"/><draw:equation draw:name="f1497" draw:formula="1428749*logheight/2612594"/><draw:equation draw:name="f1498" draw:formula="2619621*logwidth/2647519"/><draw:equation draw:name="f1499" draw:formula="1426155*logheight/2612594"/><draw:equation draw:name="f1500" draw:formula="2621445*logwidth/2647519"/><draw:equation draw:name="f1501" draw:formula="1410652*logheight/2612594"/><draw:equation draw:name="f1502" draw:formula="2622397*logwidth/2647519"/><draw:equation draw:name="f1503" draw:formula="1394460*logheight/2612594"/><draw:equation draw:name="f1504" draw:formula="2625255*logwidth/2647519"/><draw:equation draw:name="f1505" draw:formula="1363027*logheight/2612594"/><draw:equation draw:name="f1506" draw:formula="2630970*logwidth/2647519"/><draw:equation draw:name="f1507" draw:formula="1343977*logheight/2612594"/><draw:equation draw:name="f1508" draw:formula="2635732*logwidth/2647519"/><draw:equation draw:name="f1509" draw:formula="1323975*logheight/2612594"/><draw:equation draw:name="f1510" draw:formula="2643352*logwidth/2647519"/><draw:equation draw:name="f1511" draw:formula="1329690*logheight/2612594"/><draw:equation draw:name="f1512" draw:formula="2642400*logwidth/2647519"/><draw:equation draw:name="f1513" draw:formula="1343977*logheight/2612594"/><draw:equation draw:name="f1514" draw:formula="2640495*logwidth/2647519"/><draw:equation draw:name="f1515" draw:formula="1358265*logheight/2612594"/><draw:equation draw:name="f1516" draw:formula="2639542*logwidth/2647519"/><draw:equation draw:name="f1517" draw:formula="1384935*logheight/2612594"/><draw:equation draw:name="f1518" draw:formula="2637637*logwidth/2647519"/><draw:equation draw:name="f1519" draw:formula="1416367*logheight/2612594"/><draw:equation draw:name="f1520" draw:formula="2632875*logwidth/2647519"/><draw:equation draw:name="f1521" draw:formula="1449705*logheight/2612594"/><draw:equation draw:name="f1522" draw:formula="2627160*logwidth/2647519"/><draw:equation draw:name="f1523" draw:formula="1484947*logheight/2612594"/><draw:equation draw:name="f1524" draw:formula="2620492*logwidth/2647519"/><draw:equation draw:name="f1525" draw:formula="1519237*logheight/2612594"/><draw:equation draw:name="f1526" draw:formula="2608110*logwidth/2647519"/><draw:equation draw:name="f1527" draw:formula="1591627*logheight/2612594"/><draw:equation draw:name="f1528" draw:formula="2596680*logwidth/2647519"/><draw:equation draw:name="f1529" draw:formula="1598295*logheight/2612594"/><draw:equation draw:name="f1530" draw:formula="2582392*logwidth/2647519"/><draw:equation draw:name="f1531" draw:formula="1640205*logheight/2612594"/><draw:equation draw:name="f1532" draw:formula="2578582*logwidth/2647519"/><draw:equation draw:name="f1533" draw:formula="1680210*logheight/2612594"/><draw:equation draw:name="f1534" draw:formula="2576677*logwidth/2647519"/><draw:equation draw:name="f1535" draw:formula="1685925*logheight/2612594"/><draw:equation draw:name="f1536" draw:formula="2560485*logwidth/2647519"/><draw:equation draw:name="f1537" draw:formula="1729740*logheight/2612594"/><draw:equation draw:name="f1538" draw:formula="2555722*logwidth/2647519"/><draw:equation draw:name="f1539" draw:formula="1733550*logheight/2612594"/><draw:equation draw:name="f1540" draw:formula="2535720*logwidth/2647519"/><draw:equation draw:name="f1541" draw:formula="1780222*logheight/2612594"/><draw:equation draw:name="f1542" draw:formula="2556675*logwidth/2647519"/><draw:equation draw:name="f1543" draw:formula="1733550*logheight/2612594"/><draw:equation draw:name="f1544" draw:formula="2561437*logwidth/2647519"/><draw:equation draw:name="f1545" draw:formula="1729740*logheight/2612594"/><draw:equation draw:name="f1546" draw:formula="2530957*logwidth/2647519"/><draw:equation draw:name="f1547" draw:formula="1816417*logheight/2612594"/><draw:equation draw:name="f1548" draw:formula="2514765*logwidth/2647519"/><draw:equation draw:name="f1549" draw:formula="1824990*logheight/2612594"/><draw:equation draw:name="f1550" draw:formula="2511407*logwidth/2647519"/><draw:equation draw:name="f1551" draw:formula="1831707*logheight/2612594"/><draw:equation draw:name="f1552" draw:formula="2511908*logwidth/2647519"/><draw:equation draw:name="f1553" draw:formula="1832609*logheight/2612594"/><draw:equation draw:name="f1554" draw:formula="2515718*logwidth/2647519"/><draw:equation draw:name="f1555" draw:formula="1824989*logheight/2612594"/><draw:equation draw:name="f1556" draw:formula="2531910*logwidth/2647519"/><draw:equation draw:name="f1557" draw:formula="1816417*logheight/2612594"/><draw:equation draw:name="f1558" draw:formula="2520480*logwidth/2647519"/><draw:equation draw:name="f1559" draw:formula="1848802*logheight/2612594"/><draw:equation draw:name="f1560" draw:formula="2499525*logwidth/2647519"/><draw:equation draw:name="f1561" draw:formula="1886902*logheight/2612594"/><draw:equation draw:name="f1562" draw:formula="2489048*logwidth/2647519"/><draw:equation draw:name="f1563" draw:formula="1905952*logheight/2612594"/><draw:equation draw:name="f1564" draw:formula="2477618*logwidth/2647519"/><draw:equation draw:name="f1565" draw:formula="1925002*logheight/2612594"/><draw:equation draw:name="f1566" draw:formula="2469045*logwidth/2647519"/><draw:equation draw:name="f1567" draw:formula="1939289*logheight/2612594"/><draw:equation draw:name="f1568" draw:formula="2456663*logwidth/2647519"/><draw:equation draw:name="f1569" draw:formula="1966912*logheight/2612594"/><draw:equation draw:name="f1570" draw:formula="2443328*logwidth/2647519"/><draw:equation draw:name="f1571" draw:formula="1993582*logheight/2612594"/><draw:equation draw:name="f1572" draw:formula="2422373*logwidth/2647519"/><draw:equation draw:name="f1573" draw:formula="2022157*logheight/2612594"/><draw:equation draw:name="f1574" draw:formula="2401418*logwidth/2647519"/><draw:equation draw:name="f1575" draw:formula="2048827*logheight/2612594"/><draw:equation draw:name="f1576" draw:formula="2402291*logwidth/2647519"/><draw:equation draw:name="f1577" draw:formula="2047029*logheight/2612594"/><draw:equation draw:name="f1578" draw:formula="2378557*logwidth/2647519"/><draw:equation draw:name="f1579" draw:formula="2079307*logheight/2612594"/><draw:equation draw:name="f1580" draw:formula="2327122*logwidth/2647519"/><draw:equation draw:name="f1581" draw:formula="2135505*logheight/2612594"/><draw:equation draw:name="f1582" draw:formula="2316995*logwidth/2647519"/><draw:equation draw:name="f1583" draw:formula="2151085*logheight/2612594"/><draw:equation draw:name="f1584" draw:formula="2327122*logwidth/2647519"/><draw:equation draw:name="f1585" draw:formula="2136457*logheight/2612594"/><draw:equation draw:name="f1586" draw:formula="2378557*logwidth/2647519"/><draw:equation draw:name="f1587" draw:formula="2080259*logheight/2612594"/><draw:equation draw:name="f1588" draw:formula="2339505*logwidth/2647519"/><draw:equation draw:name="f1589" draw:formula="2139314*logheight/2612594"/><draw:equation draw:name="f1590" draw:formula="2319383*logwidth/2647519"/><draw:equation draw:name="f1591" draw:formula="2160388*logheight/2612594"/><draw:equation draw:name="f1592" draw:formula="2303229*logwidth/2647519"/><draw:equation draw:name="f1593" draw:formula="2172263*logheight/2612594"/><draw:equation draw:name="f1594" draw:formula="2302357*logwidth/2647519"/><draw:equation draw:name="f1595" draw:formula="2173605*logheight/2612594"/><draw:equation draw:name="f1596" draw:formula="2292258*logwidth/2647519"/><draw:equation draw:name="f1597" draw:formula="2181374*logheight/2612594"/><draw:equation draw:name="f1598" draw:formula="2291880*logwidth/2647519"/><draw:equation draw:name="f1599" draw:formula="2184082*logheight/2612594"/><draw:equation draw:name="f1600" draw:formula="2247112*logwidth/2647519"/><draw:equation draw:name="f1601" draw:formula="2229802*logheight/2612594"/><draw:equation draw:name="f1602" draw:formula="2199487*logwidth/2647519"/><draw:equation draw:name="f1603" draw:formula="2273617*logheight/2612594"/><draw:equation draw:name="f1604" draw:formula="2197284*logwidth/2647519"/><draw:equation draw:name="f1605" draw:formula="2275215*logheight/2612594"/><draw:equation draw:name="f1606" draw:formula="2181390*logwidth/2647519"/><draw:equation draw:name="f1607" draw:formula="2295524*logheight/2612594"/><draw:equation draw:name="f1608" draw:formula="2143290*logwidth/2647519"/><draw:equation draw:name="f1609" draw:formula="2324099*logheight/2612594"/><draw:equation draw:name="f1610" draw:formula="2107680*logwidth/2647519"/><draw:equation draw:name="f1611" draw:formula="2350806*logheight/2612594"/><draw:equation draw:name="f1612" draw:formula="2107553*logwidth/2647519"/><draw:equation draw:name="f1613" draw:formula="2350961*logheight/2612594"/><draw:equation draw:name="f1614" draw:formula="2143290*logwidth/2647519"/><draw:equation draw:name="f1615" draw:formula="2325052*logheight/2612594"/><draw:equation draw:name="f1616" draw:formula="2181390*logwidth/2647519"/><draw:equation draw:name="f1617" draw:formula="2296477*logheight/2612594"/><draw:equation draw:name="f1618" draw:formula="2149957*logwidth/2647519"/><draw:equation draw:name="f1619" draw:formula="2327909*logheight/2612594"/><draw:equation draw:name="f1620" draw:formula="2124359*logwidth/2647519"/><draw:equation draw:name="f1621" draw:formula="2344578*logheight/2612594"/><draw:equation draw:name="f1622" draw:formula="2106651*logwidth/2647519"/><draw:equation draw:name="f1623" draw:formula="2352057*logheight/2612594"/><draw:equation draw:name="f1624" draw:formula="2106142*logwidth/2647519"/><draw:equation draw:name="f1625" draw:formula="2352675*logheight/2612594"/><draw:equation draw:name="f1626" draw:formula="2087092*logwidth/2647519"/><draw:equation draw:name="f1627" draw:formula="2365057*logheight/2612594"/><draw:equation draw:name="f1628" draw:formula="2079913*logwidth/2647519"/><draw:equation draw:name="f1629" draw:formula="2368384*logheight/2612594"/><draw:equation draw:name="f1630" draw:formula="2061852*logwidth/2647519"/><draw:equation draw:name="f1631" draw:formula="2383036*logheight/2612594"/><draw:equation draw:name="f1632" draw:formula="2044230*logwidth/2647519"/><draw:equation draw:name="f1633" draw:formula="2395537*logheight/2612594"/><draw:equation draw:name="f1634" draw:formula="2017560*logwidth/2647519"/><draw:equation draw:name="f1635" draw:formula="2412682*logheight/2612594"/><draw:equation draw:name="f1636" draw:formula="2008988*logwidth/2647519"/><draw:equation draw:name="f1637" draw:formula="2413635*logheight/2612594"/><draw:equation draw:name="f1638" draw:formula="1999459*logwidth/2647519"/><draw:equation draw:name="f1639" draw:formula="2417870*logheight/2612594"/><draw:equation draw:name="f1640" draw:formula="1997978*logwidth/2647519"/><draw:equation draw:name="f1641" draw:formula="2418994*logheight/2612594"/><draw:equation draw:name="f1642" draw:formula="2009940*logwidth/2647519"/><draw:equation draw:name="f1643" draw:formula="2414587*logheight/2612594"/><draw:equation draw:name="f1644" draw:formula="2018513*logwidth/2647519"/><draw:equation draw:name="f1645" draw:formula="2413635*logheight/2612594"/><draw:equation draw:name="f1646" draw:formula="1984223*logwidth/2647519"/><draw:equation draw:name="f1647" draw:formula="2439352*logheight/2612594"/><draw:equation draw:name="f1648" draw:formula="1962315*logwidth/2647519"/><draw:equation draw:name="f1649" draw:formula="2450783*logheight/2612594"/><draw:equation draw:name="f1650" draw:formula="1940408*logwidth/2647519"/><draw:equation draw:name="f1651" draw:formula="2461260*logheight/2612594"/><draw:equation draw:name="f1652" draw:formula="1924934*logwidth/2647519"/><draw:equation draw:name="f1653" draw:formula="2463581*logheight/2612594"/><draw:equation draw:name="f1654" draw:formula="1922310*logwidth/2647519"/><draw:equation draw:name="f1655" draw:formula="2465070*logheight/2612594"/><draw:equation draw:name="f1656" draw:formula="1849920*logwidth/2647519"/><draw:equation draw:name="f1657" draw:formula="2496502*logheight/2612594"/><draw:equation draw:name="f1658" draw:formula="1846229*logwidth/2647519"/><draw:equation draw:name="f1659" draw:formula="2497341*logheight/2612594"/><draw:equation draw:name="f1660" draw:formula="1824203*logwidth/2647519"/><draw:equation draw:name="f1661" draw:formula="2511742*logheight/2612594"/><draw:equation draw:name="f1662" draw:formula="1836585*logwidth/2647519"/><draw:equation draw:name="f1663" draw:formula="2515552*logheight/2612594"/><draw:equation draw:name="f1664" draw:formula="1790865*logwidth/2647519"/><draw:equation draw:name="f1665" draw:formula="2535555*logheight/2612594"/><draw:equation draw:name="f1666" draw:formula="1794675*logwidth/2647519"/><draw:equation draw:name="f1667" draw:formula="2522220*logheight/2612594"/><draw:equation draw:name="f1668" draw:formula="1779435*logwidth/2647519"/><draw:equation draw:name="f1669" draw:formula="2527935*logheight/2612594"/><draw:equation draw:name="f1670" draw:formula="1765148*logwidth/2647519"/><draw:equation draw:name="f1671" draw:formula="2532697*logheight/2612594"/><draw:equation draw:name="f1672" draw:formula="1735620*logwidth/2647519"/><draw:equation draw:name="f1673" draw:formula="2542222*logheight/2612594"/><draw:equation draw:name="f1674" draw:formula="1731675*logwidth/2647519"/><draw:equation draw:name="f1675" draw:formula="2537487*logheight/2612594"/><draw:equation draw:name="f1676" draw:formula="1717522*logwidth/2647519"/><draw:equation draw:name="f1677" draw:formula="2540317*logheight/2612594"/><draw:equation draw:name="f1678" draw:formula="1700377*logwidth/2647519"/><draw:equation draw:name="f1679" draw:formula="2544127*logheight/2612594"/><draw:equation draw:name="f1680" draw:formula="1665135*logwidth/2647519"/><draw:equation draw:name="f1681" draw:formula="2552700*logheight/2612594"/><draw:equation draw:name="f1682" draw:formula="1663973*logwidth/2647519"/><draw:equation draw:name="f1683" draw:formula="2553240*logheight/2612594"/><draw:equation draw:name="f1684" draw:formula="1697520*logwidth/2647519"/><draw:equation draw:name="f1685" draw:formula="2545079*logheight/2612594"/><draw:equation draw:name="f1686" draw:formula="1714665*logwidth/2647519"/><draw:equation draw:name="f1687" draw:formula="2541269*logheight/2612594"/><draw:equation draw:name="f1688" draw:formula="1728952*logwidth/2647519"/><draw:equation draw:name="f1689" draw:formula="2538412*logheight/2612594"/><draw:equation draw:name="f1690" draw:formula="1734667*logwidth/2647519"/><draw:equation draw:name="f1691" draw:formula="2543174*logheight/2612594"/><draw:equation draw:name="f1692" draw:formula="1764195*logwidth/2647519"/><draw:equation draw:name="f1693" draw:formula="2533649*logheight/2612594"/><draw:equation draw:name="f1694" draw:formula="1778482*logwidth/2647519"/><draw:equation draw:name="f1695" draw:formula="2528887*logheight/2612594"/><draw:equation draw:name="f1696" draw:formula="1793722*logwidth/2647519"/><draw:equation draw:name="f1697" draw:formula="2523172*logheight/2612594"/><draw:equation draw:name="f1698" draw:formula="1789912*logwidth/2647519"/><draw:equation draw:name="f1699" draw:formula="2536507*logheight/2612594"/><draw:equation draw:name="f1700" draw:formula="1749907*logwidth/2647519"/><draw:equation draw:name="f1701" draw:formula="2555557*logheight/2612594"/><draw:equation draw:name="f1702" draw:formula="1747946*logwidth/2647519"/><draw:equation draw:name="f1703" draw:formula="2555008*logheight/2612594"/><draw:equation draw:name="f1704" draw:formula="1720380*logwidth/2647519"/><draw:equation draw:name="f1705" draw:formula="2566034*logheight/2612594"/><draw:equation draw:name="f1706" draw:formula="1697520*logwidth/2647519"/><draw:equation draw:name="f1707" draw:formula="2572702*logheight/2612594"/><draw:equation draw:name="f1708" draw:formula="1663230*logwidth/2647519"/><draw:equation draw:name="f1709" draw:formula="2581274*logheight/2612594"/><draw:equation draw:name="f1710" draw:formula="1649062*logwidth/2647519"/><draw:equation draw:name="f1711" draw:formula="2580084*logheight/2612594"/><draw:equation draw:name="f1712" draw:formula="1619428*logwidth/2647519"/><draw:equation draw:name="f1713" draw:formula="2585850*logheight/2612594"/><draw:equation draw:name="f1714" draw:formula="1618462*logwidth/2647519"/><draw:equation draw:name="f1715" draw:formula="2587942*logheight/2612594"/><draw:equation draw:name="f1716" draw:formula="1539405*logwidth/2647519"/><draw:equation draw:name="f1717" draw:formula="2603182*logheight/2612594"/><draw:equation draw:name="f1718" draw:formula="1521307*logwidth/2647519"/><draw:equation draw:name="f1719" draw:formula="2598419*logheight/2612594"/><draw:equation draw:name="f1720" draw:formula="1506067*logwidth/2647519"/><draw:equation draw:name="f1721" draw:formula="2598419*logheight/2612594"/><draw:equation draw:name="f1722" draw:formula="1479397*logwidth/2647519"/><draw:equation draw:name="f1723" draw:formula="2606992*logheight/2612594"/><draw:equation draw:name="f1724" draw:formula="1455585*logwidth/2647519"/><draw:equation draw:name="f1725" draw:formula="2608897*logheight/2612594"/><draw:equation draw:name="f1726" draw:formula="1431772*logwidth/2647519"/><draw:equation draw:name="f1727" draw:formula="2609849*logheight/2612594"/><draw:equation draw:name="f1728" draw:formula="1429185*logwidth/2647519"/><draw:equation draw:name="f1729" draw:formula="2608741*logheight/2612594"/><draw:equation draw:name="f1730" draw:formula="1407484*logwidth/2647519"/><draw:equation draw:name="f1731" draw:formula="2612588*logheight/2612594"/><draw:equation draw:name="f1732" draw:formula="1381290*logwidth/2647519"/><draw:equation draw:name="f1733" draw:formula="2607944*logheight/2612594"/><draw:equation draw:name="f1734" draw:formula="1382243*logwidth/2647519"/><draw:equation draw:name="f1735" draw:formula="2606992*logheight/2612594"/><draw:equation draw:name="f1736" draw:formula="1387005*logwidth/2647519"/><draw:equation draw:name="f1737" draw:formula="2600324*logheight/2612594"/><draw:equation draw:name="f1738" draw:formula="1365098*logwidth/2647519"/><draw:equation draw:name="f1739" draw:formula="2597467*logheight/2612594"/><draw:equation draw:name="f1740" draw:formula="1375575*logwidth/2647519"/><draw:equation draw:name="f1741" draw:formula="2591752*logheight/2612594"/><draw:equation draw:name="f1742" draw:formula="1407008*logwidth/2647519"/><draw:equation draw:name="f1743" draw:formula="2590799*logheight/2612594"/><draw:equation draw:name="f1744" draw:formula="1437488*logwidth/2647519"/><draw:equation draw:name="f1745" draw:formula="2589847*logheight/2612594"/><draw:equation draw:name="f1746" draw:formula="1481302*logwidth/2647519"/><draw:equation draw:name="f1747" draw:formula="2590799*logheight/2612594"/><draw:equation draw:name="f1748" draw:formula="1511782*logwidth/2647519"/><draw:equation draw:name="f1749" draw:formula="2587942*logheight/2612594"/><draw:equation draw:name="f1750" draw:formula="1568932*logwidth/2647519"/><draw:equation draw:name="f1751" draw:formula="2575559*logheight/2612594"/><draw:equation draw:name="f1752" draw:formula="1607032*logwidth/2647519"/><draw:equation draw:name="f1753" draw:formula="2566987*logheight/2612594"/><draw:equation draw:name="f1754" draw:formula="1635607*logwidth/2647519"/><draw:equation draw:name="f1755" draw:formula="2566034*logheight/2612594"/><draw:equation draw:name="f1756" draw:formula="1637595*logwidth/2647519"/><draw:equation draw:name="f1757" draw:formula="2565111*logheight/2612594"/><draw:equation draw:name="f1758" draw:formula="1609890*logwidth/2647519"/><draw:equation draw:name="f1759" draw:formula="2566035*logheight/2612594"/><draw:equation draw:name="f1760" draw:formula="1571790*logwidth/2647519"/><draw:equation draw:name="f1761" draw:formula="2574607*logheight/2612594"/><draw:equation draw:name="f1762" draw:formula="1514640*logwidth/2647519"/><draw:equation draw:name="f1763" draw:formula="2586990*logheight/2612594"/><draw:equation draw:name="f1764" draw:formula="1484160*logwidth/2647519"/><draw:equation draw:name="f1765" draw:formula="2589847*logheight/2612594"/><draw:equation draw:name="f1766" draw:formula="1440345*logwidth/2647519"/><draw:equation draw:name="f1767" draw:formula="2588895*logheight/2612594"/><draw:equation draw:name="f1768" draw:formula="1409865*logwidth/2647519"/><draw:equation draw:name="f1769" draw:formula="2589847*logheight/2612594"/><draw:equation draw:name="f1770" draw:formula="1378432*logwidth/2647519"/><draw:equation draw:name="f1771" draw:formula="2590800*logheight/2612594"/><draw:equation draw:name="f1772" draw:formula="1379385*logwidth/2647519"/><draw:equation draw:name="f1773" draw:formula="2586990*logheight/2612594"/><draw:equation draw:name="f1774" draw:formula="1386052*logwidth/2647519"/><draw:equation draw:name="f1775" draw:formula="2577465*logheight/2612594"/><draw:equation draw:name="f1776" draw:formula="1679422*logwidth/2647519"/><draw:equation draw:name="f1777" draw:formula="2528887*logheight/2612594"/><draw:equation draw:name="f1778" draw:formula="1878495*logwidth/2647519"/><draw:equation draw:name="f1779" draw:formula="2453640*logheight/2612594"/><draw:equation draw:name="f1780" draw:formula="1930882*logwidth/2647519"/><draw:equation draw:name="f1781" draw:formula="2426017*logheight/2612594"/><draw:equation draw:name="f1782" draw:formula="1960410*logwidth/2647519"/><draw:equation draw:name="f1783" draw:formula="2410777*logheight/2612594"/><draw:equation draw:name="f1784" draw:formula="1990890*logwidth/2647519"/><draw:equation draw:name="f1785" draw:formula="2394585*logheight/2612594"/><draw:equation draw:name="f1786" draw:formula="2048040*logwidth/2647519"/><draw:equation draw:name="f1787" draw:formula="2360295*logheight/2612594"/><draw:equation draw:name="f1788" draw:formula="2093760*logwidth/2647519"/><draw:equation draw:name="f1789" draw:formula="2325052*logheight/2612594"/><draw:equation draw:name="f1790" draw:formula="2179485*logwidth/2647519"/><draw:equation draw:name="f1791" draw:formula="2258377*logheight/2612594"/><draw:equation draw:name="f1792" draw:formula="2203297*logwidth/2647519"/><draw:equation draw:name="f1793" draw:formula="2239327*logheight/2612594"/><draw:equation draw:name="f1794" draw:formula="2226157*logwidth/2647519"/><draw:equation draw:name="f1795" draw:formula="2219325*logheight/2612594"/><draw:equation draw:name="f1796" draw:formula="2260447*logwidth/2647519"/><draw:equation draw:name="f1797" draw:formula="2187892*logheight/2612594"/><draw:equation draw:name="f1798" draw:formula="2274735*logwidth/2647519"/><draw:equation draw:name="f1799" draw:formula="2164080*logheight/2612594"/><draw:equation draw:name="f1800" draw:formula="2295258*logwidth/2647519"/><draw:equation draw:name="f1801" draw:formula="2145267*logheight/2612594"/><draw:equation draw:name="f1802" draw:formula="2295423*logwidth/2647519"/><draw:equation draw:name="f1803" draw:formula="2144085*logheight/2612594"/><draw:equation draw:name="f1804" draw:formula="2275688*logwidth/2647519"/><draw:equation draw:name="f1805" draw:formula="2162175*logheight/2612594"/><draw:equation draw:name="f1806" draw:formula="2261400*logwidth/2647519"/><draw:equation draw:name="f1807" draw:formula="2185987*logheight/2612594"/><draw:equation draw:name="f1808" draw:formula="2227110*logwidth/2647519"/><draw:equation draw:name="f1809" draw:formula="2217420*logheight/2612594"/><draw:equation draw:name="f1810" draw:formula="2204250*logwidth/2647519"/><draw:equation draw:name="f1811" draw:formula="2237422*logheight/2612594"/><draw:equation draw:name="f1812" draw:formula="2180438*logwidth/2647519"/><draw:equation draw:name="f1813" draw:formula="2256472*logheight/2612594"/><draw:equation draw:name="f1814" draw:formula="2094713*logwidth/2647519"/><draw:equation draw:name="f1815" draw:formula="2323147*logheight/2612594"/><draw:equation draw:name="f1816" draw:formula="2048993*logwidth/2647519"/><draw:equation draw:name="f1817" draw:formula="2358390*logheight/2612594"/><draw:equation draw:name="f1818" draw:formula="1991843*logwidth/2647519"/><draw:equation draw:name="f1819" draw:formula="2392680*logheight/2612594"/><draw:equation draw:name="f1820" draw:formula="1961363*logwidth/2647519"/><draw:equation draw:name="f1821" draw:formula="2408872*logheight/2612594"/><draw:equation draw:name="f1822" draw:formula="1931835*logwidth/2647519"/><draw:equation draw:name="f1823" draw:formula="2424112*logheight/2612594"/><draw:equation draw:name="f1824" draw:formula="1879448*logwidth/2647519"/><draw:equation draw:name="f1825" draw:formula="2451735*logheight/2612594"/><draw:equation draw:name="f1826" draw:formula="1680375*logwidth/2647519"/><draw:equation draw:name="f1827" draw:formula="2526982*logheight/2612594"/><draw:equation draw:name="f1828" draw:formula="1387005*logwidth/2647519"/><draw:equation draw:name="f1829" draw:formula="2575560*logheight/2612594"/><draw:equation draw:name="f1830" draw:formula="1365098*logwidth/2647519"/><draw:equation draw:name="f1831" draw:formula="2575560*logheight/2612594"/><draw:equation draw:name="f1832" draw:formula="1362240*logwidth/2647519"/><draw:equation draw:name="f1833" draw:formula="2567940*logheight/2612594"/><draw:equation draw:name="f1834" draw:formula="1339380*logwidth/2647519"/><draw:equation draw:name="f1835" draw:formula="2566987*logheight/2612594"/><draw:equation draw:name="f1836" draw:formula="1318425*logwidth/2647519"/><draw:equation draw:name="f1837" draw:formula="2575560*logheight/2612594"/><draw:equation draw:name="f1838" draw:formula="1257465*logwidth/2647519"/><draw:equation draw:name="f1839" draw:formula="2576512*logheight/2612594"/><draw:equation draw:name="f1840" draw:formula="1212698*logwidth/2647519"/><draw:equation draw:name="f1841" draw:formula="2574607*logheight/2612594"/><draw:equation draw:name="f1842" draw:formula="1190790*logwidth/2647519"/><draw:equation draw:name="f1843" draw:formula="2572702*logheight/2612594"/><draw:equation draw:name="f1844" draw:formula="1168883*logwidth/2647519"/><draw:equation draw:name="f1845" draw:formula="2568892*logheight/2612594"/><draw:equation draw:name="f1846" draw:formula="1182079*logwidth/2647519"/><draw:equation draw:name="f1847" draw:formula="2554816*logheight/2612594"/><draw:equation draw:name="f1848" draw:formula="1179360*logwidth/2647519"/><draw:equation draw:name="f1849" draw:formula="2555557*logheight/2612594"/><draw:equation draw:name="f1850" draw:formula="1130192*logwidth/2647519"/><draw:equation draw:name="f1851" draw:formula="2546452*logheight/2612594"/><draw:equation draw:name="f1852" draw:formula="1127925*logwidth/2647519"/><draw:equation draw:name="f1853" draw:formula="2546985*logheight/2612594"/><draw:equation draw:name="f1854" draw:formula="1033628*logwidth/2647519"/><draw:equation draw:name="f1855" draw:formula="2529840*logheight/2612594"/><draw:equation draw:name="f1856" draw:formula="996480*logwidth/2647519"/><draw:equation draw:name="f1857" draw:formula="2522220*logheight/2612594"/><draw:equation draw:name="f1858" draw:formula="964095*logwidth/2647519"/><draw:equation draw:name="f1859" draw:formula="2516505*logheight/2612594"/><draw:equation draw:name="f1860" draw:formula="925043*logwidth/2647519"/><draw:equation draw:name="f1861" draw:formula="2498407*logheight/2612594"/><draw:equation draw:name="f1862" draw:formula="876465*logwidth/2647519"/><draw:equation draw:name="f1863" draw:formula="2480310*logheight/2612594"/><draw:equation draw:name="f1864" draw:formula="825983*logwidth/2647519"/><draw:equation draw:name="f1865" draw:formula="2460307*logheight/2612594"/><draw:equation draw:name="f1866" draw:formula="834555*logwidth/2647519"/><draw:equation draw:name="f1867" draw:formula="2453640*logheight/2612594"/><draw:equation draw:name="f1868" draw:formula="869798*logwidth/2647519"/><draw:equation draw:name="f1869" draw:formula="2460307*logheight/2612594"/><draw:equation draw:name="f1870" draw:formula="885038*logwidth/2647519"/><draw:equation draw:name="f1871" draw:formula="2473642*logheight/2612594"/><draw:equation draw:name="f1872" draw:formula="937425*logwidth/2647519"/><draw:equation draw:name="f1873" draw:formula="2488882*logheight/2612594"/><draw:equation draw:name="f1874" draw:formula="1041248*logwidth/2647519"/><draw:equation draw:name="f1875" draw:formula="2515552*logheight/2612594"/><draw:equation draw:name="f1876" draw:formula="1066965*logwidth/2647519"/><draw:equation draw:name="f1877" draw:formula="2520315*logheight/2612594"/><draw:equation draw:name="f1878" draw:formula="1094588*logwidth/2647519"/><draw:equation draw:name="f1879" draw:formula="2525077*logheight/2612594"/><draw:equation draw:name="f1880" draw:formula="1125068*logwidth/2647519"/><draw:equation draw:name="f1881" draw:formula="2531745*logheight/2612594"/><draw:equation draw:name="f1882" draw:formula="1158657*logwidth/2647519"/><draw:equation draw:name="f1883" draw:formula="2539008*logheight/2612594"/><draw:equation draw:name="f1884" draw:formula="1161262*logwidth/2647519"/><draw:equation draw:name="f1885" draw:formula="2538412*logheight/2612594"/><draw:equation draw:name="f1886" draw:formula="1192695*logwidth/2647519"/><draw:equation draw:name="f1887" draw:formula="2543175*logheight/2612594"/><draw:equation draw:name="f1888" draw:formula="1193647*logwidth/2647519"/><draw:equation draw:name="f1889" draw:formula="2541270*logheight/2612594"/><draw:equation draw:name="f1890" draw:formula="1239367*logwidth/2647519"/><draw:equation draw:name="f1891" draw:formula="2543175*logheight/2612594"/><draw:equation draw:name="f1892" draw:formula="1246987*logwidth/2647519"/><draw:equation draw:name="f1893" draw:formula="2544127*logheight/2612594"/><draw:equation draw:name="f1894" draw:formula="1317472*logwidth/2647519"/><draw:equation draw:name="f1895" draw:formula="2544127*logheight/2612594"/><draw:equation draw:name="f1896" draw:formula="1368907*logwidth/2647519"/><draw:equation draw:name="f1897" draw:formula="2546032*logheight/2612594"/><draw:equation draw:name="f1898" draw:formula="1429867*logwidth/2647519"/><draw:equation draw:name="f1899" draw:formula="2541270*logheight/2612594"/><draw:equation draw:name="f1900" draw:formula="1437487*logwidth/2647519"/><draw:equation draw:name="f1901" draw:formula="2541270*logheight/2612594"/><draw:equation draw:name="f1902" draw:formula="1440345*logwidth/2647519"/><draw:equation draw:name="f1903" draw:formula="2548890*logheight/2612594"/><draw:equation draw:name="f1904" draw:formula="1500352*logwidth/2647519"/><draw:equation draw:name="f1905" draw:formula="2541270*logheight/2612594"/><draw:equation draw:name="f1906" draw:formula="1540357*logwidth/2647519"/><draw:equation draw:name="f1907" draw:formula="2531745*logheight/2612594"/><draw:equation draw:name="f1908" draw:formula="1563217*logwidth/2647519"/><draw:equation draw:name="f1909" draw:formula="2527935*logheight/2612594"/><draw:equation draw:name="f1910" draw:formula="1577505*logwidth/2647519"/><draw:equation draw:name="f1911" draw:formula="2526030*logheight/2612594"/><draw:equation draw:name="f1912" draw:formula="1608937*logwidth/2647519"/><draw:equation draw:name="f1913" draw:formula="2518410*logheight/2612594"/><draw:equation draw:name="f1914" draw:formula="1634655*logwidth/2647519"/><draw:equation draw:name="f1915" draw:formula="2512695*logheight/2612594"/><draw:equation draw:name="f1916" draw:formula="1660372*logwidth/2647519"/><draw:equation draw:name="f1917" draw:formula="2506027*logheight/2612594"/><draw:equation draw:name="f1918" draw:formula="1707545*logwidth/2647519"/><draw:equation draw:name="f1919" draw:formula="2497863*logheight/2612594"/><draw:equation draw:name="f1920" draw:formula="1713713*logwidth/2647519"/><draw:equation draw:name="f1921" draw:formula="2495550*logheight/2612594"/><draw:equation draw:name="f1922" draw:formula="1664183*logwidth/2647519"/><draw:equation draw:name="f1923" draw:formula="2504122*logheight/2612594"/><draw:equation draw:name="f1924" draw:formula="1638465*logwidth/2647519"/><draw:equation draw:name="f1925" draw:formula="2510790*logheight/2612594"/><draw:equation draw:name="f1926" draw:formula="1612748*logwidth/2647519"/><draw:equation draw:name="f1927" draw:formula="2516505*logheight/2612594"/><draw:equation draw:name="f1928" draw:formula="1581315*logwidth/2647519"/><draw:equation draw:name="f1929" draw:formula="2524125*logheight/2612594"/><draw:equation draw:name="f1930" draw:formula="1567028*logwidth/2647519"/><draw:equation draw:name="f1931" draw:formula="2526030*logheight/2612594"/><draw:equation draw:name="f1932" draw:formula="1544168*logwidth/2647519"/><draw:equation draw:name="f1933" draw:formula="2529840*logheight/2612594"/><draw:equation draw:name="f1934" draw:formula="1482255*logwidth/2647519"/><draw:equation draw:name="f1935" draw:formula="2535555*logheight/2612594"/><draw:equation draw:name="f1936" draw:formula="1440345*logwidth/2647519"/><draw:equation draw:name="f1937" draw:formula="2539365*logheight/2612594"/><draw:equation draw:name="f1938" draw:formula="1432725*logwidth/2647519"/><draw:equation draw:name="f1939" draw:formula="2539365*logheight/2612594"/><draw:equation draw:name="f1940" draw:formula="1371765*logwidth/2647519"/><draw:equation draw:name="f1941" draw:formula="2544127*logheight/2612594"/><draw:equation draw:name="f1942" draw:formula="1320330*logwidth/2647519"/><draw:equation draw:name="f1943" draw:formula="2542222*logheight/2612594"/><draw:equation draw:name="f1944" draw:formula="1249845*logwidth/2647519"/><draw:equation draw:name="f1945" draw:formula="2542222*logheight/2612594"/><draw:equation draw:name="f1946" draw:formula="1242225*logwidth/2647519"/><draw:equation draw:name="f1947" draw:formula="2541270*logheight/2612594"/><draw:equation draw:name="f1948" draw:formula="1212698*logwidth/2647519"/><draw:equation draw:name="f1949" draw:formula="2528887*logheight/2612594"/><draw:equation draw:name="f1950" draw:formula="1196505*logwidth/2647519"/><draw:equation draw:name="f1951" draw:formula="2539365*logheight/2612594"/><draw:equation draw:name="f1952" draw:formula="1196464*logwidth/2647519"/><draw:equation draw:name="f1953" draw:formula="2539447*logheight/2612594"/><draw:equation draw:name="f1954" draw:formula="1209840*logwidth/2647519"/><draw:equation draw:name="f1955" draw:formula="2530792*logheight/2612594"/><draw:equation draw:name="f1956" draw:formula="1239368*logwidth/2647519"/><draw:equation draw:name="f1957" draw:formula="2543174*logheight/2612594"/><draw:equation draw:name="f1958" draw:formula="1193648*logwidth/2647519"/><draw:equation draw:name="f1959" draw:formula="2541269*logheight/2612594"/><draw:equation draw:name="f1960" draw:formula="1194008*logwidth/2647519"/><draw:equation draw:name="f1961" draw:formula="2541036*logheight/2612594"/><draw:equation draw:name="f1962" draw:formula="1164120*logwidth/2647519"/><draw:equation draw:name="f1963" draw:formula="2536507*logheight/2612594"/><draw:equation draw:name="f1964" draw:formula="1128878*logwidth/2647519"/><draw:equation draw:name="f1965" draw:formula="2528887*logheight/2612594"/><draw:equation draw:name="f1966" draw:formula="1098398*logwidth/2647519"/><draw:equation draw:name="f1967" draw:formula="2522220*logheight/2612594"/><draw:equation draw:name="f1968" draw:formula="1070775*logwidth/2647519"/><draw:equation draw:name="f1969" draw:formula="2517457*logheight/2612594"/><draw:equation draw:name="f1970" draw:formula="1045058*logwidth/2647519"/><draw:equation draw:name="f1971" draw:formula="2512695*logheight/2612594"/><draw:equation draw:name="f1972" draw:formula="941235*logwidth/2647519"/><draw:equation draw:name="f1973" draw:formula="2486025*logheight/2612594"/><draw:equation draw:name="f1974" draw:formula="888848*logwidth/2647519"/><draw:equation draw:name="f1975" draw:formula="2470785*logheight/2612594"/><draw:equation draw:name="f1976" draw:formula="873608*logwidth/2647519"/><draw:equation draw:name="f1977" draw:formula="2457450*logheight/2612594"/><draw:equation draw:name="f1978" draw:formula="838365*logwidth/2647519"/><draw:equation draw:name="f1979" draw:formula="2450782*logheight/2612594"/><draw:equation draw:name="f1980" draw:formula="785978*logwidth/2647519"/><draw:equation draw:name="f1981" draw:formula="2424112*logheight/2612594"/><draw:equation draw:name="f1982" draw:formula="770738*logwidth/2647519"/><draw:equation draw:name="f1983" draw:formula="2425065*logheight/2612594"/><draw:equation draw:name="f1984" draw:formula="716445*logwidth/2647519"/><draw:equation draw:name="f1985" draw:formula="2397442*logheight/2612594"/><draw:equation draw:name="f1986" draw:formula="706920*logwidth/2647519"/><draw:equation draw:name="f1987" draw:formula="2380297*logheight/2612594"/><draw:equation draw:name="f1988" draw:formula="708825*logwidth/2647519"/><draw:equation draw:name="f1989" draw:formula="2379345*logheight/2612594"/><draw:equation draw:name="f1990" draw:formula="742163*logwidth/2647519"/><draw:equation draw:name="f1991" draw:formula="2397442*logheight/2612594"/><draw:equation draw:name="f1992" draw:formula="775500*logwidth/2647519"/><draw:equation draw:name="f1993" draw:formula="2415540*logheight/2612594"/><draw:equation draw:name="f1994" draw:formula="785025*logwidth/2647519"/><draw:equation draw:name="f1995" draw:formula="2409825*logheight/2612594"/><draw:equation draw:name="f1996" draw:formula="745973*logwidth/2647519"/><draw:equation draw:name="f1997" draw:formula="2384107*logheight/2612594"/><draw:equation draw:name="f1998" draw:formula="713588*logwidth/2647519"/><draw:equation draw:name="f1999" draw:formula="2369820*logheight/2612594"/><draw:equation draw:name="f2000" draw:formula="668820*logwidth/2647519"/><draw:equation draw:name="f2001" draw:formula="2344102*logheight/2612594"/><draw:equation draw:name="f2002" draw:formula="630720*logwidth/2647519"/><draw:equation draw:name="f2003" draw:formula="2319337*logheight/2612594"/><draw:equation draw:name="f2004" draw:formula="570713*logwidth/2647519"/><draw:equation draw:name="f2005" draw:formula="2293620*logheight/2612594"/><draw:equation draw:name="f2006" draw:formula="547853*logwidth/2647519"/><draw:equation draw:name="f2007" draw:formula="2274570*logheight/2612594"/><draw:equation draw:name="f2008" draw:formula="552615*logwidth/2647519"/><draw:equation draw:name="f2009" draw:formula="2272665*logheight/2612594"/><draw:equation draw:name="f2010" draw:formula="575475*logwidth/2647519"/><draw:equation draw:name="f2011" draw:formula="2279332*logheight/2612594"/><draw:equation draw:name="f2012" draw:formula="527850*logwidth/2647519"/><draw:equation draw:name="f2013" draw:formula="2229802*logheight/2612594"/><draw:equation draw:name="f2014" draw:formula="501180*logwidth/2647519"/><draw:equation draw:name="f2015" draw:formula="2207895*logheight/2612594"/><draw:equation draw:name="f2016" draw:formula="476415*logwidth/2647519"/><draw:equation draw:name="f2017" draw:formula="2185987*logheight/2612594"/><draw:equation draw:name="f2018" draw:formula="444983*logwidth/2647519"/><draw:equation draw:name="f2019" draw:formula="2160270*logheight/2612594"/><draw:equation draw:name="f2020" draw:formula="399263*logwidth/2647519"/><draw:equation draw:name="f2021" draw:formula="2109787*logheight/2612594"/><draw:equation draw:name="f2022" draw:formula="396126*logwidth/2647519"/><draw:equation draw:name="f2023" draw:formula="2099983*logheight/2612594"/><draw:equation draw:name="f2024" draw:formula="386880*logwidth/2647519"/><draw:equation draw:name="f2025" draw:formula="2090737*logheight/2612594"/><draw:equation draw:name="f2026" draw:formula="355448*logwidth/2647519"/><draw:equation draw:name="f2027" draw:formula="2056447*logheight/2612594"/><draw:equation draw:name="f2028" draw:formula="351638*logwidth/2647519"/><draw:equation draw:name="f2029" draw:formula="2039302*logheight/2612594"/><draw:equation draw:name="f2030" draw:formula="339255*logwidth/2647519"/><draw:equation draw:name="f2031" draw:formula="2022157*logheight/2612594"/><draw:equation draw:name="f2032" draw:formula="337780*logwidth/2647519"/><draw:equation draw:name="f2033" draw:formula="2019844*logheight/2612594"/><draw:equation draw:name="f2034" draw:formula="323062*logwidth/2647519"/><draw:equation draw:name="f2035" draw:formula="2009774*logheight/2612594"/><draw:equation draw:name="f2036" draw:formula="294487*logwidth/2647519"/><draw:equation draw:name="f2037" draw:formula="1968817*logheight/2612594"/><draw:equation draw:name="f2038" draw:formula="278295*logwidth/2647519"/><draw:equation draw:name="f2039" draw:formula="1930717*logheight/2612594"/><draw:equation draw:name="f2040" draw:formula="276390*logwidth/2647519"/><draw:equation draw:name="f2041" draw:formula="1930717*logheight/2612594"/><draw:equation draw:name="f2042" draw:formula="254483*logwidth/2647519"/><draw:equation draw:name="f2043" draw:formula="1888807*logheight/2612594"/><draw:equation draw:name="f2044" draw:formula="233528*logwidth/2647519"/><draw:equation draw:name="f2045" draw:formula="1846897*logheight/2612594"/><draw:equation draw:name="f2046" draw:formula="211620*logwidth/2647519"/><draw:equation draw:name="f2047" draw:formula="1798320*logheight/2612594"/><draw:equation draw:name="f2048" draw:formula="191618*logwidth/2647519"/><draw:equation draw:name="f2049" draw:formula="1748790*logheight/2612594"/><draw:equation draw:name="f2050" draw:formula="211620*logwidth/2647519"/><draw:equation draw:name="f2051" draw:formula="1782127*logheight/2612594"/><draw:equation draw:name="f2052" draw:formula="231623*logwidth/2647519"/><draw:equation draw:name="f2053" draw:formula="1824037*logheight/2612594"/><draw:equation draw:name="f2054" draw:formula="238290*logwidth/2647519"/><draw:equation draw:name="f2055" draw:formula="1846897*logheight/2612594"/><draw:equation draw:name="f2056" draw:formula="241045*logwidth/2647519"/><draw:equation draw:name="f2057" draw:formula="1850938*logheight/2612594"/><draw:equation draw:name="f2058" draw:formula="237654*logwidth/2647519"/><draw:equation draw:name="f2059" draw:formula="1833304*logheight/2612594"/><draw:equation draw:name="f2060" draw:formula="228808*logwidth/2647519"/><draw:equation draw:name="f2061" draw:formula="1817251*logheight/2612594"/><draw:equation draw:name="f2062" draw:formula="214410*logwidth/2647519"/><draw:equation draw:name="f2063" draw:formula="1784873*logheight/2612594"/><draw:equation draw:name="f2064" draw:formula="197332*logwidth/2647519"/><draw:equation draw:name="f2065" draw:formula="1756409*logheight/2612594"/><draw:equation draw:name="f2066" draw:formula="176377*logwidth/2647519"/><draw:equation draw:name="f2067" draw:formula="1699259*logheight/2612594"/><draw:equation draw:name="f2068" draw:formula="158426*logwidth/2647519"/><draw:equation draw:name="f2069" draw:formula="1640679*logheight/2612594"/><draw:equation draw:name="f2070" draw:formula="152529*logwidth/2647519"/><draw:equation draw:name="f2071" draw:formula="1623596*logheight/2612594"/><draw:equation draw:name="f2072" draw:formula="126853*logwidth/2647519"/><draw:equation draw:name="f2073" draw:formula="1521108*logheight/2612594"/><draw:equation draw:name="f2074" draw:formula="115498*logwidth/2647519"/><draw:equation draw:name="f2075" draw:formula="1446707*logheight/2612594"/><draw:equation draw:name="f2076" draw:formula="115417*logwidth/2647519"/><draw:equation draw:name="f2077" draw:formula="1448752*logheight/2612594"/><draw:equation draw:name="f2078" draw:formula="116370*logwidth/2647519"/><draw:equation draw:name="f2079" draw:formula="1463992*logheight/2612594"/><draw:equation draw:name="f2080" draw:formula="121132*logwidth/2647519"/><draw:equation draw:name="f2081" draw:formula="1499235*logheight/2612594"/><draw:equation draw:name="f2082" draw:formula="126847*logwidth/2647519"/><draw:equation draw:name="f2083" draw:formula="1535430*logheight/2612594"/><draw:equation draw:name="f2084" draw:formula="117322*logwidth/2647519"/><draw:equation draw:name="f2085" draw:formula="1503997*logheight/2612594"/><draw:equation draw:name="f2086" draw:formula="110655*logwidth/2647519"/><draw:equation draw:name="f2087" draw:formula="1463992*logheight/2612594"/><draw:equation draw:name="f2088" draw:formula="103035*logwidth/2647519"/><draw:equation draw:name="f2089" draw:formula="1463992*logheight/2612594"/><draw:equation draw:name="f2090" draw:formula="98272*logwidth/2647519"/><draw:equation draw:name="f2091" draw:formula="1427797*logheight/2612594"/><draw:equation draw:name="f2092" draw:formula="91605*logwidth/2647519"/><draw:equation draw:name="f2093" draw:formula="1404937*logheight/2612594"/><draw:equation draw:name="f2094" draw:formula="85890*logwidth/2647519"/><draw:equation draw:name="f2095" draw:formula="1383030*logheight/2612594"/><draw:equation draw:name="f2096" draw:formula="69697*logwidth/2647519"/><draw:equation draw:name="f2097" draw:formula="1365885*logheight/2612594"/><draw:equation draw:name="f2098" draw:formula="64935*logwidth/2647519"/><draw:equation draw:name="f2099" draw:formula="1365885*logheight/2612594"/><draw:equation draw:name="f2100" draw:formula="60172*logwidth/2647519"/><draw:equation draw:name="f2101" draw:formula="1342072*logheight/2612594"/><draw:equation draw:name="f2102" draw:formula="58267*logwidth/2647519"/><draw:equation draw:name="f2103" draw:formula="1311592*logheight/2612594"/><draw:equation draw:name="f2104" draw:formula="62077*logwidth/2647519"/><draw:equation draw:name="f2105" draw:formula="1268730*logheight/2612594"/><draw:equation draw:name="f2106" draw:formula="63982*logwidth/2647519"/><draw:equation draw:name="f2107" draw:formula="1253490*logheight/2612594"/><draw:equation draw:name="f2108" draw:formula="67226*logwidth/2647519"/><draw:equation draw:name="f2109" draw:formula="1243037*logheight/2612594"/><draw:equation draw:name="f2110" draw:formula="65649*logwidth/2647519"/><draw:equation draw:name="f2111" draw:formula="1219200*logheight/2612594"/><draw:equation draw:name="f2112" draw:formula="67792*logwidth/2647519"/><draw:equation draw:name="f2113" draw:formula="1183957*logheight/2612594"/><draw:equation draw:name="f2114" draw:formula="71602*logwidth/2647519"/><draw:equation draw:name="f2115" draw:formula="1176814*logheight/2612594"/><draw:equation draw:name="f2116" draw:formula="71602*logwidth/2647519"/><draw:equation draw:name="f2117" draw:formula="1172527*logheight/2612594"/><draw:equation draw:name="f2118" draw:formula="63982*logwidth/2647519"/><draw:equation draw:name="f2119" draw:formula="1186815*logheight/2612594"/><draw:equation draw:name="f2120" draw:formula="57315*logwidth/2647519"/><draw:equation draw:name="f2121" draw:formula="1177290*logheight/2612594"/><draw:equation draw:name="f2122" draw:formula="44932*logwidth/2647519"/><draw:equation draw:name="f2123" draw:formula="1160145*logheight/2612594"/><draw:equation draw:name="f2124" draw:formula="42670*logwidth/2647519"/><draw:equation draw:name="f2125" draw:formula="1146572*logheight/2612594"/><draw:equation draw:name="f2126" draw:formula="42075*logwidth/2647519"/><draw:equation draw:name="f2127" draw:formula="1147762*logheight/2612594"/><draw:equation draw:name="f2128" draw:formula="38265*logwidth/2647519"/><draw:equation draw:name="f2129" draw:formula="1185862*logheight/2612594"/><draw:equation draw:name="f2130" draw:formula="35407*logwidth/2647519"/><draw:equation draw:name="f2131" draw:formula="1223962*logheight/2612594"/><draw:equation draw:name="f2132" draw:formula="32550*logwidth/2647519"/><draw:equation draw:name="f2133" draw:formula="1253490*logheight/2612594"/><draw:equation draw:name="f2134" draw:formula="32550*logwidth/2647519"/><draw:equation draw:name="f2135" draw:formula="1314449*logheight/2612594"/><draw:equation draw:name="f2136" draw:formula="33502*logwidth/2647519"/><draw:equation draw:name="f2137" draw:formula="1345882*logheight/2612594"/><draw:equation draw:name="f2138" draw:formula="35407*logwidth/2647519"/><draw:equation draw:name="f2139" draw:formula="1377314*logheight/2612594"/><draw:equation draw:name="f2140" draw:formula="26835*logwidth/2647519"/><draw:equation draw:name="f2141" draw:formula="1406842*logheight/2612594"/><draw:equation draw:name="f2142" draw:formula="24930*logwidth/2647519"/><draw:equation draw:name="f2143" draw:formula="1406842*logheight/2612594"/><draw:equation draw:name="f2144" draw:formula="19215*logwidth/2647519"/><draw:equation draw:name="f2145" draw:formula="1349692*logheight/2612594"/><draw:equation draw:name="f2146" draw:formula="19215*logwidth/2647519"/><draw:equation draw:name="f2147" draw:formula="1290637*logheight/2612594"/><draw:equation draw:name="f2148" draw:formula="23977*logwidth/2647519"/><draw:equation draw:name="f2149" draw:formula="1244917*logheight/2612594"/><draw:equation draw:name="f2150" draw:formula="32546*logwidth/2647519"/><draw:equation draw:name="f2151" draw:formula="1253485*logheight/2612594"/><draw:equation draw:name="f2152" draw:formula="24930*logwidth/2647519"/><draw:equation draw:name="f2153" draw:formula="1243965*logheight/2612594"/><draw:equation draw:name="f2154" draw:formula="23025*logwidth/2647519"/><draw:equation draw:name="f2155" draw:formula="1209675*logheight/2612594"/><draw:equation draw:name="f2156" draw:formula="24930*logwidth/2647519"/><draw:equation draw:name="f2157" draw:formula="1157287*logheight/2612594"/><draw:equation draw:name="f2158" draw:formula="25882*logwidth/2647519"/><draw:equation draw:name="f2159" draw:formula="1143000*logheight/2612594"/><draw:equation draw:name="f2160" draw:formula="28740*logwidth/2647519"/><draw:equation draw:name="f2161" draw:formula="1119187*logheight/2612594"/><draw:equation draw:name="f2162" draw:formula="40170*logwidth/2647519"/><draw:equation draw:name="f2163" draw:formula="1076325*logheight/2612594"/><draw:equation draw:name="f2164" draw:formula="45865*logwidth/2647519"/><draw:equation draw:name="f2165" draw:formula="1047851*logheight/2612594"/><draw:equation draw:name="f2166" draw:formula="43980*logwidth/2647519"/><draw:equation draw:name="f2167" draw:formula="1041082*logheight/2612594"/><draw:equation draw:name="f2168" draw:formula="37312*logwidth/2647519"/><draw:equation draw:name="f2169" draw:formula="1079182*logheight/2612594"/><draw:equation draw:name="f2170" draw:formula="25882*logwidth/2647519"/><draw:equation draw:name="f2171" draw:formula="1122045*logheight/2612594"/><draw:equation draw:name="f2172" draw:formula="23025*logwidth/2647519"/><draw:equation draw:name="f2173" draw:formula="1145857*logheight/2612594"/><draw:equation draw:name="f2174" draw:formula="22072*logwidth/2647519"/><draw:equation draw:name="f2175" draw:formula="1160145*logheight/2612594"/><draw:equation draw:name="f2176" draw:formula="20167*logwidth/2647519"/><draw:equation draw:name="f2177" draw:formula="1212532*logheight/2612594"/><draw:equation draw:name="f2178" draw:formula="22072*logwidth/2647519"/><draw:equation draw:name="f2179" draw:formula="1246822*logheight/2612594"/><draw:equation draw:name="f2180" draw:formula="17310*logwidth/2647519"/><draw:equation draw:name="f2181" draw:formula="1292542*logheight/2612594"/><draw:equation draw:name="f2182" draw:formula="17310*logwidth/2647519"/><draw:equation draw:name="f2183" draw:formula="1351597*logheight/2612594"/><draw:equation draw:name="f2184" draw:formula="23025*logwidth/2647519"/><draw:equation draw:name="f2185" draw:formula="1408747*logheight/2612594"/><draw:equation draw:name="f2186" draw:formula="24930*logwidth/2647519"/><draw:equation draw:name="f2187" draw:formula="1408747*logheight/2612594"/><draw:equation draw:name="f2188" draw:formula="37312*logwidth/2647519"/><draw:equation draw:name="f2189" draw:formula="1463040*logheight/2612594"/><draw:equation draw:name="f2190" draw:formula="43980*logwidth/2647519"/><draw:equation draw:name="f2191" draw:formula="1507807*logheight/2612594"/><draw:equation draw:name="f2192" draw:formula="58267*logwidth/2647519"/><draw:equation draw:name="f2193" draw:formula="1553527*logheight/2612594"/><draw:equation draw:name="f2194" draw:formula="80770*logwidth/2647519"/><draw:equation draw:name="f2195" draw:formula="1651843*logheight/2612594"/><draw:equation draw:name="f2196" draw:formula="82734*logwidth/2647519"/><draw:equation draw:name="f2197" draw:formula="1670685*logheight/2612594"/><draw:equation draw:name="f2198" draw:formula="86843*logwidth/2647519"/><draw:equation draw:name="f2199" draw:formula="1670685*logheight/2612594"/><draw:equation draw:name="f2200" draw:formula="107798*logwidth/2647519"/><draw:equation draw:name="f2201" draw:formula="1721167*logheight/2612594"/><draw:equation draw:name="f2202" draw:formula="115418*logwidth/2647519"/><draw:equation draw:name="f2203" draw:formula="1746885*logheight/2612594"/><draw:equation draw:name="f2204" draw:formula="101130*logwidth/2647519"/><draw:equation draw:name="f2205" draw:formula="1724977*logheight/2612594"/><draw:equation draw:name="f2206" draw:formula="85890*logwidth/2647519"/><draw:equation draw:name="f2207" draw:formula="1690687*logheight/2612594"/><draw:equation draw:name="f2208" draw:formula="84938*logwidth/2647519"/><draw:equation draw:name="f2209" draw:formula="1700212*logheight/2612594"/><draw:equation draw:name="f2210" draw:formula="76651*logwidth/2647519"/><draw:equation draw:name="f2211" draw:formula="1674524*logheight/2612594"/><draw:equation draw:name="f2212" draw:formula="70650*logwidth/2647519"/><draw:equation draw:name="f2213" draw:formula="1675447*logheight/2612594"/><draw:equation draw:name="f2214" draw:formula="63982*logwidth/2647519"/><draw:equation draw:name="f2215" draw:formula="1653540*logheight/2612594"/><draw:equation draw:name="f2216" draw:formula="41122*logwidth/2647519"/><draw:equation draw:name="f2217" draw:formula="1601152*logheight/2612594"/><draw:equation draw:name="f2218" draw:formula="26835*logwidth/2647519"/><draw:equation draw:name="f2219" draw:formula="1554480*logheight/2612594"/><draw:equation draw:name="f2220" draw:formula="25882*logwidth/2647519"/><draw:equation draw:name="f2221" draw:formula="1515427*logheight/2612594"/><draw:equation draw:name="f2222" draw:formula="19215*logwidth/2647519"/><draw:equation draw:name="f2223" draw:formula="1469707*logheight/2612594"/><draw:equation draw:name="f2224" draw:formula="14452*logwidth/2647519"/><draw:equation draw:name="f2225" draw:formula="1423987*logheight/2612594"/><draw:equation draw:name="f2226" draw:formula="3975*logwidth/2647519"/><draw:equation draw:name="f2227" draw:formula="1390650*logheight/2612594"/><draw:equation draw:name="f2228" draw:formula="10642*logwidth/2647519"/><draw:equation draw:name="f2229" draw:formula="1213485*logheight/2612594"/><draw:equation draw:name="f2230" draw:formula="17310*logwidth/2647519"/><draw:equation draw:name="f2231" draw:formula="1167765*logheight/2612594"/><draw:equation draw:name="f2232" draw:formula="11595*logwidth/2647519"/><draw:equation draw:name="f2233" draw:formula="1143000*logheight/2612594"/><draw:equation draw:name="f2234" draw:formula="23025*logwidth/2647519"/><draw:equation draw:name="f2235" draw:formula="1074420*logheight/2612594"/><draw:equation draw:name="f2236" draw:formula="25882*logwidth/2647519"/><draw:equation draw:name="f2237" draw:formula="1058227*logheight/2612594"/><draw:equation draw:name="f2238" draw:formula="33502*logwidth/2647519"/><draw:equation draw:name="f2239" draw:formula="1002982*logheight/2612594"/><draw:equation draw:name="f2240" draw:formula="53505*logwidth/2647519"/><draw:equation draw:name="f2241" draw:formula="962977*logheight/2612594"/><draw:equation draw:name="f2242" draw:formula="48742*logwidth/2647519"/><draw:equation draw:name="f2243" draw:formula="1017270*logheight/2612594"/><draw:equation draw:name="f2244" draw:formula="53503*logwidth/2647519"/><draw:equation draw:name="f2245" draw:formula="1007964*logheight/2612594"/><draw:equation draw:name="f2246" draw:formula="56362*logwidth/2647519"/><draw:equation draw:name="f2247" draw:formula="985718*logheight/2612594"/><draw:equation draw:name="f2248" draw:formula="57315*logwidth/2647519"/><draw:equation draw:name="f2249" draw:formula="961072*logheight/2612594"/><draw:equation draw:name="f2250" draw:formula="65887*logwidth/2647519"/><draw:equation draw:name="f2251" draw:formula="929639*logheight/2612594"/><draw:equation draw:name="f2252" draw:formula="79222*logwidth/2647519"/><draw:equation draw:name="f2253" draw:formula="882014*logheight/2612594"/><draw:equation draw:name="f2254" draw:formula="95415*logwidth/2647519"/><draw:equation draw:name="f2255" draw:formula="833437*logheight/2612594"/><draw:equation draw:name="f2256" draw:formula="96628*logwidth/2647519"/><draw:equation draw:name="f2257" draw:formula="832072*logheight/2612594"/><draw:equation draw:name="f2258" draw:formula="103988*logwidth/2647519"/><draw:equation draw:name="f2259" draw:formula="793432*logheight/2612594"/><draw:equation draw:name="f2260" draw:formula="114465*logwidth/2647519"/><draw:equation draw:name="f2261" draw:formula="765809*logheight/2612594"/><draw:equation draw:name="f2262" draw:formula="126848*logwidth/2647519"/><draw:equation draw:name="f2263" draw:formula="742949*logheight/2612594"/><draw:equation draw:name="f2264" draw:formula="151613*logwidth/2647519"/><draw:equation draw:name="f2265" draw:formula="695324*logheight/2612594"/><draw:equation draw:name="f2266" draw:formula="171615*logwidth/2647519"/><draw:equation draw:name="f2267" draw:formula="652462*logheight/2612594"/><draw:equation draw:name="f2268" draw:formula="200190*logwidth/2647519"/><draw:equation draw:name="f2269" draw:formula="597217*logheight/2612594"/><draw:equation draw:name="f2270" draw:formula="221145*logwidth/2647519"/><draw:equation draw:name="f2271" draw:formula="573404*logheight/2612594"/><draw:equation draw:name="f2272" draw:formula="238290*logwidth/2647519"/><draw:equation draw:name="f2273" draw:formula="540067*logheight/2612594"/><draw:equation draw:name="f2274" draw:formula="252578*logwidth/2647519"/><draw:equation draw:name="f2275" draw:formula="519112*logheight/2612594"/><draw:equation draw:name="f2276" draw:formula="267818*logwidth/2647519"/><draw:equation draw:name="f2277" draw:formula="511492*logheight/2612594"/><draw:equation draw:name="f2278" draw:formula="271628*logwidth/2647519"/><draw:equation draw:name="f2279" draw:formula="505777*logheight/2612594"/><draw:equation draw:name="f2280" draw:formula="286868*logwidth/2647519"/><draw:equation draw:name="f2281" draw:formula="475297*logheight/2612594"/><draw:equation draw:name="f2282" draw:formula="316395*logwidth/2647519"/><draw:equation draw:name="f2283" draw:formula="441007*logheight/2612594"/><draw:equation draw:name="f2284" draw:formula="317199*logwidth/2647519"/><draw:equation draw:name="f2285" draw:formula="455339*logheight/2612594"/><draw:equation draw:name="f2286" draw:formula="315045*logwidth/2647519"/><draw:equation draw:name="f2287" draw:formula="461363*logheight/2612594"/><draw:equation draw:name="f2288" draw:formula="345922*logwidth/2647519"/><draw:equation draw:name="f2289" draw:formula="429577*logheight/2612594"/><draw:equation draw:name="f2290" draw:formula="361162*logwidth/2647519"/><draw:equation draw:name="f2291" draw:formula="409575*logheight/2612594"/><draw:equation draw:name="f2292" draw:formula="381165*logwidth/2647519"/><draw:equation draw:name="f2293" draw:formula="390525*logheight/2612594"/><draw:equation draw:name="f2294" draw:formula="382888*logwidth/2647519"/><draw:equation draw:name="f2295" draw:formula="392440*logheight/2612594"/><draw:equation draw:name="f2296" draw:formula="382118*logwidth/2647519"/><draw:equation draw:name="f2297" draw:formula="391477*logheight/2612594"/><draw:equation draw:name="f2298" draw:formula="406883*logwidth/2647519"/><draw:equation draw:name="f2299" draw:formula="366712*logheight/2612594"/><draw:equation draw:name="f2300" draw:formula="431648*logwidth/2647519"/><draw:equation draw:name="f2301" draw:formula="343852*logheight/2612594"/><draw:equation draw:name="f2302" draw:formula="458318*logwidth/2647519"/><draw:equation draw:name="f2303" draw:formula="315277*logheight/2612594"/><draw:equation draw:name="f2304" draw:formula="495465*logwidth/2647519"/><draw:equation draw:name="f2305" draw:formula="287654*logheight/2612594"/><draw:equation draw:name="f2306" draw:formula="535470*logwidth/2647519"/><draw:equation draw:name="f2307" draw:formula="258127*logheight/2612594"/><draw:equation draw:name="f2308" draw:formula="559389*logwidth/2647519"/><draw:equation draw:name="f2309" draw:formula="241440*logheight/2612594"/><draw:equation draw:name="f2310" draw:formula="575475*logwidth/2647519"/><draw:equation draw:name="f2311" draw:formula="226694*logheight/2612594"/><draw:equation draw:name="f2312" draw:formula="604050*logwidth/2647519"/><draw:equation draw:name="f2313" draw:formula="209549*logheight/2612594"/><draw:equation draw:name="f2314" draw:formula="634530*logwidth/2647519"/><draw:equation draw:name="f2315" draw:formula="193357*logheight/2612594"/><draw:equation draw:name="f2316" draw:formula="638565*logwidth/2647519"/><draw:equation draw:name="f2317" draw:formula="191282*logheight/2612594"/><draw:equation draw:name="f2318" draw:formula="648937*logwidth/2647519"/><draw:equation draw:name="f2319" draw:formula="181094*logheight/2612594"/><draw:equation draw:name="f2320" draw:formula="665963*logwidth/2647519"/><draw:equation draw:name="f2321" draw:formula="168592*logheight/2612594"/><draw:equation draw:name="f2322" draw:formula="684656*logwidth/2647519"/><draw:equation draw:name="f2323" draw:formula="159067*logheight/2612594"/><draw:equation draw:name="f2324" draw:formula="697880*logwidth/2647519"/><draw:equation draw:name="f2325" draw:formula="156023*logheight/2612594"/><draw:equation draw:name="f2326" draw:formula="700252*logwidth/2647519"/><draw:equation draw:name="f2327" draw:formula="154304*logheight/2612594"/><draw:equation draw:name="f2328" draw:formula="959332*logwidth/2647519"/><draw:equation draw:name="f2329" draw:formula="49529*logheight/2612594"/><draw:equation draw:name="f2330" draw:formula="968944*logwidth/2647519"/><draw:equation draw:name="f2331" draw:formula="47439*logheight/2612594"/><draw:equation draw:name="f2332" draw:formula="995527*logwidth/2647519"/><draw:equation draw:name="f2333" draw:formula="38099*logheight/2612594"/><draw:equation draw:name="f2334" draw:formula="1013863*logwidth/2647519"/><draw:equation draw:name="f2335" draw:formula="34408*logheight/2612594"/><draw:equation draw:name="f2336" draw:formula="1023424*logwidth/2647519"/><draw:equation draw:name="f2337" draw:formula="34327*logheight/2612594"/><draw:equation draw:name="f2338" draw:formula="1026960*logwidth/2647519"/><draw:equation draw:name="f2339" draw:formula="33337*logheight/2612594"/><draw:equation draw:name="f2340" draw:formula="1244130*logwidth/2647519"/><draw:equation draw:name="f2341" draw:formula="4762*logheight/2612594"/><draw:equation draw:name="f2342" draw:formula="1305804*logwidth/2647519"/><draw:equation draw:name="f2343" draw:formula="4524*logheight/2612594"/><draw:equation draw:name="f2344" draw:formula="1371765*logwidth/2647519"/><draw:equation draw:name="f2345" draw:formula="5714*logheight/2612594"/><draw:equation draw:name="f2346" draw:formula="1372993*logwidth/2647519"/><draw:equation draw:name="f2347" draw:formula="6635*logheight/2612594"/><draw:equation draw:name="f2348" draw:formula="1405103*logwidth/2647519"/><draw:equation draw:name="f2349" draw:formula="2857*logheight/2612594"/><draw:equation draw:name="f2350" draw:formula="1434630*logwidth/2647519"/><draw:equation draw:name="f2351" draw:formula="7619*logheight/2612594"/><draw:equation draw:name="f2352" draw:formula="1464158*logwidth/2647519"/><draw:equation draw:name="f2353" draw:formula="13334*logheight/2612594"/><draw:equation draw:name="f2354" draw:formula="1479392*logwidth/2647519"/><draw:equation draw:name="f2355" draw:formula="16797*logheight/2612594"/><draw:equation draw:name="f2356" draw:formula="1463205*logwidth/2647519"/><draw:equation draw:name="f2357" draw:formula="12382*logheight/2612594"/><draw:equation draw:name="f2358" draw:formula="1433677*logwidth/2647519"/><draw:equation draw:name="f2359" draw:formula="6667*logheight/2612594"/><draw:equation draw:name="f2360" draw:formula="1404150*logwidth/2647519"/><draw:equation draw:name="f2361" draw:formula="1905*logheight/2612594"/><draw:equation draw:name="f2362" draw:formula="1404150*logwidth/2647519"/><draw:equation draw:name="f2363" draw:formula="0*logheight/2612594"/><draw:equation draw:name="f2364" draw:formula="logwidth"/><draw:equation draw:name="f2365" draw:formula="logheight"/></draw:enhanced-geometry></draw:custom-shape></draw:g><draw:custom-shape draw:name="Retângulo 4" draw:style-name="Mgr5" draw:text-style-name="MP3" svg:width="8.5004in" svg:height="0.2862in" svg:x="-0.7906in" svg:y="-0.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upo 12" draw:style-name="Mgr2"><draw:custom-shape draw:name="Forma Livre: Forma 10" draw:style-name="Mgr6" draw:text-style-name="MP4" svg:width="2.9469in" svg:height="2.6378in" draw:transform="rotate (-3.14159265358979) translate (7.71696741032371in 11.0354166666667in)"><text:p/><draw:enhanced-geometry draw:mirror-horizontal="true" draw:mirror-vertical="true" svg:viewBox="0 0 0 0" drawooo:sub-view-size="2647519 2612594" draw:text-areas="0 0 ?f2350 ?f2351" draw:type="ooxml-non-primitive" draw:enhanced-path="M 1439383 2598425 L 1427010 2605087 1427751 2605405 Z M 1542263 2530792 C 1527023 2534602 1516545 2538412 1502258 2540317 1487970 2542222 1470825 2545079 1442250 2547937 1442250 2545079 1440345 2543174 1439393 2540317 1452728 2540317 1465110 2538412 1481303 2536507 1496543 2534602 1515593 2533649 1542263 2530792 Z M 1646324 2520821 L 1643880 2521511 1645133 2521267 Z M 899801 2506503 C 908612 2507932 922185 2511742 942187 2517457 947902 2518409 954570 2518409 960285 2518409 977430 2526982 993622 2535555 1010767 2543175 1017435 2544127 1026007 2546032 1033627 2547937 L 1035057 2548414 1040295 2543175 C 1046962 2545080 1053630 2546985 1060297 2548890 1066965 2550795 1073632 2551747 1080300 2553652 L 1119713 2562818 1120305 2562225 C 1134592 2564130 1150785 2566987 1166025 2569845 1172692 2570797 1180312 2571750 1187932 2573655 1195552 2574607 1203172 2575560 1209840 2575560 1223175 2575560 1237462 2576512 1254607 2577465 1271752 2577465 1291755 2578417 1315567 2576512 L 1318213 2576512 1324140 2573178 C 1328188 2571750 1333189 2570321 1337475 2568892 1342238 2568892 1347000 2568654 1351048 2568654 1355096 2568654 1358430 2568892 1360335 2569844 L 1362835 2576512 1384147 2576512 C 1382242 2579370 1379385 2583180 1377480 2586037 1376527 2586990 1375575 2587942 1373670 2590800 1370812 2592705 1366050 2594610 1361287 2596515 1352715 2596515 1347000 2596515 1338427 2596515 1328902 2595562 1318425 2595562 1308900 2594610 1286992 2593657 1266037 2593657 1245082 2592705 1229842 2591752 1213650 2590800 1197457 2588895 1184122 2587942 1169835 2585085 1155547 2583180 1141260 2581275 1127925 2579370 1113637 2576512 1092682 2572702 1069822 2570797 1049820 2566987 1029817 2562225 1011720 2557462 1000290 2550795 L 1000863 2550379 971715 2541270 C 964095 2537459 955522 2533650 945997 2529840 935520 2526982 925995 2524125 916470 2520315 905992 2516505 896467 2513647 885990 2509837 886943 2506027 890991 2505075 899801 2506503 Z M 1460492 2486082 L 1445939 2488303 1345293 2493385 1378432 2497454 C 1380337 2496502 1383195 2496502 1387005 2495549 1407007 2492692 1426057 2490787 1446060 2488882 1448203 2488406 1451716 2487751 1455778 2486992 Z M 1550918 2472281 L 1501488 2479825 1518450 2480309 C 1528928 2479833 1536786 2477928 1542858 2475785 Z M 1731355 2470078 L 1576323 2511364 1654777 2493883 Z M 737400 2450782 C 787882 2468879 820267 2485072 846937 2497454 859320 2502217 872655 2506027 885990 2509837 896467 2513647 905992 2516504 915517 2520314 925042 2524124 934567 2526982 945045 2529839 954570 2533649 963142 2537459 970762 2541269 968857 2542222 966952 2544127 965047 2546032 960285 2545079 954570 2544127 949807 2543174 931710 2537459 913612 2529839 895515 2523172 L 868845 2512694 C 860272 2508884 850747 2505074 842175 2501264 829792 2497454 818362 2492692 806932 2488882 796455 2484119 785977 2480309 776452 2475547 766927 2471737 759307 2466974 752640 2463164 745972 2458402 741210 2454592 737400 2450782 Z M 782168 2426970 C 800265 2436495 815505 2445067 834555 2453640 832650 2454592 830745 2455545 827888 2457450 807885 2447925 786930 2437447 766928 2427922 772643 2427922 776453 2427922 782168 2426970 Z M 588810 2362200 C 620242 2375535 636435 2387917 653580 2398395 657390 2403157 669772 2412682 666915 2413635 655485 2407920 645007 2403157 636435 2397442 627862 2392680 620242 2387917 613575 2383155 601192 2374582 593572 2367915 588810 2362200 Z M 702387 2337759 L 702396 2338030 705613 2341924 705967 2340292 Z M 2093409 2275234 L 2089950 2275522 C 2073757 2288857 2052802 2303145 2032800 2316480 2012797 2329815 1991842 2340292 1976602 2346960 1964220 2354580 1950885 2362200 1936597 2370772 1928977 2373630 1922310 2377440 1914690 2380297 1907070 2383155 1899450 2386012 1891830 2389822 1886115 2394585 1874685 2399347 1864207 2404110 1853730 2408872 1844205 2412682 1843252 2416492 1833727 2420302 1823250 2425065 1812772 2428875 1802295 2433637 1791817 2436495 1781340 2440305 1779435 2442210 1775625 2446020 1772767 2448877 1768005 2450782 1764195 2451735 1759432 2453640 1748002 2456497 1736572 2457450 1726095 2459355 1710855 2464117 1696567 2468880 1683232 2472690 1669897 2476500 1656562 2480310 1644180 2485072 1630845 2489835 1616557 2492692 1601317 2497455 1586077 2502217 1568932 2506980 1547977 2510790 1498447 2513647 1480350 2519362 1472730 2523172 1471777 2524125 1471777 2525077 1470825 2526030 L 1434646 2535075 1435583 2535555 1475761 2525510 1476540 2523172 C 1484160 2518410 1503210 2513647 1551788 2510790 1571790 2506980 1588935 2502217 1605128 2497455 1620368 2492692 1634655 2489835 1647990 2485072 1661325 2481262 1673708 2477452 1687043 2472690 1700378 2468880 1713713 2464117 1729905 2459355 1741335 2457450 1752765 2456497 1763243 2453640 L 1740675 2467181 1741335 2466975 C 1748955 2462212 1758480 2456497 1765148 2452687 1769910 2450782 1773720 2449830 1778483 2447925 L 1779371 2447679 1785150 2441257 C 1795628 2437447 1806105 2433637 1816583 2429827 1827060 2425065 1837538 2421255 1847063 2417445 1848015 2413635 1857540 2409825 1868018 2405062 1878495 2400300 1889925 2395537 1895640 2390775 1903260 2387917 1910880 2385060 1918500 2381250 L 1934176 2374435 1942313 2368867 C 1955648 2360295 1969935 2352675 1982318 2345055 1997558 2339340 2017560 2327910 2038515 2314575 Z M 460060 2262062 L 463676 2265164 464911 2265793 Z M 2099802 2237197 L 2099475 2237422 2099475 2237694 2100989 2237910 2101380 2237422 Z M 2120380 2222979 L 2114756 2226864 2113762 2227897 2117618 2225429 Z M 382287 2175002 L 418261 2217358 389737 2183129 Z M 2187820 2174974 L 2187735 2175004 2187105 2179320 C 2179485 2186940 2176627 2191702 2171865 2196465 2168055 2201227 2163292 2206942 2153767 2216467 L 2154858 2216216 2171865 2197417 C 2175675 2192655 2179485 2187892 2187105 2180272 2188296 2177177 2188475 2175510 2187820 2174974 Z M 475386 2153525 L 477272 2155822 477367 2155507 Z M 334493 2131694 C 337350 2128837 346875 2133599 359258 2147887 L 360474 2149319 371759 2151816 C 377593 2155745 385451 2163127 397357 2175509 409740 2185987 423075 2195512 432600 2204084 442125 2212657 447840 2220277 447840 2225039 450697 2228849 452602 2231707 456412 2235517 468795 2245994 479272 2255519 492607 2265997 489750 2269807 484987 2271712 482130 2274569 L 448422 2237115 446888 2237422 478787 2272865 482130 2274569 C 484988 2271712 488798 2268854 492608 2265997 521183 2290762 551663 2315527 583095 2337434 577380 2339339 572618 2341244 564998 2343149 567855 2345054 568808 2346007 571665 2347912 562140 2347912 554520 2348864 544995 2348864 539280 2345054 533565 2341244 527850 2337434 522135 2333624 517373 2328862 511658 2325052 498323 2313622 484035 2303144 471653 2291714 459270 2280284 446888 2268854 434505 2258377 422123 2246947 411645 2235517 400215 2225039 394500 2219324 388785 2213609 384023 2208847 379260 2203132 373545 2197417 368783 2191702 369735 2189797 379260 2195512 374498 2184082 381165 2189797 387833 2195512 393548 2201227 401168 2206942 407835 2212657 414503 2217419 423075 2226944 431648 2235517 440220 2245042 L 442406 2246917 414503 2217419 C 407835 2211704 401168 2206942 394500 2201227 387833 2195512 382118 2189797 375450 2184082 368783 2175509 361163 2166937 354495 2158364 347828 2149792 341160 2140267 334493 2131694 Z M 2432850 1980247 L 2432367 1980454 2421964 2005422 Z M 2422850 1860918 L 2397608 1897379 C 2392845 1904999 2389035 1912619 2385225 1920239 2380463 1927859 2376653 1934527 2372843 1941194 2363318 1954529 2353793 1967864 2343315 1980247 2334743 1993582 2327123 2005964 2317598 2019299 2309978 2029777 2302358 2040254 2294738 2050732 L 2292832 2051897 2291272 2054208 2293785 2052637 C 2301405 2042160 2309025 2031682 2316645 2021205 2325218 2007870 2333790 1995487 2342363 1982152 2352840 1969770 2362365 1956435 2371890 1943100 2375700 1936432 2380463 1929765 2384273 1922145 2388083 1914525 2392845 1906905 2396655 1899285 2405228 1884045 2414753 1870710 2422373 1862137 Z M 2521433 1847850 C 2518575 1860232 2514765 1871662 2509050 1884997 2503335 1897380 2496668 1910715 2487143 1925002 2479523 1940242 2471903 1954530 2465235 1965960 2457615 1977390 2450948 1985962 2445233 1991677 L 2458568 1965007 C 2461425 1956435 2466188 1947862 2469998 1938337 2473808 1932622 2475713 1928812 2478570 1924050 2482380 1917382 2486190 1911667 2490000 1905000 2493810 1898332 2496668 1892617 2500478 1885950 2507145 1873567 2514765 1861185 2521433 1847850 Z M 2459780 1766202 L 2436660 1806892 2436235 1807870 2459520 1766887 Z M 2472460 1674043 L 2444672 1749965 C 2427321 1790989 2407787 1830865 2386218 1869449 L 2377660 1882980 2377605 1883092 C 2373795 1892617 2366175 1905000 2357602 1917382 2349030 1929765 2341410 1943100 2337600 1954530 2330932 1963102 2322360 1972627 2314740 1983105 2307120 1993582 2300452 2005012 2295690 2015490 2268067 2053590 2223300 2102167 2183295 2142172 2170912 2152650 2158530 2163127 2146147 2173605 L 2142583 2176315 2141046 2177871 2125512 2190534 2112810 2205037 C 2097570 2217420 2082330 2228850 2066137 2240280 L 2058824 2244900 2038960 2261093 2036092 2262956 2031847 2266950 C 2019465 2275522 2007082 2284095 1994700 2291715 1982317 2299335 1969935 2306955 1957552 2314575 L 1953300 2316730 1928148 2333067 1920351 2337000 1912785 2342197 C 1905165 2346960 1896592 2351722 1887067 2356485 L 1863038 2365909 1809483 2392922 C 1768715 2410756 1726785 2426426 1683836 2439784 L 1596280 2462297 1667040 2448877 C 1671802 2447924 1675612 2446972 1680375 2446019 1690852 2437447 1711807 2432684 1723237 2430779 1732762 2427922 1742287 2425064 1749907 2422207 1761337 2411729 1783245 2406014 1792770 2400299 1808962 2394584 1825155 2388869 1841347 2383154 L 1872470 2370949 1886115 2363152 1898496 2359343 1915642 2349817 1920147 2346686 1931835 2335530 C 1939455 2330767 1948980 2325052 1957552 2320290 L 1986810 2305948 1997557 2299334 C 2009940 2291714 2022322 2283142 2034705 2274569 2037562 2268854 2044230 2264092 2050897 2259329 2057565 2254567 2064232 2249804 2068995 2247899 2084235 2236469 2100427 2225039 2115667 2212657 2121382 2199322 2139480 2187892 2149005 2181224 2161387 2170747 2173770 2160269 2186152 2149792 2226157 2109787 2270925 2061209 2298547 2023109 L 2314015 1996814 2314740 1994534 C 2322360 1983104 2331885 1969769 2339505 1956434 2342363 1952624 2344268 1948814 2347125 1945004 L 2357257 1930951 2360460 1925002 C 2369032 1912619 2375700 1900237 2380462 1890712 2395702 1864042 2407132 1837372 2419515 1809749 2430945 1782127 2443327 1754504 2457615 1723072 2459044 1714500 2464759 1699974 2468807 1687829 Z M 2576677 1589722 L 2573820 1591627 2573820 1591627 Z M 2585674 1533271 L 2585332 1534956 2588107 1538287 C 2590965 1541145 2593822 1544955 2596680 1547812 2598585 1545907 2600490 1544002 2602395 1544002 L 2602539 1543271 2598585 1545907 C 2594775 1544002 2591918 1540192 2589060 1537334 Z M 2577184 1425070 L 2576519 1425107 2575314 1425174 2575725 1429702 C 2575725 1438275 2575725 1444942 2574773 1453515 2573820 1458277 2572868 1462087 2570963 1467802 2563343 1480185 2555723 1492567 2548103 1503997 2546198 1515427 2545245 1524952 2542388 1535430 L 2536673 1545907 C 2533815 1561147 2530958 1575435 2527148 1591627 2523338 1604010 2520480 1615440 2516670 1627822 2512860 1640205 2510003 1651635 2505240 1663065 2503335 1672590 2501430 1681162 2498573 1690687 2496668 1700212 2494763 1709737 2490953 1719262 L 2497030 1709810 2502383 1689734 C 2503335 1679257 2505240 1670684 2507145 1661159 2510955 1649729 2514765 1637347 2518575 1625917 2522385 1613534 2525243 1602104 2529053 1589722 2532863 1574482 2534768 1560194 2538578 1544002 L 2544293 1533524 C 2547150 1523047 2548103 1513522 2550008 1502092 2557628 1489709 2565248 1478279 2572868 1465897 2568105 1490662 2563343 1514474 2557628 1539239 2555723 1562099 2542388 1593532 2546198 1600199 2537625 1626869 2530005 1652587 2520480 1678304 L 2515393 1686218 2513218 1698069 C 2512146 1704261 2510479 1710690 2506193 1718310 2492858 1737360 2486190 1756410 2479523 1776412 2475713 1785937 2471903 1796415 2467140 1806892 2465235 1812607 2462378 1817370 2459520 1823085 2456663 1828800 2453805 1834515 2449995 1840230 2441423 1855470 2432850 1871662 2424278 1885950 2417610 1903095 2406180 1914525 2396655 1930717 2389035 1948815 2375700 1970722 2361413 1990725 2347125 2010727 2332838 2031682 2322360 2049780 2313788 2061210 2305215 2072640 2296643 2083117 2287118 2093595 2278545 2104072 2269020 2115502 2266163 2120265 2262353 2124075 2259495 2128837 2255685 2133600 2252828 2137410 2249018 2142172 2243303 2146935 2237588 2151697 2232825 2155507 L 2206342 2184829 2207107 2187892 C 2195677 2200275 2188057 2208847 2179485 2216467 2169960 2223135 2159482 2229802 2149957 2237422 L 2126145 2256472 2103587 2272957 2107095 2272665 2131860 2254567 2155673 2235517 C 2165198 2228850 2175675 2222182 2185200 2214562 2192820 2206942 2201393 2198370 2212823 2185987 2212823 2185035 2212823 2184082 2211870 2182177 2221395 2172652 2229968 2163127 2238540 2152650 2243303 2148840 2249018 2144077 2254733 2139315 2257590 2135505 2261400 2130742 2265210 2125980 2268068 2121217 2271878 2116455 2274735 2112645 2284260 2102167 2292833 2090737 2302358 2080260 2310930 2069782 2319503 2058352 2328075 2046922 2338553 2028825 2352840 2007870 2367128 1987867 2381415 1966912 2394750 1945957 2402370 1927860 2411895 1911667 2423325 1900237 2429993 1883092 2438565 1868805 2447138 1851660 2455710 1837372 2459520 1831657 2462378 1825942 2465235 1820227 2468093 1814512 2469998 1808797 2472855 1804035 2477618 1793557 2481428 1783080 2485238 1773555 2492858 1753552 2499525 1734502 2511908 1715452 2520480 1700212 2518575 1688782 2522385 1676400 2532863 1650682 2539530 1624965 2548103 1598295 2544293 1590675 2557628 1560195 2559533 1537335 2565248 1513522 2570010 1488757 2574773 1463992 L 2578209 1451109 2575725 1450657 C 2576677 1443037 2576677 1436370 2576677 1426845 Z M 2597632 1404937 L 2586541 1451152 2586542 1451152 2597633 1404938 Z M 2606205 1395412 C 2604300 1399222 2602395 1402080 2600490 1407795 L 2599181 1433750 C 2599062 1441132 2599062 1448276 2598585 1458277 L 2589060 1487586 2589060 1490934 2600490 1458277 C 2601443 1438274 2600490 1429702 2602395 1407794 L 2606836 1398173 Z M 2565247 1354454 L 2559006 1369207 2556675 1390650 2553670 1380633 2552571 1382047 2555723 1392555 C 2554770 1397317 2554770 1402080 2553818 1407795 2555723 1410652 2556675 1415415 2557628 1420177 L 2560581 1420013 2558580 1413509 C 2559532 1407794 2559532 1403032 2560485 1398269 2562390 1384934 2563342 1369694 2565247 1354454 Z M 2645258 1328737 C 2646210 1329689 2646210 1329689 2647163 1329689 2647163 1345882 2646210 1359217 2646210 1369694 2646210 1380172 2647163 1388744 2647163 1397317 2648115 1413509 2647163 1425892 2644305 1447799 2645258 1453514 2643353 1463039 2641448 1476374 2638590 1488757 2635733 1503997 2632875 1518284 2631923 1529714 2631923 1542097 2630018 1553527 2623350 1574482 2622398 1591627 2615730 1618297 2610968 1637347 2607158 1656397 2602395 1674494 2590965 1685924 2591918 1668779 2578583 1684972 2578583 1684019 2579535 1680209 2580488 1679257 2581440 1664017 2577630 1661160 2584298 1639252 2589060 1625917 2594775 1611630 2598585 1597342 L 2610015 1590675 2610015 1590674 C 2618588 1552574 2615730 1544002 2622398 1518284 2624303 1506854 2627160 1495424 2629065 1483994 2630970 1472564 2632875 1460182 2634780 1448752 2636685 1437322 2637638 1425892 2639543 1415414 2640495 1404937 2641448 1394459 2641448 1383982 2640495 1376362 2641448 1366837 2642400 1357312 2643353 1352549 2643353 1347787 2644305 1343024 2644305 1338262 2645258 1333499 2645258 1328737 Z M 134151 887095 L 134625 887332 134670 887199 Z M 191618 750570 C 176378 775335 173520 782955 170663 789622 164948 795337 160185 801052 153518 803910 L 153477 804822 151819 841286 151867 841199 153518 804862 C 159233 801052 164948 795337 170663 790574 173520 783907 177330 776287 191618 751522 L 192332 751998 192689 751284 Z M 203047 667702 C 199237 670560 194475 673417 189712 677227 183045 689610 178282 700087 169710 719137 L 174286 722798 174435 722155 170663 719137 C 179235 700087 183998 689609 190665 677227 L 202473 668793 Z M 276390 613410 L 275187 614373 270080 634008 C 268770 638413 267818 641033 266865 643890 230670 692467 209715 757237 179235 803910 175425 816292 171615 829627 166852 842962 162090 856297 159232 869632 155422 882967 145897 911542 131610 942022 130657 966787 124942 985837 119227 1004887 114465 1023937 111607 1038225 109702 1052512 106845 1066800 L 103035 1088707 C 102082 1096327 101130 1102995 100177 1110615 97320 1130617 93510 1149667 91605 1169670 90652 1182052 89700 1192530 88747 1205865 89700 1215390 91605 1224915 93510 1243965 L 95742 1223205 95415 1216342 C 96367 1203007 98272 1188719 99225 1176337 101130 1156334 104940 1137284 107797 1117282 L 114596 1109123 124469 1043051 123990 1031557 133400 1004580 138999 981931 137325 985837 C 135420 984885 133515 983932 131610 983932 126847 996315 122085 1010602 117322 1024890 117322 1031557 117322 1039177 118275 1047750 115417 1062990 113512 1076325 111607 1091565 111607 1093470 110655 1096327 110655 1099185 106845 1102995 104940 1106805 101130 1110615 102082 1102995 103035 1096327 103987 1088707 L 107797 1066800 C 110655 1052512 112560 1038225 115417 1023937 121132 1004887 126847 985837 131610 966787 132562 942022 146850 912495 156375 882967 160185 869632 163042 856297 167805 842962 171615 829627 176377 817245 180187 803910 210667 757237 230670 692467 267817 643890 269722 637222 271627 633412 276390 613410 Z M 293536 518160 L 293535 518160 298297 521970 298297 521969 Z M 465169 382550 L 464986 382696 464430 383325 456651 391477 454684 394338 453399 395790 C 451546 398815 450698 401003 447840 403860 428790 425767 408788 447675 389738 472440 384023 479107 378308 484822 373545 491490 367830 498157 363068 504825 357353 511492 L 285752 590631 358305 510540 C 364020 503872 368782 497205 374497 490537 380212 483870 385927 478155 390690 471487 409740 446722 429742 425767 448792 402907 L 454684 394338 464430 383325 Z M 489348 316869 C 487763 316669 484470 318176 481127 319733 L 475013 322003 473558 323849 C 469748 326707 465938 329564 463080 333374 453555 339089 445935 343852 436410 350519 L 418313 370522 401168 390524 C 397358 393382 394500 396239 389738 401002 L 389350 400516 378546 413504 C 374736 418862 369735 425768 360210 436245 L 330683 468630 335445 474344 335536 474264 331635 469582 C 341160 459105 352590 447675 361162 437197 380212 416242 381165 409575 390690 401002 395452 396240 399262 393382 402120 390525 L 419265 370522 437362 350520 C 446887 344805 454507 340042 464032 333375 467842 330517 471652 326707 474510 323850 476415 324326 481654 321469 485940 319564 L 489548 318444 Z M 1868970 144780 C 1890877 153352 1906117 160020 1917547 166687 1928977 172402 1935645 178117 1938502 183832 1920405 174307 1904212 167640 1891830 160972 1879447 154305 1871827 148590 1868970 144780 Z M 1710855 75247 C 1719427 75247 1733715 78104 1748955 83819 1765147 90487 1783245 100012 1802295 110489 1750860 94297 1716570 83819 1710855 75247 Z M 1137451 68937 C 1133641 68580 1127926 69056 1117448 71437 1104113 73342 1088873 75247 1074585 77152 1061250 80010 1046010 83820 1032675 86677 1026960 88582 1021245 90487 1014578 92392 1007910 94297 1001243 96202 993623 98107 L 947769 107115 939330 110490 C 920280 117157 900278 122872 881228 130492 862178 138112 843128 144780 824078 153352 809790 160020 796455 165735 784073 171450 775500 173355 765975 178117 757403 181927 734543 190500 713588 201930 691680 212407 681203 218122 670725 225742 660248 232410 649770 239077 639293 245745 629768 252412 618338 263842 597383 280035 581190 288607 565950 300037 550710 312420 535470 324802 L 491713 362974 495465 367665 C 497370 366713 500764 364272 504752 361295 L 512657 355403 541185 330517 C 556425 318134 571665 306704 586905 294322 603097 285749 623100 269557 635482 258127 645960 251459 655485 244792 665962 238124 676440 231457 685965 224789 697395 218122 719302 207644 741210 196214 763117 187642 771690 183832 781215 179069 788835 174307 801217 168592 815505 162877 828840 156209 847890 147637 866940 140969 885990 133349 905040 125729 925042 120014 944092 113347 L 968499 108553 980289 104524 1140765 69904 Z M 1478088 48458 C 1484636 48815 1491780 49530 1498447 50482 1511782 52387 1523212 56197 1526070 60007 1520355 59055 1514640 58102 1505115 57150 1495590 56197 1482255 53340 1461300 48577 1465586 48101 1471539 48101 1478088 48458 Z M 1588935 40957 C 1602270 41909 1614652 42862 1627987 43814 1644180 48577 1659420 56197 1675612 62864 1652752 60007 1631797 55244 1616557 52387 1601317 48577 1590840 44767 1588935 40957 Z M 1270324 40719 C 1233653 40957 1196981 42862 1160310 46672 1135545 47624 1109827 52387 1084110 57149 1071727 59054 1059345 62864 1047915 66674 1036485 70484 1026007 74294 1016482 78104 1001242 80009 987907 81914 972667 83819 914565 101917 859320 123824 806932 147637 786930 155257 765975 165734 746925 174307 741210 176212 734542 179069 728827 180974 723112 183832 717397 186689 712635 189547 702157 195262 691680 200977 682155 205739 663105 216217 647865 225742 634530 230504 619290 239077 610717 248602 598335 259079 555472 283844 517372 318134 493560 340994 L 471664 360034 450243 379593 450697 380047 C 388785 439102 334492 503872 285915 573404 271627 593407 260197 607694 252577 619124 244957 630554 240195 639127 237337 646747 232575 655319 226860 663892 222097 672464 212572 690562 203047 708659 193522 725804 L 162439 774785 162090 776287 C 158280 784860 155422 795337 151612 804862 148755 810577 146850 814387 143992 818197 L 142087 820102 133634 848201 C 132087 855345 131610 860584 131610 864870 131610 873442 132562 879157 129705 888682 124942 902017 121132 914400 116370 927735 112560 941070 107797 953452 103987 966787 99225 986790 95415 1004887 90652 1023937 87795 1042035 85890 1059180 83032 1076325 80175 1093470 79222 1111567 78270 1128712 81127 1115377 83032 1102995 84937 1092517 L 85555 1089530 86842 1075372 C 89700 1058227 91605 1040130 94462 1022985 L 96848 1023781 97055 1022896 94463 1022032 C 99225 1002029 103035 983932 107798 964882 111608 951547 115418 938212 120180 925829 L 133454 886956 132563 886777 C 135420 877252 134468 871537 134468 862965 134468 854392 135420 842010 144945 818197 146850 814387 148755 809625 152565 804862 L 152821 804166 163043 776287 C 173520 759142 183045 742950 194475 726757 204000 708660 212573 690562 223050 673417 227813 665797 233528 656272 238290 647700 241148 640080 245910 631507 253530 620077 261150 608647 272580 594360 286868 574357 335445 503872 389738 440055 451650 381000 466890 367665 479273 354330 495465 340995 519278 318135 557378 283845 600240 259080 612623 249555 621195 239077 636435 230505 649770 225742 665010 216217 684060 205740 693585 200977 704063 195262 714540 189547 720255 186690 725018 183832 730733 180975 736448 178117 742163 176212 748830 174307 767880 164782 788835 155257 808838 147637 860273 123825 916470 101917 974573 83820 989813 81915 1003148 80010 1018388 78105 1027913 74295 1038390 70485 1049820 66675 1061250 62865 1073633 59055 1086015 57150 1111733 52387 1138403 47625 1162215 46672 1198887 43338 1235558 41433 1272229 41076 L 1360655 44043 Z M 1404150 0 C 1418437 952 1434630 1905 1448917 2857 1465110 3810 1480350 5715 1494637 7620 1509877 8572 1518450 11430 1525117 15240 1531785 19050 1536547 22860 1545120 24765 1558455 24765 1552740 17145 1569885 20002 1582267 21907 1594650 25717 1607032 28575 1614652 30480 1622272 33337 1629892 35242 1629892 35242 1629892 36195 1628940 36195 1629892 39052 1628940 40957 1627987 42862 1614652 41910 1602270 40957 1588935 40005 1584172 39052 1580362 38100 1575600 36195 1570837 35242 1567027 34290 1562265 33337 1553692 31432 1545120 29527 1536547 27622 1527975 25717 1519402 23812 1510830 21907 1502257 20955 1493685 19050 1484160 18097 L 1454633 18097 C 1446060 18097 1437488 18097 1430820 18097 1416533 18097 1405103 18097 1393673 18097 L 1391928 17540 1375575 25717 C 1367002 28574 1391767 30479 1381290 35242 1401292 39052 1421295 42862 1438440 46672 L 1413008 47116 1413437 47149 C 1423677 47863 1433202 48101 1440345 46672 1447965 47625 1455585 48577 1463205 49530 1484160 54292 1497495 56197 1507020 58102 1516545 60007 1522260 60007 1527975 60960 1539405 63817 1551788 66675 1563218 68580 1575600 70485 1587030 74295 1599413 76200 1610843 79057 1623225 81915 1634655 84772 L 1669898 95250 1687043 100012 1704188 105727 1704409 105929 1716704 108049 C 1727330 110549 1739921 114716 1746499 119121 L 1750661 125427 1751813 125730 C 1760385 129540 1769910 133350 1778483 136207 1786103 139065 1793723 141922 1801343 145732 1808963 149542 1816583 152400 1824203 156210 1828013 159067 1833728 161925 1841348 165735 1845158 167640 1848968 169545 1852778 171450 1856588 173355 1861350 175260 1865160 178117 1882305 186690 1899450 195262 1907070 201930 1924215 213360 1942313 223837 1960410 236220 1968983 241935 1978508 248602 1988033 255270 L 1988833 255841 2002949 264417 C 2327259 483516 2540483 854556 2540483 1275397 L 2540081 1283368 2550960 1284922 C 2554770 1287779 2557627 1289684 2561437 1292542 2562390 1303019 2564295 1305877 2566200 1318259 2571915 1329689 2578582 1339214 2584297 1348739 L 2591918 1349432 2591918 1342072 2599661 1320563 2599537 1316355 C 2602395 1287780 2604300 1288732 2607157 1290637 2610967 1289685 2614777 1289685 2617635 1290637 2623350 1286827 2628112 1282065 2633827 1280160 2634780 1294447 2634780 1306830 2635732 1322070 2633827 1328737 2632875 1335405 2630970 1342072 2629065 1348740 2627160 1355407 2625255 1361122 2624302 1371600 2623350 1382077 2622397 1392555 L 2621445 1408747 C 2620492 1414462 2620492 1419225 2619540 1424940 L 2615479 1427648 2615730 1428749 2619621 1426155 2621445 1410652 2622397 1394460 C 2623350 1383982 2624302 1373505 2625255 1363027 2627160 1357312 2629065 1350645 2630970 1343977 2632875 1337310 2634780 1330642 2635732 1323975 2638590 1325880 2640495 1327785 2643352 1329690 2643352 1334452 2643352 1339215 2642400 1343977 2641447 1348740 2641447 1353502 2640495 1358265 2639542 1367790 2638590 1376362 2639542 1384935 2638590 1394460 2638590 1404937 2637637 1416367 2635732 1426845 2634780 1438275 2632875 1449705 2630970 1461135 2630017 1472565 2627160 1484947 2625255 1496377 2622397 1507807 2620492 1519237 2613825 1544955 2615730 1553527 2608110 1591627 2604300 1593532 2600490 1595437 2596680 1598295 2592870 1611630 2587155 1626870 2582392 1640205 2575725 1662112 2580487 1664970 2578582 1680210 2577630 1682115 2576677 1684972 2576677 1685925 2570962 1701165 2565247 1716405 2560485 1729740 2558580 1731645 2557627 1732597 2555722 1733550 2549055 1748790 2542387 1764982 2535720 1780222 2543340 1764982 2550007 1748790 2556675 1733550 2558580 1731645 2559532 1731645 2561437 1729740 2553817 1770697 2541435 1796415 2530957 1816417 2525242 1820227 2519527 1823085 2514765 1824990 L 2511407 1831707 2511908 1832609 C 2512860 1830704 2513813 1827847 2515718 1824989 2520480 1823084 2526195 1820227 2531910 1816417 2532863 1826894 2525243 1840229 2520480 1848802 2513813 1862137 2506193 1874519 2499525 1886902 2495715 1893569 2492858 1899284 2489048 1905952 2485238 1912619 2481428 1918334 2477618 1925002 2474760 1928812 2472855 1933574 2469045 1939289 2465235 1948814 2461425 1957387 2456663 1966912 L 2443328 1993582 C 2436660 2003107 2429993 2013584 2422373 2022157 2415705 2030729 2408085 2040254 2401418 2048827 L 2402291 2047029 2378557 2079307 C 2372842 2073592 2341410 2118360 2327122 2135505 L 2316996 2151085 2327122 2136457 C 2341410 2120264 2372842 2075497 2378557 2080259 2375700 2100262 2348077 2125979 2339505 2139314 2331885 2148363 2325456 2155031 2319383 2160389 L 2303230 2172263 2302357 2173605 2292258 2181374 2291880 2184082 C 2277592 2199322 2263305 2215515 2247112 2229802 2231872 2245042 2216632 2260282 2199487 2273617 L 2197285 2275215 2181390 2295524 C 2169960 2306002 2156625 2314574 2143290 2324099 L 2107681 2350806 2107553 2350961 2143290 2325052 C 2155672 2315527 2169007 2306002 2181390 2296477 2173770 2309812 2163292 2318384 2149957 2327909 2139004 2337911 2131146 2341959 2124359 2344578 L 2106651 2352057 2106142 2352675 C 2099475 2357437 2093760 2361247 2087092 2365057 L 2079914 2368384 2061852 2383036 C 2055184 2388156 2049469 2392204 2044230 2395537 2034705 2403157 2027085 2407920 2017560 2412682 2019465 2409825 2014703 2411730 2008988 2413635 L 1999460 2417870 1997979 2418995 2009940 2414587 C 2015655 2412682 2019465 2410777 2018513 2413635 2011845 2423160 1998510 2431732 1984223 2439352 1976603 2443162 1969935 2446972 1962315 2450783 1954695 2454592 1947075 2457450 1940408 2461260 L 1924934 2463581 1922310 2465070 C 1898497 2476500 1874685 2486025 1849920 2496502 L 1846229 2497341 1824203 2511742 C 1829918 2512695 1832775 2513647 1836585 2515552 1819440 2530792 1796580 2533650 1790865 2535555 1791818 2531745 1793723 2526982 1794675 2522220 1789913 2524125 1785150 2526030 1779435 2527935 1774673 2529840 1769910 2530792 1765148 2532697 1755623 2535555 1745145 2538412 1735620 2542222 L 1731675 2537487 1717522 2540317 C 1711807 2541270 1706092 2543175 1700377 2544127 1688947 2546985 1676565 2550795 1665135 2552700 L 1663973 2553240 1697520 2545079 C 1703235 2543174 1708950 2542222 1714665 2541269 1720380 2540317 1725142 2538412 1728952 2538412 1729905 2540317 1731810 2542222 1734667 2543174 1745145 2540317 1754670 2537459 1764195 2533649 1768957 2531744 1773720 2530792 1778482 2528887 1783245 2526982 1788007 2525077 1793722 2523172 1792770 2526982 1790865 2531744 1789912 2536507 1776577 2543174 1763242 2548889 1749907 2555557 L 1747946 2555008 1720380 2566034 C 1711808 2568892 1704188 2570797 1697520 2572702 1683233 2576512 1672755 2578417 1663230 2581274 1663707 2578893 1657754 2578893 1649062 2580084 L 1619428 2585850 1618462 2587942 C 1593697 2593657 1566075 2598419 1539405 2603182 1530832 2602229 1531785 2600324 1521307 2598419 1516545 2598419 1511782 2598419 1506067 2598419 1498447 2601277 1488922 2604134 1479397 2606992 1470825 2607944 1463205 2608897 1455585 2608897 1447965 2608897 1440345 2609849 1431772 2609849 L 1429185 2608741 1407484 2612588 C 1399626 2612707 1391768 2611278 1381290 2607944 1381290 2607944 1382243 2606992 1382243 2606992 1384148 2605087 1385100 2603182 1387005 2600324 1379385 2599372 1371765 2598419 1365098 2597467 1367955 2595562 1372718 2593657 1375575 2591752 1386053 2591752 1396530 2591752 1407008 2590799 1417485 2589847 1427010 2589847 1437488 2589847 L 1481302 2590799 1511782 2587942 C 1531785 2584132 1550835 2579369 1568932 2575559 1585125 2570797 1596555 2568892 1607032 2566987 1617510 2566034 1627035 2566034 1635607 2566034 L 1637595 2565111 1609890 2566035 C 1599412 2566987 1587030 2569845 1571790 2574607 1553692 2578417 1534642 2583180 1514640 2586990 1505115 2587942 1495590 2588895 1484160 2589847 1470825 2589847 1455585 2589847 1440345 2588895 1430820 2588895 1420342 2589847 1409865 2589847 1399387 2590800 1388910 2590800 1378432 2590800 1377480 2588895 1378432 2587942 1379385 2586990 1381290 2584132 1384147 2581275 1386052 2577465 1479397 2573655 1585125 2555557 1679422 2528887 1748955 2508885 1814677 2485072 1878495 2453640 1893735 2445067 1911832 2435542 1930882 2426017 1940407 2421255 1950885 2416492 1960410 2410777 1969935 2405062 1980412 2400300 1990890 2394585 2010892 2383155 2029942 2371725 2048040 2360295 2066137 2347912 2081377 2336482 2093760 2325052 2122335 2304097 2150910 2283142 2179485 2258377 2187105 2251710 2195677 2245995 2203297 2239327 2210917 2232660 2218537 2225992 2226157 2219325 2238540 2208847 2249017 2199322 2260447 2187892 2265210 2179320 2270925 2171700 2274735 2164080 L 2295258 2145267 2295423 2144085 2275688 2162175 C 2271878 2169795 2266163 2177415 2261400 2185987 2249970 2197417 2239493 2206942 2227110 2217420 2219490 2224087 2211870 2230755 2204250 2237422 2196630 2244090 2189010 2249805 2180438 2256472 2151863 2280285 2124240 2302192 2094713 2323147 2082330 2334577 2066138 2346960 2048993 2358390 2030895 2369820 2011845 2382202 1991843 2392680 1981365 2398395 1971840 2403157 1961363 2408872 1951838 2414587 1941360 2419350 1931835 2424112 1912785 2433637 1894688 2443162 1879448 2451735 1815630 2482215 1749908 2506027 1680375 2526982 1586078 2553652 1480350 2571750 1387005 2575560 1379385 2575560 1370813 2575560 1365098 2575560 1364145 2572702 1362240 2570797 1362240 2567940 1358430 2566035 1348905 2566987 1339380 2566987 1330808 2569845 1319378 2572702 1318425 2575560 1294613 2576512 1275563 2576512 1257465 2576512 1240320 2575560 1226033 2574607 1212698 2574607 1205078 2573655 1198410 2572702 1190790 2572702 1183170 2571750 1175550 2570797 1168883 2568892 L 1182080 2554816 1179360 2555557 1130192 2546452 1127925 2546985 C 1090778 2541270 1060298 2535555 1033628 2529840 1020293 2526982 1007910 2524125 996480 2522220 985050 2519362 974573 2517457 964095 2516505 951713 2510790 938378 2505075 925043 2498407 911708 2493645 897420 2487930 876465 2480310 859320 2473642 842175 2466975 825983 2460307 830745 2455545 832650 2454592 834555 2453640 846938 2456497 858368 2458402 869798 2460307 875513 2465070 880275 2468880 885038 2473642 898373 2476500 912660 2482215 937425 2488882 975525 2503170 1006958 2509837 1041248 2515552 1049820 2517457 1058393 2518410 1066965 2520315 1075538 2521267 1085063 2523172 1094588 2525077 1104113 2526982 1114590 2528887 1125068 2531745 L 1158657 2539008 1161262 2538412 C 1171740 2540317 1181265 2541270 1192695 2543175 1193647 2542222 1193647 2542222 1193647 2541270 1208887 2542222 1225080 2542222 1239367 2543175 1242225 2543175 1246035 2544127 1246987 2544127 1271752 2545080 1294612 2544127 1317472 2544127 1335570 2545080 1352715 2545080 1368907 2546032 1389862 2545080 1410817 2542222 1429867 2541270 1432725 2541270 1436535 2541270 1437487 2541270 1438440 2544127 1440345 2546032 1440345 2548890 1468920 2546985 1486065 2544127 1500352 2541270 1514640 2539365 1525117 2536507 1540357 2531745 1547977 2530792 1555597 2529840 1563217 2527935 1567980 2526982 1572742 2526982 1577505 2526030 1588935 2523172 1598460 2521267 1608937 2518410 1617510 2516505 1626082 2514600 1634655 2512695 1643227 2510790 1651800 2507932 1660372 2506027 L 1707545 2497863 1713713 2495550 C 1697520 2498407 1680375 2501265 1664183 2504122 1655610 2506027 1647038 2508885 1638465 2510790 1629893 2512695 1621320 2514600 1612748 2516505 1601318 2519362 1592745 2521267 1581315 2524125 1576553 2525077 1571790 2525077 1567028 2526030 1559408 2526982 1551788 2527935 1544168 2529840 1517498 2532697 1498448 2533650 1482255 2535555 1467015 2537460 1454633 2539365 1440345 2539365 1438440 2539365 1435583 2539365 1432725 2539365 1413675 2541270 1392720 2544127 1371765 2544127 1355573 2543175 1338428 2543175 1320330 2542222 1297470 2542222 1274610 2543175 1249845 2542222 1247940 2542222 1245083 2541270 1242225 2541270 1231748 2537460 1224128 2533650 1212698 2528887 1207935 2532697 1201268 2535555 1196505 2539365 L 1196464 2539447 1209840 2530792 C 1221270 2535554 1229843 2539364 1239368 2543174 1224128 2543174 1207935 2542222 1193648 2541269 L 1194008 2541036 1164120 2536507 C 1151738 2533650 1140308 2531745 1128878 2528887 1118400 2526030 1107923 2524125 1098398 2522220 1088873 2520315 1079348 2519362 1070775 2517457 1062203 2515552 1053630 2514600 1045058 2512695 1010768 2506980 979335 2500312 941235 2486025 916470 2480310 902183 2474595 888848 2470785 883133 2466975 878370 2462212 873608 2457450 862178 2455545 850748 2453640 838365 2450782 820268 2442210 804075 2433637 785978 2424112 780263 2424112 776453 2425065 770738 2425065 751688 2415540 734543 2406967 716445 2397442 713588 2391727 709778 2386012 706920 2380297 706920 2380297 707873 2380297 708825 2379345 719303 2386012 730733 2391727 742163 2397442 753593 2403157 764070 2408872 775500 2415540 779310 2413635 782168 2411730 785025 2409825 766928 2401252 755498 2391727 745973 2384107 736448 2376487 726923 2371725 713588 2369820 686918 2350770 678345 2350770 668820 2344102 655485 2335530 643103 2327910 630720 2319337 600240 2302192 608813 2320290 570713 2293620 563093 2287905 556425 2282190 547853 2274570 549758 2274570 551663 2273617 552615 2272665 561188 2275522 567855 2277427 575475 2279332 559283 2261235 556425 2253615 527850 2229802 518325 2222182 509753 2214562 501180 2207895 492608 2200275 484035 2193607 476415 2185987 470700 2180272 455460 2174557 444983 2160270 428790 2143125 415455 2126932 399263 2109787 L 396126 2099983 386880 2090737 C 376403 2080260 365925 2068830 355448 2056447 353543 2049780 339255 2031682 351638 2039302 346875 2033587 343065 2026920 339255 2022157 L 337780 2019844 323062 2009774 C 311632 1996439 302107 1982152 294487 1968817 286867 1954529 281152 1941194 278295 1930717 L 276390 1930717 C 268770 1917382 261150 1903095 254483 1888807 247815 1874520 240195 1861185 233528 1846897 225908 1830705 218288 1814512 211620 1798320 204953 1782127 198285 1764982 191618 1748790 199238 1759267 205905 1769745 211620 1782127 217335 1794510 223050 1807845 231623 1824037 235433 1829752 236385 1839277 238290 1846897 L 241046 1850938 237654 1833303 228809 1817250 214411 1784874 197332 1756409 C 190665 1737359 183045 1718309 176377 1699259 L 158424 1640674 152529 1623596 C 142540 1590017 133959 1555831 126853 1521108 L 115498 1446707 115417 1448752 C 115417 1453515 115417 1457325 116370 1463992 118275 1475422 120180 1486852 121132 1499235 123037 1511617 124942 1524000 126847 1535430 122085 1526857 120180 1515427 117322 1503997 115417 1491615 113512 1478280 110655 1463992 105892 1463992 104940 1463992 103035 1463992 102082 1453515 101130 1443990 98272 1427797 96367 1420177 93510 1412557 91605 1404937 89700 1397317 87795 1389697 85890 1383030 80175 1376362 75412 1371600 69697 1365885 67792 1365885 66840 1365885 64935 1365885 63030 1360170 61125 1351597 60172 1342072 59220 1332547 58267 1322070 58267 1311592 58267 1291590 59220 1273492 62077 1268730 63030 1263015 63030 1258252 63982 1253490 L 67226 1243037 65649 1219200 C 65887 1207294 66839 1194911 67792 1183957 L 71602 1176814 71602 1172527 C 69697 1178242 66840 1182052 63982 1186815 62077 1183005 59220 1181100 57315 1177290 53505 1171575 54457 1120140 44932 1160145 L 42670 1146572 42075 1147762 C 41122 1160145 39217 1173480 38265 1185862 37312 1198245 35407 1211580 35407 1223962 34455 1233487 33502 1243965 32550 1253490 L 32550 1314449 C 32550 1324927 32550 1335404 33502 1345882 34455 1356359 35407 1366837 35407 1377314 31597 1378267 32550 1413509 26835 1406842 25882 1406842 25882 1406842 24930 1406842 19215 1385887 19215 1367789 19215 1349692 19215 1331594 22072 1313497 19215 1290637 20167 1274444 22072 1260157 23977 1244917 L 32546 1253485 24930 1243965 C 23025 1234440 23025 1223962 23025 1209675 23025 1195387 23977 1178242 24930 1157287 24930 1152525 25882 1147762 25882 1143000 26835 1135380 27787 1126807 28740 1119187 32550 1105852 36360 1089660 40170 1076325 L 45865 1047851 43980 1041082 C 42075 1053465 39217 1064895 37312 1079182 33502 1092517 29692 1108710 25882 1122045 24930 1129665 23977 1138237 23025 1145857 23025 1150620 22072 1155382 22072 1160145 22072 1181100 21120 1198245 20167 1212532 20167 1226820 21120 1237297 22072 1246822 20167 1263015 18262 1277302 17310 1292542 20167 1315402 17310 1333500 17310 1351597 17310 1369695 17310 1387792 23025 1408747 23025 1408747 23977 1408747 24930 1408747 28740 1426845 32550 1443990 37312 1463040 38265 1475422 41122 1486852 43980 1507807 48742 1524000 53505 1539240 58267 1553527 60410 1580673 74876 1623893 80770 1651843 L 82734 1670685 86843 1670685 C 97320 1697355 103988 1711642 107798 1721167 112560 1730692 114465 1737360 115418 1746885 111608 1745932 106845 1736407 101130 1724977 95415 1713547 90653 1700212 85890 1690687 81128 1678305 89700 1712595 84938 1700212 L 76651 1674524 70650 1675447 C 67792 1667827 65887 1660207 63982 1653540 53505 1643062 45885 1621155 41122 1601152 36360 1581150 32550 1562100 26835 1554480 22072 1537335 22072 1519237 25882 1515427 23977 1500187 21120 1484947 19215 1469707 17310 1454467 16357 1439227 14452 1423987 10642 1412557 6832 1403032 3975 1390650 -1740 1325880 -2693 1250632 10642 1213485 11595 1197292 12547 1177290 17310 1167765 15405 1159192 13500 1151572 11595 1143000 13500 1126807 11595 1089660 23025 1074420 23977 1067752 24930 1062990 25882 1058227 27787 1034415 29692 1018222 33502 1002982 40170 989647 48742 967740 53505 962977 58267 973455 46837 1000125 48742 1017270 L 53503 1007964 56362 985718 C 58267 975597 59696 966311 57315 961072 60172 949642 63030 941069 65887 929639 70650 914399 74460 898207 79222 882014 83985 865822 89700 849629 95415 833437 L 96628 832072 103988 793432 C 107798 785812 111608 775334 114465 765809 118275 756284 123038 748664 126848 742949 135420 726757 142088 710564 151613 695324 158280 680084 164948 667702 171615 652462 172568 639127 191618 614362 200190 597217 204953 591502 210668 585787 221145 573404 227813 559117 233528 548639 238290 540067 243053 531494 247815 525779 252578 519112 258293 513397 266865 503872 267818 511492 268770 510539 270675 507682 271628 505777 276390 495299 281153 485774 286868 475297 296393 464819 307823 446722 316395 441007 309966 453151 316932 450829 317199 455339 L 315045 461363 345922 429577 C 348780 423862 354495 417195 361162 409575 367830 402907 375450 396240 381165 390525 L 382889 392440 382118 391477 C 390690 382904 398310 374332 406883 366712 414503 359092 423075 351472 431648 343852 442125 333374 448793 324802 458318 315277 470700 305752 484035 296227 495465 287654 508800 277177 522135 267652 535470 258127 L 559389 241440 575475 226694 C 585000 220979 594525 215264 604050 209549 613575 203834 624052 199072 634530 193357 L 638565 191282 648937 181094 C 654771 176688 661201 172402 665963 168592 673583 162877 679298 160496 684656 159067 L 697880 156023 700252 154304 C 782167 109537 869797 74294 959332 49529 L 968945 47439 995527 38099 C 1001719 36194 1008148 35003 1013863 34408 L 1023424 34327 1026960 33337 C 1097445 17144 1169835 7619 1244130 4762 1262704 5238 1283897 4762 1305804 4524 1327712 4285 1350334 4285 1371765 5714 L 1372993 6635 1405103 2857 C 1415580 4762 1425105 5714 1434630 7619 1444155 9524 1453680 10477 1464158 13334 L 1479392 16797 1463205 12382 C 1453680 10477 1443202 8572 1433677 6667 1424152 4762 1414627 3810 1404150 1905 1404150 1905 1404150 952 1404150 0 Z N"><draw:equation draw:name="f0" draw:formula="1439383*logwidth/2647519"/><draw:equation draw:name="f1" draw:formula="2598425*logheight/2612594"/><draw:equation draw:name="f2" draw:formula="1427010*logwidth/2647519"/><draw:equation draw:name="f3" draw:formula="2605087*logheight/2612594"/><draw:equation draw:name="f4" draw:formula="1427751*logwidth/2647519"/><draw:equation draw:name="f5" draw:formula="2605405*logheight/2612594"/><draw:equation draw:name="f6" draw:formula="1542263*logwidth/2647519"/><draw:equation draw:name="f7" draw:formula="2530792*logheight/2612594"/><draw:equation draw:name="f8" draw:formula="1502258*logwidth/2647519"/><draw:equation draw:name="f9" draw:formula="2540317*logheight/2612594"/><draw:equation draw:name="f10" draw:formula="1442250*logwidth/2647519"/><draw:equation draw:name="f11" draw:formula="2547937*logheight/2612594"/><draw:equation draw:name="f12" draw:formula="1439393*logwidth/2647519"/><draw:equation draw:name="f13" draw:formula="2540317*logheight/2612594"/><draw:equation draw:name="f14" draw:formula="1481303*logwidth/2647519"/><draw:equation draw:name="f15" draw:formula="2536507*logheight/2612594"/><draw:equation draw:name="f16" draw:formula="1542263*logwidth/2647519"/><draw:equation draw:name="f17" draw:formula="2530792*logheight/2612594"/><draw:equation draw:name="f18" draw:formula="1646324*logwidth/2647519"/><draw:equation draw:name="f19" draw:formula="2520821*logheight/2612594"/><draw:equation draw:name="f20" draw:formula="1643880*logwidth/2647519"/><draw:equation draw:name="f21" draw:formula="2521511*logheight/2612594"/><draw:equation draw:name="f22" draw:formula="1645133*logwidth/2647519"/><draw:equation draw:name="f23" draw:formula="2521267*logheight/2612594"/><draw:equation draw:name="f24" draw:formula="899801*logwidth/2647519"/><draw:equation draw:name="f25" draw:formula="2506503*logheight/2612594"/><draw:equation draw:name="f26" draw:formula="942187*logwidth/2647519"/><draw:equation draw:name="f27" draw:formula="2517457*logheight/2612594"/><draw:equation draw:name="f28" draw:formula="960285*logwidth/2647519"/><draw:equation draw:name="f29" draw:formula="2518409*logheight/2612594"/><draw:equation draw:name="f30" draw:formula="1010767*logwidth/2647519"/><draw:equation draw:name="f31" draw:formula="2543175*logheight/2612594"/><draw:equation draw:name="f32" draw:formula="1033627*logwidth/2647519"/><draw:equation draw:name="f33" draw:formula="2547937*logheight/2612594"/><draw:equation draw:name="f34" draw:formula="1035057*logwidth/2647519"/><draw:equation draw:name="f35" draw:formula="2548414*logheight/2612594"/><draw:equation draw:name="f36" draw:formula="1040295*logwidth/2647519"/><draw:equation draw:name="f37" draw:formula="2543175*logheight/2612594"/><draw:equation draw:name="f38" draw:formula="1060297*logwidth/2647519"/><draw:equation draw:name="f39" draw:formula="2548890*logheight/2612594"/><draw:equation draw:name="f40" draw:formula="1080300*logwidth/2647519"/><draw:equation draw:name="f41" draw:formula="2553652*logheight/2612594"/><draw:equation draw:name="f42" draw:formula="1119713*logwidth/2647519"/><draw:equation draw:name="f43" draw:formula="2562818*logheight/2612594"/><draw:equation draw:name="f44" draw:formula="1120305*logwidth/2647519"/><draw:equation draw:name="f45" draw:formula="2562225*logheight/2612594"/><draw:equation draw:name="f46" draw:formula="1166025*logwidth/2647519"/><draw:equation draw:name="f47" draw:formula="2569845*logheight/2612594"/><draw:equation draw:name="f48" draw:formula="1187932*logwidth/2647519"/><draw:equation draw:name="f49" draw:formula="2573655*logheight/2612594"/><draw:equation draw:name="f50" draw:formula="1209840*logwidth/2647519"/><draw:equation draw:name="f51" draw:formula="2575560*logheight/2612594"/><draw:equation draw:name="f52" draw:formula="1254607*logwidth/2647519"/><draw:equation draw:name="f53" draw:formula="2577465*logheight/2612594"/><draw:equation draw:name="f54" draw:formula="1315567*logwidth/2647519"/><draw:equation draw:name="f55" draw:formula="2576512*logheight/2612594"/><draw:equation draw:name="f56" draw:formula="1318213*logwidth/2647519"/><draw:equation draw:name="f57" draw:formula="2576512*logheight/2612594"/><draw:equation draw:name="f58" draw:formula="1324140*logwidth/2647519"/><draw:equation draw:name="f59" draw:formula="2573178*logheight/2612594"/><draw:equation draw:name="f60" draw:formula="1337475*logwidth/2647519"/><draw:equation draw:name="f61" draw:formula="2568892*logheight/2612594"/><draw:equation draw:name="f62" draw:formula="1351048*logwidth/2647519"/><draw:equation draw:name="f63" draw:formula="2568654*logheight/2612594"/><draw:equation draw:name="f64" draw:formula="1360335*logwidth/2647519"/><draw:equation draw:name="f65" draw:formula="2569844*logheight/2612594"/><draw:equation draw:name="f66" draw:formula="1362835*logwidth/2647519"/><draw:equation draw:name="f67" draw:formula="2576512*logheight/2612594"/><draw:equation draw:name="f68" draw:formula="1384147*logwidth/2647519"/><draw:equation draw:name="f69" draw:formula="2576512*logheight/2612594"/><draw:equation draw:name="f70" draw:formula="1377480*logwidth/2647519"/><draw:equation draw:name="f71" draw:formula="2586037*logheight/2612594"/><draw:equation draw:name="f72" draw:formula="1373670*logwidth/2647519"/><draw:equation draw:name="f73" draw:formula="2590800*logheight/2612594"/><draw:equation draw:name="f74" draw:formula="1361287*logwidth/2647519"/><draw:equation draw:name="f75" draw:formula="2596515*logheight/2612594"/><draw:equation draw:name="f76" draw:formula="1338427*logwidth/2647519"/><draw:equation draw:name="f77" draw:formula="2596515*logheight/2612594"/><draw:equation draw:name="f78" draw:formula="1308900*logwidth/2647519"/><draw:equation draw:name="f79" draw:formula="2594610*logheight/2612594"/><draw:equation draw:name="f80" draw:formula="1245082*logwidth/2647519"/><draw:equation draw:name="f81" draw:formula="2592705*logheight/2612594"/><draw:equation draw:name="f82" draw:formula="1197457*logwidth/2647519"/><draw:equation draw:name="f83" draw:formula="2588895*logheight/2612594"/><draw:equation draw:name="f84" draw:formula="1155547*logwidth/2647519"/><draw:equation draw:name="f85" draw:formula="2583180*logheight/2612594"/><draw:equation draw:name="f86" draw:formula="1113637*logwidth/2647519"/><draw:equation draw:name="f87" draw:formula="2576512*logheight/2612594"/><draw:equation draw:name="f88" draw:formula="1049820*logwidth/2647519"/><draw:equation draw:name="f89" draw:formula="2566987*logheight/2612594"/><draw:equation draw:name="f90" draw:formula="1000290*logwidth/2647519"/><draw:equation draw:name="f91" draw:formula="2550795*logheight/2612594"/><draw:equation draw:name="f92" draw:formula="1000863*logwidth/2647519"/><draw:equation draw:name="f93" draw:formula="2550379*logheight/2612594"/><draw:equation draw:name="f94" draw:formula="971715*logwidth/2647519"/><draw:equation draw:name="f95" draw:formula="2541270*logheight/2612594"/><draw:equation draw:name="f96" draw:formula="945997*logwidth/2647519"/><draw:equation draw:name="f97" draw:formula="2529840*logheight/2612594"/><draw:equation draw:name="f98" draw:formula="916470*logwidth/2647519"/><draw:equation draw:name="f99" draw:formula="2520315*logheight/2612594"/><draw:equation draw:name="f100" draw:formula="885990*logwidth/2647519"/><draw:equation draw:name="f101" draw:formula="2509837*logheight/2612594"/><draw:equation draw:name="f102" draw:formula="899801*logwidth/2647519"/><draw:equation draw:name="f103" draw:formula="2506503*logheight/2612594"/><draw:equation draw:name="f104" draw:formula="1460492*logwidth/2647519"/><draw:equation draw:name="f105" draw:formula="2486082*logheight/2612594"/><draw:equation draw:name="f106" draw:formula="1445939*logwidth/2647519"/><draw:equation draw:name="f107" draw:formula="2488303*logheight/2612594"/><draw:equation draw:name="f108" draw:formula="1345293*logwidth/2647519"/><draw:equation draw:name="f109" draw:formula="2493385*logheight/2612594"/><draw:equation draw:name="f110" draw:formula="1378432*logwidth/2647519"/><draw:equation draw:name="f111" draw:formula="2497454*logheight/2612594"/><draw:equation draw:name="f112" draw:formula="1387005*logwidth/2647519"/><draw:equation draw:name="f113" draw:formula="2495549*logheight/2612594"/><draw:equation draw:name="f114" draw:formula="1446060*logwidth/2647519"/><draw:equation draw:name="f115" draw:formula="2488882*logheight/2612594"/><draw:equation draw:name="f116" draw:formula="1455778*logwidth/2647519"/><draw:equation draw:name="f117" draw:formula="2486992*logheight/2612594"/><draw:equation draw:name="f118" draw:formula="1550918*logwidth/2647519"/><draw:equation draw:name="f119" draw:formula="2472281*logheight/2612594"/><draw:equation draw:name="f120" draw:formula="1501488*logwidth/2647519"/><draw:equation draw:name="f121" draw:formula="2479825*logheight/2612594"/><draw:equation draw:name="f122" draw:formula="1518450*logwidth/2647519"/><draw:equation draw:name="f123" draw:formula="2480309*logheight/2612594"/><draw:equation draw:name="f124" draw:formula="1542858*logwidth/2647519"/><draw:equation draw:name="f125" draw:formula="2475785*logheight/2612594"/><draw:equation draw:name="f126" draw:formula="1731355*logwidth/2647519"/><draw:equation draw:name="f127" draw:formula="2470078*logheight/2612594"/><draw:equation draw:name="f128" draw:formula="1576323*logwidth/2647519"/><draw:equation draw:name="f129" draw:formula="2511364*logheight/2612594"/><draw:equation draw:name="f130" draw:formula="1654777*logwidth/2647519"/><draw:equation draw:name="f131" draw:formula="2493883*logheight/2612594"/><draw:equation draw:name="f132" draw:formula="737400*logwidth/2647519"/><draw:equation draw:name="f133" draw:formula="2450782*logheight/2612594"/><draw:equation draw:name="f134" draw:formula="846937*logwidth/2647519"/><draw:equation draw:name="f135" draw:formula="2497454*logheight/2612594"/><draw:equation draw:name="f136" draw:formula="885990*logwidth/2647519"/><draw:equation draw:name="f137" draw:formula="2509837*logheight/2612594"/><draw:equation draw:name="f138" draw:formula="915517*logwidth/2647519"/><draw:equation draw:name="f139" draw:formula="2520314*logheight/2612594"/><draw:equation draw:name="f140" draw:formula="945045*logwidth/2647519"/><draw:equation draw:name="f141" draw:formula="2529839*logheight/2612594"/><draw:equation draw:name="f142" draw:formula="970762*logwidth/2647519"/><draw:equation draw:name="f143" draw:formula="2541269*logheight/2612594"/><draw:equation draw:name="f144" draw:formula="965047*logwidth/2647519"/><draw:equation draw:name="f145" draw:formula="2546032*logheight/2612594"/><draw:equation draw:name="f146" draw:formula="949807*logwidth/2647519"/><draw:equation draw:name="f147" draw:formula="2543174*logheight/2612594"/><draw:equation draw:name="f148" draw:formula="895515*logwidth/2647519"/><draw:equation draw:name="f149" draw:formula="2523172*logheight/2612594"/><draw:equation draw:name="f150" draw:formula="868845*logwidth/2647519"/><draw:equation draw:name="f151" draw:formula="2512694*logheight/2612594"/><draw:equation draw:name="f152" draw:formula="842175*logwidth/2647519"/><draw:equation draw:name="f153" draw:formula="2501264*logheight/2612594"/><draw:equation draw:name="f154" draw:formula="806932*logwidth/2647519"/><draw:equation draw:name="f155" draw:formula="2488882*logheight/2612594"/><draw:equation draw:name="f156" draw:formula="776452*logwidth/2647519"/><draw:equation draw:name="f157" draw:formula="2475547*logheight/2612594"/><draw:equation draw:name="f158" draw:formula="752640*logwidth/2647519"/><draw:equation draw:name="f159" draw:formula="2463164*logheight/2612594"/><draw:equation draw:name="f160" draw:formula="737400*logwidth/2647519"/><draw:equation draw:name="f161" draw:formula="2450782*logheight/2612594"/><draw:equation draw:name="f162" draw:formula="782168*logwidth/2647519"/><draw:equation draw:name="f163" draw:formula="2426970*logheight/2612594"/><draw:equation draw:name="f164" draw:formula="834555*logwidth/2647519"/><draw:equation draw:name="f165" draw:formula="2453640*logheight/2612594"/><draw:equation draw:name="f166" draw:formula="827888*logwidth/2647519"/><draw:equation draw:name="f167" draw:formula="2457450*logheight/2612594"/><draw:equation draw:name="f168" draw:formula="766928*logwidth/2647519"/><draw:equation draw:name="f169" draw:formula="2427922*logheight/2612594"/><draw:equation draw:name="f170" draw:formula="782168*logwidth/2647519"/><draw:equation draw:name="f171" draw:formula="2426970*logheight/2612594"/><draw:equation draw:name="f172" draw:formula="588810*logwidth/2647519"/><draw:equation draw:name="f173" draw:formula="2362200*logheight/2612594"/><draw:equation draw:name="f174" draw:formula="653580*logwidth/2647519"/><draw:equation draw:name="f175" draw:formula="2398395*logheight/2612594"/><draw:equation draw:name="f176" draw:formula="666915*logwidth/2647519"/><draw:equation draw:name="f177" draw:formula="2413635*logheight/2612594"/><draw:equation draw:name="f178" draw:formula="636435*logwidth/2647519"/><draw:equation draw:name="f179" draw:formula="2397442*logheight/2612594"/><draw:equation draw:name="f180" draw:formula="613575*logwidth/2647519"/><draw:equation draw:name="f181" draw:formula="2383155*logheight/2612594"/><draw:equation draw:name="f182" draw:formula="588810*logwidth/2647519"/><draw:equation draw:name="f183" draw:formula="2362200*logheight/2612594"/><draw:equation draw:name="f184" draw:formula="702387*logwidth/2647519"/><draw:equation draw:name="f185" draw:formula="2337759*logheight/2612594"/><draw:equation draw:name="f186" draw:formula="702396*logwidth/2647519"/><draw:equation draw:name="f187" draw:formula="2338030*logheight/2612594"/><draw:equation draw:name="f188" draw:formula="705613*logwidth/2647519"/><draw:equation draw:name="f189" draw:formula="2341924*logheight/2612594"/><draw:equation draw:name="f190" draw:formula="705967*logwidth/2647519"/><draw:equation draw:name="f191" draw:formula="2340292*logheight/2612594"/><draw:equation draw:name="f192" draw:formula="2093409*logwidth/2647519"/><draw:equation draw:name="f193" draw:formula="2275234*logheight/2612594"/><draw:equation draw:name="f194" draw:formula="2089950*logwidth/2647519"/><draw:equation draw:name="f195" draw:formula="2275522*logheight/2612594"/><draw:equation draw:name="f196" draw:formula="2032800*logwidth/2647519"/><draw:equation draw:name="f197" draw:formula="2316480*logheight/2612594"/><draw:equation draw:name="f198" draw:formula="1976602*logwidth/2647519"/><draw:equation draw:name="f199" draw:formula="2346960*logheight/2612594"/><draw:equation draw:name="f200" draw:formula="1936597*logwidth/2647519"/><draw:equation draw:name="f201" draw:formula="2370772*logheight/2612594"/><draw:equation draw:name="f202" draw:formula="1914690*logwidth/2647519"/><draw:equation draw:name="f203" draw:formula="2380297*logheight/2612594"/><draw:equation draw:name="f204" draw:formula="1891830*logwidth/2647519"/><draw:equation draw:name="f205" draw:formula="2389822*logheight/2612594"/><draw:equation draw:name="f206" draw:formula="1864207*logwidth/2647519"/><draw:equation draw:name="f207" draw:formula="2404110*logheight/2612594"/><draw:equation draw:name="f208" draw:formula="1843252*logwidth/2647519"/><draw:equation draw:name="f209" draw:formula="2416492*logheight/2612594"/><draw:equation draw:name="f210" draw:formula="1812772*logwidth/2647519"/><draw:equation draw:name="f211" draw:formula="2428875*logheight/2612594"/><draw:equation draw:name="f212" draw:formula="1781340*logwidth/2647519"/><draw:equation draw:name="f213" draw:formula="2440305*logheight/2612594"/><draw:equation draw:name="f214" draw:formula="1772767*logwidth/2647519"/><draw:equation draw:name="f215" draw:formula="2448877*logheight/2612594"/><draw:equation draw:name="f216" draw:formula="1759432*logwidth/2647519"/><draw:equation draw:name="f217" draw:formula="2453640*logheight/2612594"/><draw:equation draw:name="f218" draw:formula="1726095*logwidth/2647519"/><draw:equation draw:name="f219" draw:formula="2459355*logheight/2612594"/><draw:equation draw:name="f220" draw:formula="1683232*logwidth/2647519"/><draw:equation draw:name="f221" draw:formula="2472690*logheight/2612594"/><draw:equation draw:name="f222" draw:formula="1644180*logwidth/2647519"/><draw:equation draw:name="f223" draw:formula="2485072*logheight/2612594"/><draw:equation draw:name="f224" draw:formula="1601317*logwidth/2647519"/><draw:equation draw:name="f225" draw:formula="2497455*logheight/2612594"/><draw:equation draw:name="f226" draw:formula="1547977*logwidth/2647519"/><draw:equation draw:name="f227" draw:formula="2510790*logheight/2612594"/><draw:equation draw:name="f228" draw:formula="1472730*logwidth/2647519"/><draw:equation draw:name="f229" draw:formula="2523172*logheight/2612594"/><draw:equation draw:name="f230" draw:formula="1470825*logwidth/2647519"/><draw:equation draw:name="f231" draw:formula="2526030*logheight/2612594"/><draw:equation draw:name="f232" draw:formula="1434646*logwidth/2647519"/><draw:equation draw:name="f233" draw:formula="2535075*logheight/2612594"/><draw:equation draw:name="f234" draw:formula="1435583*logwidth/2647519"/><draw:equation draw:name="f235" draw:formula="2535555*logheight/2612594"/><draw:equation draw:name="f236" draw:formula="1475761*logwidth/2647519"/><draw:equation draw:name="f237" draw:formula="2525510*logheight/2612594"/><draw:equation draw:name="f238" draw:formula="1476540*logwidth/2647519"/><draw:equation draw:name="f239" draw:formula="2523172*logheight/2612594"/><draw:equation draw:name="f240" draw:formula="1551788*logwidth/2647519"/><draw:equation draw:name="f241" draw:formula="2510790*logheight/2612594"/><draw:equation draw:name="f242" draw:formula="1605128*logwidth/2647519"/><draw:equation draw:name="f243" draw:formula="2497455*logheight/2612594"/><draw:equation draw:name="f244" draw:formula="1647990*logwidth/2647519"/><draw:equation draw:name="f245" draw:formula="2485072*logheight/2612594"/><draw:equation draw:name="f246" draw:formula="1687043*logwidth/2647519"/><draw:equation draw:name="f247" draw:formula="2472690*logheight/2612594"/><draw:equation draw:name="f248" draw:formula="1729905*logwidth/2647519"/><draw:equation draw:name="f249" draw:formula="2459355*logheight/2612594"/><draw:equation draw:name="f250" draw:formula="1763243*logwidth/2647519"/><draw:equation draw:name="f251" draw:formula="2453640*logheight/2612594"/><draw:equation draw:name="f252" draw:formula="1740675*logwidth/2647519"/><draw:equation draw:name="f253" draw:formula="2467181*logheight/2612594"/><draw:equation draw:name="f254" draw:formula="1741335*logwidth/2647519"/><draw:equation draw:name="f255" draw:formula="2466975*logheight/2612594"/><draw:equation draw:name="f256" draw:formula="1765148*logwidth/2647519"/><draw:equation draw:name="f257" draw:formula="2452687*logheight/2612594"/><draw:equation draw:name="f258" draw:formula="1778483*logwidth/2647519"/><draw:equation draw:name="f259" draw:formula="2447925*logheight/2612594"/><draw:equation draw:name="f260" draw:formula="1779371*logwidth/2647519"/><draw:equation draw:name="f261" draw:formula="2447679*logheight/2612594"/><draw:equation draw:name="f262" draw:formula="1785150*logwidth/2647519"/><draw:equation draw:name="f263" draw:formula="2441257*logheight/2612594"/><draw:equation draw:name="f264" draw:formula="1816583*logwidth/2647519"/><draw:equation draw:name="f265" draw:formula="2429827*logheight/2612594"/><draw:equation draw:name="f266" draw:formula="1847063*logwidth/2647519"/><draw:equation draw:name="f267" draw:formula="2417445*logheight/2612594"/><draw:equation draw:name="f268" draw:formula="1868018*logwidth/2647519"/><draw:equation draw:name="f269" draw:formula="2405062*logheight/2612594"/><draw:equation draw:name="f270" draw:formula="1895640*logwidth/2647519"/><draw:equation draw:name="f271" draw:formula="2390775*logheight/2612594"/><draw:equation draw:name="f272" draw:formula="1918500*logwidth/2647519"/><draw:equation draw:name="f273" draw:formula="2381250*logheight/2612594"/><draw:equation draw:name="f274" draw:formula="1934176*logwidth/2647519"/><draw:equation draw:name="f275" draw:formula="2374435*logheight/2612594"/><draw:equation draw:name="f276" draw:formula="1942313*logwidth/2647519"/><draw:equation draw:name="f277" draw:formula="2368867*logheight/2612594"/><draw:equation draw:name="f278" draw:formula="1982318*logwidth/2647519"/><draw:equation draw:name="f279" draw:formula="2345055*logheight/2612594"/><draw:equation draw:name="f280" draw:formula="2038515*logwidth/2647519"/><draw:equation draw:name="f281" draw:formula="2314575*logheight/2612594"/><draw:equation draw:name="f282" draw:formula="460060*logwidth/2647519"/><draw:equation draw:name="f283" draw:formula="2262062*logheight/2612594"/><draw:equation draw:name="f284" draw:formula="463676*logwidth/2647519"/><draw:equation draw:name="f285" draw:formula="2265164*logheight/2612594"/><draw:equation draw:name="f286" draw:formula="464911*logwidth/2647519"/><draw:equation draw:name="f287" draw:formula="2265793*logheight/2612594"/><draw:equation draw:name="f288" draw:formula="2099802*logwidth/2647519"/><draw:equation draw:name="f289" draw:formula="2237197*logheight/2612594"/><draw:equation draw:name="f290" draw:formula="2099475*logwidth/2647519"/><draw:equation draw:name="f291" draw:formula="2237422*logheight/2612594"/><draw:equation draw:name="f292" draw:formula="2099475*logwidth/2647519"/><draw:equation draw:name="f293" draw:formula="2237694*logheight/2612594"/><draw:equation draw:name="f294" draw:formula="2100989*logwidth/2647519"/><draw:equation draw:name="f295" draw:formula="2237910*logheight/2612594"/><draw:equation draw:name="f296" draw:formula="2101380*logwidth/2647519"/><draw:equation draw:name="f297" draw:formula="2237422*logheight/2612594"/><draw:equation draw:name="f298" draw:formula="2120380*logwidth/2647519"/><draw:equation draw:name="f299" draw:formula="2222979*logheight/2612594"/><draw:equation draw:name="f300" draw:formula="2114756*logwidth/2647519"/><draw:equation draw:name="f301" draw:formula="2226864*logheight/2612594"/><draw:equation draw:name="f302" draw:formula="2113762*logwidth/2647519"/><draw:equation draw:name="f303" draw:formula="2227897*logheight/2612594"/><draw:equation draw:name="f304" draw:formula="2117618*logwidth/2647519"/><draw:equation draw:name="f305" draw:formula="2225429*logheight/2612594"/><draw:equation draw:name="f306" draw:formula="382287*logwidth/2647519"/><draw:equation draw:name="f307" draw:formula="2175002*logheight/2612594"/><draw:equation draw:name="f308" draw:formula="418261*logwidth/2647519"/><draw:equation draw:name="f309" draw:formula="2217358*logheight/2612594"/><draw:equation draw:name="f310" draw:formula="389737*logwidth/2647519"/><draw:equation draw:name="f311" draw:formula="2183129*logheight/2612594"/><draw:equation draw:name="f312" draw:formula="2187820*logwidth/2647519"/><draw:equation draw:name="f313" draw:formula="2174974*logheight/2612594"/><draw:equation draw:name="f314" draw:formula="2187735*logwidth/2647519"/><draw:equation draw:name="f315" draw:formula="2175004*logheight/2612594"/><draw:equation draw:name="f316" draw:formula="2187105*logwidth/2647519"/><draw:equation draw:name="f317" draw:formula="2179320*logheight/2612594"/><draw:equation draw:name="f318" draw:formula="2171865*logwidth/2647519"/><draw:equation draw:name="f319" draw:formula="2196465*logheight/2612594"/><draw:equation draw:name="f320" draw:formula="2153767*logwidth/2647519"/><draw:equation draw:name="f321" draw:formula="2216467*logheight/2612594"/><draw:equation draw:name="f322" draw:formula="2154858*logwidth/2647519"/><draw:equation draw:name="f323" draw:formula="2216216*logheight/2612594"/><draw:equation draw:name="f324" draw:formula="2171865*logwidth/2647519"/><draw:equation draw:name="f325" draw:formula="2197417*logheight/2612594"/><draw:equation draw:name="f326" draw:formula="2187105*logwidth/2647519"/><draw:equation draw:name="f327" draw:formula="2180272*logheight/2612594"/><draw:equation draw:name="f328" draw:formula="2187820*logwidth/2647519"/><draw:equation draw:name="f329" draw:formula="2174974*logheight/2612594"/><draw:equation draw:name="f330" draw:formula="475386*logwidth/2647519"/><draw:equation draw:name="f331" draw:formula="2153525*logheight/2612594"/><draw:equation draw:name="f332" draw:formula="477272*logwidth/2647519"/><draw:equation draw:name="f333" draw:formula="2155822*logheight/2612594"/><draw:equation draw:name="f334" draw:formula="477367*logwidth/2647519"/><draw:equation draw:name="f335" draw:formula="2155507*logheight/2612594"/><draw:equation draw:name="f336" draw:formula="334493*logwidth/2647519"/><draw:equation draw:name="f337" draw:formula="2131694*logheight/2612594"/><draw:equation draw:name="f338" draw:formula="359258*logwidth/2647519"/><draw:equation draw:name="f339" draw:formula="2147887*logheight/2612594"/><draw:equation draw:name="f340" draw:formula="360474*logwidth/2647519"/><draw:equation draw:name="f341" draw:formula="2149319*logheight/2612594"/><draw:equation draw:name="f342" draw:formula="371759*logwidth/2647519"/><draw:equation draw:name="f343" draw:formula="2151816*logheight/2612594"/><draw:equation draw:name="f344" draw:formula="397357*logwidth/2647519"/><draw:equation draw:name="f345" draw:formula="2175509*logheight/2612594"/><draw:equation draw:name="f346" draw:formula="432600*logwidth/2647519"/><draw:equation draw:name="f347" draw:formula="2204084*logheight/2612594"/><draw:equation draw:name="f348" draw:formula="447840*logwidth/2647519"/><draw:equation draw:name="f349" draw:formula="2225039*logheight/2612594"/><draw:equation draw:name="f350" draw:formula="456412*logwidth/2647519"/><draw:equation draw:name="f351" draw:formula="2235517*logheight/2612594"/><draw:equation draw:name="f352" draw:formula="492607*logwidth/2647519"/><draw:equation draw:name="f353" draw:formula="2265997*logheight/2612594"/><draw:equation draw:name="f354" draw:formula="482130*logwidth/2647519"/><draw:equation draw:name="f355" draw:formula="2274569*logheight/2612594"/><draw:equation draw:name="f356" draw:formula="448422*logwidth/2647519"/><draw:equation draw:name="f357" draw:formula="2237115*logheight/2612594"/><draw:equation draw:name="f358" draw:formula="446888*logwidth/2647519"/><draw:equation draw:name="f359" draw:formula="2237422*logheight/2612594"/><draw:equation draw:name="f360" draw:formula="478787*logwidth/2647519"/><draw:equation draw:name="f361" draw:formula="2272865*logheight/2612594"/><draw:equation draw:name="f362" draw:formula="482130*logwidth/2647519"/><draw:equation draw:name="f363" draw:formula="2274569*logheight/2612594"/><draw:equation draw:name="f364" draw:formula="492608*logwidth/2647519"/><draw:equation draw:name="f365" draw:formula="2265997*logheight/2612594"/><draw:equation draw:name="f366" draw:formula="583095*logwidth/2647519"/><draw:equation draw:name="f367" draw:formula="2337434*logheight/2612594"/><draw:equation draw:name="f368" draw:formula="564998*logwidth/2647519"/><draw:equation draw:name="f369" draw:formula="2343149*logheight/2612594"/><draw:equation draw:name="f370" draw:formula="571665*logwidth/2647519"/><draw:equation draw:name="f371" draw:formula="2347912*logheight/2612594"/><draw:equation draw:name="f372" draw:formula="544995*logwidth/2647519"/><draw:equation draw:name="f373" draw:formula="2348864*logheight/2612594"/><draw:equation draw:name="f374" draw:formula="527850*logwidth/2647519"/><draw:equation draw:name="f375" draw:formula="2337434*logheight/2612594"/><draw:equation draw:name="f376" draw:formula="511658*logwidth/2647519"/><draw:equation draw:name="f377" draw:formula="2325052*logheight/2612594"/><draw:equation draw:name="f378" draw:formula="471653*logwidth/2647519"/><draw:equation draw:name="f379" draw:formula="2291714*logheight/2612594"/><draw:equation draw:name="f380" draw:formula="434505*logwidth/2647519"/><draw:equation draw:name="f381" draw:formula="2258377*logheight/2612594"/><draw:equation draw:name="f382" draw:formula="400215*logwidth/2647519"/><draw:equation draw:name="f383" draw:formula="2225039*logheight/2612594"/><draw:equation draw:name="f384" draw:formula="384023*logwidth/2647519"/><draw:equation draw:name="f385" draw:formula="2208847*logheight/2612594"/><draw:equation draw:name="f386" draw:formula="368783*logwidth/2647519"/><draw:equation draw:name="f387" draw:formula="2191702*logheight/2612594"/><draw:equation draw:name="f388" draw:formula="374498*logwidth/2647519"/><draw:equation draw:name="f389" draw:formula="2184082*logheight/2612594"/><draw:equation draw:name="f390" draw:formula="393548*logwidth/2647519"/><draw:equation draw:name="f391" draw:formula="2201227*logheight/2612594"/><draw:equation draw:name="f392" draw:formula="414503*logwidth/2647519"/><draw:equation draw:name="f393" draw:formula="2217419*logheight/2612594"/><draw:equation draw:name="f394" draw:formula="440220*logwidth/2647519"/><draw:equation draw:name="f395" draw:formula="2245042*logheight/2612594"/><draw:equation draw:name="f396" draw:formula="442406*logwidth/2647519"/><draw:equation draw:name="f397" draw:formula="2246917*logheight/2612594"/><draw:equation draw:name="f398" draw:formula="414503*logwidth/2647519"/><draw:equation draw:name="f399" draw:formula="2217419*logheight/2612594"/><draw:equation draw:name="f400" draw:formula="394500*logwidth/2647519"/><draw:equation draw:name="f401" draw:formula="2201227*logheight/2612594"/><draw:equation draw:name="f402" draw:formula="375450*logwidth/2647519"/><draw:equation draw:name="f403" draw:formula="2184082*logheight/2612594"/><draw:equation draw:name="f404" draw:formula="354495*logwidth/2647519"/><draw:equation draw:name="f405" draw:formula="2158364*logheight/2612594"/><draw:equation draw:name="f406" draw:formula="334493*logwidth/2647519"/><draw:equation draw:name="f407" draw:formula="2131694*logheight/2612594"/><draw:equation draw:name="f408" draw:formula="2432850*logwidth/2647519"/><draw:equation draw:name="f409" draw:formula="1980247*logheight/2612594"/><draw:equation draw:name="f410" draw:formula="2432367*logwidth/2647519"/><draw:equation draw:name="f411" draw:formula="1980454*logheight/2612594"/><draw:equation draw:name="f412" draw:formula="2421964*logwidth/2647519"/><draw:equation draw:name="f413" draw:formula="2005422*logheight/2612594"/><draw:equation draw:name="f414" draw:formula="2422850*logwidth/2647519"/><draw:equation draw:name="f415" draw:formula="1860918*logheight/2612594"/><draw:equation draw:name="f416" draw:formula="2397608*logwidth/2647519"/><draw:equation draw:name="f417" draw:formula="1897379*logheight/2612594"/><draw:equation draw:name="f418" draw:formula="2385225*logwidth/2647519"/><draw:equation draw:name="f419" draw:formula="1920239*logheight/2612594"/><draw:equation draw:name="f420" draw:formula="2372843*logwidth/2647519"/><draw:equation draw:name="f421" draw:formula="1941194*logheight/2612594"/><draw:equation draw:name="f422" draw:formula="2343315*logwidth/2647519"/><draw:equation draw:name="f423" draw:formula="1980247*logheight/2612594"/><draw:equation draw:name="f424" draw:formula="2317598*logwidth/2647519"/><draw:equation draw:name="f425" draw:formula="2019299*logheight/2612594"/><draw:equation draw:name="f426" draw:formula="2294738*logwidth/2647519"/><draw:equation draw:name="f427" draw:formula="2050732*logheight/2612594"/><draw:equation draw:name="f428" draw:formula="2292832*logwidth/2647519"/><draw:equation draw:name="f429" draw:formula="2051897*logheight/2612594"/><draw:equation draw:name="f430" draw:formula="2291272*logwidth/2647519"/><draw:equation draw:name="f431" draw:formula="2054208*logheight/2612594"/><draw:equation draw:name="f432" draw:formula="2293785*logwidth/2647519"/><draw:equation draw:name="f433" draw:formula="2052637*logheight/2612594"/><draw:equation draw:name="f434" draw:formula="2316645*logwidth/2647519"/><draw:equation draw:name="f435" draw:formula="2021205*logheight/2612594"/><draw:equation draw:name="f436" draw:formula="2342363*logwidth/2647519"/><draw:equation draw:name="f437" draw:formula="1982152*logheight/2612594"/><draw:equation draw:name="f438" draw:formula="2371890*logwidth/2647519"/><draw:equation draw:name="f439" draw:formula="1943100*logheight/2612594"/><draw:equation draw:name="f440" draw:formula="2384273*logwidth/2647519"/><draw:equation draw:name="f441" draw:formula="1922145*logheight/2612594"/><draw:equation draw:name="f442" draw:formula="2396655*logwidth/2647519"/><draw:equation draw:name="f443" draw:formula="1899285*logheight/2612594"/><draw:equation draw:name="f444" draw:formula="2422373*logwidth/2647519"/><draw:equation draw:name="f445" draw:formula="1862137*logheight/2612594"/><draw:equation draw:name="f446" draw:formula="2521433*logwidth/2647519"/><draw:equation draw:name="f447" draw:formula="1847850*logheight/2612594"/><draw:equation draw:name="f448" draw:formula="2509050*logwidth/2647519"/><draw:equation draw:name="f449" draw:formula="1884997*logheight/2612594"/><draw:equation draw:name="f450" draw:formula="2487143*logwidth/2647519"/><draw:equation draw:name="f451" draw:formula="1925002*logheight/2612594"/><draw:equation draw:name="f452" draw:formula="2465235*logwidth/2647519"/><draw:equation draw:name="f453" draw:formula="1965960*logheight/2612594"/><draw:equation draw:name="f454" draw:formula="2445233*logwidth/2647519"/><draw:equation draw:name="f455" draw:formula="1991677*logheight/2612594"/><draw:equation draw:name="f456" draw:formula="2458568*logwidth/2647519"/><draw:equation draw:name="f457" draw:formula="1965007*logheight/2612594"/><draw:equation draw:name="f458" draw:formula="2469998*logwidth/2647519"/><draw:equation draw:name="f459" draw:formula="1938337*logheight/2612594"/><draw:equation draw:name="f460" draw:formula="2478570*logwidth/2647519"/><draw:equation draw:name="f461" draw:formula="1924050*logheight/2612594"/><draw:equation draw:name="f462" draw:formula="2490000*logwidth/2647519"/><draw:equation draw:name="f463" draw:formula="1905000*logheight/2612594"/><draw:equation draw:name="f464" draw:formula="2500478*logwidth/2647519"/><draw:equation draw:name="f465" draw:formula="1885950*logheight/2612594"/><draw:equation draw:name="f466" draw:formula="2521433*logwidth/2647519"/><draw:equation draw:name="f467" draw:formula="1847850*logheight/2612594"/><draw:equation draw:name="f468" draw:formula="2459780*logwidth/2647519"/><draw:equation draw:name="f469" draw:formula="1766202*logheight/2612594"/><draw:equation draw:name="f470" draw:formula="2436660*logwidth/2647519"/><draw:equation draw:name="f471" draw:formula="1806892*logheight/2612594"/><draw:equation draw:name="f472" draw:formula="2436235*logwidth/2647519"/><draw:equation draw:name="f473" draw:formula="1807870*logheight/2612594"/><draw:equation draw:name="f474" draw:formula="2459520*logwidth/2647519"/><draw:equation draw:name="f475" draw:formula="1766887*logheight/2612594"/><draw:equation draw:name="f476" draw:formula="2472460*logwidth/2647519"/><draw:equation draw:name="f477" draw:formula="1674043*logheight/2612594"/><draw:equation draw:name="f478" draw:formula="2444672*logwidth/2647519"/><draw:equation draw:name="f479" draw:formula="1749965*logheight/2612594"/><draw:equation draw:name="f480" draw:formula="2386218*logwidth/2647519"/><draw:equation draw:name="f481" draw:formula="1869449*logheight/2612594"/><draw:equation draw:name="f482" draw:formula="2377660*logwidth/2647519"/><draw:equation draw:name="f483" draw:formula="1882980*logheight/2612594"/><draw:equation draw:name="f484" draw:formula="2377605*logwidth/2647519"/><draw:equation draw:name="f485" draw:formula="1883092*logheight/2612594"/><draw:equation draw:name="f486" draw:formula="2357602*logwidth/2647519"/><draw:equation draw:name="f487" draw:formula="1917382*logheight/2612594"/><draw:equation draw:name="f488" draw:formula="2337600*logwidth/2647519"/><draw:equation draw:name="f489" draw:formula="1954530*logheight/2612594"/><draw:equation draw:name="f490" draw:formula="2314740*logwidth/2647519"/><draw:equation draw:name="f491" draw:formula="1983105*logheight/2612594"/><draw:equation draw:name="f492" draw:formula="2295690*logwidth/2647519"/><draw:equation draw:name="f493" draw:formula="2015490*logheight/2612594"/><draw:equation draw:name="f494" draw:formula="2183295*logwidth/2647519"/><draw:equation draw:name="f495" draw:formula="2142172*logheight/2612594"/><draw:equation draw:name="f496" draw:formula="2146147*logwidth/2647519"/><draw:equation draw:name="f497" draw:formula="2173605*logheight/2612594"/><draw:equation draw:name="f498" draw:formula="2142583*logwidth/2647519"/><draw:equation draw:name="f499" draw:formula="2176315*logheight/2612594"/><draw:equation draw:name="f500" draw:formula="2141046*logwidth/2647519"/><draw:equation draw:name="f501" draw:formula="2177871*logheight/2612594"/><draw:equation draw:name="f502" draw:formula="2125512*logwidth/2647519"/><draw:equation draw:name="f503" draw:formula="2190534*logheight/2612594"/><draw:equation draw:name="f504" draw:formula="2112810*logwidth/2647519"/><draw:equation draw:name="f505" draw:formula="2205037*logheight/2612594"/><draw:equation draw:name="f506" draw:formula="2066137*logwidth/2647519"/><draw:equation draw:name="f507" draw:formula="2240280*logheight/2612594"/><draw:equation draw:name="f508" draw:formula="2058824*logwidth/2647519"/><draw:equation draw:name="f509" draw:formula="2244900*logheight/2612594"/><draw:equation draw:name="f510" draw:formula="2038960*logwidth/2647519"/><draw:equation draw:name="f511" draw:formula="2261093*logheight/2612594"/><draw:equation draw:name="f512" draw:formula="2036092*logwidth/2647519"/><draw:equation draw:name="f513" draw:formula="2262956*logheight/2612594"/><draw:equation draw:name="f514" draw:formula="2031847*logwidth/2647519"/><draw:equation draw:name="f515" draw:formula="2266950*logheight/2612594"/><draw:equation draw:name="f516" draw:formula="1994700*logwidth/2647519"/><draw:equation draw:name="f517" draw:formula="2291715*logheight/2612594"/><draw:equation draw:name="f518" draw:formula="1957552*logwidth/2647519"/><draw:equation draw:name="f519" draw:formula="2314575*logheight/2612594"/><draw:equation draw:name="f520" draw:formula="1953300*logwidth/2647519"/><draw:equation draw:name="f521" draw:formula="2316730*logheight/2612594"/><draw:equation draw:name="f522" draw:formula="1928148*logwidth/2647519"/><draw:equation draw:name="f523" draw:formula="2333067*logheight/2612594"/><draw:equation draw:name="f524" draw:formula="1920351*logwidth/2647519"/><draw:equation draw:name="f525" draw:formula="2337000*logheight/2612594"/><draw:equation draw:name="f526" draw:formula="1912785*logwidth/2647519"/><draw:equation draw:name="f527" draw:formula="2342197*logheight/2612594"/><draw:equation draw:name="f528" draw:formula="1887067*logwidth/2647519"/><draw:equation draw:name="f529" draw:formula="2356485*logheight/2612594"/><draw:equation draw:name="f530" draw:formula="1863038*logwidth/2647519"/><draw:equation draw:name="f531" draw:formula="2365909*logheight/2612594"/><draw:equation draw:name="f532" draw:formula="1809483*logwidth/2647519"/><draw:equation draw:name="f533" draw:formula="2392922*logheight/2612594"/><draw:equation draw:name="f534" draw:formula="1683836*logwidth/2647519"/><draw:equation draw:name="f535" draw:formula="2439784*logheight/2612594"/><draw:equation draw:name="f536" draw:formula="1596280*logwidth/2647519"/><draw:equation draw:name="f537" draw:formula="2462297*logheight/2612594"/><draw:equation draw:name="f538" draw:formula="1667040*logwidth/2647519"/><draw:equation draw:name="f539" draw:formula="2448877*logheight/2612594"/><draw:equation draw:name="f540" draw:formula="1680375*logwidth/2647519"/><draw:equation draw:name="f541" draw:formula="2446019*logheight/2612594"/><draw:equation draw:name="f542" draw:formula="1723237*logwidth/2647519"/><draw:equation draw:name="f543" draw:formula="2430779*logheight/2612594"/><draw:equation draw:name="f544" draw:formula="1749907*logwidth/2647519"/><draw:equation draw:name="f545" draw:formula="2422207*logheight/2612594"/><draw:equation draw:name="f546" draw:formula="1792770*logwidth/2647519"/><draw:equation draw:name="f547" draw:formula="2400299*logheight/2612594"/><draw:equation draw:name="f548" draw:formula="1841347*logwidth/2647519"/><draw:equation draw:name="f549" draw:formula="2383154*logheight/2612594"/><draw:equation draw:name="f550" draw:formula="1872470*logwidth/2647519"/><draw:equation draw:name="f551" draw:formula="2370949*logheight/2612594"/><draw:equation draw:name="f552" draw:formula="1886115*logwidth/2647519"/><draw:equation draw:name="f553" draw:formula="2363152*logheight/2612594"/><draw:equation draw:name="f554" draw:formula="1898496*logwidth/2647519"/><draw:equation draw:name="f555" draw:formula="2359343*logheight/2612594"/><draw:equation draw:name="f556" draw:formula="1915642*logwidth/2647519"/><draw:equation draw:name="f557" draw:formula="2349817*logheight/2612594"/><draw:equation draw:name="f558" draw:formula="1920147*logwidth/2647519"/><draw:equation draw:name="f559" draw:formula="2346686*logheight/2612594"/><draw:equation draw:name="f560" draw:formula="1931835*logwidth/2647519"/><draw:equation draw:name="f561" draw:formula="2335530*logheight/2612594"/><draw:equation draw:name="f562" draw:formula="1957552*logwidth/2647519"/><draw:equation draw:name="f563" draw:formula="2320290*logheight/2612594"/><draw:equation draw:name="f564" draw:formula="1986810*logwidth/2647519"/><draw:equation draw:name="f565" draw:formula="2305948*logheight/2612594"/><draw:equation draw:name="f566" draw:formula="1997557*logwidth/2647519"/><draw:equation draw:name="f567" draw:formula="2299334*logheight/2612594"/><draw:equation draw:name="f568" draw:formula="2034705*logwidth/2647519"/><draw:equation draw:name="f569" draw:formula="2274569*logheight/2612594"/><draw:equation draw:name="f570" draw:formula="2050897*logwidth/2647519"/><draw:equation draw:name="f571" draw:formula="2259329*logheight/2612594"/><draw:equation draw:name="f572" draw:formula="2068995*logwidth/2647519"/><draw:equation draw:name="f573" draw:formula="2247899*logheight/2612594"/><draw:equation draw:name="f574" draw:formula="2115667*logwidth/2647519"/><draw:equation draw:name="f575" draw:formula="2212657*logheight/2612594"/><draw:equation draw:name="f576" draw:formula="2149005*logwidth/2647519"/><draw:equation draw:name="f577" draw:formula="2181224*logheight/2612594"/><draw:equation draw:name="f578" draw:formula="2186152*logwidth/2647519"/><draw:equation draw:name="f579" draw:formula="2149792*logheight/2612594"/><draw:equation draw:name="f580" draw:formula="2298547*logwidth/2647519"/><draw:equation draw:name="f581" draw:formula="2023109*logheight/2612594"/><draw:equation draw:name="f582" draw:formula="2314015*logwidth/2647519"/><draw:equation draw:name="f583" draw:formula="1996814*logheight/2612594"/><draw:equation draw:name="f584" draw:formula="2314740*logwidth/2647519"/><draw:equation draw:name="f585" draw:formula="1994534*logheight/2612594"/><draw:equation draw:name="f586" draw:formula="2339505*logwidth/2647519"/><draw:equation draw:name="f587" draw:formula="1956434*logheight/2612594"/><draw:equation draw:name="f588" draw:formula="2347125*logwidth/2647519"/><draw:equation draw:name="f589" draw:formula="1945004*logheight/2612594"/><draw:equation draw:name="f590" draw:formula="2357257*logwidth/2647519"/><draw:equation draw:name="f591" draw:formula="1930951*logheight/2612594"/><draw:equation draw:name="f592" draw:formula="2360460*logwidth/2647519"/><draw:equation draw:name="f593" draw:formula="1925002*logheight/2612594"/><draw:equation draw:name="f594" draw:formula="2380462*logwidth/2647519"/><draw:equation draw:name="f595" draw:formula="1890712*logheight/2612594"/><draw:equation draw:name="f596" draw:formula="2419515*logwidth/2647519"/><draw:equation draw:name="f597" draw:formula="1809749*logheight/2612594"/><draw:equation draw:name="f598" draw:formula="2457615*logwidth/2647519"/><draw:equation draw:name="f599" draw:formula="1723072*logheight/2612594"/><draw:equation draw:name="f600" draw:formula="2468807*logwidth/2647519"/><draw:equation draw:name="f601" draw:formula="1687829*logheight/2612594"/><draw:equation draw:name="f602" draw:formula="2576677*logwidth/2647519"/><draw:equation draw:name="f603" draw:formula="1589722*logheight/2612594"/><draw:equation draw:name="f604" draw:formula="2573820*logwidth/2647519"/><draw:equation draw:name="f605" draw:formula="1591627*logheight/2612594"/><draw:equation draw:name="f606" draw:formula="2573820*logwidth/2647519"/><draw:equation draw:name="f607" draw:formula="1591627*logheight/2612594"/><draw:equation draw:name="f608" draw:formula="2585674*logwidth/2647519"/><draw:equation draw:name="f609" draw:formula="1533271*logheight/2612594"/><draw:equation draw:name="f610" draw:formula="2585332*logwidth/2647519"/><draw:equation draw:name="f611" draw:formula="1534956*logheight/2612594"/><draw:equation draw:name="f612" draw:formula="2588107*logwidth/2647519"/><draw:equation draw:name="f613" draw:formula="1538287*logheight/2612594"/><draw:equation draw:name="f614" draw:formula="2596680*logwidth/2647519"/><draw:equation draw:name="f615" draw:formula="1547812*logheight/2612594"/><draw:equation draw:name="f616" draw:formula="2602395*logwidth/2647519"/><draw:equation draw:name="f617" draw:formula="1544002*logheight/2612594"/><draw:equation draw:name="f618" draw:formula="2602539*logwidth/2647519"/><draw:equation draw:name="f619" draw:formula="1543271*logheight/2612594"/><draw:equation draw:name="f620" draw:formula="2598585*logwidth/2647519"/><draw:equation draw:name="f621" draw:formula="1545907*logheight/2612594"/><draw:equation draw:name="f622" draw:formula="2589060*logwidth/2647519"/><draw:equation draw:name="f623" draw:formula="1537334*logheight/2612594"/><draw:equation draw:name="f624" draw:formula="2577184*logwidth/2647519"/><draw:equation draw:name="f625" draw:formula="1425070*logheight/2612594"/><draw:equation draw:name="f626" draw:formula="2576519*logwidth/2647519"/><draw:equation draw:name="f627" draw:formula="1425107*logheight/2612594"/><draw:equation draw:name="f628" draw:formula="2575314*logwidth/2647519"/><draw:equation draw:name="f629" draw:formula="1425174*logheight/2612594"/><draw:equation draw:name="f630" draw:formula="2575725*logwidth/2647519"/><draw:equation draw:name="f631" draw:formula="1429702*logheight/2612594"/><draw:equation draw:name="f632" draw:formula="2574773*logwidth/2647519"/><draw:equation draw:name="f633" draw:formula="1453515*logheight/2612594"/><draw:equation draw:name="f634" draw:formula="2570963*logwidth/2647519"/><draw:equation draw:name="f635" draw:formula="1467802*logheight/2612594"/><draw:equation draw:name="f636" draw:formula="2548103*logwidth/2647519"/><draw:equation draw:name="f637" draw:formula="1503997*logheight/2612594"/><draw:equation draw:name="f638" draw:formula="2542388*logwidth/2647519"/><draw:equation draw:name="f639" draw:formula="1535430*logheight/2612594"/><draw:equation draw:name="f640" draw:formula="2536673*logwidth/2647519"/><draw:equation draw:name="f641" draw:formula="1545907*logheight/2612594"/><draw:equation draw:name="f642" draw:formula="2527148*logwidth/2647519"/><draw:equation draw:name="f643" draw:formula="1591627*logheight/2612594"/><draw:equation draw:name="f644" draw:formula="2516670*logwidth/2647519"/><draw:equation draw:name="f645" draw:formula="1627822*logheight/2612594"/><draw:equation draw:name="f646" draw:formula="2505240*logwidth/2647519"/><draw:equation draw:name="f647" draw:formula="1663065*logheight/2612594"/><draw:equation draw:name="f648" draw:formula="2498573*logwidth/2647519"/><draw:equation draw:name="f649" draw:formula="1690687*logheight/2612594"/><draw:equation draw:name="f650" draw:formula="2490953*logwidth/2647519"/><draw:equation draw:name="f651" draw:formula="1719262*logheight/2612594"/><draw:equation draw:name="f652" draw:formula="2497030*logwidth/2647519"/><draw:equation draw:name="f653" draw:formula="1709810*logheight/2612594"/><draw:equation draw:name="f654" draw:formula="2502383*logwidth/2647519"/><draw:equation draw:name="f655" draw:formula="1689734*logheight/2612594"/><draw:equation draw:name="f656" draw:formula="2507145*logwidth/2647519"/><draw:equation draw:name="f657" draw:formula="1661159*logheight/2612594"/><draw:equation draw:name="f658" draw:formula="2518575*logwidth/2647519"/><draw:equation draw:name="f659" draw:formula="1625917*logheight/2612594"/><draw:equation draw:name="f660" draw:formula="2529053*logwidth/2647519"/><draw:equation draw:name="f661" draw:formula="1589722*logheight/2612594"/><draw:equation draw:name="f662" draw:formula="2538578*logwidth/2647519"/><draw:equation draw:name="f663" draw:formula="1544002*logheight/2612594"/><draw:equation draw:name="f664" draw:formula="2544293*logwidth/2647519"/><draw:equation draw:name="f665" draw:formula="1533524*logheight/2612594"/><draw:equation draw:name="f666" draw:formula="2550008*logwidth/2647519"/><draw:equation draw:name="f667" draw:formula="1502092*logheight/2612594"/><draw:equation draw:name="f668" draw:formula="2572868*logwidth/2647519"/><draw:equation draw:name="f669" draw:formula="1465897*logheight/2612594"/><draw:equation draw:name="f670" draw:formula="2557628*logwidth/2647519"/><draw:equation draw:name="f671" draw:formula="1539239*logheight/2612594"/><draw:equation draw:name="f672" draw:formula="2546198*logwidth/2647519"/><draw:equation draw:name="f673" draw:formula="1600199*logheight/2612594"/><draw:equation draw:name="f674" draw:formula="2520480*logwidth/2647519"/><draw:equation draw:name="f675" draw:formula="1678304*logheight/2612594"/><draw:equation draw:name="f676" draw:formula="2515393*logwidth/2647519"/><draw:equation draw:name="f677" draw:formula="1686218*logheight/2612594"/><draw:equation draw:name="f678" draw:formula="2513218*logwidth/2647519"/><draw:equation draw:name="f679" draw:formula="1698069*logheight/2612594"/><draw:equation draw:name="f680" draw:formula="2506193*logwidth/2647519"/><draw:equation draw:name="f681" draw:formula="1718310*logheight/2612594"/><draw:equation draw:name="f682" draw:formula="2479523*logwidth/2647519"/><draw:equation draw:name="f683" draw:formula="1776412*logheight/2612594"/><draw:equation draw:name="f684" draw:formula="2467140*logwidth/2647519"/><draw:equation draw:name="f685" draw:formula="1806892*logheight/2612594"/><draw:equation draw:name="f686" draw:formula="2459520*logwidth/2647519"/><draw:equation draw:name="f687" draw:formula="1823085*logheight/2612594"/><draw:equation draw:name="f688" draw:formula="2449995*logwidth/2647519"/><draw:equation draw:name="f689" draw:formula="1840230*logheight/2612594"/><draw:equation draw:name="f690" draw:formula="2424278*logwidth/2647519"/><draw:equation draw:name="f691" draw:formula="1885950*logheight/2612594"/><draw:equation draw:name="f692" draw:formula="2396655*logwidth/2647519"/><draw:equation draw:name="f693" draw:formula="1930717*logheight/2612594"/><draw:equation draw:name="f694" draw:formula="2361413*logwidth/2647519"/><draw:equation draw:name="f695" draw:formula="1990725*logheight/2612594"/><draw:equation draw:name="f696" draw:formula="2322360*logwidth/2647519"/><draw:equation draw:name="f697" draw:formula="2049780*logheight/2612594"/><draw:equation draw:name="f698" draw:formula="2296643*logwidth/2647519"/><draw:equation draw:name="f699" draw:formula="2083117*logheight/2612594"/><draw:equation draw:name="f700" draw:formula="2269020*logwidth/2647519"/><draw:equation draw:name="f701" draw:formula="2115502*logheight/2612594"/><draw:equation draw:name="f702" draw:formula="2259495*logwidth/2647519"/><draw:equation draw:name="f703" draw:formula="2128837*logheight/2612594"/><draw:equation draw:name="f704" draw:formula="2249018*logwidth/2647519"/><draw:equation draw:name="f705" draw:formula="2142172*logheight/2612594"/><draw:equation draw:name="f706" draw:formula="2232825*logwidth/2647519"/><draw:equation draw:name="f707" draw:formula="2155507*logheight/2612594"/><draw:equation draw:name="f708" draw:formula="2206342*logwidth/2647519"/><draw:equation draw:name="f709" draw:formula="2184829*logheight/2612594"/><draw:equation draw:name="f710" draw:formula="2207107*logwidth/2647519"/><draw:equation draw:name="f711" draw:formula="2187892*logheight/2612594"/><draw:equation draw:name="f712" draw:formula="2179485*logwidth/2647519"/><draw:equation draw:name="f713" draw:formula="2216467*logheight/2612594"/><draw:equation draw:name="f714" draw:formula="2149957*logwidth/2647519"/><draw:equation draw:name="f715" draw:formula="2237422*logheight/2612594"/><draw:equation draw:name="f716" draw:formula="2126145*logwidth/2647519"/><draw:equation draw:name="f717" draw:formula="2256472*logheight/2612594"/><draw:equation draw:name="f718" draw:formula="2103587*logwidth/2647519"/><draw:equation draw:name="f719" draw:formula="2272957*logheight/2612594"/><draw:equation draw:name="f720" draw:formula="2107095*logwidth/2647519"/><draw:equation draw:name="f721" draw:formula="2272665*logheight/2612594"/><draw:equation draw:name="f722" draw:formula="2131860*logwidth/2647519"/><draw:equation draw:name="f723" draw:formula="2254567*logheight/2612594"/><draw:equation draw:name="f724" draw:formula="2155673*logwidth/2647519"/><draw:equation draw:name="f725" draw:formula="2235517*logheight/2612594"/><draw:equation draw:name="f726" draw:formula="2185200*logwidth/2647519"/><draw:equation draw:name="f727" draw:formula="2214562*logheight/2612594"/><draw:equation draw:name="f728" draw:formula="2212823*logwidth/2647519"/><draw:equation draw:name="f729" draw:formula="2185987*logheight/2612594"/><draw:equation draw:name="f730" draw:formula="2211870*logwidth/2647519"/><draw:equation draw:name="f731" draw:formula="2182177*logheight/2612594"/><draw:equation draw:name="f732" draw:formula="2238540*logwidth/2647519"/><draw:equation draw:name="f733" draw:formula="2152650*logheight/2612594"/><draw:equation draw:name="f734" draw:formula="2254733*logwidth/2647519"/><draw:equation draw:name="f735" draw:formula="2139315*logheight/2612594"/><draw:equation draw:name="f736" draw:formula="2265210*logwidth/2647519"/><draw:equation draw:name="f737" draw:formula="2125980*logheight/2612594"/><draw:equation draw:name="f738" draw:formula="2274735*logwidth/2647519"/><draw:equation draw:name="f739" draw:formula="2112645*logheight/2612594"/><draw:equation draw:name="f740" draw:formula="2302358*logwidth/2647519"/><draw:equation draw:name="f741" draw:formula="2080260*logheight/2612594"/><draw:equation draw:name="f742" draw:formula="2328075*logwidth/2647519"/><draw:equation draw:name="f743" draw:formula="2046922*logheight/2612594"/><draw:equation draw:name="f744" draw:formula="2367128*logwidth/2647519"/><draw:equation draw:name="f745" draw:formula="1987867*logheight/2612594"/><draw:equation draw:name="f746" draw:formula="2402370*logwidth/2647519"/><draw:equation draw:name="f747" draw:formula="1927860*logheight/2612594"/><draw:equation draw:name="f748" draw:formula="2429993*logwidth/2647519"/><draw:equation draw:name="f749" draw:formula="1883092*logheight/2612594"/><draw:equation draw:name="f750" draw:formula="2455710*logwidth/2647519"/><draw:equation draw:name="f751" draw:formula="1837372*logheight/2612594"/><draw:equation draw:name="f752" draw:formula="2465235*logwidth/2647519"/><draw:equation draw:name="f753" draw:formula="1820227*logheight/2612594"/><draw:equation draw:name="f754" draw:formula="2472855*logwidth/2647519"/><draw:equation draw:name="f755" draw:formula="1804035*logheight/2612594"/><draw:equation draw:name="f756" draw:formula="2485238*logwidth/2647519"/><draw:equation draw:name="f757" draw:formula="1773555*logheight/2612594"/><draw:equation draw:name="f758" draw:formula="2511908*logwidth/2647519"/><draw:equation draw:name="f759" draw:formula="1715452*logheight/2612594"/><draw:equation draw:name="f760" draw:formula="2522385*logwidth/2647519"/><draw:equation draw:name="f761" draw:formula="1676400*logheight/2612594"/><draw:equation draw:name="f762" draw:formula="2548103*logwidth/2647519"/><draw:equation draw:name="f763" draw:formula="1598295*logheight/2612594"/><draw:equation draw:name="f764" draw:formula="2559533*logwidth/2647519"/><draw:equation draw:name="f765" draw:formula="1537335*logheight/2612594"/><draw:equation draw:name="f766" draw:formula="2574773*logwidth/2647519"/><draw:equation draw:name="f767" draw:formula="1463992*logheight/2612594"/><draw:equation draw:name="f768" draw:formula="2578209*logwidth/2647519"/><draw:equation draw:name="f769" draw:formula="1451109*logheight/2612594"/><draw:equation draw:name="f770" draw:formula="2575725*logwidth/2647519"/><draw:equation draw:name="f771" draw:formula="1450657*logheight/2612594"/><draw:equation draw:name="f772" draw:formula="2576677*logwidth/2647519"/><draw:equation draw:name="f773" draw:formula="1426845*logheight/2612594"/><draw:equation draw:name="f774" draw:formula="2597632*logwidth/2647519"/><draw:equation draw:name="f775" draw:formula="1404937*logheight/2612594"/><draw:equation draw:name="f776" draw:formula="2586541*logwidth/2647519"/><draw:equation draw:name="f777" draw:formula="1451152*logheight/2612594"/><draw:equation draw:name="f778" draw:formula="2586542*logwidth/2647519"/><draw:equation draw:name="f779" draw:formula="1451152*logheight/2612594"/><draw:equation draw:name="f780" draw:formula="2597633*logwidth/2647519"/><draw:equation draw:name="f781" draw:formula="1404938*logheight/2612594"/><draw:equation draw:name="f782" draw:formula="2606205*logwidth/2647519"/><draw:equation draw:name="f783" draw:formula="1395412*logheight/2612594"/><draw:equation draw:name="f784" draw:formula="2600490*logwidth/2647519"/><draw:equation draw:name="f785" draw:formula="1407795*logheight/2612594"/><draw:equation draw:name="f786" draw:formula="2599181*logwidth/2647519"/><draw:equation draw:name="f787" draw:formula="1433750*logheight/2612594"/><draw:equation draw:name="f788" draw:formula="2598585*logwidth/2647519"/><draw:equation draw:name="f789" draw:formula="1458277*logheight/2612594"/><draw:equation draw:name="f790" draw:formula="2589060*logwidth/2647519"/><draw:equation draw:name="f791" draw:formula="1487586*logheight/2612594"/><draw:equation draw:name="f792" draw:formula="2589060*logwidth/2647519"/><draw:equation draw:name="f793" draw:formula="1490934*logheight/2612594"/><draw:equation draw:name="f794" draw:formula="2600490*logwidth/2647519"/><draw:equation draw:name="f795" draw:formula="1458277*logheight/2612594"/><draw:equation draw:name="f796" draw:formula="2602395*logwidth/2647519"/><draw:equation draw:name="f797" draw:formula="1407794*logheight/2612594"/><draw:equation draw:name="f798" draw:formula="2606836*logwidth/2647519"/><draw:equation draw:name="f799" draw:formula="1398173*logheight/2612594"/><draw:equation draw:name="f800" draw:formula="2565247*logwidth/2647519"/><draw:equation draw:name="f801" draw:formula="1354454*logheight/2612594"/><draw:equation draw:name="f802" draw:formula="2559006*logwidth/2647519"/><draw:equation draw:name="f803" draw:formula="1369207*logheight/2612594"/><draw:equation draw:name="f804" draw:formula="2556675*logwidth/2647519"/><draw:equation draw:name="f805" draw:formula="1390650*logheight/2612594"/><draw:equation draw:name="f806" draw:formula="2553670*logwidth/2647519"/><draw:equation draw:name="f807" draw:formula="1380633*logheight/2612594"/><draw:equation draw:name="f808" draw:formula="2552571*logwidth/2647519"/><draw:equation draw:name="f809" draw:formula="1382047*logheight/2612594"/><draw:equation draw:name="f810" draw:formula="2555723*logwidth/2647519"/><draw:equation draw:name="f811" draw:formula="1392555*logheight/2612594"/><draw:equation draw:name="f812" draw:formula="2553818*logwidth/2647519"/><draw:equation draw:name="f813" draw:formula="1407795*logheight/2612594"/><draw:equation draw:name="f814" draw:formula="2557628*logwidth/2647519"/><draw:equation draw:name="f815" draw:formula="1420177*logheight/2612594"/><draw:equation draw:name="f816" draw:formula="2560581*logwidth/2647519"/><draw:equation draw:name="f817" draw:formula="1420013*logheight/2612594"/><draw:equation draw:name="f818" draw:formula="2558580*logwidth/2647519"/><draw:equation draw:name="f819" draw:formula="1413509*logheight/2612594"/><draw:equation draw:name="f820" draw:formula="2560485*logwidth/2647519"/><draw:equation draw:name="f821" draw:formula="1398269*logheight/2612594"/><draw:equation draw:name="f822" draw:formula="2565247*logwidth/2647519"/><draw:equation draw:name="f823" draw:formula="1354454*logheight/2612594"/><draw:equation draw:name="f824" draw:formula="2645258*logwidth/2647519"/><draw:equation draw:name="f825" draw:formula="1328737*logheight/2612594"/><draw:equation draw:name="f826" draw:formula="2647163*logwidth/2647519"/><draw:equation draw:name="f827" draw:formula="1329689*logheight/2612594"/><draw:equation draw:name="f828" draw:formula="2646210*logwidth/2647519"/><draw:equation draw:name="f829" draw:formula="1369694*logheight/2612594"/><draw:equation draw:name="f830" draw:formula="2647163*logwidth/2647519"/><draw:equation draw:name="f831" draw:formula="1397317*logheight/2612594"/><draw:equation draw:name="f832" draw:formula="2644305*logwidth/2647519"/><draw:equation draw:name="f833" draw:formula="1447799*logheight/2612594"/><draw:equation draw:name="f834" draw:formula="2641448*logwidth/2647519"/><draw:equation draw:name="f835" draw:formula="1476374*logheight/2612594"/><draw:equation draw:name="f836" draw:formula="2632875*logwidth/2647519"/><draw:equation draw:name="f837" draw:formula="1518284*logheight/2612594"/><draw:equation draw:name="f838" draw:formula="2630018*logwidth/2647519"/><draw:equation draw:name="f839" draw:formula="1553527*logheight/2612594"/><draw:equation draw:name="f840" draw:formula="2615730*logwidth/2647519"/><draw:equation draw:name="f841" draw:formula="1618297*logheight/2612594"/><draw:equation draw:name="f842" draw:formula="2602395*logwidth/2647519"/><draw:equation draw:name="f843" draw:formula="1674494*logheight/2612594"/><draw:equation draw:name="f844" draw:formula="2578583*logwidth/2647519"/><draw:equation draw:name="f845" draw:formula="1684972*logheight/2612594"/><draw:equation draw:name="f846" draw:formula="2580488*logwidth/2647519"/><draw:equation draw:name="f847" draw:formula="1679257*logheight/2612594"/><draw:equation draw:name="f848" draw:formula="2584298*logwidth/2647519"/><draw:equation draw:name="f849" draw:formula="1639252*logheight/2612594"/><draw:equation draw:name="f850" draw:formula="2598585*logwidth/2647519"/><draw:equation draw:name="f851" draw:formula="1597342*logheight/2612594"/><draw:equation draw:name="f852" draw:formula="2610015*logwidth/2647519"/><draw:equation draw:name="f853" draw:formula="1590675*logheight/2612594"/><draw:equation draw:name="f854" draw:formula="2610015*logwidth/2647519"/><draw:equation draw:name="f855" draw:formula="1590674*logheight/2612594"/><draw:equation draw:name="f856" draw:formula="2622398*logwidth/2647519"/><draw:equation draw:name="f857" draw:formula="1518284*logheight/2612594"/><draw:equation draw:name="f858" draw:formula="2629065*logwidth/2647519"/><draw:equation draw:name="f859" draw:formula="1483994*logheight/2612594"/><draw:equation draw:name="f860" draw:formula="2634780*logwidth/2647519"/><draw:equation draw:name="f861" draw:formula="1448752*logheight/2612594"/><draw:equation draw:name="f862" draw:formula="2639543*logwidth/2647519"/><draw:equation draw:name="f863" draw:formula="1415414*logheight/2612594"/><draw:equation draw:name="f864" draw:formula="2641448*logwidth/2647519"/><draw:equation draw:name="f865" draw:formula="1383982*logheight/2612594"/><draw:equation draw:name="f866" draw:formula="2642400*logwidth/2647519"/><draw:equation draw:name="f867" draw:formula="1357312*logheight/2612594"/><draw:equation draw:name="f868" draw:formula="2644305*logwidth/2647519"/><draw:equation draw:name="f869" draw:formula="1343024*logheight/2612594"/><draw:equation draw:name="f870" draw:formula="2645258*logwidth/2647519"/><draw:equation draw:name="f871" draw:formula="1328737*logheight/2612594"/><draw:equation draw:name="f872" draw:formula="134151*logwidth/2647519"/><draw:equation draw:name="f873" draw:formula="887095*logheight/2612594"/><draw:equation draw:name="f874" draw:formula="134625*logwidth/2647519"/><draw:equation draw:name="f875" draw:formula="887332*logheight/2612594"/><draw:equation draw:name="f876" draw:formula="134670*logwidth/2647519"/><draw:equation draw:name="f877" draw:formula="887199*logheight/2612594"/><draw:equation draw:name="f878" draw:formula="191618*logwidth/2647519"/><draw:equation draw:name="f879" draw:formula="750570*logheight/2612594"/><draw:equation draw:name="f880" draw:formula="170663*logwidth/2647519"/><draw:equation draw:name="f881" draw:formula="789622*logheight/2612594"/><draw:equation draw:name="f882" draw:formula="153518*logwidth/2647519"/><draw:equation draw:name="f883" draw:formula="803910*logheight/2612594"/><draw:equation draw:name="f884" draw:formula="153477*logwidth/2647519"/><draw:equation draw:name="f885" draw:formula="804822*logheight/2612594"/><draw:equation draw:name="f886" draw:formula="151819*logwidth/2647519"/><draw:equation draw:name="f887" draw:formula="841286*logheight/2612594"/><draw:equation draw:name="f888" draw:formula="151867*logwidth/2647519"/><draw:equation draw:name="f889" draw:formula="841199*logheight/2612594"/><draw:equation draw:name="f890" draw:formula="153518*logwidth/2647519"/><draw:equation draw:name="f891" draw:formula="804862*logheight/2612594"/><draw:equation draw:name="f892" draw:formula="170663*logwidth/2647519"/><draw:equation draw:name="f893" draw:formula="790574*logheight/2612594"/><draw:equation draw:name="f894" draw:formula="191618*logwidth/2647519"/><draw:equation draw:name="f895" draw:formula="751522*logheight/2612594"/><draw:equation draw:name="f896" draw:formula="192332*logwidth/2647519"/><draw:equation draw:name="f897" draw:formula="751998*logheight/2612594"/><draw:equation draw:name="f898" draw:formula="192689*logwidth/2647519"/><draw:equation draw:name="f899" draw:formula="751284*logheight/2612594"/><draw:equation draw:name="f900" draw:formula="203047*logwidth/2647519"/><draw:equation draw:name="f901" draw:formula="667702*logheight/2612594"/><draw:equation draw:name="f902" draw:formula="189712*logwidth/2647519"/><draw:equation draw:name="f903" draw:formula="677227*logheight/2612594"/><draw:equation draw:name="f904" draw:formula="169710*logwidth/2647519"/><draw:equation draw:name="f905" draw:formula="719137*logheight/2612594"/><draw:equation draw:name="f906" draw:formula="174286*logwidth/2647519"/><draw:equation draw:name="f907" draw:formula="722798*logheight/2612594"/><draw:equation draw:name="f908" draw:formula="174435*logwidth/2647519"/><draw:equation draw:name="f909" draw:formula="722155*logheight/2612594"/><draw:equation draw:name="f910" draw:formula="170663*logwidth/2647519"/><draw:equation draw:name="f911" draw:formula="719137*logheight/2612594"/><draw:equation draw:name="f912" draw:formula="190665*logwidth/2647519"/><draw:equation draw:name="f913" draw:formula="677227*logheight/2612594"/><draw:equation draw:name="f914" draw:formula="202473*logwidth/2647519"/><draw:equation draw:name="f915" draw:formula="668793*logheight/2612594"/><draw:equation draw:name="f916" draw:formula="276390*logwidth/2647519"/><draw:equation draw:name="f917" draw:formula="613410*logheight/2612594"/><draw:equation draw:name="f918" draw:formula="275187*logwidth/2647519"/><draw:equation draw:name="f919" draw:formula="614373*logheight/2612594"/><draw:equation draw:name="f920" draw:formula="270080*logwidth/2647519"/><draw:equation draw:name="f921" draw:formula="634008*logheight/2612594"/><draw:equation draw:name="f922" draw:formula="266865*logwidth/2647519"/><draw:equation draw:name="f923" draw:formula="643890*logheight/2612594"/><draw:equation draw:name="f924" draw:formula="179235*logwidth/2647519"/><draw:equation draw:name="f925" draw:formula="803910*logheight/2612594"/><draw:equation draw:name="f926" draw:formula="166852*logwidth/2647519"/><draw:equation draw:name="f927" draw:formula="842962*logheight/2612594"/><draw:equation draw:name="f928" draw:formula="155422*logwidth/2647519"/><draw:equation draw:name="f929" draw:formula="882967*logheight/2612594"/><draw:equation draw:name="f930" draw:formula="130657*logwidth/2647519"/><draw:equation draw:name="f931" draw:formula="966787*logheight/2612594"/><draw:equation draw:name="f932" draw:formula="114465*logwidth/2647519"/><draw:equation draw:name="f933" draw:formula="1023937*logheight/2612594"/><draw:equation draw:name="f934" draw:formula="106845*logwidth/2647519"/><draw:equation draw:name="f935" draw:formula="1066800*logheight/2612594"/><draw:equation draw:name="f936" draw:formula="103035*logwidth/2647519"/><draw:equation draw:name="f937" draw:formula="1088707*logheight/2612594"/><draw:equation draw:name="f938" draw:formula="100177*logwidth/2647519"/><draw:equation draw:name="f939" draw:formula="1110615*logheight/2612594"/><draw:equation draw:name="f940" draw:formula="91605*logwidth/2647519"/><draw:equation draw:name="f941" draw:formula="1169670*logheight/2612594"/><draw:equation draw:name="f942" draw:formula="88747*logwidth/2647519"/><draw:equation draw:name="f943" draw:formula="1205865*logheight/2612594"/><draw:equation draw:name="f944" draw:formula="93510*logwidth/2647519"/><draw:equation draw:name="f945" draw:formula="1243965*logheight/2612594"/><draw:equation draw:name="f946" draw:formula="95742*logwidth/2647519"/><draw:equation draw:name="f947" draw:formula="1223205*logheight/2612594"/><draw:equation draw:name="f948" draw:formula="95415*logwidth/2647519"/><draw:equation draw:name="f949" draw:formula="1216342*logheight/2612594"/><draw:equation draw:name="f950" draw:formula="99225*logwidth/2647519"/><draw:equation draw:name="f951" draw:formula="1176337*logheight/2612594"/><draw:equation draw:name="f952" draw:formula="107797*logwidth/2647519"/><draw:equation draw:name="f953" draw:formula="1117282*logheight/2612594"/><draw:equation draw:name="f954" draw:formula="114596*logwidth/2647519"/><draw:equation draw:name="f955" draw:formula="1109123*logheight/2612594"/><draw:equation draw:name="f956" draw:formula="124469*logwidth/2647519"/><draw:equation draw:name="f957" draw:formula="1043051*logheight/2612594"/><draw:equation draw:name="f958" draw:formula="123990*logwidth/2647519"/><draw:equation draw:name="f959" draw:formula="1031557*logheight/2612594"/><draw:equation draw:name="f960" draw:formula="133400*logwidth/2647519"/><draw:equation draw:name="f961" draw:formula="1004580*logheight/2612594"/><draw:equation draw:name="f962" draw:formula="138999*logwidth/2647519"/><draw:equation draw:name="f963" draw:formula="981931*logheight/2612594"/><draw:equation draw:name="f964" draw:formula="137325*logwidth/2647519"/><draw:equation draw:name="f965" draw:formula="985837*logheight/2612594"/><draw:equation draw:name="f966" draw:formula="131610*logwidth/2647519"/><draw:equation draw:name="f967" draw:formula="983932*logheight/2612594"/><draw:equation draw:name="f968" draw:formula="117322*logwidth/2647519"/><draw:equation draw:name="f969" draw:formula="1024890*logheight/2612594"/><draw:equation draw:name="f970" draw:formula="118275*logwidth/2647519"/><draw:equation draw:name="f971" draw:formula="1047750*logheight/2612594"/><draw:equation draw:name="f972" draw:formula="111607*logwidth/2647519"/><draw:equation draw:name="f973" draw:formula="1091565*logheight/2612594"/><draw:equation draw:name="f974" draw:formula="110655*logwidth/2647519"/><draw:equation draw:name="f975" draw:formula="1099185*logheight/2612594"/><draw:equation draw:name="f976" draw:formula="101130*logwidth/2647519"/><draw:equation draw:name="f977" draw:formula="1110615*logheight/2612594"/><draw:equation draw:name="f978" draw:formula="103987*logwidth/2647519"/><draw:equation draw:name="f979" draw:formula="1088707*logheight/2612594"/><draw:equation draw:name="f980" draw:formula="107797*logwidth/2647519"/><draw:equation draw:name="f981" draw:formula="1066800*logheight/2612594"/><draw:equation draw:name="f982" draw:formula="115417*logwidth/2647519"/><draw:equation draw:name="f983" draw:formula="1023937*logheight/2612594"/><draw:equation draw:name="f984" draw:formula="131610*logwidth/2647519"/><draw:equation draw:name="f985" draw:formula="966787*logheight/2612594"/><draw:equation draw:name="f986" draw:formula="156375*logwidth/2647519"/><draw:equation draw:name="f987" draw:formula="882967*logheight/2612594"/><draw:equation draw:name="f988" draw:formula="167805*logwidth/2647519"/><draw:equation draw:name="f989" draw:formula="842962*logheight/2612594"/><draw:equation draw:name="f990" draw:formula="180187*logwidth/2647519"/><draw:equation draw:name="f991" draw:formula="803910*logheight/2612594"/><draw:equation draw:name="f992" draw:formula="267817*logwidth/2647519"/><draw:equation draw:name="f993" draw:formula="643890*logheight/2612594"/><draw:equation draw:name="f994" draw:formula="276390*logwidth/2647519"/><draw:equation draw:name="f995" draw:formula="613410*logheight/2612594"/><draw:equation draw:name="f996" draw:formula="293536*logwidth/2647519"/><draw:equation draw:name="f997" draw:formula="518160*logheight/2612594"/><draw:equation draw:name="f998" draw:formula="293535*logwidth/2647519"/><draw:equation draw:name="f999" draw:formula="518160*logheight/2612594"/><draw:equation draw:name="f1000" draw:formula="298297*logwidth/2647519"/><draw:equation draw:name="f1001" draw:formula="521970*logheight/2612594"/><draw:equation draw:name="f1002" draw:formula="298297*logwidth/2647519"/><draw:equation draw:name="f1003" draw:formula="521969*logheight/2612594"/><draw:equation draw:name="f1004" draw:formula="465169*logwidth/2647519"/><draw:equation draw:name="f1005" draw:formula="382550*logheight/2612594"/><draw:equation draw:name="f1006" draw:formula="464986*logwidth/2647519"/><draw:equation draw:name="f1007" draw:formula="382696*logheight/2612594"/><draw:equation draw:name="f1008" draw:formula="464430*logwidth/2647519"/><draw:equation draw:name="f1009" draw:formula="383325*logheight/2612594"/><draw:equation draw:name="f1010" draw:formula="456651*logwidth/2647519"/><draw:equation draw:name="f1011" draw:formula="391477*logheight/2612594"/><draw:equation draw:name="f1012" draw:formula="454684*logwidth/2647519"/><draw:equation draw:name="f1013" draw:formula="394338*logheight/2612594"/><draw:equation draw:name="f1014" draw:formula="453399*logwidth/2647519"/><draw:equation draw:name="f1015" draw:formula="395790*logheight/2612594"/><draw:equation draw:name="f1016" draw:formula="447840*logwidth/2647519"/><draw:equation draw:name="f1017" draw:formula="403860*logheight/2612594"/><draw:equation draw:name="f1018" draw:formula="389738*logwidth/2647519"/><draw:equation draw:name="f1019" draw:formula="472440*logheight/2612594"/><draw:equation draw:name="f1020" draw:formula="373545*logwidth/2647519"/><draw:equation draw:name="f1021" draw:formula="491490*logheight/2612594"/><draw:equation draw:name="f1022" draw:formula="357353*logwidth/2647519"/><draw:equation draw:name="f1023" draw:formula="511492*logheight/2612594"/><draw:equation draw:name="f1024" draw:formula="285752*logwidth/2647519"/><draw:equation draw:name="f1025" draw:formula="590631*logheight/2612594"/><draw:equation draw:name="f1026" draw:formula="358305*logwidth/2647519"/><draw:equation draw:name="f1027" draw:formula="510540*logheight/2612594"/><draw:equation draw:name="f1028" draw:formula="374497*logwidth/2647519"/><draw:equation draw:name="f1029" draw:formula="490537*logheight/2612594"/><draw:equation draw:name="f1030" draw:formula="390690*logwidth/2647519"/><draw:equation draw:name="f1031" draw:formula="471487*logheight/2612594"/><draw:equation draw:name="f1032" draw:formula="448792*logwidth/2647519"/><draw:equation draw:name="f1033" draw:formula="402907*logheight/2612594"/><draw:equation draw:name="f1034" draw:formula="454684*logwidth/2647519"/><draw:equation draw:name="f1035" draw:formula="394338*logheight/2612594"/><draw:equation draw:name="f1036" draw:formula="464430*logwidth/2647519"/><draw:equation draw:name="f1037" draw:formula="383325*logheight/2612594"/><draw:equation draw:name="f1038" draw:formula="489348*logwidth/2647519"/><draw:equation draw:name="f1039" draw:formula="316869*logheight/2612594"/><draw:equation draw:name="f1040" draw:formula="481127*logwidth/2647519"/><draw:equation draw:name="f1041" draw:formula="319733*logheight/2612594"/><draw:equation draw:name="f1042" draw:formula="475013*logwidth/2647519"/><draw:equation draw:name="f1043" draw:formula="322003*logheight/2612594"/><draw:equation draw:name="f1044" draw:formula="473558*logwidth/2647519"/><draw:equation draw:name="f1045" draw:formula="323849*logheight/2612594"/><draw:equation draw:name="f1046" draw:formula="463080*logwidth/2647519"/><draw:equation draw:name="f1047" draw:formula="333374*logheight/2612594"/><draw:equation draw:name="f1048" draw:formula="436410*logwidth/2647519"/><draw:equation draw:name="f1049" draw:formula="350519*logheight/2612594"/><draw:equation draw:name="f1050" draw:formula="418313*logwidth/2647519"/><draw:equation draw:name="f1051" draw:formula="370522*logheight/2612594"/><draw:equation draw:name="f1052" draw:formula="401168*logwidth/2647519"/><draw:equation draw:name="f1053" draw:formula="390524*logheight/2612594"/><draw:equation draw:name="f1054" draw:formula="389738*logwidth/2647519"/><draw:equation draw:name="f1055" draw:formula="401002*logheight/2612594"/><draw:equation draw:name="f1056" draw:formula="389350*logwidth/2647519"/><draw:equation draw:name="f1057" draw:formula="400516*logheight/2612594"/><draw:equation draw:name="f1058" draw:formula="378546*logwidth/2647519"/><draw:equation draw:name="f1059" draw:formula="413504*logheight/2612594"/><draw:equation draw:name="f1060" draw:formula="360210*logwidth/2647519"/><draw:equation draw:name="f1061" draw:formula="436245*logheight/2612594"/><draw:equation draw:name="f1062" draw:formula="330683*logwidth/2647519"/><draw:equation draw:name="f1063" draw:formula="468630*logheight/2612594"/><draw:equation draw:name="f1064" draw:formula="335445*logwidth/2647519"/><draw:equation draw:name="f1065" draw:formula="474344*logheight/2612594"/><draw:equation draw:name="f1066" draw:formula="335536*logwidth/2647519"/><draw:equation draw:name="f1067" draw:formula="474264*logheight/2612594"/><draw:equation draw:name="f1068" draw:formula="331635*logwidth/2647519"/><draw:equation draw:name="f1069" draw:formula="469582*logheight/2612594"/><draw:equation draw:name="f1070" draw:formula="361162*logwidth/2647519"/><draw:equation draw:name="f1071" draw:formula="437197*logheight/2612594"/><draw:equation draw:name="f1072" draw:formula="390690*logwidth/2647519"/><draw:equation draw:name="f1073" draw:formula="401002*logheight/2612594"/><draw:equation draw:name="f1074" draw:formula="402120*logwidth/2647519"/><draw:equation draw:name="f1075" draw:formula="390525*logheight/2612594"/><draw:equation draw:name="f1076" draw:formula="419265*logwidth/2647519"/><draw:equation draw:name="f1077" draw:formula="370522*logheight/2612594"/><draw:equation draw:name="f1078" draw:formula="437362*logwidth/2647519"/><draw:equation draw:name="f1079" draw:formula="350520*logheight/2612594"/><draw:equation draw:name="f1080" draw:formula="464032*logwidth/2647519"/><draw:equation draw:name="f1081" draw:formula="333375*logheight/2612594"/><draw:equation draw:name="f1082" draw:formula="474510*logwidth/2647519"/><draw:equation draw:name="f1083" draw:formula="323850*logheight/2612594"/><draw:equation draw:name="f1084" draw:formula="485940*logwidth/2647519"/><draw:equation draw:name="f1085" draw:formula="319564*logheight/2612594"/><draw:equation draw:name="f1086" draw:formula="489548*logwidth/2647519"/><draw:equation draw:name="f1087" draw:formula="318444*logheight/2612594"/><draw:equation draw:name="f1088" draw:formula="1868970*logwidth/2647519"/><draw:equation draw:name="f1089" draw:formula="144780*logheight/2612594"/><draw:equation draw:name="f1090" draw:formula="1917547*logwidth/2647519"/><draw:equation draw:name="f1091" draw:formula="166687*logheight/2612594"/><draw:equation draw:name="f1092" draw:formula="1938502*logwidth/2647519"/><draw:equation draw:name="f1093" draw:formula="183832*logheight/2612594"/><draw:equation draw:name="f1094" draw:formula="1891830*logwidth/2647519"/><draw:equation draw:name="f1095" draw:formula="160972*logheight/2612594"/><draw:equation draw:name="f1096" draw:formula="1868970*logwidth/2647519"/><draw:equation draw:name="f1097" draw:formula="144780*logheight/2612594"/><draw:equation draw:name="f1098" draw:formula="1710855*logwidth/2647519"/><draw:equation draw:name="f1099" draw:formula="75247*logheight/2612594"/><draw:equation draw:name="f1100" draw:formula="1748955*logwidth/2647519"/><draw:equation draw:name="f1101" draw:formula="83819*logheight/2612594"/><draw:equation draw:name="f1102" draw:formula="1802295*logwidth/2647519"/><draw:equation draw:name="f1103" draw:formula="110489*logheight/2612594"/><draw:equation draw:name="f1104" draw:formula="1710855*logwidth/2647519"/><draw:equation draw:name="f1105" draw:formula="75247*logheight/2612594"/><draw:equation draw:name="f1106" draw:formula="1137451*logwidth/2647519"/><draw:equation draw:name="f1107" draw:formula="68937*logheight/2612594"/><draw:equation draw:name="f1108" draw:formula="1117448*logwidth/2647519"/><draw:equation draw:name="f1109" draw:formula="71437*logheight/2612594"/><draw:equation draw:name="f1110" draw:formula="1074585*logwidth/2647519"/><draw:equation draw:name="f1111" draw:formula="77152*logheight/2612594"/><draw:equation draw:name="f1112" draw:formula="1032675*logwidth/2647519"/><draw:equation draw:name="f1113" draw:formula="86677*logheight/2612594"/><draw:equation draw:name="f1114" draw:formula="1014578*logwidth/2647519"/><draw:equation draw:name="f1115" draw:formula="92392*logheight/2612594"/><draw:equation draw:name="f1116" draw:formula="993623*logwidth/2647519"/><draw:equation draw:name="f1117" draw:formula="98107*logheight/2612594"/><draw:equation draw:name="f1118" draw:formula="947769*logwidth/2647519"/><draw:equation draw:name="f1119" draw:formula="107115*logheight/2612594"/><draw:equation draw:name="f1120" draw:formula="939330*logwidth/2647519"/><draw:equation draw:name="f1121" draw:formula="110490*logheight/2612594"/><draw:equation draw:name="f1122" draw:formula="881228*logwidth/2647519"/><draw:equation draw:name="f1123" draw:formula="130492*logheight/2612594"/><draw:equation draw:name="f1124" draw:formula="824078*logwidth/2647519"/><draw:equation draw:name="f1125" draw:formula="153352*logheight/2612594"/><draw:equation draw:name="f1126" draw:formula="784073*logwidth/2647519"/><draw:equation draw:name="f1127" draw:formula="171450*logheight/2612594"/><draw:equation draw:name="f1128" draw:formula="757403*logwidth/2647519"/><draw:equation draw:name="f1129" draw:formula="181927*logheight/2612594"/><draw:equation draw:name="f1130" draw:formula="691680*logwidth/2647519"/><draw:equation draw:name="f1131" draw:formula="212407*logheight/2612594"/><draw:equation draw:name="f1132" draw:formula="660248*logwidth/2647519"/><draw:equation draw:name="f1133" draw:formula="232410*logheight/2612594"/><draw:equation draw:name="f1134" draw:formula="629768*logwidth/2647519"/><draw:equation draw:name="f1135" draw:formula="252412*logheight/2612594"/><draw:equation draw:name="f1136" draw:formula="581190*logwidth/2647519"/><draw:equation draw:name="f1137" draw:formula="288607*logheight/2612594"/><draw:equation draw:name="f1138" draw:formula="535470*logwidth/2647519"/><draw:equation draw:name="f1139" draw:formula="324802*logheight/2612594"/><draw:equation draw:name="f1140" draw:formula="491713*logwidth/2647519"/><draw:equation draw:name="f1141" draw:formula="362974*logheight/2612594"/><draw:equation draw:name="f1142" draw:formula="495465*logwidth/2647519"/><draw:equation draw:name="f1143" draw:formula="367665*logheight/2612594"/><draw:equation draw:name="f1144" draw:formula="504752*logwidth/2647519"/><draw:equation draw:name="f1145" draw:formula="361295*logheight/2612594"/><draw:equation draw:name="f1146" draw:formula="512657*logwidth/2647519"/><draw:equation draw:name="f1147" draw:formula="355403*logheight/2612594"/><draw:equation draw:name="f1148" draw:formula="541185*logwidth/2647519"/><draw:equation draw:name="f1149" draw:formula="330517*logheight/2612594"/><draw:equation draw:name="f1150" draw:formula="586905*logwidth/2647519"/><draw:equation draw:name="f1151" draw:formula="294322*logheight/2612594"/><draw:equation draw:name="f1152" draw:formula="635482*logwidth/2647519"/><draw:equation draw:name="f1153" draw:formula="258127*logheight/2612594"/><draw:equation draw:name="f1154" draw:formula="665962*logwidth/2647519"/><draw:equation draw:name="f1155" draw:formula="238124*logheight/2612594"/><draw:equation draw:name="f1156" draw:formula="697395*logwidth/2647519"/><draw:equation draw:name="f1157" draw:formula="218122*logheight/2612594"/><draw:equation draw:name="f1158" draw:formula="763117*logwidth/2647519"/><draw:equation draw:name="f1159" draw:formula="187642*logheight/2612594"/><draw:equation draw:name="f1160" draw:formula="788835*logwidth/2647519"/><draw:equation draw:name="f1161" draw:formula="174307*logheight/2612594"/><draw:equation draw:name="f1162" draw:formula="828840*logwidth/2647519"/><draw:equation draw:name="f1163" draw:formula="156209*logheight/2612594"/><draw:equation draw:name="f1164" draw:formula="885990*logwidth/2647519"/><draw:equation draw:name="f1165" draw:formula="133349*logheight/2612594"/><draw:equation draw:name="f1166" draw:formula="944092*logwidth/2647519"/><draw:equation draw:name="f1167" draw:formula="113347*logheight/2612594"/><draw:equation draw:name="f1168" draw:formula="968499*logwidth/2647519"/><draw:equation draw:name="f1169" draw:formula="108553*logheight/2612594"/><draw:equation draw:name="f1170" draw:formula="980289*logwidth/2647519"/><draw:equation draw:name="f1171" draw:formula="104524*logheight/2612594"/><draw:equation draw:name="f1172" draw:formula="1140765*logwidth/2647519"/><draw:equation draw:name="f1173" draw:formula="69904*logheight/2612594"/><draw:equation draw:name="f1174" draw:formula="1478088*logwidth/2647519"/><draw:equation draw:name="f1175" draw:formula="48458*logheight/2612594"/><draw:equation draw:name="f1176" draw:formula="1498447*logwidth/2647519"/><draw:equation draw:name="f1177" draw:formula="50482*logheight/2612594"/><draw:equation draw:name="f1178" draw:formula="1526070*logwidth/2647519"/><draw:equation draw:name="f1179" draw:formula="60007*logheight/2612594"/><draw:equation draw:name="f1180" draw:formula="1505115*logwidth/2647519"/><draw:equation draw:name="f1181" draw:formula="57150*logheight/2612594"/><draw:equation draw:name="f1182" draw:formula="1461300*logwidth/2647519"/><draw:equation draw:name="f1183" draw:formula="48577*logheight/2612594"/><draw:equation draw:name="f1184" draw:formula="1478088*logwidth/2647519"/><draw:equation draw:name="f1185" draw:formula="48458*logheight/2612594"/><draw:equation draw:name="f1186" draw:formula="1588935*logwidth/2647519"/><draw:equation draw:name="f1187" draw:formula="40957*logheight/2612594"/><draw:equation draw:name="f1188" draw:formula="1627987*logwidth/2647519"/><draw:equation draw:name="f1189" draw:formula="43814*logheight/2612594"/><draw:equation draw:name="f1190" draw:formula="1675612*logwidth/2647519"/><draw:equation draw:name="f1191" draw:formula="62864*logheight/2612594"/><draw:equation draw:name="f1192" draw:formula="1616557*logwidth/2647519"/><draw:equation draw:name="f1193" draw:formula="52387*logheight/2612594"/><draw:equation draw:name="f1194" draw:formula="1588935*logwidth/2647519"/><draw:equation draw:name="f1195" draw:formula="40957*logheight/2612594"/><draw:equation draw:name="f1196" draw:formula="1270324*logwidth/2647519"/><draw:equation draw:name="f1197" draw:formula="40719*logheight/2612594"/><draw:equation draw:name="f1198" draw:formula="1160310*logwidth/2647519"/><draw:equation draw:name="f1199" draw:formula="46672*logheight/2612594"/><draw:equation draw:name="f1200" draw:formula="1084110*logwidth/2647519"/><draw:equation draw:name="f1201" draw:formula="57149*logheight/2612594"/><draw:equation draw:name="f1202" draw:formula="1047915*logwidth/2647519"/><draw:equation draw:name="f1203" draw:formula="66674*logheight/2612594"/><draw:equation draw:name="f1204" draw:formula="1016482*logwidth/2647519"/><draw:equation draw:name="f1205" draw:formula="78104*logheight/2612594"/><draw:equation draw:name="f1206" draw:formula="972667*logwidth/2647519"/><draw:equation draw:name="f1207" draw:formula="83819*logheight/2612594"/><draw:equation draw:name="f1208" draw:formula="806932*logwidth/2647519"/><draw:equation draw:name="f1209" draw:formula="147637*logheight/2612594"/><draw:equation draw:name="f1210" draw:formula="746925*logwidth/2647519"/><draw:equation draw:name="f1211" draw:formula="174307*logheight/2612594"/><draw:equation draw:name="f1212" draw:formula="728827*logwidth/2647519"/><draw:equation draw:name="f1213" draw:formula="180974*logheight/2612594"/><draw:equation draw:name="f1214" draw:formula="712635*logwidth/2647519"/><draw:equation draw:name="f1215" draw:formula="189547*logheight/2612594"/><draw:equation draw:name="f1216" draw:formula="682155*logwidth/2647519"/><draw:equation draw:name="f1217" draw:formula="205739*logheight/2612594"/><draw:equation draw:name="f1218" draw:formula="634530*logwidth/2647519"/><draw:equation draw:name="f1219" draw:formula="230504*logheight/2612594"/><draw:equation draw:name="f1220" draw:formula="598335*logwidth/2647519"/><draw:equation draw:name="f1221" draw:formula="259079*logheight/2612594"/><draw:equation draw:name="f1222" draw:formula="493560*logwidth/2647519"/><draw:equation draw:name="f1223" draw:formula="340994*logheight/2612594"/><draw:equation draw:name="f1224" draw:formula="471664*logwidth/2647519"/><draw:equation draw:name="f1225" draw:formula="360034*logheight/2612594"/><draw:equation draw:name="f1226" draw:formula="450243*logwidth/2647519"/><draw:equation draw:name="f1227" draw:formula="379593*logheight/2612594"/><draw:equation draw:name="f1228" draw:formula="450697*logwidth/2647519"/><draw:equation draw:name="f1229" draw:formula="380047*logheight/2612594"/><draw:equation draw:name="f1230" draw:formula="285915*logwidth/2647519"/><draw:equation draw:name="f1231" draw:formula="573404*logheight/2612594"/><draw:equation draw:name="f1232" draw:formula="252577*logwidth/2647519"/><draw:equation draw:name="f1233" draw:formula="619124*logheight/2612594"/><draw:equation draw:name="f1234" draw:formula="237337*logwidth/2647519"/><draw:equation draw:name="f1235" draw:formula="646747*logheight/2612594"/><draw:equation draw:name="f1236" draw:formula="222097*logwidth/2647519"/><draw:equation draw:name="f1237" draw:formula="672464*logheight/2612594"/><draw:equation draw:name="f1238" draw:formula="193522*logwidth/2647519"/><draw:equation draw:name="f1239" draw:formula="725804*logheight/2612594"/><draw:equation draw:name="f1240" draw:formula="162439*logwidth/2647519"/><draw:equation draw:name="f1241" draw:formula="774785*logheight/2612594"/><draw:equation draw:name="f1242" draw:formula="162090*logwidth/2647519"/><draw:equation draw:name="f1243" draw:formula="776287*logheight/2612594"/><draw:equation draw:name="f1244" draw:formula="151612*logwidth/2647519"/><draw:equation draw:name="f1245" draw:formula="804862*logheight/2612594"/><draw:equation draw:name="f1246" draw:formula="143992*logwidth/2647519"/><draw:equation draw:name="f1247" draw:formula="818197*logheight/2612594"/><draw:equation draw:name="f1248" draw:formula="142087*logwidth/2647519"/><draw:equation draw:name="f1249" draw:formula="820102*logheight/2612594"/><draw:equation draw:name="f1250" draw:formula="133634*logwidth/2647519"/><draw:equation draw:name="f1251" draw:formula="848201*logheight/2612594"/><draw:equation draw:name="f1252" draw:formula="131610*logwidth/2647519"/><draw:equation draw:name="f1253" draw:formula="864870*logheight/2612594"/><draw:equation draw:name="f1254" draw:formula="129705*logwidth/2647519"/><draw:equation draw:name="f1255" draw:formula="888682*logheight/2612594"/><draw:equation draw:name="f1256" draw:formula="116370*logwidth/2647519"/><draw:equation draw:name="f1257" draw:formula="927735*logheight/2612594"/><draw:equation draw:name="f1258" draw:formula="103987*logwidth/2647519"/><draw:equation draw:name="f1259" draw:formula="966787*logheight/2612594"/><draw:equation draw:name="f1260" draw:formula="90652*logwidth/2647519"/><draw:equation draw:name="f1261" draw:formula="1023937*logheight/2612594"/><draw:equation draw:name="f1262" draw:formula="83032*logwidth/2647519"/><draw:equation draw:name="f1263" draw:formula="1076325*logheight/2612594"/><draw:equation draw:name="f1264" draw:formula="78270*logwidth/2647519"/><draw:equation draw:name="f1265" draw:formula="1128712*logheight/2612594"/><draw:equation draw:name="f1266" draw:formula="84937*logwidth/2647519"/><draw:equation draw:name="f1267" draw:formula="1092517*logheight/2612594"/><draw:equation draw:name="f1268" draw:formula="85555*logwidth/2647519"/><draw:equation draw:name="f1269" draw:formula="1089530*logheight/2612594"/><draw:equation draw:name="f1270" draw:formula="86842*logwidth/2647519"/><draw:equation draw:name="f1271" draw:formula="1075372*logheight/2612594"/><draw:equation draw:name="f1272" draw:formula="94462*logwidth/2647519"/><draw:equation draw:name="f1273" draw:formula="1022985*logheight/2612594"/><draw:equation draw:name="f1274" draw:formula="96848*logwidth/2647519"/><draw:equation draw:name="f1275" draw:formula="1023781*logheight/2612594"/><draw:equation draw:name="f1276" draw:formula="97055*logwidth/2647519"/><draw:equation draw:name="f1277" draw:formula="1022896*logheight/2612594"/><draw:equation draw:name="f1278" draw:formula="94463*logwidth/2647519"/><draw:equation draw:name="f1279" draw:formula="1022032*logheight/2612594"/><draw:equation draw:name="f1280" draw:formula="107798*logwidth/2647519"/><draw:equation draw:name="f1281" draw:formula="964882*logheight/2612594"/><draw:equation draw:name="f1282" draw:formula="120180*logwidth/2647519"/><draw:equation draw:name="f1283" draw:formula="925829*logheight/2612594"/><draw:equation draw:name="f1284" draw:formula="133454*logwidth/2647519"/><draw:equation draw:name="f1285" draw:formula="886956*logheight/2612594"/><draw:equation draw:name="f1286" draw:formula="132563*logwidth/2647519"/><draw:equation draw:name="f1287" draw:formula="886777*logheight/2612594"/><draw:equation draw:name="f1288" draw:formula="134468*logwidth/2647519"/><draw:equation draw:name="f1289" draw:formula="862965*logheight/2612594"/><draw:equation draw:name="f1290" draw:formula="144945*logwidth/2647519"/><draw:equation draw:name="f1291" draw:formula="818197*logheight/2612594"/><draw:equation draw:name="f1292" draw:formula="152565*logwidth/2647519"/><draw:equation draw:name="f1293" draw:formula="804862*logheight/2612594"/><draw:equation draw:name="f1294" draw:formula="152821*logwidth/2647519"/><draw:equation draw:name="f1295" draw:formula="804166*logheight/2612594"/><draw:equation draw:name="f1296" draw:formula="163043*logwidth/2647519"/><draw:equation draw:name="f1297" draw:formula="776287*logheight/2612594"/><draw:equation draw:name="f1298" draw:formula="194475*logwidth/2647519"/><draw:equation draw:name="f1299" draw:formula="726757*logheight/2612594"/><draw:equation draw:name="f1300" draw:formula="223050*logwidth/2647519"/><draw:equation draw:name="f1301" draw:formula="673417*logheight/2612594"/><draw:equation draw:name="f1302" draw:formula="238290*logwidth/2647519"/><draw:equation draw:name="f1303" draw:formula="647700*logheight/2612594"/><draw:equation draw:name="f1304" draw:formula="253530*logwidth/2647519"/><draw:equation draw:name="f1305" draw:formula="620077*logheight/2612594"/><draw:equation draw:name="f1306" draw:formula="286868*logwidth/2647519"/><draw:equation draw:name="f1307" draw:formula="574357*logheight/2612594"/><draw:equation draw:name="f1308" draw:formula="451650*logwidth/2647519"/><draw:equation draw:name="f1309" draw:formula="381000*logheight/2612594"/><draw:equation draw:name="f1310" draw:formula="495465*logwidth/2647519"/><draw:equation draw:name="f1311" draw:formula="340995*logheight/2612594"/><draw:equation draw:name="f1312" draw:formula="600240*logwidth/2647519"/><draw:equation draw:name="f1313" draw:formula="259080*logheight/2612594"/><draw:equation draw:name="f1314" draw:formula="636435*logwidth/2647519"/><draw:equation draw:name="f1315" draw:formula="230505*logheight/2612594"/><draw:equation draw:name="f1316" draw:formula="684060*logwidth/2647519"/><draw:equation draw:name="f1317" draw:formula="205740*logheight/2612594"/><draw:equation draw:name="f1318" draw:formula="714540*logwidth/2647519"/><draw:equation draw:name="f1319" draw:formula="189547*logheight/2612594"/><draw:equation draw:name="f1320" draw:formula="730733*logwidth/2647519"/><draw:equation draw:name="f1321" draw:formula="180975*logheight/2612594"/><draw:equation draw:name="f1322" draw:formula="748830*logwidth/2647519"/><draw:equation draw:name="f1323" draw:formula="174307*logheight/2612594"/><draw:equation draw:name="f1324" draw:formula="808838*logwidth/2647519"/><draw:equation draw:name="f1325" draw:formula="147637*logheight/2612594"/><draw:equation draw:name="f1326" draw:formula="974573*logwidth/2647519"/><draw:equation draw:name="f1327" draw:formula="83820*logheight/2612594"/><draw:equation draw:name="f1328" draw:formula="1018388*logwidth/2647519"/><draw:equation draw:name="f1329" draw:formula="78105*logheight/2612594"/><draw:equation draw:name="f1330" draw:formula="1049820*logwidth/2647519"/><draw:equation draw:name="f1331" draw:formula="66675*logheight/2612594"/><draw:equation draw:name="f1332" draw:formula="1086015*logwidth/2647519"/><draw:equation draw:name="f1333" draw:formula="57150*logheight/2612594"/><draw:equation draw:name="f1334" draw:formula="1162215*logwidth/2647519"/><draw:equation draw:name="f1335" draw:formula="46672*logheight/2612594"/><draw:equation draw:name="f1336" draw:formula="1272229*logwidth/2647519"/><draw:equation draw:name="f1337" draw:formula="41076*logheight/2612594"/><draw:equation draw:name="f1338" draw:formula="1360655*logwidth/2647519"/><draw:equation draw:name="f1339" draw:formula="44043*logheight/2612594"/><draw:equation draw:name="f1340" draw:formula="1404150*logwidth/2647519"/><draw:equation draw:name="f1341" draw:formula="0*logheight/2612594"/><draw:equation draw:name="f1342" draw:formula="1448917*logwidth/2647519"/><draw:equation draw:name="f1343" draw:formula="2857*logheight/2612594"/><draw:equation draw:name="f1344" draw:formula="1494637*logwidth/2647519"/><draw:equation draw:name="f1345" draw:formula="7620*logheight/2612594"/><draw:equation draw:name="f1346" draw:formula="1525117*logwidth/2647519"/><draw:equation draw:name="f1347" draw:formula="15240*logheight/2612594"/><draw:equation draw:name="f1348" draw:formula="1545120*logwidth/2647519"/><draw:equation draw:name="f1349" draw:formula="24765*logheight/2612594"/><draw:equation draw:name="f1350" draw:formula="1569885*logwidth/2647519"/><draw:equation draw:name="f1351" draw:formula="20002*logheight/2612594"/><draw:equation draw:name="f1352" draw:formula="1607032*logwidth/2647519"/><draw:equation draw:name="f1353" draw:formula="28575*logheight/2612594"/><draw:equation draw:name="f1354" draw:formula="1629892*logwidth/2647519"/><draw:equation draw:name="f1355" draw:formula="35242*logheight/2612594"/><draw:equation draw:name="f1356" draw:formula="1628940*logwidth/2647519"/><draw:equation draw:name="f1357" draw:formula="36195*logheight/2612594"/><draw:equation draw:name="f1358" draw:formula="1627987*logwidth/2647519"/><draw:equation draw:name="f1359" draw:formula="42862*logheight/2612594"/><draw:equation draw:name="f1360" draw:formula="1588935*logwidth/2647519"/><draw:equation draw:name="f1361" draw:formula="40005*logheight/2612594"/><draw:equation draw:name="f1362" draw:formula="1575600*logwidth/2647519"/><draw:equation draw:name="f1363" draw:formula="36195*logheight/2612594"/><draw:equation draw:name="f1364" draw:formula="1562265*logwidth/2647519"/><draw:equation draw:name="f1365" draw:formula="33337*logheight/2612594"/><draw:equation draw:name="f1366" draw:formula="1536547*logwidth/2647519"/><draw:equation draw:name="f1367" draw:formula="27622*logheight/2612594"/><draw:equation draw:name="f1368" draw:formula="1510830*logwidth/2647519"/><draw:equation draw:name="f1369" draw:formula="21907*logheight/2612594"/><draw:equation draw:name="f1370" draw:formula="1484160*logwidth/2647519"/><draw:equation draw:name="f1371" draw:formula="18097*logheight/2612594"/><draw:equation draw:name="f1372" draw:formula="1454633*logwidth/2647519"/><draw:equation draw:name="f1373" draw:formula="18097*logheight/2612594"/><draw:equation draw:name="f1374" draw:formula="1430820*logwidth/2647519"/><draw:equation draw:name="f1375" draw:formula="18097*logheight/2612594"/><draw:equation draw:name="f1376" draw:formula="1393673*logwidth/2647519"/><draw:equation draw:name="f1377" draw:formula="18097*logheight/2612594"/><draw:equation draw:name="f1378" draw:formula="1391928*logwidth/2647519"/><draw:equation draw:name="f1379" draw:formula="17540*logheight/2612594"/><draw:equation draw:name="f1380" draw:formula="1375575*logwidth/2647519"/><draw:equation draw:name="f1381" draw:formula="25717*logheight/2612594"/><draw:equation draw:name="f1382" draw:formula="1381290*logwidth/2647519"/><draw:equation draw:name="f1383" draw:formula="35242*logheight/2612594"/><draw:equation draw:name="f1384" draw:formula="1438440*logwidth/2647519"/><draw:equation draw:name="f1385" draw:formula="46672*logheight/2612594"/><draw:equation draw:name="f1386" draw:formula="1413008*logwidth/2647519"/><draw:equation draw:name="f1387" draw:formula="47116*logheight/2612594"/><draw:equation draw:name="f1388" draw:formula="1413437*logwidth/2647519"/><draw:equation draw:name="f1389" draw:formula="47149*logheight/2612594"/><draw:equation draw:name="f1390" draw:formula="1440345*logwidth/2647519"/><draw:equation draw:name="f1391" draw:formula="46672*logheight/2612594"/><draw:equation draw:name="f1392" draw:formula="1463205*logwidth/2647519"/><draw:equation draw:name="f1393" draw:formula="49530*logheight/2612594"/><draw:equation draw:name="f1394" draw:formula="1507020*logwidth/2647519"/><draw:equation draw:name="f1395" draw:formula="58102*logheight/2612594"/><draw:equation draw:name="f1396" draw:formula="1527975*logwidth/2647519"/><draw:equation draw:name="f1397" draw:formula="60960*logheight/2612594"/><draw:equation draw:name="f1398" draw:formula="1563218*logwidth/2647519"/><draw:equation draw:name="f1399" draw:formula="68580*logheight/2612594"/><draw:equation draw:name="f1400" draw:formula="1599413*logwidth/2647519"/><draw:equation draw:name="f1401" draw:formula="76200*logheight/2612594"/><draw:equation draw:name="f1402" draw:formula="1634655*logwidth/2647519"/><draw:equation draw:name="f1403" draw:formula="84772*logheight/2612594"/><draw:equation draw:name="f1404" draw:formula="1669898*logwidth/2647519"/><draw:equation draw:name="f1405" draw:formula="95250*logheight/2612594"/><draw:equation draw:name="f1406" draw:formula="1687043*logwidth/2647519"/><draw:equation draw:name="f1407" draw:formula="100012*logheight/2612594"/><draw:equation draw:name="f1408" draw:formula="1704188*logwidth/2647519"/><draw:equation draw:name="f1409" draw:formula="105727*logheight/2612594"/><draw:equation draw:name="f1410" draw:formula="1704409*logwidth/2647519"/><draw:equation draw:name="f1411" draw:formula="105929*logheight/2612594"/><draw:equation draw:name="f1412" draw:formula="1716704*logwidth/2647519"/><draw:equation draw:name="f1413" draw:formula="108049*logheight/2612594"/><draw:equation draw:name="f1414" draw:formula="1746499*logwidth/2647519"/><draw:equation draw:name="f1415" draw:formula="119121*logheight/2612594"/><draw:equation draw:name="f1416" draw:formula="1750661*logwidth/2647519"/><draw:equation draw:name="f1417" draw:formula="125427*logheight/2612594"/><draw:equation draw:name="f1418" draw:formula="1751813*logwidth/2647519"/><draw:equation draw:name="f1419" draw:formula="125730*logheight/2612594"/><draw:equation draw:name="f1420" draw:formula="1778483*logwidth/2647519"/><draw:equation draw:name="f1421" draw:formula="136207*logheight/2612594"/><draw:equation draw:name="f1422" draw:formula="1801343*logwidth/2647519"/><draw:equation draw:name="f1423" draw:formula="145732*logheight/2612594"/><draw:equation draw:name="f1424" draw:formula="1824203*logwidth/2647519"/><draw:equation draw:name="f1425" draw:formula="156210*logheight/2612594"/><draw:equation draw:name="f1426" draw:formula="1841348*logwidth/2647519"/><draw:equation draw:name="f1427" draw:formula="165735*logheight/2612594"/><draw:equation draw:name="f1428" draw:formula="1852778*logwidth/2647519"/><draw:equation draw:name="f1429" draw:formula="171450*logheight/2612594"/><draw:equation draw:name="f1430" draw:formula="1865160*logwidth/2647519"/><draw:equation draw:name="f1431" draw:formula="178117*logheight/2612594"/><draw:equation draw:name="f1432" draw:formula="1907070*logwidth/2647519"/><draw:equation draw:name="f1433" draw:formula="201930*logheight/2612594"/><draw:equation draw:name="f1434" draw:formula="1960410*logwidth/2647519"/><draw:equation draw:name="f1435" draw:formula="236220*logheight/2612594"/><draw:equation draw:name="f1436" draw:formula="1988033*logwidth/2647519"/><draw:equation draw:name="f1437" draw:formula="255270*logheight/2612594"/><draw:equation draw:name="f1438" draw:formula="1988833*logwidth/2647519"/><draw:equation draw:name="f1439" draw:formula="255841*logheight/2612594"/><draw:equation draw:name="f1440" draw:formula="2002949*logwidth/2647519"/><draw:equation draw:name="f1441" draw:formula="264417*logheight/2612594"/><draw:equation draw:name="f1442" draw:formula="2540483*logwidth/2647519"/><draw:equation draw:name="f1443" draw:formula="1275397*logheight/2612594"/><draw:equation draw:name="f1444" draw:formula="2540081*logwidth/2647519"/><draw:equation draw:name="f1445" draw:formula="1283368*logheight/2612594"/><draw:equation draw:name="f1446" draw:formula="2550960*logwidth/2647519"/><draw:equation draw:name="f1447" draw:formula="1284922*logheight/2612594"/><draw:equation draw:name="f1448" draw:formula="2561437*logwidth/2647519"/><draw:equation draw:name="f1449" draw:formula="1292542*logheight/2612594"/><draw:equation draw:name="f1450" draw:formula="2566200*logwidth/2647519"/><draw:equation draw:name="f1451" draw:formula="1318259*logheight/2612594"/><draw:equation draw:name="f1452" draw:formula="2584297*logwidth/2647519"/><draw:equation draw:name="f1453" draw:formula="1348739*logheight/2612594"/><draw:equation draw:name="f1454" draw:formula="2591918*logwidth/2647519"/><draw:equation draw:name="f1455" draw:formula="1349432*logheight/2612594"/><draw:equation draw:name="f1456" draw:formula="2591918*logwidth/2647519"/><draw:equation draw:name="f1457" draw:formula="1342072*logheight/2612594"/><draw:equation draw:name="f1458" draw:formula="2599661*logwidth/2647519"/><draw:equation draw:name="f1459" draw:formula="1320563*logheight/2612594"/><draw:equation draw:name="f1460" draw:formula="2599537*logwidth/2647519"/><draw:equation draw:name="f1461" draw:formula="1316355*logheight/2612594"/><draw:equation draw:name="f1462" draw:formula="2607157*logwidth/2647519"/><draw:equation draw:name="f1463" draw:formula="1290637*logheight/2612594"/><draw:equation draw:name="f1464" draw:formula="2617635*logwidth/2647519"/><draw:equation draw:name="f1465" draw:formula="1290637*logheight/2612594"/><draw:equation draw:name="f1466" draw:formula="2633827*logwidth/2647519"/><draw:equation draw:name="f1467" draw:formula="1280160*logheight/2612594"/><draw:equation draw:name="f1468" draw:formula="2635732*logwidth/2647519"/><draw:equation draw:name="f1469" draw:formula="1322070*logheight/2612594"/><draw:equation draw:name="f1470" draw:formula="2630970*logwidth/2647519"/><draw:equation draw:name="f1471" draw:formula="1342072*logheight/2612594"/><draw:equation draw:name="f1472" draw:formula="2625255*logwidth/2647519"/><draw:equation draw:name="f1473" draw:formula="1361122*logheight/2612594"/><draw:equation draw:name="f1474" draw:formula="2622397*logwidth/2647519"/><draw:equation draw:name="f1475" draw:formula="1392555*logheight/2612594"/><draw:equation draw:name="f1476" draw:formula="2621445*logwidth/2647519"/><draw:equation draw:name="f1477" draw:formula="1408747*logheight/2612594"/><draw:equation draw:name="f1478" draw:formula="2619540*logwidth/2647519"/><draw:equation draw:name="f1479" draw:formula="1424940*logheight/2612594"/><draw:equation draw:name="f1480" draw:formula="2615479*logwidth/2647519"/><draw:equation draw:name="f1481" draw:formula="1427648*logheight/2612594"/><draw:equation draw:name="f1482" draw:formula="2615730*logwidth/2647519"/><draw:equation draw:name="f1483" draw:formula="1428749*logheight/2612594"/><draw:equation draw:name="f1484" draw:formula="2619621*logwidth/2647519"/><draw:equation draw:name="f1485" draw:formula="1426155*logheight/2612594"/><draw:equation draw:name="f1486" draw:formula="2621445*logwidth/2647519"/><draw:equation draw:name="f1487" draw:formula="1410652*logheight/2612594"/><draw:equation draw:name="f1488" draw:formula="2622397*logwidth/2647519"/><draw:equation draw:name="f1489" draw:formula="1394460*logheight/2612594"/><draw:equation draw:name="f1490" draw:formula="2625255*logwidth/2647519"/><draw:equation draw:name="f1491" draw:formula="1363027*logheight/2612594"/><draw:equation draw:name="f1492" draw:formula="2630970*logwidth/2647519"/><draw:equation draw:name="f1493" draw:formula="1343977*logheight/2612594"/><draw:equation draw:name="f1494" draw:formula="2635732*logwidth/2647519"/><draw:equation draw:name="f1495" draw:formula="1323975*logheight/2612594"/><draw:equation draw:name="f1496" draw:formula="2643352*logwidth/2647519"/><draw:equation draw:name="f1497" draw:formula="1329690*logheight/2612594"/><draw:equation draw:name="f1498" draw:formula="2642400*logwidth/2647519"/><draw:equation draw:name="f1499" draw:formula="1343977*logheight/2612594"/><draw:equation draw:name="f1500" draw:formula="2640495*logwidth/2647519"/><draw:equation draw:name="f1501" draw:formula="1358265*logheight/2612594"/><draw:equation draw:name="f1502" draw:formula="2639542*logwidth/2647519"/><draw:equation draw:name="f1503" draw:formula="1384935*logheight/2612594"/><draw:equation draw:name="f1504" draw:formula="2637637*logwidth/2647519"/><draw:equation draw:name="f1505" draw:formula="1416367*logheight/2612594"/><draw:equation draw:name="f1506" draw:formula="2632875*logwidth/2647519"/><draw:equation draw:name="f1507" draw:formula="1449705*logheight/2612594"/><draw:equation draw:name="f1508" draw:formula="2627160*logwidth/2647519"/><draw:equation draw:name="f1509" draw:formula="1484947*logheight/2612594"/><draw:equation draw:name="f1510" draw:formula="2620492*logwidth/2647519"/><draw:equation draw:name="f1511" draw:formula="1519237*logheight/2612594"/><draw:equation draw:name="f1512" draw:formula="2608110*logwidth/2647519"/><draw:equation draw:name="f1513" draw:formula="1591627*logheight/2612594"/><draw:equation draw:name="f1514" draw:formula="2596680*logwidth/2647519"/><draw:equation draw:name="f1515" draw:formula="1598295*logheight/2612594"/><draw:equation draw:name="f1516" draw:formula="2582392*logwidth/2647519"/><draw:equation draw:name="f1517" draw:formula="1640205*logheight/2612594"/><draw:equation draw:name="f1518" draw:formula="2578582*logwidth/2647519"/><draw:equation draw:name="f1519" draw:formula="1680210*logheight/2612594"/><draw:equation draw:name="f1520" draw:formula="2576677*logwidth/2647519"/><draw:equation draw:name="f1521" draw:formula="1685925*logheight/2612594"/><draw:equation draw:name="f1522" draw:formula="2560485*logwidth/2647519"/><draw:equation draw:name="f1523" draw:formula="1729740*logheight/2612594"/><draw:equation draw:name="f1524" draw:formula="2555722*logwidth/2647519"/><draw:equation draw:name="f1525" draw:formula="1733550*logheight/2612594"/><draw:equation draw:name="f1526" draw:formula="2535720*logwidth/2647519"/><draw:equation draw:name="f1527" draw:formula="1780222*logheight/2612594"/><draw:equation draw:name="f1528" draw:formula="2556675*logwidth/2647519"/><draw:equation draw:name="f1529" draw:formula="1733550*logheight/2612594"/><draw:equation draw:name="f1530" draw:formula="2561437*logwidth/2647519"/><draw:equation draw:name="f1531" draw:formula="1729740*logheight/2612594"/><draw:equation draw:name="f1532" draw:formula="2530957*logwidth/2647519"/><draw:equation draw:name="f1533" draw:formula="1816417*logheight/2612594"/><draw:equation draw:name="f1534" draw:formula="2514765*logwidth/2647519"/><draw:equation draw:name="f1535" draw:formula="1824990*logheight/2612594"/><draw:equation draw:name="f1536" draw:formula="2511407*logwidth/2647519"/><draw:equation draw:name="f1537" draw:formula="1831707*logheight/2612594"/><draw:equation draw:name="f1538" draw:formula="2511908*logwidth/2647519"/><draw:equation draw:name="f1539" draw:formula="1832609*logheight/2612594"/><draw:equation draw:name="f1540" draw:formula="2515718*logwidth/2647519"/><draw:equation draw:name="f1541" draw:formula="1824989*logheight/2612594"/><draw:equation draw:name="f1542" draw:formula="2531910*logwidth/2647519"/><draw:equation draw:name="f1543" draw:formula="1816417*logheight/2612594"/><draw:equation draw:name="f1544" draw:formula="2520480*logwidth/2647519"/><draw:equation draw:name="f1545" draw:formula="1848802*logheight/2612594"/><draw:equation draw:name="f1546" draw:formula="2499525*logwidth/2647519"/><draw:equation draw:name="f1547" draw:formula="1886902*logheight/2612594"/><draw:equation draw:name="f1548" draw:formula="2489048*logwidth/2647519"/><draw:equation draw:name="f1549" draw:formula="1905952*logheight/2612594"/><draw:equation draw:name="f1550" draw:formula="2477618*logwidth/2647519"/><draw:equation draw:name="f1551" draw:formula="1925002*logheight/2612594"/><draw:equation draw:name="f1552" draw:formula="2469045*logwidth/2647519"/><draw:equation draw:name="f1553" draw:formula="1939289*logheight/2612594"/><draw:equation draw:name="f1554" draw:formula="2456663*logwidth/2647519"/><draw:equation draw:name="f1555" draw:formula="1966912*logheight/2612594"/><draw:equation draw:name="f1556" draw:formula="2443328*logwidth/2647519"/><draw:equation draw:name="f1557" draw:formula="1993582*logheight/2612594"/><draw:equation draw:name="f1558" draw:formula="2422373*logwidth/2647519"/><draw:equation draw:name="f1559" draw:formula="2022157*logheight/2612594"/><draw:equation draw:name="f1560" draw:formula="2401418*logwidth/2647519"/><draw:equation draw:name="f1561" draw:formula="2048827*logheight/2612594"/><draw:equation draw:name="f1562" draw:formula="2402291*logwidth/2647519"/><draw:equation draw:name="f1563" draw:formula="2047029*logheight/2612594"/><draw:equation draw:name="f1564" draw:formula="2378557*logwidth/2647519"/><draw:equation draw:name="f1565" draw:formula="2079307*logheight/2612594"/><draw:equation draw:name="f1566" draw:formula="2327122*logwidth/2647519"/><draw:equation draw:name="f1567" draw:formula="2135505*logheight/2612594"/><draw:equation draw:name="f1568" draw:formula="2316996*logwidth/2647519"/><draw:equation draw:name="f1569" draw:formula="2151085*logheight/2612594"/><draw:equation draw:name="f1570" draw:formula="2327122*logwidth/2647519"/><draw:equation draw:name="f1571" draw:formula="2136457*logheight/2612594"/><draw:equation draw:name="f1572" draw:formula="2378557*logwidth/2647519"/><draw:equation draw:name="f1573" draw:formula="2080259*logheight/2612594"/><draw:equation draw:name="f1574" draw:formula="2339505*logwidth/2647519"/><draw:equation draw:name="f1575" draw:formula="2139314*logheight/2612594"/><draw:equation draw:name="f1576" draw:formula="2319383*logwidth/2647519"/><draw:equation draw:name="f1577" draw:formula="2160389*logheight/2612594"/><draw:equation draw:name="f1578" draw:formula="2303230*logwidth/2647519"/><draw:equation draw:name="f1579" draw:formula="2172263*logheight/2612594"/><draw:equation draw:name="f1580" draw:formula="2302357*logwidth/2647519"/><draw:equation draw:name="f1581" draw:formula="2173605*logheight/2612594"/><draw:equation draw:name="f1582" draw:formula="2292258*logwidth/2647519"/><draw:equation draw:name="f1583" draw:formula="2181374*logheight/2612594"/><draw:equation draw:name="f1584" draw:formula="2291880*logwidth/2647519"/><draw:equation draw:name="f1585" draw:formula="2184082*logheight/2612594"/><draw:equation draw:name="f1586" draw:formula="2247112*logwidth/2647519"/><draw:equation draw:name="f1587" draw:formula="2229802*logheight/2612594"/><draw:equation draw:name="f1588" draw:formula="2199487*logwidth/2647519"/><draw:equation draw:name="f1589" draw:formula="2273617*logheight/2612594"/><draw:equation draw:name="f1590" draw:formula="2197285*logwidth/2647519"/><draw:equation draw:name="f1591" draw:formula="2275215*logheight/2612594"/><draw:equation draw:name="f1592" draw:formula="2181390*logwidth/2647519"/><draw:equation draw:name="f1593" draw:formula="2295524*logheight/2612594"/><draw:equation draw:name="f1594" draw:formula="2143290*logwidth/2647519"/><draw:equation draw:name="f1595" draw:formula="2324099*logheight/2612594"/><draw:equation draw:name="f1596" draw:formula="2107681*logwidth/2647519"/><draw:equation draw:name="f1597" draw:formula="2350806*logheight/2612594"/><draw:equation draw:name="f1598" draw:formula="2107553*logwidth/2647519"/><draw:equation draw:name="f1599" draw:formula="2350961*logheight/2612594"/><draw:equation draw:name="f1600" draw:formula="2143290*logwidth/2647519"/><draw:equation draw:name="f1601" draw:formula="2325052*logheight/2612594"/><draw:equation draw:name="f1602" draw:formula="2181390*logwidth/2647519"/><draw:equation draw:name="f1603" draw:formula="2296477*logheight/2612594"/><draw:equation draw:name="f1604" draw:formula="2149957*logwidth/2647519"/><draw:equation draw:name="f1605" draw:formula="2327909*logheight/2612594"/><draw:equation draw:name="f1606" draw:formula="2124359*logwidth/2647519"/><draw:equation draw:name="f1607" draw:formula="2344578*logheight/2612594"/><draw:equation draw:name="f1608" draw:formula="2106651*logwidth/2647519"/><draw:equation draw:name="f1609" draw:formula="2352057*logheight/2612594"/><draw:equation draw:name="f1610" draw:formula="2106142*logwidth/2647519"/><draw:equation draw:name="f1611" draw:formula="2352675*logheight/2612594"/><draw:equation draw:name="f1612" draw:formula="2087092*logwidth/2647519"/><draw:equation draw:name="f1613" draw:formula="2365057*logheight/2612594"/><draw:equation draw:name="f1614" draw:formula="2079914*logwidth/2647519"/><draw:equation draw:name="f1615" draw:formula="2368384*logheight/2612594"/><draw:equation draw:name="f1616" draw:formula="2061852*logwidth/2647519"/><draw:equation draw:name="f1617" draw:formula="2383036*logheight/2612594"/><draw:equation draw:name="f1618" draw:formula="2044230*logwidth/2647519"/><draw:equation draw:name="f1619" draw:formula="2395537*logheight/2612594"/><draw:equation draw:name="f1620" draw:formula="2017560*logwidth/2647519"/><draw:equation draw:name="f1621" draw:formula="2412682*logheight/2612594"/><draw:equation draw:name="f1622" draw:formula="2008988*logwidth/2647519"/><draw:equation draw:name="f1623" draw:formula="2413635*logheight/2612594"/><draw:equation draw:name="f1624" draw:formula="1999460*logwidth/2647519"/><draw:equation draw:name="f1625" draw:formula="2417870*logheight/2612594"/><draw:equation draw:name="f1626" draw:formula="1997979*logwidth/2647519"/><draw:equation draw:name="f1627" draw:formula="2418995*logheight/2612594"/><draw:equation draw:name="f1628" draw:formula="2009940*logwidth/2647519"/><draw:equation draw:name="f1629" draw:formula="2414587*logheight/2612594"/><draw:equation draw:name="f1630" draw:formula="2018513*logwidth/2647519"/><draw:equation draw:name="f1631" draw:formula="2413635*logheight/2612594"/><draw:equation draw:name="f1632" draw:formula="1984223*logwidth/2647519"/><draw:equation draw:name="f1633" draw:formula="2439352*logheight/2612594"/><draw:equation draw:name="f1634" draw:formula="1962315*logwidth/2647519"/><draw:equation draw:name="f1635" draw:formula="2450783*logheight/2612594"/><draw:equation draw:name="f1636" draw:formula="1940408*logwidth/2647519"/><draw:equation draw:name="f1637" draw:formula="2461260*logheight/2612594"/><draw:equation draw:name="f1638" draw:formula="1924934*logwidth/2647519"/><draw:equation draw:name="f1639" draw:formula="2463581*logheight/2612594"/><draw:equation draw:name="f1640" draw:formula="1922310*logwidth/2647519"/><draw:equation draw:name="f1641" draw:formula="2465070*logheight/2612594"/><draw:equation draw:name="f1642" draw:formula="1849920*logwidth/2647519"/><draw:equation draw:name="f1643" draw:formula="2496502*logheight/2612594"/><draw:equation draw:name="f1644" draw:formula="1846229*logwidth/2647519"/><draw:equation draw:name="f1645" draw:formula="2497341*logheight/2612594"/><draw:equation draw:name="f1646" draw:formula="1824203*logwidth/2647519"/><draw:equation draw:name="f1647" draw:formula="2511742*logheight/2612594"/><draw:equation draw:name="f1648" draw:formula="1836585*logwidth/2647519"/><draw:equation draw:name="f1649" draw:formula="2515552*logheight/2612594"/><draw:equation draw:name="f1650" draw:formula="1790865*logwidth/2647519"/><draw:equation draw:name="f1651" draw:formula="2535555*logheight/2612594"/><draw:equation draw:name="f1652" draw:formula="1794675*logwidth/2647519"/><draw:equation draw:name="f1653" draw:formula="2522220*logheight/2612594"/><draw:equation draw:name="f1654" draw:formula="1779435*logwidth/2647519"/><draw:equation draw:name="f1655" draw:formula="2527935*logheight/2612594"/><draw:equation draw:name="f1656" draw:formula="1765148*logwidth/2647519"/><draw:equation draw:name="f1657" draw:formula="2532697*logheight/2612594"/><draw:equation draw:name="f1658" draw:formula="1735620*logwidth/2647519"/><draw:equation draw:name="f1659" draw:formula="2542222*logheight/2612594"/><draw:equation draw:name="f1660" draw:formula="1731675*logwidth/2647519"/><draw:equation draw:name="f1661" draw:formula="2537487*logheight/2612594"/><draw:equation draw:name="f1662" draw:formula="1717522*logwidth/2647519"/><draw:equation draw:name="f1663" draw:formula="2540317*logheight/2612594"/><draw:equation draw:name="f1664" draw:formula="1700377*logwidth/2647519"/><draw:equation draw:name="f1665" draw:formula="2544127*logheight/2612594"/><draw:equation draw:name="f1666" draw:formula="1665135*logwidth/2647519"/><draw:equation draw:name="f1667" draw:formula="2552700*logheight/2612594"/><draw:equation draw:name="f1668" draw:formula="1663973*logwidth/2647519"/><draw:equation draw:name="f1669" draw:formula="2553240*logheight/2612594"/><draw:equation draw:name="f1670" draw:formula="1697520*logwidth/2647519"/><draw:equation draw:name="f1671" draw:formula="2545079*logheight/2612594"/><draw:equation draw:name="f1672" draw:formula="1714665*logwidth/2647519"/><draw:equation draw:name="f1673" draw:formula="2541269*logheight/2612594"/><draw:equation draw:name="f1674" draw:formula="1728952*logwidth/2647519"/><draw:equation draw:name="f1675" draw:formula="2538412*logheight/2612594"/><draw:equation draw:name="f1676" draw:formula="1734667*logwidth/2647519"/><draw:equation draw:name="f1677" draw:formula="2543174*logheight/2612594"/><draw:equation draw:name="f1678" draw:formula="1764195*logwidth/2647519"/><draw:equation draw:name="f1679" draw:formula="2533649*logheight/2612594"/><draw:equation draw:name="f1680" draw:formula="1778482*logwidth/2647519"/><draw:equation draw:name="f1681" draw:formula="2528887*logheight/2612594"/><draw:equation draw:name="f1682" draw:formula="1793722*logwidth/2647519"/><draw:equation draw:name="f1683" draw:formula="2523172*logheight/2612594"/><draw:equation draw:name="f1684" draw:formula="1789912*logwidth/2647519"/><draw:equation draw:name="f1685" draw:formula="2536507*logheight/2612594"/><draw:equation draw:name="f1686" draw:formula="1749907*logwidth/2647519"/><draw:equation draw:name="f1687" draw:formula="2555557*logheight/2612594"/><draw:equation draw:name="f1688" draw:formula="1747946*logwidth/2647519"/><draw:equation draw:name="f1689" draw:formula="2555008*logheight/2612594"/><draw:equation draw:name="f1690" draw:formula="1720380*logwidth/2647519"/><draw:equation draw:name="f1691" draw:formula="2566034*logheight/2612594"/><draw:equation draw:name="f1692" draw:formula="1697520*logwidth/2647519"/><draw:equation draw:name="f1693" draw:formula="2572702*logheight/2612594"/><draw:equation draw:name="f1694" draw:formula="1663230*logwidth/2647519"/><draw:equation draw:name="f1695" draw:formula="2581274*logheight/2612594"/><draw:equation draw:name="f1696" draw:formula="1649062*logwidth/2647519"/><draw:equation draw:name="f1697" draw:formula="2580084*logheight/2612594"/><draw:equation draw:name="f1698" draw:formula="1619428*logwidth/2647519"/><draw:equation draw:name="f1699" draw:formula="2585850*logheight/2612594"/><draw:equation draw:name="f1700" draw:formula="1618462*logwidth/2647519"/><draw:equation draw:name="f1701" draw:formula="2587942*logheight/2612594"/><draw:equation draw:name="f1702" draw:formula="1539405*logwidth/2647519"/><draw:equation draw:name="f1703" draw:formula="2603182*logheight/2612594"/><draw:equation draw:name="f1704" draw:formula="1521307*logwidth/2647519"/><draw:equation draw:name="f1705" draw:formula="2598419*logheight/2612594"/><draw:equation draw:name="f1706" draw:formula="1506067*logwidth/2647519"/><draw:equation draw:name="f1707" draw:formula="2598419*logheight/2612594"/><draw:equation draw:name="f1708" draw:formula="1479397*logwidth/2647519"/><draw:equation draw:name="f1709" draw:formula="2606992*logheight/2612594"/><draw:equation draw:name="f1710" draw:formula="1455585*logwidth/2647519"/><draw:equation draw:name="f1711" draw:formula="2608897*logheight/2612594"/><draw:equation draw:name="f1712" draw:formula="1431772*logwidth/2647519"/><draw:equation draw:name="f1713" draw:formula="2609849*logheight/2612594"/><draw:equation draw:name="f1714" draw:formula="1429185*logwidth/2647519"/><draw:equation draw:name="f1715" draw:formula="2608741*logheight/2612594"/><draw:equation draw:name="f1716" draw:formula="1407484*logwidth/2647519"/><draw:equation draw:name="f1717" draw:formula="2612588*logheight/2612594"/><draw:equation draw:name="f1718" draw:formula="1381290*logwidth/2647519"/><draw:equation draw:name="f1719" draw:formula="2607944*logheight/2612594"/><draw:equation draw:name="f1720" draw:formula="1382243*logwidth/2647519"/><draw:equation draw:name="f1721" draw:formula="2606992*logheight/2612594"/><draw:equation draw:name="f1722" draw:formula="1387005*logwidth/2647519"/><draw:equation draw:name="f1723" draw:formula="2600324*logheight/2612594"/><draw:equation draw:name="f1724" draw:formula="1365098*logwidth/2647519"/><draw:equation draw:name="f1725" draw:formula="2597467*logheight/2612594"/><draw:equation draw:name="f1726" draw:formula="1375575*logwidth/2647519"/><draw:equation draw:name="f1727" draw:formula="2591752*logheight/2612594"/><draw:equation draw:name="f1728" draw:formula="1407008*logwidth/2647519"/><draw:equation draw:name="f1729" draw:formula="2590799*logheight/2612594"/><draw:equation draw:name="f1730" draw:formula="1437488*logwidth/2647519"/><draw:equation draw:name="f1731" draw:formula="2589847*logheight/2612594"/><draw:equation draw:name="f1732" draw:formula="1481302*logwidth/2647519"/><draw:equation draw:name="f1733" draw:formula="2590799*logheight/2612594"/><draw:equation draw:name="f1734" draw:formula="1511782*logwidth/2647519"/><draw:equation draw:name="f1735" draw:formula="2587942*logheight/2612594"/><draw:equation draw:name="f1736" draw:formula="1568932*logwidth/2647519"/><draw:equation draw:name="f1737" draw:formula="2575559*logheight/2612594"/><draw:equation draw:name="f1738" draw:formula="1607032*logwidth/2647519"/><draw:equation draw:name="f1739" draw:formula="2566987*logheight/2612594"/><draw:equation draw:name="f1740" draw:formula="1635607*logwidth/2647519"/><draw:equation draw:name="f1741" draw:formula="2566034*logheight/2612594"/><draw:equation draw:name="f1742" draw:formula="1637595*logwidth/2647519"/><draw:equation draw:name="f1743" draw:formula="2565111*logheight/2612594"/><draw:equation draw:name="f1744" draw:formula="1609890*logwidth/2647519"/><draw:equation draw:name="f1745" draw:formula="2566035*logheight/2612594"/><draw:equation draw:name="f1746" draw:formula="1571790*logwidth/2647519"/><draw:equation draw:name="f1747" draw:formula="2574607*logheight/2612594"/><draw:equation draw:name="f1748" draw:formula="1514640*logwidth/2647519"/><draw:equation draw:name="f1749" draw:formula="2586990*logheight/2612594"/><draw:equation draw:name="f1750" draw:formula="1484160*logwidth/2647519"/><draw:equation draw:name="f1751" draw:formula="2589847*logheight/2612594"/><draw:equation draw:name="f1752" draw:formula="1440345*logwidth/2647519"/><draw:equation draw:name="f1753" draw:formula="2588895*logheight/2612594"/><draw:equation draw:name="f1754" draw:formula="1409865*logwidth/2647519"/><draw:equation draw:name="f1755" draw:formula="2589847*logheight/2612594"/><draw:equation draw:name="f1756" draw:formula="1378432*logwidth/2647519"/><draw:equation draw:name="f1757" draw:formula="2590800*logheight/2612594"/><draw:equation draw:name="f1758" draw:formula="1379385*logwidth/2647519"/><draw:equation draw:name="f1759" draw:formula="2586990*logheight/2612594"/><draw:equation draw:name="f1760" draw:formula="1386052*logwidth/2647519"/><draw:equation draw:name="f1761" draw:formula="2577465*logheight/2612594"/><draw:equation draw:name="f1762" draw:formula="1679422*logwidth/2647519"/><draw:equation draw:name="f1763" draw:formula="2528887*logheight/2612594"/><draw:equation draw:name="f1764" draw:formula="1878495*logwidth/2647519"/><draw:equation draw:name="f1765" draw:formula="2453640*logheight/2612594"/><draw:equation draw:name="f1766" draw:formula="1930882*logwidth/2647519"/><draw:equation draw:name="f1767" draw:formula="2426017*logheight/2612594"/><draw:equation draw:name="f1768" draw:formula="1960410*logwidth/2647519"/><draw:equation draw:name="f1769" draw:formula="2410777*logheight/2612594"/><draw:equation draw:name="f1770" draw:formula="1990890*logwidth/2647519"/><draw:equation draw:name="f1771" draw:formula="2394585*logheight/2612594"/><draw:equation draw:name="f1772" draw:formula="2048040*logwidth/2647519"/><draw:equation draw:name="f1773" draw:formula="2360295*logheight/2612594"/><draw:equation draw:name="f1774" draw:formula="2093760*logwidth/2647519"/><draw:equation draw:name="f1775" draw:formula="2325052*logheight/2612594"/><draw:equation draw:name="f1776" draw:formula="2179485*logwidth/2647519"/><draw:equation draw:name="f1777" draw:formula="2258377*logheight/2612594"/><draw:equation draw:name="f1778" draw:formula="2203297*logwidth/2647519"/><draw:equation draw:name="f1779" draw:formula="2239327*logheight/2612594"/><draw:equation draw:name="f1780" draw:formula="2226157*logwidth/2647519"/><draw:equation draw:name="f1781" draw:formula="2219325*logheight/2612594"/><draw:equation draw:name="f1782" draw:formula="2260447*logwidth/2647519"/><draw:equation draw:name="f1783" draw:formula="2187892*logheight/2612594"/><draw:equation draw:name="f1784" draw:formula="2274735*logwidth/2647519"/><draw:equation draw:name="f1785" draw:formula="2164080*logheight/2612594"/><draw:equation draw:name="f1786" draw:formula="2295258*logwidth/2647519"/><draw:equation draw:name="f1787" draw:formula="2145267*logheight/2612594"/><draw:equation draw:name="f1788" draw:formula="2295423*logwidth/2647519"/><draw:equation draw:name="f1789" draw:formula="2144085*logheight/2612594"/><draw:equation draw:name="f1790" draw:formula="2275688*logwidth/2647519"/><draw:equation draw:name="f1791" draw:formula="2162175*logheight/2612594"/><draw:equation draw:name="f1792" draw:formula="2261400*logwidth/2647519"/><draw:equation draw:name="f1793" draw:formula="2185987*logheight/2612594"/><draw:equation draw:name="f1794" draw:formula="2227110*logwidth/2647519"/><draw:equation draw:name="f1795" draw:formula="2217420*logheight/2612594"/><draw:equation draw:name="f1796" draw:formula="2204250*logwidth/2647519"/><draw:equation draw:name="f1797" draw:formula="2237422*logheight/2612594"/><draw:equation draw:name="f1798" draw:formula="2180438*logwidth/2647519"/><draw:equation draw:name="f1799" draw:formula="2256472*logheight/2612594"/><draw:equation draw:name="f1800" draw:formula="2094713*logwidth/2647519"/><draw:equation draw:name="f1801" draw:formula="2323147*logheight/2612594"/><draw:equation draw:name="f1802" draw:formula="2048993*logwidth/2647519"/><draw:equation draw:name="f1803" draw:formula="2358390*logheight/2612594"/><draw:equation draw:name="f1804" draw:formula="1991843*logwidth/2647519"/><draw:equation draw:name="f1805" draw:formula="2392680*logheight/2612594"/><draw:equation draw:name="f1806" draw:formula="1961363*logwidth/2647519"/><draw:equation draw:name="f1807" draw:formula="2408872*logheight/2612594"/><draw:equation draw:name="f1808" draw:formula="1931835*logwidth/2647519"/><draw:equation draw:name="f1809" draw:formula="2424112*logheight/2612594"/><draw:equation draw:name="f1810" draw:formula="1879448*logwidth/2647519"/><draw:equation draw:name="f1811" draw:formula="2451735*logheight/2612594"/><draw:equation draw:name="f1812" draw:formula="1680375*logwidth/2647519"/><draw:equation draw:name="f1813" draw:formula="2526982*logheight/2612594"/><draw:equation draw:name="f1814" draw:formula="1387005*logwidth/2647519"/><draw:equation draw:name="f1815" draw:formula="2575560*logheight/2612594"/><draw:equation draw:name="f1816" draw:formula="1365098*logwidth/2647519"/><draw:equation draw:name="f1817" draw:formula="2575560*logheight/2612594"/><draw:equation draw:name="f1818" draw:formula="1362240*logwidth/2647519"/><draw:equation draw:name="f1819" draw:formula="2567940*logheight/2612594"/><draw:equation draw:name="f1820" draw:formula="1339380*logwidth/2647519"/><draw:equation draw:name="f1821" draw:formula="2566987*logheight/2612594"/><draw:equation draw:name="f1822" draw:formula="1318425*logwidth/2647519"/><draw:equation draw:name="f1823" draw:formula="2575560*logheight/2612594"/><draw:equation draw:name="f1824" draw:formula="1257465*logwidth/2647519"/><draw:equation draw:name="f1825" draw:formula="2576512*logheight/2612594"/><draw:equation draw:name="f1826" draw:formula="1212698*logwidth/2647519"/><draw:equation draw:name="f1827" draw:formula="2574607*logheight/2612594"/><draw:equation draw:name="f1828" draw:formula="1190790*logwidth/2647519"/><draw:equation draw:name="f1829" draw:formula="2572702*logheight/2612594"/><draw:equation draw:name="f1830" draw:formula="1168883*logwidth/2647519"/><draw:equation draw:name="f1831" draw:formula="2568892*logheight/2612594"/><draw:equation draw:name="f1832" draw:formula="1182080*logwidth/2647519"/><draw:equation draw:name="f1833" draw:formula="2554816*logheight/2612594"/><draw:equation draw:name="f1834" draw:formula="1179360*logwidth/2647519"/><draw:equation draw:name="f1835" draw:formula="2555557*logheight/2612594"/><draw:equation draw:name="f1836" draw:formula="1130192*logwidth/2647519"/><draw:equation draw:name="f1837" draw:formula="2546452*logheight/2612594"/><draw:equation draw:name="f1838" draw:formula="1127925*logwidth/2647519"/><draw:equation draw:name="f1839" draw:formula="2546985*logheight/2612594"/><draw:equation draw:name="f1840" draw:formula="1033628*logwidth/2647519"/><draw:equation draw:name="f1841" draw:formula="2529840*logheight/2612594"/><draw:equation draw:name="f1842" draw:formula="996480*logwidth/2647519"/><draw:equation draw:name="f1843" draw:formula="2522220*logheight/2612594"/><draw:equation draw:name="f1844" draw:formula="964095*logwidth/2647519"/><draw:equation draw:name="f1845" draw:formula="2516505*logheight/2612594"/><draw:equation draw:name="f1846" draw:formula="925043*logwidth/2647519"/><draw:equation draw:name="f1847" draw:formula="2498407*logheight/2612594"/><draw:equation draw:name="f1848" draw:formula="876465*logwidth/2647519"/><draw:equation draw:name="f1849" draw:formula="2480310*logheight/2612594"/><draw:equation draw:name="f1850" draw:formula="825983*logwidth/2647519"/><draw:equation draw:name="f1851" draw:formula="2460307*logheight/2612594"/><draw:equation draw:name="f1852" draw:formula="834555*logwidth/2647519"/><draw:equation draw:name="f1853" draw:formula="2453640*logheight/2612594"/><draw:equation draw:name="f1854" draw:formula="869798*logwidth/2647519"/><draw:equation draw:name="f1855" draw:formula="2460307*logheight/2612594"/><draw:equation draw:name="f1856" draw:formula="885038*logwidth/2647519"/><draw:equation draw:name="f1857" draw:formula="2473642*logheight/2612594"/><draw:equation draw:name="f1858" draw:formula="937425*logwidth/2647519"/><draw:equation draw:name="f1859" draw:formula="2488882*logheight/2612594"/><draw:equation draw:name="f1860" draw:formula="1041248*logwidth/2647519"/><draw:equation draw:name="f1861" draw:formula="2515552*logheight/2612594"/><draw:equation draw:name="f1862" draw:formula="1066965*logwidth/2647519"/><draw:equation draw:name="f1863" draw:formula="2520315*logheight/2612594"/><draw:equation draw:name="f1864" draw:formula="1094588*logwidth/2647519"/><draw:equation draw:name="f1865" draw:formula="2525077*logheight/2612594"/><draw:equation draw:name="f1866" draw:formula="1125068*logwidth/2647519"/><draw:equation draw:name="f1867" draw:formula="2531745*logheight/2612594"/><draw:equation draw:name="f1868" draw:formula="1158657*logwidth/2647519"/><draw:equation draw:name="f1869" draw:formula="2539008*logheight/2612594"/><draw:equation draw:name="f1870" draw:formula="1161262*logwidth/2647519"/><draw:equation draw:name="f1871" draw:formula="2538412*logheight/2612594"/><draw:equation draw:name="f1872" draw:formula="1192695*logwidth/2647519"/><draw:equation draw:name="f1873" draw:formula="2543175*logheight/2612594"/><draw:equation draw:name="f1874" draw:formula="1193647*logwidth/2647519"/><draw:equation draw:name="f1875" draw:formula="2541270*logheight/2612594"/><draw:equation draw:name="f1876" draw:formula="1239367*logwidth/2647519"/><draw:equation draw:name="f1877" draw:formula="2543175*logheight/2612594"/><draw:equation draw:name="f1878" draw:formula="1246987*logwidth/2647519"/><draw:equation draw:name="f1879" draw:formula="2544127*logheight/2612594"/><draw:equation draw:name="f1880" draw:formula="1317472*logwidth/2647519"/><draw:equation draw:name="f1881" draw:formula="2544127*logheight/2612594"/><draw:equation draw:name="f1882" draw:formula="1368907*logwidth/2647519"/><draw:equation draw:name="f1883" draw:formula="2546032*logheight/2612594"/><draw:equation draw:name="f1884" draw:formula="1429867*logwidth/2647519"/><draw:equation draw:name="f1885" draw:formula="2541270*logheight/2612594"/><draw:equation draw:name="f1886" draw:formula="1437487*logwidth/2647519"/><draw:equation draw:name="f1887" draw:formula="2541270*logheight/2612594"/><draw:equation draw:name="f1888" draw:formula="1440345*logwidth/2647519"/><draw:equation draw:name="f1889" draw:formula="2548890*logheight/2612594"/><draw:equation draw:name="f1890" draw:formula="1500352*logwidth/2647519"/><draw:equation draw:name="f1891" draw:formula="2541270*logheight/2612594"/><draw:equation draw:name="f1892" draw:formula="1540357*logwidth/2647519"/><draw:equation draw:name="f1893" draw:formula="2531745*logheight/2612594"/><draw:equation draw:name="f1894" draw:formula="1563217*logwidth/2647519"/><draw:equation draw:name="f1895" draw:formula="2527935*logheight/2612594"/><draw:equation draw:name="f1896" draw:formula="1577505*logwidth/2647519"/><draw:equation draw:name="f1897" draw:formula="2526030*logheight/2612594"/><draw:equation draw:name="f1898" draw:formula="1608937*logwidth/2647519"/><draw:equation draw:name="f1899" draw:formula="2518410*logheight/2612594"/><draw:equation draw:name="f1900" draw:formula="1634655*logwidth/2647519"/><draw:equation draw:name="f1901" draw:formula="2512695*logheight/2612594"/><draw:equation draw:name="f1902" draw:formula="1660372*logwidth/2647519"/><draw:equation draw:name="f1903" draw:formula="2506027*logheight/2612594"/><draw:equation draw:name="f1904" draw:formula="1707545*logwidth/2647519"/><draw:equation draw:name="f1905" draw:formula="2497863*logheight/2612594"/><draw:equation draw:name="f1906" draw:formula="1713713*logwidth/2647519"/><draw:equation draw:name="f1907" draw:formula="2495550*logheight/2612594"/><draw:equation draw:name="f1908" draw:formula="1664183*logwidth/2647519"/><draw:equation draw:name="f1909" draw:formula="2504122*logheight/2612594"/><draw:equation draw:name="f1910" draw:formula="1638465*logwidth/2647519"/><draw:equation draw:name="f1911" draw:formula="2510790*logheight/2612594"/><draw:equation draw:name="f1912" draw:formula="1612748*logwidth/2647519"/><draw:equation draw:name="f1913" draw:formula="2516505*logheight/2612594"/><draw:equation draw:name="f1914" draw:formula="1581315*logwidth/2647519"/><draw:equation draw:name="f1915" draw:formula="2524125*logheight/2612594"/><draw:equation draw:name="f1916" draw:formula="1567028*logwidth/2647519"/><draw:equation draw:name="f1917" draw:formula="2526030*logheight/2612594"/><draw:equation draw:name="f1918" draw:formula="1544168*logwidth/2647519"/><draw:equation draw:name="f1919" draw:formula="2529840*logheight/2612594"/><draw:equation draw:name="f1920" draw:formula="1482255*logwidth/2647519"/><draw:equation draw:name="f1921" draw:formula="2535555*logheight/2612594"/><draw:equation draw:name="f1922" draw:formula="1440345*logwidth/2647519"/><draw:equation draw:name="f1923" draw:formula="2539365*logheight/2612594"/><draw:equation draw:name="f1924" draw:formula="1432725*logwidth/2647519"/><draw:equation draw:name="f1925" draw:formula="2539365*logheight/2612594"/><draw:equation draw:name="f1926" draw:formula="1371765*logwidth/2647519"/><draw:equation draw:name="f1927" draw:formula="2544127*logheight/2612594"/><draw:equation draw:name="f1928" draw:formula="1320330*logwidth/2647519"/><draw:equation draw:name="f1929" draw:formula="2542222*logheight/2612594"/><draw:equation draw:name="f1930" draw:formula="1249845*logwidth/2647519"/><draw:equation draw:name="f1931" draw:formula="2542222*logheight/2612594"/><draw:equation draw:name="f1932" draw:formula="1242225*logwidth/2647519"/><draw:equation draw:name="f1933" draw:formula="2541270*logheight/2612594"/><draw:equation draw:name="f1934" draw:formula="1212698*logwidth/2647519"/><draw:equation draw:name="f1935" draw:formula="2528887*logheight/2612594"/><draw:equation draw:name="f1936" draw:formula="1196505*logwidth/2647519"/><draw:equation draw:name="f1937" draw:formula="2539365*logheight/2612594"/><draw:equation draw:name="f1938" draw:formula="1196464*logwidth/2647519"/><draw:equation draw:name="f1939" draw:formula="2539447*logheight/2612594"/><draw:equation draw:name="f1940" draw:formula="1209840*logwidth/2647519"/><draw:equation draw:name="f1941" draw:formula="2530792*logheight/2612594"/><draw:equation draw:name="f1942" draw:formula="1239368*logwidth/2647519"/><draw:equation draw:name="f1943" draw:formula="2543174*logheight/2612594"/><draw:equation draw:name="f1944" draw:formula="1193648*logwidth/2647519"/><draw:equation draw:name="f1945" draw:formula="2541269*logheight/2612594"/><draw:equation draw:name="f1946" draw:formula="1194008*logwidth/2647519"/><draw:equation draw:name="f1947" draw:formula="2541036*logheight/2612594"/><draw:equation draw:name="f1948" draw:formula="1164120*logwidth/2647519"/><draw:equation draw:name="f1949" draw:formula="2536507*logheight/2612594"/><draw:equation draw:name="f1950" draw:formula="1128878*logwidth/2647519"/><draw:equation draw:name="f1951" draw:formula="2528887*logheight/2612594"/><draw:equation draw:name="f1952" draw:formula="1098398*logwidth/2647519"/><draw:equation draw:name="f1953" draw:formula="2522220*logheight/2612594"/><draw:equation draw:name="f1954" draw:formula="1070775*logwidth/2647519"/><draw:equation draw:name="f1955" draw:formula="2517457*logheight/2612594"/><draw:equation draw:name="f1956" draw:formula="1045058*logwidth/2647519"/><draw:equation draw:name="f1957" draw:formula="2512695*logheight/2612594"/><draw:equation draw:name="f1958" draw:formula="941235*logwidth/2647519"/><draw:equation draw:name="f1959" draw:formula="2486025*logheight/2612594"/><draw:equation draw:name="f1960" draw:formula="888848*logwidth/2647519"/><draw:equation draw:name="f1961" draw:formula="2470785*logheight/2612594"/><draw:equation draw:name="f1962" draw:formula="873608*logwidth/2647519"/><draw:equation draw:name="f1963" draw:formula="2457450*logheight/2612594"/><draw:equation draw:name="f1964" draw:formula="838365*logwidth/2647519"/><draw:equation draw:name="f1965" draw:formula="2450782*logheight/2612594"/><draw:equation draw:name="f1966" draw:formula="785978*logwidth/2647519"/><draw:equation draw:name="f1967" draw:formula="2424112*logheight/2612594"/><draw:equation draw:name="f1968" draw:formula="770738*logwidth/2647519"/><draw:equation draw:name="f1969" draw:formula="2425065*logheight/2612594"/><draw:equation draw:name="f1970" draw:formula="716445*logwidth/2647519"/><draw:equation draw:name="f1971" draw:formula="2397442*logheight/2612594"/><draw:equation draw:name="f1972" draw:formula="706920*logwidth/2647519"/><draw:equation draw:name="f1973" draw:formula="2380297*logheight/2612594"/><draw:equation draw:name="f1974" draw:formula="708825*logwidth/2647519"/><draw:equation draw:name="f1975" draw:formula="2379345*logheight/2612594"/><draw:equation draw:name="f1976" draw:formula="742163*logwidth/2647519"/><draw:equation draw:name="f1977" draw:formula="2397442*logheight/2612594"/><draw:equation draw:name="f1978" draw:formula="775500*logwidth/2647519"/><draw:equation draw:name="f1979" draw:formula="2415540*logheight/2612594"/><draw:equation draw:name="f1980" draw:formula="785025*logwidth/2647519"/><draw:equation draw:name="f1981" draw:formula="2409825*logheight/2612594"/><draw:equation draw:name="f1982" draw:formula="745973*logwidth/2647519"/><draw:equation draw:name="f1983" draw:formula="2384107*logheight/2612594"/><draw:equation draw:name="f1984" draw:formula="713588*logwidth/2647519"/><draw:equation draw:name="f1985" draw:formula="2369820*logheight/2612594"/><draw:equation draw:name="f1986" draw:formula="668820*logwidth/2647519"/><draw:equation draw:name="f1987" draw:formula="2344102*logheight/2612594"/><draw:equation draw:name="f1988" draw:formula="630720*logwidth/2647519"/><draw:equation draw:name="f1989" draw:formula="2319337*logheight/2612594"/><draw:equation draw:name="f1990" draw:formula="570713*logwidth/2647519"/><draw:equation draw:name="f1991" draw:formula="2293620*logheight/2612594"/><draw:equation draw:name="f1992" draw:formula="547853*logwidth/2647519"/><draw:equation draw:name="f1993" draw:formula="2274570*logheight/2612594"/><draw:equation draw:name="f1994" draw:formula="552615*logwidth/2647519"/><draw:equation draw:name="f1995" draw:formula="2272665*logheight/2612594"/><draw:equation draw:name="f1996" draw:formula="575475*logwidth/2647519"/><draw:equation draw:name="f1997" draw:formula="2279332*logheight/2612594"/><draw:equation draw:name="f1998" draw:formula="527850*logwidth/2647519"/><draw:equation draw:name="f1999" draw:formula="2229802*logheight/2612594"/><draw:equation draw:name="f2000" draw:formula="501180*logwidth/2647519"/><draw:equation draw:name="f2001" draw:formula="2207895*logheight/2612594"/><draw:equation draw:name="f2002" draw:formula="476415*logwidth/2647519"/><draw:equation draw:name="f2003" draw:formula="2185987*logheight/2612594"/><draw:equation draw:name="f2004" draw:formula="444983*logwidth/2647519"/><draw:equation draw:name="f2005" draw:formula="2160270*logheight/2612594"/><draw:equation draw:name="f2006" draw:formula="399263*logwidth/2647519"/><draw:equation draw:name="f2007" draw:formula="2109787*logheight/2612594"/><draw:equation draw:name="f2008" draw:formula="396126*logwidth/2647519"/><draw:equation draw:name="f2009" draw:formula="2099983*logheight/2612594"/><draw:equation draw:name="f2010" draw:formula="386880*logwidth/2647519"/><draw:equation draw:name="f2011" draw:formula="2090737*logheight/2612594"/><draw:equation draw:name="f2012" draw:formula="355448*logwidth/2647519"/><draw:equation draw:name="f2013" draw:formula="2056447*logheight/2612594"/><draw:equation draw:name="f2014" draw:formula="351638*logwidth/2647519"/><draw:equation draw:name="f2015" draw:formula="2039302*logheight/2612594"/><draw:equation draw:name="f2016" draw:formula="339255*logwidth/2647519"/><draw:equation draw:name="f2017" draw:formula="2022157*logheight/2612594"/><draw:equation draw:name="f2018" draw:formula="337780*logwidth/2647519"/><draw:equation draw:name="f2019" draw:formula="2019844*logheight/2612594"/><draw:equation draw:name="f2020" draw:formula="323062*logwidth/2647519"/><draw:equation draw:name="f2021" draw:formula="2009774*logheight/2612594"/><draw:equation draw:name="f2022" draw:formula="294487*logwidth/2647519"/><draw:equation draw:name="f2023" draw:formula="1968817*logheight/2612594"/><draw:equation draw:name="f2024" draw:formula="278295*logwidth/2647519"/><draw:equation draw:name="f2025" draw:formula="1930717*logheight/2612594"/><draw:equation draw:name="f2026" draw:formula="276390*logwidth/2647519"/><draw:equation draw:name="f2027" draw:formula="1930717*logheight/2612594"/><draw:equation draw:name="f2028" draw:formula="254483*logwidth/2647519"/><draw:equation draw:name="f2029" draw:formula="1888807*logheight/2612594"/><draw:equation draw:name="f2030" draw:formula="233528*logwidth/2647519"/><draw:equation draw:name="f2031" draw:formula="1846897*logheight/2612594"/><draw:equation draw:name="f2032" draw:formula="211620*logwidth/2647519"/><draw:equation draw:name="f2033" draw:formula="1798320*logheight/2612594"/><draw:equation draw:name="f2034" draw:formula="191618*logwidth/2647519"/><draw:equation draw:name="f2035" draw:formula="1748790*logheight/2612594"/><draw:equation draw:name="f2036" draw:formula="211620*logwidth/2647519"/><draw:equation draw:name="f2037" draw:formula="1782127*logheight/2612594"/><draw:equation draw:name="f2038" draw:formula="231623*logwidth/2647519"/><draw:equation draw:name="f2039" draw:formula="1824037*logheight/2612594"/><draw:equation draw:name="f2040" draw:formula="238290*logwidth/2647519"/><draw:equation draw:name="f2041" draw:formula="1846897*logheight/2612594"/><draw:equation draw:name="f2042" draw:formula="241046*logwidth/2647519"/><draw:equation draw:name="f2043" draw:formula="1850938*logheight/2612594"/><draw:equation draw:name="f2044" draw:formula="237654*logwidth/2647519"/><draw:equation draw:name="f2045" draw:formula="1833303*logheight/2612594"/><draw:equation draw:name="f2046" draw:formula="228809*logwidth/2647519"/><draw:equation draw:name="f2047" draw:formula="1817250*logheight/2612594"/><draw:equation draw:name="f2048" draw:formula="214411*logwidth/2647519"/><draw:equation draw:name="f2049" draw:formula="1784874*logheight/2612594"/><draw:equation draw:name="f2050" draw:formula="197332*logwidth/2647519"/><draw:equation draw:name="f2051" draw:formula="1756409*logheight/2612594"/><draw:equation draw:name="f2052" draw:formula="176377*logwidth/2647519"/><draw:equation draw:name="f2053" draw:formula="1699259*logheight/2612594"/><draw:equation draw:name="f2054" draw:formula="158424*logwidth/2647519"/><draw:equation draw:name="f2055" draw:formula="1640674*logheight/2612594"/><draw:equation draw:name="f2056" draw:formula="152529*logwidth/2647519"/><draw:equation draw:name="f2057" draw:formula="1623596*logheight/2612594"/><draw:equation draw:name="f2058" draw:formula="126853*logwidth/2647519"/><draw:equation draw:name="f2059" draw:formula="1521108*logheight/2612594"/><draw:equation draw:name="f2060" draw:formula="115498*logwidth/2647519"/><draw:equation draw:name="f2061" draw:formula="1446707*logheight/2612594"/><draw:equation draw:name="f2062" draw:formula="115417*logwidth/2647519"/><draw:equation draw:name="f2063" draw:formula="1448752*logheight/2612594"/><draw:equation draw:name="f2064" draw:formula="116370*logwidth/2647519"/><draw:equation draw:name="f2065" draw:formula="1463992*logheight/2612594"/><draw:equation draw:name="f2066" draw:formula="121132*logwidth/2647519"/><draw:equation draw:name="f2067" draw:formula="1499235*logheight/2612594"/><draw:equation draw:name="f2068" draw:formula="126847*logwidth/2647519"/><draw:equation draw:name="f2069" draw:formula="1535430*logheight/2612594"/><draw:equation draw:name="f2070" draw:formula="117322*logwidth/2647519"/><draw:equation draw:name="f2071" draw:formula="1503997*logheight/2612594"/><draw:equation draw:name="f2072" draw:formula="110655*logwidth/2647519"/><draw:equation draw:name="f2073" draw:formula="1463992*logheight/2612594"/><draw:equation draw:name="f2074" draw:formula="103035*logwidth/2647519"/><draw:equation draw:name="f2075" draw:formula="1463992*logheight/2612594"/><draw:equation draw:name="f2076" draw:formula="98272*logwidth/2647519"/><draw:equation draw:name="f2077" draw:formula="1427797*logheight/2612594"/><draw:equation draw:name="f2078" draw:formula="91605*logwidth/2647519"/><draw:equation draw:name="f2079" draw:formula="1404937*logheight/2612594"/><draw:equation draw:name="f2080" draw:formula="85890*logwidth/2647519"/><draw:equation draw:name="f2081" draw:formula="1383030*logheight/2612594"/><draw:equation draw:name="f2082" draw:formula="69697*logwidth/2647519"/><draw:equation draw:name="f2083" draw:formula="1365885*logheight/2612594"/><draw:equation draw:name="f2084" draw:formula="64935*logwidth/2647519"/><draw:equation draw:name="f2085" draw:formula="1365885*logheight/2612594"/><draw:equation draw:name="f2086" draw:formula="60172*logwidth/2647519"/><draw:equation draw:name="f2087" draw:formula="1342072*logheight/2612594"/><draw:equation draw:name="f2088" draw:formula="58267*logwidth/2647519"/><draw:equation draw:name="f2089" draw:formula="1311592*logheight/2612594"/><draw:equation draw:name="f2090" draw:formula="62077*logwidth/2647519"/><draw:equation draw:name="f2091" draw:formula="1268730*logheight/2612594"/><draw:equation draw:name="f2092" draw:formula="63982*logwidth/2647519"/><draw:equation draw:name="f2093" draw:formula="1253490*logheight/2612594"/><draw:equation draw:name="f2094" draw:formula="67226*logwidth/2647519"/><draw:equation draw:name="f2095" draw:formula="1243037*logheight/2612594"/><draw:equation draw:name="f2096" draw:formula="65649*logwidth/2647519"/><draw:equation draw:name="f2097" draw:formula="1219200*logheight/2612594"/><draw:equation draw:name="f2098" draw:formula="67792*logwidth/2647519"/><draw:equation draw:name="f2099" draw:formula="1183957*logheight/2612594"/><draw:equation draw:name="f2100" draw:formula="71602*logwidth/2647519"/><draw:equation draw:name="f2101" draw:formula="1176814*logheight/2612594"/><draw:equation draw:name="f2102" draw:formula="71602*logwidth/2647519"/><draw:equation draw:name="f2103" draw:formula="1172527*logheight/2612594"/><draw:equation draw:name="f2104" draw:formula="63982*logwidth/2647519"/><draw:equation draw:name="f2105" draw:formula="1186815*logheight/2612594"/><draw:equation draw:name="f2106" draw:formula="57315*logwidth/2647519"/><draw:equation draw:name="f2107" draw:formula="1177290*logheight/2612594"/><draw:equation draw:name="f2108" draw:formula="44932*logwidth/2647519"/><draw:equation draw:name="f2109" draw:formula="1160145*logheight/2612594"/><draw:equation draw:name="f2110" draw:formula="42670*logwidth/2647519"/><draw:equation draw:name="f2111" draw:formula="1146572*logheight/2612594"/><draw:equation draw:name="f2112" draw:formula="42075*logwidth/2647519"/><draw:equation draw:name="f2113" draw:formula="1147762*logheight/2612594"/><draw:equation draw:name="f2114" draw:formula="38265*logwidth/2647519"/><draw:equation draw:name="f2115" draw:formula="1185862*logheight/2612594"/><draw:equation draw:name="f2116" draw:formula="35407*logwidth/2647519"/><draw:equation draw:name="f2117" draw:formula="1223962*logheight/2612594"/><draw:equation draw:name="f2118" draw:formula="32550*logwidth/2647519"/><draw:equation draw:name="f2119" draw:formula="1253490*logheight/2612594"/><draw:equation draw:name="f2120" draw:formula="32550*logwidth/2647519"/><draw:equation draw:name="f2121" draw:formula="1314449*logheight/2612594"/><draw:equation draw:name="f2122" draw:formula="33502*logwidth/2647519"/><draw:equation draw:name="f2123" draw:formula="1345882*logheight/2612594"/><draw:equation draw:name="f2124" draw:formula="35407*logwidth/2647519"/><draw:equation draw:name="f2125" draw:formula="1377314*logheight/2612594"/><draw:equation draw:name="f2126" draw:formula="26835*logwidth/2647519"/><draw:equation draw:name="f2127" draw:formula="1406842*logheight/2612594"/><draw:equation draw:name="f2128" draw:formula="24930*logwidth/2647519"/><draw:equation draw:name="f2129" draw:formula="1406842*logheight/2612594"/><draw:equation draw:name="f2130" draw:formula="19215*logwidth/2647519"/><draw:equation draw:name="f2131" draw:formula="1349692*logheight/2612594"/><draw:equation draw:name="f2132" draw:formula="19215*logwidth/2647519"/><draw:equation draw:name="f2133" draw:formula="1290637*logheight/2612594"/><draw:equation draw:name="f2134" draw:formula="23977*logwidth/2647519"/><draw:equation draw:name="f2135" draw:formula="1244917*logheight/2612594"/><draw:equation draw:name="f2136" draw:formula="32546*logwidth/2647519"/><draw:equation draw:name="f2137" draw:formula="1253485*logheight/2612594"/><draw:equation draw:name="f2138" draw:formula="24930*logwidth/2647519"/><draw:equation draw:name="f2139" draw:formula="1243965*logheight/2612594"/><draw:equation draw:name="f2140" draw:formula="23025*logwidth/2647519"/><draw:equation draw:name="f2141" draw:formula="1209675*logheight/2612594"/><draw:equation draw:name="f2142" draw:formula="24930*logwidth/2647519"/><draw:equation draw:name="f2143" draw:formula="1157287*logheight/2612594"/><draw:equation draw:name="f2144" draw:formula="25882*logwidth/2647519"/><draw:equation draw:name="f2145" draw:formula="1143000*logheight/2612594"/><draw:equation draw:name="f2146" draw:formula="28740*logwidth/2647519"/><draw:equation draw:name="f2147" draw:formula="1119187*logheight/2612594"/><draw:equation draw:name="f2148" draw:formula="40170*logwidth/2647519"/><draw:equation draw:name="f2149" draw:formula="1076325*logheight/2612594"/><draw:equation draw:name="f2150" draw:formula="45865*logwidth/2647519"/><draw:equation draw:name="f2151" draw:formula="1047851*logheight/2612594"/><draw:equation draw:name="f2152" draw:formula="43980*logwidth/2647519"/><draw:equation draw:name="f2153" draw:formula="1041082*logheight/2612594"/><draw:equation draw:name="f2154" draw:formula="37312*logwidth/2647519"/><draw:equation draw:name="f2155" draw:formula="1079182*logheight/2612594"/><draw:equation draw:name="f2156" draw:formula="25882*logwidth/2647519"/><draw:equation draw:name="f2157" draw:formula="1122045*logheight/2612594"/><draw:equation draw:name="f2158" draw:formula="23025*logwidth/2647519"/><draw:equation draw:name="f2159" draw:formula="1145857*logheight/2612594"/><draw:equation draw:name="f2160" draw:formula="22072*logwidth/2647519"/><draw:equation draw:name="f2161" draw:formula="1160145*logheight/2612594"/><draw:equation draw:name="f2162" draw:formula="20167*logwidth/2647519"/><draw:equation draw:name="f2163" draw:formula="1212532*logheight/2612594"/><draw:equation draw:name="f2164" draw:formula="22072*logwidth/2647519"/><draw:equation draw:name="f2165" draw:formula="1246822*logheight/2612594"/><draw:equation draw:name="f2166" draw:formula="17310*logwidth/2647519"/><draw:equation draw:name="f2167" draw:formula="1292542*logheight/2612594"/><draw:equation draw:name="f2168" draw:formula="17310*logwidth/2647519"/><draw:equation draw:name="f2169" draw:formula="1351597*logheight/2612594"/><draw:equation draw:name="f2170" draw:formula="23025*logwidth/2647519"/><draw:equation draw:name="f2171" draw:formula="1408747*logheight/2612594"/><draw:equation draw:name="f2172" draw:formula="24930*logwidth/2647519"/><draw:equation draw:name="f2173" draw:formula="1408747*logheight/2612594"/><draw:equation draw:name="f2174" draw:formula="37312*logwidth/2647519"/><draw:equation draw:name="f2175" draw:formula="1463040*logheight/2612594"/><draw:equation draw:name="f2176" draw:formula="43980*logwidth/2647519"/><draw:equation draw:name="f2177" draw:formula="1507807*logheight/2612594"/><draw:equation draw:name="f2178" draw:formula="58267*logwidth/2647519"/><draw:equation draw:name="f2179" draw:formula="1553527*logheight/2612594"/><draw:equation draw:name="f2180" draw:formula="80770*logwidth/2647519"/><draw:equation draw:name="f2181" draw:formula="1651843*logheight/2612594"/><draw:equation draw:name="f2182" draw:formula="82734*logwidth/2647519"/><draw:equation draw:name="f2183" draw:formula="1670685*logheight/2612594"/><draw:equation draw:name="f2184" draw:formula="86843*logwidth/2647519"/><draw:equation draw:name="f2185" draw:formula="1670685*logheight/2612594"/><draw:equation draw:name="f2186" draw:formula="107798*logwidth/2647519"/><draw:equation draw:name="f2187" draw:formula="1721167*logheight/2612594"/><draw:equation draw:name="f2188" draw:formula="115418*logwidth/2647519"/><draw:equation draw:name="f2189" draw:formula="1746885*logheight/2612594"/><draw:equation draw:name="f2190" draw:formula="101130*logwidth/2647519"/><draw:equation draw:name="f2191" draw:formula="1724977*logheight/2612594"/><draw:equation draw:name="f2192" draw:formula="85890*logwidth/2647519"/><draw:equation draw:name="f2193" draw:formula="1690687*logheight/2612594"/><draw:equation draw:name="f2194" draw:formula="84938*logwidth/2647519"/><draw:equation draw:name="f2195" draw:formula="1700212*logheight/2612594"/><draw:equation draw:name="f2196" draw:formula="76651*logwidth/2647519"/><draw:equation draw:name="f2197" draw:formula="1674524*logheight/2612594"/><draw:equation draw:name="f2198" draw:formula="70650*logwidth/2647519"/><draw:equation draw:name="f2199" draw:formula="1675447*logheight/2612594"/><draw:equation draw:name="f2200" draw:formula="63982*logwidth/2647519"/><draw:equation draw:name="f2201" draw:formula="1653540*logheight/2612594"/><draw:equation draw:name="f2202" draw:formula="41122*logwidth/2647519"/><draw:equation draw:name="f2203" draw:formula="1601152*logheight/2612594"/><draw:equation draw:name="f2204" draw:formula="26835*logwidth/2647519"/><draw:equation draw:name="f2205" draw:formula="1554480*logheight/2612594"/><draw:equation draw:name="f2206" draw:formula="25882*logwidth/2647519"/><draw:equation draw:name="f2207" draw:formula="1515427*logheight/2612594"/><draw:equation draw:name="f2208" draw:formula="19215*logwidth/2647519"/><draw:equation draw:name="f2209" draw:formula="1469707*logheight/2612594"/><draw:equation draw:name="f2210" draw:formula="14452*logwidth/2647519"/><draw:equation draw:name="f2211" draw:formula="1423987*logheight/2612594"/><draw:equation draw:name="f2212" draw:formula="3975*logwidth/2647519"/><draw:equation draw:name="f2213" draw:formula="1390650*logheight/2612594"/><draw:equation draw:name="f2214" draw:formula="10642*logwidth/2647519"/><draw:equation draw:name="f2215" draw:formula="1213485*logheight/2612594"/><draw:equation draw:name="f2216" draw:formula="17310*logwidth/2647519"/><draw:equation draw:name="f2217" draw:formula="1167765*logheight/2612594"/><draw:equation draw:name="f2218" draw:formula="11595*logwidth/2647519"/><draw:equation draw:name="f2219" draw:formula="1143000*logheight/2612594"/><draw:equation draw:name="f2220" draw:formula="23025*logwidth/2647519"/><draw:equation draw:name="f2221" draw:formula="1074420*logheight/2612594"/><draw:equation draw:name="f2222" draw:formula="25882*logwidth/2647519"/><draw:equation draw:name="f2223" draw:formula="1058227*logheight/2612594"/><draw:equation draw:name="f2224" draw:formula="33502*logwidth/2647519"/><draw:equation draw:name="f2225" draw:formula="1002982*logheight/2612594"/><draw:equation draw:name="f2226" draw:formula="53505*logwidth/2647519"/><draw:equation draw:name="f2227" draw:formula="962977*logheight/2612594"/><draw:equation draw:name="f2228" draw:formula="48742*logwidth/2647519"/><draw:equation draw:name="f2229" draw:formula="1017270*logheight/2612594"/><draw:equation draw:name="f2230" draw:formula="53503*logwidth/2647519"/><draw:equation draw:name="f2231" draw:formula="1007964*logheight/2612594"/><draw:equation draw:name="f2232" draw:formula="56362*logwidth/2647519"/><draw:equation draw:name="f2233" draw:formula="985718*logheight/2612594"/><draw:equation draw:name="f2234" draw:formula="57315*logwidth/2647519"/><draw:equation draw:name="f2235" draw:formula="961072*logheight/2612594"/><draw:equation draw:name="f2236" draw:formula="65887*logwidth/2647519"/><draw:equation draw:name="f2237" draw:formula="929639*logheight/2612594"/><draw:equation draw:name="f2238" draw:formula="79222*logwidth/2647519"/><draw:equation draw:name="f2239" draw:formula="882014*logheight/2612594"/><draw:equation draw:name="f2240" draw:formula="95415*logwidth/2647519"/><draw:equation draw:name="f2241" draw:formula="833437*logheight/2612594"/><draw:equation draw:name="f2242" draw:formula="96628*logwidth/2647519"/><draw:equation draw:name="f2243" draw:formula="832072*logheight/2612594"/><draw:equation draw:name="f2244" draw:formula="103988*logwidth/2647519"/><draw:equation draw:name="f2245" draw:formula="793432*logheight/2612594"/><draw:equation draw:name="f2246" draw:formula="114465*logwidth/2647519"/><draw:equation draw:name="f2247" draw:formula="765809*logheight/2612594"/><draw:equation draw:name="f2248" draw:formula="126848*logwidth/2647519"/><draw:equation draw:name="f2249" draw:formula="742949*logheight/2612594"/><draw:equation draw:name="f2250" draw:formula="151613*logwidth/2647519"/><draw:equation draw:name="f2251" draw:formula="695324*logheight/2612594"/><draw:equation draw:name="f2252" draw:formula="171615*logwidth/2647519"/><draw:equation draw:name="f2253" draw:formula="652462*logheight/2612594"/><draw:equation draw:name="f2254" draw:formula="200190*logwidth/2647519"/><draw:equation draw:name="f2255" draw:formula="597217*logheight/2612594"/><draw:equation draw:name="f2256" draw:formula="221145*logwidth/2647519"/><draw:equation draw:name="f2257" draw:formula="573404*logheight/2612594"/><draw:equation draw:name="f2258" draw:formula="238290*logwidth/2647519"/><draw:equation draw:name="f2259" draw:formula="540067*logheight/2612594"/><draw:equation draw:name="f2260" draw:formula="252578*logwidth/2647519"/><draw:equation draw:name="f2261" draw:formula="519112*logheight/2612594"/><draw:equation draw:name="f2262" draw:formula="267818*logwidth/2647519"/><draw:equation draw:name="f2263" draw:formula="511492*logheight/2612594"/><draw:equation draw:name="f2264" draw:formula="271628*logwidth/2647519"/><draw:equation draw:name="f2265" draw:formula="505777*logheight/2612594"/><draw:equation draw:name="f2266" draw:formula="286868*logwidth/2647519"/><draw:equation draw:name="f2267" draw:formula="475297*logheight/2612594"/><draw:equation draw:name="f2268" draw:formula="316395*logwidth/2647519"/><draw:equation draw:name="f2269" draw:formula="441007*logheight/2612594"/><draw:equation draw:name="f2270" draw:formula="317199*logwidth/2647519"/><draw:equation draw:name="f2271" draw:formula="455339*logheight/2612594"/><draw:equation draw:name="f2272" draw:formula="315045*logwidth/2647519"/><draw:equation draw:name="f2273" draw:formula="461363*logheight/2612594"/><draw:equation draw:name="f2274" draw:formula="345922*logwidth/2647519"/><draw:equation draw:name="f2275" draw:formula="429577*logheight/2612594"/><draw:equation draw:name="f2276" draw:formula="361162*logwidth/2647519"/><draw:equation draw:name="f2277" draw:formula="409575*logheight/2612594"/><draw:equation draw:name="f2278" draw:formula="381165*logwidth/2647519"/><draw:equation draw:name="f2279" draw:formula="390525*logheight/2612594"/><draw:equation draw:name="f2280" draw:formula="382889*logwidth/2647519"/><draw:equation draw:name="f2281" draw:formula="392440*logheight/2612594"/><draw:equation draw:name="f2282" draw:formula="382118*logwidth/2647519"/><draw:equation draw:name="f2283" draw:formula="391477*logheight/2612594"/><draw:equation draw:name="f2284" draw:formula="406883*logwidth/2647519"/><draw:equation draw:name="f2285" draw:formula="366712*logheight/2612594"/><draw:equation draw:name="f2286" draw:formula="431648*logwidth/2647519"/><draw:equation draw:name="f2287" draw:formula="343852*logheight/2612594"/><draw:equation draw:name="f2288" draw:formula="458318*logwidth/2647519"/><draw:equation draw:name="f2289" draw:formula="315277*logheight/2612594"/><draw:equation draw:name="f2290" draw:formula="495465*logwidth/2647519"/><draw:equation draw:name="f2291" draw:formula="287654*logheight/2612594"/><draw:equation draw:name="f2292" draw:formula="535470*logwidth/2647519"/><draw:equation draw:name="f2293" draw:formula="258127*logheight/2612594"/><draw:equation draw:name="f2294" draw:formula="559389*logwidth/2647519"/><draw:equation draw:name="f2295" draw:formula="241440*logheight/2612594"/><draw:equation draw:name="f2296" draw:formula="575475*logwidth/2647519"/><draw:equation draw:name="f2297" draw:formula="226694*logheight/2612594"/><draw:equation draw:name="f2298" draw:formula="604050*logwidth/2647519"/><draw:equation draw:name="f2299" draw:formula="209549*logheight/2612594"/><draw:equation draw:name="f2300" draw:formula="634530*logwidth/2647519"/><draw:equation draw:name="f2301" draw:formula="193357*logheight/2612594"/><draw:equation draw:name="f2302" draw:formula="638565*logwidth/2647519"/><draw:equation draw:name="f2303" draw:formula="191282*logheight/2612594"/><draw:equation draw:name="f2304" draw:formula="648937*logwidth/2647519"/><draw:equation draw:name="f2305" draw:formula="181094*logheight/2612594"/><draw:equation draw:name="f2306" draw:formula="665963*logwidth/2647519"/><draw:equation draw:name="f2307" draw:formula="168592*logheight/2612594"/><draw:equation draw:name="f2308" draw:formula="684656*logwidth/2647519"/><draw:equation draw:name="f2309" draw:formula="159067*logheight/2612594"/><draw:equation draw:name="f2310" draw:formula="697880*logwidth/2647519"/><draw:equation draw:name="f2311" draw:formula="156023*logheight/2612594"/><draw:equation draw:name="f2312" draw:formula="700252*logwidth/2647519"/><draw:equation draw:name="f2313" draw:formula="154304*logheight/2612594"/><draw:equation draw:name="f2314" draw:formula="959332*logwidth/2647519"/><draw:equation draw:name="f2315" draw:formula="49529*logheight/2612594"/><draw:equation draw:name="f2316" draw:formula="968945*logwidth/2647519"/><draw:equation draw:name="f2317" draw:formula="47439*logheight/2612594"/><draw:equation draw:name="f2318" draw:formula="995527*logwidth/2647519"/><draw:equation draw:name="f2319" draw:formula="38099*logheight/2612594"/><draw:equation draw:name="f2320" draw:formula="1013863*logwidth/2647519"/><draw:equation draw:name="f2321" draw:formula="34408*logheight/2612594"/><draw:equation draw:name="f2322" draw:formula="1023424*logwidth/2647519"/><draw:equation draw:name="f2323" draw:formula="34327*logheight/2612594"/><draw:equation draw:name="f2324" draw:formula="1026960*logwidth/2647519"/><draw:equation draw:name="f2325" draw:formula="33337*logheight/2612594"/><draw:equation draw:name="f2326" draw:formula="1244130*logwidth/2647519"/><draw:equation draw:name="f2327" draw:formula="4762*logheight/2612594"/><draw:equation draw:name="f2328" draw:formula="1305804*logwidth/2647519"/><draw:equation draw:name="f2329" draw:formula="4524*logheight/2612594"/><draw:equation draw:name="f2330" draw:formula="1371765*logwidth/2647519"/><draw:equation draw:name="f2331" draw:formula="5714*logheight/2612594"/><draw:equation draw:name="f2332" draw:formula="1372993*logwidth/2647519"/><draw:equation draw:name="f2333" draw:formula="6635*logheight/2612594"/><draw:equation draw:name="f2334" draw:formula="1405103*logwidth/2647519"/><draw:equation draw:name="f2335" draw:formula="2857*logheight/2612594"/><draw:equation draw:name="f2336" draw:formula="1434630*logwidth/2647519"/><draw:equation draw:name="f2337" draw:formula="7619*logheight/2612594"/><draw:equation draw:name="f2338" draw:formula="1464158*logwidth/2647519"/><draw:equation draw:name="f2339" draw:formula="13334*logheight/2612594"/><draw:equation draw:name="f2340" draw:formula="1479392*logwidth/2647519"/><draw:equation draw:name="f2341" draw:formula="16797*logheight/2612594"/><draw:equation draw:name="f2342" draw:formula="1463205*logwidth/2647519"/><draw:equation draw:name="f2343" draw:formula="12382*logheight/2612594"/><draw:equation draw:name="f2344" draw:formula="1433677*logwidth/2647519"/><draw:equation draw:name="f2345" draw:formula="6667*logheight/2612594"/><draw:equation draw:name="f2346" draw:formula="1404150*logwidth/2647519"/><draw:equation draw:name="f2347" draw:formula="1905*logheight/2612594"/><draw:equation draw:name="f2348" draw:formula="1404150*logwidth/2647519"/><draw:equation draw:name="f2349" draw:formula="0*logheight/2612594"/><draw:equation draw:name="f2350" draw:formula="logwidth"/><draw:equation draw:name="f2351" draw:formula="logheight"/></draw:enhanced-geometry></draw:custom-shape><draw:custom-shape draw:name="Forma Livre: Forma 10" draw:style-name="Mgr7" draw:text-style-name="MP5" svg:width="2.2504in" svg:height="2.0157in" draw:transform="rotate (-3.14159265358979) translate (7.55099518810149in 10.8493055555556in)"><text:p/><draw:enhanced-geometry draw:mirror-horizontal="false" draw:mirror-vertical="false" svg:viewBox="0 0 0 0" drawooo:sub-view-size="2647519 2612594" draw:text-areas="0 0 ?f2350 ?f2351" draw:type="ooxml-non-primitive" draw:enhanced-path="M 1439383 2598425 L 1427010 2605087 1427751 2605405 Z M 1542263 2530792 C 1527023 2534602 1516545 2538412 1502258 2540317 1487970 2542222 1470825 2545079 1442250 2547937 1442250 2545079 1440345 2543174 1439393 2540317 1452728 2540317 1465110 2538412 1481303 2536507 1496543 2534602 1515593 2533649 1542263 2530792 Z M 1646324 2520821 L 1643880 2521511 1645133 2521267 Z M 899801 2506503 C 908612 2507932 922185 2511742 942187 2517457 947902 2518409 954570 2518409 960285 2518409 977430 2526982 993622 2535555 1010767 2543175 1017435 2544127 1026007 2546032 1033627 2547937 L 1035057 2548414 1040295 2543175 C 1046962 2545080 1053630 2546985 1060297 2548890 1066965 2550795 1073632 2551747 1080300 2553652 L 1119713 2562818 1120305 2562225 C 1134592 2564130 1150785 2566987 1166025 2569845 1172692 2570797 1180312 2571750 1187932 2573655 1195552 2574607 1203172 2575560 1209840 2575560 1223175 2575560 1237462 2576512 1254607 2577465 1271752 2577465 1291755 2578417 1315567 2576512 L 1318213 2576512 1324140 2573178 C 1328188 2571750 1333189 2570321 1337475 2568892 1342238 2568892 1347000 2568654 1351048 2568654 1355096 2568654 1358430 2568892 1360335 2569844 L 1362835 2576512 1384147 2576512 C 1382242 2579370 1379385 2583180 1377480 2586037 1376527 2586990 1375575 2587942 1373670 2590800 1370812 2592705 1366050 2594610 1361287 2596515 1352715 2596515 1347000 2596515 1338427 2596515 1328902 2595562 1318425 2595562 1308900 2594610 1286992 2593657 1266037 2593657 1245082 2592705 1229842 2591752 1213650 2590800 1197457 2588895 1184122 2587942 1169835 2585085 1155547 2583180 1141260 2581275 1127925 2579370 1113637 2576512 1092682 2572702 1069822 2570797 1049820 2566987 1029817 2562225 1011720 2557462 1000290 2550795 L 1000863 2550379 971715 2541270 C 964095 2537459 955522 2533650 945997 2529840 935520 2526982 925995 2524125 916470 2520315 905992 2516505 896467 2513647 885990 2509837 886943 2506027 890991 2505075 899801 2506503 Z M 1460492 2486082 L 1445939 2488303 1345293 2493385 1378432 2497454 C 1380337 2496502 1383195 2496502 1387005 2495549 1407007 2492692 1426057 2490787 1446060 2488882 1448203 2488406 1451716 2487751 1455778 2486992 Z M 1550918 2472281 L 1501488 2479825 1518450 2480309 C 1528928 2479833 1536786 2477928 1542858 2475785 Z M 1731355 2470078 L 1576323 2511364 1654777 2493883 Z M 737400 2450782 C 787882 2468879 820267 2485072 846937 2497454 859320 2502217 872655 2506027 885990 2509837 896467 2513647 905992 2516504 915517 2520314 925042 2524124 934567 2526982 945045 2529839 954570 2533649 963142 2537459 970762 2541269 968857 2542222 966952 2544127 965047 2546032 960285 2545079 954570 2544127 949807 2543174 931710 2537459 913612 2529839 895515 2523172 L 868845 2512694 C 860272 2508884 850747 2505074 842175 2501264 829792 2497454 818362 2492692 806932 2488882 796455 2484119 785977 2480309 776452 2475547 766927 2471737 759307 2466974 752640 2463164 745972 2458402 741210 2454592 737400 2450782 Z M 782168 2426970 C 800265 2436495 815505 2445067 834555 2453640 832650 2454592 830745 2455545 827888 2457450 807885 2447925 786930 2437447 766928 2427922 772643 2427922 776453 2427922 782168 2426970 Z M 588810 2362200 C 620242 2375535 636435 2387917 653580 2398395 657390 2403157 669772 2412682 666915 2413635 655485 2407920 645007 2403157 636435 2397442 627862 2392680 620242 2387917 613575 2383155 601192 2374582 593572 2367915 588810 2362200 Z M 702387 2337759 L 702396 2338030 705613 2341924 705967 2340292 Z M 2093409 2275234 L 2089950 2275522 C 2073757 2288857 2052802 2303145 2032800 2316480 2012797 2329815 1991842 2340292 1976602 2346960 1964220 2354580 1950885 2362200 1936597 2370772 1928977 2373630 1922310 2377440 1914690 2380297 1907070 2383155 1899450 2386012 1891830 2389822 1886115 2394585 1874685 2399347 1864207 2404110 1853730 2408872 1844205 2412682 1843252 2416492 1833727 2420302 1823250 2425065 1812772 2428875 1802295 2433637 1791817 2436495 1781340 2440305 1779435 2442210 1775625 2446020 1772767 2448877 1768005 2450782 1764195 2451735 1759432 2453640 1748002 2456497 1736572 2457450 1726095 2459355 1710855 2464117 1696567 2468880 1683232 2472690 1669897 2476500 1656562 2480310 1644180 2485072 1630845 2489835 1616557 2492692 1601317 2497455 1586077 2502217 1568932 2506980 1547977 2510790 1498447 2513647 1480350 2519362 1472730 2523172 1471777 2524125 1471777 2525077 1470825 2526030 L 1434646 2535075 1435583 2535555 1475761 2525510 1476540 2523172 C 1484160 2518410 1503210 2513647 1551788 2510790 1571790 2506980 1588935 2502217 1605128 2497455 1620368 2492692 1634655 2489835 1647990 2485072 1661325 2481262 1673708 2477452 1687043 2472690 1700378 2468880 1713713 2464117 1729905 2459355 1741335 2457450 1752765 2456497 1763243 2453640 L 1740675 2467181 1741335 2466975 C 1748955 2462212 1758480 2456497 1765148 2452687 1769910 2450782 1773720 2449830 1778483 2447925 L 1779371 2447679 1785150 2441257 C 1795628 2437447 1806105 2433637 1816583 2429827 1827060 2425065 1837538 2421255 1847063 2417445 1848015 2413635 1857540 2409825 1868018 2405062 1878495 2400300 1889925 2395537 1895640 2390775 1903260 2387917 1910880 2385060 1918500 2381250 L 1934176 2374435 1942313 2368867 C 1955648 2360295 1969935 2352675 1982318 2345055 1997558 2339340 2017560 2327910 2038515 2314575 Z M 460060 2262062 L 463676 2265164 464911 2265793 Z M 2099802 2237197 L 2099475 2237422 2099475 2237694 2100989 2237910 2101380 2237422 Z M 2120380 2222979 L 2114756 2226864 2113762 2227897 2117618 2225429 Z M 382287 2175002 L 418261 2217358 389737 2183129 Z M 2187820 2174974 L 2187735 2175004 2187105 2179320 C 2179485 2186940 2176627 2191702 2171865 2196465 2168055 2201227 2163292 2206942 2153767 2216467 L 2154858 2216216 2171865 2197417 C 2175675 2192655 2179485 2187892 2187105 2180272 2188296 2177177 2188475 2175510 2187820 2174974 Z M 475386 2153525 L 477272 2155822 477367 2155507 Z M 334493 2131694 C 337350 2128837 346875 2133599 359258 2147887 L 360474 2149319 371759 2151816 C 377593 2155745 385451 2163127 397357 2175509 409740 2185987 423075 2195512 432600 2204084 442125 2212657 447840 2220277 447840 2225039 450697 2228849 452602 2231707 456412 2235517 468795 2245994 479272 2255519 492607 2265997 489750 2269807 484987 2271712 482130 2274569 L 448422 2237115 446888 2237422 478787 2272865 482130 2274569 C 484988 2271712 488798 2268854 492608 2265997 521183 2290762 551663 2315527 583095 2337434 577380 2339339 572618 2341244 564998 2343149 567855 2345054 568808 2346007 571665 2347912 562140 2347912 554520 2348864 544995 2348864 539280 2345054 533565 2341244 527850 2337434 522135 2333624 517373 2328862 511658 2325052 498323 2313622 484035 2303144 471653 2291714 459270 2280284 446888 2268854 434505 2258377 422123 2246947 411645 2235517 400215 2225039 394500 2219324 388785 2213609 384023 2208847 379260 2203132 373545 2197417 368783 2191702 369735 2189797 379260 2195512 374498 2184082 381165 2189797 387833 2195512 393548 2201227 401168 2206942 407835 2212657 414503 2217419 423075 2226944 431648 2235517 440220 2245042 L 442406 2246917 414503 2217419 C 407835 2211704 401168 2206942 394500 2201227 387833 2195512 382118 2189797 375450 2184082 368783 2175509 361163 2166937 354495 2158364 347828 2149792 341160 2140267 334493 2131694 Z M 2432850 1980247 L 2432367 1980454 2421964 2005422 Z M 2422850 1860918 L 2397608 1897379 C 2392845 1904999 2389035 1912619 2385225 1920239 2380463 1927859 2376653 1934527 2372843 1941194 2363318 1954529 2353793 1967864 2343315 1980247 2334743 1993582 2327123 2005964 2317598 2019299 2309978 2029777 2302358 2040254 2294738 2050732 L 2292832 2051897 2291272 2054208 2293785 2052637 C 2301405 2042160 2309025 2031682 2316645 2021205 2325218 2007870 2333790 1995487 2342363 1982152 2352840 1969770 2362365 1956435 2371890 1943100 2375700 1936432 2380463 1929765 2384273 1922145 2388083 1914525 2392845 1906905 2396655 1899285 2405228 1884045 2414753 1870710 2422373 1862137 Z M 2521433 1847850 C 2518575 1860232 2514765 1871662 2509050 1884997 2503335 1897380 2496668 1910715 2487143 1925002 2479523 1940242 2471903 1954530 2465235 1965960 2457615 1977390 2450948 1985962 2445233 1991677 L 2458568 1965007 C 2461425 1956435 2466188 1947862 2469998 1938337 2473808 1932622 2475713 1928812 2478570 1924050 2482380 1917382 2486190 1911667 2490000 1905000 2493810 1898332 2496668 1892617 2500478 1885950 2507145 1873567 2514765 1861185 2521433 1847850 Z M 2459780 1766202 L 2436660 1806892 2436235 1807870 2459520 1766887 Z M 2472460 1674043 L 2444672 1749965 C 2427321 1790989 2407787 1830865 2386218 1869449 L 2377660 1882980 2377605 1883092 C 2373795 1892617 2366175 1905000 2357602 1917382 2349030 1929765 2341410 1943100 2337600 1954530 2330932 1963102 2322360 1972627 2314740 1983105 2307120 1993582 2300452 2005012 2295690 2015490 2268067 2053590 2223300 2102167 2183295 2142172 2170912 2152650 2158530 2163127 2146147 2173605 L 2142583 2176315 2141046 2177871 2125512 2190534 2112810 2205037 C 2097570 2217420 2082330 2228850 2066137 2240280 L 2058824 2244900 2038960 2261093 2036092 2262956 2031847 2266950 C 2019465 2275522 2007082 2284095 1994700 2291715 1982317 2299335 1969935 2306955 1957552 2314575 L 1953300 2316730 1928148 2333067 1920351 2337000 1912785 2342197 C 1905165 2346960 1896592 2351722 1887067 2356485 L 1863038 2365909 1809483 2392922 C 1768715 2410756 1726785 2426426 1683836 2439784 L 1596280 2462297 1667040 2448877 C 1671802 2447924 1675612 2446972 1680375 2446019 1690852 2437447 1711807 2432684 1723237 2430779 1732762 2427922 1742287 2425064 1749907 2422207 1761337 2411729 1783245 2406014 1792770 2400299 1808962 2394584 1825155 2388869 1841347 2383154 L 1872470 2370949 1886115 2363152 1898496 2359343 1915642 2349817 1920147 2346686 1931835 2335530 C 1939455 2330767 1948980 2325052 1957552 2320290 L 1986810 2305948 1997557 2299334 C 2009940 2291714 2022322 2283142 2034705 2274569 2037562 2268854 2044230 2264092 2050897 2259329 2057565 2254567 2064232 2249804 2068995 2247899 2084235 2236469 2100427 2225039 2115667 2212657 2121382 2199322 2139480 2187892 2149005 2181224 2161387 2170747 2173770 2160269 2186152 2149792 2226157 2109787 2270925 2061209 2298547 2023109 L 2314015 1996814 2314740 1994534 C 2322360 1983104 2331885 1969769 2339505 1956434 2342363 1952624 2344268 1948814 2347125 1945004 L 2357257 1930951 2360460 1925002 C 2369032 1912619 2375700 1900237 2380462 1890712 2395702 1864042 2407132 1837372 2419515 1809749 2430945 1782127 2443327 1754504 2457615 1723072 2459044 1714500 2464759 1699974 2468807 1687829 Z M 2576677 1589722 L 2573820 1591627 2573820 1591627 Z M 2585674 1533271 L 2585332 1534956 2588107 1538287 C 2590965 1541145 2593822 1544955 2596680 1547812 2598585 1545907 2600490 1544002 2602395 1544002 L 2602539 1543271 2598585 1545907 C 2594775 1544002 2591918 1540192 2589060 1537334 Z M 2577184 1425070 L 2576519 1425107 2575314 1425174 2575725 1429702 C 2575725 1438275 2575725 1444942 2574773 1453515 2573820 1458277 2572868 1462087 2570963 1467802 2563343 1480185 2555723 1492567 2548103 1503997 2546198 1515427 2545245 1524952 2542388 1535430 L 2536673 1545907 C 2533815 1561147 2530958 1575435 2527148 1591627 2523338 1604010 2520480 1615440 2516670 1627822 2512860 1640205 2510003 1651635 2505240 1663065 2503335 1672590 2501430 1681162 2498573 1690687 2496668 1700212 2494763 1709737 2490953 1719262 L 2497030 1709810 2502383 1689734 C 2503335 1679257 2505240 1670684 2507145 1661159 2510955 1649729 2514765 1637347 2518575 1625917 2522385 1613534 2525243 1602104 2529053 1589722 2532863 1574482 2534768 1560194 2538578 1544002 L 2544293 1533524 C 2547150 1523047 2548103 1513522 2550008 1502092 2557628 1489709 2565248 1478279 2572868 1465897 2568105 1490662 2563343 1514474 2557628 1539239 2555723 1562099 2542388 1593532 2546198 1600199 2537625 1626869 2530005 1652587 2520480 1678304 L 2515393 1686218 2513218 1698069 C 2512146 1704261 2510479 1710690 2506193 1718310 2492858 1737360 2486190 1756410 2479523 1776412 2475713 1785937 2471903 1796415 2467140 1806892 2465235 1812607 2462378 1817370 2459520 1823085 2456663 1828800 2453805 1834515 2449995 1840230 2441423 1855470 2432850 1871662 2424278 1885950 2417610 1903095 2406180 1914525 2396655 1930717 2389035 1948815 2375700 1970722 2361413 1990725 2347125 2010727 2332838 2031682 2322360 2049780 2313788 2061210 2305215 2072640 2296643 2083117 2287118 2093595 2278545 2104072 2269020 2115502 2266163 2120265 2262353 2124075 2259495 2128837 2255685 2133600 2252828 2137410 2249018 2142172 2243303 2146935 2237588 2151697 2232825 2155507 L 2206342 2184829 2207107 2187892 C 2195677 2200275 2188057 2208847 2179485 2216467 2169960 2223135 2159482 2229802 2149957 2237422 L 2126145 2256472 2103587 2272957 2107095 2272665 2131860 2254567 2155673 2235517 C 2165198 2228850 2175675 2222182 2185200 2214562 2192820 2206942 2201393 2198370 2212823 2185987 2212823 2185035 2212823 2184082 2211870 2182177 2221395 2172652 2229968 2163127 2238540 2152650 2243303 2148840 2249018 2144077 2254733 2139315 2257590 2135505 2261400 2130742 2265210 2125980 2268068 2121217 2271878 2116455 2274735 2112645 2284260 2102167 2292833 2090737 2302358 2080260 2310930 2069782 2319503 2058352 2328075 2046922 2338553 2028825 2352840 2007870 2367128 1987867 2381415 1966912 2394750 1945957 2402370 1927860 2411895 1911667 2423325 1900237 2429993 1883092 2438565 1868805 2447138 1851660 2455710 1837372 2459520 1831657 2462378 1825942 2465235 1820227 2468093 1814512 2469998 1808797 2472855 1804035 2477618 1793557 2481428 1783080 2485238 1773555 2492858 1753552 2499525 1734502 2511908 1715452 2520480 1700212 2518575 1688782 2522385 1676400 2532863 1650682 2539530 1624965 2548103 1598295 2544293 1590675 2557628 1560195 2559533 1537335 2565248 1513522 2570010 1488757 2574773 1463992 L 2578209 1451109 2575725 1450657 C 2576677 1443037 2576677 1436370 2576677 1426845 Z M 2597632 1404937 L 2586541 1451152 2586542 1451152 2597633 1404938 Z M 2606205 1395412 C 2604300 1399222 2602395 1402080 2600490 1407795 L 2599181 1433750 C 2599062 1441132 2599062 1448276 2598585 1458277 L 2589060 1487586 2589060 1490934 2600490 1458277 C 2601443 1438274 2600490 1429702 2602395 1407794 L 2606836 1398173 Z M 2565247 1354454 L 2559006 1369207 2556675 1390650 2553670 1380633 2552571 1382047 2555723 1392555 C 2554770 1397317 2554770 1402080 2553818 1407795 2555723 1410652 2556675 1415415 2557628 1420177 L 2560581 1420013 2558580 1413509 C 2559532 1407794 2559532 1403032 2560485 1398269 2562390 1384934 2563342 1369694 2565247 1354454 Z M 2645258 1328737 C 2646210 1329689 2646210 1329689 2647163 1329689 2647163 1345882 2646210 1359217 2646210 1369694 2646210 1380172 2647163 1388744 2647163 1397317 2648115 1413509 2647163 1425892 2644305 1447799 2645258 1453514 2643353 1463039 2641448 1476374 2638590 1488757 2635733 1503997 2632875 1518284 2631923 1529714 2631923 1542097 2630018 1553527 2623350 1574482 2622398 1591627 2615730 1618297 2610968 1637347 2607158 1656397 2602395 1674494 2590965 1685924 2591918 1668779 2578583 1684972 2578583 1684019 2579535 1680209 2580488 1679257 2581440 1664017 2577630 1661160 2584298 1639252 2589060 1625917 2594775 1611630 2598585 1597342 L 2610015 1590675 2610015 1590674 C 2618588 1552574 2615730 1544002 2622398 1518284 2624303 1506854 2627160 1495424 2629065 1483994 2630970 1472564 2632875 1460182 2634780 1448752 2636685 1437322 2637638 1425892 2639543 1415414 2640495 1404937 2641448 1394459 2641448 1383982 2640495 1376362 2641448 1366837 2642400 1357312 2643353 1352549 2643353 1347787 2644305 1343024 2644305 1338262 2645258 1333499 2645258 1328737 Z M 134151 887095 L 134625 887332 134670 887199 Z M 191618 750570 C 176378 775335 173520 782955 170663 789622 164948 795337 160185 801052 153518 803910 L 153477 804822 151819 841286 151867 841199 153518 804862 C 159233 801052 164948 795337 170663 790574 173520 783907 177330 776287 191618 751522 L 192332 751998 192689 751284 Z M 203047 667702 C 199237 670560 194475 673417 189712 677227 183045 689610 178282 700087 169710 719137 L 174286 722798 174435 722155 170663 719137 C 179235 700087 183998 689609 190665 677227 L 202473 668793 Z M 276390 613410 L 275187 614373 270080 634008 C 268770 638413 267818 641033 266865 643890 230670 692467 209715 757237 179235 803910 175425 816292 171615 829627 166852 842962 162090 856297 159232 869632 155422 882967 145897 911542 131610 942022 130657 966787 124942 985837 119227 1004887 114465 1023937 111607 1038225 109702 1052512 106845 1066800 L 103035 1088707 C 102082 1096327 101130 1102995 100177 1110615 97320 1130617 93510 1149667 91605 1169670 90652 1182052 89700 1192530 88747 1205865 89700 1215390 91605 1224915 93510 1243965 L 95742 1223205 95415 1216342 C 96367 1203007 98272 1188719 99225 1176337 101130 1156334 104940 1137284 107797 1117282 L 114596 1109123 124469 1043051 123990 1031557 133400 1004580 138999 981931 137325 985837 C 135420 984885 133515 983932 131610 983932 126847 996315 122085 1010602 117322 1024890 117322 1031557 117322 1039177 118275 1047750 115417 1062990 113512 1076325 111607 1091565 111607 1093470 110655 1096327 110655 1099185 106845 1102995 104940 1106805 101130 1110615 102082 1102995 103035 1096327 103987 1088707 L 107797 1066800 C 110655 1052512 112560 1038225 115417 1023937 121132 1004887 126847 985837 131610 966787 132562 942022 146850 912495 156375 882967 160185 869632 163042 856297 167805 842962 171615 829627 176377 817245 180187 803910 210667 757237 230670 692467 267817 643890 269722 637222 271627 633412 276390 613410 Z M 293536 518160 L 293535 518160 298297 521970 298297 521969 Z M 465169 382550 L 464986 382696 464430 383325 456651 391477 454684 394338 453399 395790 C 451546 398815 450698 401003 447840 403860 428790 425767 408788 447675 389738 472440 384023 479107 378308 484822 373545 491490 367830 498157 363068 504825 357353 511492 L 285752 590631 358305 510540 C 364020 503872 368782 497205 374497 490537 380212 483870 385927 478155 390690 471487 409740 446722 429742 425767 448792 402907 L 454684 394338 464430 383325 Z M 489348 316869 C 487763 316669 484470 318176 481127 319733 L 475013 322003 473558 323849 C 469748 326707 465938 329564 463080 333374 453555 339089 445935 343852 436410 350519 L 418313 370522 401168 390524 C 397358 393382 394500 396239 389738 401002 L 389350 400516 378546 413504 C 374736 418862 369735 425768 360210 436245 L 330683 468630 335445 474344 335536 474264 331635 469582 C 341160 459105 352590 447675 361162 437197 380212 416242 381165 409575 390690 401002 395452 396240 399262 393382 402120 390525 L 419265 370522 437362 350520 C 446887 344805 454507 340042 464032 333375 467842 330517 471652 326707 474510 323850 476415 324326 481654 321469 485940 319564 L 489548 318444 Z M 1868970 144780 C 1890877 153352 1906117 160020 1917547 166687 1928977 172402 1935645 178117 1938502 183832 1920405 174307 1904212 167640 1891830 160972 1879447 154305 1871827 148590 1868970 144780 Z M 1710855 75247 C 1719427 75247 1733715 78104 1748955 83819 1765147 90487 1783245 100012 1802295 110489 1750860 94297 1716570 83819 1710855 75247 Z M 1137451 68937 C 1133641 68580 1127926 69056 1117448 71437 1104113 73342 1088873 75247 1074585 77152 1061250 80010 1046010 83820 1032675 86677 1026960 88582 1021245 90487 1014578 92392 1007910 94297 1001243 96202 993623 98107 L 947769 107115 939330 110490 C 920280 117157 900278 122872 881228 130492 862178 138112 843128 144780 824078 153352 809790 160020 796455 165735 784073 171450 775500 173355 765975 178117 757403 181927 734543 190500 713588 201930 691680 212407 681203 218122 670725 225742 660248 232410 649770 239077 639293 245745 629768 252412 618338 263842 597383 280035 581190 288607 565950 300037 550710 312420 535470 324802 L 491713 362974 495465 367665 C 497370 366713 500764 364272 504752 361295 L 512657 355403 541185 330517 C 556425 318134 571665 306704 586905 294322 603097 285749 623100 269557 635482 258127 645960 251459 655485 244792 665962 238124 676440 231457 685965 224789 697395 218122 719302 207644 741210 196214 763117 187642 771690 183832 781215 179069 788835 174307 801217 168592 815505 162877 828840 156209 847890 147637 866940 140969 885990 133349 905040 125729 925042 120014 944092 113347 L 968499 108553 980289 104524 1140765 69904 Z M 1478088 48458 C 1484636 48815 1491780 49530 1498447 50482 1511782 52387 1523212 56197 1526070 60007 1520355 59055 1514640 58102 1505115 57150 1495590 56197 1482255 53340 1461300 48577 1465586 48101 1471539 48101 1478088 48458 Z M 1588935 40957 C 1602270 41909 1614652 42862 1627987 43814 1644180 48577 1659420 56197 1675612 62864 1652752 60007 1631797 55244 1616557 52387 1601317 48577 1590840 44767 1588935 40957 Z M 1270324 40719 C 1233653 40957 1196981 42862 1160310 46672 1135545 47624 1109827 52387 1084110 57149 1071727 59054 1059345 62864 1047915 66674 1036485 70484 1026007 74294 1016482 78104 1001242 80009 987907 81914 972667 83819 914565 101917 859320 123824 806932 147637 786930 155257 765975 165734 746925 174307 741210 176212 734542 179069 728827 180974 723112 183832 717397 186689 712635 189547 702157 195262 691680 200977 682155 205739 663105 216217 647865 225742 634530 230504 619290 239077 610717 248602 598335 259079 555472 283844 517372 318134 493560 340994 L 471664 360034 450243 379593 450697 380047 C 388785 439102 334492 503872 285915 573404 271627 593407 260197 607694 252577 619124 244957 630554 240195 639127 237337 646747 232575 655319 226860 663892 222097 672464 212572 690562 203047 708659 193522 725804 L 162439 774785 162090 776287 C 158280 784860 155422 795337 151612 804862 148755 810577 146850 814387 143992 818197 L 142087 820102 133634 848201 C 132087 855345 131610 860584 131610 864870 131610 873442 132562 879157 129705 888682 124942 902017 121132 914400 116370 927735 112560 941070 107797 953452 103987 966787 99225 986790 95415 1004887 90652 1023937 87795 1042035 85890 1059180 83032 1076325 80175 1093470 79222 1111567 78270 1128712 81127 1115377 83032 1102995 84937 1092517 L 85555 1089530 86842 1075372 C 89700 1058227 91605 1040130 94462 1022985 L 96848 1023781 97055 1022896 94463 1022032 C 99225 1002029 103035 983932 107798 964882 111608 951547 115418 938212 120180 925829 L 133454 886956 132563 886777 C 135420 877252 134468 871537 134468 862965 134468 854392 135420 842010 144945 818197 146850 814387 148755 809625 152565 804862 L 152821 804166 163043 776287 C 173520 759142 183045 742950 194475 726757 204000 708660 212573 690562 223050 673417 227813 665797 233528 656272 238290 647700 241148 640080 245910 631507 253530 620077 261150 608647 272580 594360 286868 574357 335445 503872 389738 440055 451650 381000 466890 367665 479273 354330 495465 340995 519278 318135 557378 283845 600240 259080 612623 249555 621195 239077 636435 230505 649770 225742 665010 216217 684060 205740 693585 200977 704063 195262 714540 189547 720255 186690 725018 183832 730733 180975 736448 178117 742163 176212 748830 174307 767880 164782 788835 155257 808838 147637 860273 123825 916470 101917 974573 83820 989813 81915 1003148 80010 1018388 78105 1027913 74295 1038390 70485 1049820 66675 1061250 62865 1073633 59055 1086015 57150 1111733 52387 1138403 47625 1162215 46672 1198887 43338 1235558 41433 1272229 41076 L 1360655 44043 Z M 1404150 0 C 1418437 952 1434630 1905 1448917 2857 1465110 3810 1480350 5715 1494637 7620 1509877 8572 1518450 11430 1525117 15240 1531785 19050 1536547 22860 1545120 24765 1558455 24765 1552740 17145 1569885 20002 1582267 21907 1594650 25717 1607032 28575 1614652 30480 1622272 33337 1629892 35242 1629892 35242 1629892 36195 1628940 36195 1629892 39052 1628940 40957 1627987 42862 1614652 41910 1602270 40957 1588935 40005 1584172 39052 1580362 38100 1575600 36195 1570837 35242 1567027 34290 1562265 33337 1553692 31432 1545120 29527 1536547 27622 1527975 25717 1519402 23812 1510830 21907 1502257 20955 1493685 19050 1484160 18097 L 1454633 18097 C 1446060 18097 1437488 18097 1430820 18097 1416533 18097 1405103 18097 1393673 18097 L 1391928 17540 1375575 25717 C 1367002 28574 1391767 30479 1381290 35242 1401292 39052 1421295 42862 1438440 46672 L 1413008 47116 1413437 47149 C 1423677 47863 1433202 48101 1440345 46672 1447965 47625 1455585 48577 1463205 49530 1484160 54292 1497495 56197 1507020 58102 1516545 60007 1522260 60007 1527975 60960 1539405 63817 1551788 66675 1563218 68580 1575600 70485 1587030 74295 1599413 76200 1610843 79057 1623225 81915 1634655 84772 L 1669898 95250 1687043 100012 1704188 105727 1704409 105929 1716704 108049 C 1727330 110549 1739921 114716 1746499 119121 L 1750661 125427 1751813 125730 C 1760385 129540 1769910 133350 1778483 136207 1786103 139065 1793723 141922 1801343 145732 1808963 149542 1816583 152400 1824203 156210 1828013 159067 1833728 161925 1841348 165735 1845158 167640 1848968 169545 1852778 171450 1856588 173355 1861350 175260 1865160 178117 1882305 186690 1899450 195262 1907070 201930 1924215 213360 1942313 223837 1960410 236220 1968983 241935 1978508 248602 1988033 255270 L 1988833 255841 2002949 264417 C 2327259 483516 2540483 854556 2540483 1275397 L 2540081 1283368 2550960 1284922 C 2554770 1287779 2557627 1289684 2561437 1292542 2562390 1303019 2564295 1305877 2566200 1318259 2571915 1329689 2578582 1339214 2584297 1348739 L 2591918 1349432 2591918 1342072 2599661 1320563 2599537 1316355 C 2602395 1287780 2604300 1288732 2607157 1290637 2610967 1289685 2614777 1289685 2617635 1290637 2623350 1286827 2628112 1282065 2633827 1280160 2634780 1294447 2634780 1306830 2635732 1322070 2633827 1328737 2632875 1335405 2630970 1342072 2629065 1348740 2627160 1355407 2625255 1361122 2624302 1371600 2623350 1382077 2622397 1392555 L 2621445 1408747 C 2620492 1414462 2620492 1419225 2619540 1424940 L 2615479 1427648 2615730 1428749 2619621 1426155 2621445 1410652 2622397 1394460 C 2623350 1383982 2624302 1373505 2625255 1363027 2627160 1357312 2629065 1350645 2630970 1343977 2632875 1337310 2634780 1330642 2635732 1323975 2638590 1325880 2640495 1327785 2643352 1329690 2643352 1334452 2643352 1339215 2642400 1343977 2641447 1348740 2641447 1353502 2640495 1358265 2639542 1367790 2638590 1376362 2639542 1384935 2638590 1394460 2638590 1404937 2637637 1416367 2635732 1426845 2634780 1438275 2632875 1449705 2630970 1461135 2630017 1472565 2627160 1484947 2625255 1496377 2622397 1507807 2620492 1519237 2613825 1544955 2615730 1553527 2608110 1591627 2604300 1593532 2600490 1595437 2596680 1598295 2592870 1611630 2587155 1626870 2582392 1640205 2575725 1662112 2580487 1664970 2578582 1680210 2577630 1682115 2576677 1684972 2576677 1685925 2570962 1701165 2565247 1716405 2560485 1729740 2558580 1731645 2557627 1732597 2555722 1733550 2549055 1748790 2542387 1764982 2535720 1780222 2543340 1764982 2550007 1748790 2556675 1733550 2558580 1731645 2559532 1731645 2561437 1729740 2553817 1770697 2541435 1796415 2530957 1816417 2525242 1820227 2519527 1823085 2514765 1824990 L 2511407 1831707 2511908 1832609 C 2512860 1830704 2513813 1827847 2515718 1824989 2520480 1823084 2526195 1820227 2531910 1816417 2532863 1826894 2525243 1840229 2520480 1848802 2513813 1862137 2506193 1874519 2499525 1886902 2495715 1893569 2492858 1899284 2489048 1905952 2485238 1912619 2481428 1918334 2477618 1925002 2474760 1928812 2472855 1933574 2469045 1939289 2465235 1948814 2461425 1957387 2456663 1966912 L 2443328 1993582 C 2436660 2003107 2429993 2013584 2422373 2022157 2415705 2030729 2408085 2040254 2401418 2048827 L 2402291 2047029 2378557 2079307 C 2372842 2073592 2341410 2118360 2327122 2135505 L 2316996 2151085 2327122 2136457 C 2341410 2120264 2372842 2075497 2378557 2080259 2375700 2100262 2348077 2125979 2339505 2139314 2331885 2148363 2325456 2155031 2319383 2160389 L 2303230 2172263 2302357 2173605 2292258 2181374 2291880 2184082 C 2277592 2199322 2263305 2215515 2247112 2229802 2231872 2245042 2216632 2260282 2199487 2273617 L 2197285 2275215 2181390 2295524 C 2169960 2306002 2156625 2314574 2143290 2324099 L 2107681 2350806 2107553 2350961 2143290 2325052 C 2155672 2315527 2169007 2306002 2181390 2296477 2173770 2309812 2163292 2318384 2149957 2327909 2139004 2337911 2131146 2341959 2124359 2344578 L 2106651 2352057 2106142 2352675 C 2099475 2357437 2093760 2361247 2087092 2365057 L 2079914 2368384 2061852 2383036 C 2055184 2388156 2049469 2392204 2044230 2395537 2034705 2403157 2027085 2407920 2017560 2412682 2019465 2409825 2014703 2411730 2008988 2413635 L 1999460 2417870 1997979 2418995 2009940 2414587 C 2015655 2412682 2019465 2410777 2018513 2413635 2011845 2423160 1998510 2431732 1984223 2439352 1976603 2443162 1969935 2446972 1962315 2450783 1954695 2454592 1947075 2457450 1940408 2461260 L 1924934 2463581 1922310 2465070 C 1898497 2476500 1874685 2486025 1849920 2496502 L 1846229 2497341 1824203 2511742 C 1829918 2512695 1832775 2513647 1836585 2515552 1819440 2530792 1796580 2533650 1790865 2535555 1791818 2531745 1793723 2526982 1794675 2522220 1789913 2524125 1785150 2526030 1779435 2527935 1774673 2529840 1769910 2530792 1765148 2532697 1755623 2535555 1745145 2538412 1735620 2542222 L 1731675 2537487 1717522 2540317 C 1711807 2541270 1706092 2543175 1700377 2544127 1688947 2546985 1676565 2550795 1665135 2552700 L 1663973 2553240 1697520 2545079 C 1703235 2543174 1708950 2542222 1714665 2541269 1720380 2540317 1725142 2538412 1728952 2538412 1729905 2540317 1731810 2542222 1734667 2543174 1745145 2540317 1754670 2537459 1764195 2533649 1768957 2531744 1773720 2530792 1778482 2528887 1783245 2526982 1788007 2525077 1793722 2523172 1792770 2526982 1790865 2531744 1789912 2536507 1776577 2543174 1763242 2548889 1749907 2555557 L 1747946 2555008 1720380 2566034 C 1711808 2568892 1704188 2570797 1697520 2572702 1683233 2576512 1672755 2578417 1663230 2581274 1663707 2578893 1657754 2578893 1649062 2580084 L 1619428 2585850 1618462 2587942 C 1593697 2593657 1566075 2598419 1539405 2603182 1530832 2602229 1531785 2600324 1521307 2598419 1516545 2598419 1511782 2598419 1506067 2598419 1498447 2601277 1488922 2604134 1479397 2606992 1470825 2607944 1463205 2608897 1455585 2608897 1447965 2608897 1440345 2609849 1431772 2609849 L 1429185 2608741 1407484 2612588 C 1399626 2612707 1391768 2611278 1381290 2607944 1381290 2607944 1382243 2606992 1382243 2606992 1384148 2605087 1385100 2603182 1387005 2600324 1379385 2599372 1371765 2598419 1365098 2597467 1367955 2595562 1372718 2593657 1375575 2591752 1386053 2591752 1396530 2591752 1407008 2590799 1417485 2589847 1427010 2589847 1437488 2589847 L 1481302 2590799 1511782 2587942 C 1531785 2584132 1550835 2579369 1568932 2575559 1585125 2570797 1596555 2568892 1607032 2566987 1617510 2566034 1627035 2566034 1635607 2566034 L 1637595 2565111 1609890 2566035 C 1599412 2566987 1587030 2569845 1571790 2574607 1553692 2578417 1534642 2583180 1514640 2586990 1505115 2587942 1495590 2588895 1484160 2589847 1470825 2589847 1455585 2589847 1440345 2588895 1430820 2588895 1420342 2589847 1409865 2589847 1399387 2590800 1388910 2590800 1378432 2590800 1377480 2588895 1378432 2587942 1379385 2586990 1381290 2584132 1384147 2581275 1386052 2577465 1479397 2573655 1585125 2555557 1679422 2528887 1748955 2508885 1814677 2485072 1878495 2453640 1893735 2445067 1911832 2435542 1930882 2426017 1940407 2421255 1950885 2416492 1960410 2410777 1969935 2405062 1980412 2400300 1990890 2394585 2010892 2383155 2029942 2371725 2048040 2360295 2066137 2347912 2081377 2336482 2093760 2325052 2122335 2304097 2150910 2283142 2179485 2258377 2187105 2251710 2195677 2245995 2203297 2239327 2210917 2232660 2218537 2225992 2226157 2219325 2238540 2208847 2249017 2199322 2260447 2187892 2265210 2179320 2270925 2171700 2274735 2164080 L 2295258 2145267 2295423 2144085 2275688 2162175 C 2271878 2169795 2266163 2177415 2261400 2185987 2249970 2197417 2239493 2206942 2227110 2217420 2219490 2224087 2211870 2230755 2204250 2237422 2196630 2244090 2189010 2249805 2180438 2256472 2151863 2280285 2124240 2302192 2094713 2323147 2082330 2334577 2066138 2346960 2048993 2358390 2030895 2369820 2011845 2382202 1991843 2392680 1981365 2398395 1971840 2403157 1961363 2408872 1951838 2414587 1941360 2419350 1931835 2424112 1912785 2433637 1894688 2443162 1879448 2451735 1815630 2482215 1749908 2506027 1680375 2526982 1586078 2553652 1480350 2571750 1387005 2575560 1379385 2575560 1370813 2575560 1365098 2575560 1364145 2572702 1362240 2570797 1362240 2567940 1358430 2566035 1348905 2566987 1339380 2566987 1330808 2569845 1319378 2572702 1318425 2575560 1294613 2576512 1275563 2576512 1257465 2576512 1240320 2575560 1226033 2574607 1212698 2574607 1205078 2573655 1198410 2572702 1190790 2572702 1183170 2571750 1175550 2570797 1168883 2568892 L 1182080 2554816 1179360 2555557 1130192 2546452 1127925 2546985 C 1090778 2541270 1060298 2535555 1033628 2529840 1020293 2526982 1007910 2524125 996480 2522220 985050 2519362 974573 2517457 964095 2516505 951713 2510790 938378 2505075 925043 2498407 911708 2493645 897420 2487930 876465 2480310 859320 2473642 842175 2466975 825983 2460307 830745 2455545 832650 2454592 834555 2453640 846938 2456497 858368 2458402 869798 2460307 875513 2465070 880275 2468880 885038 2473642 898373 2476500 912660 2482215 937425 2488882 975525 2503170 1006958 2509837 1041248 2515552 1049820 2517457 1058393 2518410 1066965 2520315 1075538 2521267 1085063 2523172 1094588 2525077 1104113 2526982 1114590 2528887 1125068 2531745 L 1158657 2539008 1161262 2538412 C 1171740 2540317 1181265 2541270 1192695 2543175 1193647 2542222 1193647 2542222 1193647 2541270 1208887 2542222 1225080 2542222 1239367 2543175 1242225 2543175 1246035 2544127 1246987 2544127 1271752 2545080 1294612 2544127 1317472 2544127 1335570 2545080 1352715 2545080 1368907 2546032 1389862 2545080 1410817 2542222 1429867 2541270 1432725 2541270 1436535 2541270 1437487 2541270 1438440 2544127 1440345 2546032 1440345 2548890 1468920 2546985 1486065 2544127 1500352 2541270 1514640 2539365 1525117 2536507 1540357 2531745 1547977 2530792 1555597 2529840 1563217 2527935 1567980 2526982 1572742 2526982 1577505 2526030 1588935 2523172 1598460 2521267 1608937 2518410 1617510 2516505 1626082 2514600 1634655 2512695 1643227 2510790 1651800 2507932 1660372 2506027 L 1707545 2497863 1713713 2495550 C 1697520 2498407 1680375 2501265 1664183 2504122 1655610 2506027 1647038 2508885 1638465 2510790 1629893 2512695 1621320 2514600 1612748 2516505 1601318 2519362 1592745 2521267 1581315 2524125 1576553 2525077 1571790 2525077 1567028 2526030 1559408 2526982 1551788 2527935 1544168 2529840 1517498 2532697 1498448 2533650 1482255 2535555 1467015 2537460 1454633 2539365 1440345 2539365 1438440 2539365 1435583 2539365 1432725 2539365 1413675 2541270 1392720 2544127 1371765 2544127 1355573 2543175 1338428 2543175 1320330 2542222 1297470 2542222 1274610 2543175 1249845 2542222 1247940 2542222 1245083 2541270 1242225 2541270 1231748 2537460 1224128 2533650 1212698 2528887 1207935 2532697 1201268 2535555 1196505 2539365 L 1196464 2539447 1209840 2530792 C 1221270 2535554 1229843 2539364 1239368 2543174 1224128 2543174 1207935 2542222 1193648 2541269 L 1194008 2541036 1164120 2536507 C 1151738 2533650 1140308 2531745 1128878 2528887 1118400 2526030 1107923 2524125 1098398 2522220 1088873 2520315 1079348 2519362 1070775 2517457 1062203 2515552 1053630 2514600 1045058 2512695 1010768 2506980 979335 2500312 941235 2486025 916470 2480310 902183 2474595 888848 2470785 883133 2466975 878370 2462212 873608 2457450 862178 2455545 850748 2453640 838365 2450782 820268 2442210 804075 2433637 785978 2424112 780263 2424112 776453 2425065 770738 2425065 751688 2415540 734543 2406967 716445 2397442 713588 2391727 709778 2386012 706920 2380297 706920 2380297 707873 2380297 708825 2379345 719303 2386012 730733 2391727 742163 2397442 753593 2403157 764070 2408872 775500 2415540 779310 2413635 782168 2411730 785025 2409825 766928 2401252 755498 2391727 745973 2384107 736448 2376487 726923 2371725 713588 2369820 686918 2350770 678345 2350770 668820 2344102 655485 2335530 643103 2327910 630720 2319337 600240 2302192 608813 2320290 570713 2293620 563093 2287905 556425 2282190 547853 2274570 549758 2274570 551663 2273617 552615 2272665 561188 2275522 567855 2277427 575475 2279332 559283 2261235 556425 2253615 527850 2229802 518325 2222182 509753 2214562 501180 2207895 492608 2200275 484035 2193607 476415 2185987 470700 2180272 455460 2174557 444983 2160270 428790 2143125 415455 2126932 399263 2109787 L 396126 2099983 386880 2090737 C 376403 2080260 365925 2068830 355448 2056447 353543 2049780 339255 2031682 351638 2039302 346875 2033587 343065 2026920 339255 2022157 L 337780 2019844 323062 2009774 C 311632 1996439 302107 1982152 294487 1968817 286867 1954529 281152 1941194 278295 1930717 L 276390 1930717 C 268770 1917382 261150 1903095 254483 1888807 247815 1874520 240195 1861185 233528 1846897 225908 1830705 218288 1814512 211620 1798320 204953 1782127 198285 1764982 191618 1748790 199238 1759267 205905 1769745 211620 1782127 217335 1794510 223050 1807845 231623 1824037 235433 1829752 236385 1839277 238290 1846897 L 241046 1850938 237654 1833303 228809 1817250 214411 1784874 197332 1756409 C 190665 1737359 183045 1718309 176377 1699259 L 158424 1640674 152529 1623596 C 142540 1590017 133959 1555831 126853 1521108 L 115498 1446707 115417 1448752 C 115417 1453515 115417 1457325 116370 1463992 118275 1475422 120180 1486852 121132 1499235 123037 1511617 124942 1524000 126847 1535430 122085 1526857 120180 1515427 117322 1503997 115417 1491615 113512 1478280 110655 1463992 105892 1463992 104940 1463992 103035 1463992 102082 1453515 101130 1443990 98272 1427797 96367 1420177 93510 1412557 91605 1404937 89700 1397317 87795 1389697 85890 1383030 80175 1376362 75412 1371600 69697 1365885 67792 1365885 66840 1365885 64935 1365885 63030 1360170 61125 1351597 60172 1342072 59220 1332547 58267 1322070 58267 1311592 58267 1291590 59220 1273492 62077 1268730 63030 1263015 63030 1258252 63982 1253490 L 67226 1243037 65649 1219200 C 65887 1207294 66839 1194911 67792 1183957 L 71602 1176814 71602 1172527 C 69697 1178242 66840 1182052 63982 1186815 62077 1183005 59220 1181100 57315 1177290 53505 1171575 54457 1120140 44932 1160145 L 42670 1146572 42075 1147762 C 41122 1160145 39217 1173480 38265 1185862 37312 1198245 35407 1211580 35407 1223962 34455 1233487 33502 1243965 32550 1253490 L 32550 1314449 C 32550 1324927 32550 1335404 33502 1345882 34455 1356359 35407 1366837 35407 1377314 31597 1378267 32550 1413509 26835 1406842 25882 1406842 25882 1406842 24930 1406842 19215 1385887 19215 1367789 19215 1349692 19215 1331594 22072 1313497 19215 1290637 20167 1274444 22072 1260157 23977 1244917 L 32546 1253485 24930 1243965 C 23025 1234440 23025 1223962 23025 1209675 23025 1195387 23977 1178242 24930 1157287 24930 1152525 25882 1147762 25882 1143000 26835 1135380 27787 1126807 28740 1119187 32550 1105852 36360 1089660 40170 1076325 L 45865 1047851 43980 1041082 C 42075 1053465 39217 1064895 37312 1079182 33502 1092517 29692 1108710 25882 1122045 24930 1129665 23977 1138237 23025 1145857 23025 1150620 22072 1155382 22072 1160145 22072 1181100 21120 1198245 20167 1212532 20167 1226820 21120 1237297 22072 1246822 20167 1263015 18262 1277302 17310 1292542 20167 1315402 17310 1333500 17310 1351597 17310 1369695 17310 1387792 23025 1408747 23025 1408747 23977 1408747 24930 1408747 28740 1426845 32550 1443990 37312 1463040 38265 1475422 41122 1486852 43980 1507807 48742 1524000 53505 1539240 58267 1553527 60410 1580673 74876 1623893 80770 1651843 L 82734 1670685 86843 1670685 C 97320 1697355 103988 1711642 107798 1721167 112560 1730692 114465 1737360 115418 1746885 111608 1745932 106845 1736407 101130 1724977 95415 1713547 90653 1700212 85890 1690687 81128 1678305 89700 1712595 84938 1700212 L 76651 1674524 70650 1675447 C 67792 1667827 65887 1660207 63982 1653540 53505 1643062 45885 1621155 41122 1601152 36360 1581150 32550 1562100 26835 1554480 22072 1537335 22072 1519237 25882 1515427 23977 1500187 21120 1484947 19215 1469707 17310 1454467 16357 1439227 14452 1423987 10642 1412557 6832 1403032 3975 1390650 -1740 1325880 -2693 1250632 10642 1213485 11595 1197292 12547 1177290 17310 1167765 15405 1159192 13500 1151572 11595 1143000 13500 1126807 11595 1089660 23025 1074420 23977 1067752 24930 1062990 25882 1058227 27787 1034415 29692 1018222 33502 1002982 40170 989647 48742 967740 53505 962977 58267 973455 46837 1000125 48742 1017270 L 53503 1007964 56362 985718 C 58267 975597 59696 966311 57315 961072 60172 949642 63030 941069 65887 929639 70650 914399 74460 898207 79222 882014 83985 865822 89700 849629 95415 833437 L 96628 832072 103988 793432 C 107798 785812 111608 775334 114465 765809 118275 756284 123038 748664 126848 742949 135420 726757 142088 710564 151613 695324 158280 680084 164948 667702 171615 652462 172568 639127 191618 614362 200190 597217 204953 591502 210668 585787 221145 573404 227813 559117 233528 548639 238290 540067 243053 531494 247815 525779 252578 519112 258293 513397 266865 503872 267818 511492 268770 510539 270675 507682 271628 505777 276390 495299 281153 485774 286868 475297 296393 464819 307823 446722 316395 441007 309966 453151 316932 450829 317199 455339 L 315045 461363 345922 429577 C 348780 423862 354495 417195 361162 409575 367830 402907 375450 396240 381165 390525 L 382889 392440 382118 391477 C 390690 382904 398310 374332 406883 366712 414503 359092 423075 351472 431648 343852 442125 333374 448793 324802 458318 315277 470700 305752 484035 296227 495465 287654 508800 277177 522135 267652 535470 258127 L 559389 241440 575475 226694 C 585000 220979 594525 215264 604050 209549 613575 203834 624052 199072 634530 193357 L 638565 191282 648937 181094 C 654771 176688 661201 172402 665963 168592 673583 162877 679298 160496 684656 159067 L 697880 156023 700252 154304 C 782167 109537 869797 74294 959332 49529 L 968945 47439 995527 38099 C 1001719 36194 1008148 35003 1013863 34408 L 1023424 34327 1026960 33337 C 1097445 17144 1169835 7619 1244130 4762 1262704 5238 1283897 4762 1305804 4524 1327712 4285 1350334 4285 1371765 5714 L 1372993 6635 1405103 2857 C 1415580 4762 1425105 5714 1434630 7619 1444155 9524 1453680 10477 1464158 13334 L 1479392 16797 1463205 12382 C 1453680 10477 1443202 8572 1433677 6667 1424152 4762 1414627 3810 1404150 1905 1404150 1905 1404150 952 1404150 0 Z N"><draw:equation draw:name="f0" draw:formula="1439383*logwidth/2647519"/><draw:equation draw:name="f1" draw:formula="2598425*logheight/2612594"/><draw:equation draw:name="f2" draw:formula="1427010*logwidth/2647519"/><draw:equation draw:name="f3" draw:formula="2605087*logheight/2612594"/><draw:equation draw:name="f4" draw:formula="1427751*logwidth/2647519"/><draw:equation draw:name="f5" draw:formula="2605405*logheight/2612594"/><draw:equation draw:name="f6" draw:formula="1542263*logwidth/2647519"/><draw:equation draw:name="f7" draw:formula="2530792*logheight/2612594"/><draw:equation draw:name="f8" draw:formula="1502258*logwidth/2647519"/><draw:equation draw:name="f9" draw:formula="2540317*logheight/2612594"/><draw:equation draw:name="f10" draw:formula="1442250*logwidth/2647519"/><draw:equation draw:name="f11" draw:formula="2547937*logheight/2612594"/><draw:equation draw:name="f12" draw:formula="1439393*logwidth/2647519"/><draw:equation draw:name="f13" draw:formula="2540317*logheight/2612594"/><draw:equation draw:name="f14" draw:formula="1481303*logwidth/2647519"/><draw:equation draw:name="f15" draw:formula="2536507*logheight/2612594"/><draw:equation draw:name="f16" draw:formula="1542263*logwidth/2647519"/><draw:equation draw:name="f17" draw:formula="2530792*logheight/2612594"/><draw:equation draw:name="f18" draw:formula="1646324*logwidth/2647519"/><draw:equation draw:name="f19" draw:formula="2520821*logheight/2612594"/><draw:equation draw:name="f20" draw:formula="1643880*logwidth/2647519"/><draw:equation draw:name="f21" draw:formula="2521511*logheight/2612594"/><draw:equation draw:name="f22" draw:formula="1645133*logwidth/2647519"/><draw:equation draw:name="f23" draw:formula="2521267*logheight/2612594"/><draw:equation draw:name="f24" draw:formula="899801*logwidth/2647519"/><draw:equation draw:name="f25" draw:formula="2506503*logheight/2612594"/><draw:equation draw:name="f26" draw:formula="942187*logwidth/2647519"/><draw:equation draw:name="f27" draw:formula="2517457*logheight/2612594"/><draw:equation draw:name="f28" draw:formula="960285*logwidth/2647519"/><draw:equation draw:name="f29" draw:formula="2518409*logheight/2612594"/><draw:equation draw:name="f30" draw:formula="1010767*logwidth/2647519"/><draw:equation draw:name="f31" draw:formula="2543175*logheight/2612594"/><draw:equation draw:name="f32" draw:formula="1033627*logwidth/2647519"/><draw:equation draw:name="f33" draw:formula="2547937*logheight/2612594"/><draw:equation draw:name="f34" draw:formula="1035057*logwidth/2647519"/><draw:equation draw:name="f35" draw:formula="2548414*logheight/2612594"/><draw:equation draw:name="f36" draw:formula="1040295*logwidth/2647519"/><draw:equation draw:name="f37" draw:formula="2543175*logheight/2612594"/><draw:equation draw:name="f38" draw:formula="1060297*logwidth/2647519"/><draw:equation draw:name="f39" draw:formula="2548890*logheight/2612594"/><draw:equation draw:name="f40" draw:formula="1080300*logwidth/2647519"/><draw:equation draw:name="f41" draw:formula="2553652*logheight/2612594"/><draw:equation draw:name="f42" draw:formula="1119713*logwidth/2647519"/><draw:equation draw:name="f43" draw:formula="2562818*logheight/2612594"/><draw:equation draw:name="f44" draw:formula="1120305*logwidth/2647519"/><draw:equation draw:name="f45" draw:formula="2562225*logheight/2612594"/><draw:equation draw:name="f46" draw:formula="1166025*logwidth/2647519"/><draw:equation draw:name="f47" draw:formula="2569845*logheight/2612594"/><draw:equation draw:name="f48" draw:formula="1187932*logwidth/2647519"/><draw:equation draw:name="f49" draw:formula="2573655*logheight/2612594"/><draw:equation draw:name="f50" draw:formula="1209840*logwidth/2647519"/><draw:equation draw:name="f51" draw:formula="2575560*logheight/2612594"/><draw:equation draw:name="f52" draw:formula="1254607*logwidth/2647519"/><draw:equation draw:name="f53" draw:formula="2577465*logheight/2612594"/><draw:equation draw:name="f54" draw:formula="1315567*logwidth/2647519"/><draw:equation draw:name="f55" draw:formula="2576512*logheight/2612594"/><draw:equation draw:name="f56" draw:formula="1318213*logwidth/2647519"/><draw:equation draw:name="f57" draw:formula="2576512*logheight/2612594"/><draw:equation draw:name="f58" draw:formula="1324140*logwidth/2647519"/><draw:equation draw:name="f59" draw:formula="2573178*logheight/2612594"/><draw:equation draw:name="f60" draw:formula="1337475*logwidth/2647519"/><draw:equation draw:name="f61" draw:formula="2568892*logheight/2612594"/><draw:equation draw:name="f62" draw:formula="1351048*logwidth/2647519"/><draw:equation draw:name="f63" draw:formula="2568654*logheight/2612594"/><draw:equation draw:name="f64" draw:formula="1360335*logwidth/2647519"/><draw:equation draw:name="f65" draw:formula="2569844*logheight/2612594"/><draw:equation draw:name="f66" draw:formula="1362835*logwidth/2647519"/><draw:equation draw:name="f67" draw:formula="2576512*logheight/2612594"/><draw:equation draw:name="f68" draw:formula="1384147*logwidth/2647519"/><draw:equation draw:name="f69" draw:formula="2576512*logheight/2612594"/><draw:equation draw:name="f70" draw:formula="1377480*logwidth/2647519"/><draw:equation draw:name="f71" draw:formula="2586037*logheight/2612594"/><draw:equation draw:name="f72" draw:formula="1373670*logwidth/2647519"/><draw:equation draw:name="f73" draw:formula="2590800*logheight/2612594"/><draw:equation draw:name="f74" draw:formula="1361287*logwidth/2647519"/><draw:equation draw:name="f75" draw:formula="2596515*logheight/2612594"/><draw:equation draw:name="f76" draw:formula="1338427*logwidth/2647519"/><draw:equation draw:name="f77" draw:formula="2596515*logheight/2612594"/><draw:equation draw:name="f78" draw:formula="1308900*logwidth/2647519"/><draw:equation draw:name="f79" draw:formula="2594610*logheight/2612594"/><draw:equation draw:name="f80" draw:formula="1245082*logwidth/2647519"/><draw:equation draw:name="f81" draw:formula="2592705*logheight/2612594"/><draw:equation draw:name="f82" draw:formula="1197457*logwidth/2647519"/><draw:equation draw:name="f83" draw:formula="2588895*logheight/2612594"/><draw:equation draw:name="f84" draw:formula="1155547*logwidth/2647519"/><draw:equation draw:name="f85" draw:formula="2583180*logheight/2612594"/><draw:equation draw:name="f86" draw:formula="1113637*logwidth/2647519"/><draw:equation draw:name="f87" draw:formula="2576512*logheight/2612594"/><draw:equation draw:name="f88" draw:formula="1049820*logwidth/2647519"/><draw:equation draw:name="f89" draw:formula="2566987*logheight/2612594"/><draw:equation draw:name="f90" draw:formula="1000290*logwidth/2647519"/><draw:equation draw:name="f91" draw:formula="2550795*logheight/2612594"/><draw:equation draw:name="f92" draw:formula="1000863*logwidth/2647519"/><draw:equation draw:name="f93" draw:formula="2550379*logheight/2612594"/><draw:equation draw:name="f94" draw:formula="971715*logwidth/2647519"/><draw:equation draw:name="f95" draw:formula="2541270*logheight/2612594"/><draw:equation draw:name="f96" draw:formula="945997*logwidth/2647519"/><draw:equation draw:name="f97" draw:formula="2529840*logheight/2612594"/><draw:equation draw:name="f98" draw:formula="916470*logwidth/2647519"/><draw:equation draw:name="f99" draw:formula="2520315*logheight/2612594"/><draw:equation draw:name="f100" draw:formula="885990*logwidth/2647519"/><draw:equation draw:name="f101" draw:formula="2509837*logheight/2612594"/><draw:equation draw:name="f102" draw:formula="899801*logwidth/2647519"/><draw:equation draw:name="f103" draw:formula="2506503*logheight/2612594"/><draw:equation draw:name="f104" draw:formula="1460492*logwidth/2647519"/><draw:equation draw:name="f105" draw:formula="2486082*logheight/2612594"/><draw:equation draw:name="f106" draw:formula="1445939*logwidth/2647519"/><draw:equation draw:name="f107" draw:formula="2488303*logheight/2612594"/><draw:equation draw:name="f108" draw:formula="1345293*logwidth/2647519"/><draw:equation draw:name="f109" draw:formula="2493385*logheight/2612594"/><draw:equation draw:name="f110" draw:formula="1378432*logwidth/2647519"/><draw:equation draw:name="f111" draw:formula="2497454*logheight/2612594"/><draw:equation draw:name="f112" draw:formula="1387005*logwidth/2647519"/><draw:equation draw:name="f113" draw:formula="2495549*logheight/2612594"/><draw:equation draw:name="f114" draw:formula="1446060*logwidth/2647519"/><draw:equation draw:name="f115" draw:formula="2488882*logheight/2612594"/><draw:equation draw:name="f116" draw:formula="1455778*logwidth/2647519"/><draw:equation draw:name="f117" draw:formula="2486992*logheight/2612594"/><draw:equation draw:name="f118" draw:formula="1550918*logwidth/2647519"/><draw:equation draw:name="f119" draw:formula="2472281*logheight/2612594"/><draw:equation draw:name="f120" draw:formula="1501488*logwidth/2647519"/><draw:equation draw:name="f121" draw:formula="2479825*logheight/2612594"/><draw:equation draw:name="f122" draw:formula="1518450*logwidth/2647519"/><draw:equation draw:name="f123" draw:formula="2480309*logheight/2612594"/><draw:equation draw:name="f124" draw:formula="1542858*logwidth/2647519"/><draw:equation draw:name="f125" draw:formula="2475785*logheight/2612594"/><draw:equation draw:name="f126" draw:formula="1731355*logwidth/2647519"/><draw:equation draw:name="f127" draw:formula="2470078*logheight/2612594"/><draw:equation draw:name="f128" draw:formula="1576323*logwidth/2647519"/><draw:equation draw:name="f129" draw:formula="2511364*logheight/2612594"/><draw:equation draw:name="f130" draw:formula="1654777*logwidth/2647519"/><draw:equation draw:name="f131" draw:formula="2493883*logheight/2612594"/><draw:equation draw:name="f132" draw:formula="737400*logwidth/2647519"/><draw:equation draw:name="f133" draw:formula="2450782*logheight/2612594"/><draw:equation draw:name="f134" draw:formula="846937*logwidth/2647519"/><draw:equation draw:name="f135" draw:formula="2497454*logheight/2612594"/><draw:equation draw:name="f136" draw:formula="885990*logwidth/2647519"/><draw:equation draw:name="f137" draw:formula="2509837*logheight/2612594"/><draw:equation draw:name="f138" draw:formula="915517*logwidth/2647519"/><draw:equation draw:name="f139" draw:formula="2520314*logheight/2612594"/><draw:equation draw:name="f140" draw:formula="945045*logwidth/2647519"/><draw:equation draw:name="f141" draw:formula="2529839*logheight/2612594"/><draw:equation draw:name="f142" draw:formula="970762*logwidth/2647519"/><draw:equation draw:name="f143" draw:formula="2541269*logheight/2612594"/><draw:equation draw:name="f144" draw:formula="965047*logwidth/2647519"/><draw:equation draw:name="f145" draw:formula="2546032*logheight/2612594"/><draw:equation draw:name="f146" draw:formula="949807*logwidth/2647519"/><draw:equation draw:name="f147" draw:formula="2543174*logheight/2612594"/><draw:equation draw:name="f148" draw:formula="895515*logwidth/2647519"/><draw:equation draw:name="f149" draw:formula="2523172*logheight/2612594"/><draw:equation draw:name="f150" draw:formula="868845*logwidth/2647519"/><draw:equation draw:name="f151" draw:formula="2512694*logheight/2612594"/><draw:equation draw:name="f152" draw:formula="842175*logwidth/2647519"/><draw:equation draw:name="f153" draw:formula="2501264*logheight/2612594"/><draw:equation draw:name="f154" draw:formula="806932*logwidth/2647519"/><draw:equation draw:name="f155" draw:formula="2488882*logheight/2612594"/><draw:equation draw:name="f156" draw:formula="776452*logwidth/2647519"/><draw:equation draw:name="f157" draw:formula="2475547*logheight/2612594"/><draw:equation draw:name="f158" draw:formula="752640*logwidth/2647519"/><draw:equation draw:name="f159" draw:formula="2463164*logheight/2612594"/><draw:equation draw:name="f160" draw:formula="737400*logwidth/2647519"/><draw:equation draw:name="f161" draw:formula="2450782*logheight/2612594"/><draw:equation draw:name="f162" draw:formula="782168*logwidth/2647519"/><draw:equation draw:name="f163" draw:formula="2426970*logheight/2612594"/><draw:equation draw:name="f164" draw:formula="834555*logwidth/2647519"/><draw:equation draw:name="f165" draw:formula="2453640*logheight/2612594"/><draw:equation draw:name="f166" draw:formula="827888*logwidth/2647519"/><draw:equation draw:name="f167" draw:formula="2457450*logheight/2612594"/><draw:equation draw:name="f168" draw:formula="766928*logwidth/2647519"/><draw:equation draw:name="f169" draw:formula="2427922*logheight/2612594"/><draw:equation draw:name="f170" draw:formula="782168*logwidth/2647519"/><draw:equation draw:name="f171" draw:formula="2426970*logheight/2612594"/><draw:equation draw:name="f172" draw:formula="588810*logwidth/2647519"/><draw:equation draw:name="f173" draw:formula="2362200*logheight/2612594"/><draw:equation draw:name="f174" draw:formula="653580*logwidth/2647519"/><draw:equation draw:name="f175" draw:formula="2398395*logheight/2612594"/><draw:equation draw:name="f176" draw:formula="666915*logwidth/2647519"/><draw:equation draw:name="f177" draw:formula="2413635*logheight/2612594"/><draw:equation draw:name="f178" draw:formula="636435*logwidth/2647519"/><draw:equation draw:name="f179" draw:formula="2397442*logheight/2612594"/><draw:equation draw:name="f180" draw:formula="613575*logwidth/2647519"/><draw:equation draw:name="f181" draw:formula="2383155*logheight/2612594"/><draw:equation draw:name="f182" draw:formula="588810*logwidth/2647519"/><draw:equation draw:name="f183" draw:formula="2362200*logheight/2612594"/><draw:equation draw:name="f184" draw:formula="702387*logwidth/2647519"/><draw:equation draw:name="f185" draw:formula="2337759*logheight/2612594"/><draw:equation draw:name="f186" draw:formula="702396*logwidth/2647519"/><draw:equation draw:name="f187" draw:formula="2338030*logheight/2612594"/><draw:equation draw:name="f188" draw:formula="705613*logwidth/2647519"/><draw:equation draw:name="f189" draw:formula="2341924*logheight/2612594"/><draw:equation draw:name="f190" draw:formula="705967*logwidth/2647519"/><draw:equation draw:name="f191" draw:formula="2340292*logheight/2612594"/><draw:equation draw:name="f192" draw:formula="2093409*logwidth/2647519"/><draw:equation draw:name="f193" draw:formula="2275234*logheight/2612594"/><draw:equation draw:name="f194" draw:formula="2089950*logwidth/2647519"/><draw:equation draw:name="f195" draw:formula="2275522*logheight/2612594"/><draw:equation draw:name="f196" draw:formula="2032800*logwidth/2647519"/><draw:equation draw:name="f197" draw:formula="2316480*logheight/2612594"/><draw:equation draw:name="f198" draw:formula="1976602*logwidth/2647519"/><draw:equation draw:name="f199" draw:formula="2346960*logheight/2612594"/><draw:equation draw:name="f200" draw:formula="1936597*logwidth/2647519"/><draw:equation draw:name="f201" draw:formula="2370772*logheight/2612594"/><draw:equation draw:name="f202" draw:formula="1914690*logwidth/2647519"/><draw:equation draw:name="f203" draw:formula="2380297*logheight/2612594"/><draw:equation draw:name="f204" draw:formula="1891830*logwidth/2647519"/><draw:equation draw:name="f205" draw:formula="2389822*logheight/2612594"/><draw:equation draw:name="f206" draw:formula="1864207*logwidth/2647519"/><draw:equation draw:name="f207" draw:formula="2404110*logheight/2612594"/><draw:equation draw:name="f208" draw:formula="1843252*logwidth/2647519"/><draw:equation draw:name="f209" draw:formula="2416492*logheight/2612594"/><draw:equation draw:name="f210" draw:formula="1812772*logwidth/2647519"/><draw:equation draw:name="f211" draw:formula="2428875*logheight/2612594"/><draw:equation draw:name="f212" draw:formula="1781340*logwidth/2647519"/><draw:equation draw:name="f213" draw:formula="2440305*logheight/2612594"/><draw:equation draw:name="f214" draw:formula="1772767*logwidth/2647519"/><draw:equation draw:name="f215" draw:formula="2448877*logheight/2612594"/><draw:equation draw:name="f216" draw:formula="1759432*logwidth/2647519"/><draw:equation draw:name="f217" draw:formula="2453640*logheight/2612594"/><draw:equation draw:name="f218" draw:formula="1726095*logwidth/2647519"/><draw:equation draw:name="f219" draw:formula="2459355*logheight/2612594"/><draw:equation draw:name="f220" draw:formula="1683232*logwidth/2647519"/><draw:equation draw:name="f221" draw:formula="2472690*logheight/2612594"/><draw:equation draw:name="f222" draw:formula="1644180*logwidth/2647519"/><draw:equation draw:name="f223" draw:formula="2485072*logheight/2612594"/><draw:equation draw:name="f224" draw:formula="1601317*logwidth/2647519"/><draw:equation draw:name="f225" draw:formula="2497455*logheight/2612594"/><draw:equation draw:name="f226" draw:formula="1547977*logwidth/2647519"/><draw:equation draw:name="f227" draw:formula="2510790*logheight/2612594"/><draw:equation draw:name="f228" draw:formula="1472730*logwidth/2647519"/><draw:equation draw:name="f229" draw:formula="2523172*logheight/2612594"/><draw:equation draw:name="f230" draw:formula="1470825*logwidth/2647519"/><draw:equation draw:name="f231" draw:formula="2526030*logheight/2612594"/><draw:equation draw:name="f232" draw:formula="1434646*logwidth/2647519"/><draw:equation draw:name="f233" draw:formula="2535075*logheight/2612594"/><draw:equation draw:name="f234" draw:formula="1435583*logwidth/2647519"/><draw:equation draw:name="f235" draw:formula="2535555*logheight/2612594"/><draw:equation draw:name="f236" draw:formula="1475761*logwidth/2647519"/><draw:equation draw:name="f237" draw:formula="2525510*logheight/2612594"/><draw:equation draw:name="f238" draw:formula="1476540*logwidth/2647519"/><draw:equation draw:name="f239" draw:formula="2523172*logheight/2612594"/><draw:equation draw:name="f240" draw:formula="1551788*logwidth/2647519"/><draw:equation draw:name="f241" draw:formula="2510790*logheight/2612594"/><draw:equation draw:name="f242" draw:formula="1605128*logwidth/2647519"/><draw:equation draw:name="f243" draw:formula="2497455*logheight/2612594"/><draw:equation draw:name="f244" draw:formula="1647990*logwidth/2647519"/><draw:equation draw:name="f245" draw:formula="2485072*logheight/2612594"/><draw:equation draw:name="f246" draw:formula="1687043*logwidth/2647519"/><draw:equation draw:name="f247" draw:formula="2472690*logheight/2612594"/><draw:equation draw:name="f248" draw:formula="1729905*logwidth/2647519"/><draw:equation draw:name="f249" draw:formula="2459355*logheight/2612594"/><draw:equation draw:name="f250" draw:formula="1763243*logwidth/2647519"/><draw:equation draw:name="f251" draw:formula="2453640*logheight/2612594"/><draw:equation draw:name="f252" draw:formula="1740675*logwidth/2647519"/><draw:equation draw:name="f253" draw:formula="2467181*logheight/2612594"/><draw:equation draw:name="f254" draw:formula="1741335*logwidth/2647519"/><draw:equation draw:name="f255" draw:formula="2466975*logheight/2612594"/><draw:equation draw:name="f256" draw:formula="1765148*logwidth/2647519"/><draw:equation draw:name="f257" draw:formula="2452687*logheight/2612594"/><draw:equation draw:name="f258" draw:formula="1778483*logwidth/2647519"/><draw:equation draw:name="f259" draw:formula="2447925*logheight/2612594"/><draw:equation draw:name="f260" draw:formula="1779371*logwidth/2647519"/><draw:equation draw:name="f261" draw:formula="2447679*logheight/2612594"/><draw:equation draw:name="f262" draw:formula="1785150*logwidth/2647519"/><draw:equation draw:name="f263" draw:formula="2441257*logheight/2612594"/><draw:equation draw:name="f264" draw:formula="1816583*logwidth/2647519"/><draw:equation draw:name="f265" draw:formula="2429827*logheight/2612594"/><draw:equation draw:name="f266" draw:formula="1847063*logwidth/2647519"/><draw:equation draw:name="f267" draw:formula="2417445*logheight/2612594"/><draw:equation draw:name="f268" draw:formula="1868018*logwidth/2647519"/><draw:equation draw:name="f269" draw:formula="2405062*logheight/2612594"/><draw:equation draw:name="f270" draw:formula="1895640*logwidth/2647519"/><draw:equation draw:name="f271" draw:formula="2390775*logheight/2612594"/><draw:equation draw:name="f272" draw:formula="1918500*logwidth/2647519"/><draw:equation draw:name="f273" draw:formula="2381250*logheight/2612594"/><draw:equation draw:name="f274" draw:formula="1934176*logwidth/2647519"/><draw:equation draw:name="f275" draw:formula="2374435*logheight/2612594"/><draw:equation draw:name="f276" draw:formula="1942313*logwidth/2647519"/><draw:equation draw:name="f277" draw:formula="2368867*logheight/2612594"/><draw:equation draw:name="f278" draw:formula="1982318*logwidth/2647519"/><draw:equation draw:name="f279" draw:formula="2345055*logheight/2612594"/><draw:equation draw:name="f280" draw:formula="2038515*logwidth/2647519"/><draw:equation draw:name="f281" draw:formula="2314575*logheight/2612594"/><draw:equation draw:name="f282" draw:formula="460060*logwidth/2647519"/><draw:equation draw:name="f283" draw:formula="2262062*logheight/2612594"/><draw:equation draw:name="f284" draw:formula="463676*logwidth/2647519"/><draw:equation draw:name="f285" draw:formula="2265164*logheight/2612594"/><draw:equation draw:name="f286" draw:formula="464911*logwidth/2647519"/><draw:equation draw:name="f287" draw:formula="2265793*logheight/2612594"/><draw:equation draw:name="f288" draw:formula="2099802*logwidth/2647519"/><draw:equation draw:name="f289" draw:formula="2237197*logheight/2612594"/><draw:equation draw:name="f290" draw:formula="2099475*logwidth/2647519"/><draw:equation draw:name="f291" draw:formula="2237422*logheight/2612594"/><draw:equation draw:name="f292" draw:formula="2099475*logwidth/2647519"/><draw:equation draw:name="f293" draw:formula="2237694*logheight/2612594"/><draw:equation draw:name="f294" draw:formula="2100989*logwidth/2647519"/><draw:equation draw:name="f295" draw:formula="2237910*logheight/2612594"/><draw:equation draw:name="f296" draw:formula="2101380*logwidth/2647519"/><draw:equation draw:name="f297" draw:formula="2237422*logheight/2612594"/><draw:equation draw:name="f298" draw:formula="2120380*logwidth/2647519"/><draw:equation draw:name="f299" draw:formula="2222979*logheight/2612594"/><draw:equation draw:name="f300" draw:formula="2114756*logwidth/2647519"/><draw:equation draw:name="f301" draw:formula="2226864*logheight/2612594"/><draw:equation draw:name="f302" draw:formula="2113762*logwidth/2647519"/><draw:equation draw:name="f303" draw:formula="2227897*logheight/2612594"/><draw:equation draw:name="f304" draw:formula="2117618*logwidth/2647519"/><draw:equation draw:name="f305" draw:formula="2225429*logheight/2612594"/><draw:equation draw:name="f306" draw:formula="382287*logwidth/2647519"/><draw:equation draw:name="f307" draw:formula="2175002*logheight/2612594"/><draw:equation draw:name="f308" draw:formula="418261*logwidth/2647519"/><draw:equation draw:name="f309" draw:formula="2217358*logheight/2612594"/><draw:equation draw:name="f310" draw:formula="389737*logwidth/2647519"/><draw:equation draw:name="f311" draw:formula="2183129*logheight/2612594"/><draw:equation draw:name="f312" draw:formula="2187820*logwidth/2647519"/><draw:equation draw:name="f313" draw:formula="2174974*logheight/2612594"/><draw:equation draw:name="f314" draw:formula="2187735*logwidth/2647519"/><draw:equation draw:name="f315" draw:formula="2175004*logheight/2612594"/><draw:equation draw:name="f316" draw:formula="2187105*logwidth/2647519"/><draw:equation draw:name="f317" draw:formula="2179320*logheight/2612594"/><draw:equation draw:name="f318" draw:formula="2171865*logwidth/2647519"/><draw:equation draw:name="f319" draw:formula="2196465*logheight/2612594"/><draw:equation draw:name="f320" draw:formula="2153767*logwidth/2647519"/><draw:equation draw:name="f321" draw:formula="2216467*logheight/2612594"/><draw:equation draw:name="f322" draw:formula="2154858*logwidth/2647519"/><draw:equation draw:name="f323" draw:formula="2216216*logheight/2612594"/><draw:equation draw:name="f324" draw:formula="2171865*logwidth/2647519"/><draw:equation draw:name="f325" draw:formula="2197417*logheight/2612594"/><draw:equation draw:name="f326" draw:formula="2187105*logwidth/2647519"/><draw:equation draw:name="f327" draw:formula="2180272*logheight/2612594"/><draw:equation draw:name="f328" draw:formula="2187820*logwidth/2647519"/><draw:equation draw:name="f329" draw:formula="2174974*logheight/2612594"/><draw:equation draw:name="f330" draw:formula="475386*logwidth/2647519"/><draw:equation draw:name="f331" draw:formula="2153525*logheight/2612594"/><draw:equation draw:name="f332" draw:formula="477272*logwidth/2647519"/><draw:equation draw:name="f333" draw:formula="2155822*logheight/2612594"/><draw:equation draw:name="f334" draw:formula="477367*logwidth/2647519"/><draw:equation draw:name="f335" draw:formula="2155507*logheight/2612594"/><draw:equation draw:name="f336" draw:formula="334493*logwidth/2647519"/><draw:equation draw:name="f337" draw:formula="2131694*logheight/2612594"/><draw:equation draw:name="f338" draw:formula="359258*logwidth/2647519"/><draw:equation draw:name="f339" draw:formula="2147887*logheight/2612594"/><draw:equation draw:name="f340" draw:formula="360474*logwidth/2647519"/><draw:equation draw:name="f341" draw:formula="2149319*logheight/2612594"/><draw:equation draw:name="f342" draw:formula="371759*logwidth/2647519"/><draw:equation draw:name="f343" draw:formula="2151816*logheight/2612594"/><draw:equation draw:name="f344" draw:formula="397357*logwidth/2647519"/><draw:equation draw:name="f345" draw:formula="2175509*logheight/2612594"/><draw:equation draw:name="f346" draw:formula="432600*logwidth/2647519"/><draw:equation draw:name="f347" draw:formula="2204084*logheight/2612594"/><draw:equation draw:name="f348" draw:formula="447840*logwidth/2647519"/><draw:equation draw:name="f349" draw:formula="2225039*logheight/2612594"/><draw:equation draw:name="f350" draw:formula="456412*logwidth/2647519"/><draw:equation draw:name="f351" draw:formula="2235517*logheight/2612594"/><draw:equation draw:name="f352" draw:formula="492607*logwidth/2647519"/><draw:equation draw:name="f353" draw:formula="2265997*logheight/2612594"/><draw:equation draw:name="f354" draw:formula="482130*logwidth/2647519"/><draw:equation draw:name="f355" draw:formula="2274569*logheight/2612594"/><draw:equation draw:name="f356" draw:formula="448422*logwidth/2647519"/><draw:equation draw:name="f357" draw:formula="2237115*logheight/2612594"/><draw:equation draw:name="f358" draw:formula="446888*logwidth/2647519"/><draw:equation draw:name="f359" draw:formula="2237422*logheight/2612594"/><draw:equation draw:name="f360" draw:formula="478787*logwidth/2647519"/><draw:equation draw:name="f361" draw:formula="2272865*logheight/2612594"/><draw:equation draw:name="f362" draw:formula="482130*logwidth/2647519"/><draw:equation draw:name="f363" draw:formula="2274569*logheight/2612594"/><draw:equation draw:name="f364" draw:formula="492608*logwidth/2647519"/><draw:equation draw:name="f365" draw:formula="2265997*logheight/2612594"/><draw:equation draw:name="f366" draw:formula="583095*logwidth/2647519"/><draw:equation draw:name="f367" draw:formula="2337434*logheight/2612594"/><draw:equation draw:name="f368" draw:formula="564998*logwidth/2647519"/><draw:equation draw:name="f369" draw:formula="2343149*logheight/2612594"/><draw:equation draw:name="f370" draw:formula="571665*logwidth/2647519"/><draw:equation draw:name="f371" draw:formula="2347912*logheight/2612594"/><draw:equation draw:name="f372" draw:formula="544995*logwidth/2647519"/><draw:equation draw:name="f373" draw:formula="2348864*logheight/2612594"/><draw:equation draw:name="f374" draw:formula="527850*logwidth/2647519"/><draw:equation draw:name="f375" draw:formula="2337434*logheight/2612594"/><draw:equation draw:name="f376" draw:formula="511658*logwidth/2647519"/><draw:equation draw:name="f377" draw:formula="2325052*logheight/2612594"/><draw:equation draw:name="f378" draw:formula="471653*logwidth/2647519"/><draw:equation draw:name="f379" draw:formula="2291714*logheight/2612594"/><draw:equation draw:name="f380" draw:formula="434505*logwidth/2647519"/><draw:equation draw:name="f381" draw:formula="2258377*logheight/2612594"/><draw:equation draw:name="f382" draw:formula="400215*logwidth/2647519"/><draw:equation draw:name="f383" draw:formula="2225039*logheight/2612594"/><draw:equation draw:name="f384" draw:formula="384023*logwidth/2647519"/><draw:equation draw:name="f385" draw:formula="2208847*logheight/2612594"/><draw:equation draw:name="f386" draw:formula="368783*logwidth/2647519"/><draw:equation draw:name="f387" draw:formula="2191702*logheight/2612594"/><draw:equation draw:name="f388" draw:formula="374498*logwidth/2647519"/><draw:equation draw:name="f389" draw:formula="2184082*logheight/2612594"/><draw:equation draw:name="f390" draw:formula="393548*logwidth/2647519"/><draw:equation draw:name="f391" draw:formula="2201227*logheight/2612594"/><draw:equation draw:name="f392" draw:formula="414503*logwidth/2647519"/><draw:equation draw:name="f393" draw:formula="2217419*logheight/2612594"/><draw:equation draw:name="f394" draw:formula="440220*logwidth/2647519"/><draw:equation draw:name="f395" draw:formula="2245042*logheight/2612594"/><draw:equation draw:name="f396" draw:formula="442406*logwidth/2647519"/><draw:equation draw:name="f397" draw:formula="2246917*logheight/2612594"/><draw:equation draw:name="f398" draw:formula="414503*logwidth/2647519"/><draw:equation draw:name="f399" draw:formula="2217419*logheight/2612594"/><draw:equation draw:name="f400" draw:formula="394500*logwidth/2647519"/><draw:equation draw:name="f401" draw:formula="2201227*logheight/2612594"/><draw:equation draw:name="f402" draw:formula="375450*logwidth/2647519"/><draw:equation draw:name="f403" draw:formula="2184082*logheight/2612594"/><draw:equation draw:name="f404" draw:formula="354495*logwidth/2647519"/><draw:equation draw:name="f405" draw:formula="2158364*logheight/2612594"/><draw:equation draw:name="f406" draw:formula="334493*logwidth/2647519"/><draw:equation draw:name="f407" draw:formula="2131694*logheight/2612594"/><draw:equation draw:name="f408" draw:formula="2432850*logwidth/2647519"/><draw:equation draw:name="f409" draw:formula="1980247*logheight/2612594"/><draw:equation draw:name="f410" draw:formula="2432367*logwidth/2647519"/><draw:equation draw:name="f411" draw:formula="1980454*logheight/2612594"/><draw:equation draw:name="f412" draw:formula="2421964*logwidth/2647519"/><draw:equation draw:name="f413" draw:formula="2005422*logheight/2612594"/><draw:equation draw:name="f414" draw:formula="2422850*logwidth/2647519"/><draw:equation draw:name="f415" draw:formula="1860918*logheight/2612594"/><draw:equation draw:name="f416" draw:formula="2397608*logwidth/2647519"/><draw:equation draw:name="f417" draw:formula="1897379*logheight/2612594"/><draw:equation draw:name="f418" draw:formula="2385225*logwidth/2647519"/><draw:equation draw:name="f419" draw:formula="1920239*logheight/2612594"/><draw:equation draw:name="f420" draw:formula="2372843*logwidth/2647519"/><draw:equation draw:name="f421" draw:formula="1941194*logheight/2612594"/><draw:equation draw:name="f422" draw:formula="2343315*logwidth/2647519"/><draw:equation draw:name="f423" draw:formula="1980247*logheight/2612594"/><draw:equation draw:name="f424" draw:formula="2317598*logwidth/2647519"/><draw:equation draw:name="f425" draw:formula="2019299*logheight/2612594"/><draw:equation draw:name="f426" draw:formula="2294738*logwidth/2647519"/><draw:equation draw:name="f427" draw:formula="2050732*logheight/2612594"/><draw:equation draw:name="f428" draw:formula="2292832*logwidth/2647519"/><draw:equation draw:name="f429" draw:formula="2051897*logheight/2612594"/><draw:equation draw:name="f430" draw:formula="2291272*logwidth/2647519"/><draw:equation draw:name="f431" draw:formula="2054208*logheight/2612594"/><draw:equation draw:name="f432" draw:formula="2293785*logwidth/2647519"/><draw:equation draw:name="f433" draw:formula="2052637*logheight/2612594"/><draw:equation draw:name="f434" draw:formula="2316645*logwidth/2647519"/><draw:equation draw:name="f435" draw:formula="2021205*logheight/2612594"/><draw:equation draw:name="f436" draw:formula="2342363*logwidth/2647519"/><draw:equation draw:name="f437" draw:formula="1982152*logheight/2612594"/><draw:equation draw:name="f438" draw:formula="2371890*logwidth/2647519"/><draw:equation draw:name="f439" draw:formula="1943100*logheight/2612594"/><draw:equation draw:name="f440" draw:formula="2384273*logwidth/2647519"/><draw:equation draw:name="f441" draw:formula="1922145*logheight/2612594"/><draw:equation draw:name="f442" draw:formula="2396655*logwidth/2647519"/><draw:equation draw:name="f443" draw:formula="1899285*logheight/2612594"/><draw:equation draw:name="f444" draw:formula="2422373*logwidth/2647519"/><draw:equation draw:name="f445" draw:formula="1862137*logheight/2612594"/><draw:equation draw:name="f446" draw:formula="2521433*logwidth/2647519"/><draw:equation draw:name="f447" draw:formula="1847850*logheight/2612594"/><draw:equation draw:name="f448" draw:formula="2509050*logwidth/2647519"/><draw:equation draw:name="f449" draw:formula="1884997*logheight/2612594"/><draw:equation draw:name="f450" draw:formula="2487143*logwidth/2647519"/><draw:equation draw:name="f451" draw:formula="1925002*logheight/2612594"/><draw:equation draw:name="f452" draw:formula="2465235*logwidth/2647519"/><draw:equation draw:name="f453" draw:formula="1965960*logheight/2612594"/><draw:equation draw:name="f454" draw:formula="2445233*logwidth/2647519"/><draw:equation draw:name="f455" draw:formula="1991677*logheight/2612594"/><draw:equation draw:name="f456" draw:formula="2458568*logwidth/2647519"/><draw:equation draw:name="f457" draw:formula="1965007*logheight/2612594"/><draw:equation draw:name="f458" draw:formula="2469998*logwidth/2647519"/><draw:equation draw:name="f459" draw:formula="1938337*logheight/2612594"/><draw:equation draw:name="f460" draw:formula="2478570*logwidth/2647519"/><draw:equation draw:name="f461" draw:formula="1924050*logheight/2612594"/><draw:equation draw:name="f462" draw:formula="2490000*logwidth/2647519"/><draw:equation draw:name="f463" draw:formula="1905000*logheight/2612594"/><draw:equation draw:name="f464" draw:formula="2500478*logwidth/2647519"/><draw:equation draw:name="f465" draw:formula="1885950*logheight/2612594"/><draw:equation draw:name="f466" draw:formula="2521433*logwidth/2647519"/><draw:equation draw:name="f467" draw:formula="1847850*logheight/2612594"/><draw:equation draw:name="f468" draw:formula="2459780*logwidth/2647519"/><draw:equation draw:name="f469" draw:formula="1766202*logheight/2612594"/><draw:equation draw:name="f470" draw:formula="2436660*logwidth/2647519"/><draw:equation draw:name="f471" draw:formula="1806892*logheight/2612594"/><draw:equation draw:name="f472" draw:formula="2436235*logwidth/2647519"/><draw:equation draw:name="f473" draw:formula="1807870*logheight/2612594"/><draw:equation draw:name="f474" draw:formula="2459520*logwidth/2647519"/><draw:equation draw:name="f475" draw:formula="1766887*logheight/2612594"/><draw:equation draw:name="f476" draw:formula="2472460*logwidth/2647519"/><draw:equation draw:name="f477" draw:formula="1674043*logheight/2612594"/><draw:equation draw:name="f478" draw:formula="2444672*logwidth/2647519"/><draw:equation draw:name="f479" draw:formula="1749965*logheight/2612594"/><draw:equation draw:name="f480" draw:formula="2386218*logwidth/2647519"/><draw:equation draw:name="f481" draw:formula="1869449*logheight/2612594"/><draw:equation draw:name="f482" draw:formula="2377660*logwidth/2647519"/><draw:equation draw:name="f483" draw:formula="1882980*logheight/2612594"/><draw:equation draw:name="f484" draw:formula="2377605*logwidth/2647519"/><draw:equation draw:name="f485" draw:formula="1883092*logheight/2612594"/><draw:equation draw:name="f486" draw:formula="2357602*logwidth/2647519"/><draw:equation draw:name="f487" draw:formula="1917382*logheight/2612594"/><draw:equation draw:name="f488" draw:formula="2337600*logwidth/2647519"/><draw:equation draw:name="f489" draw:formula="1954530*logheight/2612594"/><draw:equation draw:name="f490" draw:formula="2314740*logwidth/2647519"/><draw:equation draw:name="f491" draw:formula="1983105*logheight/2612594"/><draw:equation draw:name="f492" draw:formula="2295690*logwidth/2647519"/><draw:equation draw:name="f493" draw:formula="2015490*logheight/2612594"/><draw:equation draw:name="f494" draw:formula="2183295*logwidth/2647519"/><draw:equation draw:name="f495" draw:formula="2142172*logheight/2612594"/><draw:equation draw:name="f496" draw:formula="2146147*logwidth/2647519"/><draw:equation draw:name="f497" draw:formula="2173605*logheight/2612594"/><draw:equation draw:name="f498" draw:formula="2142583*logwidth/2647519"/><draw:equation draw:name="f499" draw:formula="2176315*logheight/2612594"/><draw:equation draw:name="f500" draw:formula="2141046*logwidth/2647519"/><draw:equation draw:name="f501" draw:formula="2177871*logheight/2612594"/><draw:equation draw:name="f502" draw:formula="2125512*logwidth/2647519"/><draw:equation draw:name="f503" draw:formula="2190534*logheight/2612594"/><draw:equation draw:name="f504" draw:formula="2112810*logwidth/2647519"/><draw:equation draw:name="f505" draw:formula="2205037*logheight/2612594"/><draw:equation draw:name="f506" draw:formula="2066137*logwidth/2647519"/><draw:equation draw:name="f507" draw:formula="2240280*logheight/2612594"/><draw:equation draw:name="f508" draw:formula="2058824*logwidth/2647519"/><draw:equation draw:name="f509" draw:formula="2244900*logheight/2612594"/><draw:equation draw:name="f510" draw:formula="2038960*logwidth/2647519"/><draw:equation draw:name="f511" draw:formula="2261093*logheight/2612594"/><draw:equation draw:name="f512" draw:formula="2036092*logwidth/2647519"/><draw:equation draw:name="f513" draw:formula="2262956*logheight/2612594"/><draw:equation draw:name="f514" draw:formula="2031847*logwidth/2647519"/><draw:equation draw:name="f515" draw:formula="2266950*logheight/2612594"/><draw:equation draw:name="f516" draw:formula="1994700*logwidth/2647519"/><draw:equation draw:name="f517" draw:formula="2291715*logheight/2612594"/><draw:equation draw:name="f518" draw:formula="1957552*logwidth/2647519"/><draw:equation draw:name="f519" draw:formula="2314575*logheight/2612594"/><draw:equation draw:name="f520" draw:formula="1953300*logwidth/2647519"/><draw:equation draw:name="f521" draw:formula="2316730*logheight/2612594"/><draw:equation draw:name="f522" draw:formula="1928148*logwidth/2647519"/><draw:equation draw:name="f523" draw:formula="2333067*logheight/2612594"/><draw:equation draw:name="f524" draw:formula="1920351*logwidth/2647519"/><draw:equation draw:name="f525" draw:formula="2337000*logheight/2612594"/><draw:equation draw:name="f526" draw:formula="1912785*logwidth/2647519"/><draw:equation draw:name="f527" draw:formula="2342197*logheight/2612594"/><draw:equation draw:name="f528" draw:formula="1887067*logwidth/2647519"/><draw:equation draw:name="f529" draw:formula="2356485*logheight/2612594"/><draw:equation draw:name="f530" draw:formula="1863038*logwidth/2647519"/><draw:equation draw:name="f531" draw:formula="2365909*logheight/2612594"/><draw:equation draw:name="f532" draw:formula="1809483*logwidth/2647519"/><draw:equation draw:name="f533" draw:formula="2392922*logheight/2612594"/><draw:equation draw:name="f534" draw:formula="1683836*logwidth/2647519"/><draw:equation draw:name="f535" draw:formula="2439784*logheight/2612594"/><draw:equation draw:name="f536" draw:formula="1596280*logwidth/2647519"/><draw:equation draw:name="f537" draw:formula="2462297*logheight/2612594"/><draw:equation draw:name="f538" draw:formula="1667040*logwidth/2647519"/><draw:equation draw:name="f539" draw:formula="2448877*logheight/2612594"/><draw:equation draw:name="f540" draw:formula="1680375*logwidth/2647519"/><draw:equation draw:name="f541" draw:formula="2446019*logheight/2612594"/><draw:equation draw:name="f542" draw:formula="1723237*logwidth/2647519"/><draw:equation draw:name="f543" draw:formula="2430779*logheight/2612594"/><draw:equation draw:name="f544" draw:formula="1749907*logwidth/2647519"/><draw:equation draw:name="f545" draw:formula="2422207*logheight/2612594"/><draw:equation draw:name="f546" draw:formula="1792770*logwidth/2647519"/><draw:equation draw:name="f547" draw:formula="2400299*logheight/2612594"/><draw:equation draw:name="f548" draw:formula="1841347*logwidth/2647519"/><draw:equation draw:name="f549" draw:formula="2383154*logheight/2612594"/><draw:equation draw:name="f550" draw:formula="1872470*logwidth/2647519"/><draw:equation draw:name="f551" draw:formula="2370949*logheight/2612594"/><draw:equation draw:name="f552" draw:formula="1886115*logwidth/2647519"/><draw:equation draw:name="f553" draw:formula="2363152*logheight/2612594"/><draw:equation draw:name="f554" draw:formula="1898496*logwidth/2647519"/><draw:equation draw:name="f555" draw:formula="2359343*logheight/2612594"/><draw:equation draw:name="f556" draw:formula="1915642*logwidth/2647519"/><draw:equation draw:name="f557" draw:formula="2349817*logheight/2612594"/><draw:equation draw:name="f558" draw:formula="1920147*logwidth/2647519"/><draw:equation draw:name="f559" draw:formula="2346686*logheight/2612594"/><draw:equation draw:name="f560" draw:formula="1931835*logwidth/2647519"/><draw:equation draw:name="f561" draw:formula="2335530*logheight/2612594"/><draw:equation draw:name="f562" draw:formula="1957552*logwidth/2647519"/><draw:equation draw:name="f563" draw:formula="2320290*logheight/2612594"/><draw:equation draw:name="f564" draw:formula="1986810*logwidth/2647519"/><draw:equation draw:name="f565" draw:formula="2305948*logheight/2612594"/><draw:equation draw:name="f566" draw:formula="1997557*logwidth/2647519"/><draw:equation draw:name="f567" draw:formula="2299334*logheight/2612594"/><draw:equation draw:name="f568" draw:formula="2034705*logwidth/2647519"/><draw:equation draw:name="f569" draw:formula="2274569*logheight/2612594"/><draw:equation draw:name="f570" draw:formula="2050897*logwidth/2647519"/><draw:equation draw:name="f571" draw:formula="2259329*logheight/2612594"/><draw:equation draw:name="f572" draw:formula="2068995*logwidth/2647519"/><draw:equation draw:name="f573" draw:formula="2247899*logheight/2612594"/><draw:equation draw:name="f574" draw:formula="2115667*logwidth/2647519"/><draw:equation draw:name="f575" draw:formula="2212657*logheight/2612594"/><draw:equation draw:name="f576" draw:formula="2149005*logwidth/2647519"/><draw:equation draw:name="f577" draw:formula="2181224*logheight/2612594"/><draw:equation draw:name="f578" draw:formula="2186152*logwidth/2647519"/><draw:equation draw:name="f579" draw:formula="2149792*logheight/2612594"/><draw:equation draw:name="f580" draw:formula="2298547*logwidth/2647519"/><draw:equation draw:name="f581" draw:formula="2023109*logheight/2612594"/><draw:equation draw:name="f582" draw:formula="2314015*logwidth/2647519"/><draw:equation draw:name="f583" draw:formula="1996814*logheight/2612594"/><draw:equation draw:name="f584" draw:formula="2314740*logwidth/2647519"/><draw:equation draw:name="f585" draw:formula="1994534*logheight/2612594"/><draw:equation draw:name="f586" draw:formula="2339505*logwidth/2647519"/><draw:equation draw:name="f587" draw:formula="1956434*logheight/2612594"/><draw:equation draw:name="f588" draw:formula="2347125*logwidth/2647519"/><draw:equation draw:name="f589" draw:formula="1945004*logheight/2612594"/><draw:equation draw:name="f590" draw:formula="2357257*logwidth/2647519"/><draw:equation draw:name="f591" draw:formula="1930951*logheight/2612594"/><draw:equation draw:name="f592" draw:formula="2360460*logwidth/2647519"/><draw:equation draw:name="f593" draw:formula="1925002*logheight/2612594"/><draw:equation draw:name="f594" draw:formula="2380462*logwidth/2647519"/><draw:equation draw:name="f595" draw:formula="1890712*logheight/2612594"/><draw:equation draw:name="f596" draw:formula="2419515*logwidth/2647519"/><draw:equation draw:name="f597" draw:formula="1809749*logheight/2612594"/><draw:equation draw:name="f598" draw:formula="2457615*logwidth/2647519"/><draw:equation draw:name="f599" draw:formula="1723072*logheight/2612594"/><draw:equation draw:name="f600" draw:formula="2468807*logwidth/2647519"/><draw:equation draw:name="f601" draw:formula="1687829*logheight/2612594"/><draw:equation draw:name="f602" draw:formula="2576677*logwidth/2647519"/><draw:equation draw:name="f603" draw:formula="1589722*logheight/2612594"/><draw:equation draw:name="f604" draw:formula="2573820*logwidth/2647519"/><draw:equation draw:name="f605" draw:formula="1591627*logheight/2612594"/><draw:equation draw:name="f606" draw:formula="2573820*logwidth/2647519"/><draw:equation draw:name="f607" draw:formula="1591627*logheight/2612594"/><draw:equation draw:name="f608" draw:formula="2585674*logwidth/2647519"/><draw:equation draw:name="f609" draw:formula="1533271*logheight/2612594"/><draw:equation draw:name="f610" draw:formula="2585332*logwidth/2647519"/><draw:equation draw:name="f611" draw:formula="1534956*logheight/2612594"/><draw:equation draw:name="f612" draw:formula="2588107*logwidth/2647519"/><draw:equation draw:name="f613" draw:formula="1538287*logheight/2612594"/><draw:equation draw:name="f614" draw:formula="2596680*logwidth/2647519"/><draw:equation draw:name="f615" draw:formula="1547812*logheight/2612594"/><draw:equation draw:name="f616" draw:formula="2602395*logwidth/2647519"/><draw:equation draw:name="f617" draw:formula="1544002*logheight/2612594"/><draw:equation draw:name="f618" draw:formula="2602539*logwidth/2647519"/><draw:equation draw:name="f619" draw:formula="1543271*logheight/2612594"/><draw:equation draw:name="f620" draw:formula="2598585*logwidth/2647519"/><draw:equation draw:name="f621" draw:formula="1545907*logheight/2612594"/><draw:equation draw:name="f622" draw:formula="2589060*logwidth/2647519"/><draw:equation draw:name="f623" draw:formula="1537334*logheight/2612594"/><draw:equation draw:name="f624" draw:formula="2577184*logwidth/2647519"/><draw:equation draw:name="f625" draw:formula="1425070*logheight/2612594"/><draw:equation draw:name="f626" draw:formula="2576519*logwidth/2647519"/><draw:equation draw:name="f627" draw:formula="1425107*logheight/2612594"/><draw:equation draw:name="f628" draw:formula="2575314*logwidth/2647519"/><draw:equation draw:name="f629" draw:formula="1425174*logheight/2612594"/><draw:equation draw:name="f630" draw:formula="2575725*logwidth/2647519"/><draw:equation draw:name="f631" draw:formula="1429702*logheight/2612594"/><draw:equation draw:name="f632" draw:formula="2574773*logwidth/2647519"/><draw:equation draw:name="f633" draw:formula="1453515*logheight/2612594"/><draw:equation draw:name="f634" draw:formula="2570963*logwidth/2647519"/><draw:equation draw:name="f635" draw:formula="1467802*logheight/2612594"/><draw:equation draw:name="f636" draw:formula="2548103*logwidth/2647519"/><draw:equation draw:name="f637" draw:formula="1503997*logheight/2612594"/><draw:equation draw:name="f638" draw:formula="2542388*logwidth/2647519"/><draw:equation draw:name="f639" draw:formula="1535430*logheight/2612594"/><draw:equation draw:name="f640" draw:formula="2536673*logwidth/2647519"/><draw:equation draw:name="f641" draw:formula="1545907*logheight/2612594"/><draw:equation draw:name="f642" draw:formula="2527148*logwidth/2647519"/><draw:equation draw:name="f643" draw:formula="1591627*logheight/2612594"/><draw:equation draw:name="f644" draw:formula="2516670*logwidth/2647519"/><draw:equation draw:name="f645" draw:formula="1627822*logheight/2612594"/><draw:equation draw:name="f646" draw:formula="2505240*logwidth/2647519"/><draw:equation draw:name="f647" draw:formula="1663065*logheight/2612594"/><draw:equation draw:name="f648" draw:formula="2498573*logwidth/2647519"/><draw:equation draw:name="f649" draw:formula="1690687*logheight/2612594"/><draw:equation draw:name="f650" draw:formula="2490953*logwidth/2647519"/><draw:equation draw:name="f651" draw:formula="1719262*logheight/2612594"/><draw:equation draw:name="f652" draw:formula="2497030*logwidth/2647519"/><draw:equation draw:name="f653" draw:formula="1709810*logheight/2612594"/><draw:equation draw:name="f654" draw:formula="2502383*logwidth/2647519"/><draw:equation draw:name="f655" draw:formula="1689734*logheight/2612594"/><draw:equation draw:name="f656" draw:formula="2507145*logwidth/2647519"/><draw:equation draw:name="f657" draw:formula="1661159*logheight/2612594"/><draw:equation draw:name="f658" draw:formula="2518575*logwidth/2647519"/><draw:equation draw:name="f659" draw:formula="1625917*logheight/2612594"/><draw:equation draw:name="f660" draw:formula="2529053*logwidth/2647519"/><draw:equation draw:name="f661" draw:formula="1589722*logheight/2612594"/><draw:equation draw:name="f662" draw:formula="2538578*logwidth/2647519"/><draw:equation draw:name="f663" draw:formula="1544002*logheight/2612594"/><draw:equation draw:name="f664" draw:formula="2544293*logwidth/2647519"/><draw:equation draw:name="f665" draw:formula="1533524*logheight/2612594"/><draw:equation draw:name="f666" draw:formula="2550008*logwidth/2647519"/><draw:equation draw:name="f667" draw:formula="1502092*logheight/2612594"/><draw:equation draw:name="f668" draw:formula="2572868*logwidth/2647519"/><draw:equation draw:name="f669" draw:formula="1465897*logheight/2612594"/><draw:equation draw:name="f670" draw:formula="2557628*logwidth/2647519"/><draw:equation draw:name="f671" draw:formula="1539239*logheight/2612594"/><draw:equation draw:name="f672" draw:formula="2546198*logwidth/2647519"/><draw:equation draw:name="f673" draw:formula="1600199*logheight/2612594"/><draw:equation draw:name="f674" draw:formula="2520480*logwidth/2647519"/><draw:equation draw:name="f675" draw:formula="1678304*logheight/2612594"/><draw:equation draw:name="f676" draw:formula="2515393*logwidth/2647519"/><draw:equation draw:name="f677" draw:formula="1686218*logheight/2612594"/><draw:equation draw:name="f678" draw:formula="2513218*logwidth/2647519"/><draw:equation draw:name="f679" draw:formula="1698069*logheight/2612594"/><draw:equation draw:name="f680" draw:formula="2506193*logwidth/2647519"/><draw:equation draw:name="f681" draw:formula="1718310*logheight/2612594"/><draw:equation draw:name="f682" draw:formula="2479523*logwidth/2647519"/><draw:equation draw:name="f683" draw:formula="1776412*logheight/2612594"/><draw:equation draw:name="f684" draw:formula="2467140*logwidth/2647519"/><draw:equation draw:name="f685" draw:formula="1806892*logheight/2612594"/><draw:equation draw:name="f686" draw:formula="2459520*logwidth/2647519"/><draw:equation draw:name="f687" draw:formula="1823085*logheight/2612594"/><draw:equation draw:name="f688" draw:formula="2449995*logwidth/2647519"/><draw:equation draw:name="f689" draw:formula="1840230*logheight/2612594"/><draw:equation draw:name="f690" draw:formula="2424278*logwidth/2647519"/><draw:equation draw:name="f691" draw:formula="1885950*logheight/2612594"/><draw:equation draw:name="f692" draw:formula="2396655*logwidth/2647519"/><draw:equation draw:name="f693" draw:formula="1930717*logheight/2612594"/><draw:equation draw:name="f694" draw:formula="2361413*logwidth/2647519"/><draw:equation draw:name="f695" draw:formula="1990725*logheight/2612594"/><draw:equation draw:name="f696" draw:formula="2322360*logwidth/2647519"/><draw:equation draw:name="f697" draw:formula="2049780*logheight/2612594"/><draw:equation draw:name="f698" draw:formula="2296643*logwidth/2647519"/><draw:equation draw:name="f699" draw:formula="2083117*logheight/2612594"/><draw:equation draw:name="f700" draw:formula="2269020*logwidth/2647519"/><draw:equation draw:name="f701" draw:formula="2115502*logheight/2612594"/><draw:equation draw:name="f702" draw:formula="2259495*logwidth/2647519"/><draw:equation draw:name="f703" draw:formula="2128837*logheight/2612594"/><draw:equation draw:name="f704" draw:formula="2249018*logwidth/2647519"/><draw:equation draw:name="f705" draw:formula="2142172*logheight/2612594"/><draw:equation draw:name="f706" draw:formula="2232825*logwidth/2647519"/><draw:equation draw:name="f707" draw:formula="2155507*logheight/2612594"/><draw:equation draw:name="f708" draw:formula="2206342*logwidth/2647519"/><draw:equation draw:name="f709" draw:formula="2184829*logheight/2612594"/><draw:equation draw:name="f710" draw:formula="2207107*logwidth/2647519"/><draw:equation draw:name="f711" draw:formula="2187892*logheight/2612594"/><draw:equation draw:name="f712" draw:formula="2179485*logwidth/2647519"/><draw:equation draw:name="f713" draw:formula="2216467*logheight/2612594"/><draw:equation draw:name="f714" draw:formula="2149957*logwidth/2647519"/><draw:equation draw:name="f715" draw:formula="2237422*logheight/2612594"/><draw:equation draw:name="f716" draw:formula="2126145*logwidth/2647519"/><draw:equation draw:name="f717" draw:formula="2256472*logheight/2612594"/><draw:equation draw:name="f718" draw:formula="2103587*logwidth/2647519"/><draw:equation draw:name="f719" draw:formula="2272957*logheight/2612594"/><draw:equation draw:name="f720" draw:formula="2107095*logwidth/2647519"/><draw:equation draw:name="f721" draw:formula="2272665*logheight/2612594"/><draw:equation draw:name="f722" draw:formula="2131860*logwidth/2647519"/><draw:equation draw:name="f723" draw:formula="2254567*logheight/2612594"/><draw:equation draw:name="f724" draw:formula="2155673*logwidth/2647519"/><draw:equation draw:name="f725" draw:formula="2235517*logheight/2612594"/><draw:equation draw:name="f726" draw:formula="2185200*logwidth/2647519"/><draw:equation draw:name="f727" draw:formula="2214562*logheight/2612594"/><draw:equation draw:name="f728" draw:formula="2212823*logwidth/2647519"/><draw:equation draw:name="f729" draw:formula="2185987*logheight/2612594"/><draw:equation draw:name="f730" draw:formula="2211870*logwidth/2647519"/><draw:equation draw:name="f731" draw:formula="2182177*logheight/2612594"/><draw:equation draw:name="f732" draw:formula="2238540*logwidth/2647519"/><draw:equation draw:name="f733" draw:formula="2152650*logheight/2612594"/><draw:equation draw:name="f734" draw:formula="2254733*logwidth/2647519"/><draw:equation draw:name="f735" draw:formula="2139315*logheight/2612594"/><draw:equation draw:name="f736" draw:formula="2265210*logwidth/2647519"/><draw:equation draw:name="f737" draw:formula="2125980*logheight/2612594"/><draw:equation draw:name="f738" draw:formula="2274735*logwidth/2647519"/><draw:equation draw:name="f739" draw:formula="2112645*logheight/2612594"/><draw:equation draw:name="f740" draw:formula="2302358*logwidth/2647519"/><draw:equation draw:name="f741" draw:formula="2080260*logheight/2612594"/><draw:equation draw:name="f742" draw:formula="2328075*logwidth/2647519"/><draw:equation draw:name="f743" draw:formula="2046922*logheight/2612594"/><draw:equation draw:name="f744" draw:formula="2367128*logwidth/2647519"/><draw:equation draw:name="f745" draw:formula="1987867*logheight/2612594"/><draw:equation draw:name="f746" draw:formula="2402370*logwidth/2647519"/><draw:equation draw:name="f747" draw:formula="1927860*logheight/2612594"/><draw:equation draw:name="f748" draw:formula="2429993*logwidth/2647519"/><draw:equation draw:name="f749" draw:formula="1883092*logheight/2612594"/><draw:equation draw:name="f750" draw:formula="2455710*logwidth/2647519"/><draw:equation draw:name="f751" draw:formula="1837372*logheight/2612594"/><draw:equation draw:name="f752" draw:formula="2465235*logwidth/2647519"/><draw:equation draw:name="f753" draw:formula="1820227*logheight/2612594"/><draw:equation draw:name="f754" draw:formula="2472855*logwidth/2647519"/><draw:equation draw:name="f755" draw:formula="1804035*logheight/2612594"/><draw:equation draw:name="f756" draw:formula="2485238*logwidth/2647519"/><draw:equation draw:name="f757" draw:formula="1773555*logheight/2612594"/><draw:equation draw:name="f758" draw:formula="2511908*logwidth/2647519"/><draw:equation draw:name="f759" draw:formula="1715452*logheight/2612594"/><draw:equation draw:name="f760" draw:formula="2522385*logwidth/2647519"/><draw:equation draw:name="f761" draw:formula="1676400*logheight/2612594"/><draw:equation draw:name="f762" draw:formula="2548103*logwidth/2647519"/><draw:equation draw:name="f763" draw:formula="1598295*logheight/2612594"/><draw:equation draw:name="f764" draw:formula="2559533*logwidth/2647519"/><draw:equation draw:name="f765" draw:formula="1537335*logheight/2612594"/><draw:equation draw:name="f766" draw:formula="2574773*logwidth/2647519"/><draw:equation draw:name="f767" draw:formula="1463992*logheight/2612594"/><draw:equation draw:name="f768" draw:formula="2578209*logwidth/2647519"/><draw:equation draw:name="f769" draw:formula="1451109*logheight/2612594"/><draw:equation draw:name="f770" draw:formula="2575725*logwidth/2647519"/><draw:equation draw:name="f771" draw:formula="1450657*logheight/2612594"/><draw:equation draw:name="f772" draw:formula="2576677*logwidth/2647519"/><draw:equation draw:name="f773" draw:formula="1426845*logheight/2612594"/><draw:equation draw:name="f774" draw:formula="2597632*logwidth/2647519"/><draw:equation draw:name="f775" draw:formula="1404937*logheight/2612594"/><draw:equation draw:name="f776" draw:formula="2586541*logwidth/2647519"/><draw:equation draw:name="f777" draw:formula="1451152*logheight/2612594"/><draw:equation draw:name="f778" draw:formula="2586542*logwidth/2647519"/><draw:equation draw:name="f779" draw:formula="1451152*logheight/2612594"/><draw:equation draw:name="f780" draw:formula="2597633*logwidth/2647519"/><draw:equation draw:name="f781" draw:formula="1404938*logheight/2612594"/><draw:equation draw:name="f782" draw:formula="2606205*logwidth/2647519"/><draw:equation draw:name="f783" draw:formula="1395412*logheight/2612594"/><draw:equation draw:name="f784" draw:formula="2600490*logwidth/2647519"/><draw:equation draw:name="f785" draw:formula="1407795*logheight/2612594"/><draw:equation draw:name="f786" draw:formula="2599181*logwidth/2647519"/><draw:equation draw:name="f787" draw:formula="1433750*logheight/2612594"/><draw:equation draw:name="f788" draw:formula="2598585*logwidth/2647519"/><draw:equation draw:name="f789" draw:formula="1458277*logheight/2612594"/><draw:equation draw:name="f790" draw:formula="2589060*logwidth/2647519"/><draw:equation draw:name="f791" draw:formula="1487586*logheight/2612594"/><draw:equation draw:name="f792" draw:formula="2589060*logwidth/2647519"/><draw:equation draw:name="f793" draw:formula="1490934*logheight/2612594"/><draw:equation draw:name="f794" draw:formula="2600490*logwidth/2647519"/><draw:equation draw:name="f795" draw:formula="1458277*logheight/2612594"/><draw:equation draw:name="f796" draw:formula="2602395*logwidth/2647519"/><draw:equation draw:name="f797" draw:formula="1407794*logheight/2612594"/><draw:equation draw:name="f798" draw:formula="2606836*logwidth/2647519"/><draw:equation draw:name="f799" draw:formula="1398173*logheight/2612594"/><draw:equation draw:name="f800" draw:formula="2565247*logwidth/2647519"/><draw:equation draw:name="f801" draw:formula="1354454*logheight/2612594"/><draw:equation draw:name="f802" draw:formula="2559006*logwidth/2647519"/><draw:equation draw:name="f803" draw:formula="1369207*logheight/2612594"/><draw:equation draw:name="f804" draw:formula="2556675*logwidth/2647519"/><draw:equation draw:name="f805" draw:formula="1390650*logheight/2612594"/><draw:equation draw:name="f806" draw:formula="2553670*logwidth/2647519"/><draw:equation draw:name="f807" draw:formula="1380633*logheight/2612594"/><draw:equation draw:name="f808" draw:formula="2552571*logwidth/2647519"/><draw:equation draw:name="f809" draw:formula="1382047*logheight/2612594"/><draw:equation draw:name="f810" draw:formula="2555723*logwidth/2647519"/><draw:equation draw:name="f811" draw:formula="1392555*logheight/2612594"/><draw:equation draw:name="f812" draw:formula="2553818*logwidth/2647519"/><draw:equation draw:name="f813" draw:formula="1407795*logheight/2612594"/><draw:equation draw:name="f814" draw:formula="2557628*logwidth/2647519"/><draw:equation draw:name="f815" draw:formula="1420177*logheight/2612594"/><draw:equation draw:name="f816" draw:formula="2560581*logwidth/2647519"/><draw:equation draw:name="f817" draw:formula="1420013*logheight/2612594"/><draw:equation draw:name="f818" draw:formula="2558580*logwidth/2647519"/><draw:equation draw:name="f819" draw:formula="1413509*logheight/2612594"/><draw:equation draw:name="f820" draw:formula="2560485*logwidth/2647519"/><draw:equation draw:name="f821" draw:formula="1398269*logheight/2612594"/><draw:equation draw:name="f822" draw:formula="2565247*logwidth/2647519"/><draw:equation draw:name="f823" draw:formula="1354454*logheight/2612594"/><draw:equation draw:name="f824" draw:formula="2645258*logwidth/2647519"/><draw:equation draw:name="f825" draw:formula="1328737*logheight/2612594"/><draw:equation draw:name="f826" draw:formula="2647163*logwidth/2647519"/><draw:equation draw:name="f827" draw:formula="1329689*logheight/2612594"/><draw:equation draw:name="f828" draw:formula="2646210*logwidth/2647519"/><draw:equation draw:name="f829" draw:formula="1369694*logheight/2612594"/><draw:equation draw:name="f830" draw:formula="2647163*logwidth/2647519"/><draw:equation draw:name="f831" draw:formula="1397317*logheight/2612594"/><draw:equation draw:name="f832" draw:formula="2644305*logwidth/2647519"/><draw:equation draw:name="f833" draw:formula="1447799*logheight/2612594"/><draw:equation draw:name="f834" draw:formula="2641448*logwidth/2647519"/><draw:equation draw:name="f835" draw:formula="1476374*logheight/2612594"/><draw:equation draw:name="f836" draw:formula="2632875*logwidth/2647519"/><draw:equation draw:name="f837" draw:formula="1518284*logheight/2612594"/><draw:equation draw:name="f838" draw:formula="2630018*logwidth/2647519"/><draw:equation draw:name="f839" draw:formula="1553527*logheight/2612594"/><draw:equation draw:name="f840" draw:formula="2615730*logwidth/2647519"/><draw:equation draw:name="f841" draw:formula="1618297*logheight/2612594"/><draw:equation draw:name="f842" draw:formula="2602395*logwidth/2647519"/><draw:equation draw:name="f843" draw:formula="1674494*logheight/2612594"/><draw:equation draw:name="f844" draw:formula="2578583*logwidth/2647519"/><draw:equation draw:name="f845" draw:formula="1684972*logheight/2612594"/><draw:equation draw:name="f846" draw:formula="2580488*logwidth/2647519"/><draw:equation draw:name="f847" draw:formula="1679257*logheight/2612594"/><draw:equation draw:name="f848" draw:formula="2584298*logwidth/2647519"/><draw:equation draw:name="f849" draw:formula="1639252*logheight/2612594"/><draw:equation draw:name="f850" draw:formula="2598585*logwidth/2647519"/><draw:equation draw:name="f851" draw:formula="1597342*logheight/2612594"/><draw:equation draw:name="f852" draw:formula="2610015*logwidth/2647519"/><draw:equation draw:name="f853" draw:formula="1590675*logheight/2612594"/><draw:equation draw:name="f854" draw:formula="2610015*logwidth/2647519"/><draw:equation draw:name="f855" draw:formula="1590674*logheight/2612594"/><draw:equation draw:name="f856" draw:formula="2622398*logwidth/2647519"/><draw:equation draw:name="f857" draw:formula="1518284*logheight/2612594"/><draw:equation draw:name="f858" draw:formula="2629065*logwidth/2647519"/><draw:equation draw:name="f859" draw:formula="1483994*logheight/2612594"/><draw:equation draw:name="f860" draw:formula="2634780*logwidth/2647519"/><draw:equation draw:name="f861" draw:formula="1448752*logheight/2612594"/><draw:equation draw:name="f862" draw:formula="2639543*logwidth/2647519"/><draw:equation draw:name="f863" draw:formula="1415414*logheight/2612594"/><draw:equation draw:name="f864" draw:formula="2641448*logwidth/2647519"/><draw:equation draw:name="f865" draw:formula="1383982*logheight/2612594"/><draw:equation draw:name="f866" draw:formula="2642400*logwidth/2647519"/><draw:equation draw:name="f867" draw:formula="1357312*logheight/2612594"/><draw:equation draw:name="f868" draw:formula="2644305*logwidth/2647519"/><draw:equation draw:name="f869" draw:formula="1343024*logheight/2612594"/><draw:equation draw:name="f870" draw:formula="2645258*logwidth/2647519"/><draw:equation draw:name="f871" draw:formula="1328737*logheight/2612594"/><draw:equation draw:name="f872" draw:formula="134151*logwidth/2647519"/><draw:equation draw:name="f873" draw:formula="887095*logheight/2612594"/><draw:equation draw:name="f874" draw:formula="134625*logwidth/2647519"/><draw:equation draw:name="f875" draw:formula="887332*logheight/2612594"/><draw:equation draw:name="f876" draw:formula="134670*logwidth/2647519"/><draw:equation draw:name="f877" draw:formula="887199*logheight/2612594"/><draw:equation draw:name="f878" draw:formula="191618*logwidth/2647519"/><draw:equation draw:name="f879" draw:formula="750570*logheight/2612594"/><draw:equation draw:name="f880" draw:formula="170663*logwidth/2647519"/><draw:equation draw:name="f881" draw:formula="789622*logheight/2612594"/><draw:equation draw:name="f882" draw:formula="153518*logwidth/2647519"/><draw:equation draw:name="f883" draw:formula="803910*logheight/2612594"/><draw:equation draw:name="f884" draw:formula="153477*logwidth/2647519"/><draw:equation draw:name="f885" draw:formula="804822*logheight/2612594"/><draw:equation draw:name="f886" draw:formula="151819*logwidth/2647519"/><draw:equation draw:name="f887" draw:formula="841286*logheight/2612594"/><draw:equation draw:name="f888" draw:formula="151867*logwidth/2647519"/><draw:equation draw:name="f889" draw:formula="841199*logheight/2612594"/><draw:equation draw:name="f890" draw:formula="153518*logwidth/2647519"/><draw:equation draw:name="f891" draw:formula="804862*logheight/2612594"/><draw:equation draw:name="f892" draw:formula="170663*logwidth/2647519"/><draw:equation draw:name="f893" draw:formula="790574*logheight/2612594"/><draw:equation draw:name="f894" draw:formula="191618*logwidth/2647519"/><draw:equation draw:name="f895" draw:formula="751522*logheight/2612594"/><draw:equation draw:name="f896" draw:formula="192332*logwidth/2647519"/><draw:equation draw:name="f897" draw:formula="751998*logheight/2612594"/><draw:equation draw:name="f898" draw:formula="192689*logwidth/2647519"/><draw:equation draw:name="f899" draw:formula="751284*logheight/2612594"/><draw:equation draw:name="f900" draw:formula="203047*logwidth/2647519"/><draw:equation draw:name="f901" draw:formula="667702*logheight/2612594"/><draw:equation draw:name="f902" draw:formula="189712*logwidth/2647519"/><draw:equation draw:name="f903" draw:formula="677227*logheight/2612594"/><draw:equation draw:name="f904" draw:formula="169710*logwidth/2647519"/><draw:equation draw:name="f905" draw:formula="719137*logheight/2612594"/><draw:equation draw:name="f906" draw:formula="174286*logwidth/2647519"/><draw:equation draw:name="f907" draw:formula="722798*logheight/2612594"/><draw:equation draw:name="f908" draw:formula="174435*logwidth/2647519"/><draw:equation draw:name="f909" draw:formula="722155*logheight/2612594"/><draw:equation draw:name="f910" draw:formula="170663*logwidth/2647519"/><draw:equation draw:name="f911" draw:formula="719137*logheight/2612594"/><draw:equation draw:name="f912" draw:formula="190665*logwidth/2647519"/><draw:equation draw:name="f913" draw:formula="677227*logheight/2612594"/><draw:equation draw:name="f914" draw:formula="202473*logwidth/2647519"/><draw:equation draw:name="f915" draw:formula="668793*logheight/2612594"/><draw:equation draw:name="f916" draw:formula="276390*logwidth/2647519"/><draw:equation draw:name="f917" draw:formula="613410*logheight/2612594"/><draw:equation draw:name="f918" draw:formula="275187*logwidth/2647519"/><draw:equation draw:name="f919" draw:formula="614373*logheight/2612594"/><draw:equation draw:name="f920" draw:formula="270080*logwidth/2647519"/><draw:equation draw:name="f921" draw:formula="634008*logheight/2612594"/><draw:equation draw:name="f922" draw:formula="266865*logwidth/2647519"/><draw:equation draw:name="f923" draw:formula="643890*logheight/2612594"/><draw:equation draw:name="f924" draw:formula="179235*logwidth/2647519"/><draw:equation draw:name="f925" draw:formula="803910*logheight/2612594"/><draw:equation draw:name="f926" draw:formula="166852*logwidth/2647519"/><draw:equation draw:name="f927" draw:formula="842962*logheight/2612594"/><draw:equation draw:name="f928" draw:formula="155422*logwidth/2647519"/><draw:equation draw:name="f929" draw:formula="882967*logheight/2612594"/><draw:equation draw:name="f930" draw:formula="130657*logwidth/2647519"/><draw:equation draw:name="f931" draw:formula="966787*logheight/2612594"/><draw:equation draw:name="f932" draw:formula="114465*logwidth/2647519"/><draw:equation draw:name="f933" draw:formula="1023937*logheight/2612594"/><draw:equation draw:name="f934" draw:formula="106845*logwidth/2647519"/><draw:equation draw:name="f935" draw:formula="1066800*logheight/2612594"/><draw:equation draw:name="f936" draw:formula="103035*logwidth/2647519"/><draw:equation draw:name="f937" draw:formula="1088707*logheight/2612594"/><draw:equation draw:name="f938" draw:formula="100177*logwidth/2647519"/><draw:equation draw:name="f939" draw:formula="1110615*logheight/2612594"/><draw:equation draw:name="f940" draw:formula="91605*logwidth/2647519"/><draw:equation draw:name="f941" draw:formula="1169670*logheight/2612594"/><draw:equation draw:name="f942" draw:formula="88747*logwidth/2647519"/><draw:equation draw:name="f943" draw:formula="1205865*logheight/2612594"/><draw:equation draw:name="f944" draw:formula="93510*logwidth/2647519"/><draw:equation draw:name="f945" draw:formula="1243965*logheight/2612594"/><draw:equation draw:name="f946" draw:formula="95742*logwidth/2647519"/><draw:equation draw:name="f947" draw:formula="1223205*logheight/2612594"/><draw:equation draw:name="f948" draw:formula="95415*logwidth/2647519"/><draw:equation draw:name="f949" draw:formula="1216342*logheight/2612594"/><draw:equation draw:name="f950" draw:formula="99225*logwidth/2647519"/><draw:equation draw:name="f951" draw:formula="1176337*logheight/2612594"/><draw:equation draw:name="f952" draw:formula="107797*logwidth/2647519"/><draw:equation draw:name="f953" draw:formula="1117282*logheight/2612594"/><draw:equation draw:name="f954" draw:formula="114596*logwidth/2647519"/><draw:equation draw:name="f955" draw:formula="1109123*logheight/2612594"/><draw:equation draw:name="f956" draw:formula="124469*logwidth/2647519"/><draw:equation draw:name="f957" draw:formula="1043051*logheight/2612594"/><draw:equation draw:name="f958" draw:formula="123990*logwidth/2647519"/><draw:equation draw:name="f959" draw:formula="1031557*logheight/2612594"/><draw:equation draw:name="f960" draw:formula="133400*logwidth/2647519"/><draw:equation draw:name="f961" draw:formula="1004580*logheight/2612594"/><draw:equation draw:name="f962" draw:formula="138999*logwidth/2647519"/><draw:equation draw:name="f963" draw:formula="981931*logheight/2612594"/><draw:equation draw:name="f964" draw:formula="137325*logwidth/2647519"/><draw:equation draw:name="f965" draw:formula="985837*logheight/2612594"/><draw:equation draw:name="f966" draw:formula="131610*logwidth/2647519"/><draw:equation draw:name="f967" draw:formula="983932*logheight/2612594"/><draw:equation draw:name="f968" draw:formula="117322*logwidth/2647519"/><draw:equation draw:name="f969" draw:formula="1024890*logheight/2612594"/><draw:equation draw:name="f970" draw:formula="118275*logwidth/2647519"/><draw:equation draw:name="f971" draw:formula="1047750*logheight/2612594"/><draw:equation draw:name="f972" draw:formula="111607*logwidth/2647519"/><draw:equation draw:name="f973" draw:formula="1091565*logheight/2612594"/><draw:equation draw:name="f974" draw:formula="110655*logwidth/2647519"/><draw:equation draw:name="f975" draw:formula="1099185*logheight/2612594"/><draw:equation draw:name="f976" draw:formula="101130*logwidth/2647519"/><draw:equation draw:name="f977" draw:formula="1110615*logheight/2612594"/><draw:equation draw:name="f978" draw:formula="103987*logwidth/2647519"/><draw:equation draw:name="f979" draw:formula="1088707*logheight/2612594"/><draw:equation draw:name="f980" draw:formula="107797*logwidth/2647519"/><draw:equation draw:name="f981" draw:formula="1066800*logheight/2612594"/><draw:equation draw:name="f982" draw:formula="115417*logwidth/2647519"/><draw:equation draw:name="f983" draw:formula="1023937*logheight/2612594"/><draw:equation draw:name="f984" draw:formula="131610*logwidth/2647519"/><draw:equation draw:name="f985" draw:formula="966787*logheight/2612594"/><draw:equation draw:name="f986" draw:formula="156375*logwidth/2647519"/><draw:equation draw:name="f987" draw:formula="882967*logheight/2612594"/><draw:equation draw:name="f988" draw:formula="167805*logwidth/2647519"/><draw:equation draw:name="f989" draw:formula="842962*logheight/2612594"/><draw:equation draw:name="f990" draw:formula="180187*logwidth/2647519"/><draw:equation draw:name="f991" draw:formula="803910*logheight/2612594"/><draw:equation draw:name="f992" draw:formula="267817*logwidth/2647519"/><draw:equation draw:name="f993" draw:formula="643890*logheight/2612594"/><draw:equation draw:name="f994" draw:formula="276390*logwidth/2647519"/><draw:equation draw:name="f995" draw:formula="613410*logheight/2612594"/><draw:equation draw:name="f996" draw:formula="293536*logwidth/2647519"/><draw:equation draw:name="f997" draw:formula="518160*logheight/2612594"/><draw:equation draw:name="f998" draw:formula="293535*logwidth/2647519"/><draw:equation draw:name="f999" draw:formula="518160*logheight/2612594"/><draw:equation draw:name="f1000" draw:formula="298297*logwidth/2647519"/><draw:equation draw:name="f1001" draw:formula="521970*logheight/2612594"/><draw:equation draw:name="f1002" draw:formula="298297*logwidth/2647519"/><draw:equation draw:name="f1003" draw:formula="521969*logheight/2612594"/><draw:equation draw:name="f1004" draw:formula="465169*logwidth/2647519"/><draw:equation draw:name="f1005" draw:formula="382550*logheight/2612594"/><draw:equation draw:name="f1006" draw:formula="464986*logwidth/2647519"/><draw:equation draw:name="f1007" draw:formula="382696*logheight/2612594"/><draw:equation draw:name="f1008" draw:formula="464430*logwidth/2647519"/><draw:equation draw:name="f1009" draw:formula="383325*logheight/2612594"/><draw:equation draw:name="f1010" draw:formula="456651*logwidth/2647519"/><draw:equation draw:name="f1011" draw:formula="391477*logheight/2612594"/><draw:equation draw:name="f1012" draw:formula="454684*logwidth/2647519"/><draw:equation draw:name="f1013" draw:formula="394338*logheight/2612594"/><draw:equation draw:name="f1014" draw:formula="453399*logwidth/2647519"/><draw:equation draw:name="f1015" draw:formula="395790*logheight/2612594"/><draw:equation draw:name="f1016" draw:formula="447840*logwidth/2647519"/><draw:equation draw:name="f1017" draw:formula="403860*logheight/2612594"/><draw:equation draw:name="f1018" draw:formula="389738*logwidth/2647519"/><draw:equation draw:name="f1019" draw:formula="472440*logheight/2612594"/><draw:equation draw:name="f1020" draw:formula="373545*logwidth/2647519"/><draw:equation draw:name="f1021" draw:formula="491490*logheight/2612594"/><draw:equation draw:name="f1022" draw:formula="357353*logwidth/2647519"/><draw:equation draw:name="f1023" draw:formula="511492*logheight/2612594"/><draw:equation draw:name="f1024" draw:formula="285752*logwidth/2647519"/><draw:equation draw:name="f1025" draw:formula="590631*logheight/2612594"/><draw:equation draw:name="f1026" draw:formula="358305*logwidth/2647519"/><draw:equation draw:name="f1027" draw:formula="510540*logheight/2612594"/><draw:equation draw:name="f1028" draw:formula="374497*logwidth/2647519"/><draw:equation draw:name="f1029" draw:formula="490537*logheight/2612594"/><draw:equation draw:name="f1030" draw:formula="390690*logwidth/2647519"/><draw:equation draw:name="f1031" draw:formula="471487*logheight/2612594"/><draw:equation draw:name="f1032" draw:formula="448792*logwidth/2647519"/><draw:equation draw:name="f1033" draw:formula="402907*logheight/2612594"/><draw:equation draw:name="f1034" draw:formula="454684*logwidth/2647519"/><draw:equation draw:name="f1035" draw:formula="394338*logheight/2612594"/><draw:equation draw:name="f1036" draw:formula="464430*logwidth/2647519"/><draw:equation draw:name="f1037" draw:formula="383325*logheight/2612594"/><draw:equation draw:name="f1038" draw:formula="489348*logwidth/2647519"/><draw:equation draw:name="f1039" draw:formula="316869*logheight/2612594"/><draw:equation draw:name="f1040" draw:formula="481127*logwidth/2647519"/><draw:equation draw:name="f1041" draw:formula="319733*logheight/2612594"/><draw:equation draw:name="f1042" draw:formula="475013*logwidth/2647519"/><draw:equation draw:name="f1043" draw:formula="322003*logheight/2612594"/><draw:equation draw:name="f1044" draw:formula="473558*logwidth/2647519"/><draw:equation draw:name="f1045" draw:formula="323849*logheight/2612594"/><draw:equation draw:name="f1046" draw:formula="463080*logwidth/2647519"/><draw:equation draw:name="f1047" draw:formula="333374*logheight/2612594"/><draw:equation draw:name="f1048" draw:formula="436410*logwidth/2647519"/><draw:equation draw:name="f1049" draw:formula="350519*logheight/2612594"/><draw:equation draw:name="f1050" draw:formula="418313*logwidth/2647519"/><draw:equation draw:name="f1051" draw:formula="370522*logheight/2612594"/><draw:equation draw:name="f1052" draw:formula="401168*logwidth/2647519"/><draw:equation draw:name="f1053" draw:formula="390524*logheight/2612594"/><draw:equation draw:name="f1054" draw:formula="389738*logwidth/2647519"/><draw:equation draw:name="f1055" draw:formula="401002*logheight/2612594"/><draw:equation draw:name="f1056" draw:formula="389350*logwidth/2647519"/><draw:equation draw:name="f1057" draw:formula="400516*logheight/2612594"/><draw:equation draw:name="f1058" draw:formula="378546*logwidth/2647519"/><draw:equation draw:name="f1059" draw:formula="413504*logheight/2612594"/><draw:equation draw:name="f1060" draw:formula="360210*logwidth/2647519"/><draw:equation draw:name="f1061" draw:formula="436245*logheight/2612594"/><draw:equation draw:name="f1062" draw:formula="330683*logwidth/2647519"/><draw:equation draw:name="f1063" draw:formula="468630*logheight/2612594"/><draw:equation draw:name="f1064" draw:formula="335445*logwidth/2647519"/><draw:equation draw:name="f1065" draw:formula="474344*logheight/2612594"/><draw:equation draw:name="f1066" draw:formula="335536*logwidth/2647519"/><draw:equation draw:name="f1067" draw:formula="474264*logheight/2612594"/><draw:equation draw:name="f1068" draw:formula="331635*logwidth/2647519"/><draw:equation draw:name="f1069" draw:formula="469582*logheight/2612594"/><draw:equation draw:name="f1070" draw:formula="361162*logwidth/2647519"/><draw:equation draw:name="f1071" draw:formula="437197*logheight/2612594"/><draw:equation draw:name="f1072" draw:formula="390690*logwidth/2647519"/><draw:equation draw:name="f1073" draw:formula="401002*logheight/2612594"/><draw:equation draw:name="f1074" draw:formula="402120*logwidth/2647519"/><draw:equation draw:name="f1075" draw:formula="390525*logheight/2612594"/><draw:equation draw:name="f1076" draw:formula="419265*logwidth/2647519"/><draw:equation draw:name="f1077" draw:formula="370522*logheight/2612594"/><draw:equation draw:name="f1078" draw:formula="437362*logwidth/2647519"/><draw:equation draw:name="f1079" draw:formula="350520*logheight/2612594"/><draw:equation draw:name="f1080" draw:formula="464032*logwidth/2647519"/><draw:equation draw:name="f1081" draw:formula="333375*logheight/2612594"/><draw:equation draw:name="f1082" draw:formula="474510*logwidth/2647519"/><draw:equation draw:name="f1083" draw:formula="323850*logheight/2612594"/><draw:equation draw:name="f1084" draw:formula="485940*logwidth/2647519"/><draw:equation draw:name="f1085" draw:formula="319564*logheight/2612594"/><draw:equation draw:name="f1086" draw:formula="489548*logwidth/2647519"/><draw:equation draw:name="f1087" draw:formula="318444*logheight/2612594"/><draw:equation draw:name="f1088" draw:formula="1868970*logwidth/2647519"/><draw:equation draw:name="f1089" draw:formula="144780*logheight/2612594"/><draw:equation draw:name="f1090" draw:formula="1917547*logwidth/2647519"/><draw:equation draw:name="f1091" draw:formula="166687*logheight/2612594"/><draw:equation draw:name="f1092" draw:formula="1938502*logwidth/2647519"/><draw:equation draw:name="f1093" draw:formula="183832*logheight/2612594"/><draw:equation draw:name="f1094" draw:formula="1891830*logwidth/2647519"/><draw:equation draw:name="f1095" draw:formula="160972*logheight/2612594"/><draw:equation draw:name="f1096" draw:formula="1868970*logwidth/2647519"/><draw:equation draw:name="f1097" draw:formula="144780*logheight/2612594"/><draw:equation draw:name="f1098" draw:formula="1710855*logwidth/2647519"/><draw:equation draw:name="f1099" draw:formula="75247*logheight/2612594"/><draw:equation draw:name="f1100" draw:formula="1748955*logwidth/2647519"/><draw:equation draw:name="f1101" draw:formula="83819*logheight/2612594"/><draw:equation draw:name="f1102" draw:formula="1802295*logwidth/2647519"/><draw:equation draw:name="f1103" draw:formula="110489*logheight/2612594"/><draw:equation draw:name="f1104" draw:formula="1710855*logwidth/2647519"/><draw:equation draw:name="f1105" draw:formula="75247*logheight/2612594"/><draw:equation draw:name="f1106" draw:formula="1137451*logwidth/2647519"/><draw:equation draw:name="f1107" draw:formula="68937*logheight/2612594"/><draw:equation draw:name="f1108" draw:formula="1117448*logwidth/2647519"/><draw:equation draw:name="f1109" draw:formula="71437*logheight/2612594"/><draw:equation draw:name="f1110" draw:formula="1074585*logwidth/2647519"/><draw:equation draw:name="f1111" draw:formula="77152*logheight/2612594"/><draw:equation draw:name="f1112" draw:formula="1032675*logwidth/2647519"/><draw:equation draw:name="f1113" draw:formula="86677*logheight/2612594"/><draw:equation draw:name="f1114" draw:formula="1014578*logwidth/2647519"/><draw:equation draw:name="f1115" draw:formula="92392*logheight/2612594"/><draw:equation draw:name="f1116" draw:formula="993623*logwidth/2647519"/><draw:equation draw:name="f1117" draw:formula="98107*logheight/2612594"/><draw:equation draw:name="f1118" draw:formula="947769*logwidth/2647519"/><draw:equation draw:name="f1119" draw:formula="107115*logheight/2612594"/><draw:equation draw:name="f1120" draw:formula="939330*logwidth/2647519"/><draw:equation draw:name="f1121" draw:formula="110490*logheight/2612594"/><draw:equation draw:name="f1122" draw:formula="881228*logwidth/2647519"/><draw:equation draw:name="f1123" draw:formula="130492*logheight/2612594"/><draw:equation draw:name="f1124" draw:formula="824078*logwidth/2647519"/><draw:equation draw:name="f1125" draw:formula="153352*logheight/2612594"/><draw:equation draw:name="f1126" draw:formula="784073*logwidth/2647519"/><draw:equation draw:name="f1127" draw:formula="171450*logheight/2612594"/><draw:equation draw:name="f1128" draw:formula="757403*logwidth/2647519"/><draw:equation draw:name="f1129" draw:formula="181927*logheight/2612594"/><draw:equation draw:name="f1130" draw:formula="691680*logwidth/2647519"/><draw:equation draw:name="f1131" draw:formula="212407*logheight/2612594"/><draw:equation draw:name="f1132" draw:formula="660248*logwidth/2647519"/><draw:equation draw:name="f1133" draw:formula="232410*logheight/2612594"/><draw:equation draw:name="f1134" draw:formula="629768*logwidth/2647519"/><draw:equation draw:name="f1135" draw:formula="252412*logheight/2612594"/><draw:equation draw:name="f1136" draw:formula="581190*logwidth/2647519"/><draw:equation draw:name="f1137" draw:formula="288607*logheight/2612594"/><draw:equation draw:name="f1138" draw:formula="535470*logwidth/2647519"/><draw:equation draw:name="f1139" draw:formula="324802*logheight/2612594"/><draw:equation draw:name="f1140" draw:formula="491713*logwidth/2647519"/><draw:equation draw:name="f1141" draw:formula="362974*logheight/2612594"/><draw:equation draw:name="f1142" draw:formula="495465*logwidth/2647519"/><draw:equation draw:name="f1143" draw:formula="367665*logheight/2612594"/><draw:equation draw:name="f1144" draw:formula="504752*logwidth/2647519"/><draw:equation draw:name="f1145" draw:formula="361295*logheight/2612594"/><draw:equation draw:name="f1146" draw:formula="512657*logwidth/2647519"/><draw:equation draw:name="f1147" draw:formula="355403*logheight/2612594"/><draw:equation draw:name="f1148" draw:formula="541185*logwidth/2647519"/><draw:equation draw:name="f1149" draw:formula="330517*logheight/2612594"/><draw:equation draw:name="f1150" draw:formula="586905*logwidth/2647519"/><draw:equation draw:name="f1151" draw:formula="294322*logheight/2612594"/><draw:equation draw:name="f1152" draw:formula="635482*logwidth/2647519"/><draw:equation draw:name="f1153" draw:formula="258127*logheight/2612594"/><draw:equation draw:name="f1154" draw:formula="665962*logwidth/2647519"/><draw:equation draw:name="f1155" draw:formula="238124*logheight/2612594"/><draw:equation draw:name="f1156" draw:formula="697395*logwidth/2647519"/><draw:equation draw:name="f1157" draw:formula="218122*logheight/2612594"/><draw:equation draw:name="f1158" draw:formula="763117*logwidth/2647519"/><draw:equation draw:name="f1159" draw:formula="187642*logheight/2612594"/><draw:equation draw:name="f1160" draw:formula="788835*logwidth/2647519"/><draw:equation draw:name="f1161" draw:formula="174307*logheight/2612594"/><draw:equation draw:name="f1162" draw:formula="828840*logwidth/2647519"/><draw:equation draw:name="f1163" draw:formula="156209*logheight/2612594"/><draw:equation draw:name="f1164" draw:formula="885990*logwidth/2647519"/><draw:equation draw:name="f1165" draw:formula="133349*logheight/2612594"/><draw:equation draw:name="f1166" draw:formula="944092*logwidth/2647519"/><draw:equation draw:name="f1167" draw:formula="113347*logheight/2612594"/><draw:equation draw:name="f1168" draw:formula="968499*logwidth/2647519"/><draw:equation draw:name="f1169" draw:formula="108553*logheight/2612594"/><draw:equation draw:name="f1170" draw:formula="980289*logwidth/2647519"/><draw:equation draw:name="f1171" draw:formula="104524*logheight/2612594"/><draw:equation draw:name="f1172" draw:formula="1140765*logwidth/2647519"/><draw:equation draw:name="f1173" draw:formula="69904*logheight/2612594"/><draw:equation draw:name="f1174" draw:formula="1478088*logwidth/2647519"/><draw:equation draw:name="f1175" draw:formula="48458*logheight/2612594"/><draw:equation draw:name="f1176" draw:formula="1498447*logwidth/2647519"/><draw:equation draw:name="f1177" draw:formula="50482*logheight/2612594"/><draw:equation draw:name="f1178" draw:formula="1526070*logwidth/2647519"/><draw:equation draw:name="f1179" draw:formula="60007*logheight/2612594"/><draw:equation draw:name="f1180" draw:formula="1505115*logwidth/2647519"/><draw:equation draw:name="f1181" draw:formula="57150*logheight/2612594"/><draw:equation draw:name="f1182" draw:formula="1461300*logwidth/2647519"/><draw:equation draw:name="f1183" draw:formula="48577*logheight/2612594"/><draw:equation draw:name="f1184" draw:formula="1478088*logwidth/2647519"/><draw:equation draw:name="f1185" draw:formula="48458*logheight/2612594"/><draw:equation draw:name="f1186" draw:formula="1588935*logwidth/2647519"/><draw:equation draw:name="f1187" draw:formula="40957*logheight/2612594"/><draw:equation draw:name="f1188" draw:formula="1627987*logwidth/2647519"/><draw:equation draw:name="f1189" draw:formula="43814*logheight/2612594"/><draw:equation draw:name="f1190" draw:formula="1675612*logwidth/2647519"/><draw:equation draw:name="f1191" draw:formula="62864*logheight/2612594"/><draw:equation draw:name="f1192" draw:formula="1616557*logwidth/2647519"/><draw:equation draw:name="f1193" draw:formula="52387*logheight/2612594"/><draw:equation draw:name="f1194" draw:formula="1588935*logwidth/2647519"/><draw:equation draw:name="f1195" draw:formula="40957*logheight/2612594"/><draw:equation draw:name="f1196" draw:formula="1270324*logwidth/2647519"/><draw:equation draw:name="f1197" draw:formula="40719*logheight/2612594"/><draw:equation draw:name="f1198" draw:formula="1160310*logwidth/2647519"/><draw:equation draw:name="f1199" draw:formula="46672*logheight/2612594"/><draw:equation draw:name="f1200" draw:formula="1084110*logwidth/2647519"/><draw:equation draw:name="f1201" draw:formula="57149*logheight/2612594"/><draw:equation draw:name="f1202" draw:formula="1047915*logwidth/2647519"/><draw:equation draw:name="f1203" draw:formula="66674*logheight/2612594"/><draw:equation draw:name="f1204" draw:formula="1016482*logwidth/2647519"/><draw:equation draw:name="f1205" draw:formula="78104*logheight/2612594"/><draw:equation draw:name="f1206" draw:formula="972667*logwidth/2647519"/><draw:equation draw:name="f1207" draw:formula="83819*logheight/2612594"/><draw:equation draw:name="f1208" draw:formula="806932*logwidth/2647519"/><draw:equation draw:name="f1209" draw:formula="147637*logheight/2612594"/><draw:equation draw:name="f1210" draw:formula="746925*logwidth/2647519"/><draw:equation draw:name="f1211" draw:formula="174307*logheight/2612594"/><draw:equation draw:name="f1212" draw:formula="728827*logwidth/2647519"/><draw:equation draw:name="f1213" draw:formula="180974*logheight/2612594"/><draw:equation draw:name="f1214" draw:formula="712635*logwidth/2647519"/><draw:equation draw:name="f1215" draw:formula="189547*logheight/2612594"/><draw:equation draw:name="f1216" draw:formula="682155*logwidth/2647519"/><draw:equation draw:name="f1217" draw:formula="205739*logheight/2612594"/><draw:equation draw:name="f1218" draw:formula="634530*logwidth/2647519"/><draw:equation draw:name="f1219" draw:formula="230504*logheight/2612594"/><draw:equation draw:name="f1220" draw:formula="598335*logwidth/2647519"/><draw:equation draw:name="f1221" draw:formula="259079*logheight/2612594"/><draw:equation draw:name="f1222" draw:formula="493560*logwidth/2647519"/><draw:equation draw:name="f1223" draw:formula="340994*logheight/2612594"/><draw:equation draw:name="f1224" draw:formula="471664*logwidth/2647519"/><draw:equation draw:name="f1225" draw:formula="360034*logheight/2612594"/><draw:equation draw:name="f1226" draw:formula="450243*logwidth/2647519"/><draw:equation draw:name="f1227" draw:formula="379593*logheight/2612594"/><draw:equation draw:name="f1228" draw:formula="450697*logwidth/2647519"/><draw:equation draw:name="f1229" draw:formula="380047*logheight/2612594"/><draw:equation draw:name="f1230" draw:formula="285915*logwidth/2647519"/><draw:equation draw:name="f1231" draw:formula="573404*logheight/2612594"/><draw:equation draw:name="f1232" draw:formula="252577*logwidth/2647519"/><draw:equation draw:name="f1233" draw:formula="619124*logheight/2612594"/><draw:equation draw:name="f1234" draw:formula="237337*logwidth/2647519"/><draw:equation draw:name="f1235" draw:formula="646747*logheight/2612594"/><draw:equation draw:name="f1236" draw:formula="222097*logwidth/2647519"/><draw:equation draw:name="f1237" draw:formula="672464*logheight/2612594"/><draw:equation draw:name="f1238" draw:formula="193522*logwidth/2647519"/><draw:equation draw:name="f1239" draw:formula="725804*logheight/2612594"/><draw:equation draw:name="f1240" draw:formula="162439*logwidth/2647519"/><draw:equation draw:name="f1241" draw:formula="774785*logheight/2612594"/><draw:equation draw:name="f1242" draw:formula="162090*logwidth/2647519"/><draw:equation draw:name="f1243" draw:formula="776287*logheight/2612594"/><draw:equation draw:name="f1244" draw:formula="151612*logwidth/2647519"/><draw:equation draw:name="f1245" draw:formula="804862*logheight/2612594"/><draw:equation draw:name="f1246" draw:formula="143992*logwidth/2647519"/><draw:equation draw:name="f1247" draw:formula="818197*logheight/2612594"/><draw:equation draw:name="f1248" draw:formula="142087*logwidth/2647519"/><draw:equation draw:name="f1249" draw:formula="820102*logheight/2612594"/><draw:equation draw:name="f1250" draw:formula="133634*logwidth/2647519"/><draw:equation draw:name="f1251" draw:formula="848201*logheight/2612594"/><draw:equation draw:name="f1252" draw:formula="131610*logwidth/2647519"/><draw:equation draw:name="f1253" draw:formula="864870*logheight/2612594"/><draw:equation draw:name="f1254" draw:formula="129705*logwidth/2647519"/><draw:equation draw:name="f1255" draw:formula="888682*logheight/2612594"/><draw:equation draw:name="f1256" draw:formula="116370*logwidth/2647519"/><draw:equation draw:name="f1257" draw:formula="927735*logheight/2612594"/><draw:equation draw:name="f1258" draw:formula="103987*logwidth/2647519"/><draw:equation draw:name="f1259" draw:formula="966787*logheight/2612594"/><draw:equation draw:name="f1260" draw:formula="90652*logwidth/2647519"/><draw:equation draw:name="f1261" draw:formula="1023937*logheight/2612594"/><draw:equation draw:name="f1262" draw:formula="83032*logwidth/2647519"/><draw:equation draw:name="f1263" draw:formula="1076325*logheight/2612594"/><draw:equation draw:name="f1264" draw:formula="78270*logwidth/2647519"/><draw:equation draw:name="f1265" draw:formula="1128712*logheight/2612594"/><draw:equation draw:name="f1266" draw:formula="84937*logwidth/2647519"/><draw:equation draw:name="f1267" draw:formula="1092517*logheight/2612594"/><draw:equation draw:name="f1268" draw:formula="85555*logwidth/2647519"/><draw:equation draw:name="f1269" draw:formula="1089530*logheight/2612594"/><draw:equation draw:name="f1270" draw:formula="86842*logwidth/2647519"/><draw:equation draw:name="f1271" draw:formula="1075372*logheight/2612594"/><draw:equation draw:name="f1272" draw:formula="94462*logwidth/2647519"/><draw:equation draw:name="f1273" draw:formula="1022985*logheight/2612594"/><draw:equation draw:name="f1274" draw:formula="96848*logwidth/2647519"/><draw:equation draw:name="f1275" draw:formula="1023781*logheight/2612594"/><draw:equation draw:name="f1276" draw:formula="97055*logwidth/2647519"/><draw:equation draw:name="f1277" draw:formula="1022896*logheight/2612594"/><draw:equation draw:name="f1278" draw:formula="94463*logwidth/2647519"/><draw:equation draw:name="f1279" draw:formula="1022032*logheight/2612594"/><draw:equation draw:name="f1280" draw:formula="107798*logwidth/2647519"/><draw:equation draw:name="f1281" draw:formula="964882*logheight/2612594"/><draw:equation draw:name="f1282" draw:formula="120180*logwidth/2647519"/><draw:equation draw:name="f1283" draw:formula="925829*logheight/2612594"/><draw:equation draw:name="f1284" draw:formula="133454*logwidth/2647519"/><draw:equation draw:name="f1285" draw:formula="886956*logheight/2612594"/><draw:equation draw:name="f1286" draw:formula="132563*logwidth/2647519"/><draw:equation draw:name="f1287" draw:formula="886777*logheight/2612594"/><draw:equation draw:name="f1288" draw:formula="134468*logwidth/2647519"/><draw:equation draw:name="f1289" draw:formula="862965*logheight/2612594"/><draw:equation draw:name="f1290" draw:formula="144945*logwidth/2647519"/><draw:equation draw:name="f1291" draw:formula="818197*logheight/2612594"/><draw:equation draw:name="f1292" draw:formula="152565*logwidth/2647519"/><draw:equation draw:name="f1293" draw:formula="804862*logheight/2612594"/><draw:equation draw:name="f1294" draw:formula="152821*logwidth/2647519"/><draw:equation draw:name="f1295" draw:formula="804166*logheight/2612594"/><draw:equation draw:name="f1296" draw:formula="163043*logwidth/2647519"/><draw:equation draw:name="f1297" draw:formula="776287*logheight/2612594"/><draw:equation draw:name="f1298" draw:formula="194475*logwidth/2647519"/><draw:equation draw:name="f1299" draw:formula="726757*logheight/2612594"/><draw:equation draw:name="f1300" draw:formula="223050*logwidth/2647519"/><draw:equation draw:name="f1301" draw:formula="673417*logheight/2612594"/><draw:equation draw:name="f1302" draw:formula="238290*logwidth/2647519"/><draw:equation draw:name="f1303" draw:formula="647700*logheight/2612594"/><draw:equation draw:name="f1304" draw:formula="253530*logwidth/2647519"/><draw:equation draw:name="f1305" draw:formula="620077*logheight/2612594"/><draw:equation draw:name="f1306" draw:formula="286868*logwidth/2647519"/><draw:equation draw:name="f1307" draw:formula="574357*logheight/2612594"/><draw:equation draw:name="f1308" draw:formula="451650*logwidth/2647519"/><draw:equation draw:name="f1309" draw:formula="381000*logheight/2612594"/><draw:equation draw:name="f1310" draw:formula="495465*logwidth/2647519"/><draw:equation draw:name="f1311" draw:formula="340995*logheight/2612594"/><draw:equation draw:name="f1312" draw:formula="600240*logwidth/2647519"/><draw:equation draw:name="f1313" draw:formula="259080*logheight/2612594"/><draw:equation draw:name="f1314" draw:formula="636435*logwidth/2647519"/><draw:equation draw:name="f1315" draw:formula="230505*logheight/2612594"/><draw:equation draw:name="f1316" draw:formula="684060*logwidth/2647519"/><draw:equation draw:name="f1317" draw:formula="205740*logheight/2612594"/><draw:equation draw:name="f1318" draw:formula="714540*logwidth/2647519"/><draw:equation draw:name="f1319" draw:formula="189547*logheight/2612594"/><draw:equation draw:name="f1320" draw:formula="730733*logwidth/2647519"/><draw:equation draw:name="f1321" draw:formula="180975*logheight/2612594"/><draw:equation draw:name="f1322" draw:formula="748830*logwidth/2647519"/><draw:equation draw:name="f1323" draw:formula="174307*logheight/2612594"/><draw:equation draw:name="f1324" draw:formula="808838*logwidth/2647519"/><draw:equation draw:name="f1325" draw:formula="147637*logheight/2612594"/><draw:equation draw:name="f1326" draw:formula="974573*logwidth/2647519"/><draw:equation draw:name="f1327" draw:formula="83820*logheight/2612594"/><draw:equation draw:name="f1328" draw:formula="1018388*logwidth/2647519"/><draw:equation draw:name="f1329" draw:formula="78105*logheight/2612594"/><draw:equation draw:name="f1330" draw:formula="1049820*logwidth/2647519"/><draw:equation draw:name="f1331" draw:formula="66675*logheight/2612594"/><draw:equation draw:name="f1332" draw:formula="1086015*logwidth/2647519"/><draw:equation draw:name="f1333" draw:formula="57150*logheight/2612594"/><draw:equation draw:name="f1334" draw:formula="1162215*logwidth/2647519"/><draw:equation draw:name="f1335" draw:formula="46672*logheight/2612594"/><draw:equation draw:name="f1336" draw:formula="1272229*logwidth/2647519"/><draw:equation draw:name="f1337" draw:formula="41076*logheight/2612594"/><draw:equation draw:name="f1338" draw:formula="1360655*logwidth/2647519"/><draw:equation draw:name="f1339" draw:formula="44043*logheight/2612594"/><draw:equation draw:name="f1340" draw:formula="1404150*logwidth/2647519"/><draw:equation draw:name="f1341" draw:formula="0*logheight/2612594"/><draw:equation draw:name="f1342" draw:formula="1448917*logwidth/2647519"/><draw:equation draw:name="f1343" draw:formula="2857*logheight/2612594"/><draw:equation draw:name="f1344" draw:formula="1494637*logwidth/2647519"/><draw:equation draw:name="f1345" draw:formula="7620*logheight/2612594"/><draw:equation draw:name="f1346" draw:formula="1525117*logwidth/2647519"/><draw:equation draw:name="f1347" draw:formula="15240*logheight/2612594"/><draw:equation draw:name="f1348" draw:formula="1545120*logwidth/2647519"/><draw:equation draw:name="f1349" draw:formula="24765*logheight/2612594"/><draw:equation draw:name="f1350" draw:formula="1569885*logwidth/2647519"/><draw:equation draw:name="f1351" draw:formula="20002*logheight/2612594"/><draw:equation draw:name="f1352" draw:formula="1607032*logwidth/2647519"/><draw:equation draw:name="f1353" draw:formula="28575*logheight/2612594"/><draw:equation draw:name="f1354" draw:formula="1629892*logwidth/2647519"/><draw:equation draw:name="f1355" draw:formula="35242*logheight/2612594"/><draw:equation draw:name="f1356" draw:formula="1628940*logwidth/2647519"/><draw:equation draw:name="f1357" draw:formula="36195*logheight/2612594"/><draw:equation draw:name="f1358" draw:formula="1627987*logwidth/2647519"/><draw:equation draw:name="f1359" draw:formula="42862*logheight/2612594"/><draw:equation draw:name="f1360" draw:formula="1588935*logwidth/2647519"/><draw:equation draw:name="f1361" draw:formula="40005*logheight/2612594"/><draw:equation draw:name="f1362" draw:formula="1575600*logwidth/2647519"/><draw:equation draw:name="f1363" draw:formula="36195*logheight/2612594"/><draw:equation draw:name="f1364" draw:formula="1562265*logwidth/2647519"/><draw:equation draw:name="f1365" draw:formula="33337*logheight/2612594"/><draw:equation draw:name="f1366" draw:formula="1536547*logwidth/2647519"/><draw:equation draw:name="f1367" draw:formula="27622*logheight/2612594"/><draw:equation draw:name="f1368" draw:formula="1510830*logwidth/2647519"/><draw:equation draw:name="f1369" draw:formula="21907*logheight/2612594"/><draw:equation draw:name="f1370" draw:formula="1484160*logwidth/2647519"/><draw:equation draw:name="f1371" draw:formula="18097*logheight/2612594"/><draw:equation draw:name="f1372" draw:formula="1454633*logwidth/2647519"/><draw:equation draw:name="f1373" draw:formula="18097*logheight/2612594"/><draw:equation draw:name="f1374" draw:formula="1430820*logwidth/2647519"/><draw:equation draw:name="f1375" draw:formula="18097*logheight/2612594"/><draw:equation draw:name="f1376" draw:formula="1393673*logwidth/2647519"/><draw:equation draw:name="f1377" draw:formula="18097*logheight/2612594"/><draw:equation draw:name="f1378" draw:formula="1391928*logwidth/2647519"/><draw:equation draw:name="f1379" draw:formula="17540*logheight/2612594"/><draw:equation draw:name="f1380" draw:formula="1375575*logwidth/2647519"/><draw:equation draw:name="f1381" draw:formula="25717*logheight/2612594"/><draw:equation draw:name="f1382" draw:formula="1381290*logwidth/2647519"/><draw:equation draw:name="f1383" draw:formula="35242*logheight/2612594"/><draw:equation draw:name="f1384" draw:formula="1438440*logwidth/2647519"/><draw:equation draw:name="f1385" draw:formula="46672*logheight/2612594"/><draw:equation draw:name="f1386" draw:formula="1413008*logwidth/2647519"/><draw:equation draw:name="f1387" draw:formula="47116*logheight/2612594"/><draw:equation draw:name="f1388" draw:formula="1413437*logwidth/2647519"/><draw:equation draw:name="f1389" draw:formula="47149*logheight/2612594"/><draw:equation draw:name="f1390" draw:formula="1440345*logwidth/2647519"/><draw:equation draw:name="f1391" draw:formula="46672*logheight/2612594"/><draw:equation draw:name="f1392" draw:formula="1463205*logwidth/2647519"/><draw:equation draw:name="f1393" draw:formula="49530*logheight/2612594"/><draw:equation draw:name="f1394" draw:formula="1507020*logwidth/2647519"/><draw:equation draw:name="f1395" draw:formula="58102*logheight/2612594"/><draw:equation draw:name="f1396" draw:formula="1527975*logwidth/2647519"/><draw:equation draw:name="f1397" draw:formula="60960*logheight/2612594"/><draw:equation draw:name="f1398" draw:formula="1563218*logwidth/2647519"/><draw:equation draw:name="f1399" draw:formula="68580*logheight/2612594"/><draw:equation draw:name="f1400" draw:formula="1599413*logwidth/2647519"/><draw:equation draw:name="f1401" draw:formula="76200*logheight/2612594"/><draw:equation draw:name="f1402" draw:formula="1634655*logwidth/2647519"/><draw:equation draw:name="f1403" draw:formula="84772*logheight/2612594"/><draw:equation draw:name="f1404" draw:formula="1669898*logwidth/2647519"/><draw:equation draw:name="f1405" draw:formula="95250*logheight/2612594"/><draw:equation draw:name="f1406" draw:formula="1687043*logwidth/2647519"/><draw:equation draw:name="f1407" draw:formula="100012*logheight/2612594"/><draw:equation draw:name="f1408" draw:formula="1704188*logwidth/2647519"/><draw:equation draw:name="f1409" draw:formula="105727*logheight/2612594"/><draw:equation draw:name="f1410" draw:formula="1704409*logwidth/2647519"/><draw:equation draw:name="f1411" draw:formula="105929*logheight/2612594"/><draw:equation draw:name="f1412" draw:formula="1716704*logwidth/2647519"/><draw:equation draw:name="f1413" draw:formula="108049*logheight/2612594"/><draw:equation draw:name="f1414" draw:formula="1746499*logwidth/2647519"/><draw:equation draw:name="f1415" draw:formula="119121*logheight/2612594"/><draw:equation draw:name="f1416" draw:formula="1750661*logwidth/2647519"/><draw:equation draw:name="f1417" draw:formula="125427*logheight/2612594"/><draw:equation draw:name="f1418" draw:formula="1751813*logwidth/2647519"/><draw:equation draw:name="f1419" draw:formula="125730*logheight/2612594"/><draw:equation draw:name="f1420" draw:formula="1778483*logwidth/2647519"/><draw:equation draw:name="f1421" draw:formula="136207*logheight/2612594"/><draw:equation draw:name="f1422" draw:formula="1801343*logwidth/2647519"/><draw:equation draw:name="f1423" draw:formula="145732*logheight/2612594"/><draw:equation draw:name="f1424" draw:formula="1824203*logwidth/2647519"/><draw:equation draw:name="f1425" draw:formula="156210*logheight/2612594"/><draw:equation draw:name="f1426" draw:formula="1841348*logwidth/2647519"/><draw:equation draw:name="f1427" draw:formula="165735*logheight/2612594"/><draw:equation draw:name="f1428" draw:formula="1852778*logwidth/2647519"/><draw:equation draw:name="f1429" draw:formula="171450*logheight/2612594"/><draw:equation draw:name="f1430" draw:formula="1865160*logwidth/2647519"/><draw:equation draw:name="f1431" draw:formula="178117*logheight/2612594"/><draw:equation draw:name="f1432" draw:formula="1907070*logwidth/2647519"/><draw:equation draw:name="f1433" draw:formula="201930*logheight/2612594"/><draw:equation draw:name="f1434" draw:formula="1960410*logwidth/2647519"/><draw:equation draw:name="f1435" draw:formula="236220*logheight/2612594"/><draw:equation draw:name="f1436" draw:formula="1988033*logwidth/2647519"/><draw:equation draw:name="f1437" draw:formula="255270*logheight/2612594"/><draw:equation draw:name="f1438" draw:formula="1988833*logwidth/2647519"/><draw:equation draw:name="f1439" draw:formula="255841*logheight/2612594"/><draw:equation draw:name="f1440" draw:formula="2002949*logwidth/2647519"/><draw:equation draw:name="f1441" draw:formula="264417*logheight/2612594"/><draw:equation draw:name="f1442" draw:formula="2540483*logwidth/2647519"/><draw:equation draw:name="f1443" draw:formula="1275397*logheight/2612594"/><draw:equation draw:name="f1444" draw:formula="2540081*logwidth/2647519"/><draw:equation draw:name="f1445" draw:formula="1283368*logheight/2612594"/><draw:equation draw:name="f1446" draw:formula="2550960*logwidth/2647519"/><draw:equation draw:name="f1447" draw:formula="1284922*logheight/2612594"/><draw:equation draw:name="f1448" draw:formula="2561437*logwidth/2647519"/><draw:equation draw:name="f1449" draw:formula="1292542*logheight/2612594"/><draw:equation draw:name="f1450" draw:formula="2566200*logwidth/2647519"/><draw:equation draw:name="f1451" draw:formula="1318259*logheight/2612594"/><draw:equation draw:name="f1452" draw:formula="2584297*logwidth/2647519"/><draw:equation draw:name="f1453" draw:formula="1348739*logheight/2612594"/><draw:equation draw:name="f1454" draw:formula="2591918*logwidth/2647519"/><draw:equation draw:name="f1455" draw:formula="1349432*logheight/2612594"/><draw:equation draw:name="f1456" draw:formula="2591918*logwidth/2647519"/><draw:equation draw:name="f1457" draw:formula="1342072*logheight/2612594"/><draw:equation draw:name="f1458" draw:formula="2599661*logwidth/2647519"/><draw:equation draw:name="f1459" draw:formula="1320563*logheight/2612594"/><draw:equation draw:name="f1460" draw:formula="2599537*logwidth/2647519"/><draw:equation draw:name="f1461" draw:formula="1316355*logheight/2612594"/><draw:equation draw:name="f1462" draw:formula="2607157*logwidth/2647519"/><draw:equation draw:name="f1463" draw:formula="1290637*logheight/2612594"/><draw:equation draw:name="f1464" draw:formula="2617635*logwidth/2647519"/><draw:equation draw:name="f1465" draw:formula="1290637*logheight/2612594"/><draw:equation draw:name="f1466" draw:formula="2633827*logwidth/2647519"/><draw:equation draw:name="f1467" draw:formula="1280160*logheight/2612594"/><draw:equation draw:name="f1468" draw:formula="2635732*logwidth/2647519"/><draw:equation draw:name="f1469" draw:formula="1322070*logheight/2612594"/><draw:equation draw:name="f1470" draw:formula="2630970*logwidth/2647519"/><draw:equation draw:name="f1471" draw:formula="1342072*logheight/2612594"/><draw:equation draw:name="f1472" draw:formula="2625255*logwidth/2647519"/><draw:equation draw:name="f1473" draw:formula="1361122*logheight/2612594"/><draw:equation draw:name="f1474" draw:formula="2622397*logwidth/2647519"/><draw:equation draw:name="f1475" draw:formula="1392555*logheight/2612594"/><draw:equation draw:name="f1476" draw:formula="2621445*logwidth/2647519"/><draw:equation draw:name="f1477" draw:formula="1408747*logheight/2612594"/><draw:equation draw:name="f1478" draw:formula="2619540*logwidth/2647519"/><draw:equation draw:name="f1479" draw:formula="1424940*logheight/2612594"/><draw:equation draw:name="f1480" draw:formula="2615479*logwidth/2647519"/><draw:equation draw:name="f1481" draw:formula="1427648*logheight/2612594"/><draw:equation draw:name="f1482" draw:formula="2615730*logwidth/2647519"/><draw:equation draw:name="f1483" draw:formula="1428749*logheight/2612594"/><draw:equation draw:name="f1484" draw:formula="2619621*logwidth/2647519"/><draw:equation draw:name="f1485" draw:formula="1426155*logheight/2612594"/><draw:equation draw:name="f1486" draw:formula="2621445*logwidth/2647519"/><draw:equation draw:name="f1487" draw:formula="1410652*logheight/2612594"/><draw:equation draw:name="f1488" draw:formula="2622397*logwidth/2647519"/><draw:equation draw:name="f1489" draw:formula="1394460*logheight/2612594"/><draw:equation draw:name="f1490" draw:formula="2625255*logwidth/2647519"/><draw:equation draw:name="f1491" draw:formula="1363027*logheight/2612594"/><draw:equation draw:name="f1492" draw:formula="2630970*logwidth/2647519"/><draw:equation draw:name="f1493" draw:formula="1343977*logheight/2612594"/><draw:equation draw:name="f1494" draw:formula="2635732*logwidth/2647519"/><draw:equation draw:name="f1495" draw:formula="1323975*logheight/2612594"/><draw:equation draw:name="f1496" draw:formula="2643352*logwidth/2647519"/><draw:equation draw:name="f1497" draw:formula="1329690*logheight/2612594"/><draw:equation draw:name="f1498" draw:formula="2642400*logwidth/2647519"/><draw:equation draw:name="f1499" draw:formula="1343977*logheight/2612594"/><draw:equation draw:name="f1500" draw:formula="2640495*logwidth/2647519"/><draw:equation draw:name="f1501" draw:formula="1358265*logheight/2612594"/><draw:equation draw:name="f1502" draw:formula="2639542*logwidth/2647519"/><draw:equation draw:name="f1503" draw:formula="1384935*logheight/2612594"/><draw:equation draw:name="f1504" draw:formula="2637637*logwidth/2647519"/><draw:equation draw:name="f1505" draw:formula="1416367*logheight/2612594"/><draw:equation draw:name="f1506" draw:formula="2632875*logwidth/2647519"/><draw:equation draw:name="f1507" draw:formula="1449705*logheight/2612594"/><draw:equation draw:name="f1508" draw:formula="2627160*logwidth/2647519"/><draw:equation draw:name="f1509" draw:formula="1484947*logheight/2612594"/><draw:equation draw:name="f1510" draw:formula="2620492*logwidth/2647519"/><draw:equation draw:name="f1511" draw:formula="1519237*logheight/2612594"/><draw:equation draw:name="f1512" draw:formula="2608110*logwidth/2647519"/><draw:equation draw:name="f1513" draw:formula="1591627*logheight/2612594"/><draw:equation draw:name="f1514" draw:formula="2596680*logwidth/2647519"/><draw:equation draw:name="f1515" draw:formula="1598295*logheight/2612594"/><draw:equation draw:name="f1516" draw:formula="2582392*logwidth/2647519"/><draw:equation draw:name="f1517" draw:formula="1640205*logheight/2612594"/><draw:equation draw:name="f1518" draw:formula="2578582*logwidth/2647519"/><draw:equation draw:name="f1519" draw:formula="1680210*logheight/2612594"/><draw:equation draw:name="f1520" draw:formula="2576677*logwidth/2647519"/><draw:equation draw:name="f1521" draw:formula="1685925*logheight/2612594"/><draw:equation draw:name="f1522" draw:formula="2560485*logwidth/2647519"/><draw:equation draw:name="f1523" draw:formula="1729740*logheight/2612594"/><draw:equation draw:name="f1524" draw:formula="2555722*logwidth/2647519"/><draw:equation draw:name="f1525" draw:formula="1733550*logheight/2612594"/><draw:equation draw:name="f1526" draw:formula="2535720*logwidth/2647519"/><draw:equation draw:name="f1527" draw:formula="1780222*logheight/2612594"/><draw:equation draw:name="f1528" draw:formula="2556675*logwidth/2647519"/><draw:equation draw:name="f1529" draw:formula="1733550*logheight/2612594"/><draw:equation draw:name="f1530" draw:formula="2561437*logwidth/2647519"/><draw:equation draw:name="f1531" draw:formula="1729740*logheight/2612594"/><draw:equation draw:name="f1532" draw:formula="2530957*logwidth/2647519"/><draw:equation draw:name="f1533" draw:formula="1816417*logheight/2612594"/><draw:equation draw:name="f1534" draw:formula="2514765*logwidth/2647519"/><draw:equation draw:name="f1535" draw:formula="1824990*logheight/2612594"/><draw:equation draw:name="f1536" draw:formula="2511407*logwidth/2647519"/><draw:equation draw:name="f1537" draw:formula="1831707*logheight/2612594"/><draw:equation draw:name="f1538" draw:formula="2511908*logwidth/2647519"/><draw:equation draw:name="f1539" draw:formula="1832609*logheight/2612594"/><draw:equation draw:name="f1540" draw:formula="2515718*logwidth/2647519"/><draw:equation draw:name="f1541" draw:formula="1824989*logheight/2612594"/><draw:equation draw:name="f1542" draw:formula="2531910*logwidth/2647519"/><draw:equation draw:name="f1543" draw:formula="1816417*logheight/2612594"/><draw:equation draw:name="f1544" draw:formula="2520480*logwidth/2647519"/><draw:equation draw:name="f1545" draw:formula="1848802*logheight/2612594"/><draw:equation draw:name="f1546" draw:formula="2499525*logwidth/2647519"/><draw:equation draw:name="f1547" draw:formula="1886902*logheight/2612594"/><draw:equation draw:name="f1548" draw:formula="2489048*logwidth/2647519"/><draw:equation draw:name="f1549" draw:formula="1905952*logheight/2612594"/><draw:equation draw:name="f1550" draw:formula="2477618*logwidth/2647519"/><draw:equation draw:name="f1551" draw:formula="1925002*logheight/2612594"/><draw:equation draw:name="f1552" draw:formula="2469045*logwidth/2647519"/><draw:equation draw:name="f1553" draw:formula="1939289*logheight/2612594"/><draw:equation draw:name="f1554" draw:formula="2456663*logwidth/2647519"/><draw:equation draw:name="f1555" draw:formula="1966912*logheight/2612594"/><draw:equation draw:name="f1556" draw:formula="2443328*logwidth/2647519"/><draw:equation draw:name="f1557" draw:formula="1993582*logheight/2612594"/><draw:equation draw:name="f1558" draw:formula="2422373*logwidth/2647519"/><draw:equation draw:name="f1559" draw:formula="2022157*logheight/2612594"/><draw:equation draw:name="f1560" draw:formula="2401418*logwidth/2647519"/><draw:equation draw:name="f1561" draw:formula="2048827*logheight/2612594"/><draw:equation draw:name="f1562" draw:formula="2402291*logwidth/2647519"/><draw:equation draw:name="f1563" draw:formula="2047029*logheight/2612594"/><draw:equation draw:name="f1564" draw:formula="2378557*logwidth/2647519"/><draw:equation draw:name="f1565" draw:formula="2079307*logheight/2612594"/><draw:equation draw:name="f1566" draw:formula="2327122*logwidth/2647519"/><draw:equation draw:name="f1567" draw:formula="2135505*logheight/2612594"/><draw:equation draw:name="f1568" draw:formula="2316996*logwidth/2647519"/><draw:equation draw:name="f1569" draw:formula="2151085*logheight/2612594"/><draw:equation draw:name="f1570" draw:formula="2327122*logwidth/2647519"/><draw:equation draw:name="f1571" draw:formula="2136457*logheight/2612594"/><draw:equation draw:name="f1572" draw:formula="2378557*logwidth/2647519"/><draw:equation draw:name="f1573" draw:formula="2080259*logheight/2612594"/><draw:equation draw:name="f1574" draw:formula="2339505*logwidth/2647519"/><draw:equation draw:name="f1575" draw:formula="2139314*logheight/2612594"/><draw:equation draw:name="f1576" draw:formula="2319383*logwidth/2647519"/><draw:equation draw:name="f1577" draw:formula="2160389*logheight/2612594"/><draw:equation draw:name="f1578" draw:formula="2303230*logwidth/2647519"/><draw:equation draw:name="f1579" draw:formula="2172263*logheight/2612594"/><draw:equation draw:name="f1580" draw:formula="2302357*logwidth/2647519"/><draw:equation draw:name="f1581" draw:formula="2173605*logheight/2612594"/><draw:equation draw:name="f1582" draw:formula="2292258*logwidth/2647519"/><draw:equation draw:name="f1583" draw:formula="2181374*logheight/2612594"/><draw:equation draw:name="f1584" draw:formula="2291880*logwidth/2647519"/><draw:equation draw:name="f1585" draw:formula="2184082*logheight/2612594"/><draw:equation draw:name="f1586" draw:formula="2247112*logwidth/2647519"/><draw:equation draw:name="f1587" draw:formula="2229802*logheight/2612594"/><draw:equation draw:name="f1588" draw:formula="2199487*logwidth/2647519"/><draw:equation draw:name="f1589" draw:formula="2273617*logheight/2612594"/><draw:equation draw:name="f1590" draw:formula="2197285*logwidth/2647519"/><draw:equation draw:name="f1591" draw:formula="2275215*logheight/2612594"/><draw:equation draw:name="f1592" draw:formula="2181390*logwidth/2647519"/><draw:equation draw:name="f1593" draw:formula="2295524*logheight/2612594"/><draw:equation draw:name="f1594" draw:formula="2143290*logwidth/2647519"/><draw:equation draw:name="f1595" draw:formula="2324099*logheight/2612594"/><draw:equation draw:name="f1596" draw:formula="2107681*logwidth/2647519"/><draw:equation draw:name="f1597" draw:formula="2350806*logheight/2612594"/><draw:equation draw:name="f1598" draw:formula="2107553*logwidth/2647519"/><draw:equation draw:name="f1599" draw:formula="2350961*logheight/2612594"/><draw:equation draw:name="f1600" draw:formula="2143290*logwidth/2647519"/><draw:equation draw:name="f1601" draw:formula="2325052*logheight/2612594"/><draw:equation draw:name="f1602" draw:formula="2181390*logwidth/2647519"/><draw:equation draw:name="f1603" draw:formula="2296477*logheight/2612594"/><draw:equation draw:name="f1604" draw:formula="2149957*logwidth/2647519"/><draw:equation draw:name="f1605" draw:formula="2327909*logheight/2612594"/><draw:equation draw:name="f1606" draw:formula="2124359*logwidth/2647519"/><draw:equation draw:name="f1607" draw:formula="2344578*logheight/2612594"/><draw:equation draw:name="f1608" draw:formula="2106651*logwidth/2647519"/><draw:equation draw:name="f1609" draw:formula="2352057*logheight/2612594"/><draw:equation draw:name="f1610" draw:formula="2106142*logwidth/2647519"/><draw:equation draw:name="f1611" draw:formula="2352675*logheight/2612594"/><draw:equation draw:name="f1612" draw:formula="2087092*logwidth/2647519"/><draw:equation draw:name="f1613" draw:formula="2365057*logheight/2612594"/><draw:equation draw:name="f1614" draw:formula="2079914*logwidth/2647519"/><draw:equation draw:name="f1615" draw:formula="2368384*logheight/2612594"/><draw:equation draw:name="f1616" draw:formula="2061852*logwidth/2647519"/><draw:equation draw:name="f1617" draw:formula="2383036*logheight/2612594"/><draw:equation draw:name="f1618" draw:formula="2044230*logwidth/2647519"/><draw:equation draw:name="f1619" draw:formula="2395537*logheight/2612594"/><draw:equation draw:name="f1620" draw:formula="2017560*logwidth/2647519"/><draw:equation draw:name="f1621" draw:formula="2412682*logheight/2612594"/><draw:equation draw:name="f1622" draw:formula="2008988*logwidth/2647519"/><draw:equation draw:name="f1623" draw:formula="2413635*logheight/2612594"/><draw:equation draw:name="f1624" draw:formula="1999460*logwidth/2647519"/><draw:equation draw:name="f1625" draw:formula="2417870*logheight/2612594"/><draw:equation draw:name="f1626" draw:formula="1997979*logwidth/2647519"/><draw:equation draw:name="f1627" draw:formula="2418995*logheight/2612594"/><draw:equation draw:name="f1628" draw:formula="2009940*logwidth/2647519"/><draw:equation draw:name="f1629" draw:formula="2414587*logheight/2612594"/><draw:equation draw:name="f1630" draw:formula="2018513*logwidth/2647519"/><draw:equation draw:name="f1631" draw:formula="2413635*logheight/2612594"/><draw:equation draw:name="f1632" draw:formula="1984223*logwidth/2647519"/><draw:equation draw:name="f1633" draw:formula="2439352*logheight/2612594"/><draw:equation draw:name="f1634" draw:formula="1962315*logwidth/2647519"/><draw:equation draw:name="f1635" draw:formula="2450783*logheight/2612594"/><draw:equation draw:name="f1636" draw:formula="1940408*logwidth/2647519"/><draw:equation draw:name="f1637" draw:formula="2461260*logheight/2612594"/><draw:equation draw:name="f1638" draw:formula="1924934*logwidth/2647519"/><draw:equation draw:name="f1639" draw:formula="2463581*logheight/2612594"/><draw:equation draw:name="f1640" draw:formula="1922310*logwidth/2647519"/><draw:equation draw:name="f1641" draw:formula="2465070*logheight/2612594"/><draw:equation draw:name="f1642" draw:formula="1849920*logwidth/2647519"/><draw:equation draw:name="f1643" draw:formula="2496502*logheight/2612594"/><draw:equation draw:name="f1644" draw:formula="1846229*logwidth/2647519"/><draw:equation draw:name="f1645" draw:formula="2497341*logheight/2612594"/><draw:equation draw:name="f1646" draw:formula="1824203*logwidth/2647519"/><draw:equation draw:name="f1647" draw:formula="2511742*logheight/2612594"/><draw:equation draw:name="f1648" draw:formula="1836585*logwidth/2647519"/><draw:equation draw:name="f1649" draw:formula="2515552*logheight/2612594"/><draw:equation draw:name="f1650" draw:formula="1790865*logwidth/2647519"/><draw:equation draw:name="f1651" draw:formula="2535555*logheight/2612594"/><draw:equation draw:name="f1652" draw:formula="1794675*logwidth/2647519"/><draw:equation draw:name="f1653" draw:formula="2522220*logheight/2612594"/><draw:equation draw:name="f1654" draw:formula="1779435*logwidth/2647519"/><draw:equation draw:name="f1655" draw:formula="2527935*logheight/2612594"/><draw:equation draw:name="f1656" draw:formula="1765148*logwidth/2647519"/><draw:equation draw:name="f1657" draw:formula="2532697*logheight/2612594"/><draw:equation draw:name="f1658" draw:formula="1735620*logwidth/2647519"/><draw:equation draw:name="f1659" draw:formula="2542222*logheight/2612594"/><draw:equation draw:name="f1660" draw:formula="1731675*logwidth/2647519"/><draw:equation draw:name="f1661" draw:formula="2537487*logheight/2612594"/><draw:equation draw:name="f1662" draw:formula="1717522*logwidth/2647519"/><draw:equation draw:name="f1663" draw:formula="2540317*logheight/2612594"/><draw:equation draw:name="f1664" draw:formula="1700377*logwidth/2647519"/><draw:equation draw:name="f1665" draw:formula="2544127*logheight/2612594"/><draw:equation draw:name="f1666" draw:formula="1665135*logwidth/2647519"/><draw:equation draw:name="f1667" draw:formula="2552700*logheight/2612594"/><draw:equation draw:name="f1668" draw:formula="1663973*logwidth/2647519"/><draw:equation draw:name="f1669" draw:formula="2553240*logheight/2612594"/><draw:equation draw:name="f1670" draw:formula="1697520*logwidth/2647519"/><draw:equation draw:name="f1671" draw:formula="2545079*logheight/2612594"/><draw:equation draw:name="f1672" draw:formula="1714665*logwidth/2647519"/><draw:equation draw:name="f1673" draw:formula="2541269*logheight/2612594"/><draw:equation draw:name="f1674" draw:formula="1728952*logwidth/2647519"/><draw:equation draw:name="f1675" draw:formula="2538412*logheight/2612594"/><draw:equation draw:name="f1676" draw:formula="1734667*logwidth/2647519"/><draw:equation draw:name="f1677" draw:formula="2543174*logheight/2612594"/><draw:equation draw:name="f1678" draw:formula="1764195*logwidth/2647519"/><draw:equation draw:name="f1679" draw:formula="2533649*logheight/2612594"/><draw:equation draw:name="f1680" draw:formula="1778482*logwidth/2647519"/><draw:equation draw:name="f1681" draw:formula="2528887*logheight/2612594"/><draw:equation draw:name="f1682" draw:formula="1793722*logwidth/2647519"/><draw:equation draw:name="f1683" draw:formula="2523172*logheight/2612594"/><draw:equation draw:name="f1684" draw:formula="1789912*logwidth/2647519"/><draw:equation draw:name="f1685" draw:formula="2536507*logheight/2612594"/><draw:equation draw:name="f1686" draw:formula="1749907*logwidth/2647519"/><draw:equation draw:name="f1687" draw:formula="2555557*logheight/2612594"/><draw:equation draw:name="f1688" draw:formula="1747946*logwidth/2647519"/><draw:equation draw:name="f1689" draw:formula="2555008*logheight/2612594"/><draw:equation draw:name="f1690" draw:formula="1720380*logwidth/2647519"/><draw:equation draw:name="f1691" draw:formula="2566034*logheight/2612594"/><draw:equation draw:name="f1692" draw:formula="1697520*logwidth/2647519"/><draw:equation draw:name="f1693" draw:formula="2572702*logheight/2612594"/><draw:equation draw:name="f1694" draw:formula="1663230*logwidth/2647519"/><draw:equation draw:name="f1695" draw:formula="2581274*logheight/2612594"/><draw:equation draw:name="f1696" draw:formula="1649062*logwidth/2647519"/><draw:equation draw:name="f1697" draw:formula="2580084*logheight/2612594"/><draw:equation draw:name="f1698" draw:formula="1619428*logwidth/2647519"/><draw:equation draw:name="f1699" draw:formula="2585850*logheight/2612594"/><draw:equation draw:name="f1700" draw:formula="1618462*logwidth/2647519"/><draw:equation draw:name="f1701" draw:formula="2587942*logheight/2612594"/><draw:equation draw:name="f1702" draw:formula="1539405*logwidth/2647519"/><draw:equation draw:name="f1703" draw:formula="2603182*logheight/2612594"/><draw:equation draw:name="f1704" draw:formula="1521307*logwidth/2647519"/><draw:equation draw:name="f1705" draw:formula="2598419*logheight/2612594"/><draw:equation draw:name="f1706" draw:formula="1506067*logwidth/2647519"/><draw:equation draw:name="f1707" draw:formula="2598419*logheight/2612594"/><draw:equation draw:name="f1708" draw:formula="1479397*logwidth/2647519"/><draw:equation draw:name="f1709" draw:formula="2606992*logheight/2612594"/><draw:equation draw:name="f1710" draw:formula="1455585*logwidth/2647519"/><draw:equation draw:name="f1711" draw:formula="2608897*logheight/2612594"/><draw:equation draw:name="f1712" draw:formula="1431772*logwidth/2647519"/><draw:equation draw:name="f1713" draw:formula="2609849*logheight/2612594"/><draw:equation draw:name="f1714" draw:formula="1429185*logwidth/2647519"/><draw:equation draw:name="f1715" draw:formula="2608741*logheight/2612594"/><draw:equation draw:name="f1716" draw:formula="1407484*logwidth/2647519"/><draw:equation draw:name="f1717" draw:formula="2612588*logheight/2612594"/><draw:equation draw:name="f1718" draw:formula="1381290*logwidth/2647519"/><draw:equation draw:name="f1719" draw:formula="2607944*logheight/2612594"/><draw:equation draw:name="f1720" draw:formula="1382243*logwidth/2647519"/><draw:equation draw:name="f1721" draw:formula="2606992*logheight/2612594"/><draw:equation draw:name="f1722" draw:formula="1387005*logwidth/2647519"/><draw:equation draw:name="f1723" draw:formula="2600324*logheight/2612594"/><draw:equation draw:name="f1724" draw:formula="1365098*logwidth/2647519"/><draw:equation draw:name="f1725" draw:formula="2597467*logheight/2612594"/><draw:equation draw:name="f1726" draw:formula="1375575*logwidth/2647519"/><draw:equation draw:name="f1727" draw:formula="2591752*logheight/2612594"/><draw:equation draw:name="f1728" draw:formula="1407008*logwidth/2647519"/><draw:equation draw:name="f1729" draw:formula="2590799*logheight/2612594"/><draw:equation draw:name="f1730" draw:formula="1437488*logwidth/2647519"/><draw:equation draw:name="f1731" draw:formula="2589847*logheight/2612594"/><draw:equation draw:name="f1732" draw:formula="1481302*logwidth/2647519"/><draw:equation draw:name="f1733" draw:formula="2590799*logheight/2612594"/><draw:equation draw:name="f1734" draw:formula="1511782*logwidth/2647519"/><draw:equation draw:name="f1735" draw:formula="2587942*logheight/2612594"/><draw:equation draw:name="f1736" draw:formula="1568932*logwidth/2647519"/><draw:equation draw:name="f1737" draw:formula="2575559*logheight/2612594"/><draw:equation draw:name="f1738" draw:formula="1607032*logwidth/2647519"/><draw:equation draw:name="f1739" draw:formula="2566987*logheight/2612594"/><draw:equation draw:name="f1740" draw:formula="1635607*logwidth/2647519"/><draw:equation draw:name="f1741" draw:formula="2566034*logheight/2612594"/><draw:equation draw:name="f1742" draw:formula="1637595*logwidth/2647519"/><draw:equation draw:name="f1743" draw:formula="2565111*logheight/2612594"/><draw:equation draw:name="f1744" draw:formula="1609890*logwidth/2647519"/><draw:equation draw:name="f1745" draw:formula="2566035*logheight/2612594"/><draw:equation draw:name="f1746" draw:formula="1571790*logwidth/2647519"/><draw:equation draw:name="f1747" draw:formula="2574607*logheight/2612594"/><draw:equation draw:name="f1748" draw:formula="1514640*logwidth/2647519"/><draw:equation draw:name="f1749" draw:formula="2586990*logheight/2612594"/><draw:equation draw:name="f1750" draw:formula="1484160*logwidth/2647519"/><draw:equation draw:name="f1751" draw:formula="2589847*logheight/2612594"/><draw:equation draw:name="f1752" draw:formula="1440345*logwidth/2647519"/><draw:equation draw:name="f1753" draw:formula="2588895*logheight/2612594"/><draw:equation draw:name="f1754" draw:formula="1409865*logwidth/2647519"/><draw:equation draw:name="f1755" draw:formula="2589847*logheight/2612594"/><draw:equation draw:name="f1756" draw:formula="1378432*logwidth/2647519"/><draw:equation draw:name="f1757" draw:formula="2590800*logheight/2612594"/><draw:equation draw:name="f1758" draw:formula="1379385*logwidth/2647519"/><draw:equation draw:name="f1759" draw:formula="2586990*logheight/2612594"/><draw:equation draw:name="f1760" draw:formula="1386052*logwidth/2647519"/><draw:equation draw:name="f1761" draw:formula="2577465*logheight/2612594"/><draw:equation draw:name="f1762" draw:formula="1679422*logwidth/2647519"/><draw:equation draw:name="f1763" draw:formula="2528887*logheight/2612594"/><draw:equation draw:name="f1764" draw:formula="1878495*logwidth/2647519"/><draw:equation draw:name="f1765" draw:formula="2453640*logheight/2612594"/><draw:equation draw:name="f1766" draw:formula="1930882*logwidth/2647519"/><draw:equation draw:name="f1767" draw:formula="2426017*logheight/2612594"/><draw:equation draw:name="f1768" draw:formula="1960410*logwidth/2647519"/><draw:equation draw:name="f1769" draw:formula="2410777*logheight/2612594"/><draw:equation draw:name="f1770" draw:formula="1990890*logwidth/2647519"/><draw:equation draw:name="f1771" draw:formula="2394585*logheight/2612594"/><draw:equation draw:name="f1772" draw:formula="2048040*logwidth/2647519"/><draw:equation draw:name="f1773" draw:formula="2360295*logheight/2612594"/><draw:equation draw:name="f1774" draw:formula="2093760*logwidth/2647519"/><draw:equation draw:name="f1775" draw:formula="2325052*logheight/2612594"/><draw:equation draw:name="f1776" draw:formula="2179485*logwidth/2647519"/><draw:equation draw:name="f1777" draw:formula="2258377*logheight/2612594"/><draw:equation draw:name="f1778" draw:formula="2203297*logwidth/2647519"/><draw:equation draw:name="f1779" draw:formula="2239327*logheight/2612594"/><draw:equation draw:name="f1780" draw:formula="2226157*logwidth/2647519"/><draw:equation draw:name="f1781" draw:formula="2219325*logheight/2612594"/><draw:equation draw:name="f1782" draw:formula="2260447*logwidth/2647519"/><draw:equation draw:name="f1783" draw:formula="2187892*logheight/2612594"/><draw:equation draw:name="f1784" draw:formula="2274735*logwidth/2647519"/><draw:equation draw:name="f1785" draw:formula="2164080*logheight/2612594"/><draw:equation draw:name="f1786" draw:formula="2295258*logwidth/2647519"/><draw:equation draw:name="f1787" draw:formula="2145267*logheight/2612594"/><draw:equation draw:name="f1788" draw:formula="2295423*logwidth/2647519"/><draw:equation draw:name="f1789" draw:formula="2144085*logheight/2612594"/><draw:equation draw:name="f1790" draw:formula="2275688*logwidth/2647519"/><draw:equation draw:name="f1791" draw:formula="2162175*logheight/2612594"/><draw:equation draw:name="f1792" draw:formula="2261400*logwidth/2647519"/><draw:equation draw:name="f1793" draw:formula="2185987*logheight/2612594"/><draw:equation draw:name="f1794" draw:formula="2227110*logwidth/2647519"/><draw:equation draw:name="f1795" draw:formula="2217420*logheight/2612594"/><draw:equation draw:name="f1796" draw:formula="2204250*logwidth/2647519"/><draw:equation draw:name="f1797" draw:formula="2237422*logheight/2612594"/><draw:equation draw:name="f1798" draw:formula="2180438*logwidth/2647519"/><draw:equation draw:name="f1799" draw:formula="2256472*logheight/2612594"/><draw:equation draw:name="f1800" draw:formula="2094713*logwidth/2647519"/><draw:equation draw:name="f1801" draw:formula="2323147*logheight/2612594"/><draw:equation draw:name="f1802" draw:formula="2048993*logwidth/2647519"/><draw:equation draw:name="f1803" draw:formula="2358390*logheight/2612594"/><draw:equation draw:name="f1804" draw:formula="1991843*logwidth/2647519"/><draw:equation draw:name="f1805" draw:formula="2392680*logheight/2612594"/><draw:equation draw:name="f1806" draw:formula="1961363*logwidth/2647519"/><draw:equation draw:name="f1807" draw:formula="2408872*logheight/2612594"/><draw:equation draw:name="f1808" draw:formula="1931835*logwidth/2647519"/><draw:equation draw:name="f1809" draw:formula="2424112*logheight/2612594"/><draw:equation draw:name="f1810" draw:formula="1879448*logwidth/2647519"/><draw:equation draw:name="f1811" draw:formula="2451735*logheight/2612594"/><draw:equation draw:name="f1812" draw:formula="1680375*logwidth/2647519"/><draw:equation draw:name="f1813" draw:formula="2526982*logheight/2612594"/><draw:equation draw:name="f1814" draw:formula="1387005*logwidth/2647519"/><draw:equation draw:name="f1815" draw:formula="2575560*logheight/2612594"/><draw:equation draw:name="f1816" draw:formula="1365098*logwidth/2647519"/><draw:equation draw:name="f1817" draw:formula="2575560*logheight/2612594"/><draw:equation draw:name="f1818" draw:formula="1362240*logwidth/2647519"/><draw:equation draw:name="f1819" draw:formula="2567940*logheight/2612594"/><draw:equation draw:name="f1820" draw:formula="1339380*logwidth/2647519"/><draw:equation draw:name="f1821" draw:formula="2566987*logheight/2612594"/><draw:equation draw:name="f1822" draw:formula="1318425*logwidth/2647519"/><draw:equation draw:name="f1823" draw:formula="2575560*logheight/2612594"/><draw:equation draw:name="f1824" draw:formula="1257465*logwidth/2647519"/><draw:equation draw:name="f1825" draw:formula="2576512*logheight/2612594"/><draw:equation draw:name="f1826" draw:formula="1212698*logwidth/2647519"/><draw:equation draw:name="f1827" draw:formula="2574607*logheight/2612594"/><draw:equation draw:name="f1828" draw:formula="1190790*logwidth/2647519"/><draw:equation draw:name="f1829" draw:formula="2572702*logheight/2612594"/><draw:equation draw:name="f1830" draw:formula="1168883*logwidth/2647519"/><draw:equation draw:name="f1831" draw:formula="2568892*logheight/2612594"/><draw:equation draw:name="f1832" draw:formula="1182080*logwidth/2647519"/><draw:equation draw:name="f1833" draw:formula="2554816*logheight/2612594"/><draw:equation draw:name="f1834" draw:formula="1179360*logwidth/2647519"/><draw:equation draw:name="f1835" draw:formula="2555557*logheight/2612594"/><draw:equation draw:name="f1836" draw:formula="1130192*logwidth/2647519"/><draw:equation draw:name="f1837" draw:formula="2546452*logheight/2612594"/><draw:equation draw:name="f1838" draw:formula="1127925*logwidth/2647519"/><draw:equation draw:name="f1839" draw:formula="2546985*logheight/2612594"/><draw:equation draw:name="f1840" draw:formula="1033628*logwidth/2647519"/><draw:equation draw:name="f1841" draw:formula="2529840*logheight/2612594"/><draw:equation draw:name="f1842" draw:formula="996480*logwidth/2647519"/><draw:equation draw:name="f1843" draw:formula="2522220*logheight/2612594"/><draw:equation draw:name="f1844" draw:formula="964095*logwidth/2647519"/><draw:equation draw:name="f1845" draw:formula="2516505*logheight/2612594"/><draw:equation draw:name="f1846" draw:formula="925043*logwidth/2647519"/><draw:equation draw:name="f1847" draw:formula="2498407*logheight/2612594"/><draw:equation draw:name="f1848" draw:formula="876465*logwidth/2647519"/><draw:equation draw:name="f1849" draw:formula="2480310*logheight/2612594"/><draw:equation draw:name="f1850" draw:formula="825983*logwidth/2647519"/><draw:equation draw:name="f1851" draw:formula="2460307*logheight/2612594"/><draw:equation draw:name="f1852" draw:formula="834555*logwidth/2647519"/><draw:equation draw:name="f1853" draw:formula="2453640*logheight/2612594"/><draw:equation draw:name="f1854" draw:formula="869798*logwidth/2647519"/><draw:equation draw:name="f1855" draw:formula="2460307*logheight/2612594"/><draw:equation draw:name="f1856" draw:formula="885038*logwidth/2647519"/><draw:equation draw:name="f1857" draw:formula="2473642*logheight/2612594"/><draw:equation draw:name="f1858" draw:formula="937425*logwidth/2647519"/><draw:equation draw:name="f1859" draw:formula="2488882*logheight/2612594"/><draw:equation draw:name="f1860" draw:formula="1041248*logwidth/2647519"/><draw:equation draw:name="f1861" draw:formula="2515552*logheight/2612594"/><draw:equation draw:name="f1862" draw:formula="1066965*logwidth/2647519"/><draw:equation draw:name="f1863" draw:formula="2520315*logheight/2612594"/><draw:equation draw:name="f1864" draw:formula="1094588*logwidth/2647519"/><draw:equation draw:name="f1865" draw:formula="2525077*logheight/2612594"/><draw:equation draw:name="f1866" draw:formula="1125068*logwidth/2647519"/><draw:equation draw:name="f1867" draw:formula="2531745*logheight/2612594"/><draw:equation draw:name="f1868" draw:formula="1158657*logwidth/2647519"/><draw:equation draw:name="f1869" draw:formula="2539008*logheight/2612594"/><draw:equation draw:name="f1870" draw:formula="1161262*logwidth/2647519"/><draw:equation draw:name="f1871" draw:formula="2538412*logheight/2612594"/><draw:equation draw:name="f1872" draw:formula="1192695*logwidth/2647519"/><draw:equation draw:name="f1873" draw:formula="2543175*logheight/2612594"/><draw:equation draw:name="f1874" draw:formula="1193647*logwidth/2647519"/><draw:equation draw:name="f1875" draw:formula="2541270*logheight/2612594"/><draw:equation draw:name="f1876" draw:formula="1239367*logwidth/2647519"/><draw:equation draw:name="f1877" draw:formula="2543175*logheight/2612594"/><draw:equation draw:name="f1878" draw:formula="1246987*logwidth/2647519"/><draw:equation draw:name="f1879" draw:formula="2544127*logheight/2612594"/><draw:equation draw:name="f1880" draw:formula="1317472*logwidth/2647519"/><draw:equation draw:name="f1881" draw:formula="2544127*logheight/2612594"/><draw:equation draw:name="f1882" draw:formula="1368907*logwidth/2647519"/><draw:equation draw:name="f1883" draw:formula="2546032*logheight/2612594"/><draw:equation draw:name="f1884" draw:formula="1429867*logwidth/2647519"/><draw:equation draw:name="f1885" draw:formula="2541270*logheight/2612594"/><draw:equation draw:name="f1886" draw:formula="1437487*logwidth/2647519"/><draw:equation draw:name="f1887" draw:formula="2541270*logheight/2612594"/><draw:equation draw:name="f1888" draw:formula="1440345*logwidth/2647519"/><draw:equation draw:name="f1889" draw:formula="2548890*logheight/2612594"/><draw:equation draw:name="f1890" draw:formula="1500352*logwidth/2647519"/><draw:equation draw:name="f1891" draw:formula="2541270*logheight/2612594"/><draw:equation draw:name="f1892" draw:formula="1540357*logwidth/2647519"/><draw:equation draw:name="f1893" draw:formula="2531745*logheight/2612594"/><draw:equation draw:name="f1894" draw:formula="1563217*logwidth/2647519"/><draw:equation draw:name="f1895" draw:formula="2527935*logheight/2612594"/><draw:equation draw:name="f1896" draw:formula="1577505*logwidth/2647519"/><draw:equation draw:name="f1897" draw:formula="2526030*logheight/2612594"/><draw:equation draw:name="f1898" draw:formula="1608937*logwidth/2647519"/><draw:equation draw:name="f1899" draw:formula="2518410*logheight/2612594"/><draw:equation draw:name="f1900" draw:formula="1634655*logwidth/2647519"/><draw:equation draw:name="f1901" draw:formula="2512695*logheight/2612594"/><draw:equation draw:name="f1902" draw:formula="1660372*logwidth/2647519"/><draw:equation draw:name="f1903" draw:formula="2506027*logheight/2612594"/><draw:equation draw:name="f1904" draw:formula="1707545*logwidth/2647519"/><draw:equation draw:name="f1905" draw:formula="2497863*logheight/2612594"/><draw:equation draw:name="f1906" draw:formula="1713713*logwidth/2647519"/><draw:equation draw:name="f1907" draw:formula="2495550*logheight/2612594"/><draw:equation draw:name="f1908" draw:formula="1664183*logwidth/2647519"/><draw:equation draw:name="f1909" draw:formula="2504122*logheight/2612594"/><draw:equation draw:name="f1910" draw:formula="1638465*logwidth/2647519"/><draw:equation draw:name="f1911" draw:formula="2510790*logheight/2612594"/><draw:equation draw:name="f1912" draw:formula="1612748*logwidth/2647519"/><draw:equation draw:name="f1913" draw:formula="2516505*logheight/2612594"/><draw:equation draw:name="f1914" draw:formula="1581315*logwidth/2647519"/><draw:equation draw:name="f1915" draw:formula="2524125*logheight/2612594"/><draw:equation draw:name="f1916" draw:formula="1567028*logwidth/2647519"/><draw:equation draw:name="f1917" draw:formula="2526030*logheight/2612594"/><draw:equation draw:name="f1918" draw:formula="1544168*logwidth/2647519"/><draw:equation draw:name="f1919" draw:formula="2529840*logheight/2612594"/><draw:equation draw:name="f1920" draw:formula="1482255*logwidth/2647519"/><draw:equation draw:name="f1921" draw:formula="2535555*logheight/2612594"/><draw:equation draw:name="f1922" draw:formula="1440345*logwidth/2647519"/><draw:equation draw:name="f1923" draw:formula="2539365*logheight/2612594"/><draw:equation draw:name="f1924" draw:formula="1432725*logwidth/2647519"/><draw:equation draw:name="f1925" draw:formula="2539365*logheight/2612594"/><draw:equation draw:name="f1926" draw:formula="1371765*logwidth/2647519"/><draw:equation draw:name="f1927" draw:formula="2544127*logheight/2612594"/><draw:equation draw:name="f1928" draw:formula="1320330*logwidth/2647519"/><draw:equation draw:name="f1929" draw:formula="2542222*logheight/2612594"/><draw:equation draw:name="f1930" draw:formula="1249845*logwidth/2647519"/><draw:equation draw:name="f1931" draw:formula="2542222*logheight/2612594"/><draw:equation draw:name="f1932" draw:formula="1242225*logwidth/2647519"/><draw:equation draw:name="f1933" draw:formula="2541270*logheight/2612594"/><draw:equation draw:name="f1934" draw:formula="1212698*logwidth/2647519"/><draw:equation draw:name="f1935" draw:formula="2528887*logheight/2612594"/><draw:equation draw:name="f1936" draw:formula="1196505*logwidth/2647519"/><draw:equation draw:name="f1937" draw:formula="2539365*logheight/2612594"/><draw:equation draw:name="f1938" draw:formula="1196464*logwidth/2647519"/><draw:equation draw:name="f1939" draw:formula="2539447*logheight/2612594"/><draw:equation draw:name="f1940" draw:formula="1209840*logwidth/2647519"/><draw:equation draw:name="f1941" draw:formula="2530792*logheight/2612594"/><draw:equation draw:name="f1942" draw:formula="1239368*logwidth/2647519"/><draw:equation draw:name="f1943" draw:formula="2543174*logheight/2612594"/><draw:equation draw:name="f1944" draw:formula="1193648*logwidth/2647519"/><draw:equation draw:name="f1945" draw:formula="2541269*logheight/2612594"/><draw:equation draw:name="f1946" draw:formula="1194008*logwidth/2647519"/><draw:equation draw:name="f1947" draw:formula="2541036*logheight/2612594"/><draw:equation draw:name="f1948" draw:formula="1164120*logwidth/2647519"/><draw:equation draw:name="f1949" draw:formula="2536507*logheight/2612594"/><draw:equation draw:name="f1950" draw:formula="1128878*logwidth/2647519"/><draw:equation draw:name="f1951" draw:formula="2528887*logheight/2612594"/><draw:equation draw:name="f1952" draw:formula="1098398*logwidth/2647519"/><draw:equation draw:name="f1953" draw:formula="2522220*logheight/2612594"/><draw:equation draw:name="f1954" draw:formula="1070775*logwidth/2647519"/><draw:equation draw:name="f1955" draw:formula="2517457*logheight/2612594"/><draw:equation draw:name="f1956" draw:formula="1045058*logwidth/2647519"/><draw:equation draw:name="f1957" draw:formula="2512695*logheight/2612594"/><draw:equation draw:name="f1958" draw:formula="941235*logwidth/2647519"/><draw:equation draw:name="f1959" draw:formula="2486025*logheight/2612594"/><draw:equation draw:name="f1960" draw:formula="888848*logwidth/2647519"/><draw:equation draw:name="f1961" draw:formula="2470785*logheight/2612594"/><draw:equation draw:name="f1962" draw:formula="873608*logwidth/2647519"/><draw:equation draw:name="f1963" draw:formula="2457450*logheight/2612594"/><draw:equation draw:name="f1964" draw:formula="838365*logwidth/2647519"/><draw:equation draw:name="f1965" draw:formula="2450782*logheight/2612594"/><draw:equation draw:name="f1966" draw:formula="785978*logwidth/2647519"/><draw:equation draw:name="f1967" draw:formula="2424112*logheight/2612594"/><draw:equation draw:name="f1968" draw:formula="770738*logwidth/2647519"/><draw:equation draw:name="f1969" draw:formula="2425065*logheight/2612594"/><draw:equation draw:name="f1970" draw:formula="716445*logwidth/2647519"/><draw:equation draw:name="f1971" draw:formula="2397442*logheight/2612594"/><draw:equation draw:name="f1972" draw:formula="706920*logwidth/2647519"/><draw:equation draw:name="f1973" draw:formula="2380297*logheight/2612594"/><draw:equation draw:name="f1974" draw:formula="708825*logwidth/2647519"/><draw:equation draw:name="f1975" draw:formula="2379345*logheight/2612594"/><draw:equation draw:name="f1976" draw:formula="742163*logwidth/2647519"/><draw:equation draw:name="f1977" draw:formula="2397442*logheight/2612594"/><draw:equation draw:name="f1978" draw:formula="775500*logwidth/2647519"/><draw:equation draw:name="f1979" draw:formula="2415540*logheight/2612594"/><draw:equation draw:name="f1980" draw:formula="785025*logwidth/2647519"/><draw:equation draw:name="f1981" draw:formula="2409825*logheight/2612594"/><draw:equation draw:name="f1982" draw:formula="745973*logwidth/2647519"/><draw:equation draw:name="f1983" draw:formula="2384107*logheight/2612594"/><draw:equation draw:name="f1984" draw:formula="713588*logwidth/2647519"/><draw:equation draw:name="f1985" draw:formula="2369820*logheight/2612594"/><draw:equation draw:name="f1986" draw:formula="668820*logwidth/2647519"/><draw:equation draw:name="f1987" draw:formula="2344102*logheight/2612594"/><draw:equation draw:name="f1988" draw:formula="630720*logwidth/2647519"/><draw:equation draw:name="f1989" draw:formula="2319337*logheight/2612594"/><draw:equation draw:name="f1990" draw:formula="570713*logwidth/2647519"/><draw:equation draw:name="f1991" draw:formula="2293620*logheight/2612594"/><draw:equation draw:name="f1992" draw:formula="547853*logwidth/2647519"/><draw:equation draw:name="f1993" draw:formula="2274570*logheight/2612594"/><draw:equation draw:name="f1994" draw:formula="552615*logwidth/2647519"/><draw:equation draw:name="f1995" draw:formula="2272665*logheight/2612594"/><draw:equation draw:name="f1996" draw:formula="575475*logwidth/2647519"/><draw:equation draw:name="f1997" draw:formula="2279332*logheight/2612594"/><draw:equation draw:name="f1998" draw:formula="527850*logwidth/2647519"/><draw:equation draw:name="f1999" draw:formula="2229802*logheight/2612594"/><draw:equation draw:name="f2000" draw:formula="501180*logwidth/2647519"/><draw:equation draw:name="f2001" draw:formula="2207895*logheight/2612594"/><draw:equation draw:name="f2002" draw:formula="476415*logwidth/2647519"/><draw:equation draw:name="f2003" draw:formula="2185987*logheight/2612594"/><draw:equation draw:name="f2004" draw:formula="444983*logwidth/2647519"/><draw:equation draw:name="f2005" draw:formula="2160270*logheight/2612594"/><draw:equation draw:name="f2006" draw:formula="399263*logwidth/2647519"/><draw:equation draw:name="f2007" draw:formula="2109787*logheight/2612594"/><draw:equation draw:name="f2008" draw:formula="396126*logwidth/2647519"/><draw:equation draw:name="f2009" draw:formula="2099983*logheight/2612594"/><draw:equation draw:name="f2010" draw:formula="386880*logwidth/2647519"/><draw:equation draw:name="f2011" draw:formula="2090737*logheight/2612594"/><draw:equation draw:name="f2012" draw:formula="355448*logwidth/2647519"/><draw:equation draw:name="f2013" draw:formula="2056447*logheight/2612594"/><draw:equation draw:name="f2014" draw:formula="351638*logwidth/2647519"/><draw:equation draw:name="f2015" draw:formula="2039302*logheight/2612594"/><draw:equation draw:name="f2016" draw:formula="339255*logwidth/2647519"/><draw:equation draw:name="f2017" draw:formula="2022157*logheight/2612594"/><draw:equation draw:name="f2018" draw:formula="337780*logwidth/2647519"/><draw:equation draw:name="f2019" draw:formula="2019844*logheight/2612594"/><draw:equation draw:name="f2020" draw:formula="323062*logwidth/2647519"/><draw:equation draw:name="f2021" draw:formula="2009774*logheight/2612594"/><draw:equation draw:name="f2022" draw:formula="294487*logwidth/2647519"/><draw:equation draw:name="f2023" draw:formula="1968817*logheight/2612594"/><draw:equation draw:name="f2024" draw:formula="278295*logwidth/2647519"/><draw:equation draw:name="f2025" draw:formula="1930717*logheight/2612594"/><draw:equation draw:name="f2026" draw:formula="276390*logwidth/2647519"/><draw:equation draw:name="f2027" draw:formula="1930717*logheight/2612594"/><draw:equation draw:name="f2028" draw:formula="254483*logwidth/2647519"/><draw:equation draw:name="f2029" draw:formula="1888807*logheight/2612594"/><draw:equation draw:name="f2030" draw:formula="233528*logwidth/2647519"/><draw:equation draw:name="f2031" draw:formula="1846897*logheight/2612594"/><draw:equation draw:name="f2032" draw:formula="211620*logwidth/2647519"/><draw:equation draw:name="f2033" draw:formula="1798320*logheight/2612594"/><draw:equation draw:name="f2034" draw:formula="191618*logwidth/2647519"/><draw:equation draw:name="f2035" draw:formula="1748790*logheight/2612594"/><draw:equation draw:name="f2036" draw:formula="211620*logwidth/2647519"/><draw:equation draw:name="f2037" draw:formula="1782127*logheight/2612594"/><draw:equation draw:name="f2038" draw:formula="231623*logwidth/2647519"/><draw:equation draw:name="f2039" draw:formula="1824037*logheight/2612594"/><draw:equation draw:name="f2040" draw:formula="238290*logwidth/2647519"/><draw:equation draw:name="f2041" draw:formula="1846897*logheight/2612594"/><draw:equation draw:name="f2042" draw:formula="241046*logwidth/2647519"/><draw:equation draw:name="f2043" draw:formula="1850938*logheight/2612594"/><draw:equation draw:name="f2044" draw:formula="237654*logwidth/2647519"/><draw:equation draw:name="f2045" draw:formula="1833303*logheight/2612594"/><draw:equation draw:name="f2046" draw:formula="228809*logwidth/2647519"/><draw:equation draw:name="f2047" draw:formula="1817250*logheight/2612594"/><draw:equation draw:name="f2048" draw:formula="214411*logwidth/2647519"/><draw:equation draw:name="f2049" draw:formula="1784874*logheight/2612594"/><draw:equation draw:name="f2050" draw:formula="197332*logwidth/2647519"/><draw:equation draw:name="f2051" draw:formula="1756409*logheight/2612594"/><draw:equation draw:name="f2052" draw:formula="176377*logwidth/2647519"/><draw:equation draw:name="f2053" draw:formula="1699259*logheight/2612594"/><draw:equation draw:name="f2054" draw:formula="158424*logwidth/2647519"/><draw:equation draw:name="f2055" draw:formula="1640674*logheight/2612594"/><draw:equation draw:name="f2056" draw:formula="152529*logwidth/2647519"/><draw:equation draw:name="f2057" draw:formula="1623596*logheight/2612594"/><draw:equation draw:name="f2058" draw:formula="126853*logwidth/2647519"/><draw:equation draw:name="f2059" draw:formula="1521108*logheight/2612594"/><draw:equation draw:name="f2060" draw:formula="115498*logwidth/2647519"/><draw:equation draw:name="f2061" draw:formula="1446707*logheight/2612594"/><draw:equation draw:name="f2062" draw:formula="115417*logwidth/2647519"/><draw:equation draw:name="f2063" draw:formula="1448752*logheight/2612594"/><draw:equation draw:name="f2064" draw:formula="116370*logwidth/2647519"/><draw:equation draw:name="f2065" draw:formula="1463992*logheight/2612594"/><draw:equation draw:name="f2066" draw:formula="121132*logwidth/2647519"/><draw:equation draw:name="f2067" draw:formula="1499235*logheight/2612594"/><draw:equation draw:name="f2068" draw:formula="126847*logwidth/2647519"/><draw:equation draw:name="f2069" draw:formula="1535430*logheight/2612594"/><draw:equation draw:name="f2070" draw:formula="117322*logwidth/2647519"/><draw:equation draw:name="f2071" draw:formula="1503997*logheight/2612594"/><draw:equation draw:name="f2072" draw:formula="110655*logwidth/2647519"/><draw:equation draw:name="f2073" draw:formula="1463992*logheight/2612594"/><draw:equation draw:name="f2074" draw:formula="103035*logwidth/2647519"/><draw:equation draw:name="f2075" draw:formula="1463992*logheight/2612594"/><draw:equation draw:name="f2076" draw:formula="98272*logwidth/2647519"/><draw:equation draw:name="f2077" draw:formula="1427797*logheight/2612594"/><draw:equation draw:name="f2078" draw:formula="91605*logwidth/2647519"/><draw:equation draw:name="f2079" draw:formula="1404937*logheight/2612594"/><draw:equation draw:name="f2080" draw:formula="85890*logwidth/2647519"/><draw:equation draw:name="f2081" draw:formula="1383030*logheight/2612594"/><draw:equation draw:name="f2082" draw:formula="69697*logwidth/2647519"/><draw:equation draw:name="f2083" draw:formula="1365885*logheight/2612594"/><draw:equation draw:name="f2084" draw:formula="64935*logwidth/2647519"/><draw:equation draw:name="f2085" draw:formula="1365885*logheight/2612594"/><draw:equation draw:name="f2086" draw:formula="60172*logwidth/2647519"/><draw:equation draw:name="f2087" draw:formula="1342072*logheight/2612594"/><draw:equation draw:name="f2088" draw:formula="58267*logwidth/2647519"/><draw:equation draw:name="f2089" draw:formula="1311592*logheight/2612594"/><draw:equation draw:name="f2090" draw:formula="62077*logwidth/2647519"/><draw:equation draw:name="f2091" draw:formula="1268730*logheight/2612594"/><draw:equation draw:name="f2092" draw:formula="63982*logwidth/2647519"/><draw:equation draw:name="f2093" draw:formula="1253490*logheight/2612594"/><draw:equation draw:name="f2094" draw:formula="67226*logwidth/2647519"/><draw:equation draw:name="f2095" draw:formula="1243037*logheight/2612594"/><draw:equation draw:name="f2096" draw:formula="65649*logwidth/2647519"/><draw:equation draw:name="f2097" draw:formula="1219200*logheight/2612594"/><draw:equation draw:name="f2098" draw:formula="67792*logwidth/2647519"/><draw:equation draw:name="f2099" draw:formula="1183957*logheight/2612594"/><draw:equation draw:name="f2100" draw:formula="71602*logwidth/2647519"/><draw:equation draw:name="f2101" draw:formula="1176814*logheight/2612594"/><draw:equation draw:name="f2102" draw:formula="71602*logwidth/2647519"/><draw:equation draw:name="f2103" draw:formula="1172527*logheight/2612594"/><draw:equation draw:name="f2104" draw:formula="63982*logwidth/2647519"/><draw:equation draw:name="f2105" draw:formula="1186815*logheight/2612594"/><draw:equation draw:name="f2106" draw:formula="57315*logwidth/2647519"/><draw:equation draw:name="f2107" draw:formula="1177290*logheight/2612594"/><draw:equation draw:name="f2108" draw:formula="44932*logwidth/2647519"/><draw:equation draw:name="f2109" draw:formula="1160145*logheight/2612594"/><draw:equation draw:name="f2110" draw:formula="42670*logwidth/2647519"/><draw:equation draw:name="f2111" draw:formula="1146572*logheight/2612594"/><draw:equation draw:name="f2112" draw:formula="42075*logwidth/2647519"/><draw:equation draw:name="f2113" draw:formula="1147762*logheight/2612594"/><draw:equation draw:name="f2114" draw:formula="38265*logwidth/2647519"/><draw:equation draw:name="f2115" draw:formula="1185862*logheight/2612594"/><draw:equation draw:name="f2116" draw:formula="35407*logwidth/2647519"/><draw:equation draw:name="f2117" draw:formula="1223962*logheight/2612594"/><draw:equation draw:name="f2118" draw:formula="32550*logwidth/2647519"/><draw:equation draw:name="f2119" draw:formula="1253490*logheight/2612594"/><draw:equation draw:name="f2120" draw:formula="32550*logwidth/2647519"/><draw:equation draw:name="f2121" draw:formula="1314449*logheight/2612594"/><draw:equation draw:name="f2122" draw:formula="33502*logwidth/2647519"/><draw:equation draw:name="f2123" draw:formula="1345882*logheight/2612594"/><draw:equation draw:name="f2124" draw:formula="35407*logwidth/2647519"/><draw:equation draw:name="f2125" draw:formula="1377314*logheight/2612594"/><draw:equation draw:name="f2126" draw:formula="26835*logwidth/2647519"/><draw:equation draw:name="f2127" draw:formula="1406842*logheight/2612594"/><draw:equation draw:name="f2128" draw:formula="24930*logwidth/2647519"/><draw:equation draw:name="f2129" draw:formula="1406842*logheight/2612594"/><draw:equation draw:name="f2130" draw:formula="19215*logwidth/2647519"/><draw:equation draw:name="f2131" draw:formula="1349692*logheight/2612594"/><draw:equation draw:name="f2132" draw:formula="19215*logwidth/2647519"/><draw:equation draw:name="f2133" draw:formula="1290637*logheight/2612594"/><draw:equation draw:name="f2134" draw:formula="23977*logwidth/2647519"/><draw:equation draw:name="f2135" draw:formula="1244917*logheight/2612594"/><draw:equation draw:name="f2136" draw:formula="32546*logwidth/2647519"/><draw:equation draw:name="f2137" draw:formula="1253485*logheight/2612594"/><draw:equation draw:name="f2138" draw:formula="24930*logwidth/2647519"/><draw:equation draw:name="f2139" draw:formula="1243965*logheight/2612594"/><draw:equation draw:name="f2140" draw:formula="23025*logwidth/2647519"/><draw:equation draw:name="f2141" draw:formula="1209675*logheight/2612594"/><draw:equation draw:name="f2142" draw:formula="24930*logwidth/2647519"/><draw:equation draw:name="f2143" draw:formula="1157287*logheight/2612594"/><draw:equation draw:name="f2144" draw:formula="25882*logwidth/2647519"/><draw:equation draw:name="f2145" draw:formula="1143000*logheight/2612594"/><draw:equation draw:name="f2146" draw:formula="28740*logwidth/2647519"/><draw:equation draw:name="f2147" draw:formula="1119187*logheight/2612594"/><draw:equation draw:name="f2148" draw:formula="40170*logwidth/2647519"/><draw:equation draw:name="f2149" draw:formula="1076325*logheight/2612594"/><draw:equation draw:name="f2150" draw:formula="45865*logwidth/2647519"/><draw:equation draw:name="f2151" draw:formula="1047851*logheight/2612594"/><draw:equation draw:name="f2152" draw:formula="43980*logwidth/2647519"/><draw:equation draw:name="f2153" draw:formula="1041082*logheight/2612594"/><draw:equation draw:name="f2154" draw:formula="37312*logwidth/2647519"/><draw:equation draw:name="f2155" draw:formula="1079182*logheight/2612594"/><draw:equation draw:name="f2156" draw:formula="25882*logwidth/2647519"/><draw:equation draw:name="f2157" draw:formula="1122045*logheight/2612594"/><draw:equation draw:name="f2158" draw:formula="23025*logwidth/2647519"/><draw:equation draw:name="f2159" draw:formula="1145857*logheight/2612594"/><draw:equation draw:name="f2160" draw:formula="22072*logwidth/2647519"/><draw:equation draw:name="f2161" draw:formula="1160145*logheight/2612594"/><draw:equation draw:name="f2162" draw:formula="20167*logwidth/2647519"/><draw:equation draw:name="f2163" draw:formula="1212532*logheight/2612594"/><draw:equation draw:name="f2164" draw:formula="22072*logwidth/2647519"/><draw:equation draw:name="f2165" draw:formula="1246822*logheight/2612594"/><draw:equation draw:name="f2166" draw:formula="17310*logwidth/2647519"/><draw:equation draw:name="f2167" draw:formula="1292542*logheight/2612594"/><draw:equation draw:name="f2168" draw:formula="17310*logwidth/2647519"/><draw:equation draw:name="f2169" draw:formula="1351597*logheight/2612594"/><draw:equation draw:name="f2170" draw:formula="23025*logwidth/2647519"/><draw:equation draw:name="f2171" draw:formula="1408747*logheight/2612594"/><draw:equation draw:name="f2172" draw:formula="24930*logwidth/2647519"/><draw:equation draw:name="f2173" draw:formula="1408747*logheight/2612594"/><draw:equation draw:name="f2174" draw:formula="37312*logwidth/2647519"/><draw:equation draw:name="f2175" draw:formula="1463040*logheight/2612594"/><draw:equation draw:name="f2176" draw:formula="43980*logwidth/2647519"/><draw:equation draw:name="f2177" draw:formula="1507807*logheight/2612594"/><draw:equation draw:name="f2178" draw:formula="58267*logwidth/2647519"/><draw:equation draw:name="f2179" draw:formula="1553527*logheight/2612594"/><draw:equation draw:name="f2180" draw:formula="80770*logwidth/2647519"/><draw:equation draw:name="f2181" draw:formula="1651843*logheight/2612594"/><draw:equation draw:name="f2182" draw:formula="82734*logwidth/2647519"/><draw:equation draw:name="f2183" draw:formula="1670685*logheight/2612594"/><draw:equation draw:name="f2184" draw:formula="86843*logwidth/2647519"/><draw:equation draw:name="f2185" draw:formula="1670685*logheight/2612594"/><draw:equation draw:name="f2186" draw:formula="107798*logwidth/2647519"/><draw:equation draw:name="f2187" draw:formula="1721167*logheight/2612594"/><draw:equation draw:name="f2188" draw:formula="115418*logwidth/2647519"/><draw:equation draw:name="f2189" draw:formula="1746885*logheight/2612594"/><draw:equation draw:name="f2190" draw:formula="101130*logwidth/2647519"/><draw:equation draw:name="f2191" draw:formula="1724977*logheight/2612594"/><draw:equation draw:name="f2192" draw:formula="85890*logwidth/2647519"/><draw:equation draw:name="f2193" draw:formula="1690687*logheight/2612594"/><draw:equation draw:name="f2194" draw:formula="84938*logwidth/2647519"/><draw:equation draw:name="f2195" draw:formula="1700212*logheight/2612594"/><draw:equation draw:name="f2196" draw:formula="76651*logwidth/2647519"/><draw:equation draw:name="f2197" draw:formula="1674524*logheight/2612594"/><draw:equation draw:name="f2198" draw:formula="70650*logwidth/2647519"/><draw:equation draw:name="f2199" draw:formula="1675447*logheight/2612594"/><draw:equation draw:name="f2200" draw:formula="63982*logwidth/2647519"/><draw:equation draw:name="f2201" draw:formula="1653540*logheight/2612594"/><draw:equation draw:name="f2202" draw:formula="41122*logwidth/2647519"/><draw:equation draw:name="f2203" draw:formula="1601152*logheight/2612594"/><draw:equation draw:name="f2204" draw:formula="26835*logwidth/2647519"/><draw:equation draw:name="f2205" draw:formula="1554480*logheight/2612594"/><draw:equation draw:name="f2206" draw:formula="25882*logwidth/2647519"/><draw:equation draw:name="f2207" draw:formula="1515427*logheight/2612594"/><draw:equation draw:name="f2208" draw:formula="19215*logwidth/2647519"/><draw:equation draw:name="f2209" draw:formula="1469707*logheight/2612594"/><draw:equation draw:name="f2210" draw:formula="14452*logwidth/2647519"/><draw:equation draw:name="f2211" draw:formula="1423987*logheight/2612594"/><draw:equation draw:name="f2212" draw:formula="3975*logwidth/2647519"/><draw:equation draw:name="f2213" draw:formula="1390650*logheight/2612594"/><draw:equation draw:name="f2214" draw:formula="10642*logwidth/2647519"/><draw:equation draw:name="f2215" draw:formula="1213485*logheight/2612594"/><draw:equation draw:name="f2216" draw:formula="17310*logwidth/2647519"/><draw:equation draw:name="f2217" draw:formula="1167765*logheight/2612594"/><draw:equation draw:name="f2218" draw:formula="11595*logwidth/2647519"/><draw:equation draw:name="f2219" draw:formula="1143000*logheight/2612594"/><draw:equation draw:name="f2220" draw:formula="23025*logwidth/2647519"/><draw:equation draw:name="f2221" draw:formula="1074420*logheight/2612594"/><draw:equation draw:name="f2222" draw:formula="25882*logwidth/2647519"/><draw:equation draw:name="f2223" draw:formula="1058227*logheight/2612594"/><draw:equation draw:name="f2224" draw:formula="33502*logwidth/2647519"/><draw:equation draw:name="f2225" draw:formula="1002982*logheight/2612594"/><draw:equation draw:name="f2226" draw:formula="53505*logwidth/2647519"/><draw:equation draw:name="f2227" draw:formula="962977*logheight/2612594"/><draw:equation draw:name="f2228" draw:formula="48742*logwidth/2647519"/><draw:equation draw:name="f2229" draw:formula="1017270*logheight/2612594"/><draw:equation draw:name="f2230" draw:formula="53503*logwidth/2647519"/><draw:equation draw:name="f2231" draw:formula="1007964*logheight/2612594"/><draw:equation draw:name="f2232" draw:formula="56362*logwidth/2647519"/><draw:equation draw:name="f2233" draw:formula="985718*logheight/2612594"/><draw:equation draw:name="f2234" draw:formula="57315*logwidth/2647519"/><draw:equation draw:name="f2235" draw:formula="961072*logheight/2612594"/><draw:equation draw:name="f2236" draw:formula="65887*logwidth/2647519"/><draw:equation draw:name="f2237" draw:formula="929639*logheight/2612594"/><draw:equation draw:name="f2238" draw:formula="79222*logwidth/2647519"/><draw:equation draw:name="f2239" draw:formula="882014*logheight/2612594"/><draw:equation draw:name="f2240" draw:formula="95415*logwidth/2647519"/><draw:equation draw:name="f2241" draw:formula="833437*logheight/2612594"/><draw:equation draw:name="f2242" draw:formula="96628*logwidth/2647519"/><draw:equation draw:name="f2243" draw:formula="832072*logheight/2612594"/><draw:equation draw:name="f2244" draw:formula="103988*logwidth/2647519"/><draw:equation draw:name="f2245" draw:formula="793432*logheight/2612594"/><draw:equation draw:name="f2246" draw:formula="114465*logwidth/2647519"/><draw:equation draw:name="f2247" draw:formula="765809*logheight/2612594"/><draw:equation draw:name="f2248" draw:formula="126848*logwidth/2647519"/><draw:equation draw:name="f2249" draw:formula="742949*logheight/2612594"/><draw:equation draw:name="f2250" draw:formula="151613*logwidth/2647519"/><draw:equation draw:name="f2251" draw:formula="695324*logheight/2612594"/><draw:equation draw:name="f2252" draw:formula="171615*logwidth/2647519"/><draw:equation draw:name="f2253" draw:formula="652462*logheight/2612594"/><draw:equation draw:name="f2254" draw:formula="200190*logwidth/2647519"/><draw:equation draw:name="f2255" draw:formula="597217*logheight/2612594"/><draw:equation draw:name="f2256" draw:formula="221145*logwidth/2647519"/><draw:equation draw:name="f2257" draw:formula="573404*logheight/2612594"/><draw:equation draw:name="f2258" draw:formula="238290*logwidth/2647519"/><draw:equation draw:name="f2259" draw:formula="540067*logheight/2612594"/><draw:equation draw:name="f2260" draw:formula="252578*logwidth/2647519"/><draw:equation draw:name="f2261" draw:formula="519112*logheight/2612594"/><draw:equation draw:name="f2262" draw:formula="267818*logwidth/2647519"/><draw:equation draw:name="f2263" draw:formula="511492*logheight/2612594"/><draw:equation draw:name="f2264" draw:formula="271628*logwidth/2647519"/><draw:equation draw:name="f2265" draw:formula="505777*logheight/2612594"/><draw:equation draw:name="f2266" draw:formula="286868*logwidth/2647519"/><draw:equation draw:name="f2267" draw:formula="475297*logheight/2612594"/><draw:equation draw:name="f2268" draw:formula="316395*logwidth/2647519"/><draw:equation draw:name="f2269" draw:formula="441007*logheight/2612594"/><draw:equation draw:name="f2270" draw:formula="317199*logwidth/2647519"/><draw:equation draw:name="f2271" draw:formula="455339*logheight/2612594"/><draw:equation draw:name="f2272" draw:formula="315045*logwidth/2647519"/><draw:equation draw:name="f2273" draw:formula="461363*logheight/2612594"/><draw:equation draw:name="f2274" draw:formula="345922*logwidth/2647519"/><draw:equation draw:name="f2275" draw:formula="429577*logheight/2612594"/><draw:equation draw:name="f2276" draw:formula="361162*logwidth/2647519"/><draw:equation draw:name="f2277" draw:formula="409575*logheight/2612594"/><draw:equation draw:name="f2278" draw:formula="381165*logwidth/2647519"/><draw:equation draw:name="f2279" draw:formula="390525*logheight/2612594"/><draw:equation draw:name="f2280" draw:formula="382889*logwidth/2647519"/><draw:equation draw:name="f2281" draw:formula="392440*logheight/2612594"/><draw:equation draw:name="f2282" draw:formula="382118*logwidth/2647519"/><draw:equation draw:name="f2283" draw:formula="391477*logheight/2612594"/><draw:equation draw:name="f2284" draw:formula="406883*logwidth/2647519"/><draw:equation draw:name="f2285" draw:formula="366712*logheight/2612594"/><draw:equation draw:name="f2286" draw:formula="431648*logwidth/2647519"/><draw:equation draw:name="f2287" draw:formula="343852*logheight/2612594"/><draw:equation draw:name="f2288" draw:formula="458318*logwidth/2647519"/><draw:equation draw:name="f2289" draw:formula="315277*logheight/2612594"/><draw:equation draw:name="f2290" draw:formula="495465*logwidth/2647519"/><draw:equation draw:name="f2291" draw:formula="287654*logheight/2612594"/><draw:equation draw:name="f2292" draw:formula="535470*logwidth/2647519"/><draw:equation draw:name="f2293" draw:formula="258127*logheight/2612594"/><draw:equation draw:name="f2294" draw:formula="559389*logwidth/2647519"/><draw:equation draw:name="f2295" draw:formula="241440*logheight/2612594"/><draw:equation draw:name="f2296" draw:formula="575475*logwidth/2647519"/><draw:equation draw:name="f2297" draw:formula="226694*logheight/2612594"/><draw:equation draw:name="f2298" draw:formula="604050*logwidth/2647519"/><draw:equation draw:name="f2299" draw:formula="209549*logheight/2612594"/><draw:equation draw:name="f2300" draw:formula="634530*logwidth/2647519"/><draw:equation draw:name="f2301" draw:formula="193357*logheight/2612594"/><draw:equation draw:name="f2302" draw:formula="638565*logwidth/2647519"/><draw:equation draw:name="f2303" draw:formula="191282*logheight/2612594"/><draw:equation draw:name="f2304" draw:formula="648937*logwidth/2647519"/><draw:equation draw:name="f2305" draw:formula="181094*logheight/2612594"/><draw:equation draw:name="f2306" draw:formula="665963*logwidth/2647519"/><draw:equation draw:name="f2307" draw:formula="168592*logheight/2612594"/><draw:equation draw:name="f2308" draw:formula="684656*logwidth/2647519"/><draw:equation draw:name="f2309" draw:formula="159067*logheight/2612594"/><draw:equation draw:name="f2310" draw:formula="697880*logwidth/2647519"/><draw:equation draw:name="f2311" draw:formula="156023*logheight/2612594"/><draw:equation draw:name="f2312" draw:formula="700252*logwidth/2647519"/><draw:equation draw:name="f2313" draw:formula="154304*logheight/2612594"/><draw:equation draw:name="f2314" draw:formula="959332*logwidth/2647519"/><draw:equation draw:name="f2315" draw:formula="49529*logheight/2612594"/><draw:equation draw:name="f2316" draw:formula="968945*logwidth/2647519"/><draw:equation draw:name="f2317" draw:formula="47439*logheight/2612594"/><draw:equation draw:name="f2318" draw:formula="995527*logwidth/2647519"/><draw:equation draw:name="f2319" draw:formula="38099*logheight/2612594"/><draw:equation draw:name="f2320" draw:formula="1013863*logwidth/2647519"/><draw:equation draw:name="f2321" draw:formula="34408*logheight/2612594"/><draw:equation draw:name="f2322" draw:formula="1023424*logwidth/2647519"/><draw:equation draw:name="f2323" draw:formula="34327*logheight/2612594"/><draw:equation draw:name="f2324" draw:formula="1026960*logwidth/2647519"/><draw:equation draw:name="f2325" draw:formula="33337*logheight/2612594"/><draw:equation draw:name="f2326" draw:formula="1244130*logwidth/2647519"/><draw:equation draw:name="f2327" draw:formula="4762*logheight/2612594"/><draw:equation draw:name="f2328" draw:formula="1305804*logwidth/2647519"/><draw:equation draw:name="f2329" draw:formula="4524*logheight/2612594"/><draw:equation draw:name="f2330" draw:formula="1371765*logwidth/2647519"/><draw:equation draw:name="f2331" draw:formula="5714*logheight/2612594"/><draw:equation draw:name="f2332" draw:formula="1372993*logwidth/2647519"/><draw:equation draw:name="f2333" draw:formula="6635*logheight/2612594"/><draw:equation draw:name="f2334" draw:formula="1405103*logwidth/2647519"/><draw:equation draw:name="f2335" draw:formula="2857*logheight/2612594"/><draw:equation draw:name="f2336" draw:formula="1434630*logwidth/2647519"/><draw:equation draw:name="f2337" draw:formula="7619*logheight/2612594"/><draw:equation draw:name="f2338" draw:formula="1464158*logwidth/2647519"/><draw:equation draw:name="f2339" draw:formula="13334*logheight/2612594"/><draw:equation draw:name="f2340" draw:formula="1479392*logwidth/2647519"/><draw:equation draw:name="f2341" draw:formula="16797*logheight/2612594"/><draw:equation draw:name="f2342" draw:formula="1463205*logwidth/2647519"/><draw:equation draw:name="f2343" draw:formula="12382*logheight/2612594"/><draw:equation draw:name="f2344" draw:formula="1433677*logwidth/2647519"/><draw:equation draw:name="f2345" draw:formula="6667*logheight/2612594"/><draw:equation draw:name="f2346" draw:formula="1404150*logwidth/2647519"/><draw:equation draw:name="f2347" draw:formula="1905*logheight/2612594"/><draw:equation draw:name="f2348" draw:formula="1404150*logwidth/2647519"/><draw:equation draw:name="f2349" draw:formula="0*logheight/2612594"/><draw:equation draw:name="f2350" draw:formula="logwidth"/><draw:equation draw:name="f2351" draw:formula="logheight"/></draw:enhanced-geometry></draw:custom-shape><draw:custom-shape draw:name="Forma Livre: Forma 10" draw:style-name="Mgr8" draw:text-style-name="MP6" svg:width="1.0276in" svg:height="1.0134in" draw:transform="rotate (-3.14159265358979) translate (7.4121062992126in 9.35694444444444in)"><text:p/><draw:enhanced-geometry draw:mirror-horizontal="true" draw:mirror-vertical="true" svg:viewBox="0 0 0 0" drawooo:sub-view-size="2647519 2612594" draw:text-areas="0 0 ?f2350 ?f2351" draw:type="ooxml-non-primitive" draw:enhanced-path="M 1439383 2598425 L 1427010 2605087 1427751 2605405 Z M 1542263 2530792 C 1527023 2534602 1516545 2538412 1502258 2540317 1487970 2542222 1470825 2545079 1442250 2547937 1442250 2545079 1440345 2543174 1439393 2540317 1452728 2540317 1465110 2538412 1481303 2536507 1496543 2534602 1515593 2533649 1542263 2530792 Z M 1646324 2520821 L 1643880 2521511 1645133 2521267 Z M 899801 2506503 C 908612 2507932 922185 2511742 942187 2517457 947902 2518409 954570 2518409 960285 2518409 977430 2526982 993622 2535555 1010767 2543175 1017435 2544127 1026007 2546032 1033627 2547937 L 1035057 2548414 1040295 2543175 C 1046962 2545080 1053630 2546985 1060297 2548890 1066965 2550795 1073632 2551747 1080300 2553652 L 1119713 2562818 1120305 2562225 C 1134592 2564130 1150785 2566987 1166025 2569845 1172692 2570797 1180312 2571750 1187932 2573655 1195552 2574607 1203172 2575560 1209840 2575560 1223175 2575560 1237462 2576512 1254607 2577465 1271752 2577465 1291755 2578417 1315567 2576512 L 1318213 2576512 1324140 2573178 C 1328188 2571750 1333189 2570321 1337475 2568892 1342238 2568892 1347000 2568654 1351048 2568654 1355096 2568654 1358430 2568892 1360335 2569844 L 1362835 2576512 1384147 2576512 C 1382242 2579370 1379385 2583180 1377480 2586037 1376527 2586990 1375575 2587942 1373670 2590800 1370812 2592705 1366050 2594610 1361287 2596515 1352715 2596515 1347000 2596515 1338427 2596515 1328902 2595562 1318425 2595562 1308900 2594610 1286992 2593657 1266037 2593657 1245082 2592705 1229842 2591752 1213650 2590800 1197457 2588895 1184122 2587942 1169835 2585085 1155547 2583180 1141260 2581275 1127925 2579370 1113637 2576512 1092682 2572702 1069822 2570797 1049820 2566987 1029817 2562225 1011720 2557462 1000290 2550795 L 1000863 2550379 971715 2541270 C 964095 2537459 955522 2533650 945997 2529840 935520 2526982 925995 2524125 916470 2520315 905992 2516505 896467 2513647 885990 2509837 886943 2506027 890991 2505075 899801 2506503 Z M 1460492 2486082 L 1445939 2488303 1345293 2493385 1378432 2497454 C 1380337 2496502 1383195 2496502 1387005 2495549 1407007 2492692 1426057 2490787 1446060 2488882 1448203 2488406 1451716 2487751 1455778 2486992 Z M 1550918 2472281 L 1501488 2479825 1518450 2480309 C 1528928 2479833 1536786 2477928 1542858 2475785 Z M 1731355 2470078 L 1576323 2511364 1654777 2493883 Z M 737400 2450782 C 787882 2468879 820267 2485072 846937 2497454 859320 2502217 872655 2506027 885990 2509837 896467 2513647 905992 2516504 915517 2520314 925042 2524124 934567 2526982 945045 2529839 954570 2533649 963142 2537459 970762 2541269 968857 2542222 966952 2544127 965047 2546032 960285 2545079 954570 2544127 949807 2543174 931710 2537459 913612 2529839 895515 2523172 L 868845 2512694 C 860272 2508884 850747 2505074 842175 2501264 829792 2497454 818362 2492692 806932 2488882 796455 2484119 785977 2480309 776452 2475547 766927 2471737 759307 2466974 752640 2463164 745972 2458402 741210 2454592 737400 2450782 Z M 782168 2426970 C 800265 2436495 815505 2445067 834555 2453640 832650 2454592 830745 2455545 827888 2457450 807885 2447925 786930 2437447 766928 2427922 772643 2427922 776453 2427922 782168 2426970 Z M 588810 2362200 C 620242 2375535 636435 2387917 653580 2398395 657390 2403157 669772 2412682 666915 2413635 655485 2407920 645007 2403157 636435 2397442 627862 2392680 620242 2387917 613575 2383155 601192 2374582 593572 2367915 588810 2362200 Z M 702387 2337759 L 702396 2338030 705613 2341924 705967 2340292 Z M 2093409 2275234 L 2089950 2275522 C 2073757 2288857 2052802 2303145 2032800 2316480 2012797 2329815 1991842 2340292 1976602 2346960 1964220 2354580 1950885 2362200 1936597 2370772 1928977 2373630 1922310 2377440 1914690 2380297 1907070 2383155 1899450 2386012 1891830 2389822 1886115 2394585 1874685 2399347 1864207 2404110 1853730 2408872 1844205 2412682 1843252 2416492 1833727 2420302 1823250 2425065 1812772 2428875 1802295 2433637 1791817 2436495 1781340 2440305 1779435 2442210 1775625 2446020 1772767 2448877 1768005 2450782 1764195 2451735 1759432 2453640 1748002 2456497 1736572 2457450 1726095 2459355 1710855 2464117 1696567 2468880 1683232 2472690 1669897 2476500 1656562 2480310 1644180 2485072 1630845 2489835 1616557 2492692 1601317 2497455 1586077 2502217 1568932 2506980 1547977 2510790 1498447 2513647 1480350 2519362 1472730 2523172 1471777 2524125 1471777 2525077 1470825 2526030 L 1434646 2535075 1435583 2535555 1475761 2525510 1476540 2523172 C 1484160 2518410 1503210 2513647 1551788 2510790 1571790 2506980 1588935 2502217 1605128 2497455 1620368 2492692 1634655 2489835 1647990 2485072 1661325 2481262 1673708 2477452 1687043 2472690 1700378 2468880 1713713 2464117 1729905 2459355 1741335 2457450 1752765 2456497 1763243 2453640 L 1740675 2467181 1741335 2466975 C 1748955 2462212 1758480 2456497 1765148 2452687 1769910 2450782 1773720 2449830 1778483 2447925 L 1779371 2447679 1785150 2441257 C 1795628 2437447 1806105 2433637 1816583 2429827 1827060 2425065 1837538 2421255 1847063 2417445 1848015 2413635 1857540 2409825 1868018 2405062 1878495 2400300 1889925 2395537 1895640 2390775 1903260 2387917 1910880 2385060 1918500 2381250 L 1934176 2374435 1942313 2368867 C 1955648 2360295 1969935 2352675 1982318 2345055 1997558 2339340 2017560 2327910 2038515 2314575 Z M 460060 2262062 L 463676 2265164 464911 2265793 Z M 2099802 2237197 L 2099475 2237422 2099475 2237694 2100989 2237910 2101380 2237422 Z M 2120380 2222979 L 2114756 2226864 2113762 2227897 2117618 2225429 Z M 382287 2175002 L 418261 2217358 389737 2183129 Z M 2187820 2174974 L 2187735 2175004 2187105 2179320 C 2179485 2186940 2176627 2191702 2171865 2196465 2168055 2201227 2163292 2206942 2153767 2216467 L 2154858 2216216 2171865 2197417 C 2175675 2192655 2179485 2187892 2187105 2180272 2188296 2177177 2188475 2175510 2187820 2174974 Z M 475386 2153525 L 477272 2155822 477367 2155507 Z M 334493 2131694 C 337350 2128837 346875 2133599 359258 2147887 L 360474 2149319 371759 2151816 C 377593 2155745 385451 2163127 397357 2175509 409740 2185987 423075 2195512 432600 2204084 442125 2212657 447840 2220277 447840 2225039 450697 2228849 452602 2231707 456412 2235517 468795 2245994 479272 2255519 492607 2265997 489750 2269807 484987 2271712 482130 2274569 L 448422 2237115 446888 2237422 478787 2272865 482130 2274569 C 484988 2271712 488798 2268854 492608 2265997 521183 2290762 551663 2315527 583095 2337434 577380 2339339 572618 2341244 564998 2343149 567855 2345054 568808 2346007 571665 2347912 562140 2347912 554520 2348864 544995 2348864 539280 2345054 533565 2341244 527850 2337434 522135 2333624 517373 2328862 511658 2325052 498323 2313622 484035 2303144 471653 2291714 459270 2280284 446888 2268854 434505 2258377 422123 2246947 411645 2235517 400215 2225039 394500 2219324 388785 2213609 384023 2208847 379260 2203132 373545 2197417 368783 2191702 369735 2189797 379260 2195512 374498 2184082 381165 2189797 387833 2195512 393548 2201227 401168 2206942 407835 2212657 414503 2217419 423075 2226944 431648 2235517 440220 2245042 L 442406 2246917 414503 2217419 C 407835 2211704 401168 2206942 394500 2201227 387833 2195512 382118 2189797 375450 2184082 368783 2175509 361163 2166937 354495 2158364 347828 2149792 341160 2140267 334493 2131694 Z M 2432850 1980247 L 2432367 1980454 2421964 2005422 Z M 2422850 1860918 L 2397608 1897379 C 2392845 1904999 2389035 1912619 2385225 1920239 2380463 1927859 2376653 1934527 2372843 1941194 2363318 1954529 2353793 1967864 2343315 1980247 2334743 1993582 2327123 2005964 2317598 2019299 2309978 2029777 2302358 2040254 2294738 2050732 L 2292832 2051897 2291272 2054208 2293785 2052637 C 2301405 2042160 2309025 2031682 2316645 2021205 2325218 2007870 2333790 1995487 2342363 1982152 2352840 1969770 2362365 1956435 2371890 1943100 2375700 1936432 2380463 1929765 2384273 1922145 2388083 1914525 2392845 1906905 2396655 1899285 2405228 1884045 2414753 1870710 2422373 1862137 Z M 2521433 1847850 C 2518575 1860232 2514765 1871662 2509050 1884997 2503335 1897380 2496668 1910715 2487143 1925002 2479523 1940242 2471903 1954530 2465235 1965960 2457615 1977390 2450948 1985962 2445233 1991677 L 2458568 1965007 C 2461425 1956435 2466188 1947862 2469998 1938337 2473808 1932622 2475713 1928812 2478570 1924050 2482380 1917382 2486190 1911667 2490000 1905000 2493810 1898332 2496668 1892617 2500478 1885950 2507145 1873567 2514765 1861185 2521433 1847850 Z M 2459780 1766202 L 2436660 1806892 2436235 1807870 2459520 1766887 Z M 2472460 1674043 L 2444672 1749965 C 2427321 1790989 2407787 1830865 2386218 1869449 L 2377660 1882980 2377605 1883092 C 2373795 1892617 2366175 1905000 2357602 1917382 2349030 1929765 2341410 1943100 2337600 1954530 2330932 1963102 2322360 1972627 2314740 1983105 2307120 1993582 2300452 2005012 2295690 2015490 2268067 2053590 2223300 2102167 2183295 2142172 2170912 2152650 2158530 2163127 2146147 2173605 L 2142583 2176315 2141046 2177871 2125512 2190534 2112810 2205037 C 2097570 2217420 2082330 2228850 2066137 2240280 L 2058824 2244900 2038960 2261093 2036092 2262956 2031847 2266950 C 2019465 2275522 2007082 2284095 1994700 2291715 1982317 2299335 1969935 2306955 1957552 2314575 L 1953300 2316730 1928148 2333067 1920351 2337000 1912785 2342197 C 1905165 2346960 1896592 2351722 1887067 2356485 L 1863038 2365909 1809483 2392922 C 1768715 2410756 1726785 2426426 1683836 2439784 L 1596280 2462297 1667040 2448877 C 1671802 2447924 1675612 2446972 1680375 2446019 1690852 2437447 1711807 2432684 1723237 2430779 1732762 2427922 1742287 2425064 1749907 2422207 1761337 2411729 1783245 2406014 1792770 2400299 1808962 2394584 1825155 2388869 1841347 2383154 L 1872470 2370949 1886115 2363152 1898496 2359343 1915642 2349817 1920147 2346686 1931835 2335530 C 1939455 2330767 1948980 2325052 1957552 2320290 L 1986810 2305948 1997557 2299334 C 2009940 2291714 2022322 2283142 2034705 2274569 2037562 2268854 2044230 2264092 2050897 2259329 2057565 2254567 2064232 2249804 2068995 2247899 2084235 2236469 2100427 2225039 2115667 2212657 2121382 2199322 2139480 2187892 2149005 2181224 2161387 2170747 2173770 2160269 2186152 2149792 2226157 2109787 2270925 2061209 2298547 2023109 L 2314015 1996814 2314740 1994534 C 2322360 1983104 2331885 1969769 2339505 1956434 2342363 1952624 2344268 1948814 2347125 1945004 L 2357257 1930951 2360460 1925002 C 2369032 1912619 2375700 1900237 2380462 1890712 2395702 1864042 2407132 1837372 2419515 1809749 2430945 1782127 2443327 1754504 2457615 1723072 2459044 1714500 2464759 1699974 2468807 1687829 Z M 2576677 1589722 L 2573820 1591627 2573820 1591627 Z M 2585674 1533271 L 2585332 1534956 2588107 1538287 C 2590965 1541145 2593822 1544955 2596680 1547812 2598585 1545907 2600490 1544002 2602395 1544002 L 2602539 1543271 2598585 1545907 C 2594775 1544002 2591918 1540192 2589060 1537334 Z M 2577184 1425070 L 2576519 1425107 2575314 1425174 2575725 1429702 C 2575725 1438275 2575725 1444942 2574773 1453515 2573820 1458277 2572868 1462087 2570963 1467802 2563343 1480185 2555723 1492567 2548103 1503997 2546198 1515427 2545245 1524952 2542388 1535430 L 2536673 1545907 C 2533815 1561147 2530958 1575435 2527148 1591627 2523338 1604010 2520480 1615440 2516670 1627822 2512860 1640205 2510003 1651635 2505240 1663065 2503335 1672590 2501430 1681162 2498573 1690687 2496668 1700212 2494763 1709737 2490953 1719262 L 2497030 1709810 2502383 1689734 C 2503335 1679257 2505240 1670684 2507145 1661159 2510955 1649729 2514765 1637347 2518575 1625917 2522385 1613534 2525243 1602104 2529053 1589722 2532863 1574482 2534768 1560194 2538578 1544002 L 2544293 1533524 C 2547150 1523047 2548103 1513522 2550008 1502092 2557628 1489709 2565248 1478279 2572868 1465897 2568105 1490662 2563343 1514474 2557628 1539239 2555723 1562099 2542388 1593532 2546198 1600199 2537625 1626869 2530005 1652587 2520480 1678304 L 2515393 1686218 2513218 1698069 C 2512146 1704261 2510479 1710690 2506193 1718310 2492858 1737360 2486190 1756410 2479523 1776412 2475713 1785937 2471903 1796415 2467140 1806892 2465235 1812607 2462378 1817370 2459520 1823085 2456663 1828800 2453805 1834515 2449995 1840230 2441423 1855470 2432850 1871662 2424278 1885950 2417610 1903095 2406180 1914525 2396655 1930717 2389035 1948815 2375700 1970722 2361413 1990725 2347125 2010727 2332838 2031682 2322360 2049780 2313788 2061210 2305215 2072640 2296643 2083117 2287118 2093595 2278545 2104072 2269020 2115502 2266163 2120265 2262353 2124075 2259495 2128837 2255685 2133600 2252828 2137410 2249018 2142172 2243303 2146935 2237588 2151697 2232825 2155507 L 2206342 2184829 2207107 2187892 C 2195677 2200275 2188057 2208847 2179485 2216467 2169960 2223135 2159482 2229802 2149957 2237422 L 2126145 2256472 2103587 2272957 2107095 2272665 2131860 2254567 2155673 2235517 C 2165198 2228850 2175675 2222182 2185200 2214562 2192820 2206942 2201393 2198370 2212823 2185987 2212823 2185035 2212823 2184082 2211870 2182177 2221395 2172652 2229968 2163127 2238540 2152650 2243303 2148840 2249018 2144077 2254733 2139315 2257590 2135505 2261400 2130742 2265210 2125980 2268068 2121217 2271878 2116455 2274735 2112645 2284260 2102167 2292833 2090737 2302358 2080260 2310930 2069782 2319503 2058352 2328075 2046922 2338553 2028825 2352840 2007870 2367128 1987867 2381415 1966912 2394750 1945957 2402370 1927860 2411895 1911667 2423325 1900237 2429993 1883092 2438565 1868805 2447138 1851660 2455710 1837372 2459520 1831657 2462378 1825942 2465235 1820227 2468093 1814512 2469998 1808797 2472855 1804035 2477618 1793557 2481428 1783080 2485238 1773555 2492858 1753552 2499525 1734502 2511908 1715452 2520480 1700212 2518575 1688782 2522385 1676400 2532863 1650682 2539530 1624965 2548103 1598295 2544293 1590675 2557628 1560195 2559533 1537335 2565248 1513522 2570010 1488757 2574773 1463992 L 2578209 1451109 2575725 1450657 C 2576677 1443037 2576677 1436370 2576677 1426845 Z M 2597632 1404937 L 2586541 1451152 2586542 1451152 2597633 1404938 Z M 2606205 1395412 C 2604300 1399222 2602395 1402080 2600490 1407795 L 2599181 1433750 C 2599062 1441132 2599062 1448276 2598585 1458277 L 2589060 1487586 2589060 1490934 2600490 1458277 C 2601443 1438274 2600490 1429702 2602395 1407794 L 2606836 1398173 Z M 2565247 1354454 L 2559006 1369207 2556675 1390650 2553670 1380633 2552571 1382047 2555723 1392555 C 2554770 1397317 2554770 1402080 2553818 1407795 2555723 1410652 2556675 1415415 2557628 1420177 L 2560581 1420013 2558580 1413509 C 2559532 1407794 2559532 1403032 2560485 1398269 2562390 1384934 2563342 1369694 2565247 1354454 Z M 2645258 1328737 C 2646210 1329689 2646210 1329689 2647163 1329689 2647163 1345882 2646210 1359217 2646210 1369694 2646210 1380172 2647163 1388744 2647163 1397317 2648115 1413509 2647163 1425892 2644305 1447799 2645258 1453514 2643353 1463039 2641448 1476374 2638590 1488757 2635733 1503997 2632875 1518284 2631923 1529714 2631923 1542097 2630018 1553527 2623350 1574482 2622398 1591627 2615730 1618297 2610968 1637347 2607158 1656397 2602395 1674494 2590965 1685924 2591918 1668779 2578583 1684972 2578583 1684019 2579535 1680209 2580488 1679257 2581440 1664017 2577630 1661160 2584298 1639252 2589060 1625917 2594775 1611630 2598585 1597342 L 2610015 1590675 2610015 1590674 C 2618588 1552574 2615730 1544002 2622398 1518284 2624303 1506854 2627160 1495424 2629065 1483994 2630970 1472564 2632875 1460182 2634780 1448752 2636685 1437322 2637638 1425892 2639543 1415414 2640495 1404937 2641448 1394459 2641448 1383982 2640495 1376362 2641448 1366837 2642400 1357312 2643353 1352549 2643353 1347787 2644305 1343024 2644305 1338262 2645258 1333499 2645258 1328737 Z M 134151 887095 L 134625 887332 134670 887199 Z M 191618 750570 C 176378 775335 173520 782955 170663 789622 164948 795337 160185 801052 153518 803910 L 153477 804822 151819 841286 151867 841199 153518 804862 C 159233 801052 164948 795337 170663 790574 173520 783907 177330 776287 191618 751522 L 192332 751998 192689 751284 Z M 203047 667702 C 199237 670560 194475 673417 189712 677227 183045 689610 178282 700087 169710 719137 L 174286 722798 174435 722155 170663 719137 C 179235 700087 183998 689609 190665 677227 L 202473 668793 Z M 276390 613410 L 275187 614373 270080 634008 C 268770 638413 267818 641033 266865 643890 230670 692467 209715 757237 179235 803910 175425 816292 171615 829627 166852 842962 162090 856297 159232 869632 155422 882967 145897 911542 131610 942022 130657 966787 124942 985837 119227 1004887 114465 1023937 111607 1038225 109702 1052512 106845 1066800 L 103035 1088707 C 102082 1096327 101130 1102995 100177 1110615 97320 1130617 93510 1149667 91605 1169670 90652 1182052 89700 1192530 88747 1205865 89700 1215390 91605 1224915 93510 1243965 L 95742 1223205 95415 1216342 C 96367 1203007 98272 1188719 99225 1176337 101130 1156334 104940 1137284 107797 1117282 L 114596 1109123 124469 1043051 123990 1031557 133400 1004580 138999 981931 137325 985837 C 135420 984885 133515 983932 131610 983932 126847 996315 122085 1010602 117322 1024890 117322 1031557 117322 1039177 118275 1047750 115417 1062990 113512 1076325 111607 1091565 111607 1093470 110655 1096327 110655 1099185 106845 1102995 104940 1106805 101130 1110615 102082 1102995 103035 1096327 103987 1088707 L 107797 1066800 C 110655 1052512 112560 1038225 115417 1023937 121132 1004887 126847 985837 131610 966787 132562 942022 146850 912495 156375 882967 160185 869632 163042 856297 167805 842962 171615 829627 176377 817245 180187 803910 210667 757237 230670 692467 267817 643890 269722 637222 271627 633412 276390 613410 Z M 293536 518160 L 293535 518160 298297 521970 298297 521969 Z M 465169 382550 L 464986 382696 464430 383325 456651 391477 454684 394338 453399 395790 C 451546 398815 450698 401003 447840 403860 428790 425767 408788 447675 389738 472440 384023 479107 378308 484822 373545 491490 367830 498157 363068 504825 357353 511492 L 285752 590631 358305 510540 C 364020 503872 368782 497205 374497 490537 380212 483870 385927 478155 390690 471487 409740 446722 429742 425767 448792 402907 L 454684 394338 464430 383325 Z M 489348 316869 C 487763 316669 484470 318176 481127 319733 L 475013 322003 473558 323849 C 469748 326707 465938 329564 463080 333374 453555 339089 445935 343852 436410 350519 L 418313 370522 401168 390524 C 397358 393382 394500 396239 389738 401002 L 389350 400516 378546 413504 C 374736 418862 369735 425768 360210 436245 L 330683 468630 335445 474344 335536 474264 331635 469582 C 341160 459105 352590 447675 361162 437197 380212 416242 381165 409575 390690 401002 395452 396240 399262 393382 402120 390525 L 419265 370522 437362 350520 C 446887 344805 454507 340042 464032 333375 467842 330517 471652 326707 474510 323850 476415 324326 481654 321469 485940 319564 L 489548 318444 Z M 1868970 144780 C 1890877 153352 1906117 160020 1917547 166687 1928977 172402 1935645 178117 1938502 183832 1920405 174307 1904212 167640 1891830 160972 1879447 154305 1871827 148590 1868970 144780 Z M 1710855 75247 C 1719427 75247 1733715 78104 1748955 83819 1765147 90487 1783245 100012 1802295 110489 1750860 94297 1716570 83819 1710855 75247 Z M 1137451 68937 C 1133641 68580 1127926 69056 1117448 71437 1104113 73342 1088873 75247 1074585 77152 1061250 80010 1046010 83820 1032675 86677 1026960 88582 1021245 90487 1014578 92392 1007910 94297 1001243 96202 993623 98107 L 947769 107115 939330 110490 C 920280 117157 900278 122872 881228 130492 862178 138112 843128 144780 824078 153352 809790 160020 796455 165735 784073 171450 775500 173355 765975 178117 757403 181927 734543 190500 713588 201930 691680 212407 681203 218122 670725 225742 660248 232410 649770 239077 639293 245745 629768 252412 618338 263842 597383 280035 581190 288607 565950 300037 550710 312420 535470 324802 L 491713 362974 495465 367665 C 497370 366713 500764 364272 504752 361295 L 512657 355403 541185 330517 C 556425 318134 571665 306704 586905 294322 603097 285749 623100 269557 635482 258127 645960 251459 655485 244792 665962 238124 676440 231457 685965 224789 697395 218122 719302 207644 741210 196214 763117 187642 771690 183832 781215 179069 788835 174307 801217 168592 815505 162877 828840 156209 847890 147637 866940 140969 885990 133349 905040 125729 925042 120014 944092 113347 L 968499 108553 980289 104524 1140765 69904 Z M 1478088 48458 C 1484636 48815 1491780 49530 1498447 50482 1511782 52387 1523212 56197 1526070 60007 1520355 59055 1514640 58102 1505115 57150 1495590 56197 1482255 53340 1461300 48577 1465586 48101 1471539 48101 1478088 48458 Z M 1588935 40957 C 1602270 41909 1614652 42862 1627987 43814 1644180 48577 1659420 56197 1675612 62864 1652752 60007 1631797 55244 1616557 52387 1601317 48577 1590840 44767 1588935 40957 Z M 1270324 40719 C 1233653 40957 1196981 42862 1160310 46672 1135545 47624 1109827 52387 1084110 57149 1071727 59054 1059345 62864 1047915 66674 1036485 70484 1026007 74294 1016482 78104 1001242 80009 987907 81914 972667 83819 914565 101917 859320 123824 806932 147637 786930 155257 765975 165734 746925 174307 741210 176212 734542 179069 728827 180974 723112 183832 717397 186689 712635 189547 702157 195262 691680 200977 682155 205739 663105 216217 647865 225742 634530 230504 619290 239077 610717 248602 598335 259079 555472 283844 517372 318134 493560 340994 L 471664 360034 450243 379593 450697 380047 C 388785 439102 334492 503872 285915 573404 271627 593407 260197 607694 252577 619124 244957 630554 240195 639127 237337 646747 232575 655319 226860 663892 222097 672464 212572 690562 203047 708659 193522 725804 L 162439 774785 162090 776287 C 158280 784860 155422 795337 151612 804862 148755 810577 146850 814387 143992 818197 L 142087 820102 133634 848201 C 132087 855345 131610 860584 131610 864870 131610 873442 132562 879157 129705 888682 124942 902017 121132 914400 116370 927735 112560 941070 107797 953452 103987 966787 99225 986790 95415 1004887 90652 1023937 87795 1042035 85890 1059180 83032 1076325 80175 1093470 79222 1111567 78270 1128712 81127 1115377 83032 1102995 84937 1092517 L 85555 1089530 86842 1075372 C 89700 1058227 91605 1040130 94462 1022985 L 96848 1023781 97055 1022896 94463 1022032 C 99225 1002029 103035 983932 107798 964882 111608 951547 115418 938212 120180 925829 L 133454 886956 132563 886777 C 135420 877252 134468 871537 134468 862965 134468 854392 135420 842010 144945 818197 146850 814387 148755 809625 152565 804862 L 152821 804166 163043 776287 C 173520 759142 183045 742950 194475 726757 204000 708660 212573 690562 223050 673417 227813 665797 233528 656272 238290 647700 241148 640080 245910 631507 253530 620077 261150 608647 272580 594360 286868 574357 335445 503872 389738 440055 451650 381000 466890 367665 479273 354330 495465 340995 519278 318135 557378 283845 600240 259080 612623 249555 621195 239077 636435 230505 649770 225742 665010 216217 684060 205740 693585 200977 704063 195262 714540 189547 720255 186690 725018 183832 730733 180975 736448 178117 742163 176212 748830 174307 767880 164782 788835 155257 808838 147637 860273 123825 916470 101917 974573 83820 989813 81915 1003148 80010 1018388 78105 1027913 74295 1038390 70485 1049820 66675 1061250 62865 1073633 59055 1086015 57150 1111733 52387 1138403 47625 1162215 46672 1198887 43338 1235558 41433 1272229 41076 L 1360655 44043 Z M 1404150 0 C 1418437 952 1434630 1905 1448917 2857 1465110 3810 1480350 5715 1494637 7620 1509877 8572 1518450 11430 1525117 15240 1531785 19050 1536547 22860 1545120 24765 1558455 24765 1552740 17145 1569885 20002 1582267 21907 1594650 25717 1607032 28575 1614652 30480 1622272 33337 1629892 35242 1629892 35242 1629892 36195 1628940 36195 1629892 39052 1628940 40957 1627987 42862 1614652 41910 1602270 40957 1588935 40005 1584172 39052 1580362 38100 1575600 36195 1570837 35242 1567027 34290 1562265 33337 1553692 31432 1545120 29527 1536547 27622 1527975 25717 1519402 23812 1510830 21907 1502257 20955 1493685 19050 1484160 18097 L 1454633 18097 C 1446060 18097 1437488 18097 1430820 18097 1416533 18097 1405103 18097 1393673 18097 L 1391928 17540 1375575 25717 C 1367002 28574 1391767 30479 1381290 35242 1401292 39052 1421295 42862 1438440 46672 L 1413008 47116 1413437 47149 C 1423677 47863 1433202 48101 1440345 46672 1447965 47625 1455585 48577 1463205 49530 1484160 54292 1497495 56197 1507020 58102 1516545 60007 1522260 60007 1527975 60960 1539405 63817 1551788 66675 1563218 68580 1575600 70485 1587030 74295 1599413 76200 1610843 79057 1623225 81915 1634655 84772 L 1669898 95250 1687043 100012 1704188 105727 1704409 105929 1716704 108049 C 1727330 110549 1739921 114716 1746499 119121 L 1750661 125427 1751813 125730 C 1760385 129540 1769910 133350 1778483 136207 1786103 139065 1793723 141922 1801343 145732 1808963 149542 1816583 152400 1824203 156210 1828013 159067 1833728 161925 1841348 165735 1845158 167640 1848968 169545 1852778 171450 1856588 173355 1861350 175260 1865160 178117 1882305 186690 1899450 195262 1907070 201930 1924215 213360 1942313 223837 1960410 236220 1968983 241935 1978508 248602 1988033 255270 L 1988833 255841 2002949 264417 C 2327259 483516 2540483 854556 2540483 1275397 L 2540081 1283368 2550960 1284922 C 2554770 1287779 2557627 1289684 2561437 1292542 2562390 1303019 2564295 1305877 2566200 1318259 2571915 1329689 2578582 1339214 2584297 1348739 L 2591918 1349432 2591918 1342072 2599661 1320563 2599537 1316355 C 2602395 1287780 2604300 1288732 2607157 1290637 2610967 1289685 2614777 1289685 2617635 1290637 2623350 1286827 2628112 1282065 2633827 1280160 2634780 1294447 2634780 1306830 2635732 1322070 2633827 1328737 2632875 1335405 2630970 1342072 2629065 1348740 2627160 1355407 2625255 1361122 2624302 1371600 2623350 1382077 2622397 1392555 L 2621445 1408747 C 2620492 1414462 2620492 1419225 2619540 1424940 L 2615479 1427648 2615730 1428749 2619621 1426155 2621445 1410652 2622397 1394460 C 2623350 1383982 2624302 1373505 2625255 1363027 2627160 1357312 2629065 1350645 2630970 1343977 2632875 1337310 2634780 1330642 2635732 1323975 2638590 1325880 2640495 1327785 2643352 1329690 2643352 1334452 2643352 1339215 2642400 1343977 2641447 1348740 2641447 1353502 2640495 1358265 2639542 1367790 2638590 1376362 2639542 1384935 2638590 1394460 2638590 1404937 2637637 1416367 2635732 1426845 2634780 1438275 2632875 1449705 2630970 1461135 2630017 1472565 2627160 1484947 2625255 1496377 2622397 1507807 2620492 1519237 2613825 1544955 2615730 1553527 2608110 1591627 2604300 1593532 2600490 1595437 2596680 1598295 2592870 1611630 2587155 1626870 2582392 1640205 2575725 1662112 2580487 1664970 2578582 1680210 2577630 1682115 2576677 1684972 2576677 1685925 2570962 1701165 2565247 1716405 2560485 1729740 2558580 1731645 2557627 1732597 2555722 1733550 2549055 1748790 2542387 1764982 2535720 1780222 2543340 1764982 2550007 1748790 2556675 1733550 2558580 1731645 2559532 1731645 2561437 1729740 2553817 1770697 2541435 1796415 2530957 1816417 2525242 1820227 2519527 1823085 2514765 1824990 L 2511407 1831707 2511908 1832609 C 2512860 1830704 2513813 1827847 2515718 1824989 2520480 1823084 2526195 1820227 2531910 1816417 2532863 1826894 2525243 1840229 2520480 1848802 2513813 1862137 2506193 1874519 2499525 1886902 2495715 1893569 2492858 1899284 2489048 1905952 2485238 1912619 2481428 1918334 2477618 1925002 2474760 1928812 2472855 1933574 2469045 1939289 2465235 1948814 2461425 1957387 2456663 1966912 L 2443328 1993582 C 2436660 2003107 2429993 2013584 2422373 2022157 2415705 2030729 2408085 2040254 2401418 2048827 L 2402291 2047029 2378557 2079307 C 2372842 2073592 2341410 2118360 2327122 2135505 L 2316996 2151085 2327122 2136457 C 2341410 2120264 2372842 2075497 2378557 2080259 2375700 2100262 2348077 2125979 2339505 2139314 2331885 2148363 2325456 2155031 2319383 2160389 L 2303230 2172263 2302357 2173605 2292258 2181374 2291880 2184082 C 2277592 2199322 2263305 2215515 2247112 2229802 2231872 2245042 2216632 2260282 2199487 2273617 L 2197285 2275215 2181390 2295524 C 2169960 2306002 2156625 2314574 2143290 2324099 L 2107681 2350806 2107553 2350961 2143290 2325052 C 2155672 2315527 2169007 2306002 2181390 2296477 2173770 2309812 2163292 2318384 2149957 2327909 2139004 2337911 2131146 2341959 2124359 2344578 L 2106651 2352057 2106142 2352675 C 2099475 2357437 2093760 2361247 2087092 2365057 L 2079914 2368384 2061852 2383036 C 2055184 2388156 2049469 2392204 2044230 2395537 2034705 2403157 2027085 2407920 2017560 2412682 2019465 2409825 2014703 2411730 2008988 2413635 L 1999460 2417870 1997979 2418995 2009940 2414587 C 2015655 2412682 2019465 2410777 2018513 2413635 2011845 2423160 1998510 2431732 1984223 2439352 1976603 2443162 1969935 2446972 1962315 2450783 1954695 2454592 1947075 2457450 1940408 2461260 L 1924934 2463581 1922310 2465070 C 1898497 2476500 1874685 2486025 1849920 2496502 L 1846229 2497341 1824203 2511742 C 1829918 2512695 1832775 2513647 1836585 2515552 1819440 2530792 1796580 2533650 1790865 2535555 1791818 2531745 1793723 2526982 1794675 2522220 1789913 2524125 1785150 2526030 1779435 2527935 1774673 2529840 1769910 2530792 1765148 2532697 1755623 2535555 1745145 2538412 1735620 2542222 L 1731675 2537487 1717522 2540317 C 1711807 2541270 1706092 2543175 1700377 2544127 1688947 2546985 1676565 2550795 1665135 2552700 L 1663973 2553240 1697520 2545079 C 1703235 2543174 1708950 2542222 1714665 2541269 1720380 2540317 1725142 2538412 1728952 2538412 1729905 2540317 1731810 2542222 1734667 2543174 1745145 2540317 1754670 2537459 1764195 2533649 1768957 2531744 1773720 2530792 1778482 2528887 1783245 2526982 1788007 2525077 1793722 2523172 1792770 2526982 1790865 2531744 1789912 2536507 1776577 2543174 1763242 2548889 1749907 2555557 L 1747946 2555008 1720380 2566034 C 1711808 2568892 1704188 2570797 1697520 2572702 1683233 2576512 1672755 2578417 1663230 2581274 1663707 2578893 1657754 2578893 1649062 2580084 L 1619428 2585850 1618462 2587942 C 1593697 2593657 1566075 2598419 1539405 2603182 1530832 2602229 1531785 2600324 1521307 2598419 1516545 2598419 1511782 2598419 1506067 2598419 1498447 2601277 1488922 2604134 1479397 2606992 1470825 2607944 1463205 2608897 1455585 2608897 1447965 2608897 1440345 2609849 1431772 2609849 L 1429185 2608741 1407484 2612588 C 1399626 2612707 1391768 2611278 1381290 2607944 1381290 2607944 1382243 2606992 1382243 2606992 1384148 2605087 1385100 2603182 1387005 2600324 1379385 2599372 1371765 2598419 1365098 2597467 1367955 2595562 1372718 2593657 1375575 2591752 1386053 2591752 1396530 2591752 1407008 2590799 1417485 2589847 1427010 2589847 1437488 2589847 L 1481302 2590799 1511782 2587942 C 1531785 2584132 1550835 2579369 1568932 2575559 1585125 2570797 1596555 2568892 1607032 2566987 1617510 2566034 1627035 2566034 1635607 2566034 L 1637595 2565111 1609890 2566035 C 1599412 2566987 1587030 2569845 1571790 2574607 1553692 2578417 1534642 2583180 1514640 2586990 1505115 2587942 1495590 2588895 1484160 2589847 1470825 2589847 1455585 2589847 1440345 2588895 1430820 2588895 1420342 2589847 1409865 2589847 1399387 2590800 1388910 2590800 1378432 2590800 1377480 2588895 1378432 2587942 1379385 2586990 1381290 2584132 1384147 2581275 1386052 2577465 1479397 2573655 1585125 2555557 1679422 2528887 1748955 2508885 1814677 2485072 1878495 2453640 1893735 2445067 1911832 2435542 1930882 2426017 1940407 2421255 1950885 2416492 1960410 2410777 1969935 2405062 1980412 2400300 1990890 2394585 2010892 2383155 2029942 2371725 2048040 2360295 2066137 2347912 2081377 2336482 2093760 2325052 2122335 2304097 2150910 2283142 2179485 2258377 2187105 2251710 2195677 2245995 2203297 2239327 2210917 2232660 2218537 2225992 2226157 2219325 2238540 2208847 2249017 2199322 2260447 2187892 2265210 2179320 2270925 2171700 2274735 2164080 L 2295258 2145267 2295423 2144085 2275688 2162175 C 2271878 2169795 2266163 2177415 2261400 2185987 2249970 2197417 2239493 2206942 2227110 2217420 2219490 2224087 2211870 2230755 2204250 2237422 2196630 2244090 2189010 2249805 2180438 2256472 2151863 2280285 2124240 2302192 2094713 2323147 2082330 2334577 2066138 2346960 2048993 2358390 2030895 2369820 2011845 2382202 1991843 2392680 1981365 2398395 1971840 2403157 1961363 2408872 1951838 2414587 1941360 2419350 1931835 2424112 1912785 2433637 1894688 2443162 1879448 2451735 1815630 2482215 1749908 2506027 1680375 2526982 1586078 2553652 1480350 2571750 1387005 2575560 1379385 2575560 1370813 2575560 1365098 2575560 1364145 2572702 1362240 2570797 1362240 2567940 1358430 2566035 1348905 2566987 1339380 2566987 1330808 2569845 1319378 2572702 1318425 2575560 1294613 2576512 1275563 2576512 1257465 2576512 1240320 2575560 1226033 2574607 1212698 2574607 1205078 2573655 1198410 2572702 1190790 2572702 1183170 2571750 1175550 2570797 1168883 2568892 L 1182080 2554816 1179360 2555557 1130192 2546452 1127925 2546985 C 1090778 2541270 1060298 2535555 1033628 2529840 1020293 2526982 1007910 2524125 996480 2522220 985050 2519362 974573 2517457 964095 2516505 951713 2510790 938378 2505075 925043 2498407 911708 2493645 897420 2487930 876465 2480310 859320 2473642 842175 2466975 825983 2460307 830745 2455545 832650 2454592 834555 2453640 846938 2456497 858368 2458402 869798 2460307 875513 2465070 880275 2468880 885038 2473642 898373 2476500 912660 2482215 937425 2488882 975525 2503170 1006958 2509837 1041248 2515552 1049820 2517457 1058393 2518410 1066965 2520315 1075538 2521267 1085063 2523172 1094588 2525077 1104113 2526982 1114590 2528887 1125068 2531745 L 1158657 2539008 1161262 2538412 C 1171740 2540317 1181265 2541270 1192695 2543175 1193647 2542222 1193647 2542222 1193647 2541270 1208887 2542222 1225080 2542222 1239367 2543175 1242225 2543175 1246035 2544127 1246987 2544127 1271752 2545080 1294612 2544127 1317472 2544127 1335570 2545080 1352715 2545080 1368907 2546032 1389862 2545080 1410817 2542222 1429867 2541270 1432725 2541270 1436535 2541270 1437487 2541270 1438440 2544127 1440345 2546032 1440345 2548890 1468920 2546985 1486065 2544127 1500352 2541270 1514640 2539365 1525117 2536507 1540357 2531745 1547977 2530792 1555597 2529840 1563217 2527935 1567980 2526982 1572742 2526982 1577505 2526030 1588935 2523172 1598460 2521267 1608937 2518410 1617510 2516505 1626082 2514600 1634655 2512695 1643227 2510790 1651800 2507932 1660372 2506027 L 1707545 2497863 1713713 2495550 C 1697520 2498407 1680375 2501265 1664183 2504122 1655610 2506027 1647038 2508885 1638465 2510790 1629893 2512695 1621320 2514600 1612748 2516505 1601318 2519362 1592745 2521267 1581315 2524125 1576553 2525077 1571790 2525077 1567028 2526030 1559408 2526982 1551788 2527935 1544168 2529840 1517498 2532697 1498448 2533650 1482255 2535555 1467015 2537460 1454633 2539365 1440345 2539365 1438440 2539365 1435583 2539365 1432725 2539365 1413675 2541270 1392720 2544127 1371765 2544127 1355573 2543175 1338428 2543175 1320330 2542222 1297470 2542222 1274610 2543175 1249845 2542222 1247940 2542222 1245083 2541270 1242225 2541270 1231748 2537460 1224128 2533650 1212698 2528887 1207935 2532697 1201268 2535555 1196505 2539365 L 1196464 2539447 1209840 2530792 C 1221270 2535554 1229843 2539364 1239368 2543174 1224128 2543174 1207935 2542222 1193648 2541269 L 1194008 2541036 1164120 2536507 C 1151738 2533650 1140308 2531745 1128878 2528887 1118400 2526030 1107923 2524125 1098398 2522220 1088873 2520315 1079348 2519362 1070775 2517457 1062203 2515552 1053630 2514600 1045058 2512695 1010768 2506980 979335 2500312 941235 2486025 916470 2480310 902183 2474595 888848 2470785 883133 2466975 878370 2462212 873608 2457450 862178 2455545 850748 2453640 838365 2450782 820268 2442210 804075 2433637 785978 2424112 780263 2424112 776453 2425065 770738 2425065 751688 2415540 734543 2406967 716445 2397442 713588 2391727 709778 2386012 706920 2380297 706920 2380297 707873 2380297 708825 2379345 719303 2386012 730733 2391727 742163 2397442 753593 2403157 764070 2408872 775500 2415540 779310 2413635 782168 2411730 785025 2409825 766928 2401252 755498 2391727 745973 2384107 736448 2376487 726923 2371725 713588 2369820 686918 2350770 678345 2350770 668820 2344102 655485 2335530 643103 2327910 630720 2319337 600240 2302192 608813 2320290 570713 2293620 563093 2287905 556425 2282190 547853 2274570 549758 2274570 551663 2273617 552615 2272665 561188 2275522 567855 2277427 575475 2279332 559283 2261235 556425 2253615 527850 2229802 518325 2222182 509753 2214562 501180 2207895 492608 2200275 484035 2193607 476415 2185987 470700 2180272 455460 2174557 444983 2160270 428790 2143125 415455 2126932 399263 2109787 L 396126 2099983 386880 2090737 C 376403 2080260 365925 2068830 355448 2056447 353543 2049780 339255 2031682 351638 2039302 346875 2033587 343065 2026920 339255 2022157 L 337780 2019844 323062 2009774 C 311632 1996439 302107 1982152 294487 1968817 286867 1954529 281152 1941194 278295 1930717 L 276390 1930717 C 268770 1917382 261150 1903095 254483 1888807 247815 1874520 240195 1861185 233528 1846897 225908 1830705 218288 1814512 211620 1798320 204953 1782127 198285 1764982 191618 1748790 199238 1759267 205905 1769745 211620 1782127 217335 1794510 223050 1807845 231623 1824037 235433 1829752 236385 1839277 238290 1846897 L 241046 1850938 237654 1833303 228809 1817250 214411 1784874 197332 1756409 C 190665 1737359 183045 1718309 176377 1699259 L 158424 1640674 152529 1623596 C 142540 1590017 133959 1555831 126853 1521108 L 115498 1446707 115417 1448752 C 115417 1453515 115417 1457325 116370 1463992 118275 1475422 120180 1486852 121132 1499235 123037 1511617 124942 1524000 126847 1535430 122085 1526857 120180 1515427 117322 1503997 115417 1491615 113512 1478280 110655 1463992 105892 1463992 104940 1463992 103035 1463992 102082 1453515 101130 1443990 98272 1427797 96367 1420177 93510 1412557 91605 1404937 89700 1397317 87795 1389697 85890 1383030 80175 1376362 75412 1371600 69697 1365885 67792 1365885 66840 1365885 64935 1365885 63030 1360170 61125 1351597 60172 1342072 59220 1332547 58267 1322070 58267 1311592 58267 1291590 59220 1273492 62077 1268730 63030 1263015 63030 1258252 63982 1253490 L 67226 1243037 65649 1219200 C 65887 1207294 66839 1194911 67792 1183957 L 71602 1176814 71602 1172527 C 69697 1178242 66840 1182052 63982 1186815 62077 1183005 59220 1181100 57315 1177290 53505 1171575 54457 1120140 44932 1160145 L 42670 1146572 42075 1147762 C 41122 1160145 39217 1173480 38265 1185862 37312 1198245 35407 1211580 35407 1223962 34455 1233487 33502 1243965 32550 1253490 L 32550 1314449 C 32550 1324927 32550 1335404 33502 1345882 34455 1356359 35407 1366837 35407 1377314 31597 1378267 32550 1413509 26835 1406842 25882 1406842 25882 1406842 24930 1406842 19215 1385887 19215 1367789 19215 1349692 19215 1331594 22072 1313497 19215 1290637 20167 1274444 22072 1260157 23977 1244917 L 32546 1253485 24930 1243965 C 23025 1234440 23025 1223962 23025 1209675 23025 1195387 23977 1178242 24930 1157287 24930 1152525 25882 1147762 25882 1143000 26835 1135380 27787 1126807 28740 1119187 32550 1105852 36360 1089660 40170 1076325 L 45865 1047851 43980 1041082 C 42075 1053465 39217 1064895 37312 1079182 33502 1092517 29692 1108710 25882 1122045 24930 1129665 23977 1138237 23025 1145857 23025 1150620 22072 1155382 22072 1160145 22072 1181100 21120 1198245 20167 1212532 20167 1226820 21120 1237297 22072 1246822 20167 1263015 18262 1277302 17310 1292542 20167 1315402 17310 1333500 17310 1351597 17310 1369695 17310 1387792 23025 1408747 23025 1408747 23977 1408747 24930 1408747 28740 1426845 32550 1443990 37312 1463040 38265 1475422 41122 1486852 43980 1507807 48742 1524000 53505 1539240 58267 1553527 60410 1580673 74876 1623893 80770 1651843 L 82734 1670685 86843 1670685 C 97320 1697355 103988 1711642 107798 1721167 112560 1730692 114465 1737360 115418 1746885 111608 1745932 106845 1736407 101130 1724977 95415 1713547 90653 1700212 85890 1690687 81128 1678305 89700 1712595 84938 1700212 L 76651 1674524 70650 1675447 C 67792 1667827 65887 1660207 63982 1653540 53505 1643062 45885 1621155 41122 1601152 36360 1581150 32550 1562100 26835 1554480 22072 1537335 22072 1519237 25882 1515427 23977 1500187 21120 1484947 19215 1469707 17310 1454467 16357 1439227 14452 1423987 10642 1412557 6832 1403032 3975 1390650 -1740 1325880 -2693 1250632 10642 1213485 11595 1197292 12547 1177290 17310 1167765 15405 1159192 13500 1151572 11595 1143000 13500 1126807 11595 1089660 23025 1074420 23977 1067752 24930 1062990 25882 1058227 27787 1034415 29692 1018222 33502 1002982 40170 989647 48742 967740 53505 962977 58267 973455 46837 1000125 48742 1017270 L 53503 1007964 56362 985718 C 58267 975597 59696 966311 57315 961072 60172 949642 63030 941069 65887 929639 70650 914399 74460 898207 79222 882014 83985 865822 89700 849629 95415 833437 L 96628 832072 103988 793432 C 107798 785812 111608 775334 114465 765809 118275 756284 123038 748664 126848 742949 135420 726757 142088 710564 151613 695324 158280 680084 164948 667702 171615 652462 172568 639127 191618 614362 200190 597217 204953 591502 210668 585787 221145 573404 227813 559117 233528 548639 238290 540067 243053 531494 247815 525779 252578 519112 258293 513397 266865 503872 267818 511492 268770 510539 270675 507682 271628 505777 276390 495299 281153 485774 286868 475297 296393 464819 307823 446722 316395 441007 309966 453151 316932 450829 317199 455339 L 315045 461363 345922 429577 C 348780 423862 354495 417195 361162 409575 367830 402907 375450 396240 381165 390525 L 382889 392440 382118 391477 C 390690 382904 398310 374332 406883 366712 414503 359092 423075 351472 431648 343852 442125 333374 448793 324802 458318 315277 470700 305752 484035 296227 495465 287654 508800 277177 522135 267652 535470 258127 L 559389 241440 575475 226694 C 585000 220979 594525 215264 604050 209549 613575 203834 624052 199072 634530 193357 L 638565 191282 648937 181094 C 654771 176688 661201 172402 665963 168592 673583 162877 679298 160496 684656 159067 L 697880 156023 700252 154304 C 782167 109537 869797 74294 959332 49529 L 968945 47439 995527 38099 C 1001719 36194 1008148 35003 1013863 34408 L 1023424 34327 1026960 33337 C 1097445 17144 1169835 7619 1244130 4762 1262704 5238 1283897 4762 1305804 4524 1327712 4285 1350334 4285 1371765 5714 L 1372993 6635 1405103 2857 C 1415580 4762 1425105 5714 1434630 7619 1444155 9524 1453680 10477 1464158 13334 L 1479392 16797 1463205 12382 C 1453680 10477 1443202 8572 1433677 6667 1424152 4762 1414627 3810 1404150 1905 1404150 1905 1404150 952 1404150 0 Z N"><draw:equation draw:name="f0" draw:formula="1439383*logwidth/2647519"/><draw:equation draw:name="f1" draw:formula="2598425*logheight/2612594"/><draw:equation draw:name="f2" draw:formula="1427010*logwidth/2647519"/><draw:equation draw:name="f3" draw:formula="2605087*logheight/2612594"/><draw:equation draw:name="f4" draw:formula="1427751*logwidth/2647519"/><draw:equation draw:name="f5" draw:formula="2605405*logheight/2612594"/><draw:equation draw:name="f6" draw:formula="1542263*logwidth/2647519"/><draw:equation draw:name="f7" draw:formula="2530792*logheight/2612594"/><draw:equation draw:name="f8" draw:formula="1502258*logwidth/2647519"/><draw:equation draw:name="f9" draw:formula="2540317*logheight/2612594"/><draw:equation draw:name="f10" draw:formula="1442250*logwidth/2647519"/><draw:equation draw:name="f11" draw:formula="2547937*logheight/2612594"/><draw:equation draw:name="f12" draw:formula="1439393*logwidth/2647519"/><draw:equation draw:name="f13" draw:formula="2540317*logheight/2612594"/><draw:equation draw:name="f14" draw:formula="1481303*logwidth/2647519"/><draw:equation draw:name="f15" draw:formula="2536507*logheight/2612594"/><draw:equation draw:name="f16" draw:formula="1542263*logwidth/2647519"/><draw:equation draw:name="f17" draw:formula="2530792*logheight/2612594"/><draw:equation draw:name="f18" draw:formula="1646324*logwidth/2647519"/><draw:equation draw:name="f19" draw:formula="2520821*logheight/2612594"/><draw:equation draw:name="f20" draw:formula="1643880*logwidth/2647519"/><draw:equation draw:name="f21" draw:formula="2521511*logheight/2612594"/><draw:equation draw:name="f22" draw:formula="1645133*logwidth/2647519"/><draw:equation draw:name="f23" draw:formula="2521267*logheight/2612594"/><draw:equation draw:name="f24" draw:formula="899801*logwidth/2647519"/><draw:equation draw:name="f25" draw:formula="2506503*logheight/2612594"/><draw:equation draw:name="f26" draw:formula="942187*logwidth/2647519"/><draw:equation draw:name="f27" draw:formula="2517457*logheight/2612594"/><draw:equation draw:name="f28" draw:formula="960285*logwidth/2647519"/><draw:equation draw:name="f29" draw:formula="2518409*logheight/2612594"/><draw:equation draw:name="f30" draw:formula="1010767*logwidth/2647519"/><draw:equation draw:name="f31" draw:formula="2543175*logheight/2612594"/><draw:equation draw:name="f32" draw:formula="1033627*logwidth/2647519"/><draw:equation draw:name="f33" draw:formula="2547937*logheight/2612594"/><draw:equation draw:name="f34" draw:formula="1035057*logwidth/2647519"/><draw:equation draw:name="f35" draw:formula="2548414*logheight/2612594"/><draw:equation draw:name="f36" draw:formula="1040295*logwidth/2647519"/><draw:equation draw:name="f37" draw:formula="2543175*logheight/2612594"/><draw:equation draw:name="f38" draw:formula="1060297*logwidth/2647519"/><draw:equation draw:name="f39" draw:formula="2548890*logheight/2612594"/><draw:equation draw:name="f40" draw:formula="1080300*logwidth/2647519"/><draw:equation draw:name="f41" draw:formula="2553652*logheight/2612594"/><draw:equation draw:name="f42" draw:formula="1119713*logwidth/2647519"/><draw:equation draw:name="f43" draw:formula="2562818*logheight/2612594"/><draw:equation draw:name="f44" draw:formula="1120305*logwidth/2647519"/><draw:equation draw:name="f45" draw:formula="2562225*logheight/2612594"/><draw:equation draw:name="f46" draw:formula="1166025*logwidth/2647519"/><draw:equation draw:name="f47" draw:formula="2569845*logheight/2612594"/><draw:equation draw:name="f48" draw:formula="1187932*logwidth/2647519"/><draw:equation draw:name="f49" draw:formula="2573655*logheight/2612594"/><draw:equation draw:name="f50" draw:formula="1209840*logwidth/2647519"/><draw:equation draw:name="f51" draw:formula="2575560*logheight/2612594"/><draw:equation draw:name="f52" draw:formula="1254607*logwidth/2647519"/><draw:equation draw:name="f53" draw:formula="2577465*logheight/2612594"/><draw:equation draw:name="f54" draw:formula="1315567*logwidth/2647519"/><draw:equation draw:name="f55" draw:formula="2576512*logheight/2612594"/><draw:equation draw:name="f56" draw:formula="1318213*logwidth/2647519"/><draw:equation draw:name="f57" draw:formula="2576512*logheight/2612594"/><draw:equation draw:name="f58" draw:formula="1324140*logwidth/2647519"/><draw:equation draw:name="f59" draw:formula="2573178*logheight/2612594"/><draw:equation draw:name="f60" draw:formula="1337475*logwidth/2647519"/><draw:equation draw:name="f61" draw:formula="2568892*logheight/2612594"/><draw:equation draw:name="f62" draw:formula="1351048*logwidth/2647519"/><draw:equation draw:name="f63" draw:formula="2568654*logheight/2612594"/><draw:equation draw:name="f64" draw:formula="1360335*logwidth/2647519"/><draw:equation draw:name="f65" draw:formula="2569844*logheight/2612594"/><draw:equation draw:name="f66" draw:formula="1362835*logwidth/2647519"/><draw:equation draw:name="f67" draw:formula="2576512*logheight/2612594"/><draw:equation draw:name="f68" draw:formula="1384147*logwidth/2647519"/><draw:equation draw:name="f69" draw:formula="2576512*logheight/2612594"/><draw:equation draw:name="f70" draw:formula="1377480*logwidth/2647519"/><draw:equation draw:name="f71" draw:formula="2586037*logheight/2612594"/><draw:equation draw:name="f72" draw:formula="1373670*logwidth/2647519"/><draw:equation draw:name="f73" draw:formula="2590800*logheight/2612594"/><draw:equation draw:name="f74" draw:formula="1361287*logwidth/2647519"/><draw:equation draw:name="f75" draw:formula="2596515*logheight/2612594"/><draw:equation draw:name="f76" draw:formula="1338427*logwidth/2647519"/><draw:equation draw:name="f77" draw:formula="2596515*logheight/2612594"/><draw:equation draw:name="f78" draw:formula="1308900*logwidth/2647519"/><draw:equation draw:name="f79" draw:formula="2594610*logheight/2612594"/><draw:equation draw:name="f80" draw:formula="1245082*logwidth/2647519"/><draw:equation draw:name="f81" draw:formula="2592705*logheight/2612594"/><draw:equation draw:name="f82" draw:formula="1197457*logwidth/2647519"/><draw:equation draw:name="f83" draw:formula="2588895*logheight/2612594"/><draw:equation draw:name="f84" draw:formula="1155547*logwidth/2647519"/><draw:equation draw:name="f85" draw:formula="2583180*logheight/2612594"/><draw:equation draw:name="f86" draw:formula="1113637*logwidth/2647519"/><draw:equation draw:name="f87" draw:formula="2576512*logheight/2612594"/><draw:equation draw:name="f88" draw:formula="1049820*logwidth/2647519"/><draw:equation draw:name="f89" draw:formula="2566987*logheight/2612594"/><draw:equation draw:name="f90" draw:formula="1000290*logwidth/2647519"/><draw:equation draw:name="f91" draw:formula="2550795*logheight/2612594"/><draw:equation draw:name="f92" draw:formula="1000863*logwidth/2647519"/><draw:equation draw:name="f93" draw:formula="2550379*logheight/2612594"/><draw:equation draw:name="f94" draw:formula="971715*logwidth/2647519"/><draw:equation draw:name="f95" draw:formula="2541270*logheight/2612594"/><draw:equation draw:name="f96" draw:formula="945997*logwidth/2647519"/><draw:equation draw:name="f97" draw:formula="2529840*logheight/2612594"/><draw:equation draw:name="f98" draw:formula="916470*logwidth/2647519"/><draw:equation draw:name="f99" draw:formula="2520315*logheight/2612594"/><draw:equation draw:name="f100" draw:formula="885990*logwidth/2647519"/><draw:equation draw:name="f101" draw:formula="2509837*logheight/2612594"/><draw:equation draw:name="f102" draw:formula="899801*logwidth/2647519"/><draw:equation draw:name="f103" draw:formula="2506503*logheight/2612594"/><draw:equation draw:name="f104" draw:formula="1460492*logwidth/2647519"/><draw:equation draw:name="f105" draw:formula="2486082*logheight/2612594"/><draw:equation draw:name="f106" draw:formula="1445939*logwidth/2647519"/><draw:equation draw:name="f107" draw:formula="2488303*logheight/2612594"/><draw:equation draw:name="f108" draw:formula="1345293*logwidth/2647519"/><draw:equation draw:name="f109" draw:formula="2493385*logheight/2612594"/><draw:equation draw:name="f110" draw:formula="1378432*logwidth/2647519"/><draw:equation draw:name="f111" draw:formula="2497454*logheight/2612594"/><draw:equation draw:name="f112" draw:formula="1387005*logwidth/2647519"/><draw:equation draw:name="f113" draw:formula="2495549*logheight/2612594"/><draw:equation draw:name="f114" draw:formula="1446060*logwidth/2647519"/><draw:equation draw:name="f115" draw:formula="2488882*logheight/2612594"/><draw:equation draw:name="f116" draw:formula="1455778*logwidth/2647519"/><draw:equation draw:name="f117" draw:formula="2486992*logheight/2612594"/><draw:equation draw:name="f118" draw:formula="1550918*logwidth/2647519"/><draw:equation draw:name="f119" draw:formula="2472281*logheight/2612594"/><draw:equation draw:name="f120" draw:formula="1501488*logwidth/2647519"/><draw:equation draw:name="f121" draw:formula="2479825*logheight/2612594"/><draw:equation draw:name="f122" draw:formula="1518450*logwidth/2647519"/><draw:equation draw:name="f123" draw:formula="2480309*logheight/2612594"/><draw:equation draw:name="f124" draw:formula="1542858*logwidth/2647519"/><draw:equation draw:name="f125" draw:formula="2475785*logheight/2612594"/><draw:equation draw:name="f126" draw:formula="1731355*logwidth/2647519"/><draw:equation draw:name="f127" draw:formula="2470078*logheight/2612594"/><draw:equation draw:name="f128" draw:formula="1576323*logwidth/2647519"/><draw:equation draw:name="f129" draw:formula="2511364*logheight/2612594"/><draw:equation draw:name="f130" draw:formula="1654777*logwidth/2647519"/><draw:equation draw:name="f131" draw:formula="2493883*logheight/2612594"/><draw:equation draw:name="f132" draw:formula="737400*logwidth/2647519"/><draw:equation draw:name="f133" draw:formula="2450782*logheight/2612594"/><draw:equation draw:name="f134" draw:formula="846937*logwidth/2647519"/><draw:equation draw:name="f135" draw:formula="2497454*logheight/2612594"/><draw:equation draw:name="f136" draw:formula="885990*logwidth/2647519"/><draw:equation draw:name="f137" draw:formula="2509837*logheight/2612594"/><draw:equation draw:name="f138" draw:formula="915517*logwidth/2647519"/><draw:equation draw:name="f139" draw:formula="2520314*logheight/2612594"/><draw:equation draw:name="f140" draw:formula="945045*logwidth/2647519"/><draw:equation draw:name="f141" draw:formula="2529839*logheight/2612594"/><draw:equation draw:name="f142" draw:formula="970762*logwidth/2647519"/><draw:equation draw:name="f143" draw:formula="2541269*logheight/2612594"/><draw:equation draw:name="f144" draw:formula="965047*logwidth/2647519"/><draw:equation draw:name="f145" draw:formula="2546032*logheight/2612594"/><draw:equation draw:name="f146" draw:formula="949807*logwidth/2647519"/><draw:equation draw:name="f147" draw:formula="2543174*logheight/2612594"/><draw:equation draw:name="f148" draw:formula="895515*logwidth/2647519"/><draw:equation draw:name="f149" draw:formula="2523172*logheight/2612594"/><draw:equation draw:name="f150" draw:formula="868845*logwidth/2647519"/><draw:equation draw:name="f151" draw:formula="2512694*logheight/2612594"/><draw:equation draw:name="f152" draw:formula="842175*logwidth/2647519"/><draw:equation draw:name="f153" draw:formula="2501264*logheight/2612594"/><draw:equation draw:name="f154" draw:formula="806932*logwidth/2647519"/><draw:equation draw:name="f155" draw:formula="2488882*logheight/2612594"/><draw:equation draw:name="f156" draw:formula="776452*logwidth/2647519"/><draw:equation draw:name="f157" draw:formula="2475547*logheight/2612594"/><draw:equation draw:name="f158" draw:formula="752640*logwidth/2647519"/><draw:equation draw:name="f159" draw:formula="2463164*logheight/2612594"/><draw:equation draw:name="f160" draw:formula="737400*logwidth/2647519"/><draw:equation draw:name="f161" draw:formula="2450782*logheight/2612594"/><draw:equation draw:name="f162" draw:formula="782168*logwidth/2647519"/><draw:equation draw:name="f163" draw:formula="2426970*logheight/2612594"/><draw:equation draw:name="f164" draw:formula="834555*logwidth/2647519"/><draw:equation draw:name="f165" draw:formula="2453640*logheight/2612594"/><draw:equation draw:name="f166" draw:formula="827888*logwidth/2647519"/><draw:equation draw:name="f167" draw:formula="2457450*logheight/2612594"/><draw:equation draw:name="f168" draw:formula="766928*logwidth/2647519"/><draw:equation draw:name="f169" draw:formula="2427922*logheight/2612594"/><draw:equation draw:name="f170" draw:formula="782168*logwidth/2647519"/><draw:equation draw:name="f171" draw:formula="2426970*logheight/2612594"/><draw:equation draw:name="f172" draw:formula="588810*logwidth/2647519"/><draw:equation draw:name="f173" draw:formula="2362200*logheight/2612594"/><draw:equation draw:name="f174" draw:formula="653580*logwidth/2647519"/><draw:equation draw:name="f175" draw:formula="2398395*logheight/2612594"/><draw:equation draw:name="f176" draw:formula="666915*logwidth/2647519"/><draw:equation draw:name="f177" draw:formula="2413635*logheight/2612594"/><draw:equation draw:name="f178" draw:formula="636435*logwidth/2647519"/><draw:equation draw:name="f179" draw:formula="2397442*logheight/2612594"/><draw:equation draw:name="f180" draw:formula="613575*logwidth/2647519"/><draw:equation draw:name="f181" draw:formula="2383155*logheight/2612594"/><draw:equation draw:name="f182" draw:formula="588810*logwidth/2647519"/><draw:equation draw:name="f183" draw:formula="2362200*logheight/2612594"/><draw:equation draw:name="f184" draw:formula="702387*logwidth/2647519"/><draw:equation draw:name="f185" draw:formula="2337759*logheight/2612594"/><draw:equation draw:name="f186" draw:formula="702396*logwidth/2647519"/><draw:equation draw:name="f187" draw:formula="2338030*logheight/2612594"/><draw:equation draw:name="f188" draw:formula="705613*logwidth/2647519"/><draw:equation draw:name="f189" draw:formula="2341924*logheight/2612594"/><draw:equation draw:name="f190" draw:formula="705967*logwidth/2647519"/><draw:equation draw:name="f191" draw:formula="2340292*logheight/2612594"/><draw:equation draw:name="f192" draw:formula="2093409*logwidth/2647519"/><draw:equation draw:name="f193" draw:formula="2275234*logheight/2612594"/><draw:equation draw:name="f194" draw:formula="2089950*logwidth/2647519"/><draw:equation draw:name="f195" draw:formula="2275522*logheight/2612594"/><draw:equation draw:name="f196" draw:formula="2032800*logwidth/2647519"/><draw:equation draw:name="f197" draw:formula="2316480*logheight/2612594"/><draw:equation draw:name="f198" draw:formula="1976602*logwidth/2647519"/><draw:equation draw:name="f199" draw:formula="2346960*logheight/2612594"/><draw:equation draw:name="f200" draw:formula="1936597*logwidth/2647519"/><draw:equation draw:name="f201" draw:formula="2370772*logheight/2612594"/><draw:equation draw:name="f202" draw:formula="1914690*logwidth/2647519"/><draw:equation draw:name="f203" draw:formula="2380297*logheight/2612594"/><draw:equation draw:name="f204" draw:formula="1891830*logwidth/2647519"/><draw:equation draw:name="f205" draw:formula="2389822*logheight/2612594"/><draw:equation draw:name="f206" draw:formula="1864207*logwidth/2647519"/><draw:equation draw:name="f207" draw:formula="2404110*logheight/2612594"/><draw:equation draw:name="f208" draw:formula="1843252*logwidth/2647519"/><draw:equation draw:name="f209" draw:formula="2416492*logheight/2612594"/><draw:equation draw:name="f210" draw:formula="1812772*logwidth/2647519"/><draw:equation draw:name="f211" draw:formula="2428875*logheight/2612594"/><draw:equation draw:name="f212" draw:formula="1781340*logwidth/2647519"/><draw:equation draw:name="f213" draw:formula="2440305*logheight/2612594"/><draw:equation draw:name="f214" draw:formula="1772767*logwidth/2647519"/><draw:equation draw:name="f215" draw:formula="2448877*logheight/2612594"/><draw:equation draw:name="f216" draw:formula="1759432*logwidth/2647519"/><draw:equation draw:name="f217" draw:formula="2453640*logheight/2612594"/><draw:equation draw:name="f218" draw:formula="1726095*logwidth/2647519"/><draw:equation draw:name="f219" draw:formula="2459355*logheight/2612594"/><draw:equation draw:name="f220" draw:formula="1683232*logwidth/2647519"/><draw:equation draw:name="f221" draw:formula="2472690*logheight/2612594"/><draw:equation draw:name="f222" draw:formula="1644180*logwidth/2647519"/><draw:equation draw:name="f223" draw:formula="2485072*logheight/2612594"/><draw:equation draw:name="f224" draw:formula="1601317*logwidth/2647519"/><draw:equation draw:name="f225" draw:formula="2497455*logheight/2612594"/><draw:equation draw:name="f226" draw:formula="1547977*logwidth/2647519"/><draw:equation draw:name="f227" draw:formula="2510790*logheight/2612594"/><draw:equation draw:name="f228" draw:formula="1472730*logwidth/2647519"/><draw:equation draw:name="f229" draw:formula="2523172*logheight/2612594"/><draw:equation draw:name="f230" draw:formula="1470825*logwidth/2647519"/><draw:equation draw:name="f231" draw:formula="2526030*logheight/2612594"/><draw:equation draw:name="f232" draw:formula="1434646*logwidth/2647519"/><draw:equation draw:name="f233" draw:formula="2535075*logheight/2612594"/><draw:equation draw:name="f234" draw:formula="1435583*logwidth/2647519"/><draw:equation draw:name="f235" draw:formula="2535555*logheight/2612594"/><draw:equation draw:name="f236" draw:formula="1475761*logwidth/2647519"/><draw:equation draw:name="f237" draw:formula="2525510*logheight/2612594"/><draw:equation draw:name="f238" draw:formula="1476540*logwidth/2647519"/><draw:equation draw:name="f239" draw:formula="2523172*logheight/2612594"/><draw:equation draw:name="f240" draw:formula="1551788*logwidth/2647519"/><draw:equation draw:name="f241" draw:formula="2510790*logheight/2612594"/><draw:equation draw:name="f242" draw:formula="1605128*logwidth/2647519"/><draw:equation draw:name="f243" draw:formula="2497455*logheight/2612594"/><draw:equation draw:name="f244" draw:formula="1647990*logwidth/2647519"/><draw:equation draw:name="f245" draw:formula="2485072*logheight/2612594"/><draw:equation draw:name="f246" draw:formula="1687043*logwidth/2647519"/><draw:equation draw:name="f247" draw:formula="2472690*logheight/2612594"/><draw:equation draw:name="f248" draw:formula="1729905*logwidth/2647519"/><draw:equation draw:name="f249" draw:formula="2459355*logheight/2612594"/><draw:equation draw:name="f250" draw:formula="1763243*logwidth/2647519"/><draw:equation draw:name="f251" draw:formula="2453640*logheight/2612594"/><draw:equation draw:name="f252" draw:formula="1740675*logwidth/2647519"/><draw:equation draw:name="f253" draw:formula="2467181*logheight/2612594"/><draw:equation draw:name="f254" draw:formula="1741335*logwidth/2647519"/><draw:equation draw:name="f255" draw:formula="2466975*logheight/2612594"/><draw:equation draw:name="f256" draw:formula="1765148*logwidth/2647519"/><draw:equation draw:name="f257" draw:formula="2452687*logheight/2612594"/><draw:equation draw:name="f258" draw:formula="1778483*logwidth/2647519"/><draw:equation draw:name="f259" draw:formula="2447925*logheight/2612594"/><draw:equation draw:name="f260" draw:formula="1779371*logwidth/2647519"/><draw:equation draw:name="f261" draw:formula="2447679*logheight/2612594"/><draw:equation draw:name="f262" draw:formula="1785150*logwidth/2647519"/><draw:equation draw:name="f263" draw:formula="2441257*logheight/2612594"/><draw:equation draw:name="f264" draw:formula="1816583*logwidth/2647519"/><draw:equation draw:name="f265" draw:formula="2429827*logheight/2612594"/><draw:equation draw:name="f266" draw:formula="1847063*logwidth/2647519"/><draw:equation draw:name="f267" draw:formula="2417445*logheight/2612594"/><draw:equation draw:name="f268" draw:formula="1868018*logwidth/2647519"/><draw:equation draw:name="f269" draw:formula="2405062*logheight/2612594"/><draw:equation draw:name="f270" draw:formula="1895640*logwidth/2647519"/><draw:equation draw:name="f271" draw:formula="2390775*logheight/2612594"/><draw:equation draw:name="f272" draw:formula="1918500*logwidth/2647519"/><draw:equation draw:name="f273" draw:formula="2381250*logheight/2612594"/><draw:equation draw:name="f274" draw:formula="1934176*logwidth/2647519"/><draw:equation draw:name="f275" draw:formula="2374435*logheight/2612594"/><draw:equation draw:name="f276" draw:formula="1942313*logwidth/2647519"/><draw:equation draw:name="f277" draw:formula="2368867*logheight/2612594"/><draw:equation draw:name="f278" draw:formula="1982318*logwidth/2647519"/><draw:equation draw:name="f279" draw:formula="2345055*logheight/2612594"/><draw:equation draw:name="f280" draw:formula="2038515*logwidth/2647519"/><draw:equation draw:name="f281" draw:formula="2314575*logheight/2612594"/><draw:equation draw:name="f282" draw:formula="460060*logwidth/2647519"/><draw:equation draw:name="f283" draw:formula="2262062*logheight/2612594"/><draw:equation draw:name="f284" draw:formula="463676*logwidth/2647519"/><draw:equation draw:name="f285" draw:formula="2265164*logheight/2612594"/><draw:equation draw:name="f286" draw:formula="464911*logwidth/2647519"/><draw:equation draw:name="f287" draw:formula="2265793*logheight/2612594"/><draw:equation draw:name="f288" draw:formula="2099802*logwidth/2647519"/><draw:equation draw:name="f289" draw:formula="2237197*logheight/2612594"/><draw:equation draw:name="f290" draw:formula="2099475*logwidth/2647519"/><draw:equation draw:name="f291" draw:formula="2237422*logheight/2612594"/><draw:equation draw:name="f292" draw:formula="2099475*logwidth/2647519"/><draw:equation draw:name="f293" draw:formula="2237694*logheight/2612594"/><draw:equation draw:name="f294" draw:formula="2100989*logwidth/2647519"/><draw:equation draw:name="f295" draw:formula="2237910*logheight/2612594"/><draw:equation draw:name="f296" draw:formula="2101380*logwidth/2647519"/><draw:equation draw:name="f297" draw:formula="2237422*logheight/2612594"/><draw:equation draw:name="f298" draw:formula="2120380*logwidth/2647519"/><draw:equation draw:name="f299" draw:formula="2222979*logheight/2612594"/><draw:equation draw:name="f300" draw:formula="2114756*logwidth/2647519"/><draw:equation draw:name="f301" draw:formula="2226864*logheight/2612594"/><draw:equation draw:name="f302" draw:formula="2113762*logwidth/2647519"/><draw:equation draw:name="f303" draw:formula="2227897*logheight/2612594"/><draw:equation draw:name="f304" draw:formula="2117618*logwidth/2647519"/><draw:equation draw:name="f305" draw:formula="2225429*logheight/2612594"/><draw:equation draw:name="f306" draw:formula="382287*logwidth/2647519"/><draw:equation draw:name="f307" draw:formula="2175002*logheight/2612594"/><draw:equation draw:name="f308" draw:formula="418261*logwidth/2647519"/><draw:equation draw:name="f309" draw:formula="2217358*logheight/2612594"/><draw:equation draw:name="f310" draw:formula="389737*logwidth/2647519"/><draw:equation draw:name="f311" draw:formula="2183129*logheight/2612594"/><draw:equation draw:name="f312" draw:formula="2187820*logwidth/2647519"/><draw:equation draw:name="f313" draw:formula="2174974*logheight/2612594"/><draw:equation draw:name="f314" draw:formula="2187735*logwidth/2647519"/><draw:equation draw:name="f315" draw:formula="2175004*logheight/2612594"/><draw:equation draw:name="f316" draw:formula="2187105*logwidth/2647519"/><draw:equation draw:name="f317" draw:formula="2179320*logheight/2612594"/><draw:equation draw:name="f318" draw:formula="2171865*logwidth/2647519"/><draw:equation draw:name="f319" draw:formula="2196465*logheight/2612594"/><draw:equation draw:name="f320" draw:formula="2153767*logwidth/2647519"/><draw:equation draw:name="f321" draw:formula="2216467*logheight/2612594"/><draw:equation draw:name="f322" draw:formula="2154858*logwidth/2647519"/><draw:equation draw:name="f323" draw:formula="2216216*logheight/2612594"/><draw:equation draw:name="f324" draw:formula="2171865*logwidth/2647519"/><draw:equation draw:name="f325" draw:formula="2197417*logheight/2612594"/><draw:equation draw:name="f326" draw:formula="2187105*logwidth/2647519"/><draw:equation draw:name="f327" draw:formula="2180272*logheight/2612594"/><draw:equation draw:name="f328" draw:formula="2187820*logwidth/2647519"/><draw:equation draw:name="f329" draw:formula="2174974*logheight/2612594"/><draw:equation draw:name="f330" draw:formula="475386*logwidth/2647519"/><draw:equation draw:name="f331" draw:formula="2153525*logheight/2612594"/><draw:equation draw:name="f332" draw:formula="477272*logwidth/2647519"/><draw:equation draw:name="f333" draw:formula="2155822*logheight/2612594"/><draw:equation draw:name="f334" draw:formula="477367*logwidth/2647519"/><draw:equation draw:name="f335" draw:formula="2155507*logheight/2612594"/><draw:equation draw:name="f336" draw:formula="334493*logwidth/2647519"/><draw:equation draw:name="f337" draw:formula="2131694*logheight/2612594"/><draw:equation draw:name="f338" draw:formula="359258*logwidth/2647519"/><draw:equation draw:name="f339" draw:formula="2147887*logheight/2612594"/><draw:equation draw:name="f340" draw:formula="360474*logwidth/2647519"/><draw:equation draw:name="f341" draw:formula="2149319*logheight/2612594"/><draw:equation draw:name="f342" draw:formula="371759*logwidth/2647519"/><draw:equation draw:name="f343" draw:formula="2151816*logheight/2612594"/><draw:equation draw:name="f344" draw:formula="397357*logwidth/2647519"/><draw:equation draw:name="f345" draw:formula="2175509*logheight/2612594"/><draw:equation draw:name="f346" draw:formula="432600*logwidth/2647519"/><draw:equation draw:name="f347" draw:formula="2204084*logheight/2612594"/><draw:equation draw:name="f348" draw:formula="447840*logwidth/2647519"/><draw:equation draw:name="f349" draw:formula="2225039*logheight/2612594"/><draw:equation draw:name="f350" draw:formula="456412*logwidth/2647519"/><draw:equation draw:name="f351" draw:formula="2235517*logheight/2612594"/><draw:equation draw:name="f352" draw:formula="492607*logwidth/2647519"/><draw:equation draw:name="f353" draw:formula="2265997*logheight/2612594"/><draw:equation draw:name="f354" draw:formula="482130*logwidth/2647519"/><draw:equation draw:name="f355" draw:formula="2274569*logheight/2612594"/><draw:equation draw:name="f356" draw:formula="448422*logwidth/2647519"/><draw:equation draw:name="f357" draw:formula="2237115*logheight/2612594"/><draw:equation draw:name="f358" draw:formula="446888*logwidth/2647519"/><draw:equation draw:name="f359" draw:formula="2237422*logheight/2612594"/><draw:equation draw:name="f360" draw:formula="478787*logwidth/2647519"/><draw:equation draw:name="f361" draw:formula="2272865*logheight/2612594"/><draw:equation draw:name="f362" draw:formula="482130*logwidth/2647519"/><draw:equation draw:name="f363" draw:formula="2274569*logheight/2612594"/><draw:equation draw:name="f364" draw:formula="492608*logwidth/2647519"/><draw:equation draw:name="f365" draw:formula="2265997*logheight/2612594"/><draw:equation draw:name="f366" draw:formula="583095*logwidth/2647519"/><draw:equation draw:name="f367" draw:formula="2337434*logheight/2612594"/><draw:equation draw:name="f368" draw:formula="564998*logwidth/2647519"/><draw:equation draw:name="f369" draw:formula="2343149*logheight/2612594"/><draw:equation draw:name="f370" draw:formula="571665*logwidth/2647519"/><draw:equation draw:name="f371" draw:formula="2347912*logheight/2612594"/><draw:equation draw:name="f372" draw:formula="544995*logwidth/2647519"/><draw:equation draw:name="f373" draw:formula="2348864*logheight/2612594"/><draw:equation draw:name="f374" draw:formula="527850*logwidth/2647519"/><draw:equation draw:name="f375" draw:formula="2337434*logheight/2612594"/><draw:equation draw:name="f376" draw:formula="511658*logwidth/2647519"/><draw:equation draw:name="f377" draw:formula="2325052*logheight/2612594"/><draw:equation draw:name="f378" draw:formula="471653*logwidth/2647519"/><draw:equation draw:name="f379" draw:formula="2291714*logheight/2612594"/><draw:equation draw:name="f380" draw:formula="434505*logwidth/2647519"/><draw:equation draw:name="f381" draw:formula="2258377*logheight/2612594"/><draw:equation draw:name="f382" draw:formula="400215*logwidth/2647519"/><draw:equation draw:name="f383" draw:formula="2225039*logheight/2612594"/><draw:equation draw:name="f384" draw:formula="384023*logwidth/2647519"/><draw:equation draw:name="f385" draw:formula="2208847*logheight/2612594"/><draw:equation draw:name="f386" draw:formula="368783*logwidth/2647519"/><draw:equation draw:name="f387" draw:formula="2191702*logheight/2612594"/><draw:equation draw:name="f388" draw:formula="374498*logwidth/2647519"/><draw:equation draw:name="f389" draw:formula="2184082*logheight/2612594"/><draw:equation draw:name="f390" draw:formula="393548*logwidth/2647519"/><draw:equation draw:name="f391" draw:formula="2201227*logheight/2612594"/><draw:equation draw:name="f392" draw:formula="414503*logwidth/2647519"/><draw:equation draw:name="f393" draw:formula="2217419*logheight/2612594"/><draw:equation draw:name="f394" draw:formula="440220*logwidth/2647519"/><draw:equation draw:name="f395" draw:formula="2245042*logheight/2612594"/><draw:equation draw:name="f396" draw:formula="442406*logwidth/2647519"/><draw:equation draw:name="f397" draw:formula="2246917*logheight/2612594"/><draw:equation draw:name="f398" draw:formula="414503*logwidth/2647519"/><draw:equation draw:name="f399" draw:formula="2217419*logheight/2612594"/><draw:equation draw:name="f400" draw:formula="394500*logwidth/2647519"/><draw:equation draw:name="f401" draw:formula="2201227*logheight/2612594"/><draw:equation draw:name="f402" draw:formula="375450*logwidth/2647519"/><draw:equation draw:name="f403" draw:formula="2184082*logheight/2612594"/><draw:equation draw:name="f404" draw:formula="354495*logwidth/2647519"/><draw:equation draw:name="f405" draw:formula="2158364*logheight/2612594"/><draw:equation draw:name="f406" draw:formula="334493*logwidth/2647519"/><draw:equation draw:name="f407" draw:formula="2131694*logheight/2612594"/><draw:equation draw:name="f408" draw:formula="2432850*logwidth/2647519"/><draw:equation draw:name="f409" draw:formula="1980247*logheight/2612594"/><draw:equation draw:name="f410" draw:formula="2432367*logwidth/2647519"/><draw:equation draw:name="f411" draw:formula="1980454*logheight/2612594"/><draw:equation draw:name="f412" draw:formula="2421964*logwidth/2647519"/><draw:equation draw:name="f413" draw:formula="2005422*logheight/2612594"/><draw:equation draw:name="f414" draw:formula="2422850*logwidth/2647519"/><draw:equation draw:name="f415" draw:formula="1860918*logheight/2612594"/><draw:equation draw:name="f416" draw:formula="2397608*logwidth/2647519"/><draw:equation draw:name="f417" draw:formula="1897379*logheight/2612594"/><draw:equation draw:name="f418" draw:formula="2385225*logwidth/2647519"/><draw:equation draw:name="f419" draw:formula="1920239*logheight/2612594"/><draw:equation draw:name="f420" draw:formula="2372843*logwidth/2647519"/><draw:equation draw:name="f421" draw:formula="1941194*logheight/2612594"/><draw:equation draw:name="f422" draw:formula="2343315*logwidth/2647519"/><draw:equation draw:name="f423" draw:formula="1980247*logheight/2612594"/><draw:equation draw:name="f424" draw:formula="2317598*logwidth/2647519"/><draw:equation draw:name="f425" draw:formula="2019299*logheight/2612594"/><draw:equation draw:name="f426" draw:formula="2294738*logwidth/2647519"/><draw:equation draw:name="f427" draw:formula="2050732*logheight/2612594"/><draw:equation draw:name="f428" draw:formula="2292832*logwidth/2647519"/><draw:equation draw:name="f429" draw:formula="2051897*logheight/2612594"/><draw:equation draw:name="f430" draw:formula="2291272*logwidth/2647519"/><draw:equation draw:name="f431" draw:formula="2054208*logheight/2612594"/><draw:equation draw:name="f432" draw:formula="2293785*logwidth/2647519"/><draw:equation draw:name="f433" draw:formula="2052637*logheight/2612594"/><draw:equation draw:name="f434" draw:formula="2316645*logwidth/2647519"/><draw:equation draw:name="f435" draw:formula="2021205*logheight/2612594"/><draw:equation draw:name="f436" draw:formula="2342363*logwidth/2647519"/><draw:equation draw:name="f437" draw:formula="1982152*logheight/2612594"/><draw:equation draw:name="f438" draw:formula="2371890*logwidth/2647519"/><draw:equation draw:name="f439" draw:formula="1943100*logheight/2612594"/><draw:equation draw:name="f440" draw:formula="2384273*logwidth/2647519"/><draw:equation draw:name="f441" draw:formula="1922145*logheight/2612594"/><draw:equation draw:name="f442" draw:formula="2396655*logwidth/2647519"/><draw:equation draw:name="f443" draw:formula="1899285*logheight/2612594"/><draw:equation draw:name="f444" draw:formula="2422373*logwidth/2647519"/><draw:equation draw:name="f445" draw:formula="1862137*logheight/2612594"/><draw:equation draw:name="f446" draw:formula="2521433*logwidth/2647519"/><draw:equation draw:name="f447" draw:formula="1847850*logheight/2612594"/><draw:equation draw:name="f448" draw:formula="2509050*logwidth/2647519"/><draw:equation draw:name="f449" draw:formula="1884997*logheight/2612594"/><draw:equation draw:name="f450" draw:formula="2487143*logwidth/2647519"/><draw:equation draw:name="f451" draw:formula="1925002*logheight/2612594"/><draw:equation draw:name="f452" draw:formula="2465235*logwidth/2647519"/><draw:equation draw:name="f453" draw:formula="1965960*logheight/2612594"/><draw:equation draw:name="f454" draw:formula="2445233*logwidth/2647519"/><draw:equation draw:name="f455" draw:formula="1991677*logheight/2612594"/><draw:equation draw:name="f456" draw:formula="2458568*logwidth/2647519"/><draw:equation draw:name="f457" draw:formula="1965007*logheight/2612594"/><draw:equation draw:name="f458" draw:formula="2469998*logwidth/2647519"/><draw:equation draw:name="f459" draw:formula="1938337*logheight/2612594"/><draw:equation draw:name="f460" draw:formula="2478570*logwidth/2647519"/><draw:equation draw:name="f461" draw:formula="1924050*logheight/2612594"/><draw:equation draw:name="f462" draw:formula="2490000*logwidth/2647519"/><draw:equation draw:name="f463" draw:formula="1905000*logheight/2612594"/><draw:equation draw:name="f464" draw:formula="2500478*logwidth/2647519"/><draw:equation draw:name="f465" draw:formula="1885950*logheight/2612594"/><draw:equation draw:name="f466" draw:formula="2521433*logwidth/2647519"/><draw:equation draw:name="f467" draw:formula="1847850*logheight/2612594"/><draw:equation draw:name="f468" draw:formula="2459780*logwidth/2647519"/><draw:equation draw:name="f469" draw:formula="1766202*logheight/2612594"/><draw:equation draw:name="f470" draw:formula="2436660*logwidth/2647519"/><draw:equation draw:name="f471" draw:formula="1806892*logheight/2612594"/><draw:equation draw:name="f472" draw:formula="2436235*logwidth/2647519"/><draw:equation draw:name="f473" draw:formula="1807870*logheight/2612594"/><draw:equation draw:name="f474" draw:formula="2459520*logwidth/2647519"/><draw:equation draw:name="f475" draw:formula="1766887*logheight/2612594"/><draw:equation draw:name="f476" draw:formula="2472460*logwidth/2647519"/><draw:equation draw:name="f477" draw:formula="1674043*logheight/2612594"/><draw:equation draw:name="f478" draw:formula="2444672*logwidth/2647519"/><draw:equation draw:name="f479" draw:formula="1749965*logheight/2612594"/><draw:equation draw:name="f480" draw:formula="2386218*logwidth/2647519"/><draw:equation draw:name="f481" draw:formula="1869449*logheight/2612594"/><draw:equation draw:name="f482" draw:formula="2377660*logwidth/2647519"/><draw:equation draw:name="f483" draw:formula="1882980*logheight/2612594"/><draw:equation draw:name="f484" draw:formula="2377605*logwidth/2647519"/><draw:equation draw:name="f485" draw:formula="1883092*logheight/2612594"/><draw:equation draw:name="f486" draw:formula="2357602*logwidth/2647519"/><draw:equation draw:name="f487" draw:formula="1917382*logheight/2612594"/><draw:equation draw:name="f488" draw:formula="2337600*logwidth/2647519"/><draw:equation draw:name="f489" draw:formula="1954530*logheight/2612594"/><draw:equation draw:name="f490" draw:formula="2314740*logwidth/2647519"/><draw:equation draw:name="f491" draw:formula="1983105*logheight/2612594"/><draw:equation draw:name="f492" draw:formula="2295690*logwidth/2647519"/><draw:equation draw:name="f493" draw:formula="2015490*logheight/2612594"/><draw:equation draw:name="f494" draw:formula="2183295*logwidth/2647519"/><draw:equation draw:name="f495" draw:formula="2142172*logheight/2612594"/><draw:equation draw:name="f496" draw:formula="2146147*logwidth/2647519"/><draw:equation draw:name="f497" draw:formula="2173605*logheight/2612594"/><draw:equation draw:name="f498" draw:formula="2142583*logwidth/2647519"/><draw:equation draw:name="f499" draw:formula="2176315*logheight/2612594"/><draw:equation draw:name="f500" draw:formula="2141046*logwidth/2647519"/><draw:equation draw:name="f501" draw:formula="2177871*logheight/2612594"/><draw:equation draw:name="f502" draw:formula="2125512*logwidth/2647519"/><draw:equation draw:name="f503" draw:formula="2190534*logheight/2612594"/><draw:equation draw:name="f504" draw:formula="2112810*logwidth/2647519"/><draw:equation draw:name="f505" draw:formula="2205037*logheight/2612594"/><draw:equation draw:name="f506" draw:formula="2066137*logwidth/2647519"/><draw:equation draw:name="f507" draw:formula="2240280*logheight/2612594"/><draw:equation draw:name="f508" draw:formula="2058824*logwidth/2647519"/><draw:equation draw:name="f509" draw:formula="2244900*logheight/2612594"/><draw:equation draw:name="f510" draw:formula="2038960*logwidth/2647519"/><draw:equation draw:name="f511" draw:formula="2261093*logheight/2612594"/><draw:equation draw:name="f512" draw:formula="2036092*logwidth/2647519"/><draw:equation draw:name="f513" draw:formula="2262956*logheight/2612594"/><draw:equation draw:name="f514" draw:formula="2031847*logwidth/2647519"/><draw:equation draw:name="f515" draw:formula="2266950*logheight/2612594"/><draw:equation draw:name="f516" draw:formula="1994700*logwidth/2647519"/><draw:equation draw:name="f517" draw:formula="2291715*logheight/2612594"/><draw:equation draw:name="f518" draw:formula="1957552*logwidth/2647519"/><draw:equation draw:name="f519" draw:formula="2314575*logheight/2612594"/><draw:equation draw:name="f520" draw:formula="1953300*logwidth/2647519"/><draw:equation draw:name="f521" draw:formula="2316730*logheight/2612594"/><draw:equation draw:name="f522" draw:formula="1928148*logwidth/2647519"/><draw:equation draw:name="f523" draw:formula="2333067*logheight/2612594"/><draw:equation draw:name="f524" draw:formula="1920351*logwidth/2647519"/><draw:equation draw:name="f525" draw:formula="2337000*logheight/2612594"/><draw:equation draw:name="f526" draw:formula="1912785*logwidth/2647519"/><draw:equation draw:name="f527" draw:formula="2342197*logheight/2612594"/><draw:equation draw:name="f528" draw:formula="1887067*logwidth/2647519"/><draw:equation draw:name="f529" draw:formula="2356485*logheight/2612594"/><draw:equation draw:name="f530" draw:formula="1863038*logwidth/2647519"/><draw:equation draw:name="f531" draw:formula="2365909*logheight/2612594"/><draw:equation draw:name="f532" draw:formula="1809483*logwidth/2647519"/><draw:equation draw:name="f533" draw:formula="2392922*logheight/2612594"/><draw:equation draw:name="f534" draw:formula="1683836*logwidth/2647519"/><draw:equation draw:name="f535" draw:formula="2439784*logheight/2612594"/><draw:equation draw:name="f536" draw:formula="1596280*logwidth/2647519"/><draw:equation draw:name="f537" draw:formula="2462297*logheight/2612594"/><draw:equation draw:name="f538" draw:formula="1667040*logwidth/2647519"/><draw:equation draw:name="f539" draw:formula="2448877*logheight/2612594"/><draw:equation draw:name="f540" draw:formula="1680375*logwidth/2647519"/><draw:equation draw:name="f541" draw:formula="2446019*logheight/2612594"/><draw:equation draw:name="f542" draw:formula="1723237*logwidth/2647519"/><draw:equation draw:name="f543" draw:formula="2430779*logheight/2612594"/><draw:equation draw:name="f544" draw:formula="1749907*logwidth/2647519"/><draw:equation draw:name="f545" draw:formula="2422207*logheight/2612594"/><draw:equation draw:name="f546" draw:formula="1792770*logwidth/2647519"/><draw:equation draw:name="f547" draw:formula="2400299*logheight/2612594"/><draw:equation draw:name="f548" draw:formula="1841347*logwidth/2647519"/><draw:equation draw:name="f549" draw:formula="2383154*logheight/2612594"/><draw:equation draw:name="f550" draw:formula="1872470*logwidth/2647519"/><draw:equation draw:name="f551" draw:formula="2370949*logheight/2612594"/><draw:equation draw:name="f552" draw:formula="1886115*logwidth/2647519"/><draw:equation draw:name="f553" draw:formula="2363152*logheight/2612594"/><draw:equation draw:name="f554" draw:formula="1898496*logwidth/2647519"/><draw:equation draw:name="f555" draw:formula="2359343*logheight/2612594"/><draw:equation draw:name="f556" draw:formula="1915642*logwidth/2647519"/><draw:equation draw:name="f557" draw:formula="2349817*logheight/2612594"/><draw:equation draw:name="f558" draw:formula="1920147*logwidth/2647519"/><draw:equation draw:name="f559" draw:formula="2346686*logheight/2612594"/><draw:equation draw:name="f560" draw:formula="1931835*logwidth/2647519"/><draw:equation draw:name="f561" draw:formula="2335530*logheight/2612594"/><draw:equation draw:name="f562" draw:formula="1957552*logwidth/2647519"/><draw:equation draw:name="f563" draw:formula="2320290*logheight/2612594"/><draw:equation draw:name="f564" draw:formula="1986810*logwidth/2647519"/><draw:equation draw:name="f565" draw:formula="2305948*logheight/2612594"/><draw:equation draw:name="f566" draw:formula="1997557*logwidth/2647519"/><draw:equation draw:name="f567" draw:formula="2299334*logheight/2612594"/><draw:equation draw:name="f568" draw:formula="2034705*logwidth/2647519"/><draw:equation draw:name="f569" draw:formula="2274569*logheight/2612594"/><draw:equation draw:name="f570" draw:formula="2050897*logwidth/2647519"/><draw:equation draw:name="f571" draw:formula="2259329*logheight/2612594"/><draw:equation draw:name="f572" draw:formula="2068995*logwidth/2647519"/><draw:equation draw:name="f573" draw:formula="2247899*logheight/2612594"/><draw:equation draw:name="f574" draw:formula="2115667*logwidth/2647519"/><draw:equation draw:name="f575" draw:formula="2212657*logheight/2612594"/><draw:equation draw:name="f576" draw:formula="2149005*logwidth/2647519"/><draw:equation draw:name="f577" draw:formula="2181224*logheight/2612594"/><draw:equation draw:name="f578" draw:formula="2186152*logwidth/2647519"/><draw:equation draw:name="f579" draw:formula="2149792*logheight/2612594"/><draw:equation draw:name="f580" draw:formula="2298547*logwidth/2647519"/><draw:equation draw:name="f581" draw:formula="2023109*logheight/2612594"/><draw:equation draw:name="f582" draw:formula="2314015*logwidth/2647519"/><draw:equation draw:name="f583" draw:formula="1996814*logheight/2612594"/><draw:equation draw:name="f584" draw:formula="2314740*logwidth/2647519"/><draw:equation draw:name="f585" draw:formula="1994534*logheight/2612594"/><draw:equation draw:name="f586" draw:formula="2339505*logwidth/2647519"/><draw:equation draw:name="f587" draw:formula="1956434*logheight/2612594"/><draw:equation draw:name="f588" draw:formula="2347125*logwidth/2647519"/><draw:equation draw:name="f589" draw:formula="1945004*logheight/2612594"/><draw:equation draw:name="f590" draw:formula="2357257*logwidth/2647519"/><draw:equation draw:name="f591" draw:formula="1930951*logheight/2612594"/><draw:equation draw:name="f592" draw:formula="2360460*logwidth/2647519"/><draw:equation draw:name="f593" draw:formula="1925002*logheight/2612594"/><draw:equation draw:name="f594" draw:formula="2380462*logwidth/2647519"/><draw:equation draw:name="f595" draw:formula="1890712*logheight/2612594"/><draw:equation draw:name="f596" draw:formula="2419515*logwidth/2647519"/><draw:equation draw:name="f597" draw:formula="1809749*logheight/2612594"/><draw:equation draw:name="f598" draw:formula="2457615*logwidth/2647519"/><draw:equation draw:name="f599" draw:formula="1723072*logheight/2612594"/><draw:equation draw:name="f600" draw:formula="2468807*logwidth/2647519"/><draw:equation draw:name="f601" draw:formula="1687829*logheight/2612594"/><draw:equation draw:name="f602" draw:formula="2576677*logwidth/2647519"/><draw:equation draw:name="f603" draw:formula="1589722*logheight/2612594"/><draw:equation draw:name="f604" draw:formula="2573820*logwidth/2647519"/><draw:equation draw:name="f605" draw:formula="1591627*logheight/2612594"/><draw:equation draw:name="f606" draw:formula="2573820*logwidth/2647519"/><draw:equation draw:name="f607" draw:formula="1591627*logheight/2612594"/><draw:equation draw:name="f608" draw:formula="2585674*logwidth/2647519"/><draw:equation draw:name="f609" draw:formula="1533271*logheight/2612594"/><draw:equation draw:name="f610" draw:formula="2585332*logwidth/2647519"/><draw:equation draw:name="f611" draw:formula="1534956*logheight/2612594"/><draw:equation draw:name="f612" draw:formula="2588107*logwidth/2647519"/><draw:equation draw:name="f613" draw:formula="1538287*logheight/2612594"/><draw:equation draw:name="f614" draw:formula="2596680*logwidth/2647519"/><draw:equation draw:name="f615" draw:formula="1547812*logheight/2612594"/><draw:equation draw:name="f616" draw:formula="2602395*logwidth/2647519"/><draw:equation draw:name="f617" draw:formula="1544002*logheight/2612594"/><draw:equation draw:name="f618" draw:formula="2602539*logwidth/2647519"/><draw:equation draw:name="f619" draw:formula="1543271*logheight/2612594"/><draw:equation draw:name="f620" draw:formula="2598585*logwidth/2647519"/><draw:equation draw:name="f621" draw:formula="1545907*logheight/2612594"/><draw:equation draw:name="f622" draw:formula="2589060*logwidth/2647519"/><draw:equation draw:name="f623" draw:formula="1537334*logheight/2612594"/><draw:equation draw:name="f624" draw:formula="2577184*logwidth/2647519"/><draw:equation draw:name="f625" draw:formula="1425070*logheight/2612594"/><draw:equation draw:name="f626" draw:formula="2576519*logwidth/2647519"/><draw:equation draw:name="f627" draw:formula="1425107*logheight/2612594"/><draw:equation draw:name="f628" draw:formula="2575314*logwidth/2647519"/><draw:equation draw:name="f629" draw:formula="1425174*logheight/2612594"/><draw:equation draw:name="f630" draw:formula="2575725*logwidth/2647519"/><draw:equation draw:name="f631" draw:formula="1429702*logheight/2612594"/><draw:equation draw:name="f632" draw:formula="2574773*logwidth/2647519"/><draw:equation draw:name="f633" draw:formula="1453515*logheight/2612594"/><draw:equation draw:name="f634" draw:formula="2570963*logwidth/2647519"/><draw:equation draw:name="f635" draw:formula="1467802*logheight/2612594"/><draw:equation draw:name="f636" draw:formula="2548103*logwidth/2647519"/><draw:equation draw:name="f637" draw:formula="1503997*logheight/2612594"/><draw:equation draw:name="f638" draw:formula="2542388*logwidth/2647519"/><draw:equation draw:name="f639" draw:formula="1535430*logheight/2612594"/><draw:equation draw:name="f640" draw:formula="2536673*logwidth/2647519"/><draw:equation draw:name="f641" draw:formula="1545907*logheight/2612594"/><draw:equation draw:name="f642" draw:formula="2527148*logwidth/2647519"/><draw:equation draw:name="f643" draw:formula="1591627*logheight/2612594"/><draw:equation draw:name="f644" draw:formula="2516670*logwidth/2647519"/><draw:equation draw:name="f645" draw:formula="1627822*logheight/2612594"/><draw:equation draw:name="f646" draw:formula="2505240*logwidth/2647519"/><draw:equation draw:name="f647" draw:formula="1663065*logheight/2612594"/><draw:equation draw:name="f648" draw:formula="2498573*logwidth/2647519"/><draw:equation draw:name="f649" draw:formula="1690687*logheight/2612594"/><draw:equation draw:name="f650" draw:formula="2490953*logwidth/2647519"/><draw:equation draw:name="f651" draw:formula="1719262*logheight/2612594"/><draw:equation draw:name="f652" draw:formula="2497030*logwidth/2647519"/><draw:equation draw:name="f653" draw:formula="1709810*logheight/2612594"/><draw:equation draw:name="f654" draw:formula="2502383*logwidth/2647519"/><draw:equation draw:name="f655" draw:formula="1689734*logheight/2612594"/><draw:equation draw:name="f656" draw:formula="2507145*logwidth/2647519"/><draw:equation draw:name="f657" draw:formula="1661159*logheight/2612594"/><draw:equation draw:name="f658" draw:formula="2518575*logwidth/2647519"/><draw:equation draw:name="f659" draw:formula="1625917*logheight/2612594"/><draw:equation draw:name="f660" draw:formula="2529053*logwidth/2647519"/><draw:equation draw:name="f661" draw:formula="1589722*logheight/2612594"/><draw:equation draw:name="f662" draw:formula="2538578*logwidth/2647519"/><draw:equation draw:name="f663" draw:formula="1544002*logheight/2612594"/><draw:equation draw:name="f664" draw:formula="2544293*logwidth/2647519"/><draw:equation draw:name="f665" draw:formula="1533524*logheight/2612594"/><draw:equation draw:name="f666" draw:formula="2550008*logwidth/2647519"/><draw:equation draw:name="f667" draw:formula="1502092*logheight/2612594"/><draw:equation draw:name="f668" draw:formula="2572868*logwidth/2647519"/><draw:equation draw:name="f669" draw:formula="1465897*logheight/2612594"/><draw:equation draw:name="f670" draw:formula="2557628*logwidth/2647519"/><draw:equation draw:name="f671" draw:formula="1539239*logheight/2612594"/><draw:equation draw:name="f672" draw:formula="2546198*logwidth/2647519"/><draw:equation draw:name="f673" draw:formula="1600199*logheight/2612594"/><draw:equation draw:name="f674" draw:formula="2520480*logwidth/2647519"/><draw:equation draw:name="f675" draw:formula="1678304*logheight/2612594"/><draw:equation draw:name="f676" draw:formula="2515393*logwidth/2647519"/><draw:equation draw:name="f677" draw:formula="1686218*logheight/2612594"/><draw:equation draw:name="f678" draw:formula="2513218*logwidth/2647519"/><draw:equation draw:name="f679" draw:formula="1698069*logheight/2612594"/><draw:equation draw:name="f680" draw:formula="2506193*logwidth/2647519"/><draw:equation draw:name="f681" draw:formula="1718310*logheight/2612594"/><draw:equation draw:name="f682" draw:formula="2479523*logwidth/2647519"/><draw:equation draw:name="f683" draw:formula="1776412*logheight/2612594"/><draw:equation draw:name="f684" draw:formula="2467140*logwidth/2647519"/><draw:equation draw:name="f685" draw:formula="1806892*logheight/2612594"/><draw:equation draw:name="f686" draw:formula="2459520*logwidth/2647519"/><draw:equation draw:name="f687" draw:formula="1823085*logheight/2612594"/><draw:equation draw:name="f688" draw:formula="2449995*logwidth/2647519"/><draw:equation draw:name="f689" draw:formula="1840230*logheight/2612594"/><draw:equation draw:name="f690" draw:formula="2424278*logwidth/2647519"/><draw:equation draw:name="f691" draw:formula="1885950*logheight/2612594"/><draw:equation draw:name="f692" draw:formula="2396655*logwidth/2647519"/><draw:equation draw:name="f693" draw:formula="1930717*logheight/2612594"/><draw:equation draw:name="f694" draw:formula="2361413*logwidth/2647519"/><draw:equation draw:name="f695" draw:formula="1990725*logheight/2612594"/><draw:equation draw:name="f696" draw:formula="2322360*logwidth/2647519"/><draw:equation draw:name="f697" draw:formula="2049780*logheight/2612594"/><draw:equation draw:name="f698" draw:formula="2296643*logwidth/2647519"/><draw:equation draw:name="f699" draw:formula="2083117*logheight/2612594"/><draw:equation draw:name="f700" draw:formula="2269020*logwidth/2647519"/><draw:equation draw:name="f701" draw:formula="2115502*logheight/2612594"/><draw:equation draw:name="f702" draw:formula="2259495*logwidth/2647519"/><draw:equation draw:name="f703" draw:formula="2128837*logheight/2612594"/><draw:equation draw:name="f704" draw:formula="2249018*logwidth/2647519"/><draw:equation draw:name="f705" draw:formula="2142172*logheight/2612594"/><draw:equation draw:name="f706" draw:formula="2232825*logwidth/2647519"/><draw:equation draw:name="f707" draw:formula="2155507*logheight/2612594"/><draw:equation draw:name="f708" draw:formula="2206342*logwidth/2647519"/><draw:equation draw:name="f709" draw:formula="2184829*logheight/2612594"/><draw:equation draw:name="f710" draw:formula="2207107*logwidth/2647519"/><draw:equation draw:name="f711" draw:formula="2187892*logheight/2612594"/><draw:equation draw:name="f712" draw:formula="2179485*logwidth/2647519"/><draw:equation draw:name="f713" draw:formula="2216467*logheight/2612594"/><draw:equation draw:name="f714" draw:formula="2149957*logwidth/2647519"/><draw:equation draw:name="f715" draw:formula="2237422*logheight/2612594"/><draw:equation draw:name="f716" draw:formula="2126145*logwidth/2647519"/><draw:equation draw:name="f717" draw:formula="2256472*logheight/2612594"/><draw:equation draw:name="f718" draw:formula="2103587*logwidth/2647519"/><draw:equation draw:name="f719" draw:formula="2272957*logheight/2612594"/><draw:equation draw:name="f720" draw:formula="2107095*logwidth/2647519"/><draw:equation draw:name="f721" draw:formula="2272665*logheight/2612594"/><draw:equation draw:name="f722" draw:formula="2131860*logwidth/2647519"/><draw:equation draw:name="f723" draw:formula="2254567*logheight/2612594"/><draw:equation draw:name="f724" draw:formula="2155673*logwidth/2647519"/><draw:equation draw:name="f725" draw:formula="2235517*logheight/2612594"/><draw:equation draw:name="f726" draw:formula="2185200*logwidth/2647519"/><draw:equation draw:name="f727" draw:formula="2214562*logheight/2612594"/><draw:equation draw:name="f728" draw:formula="2212823*logwidth/2647519"/><draw:equation draw:name="f729" draw:formula="2185987*logheight/2612594"/><draw:equation draw:name="f730" draw:formula="2211870*logwidth/2647519"/><draw:equation draw:name="f731" draw:formula="2182177*logheight/2612594"/><draw:equation draw:name="f732" draw:formula="2238540*logwidth/2647519"/><draw:equation draw:name="f733" draw:formula="2152650*logheight/2612594"/><draw:equation draw:name="f734" draw:formula="2254733*logwidth/2647519"/><draw:equation draw:name="f735" draw:formula="2139315*logheight/2612594"/><draw:equation draw:name="f736" draw:formula="2265210*logwidth/2647519"/><draw:equation draw:name="f737" draw:formula="2125980*logheight/2612594"/><draw:equation draw:name="f738" draw:formula="2274735*logwidth/2647519"/><draw:equation draw:name="f739" draw:formula="2112645*logheight/2612594"/><draw:equation draw:name="f740" draw:formula="2302358*logwidth/2647519"/><draw:equation draw:name="f741" draw:formula="2080260*logheight/2612594"/><draw:equation draw:name="f742" draw:formula="2328075*logwidth/2647519"/><draw:equation draw:name="f743" draw:formula="2046922*logheight/2612594"/><draw:equation draw:name="f744" draw:formula="2367128*logwidth/2647519"/><draw:equation draw:name="f745" draw:formula="1987867*logheight/2612594"/><draw:equation draw:name="f746" draw:formula="2402370*logwidth/2647519"/><draw:equation draw:name="f747" draw:formula="1927860*logheight/2612594"/><draw:equation draw:name="f748" draw:formula="2429993*logwidth/2647519"/><draw:equation draw:name="f749" draw:formula="1883092*logheight/2612594"/><draw:equation draw:name="f750" draw:formula="2455710*logwidth/2647519"/><draw:equation draw:name="f751" draw:formula="1837372*logheight/2612594"/><draw:equation draw:name="f752" draw:formula="2465235*logwidth/2647519"/><draw:equation draw:name="f753" draw:formula="1820227*logheight/2612594"/><draw:equation draw:name="f754" draw:formula="2472855*logwidth/2647519"/><draw:equation draw:name="f755" draw:formula="1804035*logheight/2612594"/><draw:equation draw:name="f756" draw:formula="2485238*logwidth/2647519"/><draw:equation draw:name="f757" draw:formula="1773555*logheight/2612594"/><draw:equation draw:name="f758" draw:formula="2511908*logwidth/2647519"/><draw:equation draw:name="f759" draw:formula="1715452*logheight/2612594"/><draw:equation draw:name="f760" draw:formula="2522385*logwidth/2647519"/><draw:equation draw:name="f761" draw:formula="1676400*logheight/2612594"/><draw:equation draw:name="f762" draw:formula="2548103*logwidth/2647519"/><draw:equation draw:name="f763" draw:formula="1598295*logheight/2612594"/><draw:equation draw:name="f764" draw:formula="2559533*logwidth/2647519"/><draw:equation draw:name="f765" draw:formula="1537335*logheight/2612594"/><draw:equation draw:name="f766" draw:formula="2574773*logwidth/2647519"/><draw:equation draw:name="f767" draw:formula="1463992*logheight/2612594"/><draw:equation draw:name="f768" draw:formula="2578209*logwidth/2647519"/><draw:equation draw:name="f769" draw:formula="1451109*logheight/2612594"/><draw:equation draw:name="f770" draw:formula="2575725*logwidth/2647519"/><draw:equation draw:name="f771" draw:formula="1450657*logheight/2612594"/><draw:equation draw:name="f772" draw:formula="2576677*logwidth/2647519"/><draw:equation draw:name="f773" draw:formula="1426845*logheight/2612594"/><draw:equation draw:name="f774" draw:formula="2597632*logwidth/2647519"/><draw:equation draw:name="f775" draw:formula="1404937*logheight/2612594"/><draw:equation draw:name="f776" draw:formula="2586541*logwidth/2647519"/><draw:equation draw:name="f777" draw:formula="1451152*logheight/2612594"/><draw:equation draw:name="f778" draw:formula="2586542*logwidth/2647519"/><draw:equation draw:name="f779" draw:formula="1451152*logheight/2612594"/><draw:equation draw:name="f780" draw:formula="2597633*logwidth/2647519"/><draw:equation draw:name="f781" draw:formula="1404938*logheight/2612594"/><draw:equation draw:name="f782" draw:formula="2606205*logwidth/2647519"/><draw:equation draw:name="f783" draw:formula="1395412*logheight/2612594"/><draw:equation draw:name="f784" draw:formula="2600490*logwidth/2647519"/><draw:equation draw:name="f785" draw:formula="1407795*logheight/2612594"/><draw:equation draw:name="f786" draw:formula="2599181*logwidth/2647519"/><draw:equation draw:name="f787" draw:formula="1433750*logheight/2612594"/><draw:equation draw:name="f788" draw:formula="2598585*logwidth/2647519"/><draw:equation draw:name="f789" draw:formula="1458277*logheight/2612594"/><draw:equation draw:name="f790" draw:formula="2589060*logwidth/2647519"/><draw:equation draw:name="f791" draw:formula="1487586*logheight/2612594"/><draw:equation draw:name="f792" draw:formula="2589060*logwidth/2647519"/><draw:equation draw:name="f793" draw:formula="1490934*logheight/2612594"/><draw:equation draw:name="f794" draw:formula="2600490*logwidth/2647519"/><draw:equation draw:name="f795" draw:formula="1458277*logheight/2612594"/><draw:equation draw:name="f796" draw:formula="2602395*logwidth/2647519"/><draw:equation draw:name="f797" draw:formula="1407794*logheight/2612594"/><draw:equation draw:name="f798" draw:formula="2606836*logwidth/2647519"/><draw:equation draw:name="f799" draw:formula="1398173*logheight/2612594"/><draw:equation draw:name="f800" draw:formula="2565247*logwidth/2647519"/><draw:equation draw:name="f801" draw:formula="1354454*logheight/2612594"/><draw:equation draw:name="f802" draw:formula="2559006*logwidth/2647519"/><draw:equation draw:name="f803" draw:formula="1369207*logheight/2612594"/><draw:equation draw:name="f804" draw:formula="2556675*logwidth/2647519"/><draw:equation draw:name="f805" draw:formula="1390650*logheight/2612594"/><draw:equation draw:name="f806" draw:formula="2553670*logwidth/2647519"/><draw:equation draw:name="f807" draw:formula="1380633*logheight/2612594"/><draw:equation draw:name="f808" draw:formula="2552571*logwidth/2647519"/><draw:equation draw:name="f809" draw:formula="1382047*logheight/2612594"/><draw:equation draw:name="f810" draw:formula="2555723*logwidth/2647519"/><draw:equation draw:name="f811" draw:formula="1392555*logheight/2612594"/><draw:equation draw:name="f812" draw:formula="2553818*logwidth/2647519"/><draw:equation draw:name="f813" draw:formula="1407795*logheight/2612594"/><draw:equation draw:name="f814" draw:formula="2557628*logwidth/2647519"/><draw:equation draw:name="f815" draw:formula="1420177*logheight/2612594"/><draw:equation draw:name="f816" draw:formula="2560581*logwidth/2647519"/><draw:equation draw:name="f817" draw:formula="1420013*logheight/2612594"/><draw:equation draw:name="f818" draw:formula="2558580*logwidth/2647519"/><draw:equation draw:name="f819" draw:formula="1413509*logheight/2612594"/><draw:equation draw:name="f820" draw:formula="2560485*logwidth/2647519"/><draw:equation draw:name="f821" draw:formula="1398269*logheight/2612594"/><draw:equation draw:name="f822" draw:formula="2565247*logwidth/2647519"/><draw:equation draw:name="f823" draw:formula="1354454*logheight/2612594"/><draw:equation draw:name="f824" draw:formula="2645258*logwidth/2647519"/><draw:equation draw:name="f825" draw:formula="1328737*logheight/2612594"/><draw:equation draw:name="f826" draw:formula="2647163*logwidth/2647519"/><draw:equation draw:name="f827" draw:formula="1329689*logheight/2612594"/><draw:equation draw:name="f828" draw:formula="2646210*logwidth/2647519"/><draw:equation draw:name="f829" draw:formula="1369694*logheight/2612594"/><draw:equation draw:name="f830" draw:formula="2647163*logwidth/2647519"/><draw:equation draw:name="f831" draw:formula="1397317*logheight/2612594"/><draw:equation draw:name="f832" draw:formula="2644305*logwidth/2647519"/><draw:equation draw:name="f833" draw:formula="1447799*logheight/2612594"/><draw:equation draw:name="f834" draw:formula="2641448*logwidth/2647519"/><draw:equation draw:name="f835" draw:formula="1476374*logheight/2612594"/><draw:equation draw:name="f836" draw:formula="2632875*logwidth/2647519"/><draw:equation draw:name="f837" draw:formula="1518284*logheight/2612594"/><draw:equation draw:name="f838" draw:formula="2630018*logwidth/2647519"/><draw:equation draw:name="f839" draw:formula="1553527*logheight/2612594"/><draw:equation draw:name="f840" draw:formula="2615730*logwidth/2647519"/><draw:equation draw:name="f841" draw:formula="1618297*logheight/2612594"/><draw:equation draw:name="f842" draw:formula="2602395*logwidth/2647519"/><draw:equation draw:name="f843" draw:formula="1674494*logheight/2612594"/><draw:equation draw:name="f844" draw:formula="2578583*logwidth/2647519"/><draw:equation draw:name="f845" draw:formula="1684972*logheight/2612594"/><draw:equation draw:name="f846" draw:formula="2580488*logwidth/2647519"/><draw:equation draw:name="f847" draw:formula="1679257*logheight/2612594"/><draw:equation draw:name="f848" draw:formula="2584298*logwidth/2647519"/><draw:equation draw:name="f849" draw:formula="1639252*logheight/2612594"/><draw:equation draw:name="f850" draw:formula="2598585*logwidth/2647519"/><draw:equation draw:name="f851" draw:formula="1597342*logheight/2612594"/><draw:equation draw:name="f852" draw:formula="2610015*logwidth/2647519"/><draw:equation draw:name="f853" draw:formula="1590675*logheight/2612594"/><draw:equation draw:name="f854" draw:formula="2610015*logwidth/2647519"/><draw:equation draw:name="f855" draw:formula="1590674*logheight/2612594"/><draw:equation draw:name="f856" draw:formula="2622398*logwidth/2647519"/><draw:equation draw:name="f857" draw:formula="1518284*logheight/2612594"/><draw:equation draw:name="f858" draw:formula="2629065*logwidth/2647519"/><draw:equation draw:name="f859" draw:formula="1483994*logheight/2612594"/><draw:equation draw:name="f860" draw:formula="2634780*logwidth/2647519"/><draw:equation draw:name="f861" draw:formula="1448752*logheight/2612594"/><draw:equation draw:name="f862" draw:formula="2639543*logwidth/2647519"/><draw:equation draw:name="f863" draw:formula="1415414*logheight/2612594"/><draw:equation draw:name="f864" draw:formula="2641448*logwidth/2647519"/><draw:equation draw:name="f865" draw:formula="1383982*logheight/2612594"/><draw:equation draw:name="f866" draw:formula="2642400*logwidth/2647519"/><draw:equation draw:name="f867" draw:formula="1357312*logheight/2612594"/><draw:equation draw:name="f868" draw:formula="2644305*logwidth/2647519"/><draw:equation draw:name="f869" draw:formula="1343024*logheight/2612594"/><draw:equation draw:name="f870" draw:formula="2645258*logwidth/2647519"/><draw:equation draw:name="f871" draw:formula="1328737*logheight/2612594"/><draw:equation draw:name="f872" draw:formula="134151*logwidth/2647519"/><draw:equation draw:name="f873" draw:formula="887095*logheight/2612594"/><draw:equation draw:name="f874" draw:formula="134625*logwidth/2647519"/><draw:equation draw:name="f875" draw:formula="887332*logheight/2612594"/><draw:equation draw:name="f876" draw:formula="134670*logwidth/2647519"/><draw:equation draw:name="f877" draw:formula="887199*logheight/2612594"/><draw:equation draw:name="f878" draw:formula="191618*logwidth/2647519"/><draw:equation draw:name="f879" draw:formula="750570*logheight/2612594"/><draw:equation draw:name="f880" draw:formula="170663*logwidth/2647519"/><draw:equation draw:name="f881" draw:formula="789622*logheight/2612594"/><draw:equation draw:name="f882" draw:formula="153518*logwidth/2647519"/><draw:equation draw:name="f883" draw:formula="803910*logheight/2612594"/><draw:equation draw:name="f884" draw:formula="153477*logwidth/2647519"/><draw:equation draw:name="f885" draw:formula="804822*logheight/2612594"/><draw:equation draw:name="f886" draw:formula="151819*logwidth/2647519"/><draw:equation draw:name="f887" draw:formula="841286*logheight/2612594"/><draw:equation draw:name="f888" draw:formula="151867*logwidth/2647519"/><draw:equation draw:name="f889" draw:formula="841199*logheight/2612594"/><draw:equation draw:name="f890" draw:formula="153518*logwidth/2647519"/><draw:equation draw:name="f891" draw:formula="804862*logheight/2612594"/><draw:equation draw:name="f892" draw:formula="170663*logwidth/2647519"/><draw:equation draw:name="f893" draw:formula="790574*logheight/2612594"/><draw:equation draw:name="f894" draw:formula="191618*logwidth/2647519"/><draw:equation draw:name="f895" draw:formula="751522*logheight/2612594"/><draw:equation draw:name="f896" draw:formula="192332*logwidth/2647519"/><draw:equation draw:name="f897" draw:formula="751998*logheight/2612594"/><draw:equation draw:name="f898" draw:formula="192689*logwidth/2647519"/><draw:equation draw:name="f899" draw:formula="751284*logheight/2612594"/><draw:equation draw:name="f900" draw:formula="203047*logwidth/2647519"/><draw:equation draw:name="f901" draw:formula="667702*logheight/2612594"/><draw:equation draw:name="f902" draw:formula="189712*logwidth/2647519"/><draw:equation draw:name="f903" draw:formula="677227*logheight/2612594"/><draw:equation draw:name="f904" draw:formula="169710*logwidth/2647519"/><draw:equation draw:name="f905" draw:formula="719137*logheight/2612594"/><draw:equation draw:name="f906" draw:formula="174286*logwidth/2647519"/><draw:equation draw:name="f907" draw:formula="722798*logheight/2612594"/><draw:equation draw:name="f908" draw:formula="174435*logwidth/2647519"/><draw:equation draw:name="f909" draw:formula="722155*logheight/2612594"/><draw:equation draw:name="f910" draw:formula="170663*logwidth/2647519"/><draw:equation draw:name="f911" draw:formula="719137*logheight/2612594"/><draw:equation draw:name="f912" draw:formula="190665*logwidth/2647519"/><draw:equation draw:name="f913" draw:formula="677227*logheight/2612594"/><draw:equation draw:name="f914" draw:formula="202473*logwidth/2647519"/><draw:equation draw:name="f915" draw:formula="668793*logheight/2612594"/><draw:equation draw:name="f916" draw:formula="276390*logwidth/2647519"/><draw:equation draw:name="f917" draw:formula="613410*logheight/2612594"/><draw:equation draw:name="f918" draw:formula="275187*logwidth/2647519"/><draw:equation draw:name="f919" draw:formula="614373*logheight/2612594"/><draw:equation draw:name="f920" draw:formula="270080*logwidth/2647519"/><draw:equation draw:name="f921" draw:formula="634008*logheight/2612594"/><draw:equation draw:name="f922" draw:formula="266865*logwidth/2647519"/><draw:equation draw:name="f923" draw:formula="643890*logheight/2612594"/><draw:equation draw:name="f924" draw:formula="179235*logwidth/2647519"/><draw:equation draw:name="f925" draw:formula="803910*logheight/2612594"/><draw:equation draw:name="f926" draw:formula="166852*logwidth/2647519"/><draw:equation draw:name="f927" draw:formula="842962*logheight/2612594"/><draw:equation draw:name="f928" draw:formula="155422*logwidth/2647519"/><draw:equation draw:name="f929" draw:formula="882967*logheight/2612594"/><draw:equation draw:name="f930" draw:formula="130657*logwidth/2647519"/><draw:equation draw:name="f931" draw:formula="966787*logheight/2612594"/><draw:equation draw:name="f932" draw:formula="114465*logwidth/2647519"/><draw:equation draw:name="f933" draw:formula="1023937*logheight/2612594"/><draw:equation draw:name="f934" draw:formula="106845*logwidth/2647519"/><draw:equation draw:name="f935" draw:formula="1066800*logheight/2612594"/><draw:equation draw:name="f936" draw:formula="103035*logwidth/2647519"/><draw:equation draw:name="f937" draw:formula="1088707*logheight/2612594"/><draw:equation draw:name="f938" draw:formula="100177*logwidth/2647519"/><draw:equation draw:name="f939" draw:formula="1110615*logheight/2612594"/><draw:equation draw:name="f940" draw:formula="91605*logwidth/2647519"/><draw:equation draw:name="f941" draw:formula="1169670*logheight/2612594"/><draw:equation draw:name="f942" draw:formula="88747*logwidth/2647519"/><draw:equation draw:name="f943" draw:formula="1205865*logheight/2612594"/><draw:equation draw:name="f944" draw:formula="93510*logwidth/2647519"/><draw:equation draw:name="f945" draw:formula="1243965*logheight/2612594"/><draw:equation draw:name="f946" draw:formula="95742*logwidth/2647519"/><draw:equation draw:name="f947" draw:formula="1223205*logheight/2612594"/><draw:equation draw:name="f948" draw:formula="95415*logwidth/2647519"/><draw:equation draw:name="f949" draw:formula="1216342*logheight/2612594"/><draw:equation draw:name="f950" draw:formula="99225*logwidth/2647519"/><draw:equation draw:name="f951" draw:formula="1176337*logheight/2612594"/><draw:equation draw:name="f952" draw:formula="107797*logwidth/2647519"/><draw:equation draw:name="f953" draw:formula="1117282*logheight/2612594"/><draw:equation draw:name="f954" draw:formula="114596*logwidth/2647519"/><draw:equation draw:name="f955" draw:formula="1109123*logheight/2612594"/><draw:equation draw:name="f956" draw:formula="124469*logwidth/2647519"/><draw:equation draw:name="f957" draw:formula="1043051*logheight/2612594"/><draw:equation draw:name="f958" draw:formula="123990*logwidth/2647519"/><draw:equation draw:name="f959" draw:formula="1031557*logheight/2612594"/><draw:equation draw:name="f960" draw:formula="133400*logwidth/2647519"/><draw:equation draw:name="f961" draw:formula="1004580*logheight/2612594"/><draw:equation draw:name="f962" draw:formula="138999*logwidth/2647519"/><draw:equation draw:name="f963" draw:formula="981931*logheight/2612594"/><draw:equation draw:name="f964" draw:formula="137325*logwidth/2647519"/><draw:equation draw:name="f965" draw:formula="985837*logheight/2612594"/><draw:equation draw:name="f966" draw:formula="131610*logwidth/2647519"/><draw:equation draw:name="f967" draw:formula="983932*logheight/2612594"/><draw:equation draw:name="f968" draw:formula="117322*logwidth/2647519"/><draw:equation draw:name="f969" draw:formula="1024890*logheight/2612594"/><draw:equation draw:name="f970" draw:formula="118275*logwidth/2647519"/><draw:equation draw:name="f971" draw:formula="1047750*logheight/2612594"/><draw:equation draw:name="f972" draw:formula="111607*logwidth/2647519"/><draw:equation draw:name="f973" draw:formula="1091565*logheight/2612594"/><draw:equation draw:name="f974" draw:formula="110655*logwidth/2647519"/><draw:equation draw:name="f975" draw:formula="1099185*logheight/2612594"/><draw:equation draw:name="f976" draw:formula="101130*logwidth/2647519"/><draw:equation draw:name="f977" draw:formula="1110615*logheight/2612594"/><draw:equation draw:name="f978" draw:formula="103987*logwidth/2647519"/><draw:equation draw:name="f979" draw:formula="1088707*logheight/2612594"/><draw:equation draw:name="f980" draw:formula="107797*logwidth/2647519"/><draw:equation draw:name="f981" draw:formula="1066800*logheight/2612594"/><draw:equation draw:name="f982" draw:formula="115417*logwidth/2647519"/><draw:equation draw:name="f983" draw:formula="1023937*logheight/2612594"/><draw:equation draw:name="f984" draw:formula="131610*logwidth/2647519"/><draw:equation draw:name="f985" draw:formula="966787*logheight/2612594"/><draw:equation draw:name="f986" draw:formula="156375*logwidth/2647519"/><draw:equation draw:name="f987" draw:formula="882967*logheight/2612594"/><draw:equation draw:name="f988" draw:formula="167805*logwidth/2647519"/><draw:equation draw:name="f989" draw:formula="842962*logheight/2612594"/><draw:equation draw:name="f990" draw:formula="180187*logwidth/2647519"/><draw:equation draw:name="f991" draw:formula="803910*logheight/2612594"/><draw:equation draw:name="f992" draw:formula="267817*logwidth/2647519"/><draw:equation draw:name="f993" draw:formula="643890*logheight/2612594"/><draw:equation draw:name="f994" draw:formula="276390*logwidth/2647519"/><draw:equation draw:name="f995" draw:formula="613410*logheight/2612594"/><draw:equation draw:name="f996" draw:formula="293536*logwidth/2647519"/><draw:equation draw:name="f997" draw:formula="518160*logheight/2612594"/><draw:equation draw:name="f998" draw:formula="293535*logwidth/2647519"/><draw:equation draw:name="f999" draw:formula="518160*logheight/2612594"/><draw:equation draw:name="f1000" draw:formula="298297*logwidth/2647519"/><draw:equation draw:name="f1001" draw:formula="521970*logheight/2612594"/><draw:equation draw:name="f1002" draw:formula="298297*logwidth/2647519"/><draw:equation draw:name="f1003" draw:formula="521969*logheight/2612594"/><draw:equation draw:name="f1004" draw:formula="465169*logwidth/2647519"/><draw:equation draw:name="f1005" draw:formula="382550*logheight/2612594"/><draw:equation draw:name="f1006" draw:formula="464986*logwidth/2647519"/><draw:equation draw:name="f1007" draw:formula="382696*logheight/2612594"/><draw:equation draw:name="f1008" draw:formula="464430*logwidth/2647519"/><draw:equation draw:name="f1009" draw:formula="383325*logheight/2612594"/><draw:equation draw:name="f1010" draw:formula="456651*logwidth/2647519"/><draw:equation draw:name="f1011" draw:formula="391477*logheight/2612594"/><draw:equation draw:name="f1012" draw:formula="454684*logwidth/2647519"/><draw:equation draw:name="f1013" draw:formula="394338*logheight/2612594"/><draw:equation draw:name="f1014" draw:formula="453399*logwidth/2647519"/><draw:equation draw:name="f1015" draw:formula="395790*logheight/2612594"/><draw:equation draw:name="f1016" draw:formula="447840*logwidth/2647519"/><draw:equation draw:name="f1017" draw:formula="403860*logheight/2612594"/><draw:equation draw:name="f1018" draw:formula="389738*logwidth/2647519"/><draw:equation draw:name="f1019" draw:formula="472440*logheight/2612594"/><draw:equation draw:name="f1020" draw:formula="373545*logwidth/2647519"/><draw:equation draw:name="f1021" draw:formula="491490*logheight/2612594"/><draw:equation draw:name="f1022" draw:formula="357353*logwidth/2647519"/><draw:equation draw:name="f1023" draw:formula="511492*logheight/2612594"/><draw:equation draw:name="f1024" draw:formula="285752*logwidth/2647519"/><draw:equation draw:name="f1025" draw:formula="590631*logheight/2612594"/><draw:equation draw:name="f1026" draw:formula="358305*logwidth/2647519"/><draw:equation draw:name="f1027" draw:formula="510540*logheight/2612594"/><draw:equation draw:name="f1028" draw:formula="374497*logwidth/2647519"/><draw:equation draw:name="f1029" draw:formula="490537*logheight/2612594"/><draw:equation draw:name="f1030" draw:formula="390690*logwidth/2647519"/><draw:equation draw:name="f1031" draw:formula="471487*logheight/2612594"/><draw:equation draw:name="f1032" draw:formula="448792*logwidth/2647519"/><draw:equation draw:name="f1033" draw:formula="402907*logheight/2612594"/><draw:equation draw:name="f1034" draw:formula="454684*logwidth/2647519"/><draw:equation draw:name="f1035" draw:formula="394338*logheight/2612594"/><draw:equation draw:name="f1036" draw:formula="464430*logwidth/2647519"/><draw:equation draw:name="f1037" draw:formula="383325*logheight/2612594"/><draw:equation draw:name="f1038" draw:formula="489348*logwidth/2647519"/><draw:equation draw:name="f1039" draw:formula="316869*logheight/2612594"/><draw:equation draw:name="f1040" draw:formula="481127*logwidth/2647519"/><draw:equation draw:name="f1041" draw:formula="319733*logheight/2612594"/><draw:equation draw:name="f1042" draw:formula="475013*logwidth/2647519"/><draw:equation draw:name="f1043" draw:formula="322003*logheight/2612594"/><draw:equation draw:name="f1044" draw:formula="473558*logwidth/2647519"/><draw:equation draw:name="f1045" draw:formula="323849*logheight/2612594"/><draw:equation draw:name="f1046" draw:formula="463080*logwidth/2647519"/><draw:equation draw:name="f1047" draw:formula="333374*logheight/2612594"/><draw:equation draw:name="f1048" draw:formula="436410*logwidth/2647519"/><draw:equation draw:name="f1049" draw:formula="350519*logheight/2612594"/><draw:equation draw:name="f1050" draw:formula="418313*logwidth/2647519"/><draw:equation draw:name="f1051" draw:formula="370522*logheight/2612594"/><draw:equation draw:name="f1052" draw:formula="401168*logwidth/2647519"/><draw:equation draw:name="f1053" draw:formula="390524*logheight/2612594"/><draw:equation draw:name="f1054" draw:formula="389738*logwidth/2647519"/><draw:equation draw:name="f1055" draw:formula="401002*logheight/2612594"/><draw:equation draw:name="f1056" draw:formula="389350*logwidth/2647519"/><draw:equation draw:name="f1057" draw:formula="400516*logheight/2612594"/><draw:equation draw:name="f1058" draw:formula="378546*logwidth/2647519"/><draw:equation draw:name="f1059" draw:formula="413504*logheight/2612594"/><draw:equation draw:name="f1060" draw:formula="360210*logwidth/2647519"/><draw:equation draw:name="f1061" draw:formula="436245*logheight/2612594"/><draw:equation draw:name="f1062" draw:formula="330683*logwidth/2647519"/><draw:equation draw:name="f1063" draw:formula="468630*logheight/2612594"/><draw:equation draw:name="f1064" draw:formula="335445*logwidth/2647519"/><draw:equation draw:name="f1065" draw:formula="474344*logheight/2612594"/><draw:equation draw:name="f1066" draw:formula="335536*logwidth/2647519"/><draw:equation draw:name="f1067" draw:formula="474264*logheight/2612594"/><draw:equation draw:name="f1068" draw:formula="331635*logwidth/2647519"/><draw:equation draw:name="f1069" draw:formula="469582*logheight/2612594"/><draw:equation draw:name="f1070" draw:formula="361162*logwidth/2647519"/><draw:equation draw:name="f1071" draw:formula="437197*logheight/2612594"/><draw:equation draw:name="f1072" draw:formula="390690*logwidth/2647519"/><draw:equation draw:name="f1073" draw:formula="401002*logheight/2612594"/><draw:equation draw:name="f1074" draw:formula="402120*logwidth/2647519"/><draw:equation draw:name="f1075" draw:formula="390525*logheight/2612594"/><draw:equation draw:name="f1076" draw:formula="419265*logwidth/2647519"/><draw:equation draw:name="f1077" draw:formula="370522*logheight/2612594"/><draw:equation draw:name="f1078" draw:formula="437362*logwidth/2647519"/><draw:equation draw:name="f1079" draw:formula="350520*logheight/2612594"/><draw:equation draw:name="f1080" draw:formula="464032*logwidth/2647519"/><draw:equation draw:name="f1081" draw:formula="333375*logheight/2612594"/><draw:equation draw:name="f1082" draw:formula="474510*logwidth/2647519"/><draw:equation draw:name="f1083" draw:formula="323850*logheight/2612594"/><draw:equation draw:name="f1084" draw:formula="485940*logwidth/2647519"/><draw:equation draw:name="f1085" draw:formula="319564*logheight/2612594"/><draw:equation draw:name="f1086" draw:formula="489548*logwidth/2647519"/><draw:equation draw:name="f1087" draw:formula="318444*logheight/2612594"/><draw:equation draw:name="f1088" draw:formula="1868970*logwidth/2647519"/><draw:equation draw:name="f1089" draw:formula="144780*logheight/2612594"/><draw:equation draw:name="f1090" draw:formula="1917547*logwidth/2647519"/><draw:equation draw:name="f1091" draw:formula="166687*logheight/2612594"/><draw:equation draw:name="f1092" draw:formula="1938502*logwidth/2647519"/><draw:equation draw:name="f1093" draw:formula="183832*logheight/2612594"/><draw:equation draw:name="f1094" draw:formula="1891830*logwidth/2647519"/><draw:equation draw:name="f1095" draw:formula="160972*logheight/2612594"/><draw:equation draw:name="f1096" draw:formula="1868970*logwidth/2647519"/><draw:equation draw:name="f1097" draw:formula="144780*logheight/2612594"/><draw:equation draw:name="f1098" draw:formula="1710855*logwidth/2647519"/><draw:equation draw:name="f1099" draw:formula="75247*logheight/2612594"/><draw:equation draw:name="f1100" draw:formula="1748955*logwidth/2647519"/><draw:equation draw:name="f1101" draw:formula="83819*logheight/2612594"/><draw:equation draw:name="f1102" draw:formula="1802295*logwidth/2647519"/><draw:equation draw:name="f1103" draw:formula="110489*logheight/2612594"/><draw:equation draw:name="f1104" draw:formula="1710855*logwidth/2647519"/><draw:equation draw:name="f1105" draw:formula="75247*logheight/2612594"/><draw:equation draw:name="f1106" draw:formula="1137451*logwidth/2647519"/><draw:equation draw:name="f1107" draw:formula="68937*logheight/2612594"/><draw:equation draw:name="f1108" draw:formula="1117448*logwidth/2647519"/><draw:equation draw:name="f1109" draw:formula="71437*logheight/2612594"/><draw:equation draw:name="f1110" draw:formula="1074585*logwidth/2647519"/><draw:equation draw:name="f1111" draw:formula="77152*logheight/2612594"/><draw:equation draw:name="f1112" draw:formula="1032675*logwidth/2647519"/><draw:equation draw:name="f1113" draw:formula="86677*logheight/2612594"/><draw:equation draw:name="f1114" draw:formula="1014578*logwidth/2647519"/><draw:equation draw:name="f1115" draw:formula="92392*logheight/2612594"/><draw:equation draw:name="f1116" draw:formula="993623*logwidth/2647519"/><draw:equation draw:name="f1117" draw:formula="98107*logheight/2612594"/><draw:equation draw:name="f1118" draw:formula="947769*logwidth/2647519"/><draw:equation draw:name="f1119" draw:formula="107115*logheight/2612594"/><draw:equation draw:name="f1120" draw:formula="939330*logwidth/2647519"/><draw:equation draw:name="f1121" draw:formula="110490*logheight/2612594"/><draw:equation draw:name="f1122" draw:formula="881228*logwidth/2647519"/><draw:equation draw:name="f1123" draw:formula="130492*logheight/2612594"/><draw:equation draw:name="f1124" draw:formula="824078*logwidth/2647519"/><draw:equation draw:name="f1125" draw:formula="153352*logheight/2612594"/><draw:equation draw:name="f1126" draw:formula="784073*logwidth/2647519"/><draw:equation draw:name="f1127" draw:formula="171450*logheight/2612594"/><draw:equation draw:name="f1128" draw:formula="757403*logwidth/2647519"/><draw:equation draw:name="f1129" draw:formula="181927*logheight/2612594"/><draw:equation draw:name="f1130" draw:formula="691680*logwidth/2647519"/><draw:equation draw:name="f1131" draw:formula="212407*logheight/2612594"/><draw:equation draw:name="f1132" draw:formula="660248*logwidth/2647519"/><draw:equation draw:name="f1133" draw:formula="232410*logheight/2612594"/><draw:equation draw:name="f1134" draw:formula="629768*logwidth/2647519"/><draw:equation draw:name="f1135" draw:formula="252412*logheight/2612594"/><draw:equation draw:name="f1136" draw:formula="581190*logwidth/2647519"/><draw:equation draw:name="f1137" draw:formula="288607*logheight/2612594"/><draw:equation draw:name="f1138" draw:formula="535470*logwidth/2647519"/><draw:equation draw:name="f1139" draw:formula="324802*logheight/2612594"/><draw:equation draw:name="f1140" draw:formula="491713*logwidth/2647519"/><draw:equation draw:name="f1141" draw:formula="362974*logheight/2612594"/><draw:equation draw:name="f1142" draw:formula="495465*logwidth/2647519"/><draw:equation draw:name="f1143" draw:formula="367665*logheight/2612594"/><draw:equation draw:name="f1144" draw:formula="504752*logwidth/2647519"/><draw:equation draw:name="f1145" draw:formula="361295*logheight/2612594"/><draw:equation draw:name="f1146" draw:formula="512657*logwidth/2647519"/><draw:equation draw:name="f1147" draw:formula="355403*logheight/2612594"/><draw:equation draw:name="f1148" draw:formula="541185*logwidth/2647519"/><draw:equation draw:name="f1149" draw:formula="330517*logheight/2612594"/><draw:equation draw:name="f1150" draw:formula="586905*logwidth/2647519"/><draw:equation draw:name="f1151" draw:formula="294322*logheight/2612594"/><draw:equation draw:name="f1152" draw:formula="635482*logwidth/2647519"/><draw:equation draw:name="f1153" draw:formula="258127*logheight/2612594"/><draw:equation draw:name="f1154" draw:formula="665962*logwidth/2647519"/><draw:equation draw:name="f1155" draw:formula="238124*logheight/2612594"/><draw:equation draw:name="f1156" draw:formula="697395*logwidth/2647519"/><draw:equation draw:name="f1157" draw:formula="218122*logheight/2612594"/><draw:equation draw:name="f1158" draw:formula="763117*logwidth/2647519"/><draw:equation draw:name="f1159" draw:formula="187642*logheight/2612594"/><draw:equation draw:name="f1160" draw:formula="788835*logwidth/2647519"/><draw:equation draw:name="f1161" draw:formula="174307*logheight/2612594"/><draw:equation draw:name="f1162" draw:formula="828840*logwidth/2647519"/><draw:equation draw:name="f1163" draw:formula="156209*logheight/2612594"/><draw:equation draw:name="f1164" draw:formula="885990*logwidth/2647519"/><draw:equation draw:name="f1165" draw:formula="133349*logheight/2612594"/><draw:equation draw:name="f1166" draw:formula="944092*logwidth/2647519"/><draw:equation draw:name="f1167" draw:formula="113347*logheight/2612594"/><draw:equation draw:name="f1168" draw:formula="968499*logwidth/2647519"/><draw:equation draw:name="f1169" draw:formula="108553*logheight/2612594"/><draw:equation draw:name="f1170" draw:formula="980289*logwidth/2647519"/><draw:equation draw:name="f1171" draw:formula="104524*logheight/2612594"/><draw:equation draw:name="f1172" draw:formula="1140765*logwidth/2647519"/><draw:equation draw:name="f1173" draw:formula="69904*logheight/2612594"/><draw:equation draw:name="f1174" draw:formula="1478088*logwidth/2647519"/><draw:equation draw:name="f1175" draw:formula="48458*logheight/2612594"/><draw:equation draw:name="f1176" draw:formula="1498447*logwidth/2647519"/><draw:equation draw:name="f1177" draw:formula="50482*logheight/2612594"/><draw:equation draw:name="f1178" draw:formula="1526070*logwidth/2647519"/><draw:equation draw:name="f1179" draw:formula="60007*logheight/2612594"/><draw:equation draw:name="f1180" draw:formula="1505115*logwidth/2647519"/><draw:equation draw:name="f1181" draw:formula="57150*logheight/2612594"/><draw:equation draw:name="f1182" draw:formula="1461300*logwidth/2647519"/><draw:equation draw:name="f1183" draw:formula="48577*logheight/2612594"/><draw:equation draw:name="f1184" draw:formula="1478088*logwidth/2647519"/><draw:equation draw:name="f1185" draw:formula="48458*logheight/2612594"/><draw:equation draw:name="f1186" draw:formula="1588935*logwidth/2647519"/><draw:equation draw:name="f1187" draw:formula="40957*logheight/2612594"/><draw:equation draw:name="f1188" draw:formula="1627987*logwidth/2647519"/><draw:equation draw:name="f1189" draw:formula="43814*logheight/2612594"/><draw:equation draw:name="f1190" draw:formula="1675612*logwidth/2647519"/><draw:equation draw:name="f1191" draw:formula="62864*logheight/2612594"/><draw:equation draw:name="f1192" draw:formula="1616557*logwidth/2647519"/><draw:equation draw:name="f1193" draw:formula="52387*logheight/2612594"/><draw:equation draw:name="f1194" draw:formula="1588935*logwidth/2647519"/><draw:equation draw:name="f1195" draw:formula="40957*logheight/2612594"/><draw:equation draw:name="f1196" draw:formula="1270324*logwidth/2647519"/><draw:equation draw:name="f1197" draw:formula="40719*logheight/2612594"/><draw:equation draw:name="f1198" draw:formula="1160310*logwidth/2647519"/><draw:equation draw:name="f1199" draw:formula="46672*logheight/2612594"/><draw:equation draw:name="f1200" draw:formula="1084110*logwidth/2647519"/><draw:equation draw:name="f1201" draw:formula="57149*logheight/2612594"/><draw:equation draw:name="f1202" draw:formula="1047915*logwidth/2647519"/><draw:equation draw:name="f1203" draw:formula="66674*logheight/2612594"/><draw:equation draw:name="f1204" draw:formula="1016482*logwidth/2647519"/><draw:equation draw:name="f1205" draw:formula="78104*logheight/2612594"/><draw:equation draw:name="f1206" draw:formula="972667*logwidth/2647519"/><draw:equation draw:name="f1207" draw:formula="83819*logheight/2612594"/><draw:equation draw:name="f1208" draw:formula="806932*logwidth/2647519"/><draw:equation draw:name="f1209" draw:formula="147637*logheight/2612594"/><draw:equation draw:name="f1210" draw:formula="746925*logwidth/2647519"/><draw:equation draw:name="f1211" draw:formula="174307*logheight/2612594"/><draw:equation draw:name="f1212" draw:formula="728827*logwidth/2647519"/><draw:equation draw:name="f1213" draw:formula="180974*logheight/2612594"/><draw:equation draw:name="f1214" draw:formula="712635*logwidth/2647519"/><draw:equation draw:name="f1215" draw:formula="189547*logheight/2612594"/><draw:equation draw:name="f1216" draw:formula="682155*logwidth/2647519"/><draw:equation draw:name="f1217" draw:formula="205739*logheight/2612594"/><draw:equation draw:name="f1218" draw:formula="634530*logwidth/2647519"/><draw:equation draw:name="f1219" draw:formula="230504*logheight/2612594"/><draw:equation draw:name="f1220" draw:formula="598335*logwidth/2647519"/><draw:equation draw:name="f1221" draw:formula="259079*logheight/2612594"/><draw:equation draw:name="f1222" draw:formula="493560*logwidth/2647519"/><draw:equation draw:name="f1223" draw:formula="340994*logheight/2612594"/><draw:equation draw:name="f1224" draw:formula="471664*logwidth/2647519"/><draw:equation draw:name="f1225" draw:formula="360034*logheight/2612594"/><draw:equation draw:name="f1226" draw:formula="450243*logwidth/2647519"/><draw:equation draw:name="f1227" draw:formula="379593*logheight/2612594"/><draw:equation draw:name="f1228" draw:formula="450697*logwidth/2647519"/><draw:equation draw:name="f1229" draw:formula="380047*logheight/2612594"/><draw:equation draw:name="f1230" draw:formula="285915*logwidth/2647519"/><draw:equation draw:name="f1231" draw:formula="573404*logheight/2612594"/><draw:equation draw:name="f1232" draw:formula="252577*logwidth/2647519"/><draw:equation draw:name="f1233" draw:formula="619124*logheight/2612594"/><draw:equation draw:name="f1234" draw:formula="237337*logwidth/2647519"/><draw:equation draw:name="f1235" draw:formula="646747*logheight/2612594"/><draw:equation draw:name="f1236" draw:formula="222097*logwidth/2647519"/><draw:equation draw:name="f1237" draw:formula="672464*logheight/2612594"/><draw:equation draw:name="f1238" draw:formula="193522*logwidth/2647519"/><draw:equation draw:name="f1239" draw:formula="725804*logheight/2612594"/><draw:equation draw:name="f1240" draw:formula="162439*logwidth/2647519"/><draw:equation draw:name="f1241" draw:formula="774785*logheight/2612594"/><draw:equation draw:name="f1242" draw:formula="162090*logwidth/2647519"/><draw:equation draw:name="f1243" draw:formula="776287*logheight/2612594"/><draw:equation draw:name="f1244" draw:formula="151612*logwidth/2647519"/><draw:equation draw:name="f1245" draw:formula="804862*logheight/2612594"/><draw:equation draw:name="f1246" draw:formula="143992*logwidth/2647519"/><draw:equation draw:name="f1247" draw:formula="818197*logheight/2612594"/><draw:equation draw:name="f1248" draw:formula="142087*logwidth/2647519"/><draw:equation draw:name="f1249" draw:formula="820102*logheight/2612594"/><draw:equation draw:name="f1250" draw:formula="133634*logwidth/2647519"/><draw:equation draw:name="f1251" draw:formula="848201*logheight/2612594"/><draw:equation draw:name="f1252" draw:formula="131610*logwidth/2647519"/><draw:equation draw:name="f1253" draw:formula="864870*logheight/2612594"/><draw:equation draw:name="f1254" draw:formula="129705*logwidth/2647519"/><draw:equation draw:name="f1255" draw:formula="888682*logheight/2612594"/><draw:equation draw:name="f1256" draw:formula="116370*logwidth/2647519"/><draw:equation draw:name="f1257" draw:formula="927735*logheight/2612594"/><draw:equation draw:name="f1258" draw:formula="103987*logwidth/2647519"/><draw:equation draw:name="f1259" draw:formula="966787*logheight/2612594"/><draw:equation draw:name="f1260" draw:formula="90652*logwidth/2647519"/><draw:equation draw:name="f1261" draw:formula="1023937*logheight/2612594"/><draw:equation draw:name="f1262" draw:formula="83032*logwidth/2647519"/><draw:equation draw:name="f1263" draw:formula="1076325*logheight/2612594"/><draw:equation draw:name="f1264" draw:formula="78270*logwidth/2647519"/><draw:equation draw:name="f1265" draw:formula="1128712*logheight/2612594"/><draw:equation draw:name="f1266" draw:formula="84937*logwidth/2647519"/><draw:equation draw:name="f1267" draw:formula="1092517*logheight/2612594"/><draw:equation draw:name="f1268" draw:formula="85555*logwidth/2647519"/><draw:equation draw:name="f1269" draw:formula="1089530*logheight/2612594"/><draw:equation draw:name="f1270" draw:formula="86842*logwidth/2647519"/><draw:equation draw:name="f1271" draw:formula="1075372*logheight/2612594"/><draw:equation draw:name="f1272" draw:formula="94462*logwidth/2647519"/><draw:equation draw:name="f1273" draw:formula="1022985*logheight/2612594"/><draw:equation draw:name="f1274" draw:formula="96848*logwidth/2647519"/><draw:equation draw:name="f1275" draw:formula="1023781*logheight/2612594"/><draw:equation draw:name="f1276" draw:formula="97055*logwidth/2647519"/><draw:equation draw:name="f1277" draw:formula="1022896*logheight/2612594"/><draw:equation draw:name="f1278" draw:formula="94463*logwidth/2647519"/><draw:equation draw:name="f1279" draw:formula="1022032*logheight/2612594"/><draw:equation draw:name="f1280" draw:formula="107798*logwidth/2647519"/><draw:equation draw:name="f1281" draw:formula="964882*logheight/2612594"/><draw:equation draw:name="f1282" draw:formula="120180*logwidth/2647519"/><draw:equation draw:name="f1283" draw:formula="925829*logheight/2612594"/><draw:equation draw:name="f1284" draw:formula="133454*logwidth/2647519"/><draw:equation draw:name="f1285" draw:formula="886956*logheight/2612594"/><draw:equation draw:name="f1286" draw:formula="132563*logwidth/2647519"/><draw:equation draw:name="f1287" draw:formula="886777*logheight/2612594"/><draw:equation draw:name="f1288" draw:formula="134468*logwidth/2647519"/><draw:equation draw:name="f1289" draw:formula="862965*logheight/2612594"/><draw:equation draw:name="f1290" draw:formula="144945*logwidth/2647519"/><draw:equation draw:name="f1291" draw:formula="818197*logheight/2612594"/><draw:equation draw:name="f1292" draw:formula="152565*logwidth/2647519"/><draw:equation draw:name="f1293" draw:formula="804862*logheight/2612594"/><draw:equation draw:name="f1294" draw:formula="152821*logwidth/2647519"/><draw:equation draw:name="f1295" draw:formula="804166*logheight/2612594"/><draw:equation draw:name="f1296" draw:formula="163043*logwidth/2647519"/><draw:equation draw:name="f1297" draw:formula="776287*logheight/2612594"/><draw:equation draw:name="f1298" draw:formula="194475*logwidth/2647519"/><draw:equation draw:name="f1299" draw:formula="726757*logheight/2612594"/><draw:equation draw:name="f1300" draw:formula="223050*logwidth/2647519"/><draw:equation draw:name="f1301" draw:formula="673417*logheight/2612594"/><draw:equation draw:name="f1302" draw:formula="238290*logwidth/2647519"/><draw:equation draw:name="f1303" draw:formula="647700*logheight/2612594"/><draw:equation draw:name="f1304" draw:formula="253530*logwidth/2647519"/><draw:equation draw:name="f1305" draw:formula="620077*logheight/2612594"/><draw:equation draw:name="f1306" draw:formula="286868*logwidth/2647519"/><draw:equation draw:name="f1307" draw:formula="574357*logheight/2612594"/><draw:equation draw:name="f1308" draw:formula="451650*logwidth/2647519"/><draw:equation draw:name="f1309" draw:formula="381000*logheight/2612594"/><draw:equation draw:name="f1310" draw:formula="495465*logwidth/2647519"/><draw:equation draw:name="f1311" draw:formula="340995*logheight/2612594"/><draw:equation draw:name="f1312" draw:formula="600240*logwidth/2647519"/><draw:equation draw:name="f1313" draw:formula="259080*logheight/2612594"/><draw:equation draw:name="f1314" draw:formula="636435*logwidth/2647519"/><draw:equation draw:name="f1315" draw:formula="230505*logheight/2612594"/><draw:equation draw:name="f1316" draw:formula="684060*logwidth/2647519"/><draw:equation draw:name="f1317" draw:formula="205740*logheight/2612594"/><draw:equation draw:name="f1318" draw:formula="714540*logwidth/2647519"/><draw:equation draw:name="f1319" draw:formula="189547*logheight/2612594"/><draw:equation draw:name="f1320" draw:formula="730733*logwidth/2647519"/><draw:equation draw:name="f1321" draw:formula="180975*logheight/2612594"/><draw:equation draw:name="f1322" draw:formula="748830*logwidth/2647519"/><draw:equation draw:name="f1323" draw:formula="174307*logheight/2612594"/><draw:equation draw:name="f1324" draw:formula="808838*logwidth/2647519"/><draw:equation draw:name="f1325" draw:formula="147637*logheight/2612594"/><draw:equation draw:name="f1326" draw:formula="974573*logwidth/2647519"/><draw:equation draw:name="f1327" draw:formula="83820*logheight/2612594"/><draw:equation draw:name="f1328" draw:formula="1018388*logwidth/2647519"/><draw:equation draw:name="f1329" draw:formula="78105*logheight/2612594"/><draw:equation draw:name="f1330" draw:formula="1049820*logwidth/2647519"/><draw:equation draw:name="f1331" draw:formula="66675*logheight/2612594"/><draw:equation draw:name="f1332" draw:formula="1086015*logwidth/2647519"/><draw:equation draw:name="f1333" draw:formula="57150*logheight/2612594"/><draw:equation draw:name="f1334" draw:formula="1162215*logwidth/2647519"/><draw:equation draw:name="f1335" draw:formula="46672*logheight/2612594"/><draw:equation draw:name="f1336" draw:formula="1272229*logwidth/2647519"/><draw:equation draw:name="f1337" draw:formula="41076*logheight/2612594"/><draw:equation draw:name="f1338" draw:formula="1360655*logwidth/2647519"/><draw:equation draw:name="f1339" draw:formula="44043*logheight/2612594"/><draw:equation draw:name="f1340" draw:formula="1404150*logwidth/2647519"/><draw:equation draw:name="f1341" draw:formula="0*logheight/2612594"/><draw:equation draw:name="f1342" draw:formula="1448917*logwidth/2647519"/><draw:equation draw:name="f1343" draw:formula="2857*logheight/2612594"/><draw:equation draw:name="f1344" draw:formula="1494637*logwidth/2647519"/><draw:equation draw:name="f1345" draw:formula="7620*logheight/2612594"/><draw:equation draw:name="f1346" draw:formula="1525117*logwidth/2647519"/><draw:equation draw:name="f1347" draw:formula="15240*logheight/2612594"/><draw:equation draw:name="f1348" draw:formula="1545120*logwidth/2647519"/><draw:equation draw:name="f1349" draw:formula="24765*logheight/2612594"/><draw:equation draw:name="f1350" draw:formula="1569885*logwidth/2647519"/><draw:equation draw:name="f1351" draw:formula="20002*logheight/2612594"/><draw:equation draw:name="f1352" draw:formula="1607032*logwidth/2647519"/><draw:equation draw:name="f1353" draw:formula="28575*logheight/2612594"/><draw:equation draw:name="f1354" draw:formula="1629892*logwidth/2647519"/><draw:equation draw:name="f1355" draw:formula="35242*logheight/2612594"/><draw:equation draw:name="f1356" draw:formula="1628940*logwidth/2647519"/><draw:equation draw:name="f1357" draw:formula="36195*logheight/2612594"/><draw:equation draw:name="f1358" draw:formula="1627987*logwidth/2647519"/><draw:equation draw:name="f1359" draw:formula="42862*logheight/2612594"/><draw:equation draw:name="f1360" draw:formula="1588935*logwidth/2647519"/><draw:equation draw:name="f1361" draw:formula="40005*logheight/2612594"/><draw:equation draw:name="f1362" draw:formula="1575600*logwidth/2647519"/><draw:equation draw:name="f1363" draw:formula="36195*logheight/2612594"/><draw:equation draw:name="f1364" draw:formula="1562265*logwidth/2647519"/><draw:equation draw:name="f1365" draw:formula="33337*logheight/2612594"/><draw:equation draw:name="f1366" draw:formula="1536547*logwidth/2647519"/><draw:equation draw:name="f1367" draw:formula="27622*logheight/2612594"/><draw:equation draw:name="f1368" draw:formula="1510830*logwidth/2647519"/><draw:equation draw:name="f1369" draw:formula="21907*logheight/2612594"/><draw:equation draw:name="f1370" draw:formula="1484160*logwidth/2647519"/><draw:equation draw:name="f1371" draw:formula="18097*logheight/2612594"/><draw:equation draw:name="f1372" draw:formula="1454633*logwidth/2647519"/><draw:equation draw:name="f1373" draw:formula="18097*logheight/2612594"/><draw:equation draw:name="f1374" draw:formula="1430820*logwidth/2647519"/><draw:equation draw:name="f1375" draw:formula="18097*logheight/2612594"/><draw:equation draw:name="f1376" draw:formula="1393673*logwidth/2647519"/><draw:equation draw:name="f1377" draw:formula="18097*logheight/2612594"/><draw:equation draw:name="f1378" draw:formula="1391928*logwidth/2647519"/><draw:equation draw:name="f1379" draw:formula="17540*logheight/2612594"/><draw:equation draw:name="f1380" draw:formula="1375575*logwidth/2647519"/><draw:equation draw:name="f1381" draw:formula="25717*logheight/2612594"/><draw:equation draw:name="f1382" draw:formula="1381290*logwidth/2647519"/><draw:equation draw:name="f1383" draw:formula="35242*logheight/2612594"/><draw:equation draw:name="f1384" draw:formula="1438440*logwidth/2647519"/><draw:equation draw:name="f1385" draw:formula="46672*logheight/2612594"/><draw:equation draw:name="f1386" draw:formula="1413008*logwidth/2647519"/><draw:equation draw:name="f1387" draw:formula="47116*logheight/2612594"/><draw:equation draw:name="f1388" draw:formula="1413437*logwidth/2647519"/><draw:equation draw:name="f1389" draw:formula="47149*logheight/2612594"/><draw:equation draw:name="f1390" draw:formula="1440345*logwidth/2647519"/><draw:equation draw:name="f1391" draw:formula="46672*logheight/2612594"/><draw:equation draw:name="f1392" draw:formula="1463205*logwidth/2647519"/><draw:equation draw:name="f1393" draw:formula="49530*logheight/2612594"/><draw:equation draw:name="f1394" draw:formula="1507020*logwidth/2647519"/><draw:equation draw:name="f1395" draw:formula="58102*logheight/2612594"/><draw:equation draw:name="f1396" draw:formula="1527975*logwidth/2647519"/><draw:equation draw:name="f1397" draw:formula="60960*logheight/2612594"/><draw:equation draw:name="f1398" draw:formula="1563218*logwidth/2647519"/><draw:equation draw:name="f1399" draw:formula="68580*logheight/2612594"/><draw:equation draw:name="f1400" draw:formula="1599413*logwidth/2647519"/><draw:equation draw:name="f1401" draw:formula="76200*logheight/2612594"/><draw:equation draw:name="f1402" draw:formula="1634655*logwidth/2647519"/><draw:equation draw:name="f1403" draw:formula="84772*logheight/2612594"/><draw:equation draw:name="f1404" draw:formula="1669898*logwidth/2647519"/><draw:equation draw:name="f1405" draw:formula="95250*logheight/2612594"/><draw:equation draw:name="f1406" draw:formula="1687043*logwidth/2647519"/><draw:equation draw:name="f1407" draw:formula="100012*logheight/2612594"/><draw:equation draw:name="f1408" draw:formula="1704188*logwidth/2647519"/><draw:equation draw:name="f1409" draw:formula="105727*logheight/2612594"/><draw:equation draw:name="f1410" draw:formula="1704409*logwidth/2647519"/><draw:equation draw:name="f1411" draw:formula="105929*logheight/2612594"/><draw:equation draw:name="f1412" draw:formula="1716704*logwidth/2647519"/><draw:equation draw:name="f1413" draw:formula="108049*logheight/2612594"/><draw:equation draw:name="f1414" draw:formula="1746499*logwidth/2647519"/><draw:equation draw:name="f1415" draw:formula="119121*logheight/2612594"/><draw:equation draw:name="f1416" draw:formula="1750661*logwidth/2647519"/><draw:equation draw:name="f1417" draw:formula="125427*logheight/2612594"/><draw:equation draw:name="f1418" draw:formula="1751813*logwidth/2647519"/><draw:equation draw:name="f1419" draw:formula="125730*logheight/2612594"/><draw:equation draw:name="f1420" draw:formula="1778483*logwidth/2647519"/><draw:equation draw:name="f1421" draw:formula="136207*logheight/2612594"/><draw:equation draw:name="f1422" draw:formula="1801343*logwidth/2647519"/><draw:equation draw:name="f1423" draw:formula="145732*logheight/2612594"/><draw:equation draw:name="f1424" draw:formula="1824203*logwidth/2647519"/><draw:equation draw:name="f1425" draw:formula="156210*logheight/2612594"/><draw:equation draw:name="f1426" draw:formula="1841348*logwidth/2647519"/><draw:equation draw:name="f1427" draw:formula="165735*logheight/2612594"/><draw:equation draw:name="f1428" draw:formula="1852778*logwidth/2647519"/><draw:equation draw:name="f1429" draw:formula="171450*logheight/2612594"/><draw:equation draw:name="f1430" draw:formula="1865160*logwidth/2647519"/><draw:equation draw:name="f1431" draw:formula="178117*logheight/2612594"/><draw:equation draw:name="f1432" draw:formula="1907070*logwidth/2647519"/><draw:equation draw:name="f1433" draw:formula="201930*logheight/2612594"/><draw:equation draw:name="f1434" draw:formula="1960410*logwidth/2647519"/><draw:equation draw:name="f1435" draw:formula="236220*logheight/2612594"/><draw:equation draw:name="f1436" draw:formula="1988033*logwidth/2647519"/><draw:equation draw:name="f1437" draw:formula="255270*logheight/2612594"/><draw:equation draw:name="f1438" draw:formula="1988833*logwidth/2647519"/><draw:equation draw:name="f1439" draw:formula="255841*logheight/2612594"/><draw:equation draw:name="f1440" draw:formula="2002949*logwidth/2647519"/><draw:equation draw:name="f1441" draw:formula="264417*logheight/2612594"/><draw:equation draw:name="f1442" draw:formula="2540483*logwidth/2647519"/><draw:equation draw:name="f1443" draw:formula="1275397*logheight/2612594"/><draw:equation draw:name="f1444" draw:formula="2540081*logwidth/2647519"/><draw:equation draw:name="f1445" draw:formula="1283368*logheight/2612594"/><draw:equation draw:name="f1446" draw:formula="2550960*logwidth/2647519"/><draw:equation draw:name="f1447" draw:formula="1284922*logheight/2612594"/><draw:equation draw:name="f1448" draw:formula="2561437*logwidth/2647519"/><draw:equation draw:name="f1449" draw:formula="1292542*logheight/2612594"/><draw:equation draw:name="f1450" draw:formula="2566200*logwidth/2647519"/><draw:equation draw:name="f1451" draw:formula="1318259*logheight/2612594"/><draw:equation draw:name="f1452" draw:formula="2584297*logwidth/2647519"/><draw:equation draw:name="f1453" draw:formula="1348739*logheight/2612594"/><draw:equation draw:name="f1454" draw:formula="2591918*logwidth/2647519"/><draw:equation draw:name="f1455" draw:formula="1349432*logheight/2612594"/><draw:equation draw:name="f1456" draw:formula="2591918*logwidth/2647519"/><draw:equation draw:name="f1457" draw:formula="1342072*logheight/2612594"/><draw:equation draw:name="f1458" draw:formula="2599661*logwidth/2647519"/><draw:equation draw:name="f1459" draw:formula="1320563*logheight/2612594"/><draw:equation draw:name="f1460" draw:formula="2599537*logwidth/2647519"/><draw:equation draw:name="f1461" draw:formula="1316355*logheight/2612594"/><draw:equation draw:name="f1462" draw:formula="2607157*logwidth/2647519"/><draw:equation draw:name="f1463" draw:formula="1290637*logheight/2612594"/><draw:equation draw:name="f1464" draw:formula="2617635*logwidth/2647519"/><draw:equation draw:name="f1465" draw:formula="1290637*logheight/2612594"/><draw:equation draw:name="f1466" draw:formula="2633827*logwidth/2647519"/><draw:equation draw:name="f1467" draw:formula="1280160*logheight/2612594"/><draw:equation draw:name="f1468" draw:formula="2635732*logwidth/2647519"/><draw:equation draw:name="f1469" draw:formula="1322070*logheight/2612594"/><draw:equation draw:name="f1470" draw:formula="2630970*logwidth/2647519"/><draw:equation draw:name="f1471" draw:formula="1342072*logheight/2612594"/><draw:equation draw:name="f1472" draw:formula="2625255*logwidth/2647519"/><draw:equation draw:name="f1473" draw:formula="1361122*logheight/2612594"/><draw:equation draw:name="f1474" draw:formula="2622397*logwidth/2647519"/><draw:equation draw:name="f1475" draw:formula="1392555*logheight/2612594"/><draw:equation draw:name="f1476" draw:formula="2621445*logwidth/2647519"/><draw:equation draw:name="f1477" draw:formula="1408747*logheight/2612594"/><draw:equation draw:name="f1478" draw:formula="2619540*logwidth/2647519"/><draw:equation draw:name="f1479" draw:formula="1424940*logheight/2612594"/><draw:equation draw:name="f1480" draw:formula="2615479*logwidth/2647519"/><draw:equation draw:name="f1481" draw:formula="1427648*logheight/2612594"/><draw:equation draw:name="f1482" draw:formula="2615730*logwidth/2647519"/><draw:equation draw:name="f1483" draw:formula="1428749*logheight/2612594"/><draw:equation draw:name="f1484" draw:formula="2619621*logwidth/2647519"/><draw:equation draw:name="f1485" draw:formula="1426155*logheight/2612594"/><draw:equation draw:name="f1486" draw:formula="2621445*logwidth/2647519"/><draw:equation draw:name="f1487" draw:formula="1410652*logheight/2612594"/><draw:equation draw:name="f1488" draw:formula="2622397*logwidth/2647519"/><draw:equation draw:name="f1489" draw:formula="1394460*logheight/2612594"/><draw:equation draw:name="f1490" draw:formula="2625255*logwidth/2647519"/><draw:equation draw:name="f1491" draw:formula="1363027*logheight/2612594"/><draw:equation draw:name="f1492" draw:formula="2630970*logwidth/2647519"/><draw:equation draw:name="f1493" draw:formula="1343977*logheight/2612594"/><draw:equation draw:name="f1494" draw:formula="2635732*logwidth/2647519"/><draw:equation draw:name="f1495" draw:formula="1323975*logheight/2612594"/><draw:equation draw:name="f1496" draw:formula="2643352*logwidth/2647519"/><draw:equation draw:name="f1497" draw:formula="1329690*logheight/2612594"/><draw:equation draw:name="f1498" draw:formula="2642400*logwidth/2647519"/><draw:equation draw:name="f1499" draw:formula="1343977*logheight/2612594"/><draw:equation draw:name="f1500" draw:formula="2640495*logwidth/2647519"/><draw:equation draw:name="f1501" draw:formula="1358265*logheight/2612594"/><draw:equation draw:name="f1502" draw:formula="2639542*logwidth/2647519"/><draw:equation draw:name="f1503" draw:formula="1384935*logheight/2612594"/><draw:equation draw:name="f1504" draw:formula="2637637*logwidth/2647519"/><draw:equation draw:name="f1505" draw:formula="1416367*logheight/2612594"/><draw:equation draw:name="f1506" draw:formula="2632875*logwidth/2647519"/><draw:equation draw:name="f1507" draw:formula="1449705*logheight/2612594"/><draw:equation draw:name="f1508" draw:formula="2627160*logwidth/2647519"/><draw:equation draw:name="f1509" draw:formula="1484947*logheight/2612594"/><draw:equation draw:name="f1510" draw:formula="2620492*logwidth/2647519"/><draw:equation draw:name="f1511" draw:formula="1519237*logheight/2612594"/><draw:equation draw:name="f1512" draw:formula="2608110*logwidth/2647519"/><draw:equation draw:name="f1513" draw:formula="1591627*logheight/2612594"/><draw:equation draw:name="f1514" draw:formula="2596680*logwidth/2647519"/><draw:equation draw:name="f1515" draw:formula="1598295*logheight/2612594"/><draw:equation draw:name="f1516" draw:formula="2582392*logwidth/2647519"/><draw:equation draw:name="f1517" draw:formula="1640205*logheight/2612594"/><draw:equation draw:name="f1518" draw:formula="2578582*logwidth/2647519"/><draw:equation draw:name="f1519" draw:formula="1680210*logheight/2612594"/><draw:equation draw:name="f1520" draw:formula="2576677*logwidth/2647519"/><draw:equation draw:name="f1521" draw:formula="1685925*logheight/2612594"/><draw:equation draw:name="f1522" draw:formula="2560485*logwidth/2647519"/><draw:equation draw:name="f1523" draw:formula="1729740*logheight/2612594"/><draw:equation draw:name="f1524" draw:formula="2555722*logwidth/2647519"/><draw:equation draw:name="f1525" draw:formula="1733550*logheight/2612594"/><draw:equation draw:name="f1526" draw:formula="2535720*logwidth/2647519"/><draw:equation draw:name="f1527" draw:formula="1780222*logheight/2612594"/><draw:equation draw:name="f1528" draw:formula="2556675*logwidth/2647519"/><draw:equation draw:name="f1529" draw:formula="1733550*logheight/2612594"/><draw:equation draw:name="f1530" draw:formula="2561437*logwidth/2647519"/><draw:equation draw:name="f1531" draw:formula="1729740*logheight/2612594"/><draw:equation draw:name="f1532" draw:formula="2530957*logwidth/2647519"/><draw:equation draw:name="f1533" draw:formula="1816417*logheight/2612594"/><draw:equation draw:name="f1534" draw:formula="2514765*logwidth/2647519"/><draw:equation draw:name="f1535" draw:formula="1824990*logheight/2612594"/><draw:equation draw:name="f1536" draw:formula="2511407*logwidth/2647519"/><draw:equation draw:name="f1537" draw:formula="1831707*logheight/2612594"/><draw:equation draw:name="f1538" draw:formula="2511908*logwidth/2647519"/><draw:equation draw:name="f1539" draw:formula="1832609*logheight/2612594"/><draw:equation draw:name="f1540" draw:formula="2515718*logwidth/2647519"/><draw:equation draw:name="f1541" draw:formula="1824989*logheight/2612594"/><draw:equation draw:name="f1542" draw:formula="2531910*logwidth/2647519"/><draw:equation draw:name="f1543" draw:formula="1816417*logheight/2612594"/><draw:equation draw:name="f1544" draw:formula="2520480*logwidth/2647519"/><draw:equation draw:name="f1545" draw:formula="1848802*logheight/2612594"/><draw:equation draw:name="f1546" draw:formula="2499525*logwidth/2647519"/><draw:equation draw:name="f1547" draw:formula="1886902*logheight/2612594"/><draw:equation draw:name="f1548" draw:formula="2489048*logwidth/2647519"/><draw:equation draw:name="f1549" draw:formula="1905952*logheight/2612594"/><draw:equation draw:name="f1550" draw:formula="2477618*logwidth/2647519"/><draw:equation draw:name="f1551" draw:formula="1925002*logheight/2612594"/><draw:equation draw:name="f1552" draw:formula="2469045*logwidth/2647519"/><draw:equation draw:name="f1553" draw:formula="1939289*logheight/2612594"/><draw:equation draw:name="f1554" draw:formula="2456663*logwidth/2647519"/><draw:equation draw:name="f1555" draw:formula="1966912*logheight/2612594"/><draw:equation draw:name="f1556" draw:formula="2443328*logwidth/2647519"/><draw:equation draw:name="f1557" draw:formula="1993582*logheight/2612594"/><draw:equation draw:name="f1558" draw:formula="2422373*logwidth/2647519"/><draw:equation draw:name="f1559" draw:formula="2022157*logheight/2612594"/><draw:equation draw:name="f1560" draw:formula="2401418*logwidth/2647519"/><draw:equation draw:name="f1561" draw:formula="2048827*logheight/2612594"/><draw:equation draw:name="f1562" draw:formula="2402291*logwidth/2647519"/><draw:equation draw:name="f1563" draw:formula="2047029*logheight/2612594"/><draw:equation draw:name="f1564" draw:formula="2378557*logwidth/2647519"/><draw:equation draw:name="f1565" draw:formula="2079307*logheight/2612594"/><draw:equation draw:name="f1566" draw:formula="2327122*logwidth/2647519"/><draw:equation draw:name="f1567" draw:formula="2135505*logheight/2612594"/><draw:equation draw:name="f1568" draw:formula="2316996*logwidth/2647519"/><draw:equation draw:name="f1569" draw:formula="2151085*logheight/2612594"/><draw:equation draw:name="f1570" draw:formula="2327122*logwidth/2647519"/><draw:equation draw:name="f1571" draw:formula="2136457*logheight/2612594"/><draw:equation draw:name="f1572" draw:formula="2378557*logwidth/2647519"/><draw:equation draw:name="f1573" draw:formula="2080259*logheight/2612594"/><draw:equation draw:name="f1574" draw:formula="2339505*logwidth/2647519"/><draw:equation draw:name="f1575" draw:formula="2139314*logheight/2612594"/><draw:equation draw:name="f1576" draw:formula="2319383*logwidth/2647519"/><draw:equation draw:name="f1577" draw:formula="2160389*logheight/2612594"/><draw:equation draw:name="f1578" draw:formula="2303230*logwidth/2647519"/><draw:equation draw:name="f1579" draw:formula="2172263*logheight/2612594"/><draw:equation draw:name="f1580" draw:formula="2302357*logwidth/2647519"/><draw:equation draw:name="f1581" draw:formula="2173605*logheight/2612594"/><draw:equation draw:name="f1582" draw:formula="2292258*logwidth/2647519"/><draw:equation draw:name="f1583" draw:formula="2181374*logheight/2612594"/><draw:equation draw:name="f1584" draw:formula="2291880*logwidth/2647519"/><draw:equation draw:name="f1585" draw:formula="2184082*logheight/2612594"/><draw:equation draw:name="f1586" draw:formula="2247112*logwidth/2647519"/><draw:equation draw:name="f1587" draw:formula="2229802*logheight/2612594"/><draw:equation draw:name="f1588" draw:formula="2199487*logwidth/2647519"/><draw:equation draw:name="f1589" draw:formula="2273617*logheight/2612594"/><draw:equation draw:name="f1590" draw:formula="2197285*logwidth/2647519"/><draw:equation draw:name="f1591" draw:formula="2275215*logheight/2612594"/><draw:equation draw:name="f1592" draw:formula="2181390*logwidth/2647519"/><draw:equation draw:name="f1593" draw:formula="2295524*logheight/2612594"/><draw:equation draw:name="f1594" draw:formula="2143290*logwidth/2647519"/><draw:equation draw:name="f1595" draw:formula="2324099*logheight/2612594"/><draw:equation draw:name="f1596" draw:formula="2107681*logwidth/2647519"/><draw:equation draw:name="f1597" draw:formula="2350806*logheight/2612594"/><draw:equation draw:name="f1598" draw:formula="2107553*logwidth/2647519"/><draw:equation draw:name="f1599" draw:formula="2350961*logheight/2612594"/><draw:equation draw:name="f1600" draw:formula="2143290*logwidth/2647519"/><draw:equation draw:name="f1601" draw:formula="2325052*logheight/2612594"/><draw:equation draw:name="f1602" draw:formula="2181390*logwidth/2647519"/><draw:equation draw:name="f1603" draw:formula="2296477*logheight/2612594"/><draw:equation draw:name="f1604" draw:formula="2149957*logwidth/2647519"/><draw:equation draw:name="f1605" draw:formula="2327909*logheight/2612594"/><draw:equation draw:name="f1606" draw:formula="2124359*logwidth/2647519"/><draw:equation draw:name="f1607" draw:formula="2344578*logheight/2612594"/><draw:equation draw:name="f1608" draw:formula="2106651*logwidth/2647519"/><draw:equation draw:name="f1609" draw:formula="2352057*logheight/2612594"/><draw:equation draw:name="f1610" draw:formula="2106142*logwidth/2647519"/><draw:equation draw:name="f1611" draw:formula="2352675*logheight/2612594"/><draw:equation draw:name="f1612" draw:formula="2087092*logwidth/2647519"/><draw:equation draw:name="f1613" draw:formula="2365057*logheight/2612594"/><draw:equation draw:name="f1614" draw:formula="2079914*logwidth/2647519"/><draw:equation draw:name="f1615" draw:formula="2368384*logheight/2612594"/><draw:equation draw:name="f1616" draw:formula="2061852*logwidth/2647519"/><draw:equation draw:name="f1617" draw:formula="2383036*logheight/2612594"/><draw:equation draw:name="f1618" draw:formula="2044230*logwidth/2647519"/><draw:equation draw:name="f1619" draw:formula="2395537*logheight/2612594"/><draw:equation draw:name="f1620" draw:formula="2017560*logwidth/2647519"/><draw:equation draw:name="f1621" draw:formula="2412682*logheight/2612594"/><draw:equation draw:name="f1622" draw:formula="2008988*logwidth/2647519"/><draw:equation draw:name="f1623" draw:formula="2413635*logheight/2612594"/><draw:equation draw:name="f1624" draw:formula="1999460*logwidth/2647519"/><draw:equation draw:name="f1625" draw:formula="2417870*logheight/2612594"/><draw:equation draw:name="f1626" draw:formula="1997979*logwidth/2647519"/><draw:equation draw:name="f1627" draw:formula="2418995*logheight/2612594"/><draw:equation draw:name="f1628" draw:formula="2009940*logwidth/2647519"/><draw:equation draw:name="f1629" draw:formula="2414587*logheight/2612594"/><draw:equation draw:name="f1630" draw:formula="2018513*logwidth/2647519"/><draw:equation draw:name="f1631" draw:formula="2413635*logheight/2612594"/><draw:equation draw:name="f1632" draw:formula="1984223*logwidth/2647519"/><draw:equation draw:name="f1633" draw:formula="2439352*logheight/2612594"/><draw:equation draw:name="f1634" draw:formula="1962315*logwidth/2647519"/><draw:equation draw:name="f1635" draw:formula="2450783*logheight/2612594"/><draw:equation draw:name="f1636" draw:formula="1940408*logwidth/2647519"/><draw:equation draw:name="f1637" draw:formula="2461260*logheight/2612594"/><draw:equation draw:name="f1638" draw:formula="1924934*logwidth/2647519"/><draw:equation draw:name="f1639" draw:formula="2463581*logheight/2612594"/><draw:equation draw:name="f1640" draw:formula="1922310*logwidth/2647519"/><draw:equation draw:name="f1641" draw:formula="2465070*logheight/2612594"/><draw:equation draw:name="f1642" draw:formula="1849920*logwidth/2647519"/><draw:equation draw:name="f1643" draw:formula="2496502*logheight/2612594"/><draw:equation draw:name="f1644" draw:formula="1846229*logwidth/2647519"/><draw:equation draw:name="f1645" draw:formula="2497341*logheight/2612594"/><draw:equation draw:name="f1646" draw:formula="1824203*logwidth/2647519"/><draw:equation draw:name="f1647" draw:formula="2511742*logheight/2612594"/><draw:equation draw:name="f1648" draw:formula="1836585*logwidth/2647519"/><draw:equation draw:name="f1649" draw:formula="2515552*logheight/2612594"/><draw:equation draw:name="f1650" draw:formula="1790865*logwidth/2647519"/><draw:equation draw:name="f1651" draw:formula="2535555*logheight/2612594"/><draw:equation draw:name="f1652" draw:formula="1794675*logwidth/2647519"/><draw:equation draw:name="f1653" draw:formula="2522220*logheight/2612594"/><draw:equation draw:name="f1654" draw:formula="1779435*logwidth/2647519"/><draw:equation draw:name="f1655" draw:formula="2527935*logheight/2612594"/><draw:equation draw:name="f1656" draw:formula="1765148*logwidth/2647519"/><draw:equation draw:name="f1657" draw:formula="2532697*logheight/2612594"/><draw:equation draw:name="f1658" draw:formula="1735620*logwidth/2647519"/><draw:equation draw:name="f1659" draw:formula="2542222*logheight/2612594"/><draw:equation draw:name="f1660" draw:formula="1731675*logwidth/2647519"/><draw:equation draw:name="f1661" draw:formula="2537487*logheight/2612594"/><draw:equation draw:name="f1662" draw:formula="1717522*logwidth/2647519"/><draw:equation draw:name="f1663" draw:formula="2540317*logheight/2612594"/><draw:equation draw:name="f1664" draw:formula="1700377*logwidth/2647519"/><draw:equation draw:name="f1665" draw:formula="2544127*logheight/2612594"/><draw:equation draw:name="f1666" draw:formula="1665135*logwidth/2647519"/><draw:equation draw:name="f1667" draw:formula="2552700*logheight/2612594"/><draw:equation draw:name="f1668" draw:formula="1663973*logwidth/2647519"/><draw:equation draw:name="f1669" draw:formula="2553240*logheight/2612594"/><draw:equation draw:name="f1670" draw:formula="1697520*logwidth/2647519"/><draw:equation draw:name="f1671" draw:formula="2545079*logheight/2612594"/><draw:equation draw:name="f1672" draw:formula="1714665*logwidth/2647519"/><draw:equation draw:name="f1673" draw:formula="2541269*logheight/2612594"/><draw:equation draw:name="f1674" draw:formula="1728952*logwidth/2647519"/><draw:equation draw:name="f1675" draw:formula="2538412*logheight/2612594"/><draw:equation draw:name="f1676" draw:formula="1734667*logwidth/2647519"/><draw:equation draw:name="f1677" draw:formula="2543174*logheight/2612594"/><draw:equation draw:name="f1678" draw:formula="1764195*logwidth/2647519"/><draw:equation draw:name="f1679" draw:formula="2533649*logheight/2612594"/><draw:equation draw:name="f1680" draw:formula="1778482*logwidth/2647519"/><draw:equation draw:name="f1681" draw:formula="2528887*logheight/2612594"/><draw:equation draw:name="f1682" draw:formula="1793722*logwidth/2647519"/><draw:equation draw:name="f1683" draw:formula="2523172*logheight/2612594"/><draw:equation draw:name="f1684" draw:formula="1789912*logwidth/2647519"/><draw:equation draw:name="f1685" draw:formula="2536507*logheight/2612594"/><draw:equation draw:name="f1686" draw:formula="1749907*logwidth/2647519"/><draw:equation draw:name="f1687" draw:formula="2555557*logheight/2612594"/><draw:equation draw:name="f1688" draw:formula="1747946*logwidth/2647519"/><draw:equation draw:name="f1689" draw:formula="2555008*logheight/2612594"/><draw:equation draw:name="f1690" draw:formula="1720380*logwidth/2647519"/><draw:equation draw:name="f1691" draw:formula="2566034*logheight/2612594"/><draw:equation draw:name="f1692" draw:formula="1697520*logwidth/2647519"/><draw:equation draw:name="f1693" draw:formula="2572702*logheight/2612594"/><draw:equation draw:name="f1694" draw:formula="1663230*logwidth/2647519"/><draw:equation draw:name="f1695" draw:formula="2581274*logheight/2612594"/><draw:equation draw:name="f1696" draw:formula="1649062*logwidth/2647519"/><draw:equation draw:name="f1697" draw:formula="2580084*logheight/2612594"/><draw:equation draw:name="f1698" draw:formula="1619428*logwidth/2647519"/><draw:equation draw:name="f1699" draw:formula="2585850*logheight/2612594"/><draw:equation draw:name="f1700" draw:formula="1618462*logwidth/2647519"/><draw:equation draw:name="f1701" draw:formula="2587942*logheight/2612594"/><draw:equation draw:name="f1702" draw:formula="1539405*logwidth/2647519"/><draw:equation draw:name="f1703" draw:formula="2603182*logheight/2612594"/><draw:equation draw:name="f1704" draw:formula="1521307*logwidth/2647519"/><draw:equation draw:name="f1705" draw:formula="2598419*logheight/2612594"/><draw:equation draw:name="f1706" draw:formula="1506067*logwidth/2647519"/><draw:equation draw:name="f1707" draw:formula="2598419*logheight/2612594"/><draw:equation draw:name="f1708" draw:formula="1479397*logwidth/2647519"/><draw:equation draw:name="f1709" draw:formula="2606992*logheight/2612594"/><draw:equation draw:name="f1710" draw:formula="1455585*logwidth/2647519"/><draw:equation draw:name="f1711" draw:formula="2608897*logheight/2612594"/><draw:equation draw:name="f1712" draw:formula="1431772*logwidth/2647519"/><draw:equation draw:name="f1713" draw:formula="2609849*logheight/2612594"/><draw:equation draw:name="f1714" draw:formula="1429185*logwidth/2647519"/><draw:equation draw:name="f1715" draw:formula="2608741*logheight/2612594"/><draw:equation draw:name="f1716" draw:formula="1407484*logwidth/2647519"/><draw:equation draw:name="f1717" draw:formula="2612588*logheight/2612594"/><draw:equation draw:name="f1718" draw:formula="1381290*logwidth/2647519"/><draw:equation draw:name="f1719" draw:formula="2607944*logheight/2612594"/><draw:equation draw:name="f1720" draw:formula="1382243*logwidth/2647519"/><draw:equation draw:name="f1721" draw:formula="2606992*logheight/2612594"/><draw:equation draw:name="f1722" draw:formula="1387005*logwidth/2647519"/><draw:equation draw:name="f1723" draw:formula="2600324*logheight/2612594"/><draw:equation draw:name="f1724" draw:formula="1365098*logwidth/2647519"/><draw:equation draw:name="f1725" draw:formula="2597467*logheight/2612594"/><draw:equation draw:name="f1726" draw:formula="1375575*logwidth/2647519"/><draw:equation draw:name="f1727" draw:formula="2591752*logheight/2612594"/><draw:equation draw:name="f1728" draw:formula="1407008*logwidth/2647519"/><draw:equation draw:name="f1729" draw:formula="2590799*logheight/2612594"/><draw:equation draw:name="f1730" draw:formula="1437488*logwidth/2647519"/><draw:equation draw:name="f1731" draw:formula="2589847*logheight/2612594"/><draw:equation draw:name="f1732" draw:formula="1481302*logwidth/2647519"/><draw:equation draw:name="f1733" draw:formula="2590799*logheight/2612594"/><draw:equation draw:name="f1734" draw:formula="1511782*logwidth/2647519"/><draw:equation draw:name="f1735" draw:formula="2587942*logheight/2612594"/><draw:equation draw:name="f1736" draw:formula="1568932*logwidth/2647519"/><draw:equation draw:name="f1737" draw:formula="2575559*logheight/2612594"/><draw:equation draw:name="f1738" draw:formula="1607032*logwidth/2647519"/><draw:equation draw:name="f1739" draw:formula="2566987*logheight/2612594"/><draw:equation draw:name="f1740" draw:formula="1635607*logwidth/2647519"/><draw:equation draw:name="f1741" draw:formula="2566034*logheight/2612594"/><draw:equation draw:name="f1742" draw:formula="1637595*logwidth/2647519"/><draw:equation draw:name="f1743" draw:formula="2565111*logheight/2612594"/><draw:equation draw:name="f1744" draw:formula="1609890*logwidth/2647519"/><draw:equation draw:name="f1745" draw:formula="2566035*logheight/2612594"/><draw:equation draw:name="f1746" draw:formula="1571790*logwidth/2647519"/><draw:equation draw:name="f1747" draw:formula="2574607*logheight/2612594"/><draw:equation draw:name="f1748" draw:formula="1514640*logwidth/2647519"/><draw:equation draw:name="f1749" draw:formula="2586990*logheight/2612594"/><draw:equation draw:name="f1750" draw:formula="1484160*logwidth/2647519"/><draw:equation draw:name="f1751" draw:formula="2589847*logheight/2612594"/><draw:equation draw:name="f1752" draw:formula="1440345*logwidth/2647519"/><draw:equation draw:name="f1753" draw:formula="2588895*logheight/2612594"/><draw:equation draw:name="f1754" draw:formula="1409865*logwidth/2647519"/><draw:equation draw:name="f1755" draw:formula="2589847*logheight/2612594"/><draw:equation draw:name="f1756" draw:formula="1378432*logwidth/2647519"/><draw:equation draw:name="f1757" draw:formula="2590800*logheight/2612594"/><draw:equation draw:name="f1758" draw:formula="1379385*logwidth/2647519"/><draw:equation draw:name="f1759" draw:formula="2586990*logheight/2612594"/><draw:equation draw:name="f1760" draw:formula="1386052*logwidth/2647519"/><draw:equation draw:name="f1761" draw:formula="2577465*logheight/2612594"/><draw:equation draw:name="f1762" draw:formula="1679422*logwidth/2647519"/><draw:equation draw:name="f1763" draw:formula="2528887*logheight/2612594"/><draw:equation draw:name="f1764" draw:formula="1878495*logwidth/2647519"/><draw:equation draw:name="f1765" draw:formula="2453640*logheight/2612594"/><draw:equation draw:name="f1766" draw:formula="1930882*logwidth/2647519"/><draw:equation draw:name="f1767" draw:formula="2426017*logheight/2612594"/><draw:equation draw:name="f1768" draw:formula="1960410*logwidth/2647519"/><draw:equation draw:name="f1769" draw:formula="2410777*logheight/2612594"/><draw:equation draw:name="f1770" draw:formula="1990890*logwidth/2647519"/><draw:equation draw:name="f1771" draw:formula="2394585*logheight/2612594"/><draw:equation draw:name="f1772" draw:formula="2048040*logwidth/2647519"/><draw:equation draw:name="f1773" draw:formula="2360295*logheight/2612594"/><draw:equation draw:name="f1774" draw:formula="2093760*logwidth/2647519"/><draw:equation draw:name="f1775" draw:formula="2325052*logheight/2612594"/><draw:equation draw:name="f1776" draw:formula="2179485*logwidth/2647519"/><draw:equation draw:name="f1777" draw:formula="2258377*logheight/2612594"/><draw:equation draw:name="f1778" draw:formula="2203297*logwidth/2647519"/><draw:equation draw:name="f1779" draw:formula="2239327*logheight/2612594"/><draw:equation draw:name="f1780" draw:formula="2226157*logwidth/2647519"/><draw:equation draw:name="f1781" draw:formula="2219325*logheight/2612594"/><draw:equation draw:name="f1782" draw:formula="2260447*logwidth/2647519"/><draw:equation draw:name="f1783" draw:formula="2187892*logheight/2612594"/><draw:equation draw:name="f1784" draw:formula="2274735*logwidth/2647519"/><draw:equation draw:name="f1785" draw:formula="2164080*logheight/2612594"/><draw:equation draw:name="f1786" draw:formula="2295258*logwidth/2647519"/><draw:equation draw:name="f1787" draw:formula="2145267*logheight/2612594"/><draw:equation draw:name="f1788" draw:formula="2295423*logwidth/2647519"/><draw:equation draw:name="f1789" draw:formula="2144085*logheight/2612594"/><draw:equation draw:name="f1790" draw:formula="2275688*logwidth/2647519"/><draw:equation draw:name="f1791" draw:formula="2162175*logheight/2612594"/><draw:equation draw:name="f1792" draw:formula="2261400*logwidth/2647519"/><draw:equation draw:name="f1793" draw:formula="2185987*logheight/2612594"/><draw:equation draw:name="f1794" draw:formula="2227110*logwidth/2647519"/><draw:equation draw:name="f1795" draw:formula="2217420*logheight/2612594"/><draw:equation draw:name="f1796" draw:formula="2204250*logwidth/2647519"/><draw:equation draw:name="f1797" draw:formula="2237422*logheight/2612594"/><draw:equation draw:name="f1798" draw:formula="2180438*logwidth/2647519"/><draw:equation draw:name="f1799" draw:formula="2256472*logheight/2612594"/><draw:equation draw:name="f1800" draw:formula="2094713*logwidth/2647519"/><draw:equation draw:name="f1801" draw:formula="2323147*logheight/2612594"/><draw:equation draw:name="f1802" draw:formula="2048993*logwidth/2647519"/><draw:equation draw:name="f1803" draw:formula="2358390*logheight/2612594"/><draw:equation draw:name="f1804" draw:formula="1991843*logwidth/2647519"/><draw:equation draw:name="f1805" draw:formula="2392680*logheight/2612594"/><draw:equation draw:name="f1806" draw:formula="1961363*logwidth/2647519"/><draw:equation draw:name="f1807" draw:formula="2408872*logheight/2612594"/><draw:equation draw:name="f1808" draw:formula="1931835*logwidth/2647519"/><draw:equation draw:name="f1809" draw:formula="2424112*logheight/2612594"/><draw:equation draw:name="f1810" draw:formula="1879448*logwidth/2647519"/><draw:equation draw:name="f1811" draw:formula="2451735*logheight/2612594"/><draw:equation draw:name="f1812" draw:formula="1680375*logwidth/2647519"/><draw:equation draw:name="f1813" draw:formula="2526982*logheight/2612594"/><draw:equation draw:name="f1814" draw:formula="1387005*logwidth/2647519"/><draw:equation draw:name="f1815" draw:formula="2575560*logheight/2612594"/><draw:equation draw:name="f1816" draw:formula="1365098*logwidth/2647519"/><draw:equation draw:name="f1817" draw:formula="2575560*logheight/2612594"/><draw:equation draw:name="f1818" draw:formula="1362240*logwidth/2647519"/><draw:equation draw:name="f1819" draw:formula="2567940*logheight/2612594"/><draw:equation draw:name="f1820" draw:formula="1339380*logwidth/2647519"/><draw:equation draw:name="f1821" draw:formula="2566987*logheight/2612594"/><draw:equation draw:name="f1822" draw:formula="1318425*logwidth/2647519"/><draw:equation draw:name="f1823" draw:formula="2575560*logheight/2612594"/><draw:equation draw:name="f1824" draw:formula="1257465*logwidth/2647519"/><draw:equation draw:name="f1825" draw:formula="2576512*logheight/2612594"/><draw:equation draw:name="f1826" draw:formula="1212698*logwidth/2647519"/><draw:equation draw:name="f1827" draw:formula="2574607*logheight/2612594"/><draw:equation draw:name="f1828" draw:formula="1190790*logwidth/2647519"/><draw:equation draw:name="f1829" draw:formula="2572702*logheight/2612594"/><draw:equation draw:name="f1830" draw:formula="1168883*logwidth/2647519"/><draw:equation draw:name="f1831" draw:formula="2568892*logheight/2612594"/><draw:equation draw:name="f1832" draw:formula="1182080*logwidth/2647519"/><draw:equation draw:name="f1833" draw:formula="2554816*logheight/2612594"/><draw:equation draw:name="f1834" draw:formula="1179360*logwidth/2647519"/><draw:equation draw:name="f1835" draw:formula="2555557*logheight/2612594"/><draw:equation draw:name="f1836" draw:formula="1130192*logwidth/2647519"/><draw:equation draw:name="f1837" draw:formula="2546452*logheight/2612594"/><draw:equation draw:name="f1838" draw:formula="1127925*logwidth/2647519"/><draw:equation draw:name="f1839" draw:formula="2546985*logheight/2612594"/><draw:equation draw:name="f1840" draw:formula="1033628*logwidth/2647519"/><draw:equation draw:name="f1841" draw:formula="2529840*logheight/2612594"/><draw:equation draw:name="f1842" draw:formula="996480*logwidth/2647519"/><draw:equation draw:name="f1843" draw:formula="2522220*logheight/2612594"/><draw:equation draw:name="f1844" draw:formula="964095*logwidth/2647519"/><draw:equation draw:name="f1845" draw:formula="2516505*logheight/2612594"/><draw:equation draw:name="f1846" draw:formula="925043*logwidth/2647519"/><draw:equation draw:name="f1847" draw:formula="2498407*logheight/2612594"/><draw:equation draw:name="f1848" draw:formula="876465*logwidth/2647519"/><draw:equation draw:name="f1849" draw:formula="2480310*logheight/2612594"/><draw:equation draw:name="f1850" draw:formula="825983*logwidth/2647519"/><draw:equation draw:name="f1851" draw:formula="2460307*logheight/2612594"/><draw:equation draw:name="f1852" draw:formula="834555*logwidth/2647519"/><draw:equation draw:name="f1853" draw:formula="2453640*logheight/2612594"/><draw:equation draw:name="f1854" draw:formula="869798*logwidth/2647519"/><draw:equation draw:name="f1855" draw:formula="2460307*logheight/2612594"/><draw:equation draw:name="f1856" draw:formula="885038*logwidth/2647519"/><draw:equation draw:name="f1857" draw:formula="2473642*logheight/2612594"/><draw:equation draw:name="f1858" draw:formula="937425*logwidth/2647519"/><draw:equation draw:name="f1859" draw:formula="2488882*logheight/2612594"/><draw:equation draw:name="f1860" draw:formula="1041248*logwidth/2647519"/><draw:equation draw:name="f1861" draw:formula="2515552*logheight/2612594"/><draw:equation draw:name="f1862" draw:formula="1066965*logwidth/2647519"/><draw:equation draw:name="f1863" draw:formula="2520315*logheight/2612594"/><draw:equation draw:name="f1864" draw:formula="1094588*logwidth/2647519"/><draw:equation draw:name="f1865" draw:formula="2525077*logheight/2612594"/><draw:equation draw:name="f1866" draw:formula="1125068*logwidth/2647519"/><draw:equation draw:name="f1867" draw:formula="2531745*logheight/2612594"/><draw:equation draw:name="f1868" draw:formula="1158657*logwidth/2647519"/><draw:equation draw:name="f1869" draw:formula="2539008*logheight/2612594"/><draw:equation draw:name="f1870" draw:formula="1161262*logwidth/2647519"/><draw:equation draw:name="f1871" draw:formula="2538412*logheight/2612594"/><draw:equation draw:name="f1872" draw:formula="1192695*logwidth/2647519"/><draw:equation draw:name="f1873" draw:formula="2543175*logheight/2612594"/><draw:equation draw:name="f1874" draw:formula="1193647*logwidth/2647519"/><draw:equation draw:name="f1875" draw:formula="2541270*logheight/2612594"/><draw:equation draw:name="f1876" draw:formula="1239367*logwidth/2647519"/><draw:equation draw:name="f1877" draw:formula="2543175*logheight/2612594"/><draw:equation draw:name="f1878" draw:formula="1246987*logwidth/2647519"/><draw:equation draw:name="f1879" draw:formula="2544127*logheight/2612594"/><draw:equation draw:name="f1880" draw:formula="1317472*logwidth/2647519"/><draw:equation draw:name="f1881" draw:formula="2544127*logheight/2612594"/><draw:equation draw:name="f1882" draw:formula="1368907*logwidth/2647519"/><draw:equation draw:name="f1883" draw:formula="2546032*logheight/2612594"/><draw:equation draw:name="f1884" draw:formula="1429867*logwidth/2647519"/><draw:equation draw:name="f1885" draw:formula="2541270*logheight/2612594"/><draw:equation draw:name="f1886" draw:formula="1437487*logwidth/2647519"/><draw:equation draw:name="f1887" draw:formula="2541270*logheight/2612594"/><draw:equation draw:name="f1888" draw:formula="1440345*logwidth/2647519"/><draw:equation draw:name="f1889" draw:formula="2548890*logheight/2612594"/><draw:equation draw:name="f1890" draw:formula="1500352*logwidth/2647519"/><draw:equation draw:name="f1891" draw:formula="2541270*logheight/2612594"/><draw:equation draw:name="f1892" draw:formula="1540357*logwidth/2647519"/><draw:equation draw:name="f1893" draw:formula="2531745*logheight/2612594"/><draw:equation draw:name="f1894" draw:formula="1563217*logwidth/2647519"/><draw:equation draw:name="f1895" draw:formula="2527935*logheight/2612594"/><draw:equation draw:name="f1896" draw:formula="1577505*logwidth/2647519"/><draw:equation draw:name="f1897" draw:formula="2526030*logheight/2612594"/><draw:equation draw:name="f1898" draw:formula="1608937*logwidth/2647519"/><draw:equation draw:name="f1899" draw:formula="2518410*logheight/2612594"/><draw:equation draw:name="f1900" draw:formula="1634655*logwidth/2647519"/><draw:equation draw:name="f1901" draw:formula="2512695*logheight/2612594"/><draw:equation draw:name="f1902" draw:formula="1660372*logwidth/2647519"/><draw:equation draw:name="f1903" draw:formula="2506027*logheight/2612594"/><draw:equation draw:name="f1904" draw:formula="1707545*logwidth/2647519"/><draw:equation draw:name="f1905" draw:formula="2497863*logheight/2612594"/><draw:equation draw:name="f1906" draw:formula="1713713*logwidth/2647519"/><draw:equation draw:name="f1907" draw:formula="2495550*logheight/2612594"/><draw:equation draw:name="f1908" draw:formula="1664183*logwidth/2647519"/><draw:equation draw:name="f1909" draw:formula="2504122*logheight/2612594"/><draw:equation draw:name="f1910" draw:formula="1638465*logwidth/2647519"/><draw:equation draw:name="f1911" draw:formula="2510790*logheight/2612594"/><draw:equation draw:name="f1912" draw:formula="1612748*logwidth/2647519"/><draw:equation draw:name="f1913" draw:formula="2516505*logheight/2612594"/><draw:equation draw:name="f1914" draw:formula="1581315*logwidth/2647519"/><draw:equation draw:name="f1915" draw:formula="2524125*logheight/2612594"/><draw:equation draw:name="f1916" draw:formula="1567028*logwidth/2647519"/><draw:equation draw:name="f1917" draw:formula="2526030*logheight/2612594"/><draw:equation draw:name="f1918" draw:formula="1544168*logwidth/2647519"/><draw:equation draw:name="f1919" draw:formula="2529840*logheight/2612594"/><draw:equation draw:name="f1920" draw:formula="1482255*logwidth/2647519"/><draw:equation draw:name="f1921" draw:formula="2535555*logheight/2612594"/><draw:equation draw:name="f1922" draw:formula="1440345*logwidth/2647519"/><draw:equation draw:name="f1923" draw:formula="2539365*logheight/2612594"/><draw:equation draw:name="f1924" draw:formula="1432725*logwidth/2647519"/><draw:equation draw:name="f1925" draw:formula="2539365*logheight/2612594"/><draw:equation draw:name="f1926" draw:formula="1371765*logwidth/2647519"/><draw:equation draw:name="f1927" draw:formula="2544127*logheight/2612594"/><draw:equation draw:name="f1928" draw:formula="1320330*logwidth/2647519"/><draw:equation draw:name="f1929" draw:formula="2542222*logheight/2612594"/><draw:equation draw:name="f1930" draw:formula="1249845*logwidth/2647519"/><draw:equation draw:name="f1931" draw:formula="2542222*logheight/2612594"/><draw:equation draw:name="f1932" draw:formula="1242225*logwidth/2647519"/><draw:equation draw:name="f1933" draw:formula="2541270*logheight/2612594"/><draw:equation draw:name="f1934" draw:formula="1212698*logwidth/2647519"/><draw:equation draw:name="f1935" draw:formula="2528887*logheight/2612594"/><draw:equation draw:name="f1936" draw:formula="1196505*logwidth/2647519"/><draw:equation draw:name="f1937" draw:formula="2539365*logheight/2612594"/><draw:equation draw:name="f1938" draw:formula="1196464*logwidth/2647519"/><draw:equation draw:name="f1939" draw:formula="2539447*logheight/2612594"/><draw:equation draw:name="f1940" draw:formula="1209840*logwidth/2647519"/><draw:equation draw:name="f1941" draw:formula="2530792*logheight/2612594"/><draw:equation draw:name="f1942" draw:formula="1239368*logwidth/2647519"/><draw:equation draw:name="f1943" draw:formula="2543174*logheight/2612594"/><draw:equation draw:name="f1944" draw:formula="1193648*logwidth/2647519"/><draw:equation draw:name="f1945" draw:formula="2541269*logheight/2612594"/><draw:equation draw:name="f1946" draw:formula="1194008*logwidth/2647519"/><draw:equation draw:name="f1947" draw:formula="2541036*logheight/2612594"/><draw:equation draw:name="f1948" draw:formula="1164120*logwidth/2647519"/><draw:equation draw:name="f1949" draw:formula="2536507*logheight/2612594"/><draw:equation draw:name="f1950" draw:formula="1128878*logwidth/2647519"/><draw:equation draw:name="f1951" draw:formula="2528887*logheight/2612594"/><draw:equation draw:name="f1952" draw:formula="1098398*logwidth/2647519"/><draw:equation draw:name="f1953" draw:formula="2522220*logheight/2612594"/><draw:equation draw:name="f1954" draw:formula="1070775*logwidth/2647519"/><draw:equation draw:name="f1955" draw:formula="2517457*logheight/2612594"/><draw:equation draw:name="f1956" draw:formula="1045058*logwidth/2647519"/><draw:equation draw:name="f1957" draw:formula="2512695*logheight/2612594"/><draw:equation draw:name="f1958" draw:formula="941235*logwidth/2647519"/><draw:equation draw:name="f1959" draw:formula="2486025*logheight/2612594"/><draw:equation draw:name="f1960" draw:formula="888848*logwidth/2647519"/><draw:equation draw:name="f1961" draw:formula="2470785*logheight/2612594"/><draw:equation draw:name="f1962" draw:formula="873608*logwidth/2647519"/><draw:equation draw:name="f1963" draw:formula="2457450*logheight/2612594"/><draw:equation draw:name="f1964" draw:formula="838365*logwidth/2647519"/><draw:equation draw:name="f1965" draw:formula="2450782*logheight/2612594"/><draw:equation draw:name="f1966" draw:formula="785978*logwidth/2647519"/><draw:equation draw:name="f1967" draw:formula="2424112*logheight/2612594"/><draw:equation draw:name="f1968" draw:formula="770738*logwidth/2647519"/><draw:equation draw:name="f1969" draw:formula="2425065*logheight/2612594"/><draw:equation draw:name="f1970" draw:formula="716445*logwidth/2647519"/><draw:equation draw:name="f1971" draw:formula="2397442*logheight/2612594"/><draw:equation draw:name="f1972" draw:formula="706920*logwidth/2647519"/><draw:equation draw:name="f1973" draw:formula="2380297*logheight/2612594"/><draw:equation draw:name="f1974" draw:formula="708825*logwidth/2647519"/><draw:equation draw:name="f1975" draw:formula="2379345*logheight/2612594"/><draw:equation draw:name="f1976" draw:formula="742163*logwidth/2647519"/><draw:equation draw:name="f1977" draw:formula="2397442*logheight/2612594"/><draw:equation draw:name="f1978" draw:formula="775500*logwidth/2647519"/><draw:equation draw:name="f1979" draw:formula="2415540*logheight/2612594"/><draw:equation draw:name="f1980" draw:formula="785025*logwidth/2647519"/><draw:equation draw:name="f1981" draw:formula="2409825*logheight/2612594"/><draw:equation draw:name="f1982" draw:formula="745973*logwidth/2647519"/><draw:equation draw:name="f1983" draw:formula="2384107*logheight/2612594"/><draw:equation draw:name="f1984" draw:formula="713588*logwidth/2647519"/><draw:equation draw:name="f1985" draw:formula="2369820*logheight/2612594"/><draw:equation draw:name="f1986" draw:formula="668820*logwidth/2647519"/><draw:equation draw:name="f1987" draw:formula="2344102*logheight/2612594"/><draw:equation draw:name="f1988" draw:formula="630720*logwidth/2647519"/><draw:equation draw:name="f1989" draw:formula="2319337*logheight/2612594"/><draw:equation draw:name="f1990" draw:formula="570713*logwidth/2647519"/><draw:equation draw:name="f1991" draw:formula="2293620*logheight/2612594"/><draw:equation draw:name="f1992" draw:formula="547853*logwidth/2647519"/><draw:equation draw:name="f1993" draw:formula="2274570*logheight/2612594"/><draw:equation draw:name="f1994" draw:formula="552615*logwidth/2647519"/><draw:equation draw:name="f1995" draw:formula="2272665*logheight/2612594"/><draw:equation draw:name="f1996" draw:formula="575475*logwidth/2647519"/><draw:equation draw:name="f1997" draw:formula="2279332*logheight/2612594"/><draw:equation draw:name="f1998" draw:formula="527850*logwidth/2647519"/><draw:equation draw:name="f1999" draw:formula="2229802*logheight/2612594"/><draw:equation draw:name="f2000" draw:formula="501180*logwidth/2647519"/><draw:equation draw:name="f2001" draw:formula="2207895*logheight/2612594"/><draw:equation draw:name="f2002" draw:formula="476415*logwidth/2647519"/><draw:equation draw:name="f2003" draw:formula="2185987*logheight/2612594"/><draw:equation draw:name="f2004" draw:formula="444983*logwidth/2647519"/><draw:equation draw:name="f2005" draw:formula="2160270*logheight/2612594"/><draw:equation draw:name="f2006" draw:formula="399263*logwidth/2647519"/><draw:equation draw:name="f2007" draw:formula="2109787*logheight/2612594"/><draw:equation draw:name="f2008" draw:formula="396126*logwidth/2647519"/><draw:equation draw:name="f2009" draw:formula="2099983*logheight/2612594"/><draw:equation draw:name="f2010" draw:formula="386880*logwidth/2647519"/><draw:equation draw:name="f2011" draw:formula="2090737*logheight/2612594"/><draw:equation draw:name="f2012" draw:formula="355448*logwidth/2647519"/><draw:equation draw:name="f2013" draw:formula="2056447*logheight/2612594"/><draw:equation draw:name="f2014" draw:formula="351638*logwidth/2647519"/><draw:equation draw:name="f2015" draw:formula="2039302*logheight/2612594"/><draw:equation draw:name="f2016" draw:formula="339255*logwidth/2647519"/><draw:equation draw:name="f2017" draw:formula="2022157*logheight/2612594"/><draw:equation draw:name="f2018" draw:formula="337780*logwidth/2647519"/><draw:equation draw:name="f2019" draw:formula="2019844*logheight/2612594"/><draw:equation draw:name="f2020" draw:formula="323062*logwidth/2647519"/><draw:equation draw:name="f2021" draw:formula="2009774*logheight/2612594"/><draw:equation draw:name="f2022" draw:formula="294487*logwidth/2647519"/><draw:equation draw:name="f2023" draw:formula="1968817*logheight/2612594"/><draw:equation draw:name="f2024" draw:formula="278295*logwidth/2647519"/><draw:equation draw:name="f2025" draw:formula="1930717*logheight/2612594"/><draw:equation draw:name="f2026" draw:formula="276390*logwidth/2647519"/><draw:equation draw:name="f2027" draw:formula="1930717*logheight/2612594"/><draw:equation draw:name="f2028" draw:formula="254483*logwidth/2647519"/><draw:equation draw:name="f2029" draw:formula="1888807*logheight/2612594"/><draw:equation draw:name="f2030" draw:formula="233528*logwidth/2647519"/><draw:equation draw:name="f2031" draw:formula="1846897*logheight/2612594"/><draw:equation draw:name="f2032" draw:formula="211620*logwidth/2647519"/><draw:equation draw:name="f2033" draw:formula="1798320*logheight/2612594"/><draw:equation draw:name="f2034" draw:formula="191618*logwidth/2647519"/><draw:equation draw:name="f2035" draw:formula="1748790*logheight/2612594"/><draw:equation draw:name="f2036" draw:formula="211620*logwidth/2647519"/><draw:equation draw:name="f2037" draw:formula="1782127*logheight/2612594"/><draw:equation draw:name="f2038" draw:formula="231623*logwidth/2647519"/><draw:equation draw:name="f2039" draw:formula="1824037*logheight/2612594"/><draw:equation draw:name="f2040" draw:formula="238290*logwidth/2647519"/><draw:equation draw:name="f2041" draw:formula="1846897*logheight/2612594"/><draw:equation draw:name="f2042" draw:formula="241046*logwidth/2647519"/><draw:equation draw:name="f2043" draw:formula="1850938*logheight/2612594"/><draw:equation draw:name="f2044" draw:formula="237654*logwidth/2647519"/><draw:equation draw:name="f2045" draw:formula="1833303*logheight/2612594"/><draw:equation draw:name="f2046" draw:formula="228809*logwidth/2647519"/><draw:equation draw:name="f2047" draw:formula="1817250*logheight/2612594"/><draw:equation draw:name="f2048" draw:formula="214411*logwidth/2647519"/><draw:equation draw:name="f2049" draw:formula="1784874*logheight/2612594"/><draw:equation draw:name="f2050" draw:formula="197332*logwidth/2647519"/><draw:equation draw:name="f2051" draw:formula="1756409*logheight/2612594"/><draw:equation draw:name="f2052" draw:formula="176377*logwidth/2647519"/><draw:equation draw:name="f2053" draw:formula="1699259*logheight/2612594"/><draw:equation draw:name="f2054" draw:formula="158424*logwidth/2647519"/><draw:equation draw:name="f2055" draw:formula="1640674*logheight/2612594"/><draw:equation draw:name="f2056" draw:formula="152529*logwidth/2647519"/><draw:equation draw:name="f2057" draw:formula="1623596*logheight/2612594"/><draw:equation draw:name="f2058" draw:formula="126853*logwidth/2647519"/><draw:equation draw:name="f2059" draw:formula="1521108*logheight/2612594"/><draw:equation draw:name="f2060" draw:formula="115498*logwidth/2647519"/><draw:equation draw:name="f2061" draw:formula="1446707*logheight/2612594"/><draw:equation draw:name="f2062" draw:formula="115417*logwidth/2647519"/><draw:equation draw:name="f2063" draw:formula="1448752*logheight/2612594"/><draw:equation draw:name="f2064" draw:formula="116370*logwidth/2647519"/><draw:equation draw:name="f2065" draw:formula="1463992*logheight/2612594"/><draw:equation draw:name="f2066" draw:formula="121132*logwidth/2647519"/><draw:equation draw:name="f2067" draw:formula="1499235*logheight/2612594"/><draw:equation draw:name="f2068" draw:formula="126847*logwidth/2647519"/><draw:equation draw:name="f2069" draw:formula="1535430*logheight/2612594"/><draw:equation draw:name="f2070" draw:formula="117322*logwidth/2647519"/><draw:equation draw:name="f2071" draw:formula="1503997*logheight/2612594"/><draw:equation draw:name="f2072" draw:formula="110655*logwidth/2647519"/><draw:equation draw:name="f2073" draw:formula="1463992*logheight/2612594"/><draw:equation draw:name="f2074" draw:formula="103035*logwidth/2647519"/><draw:equation draw:name="f2075" draw:formula="1463992*logheight/2612594"/><draw:equation draw:name="f2076" draw:formula="98272*logwidth/2647519"/><draw:equation draw:name="f2077" draw:formula="1427797*logheight/2612594"/><draw:equation draw:name="f2078" draw:formula="91605*logwidth/2647519"/><draw:equation draw:name="f2079" draw:formula="1404937*logheight/2612594"/><draw:equation draw:name="f2080" draw:formula="85890*logwidth/2647519"/><draw:equation draw:name="f2081" draw:formula="1383030*logheight/2612594"/><draw:equation draw:name="f2082" draw:formula="69697*logwidth/2647519"/><draw:equation draw:name="f2083" draw:formula="1365885*logheight/2612594"/><draw:equation draw:name="f2084" draw:formula="64935*logwidth/2647519"/><draw:equation draw:name="f2085" draw:formula="1365885*logheight/2612594"/><draw:equation draw:name="f2086" draw:formula="60172*logwidth/2647519"/><draw:equation draw:name="f2087" draw:formula="1342072*logheight/2612594"/><draw:equation draw:name="f2088" draw:formula="58267*logwidth/2647519"/><draw:equation draw:name="f2089" draw:formula="1311592*logheight/2612594"/><draw:equation draw:name="f2090" draw:formula="62077*logwidth/2647519"/><draw:equation draw:name="f2091" draw:formula="1268730*logheight/2612594"/><draw:equation draw:name="f2092" draw:formula="63982*logwidth/2647519"/><draw:equation draw:name="f2093" draw:formula="1253490*logheight/2612594"/><draw:equation draw:name="f2094" draw:formula="67226*logwidth/2647519"/><draw:equation draw:name="f2095" draw:formula="1243037*logheight/2612594"/><draw:equation draw:name="f2096" draw:formula="65649*logwidth/2647519"/><draw:equation draw:name="f2097" draw:formula="1219200*logheight/2612594"/><draw:equation draw:name="f2098" draw:formula="67792*logwidth/2647519"/><draw:equation draw:name="f2099" draw:formula="1183957*logheight/2612594"/><draw:equation draw:name="f2100" draw:formula="71602*logwidth/2647519"/><draw:equation draw:name="f2101" draw:formula="1176814*logheight/2612594"/><draw:equation draw:name="f2102" draw:formula="71602*logwidth/2647519"/><draw:equation draw:name="f2103" draw:formula="1172527*logheight/2612594"/><draw:equation draw:name="f2104" draw:formula="63982*logwidth/2647519"/><draw:equation draw:name="f2105" draw:formula="1186815*logheight/2612594"/><draw:equation draw:name="f2106" draw:formula="57315*logwidth/2647519"/><draw:equation draw:name="f2107" draw:formula="1177290*logheight/2612594"/><draw:equation draw:name="f2108" draw:formula="44932*logwidth/2647519"/><draw:equation draw:name="f2109" draw:formula="1160145*logheight/2612594"/><draw:equation draw:name="f2110" draw:formula="42670*logwidth/2647519"/><draw:equation draw:name="f2111" draw:formula="1146572*logheight/2612594"/><draw:equation draw:name="f2112" draw:formula="42075*logwidth/2647519"/><draw:equation draw:name="f2113" draw:formula="1147762*logheight/2612594"/><draw:equation draw:name="f2114" draw:formula="38265*logwidth/2647519"/><draw:equation draw:name="f2115" draw:formula="1185862*logheight/2612594"/><draw:equation draw:name="f2116" draw:formula="35407*logwidth/2647519"/><draw:equation draw:name="f2117" draw:formula="1223962*logheight/2612594"/><draw:equation draw:name="f2118" draw:formula="32550*logwidth/2647519"/><draw:equation draw:name="f2119" draw:formula="1253490*logheight/2612594"/><draw:equation draw:name="f2120" draw:formula="32550*logwidth/2647519"/><draw:equation draw:name="f2121" draw:formula="1314449*logheight/2612594"/><draw:equation draw:name="f2122" draw:formula="33502*logwidth/2647519"/><draw:equation draw:name="f2123" draw:formula="1345882*logheight/2612594"/><draw:equation draw:name="f2124" draw:formula="35407*logwidth/2647519"/><draw:equation draw:name="f2125" draw:formula="1377314*logheight/2612594"/><draw:equation draw:name="f2126" draw:formula="26835*logwidth/2647519"/><draw:equation draw:name="f2127" draw:formula="1406842*logheight/2612594"/><draw:equation draw:name="f2128" draw:formula="24930*logwidth/2647519"/><draw:equation draw:name="f2129" draw:formula="1406842*logheight/2612594"/><draw:equation draw:name="f2130" draw:formula="19215*logwidth/2647519"/><draw:equation draw:name="f2131" draw:formula="1349692*logheight/2612594"/><draw:equation draw:name="f2132" draw:formula="19215*logwidth/2647519"/><draw:equation draw:name="f2133" draw:formula="1290637*logheight/2612594"/><draw:equation draw:name="f2134" draw:formula="23977*logwidth/2647519"/><draw:equation draw:name="f2135" draw:formula="1244917*logheight/2612594"/><draw:equation draw:name="f2136" draw:formula="32546*logwidth/2647519"/><draw:equation draw:name="f2137" draw:formula="1253485*logheight/2612594"/><draw:equation draw:name="f2138" draw:formula="24930*logwidth/2647519"/><draw:equation draw:name="f2139" draw:formula="1243965*logheight/2612594"/><draw:equation draw:name="f2140" draw:formula="23025*logwidth/2647519"/><draw:equation draw:name="f2141" draw:formula="1209675*logheight/2612594"/><draw:equation draw:name="f2142" draw:formula="24930*logwidth/2647519"/><draw:equation draw:name="f2143" draw:formula="1157287*logheight/2612594"/><draw:equation draw:name="f2144" draw:formula="25882*logwidth/2647519"/><draw:equation draw:name="f2145" draw:formula="1143000*logheight/2612594"/><draw:equation draw:name="f2146" draw:formula="28740*logwidth/2647519"/><draw:equation draw:name="f2147" draw:formula="1119187*logheight/2612594"/><draw:equation draw:name="f2148" draw:formula="40170*logwidth/2647519"/><draw:equation draw:name="f2149" draw:formula="1076325*logheight/2612594"/><draw:equation draw:name="f2150" draw:formula="45865*logwidth/2647519"/><draw:equation draw:name="f2151" draw:formula="1047851*logheight/2612594"/><draw:equation draw:name="f2152" draw:formula="43980*logwidth/2647519"/><draw:equation draw:name="f2153" draw:formula="1041082*logheight/2612594"/><draw:equation draw:name="f2154" draw:formula="37312*logwidth/2647519"/><draw:equation draw:name="f2155" draw:formula="1079182*logheight/2612594"/><draw:equation draw:name="f2156" draw:formula="25882*logwidth/2647519"/><draw:equation draw:name="f2157" draw:formula="1122045*logheight/2612594"/><draw:equation draw:name="f2158" draw:formula="23025*logwidth/2647519"/><draw:equation draw:name="f2159" draw:formula="1145857*logheight/2612594"/><draw:equation draw:name="f2160" draw:formula="22072*logwidth/2647519"/><draw:equation draw:name="f2161" draw:formula="1160145*logheight/2612594"/><draw:equation draw:name="f2162" draw:formula="20167*logwidth/2647519"/><draw:equation draw:name="f2163" draw:formula="1212532*logheight/2612594"/><draw:equation draw:name="f2164" draw:formula="22072*logwidth/2647519"/><draw:equation draw:name="f2165" draw:formula="1246822*logheight/2612594"/><draw:equation draw:name="f2166" draw:formula="17310*logwidth/2647519"/><draw:equation draw:name="f2167" draw:formula="1292542*logheight/2612594"/><draw:equation draw:name="f2168" draw:formula="17310*logwidth/2647519"/><draw:equation draw:name="f2169" draw:formula="1351597*logheight/2612594"/><draw:equation draw:name="f2170" draw:formula="23025*logwidth/2647519"/><draw:equation draw:name="f2171" draw:formula="1408747*logheight/2612594"/><draw:equation draw:name="f2172" draw:formula="24930*logwidth/2647519"/><draw:equation draw:name="f2173" draw:formula="1408747*logheight/2612594"/><draw:equation draw:name="f2174" draw:formula="37312*logwidth/2647519"/><draw:equation draw:name="f2175" draw:formula="1463040*logheight/2612594"/><draw:equation draw:name="f2176" draw:formula="43980*logwidth/2647519"/><draw:equation draw:name="f2177" draw:formula="1507807*logheight/2612594"/><draw:equation draw:name="f2178" draw:formula="58267*logwidth/2647519"/><draw:equation draw:name="f2179" draw:formula="1553527*logheight/2612594"/><draw:equation draw:name="f2180" draw:formula="80770*logwidth/2647519"/><draw:equation draw:name="f2181" draw:formula="1651843*logheight/2612594"/><draw:equation draw:name="f2182" draw:formula="82734*logwidth/2647519"/><draw:equation draw:name="f2183" draw:formula="1670685*logheight/2612594"/><draw:equation draw:name="f2184" draw:formula="86843*logwidth/2647519"/><draw:equation draw:name="f2185" draw:formula="1670685*logheight/2612594"/><draw:equation draw:name="f2186" draw:formula="107798*logwidth/2647519"/><draw:equation draw:name="f2187" draw:formula="1721167*logheight/2612594"/><draw:equation draw:name="f2188" draw:formula="115418*logwidth/2647519"/><draw:equation draw:name="f2189" draw:formula="1746885*logheight/2612594"/><draw:equation draw:name="f2190" draw:formula="101130*logwidth/2647519"/><draw:equation draw:name="f2191" draw:formula="1724977*logheight/2612594"/><draw:equation draw:name="f2192" draw:formula="85890*logwidth/2647519"/><draw:equation draw:name="f2193" draw:formula="1690687*logheight/2612594"/><draw:equation draw:name="f2194" draw:formula="84938*logwidth/2647519"/><draw:equation draw:name="f2195" draw:formula="1700212*logheight/2612594"/><draw:equation draw:name="f2196" draw:formula="76651*logwidth/2647519"/><draw:equation draw:name="f2197" draw:formula="1674524*logheight/2612594"/><draw:equation draw:name="f2198" draw:formula="70650*logwidth/2647519"/><draw:equation draw:name="f2199" draw:formula="1675447*logheight/2612594"/><draw:equation draw:name="f2200" draw:formula="63982*logwidth/2647519"/><draw:equation draw:name="f2201" draw:formula="1653540*logheight/2612594"/><draw:equation draw:name="f2202" draw:formula="41122*logwidth/2647519"/><draw:equation draw:name="f2203" draw:formula="1601152*logheight/2612594"/><draw:equation draw:name="f2204" draw:formula="26835*logwidth/2647519"/><draw:equation draw:name="f2205" draw:formula="1554480*logheight/2612594"/><draw:equation draw:name="f2206" draw:formula="25882*logwidth/2647519"/><draw:equation draw:name="f2207" draw:formula="1515427*logheight/2612594"/><draw:equation draw:name="f2208" draw:formula="19215*logwidth/2647519"/><draw:equation draw:name="f2209" draw:formula="1469707*logheight/2612594"/><draw:equation draw:name="f2210" draw:formula="14452*logwidth/2647519"/><draw:equation draw:name="f2211" draw:formula="1423987*logheight/2612594"/><draw:equation draw:name="f2212" draw:formula="3975*logwidth/2647519"/><draw:equation draw:name="f2213" draw:formula="1390650*logheight/2612594"/><draw:equation draw:name="f2214" draw:formula="10642*logwidth/2647519"/><draw:equation draw:name="f2215" draw:formula="1213485*logheight/2612594"/><draw:equation draw:name="f2216" draw:formula="17310*logwidth/2647519"/><draw:equation draw:name="f2217" draw:formula="1167765*logheight/2612594"/><draw:equation draw:name="f2218" draw:formula="11595*logwidth/2647519"/><draw:equation draw:name="f2219" draw:formula="1143000*logheight/2612594"/><draw:equation draw:name="f2220" draw:formula="23025*logwidth/2647519"/><draw:equation draw:name="f2221" draw:formula="1074420*logheight/2612594"/><draw:equation draw:name="f2222" draw:formula="25882*logwidth/2647519"/><draw:equation draw:name="f2223" draw:formula="1058227*logheight/2612594"/><draw:equation draw:name="f2224" draw:formula="33502*logwidth/2647519"/><draw:equation draw:name="f2225" draw:formula="1002982*logheight/2612594"/><draw:equation draw:name="f2226" draw:formula="53505*logwidth/2647519"/><draw:equation draw:name="f2227" draw:formula="962977*logheight/2612594"/><draw:equation draw:name="f2228" draw:formula="48742*logwidth/2647519"/><draw:equation draw:name="f2229" draw:formula="1017270*logheight/2612594"/><draw:equation draw:name="f2230" draw:formula="53503*logwidth/2647519"/><draw:equation draw:name="f2231" draw:formula="1007964*logheight/2612594"/><draw:equation draw:name="f2232" draw:formula="56362*logwidth/2647519"/><draw:equation draw:name="f2233" draw:formula="985718*logheight/2612594"/><draw:equation draw:name="f2234" draw:formula="57315*logwidth/2647519"/><draw:equation draw:name="f2235" draw:formula="961072*logheight/2612594"/><draw:equation draw:name="f2236" draw:formula="65887*logwidth/2647519"/><draw:equation draw:name="f2237" draw:formula="929639*logheight/2612594"/><draw:equation draw:name="f2238" draw:formula="79222*logwidth/2647519"/><draw:equation draw:name="f2239" draw:formula="882014*logheight/2612594"/><draw:equation draw:name="f2240" draw:formula="95415*logwidth/2647519"/><draw:equation draw:name="f2241" draw:formula="833437*logheight/2612594"/><draw:equation draw:name="f2242" draw:formula="96628*logwidth/2647519"/><draw:equation draw:name="f2243" draw:formula="832072*logheight/2612594"/><draw:equation draw:name="f2244" draw:formula="103988*logwidth/2647519"/><draw:equation draw:name="f2245" draw:formula="793432*logheight/2612594"/><draw:equation draw:name="f2246" draw:formula="114465*logwidth/2647519"/><draw:equation draw:name="f2247" draw:formula="765809*logheight/2612594"/><draw:equation draw:name="f2248" draw:formula="126848*logwidth/2647519"/><draw:equation draw:name="f2249" draw:formula="742949*logheight/2612594"/><draw:equation draw:name="f2250" draw:formula="151613*logwidth/2647519"/><draw:equation draw:name="f2251" draw:formula="695324*logheight/2612594"/><draw:equation draw:name="f2252" draw:formula="171615*logwidth/2647519"/><draw:equation draw:name="f2253" draw:formula="652462*logheight/2612594"/><draw:equation draw:name="f2254" draw:formula="200190*logwidth/2647519"/><draw:equation draw:name="f2255" draw:formula="597217*logheight/2612594"/><draw:equation draw:name="f2256" draw:formula="221145*logwidth/2647519"/><draw:equation draw:name="f2257" draw:formula="573404*logheight/2612594"/><draw:equation draw:name="f2258" draw:formula="238290*logwidth/2647519"/><draw:equation draw:name="f2259" draw:formula="540067*logheight/2612594"/><draw:equation draw:name="f2260" draw:formula="252578*logwidth/2647519"/><draw:equation draw:name="f2261" draw:formula="519112*logheight/2612594"/><draw:equation draw:name="f2262" draw:formula="267818*logwidth/2647519"/><draw:equation draw:name="f2263" draw:formula="511492*logheight/2612594"/><draw:equation draw:name="f2264" draw:formula="271628*logwidth/2647519"/><draw:equation draw:name="f2265" draw:formula="505777*logheight/2612594"/><draw:equation draw:name="f2266" draw:formula="286868*logwidth/2647519"/><draw:equation draw:name="f2267" draw:formula="475297*logheight/2612594"/><draw:equation draw:name="f2268" draw:formula="316395*logwidth/2647519"/><draw:equation draw:name="f2269" draw:formula="441007*logheight/2612594"/><draw:equation draw:name="f2270" draw:formula="317199*logwidth/2647519"/><draw:equation draw:name="f2271" draw:formula="455339*logheight/2612594"/><draw:equation draw:name="f2272" draw:formula="315045*logwidth/2647519"/><draw:equation draw:name="f2273" draw:formula="461363*logheight/2612594"/><draw:equation draw:name="f2274" draw:formula="345922*logwidth/2647519"/><draw:equation draw:name="f2275" draw:formula="429577*logheight/2612594"/><draw:equation draw:name="f2276" draw:formula="361162*logwidth/2647519"/><draw:equation draw:name="f2277" draw:formula="409575*logheight/2612594"/><draw:equation draw:name="f2278" draw:formula="381165*logwidth/2647519"/><draw:equation draw:name="f2279" draw:formula="390525*logheight/2612594"/><draw:equation draw:name="f2280" draw:formula="382889*logwidth/2647519"/><draw:equation draw:name="f2281" draw:formula="392440*logheight/2612594"/><draw:equation draw:name="f2282" draw:formula="382118*logwidth/2647519"/><draw:equation draw:name="f2283" draw:formula="391477*logheight/2612594"/><draw:equation draw:name="f2284" draw:formula="406883*logwidth/2647519"/><draw:equation draw:name="f2285" draw:formula="366712*logheight/2612594"/><draw:equation draw:name="f2286" draw:formula="431648*logwidth/2647519"/><draw:equation draw:name="f2287" draw:formula="343852*logheight/2612594"/><draw:equation draw:name="f2288" draw:formula="458318*logwidth/2647519"/><draw:equation draw:name="f2289" draw:formula="315277*logheight/2612594"/><draw:equation draw:name="f2290" draw:formula="495465*logwidth/2647519"/><draw:equation draw:name="f2291" draw:formula="287654*logheight/2612594"/><draw:equation draw:name="f2292" draw:formula="535470*logwidth/2647519"/><draw:equation draw:name="f2293" draw:formula="258127*logheight/2612594"/><draw:equation draw:name="f2294" draw:formula="559389*logwidth/2647519"/><draw:equation draw:name="f2295" draw:formula="241440*logheight/2612594"/><draw:equation draw:name="f2296" draw:formula="575475*logwidth/2647519"/><draw:equation draw:name="f2297" draw:formula="226694*logheight/2612594"/><draw:equation draw:name="f2298" draw:formula="604050*logwidth/2647519"/><draw:equation draw:name="f2299" draw:formula="209549*logheight/2612594"/><draw:equation draw:name="f2300" draw:formula="634530*logwidth/2647519"/><draw:equation draw:name="f2301" draw:formula="193357*logheight/2612594"/><draw:equation draw:name="f2302" draw:formula="638565*logwidth/2647519"/><draw:equation draw:name="f2303" draw:formula="191282*logheight/2612594"/><draw:equation draw:name="f2304" draw:formula="648937*logwidth/2647519"/><draw:equation draw:name="f2305" draw:formula="181094*logheight/2612594"/><draw:equation draw:name="f2306" draw:formula="665963*logwidth/2647519"/><draw:equation draw:name="f2307" draw:formula="168592*logheight/2612594"/><draw:equation draw:name="f2308" draw:formula="684656*logwidth/2647519"/><draw:equation draw:name="f2309" draw:formula="159067*logheight/2612594"/><draw:equation draw:name="f2310" draw:formula="697880*logwidth/2647519"/><draw:equation draw:name="f2311" draw:formula="156023*logheight/2612594"/><draw:equation draw:name="f2312" draw:formula="700252*logwidth/2647519"/><draw:equation draw:name="f2313" draw:formula="154304*logheight/2612594"/><draw:equation draw:name="f2314" draw:formula="959332*logwidth/2647519"/><draw:equation draw:name="f2315" draw:formula="49529*logheight/2612594"/><draw:equation draw:name="f2316" draw:formula="968945*logwidth/2647519"/><draw:equation draw:name="f2317" draw:formula="47439*logheight/2612594"/><draw:equation draw:name="f2318" draw:formula="995527*logwidth/2647519"/><draw:equation draw:name="f2319" draw:formula="38099*logheight/2612594"/><draw:equation draw:name="f2320" draw:formula="1013863*logwidth/2647519"/><draw:equation draw:name="f2321" draw:formula="34408*logheight/2612594"/><draw:equation draw:name="f2322" draw:formula="1023424*logwidth/2647519"/><draw:equation draw:name="f2323" draw:formula="34327*logheight/2612594"/><draw:equation draw:name="f2324" draw:formula="1026960*logwidth/2647519"/><draw:equation draw:name="f2325" draw:formula="33337*logheight/2612594"/><draw:equation draw:name="f2326" draw:formula="1244130*logwidth/2647519"/><draw:equation draw:name="f2327" draw:formula="4762*logheight/2612594"/><draw:equation draw:name="f2328" draw:formula="1305804*logwidth/2647519"/><draw:equation draw:name="f2329" draw:formula="4524*logheight/2612594"/><draw:equation draw:name="f2330" draw:formula="1371765*logwidth/2647519"/><draw:equation draw:name="f2331" draw:formula="5714*logheight/2612594"/><draw:equation draw:name="f2332" draw:formula="1372993*logwidth/2647519"/><draw:equation draw:name="f2333" draw:formula="6635*logheight/2612594"/><draw:equation draw:name="f2334" draw:formula="1405103*logwidth/2647519"/><draw:equation draw:name="f2335" draw:formula="2857*logheight/2612594"/><draw:equation draw:name="f2336" draw:formula="1434630*logwidth/2647519"/><draw:equation draw:name="f2337" draw:formula="7619*logheight/2612594"/><draw:equation draw:name="f2338" draw:formula="1464158*logwidth/2647519"/><draw:equation draw:name="f2339" draw:formula="13334*logheight/2612594"/><draw:equation draw:name="f2340" draw:formula="1479392*logwidth/2647519"/><draw:equation draw:name="f2341" draw:formula="16797*logheight/2612594"/><draw:equation draw:name="f2342" draw:formula="1463205*logwidth/2647519"/><draw:equation draw:name="f2343" draw:formula="12382*logheight/2612594"/><draw:equation draw:name="f2344" draw:formula="1433677*logwidth/2647519"/><draw:equation draw:name="f2345" draw:formula="6667*logheight/2612594"/><draw:equation draw:name="f2346" draw:formula="1404150*logwidth/2647519"/><draw:equation draw:name="f2347" draw:formula="1905*logheight/2612594"/><draw:equation draw:name="f2348" draw:formula="1404150*logwidth/2647519"/><draw:equation draw:name="f2349" draw:formula="0*logheight/2612594"/><draw:equation draw:name="f2350" draw:formula="logwidth"/><draw:equation draw:name="f2351" draw:formula="logheight"/></draw:enhanced-geometry></draw:custom-shape><draw:custom-shape draw:name="Forma Livre: Forma 10" draw:style-name="Mgr9" draw:text-style-name="MP7" svg:width="0.6012in" svg:height="0.5925in" draw:transform="rotate (-3.14159265358979) translate (5.08293963254593in 10.10625in)"><text:p/><draw:enhanced-geometry draw:mirror-horizontal="true" draw:mirror-vertical="true" svg:viewBox="0 0 0 0" drawooo:sub-view-size="2647519 2612594" draw:text-areas="0 0 ?f2350 ?f2351" draw:type="ooxml-non-primitive" draw:enhanced-path="M 1439383 2598425 L 1427010 2605087 1427751 2605405 Z M 1542263 2530792 C 1527023 2534602 1516545 2538412 1502258 2540317 1487970 2542222 1470825 2545079 1442250 2547937 1442250 2545079 1440345 2543174 1439393 2540317 1452728 2540317 1465110 2538412 1481303 2536507 1496543 2534602 1515593 2533649 1542263 2530792 Z M 1646324 2520821 L 1643880 2521511 1645133 2521267 Z M 899801 2506503 C 908612 2507932 922185 2511742 942187 2517457 947902 2518409 954570 2518409 960285 2518409 977430 2526982 993622 2535555 1010767 2543175 1017435 2544127 1026007 2546032 1033627 2547937 L 1035057 2548414 1040295 2543175 C 1046962 2545080 1053630 2546985 1060297 2548890 1066965 2550795 1073632 2551747 1080300 2553652 L 1119713 2562818 1120305 2562225 C 1134592 2564130 1150785 2566987 1166025 2569845 1172692 2570797 1180312 2571750 1187932 2573655 1195552 2574607 1203172 2575560 1209840 2575560 1223175 2575560 1237462 2576512 1254607 2577465 1271752 2577465 1291755 2578417 1315567 2576512 L 1318213 2576512 1324140 2573178 C 1328188 2571750 1333189 2570321 1337475 2568892 1342238 2568892 1347000 2568654 1351048 2568654 1355096 2568654 1358430 2568892 1360335 2569844 L 1362835 2576512 1384147 2576512 C 1382242 2579370 1379385 2583180 1377480 2586037 1376527 2586990 1375575 2587942 1373670 2590800 1370812 2592705 1366050 2594610 1361287 2596515 1352715 2596515 1347000 2596515 1338427 2596515 1328902 2595562 1318425 2595562 1308900 2594610 1286992 2593657 1266037 2593657 1245082 2592705 1229842 2591752 1213650 2590800 1197457 2588895 1184122 2587942 1169835 2585085 1155547 2583180 1141260 2581275 1127925 2579370 1113637 2576512 1092682 2572702 1069822 2570797 1049820 2566987 1029817 2562225 1011720 2557462 1000290 2550795 L 1000863 2550379 971715 2541270 C 964095 2537459 955522 2533650 945997 2529840 935520 2526982 925995 2524125 916470 2520315 905992 2516505 896467 2513647 885990 2509837 886943 2506027 890991 2505075 899801 2506503 Z M 1460492 2486082 L 1445939 2488303 1345293 2493385 1378432 2497454 C 1380337 2496502 1383195 2496502 1387005 2495549 1407007 2492692 1426057 2490787 1446060 2488882 1448203 2488406 1451716 2487751 1455778 2486992 Z M 1550918 2472281 L 1501488 2479825 1518450 2480309 C 1528928 2479833 1536786 2477928 1542858 2475785 Z M 1731355 2470078 L 1576323 2511364 1654777 2493883 Z M 737400 2450782 C 787882 2468879 820267 2485072 846937 2497454 859320 2502217 872655 2506027 885990 2509837 896467 2513647 905992 2516504 915517 2520314 925042 2524124 934567 2526982 945045 2529839 954570 2533649 963142 2537459 970762 2541269 968857 2542222 966952 2544127 965047 2546032 960285 2545079 954570 2544127 949807 2543174 931710 2537459 913612 2529839 895515 2523172 L 868845 2512694 C 860272 2508884 850747 2505074 842175 2501264 829792 2497454 818362 2492692 806932 2488882 796455 2484119 785977 2480309 776452 2475547 766927 2471737 759307 2466974 752640 2463164 745972 2458402 741210 2454592 737400 2450782 Z M 782168 2426970 C 800265 2436495 815505 2445067 834555 2453640 832650 2454592 830745 2455545 827888 2457450 807885 2447925 786930 2437447 766928 2427922 772643 2427922 776453 2427922 782168 2426970 Z M 588810 2362200 C 620242 2375535 636435 2387917 653580 2398395 657390 2403157 669772 2412682 666915 2413635 655485 2407920 645007 2403157 636435 2397442 627862 2392680 620242 2387917 613575 2383155 601192 2374582 593572 2367915 588810 2362200 Z M 702387 2337759 L 702396 2338030 705613 2341924 705967 2340292 Z M 2093409 2275234 L 2089950 2275522 C 2073757 2288857 2052802 2303145 2032800 2316480 2012797 2329815 1991842 2340292 1976602 2346960 1964220 2354580 1950885 2362200 1936597 2370772 1928977 2373630 1922310 2377440 1914690 2380297 1907070 2383155 1899450 2386012 1891830 2389822 1886115 2394585 1874685 2399347 1864207 2404110 1853730 2408872 1844205 2412682 1843252 2416492 1833727 2420302 1823250 2425065 1812772 2428875 1802295 2433637 1791817 2436495 1781340 2440305 1779435 2442210 1775625 2446020 1772767 2448877 1768005 2450782 1764195 2451735 1759432 2453640 1748002 2456497 1736572 2457450 1726095 2459355 1710855 2464117 1696567 2468880 1683232 2472690 1669897 2476500 1656562 2480310 1644180 2485072 1630845 2489835 1616557 2492692 1601317 2497455 1586077 2502217 1568932 2506980 1547977 2510790 1498447 2513647 1480350 2519362 1472730 2523172 1471777 2524125 1471777 2525077 1470825 2526030 L 1434646 2535075 1435583 2535555 1475761 2525510 1476540 2523172 C 1484160 2518410 1503210 2513647 1551788 2510790 1571790 2506980 1588935 2502217 1605128 2497455 1620368 2492692 1634655 2489835 1647990 2485072 1661325 2481262 1673708 2477452 1687043 2472690 1700378 2468880 1713713 2464117 1729905 2459355 1741335 2457450 1752765 2456497 1763243 2453640 L 1740675 2467181 1741335 2466975 C 1748955 2462212 1758480 2456497 1765148 2452687 1769910 2450782 1773720 2449830 1778483 2447925 L 1779371 2447679 1785150 2441257 C 1795628 2437447 1806105 2433637 1816583 2429827 1827060 2425065 1837538 2421255 1847063 2417445 1848015 2413635 1857540 2409825 1868018 2405062 1878495 2400300 1889925 2395537 1895640 2390775 1903260 2387917 1910880 2385060 1918500 2381250 L 1934176 2374435 1942313 2368867 C 1955648 2360295 1969935 2352675 1982318 2345055 1997558 2339340 2017560 2327910 2038515 2314575 Z M 460060 2262062 L 463676 2265164 464911 2265793 Z M 2099802 2237197 L 2099475 2237422 2099475 2237694 2100989 2237910 2101380 2237422 Z M 2120380 2222979 L 2114756 2226864 2113762 2227897 2117618 2225429 Z M 382287 2175002 L 418261 2217358 389737 2183129 Z M 2187820 2174974 L 2187735 2175004 2187105 2179320 C 2179485 2186940 2176627 2191702 2171865 2196465 2168055 2201227 2163292 2206942 2153767 2216467 L 2154858 2216216 2171865 2197417 C 2175675 2192655 2179485 2187892 2187105 2180272 2188296 2177177 2188475 2175510 2187820 2174974 Z M 475386 2153525 L 477272 2155822 477367 2155507 Z M 334493 2131694 C 337350 2128837 346875 2133599 359258 2147887 L 360474 2149319 371759 2151816 C 377593 2155745 385451 2163127 397357 2175509 409740 2185987 423075 2195512 432600 2204084 442125 2212657 447840 2220277 447840 2225039 450697 2228849 452602 2231707 456412 2235517 468795 2245994 479272 2255519 492607 2265997 489750 2269807 484987 2271712 482130 2274569 L 448422 2237115 446888 2237422 478787 2272865 482130 2274569 C 484988 2271712 488798 2268854 492608 2265997 521183 2290762 551663 2315527 583095 2337434 577380 2339339 572618 2341244 564998 2343149 567855 2345054 568808 2346007 571665 2347912 562140 2347912 554520 2348864 544995 2348864 539280 2345054 533565 2341244 527850 2337434 522135 2333624 517373 2328862 511658 2325052 498323 2313622 484035 2303144 471653 2291714 459270 2280284 446888 2268854 434505 2258377 422123 2246947 411645 2235517 400215 2225039 394500 2219324 388785 2213609 384023 2208847 379260 2203132 373545 2197417 368783 2191702 369735 2189797 379260 2195512 374498 2184082 381165 2189797 387833 2195512 393548 2201227 401168 2206942 407835 2212657 414503 2217419 423075 2226944 431648 2235517 440220 2245042 L 442406 2246917 414503 2217419 C 407835 2211704 401168 2206942 394500 2201227 387833 2195512 382118 2189797 375450 2184082 368783 2175509 361163 2166937 354495 2158364 347828 2149792 341160 2140267 334493 2131694 Z M 2432850 1980247 L 2432367 1980454 2421964 2005422 Z M 2422850 1860918 L 2397608 1897379 C 2392845 1904999 2389035 1912619 2385225 1920239 2380463 1927859 2376653 1934527 2372843 1941194 2363318 1954529 2353793 1967864 2343315 1980247 2334743 1993582 2327123 2005964 2317598 2019299 2309978 2029777 2302358 2040254 2294738 2050732 L 2292832 2051897 2291272 2054208 2293785 2052637 C 2301405 2042160 2309025 2031682 2316645 2021205 2325218 2007870 2333790 1995487 2342363 1982152 2352840 1969770 2362365 1956435 2371890 1943100 2375700 1936432 2380463 1929765 2384273 1922145 2388083 1914525 2392845 1906905 2396655 1899285 2405228 1884045 2414753 1870710 2422373 1862137 Z M 2521433 1847850 C 2518575 1860232 2514765 1871662 2509050 1884997 2503335 1897380 2496668 1910715 2487143 1925002 2479523 1940242 2471903 1954530 2465235 1965960 2457615 1977390 2450948 1985962 2445233 1991677 L 2458568 1965007 C 2461425 1956435 2466188 1947862 2469998 1938337 2473808 1932622 2475713 1928812 2478570 1924050 2482380 1917382 2486190 1911667 2490000 1905000 2493810 1898332 2496668 1892617 2500478 1885950 2507145 1873567 2514765 1861185 2521433 1847850 Z M 2459780 1766202 L 2436660 1806892 2436235 1807870 2459520 1766887 Z M 2472460 1674043 L 2444672 1749965 C 2427321 1790989 2407787 1830865 2386218 1869449 L 2377660 1882980 2377605 1883092 C 2373795 1892617 2366175 1905000 2357602 1917382 2349030 1929765 2341410 1943100 2337600 1954530 2330932 1963102 2322360 1972627 2314740 1983105 2307120 1993582 2300452 2005012 2295690 2015490 2268067 2053590 2223300 2102167 2183295 2142172 2170912 2152650 2158530 2163127 2146147 2173605 L 2142583 2176315 2141046 2177871 2125512 2190534 2112810 2205037 C 2097570 2217420 2082330 2228850 2066137 2240280 L 2058824 2244900 2038960 2261093 2036092 2262956 2031847 2266950 C 2019465 2275522 2007082 2284095 1994700 2291715 1982317 2299335 1969935 2306955 1957552 2314575 L 1953300 2316730 1928148 2333067 1920351 2337000 1912785 2342197 C 1905165 2346960 1896592 2351722 1887067 2356485 L 1863038 2365909 1809483 2392922 C 1768715 2410756 1726785 2426426 1683836 2439784 L 1596280 2462297 1667040 2448877 C 1671802 2447924 1675612 2446972 1680375 2446019 1690852 2437447 1711807 2432684 1723237 2430779 1732762 2427922 1742287 2425064 1749907 2422207 1761337 2411729 1783245 2406014 1792770 2400299 1808962 2394584 1825155 2388869 1841347 2383154 L 1872470 2370949 1886115 2363152 1898496 2359343 1915642 2349817 1920147 2346686 1931835 2335530 C 1939455 2330767 1948980 2325052 1957552 2320290 L 1986810 2305948 1997557 2299334 C 2009940 2291714 2022322 2283142 2034705 2274569 2037562 2268854 2044230 2264092 2050897 2259329 2057565 2254567 2064232 2249804 2068995 2247899 2084235 2236469 2100427 2225039 2115667 2212657 2121382 2199322 2139480 2187892 2149005 2181224 2161387 2170747 2173770 2160269 2186152 2149792 2226157 2109787 2270925 2061209 2298547 2023109 L 2314015 1996814 2314740 1994534 C 2322360 1983104 2331885 1969769 2339505 1956434 2342363 1952624 2344268 1948814 2347125 1945004 L 2357257 1930951 2360460 1925002 C 2369032 1912619 2375700 1900237 2380462 1890712 2395702 1864042 2407132 1837372 2419515 1809749 2430945 1782127 2443327 1754504 2457615 1723072 2459044 1714500 2464759 1699974 2468807 1687829 Z M 2576677 1589722 L 2573820 1591627 2573820 1591627 Z M 2585674 1533271 L 2585332 1534956 2588107 1538287 C 2590965 1541145 2593822 1544955 2596680 1547812 2598585 1545907 2600490 1544002 2602395 1544002 L 2602539 1543271 2598585 1545907 C 2594775 1544002 2591918 1540192 2589060 1537334 Z M 2577184 1425070 L 2576519 1425107 2575314 1425174 2575725 1429702 C 2575725 1438275 2575725 1444942 2574773 1453515 2573820 1458277 2572868 1462087 2570963 1467802 2563343 1480185 2555723 1492567 2548103 1503997 2546198 1515427 2545245 1524952 2542388 1535430 L 2536673 1545907 C 2533815 1561147 2530958 1575435 2527148 1591627 2523338 1604010 2520480 1615440 2516670 1627822 2512860 1640205 2510003 1651635 2505240 1663065 2503335 1672590 2501430 1681162 2498573 1690687 2496668 1700212 2494763 1709737 2490953 1719262 L 2497030 1709810 2502383 1689734 C 2503335 1679257 2505240 1670684 2507145 1661159 2510955 1649729 2514765 1637347 2518575 1625917 2522385 1613534 2525243 1602104 2529053 1589722 2532863 1574482 2534768 1560194 2538578 1544002 L 2544293 1533524 C 2547150 1523047 2548103 1513522 2550008 1502092 2557628 1489709 2565248 1478279 2572868 1465897 2568105 1490662 2563343 1514474 2557628 1539239 2555723 1562099 2542388 1593532 2546198 1600199 2537625 1626869 2530005 1652587 2520480 1678304 L 2515393 1686218 2513218 1698069 C 2512146 1704261 2510479 1710690 2506193 1718310 2492858 1737360 2486190 1756410 2479523 1776412 2475713 1785937 2471903 1796415 2467140 1806892 2465235 1812607 2462378 1817370 2459520 1823085 2456663 1828800 2453805 1834515 2449995 1840230 2441423 1855470 2432850 1871662 2424278 1885950 2417610 1903095 2406180 1914525 2396655 1930717 2389035 1948815 2375700 1970722 2361413 1990725 2347125 2010727 2332838 2031682 2322360 2049780 2313788 2061210 2305215 2072640 2296643 2083117 2287118 2093595 2278545 2104072 2269020 2115502 2266163 2120265 2262353 2124075 2259495 2128837 2255685 2133600 2252828 2137410 2249018 2142172 2243303 2146935 2237588 2151697 2232825 2155507 L 2206342 2184829 2207107 2187892 C 2195677 2200275 2188057 2208847 2179485 2216467 2169960 2223135 2159482 2229802 2149957 2237422 L 2126145 2256472 2103587 2272957 2107095 2272665 2131860 2254567 2155673 2235517 C 2165198 2228850 2175675 2222182 2185200 2214562 2192820 2206942 2201393 2198370 2212823 2185987 2212823 2185035 2212823 2184082 2211870 2182177 2221395 2172652 2229968 2163127 2238540 2152650 2243303 2148840 2249018 2144077 2254733 2139315 2257590 2135505 2261400 2130742 2265210 2125980 2268068 2121217 2271878 2116455 2274735 2112645 2284260 2102167 2292833 2090737 2302358 2080260 2310930 2069782 2319503 2058352 2328075 2046922 2338553 2028825 2352840 2007870 2367128 1987867 2381415 1966912 2394750 1945957 2402370 1927860 2411895 1911667 2423325 1900237 2429993 1883092 2438565 1868805 2447138 1851660 2455710 1837372 2459520 1831657 2462378 1825942 2465235 1820227 2468093 1814512 2469998 1808797 2472855 1804035 2477618 1793557 2481428 1783080 2485238 1773555 2492858 1753552 2499525 1734502 2511908 1715452 2520480 1700212 2518575 1688782 2522385 1676400 2532863 1650682 2539530 1624965 2548103 1598295 2544293 1590675 2557628 1560195 2559533 1537335 2565248 1513522 2570010 1488757 2574773 1463992 L 2578209 1451109 2575725 1450657 C 2576677 1443037 2576677 1436370 2576677 1426845 Z M 2597632 1404937 L 2586541 1451152 2586542 1451152 2597633 1404938 Z M 2606205 1395412 C 2604300 1399222 2602395 1402080 2600490 1407795 L 2599181 1433750 C 2599062 1441132 2599062 1448276 2598585 1458277 L 2589060 1487586 2589060 1490934 2600490 1458277 C 2601443 1438274 2600490 1429702 2602395 1407794 L 2606836 1398173 Z M 2565247 1354454 L 2559006 1369207 2556675 1390650 2553670 1380633 2552571 1382047 2555723 1392555 C 2554770 1397317 2554770 1402080 2553818 1407795 2555723 1410652 2556675 1415415 2557628 1420177 L 2560581 1420013 2558580 1413509 C 2559532 1407794 2559532 1403032 2560485 1398269 2562390 1384934 2563342 1369694 2565247 1354454 Z M 2645258 1328737 C 2646210 1329689 2646210 1329689 2647163 1329689 2647163 1345882 2646210 1359217 2646210 1369694 2646210 1380172 2647163 1388744 2647163 1397317 2648115 1413509 2647163 1425892 2644305 1447799 2645258 1453514 2643353 1463039 2641448 1476374 2638590 1488757 2635733 1503997 2632875 1518284 2631923 1529714 2631923 1542097 2630018 1553527 2623350 1574482 2622398 1591627 2615730 1618297 2610968 1637347 2607158 1656397 2602395 1674494 2590965 1685924 2591918 1668779 2578583 1684972 2578583 1684019 2579535 1680209 2580488 1679257 2581440 1664017 2577630 1661160 2584298 1639252 2589060 1625917 2594775 1611630 2598585 1597342 L 2610015 1590675 2610015 1590674 C 2618588 1552574 2615730 1544002 2622398 1518284 2624303 1506854 2627160 1495424 2629065 1483994 2630970 1472564 2632875 1460182 2634780 1448752 2636685 1437322 2637638 1425892 2639543 1415414 2640495 1404937 2641448 1394459 2641448 1383982 2640495 1376362 2641448 1366837 2642400 1357312 2643353 1352549 2643353 1347787 2644305 1343024 2644305 1338262 2645258 1333499 2645258 1328737 Z M 134151 887095 L 134625 887332 134670 887199 Z M 191618 750570 C 176378 775335 173520 782955 170663 789622 164948 795337 160185 801052 153518 803910 L 153477 804822 151819 841286 151867 841199 153518 804862 C 159233 801052 164948 795337 170663 790574 173520 783907 177330 776287 191618 751522 L 192332 751998 192689 751284 Z M 203047 667702 C 199237 670560 194475 673417 189712 677227 183045 689610 178282 700087 169710 719137 L 174286 722798 174435 722155 170663 719137 C 179235 700087 183998 689609 190665 677227 L 202473 668793 Z M 276390 613410 L 275187 614373 270080 634008 C 268770 638413 267818 641033 266865 643890 230670 692467 209715 757237 179235 803910 175425 816292 171615 829627 166852 842962 162090 856297 159232 869632 155422 882967 145897 911542 131610 942022 130657 966787 124942 985837 119227 1004887 114465 1023937 111607 1038225 109702 1052512 106845 1066800 L 103035 1088707 C 102082 1096327 101130 1102995 100177 1110615 97320 1130617 93510 1149667 91605 1169670 90652 1182052 89700 1192530 88747 1205865 89700 1215390 91605 1224915 93510 1243965 L 95742 1223205 95415 1216342 C 96367 1203007 98272 1188719 99225 1176337 101130 1156334 104940 1137284 107797 1117282 L 114596 1109123 124469 1043051 123990 1031557 133400 1004580 138999 981931 137325 985837 C 135420 984885 133515 983932 131610 983932 126847 996315 122085 1010602 117322 1024890 117322 1031557 117322 1039177 118275 1047750 115417 1062990 113512 1076325 111607 1091565 111607 1093470 110655 1096327 110655 1099185 106845 1102995 104940 1106805 101130 1110615 102082 1102995 103035 1096327 103987 1088707 L 107797 1066800 C 110655 1052512 112560 1038225 115417 1023937 121132 1004887 126847 985837 131610 966787 132562 942022 146850 912495 156375 882967 160185 869632 163042 856297 167805 842962 171615 829627 176377 817245 180187 803910 210667 757237 230670 692467 267817 643890 269722 637222 271627 633412 276390 613410 Z M 293536 518160 L 293535 518160 298297 521970 298297 521969 Z M 465169 382550 L 464986 382696 464430 383325 456651 391477 454684 394338 453399 395790 C 451546 398815 450698 401003 447840 403860 428790 425767 408788 447675 389738 472440 384023 479107 378308 484822 373545 491490 367830 498157 363068 504825 357353 511492 L 285752 590631 358305 510540 C 364020 503872 368782 497205 374497 490537 380212 483870 385927 478155 390690 471487 409740 446722 429742 425767 448792 402907 L 454684 394338 464430 383325 Z M 489348 316869 C 487763 316669 484470 318176 481127 319733 L 475013 322003 473558 323849 C 469748 326707 465938 329564 463080 333374 453555 339089 445935 343852 436410 350519 L 418313 370522 401168 390524 C 397358 393382 394500 396239 389738 401002 L 389350 400516 378546 413504 C 374736 418862 369735 425768 360210 436245 L 330683 468630 335445 474344 335536 474264 331635 469582 C 341160 459105 352590 447675 361162 437197 380212 416242 381165 409575 390690 401002 395452 396240 399262 393382 402120 390525 L 419265 370522 437362 350520 C 446887 344805 454507 340042 464032 333375 467842 330517 471652 326707 474510 323850 476415 324326 481654 321469 485940 319564 L 489548 318444 Z M 1868970 144780 C 1890877 153352 1906117 160020 1917547 166687 1928977 172402 1935645 178117 1938502 183832 1920405 174307 1904212 167640 1891830 160972 1879447 154305 1871827 148590 1868970 144780 Z M 1710855 75247 C 1719427 75247 1733715 78104 1748955 83819 1765147 90487 1783245 100012 1802295 110489 1750860 94297 1716570 83819 1710855 75247 Z M 1137451 68937 C 1133641 68580 1127926 69056 1117448 71437 1104113 73342 1088873 75247 1074585 77152 1061250 80010 1046010 83820 1032675 86677 1026960 88582 1021245 90487 1014578 92392 1007910 94297 1001243 96202 993623 98107 L 947769 107115 939330 110490 C 920280 117157 900278 122872 881228 130492 862178 138112 843128 144780 824078 153352 809790 160020 796455 165735 784073 171450 775500 173355 765975 178117 757403 181927 734543 190500 713588 201930 691680 212407 681203 218122 670725 225742 660248 232410 649770 239077 639293 245745 629768 252412 618338 263842 597383 280035 581190 288607 565950 300037 550710 312420 535470 324802 L 491713 362974 495465 367665 C 497370 366713 500764 364272 504752 361295 L 512657 355403 541185 330517 C 556425 318134 571665 306704 586905 294322 603097 285749 623100 269557 635482 258127 645960 251459 655485 244792 665962 238124 676440 231457 685965 224789 697395 218122 719302 207644 741210 196214 763117 187642 771690 183832 781215 179069 788835 174307 801217 168592 815505 162877 828840 156209 847890 147637 866940 140969 885990 133349 905040 125729 925042 120014 944092 113347 L 968499 108553 980289 104524 1140765 69904 Z M 1478088 48458 C 1484636 48815 1491780 49530 1498447 50482 1511782 52387 1523212 56197 1526070 60007 1520355 59055 1514640 58102 1505115 57150 1495590 56197 1482255 53340 1461300 48577 1465586 48101 1471539 48101 1478088 48458 Z M 1588935 40957 C 1602270 41909 1614652 42862 1627987 43814 1644180 48577 1659420 56197 1675612 62864 1652752 60007 1631797 55244 1616557 52387 1601317 48577 1590840 44767 1588935 40957 Z M 1270324 40719 C 1233653 40957 1196981 42862 1160310 46672 1135545 47624 1109827 52387 1084110 57149 1071727 59054 1059345 62864 1047915 66674 1036485 70484 1026007 74294 1016482 78104 1001242 80009 987907 81914 972667 83819 914565 101917 859320 123824 806932 147637 786930 155257 765975 165734 746925 174307 741210 176212 734542 179069 728827 180974 723112 183832 717397 186689 712635 189547 702157 195262 691680 200977 682155 205739 663105 216217 647865 225742 634530 230504 619290 239077 610717 248602 598335 259079 555472 283844 517372 318134 493560 340994 L 471664 360034 450243 379593 450697 380047 C 388785 439102 334492 503872 285915 573404 271627 593407 260197 607694 252577 619124 244957 630554 240195 639127 237337 646747 232575 655319 226860 663892 222097 672464 212572 690562 203047 708659 193522 725804 L 162439 774785 162090 776287 C 158280 784860 155422 795337 151612 804862 148755 810577 146850 814387 143992 818197 L 142087 820102 133634 848201 C 132087 855345 131610 860584 131610 864870 131610 873442 132562 879157 129705 888682 124942 902017 121132 914400 116370 927735 112560 941070 107797 953452 103987 966787 99225 986790 95415 1004887 90652 1023937 87795 1042035 85890 1059180 83032 1076325 80175 1093470 79222 1111567 78270 1128712 81127 1115377 83032 1102995 84937 1092517 L 85555 1089530 86842 1075372 C 89700 1058227 91605 1040130 94462 1022985 L 96848 1023781 97055 1022896 94463 1022032 C 99225 1002029 103035 983932 107798 964882 111608 951547 115418 938212 120180 925829 L 133454 886956 132563 886777 C 135420 877252 134468 871537 134468 862965 134468 854392 135420 842010 144945 818197 146850 814387 148755 809625 152565 804862 L 152821 804166 163043 776287 C 173520 759142 183045 742950 194475 726757 204000 708660 212573 690562 223050 673417 227813 665797 233528 656272 238290 647700 241148 640080 245910 631507 253530 620077 261150 608647 272580 594360 286868 574357 335445 503872 389738 440055 451650 381000 466890 367665 479273 354330 495465 340995 519278 318135 557378 283845 600240 259080 612623 249555 621195 239077 636435 230505 649770 225742 665010 216217 684060 205740 693585 200977 704063 195262 714540 189547 720255 186690 725018 183832 730733 180975 736448 178117 742163 176212 748830 174307 767880 164782 788835 155257 808838 147637 860273 123825 916470 101917 974573 83820 989813 81915 1003148 80010 1018388 78105 1027913 74295 1038390 70485 1049820 66675 1061250 62865 1073633 59055 1086015 57150 1111733 52387 1138403 47625 1162215 46672 1198887 43338 1235558 41433 1272229 41076 L 1360655 44043 Z M 1404150 0 C 1418437 952 1434630 1905 1448917 2857 1465110 3810 1480350 5715 1494637 7620 1509877 8572 1518450 11430 1525117 15240 1531785 19050 1536547 22860 1545120 24765 1558455 24765 1552740 17145 1569885 20002 1582267 21907 1594650 25717 1607032 28575 1614652 30480 1622272 33337 1629892 35242 1629892 35242 1629892 36195 1628940 36195 1629892 39052 1628940 40957 1627987 42862 1614652 41910 1602270 40957 1588935 40005 1584172 39052 1580362 38100 1575600 36195 1570837 35242 1567027 34290 1562265 33337 1553692 31432 1545120 29527 1536547 27622 1527975 25717 1519402 23812 1510830 21907 1502257 20955 1493685 19050 1484160 18097 L 1454633 18097 C 1446060 18097 1437488 18097 1430820 18097 1416533 18097 1405103 18097 1393673 18097 L 1391928 17540 1375575 25717 C 1367002 28574 1391767 30479 1381290 35242 1401292 39052 1421295 42862 1438440 46672 L 1413008 47116 1413437 47149 C 1423677 47863 1433202 48101 1440345 46672 1447965 47625 1455585 48577 1463205 49530 1484160 54292 1497495 56197 1507020 58102 1516545 60007 1522260 60007 1527975 60960 1539405 63817 1551788 66675 1563218 68580 1575600 70485 1587030 74295 1599413 76200 1610843 79057 1623225 81915 1634655 84772 L 1669898 95250 1687043 100012 1704188 105727 1704409 105929 1716704 108049 C 1727330 110549 1739921 114716 1746499 119121 L 1750661 125427 1751813 125730 C 1760385 129540 1769910 133350 1778483 136207 1786103 139065 1793723 141922 1801343 145732 1808963 149542 1816583 152400 1824203 156210 1828013 159067 1833728 161925 1841348 165735 1845158 167640 1848968 169545 1852778 171450 1856588 173355 1861350 175260 1865160 178117 1882305 186690 1899450 195262 1907070 201930 1924215 213360 1942313 223837 1960410 236220 1968983 241935 1978508 248602 1988033 255270 L 1988833 255841 2002949 264417 C 2327259 483516 2540483 854556 2540483 1275397 L 2540081 1283368 2550960 1284922 C 2554770 1287779 2557627 1289684 2561437 1292542 2562390 1303019 2564295 1305877 2566200 1318259 2571915 1329689 2578582 1339214 2584297 1348739 L 2591918 1349432 2591918 1342072 2599661 1320563 2599537 1316355 C 2602395 1287780 2604300 1288732 2607157 1290637 2610967 1289685 2614777 1289685 2617635 1290637 2623350 1286827 2628112 1282065 2633827 1280160 2634780 1294447 2634780 1306830 2635732 1322070 2633827 1328737 2632875 1335405 2630970 1342072 2629065 1348740 2627160 1355407 2625255 1361122 2624302 1371600 2623350 1382077 2622397 1392555 L 2621445 1408747 C 2620492 1414462 2620492 1419225 2619540 1424940 L 2615479 1427648 2615730 1428749 2619621 1426155 2621445 1410652 2622397 1394460 C 2623350 1383982 2624302 1373505 2625255 1363027 2627160 1357312 2629065 1350645 2630970 1343977 2632875 1337310 2634780 1330642 2635732 1323975 2638590 1325880 2640495 1327785 2643352 1329690 2643352 1334452 2643352 1339215 2642400 1343977 2641447 1348740 2641447 1353502 2640495 1358265 2639542 1367790 2638590 1376362 2639542 1384935 2638590 1394460 2638590 1404937 2637637 1416367 2635732 1426845 2634780 1438275 2632875 1449705 2630970 1461135 2630017 1472565 2627160 1484947 2625255 1496377 2622397 1507807 2620492 1519237 2613825 1544955 2615730 1553527 2608110 1591627 2604300 1593532 2600490 1595437 2596680 1598295 2592870 1611630 2587155 1626870 2582392 1640205 2575725 1662112 2580487 1664970 2578582 1680210 2577630 1682115 2576677 1684972 2576677 1685925 2570962 1701165 2565247 1716405 2560485 1729740 2558580 1731645 2557627 1732597 2555722 1733550 2549055 1748790 2542387 1764982 2535720 1780222 2543340 1764982 2550007 1748790 2556675 1733550 2558580 1731645 2559532 1731645 2561437 1729740 2553817 1770697 2541435 1796415 2530957 1816417 2525242 1820227 2519527 1823085 2514765 1824990 L 2511407 1831707 2511908 1832609 C 2512860 1830704 2513813 1827847 2515718 1824989 2520480 1823084 2526195 1820227 2531910 1816417 2532863 1826894 2525243 1840229 2520480 1848802 2513813 1862137 2506193 1874519 2499525 1886902 2495715 1893569 2492858 1899284 2489048 1905952 2485238 1912619 2481428 1918334 2477618 1925002 2474760 1928812 2472855 1933574 2469045 1939289 2465235 1948814 2461425 1957387 2456663 1966912 L 2443328 1993582 C 2436660 2003107 2429993 2013584 2422373 2022157 2415705 2030729 2408085 2040254 2401418 2048827 L 2402291 2047029 2378557 2079307 C 2372842 2073592 2341410 2118360 2327122 2135505 L 2316996 2151085 2327122 2136457 C 2341410 2120264 2372842 2075497 2378557 2080259 2375700 2100262 2348077 2125979 2339505 2139314 2331885 2148363 2325456 2155031 2319383 2160389 L 2303230 2172263 2302357 2173605 2292258 2181374 2291880 2184082 C 2277592 2199322 2263305 2215515 2247112 2229802 2231872 2245042 2216632 2260282 2199487 2273617 L 2197285 2275215 2181390 2295524 C 2169960 2306002 2156625 2314574 2143290 2324099 L 2107681 2350806 2107553 2350961 2143290 2325052 C 2155672 2315527 2169007 2306002 2181390 2296477 2173770 2309812 2163292 2318384 2149957 2327909 2139004 2337911 2131146 2341959 2124359 2344578 L 2106651 2352057 2106142 2352675 C 2099475 2357437 2093760 2361247 2087092 2365057 L 2079914 2368384 2061852 2383036 C 2055184 2388156 2049469 2392204 2044230 2395537 2034705 2403157 2027085 2407920 2017560 2412682 2019465 2409825 2014703 2411730 2008988 2413635 L 1999460 2417870 1997979 2418995 2009940 2414587 C 2015655 2412682 2019465 2410777 2018513 2413635 2011845 2423160 1998510 2431732 1984223 2439352 1976603 2443162 1969935 2446972 1962315 2450783 1954695 2454592 1947075 2457450 1940408 2461260 L 1924934 2463581 1922310 2465070 C 1898497 2476500 1874685 2486025 1849920 2496502 L 1846229 2497341 1824203 2511742 C 1829918 2512695 1832775 2513647 1836585 2515552 1819440 2530792 1796580 2533650 1790865 2535555 1791818 2531745 1793723 2526982 1794675 2522220 1789913 2524125 1785150 2526030 1779435 2527935 1774673 2529840 1769910 2530792 1765148 2532697 1755623 2535555 1745145 2538412 1735620 2542222 L 1731675 2537487 1717522 2540317 C 1711807 2541270 1706092 2543175 1700377 2544127 1688947 2546985 1676565 2550795 1665135 2552700 L 1663973 2553240 1697520 2545079 C 1703235 2543174 1708950 2542222 1714665 2541269 1720380 2540317 1725142 2538412 1728952 2538412 1729905 2540317 1731810 2542222 1734667 2543174 1745145 2540317 1754670 2537459 1764195 2533649 1768957 2531744 1773720 2530792 1778482 2528887 1783245 2526982 1788007 2525077 1793722 2523172 1792770 2526982 1790865 2531744 1789912 2536507 1776577 2543174 1763242 2548889 1749907 2555557 L 1747946 2555008 1720380 2566034 C 1711808 2568892 1704188 2570797 1697520 2572702 1683233 2576512 1672755 2578417 1663230 2581274 1663707 2578893 1657754 2578893 1649062 2580084 L 1619428 2585850 1618462 2587942 C 1593697 2593657 1566075 2598419 1539405 2603182 1530832 2602229 1531785 2600324 1521307 2598419 1516545 2598419 1511782 2598419 1506067 2598419 1498447 2601277 1488922 2604134 1479397 2606992 1470825 2607944 1463205 2608897 1455585 2608897 1447965 2608897 1440345 2609849 1431772 2609849 L 1429185 2608741 1407484 2612588 C 1399626 2612707 1391768 2611278 1381290 2607944 1381290 2607944 1382243 2606992 1382243 2606992 1384148 2605087 1385100 2603182 1387005 2600324 1379385 2599372 1371765 2598419 1365098 2597467 1367955 2595562 1372718 2593657 1375575 2591752 1386053 2591752 1396530 2591752 1407008 2590799 1417485 2589847 1427010 2589847 1437488 2589847 L 1481302 2590799 1511782 2587942 C 1531785 2584132 1550835 2579369 1568932 2575559 1585125 2570797 1596555 2568892 1607032 2566987 1617510 2566034 1627035 2566034 1635607 2566034 L 1637595 2565111 1609890 2566035 C 1599412 2566987 1587030 2569845 1571790 2574607 1553692 2578417 1534642 2583180 1514640 2586990 1505115 2587942 1495590 2588895 1484160 2589847 1470825 2589847 1455585 2589847 1440345 2588895 1430820 2588895 1420342 2589847 1409865 2589847 1399387 2590800 1388910 2590800 1378432 2590800 1377480 2588895 1378432 2587942 1379385 2586990 1381290 2584132 1384147 2581275 1386052 2577465 1479397 2573655 1585125 2555557 1679422 2528887 1748955 2508885 1814677 2485072 1878495 2453640 1893735 2445067 1911832 2435542 1930882 2426017 1940407 2421255 1950885 2416492 1960410 2410777 1969935 2405062 1980412 2400300 1990890 2394585 2010892 2383155 2029942 2371725 2048040 2360295 2066137 2347912 2081377 2336482 2093760 2325052 2122335 2304097 2150910 2283142 2179485 2258377 2187105 2251710 2195677 2245995 2203297 2239327 2210917 2232660 2218537 2225992 2226157 2219325 2238540 2208847 2249017 2199322 2260447 2187892 2265210 2179320 2270925 2171700 2274735 2164080 L 2295258 2145267 2295423 2144085 2275688 2162175 C 2271878 2169795 2266163 2177415 2261400 2185987 2249970 2197417 2239493 2206942 2227110 2217420 2219490 2224087 2211870 2230755 2204250 2237422 2196630 2244090 2189010 2249805 2180438 2256472 2151863 2280285 2124240 2302192 2094713 2323147 2082330 2334577 2066138 2346960 2048993 2358390 2030895 2369820 2011845 2382202 1991843 2392680 1981365 2398395 1971840 2403157 1961363 2408872 1951838 2414587 1941360 2419350 1931835 2424112 1912785 2433637 1894688 2443162 1879448 2451735 1815630 2482215 1749908 2506027 1680375 2526982 1586078 2553652 1480350 2571750 1387005 2575560 1379385 2575560 1370813 2575560 1365098 2575560 1364145 2572702 1362240 2570797 1362240 2567940 1358430 2566035 1348905 2566987 1339380 2566987 1330808 2569845 1319378 2572702 1318425 2575560 1294613 2576512 1275563 2576512 1257465 2576512 1240320 2575560 1226033 2574607 1212698 2574607 1205078 2573655 1198410 2572702 1190790 2572702 1183170 2571750 1175550 2570797 1168883 2568892 L 1182080 2554816 1179360 2555557 1130192 2546452 1127925 2546985 C 1090778 2541270 1060298 2535555 1033628 2529840 1020293 2526982 1007910 2524125 996480 2522220 985050 2519362 974573 2517457 964095 2516505 951713 2510790 938378 2505075 925043 2498407 911708 2493645 897420 2487930 876465 2480310 859320 2473642 842175 2466975 825983 2460307 830745 2455545 832650 2454592 834555 2453640 846938 2456497 858368 2458402 869798 2460307 875513 2465070 880275 2468880 885038 2473642 898373 2476500 912660 2482215 937425 2488882 975525 2503170 1006958 2509837 1041248 2515552 1049820 2517457 1058393 2518410 1066965 2520315 1075538 2521267 1085063 2523172 1094588 2525077 1104113 2526982 1114590 2528887 1125068 2531745 L 1158657 2539008 1161262 2538412 C 1171740 2540317 1181265 2541270 1192695 2543175 1193647 2542222 1193647 2542222 1193647 2541270 1208887 2542222 1225080 2542222 1239367 2543175 1242225 2543175 1246035 2544127 1246987 2544127 1271752 2545080 1294612 2544127 1317472 2544127 1335570 2545080 1352715 2545080 1368907 2546032 1389862 2545080 1410817 2542222 1429867 2541270 1432725 2541270 1436535 2541270 1437487 2541270 1438440 2544127 1440345 2546032 1440345 2548890 1468920 2546985 1486065 2544127 1500352 2541270 1514640 2539365 1525117 2536507 1540357 2531745 1547977 2530792 1555597 2529840 1563217 2527935 1567980 2526982 1572742 2526982 1577505 2526030 1588935 2523172 1598460 2521267 1608937 2518410 1617510 2516505 1626082 2514600 1634655 2512695 1643227 2510790 1651800 2507932 1660372 2506027 L 1707545 2497863 1713713 2495550 C 1697520 2498407 1680375 2501265 1664183 2504122 1655610 2506027 1647038 2508885 1638465 2510790 1629893 2512695 1621320 2514600 1612748 2516505 1601318 2519362 1592745 2521267 1581315 2524125 1576553 2525077 1571790 2525077 1567028 2526030 1559408 2526982 1551788 2527935 1544168 2529840 1517498 2532697 1498448 2533650 1482255 2535555 1467015 2537460 1454633 2539365 1440345 2539365 1438440 2539365 1435583 2539365 1432725 2539365 1413675 2541270 1392720 2544127 1371765 2544127 1355573 2543175 1338428 2543175 1320330 2542222 1297470 2542222 1274610 2543175 1249845 2542222 1247940 2542222 1245083 2541270 1242225 2541270 1231748 2537460 1224128 2533650 1212698 2528887 1207935 2532697 1201268 2535555 1196505 2539365 L 1196464 2539447 1209840 2530792 C 1221270 2535554 1229843 2539364 1239368 2543174 1224128 2543174 1207935 2542222 1193648 2541269 L 1194008 2541036 1164120 2536507 C 1151738 2533650 1140308 2531745 1128878 2528887 1118400 2526030 1107923 2524125 1098398 2522220 1088873 2520315 1079348 2519362 1070775 2517457 1062203 2515552 1053630 2514600 1045058 2512695 1010768 2506980 979335 2500312 941235 2486025 916470 2480310 902183 2474595 888848 2470785 883133 2466975 878370 2462212 873608 2457450 862178 2455545 850748 2453640 838365 2450782 820268 2442210 804075 2433637 785978 2424112 780263 2424112 776453 2425065 770738 2425065 751688 2415540 734543 2406967 716445 2397442 713588 2391727 709778 2386012 706920 2380297 706920 2380297 707873 2380297 708825 2379345 719303 2386012 730733 2391727 742163 2397442 753593 2403157 764070 2408872 775500 2415540 779310 2413635 782168 2411730 785025 2409825 766928 2401252 755498 2391727 745973 2384107 736448 2376487 726923 2371725 713588 2369820 686918 2350770 678345 2350770 668820 2344102 655485 2335530 643103 2327910 630720 2319337 600240 2302192 608813 2320290 570713 2293620 563093 2287905 556425 2282190 547853 2274570 549758 2274570 551663 2273617 552615 2272665 561188 2275522 567855 2277427 575475 2279332 559283 2261235 556425 2253615 527850 2229802 518325 2222182 509753 2214562 501180 2207895 492608 2200275 484035 2193607 476415 2185987 470700 2180272 455460 2174557 444983 2160270 428790 2143125 415455 2126932 399263 2109787 L 396126 2099983 386880 2090737 C 376403 2080260 365925 2068830 355448 2056447 353543 2049780 339255 2031682 351638 2039302 346875 2033587 343065 2026920 339255 2022157 L 337780 2019844 323062 2009774 C 311632 1996439 302107 1982152 294487 1968817 286867 1954529 281152 1941194 278295 1930717 L 276390 1930717 C 268770 1917382 261150 1903095 254483 1888807 247815 1874520 240195 1861185 233528 1846897 225908 1830705 218288 1814512 211620 1798320 204953 1782127 198285 1764982 191618 1748790 199238 1759267 205905 1769745 211620 1782127 217335 1794510 223050 1807845 231623 1824037 235433 1829752 236385 1839277 238290 1846897 L 241046 1850938 237654 1833303 228809 1817250 214411 1784874 197332 1756409 C 190665 1737359 183045 1718309 176377 1699259 L 158424 1640674 152529 1623596 C 142540 1590017 133959 1555831 126853 1521108 L 115498 1446707 115417 1448752 C 115417 1453515 115417 1457325 116370 1463992 118275 1475422 120180 1486852 121132 1499235 123037 1511617 124942 1524000 126847 1535430 122085 1526857 120180 1515427 117322 1503997 115417 1491615 113512 1478280 110655 1463992 105892 1463992 104940 1463992 103035 1463992 102082 1453515 101130 1443990 98272 1427797 96367 1420177 93510 1412557 91605 1404937 89700 1397317 87795 1389697 85890 1383030 80175 1376362 75412 1371600 69697 1365885 67792 1365885 66840 1365885 64935 1365885 63030 1360170 61125 1351597 60172 1342072 59220 1332547 58267 1322070 58267 1311592 58267 1291590 59220 1273492 62077 1268730 63030 1263015 63030 1258252 63982 1253490 L 67226 1243037 65649 1219200 C 65887 1207294 66839 1194911 67792 1183957 L 71602 1176814 71602 1172527 C 69697 1178242 66840 1182052 63982 1186815 62077 1183005 59220 1181100 57315 1177290 53505 1171575 54457 1120140 44932 1160145 L 42670 1146572 42075 1147762 C 41122 1160145 39217 1173480 38265 1185862 37312 1198245 35407 1211580 35407 1223962 34455 1233487 33502 1243965 32550 1253490 L 32550 1314449 C 32550 1324927 32550 1335404 33502 1345882 34455 1356359 35407 1366837 35407 1377314 31597 1378267 32550 1413509 26835 1406842 25882 1406842 25882 1406842 24930 1406842 19215 1385887 19215 1367789 19215 1349692 19215 1331594 22072 1313497 19215 1290637 20167 1274444 22072 1260157 23977 1244917 L 32546 1253485 24930 1243965 C 23025 1234440 23025 1223962 23025 1209675 23025 1195387 23977 1178242 24930 1157287 24930 1152525 25882 1147762 25882 1143000 26835 1135380 27787 1126807 28740 1119187 32550 1105852 36360 1089660 40170 1076325 L 45865 1047851 43980 1041082 C 42075 1053465 39217 1064895 37312 1079182 33502 1092517 29692 1108710 25882 1122045 24930 1129665 23977 1138237 23025 1145857 23025 1150620 22072 1155382 22072 1160145 22072 1181100 21120 1198245 20167 1212532 20167 1226820 21120 1237297 22072 1246822 20167 1263015 18262 1277302 17310 1292542 20167 1315402 17310 1333500 17310 1351597 17310 1369695 17310 1387792 23025 1408747 23025 1408747 23977 1408747 24930 1408747 28740 1426845 32550 1443990 37312 1463040 38265 1475422 41122 1486852 43980 1507807 48742 1524000 53505 1539240 58267 1553527 60410 1580673 74876 1623893 80770 1651843 L 82734 1670685 86843 1670685 C 97320 1697355 103988 1711642 107798 1721167 112560 1730692 114465 1737360 115418 1746885 111608 1745932 106845 1736407 101130 1724977 95415 1713547 90653 1700212 85890 1690687 81128 1678305 89700 1712595 84938 1700212 L 76651 1674524 70650 1675447 C 67792 1667827 65887 1660207 63982 1653540 53505 1643062 45885 1621155 41122 1601152 36360 1581150 32550 1562100 26835 1554480 22072 1537335 22072 1519237 25882 1515427 23977 1500187 21120 1484947 19215 1469707 17310 1454467 16357 1439227 14452 1423987 10642 1412557 6832 1403032 3975 1390650 -1740 1325880 -2693 1250632 10642 1213485 11595 1197292 12547 1177290 17310 1167765 15405 1159192 13500 1151572 11595 1143000 13500 1126807 11595 1089660 23025 1074420 23977 1067752 24930 1062990 25882 1058227 27787 1034415 29692 1018222 33502 1002982 40170 989647 48742 967740 53505 962977 58267 973455 46837 1000125 48742 1017270 L 53503 1007964 56362 985718 C 58267 975597 59696 966311 57315 961072 60172 949642 63030 941069 65887 929639 70650 914399 74460 898207 79222 882014 83985 865822 89700 849629 95415 833437 L 96628 832072 103988 793432 C 107798 785812 111608 775334 114465 765809 118275 756284 123038 748664 126848 742949 135420 726757 142088 710564 151613 695324 158280 680084 164948 667702 171615 652462 172568 639127 191618 614362 200190 597217 204953 591502 210668 585787 221145 573404 227813 559117 233528 548639 238290 540067 243053 531494 247815 525779 252578 519112 258293 513397 266865 503872 267818 511492 268770 510539 270675 507682 271628 505777 276390 495299 281153 485774 286868 475297 296393 464819 307823 446722 316395 441007 309966 453151 316932 450829 317199 455339 L 315045 461363 345922 429577 C 348780 423862 354495 417195 361162 409575 367830 402907 375450 396240 381165 390525 L 382889 392440 382118 391477 C 390690 382904 398310 374332 406883 366712 414503 359092 423075 351472 431648 343852 442125 333374 448793 324802 458318 315277 470700 305752 484035 296227 495465 287654 508800 277177 522135 267652 535470 258127 L 559389 241440 575475 226694 C 585000 220979 594525 215264 604050 209549 613575 203834 624052 199072 634530 193357 L 638565 191282 648937 181094 C 654771 176688 661201 172402 665963 168592 673583 162877 679298 160496 684656 159067 L 697880 156023 700252 154304 C 782167 109537 869797 74294 959332 49529 L 968945 47439 995527 38099 C 1001719 36194 1008148 35003 1013863 34408 L 1023424 34327 1026960 33337 C 1097445 17144 1169835 7619 1244130 4762 1262704 5238 1283897 4762 1305804 4524 1327712 4285 1350334 4285 1371765 5714 L 1372993 6635 1405103 2857 C 1415580 4762 1425105 5714 1434630 7619 1444155 9524 1453680 10477 1464158 13334 L 1479392 16797 1463205 12382 C 1453680 10477 1443202 8572 1433677 6667 1424152 4762 1414627 3810 1404150 1905 1404150 1905 1404150 952 1404150 0 Z N"><draw:equation draw:name="f0" draw:formula="1439383*logwidth/2647519"/><draw:equation draw:name="f1" draw:formula="2598425*logheight/2612594"/><draw:equation draw:name="f2" draw:formula="1427010*logwidth/2647519"/><draw:equation draw:name="f3" draw:formula="2605087*logheight/2612594"/><draw:equation draw:name="f4" draw:formula="1427751*logwidth/2647519"/><draw:equation draw:name="f5" draw:formula="2605405*logheight/2612594"/><draw:equation draw:name="f6" draw:formula="1542263*logwidth/2647519"/><draw:equation draw:name="f7" draw:formula="2530792*logheight/2612594"/><draw:equation draw:name="f8" draw:formula="1502258*logwidth/2647519"/><draw:equation draw:name="f9" draw:formula="2540317*logheight/2612594"/><draw:equation draw:name="f10" draw:formula="1442250*logwidth/2647519"/><draw:equation draw:name="f11" draw:formula="2547937*logheight/2612594"/><draw:equation draw:name="f12" draw:formula="1439393*logwidth/2647519"/><draw:equation draw:name="f13" draw:formula="2540317*logheight/2612594"/><draw:equation draw:name="f14" draw:formula="1481303*logwidth/2647519"/><draw:equation draw:name="f15" draw:formula="2536507*logheight/2612594"/><draw:equation draw:name="f16" draw:formula="1542263*logwidth/2647519"/><draw:equation draw:name="f17" draw:formula="2530792*logheight/2612594"/><draw:equation draw:name="f18" draw:formula="1646324*logwidth/2647519"/><draw:equation draw:name="f19" draw:formula="2520821*logheight/2612594"/><draw:equation draw:name="f20" draw:formula="1643880*logwidth/2647519"/><draw:equation draw:name="f21" draw:formula="2521511*logheight/2612594"/><draw:equation draw:name="f22" draw:formula="1645133*logwidth/2647519"/><draw:equation draw:name="f23" draw:formula="2521267*logheight/2612594"/><draw:equation draw:name="f24" draw:formula="899801*logwidth/2647519"/><draw:equation draw:name="f25" draw:formula="2506503*logheight/2612594"/><draw:equation draw:name="f26" draw:formula="942187*logwidth/2647519"/><draw:equation draw:name="f27" draw:formula="2517457*logheight/2612594"/><draw:equation draw:name="f28" draw:formula="960285*logwidth/2647519"/><draw:equation draw:name="f29" draw:formula="2518409*logheight/2612594"/><draw:equation draw:name="f30" draw:formula="1010767*logwidth/2647519"/><draw:equation draw:name="f31" draw:formula="2543175*logheight/2612594"/><draw:equation draw:name="f32" draw:formula="1033627*logwidth/2647519"/><draw:equation draw:name="f33" draw:formula="2547937*logheight/2612594"/><draw:equation draw:name="f34" draw:formula="1035057*logwidth/2647519"/><draw:equation draw:name="f35" draw:formula="2548414*logheight/2612594"/><draw:equation draw:name="f36" draw:formula="1040295*logwidth/2647519"/><draw:equation draw:name="f37" draw:formula="2543175*logheight/2612594"/><draw:equation draw:name="f38" draw:formula="1060297*logwidth/2647519"/><draw:equation draw:name="f39" draw:formula="2548890*logheight/2612594"/><draw:equation draw:name="f40" draw:formula="1080300*logwidth/2647519"/><draw:equation draw:name="f41" draw:formula="2553652*logheight/2612594"/><draw:equation draw:name="f42" draw:formula="1119713*logwidth/2647519"/><draw:equation draw:name="f43" draw:formula="2562818*logheight/2612594"/><draw:equation draw:name="f44" draw:formula="1120305*logwidth/2647519"/><draw:equation draw:name="f45" draw:formula="2562225*logheight/2612594"/><draw:equation draw:name="f46" draw:formula="1166025*logwidth/2647519"/><draw:equation draw:name="f47" draw:formula="2569845*logheight/2612594"/><draw:equation draw:name="f48" draw:formula="1187932*logwidth/2647519"/><draw:equation draw:name="f49" draw:formula="2573655*logheight/2612594"/><draw:equation draw:name="f50" draw:formula="1209840*logwidth/2647519"/><draw:equation draw:name="f51" draw:formula="2575560*logheight/2612594"/><draw:equation draw:name="f52" draw:formula="1254607*logwidth/2647519"/><draw:equation draw:name="f53" draw:formula="2577465*logheight/2612594"/><draw:equation draw:name="f54" draw:formula="1315567*logwidth/2647519"/><draw:equation draw:name="f55" draw:formula="2576512*logheight/2612594"/><draw:equation draw:name="f56" draw:formula="1318213*logwidth/2647519"/><draw:equation draw:name="f57" draw:formula="2576512*logheight/2612594"/><draw:equation draw:name="f58" draw:formula="1324140*logwidth/2647519"/><draw:equation draw:name="f59" draw:formula="2573178*logheight/2612594"/><draw:equation draw:name="f60" draw:formula="1337475*logwidth/2647519"/><draw:equation draw:name="f61" draw:formula="2568892*logheight/2612594"/><draw:equation draw:name="f62" draw:formula="1351048*logwidth/2647519"/><draw:equation draw:name="f63" draw:formula="2568654*logheight/2612594"/><draw:equation draw:name="f64" draw:formula="1360335*logwidth/2647519"/><draw:equation draw:name="f65" draw:formula="2569844*logheight/2612594"/><draw:equation draw:name="f66" draw:formula="1362835*logwidth/2647519"/><draw:equation draw:name="f67" draw:formula="2576512*logheight/2612594"/><draw:equation draw:name="f68" draw:formula="1384147*logwidth/2647519"/><draw:equation draw:name="f69" draw:formula="2576512*logheight/2612594"/><draw:equation draw:name="f70" draw:formula="1377480*logwidth/2647519"/><draw:equation draw:name="f71" draw:formula="2586037*logheight/2612594"/><draw:equation draw:name="f72" draw:formula="1373670*logwidth/2647519"/><draw:equation draw:name="f73" draw:formula="2590800*logheight/2612594"/><draw:equation draw:name="f74" draw:formula="1361287*logwidth/2647519"/><draw:equation draw:name="f75" draw:formula="2596515*logheight/2612594"/><draw:equation draw:name="f76" draw:formula="1338427*logwidth/2647519"/><draw:equation draw:name="f77" draw:formula="2596515*logheight/2612594"/><draw:equation draw:name="f78" draw:formula="1308900*logwidth/2647519"/><draw:equation draw:name="f79" draw:formula="2594610*logheight/2612594"/><draw:equation draw:name="f80" draw:formula="1245082*logwidth/2647519"/><draw:equation draw:name="f81" draw:formula="2592705*logheight/2612594"/><draw:equation draw:name="f82" draw:formula="1197457*logwidth/2647519"/><draw:equation draw:name="f83" draw:formula="2588895*logheight/2612594"/><draw:equation draw:name="f84" draw:formula="1155547*logwidth/2647519"/><draw:equation draw:name="f85" draw:formula="2583180*logheight/2612594"/><draw:equation draw:name="f86" draw:formula="1113637*logwidth/2647519"/><draw:equation draw:name="f87" draw:formula="2576512*logheight/2612594"/><draw:equation draw:name="f88" draw:formula="1049820*logwidth/2647519"/><draw:equation draw:name="f89" draw:formula="2566987*logheight/2612594"/><draw:equation draw:name="f90" draw:formula="1000290*logwidth/2647519"/><draw:equation draw:name="f91" draw:formula="2550795*logheight/2612594"/><draw:equation draw:name="f92" draw:formula="1000863*logwidth/2647519"/><draw:equation draw:name="f93" draw:formula="2550379*logheight/2612594"/><draw:equation draw:name="f94" draw:formula="971715*logwidth/2647519"/><draw:equation draw:name="f95" draw:formula="2541270*logheight/2612594"/><draw:equation draw:name="f96" draw:formula="945997*logwidth/2647519"/><draw:equation draw:name="f97" draw:formula="2529840*logheight/2612594"/><draw:equation draw:name="f98" draw:formula="916470*logwidth/2647519"/><draw:equation draw:name="f99" draw:formula="2520315*logheight/2612594"/><draw:equation draw:name="f100" draw:formula="885990*logwidth/2647519"/><draw:equation draw:name="f101" draw:formula="2509837*logheight/2612594"/><draw:equation draw:name="f102" draw:formula="899801*logwidth/2647519"/><draw:equation draw:name="f103" draw:formula="2506503*logheight/2612594"/><draw:equation draw:name="f104" draw:formula="1460492*logwidth/2647519"/><draw:equation draw:name="f105" draw:formula="2486082*logheight/2612594"/><draw:equation draw:name="f106" draw:formula="1445939*logwidth/2647519"/><draw:equation draw:name="f107" draw:formula="2488303*logheight/2612594"/><draw:equation draw:name="f108" draw:formula="1345293*logwidth/2647519"/><draw:equation draw:name="f109" draw:formula="2493385*logheight/2612594"/><draw:equation draw:name="f110" draw:formula="1378432*logwidth/2647519"/><draw:equation draw:name="f111" draw:formula="2497454*logheight/2612594"/><draw:equation draw:name="f112" draw:formula="1387005*logwidth/2647519"/><draw:equation draw:name="f113" draw:formula="2495549*logheight/2612594"/><draw:equation draw:name="f114" draw:formula="1446060*logwidth/2647519"/><draw:equation draw:name="f115" draw:formula="2488882*logheight/2612594"/><draw:equation draw:name="f116" draw:formula="1455778*logwidth/2647519"/><draw:equation draw:name="f117" draw:formula="2486992*logheight/2612594"/><draw:equation draw:name="f118" draw:formula="1550918*logwidth/2647519"/><draw:equation draw:name="f119" draw:formula="2472281*logheight/2612594"/><draw:equation draw:name="f120" draw:formula="1501488*logwidth/2647519"/><draw:equation draw:name="f121" draw:formula="2479825*logheight/2612594"/><draw:equation draw:name="f122" draw:formula="1518450*logwidth/2647519"/><draw:equation draw:name="f123" draw:formula="2480309*logheight/2612594"/><draw:equation draw:name="f124" draw:formula="1542858*logwidth/2647519"/><draw:equation draw:name="f125" draw:formula="2475785*logheight/2612594"/><draw:equation draw:name="f126" draw:formula="1731355*logwidth/2647519"/><draw:equation draw:name="f127" draw:formula="2470078*logheight/2612594"/><draw:equation draw:name="f128" draw:formula="1576323*logwidth/2647519"/><draw:equation draw:name="f129" draw:formula="2511364*logheight/2612594"/><draw:equation draw:name="f130" draw:formula="1654777*logwidth/2647519"/><draw:equation draw:name="f131" draw:formula="2493883*logheight/2612594"/><draw:equation draw:name="f132" draw:formula="737400*logwidth/2647519"/><draw:equation draw:name="f133" draw:formula="2450782*logheight/2612594"/><draw:equation draw:name="f134" draw:formula="846937*logwidth/2647519"/><draw:equation draw:name="f135" draw:formula="2497454*logheight/2612594"/><draw:equation draw:name="f136" draw:formula="885990*logwidth/2647519"/><draw:equation draw:name="f137" draw:formula="2509837*logheight/2612594"/><draw:equation draw:name="f138" draw:formula="915517*logwidth/2647519"/><draw:equation draw:name="f139" draw:formula="2520314*logheight/2612594"/><draw:equation draw:name="f140" draw:formula="945045*logwidth/2647519"/><draw:equation draw:name="f141" draw:formula="2529839*logheight/2612594"/><draw:equation draw:name="f142" draw:formula="970762*logwidth/2647519"/><draw:equation draw:name="f143" draw:formula="2541269*logheight/2612594"/><draw:equation draw:name="f144" draw:formula="965047*logwidth/2647519"/><draw:equation draw:name="f145" draw:formula="2546032*logheight/2612594"/><draw:equation draw:name="f146" draw:formula="949807*logwidth/2647519"/><draw:equation draw:name="f147" draw:formula="2543174*logheight/2612594"/><draw:equation draw:name="f148" draw:formula="895515*logwidth/2647519"/><draw:equation draw:name="f149" draw:formula="2523172*logheight/2612594"/><draw:equation draw:name="f150" draw:formula="868845*logwidth/2647519"/><draw:equation draw:name="f151" draw:formula="2512694*logheight/2612594"/><draw:equation draw:name="f152" draw:formula="842175*logwidth/2647519"/><draw:equation draw:name="f153" draw:formula="2501264*logheight/2612594"/><draw:equation draw:name="f154" draw:formula="806932*logwidth/2647519"/><draw:equation draw:name="f155" draw:formula="2488882*logheight/2612594"/><draw:equation draw:name="f156" draw:formula="776452*logwidth/2647519"/><draw:equation draw:name="f157" draw:formula="2475547*logheight/2612594"/><draw:equation draw:name="f158" draw:formula="752640*logwidth/2647519"/><draw:equation draw:name="f159" draw:formula="2463164*logheight/2612594"/><draw:equation draw:name="f160" draw:formula="737400*logwidth/2647519"/><draw:equation draw:name="f161" draw:formula="2450782*logheight/2612594"/><draw:equation draw:name="f162" draw:formula="782168*logwidth/2647519"/><draw:equation draw:name="f163" draw:formula="2426970*logheight/2612594"/><draw:equation draw:name="f164" draw:formula="834555*logwidth/2647519"/><draw:equation draw:name="f165" draw:formula="2453640*logheight/2612594"/><draw:equation draw:name="f166" draw:formula="827888*logwidth/2647519"/><draw:equation draw:name="f167" draw:formula="2457450*logheight/2612594"/><draw:equation draw:name="f168" draw:formula="766928*logwidth/2647519"/><draw:equation draw:name="f169" draw:formula="2427922*logheight/2612594"/><draw:equation draw:name="f170" draw:formula="782168*logwidth/2647519"/><draw:equation draw:name="f171" draw:formula="2426970*logheight/2612594"/><draw:equation draw:name="f172" draw:formula="588810*logwidth/2647519"/><draw:equation draw:name="f173" draw:formula="2362200*logheight/2612594"/><draw:equation draw:name="f174" draw:formula="653580*logwidth/2647519"/><draw:equation draw:name="f175" draw:formula="2398395*logheight/2612594"/><draw:equation draw:name="f176" draw:formula="666915*logwidth/2647519"/><draw:equation draw:name="f177" draw:formula="2413635*logheight/2612594"/><draw:equation draw:name="f178" draw:formula="636435*logwidth/2647519"/><draw:equation draw:name="f179" draw:formula="2397442*logheight/2612594"/><draw:equation draw:name="f180" draw:formula="613575*logwidth/2647519"/><draw:equation draw:name="f181" draw:formula="2383155*logheight/2612594"/><draw:equation draw:name="f182" draw:formula="588810*logwidth/2647519"/><draw:equation draw:name="f183" draw:formula="2362200*logheight/2612594"/><draw:equation draw:name="f184" draw:formula="702387*logwidth/2647519"/><draw:equation draw:name="f185" draw:formula="2337759*logheight/2612594"/><draw:equation draw:name="f186" draw:formula="702396*logwidth/2647519"/><draw:equation draw:name="f187" draw:formula="2338030*logheight/2612594"/><draw:equation draw:name="f188" draw:formula="705613*logwidth/2647519"/><draw:equation draw:name="f189" draw:formula="2341924*logheight/2612594"/><draw:equation draw:name="f190" draw:formula="705967*logwidth/2647519"/><draw:equation draw:name="f191" draw:formula="2340292*logheight/2612594"/><draw:equation draw:name="f192" draw:formula="2093409*logwidth/2647519"/><draw:equation draw:name="f193" draw:formula="2275234*logheight/2612594"/><draw:equation draw:name="f194" draw:formula="2089950*logwidth/2647519"/><draw:equation draw:name="f195" draw:formula="2275522*logheight/2612594"/><draw:equation draw:name="f196" draw:formula="2032800*logwidth/2647519"/><draw:equation draw:name="f197" draw:formula="2316480*logheight/2612594"/><draw:equation draw:name="f198" draw:formula="1976602*logwidth/2647519"/><draw:equation draw:name="f199" draw:formula="2346960*logheight/2612594"/><draw:equation draw:name="f200" draw:formula="1936597*logwidth/2647519"/><draw:equation draw:name="f201" draw:formula="2370772*logheight/2612594"/><draw:equation draw:name="f202" draw:formula="1914690*logwidth/2647519"/><draw:equation draw:name="f203" draw:formula="2380297*logheight/2612594"/><draw:equation draw:name="f204" draw:formula="1891830*logwidth/2647519"/><draw:equation draw:name="f205" draw:formula="2389822*logheight/2612594"/><draw:equation draw:name="f206" draw:formula="1864207*logwidth/2647519"/><draw:equation draw:name="f207" draw:formula="2404110*logheight/2612594"/><draw:equation draw:name="f208" draw:formula="1843252*logwidth/2647519"/><draw:equation draw:name="f209" draw:formula="2416492*logheight/2612594"/><draw:equation draw:name="f210" draw:formula="1812772*logwidth/2647519"/><draw:equation draw:name="f211" draw:formula="2428875*logheight/2612594"/><draw:equation draw:name="f212" draw:formula="1781340*logwidth/2647519"/><draw:equation draw:name="f213" draw:formula="2440305*logheight/2612594"/><draw:equation draw:name="f214" draw:formula="1772767*logwidth/2647519"/><draw:equation draw:name="f215" draw:formula="2448877*logheight/2612594"/><draw:equation draw:name="f216" draw:formula="1759432*logwidth/2647519"/><draw:equation draw:name="f217" draw:formula="2453640*logheight/2612594"/><draw:equation draw:name="f218" draw:formula="1726095*logwidth/2647519"/><draw:equation draw:name="f219" draw:formula="2459355*logheight/2612594"/><draw:equation draw:name="f220" draw:formula="1683232*logwidth/2647519"/><draw:equation draw:name="f221" draw:formula="2472690*logheight/2612594"/><draw:equation draw:name="f222" draw:formula="1644180*logwidth/2647519"/><draw:equation draw:name="f223" draw:formula="2485072*logheight/2612594"/><draw:equation draw:name="f224" draw:formula="1601317*logwidth/2647519"/><draw:equation draw:name="f225" draw:formula="2497455*logheight/2612594"/><draw:equation draw:name="f226" draw:formula="1547977*logwidth/2647519"/><draw:equation draw:name="f227" draw:formula="2510790*logheight/2612594"/><draw:equation draw:name="f228" draw:formula="1472730*logwidth/2647519"/><draw:equation draw:name="f229" draw:formula="2523172*logheight/2612594"/><draw:equation draw:name="f230" draw:formula="1470825*logwidth/2647519"/><draw:equation draw:name="f231" draw:formula="2526030*logheight/2612594"/><draw:equation draw:name="f232" draw:formula="1434646*logwidth/2647519"/><draw:equation draw:name="f233" draw:formula="2535075*logheight/2612594"/><draw:equation draw:name="f234" draw:formula="1435583*logwidth/2647519"/><draw:equation draw:name="f235" draw:formula="2535555*logheight/2612594"/><draw:equation draw:name="f236" draw:formula="1475761*logwidth/2647519"/><draw:equation draw:name="f237" draw:formula="2525510*logheight/2612594"/><draw:equation draw:name="f238" draw:formula="1476540*logwidth/2647519"/><draw:equation draw:name="f239" draw:formula="2523172*logheight/2612594"/><draw:equation draw:name="f240" draw:formula="1551788*logwidth/2647519"/><draw:equation draw:name="f241" draw:formula="2510790*logheight/2612594"/><draw:equation draw:name="f242" draw:formula="1605128*logwidth/2647519"/><draw:equation draw:name="f243" draw:formula="2497455*logheight/2612594"/><draw:equation draw:name="f244" draw:formula="1647990*logwidth/2647519"/><draw:equation draw:name="f245" draw:formula="2485072*logheight/2612594"/><draw:equation draw:name="f246" draw:formula="1687043*logwidth/2647519"/><draw:equation draw:name="f247" draw:formula="2472690*logheight/2612594"/><draw:equation draw:name="f248" draw:formula="1729905*logwidth/2647519"/><draw:equation draw:name="f249" draw:formula="2459355*logheight/2612594"/><draw:equation draw:name="f250" draw:formula="1763243*logwidth/2647519"/><draw:equation draw:name="f251" draw:formula="2453640*logheight/2612594"/><draw:equation draw:name="f252" draw:formula="1740675*logwidth/2647519"/><draw:equation draw:name="f253" draw:formula="2467181*logheight/2612594"/><draw:equation draw:name="f254" draw:formula="1741335*logwidth/2647519"/><draw:equation draw:name="f255" draw:formula="2466975*logheight/2612594"/><draw:equation draw:name="f256" draw:formula="1765148*logwidth/2647519"/><draw:equation draw:name="f257" draw:formula="2452687*logheight/2612594"/><draw:equation draw:name="f258" draw:formula="1778483*logwidth/2647519"/><draw:equation draw:name="f259" draw:formula="2447925*logheight/2612594"/><draw:equation draw:name="f260" draw:formula="1779371*logwidth/2647519"/><draw:equation draw:name="f261" draw:formula="2447679*logheight/2612594"/><draw:equation draw:name="f262" draw:formula="1785150*logwidth/2647519"/><draw:equation draw:name="f263" draw:formula="2441257*logheight/2612594"/><draw:equation draw:name="f264" draw:formula="1816583*logwidth/2647519"/><draw:equation draw:name="f265" draw:formula="2429827*logheight/2612594"/><draw:equation draw:name="f266" draw:formula="1847063*logwidth/2647519"/><draw:equation draw:name="f267" draw:formula="2417445*logheight/2612594"/><draw:equation draw:name="f268" draw:formula="1868018*logwidth/2647519"/><draw:equation draw:name="f269" draw:formula="2405062*logheight/2612594"/><draw:equation draw:name="f270" draw:formula="1895640*logwidth/2647519"/><draw:equation draw:name="f271" draw:formula="2390775*logheight/2612594"/><draw:equation draw:name="f272" draw:formula="1918500*logwidth/2647519"/><draw:equation draw:name="f273" draw:formula="2381250*logheight/2612594"/><draw:equation draw:name="f274" draw:formula="1934176*logwidth/2647519"/><draw:equation draw:name="f275" draw:formula="2374435*logheight/2612594"/><draw:equation draw:name="f276" draw:formula="1942313*logwidth/2647519"/><draw:equation draw:name="f277" draw:formula="2368867*logheight/2612594"/><draw:equation draw:name="f278" draw:formula="1982318*logwidth/2647519"/><draw:equation draw:name="f279" draw:formula="2345055*logheight/2612594"/><draw:equation draw:name="f280" draw:formula="2038515*logwidth/2647519"/><draw:equation draw:name="f281" draw:formula="2314575*logheight/2612594"/><draw:equation draw:name="f282" draw:formula="460060*logwidth/2647519"/><draw:equation draw:name="f283" draw:formula="2262062*logheight/2612594"/><draw:equation draw:name="f284" draw:formula="463676*logwidth/2647519"/><draw:equation draw:name="f285" draw:formula="2265164*logheight/2612594"/><draw:equation draw:name="f286" draw:formula="464911*logwidth/2647519"/><draw:equation draw:name="f287" draw:formula="2265793*logheight/2612594"/><draw:equation draw:name="f288" draw:formula="2099802*logwidth/2647519"/><draw:equation draw:name="f289" draw:formula="2237197*logheight/2612594"/><draw:equation draw:name="f290" draw:formula="2099475*logwidth/2647519"/><draw:equation draw:name="f291" draw:formula="2237422*logheight/2612594"/><draw:equation draw:name="f292" draw:formula="2099475*logwidth/2647519"/><draw:equation draw:name="f293" draw:formula="2237694*logheight/2612594"/><draw:equation draw:name="f294" draw:formula="2100989*logwidth/2647519"/><draw:equation draw:name="f295" draw:formula="2237910*logheight/2612594"/><draw:equation draw:name="f296" draw:formula="2101380*logwidth/2647519"/><draw:equation draw:name="f297" draw:formula="2237422*logheight/2612594"/><draw:equation draw:name="f298" draw:formula="2120380*logwidth/2647519"/><draw:equation draw:name="f299" draw:formula="2222979*logheight/2612594"/><draw:equation draw:name="f300" draw:formula="2114756*logwidth/2647519"/><draw:equation draw:name="f301" draw:formula="2226864*logheight/2612594"/><draw:equation draw:name="f302" draw:formula="2113762*logwidth/2647519"/><draw:equation draw:name="f303" draw:formula="2227897*logheight/2612594"/><draw:equation draw:name="f304" draw:formula="2117618*logwidth/2647519"/><draw:equation draw:name="f305" draw:formula="2225429*logheight/2612594"/><draw:equation draw:name="f306" draw:formula="382287*logwidth/2647519"/><draw:equation draw:name="f307" draw:formula="2175002*logheight/2612594"/><draw:equation draw:name="f308" draw:formula="418261*logwidth/2647519"/><draw:equation draw:name="f309" draw:formula="2217358*logheight/2612594"/><draw:equation draw:name="f310" draw:formula="389737*logwidth/2647519"/><draw:equation draw:name="f311" draw:formula="2183129*logheight/2612594"/><draw:equation draw:name="f312" draw:formula="2187820*logwidth/2647519"/><draw:equation draw:name="f313" draw:formula="2174974*logheight/2612594"/><draw:equation draw:name="f314" draw:formula="2187735*logwidth/2647519"/><draw:equation draw:name="f315" draw:formula="2175004*logheight/2612594"/><draw:equation draw:name="f316" draw:formula="2187105*logwidth/2647519"/><draw:equation draw:name="f317" draw:formula="2179320*logheight/2612594"/><draw:equation draw:name="f318" draw:formula="2171865*logwidth/2647519"/><draw:equation draw:name="f319" draw:formula="2196465*logheight/2612594"/><draw:equation draw:name="f320" draw:formula="2153767*logwidth/2647519"/><draw:equation draw:name="f321" draw:formula="2216467*logheight/2612594"/><draw:equation draw:name="f322" draw:formula="2154858*logwidth/2647519"/><draw:equation draw:name="f323" draw:formula="2216216*logheight/2612594"/><draw:equation draw:name="f324" draw:formula="2171865*logwidth/2647519"/><draw:equation draw:name="f325" draw:formula="2197417*logheight/2612594"/><draw:equation draw:name="f326" draw:formula="2187105*logwidth/2647519"/><draw:equation draw:name="f327" draw:formula="2180272*logheight/2612594"/><draw:equation draw:name="f328" draw:formula="2187820*logwidth/2647519"/><draw:equation draw:name="f329" draw:formula="2174974*logheight/2612594"/><draw:equation draw:name="f330" draw:formula="475386*logwidth/2647519"/><draw:equation draw:name="f331" draw:formula="2153525*logheight/2612594"/><draw:equation draw:name="f332" draw:formula="477272*logwidth/2647519"/><draw:equation draw:name="f333" draw:formula="2155822*logheight/2612594"/><draw:equation draw:name="f334" draw:formula="477367*logwidth/2647519"/><draw:equation draw:name="f335" draw:formula="2155507*logheight/2612594"/><draw:equation draw:name="f336" draw:formula="334493*logwidth/2647519"/><draw:equation draw:name="f337" draw:formula="2131694*logheight/2612594"/><draw:equation draw:name="f338" draw:formula="359258*logwidth/2647519"/><draw:equation draw:name="f339" draw:formula="2147887*logheight/2612594"/><draw:equation draw:name="f340" draw:formula="360474*logwidth/2647519"/><draw:equation draw:name="f341" draw:formula="2149319*logheight/2612594"/><draw:equation draw:name="f342" draw:formula="371759*logwidth/2647519"/><draw:equation draw:name="f343" draw:formula="2151816*logheight/2612594"/><draw:equation draw:name="f344" draw:formula="397357*logwidth/2647519"/><draw:equation draw:name="f345" draw:formula="2175509*logheight/2612594"/><draw:equation draw:name="f346" draw:formula="432600*logwidth/2647519"/><draw:equation draw:name="f347" draw:formula="2204084*logheight/2612594"/><draw:equation draw:name="f348" draw:formula="447840*logwidth/2647519"/><draw:equation draw:name="f349" draw:formula="2225039*logheight/2612594"/><draw:equation draw:name="f350" draw:formula="456412*logwidth/2647519"/><draw:equation draw:name="f351" draw:formula="2235517*logheight/2612594"/><draw:equation draw:name="f352" draw:formula="492607*logwidth/2647519"/><draw:equation draw:name="f353" draw:formula="2265997*logheight/2612594"/><draw:equation draw:name="f354" draw:formula="482130*logwidth/2647519"/><draw:equation draw:name="f355" draw:formula="2274569*logheight/2612594"/><draw:equation draw:name="f356" draw:formula="448422*logwidth/2647519"/><draw:equation draw:name="f357" draw:formula="2237115*logheight/2612594"/><draw:equation draw:name="f358" draw:formula="446888*logwidth/2647519"/><draw:equation draw:name="f359" draw:formula="2237422*logheight/2612594"/><draw:equation draw:name="f360" draw:formula="478787*logwidth/2647519"/><draw:equation draw:name="f361" draw:formula="2272865*logheight/2612594"/><draw:equation draw:name="f362" draw:formula="482130*logwidth/2647519"/><draw:equation draw:name="f363" draw:formula="2274569*logheight/2612594"/><draw:equation draw:name="f364" draw:formula="492608*logwidth/2647519"/><draw:equation draw:name="f365" draw:formula="2265997*logheight/2612594"/><draw:equation draw:name="f366" draw:formula="583095*logwidth/2647519"/><draw:equation draw:name="f367" draw:formula="2337434*logheight/2612594"/><draw:equation draw:name="f368" draw:formula="564998*logwidth/2647519"/><draw:equation draw:name="f369" draw:formula="2343149*logheight/2612594"/><draw:equation draw:name="f370" draw:formula="571665*logwidth/2647519"/><draw:equation draw:name="f371" draw:formula="2347912*logheight/2612594"/><draw:equation draw:name="f372" draw:formula="544995*logwidth/2647519"/><draw:equation draw:name="f373" draw:formula="2348864*logheight/2612594"/><draw:equation draw:name="f374" draw:formula="527850*logwidth/2647519"/><draw:equation draw:name="f375" draw:formula="2337434*logheight/2612594"/><draw:equation draw:name="f376" draw:formula="511658*logwidth/2647519"/><draw:equation draw:name="f377" draw:formula="2325052*logheight/2612594"/><draw:equation draw:name="f378" draw:formula="471653*logwidth/2647519"/><draw:equation draw:name="f379" draw:formula="2291714*logheight/2612594"/><draw:equation draw:name="f380" draw:formula="434505*logwidth/2647519"/><draw:equation draw:name="f381" draw:formula="2258377*logheight/2612594"/><draw:equation draw:name="f382" draw:formula="400215*logwidth/2647519"/><draw:equation draw:name="f383" draw:formula="2225039*logheight/2612594"/><draw:equation draw:name="f384" draw:formula="384023*logwidth/2647519"/><draw:equation draw:name="f385" draw:formula="2208847*logheight/2612594"/><draw:equation draw:name="f386" draw:formula="368783*logwidth/2647519"/><draw:equation draw:name="f387" draw:formula="2191702*logheight/2612594"/><draw:equation draw:name="f388" draw:formula="374498*logwidth/2647519"/><draw:equation draw:name="f389" draw:formula="2184082*logheight/2612594"/><draw:equation draw:name="f390" draw:formula="393548*logwidth/2647519"/><draw:equation draw:name="f391" draw:formula="2201227*logheight/2612594"/><draw:equation draw:name="f392" draw:formula="414503*logwidth/2647519"/><draw:equation draw:name="f393" draw:formula="2217419*logheight/2612594"/><draw:equation draw:name="f394" draw:formula="440220*logwidth/2647519"/><draw:equation draw:name="f395" draw:formula="2245042*logheight/2612594"/><draw:equation draw:name="f396" draw:formula="442406*logwidth/2647519"/><draw:equation draw:name="f397" draw:formula="2246917*logheight/2612594"/><draw:equation draw:name="f398" draw:formula="414503*logwidth/2647519"/><draw:equation draw:name="f399" draw:formula="2217419*logheight/2612594"/><draw:equation draw:name="f400" draw:formula="394500*logwidth/2647519"/><draw:equation draw:name="f401" draw:formula="2201227*logheight/2612594"/><draw:equation draw:name="f402" draw:formula="375450*logwidth/2647519"/><draw:equation draw:name="f403" draw:formula="2184082*logheight/2612594"/><draw:equation draw:name="f404" draw:formula="354495*logwidth/2647519"/><draw:equation draw:name="f405" draw:formula="2158364*logheight/2612594"/><draw:equation draw:name="f406" draw:formula="334493*logwidth/2647519"/><draw:equation draw:name="f407" draw:formula="2131694*logheight/2612594"/><draw:equation draw:name="f408" draw:formula="2432850*logwidth/2647519"/><draw:equation draw:name="f409" draw:formula="1980247*logheight/2612594"/><draw:equation draw:name="f410" draw:formula="2432367*logwidth/2647519"/><draw:equation draw:name="f411" draw:formula="1980454*logheight/2612594"/><draw:equation draw:name="f412" draw:formula="2421964*logwidth/2647519"/><draw:equation draw:name="f413" draw:formula="2005422*logheight/2612594"/><draw:equation draw:name="f414" draw:formula="2422850*logwidth/2647519"/><draw:equation draw:name="f415" draw:formula="1860918*logheight/2612594"/><draw:equation draw:name="f416" draw:formula="2397608*logwidth/2647519"/><draw:equation draw:name="f417" draw:formula="1897379*logheight/2612594"/><draw:equation draw:name="f418" draw:formula="2385225*logwidth/2647519"/><draw:equation draw:name="f419" draw:formula="1920239*logheight/2612594"/><draw:equation draw:name="f420" draw:formula="2372843*logwidth/2647519"/><draw:equation draw:name="f421" draw:formula="1941194*logheight/2612594"/><draw:equation draw:name="f422" draw:formula="2343315*logwidth/2647519"/><draw:equation draw:name="f423" draw:formula="1980247*logheight/2612594"/><draw:equation draw:name="f424" draw:formula="2317598*logwidth/2647519"/><draw:equation draw:name="f425" draw:formula="2019299*logheight/2612594"/><draw:equation draw:name="f426" draw:formula="2294738*logwidth/2647519"/><draw:equation draw:name="f427" draw:formula="2050732*logheight/2612594"/><draw:equation draw:name="f428" draw:formula="2292832*logwidth/2647519"/><draw:equation draw:name="f429" draw:formula="2051897*logheight/2612594"/><draw:equation draw:name="f430" draw:formula="2291272*logwidth/2647519"/><draw:equation draw:name="f431" draw:formula="2054208*logheight/2612594"/><draw:equation draw:name="f432" draw:formula="2293785*logwidth/2647519"/><draw:equation draw:name="f433" draw:formula="2052637*logheight/2612594"/><draw:equation draw:name="f434" draw:formula="2316645*logwidth/2647519"/><draw:equation draw:name="f435" draw:formula="2021205*logheight/2612594"/><draw:equation draw:name="f436" draw:formula="2342363*logwidth/2647519"/><draw:equation draw:name="f437" draw:formula="1982152*logheight/2612594"/><draw:equation draw:name="f438" draw:formula="2371890*logwidth/2647519"/><draw:equation draw:name="f439" draw:formula="1943100*logheight/2612594"/><draw:equation draw:name="f440" draw:formula="2384273*logwidth/2647519"/><draw:equation draw:name="f441" draw:formula="1922145*logheight/2612594"/><draw:equation draw:name="f442" draw:formula="2396655*logwidth/2647519"/><draw:equation draw:name="f443" draw:formula="1899285*logheight/2612594"/><draw:equation draw:name="f444" draw:formula="2422373*logwidth/2647519"/><draw:equation draw:name="f445" draw:formula="1862137*logheight/2612594"/><draw:equation draw:name="f446" draw:formula="2521433*logwidth/2647519"/><draw:equation draw:name="f447" draw:formula="1847850*logheight/2612594"/><draw:equation draw:name="f448" draw:formula="2509050*logwidth/2647519"/><draw:equation draw:name="f449" draw:formula="1884997*logheight/2612594"/><draw:equation draw:name="f450" draw:formula="2487143*logwidth/2647519"/><draw:equation draw:name="f451" draw:formula="1925002*logheight/2612594"/><draw:equation draw:name="f452" draw:formula="2465235*logwidth/2647519"/><draw:equation draw:name="f453" draw:formula="1965960*logheight/2612594"/><draw:equation draw:name="f454" draw:formula="2445233*logwidth/2647519"/><draw:equation draw:name="f455" draw:formula="1991677*logheight/2612594"/><draw:equation draw:name="f456" draw:formula="2458568*logwidth/2647519"/><draw:equation draw:name="f457" draw:formula="1965007*logheight/2612594"/><draw:equation draw:name="f458" draw:formula="2469998*logwidth/2647519"/><draw:equation draw:name="f459" draw:formula="1938337*logheight/2612594"/><draw:equation draw:name="f460" draw:formula="2478570*logwidth/2647519"/><draw:equation draw:name="f461" draw:formula="1924050*logheight/2612594"/><draw:equation draw:name="f462" draw:formula="2490000*logwidth/2647519"/><draw:equation draw:name="f463" draw:formula="1905000*logheight/2612594"/><draw:equation draw:name="f464" draw:formula="2500478*logwidth/2647519"/><draw:equation draw:name="f465" draw:formula="1885950*logheight/2612594"/><draw:equation draw:name="f466" draw:formula="2521433*logwidth/2647519"/><draw:equation draw:name="f467" draw:formula="1847850*logheight/2612594"/><draw:equation draw:name="f468" draw:formula="2459780*logwidth/2647519"/><draw:equation draw:name="f469" draw:formula="1766202*logheight/2612594"/><draw:equation draw:name="f470" draw:formula="2436660*logwidth/2647519"/><draw:equation draw:name="f471" draw:formula="1806892*logheight/2612594"/><draw:equation draw:name="f472" draw:formula="2436235*logwidth/2647519"/><draw:equation draw:name="f473" draw:formula="1807870*logheight/2612594"/><draw:equation draw:name="f474" draw:formula="2459520*logwidth/2647519"/><draw:equation draw:name="f475" draw:formula="1766887*logheight/2612594"/><draw:equation draw:name="f476" draw:formula="2472460*logwidth/2647519"/><draw:equation draw:name="f477" draw:formula="1674043*logheight/2612594"/><draw:equation draw:name="f478" draw:formula="2444672*logwidth/2647519"/><draw:equation draw:name="f479" draw:formula="1749965*logheight/2612594"/><draw:equation draw:name="f480" draw:formula="2386218*logwidth/2647519"/><draw:equation draw:name="f481" draw:formula="1869449*logheight/2612594"/><draw:equation draw:name="f482" draw:formula="2377660*logwidth/2647519"/><draw:equation draw:name="f483" draw:formula="1882980*logheight/2612594"/><draw:equation draw:name="f484" draw:formula="2377605*logwidth/2647519"/><draw:equation draw:name="f485" draw:formula="1883092*logheight/2612594"/><draw:equation draw:name="f486" draw:formula="2357602*logwidth/2647519"/><draw:equation draw:name="f487" draw:formula="1917382*logheight/2612594"/><draw:equation draw:name="f488" draw:formula="2337600*logwidth/2647519"/><draw:equation draw:name="f489" draw:formula="1954530*logheight/2612594"/><draw:equation draw:name="f490" draw:formula="2314740*logwidth/2647519"/><draw:equation draw:name="f491" draw:formula="1983105*logheight/2612594"/><draw:equation draw:name="f492" draw:formula="2295690*logwidth/2647519"/><draw:equation draw:name="f493" draw:formula="2015490*logheight/2612594"/><draw:equation draw:name="f494" draw:formula="2183295*logwidth/2647519"/><draw:equation draw:name="f495" draw:formula="2142172*logheight/2612594"/><draw:equation draw:name="f496" draw:formula="2146147*logwidth/2647519"/><draw:equation draw:name="f497" draw:formula="2173605*logheight/2612594"/><draw:equation draw:name="f498" draw:formula="2142583*logwidth/2647519"/><draw:equation draw:name="f499" draw:formula="2176315*logheight/2612594"/><draw:equation draw:name="f500" draw:formula="2141046*logwidth/2647519"/><draw:equation draw:name="f501" draw:formula="2177871*logheight/2612594"/><draw:equation draw:name="f502" draw:formula="2125512*logwidth/2647519"/><draw:equation draw:name="f503" draw:formula="2190534*logheight/2612594"/><draw:equation draw:name="f504" draw:formula="2112810*logwidth/2647519"/><draw:equation draw:name="f505" draw:formula="2205037*logheight/2612594"/><draw:equation draw:name="f506" draw:formula="2066137*logwidth/2647519"/><draw:equation draw:name="f507" draw:formula="2240280*logheight/2612594"/><draw:equation draw:name="f508" draw:formula="2058824*logwidth/2647519"/><draw:equation draw:name="f509" draw:formula="2244900*logheight/2612594"/><draw:equation draw:name="f510" draw:formula="2038960*logwidth/2647519"/><draw:equation draw:name="f511" draw:formula="2261093*logheight/2612594"/><draw:equation draw:name="f512" draw:formula="2036092*logwidth/2647519"/><draw:equation draw:name="f513" draw:formula="2262956*logheight/2612594"/><draw:equation draw:name="f514" draw:formula="2031847*logwidth/2647519"/><draw:equation draw:name="f515" draw:formula="2266950*logheight/2612594"/><draw:equation draw:name="f516" draw:formula="1994700*logwidth/2647519"/><draw:equation draw:name="f517" draw:formula="2291715*logheight/2612594"/><draw:equation draw:name="f518" draw:formula="1957552*logwidth/2647519"/><draw:equation draw:name="f519" draw:formula="2314575*logheight/2612594"/><draw:equation draw:name="f520" draw:formula="1953300*logwidth/2647519"/><draw:equation draw:name="f521" draw:formula="2316730*logheight/2612594"/><draw:equation draw:name="f522" draw:formula="1928148*logwidth/2647519"/><draw:equation draw:name="f523" draw:formula="2333067*logheight/2612594"/><draw:equation draw:name="f524" draw:formula="1920351*logwidth/2647519"/><draw:equation draw:name="f525" draw:formula="2337000*logheight/2612594"/><draw:equation draw:name="f526" draw:formula="1912785*logwidth/2647519"/><draw:equation draw:name="f527" draw:formula="2342197*logheight/2612594"/><draw:equation draw:name="f528" draw:formula="1887067*logwidth/2647519"/><draw:equation draw:name="f529" draw:formula="2356485*logheight/2612594"/><draw:equation draw:name="f530" draw:formula="1863038*logwidth/2647519"/><draw:equation draw:name="f531" draw:formula="2365909*logheight/2612594"/><draw:equation draw:name="f532" draw:formula="1809483*logwidth/2647519"/><draw:equation draw:name="f533" draw:formula="2392922*logheight/2612594"/><draw:equation draw:name="f534" draw:formula="1683836*logwidth/2647519"/><draw:equation draw:name="f535" draw:formula="2439784*logheight/2612594"/><draw:equation draw:name="f536" draw:formula="1596280*logwidth/2647519"/><draw:equation draw:name="f537" draw:formula="2462297*logheight/2612594"/><draw:equation draw:name="f538" draw:formula="1667040*logwidth/2647519"/><draw:equation draw:name="f539" draw:formula="2448877*logheight/2612594"/><draw:equation draw:name="f540" draw:formula="1680375*logwidth/2647519"/><draw:equation draw:name="f541" draw:formula="2446019*logheight/2612594"/><draw:equation draw:name="f542" draw:formula="1723237*logwidth/2647519"/><draw:equation draw:name="f543" draw:formula="2430779*logheight/2612594"/><draw:equation draw:name="f544" draw:formula="1749907*logwidth/2647519"/><draw:equation draw:name="f545" draw:formula="2422207*logheight/2612594"/><draw:equation draw:name="f546" draw:formula="1792770*logwidth/2647519"/><draw:equation draw:name="f547" draw:formula="2400299*logheight/2612594"/><draw:equation draw:name="f548" draw:formula="1841347*logwidth/2647519"/><draw:equation draw:name="f549" draw:formula="2383154*logheight/2612594"/><draw:equation draw:name="f550" draw:formula="1872470*logwidth/2647519"/><draw:equation draw:name="f551" draw:formula="2370949*logheight/2612594"/><draw:equation draw:name="f552" draw:formula="1886115*logwidth/2647519"/><draw:equation draw:name="f553" draw:formula="2363152*logheight/2612594"/><draw:equation draw:name="f554" draw:formula="1898496*logwidth/2647519"/><draw:equation draw:name="f555" draw:formula="2359343*logheight/2612594"/><draw:equation draw:name="f556" draw:formula="1915642*logwidth/2647519"/><draw:equation draw:name="f557" draw:formula="2349817*logheight/2612594"/><draw:equation draw:name="f558" draw:formula="1920147*logwidth/2647519"/><draw:equation draw:name="f559" draw:formula="2346686*logheight/2612594"/><draw:equation draw:name="f560" draw:formula="1931835*logwidth/2647519"/><draw:equation draw:name="f561" draw:formula="2335530*logheight/2612594"/><draw:equation draw:name="f562" draw:formula="1957552*logwidth/2647519"/><draw:equation draw:name="f563" draw:formula="2320290*logheight/2612594"/><draw:equation draw:name="f564" draw:formula="1986810*logwidth/2647519"/><draw:equation draw:name="f565" draw:formula="2305948*logheight/2612594"/><draw:equation draw:name="f566" draw:formula="1997557*logwidth/2647519"/><draw:equation draw:name="f567" draw:formula="2299334*logheight/2612594"/><draw:equation draw:name="f568" draw:formula="2034705*logwidth/2647519"/><draw:equation draw:name="f569" draw:formula="2274569*logheight/2612594"/><draw:equation draw:name="f570" draw:formula="2050897*logwidth/2647519"/><draw:equation draw:name="f571" draw:formula="2259329*logheight/2612594"/><draw:equation draw:name="f572" draw:formula="2068995*logwidth/2647519"/><draw:equation draw:name="f573" draw:formula="2247899*logheight/2612594"/><draw:equation draw:name="f574" draw:formula="2115667*logwidth/2647519"/><draw:equation draw:name="f575" draw:formula="2212657*logheight/2612594"/><draw:equation draw:name="f576" draw:formula="2149005*logwidth/2647519"/><draw:equation draw:name="f577" draw:formula="2181224*logheight/2612594"/><draw:equation draw:name="f578" draw:formula="2186152*logwidth/2647519"/><draw:equation draw:name="f579" draw:formula="2149792*logheight/2612594"/><draw:equation draw:name="f580" draw:formula="2298547*logwidth/2647519"/><draw:equation draw:name="f581" draw:formula="2023109*logheight/2612594"/><draw:equation draw:name="f582" draw:formula="2314015*logwidth/2647519"/><draw:equation draw:name="f583" draw:formula="1996814*logheight/2612594"/><draw:equation draw:name="f584" draw:formula="2314740*logwidth/2647519"/><draw:equation draw:name="f585" draw:formula="1994534*logheight/2612594"/><draw:equation draw:name="f586" draw:formula="2339505*logwidth/2647519"/><draw:equation draw:name="f587" draw:formula="1956434*logheight/2612594"/><draw:equation draw:name="f588" draw:formula="2347125*logwidth/2647519"/><draw:equation draw:name="f589" draw:formula="1945004*logheight/2612594"/><draw:equation draw:name="f590" draw:formula="2357257*logwidth/2647519"/><draw:equation draw:name="f591" draw:formula="1930951*logheight/2612594"/><draw:equation draw:name="f592" draw:formula="2360460*logwidth/2647519"/><draw:equation draw:name="f593" draw:formula="1925002*logheight/2612594"/><draw:equation draw:name="f594" draw:formula="2380462*logwidth/2647519"/><draw:equation draw:name="f595" draw:formula="1890712*logheight/2612594"/><draw:equation draw:name="f596" draw:formula="2419515*logwidth/2647519"/><draw:equation draw:name="f597" draw:formula="1809749*logheight/2612594"/><draw:equation draw:name="f598" draw:formula="2457615*logwidth/2647519"/><draw:equation draw:name="f599" draw:formula="1723072*logheight/2612594"/><draw:equation draw:name="f600" draw:formula="2468807*logwidth/2647519"/><draw:equation draw:name="f601" draw:formula="1687829*logheight/2612594"/><draw:equation draw:name="f602" draw:formula="2576677*logwidth/2647519"/><draw:equation draw:name="f603" draw:formula="1589722*logheight/2612594"/><draw:equation draw:name="f604" draw:formula="2573820*logwidth/2647519"/><draw:equation draw:name="f605" draw:formula="1591627*logheight/2612594"/><draw:equation draw:name="f606" draw:formula="2573820*logwidth/2647519"/><draw:equation draw:name="f607" draw:formula="1591627*logheight/2612594"/><draw:equation draw:name="f608" draw:formula="2585674*logwidth/2647519"/><draw:equation draw:name="f609" draw:formula="1533271*logheight/2612594"/><draw:equation draw:name="f610" draw:formula="2585332*logwidth/2647519"/><draw:equation draw:name="f611" draw:formula="1534956*logheight/2612594"/><draw:equation draw:name="f612" draw:formula="2588107*logwidth/2647519"/><draw:equation draw:name="f613" draw:formula="1538287*logheight/2612594"/><draw:equation draw:name="f614" draw:formula="2596680*logwidth/2647519"/><draw:equation draw:name="f615" draw:formula="1547812*logheight/2612594"/><draw:equation draw:name="f616" draw:formula="2602395*logwidth/2647519"/><draw:equation draw:name="f617" draw:formula="1544002*logheight/2612594"/><draw:equation draw:name="f618" draw:formula="2602539*logwidth/2647519"/><draw:equation draw:name="f619" draw:formula="1543271*logheight/2612594"/><draw:equation draw:name="f620" draw:formula="2598585*logwidth/2647519"/><draw:equation draw:name="f621" draw:formula="1545907*logheight/2612594"/><draw:equation draw:name="f622" draw:formula="2589060*logwidth/2647519"/><draw:equation draw:name="f623" draw:formula="1537334*logheight/2612594"/><draw:equation draw:name="f624" draw:formula="2577184*logwidth/2647519"/><draw:equation draw:name="f625" draw:formula="1425070*logheight/2612594"/><draw:equation draw:name="f626" draw:formula="2576519*logwidth/2647519"/><draw:equation draw:name="f627" draw:formula="1425107*logheight/2612594"/><draw:equation draw:name="f628" draw:formula="2575314*logwidth/2647519"/><draw:equation draw:name="f629" draw:formula="1425174*logheight/2612594"/><draw:equation draw:name="f630" draw:formula="2575725*logwidth/2647519"/><draw:equation draw:name="f631" draw:formula="1429702*logheight/2612594"/><draw:equation draw:name="f632" draw:formula="2574773*logwidth/2647519"/><draw:equation draw:name="f633" draw:formula="1453515*logheight/2612594"/><draw:equation draw:name="f634" draw:formula="2570963*logwidth/2647519"/><draw:equation draw:name="f635" draw:formula="1467802*logheight/2612594"/><draw:equation draw:name="f636" draw:formula="2548103*logwidth/2647519"/><draw:equation draw:name="f637" draw:formula="1503997*logheight/2612594"/><draw:equation draw:name="f638" draw:formula="2542388*logwidth/2647519"/><draw:equation draw:name="f639" draw:formula="1535430*logheight/2612594"/><draw:equation draw:name="f640" draw:formula="2536673*logwidth/2647519"/><draw:equation draw:name="f641" draw:formula="1545907*logheight/2612594"/><draw:equation draw:name="f642" draw:formula="2527148*logwidth/2647519"/><draw:equation draw:name="f643" draw:formula="1591627*logheight/2612594"/><draw:equation draw:name="f644" draw:formula="2516670*logwidth/2647519"/><draw:equation draw:name="f645" draw:formula="1627822*logheight/2612594"/><draw:equation draw:name="f646" draw:formula="2505240*logwidth/2647519"/><draw:equation draw:name="f647" draw:formula="1663065*logheight/2612594"/><draw:equation draw:name="f648" draw:formula="2498573*logwidth/2647519"/><draw:equation draw:name="f649" draw:formula="1690687*logheight/2612594"/><draw:equation draw:name="f650" draw:formula="2490953*logwidth/2647519"/><draw:equation draw:name="f651" draw:formula="1719262*logheight/2612594"/><draw:equation draw:name="f652" draw:formula="2497030*logwidth/2647519"/><draw:equation draw:name="f653" draw:formula="1709810*logheight/2612594"/><draw:equation draw:name="f654" draw:formula="2502383*logwidth/2647519"/><draw:equation draw:name="f655" draw:formula="1689734*logheight/2612594"/><draw:equation draw:name="f656" draw:formula="2507145*logwidth/2647519"/><draw:equation draw:name="f657" draw:formula="1661159*logheight/2612594"/><draw:equation draw:name="f658" draw:formula="2518575*logwidth/2647519"/><draw:equation draw:name="f659" draw:formula="1625917*logheight/2612594"/><draw:equation draw:name="f660" draw:formula="2529053*logwidth/2647519"/><draw:equation draw:name="f661" draw:formula="1589722*logheight/2612594"/><draw:equation draw:name="f662" draw:formula="2538578*logwidth/2647519"/><draw:equation draw:name="f663" draw:formula="1544002*logheight/2612594"/><draw:equation draw:name="f664" draw:formula="2544293*logwidth/2647519"/><draw:equation draw:name="f665" draw:formula="1533524*logheight/2612594"/><draw:equation draw:name="f666" draw:formula="2550008*logwidth/2647519"/><draw:equation draw:name="f667" draw:formula="1502092*logheight/2612594"/><draw:equation draw:name="f668" draw:formula="2572868*logwidth/2647519"/><draw:equation draw:name="f669" draw:formula="1465897*logheight/2612594"/><draw:equation draw:name="f670" draw:formula="2557628*logwidth/2647519"/><draw:equation draw:name="f671" draw:formula="1539239*logheight/2612594"/><draw:equation draw:name="f672" draw:formula="2546198*logwidth/2647519"/><draw:equation draw:name="f673" draw:formula="1600199*logheight/2612594"/><draw:equation draw:name="f674" draw:formula="2520480*logwidth/2647519"/><draw:equation draw:name="f675" draw:formula="1678304*logheight/2612594"/><draw:equation draw:name="f676" draw:formula="2515393*logwidth/2647519"/><draw:equation draw:name="f677" draw:formula="1686218*logheight/2612594"/><draw:equation draw:name="f678" draw:formula="2513218*logwidth/2647519"/><draw:equation draw:name="f679" draw:formula="1698069*logheight/2612594"/><draw:equation draw:name="f680" draw:formula="2506193*logwidth/2647519"/><draw:equation draw:name="f681" draw:formula="1718310*logheight/2612594"/><draw:equation draw:name="f682" draw:formula="2479523*logwidth/2647519"/><draw:equation draw:name="f683" draw:formula="1776412*logheight/2612594"/><draw:equation draw:name="f684" draw:formula="2467140*logwidth/2647519"/><draw:equation draw:name="f685" draw:formula="1806892*logheight/2612594"/><draw:equation draw:name="f686" draw:formula="2459520*logwidth/2647519"/><draw:equation draw:name="f687" draw:formula="1823085*logheight/2612594"/><draw:equation draw:name="f688" draw:formula="2449995*logwidth/2647519"/><draw:equation draw:name="f689" draw:formula="1840230*logheight/2612594"/><draw:equation draw:name="f690" draw:formula="2424278*logwidth/2647519"/><draw:equation draw:name="f691" draw:formula="1885950*logheight/2612594"/><draw:equation draw:name="f692" draw:formula="2396655*logwidth/2647519"/><draw:equation draw:name="f693" draw:formula="1930717*logheight/2612594"/><draw:equation draw:name="f694" draw:formula="2361413*logwidth/2647519"/><draw:equation draw:name="f695" draw:formula="1990725*logheight/2612594"/><draw:equation draw:name="f696" draw:formula="2322360*logwidth/2647519"/><draw:equation draw:name="f697" draw:formula="2049780*logheight/2612594"/><draw:equation draw:name="f698" draw:formula="2296643*logwidth/2647519"/><draw:equation draw:name="f699" draw:formula="2083117*logheight/2612594"/><draw:equation draw:name="f700" draw:formula="2269020*logwidth/2647519"/><draw:equation draw:name="f701" draw:formula="2115502*logheight/2612594"/><draw:equation draw:name="f702" draw:formula="2259495*logwidth/2647519"/><draw:equation draw:name="f703" draw:formula="2128837*logheight/2612594"/><draw:equation draw:name="f704" draw:formula="2249018*logwidth/2647519"/><draw:equation draw:name="f705" draw:formula="2142172*logheight/2612594"/><draw:equation draw:name="f706" draw:formula="2232825*logwidth/2647519"/><draw:equation draw:name="f707" draw:formula="2155507*logheight/2612594"/><draw:equation draw:name="f708" draw:formula="2206342*logwidth/2647519"/><draw:equation draw:name="f709" draw:formula="2184829*logheight/2612594"/><draw:equation draw:name="f710" draw:formula="2207107*logwidth/2647519"/><draw:equation draw:name="f711" draw:formula="2187892*logheight/2612594"/><draw:equation draw:name="f712" draw:formula="2179485*logwidth/2647519"/><draw:equation draw:name="f713" draw:formula="2216467*logheight/2612594"/><draw:equation draw:name="f714" draw:formula="2149957*logwidth/2647519"/><draw:equation draw:name="f715" draw:formula="2237422*logheight/2612594"/><draw:equation draw:name="f716" draw:formula="2126145*logwidth/2647519"/><draw:equation draw:name="f717" draw:formula="2256472*logheight/2612594"/><draw:equation draw:name="f718" draw:formula="2103587*logwidth/2647519"/><draw:equation draw:name="f719" draw:formula="2272957*logheight/2612594"/><draw:equation draw:name="f720" draw:formula="2107095*logwidth/2647519"/><draw:equation draw:name="f721" draw:formula="2272665*logheight/2612594"/><draw:equation draw:name="f722" draw:formula="2131860*logwidth/2647519"/><draw:equation draw:name="f723" draw:formula="2254567*logheight/2612594"/><draw:equation draw:name="f724" draw:formula="2155673*logwidth/2647519"/><draw:equation draw:name="f725" draw:formula="2235517*logheight/2612594"/><draw:equation draw:name="f726" draw:formula="2185200*logwidth/2647519"/><draw:equation draw:name="f727" draw:formula="2214562*logheight/2612594"/><draw:equation draw:name="f728" draw:formula="2212823*logwidth/2647519"/><draw:equation draw:name="f729" draw:formula="2185987*logheight/2612594"/><draw:equation draw:name="f730" draw:formula="2211870*logwidth/2647519"/><draw:equation draw:name="f731" draw:formula="2182177*logheight/2612594"/><draw:equation draw:name="f732" draw:formula="2238540*logwidth/2647519"/><draw:equation draw:name="f733" draw:formula="2152650*logheight/2612594"/><draw:equation draw:name="f734" draw:formula="2254733*logwidth/2647519"/><draw:equation draw:name="f735" draw:formula="2139315*logheight/2612594"/><draw:equation draw:name="f736" draw:formula="2265210*logwidth/2647519"/><draw:equation draw:name="f737" draw:formula="2125980*logheight/2612594"/><draw:equation draw:name="f738" draw:formula="2274735*logwidth/2647519"/><draw:equation draw:name="f739" draw:formula="2112645*logheight/2612594"/><draw:equation draw:name="f740" draw:formula="2302358*logwidth/2647519"/><draw:equation draw:name="f741" draw:formula="2080260*logheight/2612594"/><draw:equation draw:name="f742" draw:formula="2328075*logwidth/2647519"/><draw:equation draw:name="f743" draw:formula="2046922*logheight/2612594"/><draw:equation draw:name="f744" draw:formula="2367128*logwidth/2647519"/><draw:equation draw:name="f745" draw:formula="1987867*logheight/2612594"/><draw:equation draw:name="f746" draw:formula="2402370*logwidth/2647519"/><draw:equation draw:name="f747" draw:formula="1927860*logheight/2612594"/><draw:equation draw:name="f748" draw:formula="2429993*logwidth/2647519"/><draw:equation draw:name="f749" draw:formula="1883092*logheight/2612594"/><draw:equation draw:name="f750" draw:formula="2455710*logwidth/2647519"/><draw:equation draw:name="f751" draw:formula="1837372*logheight/2612594"/><draw:equation draw:name="f752" draw:formula="2465235*logwidth/2647519"/><draw:equation draw:name="f753" draw:formula="1820227*logheight/2612594"/><draw:equation draw:name="f754" draw:formula="2472855*logwidth/2647519"/><draw:equation draw:name="f755" draw:formula="1804035*logheight/2612594"/><draw:equation draw:name="f756" draw:formula="2485238*logwidth/2647519"/><draw:equation draw:name="f757" draw:formula="1773555*logheight/2612594"/><draw:equation draw:name="f758" draw:formula="2511908*logwidth/2647519"/><draw:equation draw:name="f759" draw:formula="1715452*logheight/2612594"/><draw:equation draw:name="f760" draw:formula="2522385*logwidth/2647519"/><draw:equation draw:name="f761" draw:formula="1676400*logheight/2612594"/><draw:equation draw:name="f762" draw:formula="2548103*logwidth/2647519"/><draw:equation draw:name="f763" draw:formula="1598295*logheight/2612594"/><draw:equation draw:name="f764" draw:formula="2559533*logwidth/2647519"/><draw:equation draw:name="f765" draw:formula="1537335*logheight/2612594"/><draw:equation draw:name="f766" draw:formula="2574773*logwidth/2647519"/><draw:equation draw:name="f767" draw:formula="1463992*logheight/2612594"/><draw:equation draw:name="f768" draw:formula="2578209*logwidth/2647519"/><draw:equation draw:name="f769" draw:formula="1451109*logheight/2612594"/><draw:equation draw:name="f770" draw:formula="2575725*logwidth/2647519"/><draw:equation draw:name="f771" draw:formula="1450657*logheight/2612594"/><draw:equation draw:name="f772" draw:formula="2576677*logwidth/2647519"/><draw:equation draw:name="f773" draw:formula="1426845*logheight/2612594"/><draw:equation draw:name="f774" draw:formula="2597632*logwidth/2647519"/><draw:equation draw:name="f775" draw:formula="1404937*logheight/2612594"/><draw:equation draw:name="f776" draw:formula="2586541*logwidth/2647519"/><draw:equation draw:name="f777" draw:formula="1451152*logheight/2612594"/><draw:equation draw:name="f778" draw:formula="2586542*logwidth/2647519"/><draw:equation draw:name="f779" draw:formula="1451152*logheight/2612594"/><draw:equation draw:name="f780" draw:formula="2597633*logwidth/2647519"/><draw:equation draw:name="f781" draw:formula="1404938*logheight/2612594"/><draw:equation draw:name="f782" draw:formula="2606205*logwidth/2647519"/><draw:equation draw:name="f783" draw:formula="1395412*logheight/2612594"/><draw:equation draw:name="f784" draw:formula="2600490*logwidth/2647519"/><draw:equation draw:name="f785" draw:formula="1407795*logheight/2612594"/><draw:equation draw:name="f786" draw:formula="2599181*logwidth/2647519"/><draw:equation draw:name="f787" draw:formula="1433750*logheight/2612594"/><draw:equation draw:name="f788" draw:formula="2598585*logwidth/2647519"/><draw:equation draw:name="f789" draw:formula="1458277*logheight/2612594"/><draw:equation draw:name="f790" draw:formula="2589060*logwidth/2647519"/><draw:equation draw:name="f791" draw:formula="1487586*logheight/2612594"/><draw:equation draw:name="f792" draw:formula="2589060*logwidth/2647519"/><draw:equation draw:name="f793" draw:formula="1490934*logheight/2612594"/><draw:equation draw:name="f794" draw:formula="2600490*logwidth/2647519"/><draw:equation draw:name="f795" draw:formula="1458277*logheight/2612594"/><draw:equation draw:name="f796" draw:formula="2602395*logwidth/2647519"/><draw:equation draw:name="f797" draw:formula="1407794*logheight/2612594"/><draw:equation draw:name="f798" draw:formula="2606836*logwidth/2647519"/><draw:equation draw:name="f799" draw:formula="1398173*logheight/2612594"/><draw:equation draw:name="f800" draw:formula="2565247*logwidth/2647519"/><draw:equation draw:name="f801" draw:formula="1354454*logheight/2612594"/><draw:equation draw:name="f802" draw:formula="2559006*logwidth/2647519"/><draw:equation draw:name="f803" draw:formula="1369207*logheight/2612594"/><draw:equation draw:name="f804" draw:formula="2556675*logwidth/2647519"/><draw:equation draw:name="f805" draw:formula="1390650*logheight/2612594"/><draw:equation draw:name="f806" draw:formula="2553670*logwidth/2647519"/><draw:equation draw:name="f807" draw:formula="1380633*logheight/2612594"/><draw:equation draw:name="f808" draw:formula="2552571*logwidth/2647519"/><draw:equation draw:name="f809" draw:formula="1382047*logheight/2612594"/><draw:equation draw:name="f810" draw:formula="2555723*logwidth/2647519"/><draw:equation draw:name="f811" draw:formula="1392555*logheight/2612594"/><draw:equation draw:name="f812" draw:formula="2553818*logwidth/2647519"/><draw:equation draw:name="f813" draw:formula="1407795*logheight/2612594"/><draw:equation draw:name="f814" draw:formula="2557628*logwidth/2647519"/><draw:equation draw:name="f815" draw:formula="1420177*logheight/2612594"/><draw:equation draw:name="f816" draw:formula="2560581*logwidth/2647519"/><draw:equation draw:name="f817" draw:formula="1420013*logheight/2612594"/><draw:equation draw:name="f818" draw:formula="2558580*logwidth/2647519"/><draw:equation draw:name="f819" draw:formula="1413509*logheight/2612594"/><draw:equation draw:name="f820" draw:formula="2560485*logwidth/2647519"/><draw:equation draw:name="f821" draw:formula="1398269*logheight/2612594"/><draw:equation draw:name="f822" draw:formula="2565247*logwidth/2647519"/><draw:equation draw:name="f823" draw:formula="1354454*logheight/2612594"/><draw:equation draw:name="f824" draw:formula="2645258*logwidth/2647519"/><draw:equation draw:name="f825" draw:formula="1328737*logheight/2612594"/><draw:equation draw:name="f826" draw:formula="2647163*logwidth/2647519"/><draw:equation draw:name="f827" draw:formula="1329689*logheight/2612594"/><draw:equation draw:name="f828" draw:formula="2646210*logwidth/2647519"/><draw:equation draw:name="f829" draw:formula="1369694*logheight/2612594"/><draw:equation draw:name="f830" draw:formula="2647163*logwidth/2647519"/><draw:equation draw:name="f831" draw:formula="1397317*logheight/2612594"/><draw:equation draw:name="f832" draw:formula="2644305*logwidth/2647519"/><draw:equation draw:name="f833" draw:formula="1447799*logheight/2612594"/><draw:equation draw:name="f834" draw:formula="2641448*logwidth/2647519"/><draw:equation draw:name="f835" draw:formula="1476374*logheight/2612594"/><draw:equation draw:name="f836" draw:formula="2632875*logwidth/2647519"/><draw:equation draw:name="f837" draw:formula="1518284*logheight/2612594"/><draw:equation draw:name="f838" draw:formula="2630018*logwidth/2647519"/><draw:equation draw:name="f839" draw:formula="1553527*logheight/2612594"/><draw:equation draw:name="f840" draw:formula="2615730*logwidth/2647519"/><draw:equation draw:name="f841" draw:formula="1618297*logheight/2612594"/><draw:equation draw:name="f842" draw:formula="2602395*logwidth/2647519"/><draw:equation draw:name="f843" draw:formula="1674494*logheight/2612594"/><draw:equation draw:name="f844" draw:formula="2578583*logwidth/2647519"/><draw:equation draw:name="f845" draw:formula="1684972*logheight/2612594"/><draw:equation draw:name="f846" draw:formula="2580488*logwidth/2647519"/><draw:equation draw:name="f847" draw:formula="1679257*logheight/2612594"/><draw:equation draw:name="f848" draw:formula="2584298*logwidth/2647519"/><draw:equation draw:name="f849" draw:formula="1639252*logheight/2612594"/><draw:equation draw:name="f850" draw:formula="2598585*logwidth/2647519"/><draw:equation draw:name="f851" draw:formula="1597342*logheight/2612594"/><draw:equation draw:name="f852" draw:formula="2610015*logwidth/2647519"/><draw:equation draw:name="f853" draw:formula="1590675*logheight/2612594"/><draw:equation draw:name="f854" draw:formula="2610015*logwidth/2647519"/><draw:equation draw:name="f855" draw:formula="1590674*logheight/2612594"/><draw:equation draw:name="f856" draw:formula="2622398*logwidth/2647519"/><draw:equation draw:name="f857" draw:formula="1518284*logheight/2612594"/><draw:equation draw:name="f858" draw:formula="2629065*logwidth/2647519"/><draw:equation draw:name="f859" draw:formula="1483994*logheight/2612594"/><draw:equation draw:name="f860" draw:formula="2634780*logwidth/2647519"/><draw:equation draw:name="f861" draw:formula="1448752*logheight/2612594"/><draw:equation draw:name="f862" draw:formula="2639543*logwidth/2647519"/><draw:equation draw:name="f863" draw:formula="1415414*logheight/2612594"/><draw:equation draw:name="f864" draw:formula="2641448*logwidth/2647519"/><draw:equation draw:name="f865" draw:formula="1383982*logheight/2612594"/><draw:equation draw:name="f866" draw:formula="2642400*logwidth/2647519"/><draw:equation draw:name="f867" draw:formula="1357312*logheight/2612594"/><draw:equation draw:name="f868" draw:formula="2644305*logwidth/2647519"/><draw:equation draw:name="f869" draw:formula="1343024*logheight/2612594"/><draw:equation draw:name="f870" draw:formula="2645258*logwidth/2647519"/><draw:equation draw:name="f871" draw:formula="1328737*logheight/2612594"/><draw:equation draw:name="f872" draw:formula="134151*logwidth/2647519"/><draw:equation draw:name="f873" draw:formula="887095*logheight/2612594"/><draw:equation draw:name="f874" draw:formula="134625*logwidth/2647519"/><draw:equation draw:name="f875" draw:formula="887332*logheight/2612594"/><draw:equation draw:name="f876" draw:formula="134670*logwidth/2647519"/><draw:equation draw:name="f877" draw:formula="887199*logheight/2612594"/><draw:equation draw:name="f878" draw:formula="191618*logwidth/2647519"/><draw:equation draw:name="f879" draw:formula="750570*logheight/2612594"/><draw:equation draw:name="f880" draw:formula="170663*logwidth/2647519"/><draw:equation draw:name="f881" draw:formula="789622*logheight/2612594"/><draw:equation draw:name="f882" draw:formula="153518*logwidth/2647519"/><draw:equation draw:name="f883" draw:formula="803910*logheight/2612594"/><draw:equation draw:name="f884" draw:formula="153477*logwidth/2647519"/><draw:equation draw:name="f885" draw:formula="804822*logheight/2612594"/><draw:equation draw:name="f886" draw:formula="151819*logwidth/2647519"/><draw:equation draw:name="f887" draw:formula="841286*logheight/2612594"/><draw:equation draw:name="f888" draw:formula="151867*logwidth/2647519"/><draw:equation draw:name="f889" draw:formula="841199*logheight/2612594"/><draw:equation draw:name="f890" draw:formula="153518*logwidth/2647519"/><draw:equation draw:name="f891" draw:formula="804862*logheight/2612594"/><draw:equation draw:name="f892" draw:formula="170663*logwidth/2647519"/><draw:equation draw:name="f893" draw:formula="790574*logheight/2612594"/><draw:equation draw:name="f894" draw:formula="191618*logwidth/2647519"/><draw:equation draw:name="f895" draw:formula="751522*logheight/2612594"/><draw:equation draw:name="f896" draw:formula="192332*logwidth/2647519"/><draw:equation draw:name="f897" draw:formula="751998*logheight/2612594"/><draw:equation draw:name="f898" draw:formula="192689*logwidth/2647519"/><draw:equation draw:name="f899" draw:formula="751284*logheight/2612594"/><draw:equation draw:name="f900" draw:formula="203047*logwidth/2647519"/><draw:equation draw:name="f901" draw:formula="667702*logheight/2612594"/><draw:equation draw:name="f902" draw:formula="189712*logwidth/2647519"/><draw:equation draw:name="f903" draw:formula="677227*logheight/2612594"/><draw:equation draw:name="f904" draw:formula="169710*logwidth/2647519"/><draw:equation draw:name="f905" draw:formula="719137*logheight/2612594"/><draw:equation draw:name="f906" draw:formula="174286*logwidth/2647519"/><draw:equation draw:name="f907" draw:formula="722798*logheight/2612594"/><draw:equation draw:name="f908" draw:formula="174435*logwidth/2647519"/><draw:equation draw:name="f909" draw:formula="722155*logheight/2612594"/><draw:equation draw:name="f910" draw:formula="170663*logwidth/2647519"/><draw:equation draw:name="f911" draw:formula="719137*logheight/2612594"/><draw:equation draw:name="f912" draw:formula="190665*logwidth/2647519"/><draw:equation draw:name="f913" draw:formula="677227*logheight/2612594"/><draw:equation draw:name="f914" draw:formula="202473*logwidth/2647519"/><draw:equation draw:name="f915" draw:formula="668793*logheight/2612594"/><draw:equation draw:name="f916" draw:formula="276390*logwidth/2647519"/><draw:equation draw:name="f917" draw:formula="613410*logheight/2612594"/><draw:equation draw:name="f918" draw:formula="275187*logwidth/2647519"/><draw:equation draw:name="f919" draw:formula="614373*logheight/2612594"/><draw:equation draw:name="f920" draw:formula="270080*logwidth/2647519"/><draw:equation draw:name="f921" draw:formula="634008*logheight/2612594"/><draw:equation draw:name="f922" draw:formula="266865*logwidth/2647519"/><draw:equation draw:name="f923" draw:formula="643890*logheight/2612594"/><draw:equation draw:name="f924" draw:formula="179235*logwidth/2647519"/><draw:equation draw:name="f925" draw:formula="803910*logheight/2612594"/><draw:equation draw:name="f926" draw:formula="166852*logwidth/2647519"/><draw:equation draw:name="f927" draw:formula="842962*logheight/2612594"/><draw:equation draw:name="f928" draw:formula="155422*logwidth/2647519"/><draw:equation draw:name="f929" draw:formula="882967*logheight/2612594"/><draw:equation draw:name="f930" draw:formula="130657*logwidth/2647519"/><draw:equation draw:name="f931" draw:formula="966787*logheight/2612594"/><draw:equation draw:name="f932" draw:formula="114465*logwidth/2647519"/><draw:equation draw:name="f933" draw:formula="1023937*logheight/2612594"/><draw:equation draw:name="f934" draw:formula="106845*logwidth/2647519"/><draw:equation draw:name="f935" draw:formula="1066800*logheight/2612594"/><draw:equation draw:name="f936" draw:formula="103035*logwidth/2647519"/><draw:equation draw:name="f937" draw:formula="1088707*logheight/2612594"/><draw:equation draw:name="f938" draw:formula="100177*logwidth/2647519"/><draw:equation draw:name="f939" draw:formula="1110615*logheight/2612594"/><draw:equation draw:name="f940" draw:formula="91605*logwidth/2647519"/><draw:equation draw:name="f941" draw:formula="1169670*logheight/2612594"/><draw:equation draw:name="f942" draw:formula="88747*logwidth/2647519"/><draw:equation draw:name="f943" draw:formula="1205865*logheight/2612594"/><draw:equation draw:name="f944" draw:formula="93510*logwidth/2647519"/><draw:equation draw:name="f945" draw:formula="1243965*logheight/2612594"/><draw:equation draw:name="f946" draw:formula="95742*logwidth/2647519"/><draw:equation draw:name="f947" draw:formula="1223205*logheight/2612594"/><draw:equation draw:name="f948" draw:formula="95415*logwidth/2647519"/><draw:equation draw:name="f949" draw:formula="1216342*logheight/2612594"/><draw:equation draw:name="f950" draw:formula="99225*logwidth/2647519"/><draw:equation draw:name="f951" draw:formula="1176337*logheight/2612594"/><draw:equation draw:name="f952" draw:formula="107797*logwidth/2647519"/><draw:equation draw:name="f953" draw:formula="1117282*logheight/2612594"/><draw:equation draw:name="f954" draw:formula="114596*logwidth/2647519"/><draw:equation draw:name="f955" draw:formula="1109123*logheight/2612594"/><draw:equation draw:name="f956" draw:formula="124469*logwidth/2647519"/><draw:equation draw:name="f957" draw:formula="1043051*logheight/2612594"/><draw:equation draw:name="f958" draw:formula="123990*logwidth/2647519"/><draw:equation draw:name="f959" draw:formula="1031557*logheight/2612594"/><draw:equation draw:name="f960" draw:formula="133400*logwidth/2647519"/><draw:equation draw:name="f961" draw:formula="1004580*logheight/2612594"/><draw:equation draw:name="f962" draw:formula="138999*logwidth/2647519"/><draw:equation draw:name="f963" draw:formula="981931*logheight/2612594"/><draw:equation draw:name="f964" draw:formula="137325*logwidth/2647519"/><draw:equation draw:name="f965" draw:formula="985837*logheight/2612594"/><draw:equation draw:name="f966" draw:formula="131610*logwidth/2647519"/><draw:equation draw:name="f967" draw:formula="983932*logheight/2612594"/><draw:equation draw:name="f968" draw:formula="117322*logwidth/2647519"/><draw:equation draw:name="f969" draw:formula="1024890*logheight/2612594"/><draw:equation draw:name="f970" draw:formula="118275*logwidth/2647519"/><draw:equation draw:name="f971" draw:formula="1047750*logheight/2612594"/><draw:equation draw:name="f972" draw:formula="111607*logwidth/2647519"/><draw:equation draw:name="f973" draw:formula="1091565*logheight/2612594"/><draw:equation draw:name="f974" draw:formula="110655*logwidth/2647519"/><draw:equation draw:name="f975" draw:formula="1099185*logheight/2612594"/><draw:equation draw:name="f976" draw:formula="101130*logwidth/2647519"/><draw:equation draw:name="f977" draw:formula="1110615*logheight/2612594"/><draw:equation draw:name="f978" draw:formula="103987*logwidth/2647519"/><draw:equation draw:name="f979" draw:formula="1088707*logheight/2612594"/><draw:equation draw:name="f980" draw:formula="107797*logwidth/2647519"/><draw:equation draw:name="f981" draw:formula="1066800*logheight/2612594"/><draw:equation draw:name="f982" draw:formula="115417*logwidth/2647519"/><draw:equation draw:name="f983" draw:formula="1023937*logheight/2612594"/><draw:equation draw:name="f984" draw:formula="131610*logwidth/2647519"/><draw:equation draw:name="f985" draw:formula="966787*logheight/2612594"/><draw:equation draw:name="f986" draw:formula="156375*logwidth/2647519"/><draw:equation draw:name="f987" draw:formula="882967*logheight/2612594"/><draw:equation draw:name="f988" draw:formula="167805*logwidth/2647519"/><draw:equation draw:name="f989" draw:formula="842962*logheight/2612594"/><draw:equation draw:name="f990" draw:formula="180187*logwidth/2647519"/><draw:equation draw:name="f991" draw:formula="803910*logheight/2612594"/><draw:equation draw:name="f992" draw:formula="267817*logwidth/2647519"/><draw:equation draw:name="f993" draw:formula="643890*logheight/2612594"/><draw:equation draw:name="f994" draw:formula="276390*logwidth/2647519"/><draw:equation draw:name="f995" draw:formula="613410*logheight/2612594"/><draw:equation draw:name="f996" draw:formula="293536*logwidth/2647519"/><draw:equation draw:name="f997" draw:formula="518160*logheight/2612594"/><draw:equation draw:name="f998" draw:formula="293535*logwidth/2647519"/><draw:equation draw:name="f999" draw:formula="518160*logheight/2612594"/><draw:equation draw:name="f1000" draw:formula="298297*logwidth/2647519"/><draw:equation draw:name="f1001" draw:formula="521970*logheight/2612594"/><draw:equation draw:name="f1002" draw:formula="298297*logwidth/2647519"/><draw:equation draw:name="f1003" draw:formula="521969*logheight/2612594"/><draw:equation draw:name="f1004" draw:formula="465169*logwidth/2647519"/><draw:equation draw:name="f1005" draw:formula="382550*logheight/2612594"/><draw:equation draw:name="f1006" draw:formula="464986*logwidth/2647519"/><draw:equation draw:name="f1007" draw:formula="382696*logheight/2612594"/><draw:equation draw:name="f1008" draw:formula="464430*logwidth/2647519"/><draw:equation draw:name="f1009" draw:formula="383325*logheight/2612594"/><draw:equation draw:name="f1010" draw:formula="456651*logwidth/2647519"/><draw:equation draw:name="f1011" draw:formula="391477*logheight/2612594"/><draw:equation draw:name="f1012" draw:formula="454684*logwidth/2647519"/><draw:equation draw:name="f1013" draw:formula="394338*logheight/2612594"/><draw:equation draw:name="f1014" draw:formula="453399*logwidth/2647519"/><draw:equation draw:name="f1015" draw:formula="395790*logheight/2612594"/><draw:equation draw:name="f1016" draw:formula="447840*logwidth/2647519"/><draw:equation draw:name="f1017" draw:formula="403860*logheight/2612594"/><draw:equation draw:name="f1018" draw:formula="389738*logwidth/2647519"/><draw:equation draw:name="f1019" draw:formula="472440*logheight/2612594"/><draw:equation draw:name="f1020" draw:formula="373545*logwidth/2647519"/><draw:equation draw:name="f1021" draw:formula="491490*logheight/2612594"/><draw:equation draw:name="f1022" draw:formula="357353*logwidth/2647519"/><draw:equation draw:name="f1023" draw:formula="511492*logheight/2612594"/><draw:equation draw:name="f1024" draw:formula="285752*logwidth/2647519"/><draw:equation draw:name="f1025" draw:formula="590631*logheight/2612594"/><draw:equation draw:name="f1026" draw:formula="358305*logwidth/2647519"/><draw:equation draw:name="f1027" draw:formula="510540*logheight/2612594"/><draw:equation draw:name="f1028" draw:formula="374497*logwidth/2647519"/><draw:equation draw:name="f1029" draw:formula="490537*logheight/2612594"/><draw:equation draw:name="f1030" draw:formula="390690*logwidth/2647519"/><draw:equation draw:name="f1031" draw:formula="471487*logheight/2612594"/><draw:equation draw:name="f1032" draw:formula="448792*logwidth/2647519"/><draw:equation draw:name="f1033" draw:formula="402907*logheight/2612594"/><draw:equation draw:name="f1034" draw:formula="454684*logwidth/2647519"/><draw:equation draw:name="f1035" draw:formula="394338*logheight/2612594"/><draw:equation draw:name="f1036" draw:formula="464430*logwidth/2647519"/><draw:equation draw:name="f1037" draw:formula="383325*logheight/2612594"/><draw:equation draw:name="f1038" draw:formula="489348*logwidth/2647519"/><draw:equation draw:name="f1039" draw:formula="316869*logheight/2612594"/><draw:equation draw:name="f1040" draw:formula="481127*logwidth/2647519"/><draw:equation draw:name="f1041" draw:formula="319733*logheight/2612594"/><draw:equation draw:name="f1042" draw:formula="475013*logwidth/2647519"/><draw:equation draw:name="f1043" draw:formula="322003*logheight/2612594"/><draw:equation draw:name="f1044" draw:formula="473558*logwidth/2647519"/><draw:equation draw:name="f1045" draw:formula="323849*logheight/2612594"/><draw:equation draw:name="f1046" draw:formula="463080*logwidth/2647519"/><draw:equation draw:name="f1047" draw:formula="333374*logheight/2612594"/><draw:equation draw:name="f1048" draw:formula="436410*logwidth/2647519"/><draw:equation draw:name="f1049" draw:formula="350519*logheight/2612594"/><draw:equation draw:name="f1050" draw:formula="418313*logwidth/2647519"/><draw:equation draw:name="f1051" draw:formula="370522*logheight/2612594"/><draw:equation draw:name="f1052" draw:formula="401168*logwidth/2647519"/><draw:equation draw:name="f1053" draw:formula="390524*logheight/2612594"/><draw:equation draw:name="f1054" draw:formula="389738*logwidth/2647519"/><draw:equation draw:name="f1055" draw:formula="401002*logheight/2612594"/><draw:equation draw:name="f1056" draw:formula="389350*logwidth/2647519"/><draw:equation draw:name="f1057" draw:formula="400516*logheight/2612594"/><draw:equation draw:name="f1058" draw:formula="378546*logwidth/2647519"/><draw:equation draw:name="f1059" draw:formula="413504*logheight/2612594"/><draw:equation draw:name="f1060" draw:formula="360210*logwidth/2647519"/><draw:equation draw:name="f1061" draw:formula="436245*logheight/2612594"/><draw:equation draw:name="f1062" draw:formula="330683*logwidth/2647519"/><draw:equation draw:name="f1063" draw:formula="468630*logheight/2612594"/><draw:equation draw:name="f1064" draw:formula="335445*logwidth/2647519"/><draw:equation draw:name="f1065" draw:formula="474344*logheight/2612594"/><draw:equation draw:name="f1066" draw:formula="335536*logwidth/2647519"/><draw:equation draw:name="f1067" draw:formula="474264*logheight/2612594"/><draw:equation draw:name="f1068" draw:formula="331635*logwidth/2647519"/><draw:equation draw:name="f1069" draw:formula="469582*logheight/2612594"/><draw:equation draw:name="f1070" draw:formula="361162*logwidth/2647519"/><draw:equation draw:name="f1071" draw:formula="437197*logheight/2612594"/><draw:equation draw:name="f1072" draw:formula="390690*logwidth/2647519"/><draw:equation draw:name="f1073" draw:formula="401002*logheight/2612594"/><draw:equation draw:name="f1074" draw:formula="402120*logwidth/2647519"/><draw:equation draw:name="f1075" draw:formula="390525*logheight/2612594"/><draw:equation draw:name="f1076" draw:formula="419265*logwidth/2647519"/><draw:equation draw:name="f1077" draw:formula="370522*logheight/2612594"/><draw:equation draw:name="f1078" draw:formula="437362*logwidth/2647519"/><draw:equation draw:name="f1079" draw:formula="350520*logheight/2612594"/><draw:equation draw:name="f1080" draw:formula="464032*logwidth/2647519"/><draw:equation draw:name="f1081" draw:formula="333375*logheight/2612594"/><draw:equation draw:name="f1082" draw:formula="474510*logwidth/2647519"/><draw:equation draw:name="f1083" draw:formula="323850*logheight/2612594"/><draw:equation draw:name="f1084" draw:formula="485940*logwidth/2647519"/><draw:equation draw:name="f1085" draw:formula="319564*logheight/2612594"/><draw:equation draw:name="f1086" draw:formula="489548*logwidth/2647519"/><draw:equation draw:name="f1087" draw:formula="318444*logheight/2612594"/><draw:equation draw:name="f1088" draw:formula="1868970*logwidth/2647519"/><draw:equation draw:name="f1089" draw:formula="144780*logheight/2612594"/><draw:equation draw:name="f1090" draw:formula="1917547*logwidth/2647519"/><draw:equation draw:name="f1091" draw:formula="166687*logheight/2612594"/><draw:equation draw:name="f1092" draw:formula="1938502*logwidth/2647519"/><draw:equation draw:name="f1093" draw:formula="183832*logheight/2612594"/><draw:equation draw:name="f1094" draw:formula="1891830*logwidth/2647519"/><draw:equation draw:name="f1095" draw:formula="160972*logheight/2612594"/><draw:equation draw:name="f1096" draw:formula="1868970*logwidth/2647519"/><draw:equation draw:name="f1097" draw:formula="144780*logheight/2612594"/><draw:equation draw:name="f1098" draw:formula="1710855*logwidth/2647519"/><draw:equation draw:name="f1099" draw:formula="75247*logheight/2612594"/><draw:equation draw:name="f1100" draw:formula="1748955*logwidth/2647519"/><draw:equation draw:name="f1101" draw:formula="83819*logheight/2612594"/><draw:equation draw:name="f1102" draw:formula="1802295*logwidth/2647519"/><draw:equation draw:name="f1103" draw:formula="110489*logheight/2612594"/><draw:equation draw:name="f1104" draw:formula="1710855*logwidth/2647519"/><draw:equation draw:name="f1105" draw:formula="75247*logheight/2612594"/><draw:equation draw:name="f1106" draw:formula="1137451*logwidth/2647519"/><draw:equation draw:name="f1107" draw:formula="68937*logheight/2612594"/><draw:equation draw:name="f1108" draw:formula="1117448*logwidth/2647519"/><draw:equation draw:name="f1109" draw:formula="71437*logheight/2612594"/><draw:equation draw:name="f1110" draw:formula="1074585*logwidth/2647519"/><draw:equation draw:name="f1111" draw:formula="77152*logheight/2612594"/><draw:equation draw:name="f1112" draw:formula="1032675*logwidth/2647519"/><draw:equation draw:name="f1113" draw:formula="86677*logheight/2612594"/><draw:equation draw:name="f1114" draw:formula="1014578*logwidth/2647519"/><draw:equation draw:name="f1115" draw:formula="92392*logheight/2612594"/><draw:equation draw:name="f1116" draw:formula="993623*logwidth/2647519"/><draw:equation draw:name="f1117" draw:formula="98107*logheight/2612594"/><draw:equation draw:name="f1118" draw:formula="947769*logwidth/2647519"/><draw:equation draw:name="f1119" draw:formula="107115*logheight/2612594"/><draw:equation draw:name="f1120" draw:formula="939330*logwidth/2647519"/><draw:equation draw:name="f1121" draw:formula="110490*logheight/2612594"/><draw:equation draw:name="f1122" draw:formula="881228*logwidth/2647519"/><draw:equation draw:name="f1123" draw:formula="130492*logheight/2612594"/><draw:equation draw:name="f1124" draw:formula="824078*logwidth/2647519"/><draw:equation draw:name="f1125" draw:formula="153352*logheight/2612594"/><draw:equation draw:name="f1126" draw:formula="784073*logwidth/2647519"/><draw:equation draw:name="f1127" draw:formula="171450*logheight/2612594"/><draw:equation draw:name="f1128" draw:formula="757403*logwidth/2647519"/><draw:equation draw:name="f1129" draw:formula="181927*logheight/2612594"/><draw:equation draw:name="f1130" draw:formula="691680*logwidth/2647519"/><draw:equation draw:name="f1131" draw:formula="212407*logheight/2612594"/><draw:equation draw:name="f1132" draw:formula="660248*logwidth/2647519"/><draw:equation draw:name="f1133" draw:formula="232410*logheight/2612594"/><draw:equation draw:name="f1134" draw:formula="629768*logwidth/2647519"/><draw:equation draw:name="f1135" draw:formula="252412*logheight/2612594"/><draw:equation draw:name="f1136" draw:formula="581190*logwidth/2647519"/><draw:equation draw:name="f1137" draw:formula="288607*logheight/2612594"/><draw:equation draw:name="f1138" draw:formula="535470*logwidth/2647519"/><draw:equation draw:name="f1139" draw:formula="324802*logheight/2612594"/><draw:equation draw:name="f1140" draw:formula="491713*logwidth/2647519"/><draw:equation draw:name="f1141" draw:formula="362974*logheight/2612594"/><draw:equation draw:name="f1142" draw:formula="495465*logwidth/2647519"/><draw:equation draw:name="f1143" draw:formula="367665*logheight/2612594"/><draw:equation draw:name="f1144" draw:formula="504752*logwidth/2647519"/><draw:equation draw:name="f1145" draw:formula="361295*logheight/2612594"/><draw:equation draw:name="f1146" draw:formula="512657*logwidth/2647519"/><draw:equation draw:name="f1147" draw:formula="355403*logheight/2612594"/><draw:equation draw:name="f1148" draw:formula="541185*logwidth/2647519"/><draw:equation draw:name="f1149" draw:formula="330517*logheight/2612594"/><draw:equation draw:name="f1150" draw:formula="586905*logwidth/2647519"/><draw:equation draw:name="f1151" draw:formula="294322*logheight/2612594"/><draw:equation draw:name="f1152" draw:formula="635482*logwidth/2647519"/><draw:equation draw:name="f1153" draw:formula="258127*logheight/2612594"/><draw:equation draw:name="f1154" draw:formula="665962*logwidth/2647519"/><draw:equation draw:name="f1155" draw:formula="238124*logheight/2612594"/><draw:equation draw:name="f1156" draw:formula="697395*logwidth/2647519"/><draw:equation draw:name="f1157" draw:formula="218122*logheight/2612594"/><draw:equation draw:name="f1158" draw:formula="763117*logwidth/2647519"/><draw:equation draw:name="f1159" draw:formula="187642*logheight/2612594"/><draw:equation draw:name="f1160" draw:formula="788835*logwidth/2647519"/><draw:equation draw:name="f1161" draw:formula="174307*logheight/2612594"/><draw:equation draw:name="f1162" draw:formula="828840*logwidth/2647519"/><draw:equation draw:name="f1163" draw:formula="156209*logheight/2612594"/><draw:equation draw:name="f1164" draw:formula="885990*logwidth/2647519"/><draw:equation draw:name="f1165" draw:formula="133349*logheight/2612594"/><draw:equation draw:name="f1166" draw:formula="944092*logwidth/2647519"/><draw:equation draw:name="f1167" draw:formula="113347*logheight/2612594"/><draw:equation draw:name="f1168" draw:formula="968499*logwidth/2647519"/><draw:equation draw:name="f1169" draw:formula="108553*logheight/2612594"/><draw:equation draw:name="f1170" draw:formula="980289*logwidth/2647519"/><draw:equation draw:name="f1171" draw:formula="104524*logheight/2612594"/><draw:equation draw:name="f1172" draw:formula="1140765*logwidth/2647519"/><draw:equation draw:name="f1173" draw:formula="69904*logheight/2612594"/><draw:equation draw:name="f1174" draw:formula="1478088*logwidth/2647519"/><draw:equation draw:name="f1175" draw:formula="48458*logheight/2612594"/><draw:equation draw:name="f1176" draw:formula="1498447*logwidth/2647519"/><draw:equation draw:name="f1177" draw:formula="50482*logheight/2612594"/><draw:equation draw:name="f1178" draw:formula="1526070*logwidth/2647519"/><draw:equation draw:name="f1179" draw:formula="60007*logheight/2612594"/><draw:equation draw:name="f1180" draw:formula="1505115*logwidth/2647519"/><draw:equation draw:name="f1181" draw:formula="57150*logheight/2612594"/><draw:equation draw:name="f1182" draw:formula="1461300*logwidth/2647519"/><draw:equation draw:name="f1183" draw:formula="48577*logheight/2612594"/><draw:equation draw:name="f1184" draw:formula="1478088*logwidth/2647519"/><draw:equation draw:name="f1185" draw:formula="48458*logheight/2612594"/><draw:equation draw:name="f1186" draw:formula="1588935*logwidth/2647519"/><draw:equation draw:name="f1187" draw:formula="40957*logheight/2612594"/><draw:equation draw:name="f1188" draw:formula="1627987*logwidth/2647519"/><draw:equation draw:name="f1189" draw:formula="43814*logheight/2612594"/><draw:equation draw:name="f1190" draw:formula="1675612*logwidth/2647519"/><draw:equation draw:name="f1191" draw:formula="62864*logheight/2612594"/><draw:equation draw:name="f1192" draw:formula="1616557*logwidth/2647519"/><draw:equation draw:name="f1193" draw:formula="52387*logheight/2612594"/><draw:equation draw:name="f1194" draw:formula="1588935*logwidth/2647519"/><draw:equation draw:name="f1195" draw:formula="40957*logheight/2612594"/><draw:equation draw:name="f1196" draw:formula="1270324*logwidth/2647519"/><draw:equation draw:name="f1197" draw:formula="40719*logheight/2612594"/><draw:equation draw:name="f1198" draw:formula="1160310*logwidth/2647519"/><draw:equation draw:name="f1199" draw:formula="46672*logheight/2612594"/><draw:equation draw:name="f1200" draw:formula="1084110*logwidth/2647519"/><draw:equation draw:name="f1201" draw:formula="57149*logheight/2612594"/><draw:equation draw:name="f1202" draw:formula="1047915*logwidth/2647519"/><draw:equation draw:name="f1203" draw:formula="66674*logheight/2612594"/><draw:equation draw:name="f1204" draw:formula="1016482*logwidth/2647519"/><draw:equation draw:name="f1205" draw:formula="78104*logheight/2612594"/><draw:equation draw:name="f1206" draw:formula="972667*logwidth/2647519"/><draw:equation draw:name="f1207" draw:formula="83819*logheight/2612594"/><draw:equation draw:name="f1208" draw:formula="806932*logwidth/2647519"/><draw:equation draw:name="f1209" draw:formula="147637*logheight/2612594"/><draw:equation draw:name="f1210" draw:formula="746925*logwidth/2647519"/><draw:equation draw:name="f1211" draw:formula="174307*logheight/2612594"/><draw:equation draw:name="f1212" draw:formula="728827*logwidth/2647519"/><draw:equation draw:name="f1213" draw:formula="180974*logheight/2612594"/><draw:equation draw:name="f1214" draw:formula="712635*logwidth/2647519"/><draw:equation draw:name="f1215" draw:formula="189547*logheight/2612594"/><draw:equation draw:name="f1216" draw:formula="682155*logwidth/2647519"/><draw:equation draw:name="f1217" draw:formula="205739*logheight/2612594"/><draw:equation draw:name="f1218" draw:formula="634530*logwidth/2647519"/><draw:equation draw:name="f1219" draw:formula="230504*logheight/2612594"/><draw:equation draw:name="f1220" draw:formula="598335*logwidth/2647519"/><draw:equation draw:name="f1221" draw:formula="259079*logheight/2612594"/><draw:equation draw:name="f1222" draw:formula="493560*logwidth/2647519"/><draw:equation draw:name="f1223" draw:formula="340994*logheight/2612594"/><draw:equation draw:name="f1224" draw:formula="471664*logwidth/2647519"/><draw:equation draw:name="f1225" draw:formula="360034*logheight/2612594"/><draw:equation draw:name="f1226" draw:formula="450243*logwidth/2647519"/><draw:equation draw:name="f1227" draw:formula="379593*logheight/2612594"/><draw:equation draw:name="f1228" draw:formula="450697*logwidth/2647519"/><draw:equation draw:name="f1229" draw:formula="380047*logheight/2612594"/><draw:equation draw:name="f1230" draw:formula="285915*logwidth/2647519"/><draw:equation draw:name="f1231" draw:formula="573404*logheight/2612594"/><draw:equation draw:name="f1232" draw:formula="252577*logwidth/2647519"/><draw:equation draw:name="f1233" draw:formula="619124*logheight/2612594"/><draw:equation draw:name="f1234" draw:formula="237337*logwidth/2647519"/><draw:equation draw:name="f1235" draw:formula="646747*logheight/2612594"/><draw:equation draw:name="f1236" draw:formula="222097*logwidth/2647519"/><draw:equation draw:name="f1237" draw:formula="672464*logheight/2612594"/><draw:equation draw:name="f1238" draw:formula="193522*logwidth/2647519"/><draw:equation draw:name="f1239" draw:formula="725804*logheight/2612594"/><draw:equation draw:name="f1240" draw:formula="162439*logwidth/2647519"/><draw:equation draw:name="f1241" draw:formula="774785*logheight/2612594"/><draw:equation draw:name="f1242" draw:formula="162090*logwidth/2647519"/><draw:equation draw:name="f1243" draw:formula="776287*logheight/2612594"/><draw:equation draw:name="f1244" draw:formula="151612*logwidth/2647519"/><draw:equation draw:name="f1245" draw:formula="804862*logheight/2612594"/><draw:equation draw:name="f1246" draw:formula="143992*logwidth/2647519"/><draw:equation draw:name="f1247" draw:formula="818197*logheight/2612594"/><draw:equation draw:name="f1248" draw:formula="142087*logwidth/2647519"/><draw:equation draw:name="f1249" draw:formula="820102*logheight/2612594"/><draw:equation draw:name="f1250" draw:formula="133634*logwidth/2647519"/><draw:equation draw:name="f1251" draw:formula="848201*logheight/2612594"/><draw:equation draw:name="f1252" draw:formula="131610*logwidth/2647519"/><draw:equation draw:name="f1253" draw:formula="864870*logheight/2612594"/><draw:equation draw:name="f1254" draw:formula="129705*logwidth/2647519"/><draw:equation draw:name="f1255" draw:formula="888682*logheight/2612594"/><draw:equation draw:name="f1256" draw:formula="116370*logwidth/2647519"/><draw:equation draw:name="f1257" draw:formula="927735*logheight/2612594"/><draw:equation draw:name="f1258" draw:formula="103987*logwidth/2647519"/><draw:equation draw:name="f1259" draw:formula="966787*logheight/2612594"/><draw:equation draw:name="f1260" draw:formula="90652*logwidth/2647519"/><draw:equation draw:name="f1261" draw:formula="1023937*logheight/2612594"/><draw:equation draw:name="f1262" draw:formula="83032*logwidth/2647519"/><draw:equation draw:name="f1263" draw:formula="1076325*logheight/2612594"/><draw:equation draw:name="f1264" draw:formula="78270*logwidth/2647519"/><draw:equation draw:name="f1265" draw:formula="1128712*logheight/2612594"/><draw:equation draw:name="f1266" draw:formula="84937*logwidth/2647519"/><draw:equation draw:name="f1267" draw:formula="1092517*logheight/2612594"/><draw:equation draw:name="f1268" draw:formula="85555*logwidth/2647519"/><draw:equation draw:name="f1269" draw:formula="1089530*logheight/2612594"/><draw:equation draw:name="f1270" draw:formula="86842*logwidth/2647519"/><draw:equation draw:name="f1271" draw:formula="1075372*logheight/2612594"/><draw:equation draw:name="f1272" draw:formula="94462*logwidth/2647519"/><draw:equation draw:name="f1273" draw:formula="1022985*logheight/2612594"/><draw:equation draw:name="f1274" draw:formula="96848*logwidth/2647519"/><draw:equation draw:name="f1275" draw:formula="1023781*logheight/2612594"/><draw:equation draw:name="f1276" draw:formula="97055*logwidth/2647519"/><draw:equation draw:name="f1277" draw:formula="1022896*logheight/2612594"/><draw:equation draw:name="f1278" draw:formula="94463*logwidth/2647519"/><draw:equation draw:name="f1279" draw:formula="1022032*logheight/2612594"/><draw:equation draw:name="f1280" draw:formula="107798*logwidth/2647519"/><draw:equation draw:name="f1281" draw:formula="964882*logheight/2612594"/><draw:equation draw:name="f1282" draw:formula="120180*logwidth/2647519"/><draw:equation draw:name="f1283" draw:formula="925829*logheight/2612594"/><draw:equation draw:name="f1284" draw:formula="133454*logwidth/2647519"/><draw:equation draw:name="f1285" draw:formula="886956*logheight/2612594"/><draw:equation draw:name="f1286" draw:formula="132563*logwidth/2647519"/><draw:equation draw:name="f1287" draw:formula="886777*logheight/2612594"/><draw:equation draw:name="f1288" draw:formula="134468*logwidth/2647519"/><draw:equation draw:name="f1289" draw:formula="862965*logheight/2612594"/><draw:equation draw:name="f1290" draw:formula="144945*logwidth/2647519"/><draw:equation draw:name="f1291" draw:formula="818197*logheight/2612594"/><draw:equation draw:name="f1292" draw:formula="152565*logwidth/2647519"/><draw:equation draw:name="f1293" draw:formula="804862*logheight/2612594"/><draw:equation draw:name="f1294" draw:formula="152821*logwidth/2647519"/><draw:equation draw:name="f1295" draw:formula="804166*logheight/2612594"/><draw:equation draw:name="f1296" draw:formula="163043*logwidth/2647519"/><draw:equation draw:name="f1297" draw:formula="776287*logheight/2612594"/><draw:equation draw:name="f1298" draw:formula="194475*logwidth/2647519"/><draw:equation draw:name="f1299" draw:formula="726757*logheight/2612594"/><draw:equation draw:name="f1300" draw:formula="223050*logwidth/2647519"/><draw:equation draw:name="f1301" draw:formula="673417*logheight/2612594"/><draw:equation draw:name="f1302" draw:formula="238290*logwidth/2647519"/><draw:equation draw:name="f1303" draw:formula="647700*logheight/2612594"/><draw:equation draw:name="f1304" draw:formula="253530*logwidth/2647519"/><draw:equation draw:name="f1305" draw:formula="620077*logheight/2612594"/><draw:equation draw:name="f1306" draw:formula="286868*logwidth/2647519"/><draw:equation draw:name="f1307" draw:formula="574357*logheight/2612594"/><draw:equation draw:name="f1308" draw:formula="451650*logwidth/2647519"/><draw:equation draw:name="f1309" draw:formula="381000*logheight/2612594"/><draw:equation draw:name="f1310" draw:formula="495465*logwidth/2647519"/><draw:equation draw:name="f1311" draw:formula="340995*logheight/2612594"/><draw:equation draw:name="f1312" draw:formula="600240*logwidth/2647519"/><draw:equation draw:name="f1313" draw:formula="259080*logheight/2612594"/><draw:equation draw:name="f1314" draw:formula="636435*logwidth/2647519"/><draw:equation draw:name="f1315" draw:formula="230505*logheight/2612594"/><draw:equation draw:name="f1316" draw:formula="684060*logwidth/2647519"/><draw:equation draw:name="f1317" draw:formula="205740*logheight/2612594"/><draw:equation draw:name="f1318" draw:formula="714540*logwidth/2647519"/><draw:equation draw:name="f1319" draw:formula="189547*logheight/2612594"/><draw:equation draw:name="f1320" draw:formula="730733*logwidth/2647519"/><draw:equation draw:name="f1321" draw:formula="180975*logheight/2612594"/><draw:equation draw:name="f1322" draw:formula="748830*logwidth/2647519"/><draw:equation draw:name="f1323" draw:formula="174307*logheight/2612594"/><draw:equation draw:name="f1324" draw:formula="808838*logwidth/2647519"/><draw:equation draw:name="f1325" draw:formula="147637*logheight/2612594"/><draw:equation draw:name="f1326" draw:formula="974573*logwidth/2647519"/><draw:equation draw:name="f1327" draw:formula="83820*logheight/2612594"/><draw:equation draw:name="f1328" draw:formula="1018388*logwidth/2647519"/><draw:equation draw:name="f1329" draw:formula="78105*logheight/2612594"/><draw:equation draw:name="f1330" draw:formula="1049820*logwidth/2647519"/><draw:equation draw:name="f1331" draw:formula="66675*logheight/2612594"/><draw:equation draw:name="f1332" draw:formula="1086015*logwidth/2647519"/><draw:equation draw:name="f1333" draw:formula="57150*logheight/2612594"/><draw:equation draw:name="f1334" draw:formula="1162215*logwidth/2647519"/><draw:equation draw:name="f1335" draw:formula="46672*logheight/2612594"/><draw:equation draw:name="f1336" draw:formula="1272229*logwidth/2647519"/><draw:equation draw:name="f1337" draw:formula="41076*logheight/2612594"/><draw:equation draw:name="f1338" draw:formula="1360655*logwidth/2647519"/><draw:equation draw:name="f1339" draw:formula="44043*logheight/2612594"/><draw:equation draw:name="f1340" draw:formula="1404150*logwidth/2647519"/><draw:equation draw:name="f1341" draw:formula="0*logheight/2612594"/><draw:equation draw:name="f1342" draw:formula="1448917*logwidth/2647519"/><draw:equation draw:name="f1343" draw:formula="2857*logheight/2612594"/><draw:equation draw:name="f1344" draw:formula="1494637*logwidth/2647519"/><draw:equation draw:name="f1345" draw:formula="7620*logheight/2612594"/><draw:equation draw:name="f1346" draw:formula="1525117*logwidth/2647519"/><draw:equation draw:name="f1347" draw:formula="15240*logheight/2612594"/><draw:equation draw:name="f1348" draw:formula="1545120*logwidth/2647519"/><draw:equation draw:name="f1349" draw:formula="24765*logheight/2612594"/><draw:equation draw:name="f1350" draw:formula="1569885*logwidth/2647519"/><draw:equation draw:name="f1351" draw:formula="20002*logheight/2612594"/><draw:equation draw:name="f1352" draw:formula="1607032*logwidth/2647519"/><draw:equation draw:name="f1353" draw:formula="28575*logheight/2612594"/><draw:equation draw:name="f1354" draw:formula="1629892*logwidth/2647519"/><draw:equation draw:name="f1355" draw:formula="35242*logheight/2612594"/><draw:equation draw:name="f1356" draw:formula="1628940*logwidth/2647519"/><draw:equation draw:name="f1357" draw:formula="36195*logheight/2612594"/><draw:equation draw:name="f1358" draw:formula="1627987*logwidth/2647519"/><draw:equation draw:name="f1359" draw:formula="42862*logheight/2612594"/><draw:equation draw:name="f1360" draw:formula="1588935*logwidth/2647519"/><draw:equation draw:name="f1361" draw:formula="40005*logheight/2612594"/><draw:equation draw:name="f1362" draw:formula="1575600*logwidth/2647519"/><draw:equation draw:name="f1363" draw:formula="36195*logheight/2612594"/><draw:equation draw:name="f1364" draw:formula="1562265*logwidth/2647519"/><draw:equation draw:name="f1365" draw:formula="33337*logheight/2612594"/><draw:equation draw:name="f1366" draw:formula="1536547*logwidth/2647519"/><draw:equation draw:name="f1367" draw:formula="27622*logheight/2612594"/><draw:equation draw:name="f1368" draw:formula="1510830*logwidth/2647519"/><draw:equation draw:name="f1369" draw:formula="21907*logheight/2612594"/><draw:equation draw:name="f1370" draw:formula="1484160*logwidth/2647519"/><draw:equation draw:name="f1371" draw:formula="18097*logheight/2612594"/><draw:equation draw:name="f1372" draw:formula="1454633*logwidth/2647519"/><draw:equation draw:name="f1373" draw:formula="18097*logheight/2612594"/><draw:equation draw:name="f1374" draw:formula="1430820*logwidth/2647519"/><draw:equation draw:name="f1375" draw:formula="18097*logheight/2612594"/><draw:equation draw:name="f1376" draw:formula="1393673*logwidth/2647519"/><draw:equation draw:name="f1377" draw:formula="18097*logheight/2612594"/><draw:equation draw:name="f1378" draw:formula="1391928*logwidth/2647519"/><draw:equation draw:name="f1379" draw:formula="17540*logheight/2612594"/><draw:equation draw:name="f1380" draw:formula="1375575*logwidth/2647519"/><draw:equation draw:name="f1381" draw:formula="25717*logheight/2612594"/><draw:equation draw:name="f1382" draw:formula="1381290*logwidth/2647519"/><draw:equation draw:name="f1383" draw:formula="35242*logheight/2612594"/><draw:equation draw:name="f1384" draw:formula="1438440*logwidth/2647519"/><draw:equation draw:name="f1385" draw:formula="46672*logheight/2612594"/><draw:equation draw:name="f1386" draw:formula="1413008*logwidth/2647519"/><draw:equation draw:name="f1387" draw:formula="47116*logheight/2612594"/><draw:equation draw:name="f1388" draw:formula="1413437*logwidth/2647519"/><draw:equation draw:name="f1389" draw:formula="47149*logheight/2612594"/><draw:equation draw:name="f1390" draw:formula="1440345*logwidth/2647519"/><draw:equation draw:name="f1391" draw:formula="46672*logheight/2612594"/><draw:equation draw:name="f1392" draw:formula="1463205*logwidth/2647519"/><draw:equation draw:name="f1393" draw:formula="49530*logheight/2612594"/><draw:equation draw:name="f1394" draw:formula="1507020*logwidth/2647519"/><draw:equation draw:name="f1395" draw:formula="58102*logheight/2612594"/><draw:equation draw:name="f1396" draw:formula="1527975*logwidth/2647519"/><draw:equation draw:name="f1397" draw:formula="60960*logheight/2612594"/><draw:equation draw:name="f1398" draw:formula="1563218*logwidth/2647519"/><draw:equation draw:name="f1399" draw:formula="68580*logheight/2612594"/><draw:equation draw:name="f1400" draw:formula="1599413*logwidth/2647519"/><draw:equation draw:name="f1401" draw:formula="76200*logheight/2612594"/><draw:equation draw:name="f1402" draw:formula="1634655*logwidth/2647519"/><draw:equation draw:name="f1403" draw:formula="84772*logheight/2612594"/><draw:equation draw:name="f1404" draw:formula="1669898*logwidth/2647519"/><draw:equation draw:name="f1405" draw:formula="95250*logheight/2612594"/><draw:equation draw:name="f1406" draw:formula="1687043*logwidth/2647519"/><draw:equation draw:name="f1407" draw:formula="100012*logheight/2612594"/><draw:equation draw:name="f1408" draw:formula="1704188*logwidth/2647519"/><draw:equation draw:name="f1409" draw:formula="105727*logheight/2612594"/><draw:equation draw:name="f1410" draw:formula="1704409*logwidth/2647519"/><draw:equation draw:name="f1411" draw:formula="105929*logheight/2612594"/><draw:equation draw:name="f1412" draw:formula="1716704*logwidth/2647519"/><draw:equation draw:name="f1413" draw:formula="108049*logheight/2612594"/><draw:equation draw:name="f1414" draw:formula="1746499*logwidth/2647519"/><draw:equation draw:name="f1415" draw:formula="119121*logheight/2612594"/><draw:equation draw:name="f1416" draw:formula="1750661*logwidth/2647519"/><draw:equation draw:name="f1417" draw:formula="125427*logheight/2612594"/><draw:equation draw:name="f1418" draw:formula="1751813*logwidth/2647519"/><draw:equation draw:name="f1419" draw:formula="125730*logheight/2612594"/><draw:equation draw:name="f1420" draw:formula="1778483*logwidth/2647519"/><draw:equation draw:name="f1421" draw:formula="136207*logheight/2612594"/><draw:equation draw:name="f1422" draw:formula="1801343*logwidth/2647519"/><draw:equation draw:name="f1423" draw:formula="145732*logheight/2612594"/><draw:equation draw:name="f1424" draw:formula="1824203*logwidth/2647519"/><draw:equation draw:name="f1425" draw:formula="156210*logheight/2612594"/><draw:equation draw:name="f1426" draw:formula="1841348*logwidth/2647519"/><draw:equation draw:name="f1427" draw:formula="165735*logheight/2612594"/><draw:equation draw:name="f1428" draw:formula="1852778*logwidth/2647519"/><draw:equation draw:name="f1429" draw:formula="171450*logheight/2612594"/><draw:equation draw:name="f1430" draw:formula="1865160*logwidth/2647519"/><draw:equation draw:name="f1431" draw:formula="178117*logheight/2612594"/><draw:equation draw:name="f1432" draw:formula="1907070*logwidth/2647519"/><draw:equation draw:name="f1433" draw:formula="201930*logheight/2612594"/><draw:equation draw:name="f1434" draw:formula="1960410*logwidth/2647519"/><draw:equation draw:name="f1435" draw:formula="236220*logheight/2612594"/><draw:equation draw:name="f1436" draw:formula="1988033*logwidth/2647519"/><draw:equation draw:name="f1437" draw:formula="255270*logheight/2612594"/><draw:equation draw:name="f1438" draw:formula="1988833*logwidth/2647519"/><draw:equation draw:name="f1439" draw:formula="255841*logheight/2612594"/><draw:equation draw:name="f1440" draw:formula="2002949*logwidth/2647519"/><draw:equation draw:name="f1441" draw:formula="264417*logheight/2612594"/><draw:equation draw:name="f1442" draw:formula="2540483*logwidth/2647519"/><draw:equation draw:name="f1443" draw:formula="1275397*logheight/2612594"/><draw:equation draw:name="f1444" draw:formula="2540081*logwidth/2647519"/><draw:equation draw:name="f1445" draw:formula="1283368*logheight/2612594"/><draw:equation draw:name="f1446" draw:formula="2550960*logwidth/2647519"/><draw:equation draw:name="f1447" draw:formula="1284922*logheight/2612594"/><draw:equation draw:name="f1448" draw:formula="2561437*logwidth/2647519"/><draw:equation draw:name="f1449" draw:formula="1292542*logheight/2612594"/><draw:equation draw:name="f1450" draw:formula="2566200*logwidth/2647519"/><draw:equation draw:name="f1451" draw:formula="1318259*logheight/2612594"/><draw:equation draw:name="f1452" draw:formula="2584297*logwidth/2647519"/><draw:equation draw:name="f1453" draw:formula="1348739*logheight/2612594"/><draw:equation draw:name="f1454" draw:formula="2591918*logwidth/2647519"/><draw:equation draw:name="f1455" draw:formula="1349432*logheight/2612594"/><draw:equation draw:name="f1456" draw:formula="2591918*logwidth/2647519"/><draw:equation draw:name="f1457" draw:formula="1342072*logheight/2612594"/><draw:equation draw:name="f1458" draw:formula="2599661*logwidth/2647519"/><draw:equation draw:name="f1459" draw:formula="1320563*logheight/2612594"/><draw:equation draw:name="f1460" draw:formula="2599537*logwidth/2647519"/><draw:equation draw:name="f1461" draw:formula="1316355*logheight/2612594"/><draw:equation draw:name="f1462" draw:formula="2607157*logwidth/2647519"/><draw:equation draw:name="f1463" draw:formula="1290637*logheight/2612594"/><draw:equation draw:name="f1464" draw:formula="2617635*logwidth/2647519"/><draw:equation draw:name="f1465" draw:formula="1290637*logheight/2612594"/><draw:equation draw:name="f1466" draw:formula="2633827*logwidth/2647519"/><draw:equation draw:name="f1467" draw:formula="1280160*logheight/2612594"/><draw:equation draw:name="f1468" draw:formula="2635732*logwidth/2647519"/><draw:equation draw:name="f1469" draw:formula="1322070*logheight/2612594"/><draw:equation draw:name="f1470" draw:formula="2630970*logwidth/2647519"/><draw:equation draw:name="f1471" draw:formula="1342072*logheight/2612594"/><draw:equation draw:name="f1472" draw:formula="2625255*logwidth/2647519"/><draw:equation draw:name="f1473" draw:formula="1361122*logheight/2612594"/><draw:equation draw:name="f1474" draw:formula="2622397*logwidth/2647519"/><draw:equation draw:name="f1475" draw:formula="1392555*logheight/2612594"/><draw:equation draw:name="f1476" draw:formula="2621445*logwidth/2647519"/><draw:equation draw:name="f1477" draw:formula="1408747*logheight/2612594"/><draw:equation draw:name="f1478" draw:formula="2619540*logwidth/2647519"/><draw:equation draw:name="f1479" draw:formula="1424940*logheight/2612594"/><draw:equation draw:name="f1480" draw:formula="2615479*logwidth/2647519"/><draw:equation draw:name="f1481" draw:formula="1427648*logheight/2612594"/><draw:equation draw:name="f1482" draw:formula="2615730*logwidth/2647519"/><draw:equation draw:name="f1483" draw:formula="1428749*logheight/2612594"/><draw:equation draw:name="f1484" draw:formula="2619621*logwidth/2647519"/><draw:equation draw:name="f1485" draw:formula="1426155*logheight/2612594"/><draw:equation draw:name="f1486" draw:formula="2621445*logwidth/2647519"/><draw:equation draw:name="f1487" draw:formula="1410652*logheight/2612594"/><draw:equation draw:name="f1488" draw:formula="2622397*logwidth/2647519"/><draw:equation draw:name="f1489" draw:formula="1394460*logheight/2612594"/><draw:equation draw:name="f1490" draw:formula="2625255*logwidth/2647519"/><draw:equation draw:name="f1491" draw:formula="1363027*logheight/2612594"/><draw:equation draw:name="f1492" draw:formula="2630970*logwidth/2647519"/><draw:equation draw:name="f1493" draw:formula="1343977*logheight/2612594"/><draw:equation draw:name="f1494" draw:formula="2635732*logwidth/2647519"/><draw:equation draw:name="f1495" draw:formula="1323975*logheight/2612594"/><draw:equation draw:name="f1496" draw:formula="2643352*logwidth/2647519"/><draw:equation draw:name="f1497" draw:formula="1329690*logheight/2612594"/><draw:equation draw:name="f1498" draw:formula="2642400*logwidth/2647519"/><draw:equation draw:name="f1499" draw:formula="1343977*logheight/2612594"/><draw:equation draw:name="f1500" draw:formula="2640495*logwidth/2647519"/><draw:equation draw:name="f1501" draw:formula="1358265*logheight/2612594"/><draw:equation draw:name="f1502" draw:formula="2639542*logwidth/2647519"/><draw:equation draw:name="f1503" draw:formula="1384935*logheight/2612594"/><draw:equation draw:name="f1504" draw:formula="2637637*logwidth/2647519"/><draw:equation draw:name="f1505" draw:formula="1416367*logheight/2612594"/><draw:equation draw:name="f1506" draw:formula="2632875*logwidth/2647519"/><draw:equation draw:name="f1507" draw:formula="1449705*logheight/2612594"/><draw:equation draw:name="f1508" draw:formula="2627160*logwidth/2647519"/><draw:equation draw:name="f1509" draw:formula="1484947*logheight/2612594"/><draw:equation draw:name="f1510" draw:formula="2620492*logwidth/2647519"/><draw:equation draw:name="f1511" draw:formula="1519237*logheight/2612594"/><draw:equation draw:name="f1512" draw:formula="2608110*logwidth/2647519"/><draw:equation draw:name="f1513" draw:formula="1591627*logheight/2612594"/><draw:equation draw:name="f1514" draw:formula="2596680*logwidth/2647519"/><draw:equation draw:name="f1515" draw:formula="1598295*logheight/2612594"/><draw:equation draw:name="f1516" draw:formula="2582392*logwidth/2647519"/><draw:equation draw:name="f1517" draw:formula="1640205*logheight/2612594"/><draw:equation draw:name="f1518" draw:formula="2578582*logwidth/2647519"/><draw:equation draw:name="f1519" draw:formula="1680210*logheight/2612594"/><draw:equation draw:name="f1520" draw:formula="2576677*logwidth/2647519"/><draw:equation draw:name="f1521" draw:formula="1685925*logheight/2612594"/><draw:equation draw:name="f1522" draw:formula="2560485*logwidth/2647519"/><draw:equation draw:name="f1523" draw:formula="1729740*logheight/2612594"/><draw:equation draw:name="f1524" draw:formula="2555722*logwidth/2647519"/><draw:equation draw:name="f1525" draw:formula="1733550*logheight/2612594"/><draw:equation draw:name="f1526" draw:formula="2535720*logwidth/2647519"/><draw:equation draw:name="f1527" draw:formula="1780222*logheight/2612594"/><draw:equation draw:name="f1528" draw:formula="2556675*logwidth/2647519"/><draw:equation draw:name="f1529" draw:formula="1733550*logheight/2612594"/><draw:equation draw:name="f1530" draw:formula="2561437*logwidth/2647519"/><draw:equation draw:name="f1531" draw:formula="1729740*logheight/2612594"/><draw:equation draw:name="f1532" draw:formula="2530957*logwidth/2647519"/><draw:equation draw:name="f1533" draw:formula="1816417*logheight/2612594"/><draw:equation draw:name="f1534" draw:formula="2514765*logwidth/2647519"/><draw:equation draw:name="f1535" draw:formula="1824990*logheight/2612594"/><draw:equation draw:name="f1536" draw:formula="2511407*logwidth/2647519"/><draw:equation draw:name="f1537" draw:formula="1831707*logheight/2612594"/><draw:equation draw:name="f1538" draw:formula="2511908*logwidth/2647519"/><draw:equation draw:name="f1539" draw:formula="1832609*logheight/2612594"/><draw:equation draw:name="f1540" draw:formula="2515718*logwidth/2647519"/><draw:equation draw:name="f1541" draw:formula="1824989*logheight/2612594"/><draw:equation draw:name="f1542" draw:formula="2531910*logwidth/2647519"/><draw:equation draw:name="f1543" draw:formula="1816417*logheight/2612594"/><draw:equation draw:name="f1544" draw:formula="2520480*logwidth/2647519"/><draw:equation draw:name="f1545" draw:formula="1848802*logheight/2612594"/><draw:equation draw:name="f1546" draw:formula="2499525*logwidth/2647519"/><draw:equation draw:name="f1547" draw:formula="1886902*logheight/2612594"/><draw:equation draw:name="f1548" draw:formula="2489048*logwidth/2647519"/><draw:equation draw:name="f1549" draw:formula="1905952*logheight/2612594"/><draw:equation draw:name="f1550" draw:formula="2477618*logwidth/2647519"/><draw:equation draw:name="f1551" draw:formula="1925002*logheight/2612594"/><draw:equation draw:name="f1552" draw:formula="2469045*logwidth/2647519"/><draw:equation draw:name="f1553" draw:formula="1939289*logheight/2612594"/><draw:equation draw:name="f1554" draw:formula="2456663*logwidth/2647519"/><draw:equation draw:name="f1555" draw:formula="1966912*logheight/2612594"/><draw:equation draw:name="f1556" draw:formula="2443328*logwidth/2647519"/><draw:equation draw:name="f1557" draw:formula="1993582*logheight/2612594"/><draw:equation draw:name="f1558" draw:formula="2422373*logwidth/2647519"/><draw:equation draw:name="f1559" draw:formula="2022157*logheight/2612594"/><draw:equation draw:name="f1560" draw:formula="2401418*logwidth/2647519"/><draw:equation draw:name="f1561" draw:formula="2048827*logheight/2612594"/><draw:equation draw:name="f1562" draw:formula="2402291*logwidth/2647519"/><draw:equation draw:name="f1563" draw:formula="2047029*logheight/2612594"/><draw:equation draw:name="f1564" draw:formula="2378557*logwidth/2647519"/><draw:equation draw:name="f1565" draw:formula="2079307*logheight/2612594"/><draw:equation draw:name="f1566" draw:formula="2327122*logwidth/2647519"/><draw:equation draw:name="f1567" draw:formula="2135505*logheight/2612594"/><draw:equation draw:name="f1568" draw:formula="2316996*logwidth/2647519"/><draw:equation draw:name="f1569" draw:formula="2151085*logheight/2612594"/><draw:equation draw:name="f1570" draw:formula="2327122*logwidth/2647519"/><draw:equation draw:name="f1571" draw:formula="2136457*logheight/2612594"/><draw:equation draw:name="f1572" draw:formula="2378557*logwidth/2647519"/><draw:equation draw:name="f1573" draw:formula="2080259*logheight/2612594"/><draw:equation draw:name="f1574" draw:formula="2339505*logwidth/2647519"/><draw:equation draw:name="f1575" draw:formula="2139314*logheight/2612594"/><draw:equation draw:name="f1576" draw:formula="2319383*logwidth/2647519"/><draw:equation draw:name="f1577" draw:formula="2160389*logheight/2612594"/><draw:equation draw:name="f1578" draw:formula="2303230*logwidth/2647519"/><draw:equation draw:name="f1579" draw:formula="2172263*logheight/2612594"/><draw:equation draw:name="f1580" draw:formula="2302357*logwidth/2647519"/><draw:equation draw:name="f1581" draw:formula="2173605*logheight/2612594"/><draw:equation draw:name="f1582" draw:formula="2292258*logwidth/2647519"/><draw:equation draw:name="f1583" draw:formula="2181374*logheight/2612594"/><draw:equation draw:name="f1584" draw:formula="2291880*logwidth/2647519"/><draw:equation draw:name="f1585" draw:formula="2184082*logheight/2612594"/><draw:equation draw:name="f1586" draw:formula="2247112*logwidth/2647519"/><draw:equation draw:name="f1587" draw:formula="2229802*logheight/2612594"/><draw:equation draw:name="f1588" draw:formula="2199487*logwidth/2647519"/><draw:equation draw:name="f1589" draw:formula="2273617*logheight/2612594"/><draw:equation draw:name="f1590" draw:formula="2197285*logwidth/2647519"/><draw:equation draw:name="f1591" draw:formula="2275215*logheight/2612594"/><draw:equation draw:name="f1592" draw:formula="2181390*logwidth/2647519"/><draw:equation draw:name="f1593" draw:formula="2295524*logheight/2612594"/><draw:equation draw:name="f1594" draw:formula="2143290*logwidth/2647519"/><draw:equation draw:name="f1595" draw:formula="2324099*logheight/2612594"/><draw:equation draw:name="f1596" draw:formula="2107681*logwidth/2647519"/><draw:equation draw:name="f1597" draw:formula="2350806*logheight/2612594"/><draw:equation draw:name="f1598" draw:formula="2107553*logwidth/2647519"/><draw:equation draw:name="f1599" draw:formula="2350961*logheight/2612594"/><draw:equation draw:name="f1600" draw:formula="2143290*logwidth/2647519"/><draw:equation draw:name="f1601" draw:formula="2325052*logheight/2612594"/><draw:equation draw:name="f1602" draw:formula="2181390*logwidth/2647519"/><draw:equation draw:name="f1603" draw:formula="2296477*logheight/2612594"/><draw:equation draw:name="f1604" draw:formula="2149957*logwidth/2647519"/><draw:equation draw:name="f1605" draw:formula="2327909*logheight/2612594"/><draw:equation draw:name="f1606" draw:formula="2124359*logwidth/2647519"/><draw:equation draw:name="f1607" draw:formula="2344578*logheight/2612594"/><draw:equation draw:name="f1608" draw:formula="2106651*logwidth/2647519"/><draw:equation draw:name="f1609" draw:formula="2352057*logheight/2612594"/><draw:equation draw:name="f1610" draw:formula="2106142*logwidth/2647519"/><draw:equation draw:name="f1611" draw:formula="2352675*logheight/2612594"/><draw:equation draw:name="f1612" draw:formula="2087092*logwidth/2647519"/><draw:equation draw:name="f1613" draw:formula="2365057*logheight/2612594"/><draw:equation draw:name="f1614" draw:formula="2079914*logwidth/2647519"/><draw:equation draw:name="f1615" draw:formula="2368384*logheight/2612594"/><draw:equation draw:name="f1616" draw:formula="2061852*logwidth/2647519"/><draw:equation draw:name="f1617" draw:formula="2383036*logheight/2612594"/><draw:equation draw:name="f1618" draw:formula="2044230*logwidth/2647519"/><draw:equation draw:name="f1619" draw:formula="2395537*logheight/2612594"/><draw:equation draw:name="f1620" draw:formula="2017560*logwidth/2647519"/><draw:equation draw:name="f1621" draw:formula="2412682*logheight/2612594"/><draw:equation draw:name="f1622" draw:formula="2008988*logwidth/2647519"/><draw:equation draw:name="f1623" draw:formula="2413635*logheight/2612594"/><draw:equation draw:name="f1624" draw:formula="1999460*logwidth/2647519"/><draw:equation draw:name="f1625" draw:formula="2417870*logheight/2612594"/><draw:equation draw:name="f1626" draw:formula="1997979*logwidth/2647519"/><draw:equation draw:name="f1627" draw:formula="2418995*logheight/2612594"/><draw:equation draw:name="f1628" draw:formula="2009940*logwidth/2647519"/><draw:equation draw:name="f1629" draw:formula="2414587*logheight/2612594"/><draw:equation draw:name="f1630" draw:formula="2018513*logwidth/2647519"/><draw:equation draw:name="f1631" draw:formula="2413635*logheight/2612594"/><draw:equation draw:name="f1632" draw:formula="1984223*logwidth/2647519"/><draw:equation draw:name="f1633" draw:formula="2439352*logheight/2612594"/><draw:equation draw:name="f1634" draw:formula="1962315*logwidth/2647519"/><draw:equation draw:name="f1635" draw:formula="2450783*logheight/2612594"/><draw:equation draw:name="f1636" draw:formula="1940408*logwidth/2647519"/><draw:equation draw:name="f1637" draw:formula="2461260*logheight/2612594"/><draw:equation draw:name="f1638" draw:formula="1924934*logwidth/2647519"/><draw:equation draw:name="f1639" draw:formula="2463581*logheight/2612594"/><draw:equation draw:name="f1640" draw:formula="1922310*logwidth/2647519"/><draw:equation draw:name="f1641" draw:formula="2465070*logheight/2612594"/><draw:equation draw:name="f1642" draw:formula="1849920*logwidth/2647519"/><draw:equation draw:name="f1643" draw:formula="2496502*logheight/2612594"/><draw:equation draw:name="f1644" draw:formula="1846229*logwidth/2647519"/><draw:equation draw:name="f1645" draw:formula="2497341*logheight/2612594"/><draw:equation draw:name="f1646" draw:formula="1824203*logwidth/2647519"/><draw:equation draw:name="f1647" draw:formula="2511742*logheight/2612594"/><draw:equation draw:name="f1648" draw:formula="1836585*logwidth/2647519"/><draw:equation draw:name="f1649" draw:formula="2515552*logheight/2612594"/><draw:equation draw:name="f1650" draw:formula="1790865*logwidth/2647519"/><draw:equation draw:name="f1651" draw:formula="2535555*logheight/2612594"/><draw:equation draw:name="f1652" draw:formula="1794675*logwidth/2647519"/><draw:equation draw:name="f1653" draw:formula="2522220*logheight/2612594"/><draw:equation draw:name="f1654" draw:formula="1779435*logwidth/2647519"/><draw:equation draw:name="f1655" draw:formula="2527935*logheight/2612594"/><draw:equation draw:name="f1656" draw:formula="1765148*logwidth/2647519"/><draw:equation draw:name="f1657" draw:formula="2532697*logheight/2612594"/><draw:equation draw:name="f1658" draw:formula="1735620*logwidth/2647519"/><draw:equation draw:name="f1659" draw:formula="2542222*logheight/2612594"/><draw:equation draw:name="f1660" draw:formula="1731675*logwidth/2647519"/><draw:equation draw:name="f1661" draw:formula="2537487*logheight/2612594"/><draw:equation draw:name="f1662" draw:formula="1717522*logwidth/2647519"/><draw:equation draw:name="f1663" draw:formula="2540317*logheight/2612594"/><draw:equation draw:name="f1664" draw:formula="1700377*logwidth/2647519"/><draw:equation draw:name="f1665" draw:formula="2544127*logheight/2612594"/><draw:equation draw:name="f1666" draw:formula="1665135*logwidth/2647519"/><draw:equation draw:name="f1667" draw:formula="2552700*logheight/2612594"/><draw:equation draw:name="f1668" draw:formula="1663973*logwidth/2647519"/><draw:equation draw:name="f1669" draw:formula="2553240*logheight/2612594"/><draw:equation draw:name="f1670" draw:formula="1697520*logwidth/2647519"/><draw:equation draw:name="f1671" draw:formula="2545079*logheight/2612594"/><draw:equation draw:name="f1672" draw:formula="1714665*logwidth/2647519"/><draw:equation draw:name="f1673" draw:formula="2541269*logheight/2612594"/><draw:equation draw:name="f1674" draw:formula="1728952*logwidth/2647519"/><draw:equation draw:name="f1675" draw:formula="2538412*logheight/2612594"/><draw:equation draw:name="f1676" draw:formula="1734667*logwidth/2647519"/><draw:equation draw:name="f1677" draw:formula="2543174*logheight/2612594"/><draw:equation draw:name="f1678" draw:formula="1764195*logwidth/2647519"/><draw:equation draw:name="f1679" draw:formula="2533649*logheight/2612594"/><draw:equation draw:name="f1680" draw:formula="1778482*logwidth/2647519"/><draw:equation draw:name="f1681" draw:formula="2528887*logheight/2612594"/><draw:equation draw:name="f1682" draw:formula="1793722*logwidth/2647519"/><draw:equation draw:name="f1683" draw:formula="2523172*logheight/2612594"/><draw:equation draw:name="f1684" draw:formula="1789912*logwidth/2647519"/><draw:equation draw:name="f1685" draw:formula="2536507*logheight/2612594"/><draw:equation draw:name="f1686" draw:formula="1749907*logwidth/2647519"/><draw:equation draw:name="f1687" draw:formula="2555557*logheight/2612594"/><draw:equation draw:name="f1688" draw:formula="1747946*logwidth/2647519"/><draw:equation draw:name="f1689" draw:formula="2555008*logheight/2612594"/><draw:equation draw:name="f1690" draw:formula="1720380*logwidth/2647519"/><draw:equation draw:name="f1691" draw:formula="2566034*logheight/2612594"/><draw:equation draw:name="f1692" draw:formula="1697520*logwidth/2647519"/><draw:equation draw:name="f1693" draw:formula="2572702*logheight/2612594"/><draw:equation draw:name="f1694" draw:formula="1663230*logwidth/2647519"/><draw:equation draw:name="f1695" draw:formula="2581274*logheight/2612594"/><draw:equation draw:name="f1696" draw:formula="1649062*logwidth/2647519"/><draw:equation draw:name="f1697" draw:formula="2580084*logheight/2612594"/><draw:equation draw:name="f1698" draw:formula="1619428*logwidth/2647519"/><draw:equation draw:name="f1699" draw:formula="2585850*logheight/2612594"/><draw:equation draw:name="f1700" draw:formula="1618462*logwidth/2647519"/><draw:equation draw:name="f1701" draw:formula="2587942*logheight/2612594"/><draw:equation draw:name="f1702" draw:formula="1539405*logwidth/2647519"/><draw:equation draw:name="f1703" draw:formula="2603182*logheight/2612594"/><draw:equation draw:name="f1704" draw:formula="1521307*logwidth/2647519"/><draw:equation draw:name="f1705" draw:formula="2598419*logheight/2612594"/><draw:equation draw:name="f1706" draw:formula="1506067*logwidth/2647519"/><draw:equation draw:name="f1707" draw:formula="2598419*logheight/2612594"/><draw:equation draw:name="f1708" draw:formula="1479397*logwidth/2647519"/><draw:equation draw:name="f1709" draw:formula="2606992*logheight/2612594"/><draw:equation draw:name="f1710" draw:formula="1455585*logwidth/2647519"/><draw:equation draw:name="f1711" draw:formula="2608897*logheight/2612594"/><draw:equation draw:name="f1712" draw:formula="1431772*logwidth/2647519"/><draw:equation draw:name="f1713" draw:formula="2609849*logheight/2612594"/><draw:equation draw:name="f1714" draw:formula="1429185*logwidth/2647519"/><draw:equation draw:name="f1715" draw:formula="2608741*logheight/2612594"/><draw:equation draw:name="f1716" draw:formula="1407484*logwidth/2647519"/><draw:equation draw:name="f1717" draw:formula="2612588*logheight/2612594"/><draw:equation draw:name="f1718" draw:formula="1381290*logwidth/2647519"/><draw:equation draw:name="f1719" draw:formula="2607944*logheight/2612594"/><draw:equation draw:name="f1720" draw:formula="1382243*logwidth/2647519"/><draw:equation draw:name="f1721" draw:formula="2606992*logheight/2612594"/><draw:equation draw:name="f1722" draw:formula="1387005*logwidth/2647519"/><draw:equation draw:name="f1723" draw:formula="2600324*logheight/2612594"/><draw:equation draw:name="f1724" draw:formula="1365098*logwidth/2647519"/><draw:equation draw:name="f1725" draw:formula="2597467*logheight/2612594"/><draw:equation draw:name="f1726" draw:formula="1375575*logwidth/2647519"/><draw:equation draw:name="f1727" draw:formula="2591752*logheight/2612594"/><draw:equation draw:name="f1728" draw:formula="1407008*logwidth/2647519"/><draw:equation draw:name="f1729" draw:formula="2590799*logheight/2612594"/><draw:equation draw:name="f1730" draw:formula="1437488*logwidth/2647519"/><draw:equation draw:name="f1731" draw:formula="2589847*logheight/2612594"/><draw:equation draw:name="f1732" draw:formula="1481302*logwidth/2647519"/><draw:equation draw:name="f1733" draw:formula="2590799*logheight/2612594"/><draw:equation draw:name="f1734" draw:formula="1511782*logwidth/2647519"/><draw:equation draw:name="f1735" draw:formula="2587942*logheight/2612594"/><draw:equation draw:name="f1736" draw:formula="1568932*logwidth/2647519"/><draw:equation draw:name="f1737" draw:formula="2575559*logheight/2612594"/><draw:equation draw:name="f1738" draw:formula="1607032*logwidth/2647519"/><draw:equation draw:name="f1739" draw:formula="2566987*logheight/2612594"/><draw:equation draw:name="f1740" draw:formula="1635607*logwidth/2647519"/><draw:equation draw:name="f1741" draw:formula="2566034*logheight/2612594"/><draw:equation draw:name="f1742" draw:formula="1637595*logwidth/2647519"/><draw:equation draw:name="f1743" draw:formula="2565111*logheight/2612594"/><draw:equation draw:name="f1744" draw:formula="1609890*logwidth/2647519"/><draw:equation draw:name="f1745" draw:formula="2566035*logheight/2612594"/><draw:equation draw:name="f1746" draw:formula="1571790*logwidth/2647519"/><draw:equation draw:name="f1747" draw:formula="2574607*logheight/2612594"/><draw:equation draw:name="f1748" draw:formula="1514640*logwidth/2647519"/><draw:equation draw:name="f1749" draw:formula="2586990*logheight/2612594"/><draw:equation draw:name="f1750" draw:formula="1484160*logwidth/2647519"/><draw:equation draw:name="f1751" draw:formula="2589847*logheight/2612594"/><draw:equation draw:name="f1752" draw:formula="1440345*logwidth/2647519"/><draw:equation draw:name="f1753" draw:formula="2588895*logheight/2612594"/><draw:equation draw:name="f1754" draw:formula="1409865*logwidth/2647519"/><draw:equation draw:name="f1755" draw:formula="2589847*logheight/2612594"/><draw:equation draw:name="f1756" draw:formula="1378432*logwidth/2647519"/><draw:equation draw:name="f1757" draw:formula="2590800*logheight/2612594"/><draw:equation draw:name="f1758" draw:formula="1379385*logwidth/2647519"/><draw:equation draw:name="f1759" draw:formula="2586990*logheight/2612594"/><draw:equation draw:name="f1760" draw:formula="1386052*logwidth/2647519"/><draw:equation draw:name="f1761" draw:formula="2577465*logheight/2612594"/><draw:equation draw:name="f1762" draw:formula="1679422*logwidth/2647519"/><draw:equation draw:name="f1763" draw:formula="2528887*logheight/2612594"/><draw:equation draw:name="f1764" draw:formula="1878495*logwidth/2647519"/><draw:equation draw:name="f1765" draw:formula="2453640*logheight/2612594"/><draw:equation draw:name="f1766" draw:formula="1930882*logwidth/2647519"/><draw:equation draw:name="f1767" draw:formula="2426017*logheight/2612594"/><draw:equation draw:name="f1768" draw:formula="1960410*logwidth/2647519"/><draw:equation draw:name="f1769" draw:formula="2410777*logheight/2612594"/><draw:equation draw:name="f1770" draw:formula="1990890*logwidth/2647519"/><draw:equation draw:name="f1771" draw:formula="2394585*logheight/2612594"/><draw:equation draw:name="f1772" draw:formula="2048040*logwidth/2647519"/><draw:equation draw:name="f1773" draw:formula="2360295*logheight/2612594"/><draw:equation draw:name="f1774" draw:formula="2093760*logwidth/2647519"/><draw:equation draw:name="f1775" draw:formula="2325052*logheight/2612594"/><draw:equation draw:name="f1776" draw:formula="2179485*logwidth/2647519"/><draw:equation draw:name="f1777" draw:formula="2258377*logheight/2612594"/><draw:equation draw:name="f1778" draw:formula="2203297*logwidth/2647519"/><draw:equation draw:name="f1779" draw:formula="2239327*logheight/2612594"/><draw:equation draw:name="f1780" draw:formula="2226157*logwidth/2647519"/><draw:equation draw:name="f1781" draw:formula="2219325*logheight/2612594"/><draw:equation draw:name="f1782" draw:formula="2260447*logwidth/2647519"/><draw:equation draw:name="f1783" draw:formula="2187892*logheight/2612594"/><draw:equation draw:name="f1784" draw:formula="2274735*logwidth/2647519"/><draw:equation draw:name="f1785" draw:formula="2164080*logheight/2612594"/><draw:equation draw:name="f1786" draw:formula="2295258*logwidth/2647519"/><draw:equation draw:name="f1787" draw:formula="2145267*logheight/2612594"/><draw:equation draw:name="f1788" draw:formula="2295423*logwidth/2647519"/><draw:equation draw:name="f1789" draw:formula="2144085*logheight/2612594"/><draw:equation draw:name="f1790" draw:formula="2275688*logwidth/2647519"/><draw:equation draw:name="f1791" draw:formula="2162175*logheight/2612594"/><draw:equation draw:name="f1792" draw:formula="2261400*logwidth/2647519"/><draw:equation draw:name="f1793" draw:formula="2185987*logheight/2612594"/><draw:equation draw:name="f1794" draw:formula="2227110*logwidth/2647519"/><draw:equation draw:name="f1795" draw:formula="2217420*logheight/2612594"/><draw:equation draw:name="f1796" draw:formula="2204250*logwidth/2647519"/><draw:equation draw:name="f1797" draw:formula="2237422*logheight/2612594"/><draw:equation draw:name="f1798" draw:formula="2180438*logwidth/2647519"/><draw:equation draw:name="f1799" draw:formula="2256472*logheight/2612594"/><draw:equation draw:name="f1800" draw:formula="2094713*logwidth/2647519"/><draw:equation draw:name="f1801" draw:formula="2323147*logheight/2612594"/><draw:equation draw:name="f1802" draw:formula="2048993*logwidth/2647519"/><draw:equation draw:name="f1803" draw:formula="2358390*logheight/2612594"/><draw:equation draw:name="f1804" draw:formula="1991843*logwidth/2647519"/><draw:equation draw:name="f1805" draw:formula="2392680*logheight/2612594"/><draw:equation draw:name="f1806" draw:formula="1961363*logwidth/2647519"/><draw:equation draw:name="f1807" draw:formula="2408872*logheight/2612594"/><draw:equation draw:name="f1808" draw:formula="1931835*logwidth/2647519"/><draw:equation draw:name="f1809" draw:formula="2424112*logheight/2612594"/><draw:equation draw:name="f1810" draw:formula="1879448*logwidth/2647519"/><draw:equation draw:name="f1811" draw:formula="2451735*logheight/2612594"/><draw:equation draw:name="f1812" draw:formula="1680375*logwidth/2647519"/><draw:equation draw:name="f1813" draw:formula="2526982*logheight/2612594"/><draw:equation draw:name="f1814" draw:formula="1387005*logwidth/2647519"/><draw:equation draw:name="f1815" draw:formula="2575560*logheight/2612594"/><draw:equation draw:name="f1816" draw:formula="1365098*logwidth/2647519"/><draw:equation draw:name="f1817" draw:formula="2575560*logheight/2612594"/><draw:equation draw:name="f1818" draw:formula="1362240*logwidth/2647519"/><draw:equation draw:name="f1819" draw:formula="2567940*logheight/2612594"/><draw:equation draw:name="f1820" draw:formula="1339380*logwidth/2647519"/><draw:equation draw:name="f1821" draw:formula="2566987*logheight/2612594"/><draw:equation draw:name="f1822" draw:formula="1318425*logwidth/2647519"/><draw:equation draw:name="f1823" draw:formula="2575560*logheight/2612594"/><draw:equation draw:name="f1824" draw:formula="1257465*logwidth/2647519"/><draw:equation draw:name="f1825" draw:formula="2576512*logheight/2612594"/><draw:equation draw:name="f1826" draw:formula="1212698*logwidth/2647519"/><draw:equation draw:name="f1827" draw:formula="2574607*logheight/2612594"/><draw:equation draw:name="f1828" draw:formula="1190790*logwidth/2647519"/><draw:equation draw:name="f1829" draw:formula="2572702*logheight/2612594"/><draw:equation draw:name="f1830" draw:formula="1168883*logwidth/2647519"/><draw:equation draw:name="f1831" draw:formula="2568892*logheight/2612594"/><draw:equation draw:name="f1832" draw:formula="1182080*logwidth/2647519"/><draw:equation draw:name="f1833" draw:formula="2554816*logheight/2612594"/><draw:equation draw:name="f1834" draw:formula="1179360*logwidth/2647519"/><draw:equation draw:name="f1835" draw:formula="2555557*logheight/2612594"/><draw:equation draw:name="f1836" draw:formula="1130192*logwidth/2647519"/><draw:equation draw:name="f1837" draw:formula="2546452*logheight/2612594"/><draw:equation draw:name="f1838" draw:formula="1127925*logwidth/2647519"/><draw:equation draw:name="f1839" draw:formula="2546985*logheight/2612594"/><draw:equation draw:name="f1840" draw:formula="1033628*logwidth/2647519"/><draw:equation draw:name="f1841" draw:formula="2529840*logheight/2612594"/><draw:equation draw:name="f1842" draw:formula="996480*logwidth/2647519"/><draw:equation draw:name="f1843" draw:formula="2522220*logheight/2612594"/><draw:equation draw:name="f1844" draw:formula="964095*logwidth/2647519"/><draw:equation draw:name="f1845" draw:formula="2516505*logheight/2612594"/><draw:equation draw:name="f1846" draw:formula="925043*logwidth/2647519"/><draw:equation draw:name="f1847" draw:formula="2498407*logheight/2612594"/><draw:equation draw:name="f1848" draw:formula="876465*logwidth/2647519"/><draw:equation draw:name="f1849" draw:formula="2480310*logheight/2612594"/><draw:equation draw:name="f1850" draw:formula="825983*logwidth/2647519"/><draw:equation draw:name="f1851" draw:formula="2460307*logheight/2612594"/><draw:equation draw:name="f1852" draw:formula="834555*logwidth/2647519"/><draw:equation draw:name="f1853" draw:formula="2453640*logheight/2612594"/><draw:equation draw:name="f1854" draw:formula="869798*logwidth/2647519"/><draw:equation draw:name="f1855" draw:formula="2460307*logheight/2612594"/><draw:equation draw:name="f1856" draw:formula="885038*logwidth/2647519"/><draw:equation draw:name="f1857" draw:formula="2473642*logheight/2612594"/><draw:equation draw:name="f1858" draw:formula="937425*logwidth/2647519"/><draw:equation draw:name="f1859" draw:formula="2488882*logheight/2612594"/><draw:equation draw:name="f1860" draw:formula="1041248*logwidth/2647519"/><draw:equation draw:name="f1861" draw:formula="2515552*logheight/2612594"/><draw:equation draw:name="f1862" draw:formula="1066965*logwidth/2647519"/><draw:equation draw:name="f1863" draw:formula="2520315*logheight/2612594"/><draw:equation draw:name="f1864" draw:formula="1094588*logwidth/2647519"/><draw:equation draw:name="f1865" draw:formula="2525077*logheight/2612594"/><draw:equation draw:name="f1866" draw:formula="1125068*logwidth/2647519"/><draw:equation draw:name="f1867" draw:formula="2531745*logheight/2612594"/><draw:equation draw:name="f1868" draw:formula="1158657*logwidth/2647519"/><draw:equation draw:name="f1869" draw:formula="2539008*logheight/2612594"/><draw:equation draw:name="f1870" draw:formula="1161262*logwidth/2647519"/><draw:equation draw:name="f1871" draw:formula="2538412*logheight/2612594"/><draw:equation draw:name="f1872" draw:formula="1192695*logwidth/2647519"/><draw:equation draw:name="f1873" draw:formula="2543175*logheight/2612594"/><draw:equation draw:name="f1874" draw:formula="1193647*logwidth/2647519"/><draw:equation draw:name="f1875" draw:formula="2541270*logheight/2612594"/><draw:equation draw:name="f1876" draw:formula="1239367*logwidth/2647519"/><draw:equation draw:name="f1877" draw:formula="2543175*logheight/2612594"/><draw:equation draw:name="f1878" draw:formula="1246987*logwidth/2647519"/><draw:equation draw:name="f1879" draw:formula="2544127*logheight/2612594"/><draw:equation draw:name="f1880" draw:formula="1317472*logwidth/2647519"/><draw:equation draw:name="f1881" draw:formula="2544127*logheight/2612594"/><draw:equation draw:name="f1882" draw:formula="1368907*logwidth/2647519"/><draw:equation draw:name="f1883" draw:formula="2546032*logheight/2612594"/><draw:equation draw:name="f1884" draw:formula="1429867*logwidth/2647519"/><draw:equation draw:name="f1885" draw:formula="2541270*logheight/2612594"/><draw:equation draw:name="f1886" draw:formula="1437487*logwidth/2647519"/><draw:equation draw:name="f1887" draw:formula="2541270*logheight/2612594"/><draw:equation draw:name="f1888" draw:formula="1440345*logwidth/2647519"/><draw:equation draw:name="f1889" draw:formula="2548890*logheight/2612594"/><draw:equation draw:name="f1890" draw:formula="1500352*logwidth/2647519"/><draw:equation draw:name="f1891" draw:formula="2541270*logheight/2612594"/><draw:equation draw:name="f1892" draw:formula="1540357*logwidth/2647519"/><draw:equation draw:name="f1893" draw:formula="2531745*logheight/2612594"/><draw:equation draw:name="f1894" draw:formula="1563217*logwidth/2647519"/><draw:equation draw:name="f1895" draw:formula="2527935*logheight/2612594"/><draw:equation draw:name="f1896" draw:formula="1577505*logwidth/2647519"/><draw:equation draw:name="f1897" draw:formula="2526030*logheight/2612594"/><draw:equation draw:name="f1898" draw:formula="1608937*logwidth/2647519"/><draw:equation draw:name="f1899" draw:formula="2518410*logheight/2612594"/><draw:equation draw:name="f1900" draw:formula="1634655*logwidth/2647519"/><draw:equation draw:name="f1901" draw:formula="2512695*logheight/2612594"/><draw:equation draw:name="f1902" draw:formula="1660372*logwidth/2647519"/><draw:equation draw:name="f1903" draw:formula="2506027*logheight/2612594"/><draw:equation draw:name="f1904" draw:formula="1707545*logwidth/2647519"/><draw:equation draw:name="f1905" draw:formula="2497863*logheight/2612594"/><draw:equation draw:name="f1906" draw:formula="1713713*logwidth/2647519"/><draw:equation draw:name="f1907" draw:formula="2495550*logheight/2612594"/><draw:equation draw:name="f1908" draw:formula="1664183*logwidth/2647519"/><draw:equation draw:name="f1909" draw:formula="2504122*logheight/2612594"/><draw:equation draw:name="f1910" draw:formula="1638465*logwidth/2647519"/><draw:equation draw:name="f1911" draw:formula="2510790*logheight/2612594"/><draw:equation draw:name="f1912" draw:formula="1612748*logwidth/2647519"/><draw:equation draw:name="f1913" draw:formula="2516505*logheight/2612594"/><draw:equation draw:name="f1914" draw:formula="1581315*logwidth/2647519"/><draw:equation draw:name="f1915" draw:formula="2524125*logheight/2612594"/><draw:equation draw:name="f1916" draw:formula="1567028*logwidth/2647519"/><draw:equation draw:name="f1917" draw:formula="2526030*logheight/2612594"/><draw:equation draw:name="f1918" draw:formula="1544168*logwidth/2647519"/><draw:equation draw:name="f1919" draw:formula="2529840*logheight/2612594"/><draw:equation draw:name="f1920" draw:formula="1482255*logwidth/2647519"/><draw:equation draw:name="f1921" draw:formula="2535555*logheight/2612594"/><draw:equation draw:name="f1922" draw:formula="1440345*logwidth/2647519"/><draw:equation draw:name="f1923" draw:formula="2539365*logheight/2612594"/><draw:equation draw:name="f1924" draw:formula="1432725*logwidth/2647519"/><draw:equation draw:name="f1925" draw:formula="2539365*logheight/2612594"/><draw:equation draw:name="f1926" draw:formula="1371765*logwidth/2647519"/><draw:equation draw:name="f1927" draw:formula="2544127*logheight/2612594"/><draw:equation draw:name="f1928" draw:formula="1320330*logwidth/2647519"/><draw:equation draw:name="f1929" draw:formula="2542222*logheight/2612594"/><draw:equation draw:name="f1930" draw:formula="1249845*logwidth/2647519"/><draw:equation draw:name="f1931" draw:formula="2542222*logheight/2612594"/><draw:equation draw:name="f1932" draw:formula="1242225*logwidth/2647519"/><draw:equation draw:name="f1933" draw:formula="2541270*logheight/2612594"/><draw:equation draw:name="f1934" draw:formula="1212698*logwidth/2647519"/><draw:equation draw:name="f1935" draw:formula="2528887*logheight/2612594"/><draw:equation draw:name="f1936" draw:formula="1196505*logwidth/2647519"/><draw:equation draw:name="f1937" draw:formula="2539365*logheight/2612594"/><draw:equation draw:name="f1938" draw:formula="1196464*logwidth/2647519"/><draw:equation draw:name="f1939" draw:formula="2539447*logheight/2612594"/><draw:equation draw:name="f1940" draw:formula="1209840*logwidth/2647519"/><draw:equation draw:name="f1941" draw:formula="2530792*logheight/2612594"/><draw:equation draw:name="f1942" draw:formula="1239368*logwidth/2647519"/><draw:equation draw:name="f1943" draw:formula="2543174*logheight/2612594"/><draw:equation draw:name="f1944" draw:formula="1193648*logwidth/2647519"/><draw:equation draw:name="f1945" draw:formula="2541269*logheight/2612594"/><draw:equation draw:name="f1946" draw:formula="1194008*logwidth/2647519"/><draw:equation draw:name="f1947" draw:formula="2541036*logheight/2612594"/><draw:equation draw:name="f1948" draw:formula="1164120*logwidth/2647519"/><draw:equation draw:name="f1949" draw:formula="2536507*logheight/2612594"/><draw:equation draw:name="f1950" draw:formula="1128878*logwidth/2647519"/><draw:equation draw:name="f1951" draw:formula="2528887*logheight/2612594"/><draw:equation draw:name="f1952" draw:formula="1098398*logwidth/2647519"/><draw:equation draw:name="f1953" draw:formula="2522220*logheight/2612594"/><draw:equation draw:name="f1954" draw:formula="1070775*logwidth/2647519"/><draw:equation draw:name="f1955" draw:formula="2517457*logheight/2612594"/><draw:equation draw:name="f1956" draw:formula="1045058*logwidth/2647519"/><draw:equation draw:name="f1957" draw:formula="2512695*logheight/2612594"/><draw:equation draw:name="f1958" draw:formula="941235*logwidth/2647519"/><draw:equation draw:name="f1959" draw:formula="2486025*logheight/2612594"/><draw:equation draw:name="f1960" draw:formula="888848*logwidth/2647519"/><draw:equation draw:name="f1961" draw:formula="2470785*logheight/2612594"/><draw:equation draw:name="f1962" draw:formula="873608*logwidth/2647519"/><draw:equation draw:name="f1963" draw:formula="2457450*logheight/2612594"/><draw:equation draw:name="f1964" draw:formula="838365*logwidth/2647519"/><draw:equation draw:name="f1965" draw:formula="2450782*logheight/2612594"/><draw:equation draw:name="f1966" draw:formula="785978*logwidth/2647519"/><draw:equation draw:name="f1967" draw:formula="2424112*logheight/2612594"/><draw:equation draw:name="f1968" draw:formula="770738*logwidth/2647519"/><draw:equation draw:name="f1969" draw:formula="2425065*logheight/2612594"/><draw:equation draw:name="f1970" draw:formula="716445*logwidth/2647519"/><draw:equation draw:name="f1971" draw:formula="2397442*logheight/2612594"/><draw:equation draw:name="f1972" draw:formula="706920*logwidth/2647519"/><draw:equation draw:name="f1973" draw:formula="2380297*logheight/2612594"/><draw:equation draw:name="f1974" draw:formula="708825*logwidth/2647519"/><draw:equation draw:name="f1975" draw:formula="2379345*logheight/2612594"/><draw:equation draw:name="f1976" draw:formula="742163*logwidth/2647519"/><draw:equation draw:name="f1977" draw:formula="2397442*logheight/2612594"/><draw:equation draw:name="f1978" draw:formula="775500*logwidth/2647519"/><draw:equation draw:name="f1979" draw:formula="2415540*logheight/2612594"/><draw:equation draw:name="f1980" draw:formula="785025*logwidth/2647519"/><draw:equation draw:name="f1981" draw:formula="2409825*logheight/2612594"/><draw:equation draw:name="f1982" draw:formula="745973*logwidth/2647519"/><draw:equation draw:name="f1983" draw:formula="2384107*logheight/2612594"/><draw:equation draw:name="f1984" draw:formula="713588*logwidth/2647519"/><draw:equation draw:name="f1985" draw:formula="2369820*logheight/2612594"/><draw:equation draw:name="f1986" draw:formula="668820*logwidth/2647519"/><draw:equation draw:name="f1987" draw:formula="2344102*logheight/2612594"/><draw:equation draw:name="f1988" draw:formula="630720*logwidth/2647519"/><draw:equation draw:name="f1989" draw:formula="2319337*logheight/2612594"/><draw:equation draw:name="f1990" draw:formula="570713*logwidth/2647519"/><draw:equation draw:name="f1991" draw:formula="2293620*logheight/2612594"/><draw:equation draw:name="f1992" draw:formula="547853*logwidth/2647519"/><draw:equation draw:name="f1993" draw:formula="2274570*logheight/2612594"/><draw:equation draw:name="f1994" draw:formula="552615*logwidth/2647519"/><draw:equation draw:name="f1995" draw:formula="2272665*logheight/2612594"/><draw:equation draw:name="f1996" draw:formula="575475*logwidth/2647519"/><draw:equation draw:name="f1997" draw:formula="2279332*logheight/2612594"/><draw:equation draw:name="f1998" draw:formula="527850*logwidth/2647519"/><draw:equation draw:name="f1999" draw:formula="2229802*logheight/2612594"/><draw:equation draw:name="f2000" draw:formula="501180*logwidth/2647519"/><draw:equation draw:name="f2001" draw:formula="2207895*logheight/2612594"/><draw:equation draw:name="f2002" draw:formula="476415*logwidth/2647519"/><draw:equation draw:name="f2003" draw:formula="2185987*logheight/2612594"/><draw:equation draw:name="f2004" draw:formula="444983*logwidth/2647519"/><draw:equation draw:name="f2005" draw:formula="2160270*logheight/2612594"/><draw:equation draw:name="f2006" draw:formula="399263*logwidth/2647519"/><draw:equation draw:name="f2007" draw:formula="2109787*logheight/2612594"/><draw:equation draw:name="f2008" draw:formula="396126*logwidth/2647519"/><draw:equation draw:name="f2009" draw:formula="2099983*logheight/2612594"/><draw:equation draw:name="f2010" draw:formula="386880*logwidth/2647519"/><draw:equation draw:name="f2011" draw:formula="2090737*logheight/2612594"/><draw:equation draw:name="f2012" draw:formula="355448*logwidth/2647519"/><draw:equation draw:name="f2013" draw:formula="2056447*logheight/2612594"/><draw:equation draw:name="f2014" draw:formula="351638*logwidth/2647519"/><draw:equation draw:name="f2015" draw:formula="2039302*logheight/2612594"/><draw:equation draw:name="f2016" draw:formula="339255*logwidth/2647519"/><draw:equation draw:name="f2017" draw:formula="2022157*logheight/2612594"/><draw:equation draw:name="f2018" draw:formula="337780*logwidth/2647519"/><draw:equation draw:name="f2019" draw:formula="2019844*logheight/2612594"/><draw:equation draw:name="f2020" draw:formula="323062*logwidth/2647519"/><draw:equation draw:name="f2021" draw:formula="2009774*logheight/2612594"/><draw:equation draw:name="f2022" draw:formula="294487*logwidth/2647519"/><draw:equation draw:name="f2023" draw:formula="1968817*logheight/2612594"/><draw:equation draw:name="f2024" draw:formula="278295*logwidth/2647519"/><draw:equation draw:name="f2025" draw:formula="1930717*logheight/2612594"/><draw:equation draw:name="f2026" draw:formula="276390*logwidth/2647519"/><draw:equation draw:name="f2027" draw:formula="1930717*logheight/2612594"/><draw:equation draw:name="f2028" draw:formula="254483*logwidth/2647519"/><draw:equation draw:name="f2029" draw:formula="1888807*logheight/2612594"/><draw:equation draw:name="f2030" draw:formula="233528*logwidth/2647519"/><draw:equation draw:name="f2031" draw:formula="1846897*logheight/2612594"/><draw:equation draw:name="f2032" draw:formula="211620*logwidth/2647519"/><draw:equation draw:name="f2033" draw:formula="1798320*logheight/2612594"/><draw:equation draw:name="f2034" draw:formula="191618*logwidth/2647519"/><draw:equation draw:name="f2035" draw:formula="1748790*logheight/2612594"/><draw:equation draw:name="f2036" draw:formula="211620*logwidth/2647519"/><draw:equation draw:name="f2037" draw:formula="1782127*logheight/2612594"/><draw:equation draw:name="f2038" draw:formula="231623*logwidth/2647519"/><draw:equation draw:name="f2039" draw:formula="1824037*logheight/2612594"/><draw:equation draw:name="f2040" draw:formula="238290*logwidth/2647519"/><draw:equation draw:name="f2041" draw:formula="1846897*logheight/2612594"/><draw:equation draw:name="f2042" draw:formula="241046*logwidth/2647519"/><draw:equation draw:name="f2043" draw:formula="1850938*logheight/2612594"/><draw:equation draw:name="f2044" draw:formula="237654*logwidth/2647519"/><draw:equation draw:name="f2045" draw:formula="1833303*logheight/2612594"/><draw:equation draw:name="f2046" draw:formula="228809*logwidth/2647519"/><draw:equation draw:name="f2047" draw:formula="1817250*logheight/2612594"/><draw:equation draw:name="f2048" draw:formula="214411*logwidth/2647519"/><draw:equation draw:name="f2049" draw:formula="1784874*logheight/2612594"/><draw:equation draw:name="f2050" draw:formula="197332*logwidth/2647519"/><draw:equation draw:name="f2051" draw:formula="1756409*logheight/2612594"/><draw:equation draw:name="f2052" draw:formula="176377*logwidth/2647519"/><draw:equation draw:name="f2053" draw:formula="1699259*logheight/2612594"/><draw:equation draw:name="f2054" draw:formula="158424*logwidth/2647519"/><draw:equation draw:name="f2055" draw:formula="1640674*logheight/2612594"/><draw:equation draw:name="f2056" draw:formula="152529*logwidth/2647519"/><draw:equation draw:name="f2057" draw:formula="1623596*logheight/2612594"/><draw:equation draw:name="f2058" draw:formula="126853*logwidth/2647519"/><draw:equation draw:name="f2059" draw:formula="1521108*logheight/2612594"/><draw:equation draw:name="f2060" draw:formula="115498*logwidth/2647519"/><draw:equation draw:name="f2061" draw:formula="1446707*logheight/2612594"/><draw:equation draw:name="f2062" draw:formula="115417*logwidth/2647519"/><draw:equation draw:name="f2063" draw:formula="1448752*logheight/2612594"/><draw:equation draw:name="f2064" draw:formula="116370*logwidth/2647519"/><draw:equation draw:name="f2065" draw:formula="1463992*logheight/2612594"/><draw:equation draw:name="f2066" draw:formula="121132*logwidth/2647519"/><draw:equation draw:name="f2067" draw:formula="1499235*logheight/2612594"/><draw:equation draw:name="f2068" draw:formula="126847*logwidth/2647519"/><draw:equation draw:name="f2069" draw:formula="1535430*logheight/2612594"/><draw:equation draw:name="f2070" draw:formula="117322*logwidth/2647519"/><draw:equation draw:name="f2071" draw:formula="1503997*logheight/2612594"/><draw:equation draw:name="f2072" draw:formula="110655*logwidth/2647519"/><draw:equation draw:name="f2073" draw:formula="1463992*logheight/2612594"/><draw:equation draw:name="f2074" draw:formula="103035*logwidth/2647519"/><draw:equation draw:name="f2075" draw:formula="1463992*logheight/2612594"/><draw:equation draw:name="f2076" draw:formula="98272*logwidth/2647519"/><draw:equation draw:name="f2077" draw:formula="1427797*logheight/2612594"/><draw:equation draw:name="f2078" draw:formula="91605*logwidth/2647519"/><draw:equation draw:name="f2079" draw:formula="1404937*logheight/2612594"/><draw:equation draw:name="f2080" draw:formula="85890*logwidth/2647519"/><draw:equation draw:name="f2081" draw:formula="1383030*logheight/2612594"/><draw:equation draw:name="f2082" draw:formula="69697*logwidth/2647519"/><draw:equation draw:name="f2083" draw:formula="1365885*logheight/2612594"/><draw:equation draw:name="f2084" draw:formula="64935*logwidth/2647519"/><draw:equation draw:name="f2085" draw:formula="1365885*logheight/2612594"/><draw:equation draw:name="f2086" draw:formula="60172*logwidth/2647519"/><draw:equation draw:name="f2087" draw:formula="1342072*logheight/2612594"/><draw:equation draw:name="f2088" draw:formula="58267*logwidth/2647519"/><draw:equation draw:name="f2089" draw:formula="1311592*logheight/2612594"/><draw:equation draw:name="f2090" draw:formula="62077*logwidth/2647519"/><draw:equation draw:name="f2091" draw:formula="1268730*logheight/2612594"/><draw:equation draw:name="f2092" draw:formula="63982*logwidth/2647519"/><draw:equation draw:name="f2093" draw:formula="1253490*logheight/2612594"/><draw:equation draw:name="f2094" draw:formula="67226*logwidth/2647519"/><draw:equation draw:name="f2095" draw:formula="1243037*logheight/2612594"/><draw:equation draw:name="f2096" draw:formula="65649*logwidth/2647519"/><draw:equation draw:name="f2097" draw:formula="1219200*logheight/2612594"/><draw:equation draw:name="f2098" draw:formula="67792*logwidth/2647519"/><draw:equation draw:name="f2099" draw:formula="1183957*logheight/2612594"/><draw:equation draw:name="f2100" draw:formula="71602*logwidth/2647519"/><draw:equation draw:name="f2101" draw:formula="1176814*logheight/2612594"/><draw:equation draw:name="f2102" draw:formula="71602*logwidth/2647519"/><draw:equation draw:name="f2103" draw:formula="1172527*logheight/2612594"/><draw:equation draw:name="f2104" draw:formula="63982*logwidth/2647519"/><draw:equation draw:name="f2105" draw:formula="1186815*logheight/2612594"/><draw:equation draw:name="f2106" draw:formula="57315*logwidth/2647519"/><draw:equation draw:name="f2107" draw:formula="1177290*logheight/2612594"/><draw:equation draw:name="f2108" draw:formula="44932*logwidth/2647519"/><draw:equation draw:name="f2109" draw:formula="1160145*logheight/2612594"/><draw:equation draw:name="f2110" draw:formula="42670*logwidth/2647519"/><draw:equation draw:name="f2111" draw:formula="1146572*logheight/2612594"/><draw:equation draw:name="f2112" draw:formula="42075*logwidth/2647519"/><draw:equation draw:name="f2113" draw:formula="1147762*logheight/2612594"/><draw:equation draw:name="f2114" draw:formula="38265*logwidth/2647519"/><draw:equation draw:name="f2115" draw:formula="1185862*logheight/2612594"/><draw:equation draw:name="f2116" draw:formula="35407*logwidth/2647519"/><draw:equation draw:name="f2117" draw:formula="1223962*logheight/2612594"/><draw:equation draw:name="f2118" draw:formula="32550*logwidth/2647519"/><draw:equation draw:name="f2119" draw:formula="1253490*logheight/2612594"/><draw:equation draw:name="f2120" draw:formula="32550*logwidth/2647519"/><draw:equation draw:name="f2121" draw:formula="1314449*logheight/2612594"/><draw:equation draw:name="f2122" draw:formula="33502*logwidth/2647519"/><draw:equation draw:name="f2123" draw:formula="1345882*logheight/2612594"/><draw:equation draw:name="f2124" draw:formula="35407*logwidth/2647519"/><draw:equation draw:name="f2125" draw:formula="1377314*logheight/2612594"/><draw:equation draw:name="f2126" draw:formula="26835*logwidth/2647519"/><draw:equation draw:name="f2127" draw:formula="1406842*logheight/2612594"/><draw:equation draw:name="f2128" draw:formula="24930*logwidth/2647519"/><draw:equation draw:name="f2129" draw:formula="1406842*logheight/2612594"/><draw:equation draw:name="f2130" draw:formula="19215*logwidth/2647519"/><draw:equation draw:name="f2131" draw:formula="1349692*logheight/2612594"/><draw:equation draw:name="f2132" draw:formula="19215*logwidth/2647519"/><draw:equation draw:name="f2133" draw:formula="1290637*logheight/2612594"/><draw:equation draw:name="f2134" draw:formula="23977*logwidth/2647519"/><draw:equation draw:name="f2135" draw:formula="1244917*logheight/2612594"/><draw:equation draw:name="f2136" draw:formula="32546*logwidth/2647519"/><draw:equation draw:name="f2137" draw:formula="1253485*logheight/2612594"/><draw:equation draw:name="f2138" draw:formula="24930*logwidth/2647519"/><draw:equation draw:name="f2139" draw:formula="1243965*logheight/2612594"/><draw:equation draw:name="f2140" draw:formula="23025*logwidth/2647519"/><draw:equation draw:name="f2141" draw:formula="1209675*logheight/2612594"/><draw:equation draw:name="f2142" draw:formula="24930*logwidth/2647519"/><draw:equation draw:name="f2143" draw:formula="1157287*logheight/2612594"/><draw:equation draw:name="f2144" draw:formula="25882*logwidth/2647519"/><draw:equation draw:name="f2145" draw:formula="1143000*logheight/2612594"/><draw:equation draw:name="f2146" draw:formula="28740*logwidth/2647519"/><draw:equation draw:name="f2147" draw:formula="1119187*logheight/2612594"/><draw:equation draw:name="f2148" draw:formula="40170*logwidth/2647519"/><draw:equation draw:name="f2149" draw:formula="1076325*logheight/2612594"/><draw:equation draw:name="f2150" draw:formula="45865*logwidth/2647519"/><draw:equation draw:name="f2151" draw:formula="1047851*logheight/2612594"/><draw:equation draw:name="f2152" draw:formula="43980*logwidth/2647519"/><draw:equation draw:name="f2153" draw:formula="1041082*logheight/2612594"/><draw:equation draw:name="f2154" draw:formula="37312*logwidth/2647519"/><draw:equation draw:name="f2155" draw:formula="1079182*logheight/2612594"/><draw:equation draw:name="f2156" draw:formula="25882*logwidth/2647519"/><draw:equation draw:name="f2157" draw:formula="1122045*logheight/2612594"/><draw:equation draw:name="f2158" draw:formula="23025*logwidth/2647519"/><draw:equation draw:name="f2159" draw:formula="1145857*logheight/2612594"/><draw:equation draw:name="f2160" draw:formula="22072*logwidth/2647519"/><draw:equation draw:name="f2161" draw:formula="1160145*logheight/2612594"/><draw:equation draw:name="f2162" draw:formula="20167*logwidth/2647519"/><draw:equation draw:name="f2163" draw:formula="1212532*logheight/2612594"/><draw:equation draw:name="f2164" draw:formula="22072*logwidth/2647519"/><draw:equation draw:name="f2165" draw:formula="1246822*logheight/2612594"/><draw:equation draw:name="f2166" draw:formula="17310*logwidth/2647519"/><draw:equation draw:name="f2167" draw:formula="1292542*logheight/2612594"/><draw:equation draw:name="f2168" draw:formula="17310*logwidth/2647519"/><draw:equation draw:name="f2169" draw:formula="1351597*logheight/2612594"/><draw:equation draw:name="f2170" draw:formula="23025*logwidth/2647519"/><draw:equation draw:name="f2171" draw:formula="1408747*logheight/2612594"/><draw:equation draw:name="f2172" draw:formula="24930*logwidth/2647519"/><draw:equation draw:name="f2173" draw:formula="1408747*logheight/2612594"/><draw:equation draw:name="f2174" draw:formula="37312*logwidth/2647519"/><draw:equation draw:name="f2175" draw:formula="1463040*logheight/2612594"/><draw:equation draw:name="f2176" draw:formula="43980*logwidth/2647519"/><draw:equation draw:name="f2177" draw:formula="1507807*logheight/2612594"/><draw:equation draw:name="f2178" draw:formula="58267*logwidth/2647519"/><draw:equation draw:name="f2179" draw:formula="1553527*logheight/2612594"/><draw:equation draw:name="f2180" draw:formula="80770*logwidth/2647519"/><draw:equation draw:name="f2181" draw:formula="1651843*logheight/2612594"/><draw:equation draw:name="f2182" draw:formula="82734*logwidth/2647519"/><draw:equation draw:name="f2183" draw:formula="1670685*logheight/2612594"/><draw:equation draw:name="f2184" draw:formula="86843*logwidth/2647519"/><draw:equation draw:name="f2185" draw:formula="1670685*logheight/2612594"/><draw:equation draw:name="f2186" draw:formula="107798*logwidth/2647519"/><draw:equation draw:name="f2187" draw:formula="1721167*logheight/2612594"/><draw:equation draw:name="f2188" draw:formula="115418*logwidth/2647519"/><draw:equation draw:name="f2189" draw:formula="1746885*logheight/2612594"/><draw:equation draw:name="f2190" draw:formula="101130*logwidth/2647519"/><draw:equation draw:name="f2191" draw:formula="1724977*logheight/2612594"/><draw:equation draw:name="f2192" draw:formula="85890*logwidth/2647519"/><draw:equation draw:name="f2193" draw:formula="1690687*logheight/2612594"/><draw:equation draw:name="f2194" draw:formula="84938*logwidth/2647519"/><draw:equation draw:name="f2195" draw:formula="1700212*logheight/2612594"/><draw:equation draw:name="f2196" draw:formula="76651*logwidth/2647519"/><draw:equation draw:name="f2197" draw:formula="1674524*logheight/2612594"/><draw:equation draw:name="f2198" draw:formula="70650*logwidth/2647519"/><draw:equation draw:name="f2199" draw:formula="1675447*logheight/2612594"/><draw:equation draw:name="f2200" draw:formula="63982*logwidth/2647519"/><draw:equation draw:name="f2201" draw:formula="1653540*logheight/2612594"/><draw:equation draw:name="f2202" draw:formula="41122*logwidth/2647519"/><draw:equation draw:name="f2203" draw:formula="1601152*logheight/2612594"/><draw:equation draw:name="f2204" draw:formula="26835*logwidth/2647519"/><draw:equation draw:name="f2205" draw:formula="1554480*logheight/2612594"/><draw:equation draw:name="f2206" draw:formula="25882*logwidth/2647519"/><draw:equation draw:name="f2207" draw:formula="1515427*logheight/2612594"/><draw:equation draw:name="f2208" draw:formula="19215*logwidth/2647519"/><draw:equation draw:name="f2209" draw:formula="1469707*logheight/2612594"/><draw:equation draw:name="f2210" draw:formula="14452*logwidth/2647519"/><draw:equation draw:name="f2211" draw:formula="1423987*logheight/2612594"/><draw:equation draw:name="f2212" draw:formula="3975*logwidth/2647519"/><draw:equation draw:name="f2213" draw:formula="1390650*logheight/2612594"/><draw:equation draw:name="f2214" draw:formula="10642*logwidth/2647519"/><draw:equation draw:name="f2215" draw:formula="1213485*logheight/2612594"/><draw:equation draw:name="f2216" draw:formula="17310*logwidth/2647519"/><draw:equation draw:name="f2217" draw:formula="1167765*logheight/2612594"/><draw:equation draw:name="f2218" draw:formula="11595*logwidth/2647519"/><draw:equation draw:name="f2219" draw:formula="1143000*logheight/2612594"/><draw:equation draw:name="f2220" draw:formula="23025*logwidth/2647519"/><draw:equation draw:name="f2221" draw:formula="1074420*logheight/2612594"/><draw:equation draw:name="f2222" draw:formula="25882*logwidth/2647519"/><draw:equation draw:name="f2223" draw:formula="1058227*logheight/2612594"/><draw:equation draw:name="f2224" draw:formula="33502*logwidth/2647519"/><draw:equation draw:name="f2225" draw:formula="1002982*logheight/2612594"/><draw:equation draw:name="f2226" draw:formula="53505*logwidth/2647519"/><draw:equation draw:name="f2227" draw:formula="962977*logheight/2612594"/><draw:equation draw:name="f2228" draw:formula="48742*logwidth/2647519"/><draw:equation draw:name="f2229" draw:formula="1017270*logheight/2612594"/><draw:equation draw:name="f2230" draw:formula="53503*logwidth/2647519"/><draw:equation draw:name="f2231" draw:formula="1007964*logheight/2612594"/><draw:equation draw:name="f2232" draw:formula="56362*logwidth/2647519"/><draw:equation draw:name="f2233" draw:formula="985718*logheight/2612594"/><draw:equation draw:name="f2234" draw:formula="57315*logwidth/2647519"/><draw:equation draw:name="f2235" draw:formula="961072*logheight/2612594"/><draw:equation draw:name="f2236" draw:formula="65887*logwidth/2647519"/><draw:equation draw:name="f2237" draw:formula="929639*logheight/2612594"/><draw:equation draw:name="f2238" draw:formula="79222*logwidth/2647519"/><draw:equation draw:name="f2239" draw:formula="882014*logheight/2612594"/><draw:equation draw:name="f2240" draw:formula="95415*logwidth/2647519"/><draw:equation draw:name="f2241" draw:formula="833437*logheight/2612594"/><draw:equation draw:name="f2242" draw:formula="96628*logwidth/2647519"/><draw:equation draw:name="f2243" draw:formula="832072*logheight/2612594"/><draw:equation draw:name="f2244" draw:formula="103988*logwidth/2647519"/><draw:equation draw:name="f2245" draw:formula="793432*logheight/2612594"/><draw:equation draw:name="f2246" draw:formula="114465*logwidth/2647519"/><draw:equation draw:name="f2247" draw:formula="765809*logheight/2612594"/><draw:equation draw:name="f2248" draw:formula="126848*logwidth/2647519"/><draw:equation draw:name="f2249" draw:formula="742949*logheight/2612594"/><draw:equation draw:name="f2250" draw:formula="151613*logwidth/2647519"/><draw:equation draw:name="f2251" draw:formula="695324*logheight/2612594"/><draw:equation draw:name="f2252" draw:formula="171615*logwidth/2647519"/><draw:equation draw:name="f2253" draw:formula="652462*logheight/2612594"/><draw:equation draw:name="f2254" draw:formula="200190*logwidth/2647519"/><draw:equation draw:name="f2255" draw:formula="597217*logheight/2612594"/><draw:equation draw:name="f2256" draw:formula="221145*logwidth/2647519"/><draw:equation draw:name="f2257" draw:formula="573404*logheight/2612594"/><draw:equation draw:name="f2258" draw:formula="238290*logwidth/2647519"/><draw:equation draw:name="f2259" draw:formula="540067*logheight/2612594"/><draw:equation draw:name="f2260" draw:formula="252578*logwidth/2647519"/><draw:equation draw:name="f2261" draw:formula="519112*logheight/2612594"/><draw:equation draw:name="f2262" draw:formula="267818*logwidth/2647519"/><draw:equation draw:name="f2263" draw:formula="511492*logheight/2612594"/><draw:equation draw:name="f2264" draw:formula="271628*logwidth/2647519"/><draw:equation draw:name="f2265" draw:formula="505777*logheight/2612594"/><draw:equation draw:name="f2266" draw:formula="286868*logwidth/2647519"/><draw:equation draw:name="f2267" draw:formula="475297*logheight/2612594"/><draw:equation draw:name="f2268" draw:formula="316395*logwidth/2647519"/><draw:equation draw:name="f2269" draw:formula="441007*logheight/2612594"/><draw:equation draw:name="f2270" draw:formula="317199*logwidth/2647519"/><draw:equation draw:name="f2271" draw:formula="455339*logheight/2612594"/><draw:equation draw:name="f2272" draw:formula="315045*logwidth/2647519"/><draw:equation draw:name="f2273" draw:formula="461363*logheight/2612594"/><draw:equation draw:name="f2274" draw:formula="345922*logwidth/2647519"/><draw:equation draw:name="f2275" draw:formula="429577*logheight/2612594"/><draw:equation draw:name="f2276" draw:formula="361162*logwidth/2647519"/><draw:equation draw:name="f2277" draw:formula="409575*logheight/2612594"/><draw:equation draw:name="f2278" draw:formula="381165*logwidth/2647519"/><draw:equation draw:name="f2279" draw:formula="390525*logheight/2612594"/><draw:equation draw:name="f2280" draw:formula="382889*logwidth/2647519"/><draw:equation draw:name="f2281" draw:formula="392440*logheight/2612594"/><draw:equation draw:name="f2282" draw:formula="382118*logwidth/2647519"/><draw:equation draw:name="f2283" draw:formula="391477*logheight/2612594"/><draw:equation draw:name="f2284" draw:formula="406883*logwidth/2647519"/><draw:equation draw:name="f2285" draw:formula="366712*logheight/2612594"/><draw:equation draw:name="f2286" draw:formula="431648*logwidth/2647519"/><draw:equation draw:name="f2287" draw:formula="343852*logheight/2612594"/><draw:equation draw:name="f2288" draw:formula="458318*logwidth/2647519"/><draw:equation draw:name="f2289" draw:formula="315277*logheight/2612594"/><draw:equation draw:name="f2290" draw:formula="495465*logwidth/2647519"/><draw:equation draw:name="f2291" draw:formula="287654*logheight/2612594"/><draw:equation draw:name="f2292" draw:formula="535470*logwidth/2647519"/><draw:equation draw:name="f2293" draw:formula="258127*logheight/2612594"/><draw:equation draw:name="f2294" draw:formula="559389*logwidth/2647519"/><draw:equation draw:name="f2295" draw:formula="241440*logheight/2612594"/><draw:equation draw:name="f2296" draw:formula="575475*logwidth/2647519"/><draw:equation draw:name="f2297" draw:formula="226694*logheight/2612594"/><draw:equation draw:name="f2298" draw:formula="604050*logwidth/2647519"/><draw:equation draw:name="f2299" draw:formula="209549*logheight/2612594"/><draw:equation draw:name="f2300" draw:formula="634530*logwidth/2647519"/><draw:equation draw:name="f2301" draw:formula="193357*logheight/2612594"/><draw:equation draw:name="f2302" draw:formula="638565*logwidth/2647519"/><draw:equation draw:name="f2303" draw:formula="191282*logheight/2612594"/><draw:equation draw:name="f2304" draw:formula="648937*logwidth/2647519"/><draw:equation draw:name="f2305" draw:formula="181094*logheight/2612594"/><draw:equation draw:name="f2306" draw:formula="665963*logwidth/2647519"/><draw:equation draw:name="f2307" draw:formula="168592*logheight/2612594"/><draw:equation draw:name="f2308" draw:formula="684656*logwidth/2647519"/><draw:equation draw:name="f2309" draw:formula="159067*logheight/2612594"/><draw:equation draw:name="f2310" draw:formula="697880*logwidth/2647519"/><draw:equation draw:name="f2311" draw:formula="156023*logheight/2612594"/><draw:equation draw:name="f2312" draw:formula="700252*logwidth/2647519"/><draw:equation draw:name="f2313" draw:formula="154304*logheight/2612594"/><draw:equation draw:name="f2314" draw:formula="959332*logwidth/2647519"/><draw:equation draw:name="f2315" draw:formula="49529*logheight/2612594"/><draw:equation draw:name="f2316" draw:formula="968945*logwidth/2647519"/><draw:equation draw:name="f2317" draw:formula="47439*logheight/2612594"/><draw:equation draw:name="f2318" draw:formula="995527*logwidth/2647519"/><draw:equation draw:name="f2319" draw:formula="38099*logheight/2612594"/><draw:equation draw:name="f2320" draw:formula="1013863*logwidth/2647519"/><draw:equation draw:name="f2321" draw:formula="34408*logheight/2612594"/><draw:equation draw:name="f2322" draw:formula="1023424*logwidth/2647519"/><draw:equation draw:name="f2323" draw:formula="34327*logheight/2612594"/><draw:equation draw:name="f2324" draw:formula="1026960*logwidth/2647519"/><draw:equation draw:name="f2325" draw:formula="33337*logheight/2612594"/><draw:equation draw:name="f2326" draw:formula="1244130*logwidth/2647519"/><draw:equation draw:name="f2327" draw:formula="4762*logheight/2612594"/><draw:equation draw:name="f2328" draw:formula="1305804*logwidth/2647519"/><draw:equation draw:name="f2329" draw:formula="4524*logheight/2612594"/><draw:equation draw:name="f2330" draw:formula="1371765*logwidth/2647519"/><draw:equation draw:name="f2331" draw:formula="5714*logheight/2612594"/><draw:equation draw:name="f2332" draw:formula="1372993*logwidth/2647519"/><draw:equation draw:name="f2333" draw:formula="6635*logheight/2612594"/><draw:equation draw:name="f2334" draw:formula="1405103*logwidth/2647519"/><draw:equation draw:name="f2335" draw:formula="2857*logheight/2612594"/><draw:equation draw:name="f2336" draw:formula="1434630*logwidth/2647519"/><draw:equation draw:name="f2337" draw:formula="7619*logheight/2612594"/><draw:equation draw:name="f2338" draw:formula="1464158*logwidth/2647519"/><draw:equation draw:name="f2339" draw:formula="13334*logheight/2612594"/><draw:equation draw:name="f2340" draw:formula="1479392*logwidth/2647519"/><draw:equation draw:name="f2341" draw:formula="16797*logheight/2612594"/><draw:equation draw:name="f2342" draw:formula="1463205*logwidth/2647519"/><draw:equation draw:name="f2343" draw:formula="12382*logheight/2612594"/><draw:equation draw:name="f2344" draw:formula="1433677*logwidth/2647519"/><draw:equation draw:name="f2345" draw:formula="6667*logheight/2612594"/><draw:equation draw:name="f2346" draw:formula="1404150*logwidth/2647519"/><draw:equation draw:name="f2347" draw:formula="1905*logheight/2612594"/><draw:equation draw:name="f2348" draw:formula="1404150*logwidth/2647519"/><draw:equation draw:name="f2349" draw:formula="0*logheight/2612594"/><draw:equation draw:name="f2350" draw:formula="logwidth"/><draw:equation draw:name="f2351" draw:formula="logheight"/></draw:enhanced-geometry></draw:custom-shape><draw:custom-shape draw:name="Forma Livre: Forma 10" draw:style-name="Mgr10" draw:text-style-name="MP6" svg:width="0.6012in" svg:height="0.5925in" draw:transform="rotate (-3.14159265358979) translate (1.81557852143482in 1.18194444444444in)"><text:p/><draw:enhanced-geometry draw:mirror-horizontal="true" draw:mirror-vertical="true" svg:viewBox="0 0 0 0" drawooo:sub-view-size="2647519 2612594" draw:text-areas="0 0 ?f2350 ?f2351" draw:type="ooxml-non-primitive" draw:enhanced-path="M 1439383 2598425 L 1427010 2605087 1427751 2605405 Z M 1542263 2530792 C 1527023 2534602 1516545 2538412 1502258 2540317 1487970 2542222 1470825 2545079 1442250 2547937 1442250 2545079 1440345 2543174 1439393 2540317 1452728 2540317 1465110 2538412 1481303 2536507 1496543 2534602 1515593 2533649 1542263 2530792 Z M 1646324 2520821 L 1643880 2521511 1645133 2521267 Z M 899801 2506503 C 908612 2507932 922185 2511742 942187 2517457 947902 2518409 954570 2518409 960285 2518409 977430 2526982 993622 2535555 1010767 2543175 1017435 2544127 1026007 2546032 1033627 2547937 L 1035057 2548414 1040295 2543175 C 1046962 2545080 1053630 2546985 1060297 2548890 1066965 2550795 1073632 2551747 1080300 2553652 L 1119713 2562818 1120305 2562225 C 1134592 2564130 1150785 2566987 1166025 2569845 1172692 2570797 1180312 2571750 1187932 2573655 1195552 2574607 1203172 2575560 1209840 2575560 1223175 2575560 1237462 2576512 1254607 2577465 1271752 2577465 1291755 2578417 1315567 2576512 L 1318213 2576512 1324140 2573178 C 1328188 2571750 1333189 2570321 1337475 2568892 1342238 2568892 1347000 2568654 1351048 2568654 1355096 2568654 1358430 2568892 1360335 2569844 L 1362835 2576512 1384147 2576512 C 1382242 2579370 1379385 2583180 1377480 2586037 1376527 2586990 1375575 2587942 1373670 2590800 1370812 2592705 1366050 2594610 1361287 2596515 1352715 2596515 1347000 2596515 1338427 2596515 1328902 2595562 1318425 2595562 1308900 2594610 1286992 2593657 1266037 2593657 1245082 2592705 1229842 2591752 1213650 2590800 1197457 2588895 1184122 2587942 1169835 2585085 1155547 2583180 1141260 2581275 1127925 2579370 1113637 2576512 1092682 2572702 1069822 2570797 1049820 2566987 1029817 2562225 1011720 2557462 1000290 2550795 L 1000863 2550379 971715 2541270 C 964095 2537459 955522 2533650 945997 2529840 935520 2526982 925995 2524125 916470 2520315 905992 2516505 896467 2513647 885990 2509837 886943 2506027 890991 2505075 899801 2506503 Z M 1460492 2486082 L 1445939 2488303 1345293 2493385 1378432 2497454 C 1380337 2496502 1383195 2496502 1387005 2495549 1407007 2492692 1426057 2490787 1446060 2488882 1448203 2488406 1451716 2487751 1455778 2486992 Z M 1550918 2472281 L 1501488 2479825 1518450 2480309 C 1528928 2479833 1536786 2477928 1542858 2475785 Z M 1731355 2470078 L 1576323 2511364 1654777 2493883 Z M 737400 2450782 C 787882 2468879 820267 2485072 846937 2497454 859320 2502217 872655 2506027 885990 2509837 896467 2513647 905992 2516504 915517 2520314 925042 2524124 934567 2526982 945045 2529839 954570 2533649 963142 2537459 970762 2541269 968857 2542222 966952 2544127 965047 2546032 960285 2545079 954570 2544127 949807 2543174 931710 2537459 913612 2529839 895515 2523172 L 868845 2512694 C 860272 2508884 850747 2505074 842175 2501264 829792 2497454 818362 2492692 806932 2488882 796455 2484119 785977 2480309 776452 2475547 766927 2471737 759307 2466974 752640 2463164 745972 2458402 741210 2454592 737400 2450782 Z M 782168 2426970 C 800265 2436495 815505 2445067 834555 2453640 832650 2454592 830745 2455545 827888 2457450 807885 2447925 786930 2437447 766928 2427922 772643 2427922 776453 2427922 782168 2426970 Z M 588810 2362200 C 620242 2375535 636435 2387917 653580 2398395 657390 2403157 669772 2412682 666915 2413635 655485 2407920 645007 2403157 636435 2397442 627862 2392680 620242 2387917 613575 2383155 601192 2374582 593572 2367915 588810 2362200 Z M 702387 2337759 L 702396 2338030 705613 2341924 705967 2340292 Z M 2093409 2275234 L 2089950 2275522 C 2073757 2288857 2052802 2303145 2032800 2316480 2012797 2329815 1991842 2340292 1976602 2346960 1964220 2354580 1950885 2362200 1936597 2370772 1928977 2373630 1922310 2377440 1914690 2380297 1907070 2383155 1899450 2386012 1891830 2389822 1886115 2394585 1874685 2399347 1864207 2404110 1853730 2408872 1844205 2412682 1843252 2416492 1833727 2420302 1823250 2425065 1812772 2428875 1802295 2433637 1791817 2436495 1781340 2440305 1779435 2442210 1775625 2446020 1772767 2448877 1768005 2450782 1764195 2451735 1759432 2453640 1748002 2456497 1736572 2457450 1726095 2459355 1710855 2464117 1696567 2468880 1683232 2472690 1669897 2476500 1656562 2480310 1644180 2485072 1630845 2489835 1616557 2492692 1601317 2497455 1586077 2502217 1568932 2506980 1547977 2510790 1498447 2513647 1480350 2519362 1472730 2523172 1471777 2524125 1471777 2525077 1470825 2526030 L 1434646 2535075 1435583 2535555 1475761 2525510 1476540 2523172 C 1484160 2518410 1503210 2513647 1551788 2510790 1571790 2506980 1588935 2502217 1605128 2497455 1620368 2492692 1634655 2489835 1647990 2485072 1661325 2481262 1673708 2477452 1687043 2472690 1700378 2468880 1713713 2464117 1729905 2459355 1741335 2457450 1752765 2456497 1763243 2453640 L 1740675 2467181 1741335 2466975 C 1748955 2462212 1758480 2456497 1765148 2452687 1769910 2450782 1773720 2449830 1778483 2447925 L 1779371 2447679 1785150 2441257 C 1795628 2437447 1806105 2433637 1816583 2429827 1827060 2425065 1837538 2421255 1847063 2417445 1848015 2413635 1857540 2409825 1868018 2405062 1878495 2400300 1889925 2395537 1895640 2390775 1903260 2387917 1910880 2385060 1918500 2381250 L 1934176 2374435 1942313 2368867 C 1955648 2360295 1969935 2352675 1982318 2345055 1997558 2339340 2017560 2327910 2038515 2314575 Z M 460060 2262062 L 463676 2265164 464911 2265793 Z M 2099802 2237197 L 2099475 2237422 2099475 2237694 2100989 2237910 2101380 2237422 Z M 2120380 2222979 L 2114756 2226864 2113762 2227897 2117618 2225429 Z M 382287 2175002 L 418261 2217358 389737 2183129 Z M 2187820 2174974 L 2187735 2175004 2187105 2179320 C 2179485 2186940 2176627 2191702 2171865 2196465 2168055 2201227 2163292 2206942 2153767 2216467 L 2154858 2216216 2171865 2197417 C 2175675 2192655 2179485 2187892 2187105 2180272 2188296 2177177 2188475 2175510 2187820 2174974 Z M 475386 2153525 L 477272 2155822 477367 2155507 Z M 334493 2131694 C 337350 2128837 346875 2133599 359258 2147887 L 360474 2149319 371759 2151816 C 377593 2155745 385451 2163127 397357 2175509 409740 2185987 423075 2195512 432600 2204084 442125 2212657 447840 2220277 447840 2225039 450697 2228849 452602 2231707 456412 2235517 468795 2245994 479272 2255519 492607 2265997 489750 2269807 484987 2271712 482130 2274569 L 448422 2237115 446888 2237422 478787 2272865 482130 2274569 C 484988 2271712 488798 2268854 492608 2265997 521183 2290762 551663 2315527 583095 2337434 577380 2339339 572618 2341244 564998 2343149 567855 2345054 568808 2346007 571665 2347912 562140 2347912 554520 2348864 544995 2348864 539280 2345054 533565 2341244 527850 2337434 522135 2333624 517373 2328862 511658 2325052 498323 2313622 484035 2303144 471653 2291714 459270 2280284 446888 2268854 434505 2258377 422123 2246947 411645 2235517 400215 2225039 394500 2219324 388785 2213609 384023 2208847 379260 2203132 373545 2197417 368783 2191702 369735 2189797 379260 2195512 374498 2184082 381165 2189797 387833 2195512 393548 2201227 401168 2206942 407835 2212657 414503 2217419 423075 2226944 431648 2235517 440220 2245042 L 442406 2246917 414503 2217419 C 407835 2211704 401168 2206942 394500 2201227 387833 2195512 382118 2189797 375450 2184082 368783 2175509 361163 2166937 354495 2158364 347828 2149792 341160 2140267 334493 2131694 Z M 2432850 1980247 L 2432367 1980454 2421964 2005422 Z M 2422850 1860918 L 2397608 1897379 C 2392845 1904999 2389035 1912619 2385225 1920239 2380463 1927859 2376653 1934527 2372843 1941194 2363318 1954529 2353793 1967864 2343315 1980247 2334743 1993582 2327123 2005964 2317598 2019299 2309978 2029777 2302358 2040254 2294738 2050732 L 2292832 2051897 2291272 2054208 2293785 2052637 C 2301405 2042160 2309025 2031682 2316645 2021205 2325218 2007870 2333790 1995487 2342363 1982152 2352840 1969770 2362365 1956435 2371890 1943100 2375700 1936432 2380463 1929765 2384273 1922145 2388083 1914525 2392845 1906905 2396655 1899285 2405228 1884045 2414753 1870710 2422373 1862137 Z M 2521433 1847850 C 2518575 1860232 2514765 1871662 2509050 1884997 2503335 1897380 2496668 1910715 2487143 1925002 2479523 1940242 2471903 1954530 2465235 1965960 2457615 1977390 2450948 1985962 2445233 1991677 L 2458568 1965007 C 2461425 1956435 2466188 1947862 2469998 1938337 2473808 1932622 2475713 1928812 2478570 1924050 2482380 1917382 2486190 1911667 2490000 1905000 2493810 1898332 2496668 1892617 2500478 1885950 2507145 1873567 2514765 1861185 2521433 1847850 Z M 2459780 1766202 L 2436660 1806892 2436235 1807870 2459520 1766887 Z M 2472460 1674043 L 2444672 1749965 C 2427321 1790989 2407787 1830865 2386218 1869449 L 2377660 1882980 2377605 1883092 C 2373795 1892617 2366175 1905000 2357602 1917382 2349030 1929765 2341410 1943100 2337600 1954530 2330932 1963102 2322360 1972627 2314740 1983105 2307120 1993582 2300452 2005012 2295690 2015490 2268067 2053590 2223300 2102167 2183295 2142172 2170912 2152650 2158530 2163127 2146147 2173605 L 2142583 2176315 2141046 2177871 2125512 2190534 2112810 2205037 C 2097570 2217420 2082330 2228850 2066137 2240280 L 2058824 2244900 2038960 2261093 2036092 2262956 2031847 2266950 C 2019465 2275522 2007082 2284095 1994700 2291715 1982317 2299335 1969935 2306955 1957552 2314575 L 1953300 2316730 1928148 2333067 1920351 2337000 1912785 2342197 C 1905165 2346960 1896592 2351722 1887067 2356485 L 1863038 2365909 1809483 2392922 C 1768715 2410756 1726785 2426426 1683836 2439784 L 1596280 2462297 1667040 2448877 C 1671802 2447924 1675612 2446972 1680375 2446019 1690852 2437447 1711807 2432684 1723237 2430779 1732762 2427922 1742287 2425064 1749907 2422207 1761337 2411729 1783245 2406014 1792770 2400299 1808962 2394584 1825155 2388869 1841347 2383154 L 1872470 2370949 1886115 2363152 1898496 2359343 1915642 2349817 1920147 2346686 1931835 2335530 C 1939455 2330767 1948980 2325052 1957552 2320290 L 1986810 2305948 1997557 2299334 C 2009940 2291714 2022322 2283142 2034705 2274569 2037562 2268854 2044230 2264092 2050897 2259329 2057565 2254567 2064232 2249804 2068995 2247899 2084235 2236469 2100427 2225039 2115667 2212657 2121382 2199322 2139480 2187892 2149005 2181224 2161387 2170747 2173770 2160269 2186152 2149792 2226157 2109787 2270925 2061209 2298547 2023109 L 2314015 1996814 2314740 1994534 C 2322360 1983104 2331885 1969769 2339505 1956434 2342363 1952624 2344268 1948814 2347125 1945004 L 2357257 1930951 2360460 1925002 C 2369032 1912619 2375700 1900237 2380462 1890712 2395702 1864042 2407132 1837372 2419515 1809749 2430945 1782127 2443327 1754504 2457615 1723072 2459044 1714500 2464759 1699974 2468807 1687829 Z M 2576677 1589722 L 2573820 1591627 2573820 1591627 Z M 2585674 1533271 L 2585332 1534956 2588107 1538287 C 2590965 1541145 2593822 1544955 2596680 1547812 2598585 1545907 2600490 1544002 2602395 1544002 L 2602539 1543271 2598585 1545907 C 2594775 1544002 2591918 1540192 2589060 1537334 Z M 2577184 1425070 L 2576519 1425107 2575314 1425174 2575725 1429702 C 2575725 1438275 2575725 1444942 2574773 1453515 2573820 1458277 2572868 1462087 2570963 1467802 2563343 1480185 2555723 1492567 2548103 1503997 2546198 1515427 2545245 1524952 2542388 1535430 L 2536673 1545907 C 2533815 1561147 2530958 1575435 2527148 1591627 2523338 1604010 2520480 1615440 2516670 1627822 2512860 1640205 2510003 1651635 2505240 1663065 2503335 1672590 2501430 1681162 2498573 1690687 2496668 1700212 2494763 1709737 2490953 1719262 L 2497030 1709810 2502383 1689734 C 2503335 1679257 2505240 1670684 2507145 1661159 2510955 1649729 2514765 1637347 2518575 1625917 2522385 1613534 2525243 1602104 2529053 1589722 2532863 1574482 2534768 1560194 2538578 1544002 L 2544293 1533524 C 2547150 1523047 2548103 1513522 2550008 1502092 2557628 1489709 2565248 1478279 2572868 1465897 2568105 1490662 2563343 1514474 2557628 1539239 2555723 1562099 2542388 1593532 2546198 1600199 2537625 1626869 2530005 1652587 2520480 1678304 L 2515393 1686218 2513218 1698069 C 2512146 1704261 2510479 1710690 2506193 1718310 2492858 1737360 2486190 1756410 2479523 1776412 2475713 1785937 2471903 1796415 2467140 1806892 2465235 1812607 2462378 1817370 2459520 1823085 2456663 1828800 2453805 1834515 2449995 1840230 2441423 1855470 2432850 1871662 2424278 1885950 2417610 1903095 2406180 1914525 2396655 1930717 2389035 1948815 2375700 1970722 2361413 1990725 2347125 2010727 2332838 2031682 2322360 2049780 2313788 2061210 2305215 2072640 2296643 2083117 2287118 2093595 2278545 2104072 2269020 2115502 2266163 2120265 2262353 2124075 2259495 2128837 2255685 2133600 2252828 2137410 2249018 2142172 2243303 2146935 2237588 2151697 2232825 2155507 L 2206342 2184829 2207107 2187892 C 2195677 2200275 2188057 2208847 2179485 2216467 2169960 2223135 2159482 2229802 2149957 2237422 L 2126145 2256472 2103587 2272957 2107095 2272665 2131860 2254567 2155673 2235517 C 2165198 2228850 2175675 2222182 2185200 2214562 2192820 2206942 2201393 2198370 2212823 2185987 2212823 2185035 2212823 2184082 2211870 2182177 2221395 2172652 2229968 2163127 2238540 2152650 2243303 2148840 2249018 2144077 2254733 2139315 2257590 2135505 2261400 2130742 2265210 2125980 2268068 2121217 2271878 2116455 2274735 2112645 2284260 2102167 2292833 2090737 2302358 2080260 2310930 2069782 2319503 2058352 2328075 2046922 2338553 2028825 2352840 2007870 2367128 1987867 2381415 1966912 2394750 1945957 2402370 1927860 2411895 1911667 2423325 1900237 2429993 1883092 2438565 1868805 2447138 1851660 2455710 1837372 2459520 1831657 2462378 1825942 2465235 1820227 2468093 1814512 2469998 1808797 2472855 1804035 2477618 1793557 2481428 1783080 2485238 1773555 2492858 1753552 2499525 1734502 2511908 1715452 2520480 1700212 2518575 1688782 2522385 1676400 2532863 1650682 2539530 1624965 2548103 1598295 2544293 1590675 2557628 1560195 2559533 1537335 2565248 1513522 2570010 1488757 2574773 1463992 L 2578209 1451109 2575725 1450657 C 2576677 1443037 2576677 1436370 2576677 1426845 Z M 2597632 1404937 L 2586541 1451152 2586542 1451152 2597633 1404938 Z M 2606205 1395412 C 2604300 1399222 2602395 1402080 2600490 1407795 L 2599181 1433750 C 2599062 1441132 2599062 1448276 2598585 1458277 L 2589060 1487586 2589060 1490934 2600490 1458277 C 2601443 1438274 2600490 1429702 2602395 1407794 L 2606836 1398173 Z M 2565247 1354454 L 2559006 1369207 2556675 1390650 2553670 1380633 2552571 1382047 2555723 1392555 C 2554770 1397317 2554770 1402080 2553818 1407795 2555723 1410652 2556675 1415415 2557628 1420177 L 2560581 1420013 2558580 1413509 C 2559532 1407794 2559532 1403032 2560485 1398269 2562390 1384934 2563342 1369694 2565247 1354454 Z M 2645258 1328737 C 2646210 1329689 2646210 1329689 2647163 1329689 2647163 1345882 2646210 1359217 2646210 1369694 2646210 1380172 2647163 1388744 2647163 1397317 2648115 1413509 2647163 1425892 2644305 1447799 2645258 1453514 2643353 1463039 2641448 1476374 2638590 1488757 2635733 1503997 2632875 1518284 2631923 1529714 2631923 1542097 2630018 1553527 2623350 1574482 2622398 1591627 2615730 1618297 2610968 1637347 2607158 1656397 2602395 1674494 2590965 1685924 2591918 1668779 2578583 1684972 2578583 1684019 2579535 1680209 2580488 1679257 2581440 1664017 2577630 1661160 2584298 1639252 2589060 1625917 2594775 1611630 2598585 1597342 L 2610015 1590675 2610015 1590674 C 2618588 1552574 2615730 1544002 2622398 1518284 2624303 1506854 2627160 1495424 2629065 1483994 2630970 1472564 2632875 1460182 2634780 1448752 2636685 1437322 2637638 1425892 2639543 1415414 2640495 1404937 2641448 1394459 2641448 1383982 2640495 1376362 2641448 1366837 2642400 1357312 2643353 1352549 2643353 1347787 2644305 1343024 2644305 1338262 2645258 1333499 2645258 1328737 Z M 134151 887095 L 134625 887332 134670 887199 Z M 191618 750570 C 176378 775335 173520 782955 170663 789622 164948 795337 160185 801052 153518 803910 L 153477 804822 151819 841286 151867 841199 153518 804862 C 159233 801052 164948 795337 170663 790574 173520 783907 177330 776287 191618 751522 L 192332 751998 192689 751284 Z M 203047 667702 C 199237 670560 194475 673417 189712 677227 183045 689610 178282 700087 169710 719137 L 174286 722798 174435 722155 170663 719137 C 179235 700087 183998 689609 190665 677227 L 202473 668793 Z M 276390 613410 L 275187 614373 270080 634008 C 268770 638413 267818 641033 266865 643890 230670 692467 209715 757237 179235 803910 175425 816292 171615 829627 166852 842962 162090 856297 159232 869632 155422 882967 145897 911542 131610 942022 130657 966787 124942 985837 119227 1004887 114465 1023937 111607 1038225 109702 1052512 106845 1066800 L 103035 1088707 C 102082 1096327 101130 1102995 100177 1110615 97320 1130617 93510 1149667 91605 1169670 90652 1182052 89700 1192530 88747 1205865 89700 1215390 91605 1224915 93510 1243965 L 95742 1223205 95415 1216342 C 96367 1203007 98272 1188719 99225 1176337 101130 1156334 104940 1137284 107797 1117282 L 114596 1109123 124469 1043051 123990 1031557 133400 1004580 138999 981931 137325 985837 C 135420 984885 133515 983932 131610 983932 126847 996315 122085 1010602 117322 1024890 117322 1031557 117322 1039177 118275 1047750 115417 1062990 113512 1076325 111607 1091565 111607 1093470 110655 1096327 110655 1099185 106845 1102995 104940 1106805 101130 1110615 102082 1102995 103035 1096327 103987 1088707 L 107797 1066800 C 110655 1052512 112560 1038225 115417 1023937 121132 1004887 126847 985837 131610 966787 132562 942022 146850 912495 156375 882967 160185 869632 163042 856297 167805 842962 171615 829627 176377 817245 180187 803910 210667 757237 230670 692467 267817 643890 269722 637222 271627 633412 276390 613410 Z M 293536 518160 L 293535 518160 298297 521970 298297 521969 Z M 465169 382550 L 464986 382696 464430 383325 456651 391477 454684 394338 453399 395790 C 451546 398815 450698 401003 447840 403860 428790 425767 408788 447675 389738 472440 384023 479107 378308 484822 373545 491490 367830 498157 363068 504825 357353 511492 L 285752 590631 358305 510540 C 364020 503872 368782 497205 374497 490537 380212 483870 385927 478155 390690 471487 409740 446722 429742 425767 448792 402907 L 454684 394338 464430 383325 Z M 489348 316869 C 487763 316669 484470 318176 481127 319733 L 475013 322003 473558 323849 C 469748 326707 465938 329564 463080 333374 453555 339089 445935 343852 436410 350519 L 418313 370522 401168 390524 C 397358 393382 394500 396239 389738 401002 L 389350 400516 378546 413504 C 374736 418862 369735 425768 360210 436245 L 330683 468630 335445 474344 335536 474264 331635 469582 C 341160 459105 352590 447675 361162 437197 380212 416242 381165 409575 390690 401002 395452 396240 399262 393382 402120 390525 L 419265 370522 437362 350520 C 446887 344805 454507 340042 464032 333375 467842 330517 471652 326707 474510 323850 476415 324326 481654 321469 485940 319564 L 489548 318444 Z M 1868970 144780 C 1890877 153352 1906117 160020 1917547 166687 1928977 172402 1935645 178117 1938502 183832 1920405 174307 1904212 167640 1891830 160972 1879447 154305 1871827 148590 1868970 144780 Z M 1710855 75247 C 1719427 75247 1733715 78104 1748955 83819 1765147 90487 1783245 100012 1802295 110489 1750860 94297 1716570 83819 1710855 75247 Z M 1137451 68937 C 1133641 68580 1127926 69056 1117448 71437 1104113 73342 1088873 75247 1074585 77152 1061250 80010 1046010 83820 1032675 86677 1026960 88582 1021245 90487 1014578 92392 1007910 94297 1001243 96202 993623 98107 L 947769 107115 939330 110490 C 920280 117157 900278 122872 881228 130492 862178 138112 843128 144780 824078 153352 809790 160020 796455 165735 784073 171450 775500 173355 765975 178117 757403 181927 734543 190500 713588 201930 691680 212407 681203 218122 670725 225742 660248 232410 649770 239077 639293 245745 629768 252412 618338 263842 597383 280035 581190 288607 565950 300037 550710 312420 535470 324802 L 491713 362974 495465 367665 C 497370 366713 500764 364272 504752 361295 L 512657 355403 541185 330517 C 556425 318134 571665 306704 586905 294322 603097 285749 623100 269557 635482 258127 645960 251459 655485 244792 665962 238124 676440 231457 685965 224789 697395 218122 719302 207644 741210 196214 763117 187642 771690 183832 781215 179069 788835 174307 801217 168592 815505 162877 828840 156209 847890 147637 866940 140969 885990 133349 905040 125729 925042 120014 944092 113347 L 968499 108553 980289 104524 1140765 69904 Z M 1478088 48458 C 1484636 48815 1491780 49530 1498447 50482 1511782 52387 1523212 56197 1526070 60007 1520355 59055 1514640 58102 1505115 57150 1495590 56197 1482255 53340 1461300 48577 1465586 48101 1471539 48101 1478088 48458 Z M 1588935 40957 C 1602270 41909 1614652 42862 1627987 43814 1644180 48577 1659420 56197 1675612 62864 1652752 60007 1631797 55244 1616557 52387 1601317 48577 1590840 44767 1588935 40957 Z M 1270324 40719 C 1233653 40957 1196981 42862 1160310 46672 1135545 47624 1109827 52387 1084110 57149 1071727 59054 1059345 62864 1047915 66674 1036485 70484 1026007 74294 1016482 78104 1001242 80009 987907 81914 972667 83819 914565 101917 859320 123824 806932 147637 786930 155257 765975 165734 746925 174307 741210 176212 734542 179069 728827 180974 723112 183832 717397 186689 712635 189547 702157 195262 691680 200977 682155 205739 663105 216217 647865 225742 634530 230504 619290 239077 610717 248602 598335 259079 555472 283844 517372 318134 493560 340994 L 471664 360034 450243 379593 450697 380047 C 388785 439102 334492 503872 285915 573404 271627 593407 260197 607694 252577 619124 244957 630554 240195 639127 237337 646747 232575 655319 226860 663892 222097 672464 212572 690562 203047 708659 193522 725804 L 162439 774785 162090 776287 C 158280 784860 155422 795337 151612 804862 148755 810577 146850 814387 143992 818197 L 142087 820102 133634 848201 C 132087 855345 131610 860584 131610 864870 131610 873442 132562 879157 129705 888682 124942 902017 121132 914400 116370 927735 112560 941070 107797 953452 103987 966787 99225 986790 95415 1004887 90652 1023937 87795 1042035 85890 1059180 83032 1076325 80175 1093470 79222 1111567 78270 1128712 81127 1115377 83032 1102995 84937 1092517 L 85555 1089530 86842 1075372 C 89700 1058227 91605 1040130 94462 1022985 L 96848 1023781 97055 1022896 94463 1022032 C 99225 1002029 103035 983932 107798 964882 111608 951547 115418 938212 120180 925829 L 133454 886956 132563 886777 C 135420 877252 134468 871537 134468 862965 134468 854392 135420 842010 144945 818197 146850 814387 148755 809625 152565 804862 L 152821 804166 163043 776287 C 173520 759142 183045 742950 194475 726757 204000 708660 212573 690562 223050 673417 227813 665797 233528 656272 238290 647700 241148 640080 245910 631507 253530 620077 261150 608647 272580 594360 286868 574357 335445 503872 389738 440055 451650 381000 466890 367665 479273 354330 495465 340995 519278 318135 557378 283845 600240 259080 612623 249555 621195 239077 636435 230505 649770 225742 665010 216217 684060 205740 693585 200977 704063 195262 714540 189547 720255 186690 725018 183832 730733 180975 736448 178117 742163 176212 748830 174307 767880 164782 788835 155257 808838 147637 860273 123825 916470 101917 974573 83820 989813 81915 1003148 80010 1018388 78105 1027913 74295 1038390 70485 1049820 66675 1061250 62865 1073633 59055 1086015 57150 1111733 52387 1138403 47625 1162215 46672 1198887 43338 1235558 41433 1272229 41076 L 1360655 44043 Z M 1404150 0 C 1418437 952 1434630 1905 1448917 2857 1465110 3810 1480350 5715 1494637 7620 1509877 8572 1518450 11430 1525117 15240 1531785 19050 1536547 22860 1545120 24765 1558455 24765 1552740 17145 1569885 20002 1582267 21907 1594650 25717 1607032 28575 1614652 30480 1622272 33337 1629892 35242 1629892 35242 1629892 36195 1628940 36195 1629892 39052 1628940 40957 1627987 42862 1614652 41910 1602270 40957 1588935 40005 1584172 39052 1580362 38100 1575600 36195 1570837 35242 1567027 34290 1562265 33337 1553692 31432 1545120 29527 1536547 27622 1527975 25717 1519402 23812 1510830 21907 1502257 20955 1493685 19050 1484160 18097 L 1454633 18097 C 1446060 18097 1437488 18097 1430820 18097 1416533 18097 1405103 18097 1393673 18097 L 1391928 17540 1375575 25717 C 1367002 28574 1391767 30479 1381290 35242 1401292 39052 1421295 42862 1438440 46672 L 1413008 47116 1413437 47149 C 1423677 47863 1433202 48101 1440345 46672 1447965 47625 1455585 48577 1463205 49530 1484160 54292 1497495 56197 1507020 58102 1516545 60007 1522260 60007 1527975 60960 1539405 63817 1551788 66675 1563218 68580 1575600 70485 1587030 74295 1599413 76200 1610843 79057 1623225 81915 1634655 84772 L 1669898 95250 1687043 100012 1704188 105727 1704409 105929 1716704 108049 C 1727330 110549 1739921 114716 1746499 119121 L 1750661 125427 1751813 125730 C 1760385 129540 1769910 133350 1778483 136207 1786103 139065 1793723 141922 1801343 145732 1808963 149542 1816583 152400 1824203 156210 1828013 159067 1833728 161925 1841348 165735 1845158 167640 1848968 169545 1852778 171450 1856588 173355 1861350 175260 1865160 178117 1882305 186690 1899450 195262 1907070 201930 1924215 213360 1942313 223837 1960410 236220 1968983 241935 1978508 248602 1988033 255270 L 1988833 255841 2002949 264417 C 2327259 483516 2540483 854556 2540483 1275397 L 2540081 1283368 2550960 1284922 C 2554770 1287779 2557627 1289684 2561437 1292542 2562390 1303019 2564295 1305877 2566200 1318259 2571915 1329689 2578582 1339214 2584297 1348739 L 2591918 1349432 2591918 1342072 2599661 1320563 2599537 1316355 C 2602395 1287780 2604300 1288732 2607157 1290637 2610967 1289685 2614777 1289685 2617635 1290637 2623350 1286827 2628112 1282065 2633827 1280160 2634780 1294447 2634780 1306830 2635732 1322070 2633827 1328737 2632875 1335405 2630970 1342072 2629065 1348740 2627160 1355407 2625255 1361122 2624302 1371600 2623350 1382077 2622397 1392555 L 2621445 1408747 C 2620492 1414462 2620492 1419225 2619540 1424940 L 2615479 1427648 2615730 1428749 2619621 1426155 2621445 1410652 2622397 1394460 C 2623350 1383982 2624302 1373505 2625255 1363027 2627160 1357312 2629065 1350645 2630970 1343977 2632875 1337310 2634780 1330642 2635732 1323975 2638590 1325880 2640495 1327785 2643352 1329690 2643352 1334452 2643352 1339215 2642400 1343977 2641447 1348740 2641447 1353502 2640495 1358265 2639542 1367790 2638590 1376362 2639542 1384935 2638590 1394460 2638590 1404937 2637637 1416367 2635732 1426845 2634780 1438275 2632875 1449705 2630970 1461135 2630017 1472565 2627160 1484947 2625255 1496377 2622397 1507807 2620492 1519237 2613825 1544955 2615730 1553527 2608110 1591627 2604300 1593532 2600490 1595437 2596680 1598295 2592870 1611630 2587155 1626870 2582392 1640205 2575725 1662112 2580487 1664970 2578582 1680210 2577630 1682115 2576677 1684972 2576677 1685925 2570962 1701165 2565247 1716405 2560485 1729740 2558580 1731645 2557627 1732597 2555722 1733550 2549055 1748790 2542387 1764982 2535720 1780222 2543340 1764982 2550007 1748790 2556675 1733550 2558580 1731645 2559532 1731645 2561437 1729740 2553817 1770697 2541435 1796415 2530957 1816417 2525242 1820227 2519527 1823085 2514765 1824990 L 2511407 1831707 2511908 1832609 C 2512860 1830704 2513813 1827847 2515718 1824989 2520480 1823084 2526195 1820227 2531910 1816417 2532863 1826894 2525243 1840229 2520480 1848802 2513813 1862137 2506193 1874519 2499525 1886902 2495715 1893569 2492858 1899284 2489048 1905952 2485238 1912619 2481428 1918334 2477618 1925002 2474760 1928812 2472855 1933574 2469045 1939289 2465235 1948814 2461425 1957387 2456663 1966912 L 2443328 1993582 C 2436660 2003107 2429993 2013584 2422373 2022157 2415705 2030729 2408085 2040254 2401418 2048827 L 2402291 2047029 2378557 2079307 C 2372842 2073592 2341410 2118360 2327122 2135505 L 2316996 2151085 2327122 2136457 C 2341410 2120264 2372842 2075497 2378557 2080259 2375700 2100262 2348077 2125979 2339505 2139314 2331885 2148363 2325456 2155031 2319383 2160389 L 2303230 2172263 2302357 2173605 2292258 2181374 2291880 2184082 C 2277592 2199322 2263305 2215515 2247112 2229802 2231872 2245042 2216632 2260282 2199487 2273617 L 2197285 2275215 2181390 2295524 C 2169960 2306002 2156625 2314574 2143290 2324099 L 2107681 2350806 2107553 2350961 2143290 2325052 C 2155672 2315527 2169007 2306002 2181390 2296477 2173770 2309812 2163292 2318384 2149957 2327909 2139004 2337911 2131146 2341959 2124359 2344578 L 2106651 2352057 2106142 2352675 C 2099475 2357437 2093760 2361247 2087092 2365057 L 2079914 2368384 2061852 2383036 C 2055184 2388156 2049469 2392204 2044230 2395537 2034705 2403157 2027085 2407920 2017560 2412682 2019465 2409825 2014703 2411730 2008988 2413635 L 1999460 2417870 1997979 2418995 2009940 2414587 C 2015655 2412682 2019465 2410777 2018513 2413635 2011845 2423160 1998510 2431732 1984223 2439352 1976603 2443162 1969935 2446972 1962315 2450783 1954695 2454592 1947075 2457450 1940408 2461260 L 1924934 2463581 1922310 2465070 C 1898497 2476500 1874685 2486025 1849920 2496502 L 1846229 2497341 1824203 2511742 C 1829918 2512695 1832775 2513647 1836585 2515552 1819440 2530792 1796580 2533650 1790865 2535555 1791818 2531745 1793723 2526982 1794675 2522220 1789913 2524125 1785150 2526030 1779435 2527935 1774673 2529840 1769910 2530792 1765148 2532697 1755623 2535555 1745145 2538412 1735620 2542222 L 1731675 2537487 1717522 2540317 C 1711807 2541270 1706092 2543175 1700377 2544127 1688947 2546985 1676565 2550795 1665135 2552700 L 1663973 2553240 1697520 2545079 C 1703235 2543174 1708950 2542222 1714665 2541269 1720380 2540317 1725142 2538412 1728952 2538412 1729905 2540317 1731810 2542222 1734667 2543174 1745145 2540317 1754670 2537459 1764195 2533649 1768957 2531744 1773720 2530792 1778482 2528887 1783245 2526982 1788007 2525077 1793722 2523172 1792770 2526982 1790865 2531744 1789912 2536507 1776577 2543174 1763242 2548889 1749907 2555557 L 1747946 2555008 1720380 2566034 C 1711808 2568892 1704188 2570797 1697520 2572702 1683233 2576512 1672755 2578417 1663230 2581274 1663707 2578893 1657754 2578893 1649062 2580084 L 1619428 2585850 1618462 2587942 C 1593697 2593657 1566075 2598419 1539405 2603182 1530832 2602229 1531785 2600324 1521307 2598419 1516545 2598419 1511782 2598419 1506067 2598419 1498447 2601277 1488922 2604134 1479397 2606992 1470825 2607944 1463205 2608897 1455585 2608897 1447965 2608897 1440345 2609849 1431772 2609849 L 1429185 2608741 1407484 2612588 C 1399626 2612707 1391768 2611278 1381290 2607944 1381290 2607944 1382243 2606992 1382243 2606992 1384148 2605087 1385100 2603182 1387005 2600324 1379385 2599372 1371765 2598419 1365098 2597467 1367955 2595562 1372718 2593657 1375575 2591752 1386053 2591752 1396530 2591752 1407008 2590799 1417485 2589847 1427010 2589847 1437488 2589847 L 1481302 2590799 1511782 2587942 C 1531785 2584132 1550835 2579369 1568932 2575559 1585125 2570797 1596555 2568892 1607032 2566987 1617510 2566034 1627035 2566034 1635607 2566034 L 1637595 2565111 1609890 2566035 C 1599412 2566987 1587030 2569845 1571790 2574607 1553692 2578417 1534642 2583180 1514640 2586990 1505115 2587942 1495590 2588895 1484160 2589847 1470825 2589847 1455585 2589847 1440345 2588895 1430820 2588895 1420342 2589847 1409865 2589847 1399387 2590800 1388910 2590800 1378432 2590800 1377480 2588895 1378432 2587942 1379385 2586990 1381290 2584132 1384147 2581275 1386052 2577465 1479397 2573655 1585125 2555557 1679422 2528887 1748955 2508885 1814677 2485072 1878495 2453640 1893735 2445067 1911832 2435542 1930882 2426017 1940407 2421255 1950885 2416492 1960410 2410777 1969935 2405062 1980412 2400300 1990890 2394585 2010892 2383155 2029942 2371725 2048040 2360295 2066137 2347912 2081377 2336482 2093760 2325052 2122335 2304097 2150910 2283142 2179485 2258377 2187105 2251710 2195677 2245995 2203297 2239327 2210917 2232660 2218537 2225992 2226157 2219325 2238540 2208847 2249017 2199322 2260447 2187892 2265210 2179320 2270925 2171700 2274735 2164080 L 2295258 2145267 2295423 2144085 2275688 2162175 C 2271878 2169795 2266163 2177415 2261400 2185987 2249970 2197417 2239493 2206942 2227110 2217420 2219490 2224087 2211870 2230755 2204250 2237422 2196630 2244090 2189010 2249805 2180438 2256472 2151863 2280285 2124240 2302192 2094713 2323147 2082330 2334577 2066138 2346960 2048993 2358390 2030895 2369820 2011845 2382202 1991843 2392680 1981365 2398395 1971840 2403157 1961363 2408872 1951838 2414587 1941360 2419350 1931835 2424112 1912785 2433637 1894688 2443162 1879448 2451735 1815630 2482215 1749908 2506027 1680375 2526982 1586078 2553652 1480350 2571750 1387005 2575560 1379385 2575560 1370813 2575560 1365098 2575560 1364145 2572702 1362240 2570797 1362240 2567940 1358430 2566035 1348905 2566987 1339380 2566987 1330808 2569845 1319378 2572702 1318425 2575560 1294613 2576512 1275563 2576512 1257465 2576512 1240320 2575560 1226033 2574607 1212698 2574607 1205078 2573655 1198410 2572702 1190790 2572702 1183170 2571750 1175550 2570797 1168883 2568892 L 1182080 2554816 1179360 2555557 1130192 2546452 1127925 2546985 C 1090778 2541270 1060298 2535555 1033628 2529840 1020293 2526982 1007910 2524125 996480 2522220 985050 2519362 974573 2517457 964095 2516505 951713 2510790 938378 2505075 925043 2498407 911708 2493645 897420 2487930 876465 2480310 859320 2473642 842175 2466975 825983 2460307 830745 2455545 832650 2454592 834555 2453640 846938 2456497 858368 2458402 869798 2460307 875513 2465070 880275 2468880 885038 2473642 898373 2476500 912660 2482215 937425 2488882 975525 2503170 1006958 2509837 1041248 2515552 1049820 2517457 1058393 2518410 1066965 2520315 1075538 2521267 1085063 2523172 1094588 2525077 1104113 2526982 1114590 2528887 1125068 2531745 L 1158657 2539008 1161262 2538412 C 1171740 2540317 1181265 2541270 1192695 2543175 1193647 2542222 1193647 2542222 1193647 2541270 1208887 2542222 1225080 2542222 1239367 2543175 1242225 2543175 1246035 2544127 1246987 2544127 1271752 2545080 1294612 2544127 1317472 2544127 1335570 2545080 1352715 2545080 1368907 2546032 1389862 2545080 1410817 2542222 1429867 2541270 1432725 2541270 1436535 2541270 1437487 2541270 1438440 2544127 1440345 2546032 1440345 2548890 1468920 2546985 1486065 2544127 1500352 2541270 1514640 2539365 1525117 2536507 1540357 2531745 1547977 2530792 1555597 2529840 1563217 2527935 1567980 2526982 1572742 2526982 1577505 2526030 1588935 2523172 1598460 2521267 1608937 2518410 1617510 2516505 1626082 2514600 1634655 2512695 1643227 2510790 1651800 2507932 1660372 2506027 L 1707545 2497863 1713713 2495550 C 1697520 2498407 1680375 2501265 1664183 2504122 1655610 2506027 1647038 2508885 1638465 2510790 1629893 2512695 1621320 2514600 1612748 2516505 1601318 2519362 1592745 2521267 1581315 2524125 1576553 2525077 1571790 2525077 1567028 2526030 1559408 2526982 1551788 2527935 1544168 2529840 1517498 2532697 1498448 2533650 1482255 2535555 1467015 2537460 1454633 2539365 1440345 2539365 1438440 2539365 1435583 2539365 1432725 2539365 1413675 2541270 1392720 2544127 1371765 2544127 1355573 2543175 1338428 2543175 1320330 2542222 1297470 2542222 1274610 2543175 1249845 2542222 1247940 2542222 1245083 2541270 1242225 2541270 1231748 2537460 1224128 2533650 1212698 2528887 1207935 2532697 1201268 2535555 1196505 2539365 L 1196464 2539447 1209840 2530792 C 1221270 2535554 1229843 2539364 1239368 2543174 1224128 2543174 1207935 2542222 1193648 2541269 L 1194008 2541036 1164120 2536507 C 1151738 2533650 1140308 2531745 1128878 2528887 1118400 2526030 1107923 2524125 1098398 2522220 1088873 2520315 1079348 2519362 1070775 2517457 1062203 2515552 1053630 2514600 1045058 2512695 1010768 2506980 979335 2500312 941235 2486025 916470 2480310 902183 2474595 888848 2470785 883133 2466975 878370 2462212 873608 2457450 862178 2455545 850748 2453640 838365 2450782 820268 2442210 804075 2433637 785978 2424112 780263 2424112 776453 2425065 770738 2425065 751688 2415540 734543 2406967 716445 2397442 713588 2391727 709778 2386012 706920 2380297 706920 2380297 707873 2380297 708825 2379345 719303 2386012 730733 2391727 742163 2397442 753593 2403157 764070 2408872 775500 2415540 779310 2413635 782168 2411730 785025 2409825 766928 2401252 755498 2391727 745973 2384107 736448 2376487 726923 2371725 713588 2369820 686918 2350770 678345 2350770 668820 2344102 655485 2335530 643103 2327910 630720 2319337 600240 2302192 608813 2320290 570713 2293620 563093 2287905 556425 2282190 547853 2274570 549758 2274570 551663 2273617 552615 2272665 561188 2275522 567855 2277427 575475 2279332 559283 2261235 556425 2253615 527850 2229802 518325 2222182 509753 2214562 501180 2207895 492608 2200275 484035 2193607 476415 2185987 470700 2180272 455460 2174557 444983 2160270 428790 2143125 415455 2126932 399263 2109787 L 396126 2099983 386880 2090737 C 376403 2080260 365925 2068830 355448 2056447 353543 2049780 339255 2031682 351638 2039302 346875 2033587 343065 2026920 339255 2022157 L 337780 2019844 323062 2009774 C 311632 1996439 302107 1982152 294487 1968817 286867 1954529 281152 1941194 278295 1930717 L 276390 1930717 C 268770 1917382 261150 1903095 254483 1888807 247815 1874520 240195 1861185 233528 1846897 225908 1830705 218288 1814512 211620 1798320 204953 1782127 198285 1764982 191618 1748790 199238 1759267 205905 1769745 211620 1782127 217335 1794510 223050 1807845 231623 1824037 235433 1829752 236385 1839277 238290 1846897 L 241046 1850938 237654 1833303 228809 1817250 214411 1784874 197332 1756409 C 190665 1737359 183045 1718309 176377 1699259 L 158424 1640674 152529 1623596 C 142540 1590017 133959 1555831 126853 1521108 L 115498 1446707 115417 1448752 C 115417 1453515 115417 1457325 116370 1463992 118275 1475422 120180 1486852 121132 1499235 123037 1511617 124942 1524000 126847 1535430 122085 1526857 120180 1515427 117322 1503997 115417 1491615 113512 1478280 110655 1463992 105892 1463992 104940 1463992 103035 1463992 102082 1453515 101130 1443990 98272 1427797 96367 1420177 93510 1412557 91605 1404937 89700 1397317 87795 1389697 85890 1383030 80175 1376362 75412 1371600 69697 1365885 67792 1365885 66840 1365885 64935 1365885 63030 1360170 61125 1351597 60172 1342072 59220 1332547 58267 1322070 58267 1311592 58267 1291590 59220 1273492 62077 1268730 63030 1263015 63030 1258252 63982 1253490 L 67226 1243037 65649 1219200 C 65887 1207294 66839 1194911 67792 1183957 L 71602 1176814 71602 1172527 C 69697 1178242 66840 1182052 63982 1186815 62077 1183005 59220 1181100 57315 1177290 53505 1171575 54457 1120140 44932 1160145 L 42670 1146572 42075 1147762 C 41122 1160145 39217 1173480 38265 1185862 37312 1198245 35407 1211580 35407 1223962 34455 1233487 33502 1243965 32550 1253490 L 32550 1314449 C 32550 1324927 32550 1335404 33502 1345882 34455 1356359 35407 1366837 35407 1377314 31597 1378267 32550 1413509 26835 1406842 25882 1406842 25882 1406842 24930 1406842 19215 1385887 19215 1367789 19215 1349692 19215 1331594 22072 1313497 19215 1290637 20167 1274444 22072 1260157 23977 1244917 L 32546 1253485 24930 1243965 C 23025 1234440 23025 1223962 23025 1209675 23025 1195387 23977 1178242 24930 1157287 24930 1152525 25882 1147762 25882 1143000 26835 1135380 27787 1126807 28740 1119187 32550 1105852 36360 1089660 40170 1076325 L 45865 1047851 43980 1041082 C 42075 1053465 39217 1064895 37312 1079182 33502 1092517 29692 1108710 25882 1122045 24930 1129665 23977 1138237 23025 1145857 23025 1150620 22072 1155382 22072 1160145 22072 1181100 21120 1198245 20167 1212532 20167 1226820 21120 1237297 22072 1246822 20167 1263015 18262 1277302 17310 1292542 20167 1315402 17310 1333500 17310 1351597 17310 1369695 17310 1387792 23025 1408747 23025 1408747 23977 1408747 24930 1408747 28740 1426845 32550 1443990 37312 1463040 38265 1475422 41122 1486852 43980 1507807 48742 1524000 53505 1539240 58267 1553527 60410 1580673 74876 1623893 80770 1651843 L 82734 1670685 86843 1670685 C 97320 1697355 103988 1711642 107798 1721167 112560 1730692 114465 1737360 115418 1746885 111608 1745932 106845 1736407 101130 1724977 95415 1713547 90653 1700212 85890 1690687 81128 1678305 89700 1712595 84938 1700212 L 76651 1674524 70650 1675447 C 67792 1667827 65887 1660207 63982 1653540 53505 1643062 45885 1621155 41122 1601152 36360 1581150 32550 1562100 26835 1554480 22072 1537335 22072 1519237 25882 1515427 23977 1500187 21120 1484947 19215 1469707 17310 1454467 16357 1439227 14452 1423987 10642 1412557 6832 1403032 3975 1390650 -1740 1325880 -2693 1250632 10642 1213485 11595 1197292 12547 1177290 17310 1167765 15405 1159192 13500 1151572 11595 1143000 13500 1126807 11595 1089660 23025 1074420 23977 1067752 24930 1062990 25882 1058227 27787 1034415 29692 1018222 33502 1002982 40170 989647 48742 967740 53505 962977 58267 973455 46837 1000125 48742 1017270 L 53503 1007964 56362 985718 C 58267 975597 59696 966311 57315 961072 60172 949642 63030 941069 65887 929639 70650 914399 74460 898207 79222 882014 83985 865822 89700 849629 95415 833437 L 96628 832072 103988 793432 C 107798 785812 111608 775334 114465 765809 118275 756284 123038 748664 126848 742949 135420 726757 142088 710564 151613 695324 158280 680084 164948 667702 171615 652462 172568 639127 191618 614362 200190 597217 204953 591502 210668 585787 221145 573404 227813 559117 233528 548639 238290 540067 243053 531494 247815 525779 252578 519112 258293 513397 266865 503872 267818 511492 268770 510539 270675 507682 271628 505777 276390 495299 281153 485774 286868 475297 296393 464819 307823 446722 316395 441007 309966 453151 316932 450829 317199 455339 L 315045 461363 345922 429577 C 348780 423862 354495 417195 361162 409575 367830 402907 375450 396240 381165 390525 L 382889 392440 382118 391477 C 390690 382904 398310 374332 406883 366712 414503 359092 423075 351472 431648 343852 442125 333374 448793 324802 458318 315277 470700 305752 484035 296227 495465 287654 508800 277177 522135 267652 535470 258127 L 559389 241440 575475 226694 C 585000 220979 594525 215264 604050 209549 613575 203834 624052 199072 634530 193357 L 638565 191282 648937 181094 C 654771 176688 661201 172402 665963 168592 673583 162877 679298 160496 684656 159067 L 697880 156023 700252 154304 C 782167 109537 869797 74294 959332 49529 L 968945 47439 995527 38099 C 1001719 36194 1008148 35003 1013863 34408 L 1023424 34327 1026960 33337 C 1097445 17144 1169835 7619 1244130 4762 1262704 5238 1283897 4762 1305804 4524 1327712 4285 1350334 4285 1371765 5714 L 1372993 6635 1405103 2857 C 1415580 4762 1425105 5714 1434630 7619 1444155 9524 1453680 10477 1464158 13334 L 1479392 16797 1463205 12382 C 1453680 10477 1443202 8572 1433677 6667 1424152 4762 1414627 3810 1404150 1905 1404150 1905 1404150 952 1404150 0 Z N"><draw:equation draw:name="f0" draw:formula="1439383*logwidth/2647519"/><draw:equation draw:name="f1" draw:formula="2598425*logheight/2612594"/><draw:equation draw:name="f2" draw:formula="1427010*logwidth/2647519"/><draw:equation draw:name="f3" draw:formula="2605087*logheight/2612594"/><draw:equation draw:name="f4" draw:formula="1427751*logwidth/2647519"/><draw:equation draw:name="f5" draw:formula="2605405*logheight/2612594"/><draw:equation draw:name="f6" draw:formula="1542263*logwidth/2647519"/><draw:equation draw:name="f7" draw:formula="2530792*logheight/2612594"/><draw:equation draw:name="f8" draw:formula="1502258*logwidth/2647519"/><draw:equation draw:name="f9" draw:formula="2540317*logheight/2612594"/><draw:equation draw:name="f10" draw:formula="1442250*logwidth/2647519"/><draw:equation draw:name="f11" draw:formula="2547937*logheight/2612594"/><draw:equation draw:name="f12" draw:formula="1439393*logwidth/2647519"/><draw:equation draw:name="f13" draw:formula="2540317*logheight/2612594"/><draw:equation draw:name="f14" draw:formula="1481303*logwidth/2647519"/><draw:equation draw:name="f15" draw:formula="2536507*logheight/2612594"/><draw:equation draw:name="f16" draw:formula="1542263*logwidth/2647519"/><draw:equation draw:name="f17" draw:formula="2530792*logheight/2612594"/><draw:equation draw:name="f18" draw:formula="1646324*logwidth/2647519"/><draw:equation draw:name="f19" draw:formula="2520821*logheight/2612594"/><draw:equation draw:name="f20" draw:formula="1643880*logwidth/2647519"/><draw:equation draw:name="f21" draw:formula="2521511*logheight/2612594"/><draw:equation draw:name="f22" draw:formula="1645133*logwidth/2647519"/><draw:equation draw:name="f23" draw:formula="2521267*logheight/2612594"/><draw:equation draw:name="f24" draw:formula="899801*logwidth/2647519"/><draw:equation draw:name="f25" draw:formula="2506503*logheight/2612594"/><draw:equation draw:name="f26" draw:formula="942187*logwidth/2647519"/><draw:equation draw:name="f27" draw:formula="2517457*logheight/2612594"/><draw:equation draw:name="f28" draw:formula="960285*logwidth/2647519"/><draw:equation draw:name="f29" draw:formula="2518409*logheight/2612594"/><draw:equation draw:name="f30" draw:formula="1010767*logwidth/2647519"/><draw:equation draw:name="f31" draw:formula="2543175*logheight/2612594"/><draw:equation draw:name="f32" draw:formula="1033627*logwidth/2647519"/><draw:equation draw:name="f33" draw:formula="2547937*logheight/2612594"/><draw:equation draw:name="f34" draw:formula="1035057*logwidth/2647519"/><draw:equation draw:name="f35" draw:formula="2548414*logheight/2612594"/><draw:equation draw:name="f36" draw:formula="1040295*logwidth/2647519"/><draw:equation draw:name="f37" draw:formula="2543175*logheight/2612594"/><draw:equation draw:name="f38" draw:formula="1060297*logwidth/2647519"/><draw:equation draw:name="f39" draw:formula="2548890*logheight/2612594"/><draw:equation draw:name="f40" draw:formula="1080300*logwidth/2647519"/><draw:equation draw:name="f41" draw:formula="2553652*logheight/2612594"/><draw:equation draw:name="f42" draw:formula="1119713*logwidth/2647519"/><draw:equation draw:name="f43" draw:formula="2562818*logheight/2612594"/><draw:equation draw:name="f44" draw:formula="1120305*logwidth/2647519"/><draw:equation draw:name="f45" draw:formula="2562225*logheight/2612594"/><draw:equation draw:name="f46" draw:formula="1166025*logwidth/2647519"/><draw:equation draw:name="f47" draw:formula="2569845*logheight/2612594"/><draw:equation draw:name="f48" draw:formula="1187932*logwidth/2647519"/><draw:equation draw:name="f49" draw:formula="2573655*logheight/2612594"/><draw:equation draw:name="f50" draw:formula="1209840*logwidth/2647519"/><draw:equation draw:name="f51" draw:formula="2575560*logheight/2612594"/><draw:equation draw:name="f52" draw:formula="1254607*logwidth/2647519"/><draw:equation draw:name="f53" draw:formula="2577465*logheight/2612594"/><draw:equation draw:name="f54" draw:formula="1315567*logwidth/2647519"/><draw:equation draw:name="f55" draw:formula="2576512*logheight/2612594"/><draw:equation draw:name="f56" draw:formula="1318213*logwidth/2647519"/><draw:equation draw:name="f57" draw:formula="2576512*logheight/2612594"/><draw:equation draw:name="f58" draw:formula="1324140*logwidth/2647519"/><draw:equation draw:name="f59" draw:formula="2573178*logheight/2612594"/><draw:equation draw:name="f60" draw:formula="1337475*logwidth/2647519"/><draw:equation draw:name="f61" draw:formula="2568892*logheight/2612594"/><draw:equation draw:name="f62" draw:formula="1351048*logwidth/2647519"/><draw:equation draw:name="f63" draw:formula="2568654*logheight/2612594"/><draw:equation draw:name="f64" draw:formula="1360335*logwidth/2647519"/><draw:equation draw:name="f65" draw:formula="2569844*logheight/2612594"/><draw:equation draw:name="f66" draw:formula="1362835*logwidth/2647519"/><draw:equation draw:name="f67" draw:formula="2576512*logheight/2612594"/><draw:equation draw:name="f68" draw:formula="1384147*logwidth/2647519"/><draw:equation draw:name="f69" draw:formula="2576512*logheight/2612594"/><draw:equation draw:name="f70" draw:formula="1377480*logwidth/2647519"/><draw:equation draw:name="f71" draw:formula="2586037*logheight/2612594"/><draw:equation draw:name="f72" draw:formula="1373670*logwidth/2647519"/><draw:equation draw:name="f73" draw:formula="2590800*logheight/2612594"/><draw:equation draw:name="f74" draw:formula="1361287*logwidth/2647519"/><draw:equation draw:name="f75" draw:formula="2596515*logheight/2612594"/><draw:equation draw:name="f76" draw:formula="1338427*logwidth/2647519"/><draw:equation draw:name="f77" draw:formula="2596515*logheight/2612594"/><draw:equation draw:name="f78" draw:formula="1308900*logwidth/2647519"/><draw:equation draw:name="f79" draw:formula="2594610*logheight/2612594"/><draw:equation draw:name="f80" draw:formula="1245082*logwidth/2647519"/><draw:equation draw:name="f81" draw:formula="2592705*logheight/2612594"/><draw:equation draw:name="f82" draw:formula="1197457*logwidth/2647519"/><draw:equation draw:name="f83" draw:formula="2588895*logheight/2612594"/><draw:equation draw:name="f84" draw:formula="1155547*logwidth/2647519"/><draw:equation draw:name="f85" draw:formula="2583180*logheight/2612594"/><draw:equation draw:name="f86" draw:formula="1113637*logwidth/2647519"/><draw:equation draw:name="f87" draw:formula="2576512*logheight/2612594"/><draw:equation draw:name="f88" draw:formula="1049820*logwidth/2647519"/><draw:equation draw:name="f89" draw:formula="2566987*logheight/2612594"/><draw:equation draw:name="f90" draw:formula="1000290*logwidth/2647519"/><draw:equation draw:name="f91" draw:formula="2550795*logheight/2612594"/><draw:equation draw:name="f92" draw:formula="1000863*logwidth/2647519"/><draw:equation draw:name="f93" draw:formula="2550379*logheight/2612594"/><draw:equation draw:name="f94" draw:formula="971715*logwidth/2647519"/><draw:equation draw:name="f95" draw:formula="2541270*logheight/2612594"/><draw:equation draw:name="f96" draw:formula="945997*logwidth/2647519"/><draw:equation draw:name="f97" draw:formula="2529840*logheight/2612594"/><draw:equation draw:name="f98" draw:formula="916470*logwidth/2647519"/><draw:equation draw:name="f99" draw:formula="2520315*logheight/2612594"/><draw:equation draw:name="f100" draw:formula="885990*logwidth/2647519"/><draw:equation draw:name="f101" draw:formula="2509837*logheight/2612594"/><draw:equation draw:name="f102" draw:formula="899801*logwidth/2647519"/><draw:equation draw:name="f103" draw:formula="2506503*logheight/2612594"/><draw:equation draw:name="f104" draw:formula="1460492*logwidth/2647519"/><draw:equation draw:name="f105" draw:formula="2486082*logheight/2612594"/><draw:equation draw:name="f106" draw:formula="1445939*logwidth/2647519"/><draw:equation draw:name="f107" draw:formula="2488303*logheight/2612594"/><draw:equation draw:name="f108" draw:formula="1345293*logwidth/2647519"/><draw:equation draw:name="f109" draw:formula="2493385*logheight/2612594"/><draw:equation draw:name="f110" draw:formula="1378432*logwidth/2647519"/><draw:equation draw:name="f111" draw:formula="2497454*logheight/2612594"/><draw:equation draw:name="f112" draw:formula="1387005*logwidth/2647519"/><draw:equation draw:name="f113" draw:formula="2495549*logheight/2612594"/><draw:equation draw:name="f114" draw:formula="1446060*logwidth/2647519"/><draw:equation draw:name="f115" draw:formula="2488882*logheight/2612594"/><draw:equation draw:name="f116" draw:formula="1455778*logwidth/2647519"/><draw:equation draw:name="f117" draw:formula="2486992*logheight/2612594"/><draw:equation draw:name="f118" draw:formula="1550918*logwidth/2647519"/><draw:equation draw:name="f119" draw:formula="2472281*logheight/2612594"/><draw:equation draw:name="f120" draw:formula="1501488*logwidth/2647519"/><draw:equation draw:name="f121" draw:formula="2479825*logheight/2612594"/><draw:equation draw:name="f122" draw:formula="1518450*logwidth/2647519"/><draw:equation draw:name="f123" draw:formula="2480309*logheight/2612594"/><draw:equation draw:name="f124" draw:formula="1542858*logwidth/2647519"/><draw:equation draw:name="f125" draw:formula="2475785*logheight/2612594"/><draw:equation draw:name="f126" draw:formula="1731355*logwidth/2647519"/><draw:equation draw:name="f127" draw:formula="2470078*logheight/2612594"/><draw:equation draw:name="f128" draw:formula="1576323*logwidth/2647519"/><draw:equation draw:name="f129" draw:formula="2511364*logheight/2612594"/><draw:equation draw:name="f130" draw:formula="1654777*logwidth/2647519"/><draw:equation draw:name="f131" draw:formula="2493883*logheight/2612594"/><draw:equation draw:name="f132" draw:formula="737400*logwidth/2647519"/><draw:equation draw:name="f133" draw:formula="2450782*logheight/2612594"/><draw:equation draw:name="f134" draw:formula="846937*logwidth/2647519"/><draw:equation draw:name="f135" draw:formula="2497454*logheight/2612594"/><draw:equation draw:name="f136" draw:formula="885990*logwidth/2647519"/><draw:equation draw:name="f137" draw:formula="2509837*logheight/2612594"/><draw:equation draw:name="f138" draw:formula="915517*logwidth/2647519"/><draw:equation draw:name="f139" draw:formula="2520314*logheight/2612594"/><draw:equation draw:name="f140" draw:formula="945045*logwidth/2647519"/><draw:equation draw:name="f141" draw:formula="2529839*logheight/2612594"/><draw:equation draw:name="f142" draw:formula="970762*logwidth/2647519"/><draw:equation draw:name="f143" draw:formula="2541269*logheight/2612594"/><draw:equation draw:name="f144" draw:formula="965047*logwidth/2647519"/><draw:equation draw:name="f145" draw:formula="2546032*logheight/2612594"/><draw:equation draw:name="f146" draw:formula="949807*logwidth/2647519"/><draw:equation draw:name="f147" draw:formula="2543174*logheight/2612594"/><draw:equation draw:name="f148" draw:formula="895515*logwidth/2647519"/><draw:equation draw:name="f149" draw:formula="2523172*logheight/2612594"/><draw:equation draw:name="f150" draw:formula="868845*logwidth/2647519"/><draw:equation draw:name="f151" draw:formula="2512694*logheight/2612594"/><draw:equation draw:name="f152" draw:formula="842175*logwidth/2647519"/><draw:equation draw:name="f153" draw:formula="2501264*logheight/2612594"/><draw:equation draw:name="f154" draw:formula="806932*logwidth/2647519"/><draw:equation draw:name="f155" draw:formula="2488882*logheight/2612594"/><draw:equation draw:name="f156" draw:formula="776452*logwidth/2647519"/><draw:equation draw:name="f157" draw:formula="2475547*logheight/2612594"/><draw:equation draw:name="f158" draw:formula="752640*logwidth/2647519"/><draw:equation draw:name="f159" draw:formula="2463164*logheight/2612594"/><draw:equation draw:name="f160" draw:formula="737400*logwidth/2647519"/><draw:equation draw:name="f161" draw:formula="2450782*logheight/2612594"/><draw:equation draw:name="f162" draw:formula="782168*logwidth/2647519"/><draw:equation draw:name="f163" draw:formula="2426970*logheight/2612594"/><draw:equation draw:name="f164" draw:formula="834555*logwidth/2647519"/><draw:equation draw:name="f165" draw:formula="2453640*logheight/2612594"/><draw:equation draw:name="f166" draw:formula="827888*logwidth/2647519"/><draw:equation draw:name="f167" draw:formula="2457450*logheight/2612594"/><draw:equation draw:name="f168" draw:formula="766928*logwidth/2647519"/><draw:equation draw:name="f169" draw:formula="2427922*logheight/2612594"/><draw:equation draw:name="f170" draw:formula="782168*logwidth/2647519"/><draw:equation draw:name="f171" draw:formula="2426970*logheight/2612594"/><draw:equation draw:name="f172" draw:formula="588810*logwidth/2647519"/><draw:equation draw:name="f173" draw:formula="2362200*logheight/2612594"/><draw:equation draw:name="f174" draw:formula="653580*logwidth/2647519"/><draw:equation draw:name="f175" draw:formula="2398395*logheight/2612594"/><draw:equation draw:name="f176" draw:formula="666915*logwidth/2647519"/><draw:equation draw:name="f177" draw:formula="2413635*logheight/2612594"/><draw:equation draw:name="f178" draw:formula="636435*logwidth/2647519"/><draw:equation draw:name="f179" draw:formula="2397442*logheight/2612594"/><draw:equation draw:name="f180" draw:formula="613575*logwidth/2647519"/><draw:equation draw:name="f181" draw:formula="2383155*logheight/2612594"/><draw:equation draw:name="f182" draw:formula="588810*logwidth/2647519"/><draw:equation draw:name="f183" draw:formula="2362200*logheight/2612594"/><draw:equation draw:name="f184" draw:formula="702387*logwidth/2647519"/><draw:equation draw:name="f185" draw:formula="2337759*logheight/2612594"/><draw:equation draw:name="f186" draw:formula="702396*logwidth/2647519"/><draw:equation draw:name="f187" draw:formula="2338030*logheight/2612594"/><draw:equation draw:name="f188" draw:formula="705613*logwidth/2647519"/><draw:equation draw:name="f189" draw:formula="2341924*logheight/2612594"/><draw:equation draw:name="f190" draw:formula="705967*logwidth/2647519"/><draw:equation draw:name="f191" draw:formula="2340292*logheight/2612594"/><draw:equation draw:name="f192" draw:formula="2093409*logwidth/2647519"/><draw:equation draw:name="f193" draw:formula="2275234*logheight/2612594"/><draw:equation draw:name="f194" draw:formula="2089950*logwidth/2647519"/><draw:equation draw:name="f195" draw:formula="2275522*logheight/2612594"/><draw:equation draw:name="f196" draw:formula="2032800*logwidth/2647519"/><draw:equation draw:name="f197" draw:formula="2316480*logheight/2612594"/><draw:equation draw:name="f198" draw:formula="1976602*logwidth/2647519"/><draw:equation draw:name="f199" draw:formula="2346960*logheight/2612594"/><draw:equation draw:name="f200" draw:formula="1936597*logwidth/2647519"/><draw:equation draw:name="f201" draw:formula="2370772*logheight/2612594"/><draw:equation draw:name="f202" draw:formula="1914690*logwidth/2647519"/><draw:equation draw:name="f203" draw:formula="2380297*logheight/2612594"/><draw:equation draw:name="f204" draw:formula="1891830*logwidth/2647519"/><draw:equation draw:name="f205" draw:formula="2389822*logheight/2612594"/><draw:equation draw:name="f206" draw:formula="1864207*logwidth/2647519"/><draw:equation draw:name="f207" draw:formula="2404110*logheight/2612594"/><draw:equation draw:name="f208" draw:formula="1843252*logwidth/2647519"/><draw:equation draw:name="f209" draw:formula="2416492*logheight/2612594"/><draw:equation draw:name="f210" draw:formula="1812772*logwidth/2647519"/><draw:equation draw:name="f211" draw:formula="2428875*logheight/2612594"/><draw:equation draw:name="f212" draw:formula="1781340*logwidth/2647519"/><draw:equation draw:name="f213" draw:formula="2440305*logheight/2612594"/><draw:equation draw:name="f214" draw:formula="1772767*logwidth/2647519"/><draw:equation draw:name="f215" draw:formula="2448877*logheight/2612594"/><draw:equation draw:name="f216" draw:formula="1759432*logwidth/2647519"/><draw:equation draw:name="f217" draw:formula="2453640*logheight/2612594"/><draw:equation draw:name="f218" draw:formula="1726095*logwidth/2647519"/><draw:equation draw:name="f219" draw:formula="2459355*logheight/2612594"/><draw:equation draw:name="f220" draw:formula="1683232*logwidth/2647519"/><draw:equation draw:name="f221" draw:formula="2472690*logheight/2612594"/><draw:equation draw:name="f222" draw:formula="1644180*logwidth/2647519"/><draw:equation draw:name="f223" draw:formula="2485072*logheight/2612594"/><draw:equation draw:name="f224" draw:formula="1601317*logwidth/2647519"/><draw:equation draw:name="f225" draw:formula="2497455*logheight/2612594"/><draw:equation draw:name="f226" draw:formula="1547977*logwidth/2647519"/><draw:equation draw:name="f227" draw:formula="2510790*logheight/2612594"/><draw:equation draw:name="f228" draw:formula="1472730*logwidth/2647519"/><draw:equation draw:name="f229" draw:formula="2523172*logheight/2612594"/><draw:equation draw:name="f230" draw:formula="1470825*logwidth/2647519"/><draw:equation draw:name="f231" draw:formula="2526030*logheight/2612594"/><draw:equation draw:name="f232" draw:formula="1434646*logwidth/2647519"/><draw:equation draw:name="f233" draw:formula="2535075*logheight/2612594"/><draw:equation draw:name="f234" draw:formula="1435583*logwidth/2647519"/><draw:equation draw:name="f235" draw:formula="2535555*logheight/2612594"/><draw:equation draw:name="f236" draw:formula="1475761*logwidth/2647519"/><draw:equation draw:name="f237" draw:formula="2525510*logheight/2612594"/><draw:equation draw:name="f238" draw:formula="1476540*logwidth/2647519"/><draw:equation draw:name="f239" draw:formula="2523172*logheight/2612594"/><draw:equation draw:name="f240" draw:formula="1551788*logwidth/2647519"/><draw:equation draw:name="f241" draw:formula="2510790*logheight/2612594"/><draw:equation draw:name="f242" draw:formula="1605128*logwidth/2647519"/><draw:equation draw:name="f243" draw:formula="2497455*logheight/2612594"/><draw:equation draw:name="f244" draw:formula="1647990*logwidth/2647519"/><draw:equation draw:name="f245" draw:formula="2485072*logheight/2612594"/><draw:equation draw:name="f246" draw:formula="1687043*logwidth/2647519"/><draw:equation draw:name="f247" draw:formula="2472690*logheight/2612594"/><draw:equation draw:name="f248" draw:formula="1729905*logwidth/2647519"/><draw:equation draw:name="f249" draw:formula="2459355*logheight/2612594"/><draw:equation draw:name="f250" draw:formula="1763243*logwidth/2647519"/><draw:equation draw:name="f251" draw:formula="2453640*logheight/2612594"/><draw:equation draw:name="f252" draw:formula="1740675*logwidth/2647519"/><draw:equation draw:name="f253" draw:formula="2467181*logheight/2612594"/><draw:equation draw:name="f254" draw:formula="1741335*logwidth/2647519"/><draw:equation draw:name="f255" draw:formula="2466975*logheight/2612594"/><draw:equation draw:name="f256" draw:formula="1765148*logwidth/2647519"/><draw:equation draw:name="f257" draw:formula="2452687*logheight/2612594"/><draw:equation draw:name="f258" draw:formula="1778483*logwidth/2647519"/><draw:equation draw:name="f259" draw:formula="2447925*logheight/2612594"/><draw:equation draw:name="f260" draw:formula="1779371*logwidth/2647519"/><draw:equation draw:name="f261" draw:formula="2447679*logheight/2612594"/><draw:equation draw:name="f262" draw:formula="1785150*logwidth/2647519"/><draw:equation draw:name="f263" draw:formula="2441257*logheight/2612594"/><draw:equation draw:name="f264" draw:formula="1816583*logwidth/2647519"/><draw:equation draw:name="f265" draw:formula="2429827*logheight/2612594"/><draw:equation draw:name="f266" draw:formula="1847063*logwidth/2647519"/><draw:equation draw:name="f267" draw:formula="2417445*logheight/2612594"/><draw:equation draw:name="f268" draw:formula="1868018*logwidth/2647519"/><draw:equation draw:name="f269" draw:formula="2405062*logheight/2612594"/><draw:equation draw:name="f270" draw:formula="1895640*logwidth/2647519"/><draw:equation draw:name="f271" draw:formula="2390775*logheight/2612594"/><draw:equation draw:name="f272" draw:formula="1918500*logwidth/2647519"/><draw:equation draw:name="f273" draw:formula="2381250*logheight/2612594"/><draw:equation draw:name="f274" draw:formula="1934176*logwidth/2647519"/><draw:equation draw:name="f275" draw:formula="2374435*logheight/2612594"/><draw:equation draw:name="f276" draw:formula="1942313*logwidth/2647519"/><draw:equation draw:name="f277" draw:formula="2368867*logheight/2612594"/><draw:equation draw:name="f278" draw:formula="1982318*logwidth/2647519"/><draw:equation draw:name="f279" draw:formula="2345055*logheight/2612594"/><draw:equation draw:name="f280" draw:formula="2038515*logwidth/2647519"/><draw:equation draw:name="f281" draw:formula="2314575*logheight/2612594"/><draw:equation draw:name="f282" draw:formula="460060*logwidth/2647519"/><draw:equation draw:name="f283" draw:formula="2262062*logheight/2612594"/><draw:equation draw:name="f284" draw:formula="463676*logwidth/2647519"/><draw:equation draw:name="f285" draw:formula="2265164*logheight/2612594"/><draw:equation draw:name="f286" draw:formula="464911*logwidth/2647519"/><draw:equation draw:name="f287" draw:formula="2265793*logheight/2612594"/><draw:equation draw:name="f288" draw:formula="2099802*logwidth/2647519"/><draw:equation draw:name="f289" draw:formula="2237197*logheight/2612594"/><draw:equation draw:name="f290" draw:formula="2099475*logwidth/2647519"/><draw:equation draw:name="f291" draw:formula="2237422*logheight/2612594"/><draw:equation draw:name="f292" draw:formula="2099475*logwidth/2647519"/><draw:equation draw:name="f293" draw:formula="2237694*logheight/2612594"/><draw:equation draw:name="f294" draw:formula="2100989*logwidth/2647519"/><draw:equation draw:name="f295" draw:formula="2237910*logheight/2612594"/><draw:equation draw:name="f296" draw:formula="2101380*logwidth/2647519"/><draw:equation draw:name="f297" draw:formula="2237422*logheight/2612594"/><draw:equation draw:name="f298" draw:formula="2120380*logwidth/2647519"/><draw:equation draw:name="f299" draw:formula="2222979*logheight/2612594"/><draw:equation draw:name="f300" draw:formula="2114756*logwidth/2647519"/><draw:equation draw:name="f301" draw:formula="2226864*logheight/2612594"/><draw:equation draw:name="f302" draw:formula="2113762*logwidth/2647519"/><draw:equation draw:name="f303" draw:formula="2227897*logheight/2612594"/><draw:equation draw:name="f304" draw:formula="2117618*logwidth/2647519"/><draw:equation draw:name="f305" draw:formula="2225429*logheight/2612594"/><draw:equation draw:name="f306" draw:formula="382287*logwidth/2647519"/><draw:equation draw:name="f307" draw:formula="2175002*logheight/2612594"/><draw:equation draw:name="f308" draw:formula="418261*logwidth/2647519"/><draw:equation draw:name="f309" draw:formula="2217358*logheight/2612594"/><draw:equation draw:name="f310" draw:formula="389737*logwidth/2647519"/><draw:equation draw:name="f311" draw:formula="2183129*logheight/2612594"/><draw:equation draw:name="f312" draw:formula="2187820*logwidth/2647519"/><draw:equation draw:name="f313" draw:formula="2174974*logheight/2612594"/><draw:equation draw:name="f314" draw:formula="2187735*logwidth/2647519"/><draw:equation draw:name="f315" draw:formula="2175004*logheight/2612594"/><draw:equation draw:name="f316" draw:formula="2187105*logwidth/2647519"/><draw:equation draw:name="f317" draw:formula="2179320*logheight/2612594"/><draw:equation draw:name="f318" draw:formula="2171865*logwidth/2647519"/><draw:equation draw:name="f319" draw:formula="2196465*logheight/2612594"/><draw:equation draw:name="f320" draw:formula="2153767*logwidth/2647519"/><draw:equation draw:name="f321" draw:formula="2216467*logheight/2612594"/><draw:equation draw:name="f322" draw:formula="2154858*logwidth/2647519"/><draw:equation draw:name="f323" draw:formula="2216216*logheight/2612594"/><draw:equation draw:name="f324" draw:formula="2171865*logwidth/2647519"/><draw:equation draw:name="f325" draw:formula="2197417*logheight/2612594"/><draw:equation draw:name="f326" draw:formula="2187105*logwidth/2647519"/><draw:equation draw:name="f327" draw:formula="2180272*logheight/2612594"/><draw:equation draw:name="f328" draw:formula="2187820*logwidth/2647519"/><draw:equation draw:name="f329" draw:formula="2174974*logheight/2612594"/><draw:equation draw:name="f330" draw:formula="475386*logwidth/2647519"/><draw:equation draw:name="f331" draw:formula="2153525*logheight/2612594"/><draw:equation draw:name="f332" draw:formula="477272*logwidth/2647519"/><draw:equation draw:name="f333" draw:formula="2155822*logheight/2612594"/><draw:equation draw:name="f334" draw:formula="477367*logwidth/2647519"/><draw:equation draw:name="f335" draw:formula="2155507*logheight/2612594"/><draw:equation draw:name="f336" draw:formula="334493*logwidth/2647519"/><draw:equation draw:name="f337" draw:formula="2131694*logheight/2612594"/><draw:equation draw:name="f338" draw:formula="359258*logwidth/2647519"/><draw:equation draw:name="f339" draw:formula="2147887*logheight/2612594"/><draw:equation draw:name="f340" draw:formula="360474*logwidth/2647519"/><draw:equation draw:name="f341" draw:formula="2149319*logheight/2612594"/><draw:equation draw:name="f342" draw:formula="371759*logwidth/2647519"/><draw:equation draw:name="f343" draw:formula="2151816*logheight/2612594"/><draw:equation draw:name="f344" draw:formula="397357*logwidth/2647519"/><draw:equation draw:name="f345" draw:formula="2175509*logheight/2612594"/><draw:equation draw:name="f346" draw:formula="432600*logwidth/2647519"/><draw:equation draw:name="f347" draw:formula="2204084*logheight/2612594"/><draw:equation draw:name="f348" draw:formula="447840*logwidth/2647519"/><draw:equation draw:name="f349" draw:formula="2225039*logheight/2612594"/><draw:equation draw:name="f350" draw:formula="456412*logwidth/2647519"/><draw:equation draw:name="f351" draw:formula="2235517*logheight/2612594"/><draw:equation draw:name="f352" draw:formula="492607*logwidth/2647519"/><draw:equation draw:name="f353" draw:formula="2265997*logheight/2612594"/><draw:equation draw:name="f354" draw:formula="482130*logwidth/2647519"/><draw:equation draw:name="f355" draw:formula="2274569*logheight/2612594"/><draw:equation draw:name="f356" draw:formula="448422*logwidth/2647519"/><draw:equation draw:name="f357" draw:formula="2237115*logheight/2612594"/><draw:equation draw:name="f358" draw:formula="446888*logwidth/2647519"/><draw:equation draw:name="f359" draw:formula="2237422*logheight/2612594"/><draw:equation draw:name="f360" draw:formula="478787*logwidth/2647519"/><draw:equation draw:name="f361" draw:formula="2272865*logheight/2612594"/><draw:equation draw:name="f362" draw:formula="482130*logwidth/2647519"/><draw:equation draw:name="f363" draw:formula="2274569*logheight/2612594"/><draw:equation draw:name="f364" draw:formula="492608*logwidth/2647519"/><draw:equation draw:name="f365" draw:formula="2265997*logheight/2612594"/><draw:equation draw:name="f366" draw:formula="583095*logwidth/2647519"/><draw:equation draw:name="f367" draw:formula="2337434*logheight/2612594"/><draw:equation draw:name="f368" draw:formula="564998*logwidth/2647519"/><draw:equation draw:name="f369" draw:formula="2343149*logheight/2612594"/><draw:equation draw:name="f370" draw:formula="571665*logwidth/2647519"/><draw:equation draw:name="f371" draw:formula="2347912*logheight/2612594"/><draw:equation draw:name="f372" draw:formula="544995*logwidth/2647519"/><draw:equation draw:name="f373" draw:formula="2348864*logheight/2612594"/><draw:equation draw:name="f374" draw:formula="527850*logwidth/2647519"/><draw:equation draw:name="f375" draw:formula="2337434*logheight/2612594"/><draw:equation draw:name="f376" draw:formula="511658*logwidth/2647519"/><draw:equation draw:name="f377" draw:formula="2325052*logheight/2612594"/><draw:equation draw:name="f378" draw:formula="471653*logwidth/2647519"/><draw:equation draw:name="f379" draw:formula="2291714*logheight/2612594"/><draw:equation draw:name="f380" draw:formula="434505*logwidth/2647519"/><draw:equation draw:name="f381" draw:formula="2258377*logheight/2612594"/><draw:equation draw:name="f382" draw:formula="400215*logwidth/2647519"/><draw:equation draw:name="f383" draw:formula="2225039*logheight/2612594"/><draw:equation draw:name="f384" draw:formula="384023*logwidth/2647519"/><draw:equation draw:name="f385" draw:formula="2208847*logheight/2612594"/><draw:equation draw:name="f386" draw:formula="368783*logwidth/2647519"/><draw:equation draw:name="f387" draw:formula="2191702*logheight/2612594"/><draw:equation draw:name="f388" draw:formula="374498*logwidth/2647519"/><draw:equation draw:name="f389" draw:formula="2184082*logheight/2612594"/><draw:equation draw:name="f390" draw:formula="393548*logwidth/2647519"/><draw:equation draw:name="f391" draw:formula="2201227*logheight/2612594"/><draw:equation draw:name="f392" draw:formula="414503*logwidth/2647519"/><draw:equation draw:name="f393" draw:formula="2217419*logheight/2612594"/><draw:equation draw:name="f394" draw:formula="440220*logwidth/2647519"/><draw:equation draw:name="f395" draw:formula="2245042*logheight/2612594"/><draw:equation draw:name="f396" draw:formula="442406*logwidth/2647519"/><draw:equation draw:name="f397" draw:formula="2246917*logheight/2612594"/><draw:equation draw:name="f398" draw:formula="414503*logwidth/2647519"/><draw:equation draw:name="f399" draw:formula="2217419*logheight/2612594"/><draw:equation draw:name="f400" draw:formula="394500*logwidth/2647519"/><draw:equation draw:name="f401" draw:formula="2201227*logheight/2612594"/><draw:equation draw:name="f402" draw:formula="375450*logwidth/2647519"/><draw:equation draw:name="f403" draw:formula="2184082*logheight/2612594"/><draw:equation draw:name="f404" draw:formula="354495*logwidth/2647519"/><draw:equation draw:name="f405" draw:formula="2158364*logheight/2612594"/><draw:equation draw:name="f406" draw:formula="334493*logwidth/2647519"/><draw:equation draw:name="f407" draw:formula="2131694*logheight/2612594"/><draw:equation draw:name="f408" draw:formula="2432850*logwidth/2647519"/><draw:equation draw:name="f409" draw:formula="1980247*logheight/2612594"/><draw:equation draw:name="f410" draw:formula="2432367*logwidth/2647519"/><draw:equation draw:name="f411" draw:formula="1980454*logheight/2612594"/><draw:equation draw:name="f412" draw:formula="2421964*logwidth/2647519"/><draw:equation draw:name="f413" draw:formula="2005422*logheight/2612594"/><draw:equation draw:name="f414" draw:formula="2422850*logwidth/2647519"/><draw:equation draw:name="f415" draw:formula="1860918*logheight/2612594"/><draw:equation draw:name="f416" draw:formula="2397608*logwidth/2647519"/><draw:equation draw:name="f417" draw:formula="1897379*logheight/2612594"/><draw:equation draw:name="f418" draw:formula="2385225*logwidth/2647519"/><draw:equation draw:name="f419" draw:formula="1920239*logheight/2612594"/><draw:equation draw:name="f420" draw:formula="2372843*logwidth/2647519"/><draw:equation draw:name="f421" draw:formula="1941194*logheight/2612594"/><draw:equation draw:name="f422" draw:formula="2343315*logwidth/2647519"/><draw:equation draw:name="f423" draw:formula="1980247*logheight/2612594"/><draw:equation draw:name="f424" draw:formula="2317598*logwidth/2647519"/><draw:equation draw:name="f425" draw:formula="2019299*logheight/2612594"/><draw:equation draw:name="f426" draw:formula="2294738*logwidth/2647519"/><draw:equation draw:name="f427" draw:formula="2050732*logheight/2612594"/><draw:equation draw:name="f428" draw:formula="2292832*logwidth/2647519"/><draw:equation draw:name="f429" draw:formula="2051897*logheight/2612594"/><draw:equation draw:name="f430" draw:formula="2291272*logwidth/2647519"/><draw:equation draw:name="f431" draw:formula="2054208*logheight/2612594"/><draw:equation draw:name="f432" draw:formula="2293785*logwidth/2647519"/><draw:equation draw:name="f433" draw:formula="2052637*logheight/2612594"/><draw:equation draw:name="f434" draw:formula="2316645*logwidth/2647519"/><draw:equation draw:name="f435" draw:formula="2021205*logheight/2612594"/><draw:equation draw:name="f436" draw:formula="2342363*logwidth/2647519"/><draw:equation draw:name="f437" draw:formula="1982152*logheight/2612594"/><draw:equation draw:name="f438" draw:formula="2371890*logwidth/2647519"/><draw:equation draw:name="f439" draw:formula="1943100*logheight/2612594"/><draw:equation draw:name="f440" draw:formula="2384273*logwidth/2647519"/><draw:equation draw:name="f441" draw:formula="1922145*logheight/2612594"/><draw:equation draw:name="f442" draw:formula="2396655*logwidth/2647519"/><draw:equation draw:name="f443" draw:formula="1899285*logheight/2612594"/><draw:equation draw:name="f444" draw:formula="2422373*logwidth/2647519"/><draw:equation draw:name="f445" draw:formula="1862137*logheight/2612594"/><draw:equation draw:name="f446" draw:formula="2521433*logwidth/2647519"/><draw:equation draw:name="f447" draw:formula="1847850*logheight/2612594"/><draw:equation draw:name="f448" draw:formula="2509050*logwidth/2647519"/><draw:equation draw:name="f449" draw:formula="1884997*logheight/2612594"/><draw:equation draw:name="f450" draw:formula="2487143*logwidth/2647519"/><draw:equation draw:name="f451" draw:formula="1925002*logheight/2612594"/><draw:equation draw:name="f452" draw:formula="2465235*logwidth/2647519"/><draw:equation draw:name="f453" draw:formula="1965960*logheight/2612594"/><draw:equation draw:name="f454" draw:formula="2445233*logwidth/2647519"/><draw:equation draw:name="f455" draw:formula="1991677*logheight/2612594"/><draw:equation draw:name="f456" draw:formula="2458568*logwidth/2647519"/><draw:equation draw:name="f457" draw:formula="1965007*logheight/2612594"/><draw:equation draw:name="f458" draw:formula="2469998*logwidth/2647519"/><draw:equation draw:name="f459" draw:formula="1938337*logheight/2612594"/><draw:equation draw:name="f460" draw:formula="2478570*logwidth/2647519"/><draw:equation draw:name="f461" draw:formula="1924050*logheight/2612594"/><draw:equation draw:name="f462" draw:formula="2490000*logwidth/2647519"/><draw:equation draw:name="f463" draw:formula="1905000*logheight/2612594"/><draw:equation draw:name="f464" draw:formula="2500478*logwidth/2647519"/><draw:equation draw:name="f465" draw:formula="1885950*logheight/2612594"/><draw:equation draw:name="f466" draw:formula="2521433*logwidth/2647519"/><draw:equation draw:name="f467" draw:formula="1847850*logheight/2612594"/><draw:equation draw:name="f468" draw:formula="2459780*logwidth/2647519"/><draw:equation draw:name="f469" draw:formula="1766202*logheight/2612594"/><draw:equation draw:name="f470" draw:formula="2436660*logwidth/2647519"/><draw:equation draw:name="f471" draw:formula="1806892*logheight/2612594"/><draw:equation draw:name="f472" draw:formula="2436235*logwidth/2647519"/><draw:equation draw:name="f473" draw:formula="1807870*logheight/2612594"/><draw:equation draw:name="f474" draw:formula="2459520*logwidth/2647519"/><draw:equation draw:name="f475" draw:formula="1766887*logheight/2612594"/><draw:equation draw:name="f476" draw:formula="2472460*logwidth/2647519"/><draw:equation draw:name="f477" draw:formula="1674043*logheight/2612594"/><draw:equation draw:name="f478" draw:formula="2444672*logwidth/2647519"/><draw:equation draw:name="f479" draw:formula="1749965*logheight/2612594"/><draw:equation draw:name="f480" draw:formula="2386218*logwidth/2647519"/><draw:equation draw:name="f481" draw:formula="1869449*logheight/2612594"/><draw:equation draw:name="f482" draw:formula="2377660*logwidth/2647519"/><draw:equation draw:name="f483" draw:formula="1882980*logheight/2612594"/><draw:equation draw:name="f484" draw:formula="2377605*logwidth/2647519"/><draw:equation draw:name="f485" draw:formula="1883092*logheight/2612594"/><draw:equation draw:name="f486" draw:formula="2357602*logwidth/2647519"/><draw:equation draw:name="f487" draw:formula="1917382*logheight/2612594"/><draw:equation draw:name="f488" draw:formula="2337600*logwidth/2647519"/><draw:equation draw:name="f489" draw:formula="1954530*logheight/2612594"/><draw:equation draw:name="f490" draw:formula="2314740*logwidth/2647519"/><draw:equation draw:name="f491" draw:formula="1983105*logheight/2612594"/><draw:equation draw:name="f492" draw:formula="2295690*logwidth/2647519"/><draw:equation draw:name="f493" draw:formula="2015490*logheight/2612594"/><draw:equation draw:name="f494" draw:formula="2183295*logwidth/2647519"/><draw:equation draw:name="f495" draw:formula="2142172*logheight/2612594"/><draw:equation draw:name="f496" draw:formula="2146147*logwidth/2647519"/><draw:equation draw:name="f497" draw:formula="2173605*logheight/2612594"/><draw:equation draw:name="f498" draw:formula="2142583*logwidth/2647519"/><draw:equation draw:name="f499" draw:formula="2176315*logheight/2612594"/><draw:equation draw:name="f500" draw:formula="2141046*logwidth/2647519"/><draw:equation draw:name="f501" draw:formula="2177871*logheight/2612594"/><draw:equation draw:name="f502" draw:formula="2125512*logwidth/2647519"/><draw:equation draw:name="f503" draw:formula="2190534*logheight/2612594"/><draw:equation draw:name="f504" draw:formula="2112810*logwidth/2647519"/><draw:equation draw:name="f505" draw:formula="2205037*logheight/2612594"/><draw:equation draw:name="f506" draw:formula="2066137*logwidth/2647519"/><draw:equation draw:name="f507" draw:formula="2240280*logheight/2612594"/><draw:equation draw:name="f508" draw:formula="2058824*logwidth/2647519"/><draw:equation draw:name="f509" draw:formula="2244900*logheight/2612594"/><draw:equation draw:name="f510" draw:formula="2038960*logwidth/2647519"/><draw:equation draw:name="f511" draw:formula="2261093*logheight/2612594"/><draw:equation draw:name="f512" draw:formula="2036092*logwidth/2647519"/><draw:equation draw:name="f513" draw:formula="2262956*logheight/2612594"/><draw:equation draw:name="f514" draw:formula="2031847*logwidth/2647519"/><draw:equation draw:name="f515" draw:formula="2266950*logheight/2612594"/><draw:equation draw:name="f516" draw:formula="1994700*logwidth/2647519"/><draw:equation draw:name="f517" draw:formula="2291715*logheight/2612594"/><draw:equation draw:name="f518" draw:formula="1957552*logwidth/2647519"/><draw:equation draw:name="f519" draw:formula="2314575*logheight/2612594"/><draw:equation draw:name="f520" draw:formula="1953300*logwidth/2647519"/><draw:equation draw:name="f521" draw:formula="2316730*logheight/2612594"/><draw:equation draw:name="f522" draw:formula="1928148*logwidth/2647519"/><draw:equation draw:name="f523" draw:formula="2333067*logheight/2612594"/><draw:equation draw:name="f524" draw:formula="1920351*logwidth/2647519"/><draw:equation draw:name="f525" draw:formula="2337000*logheight/2612594"/><draw:equation draw:name="f526" draw:formula="1912785*logwidth/2647519"/><draw:equation draw:name="f527" draw:formula="2342197*logheight/2612594"/><draw:equation draw:name="f528" draw:formula="1887067*logwidth/2647519"/><draw:equation draw:name="f529" draw:formula="2356485*logheight/2612594"/><draw:equation draw:name="f530" draw:formula="1863038*logwidth/2647519"/><draw:equation draw:name="f531" draw:formula="2365909*logheight/2612594"/><draw:equation draw:name="f532" draw:formula="1809483*logwidth/2647519"/><draw:equation draw:name="f533" draw:formula="2392922*logheight/2612594"/><draw:equation draw:name="f534" draw:formula="1683836*logwidth/2647519"/><draw:equation draw:name="f535" draw:formula="2439784*logheight/2612594"/><draw:equation draw:name="f536" draw:formula="1596280*logwidth/2647519"/><draw:equation draw:name="f537" draw:formula="2462297*logheight/2612594"/><draw:equation draw:name="f538" draw:formula="1667040*logwidth/2647519"/><draw:equation draw:name="f539" draw:formula="2448877*logheight/2612594"/><draw:equation draw:name="f540" draw:formula="1680375*logwidth/2647519"/><draw:equation draw:name="f541" draw:formula="2446019*logheight/2612594"/><draw:equation draw:name="f542" draw:formula="1723237*logwidth/2647519"/><draw:equation draw:name="f543" draw:formula="2430779*logheight/2612594"/><draw:equation draw:name="f544" draw:formula="1749907*logwidth/2647519"/><draw:equation draw:name="f545" draw:formula="2422207*logheight/2612594"/><draw:equation draw:name="f546" draw:formula="1792770*logwidth/2647519"/><draw:equation draw:name="f547" draw:formula="2400299*logheight/2612594"/><draw:equation draw:name="f548" draw:formula="1841347*logwidth/2647519"/><draw:equation draw:name="f549" draw:formula="2383154*logheight/2612594"/><draw:equation draw:name="f550" draw:formula="1872470*logwidth/2647519"/><draw:equation draw:name="f551" draw:formula="2370949*logheight/2612594"/><draw:equation draw:name="f552" draw:formula="1886115*logwidth/2647519"/><draw:equation draw:name="f553" draw:formula="2363152*logheight/2612594"/><draw:equation draw:name="f554" draw:formula="1898496*logwidth/2647519"/><draw:equation draw:name="f555" draw:formula="2359343*logheight/2612594"/><draw:equation draw:name="f556" draw:formula="1915642*logwidth/2647519"/><draw:equation draw:name="f557" draw:formula="2349817*logheight/2612594"/><draw:equation draw:name="f558" draw:formula="1920147*logwidth/2647519"/><draw:equation draw:name="f559" draw:formula="2346686*logheight/2612594"/><draw:equation draw:name="f560" draw:formula="1931835*logwidth/2647519"/><draw:equation draw:name="f561" draw:formula="2335530*logheight/2612594"/><draw:equation draw:name="f562" draw:formula="1957552*logwidth/2647519"/><draw:equation draw:name="f563" draw:formula="2320290*logheight/2612594"/><draw:equation draw:name="f564" draw:formula="1986810*logwidth/2647519"/><draw:equation draw:name="f565" draw:formula="2305948*logheight/2612594"/><draw:equation draw:name="f566" draw:formula="1997557*logwidth/2647519"/><draw:equation draw:name="f567" draw:formula="2299334*logheight/2612594"/><draw:equation draw:name="f568" draw:formula="2034705*logwidth/2647519"/><draw:equation draw:name="f569" draw:formula="2274569*logheight/2612594"/><draw:equation draw:name="f570" draw:formula="2050897*logwidth/2647519"/><draw:equation draw:name="f571" draw:formula="2259329*logheight/2612594"/><draw:equation draw:name="f572" draw:formula="2068995*logwidth/2647519"/><draw:equation draw:name="f573" draw:formula="2247899*logheight/2612594"/><draw:equation draw:name="f574" draw:formula="2115667*logwidth/2647519"/><draw:equation draw:name="f575" draw:formula="2212657*logheight/2612594"/><draw:equation draw:name="f576" draw:formula="2149005*logwidth/2647519"/><draw:equation draw:name="f577" draw:formula="2181224*logheight/2612594"/><draw:equation draw:name="f578" draw:formula="2186152*logwidth/2647519"/><draw:equation draw:name="f579" draw:formula="2149792*logheight/2612594"/><draw:equation draw:name="f580" draw:formula="2298547*logwidth/2647519"/><draw:equation draw:name="f581" draw:formula="2023109*logheight/2612594"/><draw:equation draw:name="f582" draw:formula="2314015*logwidth/2647519"/><draw:equation draw:name="f583" draw:formula="1996814*logheight/2612594"/><draw:equation draw:name="f584" draw:formula="2314740*logwidth/2647519"/><draw:equation draw:name="f585" draw:formula="1994534*logheight/2612594"/><draw:equation draw:name="f586" draw:formula="2339505*logwidth/2647519"/><draw:equation draw:name="f587" draw:formula="1956434*logheight/2612594"/><draw:equation draw:name="f588" draw:formula="2347125*logwidth/2647519"/><draw:equation draw:name="f589" draw:formula="1945004*logheight/2612594"/><draw:equation draw:name="f590" draw:formula="2357257*logwidth/2647519"/><draw:equation draw:name="f591" draw:formula="1930951*logheight/2612594"/><draw:equation draw:name="f592" draw:formula="2360460*logwidth/2647519"/><draw:equation draw:name="f593" draw:formula="1925002*logheight/2612594"/><draw:equation draw:name="f594" draw:formula="2380462*logwidth/2647519"/><draw:equation draw:name="f595" draw:formula="1890712*logheight/2612594"/><draw:equation draw:name="f596" draw:formula="2419515*logwidth/2647519"/><draw:equation draw:name="f597" draw:formula="1809749*logheight/2612594"/><draw:equation draw:name="f598" draw:formula="2457615*logwidth/2647519"/><draw:equation draw:name="f599" draw:formula="1723072*logheight/2612594"/><draw:equation draw:name="f600" draw:formula="2468807*logwidth/2647519"/><draw:equation draw:name="f601" draw:formula="1687829*logheight/2612594"/><draw:equation draw:name="f602" draw:formula="2576677*logwidth/2647519"/><draw:equation draw:name="f603" draw:formula="1589722*logheight/2612594"/><draw:equation draw:name="f604" draw:formula="2573820*logwidth/2647519"/><draw:equation draw:name="f605" draw:formula="1591627*logheight/2612594"/><draw:equation draw:name="f606" draw:formula="2573820*logwidth/2647519"/><draw:equation draw:name="f607" draw:formula="1591627*logheight/2612594"/><draw:equation draw:name="f608" draw:formula="2585674*logwidth/2647519"/><draw:equation draw:name="f609" draw:formula="1533271*logheight/2612594"/><draw:equation draw:name="f610" draw:formula="2585332*logwidth/2647519"/><draw:equation draw:name="f611" draw:formula="1534956*logheight/2612594"/><draw:equation draw:name="f612" draw:formula="2588107*logwidth/2647519"/><draw:equation draw:name="f613" draw:formula="1538287*logheight/2612594"/><draw:equation draw:name="f614" draw:formula="2596680*logwidth/2647519"/><draw:equation draw:name="f615" draw:formula="1547812*logheight/2612594"/><draw:equation draw:name="f616" draw:formula="2602395*logwidth/2647519"/><draw:equation draw:name="f617" draw:formula="1544002*logheight/2612594"/><draw:equation draw:name="f618" draw:formula="2602539*logwidth/2647519"/><draw:equation draw:name="f619" draw:formula="1543271*logheight/2612594"/><draw:equation draw:name="f620" draw:formula="2598585*logwidth/2647519"/><draw:equation draw:name="f621" draw:formula="1545907*logheight/2612594"/><draw:equation draw:name="f622" draw:formula="2589060*logwidth/2647519"/><draw:equation draw:name="f623" draw:formula="1537334*logheight/2612594"/><draw:equation draw:name="f624" draw:formula="2577184*logwidth/2647519"/><draw:equation draw:name="f625" draw:formula="1425070*logheight/2612594"/><draw:equation draw:name="f626" draw:formula="2576519*logwidth/2647519"/><draw:equation draw:name="f627" draw:formula="1425107*logheight/2612594"/><draw:equation draw:name="f628" draw:formula="2575314*logwidth/2647519"/><draw:equation draw:name="f629" draw:formula="1425174*logheight/2612594"/><draw:equation draw:name="f630" draw:formula="2575725*logwidth/2647519"/><draw:equation draw:name="f631" draw:formula="1429702*logheight/2612594"/><draw:equation draw:name="f632" draw:formula="2574773*logwidth/2647519"/><draw:equation draw:name="f633" draw:formula="1453515*logheight/2612594"/><draw:equation draw:name="f634" draw:formula="2570963*logwidth/2647519"/><draw:equation draw:name="f635" draw:formula="1467802*logheight/2612594"/><draw:equation draw:name="f636" draw:formula="2548103*logwidth/2647519"/><draw:equation draw:name="f637" draw:formula="1503997*logheight/2612594"/><draw:equation draw:name="f638" draw:formula="2542388*logwidth/2647519"/><draw:equation draw:name="f639" draw:formula="1535430*logheight/2612594"/><draw:equation draw:name="f640" draw:formula="2536673*logwidth/2647519"/><draw:equation draw:name="f641" draw:formula="1545907*logheight/2612594"/><draw:equation draw:name="f642" draw:formula="2527148*logwidth/2647519"/><draw:equation draw:name="f643" draw:formula="1591627*logheight/2612594"/><draw:equation draw:name="f644" draw:formula="2516670*logwidth/2647519"/><draw:equation draw:name="f645" draw:formula="1627822*logheight/2612594"/><draw:equation draw:name="f646" draw:formula="2505240*logwidth/2647519"/><draw:equation draw:name="f647" draw:formula="1663065*logheight/2612594"/><draw:equation draw:name="f648" draw:formula="2498573*logwidth/2647519"/><draw:equation draw:name="f649" draw:formula="1690687*logheight/2612594"/><draw:equation draw:name="f650" draw:formula="2490953*logwidth/2647519"/><draw:equation draw:name="f651" draw:formula="1719262*logheight/2612594"/><draw:equation draw:name="f652" draw:formula="2497030*logwidth/2647519"/><draw:equation draw:name="f653" draw:formula="1709810*logheight/2612594"/><draw:equation draw:name="f654" draw:formula="2502383*logwidth/2647519"/><draw:equation draw:name="f655" draw:formula="1689734*logheight/2612594"/><draw:equation draw:name="f656" draw:formula="2507145*logwidth/2647519"/><draw:equation draw:name="f657" draw:formula="1661159*logheight/2612594"/><draw:equation draw:name="f658" draw:formula="2518575*logwidth/2647519"/><draw:equation draw:name="f659" draw:formula="1625917*logheight/2612594"/><draw:equation draw:name="f660" draw:formula="2529053*logwidth/2647519"/><draw:equation draw:name="f661" draw:formula="1589722*logheight/2612594"/><draw:equation draw:name="f662" draw:formula="2538578*logwidth/2647519"/><draw:equation draw:name="f663" draw:formula="1544002*logheight/2612594"/><draw:equation draw:name="f664" draw:formula="2544293*logwidth/2647519"/><draw:equation draw:name="f665" draw:formula="1533524*logheight/2612594"/><draw:equation draw:name="f666" draw:formula="2550008*logwidth/2647519"/><draw:equation draw:name="f667" draw:formula="1502092*logheight/2612594"/><draw:equation draw:name="f668" draw:formula="2572868*logwidth/2647519"/><draw:equation draw:name="f669" draw:formula="1465897*logheight/2612594"/><draw:equation draw:name="f670" draw:formula="2557628*logwidth/2647519"/><draw:equation draw:name="f671" draw:formula="1539239*logheight/2612594"/><draw:equation draw:name="f672" draw:formula="2546198*logwidth/2647519"/><draw:equation draw:name="f673" draw:formula="1600199*logheight/2612594"/><draw:equation draw:name="f674" draw:formula="2520480*logwidth/2647519"/><draw:equation draw:name="f675" draw:formula="1678304*logheight/2612594"/><draw:equation draw:name="f676" draw:formula="2515393*logwidth/2647519"/><draw:equation draw:name="f677" draw:formula="1686218*logheight/2612594"/><draw:equation draw:name="f678" draw:formula="2513218*logwidth/2647519"/><draw:equation draw:name="f679" draw:formula="1698069*logheight/2612594"/><draw:equation draw:name="f680" draw:formula="2506193*logwidth/2647519"/><draw:equation draw:name="f681" draw:formula="1718310*logheight/2612594"/><draw:equation draw:name="f682" draw:formula="2479523*logwidth/2647519"/><draw:equation draw:name="f683" draw:formula="1776412*logheight/2612594"/><draw:equation draw:name="f684" draw:formula="2467140*logwidth/2647519"/><draw:equation draw:name="f685" draw:formula="1806892*logheight/2612594"/><draw:equation draw:name="f686" draw:formula="2459520*logwidth/2647519"/><draw:equation draw:name="f687" draw:formula="1823085*logheight/2612594"/><draw:equation draw:name="f688" draw:formula="2449995*logwidth/2647519"/><draw:equation draw:name="f689" draw:formula="1840230*logheight/2612594"/><draw:equation draw:name="f690" draw:formula="2424278*logwidth/2647519"/><draw:equation draw:name="f691" draw:formula="1885950*logheight/2612594"/><draw:equation draw:name="f692" draw:formula="2396655*logwidth/2647519"/><draw:equation draw:name="f693" draw:formula="1930717*logheight/2612594"/><draw:equation draw:name="f694" draw:formula="2361413*logwidth/2647519"/><draw:equation draw:name="f695" draw:formula="1990725*logheight/2612594"/><draw:equation draw:name="f696" draw:formula="2322360*logwidth/2647519"/><draw:equation draw:name="f697" draw:formula="2049780*logheight/2612594"/><draw:equation draw:name="f698" draw:formula="2296643*logwidth/2647519"/><draw:equation draw:name="f699" draw:formula="2083117*logheight/2612594"/><draw:equation draw:name="f700" draw:formula="2269020*logwidth/2647519"/><draw:equation draw:name="f701" draw:formula="2115502*logheight/2612594"/><draw:equation draw:name="f702" draw:formula="2259495*logwidth/2647519"/><draw:equation draw:name="f703" draw:formula="2128837*logheight/2612594"/><draw:equation draw:name="f704" draw:formula="2249018*logwidth/2647519"/><draw:equation draw:name="f705" draw:formula="2142172*logheight/2612594"/><draw:equation draw:name="f706" draw:formula="2232825*logwidth/2647519"/><draw:equation draw:name="f707" draw:formula="2155507*logheight/2612594"/><draw:equation draw:name="f708" draw:formula="2206342*logwidth/2647519"/><draw:equation draw:name="f709" draw:formula="2184829*logheight/2612594"/><draw:equation draw:name="f710" draw:formula="2207107*logwidth/2647519"/><draw:equation draw:name="f711" draw:formula="2187892*logheight/2612594"/><draw:equation draw:name="f712" draw:formula="2179485*logwidth/2647519"/><draw:equation draw:name="f713" draw:formula="2216467*logheight/2612594"/><draw:equation draw:name="f714" draw:formula="2149957*logwidth/2647519"/><draw:equation draw:name="f715" draw:formula="2237422*logheight/2612594"/><draw:equation draw:name="f716" draw:formula="2126145*logwidth/2647519"/><draw:equation draw:name="f717" draw:formula="2256472*logheight/2612594"/><draw:equation draw:name="f718" draw:formula="2103587*logwidth/2647519"/><draw:equation draw:name="f719" draw:formula="2272957*logheight/2612594"/><draw:equation draw:name="f720" draw:formula="2107095*logwidth/2647519"/><draw:equation draw:name="f721" draw:formula="2272665*logheight/2612594"/><draw:equation draw:name="f722" draw:formula="2131860*logwidth/2647519"/><draw:equation draw:name="f723" draw:formula="2254567*logheight/2612594"/><draw:equation draw:name="f724" draw:formula="2155673*logwidth/2647519"/><draw:equation draw:name="f725" draw:formula="2235517*logheight/2612594"/><draw:equation draw:name="f726" draw:formula="2185200*logwidth/2647519"/><draw:equation draw:name="f727" draw:formula="2214562*logheight/2612594"/><draw:equation draw:name="f728" draw:formula="2212823*logwidth/2647519"/><draw:equation draw:name="f729" draw:formula="2185987*logheight/2612594"/><draw:equation draw:name="f730" draw:formula="2211870*logwidth/2647519"/><draw:equation draw:name="f731" draw:formula="2182177*logheight/2612594"/><draw:equation draw:name="f732" draw:formula="2238540*logwidth/2647519"/><draw:equation draw:name="f733" draw:formula="2152650*logheight/2612594"/><draw:equation draw:name="f734" draw:formula="2254733*logwidth/2647519"/><draw:equation draw:name="f735" draw:formula="2139315*logheight/2612594"/><draw:equation draw:name="f736" draw:formula="2265210*logwidth/2647519"/><draw:equation draw:name="f737" draw:formula="2125980*logheight/2612594"/><draw:equation draw:name="f738" draw:formula="2274735*logwidth/2647519"/><draw:equation draw:name="f739" draw:formula="2112645*logheight/2612594"/><draw:equation draw:name="f740" draw:formula="2302358*logwidth/2647519"/><draw:equation draw:name="f741" draw:formula="2080260*logheight/2612594"/><draw:equation draw:name="f742" draw:formula="2328075*logwidth/2647519"/><draw:equation draw:name="f743" draw:formula="2046922*logheight/2612594"/><draw:equation draw:name="f744" draw:formula="2367128*logwidth/2647519"/><draw:equation draw:name="f745" draw:formula="1987867*logheight/2612594"/><draw:equation draw:name="f746" draw:formula="2402370*logwidth/2647519"/><draw:equation draw:name="f747" draw:formula="1927860*logheight/2612594"/><draw:equation draw:name="f748" draw:formula="2429993*logwidth/2647519"/><draw:equation draw:name="f749" draw:formula="1883092*logheight/2612594"/><draw:equation draw:name="f750" draw:formula="2455710*logwidth/2647519"/><draw:equation draw:name="f751" draw:formula="1837372*logheight/2612594"/><draw:equation draw:name="f752" draw:formula="2465235*logwidth/2647519"/><draw:equation draw:name="f753" draw:formula="1820227*logheight/2612594"/><draw:equation draw:name="f754" draw:formula="2472855*logwidth/2647519"/><draw:equation draw:name="f755" draw:formula="1804035*logheight/2612594"/><draw:equation draw:name="f756" draw:formula="2485238*logwidth/2647519"/><draw:equation draw:name="f757" draw:formula="1773555*logheight/2612594"/><draw:equation draw:name="f758" draw:formula="2511908*logwidth/2647519"/><draw:equation draw:name="f759" draw:formula="1715452*logheight/2612594"/><draw:equation draw:name="f760" draw:formula="2522385*logwidth/2647519"/><draw:equation draw:name="f761" draw:formula="1676400*logheight/2612594"/><draw:equation draw:name="f762" draw:formula="2548103*logwidth/2647519"/><draw:equation draw:name="f763" draw:formula="1598295*logheight/2612594"/><draw:equation draw:name="f764" draw:formula="2559533*logwidth/2647519"/><draw:equation draw:name="f765" draw:formula="1537335*logheight/2612594"/><draw:equation draw:name="f766" draw:formula="2574773*logwidth/2647519"/><draw:equation draw:name="f767" draw:formula="1463992*logheight/2612594"/><draw:equation draw:name="f768" draw:formula="2578209*logwidth/2647519"/><draw:equation draw:name="f769" draw:formula="1451109*logheight/2612594"/><draw:equation draw:name="f770" draw:formula="2575725*logwidth/2647519"/><draw:equation draw:name="f771" draw:formula="1450657*logheight/2612594"/><draw:equation draw:name="f772" draw:formula="2576677*logwidth/2647519"/><draw:equation draw:name="f773" draw:formula="1426845*logheight/2612594"/><draw:equation draw:name="f774" draw:formula="2597632*logwidth/2647519"/><draw:equation draw:name="f775" draw:formula="1404937*logheight/2612594"/><draw:equation draw:name="f776" draw:formula="2586541*logwidth/2647519"/><draw:equation draw:name="f777" draw:formula="1451152*logheight/2612594"/><draw:equation draw:name="f778" draw:formula="2586542*logwidth/2647519"/><draw:equation draw:name="f779" draw:formula="1451152*logheight/2612594"/><draw:equation draw:name="f780" draw:formula="2597633*logwidth/2647519"/><draw:equation draw:name="f781" draw:formula="1404938*logheight/2612594"/><draw:equation draw:name="f782" draw:formula="2606205*logwidth/2647519"/><draw:equation draw:name="f783" draw:formula="1395412*logheight/2612594"/><draw:equation draw:name="f784" draw:formula="2600490*logwidth/2647519"/><draw:equation draw:name="f785" draw:formula="1407795*logheight/2612594"/><draw:equation draw:name="f786" draw:formula="2599181*logwidth/2647519"/><draw:equation draw:name="f787" draw:formula="1433750*logheight/2612594"/><draw:equation draw:name="f788" draw:formula="2598585*logwidth/2647519"/><draw:equation draw:name="f789" draw:formula="1458277*logheight/2612594"/><draw:equation draw:name="f790" draw:formula="2589060*logwidth/2647519"/><draw:equation draw:name="f791" draw:formula="1487586*logheight/2612594"/><draw:equation draw:name="f792" draw:formula="2589060*logwidth/2647519"/><draw:equation draw:name="f793" draw:formula="1490934*logheight/2612594"/><draw:equation draw:name="f794" draw:formula="2600490*logwidth/2647519"/><draw:equation draw:name="f795" draw:formula="1458277*logheight/2612594"/><draw:equation draw:name="f796" draw:formula="2602395*logwidth/2647519"/><draw:equation draw:name="f797" draw:formula="1407794*logheight/2612594"/><draw:equation draw:name="f798" draw:formula="2606836*logwidth/2647519"/><draw:equation draw:name="f799" draw:formula="1398173*logheight/2612594"/><draw:equation draw:name="f800" draw:formula="2565247*logwidth/2647519"/><draw:equation draw:name="f801" draw:formula="1354454*logheight/2612594"/><draw:equation draw:name="f802" draw:formula="2559006*logwidth/2647519"/><draw:equation draw:name="f803" draw:formula="1369207*logheight/2612594"/><draw:equation draw:name="f804" draw:formula="2556675*logwidth/2647519"/><draw:equation draw:name="f805" draw:formula="1390650*logheight/2612594"/><draw:equation draw:name="f806" draw:formula="2553670*logwidth/2647519"/><draw:equation draw:name="f807" draw:formula="1380633*logheight/2612594"/><draw:equation draw:name="f808" draw:formula="2552571*logwidth/2647519"/><draw:equation draw:name="f809" draw:formula="1382047*logheight/2612594"/><draw:equation draw:name="f810" draw:formula="2555723*logwidth/2647519"/><draw:equation draw:name="f811" draw:formula="1392555*logheight/2612594"/><draw:equation draw:name="f812" draw:formula="2553818*logwidth/2647519"/><draw:equation draw:name="f813" draw:formula="1407795*logheight/2612594"/><draw:equation draw:name="f814" draw:formula="2557628*logwidth/2647519"/><draw:equation draw:name="f815" draw:formula="1420177*logheight/2612594"/><draw:equation draw:name="f816" draw:formula="2560581*logwidth/2647519"/><draw:equation draw:name="f817" draw:formula="1420013*logheight/2612594"/><draw:equation draw:name="f818" draw:formula="2558580*logwidth/2647519"/><draw:equation draw:name="f819" draw:formula="1413509*logheight/2612594"/><draw:equation draw:name="f820" draw:formula="2560485*logwidth/2647519"/><draw:equation draw:name="f821" draw:formula="1398269*logheight/2612594"/><draw:equation draw:name="f822" draw:formula="2565247*logwidth/2647519"/><draw:equation draw:name="f823" draw:formula="1354454*logheight/2612594"/><draw:equation draw:name="f824" draw:formula="2645258*logwidth/2647519"/><draw:equation draw:name="f825" draw:formula="1328737*logheight/2612594"/><draw:equation draw:name="f826" draw:formula="2647163*logwidth/2647519"/><draw:equation draw:name="f827" draw:formula="1329689*logheight/2612594"/><draw:equation draw:name="f828" draw:formula="2646210*logwidth/2647519"/><draw:equation draw:name="f829" draw:formula="1369694*logheight/2612594"/><draw:equation draw:name="f830" draw:formula="2647163*logwidth/2647519"/><draw:equation draw:name="f831" draw:formula="1397317*logheight/2612594"/><draw:equation draw:name="f832" draw:formula="2644305*logwidth/2647519"/><draw:equation draw:name="f833" draw:formula="1447799*logheight/2612594"/><draw:equation draw:name="f834" draw:formula="2641448*logwidth/2647519"/><draw:equation draw:name="f835" draw:formula="1476374*logheight/2612594"/><draw:equation draw:name="f836" draw:formula="2632875*logwidth/2647519"/><draw:equation draw:name="f837" draw:formula="1518284*logheight/2612594"/><draw:equation draw:name="f838" draw:formula="2630018*logwidth/2647519"/><draw:equation draw:name="f839" draw:formula="1553527*logheight/2612594"/><draw:equation draw:name="f840" draw:formula="2615730*logwidth/2647519"/><draw:equation draw:name="f841" draw:formula="1618297*logheight/2612594"/><draw:equation draw:name="f842" draw:formula="2602395*logwidth/2647519"/><draw:equation draw:name="f843" draw:formula="1674494*logheight/2612594"/><draw:equation draw:name="f844" draw:formula="2578583*logwidth/2647519"/><draw:equation draw:name="f845" draw:formula="1684972*logheight/2612594"/><draw:equation draw:name="f846" draw:formula="2580488*logwidth/2647519"/><draw:equation draw:name="f847" draw:formula="1679257*logheight/2612594"/><draw:equation draw:name="f848" draw:formula="2584298*logwidth/2647519"/><draw:equation draw:name="f849" draw:formula="1639252*logheight/2612594"/><draw:equation draw:name="f850" draw:formula="2598585*logwidth/2647519"/><draw:equation draw:name="f851" draw:formula="1597342*logheight/2612594"/><draw:equation draw:name="f852" draw:formula="2610015*logwidth/2647519"/><draw:equation draw:name="f853" draw:formula="1590675*logheight/2612594"/><draw:equation draw:name="f854" draw:formula="2610015*logwidth/2647519"/><draw:equation draw:name="f855" draw:formula="1590674*logheight/2612594"/><draw:equation draw:name="f856" draw:formula="2622398*logwidth/2647519"/><draw:equation draw:name="f857" draw:formula="1518284*logheight/2612594"/><draw:equation draw:name="f858" draw:formula="2629065*logwidth/2647519"/><draw:equation draw:name="f859" draw:formula="1483994*logheight/2612594"/><draw:equation draw:name="f860" draw:formula="2634780*logwidth/2647519"/><draw:equation draw:name="f861" draw:formula="1448752*logheight/2612594"/><draw:equation draw:name="f862" draw:formula="2639543*logwidth/2647519"/><draw:equation draw:name="f863" draw:formula="1415414*logheight/2612594"/><draw:equation draw:name="f864" draw:formula="2641448*logwidth/2647519"/><draw:equation draw:name="f865" draw:formula="1383982*logheight/2612594"/><draw:equation draw:name="f866" draw:formula="2642400*logwidth/2647519"/><draw:equation draw:name="f867" draw:formula="1357312*logheight/2612594"/><draw:equation draw:name="f868" draw:formula="2644305*logwidth/2647519"/><draw:equation draw:name="f869" draw:formula="1343024*logheight/2612594"/><draw:equation draw:name="f870" draw:formula="2645258*logwidth/2647519"/><draw:equation draw:name="f871" draw:formula="1328737*logheight/2612594"/><draw:equation draw:name="f872" draw:formula="134151*logwidth/2647519"/><draw:equation draw:name="f873" draw:formula="887095*logheight/2612594"/><draw:equation draw:name="f874" draw:formula="134625*logwidth/2647519"/><draw:equation draw:name="f875" draw:formula="887332*logheight/2612594"/><draw:equation draw:name="f876" draw:formula="134670*logwidth/2647519"/><draw:equation draw:name="f877" draw:formula="887199*logheight/2612594"/><draw:equation draw:name="f878" draw:formula="191618*logwidth/2647519"/><draw:equation draw:name="f879" draw:formula="750570*logheight/2612594"/><draw:equation draw:name="f880" draw:formula="170663*logwidth/2647519"/><draw:equation draw:name="f881" draw:formula="789622*logheight/2612594"/><draw:equation draw:name="f882" draw:formula="153518*logwidth/2647519"/><draw:equation draw:name="f883" draw:formula="803910*logheight/2612594"/><draw:equation draw:name="f884" draw:formula="153477*logwidth/2647519"/><draw:equation draw:name="f885" draw:formula="804822*logheight/2612594"/><draw:equation draw:name="f886" draw:formula="151819*logwidth/2647519"/><draw:equation draw:name="f887" draw:formula="841286*logheight/2612594"/><draw:equation draw:name="f888" draw:formula="151867*logwidth/2647519"/><draw:equation draw:name="f889" draw:formula="841199*logheight/2612594"/><draw:equation draw:name="f890" draw:formula="153518*logwidth/2647519"/><draw:equation draw:name="f891" draw:formula="804862*logheight/2612594"/><draw:equation draw:name="f892" draw:formula="170663*logwidth/2647519"/><draw:equation draw:name="f893" draw:formula="790574*logheight/2612594"/><draw:equation draw:name="f894" draw:formula="191618*logwidth/2647519"/><draw:equation draw:name="f895" draw:formula="751522*logheight/2612594"/><draw:equation draw:name="f896" draw:formula="192332*logwidth/2647519"/><draw:equation draw:name="f897" draw:formula="751998*logheight/2612594"/><draw:equation draw:name="f898" draw:formula="192689*logwidth/2647519"/><draw:equation draw:name="f899" draw:formula="751284*logheight/2612594"/><draw:equation draw:name="f900" draw:formula="203047*logwidth/2647519"/><draw:equation draw:name="f901" draw:formula="667702*logheight/2612594"/><draw:equation draw:name="f902" draw:formula="189712*logwidth/2647519"/><draw:equation draw:name="f903" draw:formula="677227*logheight/2612594"/><draw:equation draw:name="f904" draw:formula="169710*logwidth/2647519"/><draw:equation draw:name="f905" draw:formula="719137*logheight/2612594"/><draw:equation draw:name="f906" draw:formula="174286*logwidth/2647519"/><draw:equation draw:name="f907" draw:formula="722798*logheight/2612594"/><draw:equation draw:name="f908" draw:formula="174435*logwidth/2647519"/><draw:equation draw:name="f909" draw:formula="722155*logheight/2612594"/><draw:equation draw:name="f910" draw:formula="170663*logwidth/2647519"/><draw:equation draw:name="f911" draw:formula="719137*logheight/2612594"/><draw:equation draw:name="f912" draw:formula="190665*logwidth/2647519"/><draw:equation draw:name="f913" draw:formula="677227*logheight/2612594"/><draw:equation draw:name="f914" draw:formula="202473*logwidth/2647519"/><draw:equation draw:name="f915" draw:formula="668793*logheight/2612594"/><draw:equation draw:name="f916" draw:formula="276390*logwidth/2647519"/><draw:equation draw:name="f917" draw:formula="613410*logheight/2612594"/><draw:equation draw:name="f918" draw:formula="275187*logwidth/2647519"/><draw:equation draw:name="f919" draw:formula="614373*logheight/2612594"/><draw:equation draw:name="f920" draw:formula="270080*logwidth/2647519"/><draw:equation draw:name="f921" draw:formula="634008*logheight/2612594"/><draw:equation draw:name="f922" draw:formula="266865*logwidth/2647519"/><draw:equation draw:name="f923" draw:formula="643890*logheight/2612594"/><draw:equation draw:name="f924" draw:formula="179235*logwidth/2647519"/><draw:equation draw:name="f925" draw:formula="803910*logheight/2612594"/><draw:equation draw:name="f926" draw:formula="166852*logwidth/2647519"/><draw:equation draw:name="f927" draw:formula="842962*logheight/2612594"/><draw:equation draw:name="f928" draw:formula="155422*logwidth/2647519"/><draw:equation draw:name="f929" draw:formula="882967*logheight/2612594"/><draw:equation draw:name="f930" draw:formula="130657*logwidth/2647519"/><draw:equation draw:name="f931" draw:formula="966787*logheight/2612594"/><draw:equation draw:name="f932" draw:formula="114465*logwidth/2647519"/><draw:equation draw:name="f933" draw:formula="1023937*logheight/2612594"/><draw:equation draw:name="f934" draw:formula="106845*logwidth/2647519"/><draw:equation draw:name="f935" draw:formula="1066800*logheight/2612594"/><draw:equation draw:name="f936" draw:formula="103035*logwidth/2647519"/><draw:equation draw:name="f937" draw:formula="1088707*logheight/2612594"/><draw:equation draw:name="f938" draw:formula="100177*logwidth/2647519"/><draw:equation draw:name="f939" draw:formula="1110615*logheight/2612594"/><draw:equation draw:name="f940" draw:formula="91605*logwidth/2647519"/><draw:equation draw:name="f941" draw:formula="1169670*logheight/2612594"/><draw:equation draw:name="f942" draw:formula="88747*logwidth/2647519"/><draw:equation draw:name="f943" draw:formula="1205865*logheight/2612594"/><draw:equation draw:name="f944" draw:formula="93510*logwidth/2647519"/><draw:equation draw:name="f945" draw:formula="1243965*logheight/2612594"/><draw:equation draw:name="f946" draw:formula="95742*logwidth/2647519"/><draw:equation draw:name="f947" draw:formula="1223205*logheight/2612594"/><draw:equation draw:name="f948" draw:formula="95415*logwidth/2647519"/><draw:equation draw:name="f949" draw:formula="1216342*logheight/2612594"/><draw:equation draw:name="f950" draw:formula="99225*logwidth/2647519"/><draw:equation draw:name="f951" draw:formula="1176337*logheight/2612594"/><draw:equation draw:name="f952" draw:formula="107797*logwidth/2647519"/><draw:equation draw:name="f953" draw:formula="1117282*logheight/2612594"/><draw:equation draw:name="f954" draw:formula="114596*logwidth/2647519"/><draw:equation draw:name="f955" draw:formula="1109123*logheight/2612594"/><draw:equation draw:name="f956" draw:formula="124469*logwidth/2647519"/><draw:equation draw:name="f957" draw:formula="1043051*logheight/2612594"/><draw:equation draw:name="f958" draw:formula="123990*logwidth/2647519"/><draw:equation draw:name="f959" draw:formula="1031557*logheight/2612594"/><draw:equation draw:name="f960" draw:formula="133400*logwidth/2647519"/><draw:equation draw:name="f961" draw:formula="1004580*logheight/2612594"/><draw:equation draw:name="f962" draw:formula="138999*logwidth/2647519"/><draw:equation draw:name="f963" draw:formula="981931*logheight/2612594"/><draw:equation draw:name="f964" draw:formula="137325*logwidth/2647519"/><draw:equation draw:name="f965" draw:formula="985837*logheight/2612594"/><draw:equation draw:name="f966" draw:formula="131610*logwidth/2647519"/><draw:equation draw:name="f967" draw:formula="983932*logheight/2612594"/><draw:equation draw:name="f968" draw:formula="117322*logwidth/2647519"/><draw:equation draw:name="f969" draw:formula="1024890*logheight/2612594"/><draw:equation draw:name="f970" draw:formula="118275*logwidth/2647519"/><draw:equation draw:name="f971" draw:formula="1047750*logheight/2612594"/><draw:equation draw:name="f972" draw:formula="111607*logwidth/2647519"/><draw:equation draw:name="f973" draw:formula="1091565*logheight/2612594"/><draw:equation draw:name="f974" draw:formula="110655*logwidth/2647519"/><draw:equation draw:name="f975" draw:formula="1099185*logheight/2612594"/><draw:equation draw:name="f976" draw:formula="101130*logwidth/2647519"/><draw:equation draw:name="f977" draw:formula="1110615*logheight/2612594"/><draw:equation draw:name="f978" draw:formula="103987*logwidth/2647519"/><draw:equation draw:name="f979" draw:formula="1088707*logheight/2612594"/><draw:equation draw:name="f980" draw:formula="107797*logwidth/2647519"/><draw:equation draw:name="f981" draw:formula="1066800*logheight/2612594"/><draw:equation draw:name="f982" draw:formula="115417*logwidth/2647519"/><draw:equation draw:name="f983" draw:formula="1023937*logheight/2612594"/><draw:equation draw:name="f984" draw:formula="131610*logwidth/2647519"/><draw:equation draw:name="f985" draw:formula="966787*logheight/2612594"/><draw:equation draw:name="f986" draw:formula="156375*logwidth/2647519"/><draw:equation draw:name="f987" draw:formula="882967*logheight/2612594"/><draw:equation draw:name="f988" draw:formula="167805*logwidth/2647519"/><draw:equation draw:name="f989" draw:formula="842962*logheight/2612594"/><draw:equation draw:name="f990" draw:formula="180187*logwidth/2647519"/><draw:equation draw:name="f991" draw:formula="803910*logheight/2612594"/><draw:equation draw:name="f992" draw:formula="267817*logwidth/2647519"/><draw:equation draw:name="f993" draw:formula="643890*logheight/2612594"/><draw:equation draw:name="f994" draw:formula="276390*logwidth/2647519"/><draw:equation draw:name="f995" draw:formula="613410*logheight/2612594"/><draw:equation draw:name="f996" draw:formula="293536*logwidth/2647519"/><draw:equation draw:name="f997" draw:formula="518160*logheight/2612594"/><draw:equation draw:name="f998" draw:formula="293535*logwidth/2647519"/><draw:equation draw:name="f999" draw:formula="518160*logheight/2612594"/><draw:equation draw:name="f1000" draw:formula="298297*logwidth/2647519"/><draw:equation draw:name="f1001" draw:formula="521970*logheight/2612594"/><draw:equation draw:name="f1002" draw:formula="298297*logwidth/2647519"/><draw:equation draw:name="f1003" draw:formula="521969*logheight/2612594"/><draw:equation draw:name="f1004" draw:formula="465169*logwidth/2647519"/><draw:equation draw:name="f1005" draw:formula="382550*logheight/2612594"/><draw:equation draw:name="f1006" draw:formula="464986*logwidth/2647519"/><draw:equation draw:name="f1007" draw:formula="382696*logheight/2612594"/><draw:equation draw:name="f1008" draw:formula="464430*logwidth/2647519"/><draw:equation draw:name="f1009" draw:formula="383325*logheight/2612594"/><draw:equation draw:name="f1010" draw:formula="456651*logwidth/2647519"/><draw:equation draw:name="f1011" draw:formula="391477*logheight/2612594"/><draw:equation draw:name="f1012" draw:formula="454684*logwidth/2647519"/><draw:equation draw:name="f1013" draw:formula="394338*logheight/2612594"/><draw:equation draw:name="f1014" draw:formula="453399*logwidth/2647519"/><draw:equation draw:name="f1015" draw:formula="395790*logheight/2612594"/><draw:equation draw:name="f1016" draw:formula="447840*logwidth/2647519"/><draw:equation draw:name="f1017" draw:formula="403860*logheight/2612594"/><draw:equation draw:name="f1018" draw:formula="389738*logwidth/2647519"/><draw:equation draw:name="f1019" draw:formula="472440*logheight/2612594"/><draw:equation draw:name="f1020" draw:formula="373545*logwidth/2647519"/><draw:equation draw:name="f1021" draw:formula="491490*logheight/2612594"/><draw:equation draw:name="f1022" draw:formula="357353*logwidth/2647519"/><draw:equation draw:name="f1023" draw:formula="511492*logheight/2612594"/><draw:equation draw:name="f1024" draw:formula="285752*logwidth/2647519"/><draw:equation draw:name="f1025" draw:formula="590631*logheight/2612594"/><draw:equation draw:name="f1026" draw:formula="358305*logwidth/2647519"/><draw:equation draw:name="f1027" draw:formula="510540*logheight/2612594"/><draw:equation draw:name="f1028" draw:formula="374497*logwidth/2647519"/><draw:equation draw:name="f1029" draw:formula="490537*logheight/2612594"/><draw:equation draw:name="f1030" draw:formula="390690*logwidth/2647519"/><draw:equation draw:name="f1031" draw:formula="471487*logheight/2612594"/><draw:equation draw:name="f1032" draw:formula="448792*logwidth/2647519"/><draw:equation draw:name="f1033" draw:formula="402907*logheight/2612594"/><draw:equation draw:name="f1034" draw:formula="454684*logwidth/2647519"/><draw:equation draw:name="f1035" draw:formula="394338*logheight/2612594"/><draw:equation draw:name="f1036" draw:formula="464430*logwidth/2647519"/><draw:equation draw:name="f1037" draw:formula="383325*logheight/2612594"/><draw:equation draw:name="f1038" draw:formula="489348*logwidth/2647519"/><draw:equation draw:name="f1039" draw:formula="316869*logheight/2612594"/><draw:equation draw:name="f1040" draw:formula="481127*logwidth/2647519"/><draw:equation draw:name="f1041" draw:formula="319733*logheight/2612594"/><draw:equation draw:name="f1042" draw:formula="475013*logwidth/2647519"/><draw:equation draw:name="f1043" draw:formula="322003*logheight/2612594"/><draw:equation draw:name="f1044" draw:formula="473558*logwidth/2647519"/><draw:equation draw:name="f1045" draw:formula="323849*logheight/2612594"/><draw:equation draw:name="f1046" draw:formula="463080*logwidth/2647519"/><draw:equation draw:name="f1047" draw:formula="333374*logheight/2612594"/><draw:equation draw:name="f1048" draw:formula="436410*logwidth/2647519"/><draw:equation draw:name="f1049" draw:formula="350519*logheight/2612594"/><draw:equation draw:name="f1050" draw:formula="418313*logwidth/2647519"/><draw:equation draw:name="f1051" draw:formula="370522*logheight/2612594"/><draw:equation draw:name="f1052" draw:formula="401168*logwidth/2647519"/><draw:equation draw:name="f1053" draw:formula="390524*logheight/2612594"/><draw:equation draw:name="f1054" draw:formula="389738*logwidth/2647519"/><draw:equation draw:name="f1055" draw:formula="401002*logheight/2612594"/><draw:equation draw:name="f1056" draw:formula="389350*logwidth/2647519"/><draw:equation draw:name="f1057" draw:formula="400516*logheight/2612594"/><draw:equation draw:name="f1058" draw:formula="378546*logwidth/2647519"/><draw:equation draw:name="f1059" draw:formula="413504*logheight/2612594"/><draw:equation draw:name="f1060" draw:formula="360210*logwidth/2647519"/><draw:equation draw:name="f1061" draw:formula="436245*logheight/2612594"/><draw:equation draw:name="f1062" draw:formula="330683*logwidth/2647519"/><draw:equation draw:name="f1063" draw:formula="468630*logheight/2612594"/><draw:equation draw:name="f1064" draw:formula="335445*logwidth/2647519"/><draw:equation draw:name="f1065" draw:formula="474344*logheight/2612594"/><draw:equation draw:name="f1066" draw:formula="335536*logwidth/2647519"/><draw:equation draw:name="f1067" draw:formula="474264*logheight/2612594"/><draw:equation draw:name="f1068" draw:formula="331635*logwidth/2647519"/><draw:equation draw:name="f1069" draw:formula="469582*logheight/2612594"/><draw:equation draw:name="f1070" draw:formula="361162*logwidth/2647519"/><draw:equation draw:name="f1071" draw:formula="437197*logheight/2612594"/><draw:equation draw:name="f1072" draw:formula="390690*logwidth/2647519"/><draw:equation draw:name="f1073" draw:formula="401002*logheight/2612594"/><draw:equation draw:name="f1074" draw:formula="402120*logwidth/2647519"/><draw:equation draw:name="f1075" draw:formula="390525*logheight/2612594"/><draw:equation draw:name="f1076" draw:formula="419265*logwidth/2647519"/><draw:equation draw:name="f1077" draw:formula="370522*logheight/2612594"/><draw:equation draw:name="f1078" draw:formula="437362*logwidth/2647519"/><draw:equation draw:name="f1079" draw:formula="350520*logheight/2612594"/><draw:equation draw:name="f1080" draw:formula="464032*logwidth/2647519"/><draw:equation draw:name="f1081" draw:formula="333375*logheight/2612594"/><draw:equation draw:name="f1082" draw:formula="474510*logwidth/2647519"/><draw:equation draw:name="f1083" draw:formula="323850*logheight/2612594"/><draw:equation draw:name="f1084" draw:formula="485940*logwidth/2647519"/><draw:equation draw:name="f1085" draw:formula="319564*logheight/2612594"/><draw:equation draw:name="f1086" draw:formula="489548*logwidth/2647519"/><draw:equation draw:name="f1087" draw:formula="318444*logheight/2612594"/><draw:equation draw:name="f1088" draw:formula="1868970*logwidth/2647519"/><draw:equation draw:name="f1089" draw:formula="144780*logheight/2612594"/><draw:equation draw:name="f1090" draw:formula="1917547*logwidth/2647519"/><draw:equation draw:name="f1091" draw:formula="166687*logheight/2612594"/><draw:equation draw:name="f1092" draw:formula="1938502*logwidth/2647519"/><draw:equation draw:name="f1093" draw:formula="183832*logheight/2612594"/><draw:equation draw:name="f1094" draw:formula="1891830*logwidth/2647519"/><draw:equation draw:name="f1095" draw:formula="160972*logheight/2612594"/><draw:equation draw:name="f1096" draw:formula="1868970*logwidth/2647519"/><draw:equation draw:name="f1097" draw:formula="144780*logheight/2612594"/><draw:equation draw:name="f1098" draw:formula="1710855*logwidth/2647519"/><draw:equation draw:name="f1099" draw:formula="75247*logheight/2612594"/><draw:equation draw:name="f1100" draw:formula="1748955*logwidth/2647519"/><draw:equation draw:name="f1101" draw:formula="83819*logheight/2612594"/><draw:equation draw:name="f1102" draw:formula="1802295*logwidth/2647519"/><draw:equation draw:name="f1103" draw:formula="110489*logheight/2612594"/><draw:equation draw:name="f1104" draw:formula="1710855*logwidth/2647519"/><draw:equation draw:name="f1105" draw:formula="75247*logheight/2612594"/><draw:equation draw:name="f1106" draw:formula="1137451*logwidth/2647519"/><draw:equation draw:name="f1107" draw:formula="68937*logheight/2612594"/><draw:equation draw:name="f1108" draw:formula="1117448*logwidth/2647519"/><draw:equation draw:name="f1109" draw:formula="71437*logheight/2612594"/><draw:equation draw:name="f1110" draw:formula="1074585*logwidth/2647519"/><draw:equation draw:name="f1111" draw:formula="77152*logheight/2612594"/><draw:equation draw:name="f1112" draw:formula="1032675*logwidth/2647519"/><draw:equation draw:name="f1113" draw:formula="86677*logheight/2612594"/><draw:equation draw:name="f1114" draw:formula="1014578*logwidth/2647519"/><draw:equation draw:name="f1115" draw:formula="92392*logheight/2612594"/><draw:equation draw:name="f1116" draw:formula="993623*logwidth/2647519"/><draw:equation draw:name="f1117" draw:formula="98107*logheight/2612594"/><draw:equation draw:name="f1118" draw:formula="947769*logwidth/2647519"/><draw:equation draw:name="f1119" draw:formula="107115*logheight/2612594"/><draw:equation draw:name="f1120" draw:formula="939330*logwidth/2647519"/><draw:equation draw:name="f1121" draw:formula="110490*logheight/2612594"/><draw:equation draw:name="f1122" draw:formula="881228*logwidth/2647519"/><draw:equation draw:name="f1123" draw:formula="130492*logheight/2612594"/><draw:equation draw:name="f1124" draw:formula="824078*logwidth/2647519"/><draw:equation draw:name="f1125" draw:formula="153352*logheight/2612594"/><draw:equation draw:name="f1126" draw:formula="784073*logwidth/2647519"/><draw:equation draw:name="f1127" draw:formula="171450*logheight/2612594"/><draw:equation draw:name="f1128" draw:formula="757403*logwidth/2647519"/><draw:equation draw:name="f1129" draw:formula="181927*logheight/2612594"/><draw:equation draw:name="f1130" draw:formula="691680*logwidth/2647519"/><draw:equation draw:name="f1131" draw:formula="212407*logheight/2612594"/><draw:equation draw:name="f1132" draw:formula="660248*logwidth/2647519"/><draw:equation draw:name="f1133" draw:formula="232410*logheight/2612594"/><draw:equation draw:name="f1134" draw:formula="629768*logwidth/2647519"/><draw:equation draw:name="f1135" draw:formula="252412*logheight/2612594"/><draw:equation draw:name="f1136" draw:formula="581190*logwidth/2647519"/><draw:equation draw:name="f1137" draw:formula="288607*logheight/2612594"/><draw:equation draw:name="f1138" draw:formula="535470*logwidth/2647519"/><draw:equation draw:name="f1139" draw:formula="324802*logheight/2612594"/><draw:equation draw:name="f1140" draw:formula="491713*logwidth/2647519"/><draw:equation draw:name="f1141" draw:formula="362974*logheight/2612594"/><draw:equation draw:name="f1142" draw:formula="495465*logwidth/2647519"/><draw:equation draw:name="f1143" draw:formula="367665*logheight/2612594"/><draw:equation draw:name="f1144" draw:formula="504752*logwidth/2647519"/><draw:equation draw:name="f1145" draw:formula="361295*logheight/2612594"/><draw:equation draw:name="f1146" draw:formula="512657*logwidth/2647519"/><draw:equation draw:name="f1147" draw:formula="355403*logheight/2612594"/><draw:equation draw:name="f1148" draw:formula="541185*logwidth/2647519"/><draw:equation draw:name="f1149" draw:formula="330517*logheight/2612594"/><draw:equation draw:name="f1150" draw:formula="586905*logwidth/2647519"/><draw:equation draw:name="f1151" draw:formula="294322*logheight/2612594"/><draw:equation draw:name="f1152" draw:formula="635482*logwidth/2647519"/><draw:equation draw:name="f1153" draw:formula="258127*logheight/2612594"/><draw:equation draw:name="f1154" draw:formula="665962*logwidth/2647519"/><draw:equation draw:name="f1155" draw:formula="238124*logheight/2612594"/><draw:equation draw:name="f1156" draw:formula="697395*logwidth/2647519"/><draw:equation draw:name="f1157" draw:formula="218122*logheight/2612594"/><draw:equation draw:name="f1158" draw:formula="763117*logwidth/2647519"/><draw:equation draw:name="f1159" draw:formula="187642*logheight/2612594"/><draw:equation draw:name="f1160" draw:formula="788835*logwidth/2647519"/><draw:equation draw:name="f1161" draw:formula="174307*logheight/2612594"/><draw:equation draw:name="f1162" draw:formula="828840*logwidth/2647519"/><draw:equation draw:name="f1163" draw:formula="156209*logheight/2612594"/><draw:equation draw:name="f1164" draw:formula="885990*logwidth/2647519"/><draw:equation draw:name="f1165" draw:formula="133349*logheight/2612594"/><draw:equation draw:name="f1166" draw:formula="944092*logwidth/2647519"/><draw:equation draw:name="f1167" draw:formula="113347*logheight/2612594"/><draw:equation draw:name="f1168" draw:formula="968499*logwidth/2647519"/><draw:equation draw:name="f1169" draw:formula="108553*logheight/2612594"/><draw:equation draw:name="f1170" draw:formula="980289*logwidth/2647519"/><draw:equation draw:name="f1171" draw:formula="104524*logheight/2612594"/><draw:equation draw:name="f1172" draw:formula="1140765*logwidth/2647519"/><draw:equation draw:name="f1173" draw:formula="69904*logheight/2612594"/><draw:equation draw:name="f1174" draw:formula="1478088*logwidth/2647519"/><draw:equation draw:name="f1175" draw:formula="48458*logheight/2612594"/><draw:equation draw:name="f1176" draw:formula="1498447*logwidth/2647519"/><draw:equation draw:name="f1177" draw:formula="50482*logheight/2612594"/><draw:equation draw:name="f1178" draw:formula="1526070*logwidth/2647519"/><draw:equation draw:name="f1179" draw:formula="60007*logheight/2612594"/><draw:equation draw:name="f1180" draw:formula="1505115*logwidth/2647519"/><draw:equation draw:name="f1181" draw:formula="57150*logheight/2612594"/><draw:equation draw:name="f1182" draw:formula="1461300*logwidth/2647519"/><draw:equation draw:name="f1183" draw:formula="48577*logheight/2612594"/><draw:equation draw:name="f1184" draw:formula="1478088*logwidth/2647519"/><draw:equation draw:name="f1185" draw:formula="48458*logheight/2612594"/><draw:equation draw:name="f1186" draw:formula="1588935*logwidth/2647519"/><draw:equation draw:name="f1187" draw:formula="40957*logheight/2612594"/><draw:equation draw:name="f1188" draw:formula="1627987*logwidth/2647519"/><draw:equation draw:name="f1189" draw:formula="43814*logheight/2612594"/><draw:equation draw:name="f1190" draw:formula="1675612*logwidth/2647519"/><draw:equation draw:name="f1191" draw:formula="62864*logheight/2612594"/><draw:equation draw:name="f1192" draw:formula="1616557*logwidth/2647519"/><draw:equation draw:name="f1193" draw:formula="52387*logheight/2612594"/><draw:equation draw:name="f1194" draw:formula="1588935*logwidth/2647519"/><draw:equation draw:name="f1195" draw:formula="40957*logheight/2612594"/><draw:equation draw:name="f1196" draw:formula="1270324*logwidth/2647519"/><draw:equation draw:name="f1197" draw:formula="40719*logheight/2612594"/><draw:equation draw:name="f1198" draw:formula="1160310*logwidth/2647519"/><draw:equation draw:name="f1199" draw:formula="46672*logheight/2612594"/><draw:equation draw:name="f1200" draw:formula="1084110*logwidth/2647519"/><draw:equation draw:name="f1201" draw:formula="57149*logheight/2612594"/><draw:equation draw:name="f1202" draw:formula="1047915*logwidth/2647519"/><draw:equation draw:name="f1203" draw:formula="66674*logheight/2612594"/><draw:equation draw:name="f1204" draw:formula="1016482*logwidth/2647519"/><draw:equation draw:name="f1205" draw:formula="78104*logheight/2612594"/><draw:equation draw:name="f1206" draw:formula="972667*logwidth/2647519"/><draw:equation draw:name="f1207" draw:formula="83819*logheight/2612594"/><draw:equation draw:name="f1208" draw:formula="806932*logwidth/2647519"/><draw:equation draw:name="f1209" draw:formula="147637*logheight/2612594"/><draw:equation draw:name="f1210" draw:formula="746925*logwidth/2647519"/><draw:equation draw:name="f1211" draw:formula="174307*logheight/2612594"/><draw:equation draw:name="f1212" draw:formula="728827*logwidth/2647519"/><draw:equation draw:name="f1213" draw:formula="180974*logheight/2612594"/><draw:equation draw:name="f1214" draw:formula="712635*logwidth/2647519"/><draw:equation draw:name="f1215" draw:formula="189547*logheight/2612594"/><draw:equation draw:name="f1216" draw:formula="682155*logwidth/2647519"/><draw:equation draw:name="f1217" draw:formula="205739*logheight/2612594"/><draw:equation draw:name="f1218" draw:formula="634530*logwidth/2647519"/><draw:equation draw:name="f1219" draw:formula="230504*logheight/2612594"/><draw:equation draw:name="f1220" draw:formula="598335*logwidth/2647519"/><draw:equation draw:name="f1221" draw:formula="259079*logheight/2612594"/><draw:equation draw:name="f1222" draw:formula="493560*logwidth/2647519"/><draw:equation draw:name="f1223" draw:formula="340994*logheight/2612594"/><draw:equation draw:name="f1224" draw:formula="471664*logwidth/2647519"/><draw:equation draw:name="f1225" draw:formula="360034*logheight/2612594"/><draw:equation draw:name="f1226" draw:formula="450243*logwidth/2647519"/><draw:equation draw:name="f1227" draw:formula="379593*logheight/2612594"/><draw:equation draw:name="f1228" draw:formula="450697*logwidth/2647519"/><draw:equation draw:name="f1229" draw:formula="380047*logheight/2612594"/><draw:equation draw:name="f1230" draw:formula="285915*logwidth/2647519"/><draw:equation draw:name="f1231" draw:formula="573404*logheight/2612594"/><draw:equation draw:name="f1232" draw:formula="252577*logwidth/2647519"/><draw:equation draw:name="f1233" draw:formula="619124*logheight/2612594"/><draw:equation draw:name="f1234" draw:formula="237337*logwidth/2647519"/><draw:equation draw:name="f1235" draw:formula="646747*logheight/2612594"/><draw:equation draw:name="f1236" draw:formula="222097*logwidth/2647519"/><draw:equation draw:name="f1237" draw:formula="672464*logheight/2612594"/><draw:equation draw:name="f1238" draw:formula="193522*logwidth/2647519"/><draw:equation draw:name="f1239" draw:formula="725804*logheight/2612594"/><draw:equation draw:name="f1240" draw:formula="162439*logwidth/2647519"/><draw:equation draw:name="f1241" draw:formula="774785*logheight/2612594"/><draw:equation draw:name="f1242" draw:formula="162090*logwidth/2647519"/><draw:equation draw:name="f1243" draw:formula="776287*logheight/2612594"/><draw:equation draw:name="f1244" draw:formula="151612*logwidth/2647519"/><draw:equation draw:name="f1245" draw:formula="804862*logheight/2612594"/><draw:equation draw:name="f1246" draw:formula="143992*logwidth/2647519"/><draw:equation draw:name="f1247" draw:formula="818197*logheight/2612594"/><draw:equation draw:name="f1248" draw:formula="142087*logwidth/2647519"/><draw:equation draw:name="f1249" draw:formula="820102*logheight/2612594"/><draw:equation draw:name="f1250" draw:formula="133634*logwidth/2647519"/><draw:equation draw:name="f1251" draw:formula="848201*logheight/2612594"/><draw:equation draw:name="f1252" draw:formula="131610*logwidth/2647519"/><draw:equation draw:name="f1253" draw:formula="864870*logheight/2612594"/><draw:equation draw:name="f1254" draw:formula="129705*logwidth/2647519"/><draw:equation draw:name="f1255" draw:formula="888682*logheight/2612594"/><draw:equation draw:name="f1256" draw:formula="116370*logwidth/2647519"/><draw:equation draw:name="f1257" draw:formula="927735*logheight/2612594"/><draw:equation draw:name="f1258" draw:formula="103987*logwidth/2647519"/><draw:equation draw:name="f1259" draw:formula="966787*logheight/2612594"/><draw:equation draw:name="f1260" draw:formula="90652*logwidth/2647519"/><draw:equation draw:name="f1261" draw:formula="1023937*logheight/2612594"/><draw:equation draw:name="f1262" draw:formula="83032*logwidth/2647519"/><draw:equation draw:name="f1263" draw:formula="1076325*logheight/2612594"/><draw:equation draw:name="f1264" draw:formula="78270*logwidth/2647519"/><draw:equation draw:name="f1265" draw:formula="1128712*logheight/2612594"/><draw:equation draw:name="f1266" draw:formula="84937*logwidth/2647519"/><draw:equation draw:name="f1267" draw:formula="1092517*logheight/2612594"/><draw:equation draw:name="f1268" draw:formula="85555*logwidth/2647519"/><draw:equation draw:name="f1269" draw:formula="1089530*logheight/2612594"/><draw:equation draw:name="f1270" draw:formula="86842*logwidth/2647519"/><draw:equation draw:name="f1271" draw:formula="1075372*logheight/2612594"/><draw:equation draw:name="f1272" draw:formula="94462*logwidth/2647519"/><draw:equation draw:name="f1273" draw:formula="1022985*logheight/2612594"/><draw:equation draw:name="f1274" draw:formula="96848*logwidth/2647519"/><draw:equation draw:name="f1275" draw:formula="1023781*logheight/2612594"/><draw:equation draw:name="f1276" draw:formula="97055*logwidth/2647519"/><draw:equation draw:name="f1277" draw:formula="1022896*logheight/2612594"/><draw:equation draw:name="f1278" draw:formula="94463*logwidth/2647519"/><draw:equation draw:name="f1279" draw:formula="1022032*logheight/2612594"/><draw:equation draw:name="f1280" draw:formula="107798*logwidth/2647519"/><draw:equation draw:name="f1281" draw:formula="964882*logheight/2612594"/><draw:equation draw:name="f1282" draw:formula="120180*logwidth/2647519"/><draw:equation draw:name="f1283" draw:formula="925829*logheight/2612594"/><draw:equation draw:name="f1284" draw:formula="133454*logwidth/2647519"/><draw:equation draw:name="f1285" draw:formula="886956*logheight/2612594"/><draw:equation draw:name="f1286" draw:formula="132563*logwidth/2647519"/><draw:equation draw:name="f1287" draw:formula="886777*logheight/2612594"/><draw:equation draw:name="f1288" draw:formula="134468*logwidth/2647519"/><draw:equation draw:name="f1289" draw:formula="862965*logheight/2612594"/><draw:equation draw:name="f1290" draw:formula="144945*logwidth/2647519"/><draw:equation draw:name="f1291" draw:formula="818197*logheight/2612594"/><draw:equation draw:name="f1292" draw:formula="152565*logwidth/2647519"/><draw:equation draw:name="f1293" draw:formula="804862*logheight/2612594"/><draw:equation draw:name="f1294" draw:formula="152821*logwidth/2647519"/><draw:equation draw:name="f1295" draw:formula="804166*logheight/2612594"/><draw:equation draw:name="f1296" draw:formula="163043*logwidth/2647519"/><draw:equation draw:name="f1297" draw:formula="776287*logheight/2612594"/><draw:equation draw:name="f1298" draw:formula="194475*logwidth/2647519"/><draw:equation draw:name="f1299" draw:formula="726757*logheight/2612594"/><draw:equation draw:name="f1300" draw:formula="223050*logwidth/2647519"/><draw:equation draw:name="f1301" draw:formula="673417*logheight/2612594"/><draw:equation draw:name="f1302" draw:formula="238290*logwidth/2647519"/><draw:equation draw:name="f1303" draw:formula="647700*logheight/2612594"/><draw:equation draw:name="f1304" draw:formula="253530*logwidth/2647519"/><draw:equation draw:name="f1305" draw:formula="620077*logheight/2612594"/><draw:equation draw:name="f1306" draw:formula="286868*logwidth/2647519"/><draw:equation draw:name="f1307" draw:formula="574357*logheight/2612594"/><draw:equation draw:name="f1308" draw:formula="451650*logwidth/2647519"/><draw:equation draw:name="f1309" draw:formula="381000*logheight/2612594"/><draw:equation draw:name="f1310" draw:formula="495465*logwidth/2647519"/><draw:equation draw:name="f1311" draw:formula="340995*logheight/2612594"/><draw:equation draw:name="f1312" draw:formula="600240*logwidth/2647519"/><draw:equation draw:name="f1313" draw:formula="259080*logheight/2612594"/><draw:equation draw:name="f1314" draw:formula="636435*logwidth/2647519"/><draw:equation draw:name="f1315" draw:formula="230505*logheight/2612594"/><draw:equation draw:name="f1316" draw:formula="684060*logwidth/2647519"/><draw:equation draw:name="f1317" draw:formula="205740*logheight/2612594"/><draw:equation draw:name="f1318" draw:formula="714540*logwidth/2647519"/><draw:equation draw:name="f1319" draw:formula="189547*logheight/2612594"/><draw:equation draw:name="f1320" draw:formula="730733*logwidth/2647519"/><draw:equation draw:name="f1321" draw:formula="180975*logheight/2612594"/><draw:equation draw:name="f1322" draw:formula="748830*logwidth/2647519"/><draw:equation draw:name="f1323" draw:formula="174307*logheight/2612594"/><draw:equation draw:name="f1324" draw:formula="808838*logwidth/2647519"/><draw:equation draw:name="f1325" draw:formula="147637*logheight/2612594"/><draw:equation draw:name="f1326" draw:formula="974573*logwidth/2647519"/><draw:equation draw:name="f1327" draw:formula="83820*logheight/2612594"/><draw:equation draw:name="f1328" draw:formula="1018388*logwidth/2647519"/><draw:equation draw:name="f1329" draw:formula="78105*logheight/2612594"/><draw:equation draw:name="f1330" draw:formula="1049820*logwidth/2647519"/><draw:equation draw:name="f1331" draw:formula="66675*logheight/2612594"/><draw:equation draw:name="f1332" draw:formula="1086015*logwidth/2647519"/><draw:equation draw:name="f1333" draw:formula="57150*logheight/2612594"/><draw:equation draw:name="f1334" draw:formula="1162215*logwidth/2647519"/><draw:equation draw:name="f1335" draw:formula="46672*logheight/2612594"/><draw:equation draw:name="f1336" draw:formula="1272229*logwidth/2647519"/><draw:equation draw:name="f1337" draw:formula="41076*logheight/2612594"/><draw:equation draw:name="f1338" draw:formula="1360655*logwidth/2647519"/><draw:equation draw:name="f1339" draw:formula="44043*logheight/2612594"/><draw:equation draw:name="f1340" draw:formula="1404150*logwidth/2647519"/><draw:equation draw:name="f1341" draw:formula="0*logheight/2612594"/><draw:equation draw:name="f1342" draw:formula="1448917*logwidth/2647519"/><draw:equation draw:name="f1343" draw:formula="2857*logheight/2612594"/><draw:equation draw:name="f1344" draw:formula="1494637*logwidth/2647519"/><draw:equation draw:name="f1345" draw:formula="7620*logheight/2612594"/><draw:equation draw:name="f1346" draw:formula="1525117*logwidth/2647519"/><draw:equation draw:name="f1347" draw:formula="15240*logheight/2612594"/><draw:equation draw:name="f1348" draw:formula="1545120*logwidth/2647519"/><draw:equation draw:name="f1349" draw:formula="24765*logheight/2612594"/><draw:equation draw:name="f1350" draw:formula="1569885*logwidth/2647519"/><draw:equation draw:name="f1351" draw:formula="20002*logheight/2612594"/><draw:equation draw:name="f1352" draw:formula="1607032*logwidth/2647519"/><draw:equation draw:name="f1353" draw:formula="28575*logheight/2612594"/><draw:equation draw:name="f1354" draw:formula="1629892*logwidth/2647519"/><draw:equation draw:name="f1355" draw:formula="35242*logheight/2612594"/><draw:equation draw:name="f1356" draw:formula="1628940*logwidth/2647519"/><draw:equation draw:name="f1357" draw:formula="36195*logheight/2612594"/><draw:equation draw:name="f1358" draw:formula="1627987*logwidth/2647519"/><draw:equation draw:name="f1359" draw:formula="42862*logheight/2612594"/><draw:equation draw:name="f1360" draw:formula="1588935*logwidth/2647519"/><draw:equation draw:name="f1361" draw:formula="40005*logheight/2612594"/><draw:equation draw:name="f1362" draw:formula="1575600*logwidth/2647519"/><draw:equation draw:name="f1363" draw:formula="36195*logheight/2612594"/><draw:equation draw:name="f1364" draw:formula="1562265*logwidth/2647519"/><draw:equation draw:name="f1365" draw:formula="33337*logheight/2612594"/><draw:equation draw:name="f1366" draw:formula="1536547*logwidth/2647519"/><draw:equation draw:name="f1367" draw:formula="27622*logheight/2612594"/><draw:equation draw:name="f1368" draw:formula="1510830*logwidth/2647519"/><draw:equation draw:name="f1369" draw:formula="21907*logheight/2612594"/><draw:equation draw:name="f1370" draw:formula="1484160*logwidth/2647519"/><draw:equation draw:name="f1371" draw:formula="18097*logheight/2612594"/><draw:equation draw:name="f1372" draw:formula="1454633*logwidth/2647519"/><draw:equation draw:name="f1373" draw:formula="18097*logheight/2612594"/><draw:equation draw:name="f1374" draw:formula="1430820*logwidth/2647519"/><draw:equation draw:name="f1375" draw:formula="18097*logheight/2612594"/><draw:equation draw:name="f1376" draw:formula="1393673*logwidth/2647519"/><draw:equation draw:name="f1377" draw:formula="18097*logheight/2612594"/><draw:equation draw:name="f1378" draw:formula="1391928*logwidth/2647519"/><draw:equation draw:name="f1379" draw:formula="17540*logheight/2612594"/><draw:equation draw:name="f1380" draw:formula="1375575*logwidth/2647519"/><draw:equation draw:name="f1381" draw:formula="25717*logheight/2612594"/><draw:equation draw:name="f1382" draw:formula="1381290*logwidth/2647519"/><draw:equation draw:name="f1383" draw:formula="35242*logheight/2612594"/><draw:equation draw:name="f1384" draw:formula="1438440*logwidth/2647519"/><draw:equation draw:name="f1385" draw:formula="46672*logheight/2612594"/><draw:equation draw:name="f1386" draw:formula="1413008*logwidth/2647519"/><draw:equation draw:name="f1387" draw:formula="47116*logheight/2612594"/><draw:equation draw:name="f1388" draw:formula="1413437*logwidth/2647519"/><draw:equation draw:name="f1389" draw:formula="47149*logheight/2612594"/><draw:equation draw:name="f1390" draw:formula="1440345*logwidth/2647519"/><draw:equation draw:name="f1391" draw:formula="46672*logheight/2612594"/><draw:equation draw:name="f1392" draw:formula="1463205*logwidth/2647519"/><draw:equation draw:name="f1393" draw:formula="49530*logheight/2612594"/><draw:equation draw:name="f1394" draw:formula="1507020*logwidth/2647519"/><draw:equation draw:name="f1395" draw:formula="58102*logheight/2612594"/><draw:equation draw:name="f1396" draw:formula="1527975*logwidth/2647519"/><draw:equation draw:name="f1397" draw:formula="60960*logheight/2612594"/><draw:equation draw:name="f1398" draw:formula="1563218*logwidth/2647519"/><draw:equation draw:name="f1399" draw:formula="68580*logheight/2612594"/><draw:equation draw:name="f1400" draw:formula="1599413*logwidth/2647519"/><draw:equation draw:name="f1401" draw:formula="76200*logheight/2612594"/><draw:equation draw:name="f1402" draw:formula="1634655*logwidth/2647519"/><draw:equation draw:name="f1403" draw:formula="84772*logheight/2612594"/><draw:equation draw:name="f1404" draw:formula="1669898*logwidth/2647519"/><draw:equation draw:name="f1405" draw:formula="95250*logheight/2612594"/><draw:equation draw:name="f1406" draw:formula="1687043*logwidth/2647519"/><draw:equation draw:name="f1407" draw:formula="100012*logheight/2612594"/><draw:equation draw:name="f1408" draw:formula="1704188*logwidth/2647519"/><draw:equation draw:name="f1409" draw:formula="105727*logheight/2612594"/><draw:equation draw:name="f1410" draw:formula="1704409*logwidth/2647519"/><draw:equation draw:name="f1411" draw:formula="105929*logheight/2612594"/><draw:equation draw:name="f1412" draw:formula="1716704*logwidth/2647519"/><draw:equation draw:name="f1413" draw:formula="108049*logheight/2612594"/><draw:equation draw:name="f1414" draw:formula="1746499*logwidth/2647519"/><draw:equation draw:name="f1415" draw:formula="119121*logheight/2612594"/><draw:equation draw:name="f1416" draw:formula="1750661*logwidth/2647519"/><draw:equation draw:name="f1417" draw:formula="125427*logheight/2612594"/><draw:equation draw:name="f1418" draw:formula="1751813*logwidth/2647519"/><draw:equation draw:name="f1419" draw:formula="125730*logheight/2612594"/><draw:equation draw:name="f1420" draw:formula="1778483*logwidth/2647519"/><draw:equation draw:name="f1421" draw:formula="136207*logheight/2612594"/><draw:equation draw:name="f1422" draw:formula="1801343*logwidth/2647519"/><draw:equation draw:name="f1423" draw:formula="145732*logheight/2612594"/><draw:equation draw:name="f1424" draw:formula="1824203*logwidth/2647519"/><draw:equation draw:name="f1425" draw:formula="156210*logheight/2612594"/><draw:equation draw:name="f1426" draw:formula="1841348*logwidth/2647519"/><draw:equation draw:name="f1427" draw:formula="165735*logheight/2612594"/><draw:equation draw:name="f1428" draw:formula="1852778*logwidth/2647519"/><draw:equation draw:name="f1429" draw:formula="171450*logheight/2612594"/><draw:equation draw:name="f1430" draw:formula="1865160*logwidth/2647519"/><draw:equation draw:name="f1431" draw:formula="178117*logheight/2612594"/><draw:equation draw:name="f1432" draw:formula="1907070*logwidth/2647519"/><draw:equation draw:name="f1433" draw:formula="201930*logheight/2612594"/><draw:equation draw:name="f1434" draw:formula="1960410*logwidth/2647519"/><draw:equation draw:name="f1435" draw:formula="236220*logheight/2612594"/><draw:equation draw:name="f1436" draw:formula="1988033*logwidth/2647519"/><draw:equation draw:name="f1437" draw:formula="255270*logheight/2612594"/><draw:equation draw:name="f1438" draw:formula="1988833*logwidth/2647519"/><draw:equation draw:name="f1439" draw:formula="255841*logheight/2612594"/><draw:equation draw:name="f1440" draw:formula="2002949*logwidth/2647519"/><draw:equation draw:name="f1441" draw:formula="264417*logheight/2612594"/><draw:equation draw:name="f1442" draw:formula="2540483*logwidth/2647519"/><draw:equation draw:name="f1443" draw:formula="1275397*logheight/2612594"/><draw:equation draw:name="f1444" draw:formula="2540081*logwidth/2647519"/><draw:equation draw:name="f1445" draw:formula="1283368*logheight/2612594"/><draw:equation draw:name="f1446" draw:formula="2550960*logwidth/2647519"/><draw:equation draw:name="f1447" draw:formula="1284922*logheight/2612594"/><draw:equation draw:name="f1448" draw:formula="2561437*logwidth/2647519"/><draw:equation draw:name="f1449" draw:formula="1292542*logheight/2612594"/><draw:equation draw:name="f1450" draw:formula="2566200*logwidth/2647519"/><draw:equation draw:name="f1451" draw:formula="1318259*logheight/2612594"/><draw:equation draw:name="f1452" draw:formula="2584297*logwidth/2647519"/><draw:equation draw:name="f1453" draw:formula="1348739*logheight/2612594"/><draw:equation draw:name="f1454" draw:formula="2591918*logwidth/2647519"/><draw:equation draw:name="f1455" draw:formula="1349432*logheight/2612594"/><draw:equation draw:name="f1456" draw:formula="2591918*logwidth/2647519"/><draw:equation draw:name="f1457" draw:formula="1342072*logheight/2612594"/><draw:equation draw:name="f1458" draw:formula="2599661*logwidth/2647519"/><draw:equation draw:name="f1459" draw:formula="1320563*logheight/2612594"/><draw:equation draw:name="f1460" draw:formula="2599537*logwidth/2647519"/><draw:equation draw:name="f1461" draw:formula="1316355*logheight/2612594"/><draw:equation draw:name="f1462" draw:formula="2607157*logwidth/2647519"/><draw:equation draw:name="f1463" draw:formula="1290637*logheight/2612594"/><draw:equation draw:name="f1464" draw:formula="2617635*logwidth/2647519"/><draw:equation draw:name="f1465" draw:formula="1290637*logheight/2612594"/><draw:equation draw:name="f1466" draw:formula="2633827*logwidth/2647519"/><draw:equation draw:name="f1467" draw:formula="1280160*logheight/2612594"/><draw:equation draw:name="f1468" draw:formula="2635732*logwidth/2647519"/><draw:equation draw:name="f1469" draw:formula="1322070*logheight/2612594"/><draw:equation draw:name="f1470" draw:formula="2630970*logwidth/2647519"/><draw:equation draw:name="f1471" draw:formula="1342072*logheight/2612594"/><draw:equation draw:name="f1472" draw:formula="2625255*logwidth/2647519"/><draw:equation draw:name="f1473" draw:formula="1361122*logheight/2612594"/><draw:equation draw:name="f1474" draw:formula="2622397*logwidth/2647519"/><draw:equation draw:name="f1475" draw:formula="1392555*logheight/2612594"/><draw:equation draw:name="f1476" draw:formula="2621445*logwidth/2647519"/><draw:equation draw:name="f1477" draw:formula="1408747*logheight/2612594"/><draw:equation draw:name="f1478" draw:formula="2619540*logwidth/2647519"/><draw:equation draw:name="f1479" draw:formula="1424940*logheight/2612594"/><draw:equation draw:name="f1480" draw:formula="2615479*logwidth/2647519"/><draw:equation draw:name="f1481" draw:formula="1427648*logheight/2612594"/><draw:equation draw:name="f1482" draw:formula="2615730*logwidth/2647519"/><draw:equation draw:name="f1483" draw:formula="1428749*logheight/2612594"/><draw:equation draw:name="f1484" draw:formula="2619621*logwidth/2647519"/><draw:equation draw:name="f1485" draw:formula="1426155*logheight/2612594"/><draw:equation draw:name="f1486" draw:formula="2621445*logwidth/2647519"/><draw:equation draw:name="f1487" draw:formula="1410652*logheight/2612594"/><draw:equation draw:name="f1488" draw:formula="2622397*logwidth/2647519"/><draw:equation draw:name="f1489" draw:formula="1394460*logheight/2612594"/><draw:equation draw:name="f1490" draw:formula="2625255*logwidth/2647519"/><draw:equation draw:name="f1491" draw:formula="1363027*logheight/2612594"/><draw:equation draw:name="f1492" draw:formula="2630970*logwidth/2647519"/><draw:equation draw:name="f1493" draw:formula="1343977*logheight/2612594"/><draw:equation draw:name="f1494" draw:formula="2635732*logwidth/2647519"/><draw:equation draw:name="f1495" draw:formula="1323975*logheight/2612594"/><draw:equation draw:name="f1496" draw:formula="2643352*logwidth/2647519"/><draw:equation draw:name="f1497" draw:formula="1329690*logheight/2612594"/><draw:equation draw:name="f1498" draw:formula="2642400*logwidth/2647519"/><draw:equation draw:name="f1499" draw:formula="1343977*logheight/2612594"/><draw:equation draw:name="f1500" draw:formula="2640495*logwidth/2647519"/><draw:equation draw:name="f1501" draw:formula="1358265*logheight/2612594"/><draw:equation draw:name="f1502" draw:formula="2639542*logwidth/2647519"/><draw:equation draw:name="f1503" draw:formula="1384935*logheight/2612594"/><draw:equation draw:name="f1504" draw:formula="2637637*logwidth/2647519"/><draw:equation draw:name="f1505" draw:formula="1416367*logheight/2612594"/><draw:equation draw:name="f1506" draw:formula="2632875*logwidth/2647519"/><draw:equation draw:name="f1507" draw:formula="1449705*logheight/2612594"/><draw:equation draw:name="f1508" draw:formula="2627160*logwidth/2647519"/><draw:equation draw:name="f1509" draw:formula="1484947*logheight/2612594"/><draw:equation draw:name="f1510" draw:formula="2620492*logwidth/2647519"/><draw:equation draw:name="f1511" draw:formula="1519237*logheight/2612594"/><draw:equation draw:name="f1512" draw:formula="2608110*logwidth/2647519"/><draw:equation draw:name="f1513" draw:formula="1591627*logheight/2612594"/><draw:equation draw:name="f1514" draw:formula="2596680*logwidth/2647519"/><draw:equation draw:name="f1515" draw:formula="1598295*logheight/2612594"/><draw:equation draw:name="f1516" draw:formula="2582392*logwidth/2647519"/><draw:equation draw:name="f1517" draw:formula="1640205*logheight/2612594"/><draw:equation draw:name="f1518" draw:formula="2578582*logwidth/2647519"/><draw:equation draw:name="f1519" draw:formula="1680210*logheight/2612594"/><draw:equation draw:name="f1520" draw:formula="2576677*logwidth/2647519"/><draw:equation draw:name="f1521" draw:formula="1685925*logheight/2612594"/><draw:equation draw:name="f1522" draw:formula="2560485*logwidth/2647519"/><draw:equation draw:name="f1523" draw:formula="1729740*logheight/2612594"/><draw:equation draw:name="f1524" draw:formula="2555722*logwidth/2647519"/><draw:equation draw:name="f1525" draw:formula="1733550*logheight/2612594"/><draw:equation draw:name="f1526" draw:formula="2535720*logwidth/2647519"/><draw:equation draw:name="f1527" draw:formula="1780222*logheight/2612594"/><draw:equation draw:name="f1528" draw:formula="2556675*logwidth/2647519"/><draw:equation draw:name="f1529" draw:formula="1733550*logheight/2612594"/><draw:equation draw:name="f1530" draw:formula="2561437*logwidth/2647519"/><draw:equation draw:name="f1531" draw:formula="1729740*logheight/2612594"/><draw:equation draw:name="f1532" draw:formula="2530957*logwidth/2647519"/><draw:equation draw:name="f1533" draw:formula="1816417*logheight/2612594"/><draw:equation draw:name="f1534" draw:formula="2514765*logwidth/2647519"/><draw:equation draw:name="f1535" draw:formula="1824990*logheight/2612594"/><draw:equation draw:name="f1536" draw:formula="2511407*logwidth/2647519"/><draw:equation draw:name="f1537" draw:formula="1831707*logheight/2612594"/><draw:equation draw:name="f1538" draw:formula="2511908*logwidth/2647519"/><draw:equation draw:name="f1539" draw:formula="1832609*logheight/2612594"/><draw:equation draw:name="f1540" draw:formula="2515718*logwidth/2647519"/><draw:equation draw:name="f1541" draw:formula="1824989*logheight/2612594"/><draw:equation draw:name="f1542" draw:formula="2531910*logwidth/2647519"/><draw:equation draw:name="f1543" draw:formula="1816417*logheight/2612594"/><draw:equation draw:name="f1544" draw:formula="2520480*logwidth/2647519"/><draw:equation draw:name="f1545" draw:formula="1848802*logheight/2612594"/><draw:equation draw:name="f1546" draw:formula="2499525*logwidth/2647519"/><draw:equation draw:name="f1547" draw:formula="1886902*logheight/2612594"/><draw:equation draw:name="f1548" draw:formula="2489048*logwidth/2647519"/><draw:equation draw:name="f1549" draw:formula="1905952*logheight/2612594"/><draw:equation draw:name="f1550" draw:formula="2477618*logwidth/2647519"/><draw:equation draw:name="f1551" draw:formula="1925002*logheight/2612594"/><draw:equation draw:name="f1552" draw:formula="2469045*logwidth/2647519"/><draw:equation draw:name="f1553" draw:formula="1939289*logheight/2612594"/><draw:equation draw:name="f1554" draw:formula="2456663*logwidth/2647519"/><draw:equation draw:name="f1555" draw:formula="1966912*logheight/2612594"/><draw:equation draw:name="f1556" draw:formula="2443328*logwidth/2647519"/><draw:equation draw:name="f1557" draw:formula="1993582*logheight/2612594"/><draw:equation draw:name="f1558" draw:formula="2422373*logwidth/2647519"/><draw:equation draw:name="f1559" draw:formula="2022157*logheight/2612594"/><draw:equation draw:name="f1560" draw:formula="2401418*logwidth/2647519"/><draw:equation draw:name="f1561" draw:formula="2048827*logheight/2612594"/><draw:equation draw:name="f1562" draw:formula="2402291*logwidth/2647519"/><draw:equation draw:name="f1563" draw:formula="2047029*logheight/2612594"/><draw:equation draw:name="f1564" draw:formula="2378557*logwidth/2647519"/><draw:equation draw:name="f1565" draw:formula="2079307*logheight/2612594"/><draw:equation draw:name="f1566" draw:formula="2327122*logwidth/2647519"/><draw:equation draw:name="f1567" draw:formula="2135505*logheight/2612594"/><draw:equation draw:name="f1568" draw:formula="2316996*logwidth/2647519"/><draw:equation draw:name="f1569" draw:formula="2151085*logheight/2612594"/><draw:equation draw:name="f1570" draw:formula="2327122*logwidth/2647519"/><draw:equation draw:name="f1571" draw:formula="2136457*logheight/2612594"/><draw:equation draw:name="f1572" draw:formula="2378557*logwidth/2647519"/><draw:equation draw:name="f1573" draw:formula="2080259*logheight/2612594"/><draw:equation draw:name="f1574" draw:formula="2339505*logwidth/2647519"/><draw:equation draw:name="f1575" draw:formula="2139314*logheight/2612594"/><draw:equation draw:name="f1576" draw:formula="2319383*logwidth/2647519"/><draw:equation draw:name="f1577" draw:formula="2160389*logheight/2612594"/><draw:equation draw:name="f1578" draw:formula="2303230*logwidth/2647519"/><draw:equation draw:name="f1579" draw:formula="2172263*logheight/2612594"/><draw:equation draw:name="f1580" draw:formula="2302357*logwidth/2647519"/><draw:equation draw:name="f1581" draw:formula="2173605*logheight/2612594"/><draw:equation draw:name="f1582" draw:formula="2292258*logwidth/2647519"/><draw:equation draw:name="f1583" draw:formula="2181374*logheight/2612594"/><draw:equation draw:name="f1584" draw:formula="2291880*logwidth/2647519"/><draw:equation draw:name="f1585" draw:formula="2184082*logheight/2612594"/><draw:equation draw:name="f1586" draw:formula="2247112*logwidth/2647519"/><draw:equation draw:name="f1587" draw:formula="2229802*logheight/2612594"/><draw:equation draw:name="f1588" draw:formula="2199487*logwidth/2647519"/><draw:equation draw:name="f1589" draw:formula="2273617*logheight/2612594"/><draw:equation draw:name="f1590" draw:formula="2197285*logwidth/2647519"/><draw:equation draw:name="f1591" draw:formula="2275215*logheight/2612594"/><draw:equation draw:name="f1592" draw:formula="2181390*logwidth/2647519"/><draw:equation draw:name="f1593" draw:formula="2295524*logheight/2612594"/><draw:equation draw:name="f1594" draw:formula="2143290*logwidth/2647519"/><draw:equation draw:name="f1595" draw:formula="2324099*logheight/2612594"/><draw:equation draw:name="f1596" draw:formula="2107681*logwidth/2647519"/><draw:equation draw:name="f1597" draw:formula="2350806*logheight/2612594"/><draw:equation draw:name="f1598" draw:formula="2107553*logwidth/2647519"/><draw:equation draw:name="f1599" draw:formula="2350961*logheight/2612594"/><draw:equation draw:name="f1600" draw:formula="2143290*logwidth/2647519"/><draw:equation draw:name="f1601" draw:formula="2325052*logheight/2612594"/><draw:equation draw:name="f1602" draw:formula="2181390*logwidth/2647519"/><draw:equation draw:name="f1603" draw:formula="2296477*logheight/2612594"/><draw:equation draw:name="f1604" draw:formula="2149957*logwidth/2647519"/><draw:equation draw:name="f1605" draw:formula="2327909*logheight/2612594"/><draw:equation draw:name="f1606" draw:formula="2124359*logwidth/2647519"/><draw:equation draw:name="f1607" draw:formula="2344578*logheight/2612594"/><draw:equation draw:name="f1608" draw:formula="2106651*logwidth/2647519"/><draw:equation draw:name="f1609" draw:formula="2352057*logheight/2612594"/><draw:equation draw:name="f1610" draw:formula="2106142*logwidth/2647519"/><draw:equation draw:name="f1611" draw:formula="2352675*logheight/2612594"/><draw:equation draw:name="f1612" draw:formula="2087092*logwidth/2647519"/><draw:equation draw:name="f1613" draw:formula="2365057*logheight/2612594"/><draw:equation draw:name="f1614" draw:formula="2079914*logwidth/2647519"/><draw:equation draw:name="f1615" draw:formula="2368384*logheight/2612594"/><draw:equation draw:name="f1616" draw:formula="2061852*logwidth/2647519"/><draw:equation draw:name="f1617" draw:formula="2383036*logheight/2612594"/><draw:equation draw:name="f1618" draw:formula="2044230*logwidth/2647519"/><draw:equation draw:name="f1619" draw:formula="2395537*logheight/2612594"/><draw:equation draw:name="f1620" draw:formula="2017560*logwidth/2647519"/><draw:equation draw:name="f1621" draw:formula="2412682*logheight/2612594"/><draw:equation draw:name="f1622" draw:formula="2008988*logwidth/2647519"/><draw:equation draw:name="f1623" draw:formula="2413635*logheight/2612594"/><draw:equation draw:name="f1624" draw:formula="1999460*logwidth/2647519"/><draw:equation draw:name="f1625" draw:formula="2417870*logheight/2612594"/><draw:equation draw:name="f1626" draw:formula="1997979*logwidth/2647519"/><draw:equation draw:name="f1627" draw:formula="2418995*logheight/2612594"/><draw:equation draw:name="f1628" draw:formula="2009940*logwidth/2647519"/><draw:equation draw:name="f1629" draw:formula="2414587*logheight/2612594"/><draw:equation draw:name="f1630" draw:formula="2018513*logwidth/2647519"/><draw:equation draw:name="f1631" draw:formula="2413635*logheight/2612594"/><draw:equation draw:name="f1632" draw:formula="1984223*logwidth/2647519"/><draw:equation draw:name="f1633" draw:formula="2439352*logheight/2612594"/><draw:equation draw:name="f1634" draw:formula="1962315*logwidth/2647519"/><draw:equation draw:name="f1635" draw:formula="2450783*logheight/2612594"/><draw:equation draw:name="f1636" draw:formula="1940408*logwidth/2647519"/><draw:equation draw:name="f1637" draw:formula="2461260*logheight/2612594"/><draw:equation draw:name="f1638" draw:formula="1924934*logwidth/2647519"/><draw:equation draw:name="f1639" draw:formula="2463581*logheight/2612594"/><draw:equation draw:name="f1640" draw:formula="1922310*logwidth/2647519"/><draw:equation draw:name="f1641" draw:formula="2465070*logheight/2612594"/><draw:equation draw:name="f1642" draw:formula="1849920*logwidth/2647519"/><draw:equation draw:name="f1643" draw:formula="2496502*logheight/2612594"/><draw:equation draw:name="f1644" draw:formula="1846229*logwidth/2647519"/><draw:equation draw:name="f1645" draw:formula="2497341*logheight/2612594"/><draw:equation draw:name="f1646" draw:formula="1824203*logwidth/2647519"/><draw:equation draw:name="f1647" draw:formula="2511742*logheight/2612594"/><draw:equation draw:name="f1648" draw:formula="1836585*logwidth/2647519"/><draw:equation draw:name="f1649" draw:formula="2515552*logheight/2612594"/><draw:equation draw:name="f1650" draw:formula="1790865*logwidth/2647519"/><draw:equation draw:name="f1651" draw:formula="2535555*logheight/2612594"/><draw:equation draw:name="f1652" draw:formula="1794675*logwidth/2647519"/><draw:equation draw:name="f1653" draw:formula="2522220*logheight/2612594"/><draw:equation draw:name="f1654" draw:formula="1779435*logwidth/2647519"/><draw:equation draw:name="f1655" draw:formula="2527935*logheight/2612594"/><draw:equation draw:name="f1656" draw:formula="1765148*logwidth/2647519"/><draw:equation draw:name="f1657" draw:formula="2532697*logheight/2612594"/><draw:equation draw:name="f1658" draw:formula="1735620*logwidth/2647519"/><draw:equation draw:name="f1659" draw:formula="2542222*logheight/2612594"/><draw:equation draw:name="f1660" draw:formula="1731675*logwidth/2647519"/><draw:equation draw:name="f1661" draw:formula="2537487*logheight/2612594"/><draw:equation draw:name="f1662" draw:formula="1717522*logwidth/2647519"/><draw:equation draw:name="f1663" draw:formula="2540317*logheight/2612594"/><draw:equation draw:name="f1664" draw:formula="1700377*logwidth/2647519"/><draw:equation draw:name="f1665" draw:formula="2544127*logheight/2612594"/><draw:equation draw:name="f1666" draw:formula="1665135*logwidth/2647519"/><draw:equation draw:name="f1667" draw:formula="2552700*logheight/2612594"/><draw:equation draw:name="f1668" draw:formula="1663973*logwidth/2647519"/><draw:equation draw:name="f1669" draw:formula="2553240*logheight/2612594"/><draw:equation draw:name="f1670" draw:formula="1697520*logwidth/2647519"/><draw:equation draw:name="f1671" draw:formula="2545079*logheight/2612594"/><draw:equation draw:name="f1672" draw:formula="1714665*logwidth/2647519"/><draw:equation draw:name="f1673" draw:formula="2541269*logheight/2612594"/><draw:equation draw:name="f1674" draw:formula="1728952*logwidth/2647519"/><draw:equation draw:name="f1675" draw:formula="2538412*logheight/2612594"/><draw:equation draw:name="f1676" draw:formula="1734667*logwidth/2647519"/><draw:equation draw:name="f1677" draw:formula="2543174*logheight/2612594"/><draw:equation draw:name="f1678" draw:formula="1764195*logwidth/2647519"/><draw:equation draw:name="f1679" draw:formula="2533649*logheight/2612594"/><draw:equation draw:name="f1680" draw:formula="1778482*logwidth/2647519"/><draw:equation draw:name="f1681" draw:formula="2528887*logheight/2612594"/><draw:equation draw:name="f1682" draw:formula="1793722*logwidth/2647519"/><draw:equation draw:name="f1683" draw:formula="2523172*logheight/2612594"/><draw:equation draw:name="f1684" draw:formula="1789912*logwidth/2647519"/><draw:equation draw:name="f1685" draw:formula="2536507*logheight/2612594"/><draw:equation draw:name="f1686" draw:formula="1749907*logwidth/2647519"/><draw:equation draw:name="f1687" draw:formula="2555557*logheight/2612594"/><draw:equation draw:name="f1688" draw:formula="1747946*logwidth/2647519"/><draw:equation draw:name="f1689" draw:formula="2555008*logheight/2612594"/><draw:equation draw:name="f1690" draw:formula="1720380*logwidth/2647519"/><draw:equation draw:name="f1691" draw:formula="2566034*logheight/2612594"/><draw:equation draw:name="f1692" draw:formula="1697520*logwidth/2647519"/><draw:equation draw:name="f1693" draw:formula="2572702*logheight/2612594"/><draw:equation draw:name="f1694" draw:formula="1663230*logwidth/2647519"/><draw:equation draw:name="f1695" draw:formula="2581274*logheight/2612594"/><draw:equation draw:name="f1696" draw:formula="1649062*logwidth/2647519"/><draw:equation draw:name="f1697" draw:formula="2580084*logheight/2612594"/><draw:equation draw:name="f1698" draw:formula="1619428*logwidth/2647519"/><draw:equation draw:name="f1699" draw:formula="2585850*logheight/2612594"/><draw:equation draw:name="f1700" draw:formula="1618462*logwidth/2647519"/><draw:equation draw:name="f1701" draw:formula="2587942*logheight/2612594"/><draw:equation draw:name="f1702" draw:formula="1539405*logwidth/2647519"/><draw:equation draw:name="f1703" draw:formula="2603182*logheight/2612594"/><draw:equation draw:name="f1704" draw:formula="1521307*logwidth/2647519"/><draw:equation draw:name="f1705" draw:formula="2598419*logheight/2612594"/><draw:equation draw:name="f1706" draw:formula="1506067*logwidth/2647519"/><draw:equation draw:name="f1707" draw:formula="2598419*logheight/2612594"/><draw:equation draw:name="f1708" draw:formula="1479397*logwidth/2647519"/><draw:equation draw:name="f1709" draw:formula="2606992*logheight/2612594"/><draw:equation draw:name="f1710" draw:formula="1455585*logwidth/2647519"/><draw:equation draw:name="f1711" draw:formula="2608897*logheight/2612594"/><draw:equation draw:name="f1712" draw:formula="1431772*logwidth/2647519"/><draw:equation draw:name="f1713" draw:formula="2609849*logheight/2612594"/><draw:equation draw:name="f1714" draw:formula="1429185*logwidth/2647519"/><draw:equation draw:name="f1715" draw:formula="2608741*logheight/2612594"/><draw:equation draw:name="f1716" draw:formula="1407484*logwidth/2647519"/><draw:equation draw:name="f1717" draw:formula="2612588*logheight/2612594"/><draw:equation draw:name="f1718" draw:formula="1381290*logwidth/2647519"/><draw:equation draw:name="f1719" draw:formula="2607944*logheight/2612594"/><draw:equation draw:name="f1720" draw:formula="1382243*logwidth/2647519"/><draw:equation draw:name="f1721" draw:formula="2606992*logheight/2612594"/><draw:equation draw:name="f1722" draw:formula="1387005*logwidth/2647519"/><draw:equation draw:name="f1723" draw:formula="2600324*logheight/2612594"/><draw:equation draw:name="f1724" draw:formula="1365098*logwidth/2647519"/><draw:equation draw:name="f1725" draw:formula="2597467*logheight/2612594"/><draw:equation draw:name="f1726" draw:formula="1375575*logwidth/2647519"/><draw:equation draw:name="f1727" draw:formula="2591752*logheight/2612594"/><draw:equation draw:name="f1728" draw:formula="1407008*logwidth/2647519"/><draw:equation draw:name="f1729" draw:formula="2590799*logheight/2612594"/><draw:equation draw:name="f1730" draw:formula="1437488*logwidth/2647519"/><draw:equation draw:name="f1731" draw:formula="2589847*logheight/2612594"/><draw:equation draw:name="f1732" draw:formula="1481302*logwidth/2647519"/><draw:equation draw:name="f1733" draw:formula="2590799*logheight/2612594"/><draw:equation draw:name="f1734" draw:formula="1511782*logwidth/2647519"/><draw:equation draw:name="f1735" draw:formula="2587942*logheight/2612594"/><draw:equation draw:name="f1736" draw:formula="1568932*logwidth/2647519"/><draw:equation draw:name="f1737" draw:formula="2575559*logheight/2612594"/><draw:equation draw:name="f1738" draw:formula="1607032*logwidth/2647519"/><draw:equation draw:name="f1739" draw:formula="2566987*logheight/2612594"/><draw:equation draw:name="f1740" draw:formula="1635607*logwidth/2647519"/><draw:equation draw:name="f1741" draw:formula="2566034*logheight/2612594"/><draw:equation draw:name="f1742" draw:formula="1637595*logwidth/2647519"/><draw:equation draw:name="f1743" draw:formula="2565111*logheight/2612594"/><draw:equation draw:name="f1744" draw:formula="1609890*logwidth/2647519"/><draw:equation draw:name="f1745" draw:formula="2566035*logheight/2612594"/><draw:equation draw:name="f1746" draw:formula="1571790*logwidth/2647519"/><draw:equation draw:name="f1747" draw:formula="2574607*logheight/2612594"/><draw:equation draw:name="f1748" draw:formula="1514640*logwidth/2647519"/><draw:equation draw:name="f1749" draw:formula="2586990*logheight/2612594"/><draw:equation draw:name="f1750" draw:formula="1484160*logwidth/2647519"/><draw:equation draw:name="f1751" draw:formula="2589847*logheight/2612594"/><draw:equation draw:name="f1752" draw:formula="1440345*logwidth/2647519"/><draw:equation draw:name="f1753" draw:formula="2588895*logheight/2612594"/><draw:equation draw:name="f1754" draw:formula="1409865*logwidth/2647519"/><draw:equation draw:name="f1755" draw:formula="2589847*logheight/2612594"/><draw:equation draw:name="f1756" draw:formula="1378432*logwidth/2647519"/><draw:equation draw:name="f1757" draw:formula="2590800*logheight/2612594"/><draw:equation draw:name="f1758" draw:formula="1379385*logwidth/2647519"/><draw:equation draw:name="f1759" draw:formula="2586990*logheight/2612594"/><draw:equation draw:name="f1760" draw:formula="1386052*logwidth/2647519"/><draw:equation draw:name="f1761" draw:formula="2577465*logheight/2612594"/><draw:equation draw:name="f1762" draw:formula="1679422*logwidth/2647519"/><draw:equation draw:name="f1763" draw:formula="2528887*logheight/2612594"/><draw:equation draw:name="f1764" draw:formula="1878495*logwidth/2647519"/><draw:equation draw:name="f1765" draw:formula="2453640*logheight/2612594"/><draw:equation draw:name="f1766" draw:formula="1930882*logwidth/2647519"/><draw:equation draw:name="f1767" draw:formula="2426017*logheight/2612594"/><draw:equation draw:name="f1768" draw:formula="1960410*logwidth/2647519"/><draw:equation draw:name="f1769" draw:formula="2410777*logheight/2612594"/><draw:equation draw:name="f1770" draw:formula="1990890*logwidth/2647519"/><draw:equation draw:name="f1771" draw:formula="2394585*logheight/2612594"/><draw:equation draw:name="f1772" draw:formula="2048040*logwidth/2647519"/><draw:equation draw:name="f1773" draw:formula="2360295*logheight/2612594"/><draw:equation draw:name="f1774" draw:formula="2093760*logwidth/2647519"/><draw:equation draw:name="f1775" draw:formula="2325052*logheight/2612594"/><draw:equation draw:name="f1776" draw:formula="2179485*logwidth/2647519"/><draw:equation draw:name="f1777" draw:formula="2258377*logheight/2612594"/><draw:equation draw:name="f1778" draw:formula="2203297*logwidth/2647519"/><draw:equation draw:name="f1779" draw:formula="2239327*logheight/2612594"/><draw:equation draw:name="f1780" draw:formula="2226157*logwidth/2647519"/><draw:equation draw:name="f1781" draw:formula="2219325*logheight/2612594"/><draw:equation draw:name="f1782" draw:formula="2260447*logwidth/2647519"/><draw:equation draw:name="f1783" draw:formula="2187892*logheight/2612594"/><draw:equation draw:name="f1784" draw:formula="2274735*logwidth/2647519"/><draw:equation draw:name="f1785" draw:formula="2164080*logheight/2612594"/><draw:equation draw:name="f1786" draw:formula="2295258*logwidth/2647519"/><draw:equation draw:name="f1787" draw:formula="2145267*logheight/2612594"/><draw:equation draw:name="f1788" draw:formula="2295423*logwidth/2647519"/><draw:equation draw:name="f1789" draw:formula="2144085*logheight/2612594"/><draw:equation draw:name="f1790" draw:formula="2275688*logwidth/2647519"/><draw:equation draw:name="f1791" draw:formula="2162175*logheight/2612594"/><draw:equation draw:name="f1792" draw:formula="2261400*logwidth/2647519"/><draw:equation draw:name="f1793" draw:formula="2185987*logheight/2612594"/><draw:equation draw:name="f1794" draw:formula="2227110*logwidth/2647519"/><draw:equation draw:name="f1795" draw:formula="2217420*logheight/2612594"/><draw:equation draw:name="f1796" draw:formula="2204250*logwidth/2647519"/><draw:equation draw:name="f1797" draw:formula="2237422*logheight/2612594"/><draw:equation draw:name="f1798" draw:formula="2180438*logwidth/2647519"/><draw:equation draw:name="f1799" draw:formula="2256472*logheight/2612594"/><draw:equation draw:name="f1800" draw:formula="2094713*logwidth/2647519"/><draw:equation draw:name="f1801" draw:formula="2323147*logheight/2612594"/><draw:equation draw:name="f1802" draw:formula="2048993*logwidth/2647519"/><draw:equation draw:name="f1803" draw:formula="2358390*logheight/2612594"/><draw:equation draw:name="f1804" draw:formula="1991843*logwidth/2647519"/><draw:equation draw:name="f1805" draw:formula="2392680*logheight/2612594"/><draw:equation draw:name="f1806" draw:formula="1961363*logwidth/2647519"/><draw:equation draw:name="f1807" draw:formula="2408872*logheight/2612594"/><draw:equation draw:name="f1808" draw:formula="1931835*logwidth/2647519"/><draw:equation draw:name="f1809" draw:formula="2424112*logheight/2612594"/><draw:equation draw:name="f1810" draw:formula="1879448*logwidth/2647519"/><draw:equation draw:name="f1811" draw:formula="2451735*logheight/2612594"/><draw:equation draw:name="f1812" draw:formula="1680375*logwidth/2647519"/><draw:equation draw:name="f1813" draw:formula="2526982*logheight/2612594"/><draw:equation draw:name="f1814" draw:formula="1387005*logwidth/2647519"/><draw:equation draw:name="f1815" draw:formula="2575560*logheight/2612594"/><draw:equation draw:name="f1816" draw:formula="1365098*logwidth/2647519"/><draw:equation draw:name="f1817" draw:formula="2575560*logheight/2612594"/><draw:equation draw:name="f1818" draw:formula="1362240*logwidth/2647519"/><draw:equation draw:name="f1819" draw:formula="2567940*logheight/2612594"/><draw:equation draw:name="f1820" draw:formula="1339380*logwidth/2647519"/><draw:equation draw:name="f1821" draw:formula="2566987*logheight/2612594"/><draw:equation draw:name="f1822" draw:formula="1318425*logwidth/2647519"/><draw:equation draw:name="f1823" draw:formula="2575560*logheight/2612594"/><draw:equation draw:name="f1824" draw:formula="1257465*logwidth/2647519"/><draw:equation draw:name="f1825" draw:formula="2576512*logheight/2612594"/><draw:equation draw:name="f1826" draw:formula="1212698*logwidth/2647519"/><draw:equation draw:name="f1827" draw:formula="2574607*logheight/2612594"/><draw:equation draw:name="f1828" draw:formula="1190790*logwidth/2647519"/><draw:equation draw:name="f1829" draw:formula="2572702*logheight/2612594"/><draw:equation draw:name="f1830" draw:formula="1168883*logwidth/2647519"/><draw:equation draw:name="f1831" draw:formula="2568892*logheight/2612594"/><draw:equation draw:name="f1832" draw:formula="1182080*logwidth/2647519"/><draw:equation draw:name="f1833" draw:formula="2554816*logheight/2612594"/><draw:equation draw:name="f1834" draw:formula="1179360*logwidth/2647519"/><draw:equation draw:name="f1835" draw:formula="2555557*logheight/2612594"/><draw:equation draw:name="f1836" draw:formula="1130192*logwidth/2647519"/><draw:equation draw:name="f1837" draw:formula="2546452*logheight/2612594"/><draw:equation draw:name="f1838" draw:formula="1127925*logwidth/2647519"/><draw:equation draw:name="f1839" draw:formula="2546985*logheight/2612594"/><draw:equation draw:name="f1840" draw:formula="1033628*logwidth/2647519"/><draw:equation draw:name="f1841" draw:formula="2529840*logheight/2612594"/><draw:equation draw:name="f1842" draw:formula="996480*logwidth/2647519"/><draw:equation draw:name="f1843" draw:formula="2522220*logheight/2612594"/><draw:equation draw:name="f1844" draw:formula="964095*logwidth/2647519"/><draw:equation draw:name="f1845" draw:formula="2516505*logheight/2612594"/><draw:equation draw:name="f1846" draw:formula="925043*logwidth/2647519"/><draw:equation draw:name="f1847" draw:formula="2498407*logheight/2612594"/><draw:equation draw:name="f1848" draw:formula="876465*logwidth/2647519"/><draw:equation draw:name="f1849" draw:formula="2480310*logheight/2612594"/><draw:equation draw:name="f1850" draw:formula="825983*logwidth/2647519"/><draw:equation draw:name="f1851" draw:formula="2460307*logheight/2612594"/><draw:equation draw:name="f1852" draw:formula="834555*logwidth/2647519"/><draw:equation draw:name="f1853" draw:formula="2453640*logheight/2612594"/><draw:equation draw:name="f1854" draw:formula="869798*logwidth/2647519"/><draw:equation draw:name="f1855" draw:formula="2460307*logheight/2612594"/><draw:equation draw:name="f1856" draw:formula="885038*logwidth/2647519"/><draw:equation draw:name="f1857" draw:formula="2473642*logheight/2612594"/><draw:equation draw:name="f1858" draw:formula="937425*logwidth/2647519"/><draw:equation draw:name="f1859" draw:formula="2488882*logheight/2612594"/><draw:equation draw:name="f1860" draw:formula="1041248*logwidth/2647519"/><draw:equation draw:name="f1861" draw:formula="2515552*logheight/2612594"/><draw:equation draw:name="f1862" draw:formula="1066965*logwidth/2647519"/><draw:equation draw:name="f1863" draw:formula="2520315*logheight/2612594"/><draw:equation draw:name="f1864" draw:formula="1094588*logwidth/2647519"/><draw:equation draw:name="f1865" draw:formula="2525077*logheight/2612594"/><draw:equation draw:name="f1866" draw:formula="1125068*logwidth/2647519"/><draw:equation draw:name="f1867" draw:formula="2531745*logheight/2612594"/><draw:equation draw:name="f1868" draw:formula="1158657*logwidth/2647519"/><draw:equation draw:name="f1869" draw:formula="2539008*logheight/2612594"/><draw:equation draw:name="f1870" draw:formula="1161262*logwidth/2647519"/><draw:equation draw:name="f1871" draw:formula="2538412*logheight/2612594"/><draw:equation draw:name="f1872" draw:formula="1192695*logwidth/2647519"/><draw:equation draw:name="f1873" draw:formula="2543175*logheight/2612594"/><draw:equation draw:name="f1874" draw:formula="1193647*logwidth/2647519"/><draw:equation draw:name="f1875" draw:formula="2541270*logheight/2612594"/><draw:equation draw:name="f1876" draw:formula="1239367*logwidth/2647519"/><draw:equation draw:name="f1877" draw:formula="2543175*logheight/2612594"/><draw:equation draw:name="f1878" draw:formula="1246987*logwidth/2647519"/><draw:equation draw:name="f1879" draw:formula="2544127*logheight/2612594"/><draw:equation draw:name="f1880" draw:formula="1317472*logwidth/2647519"/><draw:equation draw:name="f1881" draw:formula="2544127*logheight/2612594"/><draw:equation draw:name="f1882" draw:formula="1368907*logwidth/2647519"/><draw:equation draw:name="f1883" draw:formula="2546032*logheight/2612594"/><draw:equation draw:name="f1884" draw:formula="1429867*logwidth/2647519"/><draw:equation draw:name="f1885" draw:formula="2541270*logheight/2612594"/><draw:equation draw:name="f1886" draw:formula="1437487*logwidth/2647519"/><draw:equation draw:name="f1887" draw:formula="2541270*logheight/2612594"/><draw:equation draw:name="f1888" draw:formula="1440345*logwidth/2647519"/><draw:equation draw:name="f1889" draw:formula="2548890*logheight/2612594"/><draw:equation draw:name="f1890" draw:formula="1500352*logwidth/2647519"/><draw:equation draw:name="f1891" draw:formula="2541270*logheight/2612594"/><draw:equation draw:name="f1892" draw:formula="1540357*logwidth/2647519"/><draw:equation draw:name="f1893" draw:formula="2531745*logheight/2612594"/><draw:equation draw:name="f1894" draw:formula="1563217*logwidth/2647519"/><draw:equation draw:name="f1895" draw:formula="2527935*logheight/2612594"/><draw:equation draw:name="f1896" draw:formula="1577505*logwidth/2647519"/><draw:equation draw:name="f1897" draw:formula="2526030*logheight/2612594"/><draw:equation draw:name="f1898" draw:formula="1608937*logwidth/2647519"/><draw:equation draw:name="f1899" draw:formula="2518410*logheight/2612594"/><draw:equation draw:name="f1900" draw:formula="1634655*logwidth/2647519"/><draw:equation draw:name="f1901" draw:formula="2512695*logheight/2612594"/><draw:equation draw:name="f1902" draw:formula="1660372*logwidth/2647519"/><draw:equation draw:name="f1903" draw:formula="2506027*logheight/2612594"/><draw:equation draw:name="f1904" draw:formula="1707545*logwidth/2647519"/><draw:equation draw:name="f1905" draw:formula="2497863*logheight/2612594"/><draw:equation draw:name="f1906" draw:formula="1713713*logwidth/2647519"/><draw:equation draw:name="f1907" draw:formula="2495550*logheight/2612594"/><draw:equation draw:name="f1908" draw:formula="1664183*logwidth/2647519"/><draw:equation draw:name="f1909" draw:formula="2504122*logheight/2612594"/><draw:equation draw:name="f1910" draw:formula="1638465*logwidth/2647519"/><draw:equation draw:name="f1911" draw:formula="2510790*logheight/2612594"/><draw:equation draw:name="f1912" draw:formula="1612748*logwidth/2647519"/><draw:equation draw:name="f1913" draw:formula="2516505*logheight/2612594"/><draw:equation draw:name="f1914" draw:formula="1581315*logwidth/2647519"/><draw:equation draw:name="f1915" draw:formula="2524125*logheight/2612594"/><draw:equation draw:name="f1916" draw:formula="1567028*logwidth/2647519"/><draw:equation draw:name="f1917" draw:formula="2526030*logheight/2612594"/><draw:equation draw:name="f1918" draw:formula="1544168*logwidth/2647519"/><draw:equation draw:name="f1919" draw:formula="2529840*logheight/2612594"/><draw:equation draw:name="f1920" draw:formula="1482255*logwidth/2647519"/><draw:equation draw:name="f1921" draw:formula="2535555*logheight/2612594"/><draw:equation draw:name="f1922" draw:formula="1440345*logwidth/2647519"/><draw:equation draw:name="f1923" draw:formula="2539365*logheight/2612594"/><draw:equation draw:name="f1924" draw:formula="1432725*logwidth/2647519"/><draw:equation draw:name="f1925" draw:formula="2539365*logheight/2612594"/><draw:equation draw:name="f1926" draw:formula="1371765*logwidth/2647519"/><draw:equation draw:name="f1927" draw:formula="2544127*logheight/2612594"/><draw:equation draw:name="f1928" draw:formula="1320330*logwidth/2647519"/><draw:equation draw:name="f1929" draw:formula="2542222*logheight/2612594"/><draw:equation draw:name="f1930" draw:formula="1249845*logwidth/2647519"/><draw:equation draw:name="f1931" draw:formula="2542222*logheight/2612594"/><draw:equation draw:name="f1932" draw:formula="1242225*logwidth/2647519"/><draw:equation draw:name="f1933" draw:formula="2541270*logheight/2612594"/><draw:equation draw:name="f1934" draw:formula="1212698*logwidth/2647519"/><draw:equation draw:name="f1935" draw:formula="2528887*logheight/2612594"/><draw:equation draw:name="f1936" draw:formula="1196505*logwidth/2647519"/><draw:equation draw:name="f1937" draw:formula="2539365*logheight/2612594"/><draw:equation draw:name="f1938" draw:formula="1196464*logwidth/2647519"/><draw:equation draw:name="f1939" draw:formula="2539447*logheight/2612594"/><draw:equation draw:name="f1940" draw:formula="1209840*logwidth/2647519"/><draw:equation draw:name="f1941" draw:formula="2530792*logheight/2612594"/><draw:equation draw:name="f1942" draw:formula="1239368*logwidth/2647519"/><draw:equation draw:name="f1943" draw:formula="2543174*logheight/2612594"/><draw:equation draw:name="f1944" draw:formula="1193648*logwidth/2647519"/><draw:equation draw:name="f1945" draw:formula="2541269*logheight/2612594"/><draw:equation draw:name="f1946" draw:formula="1194008*logwidth/2647519"/><draw:equation draw:name="f1947" draw:formula="2541036*logheight/2612594"/><draw:equation draw:name="f1948" draw:formula="1164120*logwidth/2647519"/><draw:equation draw:name="f1949" draw:formula="2536507*logheight/2612594"/><draw:equation draw:name="f1950" draw:formula="1128878*logwidth/2647519"/><draw:equation draw:name="f1951" draw:formula="2528887*logheight/2612594"/><draw:equation draw:name="f1952" draw:formula="1098398*logwidth/2647519"/><draw:equation draw:name="f1953" draw:formula="2522220*logheight/2612594"/><draw:equation draw:name="f1954" draw:formula="1070775*logwidth/2647519"/><draw:equation draw:name="f1955" draw:formula="2517457*logheight/2612594"/><draw:equation draw:name="f1956" draw:formula="1045058*logwidth/2647519"/><draw:equation draw:name="f1957" draw:formula="2512695*logheight/2612594"/><draw:equation draw:name="f1958" draw:formula="941235*logwidth/2647519"/><draw:equation draw:name="f1959" draw:formula="2486025*logheight/2612594"/><draw:equation draw:name="f1960" draw:formula="888848*logwidth/2647519"/><draw:equation draw:name="f1961" draw:formula="2470785*logheight/2612594"/><draw:equation draw:name="f1962" draw:formula="873608*logwidth/2647519"/><draw:equation draw:name="f1963" draw:formula="2457450*logheight/2612594"/><draw:equation draw:name="f1964" draw:formula="838365*logwidth/2647519"/><draw:equation draw:name="f1965" draw:formula="2450782*logheight/2612594"/><draw:equation draw:name="f1966" draw:formula="785978*logwidth/2647519"/><draw:equation draw:name="f1967" draw:formula="2424112*logheight/2612594"/><draw:equation draw:name="f1968" draw:formula="770738*logwidth/2647519"/><draw:equation draw:name="f1969" draw:formula="2425065*logheight/2612594"/><draw:equation draw:name="f1970" draw:formula="716445*logwidth/2647519"/><draw:equation draw:name="f1971" draw:formula="2397442*logheight/2612594"/><draw:equation draw:name="f1972" draw:formula="706920*logwidth/2647519"/><draw:equation draw:name="f1973" draw:formula="2380297*logheight/2612594"/><draw:equation draw:name="f1974" draw:formula="708825*logwidth/2647519"/><draw:equation draw:name="f1975" draw:formula="2379345*logheight/2612594"/><draw:equation draw:name="f1976" draw:formula="742163*logwidth/2647519"/><draw:equation draw:name="f1977" draw:formula="2397442*logheight/2612594"/><draw:equation draw:name="f1978" draw:formula="775500*logwidth/2647519"/><draw:equation draw:name="f1979" draw:formula="2415540*logheight/2612594"/><draw:equation draw:name="f1980" draw:formula="785025*logwidth/2647519"/><draw:equation draw:name="f1981" draw:formula="2409825*logheight/2612594"/><draw:equation draw:name="f1982" draw:formula="745973*logwidth/2647519"/><draw:equation draw:name="f1983" draw:formula="2384107*logheight/2612594"/><draw:equation draw:name="f1984" draw:formula="713588*logwidth/2647519"/><draw:equation draw:name="f1985" draw:formula="2369820*logheight/2612594"/><draw:equation draw:name="f1986" draw:formula="668820*logwidth/2647519"/><draw:equation draw:name="f1987" draw:formula="2344102*logheight/2612594"/><draw:equation draw:name="f1988" draw:formula="630720*logwidth/2647519"/><draw:equation draw:name="f1989" draw:formula="2319337*logheight/2612594"/><draw:equation draw:name="f1990" draw:formula="570713*logwidth/2647519"/><draw:equation draw:name="f1991" draw:formula="2293620*logheight/2612594"/><draw:equation draw:name="f1992" draw:formula="547853*logwidth/2647519"/><draw:equation draw:name="f1993" draw:formula="2274570*logheight/2612594"/><draw:equation draw:name="f1994" draw:formula="552615*logwidth/2647519"/><draw:equation draw:name="f1995" draw:formula="2272665*logheight/2612594"/><draw:equation draw:name="f1996" draw:formula="575475*logwidth/2647519"/><draw:equation draw:name="f1997" draw:formula="2279332*logheight/2612594"/><draw:equation draw:name="f1998" draw:formula="527850*logwidth/2647519"/><draw:equation draw:name="f1999" draw:formula="2229802*logheight/2612594"/><draw:equation draw:name="f2000" draw:formula="501180*logwidth/2647519"/><draw:equation draw:name="f2001" draw:formula="2207895*logheight/2612594"/><draw:equation draw:name="f2002" draw:formula="476415*logwidth/2647519"/><draw:equation draw:name="f2003" draw:formula="2185987*logheight/2612594"/><draw:equation draw:name="f2004" draw:formula="444983*logwidth/2647519"/><draw:equation draw:name="f2005" draw:formula="2160270*logheight/2612594"/><draw:equation draw:name="f2006" draw:formula="399263*logwidth/2647519"/><draw:equation draw:name="f2007" draw:formula="2109787*logheight/2612594"/><draw:equation draw:name="f2008" draw:formula="396126*logwidth/2647519"/><draw:equation draw:name="f2009" draw:formula="2099983*logheight/2612594"/><draw:equation draw:name="f2010" draw:formula="386880*logwidth/2647519"/><draw:equation draw:name="f2011" draw:formula="2090737*logheight/2612594"/><draw:equation draw:name="f2012" draw:formula="355448*logwidth/2647519"/><draw:equation draw:name="f2013" draw:formula="2056447*logheight/2612594"/><draw:equation draw:name="f2014" draw:formula="351638*logwidth/2647519"/><draw:equation draw:name="f2015" draw:formula="2039302*logheight/2612594"/><draw:equation draw:name="f2016" draw:formula="339255*logwidth/2647519"/><draw:equation draw:name="f2017" draw:formula="2022157*logheight/2612594"/><draw:equation draw:name="f2018" draw:formula="337780*logwidth/2647519"/><draw:equation draw:name="f2019" draw:formula="2019844*logheight/2612594"/><draw:equation draw:name="f2020" draw:formula="323062*logwidth/2647519"/><draw:equation draw:name="f2021" draw:formula="2009774*logheight/2612594"/><draw:equation draw:name="f2022" draw:formula="294487*logwidth/2647519"/><draw:equation draw:name="f2023" draw:formula="1968817*logheight/2612594"/><draw:equation draw:name="f2024" draw:formula="278295*logwidth/2647519"/><draw:equation draw:name="f2025" draw:formula="1930717*logheight/2612594"/><draw:equation draw:name="f2026" draw:formula="276390*logwidth/2647519"/><draw:equation draw:name="f2027" draw:formula="1930717*logheight/2612594"/><draw:equation draw:name="f2028" draw:formula="254483*logwidth/2647519"/><draw:equation draw:name="f2029" draw:formula="1888807*logheight/2612594"/><draw:equation draw:name="f2030" draw:formula="233528*logwidth/2647519"/><draw:equation draw:name="f2031" draw:formula="1846897*logheight/2612594"/><draw:equation draw:name="f2032" draw:formula="211620*logwidth/2647519"/><draw:equation draw:name="f2033" draw:formula="1798320*logheight/2612594"/><draw:equation draw:name="f2034" draw:formula="191618*logwidth/2647519"/><draw:equation draw:name="f2035" draw:formula="1748790*logheight/2612594"/><draw:equation draw:name="f2036" draw:formula="211620*logwidth/2647519"/><draw:equation draw:name="f2037" draw:formula="1782127*logheight/2612594"/><draw:equation draw:name="f2038" draw:formula="231623*logwidth/2647519"/><draw:equation draw:name="f2039" draw:formula="1824037*logheight/2612594"/><draw:equation draw:name="f2040" draw:formula="238290*logwidth/2647519"/><draw:equation draw:name="f2041" draw:formula="1846897*logheight/2612594"/><draw:equation draw:name="f2042" draw:formula="241046*logwidth/2647519"/><draw:equation draw:name="f2043" draw:formula="1850938*logheight/2612594"/><draw:equation draw:name="f2044" draw:formula="237654*logwidth/2647519"/><draw:equation draw:name="f2045" draw:formula="1833303*logheight/2612594"/><draw:equation draw:name="f2046" draw:formula="228809*logwidth/2647519"/><draw:equation draw:name="f2047" draw:formula="1817250*logheight/2612594"/><draw:equation draw:name="f2048" draw:formula="214411*logwidth/2647519"/><draw:equation draw:name="f2049" draw:formula="1784874*logheight/2612594"/><draw:equation draw:name="f2050" draw:formula="197332*logwidth/2647519"/><draw:equation draw:name="f2051" draw:formula="1756409*logheight/2612594"/><draw:equation draw:name="f2052" draw:formula="176377*logwidth/2647519"/><draw:equation draw:name="f2053" draw:formula="1699259*logheight/2612594"/><draw:equation draw:name="f2054" draw:formula="158424*logwidth/2647519"/><draw:equation draw:name="f2055" draw:formula="1640674*logheight/2612594"/><draw:equation draw:name="f2056" draw:formula="152529*logwidth/2647519"/><draw:equation draw:name="f2057" draw:formula="1623596*logheight/2612594"/><draw:equation draw:name="f2058" draw:formula="126853*logwidth/2647519"/><draw:equation draw:name="f2059" draw:formula="1521108*logheight/2612594"/><draw:equation draw:name="f2060" draw:formula="115498*logwidth/2647519"/><draw:equation draw:name="f2061" draw:formula="1446707*logheight/2612594"/><draw:equation draw:name="f2062" draw:formula="115417*logwidth/2647519"/><draw:equation draw:name="f2063" draw:formula="1448752*logheight/2612594"/><draw:equation draw:name="f2064" draw:formula="116370*logwidth/2647519"/><draw:equation draw:name="f2065" draw:formula="1463992*logheight/2612594"/><draw:equation draw:name="f2066" draw:formula="121132*logwidth/2647519"/><draw:equation draw:name="f2067" draw:formula="1499235*logheight/2612594"/><draw:equation draw:name="f2068" draw:formula="126847*logwidth/2647519"/><draw:equation draw:name="f2069" draw:formula="1535430*logheight/2612594"/><draw:equation draw:name="f2070" draw:formula="117322*logwidth/2647519"/><draw:equation draw:name="f2071" draw:formula="1503997*logheight/2612594"/><draw:equation draw:name="f2072" draw:formula="110655*logwidth/2647519"/><draw:equation draw:name="f2073" draw:formula="1463992*logheight/2612594"/><draw:equation draw:name="f2074" draw:formula="103035*logwidth/2647519"/><draw:equation draw:name="f2075" draw:formula="1463992*logheight/2612594"/><draw:equation draw:name="f2076" draw:formula="98272*logwidth/2647519"/><draw:equation draw:name="f2077" draw:formula="1427797*logheight/2612594"/><draw:equation draw:name="f2078" draw:formula="91605*logwidth/2647519"/><draw:equation draw:name="f2079" draw:formula="1404937*logheight/2612594"/><draw:equation draw:name="f2080" draw:formula="85890*logwidth/2647519"/><draw:equation draw:name="f2081" draw:formula="1383030*logheight/2612594"/><draw:equation draw:name="f2082" draw:formula="69697*logwidth/2647519"/><draw:equation draw:name="f2083" draw:formula="1365885*logheight/2612594"/><draw:equation draw:name="f2084" draw:formula="64935*logwidth/2647519"/><draw:equation draw:name="f2085" draw:formula="1365885*logheight/2612594"/><draw:equation draw:name="f2086" draw:formula="60172*logwidth/2647519"/><draw:equation draw:name="f2087" draw:formula="1342072*logheight/2612594"/><draw:equation draw:name="f2088" draw:formula="58267*logwidth/2647519"/><draw:equation draw:name="f2089" draw:formula="1311592*logheight/2612594"/><draw:equation draw:name="f2090" draw:formula="62077*logwidth/2647519"/><draw:equation draw:name="f2091" draw:formula="1268730*logheight/2612594"/><draw:equation draw:name="f2092" draw:formula="63982*logwidth/2647519"/><draw:equation draw:name="f2093" draw:formula="1253490*logheight/2612594"/><draw:equation draw:name="f2094" draw:formula="67226*logwidth/2647519"/><draw:equation draw:name="f2095" draw:formula="1243037*logheight/2612594"/><draw:equation draw:name="f2096" draw:formula="65649*logwidth/2647519"/><draw:equation draw:name="f2097" draw:formula="1219200*logheight/2612594"/><draw:equation draw:name="f2098" draw:formula="67792*logwidth/2647519"/><draw:equation draw:name="f2099" draw:formula="1183957*logheight/2612594"/><draw:equation draw:name="f2100" draw:formula="71602*logwidth/2647519"/><draw:equation draw:name="f2101" draw:formula="1176814*logheight/2612594"/><draw:equation draw:name="f2102" draw:formula="71602*logwidth/2647519"/><draw:equation draw:name="f2103" draw:formula="1172527*logheight/2612594"/><draw:equation draw:name="f2104" draw:formula="63982*logwidth/2647519"/><draw:equation draw:name="f2105" draw:formula="1186815*logheight/2612594"/><draw:equation draw:name="f2106" draw:formula="57315*logwidth/2647519"/><draw:equation draw:name="f2107" draw:formula="1177290*logheight/2612594"/><draw:equation draw:name="f2108" draw:formula="44932*logwidth/2647519"/><draw:equation draw:name="f2109" draw:formula="1160145*logheight/2612594"/><draw:equation draw:name="f2110" draw:formula="42670*logwidth/2647519"/><draw:equation draw:name="f2111" draw:formula="1146572*logheight/2612594"/><draw:equation draw:name="f2112" draw:formula="42075*logwidth/2647519"/><draw:equation draw:name="f2113" draw:formula="1147762*logheight/2612594"/><draw:equation draw:name="f2114" draw:formula="38265*logwidth/2647519"/><draw:equation draw:name="f2115" draw:formula="1185862*logheight/2612594"/><draw:equation draw:name="f2116" draw:formula="35407*logwidth/2647519"/><draw:equation draw:name="f2117" draw:formula="1223962*logheight/2612594"/><draw:equation draw:name="f2118" draw:formula="32550*logwidth/2647519"/><draw:equation draw:name="f2119" draw:formula="1253490*logheight/2612594"/><draw:equation draw:name="f2120" draw:formula="32550*logwidth/2647519"/><draw:equation draw:name="f2121" draw:formula="1314449*logheight/2612594"/><draw:equation draw:name="f2122" draw:formula="33502*logwidth/2647519"/><draw:equation draw:name="f2123" draw:formula="1345882*logheight/2612594"/><draw:equation draw:name="f2124" draw:formula="35407*logwidth/2647519"/><draw:equation draw:name="f2125" draw:formula="1377314*logheight/2612594"/><draw:equation draw:name="f2126" draw:formula="26835*logwidth/2647519"/><draw:equation draw:name="f2127" draw:formula="1406842*logheight/2612594"/><draw:equation draw:name="f2128" draw:formula="24930*logwidth/2647519"/><draw:equation draw:name="f2129" draw:formula="1406842*logheight/2612594"/><draw:equation draw:name="f2130" draw:formula="19215*logwidth/2647519"/><draw:equation draw:name="f2131" draw:formula="1349692*logheight/2612594"/><draw:equation draw:name="f2132" draw:formula="19215*logwidth/2647519"/><draw:equation draw:name="f2133" draw:formula="1290637*logheight/2612594"/><draw:equation draw:name="f2134" draw:formula="23977*logwidth/2647519"/><draw:equation draw:name="f2135" draw:formula="1244917*logheight/2612594"/><draw:equation draw:name="f2136" draw:formula="32546*logwidth/2647519"/><draw:equation draw:name="f2137" draw:formula="1253485*logheight/2612594"/><draw:equation draw:name="f2138" draw:formula="24930*logwidth/2647519"/><draw:equation draw:name="f2139" draw:formula="1243965*logheight/2612594"/><draw:equation draw:name="f2140" draw:formula="23025*logwidth/2647519"/><draw:equation draw:name="f2141" draw:formula="1209675*logheight/2612594"/><draw:equation draw:name="f2142" draw:formula="24930*logwidth/2647519"/><draw:equation draw:name="f2143" draw:formula="1157287*logheight/2612594"/><draw:equation draw:name="f2144" draw:formula="25882*logwidth/2647519"/><draw:equation draw:name="f2145" draw:formula="1143000*logheight/2612594"/><draw:equation draw:name="f2146" draw:formula="28740*logwidth/2647519"/><draw:equation draw:name="f2147" draw:formula="1119187*logheight/2612594"/><draw:equation draw:name="f2148" draw:formula="40170*logwidth/2647519"/><draw:equation draw:name="f2149" draw:formula="1076325*logheight/2612594"/><draw:equation draw:name="f2150" draw:formula="45865*logwidth/2647519"/><draw:equation draw:name="f2151" draw:formula="1047851*logheight/2612594"/><draw:equation draw:name="f2152" draw:formula="43980*logwidth/2647519"/><draw:equation draw:name="f2153" draw:formula="1041082*logheight/2612594"/><draw:equation draw:name="f2154" draw:formula="37312*logwidth/2647519"/><draw:equation draw:name="f2155" draw:formula="1079182*logheight/2612594"/><draw:equation draw:name="f2156" draw:formula="25882*logwidth/2647519"/><draw:equation draw:name="f2157" draw:formula="1122045*logheight/2612594"/><draw:equation draw:name="f2158" draw:formula="23025*logwidth/2647519"/><draw:equation draw:name="f2159" draw:formula="1145857*logheight/2612594"/><draw:equation draw:name="f2160" draw:formula="22072*logwidth/2647519"/><draw:equation draw:name="f2161" draw:formula="1160145*logheight/2612594"/><draw:equation draw:name="f2162" draw:formula="20167*logwidth/2647519"/><draw:equation draw:name="f2163" draw:formula="1212532*logheight/2612594"/><draw:equation draw:name="f2164" draw:formula="22072*logwidth/2647519"/><draw:equation draw:name="f2165" draw:formula="1246822*logheight/2612594"/><draw:equation draw:name="f2166" draw:formula="17310*logwidth/2647519"/><draw:equation draw:name="f2167" draw:formula="1292542*logheight/2612594"/><draw:equation draw:name="f2168" draw:formula="17310*logwidth/2647519"/><draw:equation draw:name="f2169" draw:formula="1351597*logheight/2612594"/><draw:equation draw:name="f2170" draw:formula="23025*logwidth/2647519"/><draw:equation draw:name="f2171" draw:formula="1408747*logheight/2612594"/><draw:equation draw:name="f2172" draw:formula="24930*logwidth/2647519"/><draw:equation draw:name="f2173" draw:formula="1408747*logheight/2612594"/><draw:equation draw:name="f2174" draw:formula="37312*logwidth/2647519"/><draw:equation draw:name="f2175" draw:formula="1463040*logheight/2612594"/><draw:equation draw:name="f2176" draw:formula="43980*logwidth/2647519"/><draw:equation draw:name="f2177" draw:formula="1507807*logheight/2612594"/><draw:equation draw:name="f2178" draw:formula="58267*logwidth/2647519"/><draw:equation draw:name="f2179" draw:formula="1553527*logheight/2612594"/><draw:equation draw:name="f2180" draw:formula="80770*logwidth/2647519"/><draw:equation draw:name="f2181" draw:formula="1651843*logheight/2612594"/><draw:equation draw:name="f2182" draw:formula="82734*logwidth/2647519"/><draw:equation draw:name="f2183" draw:formula="1670685*logheight/2612594"/><draw:equation draw:name="f2184" draw:formula="86843*logwidth/2647519"/><draw:equation draw:name="f2185" draw:formula="1670685*logheight/2612594"/><draw:equation draw:name="f2186" draw:formula="107798*logwidth/2647519"/><draw:equation draw:name="f2187" draw:formula="1721167*logheight/2612594"/><draw:equation draw:name="f2188" draw:formula="115418*logwidth/2647519"/><draw:equation draw:name="f2189" draw:formula="1746885*logheight/2612594"/><draw:equation draw:name="f2190" draw:formula="101130*logwidth/2647519"/><draw:equation draw:name="f2191" draw:formula="1724977*logheight/2612594"/><draw:equation draw:name="f2192" draw:formula="85890*logwidth/2647519"/><draw:equation draw:name="f2193" draw:formula="1690687*logheight/2612594"/><draw:equation draw:name="f2194" draw:formula="84938*logwidth/2647519"/><draw:equation draw:name="f2195" draw:formula="1700212*logheight/2612594"/><draw:equation draw:name="f2196" draw:formula="76651*logwidth/2647519"/><draw:equation draw:name="f2197" draw:formula="1674524*logheight/2612594"/><draw:equation draw:name="f2198" draw:formula="70650*logwidth/2647519"/><draw:equation draw:name="f2199" draw:formula="1675447*logheight/2612594"/><draw:equation draw:name="f2200" draw:formula="63982*logwidth/2647519"/><draw:equation draw:name="f2201" draw:formula="1653540*logheight/2612594"/><draw:equation draw:name="f2202" draw:formula="41122*logwidth/2647519"/><draw:equation draw:name="f2203" draw:formula="1601152*logheight/2612594"/><draw:equation draw:name="f2204" draw:formula="26835*logwidth/2647519"/><draw:equation draw:name="f2205" draw:formula="1554480*logheight/2612594"/><draw:equation draw:name="f2206" draw:formula="25882*logwidth/2647519"/><draw:equation draw:name="f2207" draw:formula="1515427*logheight/2612594"/><draw:equation draw:name="f2208" draw:formula="19215*logwidth/2647519"/><draw:equation draw:name="f2209" draw:formula="1469707*logheight/2612594"/><draw:equation draw:name="f2210" draw:formula="14452*logwidth/2647519"/><draw:equation draw:name="f2211" draw:formula="1423987*logheight/2612594"/><draw:equation draw:name="f2212" draw:formula="3975*logwidth/2647519"/><draw:equation draw:name="f2213" draw:formula="1390650*logheight/2612594"/><draw:equation draw:name="f2214" draw:formula="10642*logwidth/2647519"/><draw:equation draw:name="f2215" draw:formula="1213485*logheight/2612594"/><draw:equation draw:name="f2216" draw:formula="17310*logwidth/2647519"/><draw:equation draw:name="f2217" draw:formula="1167765*logheight/2612594"/><draw:equation draw:name="f2218" draw:formula="11595*logwidth/2647519"/><draw:equation draw:name="f2219" draw:formula="1143000*logheight/2612594"/><draw:equation draw:name="f2220" draw:formula="23025*logwidth/2647519"/><draw:equation draw:name="f2221" draw:formula="1074420*logheight/2612594"/><draw:equation draw:name="f2222" draw:formula="25882*logwidth/2647519"/><draw:equation draw:name="f2223" draw:formula="1058227*logheight/2612594"/><draw:equation draw:name="f2224" draw:formula="33502*logwidth/2647519"/><draw:equation draw:name="f2225" draw:formula="1002982*logheight/2612594"/><draw:equation draw:name="f2226" draw:formula="53505*logwidth/2647519"/><draw:equation draw:name="f2227" draw:formula="962977*logheight/2612594"/><draw:equation draw:name="f2228" draw:formula="48742*logwidth/2647519"/><draw:equation draw:name="f2229" draw:formula="1017270*logheight/2612594"/><draw:equation draw:name="f2230" draw:formula="53503*logwidth/2647519"/><draw:equation draw:name="f2231" draw:formula="1007964*logheight/2612594"/><draw:equation draw:name="f2232" draw:formula="56362*logwidth/2647519"/><draw:equation draw:name="f2233" draw:formula="985718*logheight/2612594"/><draw:equation draw:name="f2234" draw:formula="57315*logwidth/2647519"/><draw:equation draw:name="f2235" draw:formula="961072*logheight/2612594"/><draw:equation draw:name="f2236" draw:formula="65887*logwidth/2647519"/><draw:equation draw:name="f2237" draw:formula="929639*logheight/2612594"/><draw:equation draw:name="f2238" draw:formula="79222*logwidth/2647519"/><draw:equation draw:name="f2239" draw:formula="882014*logheight/2612594"/><draw:equation draw:name="f2240" draw:formula="95415*logwidth/2647519"/><draw:equation draw:name="f2241" draw:formula="833437*logheight/2612594"/><draw:equation draw:name="f2242" draw:formula="96628*logwidth/2647519"/><draw:equation draw:name="f2243" draw:formula="832072*logheight/2612594"/><draw:equation draw:name="f2244" draw:formula="103988*logwidth/2647519"/><draw:equation draw:name="f2245" draw:formula="793432*logheight/2612594"/><draw:equation draw:name="f2246" draw:formula="114465*logwidth/2647519"/><draw:equation draw:name="f2247" draw:formula="765809*logheight/2612594"/><draw:equation draw:name="f2248" draw:formula="126848*logwidth/2647519"/><draw:equation draw:name="f2249" draw:formula="742949*logheight/2612594"/><draw:equation draw:name="f2250" draw:formula="151613*logwidth/2647519"/><draw:equation draw:name="f2251" draw:formula="695324*logheight/2612594"/><draw:equation draw:name="f2252" draw:formula="171615*logwidth/2647519"/><draw:equation draw:name="f2253" draw:formula="652462*logheight/2612594"/><draw:equation draw:name="f2254" draw:formula="200190*logwidth/2647519"/><draw:equation draw:name="f2255" draw:formula="597217*logheight/2612594"/><draw:equation draw:name="f2256" draw:formula="221145*logwidth/2647519"/><draw:equation draw:name="f2257" draw:formula="573404*logheight/2612594"/><draw:equation draw:name="f2258" draw:formula="238290*logwidth/2647519"/><draw:equation draw:name="f2259" draw:formula="540067*logheight/2612594"/><draw:equation draw:name="f2260" draw:formula="252578*logwidth/2647519"/><draw:equation draw:name="f2261" draw:formula="519112*logheight/2612594"/><draw:equation draw:name="f2262" draw:formula="267818*logwidth/2647519"/><draw:equation draw:name="f2263" draw:formula="511492*logheight/2612594"/><draw:equation draw:name="f2264" draw:formula="271628*logwidth/2647519"/><draw:equation draw:name="f2265" draw:formula="505777*logheight/2612594"/><draw:equation draw:name="f2266" draw:formula="286868*logwidth/2647519"/><draw:equation draw:name="f2267" draw:formula="475297*logheight/2612594"/><draw:equation draw:name="f2268" draw:formula="316395*logwidth/2647519"/><draw:equation draw:name="f2269" draw:formula="441007*logheight/2612594"/><draw:equation draw:name="f2270" draw:formula="317199*logwidth/2647519"/><draw:equation draw:name="f2271" draw:formula="455339*logheight/2612594"/><draw:equation draw:name="f2272" draw:formula="315045*logwidth/2647519"/><draw:equation draw:name="f2273" draw:formula="461363*logheight/2612594"/><draw:equation draw:name="f2274" draw:formula="345922*logwidth/2647519"/><draw:equation draw:name="f2275" draw:formula="429577*logheight/2612594"/><draw:equation draw:name="f2276" draw:formula="361162*logwidth/2647519"/><draw:equation draw:name="f2277" draw:formula="409575*logheight/2612594"/><draw:equation draw:name="f2278" draw:formula="381165*logwidth/2647519"/><draw:equation draw:name="f2279" draw:formula="390525*logheight/2612594"/><draw:equation draw:name="f2280" draw:formula="382889*logwidth/2647519"/><draw:equation draw:name="f2281" draw:formula="392440*logheight/2612594"/><draw:equation draw:name="f2282" draw:formula="382118*logwidth/2647519"/><draw:equation draw:name="f2283" draw:formula="391477*logheight/2612594"/><draw:equation draw:name="f2284" draw:formula="406883*logwidth/2647519"/><draw:equation draw:name="f2285" draw:formula="366712*logheight/2612594"/><draw:equation draw:name="f2286" draw:formula="431648*logwidth/2647519"/><draw:equation draw:name="f2287" draw:formula="343852*logheight/2612594"/><draw:equation draw:name="f2288" draw:formula="458318*logwidth/2647519"/><draw:equation draw:name="f2289" draw:formula="315277*logheight/2612594"/><draw:equation draw:name="f2290" draw:formula="495465*logwidth/2647519"/><draw:equation draw:name="f2291" draw:formula="287654*logheight/2612594"/><draw:equation draw:name="f2292" draw:formula="535470*logwidth/2647519"/><draw:equation draw:name="f2293" draw:formula="258127*logheight/2612594"/><draw:equation draw:name="f2294" draw:formula="559389*logwidth/2647519"/><draw:equation draw:name="f2295" draw:formula="241440*logheight/2612594"/><draw:equation draw:name="f2296" draw:formula="575475*logwidth/2647519"/><draw:equation draw:name="f2297" draw:formula="226694*logheight/2612594"/><draw:equation draw:name="f2298" draw:formula="604050*logwidth/2647519"/><draw:equation draw:name="f2299" draw:formula="209549*logheight/2612594"/><draw:equation draw:name="f2300" draw:formula="634530*logwidth/2647519"/><draw:equation draw:name="f2301" draw:formula="193357*logheight/2612594"/><draw:equation draw:name="f2302" draw:formula="638565*logwidth/2647519"/><draw:equation draw:name="f2303" draw:formula="191282*logheight/2612594"/><draw:equation draw:name="f2304" draw:formula="648937*logwidth/2647519"/><draw:equation draw:name="f2305" draw:formula="181094*logheight/2612594"/><draw:equation draw:name="f2306" draw:formula="665963*logwidth/2647519"/><draw:equation draw:name="f2307" draw:formula="168592*logheight/2612594"/><draw:equation draw:name="f2308" draw:formula="684656*logwidth/2647519"/><draw:equation draw:name="f2309" draw:formula="159067*logheight/2612594"/><draw:equation draw:name="f2310" draw:formula="697880*logwidth/2647519"/><draw:equation draw:name="f2311" draw:formula="156023*logheight/2612594"/><draw:equation draw:name="f2312" draw:formula="700252*logwidth/2647519"/><draw:equation draw:name="f2313" draw:formula="154304*logheight/2612594"/><draw:equation draw:name="f2314" draw:formula="959332*logwidth/2647519"/><draw:equation draw:name="f2315" draw:formula="49529*logheight/2612594"/><draw:equation draw:name="f2316" draw:formula="968945*logwidth/2647519"/><draw:equation draw:name="f2317" draw:formula="47439*logheight/2612594"/><draw:equation draw:name="f2318" draw:formula="995527*logwidth/2647519"/><draw:equation draw:name="f2319" draw:formula="38099*logheight/2612594"/><draw:equation draw:name="f2320" draw:formula="1013863*logwidth/2647519"/><draw:equation draw:name="f2321" draw:formula="34408*logheight/2612594"/><draw:equation draw:name="f2322" draw:formula="1023424*logwidth/2647519"/><draw:equation draw:name="f2323" draw:formula="34327*logheight/2612594"/><draw:equation draw:name="f2324" draw:formula="1026960*logwidth/2647519"/><draw:equation draw:name="f2325" draw:formula="33337*logheight/2612594"/><draw:equation draw:name="f2326" draw:formula="1244130*logwidth/2647519"/><draw:equation draw:name="f2327" draw:formula="4762*logheight/2612594"/><draw:equation draw:name="f2328" draw:formula="1305804*logwidth/2647519"/><draw:equation draw:name="f2329" draw:formula="4524*logheight/2612594"/><draw:equation draw:name="f2330" draw:formula="1371765*logwidth/2647519"/><draw:equation draw:name="f2331" draw:formula="5714*logheight/2612594"/><draw:equation draw:name="f2332" draw:formula="1372993*logwidth/2647519"/><draw:equation draw:name="f2333" draw:formula="6635*logheight/2612594"/><draw:equation draw:name="f2334" draw:formula="1405103*logwidth/2647519"/><draw:equation draw:name="f2335" draw:formula="2857*logheight/2612594"/><draw:equation draw:name="f2336" draw:formula="1434630*logwidth/2647519"/><draw:equation draw:name="f2337" draw:formula="7619*logheight/2612594"/><draw:equation draw:name="f2338" draw:formula="1464158*logwidth/2647519"/><draw:equation draw:name="f2339" draw:formula="13334*logheight/2612594"/><draw:equation draw:name="f2340" draw:formula="1479392*logwidth/2647519"/><draw:equation draw:name="f2341" draw:formula="16797*logheight/2612594"/><draw:equation draw:name="f2342" draw:formula="1463205*logwidth/2647519"/><draw:equation draw:name="f2343" draw:formula="12382*logheight/2612594"/><draw:equation draw:name="f2344" draw:formula="1433677*logwidth/2647519"/><draw:equation draw:name="f2345" draw:formula="6667*logheight/2612594"/><draw:equation draw:name="f2346" draw:formula="1404150*logwidth/2647519"/><draw:equation draw:name="f2347" draw:formula="1905*logheight/2612594"/><draw:equation draw:name="f2348" draw:formula="1404150*logwidth/2647519"/><draw:equation draw:name="f2349" draw:formula="0*logheight/2612594"/><draw:equation draw:name="f2350" draw:formula="logwidth"/><draw:equation draw:name="f2351" draw:formula="logheight"/></draw:enhanced-geometry></draw:custom-shape><draw:custom-shape draw:name="Forma Livre: Forma 10" draw:style-name="Mgr11" draw:text-style-name="MP8" svg:width="0.3748in" svg:height="0.3697in" draw:transform="rotate (-3.14159265358979) translate (5.94652777777778in 8.63819444444444in)"><text:p/><draw:enhanced-geometry draw:mirror-horizontal="true" draw:mirror-vertical="true" svg:viewBox="0 0 0 0" drawooo:sub-view-size="2647519 2612594" draw:text-areas="0 0 ?f2350 ?f2351" draw:type="ooxml-non-primitive" draw:enhanced-path="M 1439383 2598425 L 1427010 2605087 1427751 2605405 Z M 1542263 2530792 C 1527023 2534602 1516545 2538412 1502258 2540317 1487970 2542222 1470825 2545079 1442250 2547937 1442250 2545079 1440345 2543174 1439393 2540317 1452728 2540317 1465110 2538412 1481303 2536507 1496543 2534602 1515593 2533649 1542263 2530792 Z M 1646324 2520821 L 1643880 2521511 1645133 2521267 Z M 899801 2506503 C 908612 2507932 922185 2511742 942187 2517457 947902 2518409 954570 2518409 960285 2518409 977430 2526982 993622 2535555 1010767 2543175 1017435 2544127 1026007 2546032 1033627 2547937 L 1035057 2548414 1040295 2543175 C 1046962 2545080 1053630 2546985 1060297 2548890 1066965 2550795 1073632 2551747 1080300 2553652 L 1119713 2562818 1120305 2562225 C 1134592 2564130 1150785 2566987 1166025 2569845 1172692 2570797 1180312 2571750 1187932 2573655 1195552 2574607 1203172 2575560 1209840 2575560 1223175 2575560 1237462 2576512 1254607 2577465 1271752 2577465 1291755 2578417 1315567 2576512 L 1318213 2576512 1324140 2573178 C 1328188 2571750 1333189 2570321 1337475 2568892 1342238 2568892 1347000 2568654 1351048 2568654 1355096 2568654 1358430 2568892 1360335 2569844 L 1362835 2576512 1384147 2576512 C 1382242 2579370 1379385 2583180 1377480 2586037 1376527 2586990 1375575 2587942 1373670 2590800 1370812 2592705 1366050 2594610 1361287 2596515 1352715 2596515 1347000 2596515 1338427 2596515 1328902 2595562 1318425 2595562 1308900 2594610 1286992 2593657 1266037 2593657 1245082 2592705 1229842 2591752 1213650 2590800 1197457 2588895 1184122 2587942 1169835 2585085 1155547 2583180 1141260 2581275 1127925 2579370 1113637 2576512 1092682 2572702 1069822 2570797 1049820 2566987 1029817 2562225 1011720 2557462 1000290 2550795 L 1000863 2550379 971715 2541270 C 964095 2537459 955522 2533650 945997 2529840 935520 2526982 925995 2524125 916470 2520315 905992 2516505 896467 2513647 885990 2509837 886943 2506027 890991 2505075 899801 2506503 Z M 1460492 2486082 L 1445939 2488303 1345293 2493385 1378432 2497454 C 1380337 2496502 1383195 2496502 1387005 2495549 1407007 2492692 1426057 2490787 1446060 2488882 1448203 2488406 1451716 2487751 1455778 2486992 Z M 1550918 2472281 L 1501488 2479825 1518450 2480309 C 1528928 2479833 1536786 2477928 1542858 2475785 Z M 1731355 2470078 L 1576323 2511364 1654777 2493883 Z M 737400 2450782 C 787882 2468879 820267 2485072 846937 2497454 859320 2502217 872655 2506027 885990 2509837 896467 2513647 905992 2516504 915517 2520314 925042 2524124 934567 2526982 945045 2529839 954570 2533649 963142 2537459 970762 2541269 968857 2542222 966952 2544127 965047 2546032 960285 2545079 954570 2544127 949807 2543174 931710 2537459 913612 2529839 895515 2523172 L 868845 2512694 C 860272 2508884 850747 2505074 842175 2501264 829792 2497454 818362 2492692 806932 2488882 796455 2484119 785977 2480309 776452 2475547 766927 2471737 759307 2466974 752640 2463164 745972 2458402 741210 2454592 737400 2450782 Z M 782168 2426970 C 800265 2436495 815505 2445067 834555 2453640 832650 2454592 830745 2455545 827888 2457450 807885 2447925 786930 2437447 766928 2427922 772643 2427922 776453 2427922 782168 2426970 Z M 588810 2362200 C 620242 2375535 636435 2387917 653580 2398395 657390 2403157 669772 2412682 666915 2413635 655485 2407920 645007 2403157 636435 2397442 627862 2392680 620242 2387917 613575 2383155 601192 2374582 593572 2367915 588810 2362200 Z M 702387 2337759 L 702396 2338030 705613 2341924 705967 2340292 Z M 2093409 2275234 L 2089950 2275522 C 2073757 2288857 2052802 2303145 2032800 2316480 2012797 2329815 1991842 2340292 1976602 2346960 1964220 2354580 1950885 2362200 1936597 2370772 1928977 2373630 1922310 2377440 1914690 2380297 1907070 2383155 1899450 2386012 1891830 2389822 1886115 2394585 1874685 2399347 1864207 2404110 1853730 2408872 1844205 2412682 1843252 2416492 1833727 2420302 1823250 2425065 1812772 2428875 1802295 2433637 1791817 2436495 1781340 2440305 1779435 2442210 1775625 2446020 1772767 2448877 1768005 2450782 1764195 2451735 1759432 2453640 1748002 2456497 1736572 2457450 1726095 2459355 1710855 2464117 1696567 2468880 1683232 2472690 1669897 2476500 1656562 2480310 1644180 2485072 1630845 2489835 1616557 2492692 1601317 2497455 1586077 2502217 1568932 2506980 1547977 2510790 1498447 2513647 1480350 2519362 1472730 2523172 1471777 2524125 1471777 2525077 1470825 2526030 L 1434646 2535075 1435583 2535555 1475761 2525510 1476540 2523172 C 1484160 2518410 1503210 2513647 1551788 2510790 1571790 2506980 1588935 2502217 1605128 2497455 1620368 2492692 1634655 2489835 1647990 2485072 1661325 2481262 1673708 2477452 1687043 2472690 1700378 2468880 1713713 2464117 1729905 2459355 1741335 2457450 1752765 2456497 1763243 2453640 L 1740675 2467181 1741335 2466975 C 1748955 2462212 1758480 2456497 1765148 2452687 1769910 2450782 1773720 2449830 1778483 2447925 L 1779371 2447679 1785150 2441257 C 1795628 2437447 1806105 2433637 1816583 2429827 1827060 2425065 1837538 2421255 1847063 2417445 1848015 2413635 1857540 2409825 1868018 2405062 1878495 2400300 1889925 2395537 1895640 2390775 1903260 2387917 1910880 2385060 1918500 2381250 L 1934176 2374435 1942313 2368867 C 1955648 2360295 1969935 2352675 1982318 2345055 1997558 2339340 2017560 2327910 2038515 2314575 Z M 460060 2262062 L 463676 2265164 464911 2265793 Z M 2099802 2237197 L 2099475 2237422 2099475 2237694 2100989 2237910 2101380 2237422 Z M 2120380 2222979 L 2114756 2226864 2113762 2227897 2117618 2225429 Z M 382287 2175002 L 418261 2217358 389737 2183129 Z M 2187820 2174974 L 2187735 2175004 2187105 2179320 C 2179485 2186940 2176627 2191702 2171865 2196465 2168055 2201227 2163292 2206942 2153767 2216467 L 2154858 2216216 2171865 2197417 C 2175675 2192655 2179485 2187892 2187105 2180272 2188296 2177177 2188475 2175510 2187820 2174974 Z M 475386 2153525 L 477272 2155822 477367 2155507 Z M 334493 2131694 C 337350 2128837 346875 2133599 359258 2147887 L 360474 2149319 371759 2151816 C 377593 2155745 385451 2163127 397357 2175509 409740 2185987 423075 2195512 432600 2204084 442125 2212657 447840 2220277 447840 2225039 450697 2228849 452602 2231707 456412 2235517 468795 2245994 479272 2255519 492607 2265997 489750 2269807 484987 2271712 482130 2274569 L 448422 2237115 446888 2237422 478787 2272865 482130 2274569 C 484988 2271712 488798 2268854 492608 2265997 521183 2290762 551663 2315527 583095 2337434 577380 2339339 572618 2341244 564998 2343149 567855 2345054 568808 2346007 571665 2347912 562140 2347912 554520 2348864 544995 2348864 539280 2345054 533565 2341244 527850 2337434 522135 2333624 517373 2328862 511658 2325052 498323 2313622 484035 2303144 471653 2291714 459270 2280284 446888 2268854 434505 2258377 422123 2246947 411645 2235517 400215 2225039 394500 2219324 388785 2213609 384023 2208847 379260 2203132 373545 2197417 368783 2191702 369735 2189797 379260 2195512 374498 2184082 381165 2189797 387833 2195512 393548 2201227 401168 2206942 407835 2212657 414503 2217419 423075 2226944 431648 2235517 440220 2245042 L 442406 2246917 414503 2217419 C 407835 2211704 401168 2206942 394500 2201227 387833 2195512 382118 2189797 375450 2184082 368783 2175509 361163 2166937 354495 2158364 347828 2149792 341160 2140267 334493 2131694 Z M 2432850 1980247 L 2432367 1980454 2421964 2005422 Z M 2422850 1860918 L 2397608 1897379 C 2392845 1904999 2389035 1912619 2385225 1920239 2380463 1927859 2376653 1934527 2372843 1941194 2363318 1954529 2353793 1967864 2343315 1980247 2334743 1993582 2327123 2005964 2317598 2019299 2309978 2029777 2302358 2040254 2294738 2050732 L 2292832 2051897 2291272 2054208 2293785 2052637 C 2301405 2042160 2309025 2031682 2316645 2021205 2325218 2007870 2333790 1995487 2342363 1982152 2352840 1969770 2362365 1956435 2371890 1943100 2375700 1936432 2380463 1929765 2384273 1922145 2388083 1914525 2392845 1906905 2396655 1899285 2405228 1884045 2414753 1870710 2422373 1862137 Z M 2521433 1847850 C 2518575 1860232 2514765 1871662 2509050 1884997 2503335 1897380 2496668 1910715 2487143 1925002 2479523 1940242 2471903 1954530 2465235 1965960 2457615 1977390 2450948 1985962 2445233 1991677 L 2458568 1965007 C 2461425 1956435 2466188 1947862 2469998 1938337 2473808 1932622 2475713 1928812 2478570 1924050 2482380 1917382 2486190 1911667 2490000 1905000 2493810 1898332 2496668 1892617 2500478 1885950 2507145 1873567 2514765 1861185 2521433 1847850 Z M 2459780 1766202 L 2436660 1806892 2436235 1807870 2459520 1766887 Z M 2472460 1674043 L 2444672 1749965 C 2427321 1790989 2407787 1830865 2386218 1869449 L 2377660 1882980 2377605 1883092 C 2373795 1892617 2366175 1905000 2357602 1917382 2349030 1929765 2341410 1943100 2337600 1954530 2330932 1963102 2322360 1972627 2314740 1983105 2307120 1993582 2300452 2005012 2295690 2015490 2268067 2053590 2223300 2102167 2183295 2142172 2170912 2152650 2158530 2163127 2146147 2173605 L 2142583 2176315 2141046 2177871 2125512 2190534 2112810 2205037 C 2097570 2217420 2082330 2228850 2066137 2240280 L 2058824 2244900 2038960 2261093 2036092 2262956 2031847 2266950 C 2019465 2275522 2007082 2284095 1994700 2291715 1982317 2299335 1969935 2306955 1957552 2314575 L 1953300 2316730 1928148 2333067 1920351 2337000 1912785 2342197 C 1905165 2346960 1896592 2351722 1887067 2356485 L 1863038 2365909 1809483 2392922 C 1768715 2410756 1726785 2426426 1683836 2439784 L 1596280 2462297 1667040 2448877 C 1671802 2447924 1675612 2446972 1680375 2446019 1690852 2437447 1711807 2432684 1723237 2430779 1732762 2427922 1742287 2425064 1749907 2422207 1761337 2411729 1783245 2406014 1792770 2400299 1808962 2394584 1825155 2388869 1841347 2383154 L 1872470 2370949 1886115 2363152 1898496 2359343 1915642 2349817 1920147 2346686 1931835 2335530 C 1939455 2330767 1948980 2325052 1957552 2320290 L 1986810 2305948 1997557 2299334 C 2009940 2291714 2022322 2283142 2034705 2274569 2037562 2268854 2044230 2264092 2050897 2259329 2057565 2254567 2064232 2249804 2068995 2247899 2084235 2236469 2100427 2225039 2115667 2212657 2121382 2199322 2139480 2187892 2149005 2181224 2161387 2170747 2173770 2160269 2186152 2149792 2226157 2109787 2270925 2061209 2298547 2023109 L 2314015 1996814 2314740 1994534 C 2322360 1983104 2331885 1969769 2339505 1956434 2342363 1952624 2344268 1948814 2347125 1945004 L 2357257 1930951 2360460 1925002 C 2369032 1912619 2375700 1900237 2380462 1890712 2395702 1864042 2407132 1837372 2419515 1809749 2430945 1782127 2443327 1754504 2457615 1723072 2459044 1714500 2464759 1699974 2468807 1687829 Z M 2576677 1589722 L 2573820 1591627 2573820 1591627 Z M 2585674 1533271 L 2585332 1534956 2588107 1538287 C 2590965 1541145 2593822 1544955 2596680 1547812 2598585 1545907 2600490 1544002 2602395 1544002 L 2602539 1543271 2598585 1545907 C 2594775 1544002 2591918 1540192 2589060 1537334 Z M 2577184 1425070 L 2576519 1425107 2575314 1425174 2575725 1429702 C 2575725 1438275 2575725 1444942 2574773 1453515 2573820 1458277 2572868 1462087 2570963 1467802 2563343 1480185 2555723 1492567 2548103 1503997 2546198 1515427 2545245 1524952 2542388 1535430 L 2536673 1545907 C 2533815 1561147 2530958 1575435 2527148 1591627 2523338 1604010 2520480 1615440 2516670 1627822 2512860 1640205 2510003 1651635 2505240 1663065 2503335 1672590 2501430 1681162 2498573 1690687 2496668 1700212 2494763 1709737 2490953 1719262 L 2497030 1709810 2502383 1689734 C 2503335 1679257 2505240 1670684 2507145 1661159 2510955 1649729 2514765 1637347 2518575 1625917 2522385 1613534 2525243 1602104 2529053 1589722 2532863 1574482 2534768 1560194 2538578 1544002 L 2544293 1533524 C 2547150 1523047 2548103 1513522 2550008 1502092 2557628 1489709 2565248 1478279 2572868 1465897 2568105 1490662 2563343 1514474 2557628 1539239 2555723 1562099 2542388 1593532 2546198 1600199 2537625 1626869 2530005 1652587 2520480 1678304 L 2515393 1686218 2513218 1698069 C 2512146 1704261 2510479 1710690 2506193 1718310 2492858 1737360 2486190 1756410 2479523 1776412 2475713 1785937 2471903 1796415 2467140 1806892 2465235 1812607 2462378 1817370 2459520 1823085 2456663 1828800 2453805 1834515 2449995 1840230 2441423 1855470 2432850 1871662 2424278 1885950 2417610 1903095 2406180 1914525 2396655 1930717 2389035 1948815 2375700 1970722 2361413 1990725 2347125 2010727 2332838 2031682 2322360 2049780 2313788 2061210 2305215 2072640 2296643 2083117 2287118 2093595 2278545 2104072 2269020 2115502 2266163 2120265 2262353 2124075 2259495 2128837 2255685 2133600 2252828 2137410 2249018 2142172 2243303 2146935 2237588 2151697 2232825 2155507 L 2206342 2184829 2207107 2187892 C 2195677 2200275 2188057 2208847 2179485 2216467 2169960 2223135 2159482 2229802 2149957 2237422 L 2126145 2256472 2103587 2272957 2107095 2272665 2131860 2254567 2155673 2235517 C 2165198 2228850 2175675 2222182 2185200 2214562 2192820 2206942 2201393 2198370 2212823 2185987 2212823 2185035 2212823 2184082 2211870 2182177 2221395 2172652 2229968 2163127 2238540 2152650 2243303 2148840 2249018 2144077 2254733 2139315 2257590 2135505 2261400 2130742 2265210 2125980 2268068 2121217 2271878 2116455 2274735 2112645 2284260 2102167 2292833 2090737 2302358 2080260 2310930 2069782 2319503 2058352 2328075 2046922 2338553 2028825 2352840 2007870 2367128 1987867 2381415 1966912 2394750 1945957 2402370 1927860 2411895 1911667 2423325 1900237 2429993 1883092 2438565 1868805 2447138 1851660 2455710 1837372 2459520 1831657 2462378 1825942 2465235 1820227 2468093 1814512 2469998 1808797 2472855 1804035 2477618 1793557 2481428 1783080 2485238 1773555 2492858 1753552 2499525 1734502 2511908 1715452 2520480 1700212 2518575 1688782 2522385 1676400 2532863 1650682 2539530 1624965 2548103 1598295 2544293 1590675 2557628 1560195 2559533 1537335 2565248 1513522 2570010 1488757 2574773 1463992 L 2578209 1451109 2575725 1450657 C 2576677 1443037 2576677 1436370 2576677 1426845 Z M 2597632 1404937 L 2586541 1451152 2586542 1451152 2597633 1404938 Z M 2606205 1395412 C 2604300 1399222 2602395 1402080 2600490 1407795 L 2599181 1433750 C 2599062 1441132 2599062 1448276 2598585 1458277 L 2589060 1487586 2589060 1490934 2600490 1458277 C 2601443 1438274 2600490 1429702 2602395 1407794 L 2606836 1398173 Z M 2565247 1354454 L 2559006 1369207 2556675 1390650 2553670 1380633 2552571 1382047 2555723 1392555 C 2554770 1397317 2554770 1402080 2553818 1407795 2555723 1410652 2556675 1415415 2557628 1420177 L 2560581 1420013 2558580 1413509 C 2559532 1407794 2559532 1403032 2560485 1398269 2562390 1384934 2563342 1369694 2565247 1354454 Z M 2645258 1328737 C 2646210 1329689 2646210 1329689 2647163 1329689 2647163 1345882 2646210 1359217 2646210 1369694 2646210 1380172 2647163 1388744 2647163 1397317 2648115 1413509 2647163 1425892 2644305 1447799 2645258 1453514 2643353 1463039 2641448 1476374 2638590 1488757 2635733 1503997 2632875 1518284 2631923 1529714 2631923 1542097 2630018 1553527 2623350 1574482 2622398 1591627 2615730 1618297 2610968 1637347 2607158 1656397 2602395 1674494 2590965 1685924 2591918 1668779 2578583 1684972 2578583 1684019 2579535 1680209 2580488 1679257 2581440 1664017 2577630 1661160 2584298 1639252 2589060 1625917 2594775 1611630 2598585 1597342 L 2610015 1590675 2610015 1590674 C 2618588 1552574 2615730 1544002 2622398 1518284 2624303 1506854 2627160 1495424 2629065 1483994 2630970 1472564 2632875 1460182 2634780 1448752 2636685 1437322 2637638 1425892 2639543 1415414 2640495 1404937 2641448 1394459 2641448 1383982 2640495 1376362 2641448 1366837 2642400 1357312 2643353 1352549 2643353 1347787 2644305 1343024 2644305 1338262 2645258 1333499 2645258 1328737 Z M 134151 887095 L 134625 887332 134670 887199 Z M 191618 750570 C 176378 775335 173520 782955 170663 789622 164948 795337 160185 801052 153518 803910 L 153477 804822 151819 841286 151867 841199 153518 804862 C 159233 801052 164948 795337 170663 790574 173520 783907 177330 776287 191618 751522 L 192332 751998 192689 751284 Z M 203047 667702 C 199237 670560 194475 673417 189712 677227 183045 689610 178282 700087 169710 719137 L 174286 722798 174435 722155 170663 719137 C 179235 700087 183998 689609 190665 677227 L 202473 668793 Z M 276390 613410 L 275187 614373 270080 634008 C 268770 638413 267818 641033 266865 643890 230670 692467 209715 757237 179235 803910 175425 816292 171615 829627 166852 842962 162090 856297 159232 869632 155422 882967 145897 911542 131610 942022 130657 966787 124942 985837 119227 1004887 114465 1023937 111607 1038225 109702 1052512 106845 1066800 L 103035 1088707 C 102082 1096327 101130 1102995 100177 1110615 97320 1130617 93510 1149667 91605 1169670 90652 1182052 89700 1192530 88747 1205865 89700 1215390 91605 1224915 93510 1243965 L 95742 1223205 95415 1216342 C 96367 1203007 98272 1188719 99225 1176337 101130 1156334 104940 1137284 107797 1117282 L 114596 1109123 124469 1043051 123990 1031557 133400 1004580 138999 981931 137325 985837 C 135420 984885 133515 983932 131610 983932 126847 996315 122085 1010602 117322 1024890 117322 1031557 117322 1039177 118275 1047750 115417 1062990 113512 1076325 111607 1091565 111607 1093470 110655 1096327 110655 1099185 106845 1102995 104940 1106805 101130 1110615 102082 1102995 103035 1096327 103987 1088707 L 107797 1066800 C 110655 1052512 112560 1038225 115417 1023937 121132 1004887 126847 985837 131610 966787 132562 942022 146850 912495 156375 882967 160185 869632 163042 856297 167805 842962 171615 829627 176377 817245 180187 803910 210667 757237 230670 692467 267817 643890 269722 637222 271627 633412 276390 613410 Z M 293536 518160 L 293535 518160 298297 521970 298297 521969 Z M 465169 382550 L 464986 382696 464430 383325 456651 391477 454684 394338 453399 395790 C 451546 398815 450698 401003 447840 403860 428790 425767 408788 447675 389738 472440 384023 479107 378308 484822 373545 491490 367830 498157 363068 504825 357353 511492 L 285752 590631 358305 510540 C 364020 503872 368782 497205 374497 490537 380212 483870 385927 478155 390690 471487 409740 446722 429742 425767 448792 402907 L 454684 394338 464430 383325 Z M 489348 316869 C 487763 316669 484470 318176 481127 319733 L 475013 322003 473558 323849 C 469748 326707 465938 329564 463080 333374 453555 339089 445935 343852 436410 350519 L 418313 370522 401168 390524 C 397358 393382 394500 396239 389738 401002 L 389350 400516 378546 413504 C 374736 418862 369735 425768 360210 436245 L 330683 468630 335445 474344 335536 474264 331635 469582 C 341160 459105 352590 447675 361162 437197 380212 416242 381165 409575 390690 401002 395452 396240 399262 393382 402120 390525 L 419265 370522 437362 350520 C 446887 344805 454507 340042 464032 333375 467842 330517 471652 326707 474510 323850 476415 324326 481654 321469 485940 319564 L 489548 318444 Z M 1868970 144780 C 1890877 153352 1906117 160020 1917547 166687 1928977 172402 1935645 178117 1938502 183832 1920405 174307 1904212 167640 1891830 160972 1879447 154305 1871827 148590 1868970 144780 Z M 1710855 75247 C 1719427 75247 1733715 78104 1748955 83819 1765147 90487 1783245 100012 1802295 110489 1750860 94297 1716570 83819 1710855 75247 Z M 1137451 68937 C 1133641 68580 1127926 69056 1117448 71437 1104113 73342 1088873 75247 1074585 77152 1061250 80010 1046010 83820 1032675 86677 1026960 88582 1021245 90487 1014578 92392 1007910 94297 1001243 96202 993623 98107 L 947769 107115 939330 110490 C 920280 117157 900278 122872 881228 130492 862178 138112 843128 144780 824078 153352 809790 160020 796455 165735 784073 171450 775500 173355 765975 178117 757403 181927 734543 190500 713588 201930 691680 212407 681203 218122 670725 225742 660248 232410 649770 239077 639293 245745 629768 252412 618338 263842 597383 280035 581190 288607 565950 300037 550710 312420 535470 324802 L 491713 362974 495465 367665 C 497370 366713 500764 364272 504752 361295 L 512657 355403 541185 330517 C 556425 318134 571665 306704 586905 294322 603097 285749 623100 269557 635482 258127 645960 251459 655485 244792 665962 238124 676440 231457 685965 224789 697395 218122 719302 207644 741210 196214 763117 187642 771690 183832 781215 179069 788835 174307 801217 168592 815505 162877 828840 156209 847890 147637 866940 140969 885990 133349 905040 125729 925042 120014 944092 113347 L 968499 108553 980289 104524 1140765 69904 Z M 1478088 48458 C 1484636 48815 1491780 49530 1498447 50482 1511782 52387 1523212 56197 1526070 60007 1520355 59055 1514640 58102 1505115 57150 1495590 56197 1482255 53340 1461300 48577 1465586 48101 1471539 48101 1478088 48458 Z M 1588935 40957 C 1602270 41909 1614652 42862 1627987 43814 1644180 48577 1659420 56197 1675612 62864 1652752 60007 1631797 55244 1616557 52387 1601317 48577 1590840 44767 1588935 40957 Z M 1270324 40719 C 1233653 40957 1196981 42862 1160310 46672 1135545 47624 1109827 52387 1084110 57149 1071727 59054 1059345 62864 1047915 66674 1036485 70484 1026007 74294 1016482 78104 1001242 80009 987907 81914 972667 83819 914565 101917 859320 123824 806932 147637 786930 155257 765975 165734 746925 174307 741210 176212 734542 179069 728827 180974 723112 183832 717397 186689 712635 189547 702157 195262 691680 200977 682155 205739 663105 216217 647865 225742 634530 230504 619290 239077 610717 248602 598335 259079 555472 283844 517372 318134 493560 340994 L 471664 360034 450243 379593 450697 380047 C 388785 439102 334492 503872 285915 573404 271627 593407 260197 607694 252577 619124 244957 630554 240195 639127 237337 646747 232575 655319 226860 663892 222097 672464 212572 690562 203047 708659 193522 725804 L 162439 774785 162090 776287 C 158280 784860 155422 795337 151612 804862 148755 810577 146850 814387 143992 818197 L 142087 820102 133634 848201 C 132087 855345 131610 860584 131610 864870 131610 873442 132562 879157 129705 888682 124942 902017 121132 914400 116370 927735 112560 941070 107797 953452 103987 966787 99225 986790 95415 1004887 90652 1023937 87795 1042035 85890 1059180 83032 1076325 80175 1093470 79222 1111567 78270 1128712 81127 1115377 83032 1102995 84937 1092517 L 85555 1089530 86842 1075372 C 89700 1058227 91605 1040130 94462 1022985 L 96848 1023781 97055 1022896 94463 1022032 C 99225 1002029 103035 983932 107798 964882 111608 951547 115418 938212 120180 925829 L 133454 886956 132563 886777 C 135420 877252 134468 871537 134468 862965 134468 854392 135420 842010 144945 818197 146850 814387 148755 809625 152565 804862 L 152821 804166 163043 776287 C 173520 759142 183045 742950 194475 726757 204000 708660 212573 690562 223050 673417 227813 665797 233528 656272 238290 647700 241148 640080 245910 631507 253530 620077 261150 608647 272580 594360 286868 574357 335445 503872 389738 440055 451650 381000 466890 367665 479273 354330 495465 340995 519278 318135 557378 283845 600240 259080 612623 249555 621195 239077 636435 230505 649770 225742 665010 216217 684060 205740 693585 200977 704063 195262 714540 189547 720255 186690 725018 183832 730733 180975 736448 178117 742163 176212 748830 174307 767880 164782 788835 155257 808838 147637 860273 123825 916470 101917 974573 83820 989813 81915 1003148 80010 1018388 78105 1027913 74295 1038390 70485 1049820 66675 1061250 62865 1073633 59055 1086015 57150 1111733 52387 1138403 47625 1162215 46672 1198887 43338 1235558 41433 1272229 41076 L 1360655 44043 Z M 1404150 0 C 1418437 952 1434630 1905 1448917 2857 1465110 3810 1480350 5715 1494637 7620 1509877 8572 1518450 11430 1525117 15240 1531785 19050 1536547 22860 1545120 24765 1558455 24765 1552740 17145 1569885 20002 1582267 21907 1594650 25717 1607032 28575 1614652 30480 1622272 33337 1629892 35242 1629892 35242 1629892 36195 1628940 36195 1629892 39052 1628940 40957 1627987 42862 1614652 41910 1602270 40957 1588935 40005 1584172 39052 1580362 38100 1575600 36195 1570837 35242 1567027 34290 1562265 33337 1553692 31432 1545120 29527 1536547 27622 1527975 25717 1519402 23812 1510830 21907 1502257 20955 1493685 19050 1484160 18097 L 1454633 18097 C 1446060 18097 1437488 18097 1430820 18097 1416533 18097 1405103 18097 1393673 18097 L 1391928 17540 1375575 25717 C 1367002 28574 1391767 30479 1381290 35242 1401292 39052 1421295 42862 1438440 46672 L 1413008 47116 1413437 47149 C 1423677 47863 1433202 48101 1440345 46672 1447965 47625 1455585 48577 1463205 49530 1484160 54292 1497495 56197 1507020 58102 1516545 60007 1522260 60007 1527975 60960 1539405 63817 1551788 66675 1563218 68580 1575600 70485 1587030 74295 1599413 76200 1610843 79057 1623225 81915 1634655 84772 L 1669898 95250 1687043 100012 1704188 105727 1704409 105929 1716704 108049 C 1727330 110549 1739921 114716 1746499 119121 L 1750661 125427 1751813 125730 C 1760385 129540 1769910 133350 1778483 136207 1786103 139065 1793723 141922 1801343 145732 1808963 149542 1816583 152400 1824203 156210 1828013 159067 1833728 161925 1841348 165735 1845158 167640 1848968 169545 1852778 171450 1856588 173355 1861350 175260 1865160 178117 1882305 186690 1899450 195262 1907070 201930 1924215 213360 1942313 223837 1960410 236220 1968983 241935 1978508 248602 1988033 255270 L 1988833 255841 2002949 264417 C 2327259 483516 2540483 854556 2540483 1275397 L 2540081 1283368 2550960 1284922 C 2554770 1287779 2557627 1289684 2561437 1292542 2562390 1303019 2564295 1305877 2566200 1318259 2571915 1329689 2578582 1339214 2584297 1348739 L 2591918 1349432 2591918 1342072 2599661 1320563 2599537 1316355 C 2602395 1287780 2604300 1288732 2607157 1290637 2610967 1289685 2614777 1289685 2617635 1290637 2623350 1286827 2628112 1282065 2633827 1280160 2634780 1294447 2634780 1306830 2635732 1322070 2633827 1328737 2632875 1335405 2630970 1342072 2629065 1348740 2627160 1355407 2625255 1361122 2624302 1371600 2623350 1382077 2622397 1392555 L 2621445 1408747 C 2620492 1414462 2620492 1419225 2619540 1424940 L 2615479 1427648 2615730 1428749 2619621 1426155 2621445 1410652 2622397 1394460 C 2623350 1383982 2624302 1373505 2625255 1363027 2627160 1357312 2629065 1350645 2630970 1343977 2632875 1337310 2634780 1330642 2635732 1323975 2638590 1325880 2640495 1327785 2643352 1329690 2643352 1334452 2643352 1339215 2642400 1343977 2641447 1348740 2641447 1353502 2640495 1358265 2639542 1367790 2638590 1376362 2639542 1384935 2638590 1394460 2638590 1404937 2637637 1416367 2635732 1426845 2634780 1438275 2632875 1449705 2630970 1461135 2630017 1472565 2627160 1484947 2625255 1496377 2622397 1507807 2620492 1519237 2613825 1544955 2615730 1553527 2608110 1591627 2604300 1593532 2600490 1595437 2596680 1598295 2592870 1611630 2587155 1626870 2582392 1640205 2575725 1662112 2580487 1664970 2578582 1680210 2577630 1682115 2576677 1684972 2576677 1685925 2570962 1701165 2565247 1716405 2560485 1729740 2558580 1731645 2557627 1732597 2555722 1733550 2549055 1748790 2542387 1764982 2535720 1780222 2543340 1764982 2550007 1748790 2556675 1733550 2558580 1731645 2559532 1731645 2561437 1729740 2553817 1770697 2541435 1796415 2530957 1816417 2525242 1820227 2519527 1823085 2514765 1824990 L 2511407 1831707 2511908 1832609 C 2512860 1830704 2513813 1827847 2515718 1824989 2520480 1823084 2526195 1820227 2531910 1816417 2532863 1826894 2525243 1840229 2520480 1848802 2513813 1862137 2506193 1874519 2499525 1886902 2495715 1893569 2492858 1899284 2489048 1905952 2485238 1912619 2481428 1918334 2477618 1925002 2474760 1928812 2472855 1933574 2469045 1939289 2465235 1948814 2461425 1957387 2456663 1966912 L 2443328 1993582 C 2436660 2003107 2429993 2013584 2422373 2022157 2415705 2030729 2408085 2040254 2401418 2048827 L 2402291 2047029 2378557 2079307 C 2372842 2073592 2341410 2118360 2327122 2135505 L 2316996 2151085 2327122 2136457 C 2341410 2120264 2372842 2075497 2378557 2080259 2375700 2100262 2348077 2125979 2339505 2139314 2331885 2148363 2325456 2155031 2319383 2160389 L 2303230 2172263 2302357 2173605 2292258 2181374 2291880 2184082 C 2277592 2199322 2263305 2215515 2247112 2229802 2231872 2245042 2216632 2260282 2199487 2273617 L 2197285 2275215 2181390 2295524 C 2169960 2306002 2156625 2314574 2143290 2324099 L 2107681 2350806 2107553 2350961 2143290 2325052 C 2155672 2315527 2169007 2306002 2181390 2296477 2173770 2309812 2163292 2318384 2149957 2327909 2139004 2337911 2131146 2341959 2124359 2344578 L 2106651 2352057 2106142 2352675 C 2099475 2357437 2093760 2361247 2087092 2365057 L 2079914 2368384 2061852 2383036 C 2055184 2388156 2049469 2392204 2044230 2395537 2034705 2403157 2027085 2407920 2017560 2412682 2019465 2409825 2014703 2411730 2008988 2413635 L 1999460 2417870 1997979 2418995 2009940 2414587 C 2015655 2412682 2019465 2410777 2018513 2413635 2011845 2423160 1998510 2431732 1984223 2439352 1976603 2443162 1969935 2446972 1962315 2450783 1954695 2454592 1947075 2457450 1940408 2461260 L 1924934 2463581 1922310 2465070 C 1898497 2476500 1874685 2486025 1849920 2496502 L 1846229 2497341 1824203 2511742 C 1829918 2512695 1832775 2513647 1836585 2515552 1819440 2530792 1796580 2533650 1790865 2535555 1791818 2531745 1793723 2526982 1794675 2522220 1789913 2524125 1785150 2526030 1779435 2527935 1774673 2529840 1769910 2530792 1765148 2532697 1755623 2535555 1745145 2538412 1735620 2542222 L 1731675 2537487 1717522 2540317 C 1711807 2541270 1706092 2543175 1700377 2544127 1688947 2546985 1676565 2550795 1665135 2552700 L 1663973 2553240 1697520 2545079 C 1703235 2543174 1708950 2542222 1714665 2541269 1720380 2540317 1725142 2538412 1728952 2538412 1729905 2540317 1731810 2542222 1734667 2543174 1745145 2540317 1754670 2537459 1764195 2533649 1768957 2531744 1773720 2530792 1778482 2528887 1783245 2526982 1788007 2525077 1793722 2523172 1792770 2526982 1790865 2531744 1789912 2536507 1776577 2543174 1763242 2548889 1749907 2555557 L 1747946 2555008 1720380 2566034 C 1711808 2568892 1704188 2570797 1697520 2572702 1683233 2576512 1672755 2578417 1663230 2581274 1663707 2578893 1657754 2578893 1649062 2580084 L 1619428 2585850 1618462 2587942 C 1593697 2593657 1566075 2598419 1539405 2603182 1530832 2602229 1531785 2600324 1521307 2598419 1516545 2598419 1511782 2598419 1506067 2598419 1498447 2601277 1488922 2604134 1479397 2606992 1470825 2607944 1463205 2608897 1455585 2608897 1447965 2608897 1440345 2609849 1431772 2609849 L 1429185 2608741 1407484 2612588 C 1399626 2612707 1391768 2611278 1381290 2607944 1381290 2607944 1382243 2606992 1382243 2606992 1384148 2605087 1385100 2603182 1387005 2600324 1379385 2599372 1371765 2598419 1365098 2597467 1367955 2595562 1372718 2593657 1375575 2591752 1386053 2591752 1396530 2591752 1407008 2590799 1417485 2589847 1427010 2589847 1437488 2589847 L 1481302 2590799 1511782 2587942 C 1531785 2584132 1550835 2579369 1568932 2575559 1585125 2570797 1596555 2568892 1607032 2566987 1617510 2566034 1627035 2566034 1635607 2566034 L 1637595 2565111 1609890 2566035 C 1599412 2566987 1587030 2569845 1571790 2574607 1553692 2578417 1534642 2583180 1514640 2586990 1505115 2587942 1495590 2588895 1484160 2589847 1470825 2589847 1455585 2589847 1440345 2588895 1430820 2588895 1420342 2589847 1409865 2589847 1399387 2590800 1388910 2590800 1378432 2590800 1377480 2588895 1378432 2587942 1379385 2586990 1381290 2584132 1384147 2581275 1386052 2577465 1479397 2573655 1585125 2555557 1679422 2528887 1748955 2508885 1814677 2485072 1878495 2453640 1893735 2445067 1911832 2435542 1930882 2426017 1940407 2421255 1950885 2416492 1960410 2410777 1969935 2405062 1980412 2400300 1990890 2394585 2010892 2383155 2029942 2371725 2048040 2360295 2066137 2347912 2081377 2336482 2093760 2325052 2122335 2304097 2150910 2283142 2179485 2258377 2187105 2251710 2195677 2245995 2203297 2239327 2210917 2232660 2218537 2225992 2226157 2219325 2238540 2208847 2249017 2199322 2260447 2187892 2265210 2179320 2270925 2171700 2274735 2164080 L 2295258 2145267 2295423 2144085 2275688 2162175 C 2271878 2169795 2266163 2177415 2261400 2185987 2249970 2197417 2239493 2206942 2227110 2217420 2219490 2224087 2211870 2230755 2204250 2237422 2196630 2244090 2189010 2249805 2180438 2256472 2151863 2280285 2124240 2302192 2094713 2323147 2082330 2334577 2066138 2346960 2048993 2358390 2030895 2369820 2011845 2382202 1991843 2392680 1981365 2398395 1971840 2403157 1961363 2408872 1951838 2414587 1941360 2419350 1931835 2424112 1912785 2433637 1894688 2443162 1879448 2451735 1815630 2482215 1749908 2506027 1680375 2526982 1586078 2553652 1480350 2571750 1387005 2575560 1379385 2575560 1370813 2575560 1365098 2575560 1364145 2572702 1362240 2570797 1362240 2567940 1358430 2566035 1348905 2566987 1339380 2566987 1330808 2569845 1319378 2572702 1318425 2575560 1294613 2576512 1275563 2576512 1257465 2576512 1240320 2575560 1226033 2574607 1212698 2574607 1205078 2573655 1198410 2572702 1190790 2572702 1183170 2571750 1175550 2570797 1168883 2568892 L 1182080 2554816 1179360 2555557 1130192 2546452 1127925 2546985 C 1090778 2541270 1060298 2535555 1033628 2529840 1020293 2526982 1007910 2524125 996480 2522220 985050 2519362 974573 2517457 964095 2516505 951713 2510790 938378 2505075 925043 2498407 911708 2493645 897420 2487930 876465 2480310 859320 2473642 842175 2466975 825983 2460307 830745 2455545 832650 2454592 834555 2453640 846938 2456497 858368 2458402 869798 2460307 875513 2465070 880275 2468880 885038 2473642 898373 2476500 912660 2482215 937425 2488882 975525 2503170 1006958 2509837 1041248 2515552 1049820 2517457 1058393 2518410 1066965 2520315 1075538 2521267 1085063 2523172 1094588 2525077 1104113 2526982 1114590 2528887 1125068 2531745 L 1158657 2539008 1161262 2538412 C 1171740 2540317 1181265 2541270 1192695 2543175 1193647 2542222 1193647 2542222 1193647 2541270 1208887 2542222 1225080 2542222 1239367 2543175 1242225 2543175 1246035 2544127 1246987 2544127 1271752 2545080 1294612 2544127 1317472 2544127 1335570 2545080 1352715 2545080 1368907 2546032 1389862 2545080 1410817 2542222 1429867 2541270 1432725 2541270 1436535 2541270 1437487 2541270 1438440 2544127 1440345 2546032 1440345 2548890 1468920 2546985 1486065 2544127 1500352 2541270 1514640 2539365 1525117 2536507 1540357 2531745 1547977 2530792 1555597 2529840 1563217 2527935 1567980 2526982 1572742 2526982 1577505 2526030 1588935 2523172 1598460 2521267 1608937 2518410 1617510 2516505 1626082 2514600 1634655 2512695 1643227 2510790 1651800 2507932 1660372 2506027 L 1707545 2497863 1713713 2495550 C 1697520 2498407 1680375 2501265 1664183 2504122 1655610 2506027 1647038 2508885 1638465 2510790 1629893 2512695 1621320 2514600 1612748 2516505 1601318 2519362 1592745 2521267 1581315 2524125 1576553 2525077 1571790 2525077 1567028 2526030 1559408 2526982 1551788 2527935 1544168 2529840 1517498 2532697 1498448 2533650 1482255 2535555 1467015 2537460 1454633 2539365 1440345 2539365 1438440 2539365 1435583 2539365 1432725 2539365 1413675 2541270 1392720 2544127 1371765 2544127 1355573 2543175 1338428 2543175 1320330 2542222 1297470 2542222 1274610 2543175 1249845 2542222 1247940 2542222 1245083 2541270 1242225 2541270 1231748 2537460 1224128 2533650 1212698 2528887 1207935 2532697 1201268 2535555 1196505 2539365 L 1196464 2539447 1209840 2530792 C 1221270 2535554 1229843 2539364 1239368 2543174 1224128 2543174 1207935 2542222 1193648 2541269 L 1194008 2541036 1164120 2536507 C 1151738 2533650 1140308 2531745 1128878 2528887 1118400 2526030 1107923 2524125 1098398 2522220 1088873 2520315 1079348 2519362 1070775 2517457 1062203 2515552 1053630 2514600 1045058 2512695 1010768 2506980 979335 2500312 941235 2486025 916470 2480310 902183 2474595 888848 2470785 883133 2466975 878370 2462212 873608 2457450 862178 2455545 850748 2453640 838365 2450782 820268 2442210 804075 2433637 785978 2424112 780263 2424112 776453 2425065 770738 2425065 751688 2415540 734543 2406967 716445 2397442 713588 2391727 709778 2386012 706920 2380297 706920 2380297 707873 2380297 708825 2379345 719303 2386012 730733 2391727 742163 2397442 753593 2403157 764070 2408872 775500 2415540 779310 2413635 782168 2411730 785025 2409825 766928 2401252 755498 2391727 745973 2384107 736448 2376487 726923 2371725 713588 2369820 686918 2350770 678345 2350770 668820 2344102 655485 2335530 643103 2327910 630720 2319337 600240 2302192 608813 2320290 570713 2293620 563093 2287905 556425 2282190 547853 2274570 549758 2274570 551663 2273617 552615 2272665 561188 2275522 567855 2277427 575475 2279332 559283 2261235 556425 2253615 527850 2229802 518325 2222182 509753 2214562 501180 2207895 492608 2200275 484035 2193607 476415 2185987 470700 2180272 455460 2174557 444983 2160270 428790 2143125 415455 2126932 399263 2109787 L 396126 2099983 386880 2090737 C 376403 2080260 365925 2068830 355448 2056447 353543 2049780 339255 2031682 351638 2039302 346875 2033587 343065 2026920 339255 2022157 L 337780 2019844 323062 2009774 C 311632 1996439 302107 1982152 294487 1968817 286867 1954529 281152 1941194 278295 1930717 L 276390 1930717 C 268770 1917382 261150 1903095 254483 1888807 247815 1874520 240195 1861185 233528 1846897 225908 1830705 218288 1814512 211620 1798320 204953 1782127 198285 1764982 191618 1748790 199238 1759267 205905 1769745 211620 1782127 217335 1794510 223050 1807845 231623 1824037 235433 1829752 236385 1839277 238290 1846897 L 241046 1850938 237654 1833303 228809 1817250 214411 1784874 197332 1756409 C 190665 1737359 183045 1718309 176377 1699259 L 158424 1640674 152529 1623596 C 142540 1590017 133959 1555831 126853 1521108 L 115498 1446707 115417 1448752 C 115417 1453515 115417 1457325 116370 1463992 118275 1475422 120180 1486852 121132 1499235 123037 1511617 124942 1524000 126847 1535430 122085 1526857 120180 1515427 117322 1503997 115417 1491615 113512 1478280 110655 1463992 105892 1463992 104940 1463992 103035 1463992 102082 1453515 101130 1443990 98272 1427797 96367 1420177 93510 1412557 91605 1404937 89700 1397317 87795 1389697 85890 1383030 80175 1376362 75412 1371600 69697 1365885 67792 1365885 66840 1365885 64935 1365885 63030 1360170 61125 1351597 60172 1342072 59220 1332547 58267 1322070 58267 1311592 58267 1291590 59220 1273492 62077 1268730 63030 1263015 63030 1258252 63982 1253490 L 67226 1243037 65649 1219200 C 65887 1207294 66839 1194911 67792 1183957 L 71602 1176814 71602 1172527 C 69697 1178242 66840 1182052 63982 1186815 62077 1183005 59220 1181100 57315 1177290 53505 1171575 54457 1120140 44932 1160145 L 42670 1146572 42075 1147762 C 41122 1160145 39217 1173480 38265 1185862 37312 1198245 35407 1211580 35407 1223962 34455 1233487 33502 1243965 32550 1253490 L 32550 1314449 C 32550 1324927 32550 1335404 33502 1345882 34455 1356359 35407 1366837 35407 1377314 31597 1378267 32550 1413509 26835 1406842 25882 1406842 25882 1406842 24930 1406842 19215 1385887 19215 1367789 19215 1349692 19215 1331594 22072 1313497 19215 1290637 20167 1274444 22072 1260157 23977 1244917 L 32546 1253485 24930 1243965 C 23025 1234440 23025 1223962 23025 1209675 23025 1195387 23977 1178242 24930 1157287 24930 1152525 25882 1147762 25882 1143000 26835 1135380 27787 1126807 28740 1119187 32550 1105852 36360 1089660 40170 1076325 L 45865 1047851 43980 1041082 C 42075 1053465 39217 1064895 37312 1079182 33502 1092517 29692 1108710 25882 1122045 24930 1129665 23977 1138237 23025 1145857 23025 1150620 22072 1155382 22072 1160145 22072 1181100 21120 1198245 20167 1212532 20167 1226820 21120 1237297 22072 1246822 20167 1263015 18262 1277302 17310 1292542 20167 1315402 17310 1333500 17310 1351597 17310 1369695 17310 1387792 23025 1408747 23025 1408747 23977 1408747 24930 1408747 28740 1426845 32550 1443990 37312 1463040 38265 1475422 41122 1486852 43980 1507807 48742 1524000 53505 1539240 58267 1553527 60410 1580673 74876 1623893 80770 1651843 L 82734 1670685 86843 1670685 C 97320 1697355 103988 1711642 107798 1721167 112560 1730692 114465 1737360 115418 1746885 111608 1745932 106845 1736407 101130 1724977 95415 1713547 90653 1700212 85890 1690687 81128 1678305 89700 1712595 84938 1700212 L 76651 1674524 70650 1675447 C 67792 1667827 65887 1660207 63982 1653540 53505 1643062 45885 1621155 41122 1601152 36360 1581150 32550 1562100 26835 1554480 22072 1537335 22072 1519237 25882 1515427 23977 1500187 21120 1484947 19215 1469707 17310 1454467 16357 1439227 14452 1423987 10642 1412557 6832 1403032 3975 1390650 -1740 1325880 -2693 1250632 10642 1213485 11595 1197292 12547 1177290 17310 1167765 15405 1159192 13500 1151572 11595 1143000 13500 1126807 11595 1089660 23025 1074420 23977 1067752 24930 1062990 25882 1058227 27787 1034415 29692 1018222 33502 1002982 40170 989647 48742 967740 53505 962977 58267 973455 46837 1000125 48742 1017270 L 53503 1007964 56362 985718 C 58267 975597 59696 966311 57315 961072 60172 949642 63030 941069 65887 929639 70650 914399 74460 898207 79222 882014 83985 865822 89700 849629 95415 833437 L 96628 832072 103988 793432 C 107798 785812 111608 775334 114465 765809 118275 756284 123038 748664 126848 742949 135420 726757 142088 710564 151613 695324 158280 680084 164948 667702 171615 652462 172568 639127 191618 614362 200190 597217 204953 591502 210668 585787 221145 573404 227813 559117 233528 548639 238290 540067 243053 531494 247815 525779 252578 519112 258293 513397 266865 503872 267818 511492 268770 510539 270675 507682 271628 505777 276390 495299 281153 485774 286868 475297 296393 464819 307823 446722 316395 441007 309966 453151 316932 450829 317199 455339 L 315045 461363 345922 429577 C 348780 423862 354495 417195 361162 409575 367830 402907 375450 396240 381165 390525 L 382889 392440 382118 391477 C 390690 382904 398310 374332 406883 366712 414503 359092 423075 351472 431648 343852 442125 333374 448793 324802 458318 315277 470700 305752 484035 296227 495465 287654 508800 277177 522135 267652 535470 258127 L 559389 241440 575475 226694 C 585000 220979 594525 215264 604050 209549 613575 203834 624052 199072 634530 193357 L 638565 191282 648937 181094 C 654771 176688 661201 172402 665963 168592 673583 162877 679298 160496 684656 159067 L 697880 156023 700252 154304 C 782167 109537 869797 74294 959332 49529 L 968945 47439 995527 38099 C 1001719 36194 1008148 35003 1013863 34408 L 1023424 34327 1026960 33337 C 1097445 17144 1169835 7619 1244130 4762 1262704 5238 1283897 4762 1305804 4524 1327712 4285 1350334 4285 1371765 5714 L 1372993 6635 1405103 2857 C 1415580 4762 1425105 5714 1434630 7619 1444155 9524 1453680 10477 1464158 13334 L 1479392 16797 1463205 12382 C 1453680 10477 1443202 8572 1433677 6667 1424152 4762 1414627 3810 1404150 1905 1404150 1905 1404150 952 1404150 0 Z N"><draw:equation draw:name="f0" draw:formula="1439383*logwidth/2647519"/><draw:equation draw:name="f1" draw:formula="2598425*logheight/2612594"/><draw:equation draw:name="f2" draw:formula="1427010*logwidth/2647519"/><draw:equation draw:name="f3" draw:formula="2605087*logheight/2612594"/><draw:equation draw:name="f4" draw:formula="1427751*logwidth/2647519"/><draw:equation draw:name="f5" draw:formula="2605405*logheight/2612594"/><draw:equation draw:name="f6" draw:formula="1542263*logwidth/2647519"/><draw:equation draw:name="f7" draw:formula="2530792*logheight/2612594"/><draw:equation draw:name="f8" draw:formula="1502258*logwidth/2647519"/><draw:equation draw:name="f9" draw:formula="2540317*logheight/2612594"/><draw:equation draw:name="f10" draw:formula="1442250*logwidth/2647519"/><draw:equation draw:name="f11" draw:formula="2547937*logheight/2612594"/><draw:equation draw:name="f12" draw:formula="1439393*logwidth/2647519"/><draw:equation draw:name="f13" draw:formula="2540317*logheight/2612594"/><draw:equation draw:name="f14" draw:formula="1481303*logwidth/2647519"/><draw:equation draw:name="f15" draw:formula="2536507*logheight/2612594"/><draw:equation draw:name="f16" draw:formula="1542263*logwidth/2647519"/><draw:equation draw:name="f17" draw:formula="2530792*logheight/2612594"/><draw:equation draw:name="f18" draw:formula="1646324*logwidth/2647519"/><draw:equation draw:name="f19" draw:formula="2520821*logheight/2612594"/><draw:equation draw:name="f20" draw:formula="1643880*logwidth/2647519"/><draw:equation draw:name="f21" draw:formula="2521511*logheight/2612594"/><draw:equation draw:name="f22" draw:formula="1645133*logwidth/2647519"/><draw:equation draw:name="f23" draw:formula="2521267*logheight/2612594"/><draw:equation draw:name="f24" draw:formula="899801*logwidth/2647519"/><draw:equation draw:name="f25" draw:formula="2506503*logheight/2612594"/><draw:equation draw:name="f26" draw:formula="942187*logwidth/2647519"/><draw:equation draw:name="f27" draw:formula="2517457*logheight/2612594"/><draw:equation draw:name="f28" draw:formula="960285*logwidth/2647519"/><draw:equation draw:name="f29" draw:formula="2518409*logheight/2612594"/><draw:equation draw:name="f30" draw:formula="1010767*logwidth/2647519"/><draw:equation draw:name="f31" draw:formula="2543175*logheight/2612594"/><draw:equation draw:name="f32" draw:formula="1033627*logwidth/2647519"/><draw:equation draw:name="f33" draw:formula="2547937*logheight/2612594"/><draw:equation draw:name="f34" draw:formula="1035057*logwidth/2647519"/><draw:equation draw:name="f35" draw:formula="2548414*logheight/2612594"/><draw:equation draw:name="f36" draw:formula="1040295*logwidth/2647519"/><draw:equation draw:name="f37" draw:formula="2543175*logheight/2612594"/><draw:equation draw:name="f38" draw:formula="1060297*logwidth/2647519"/><draw:equation draw:name="f39" draw:formula="2548890*logheight/2612594"/><draw:equation draw:name="f40" draw:formula="1080300*logwidth/2647519"/><draw:equation draw:name="f41" draw:formula="2553652*logheight/2612594"/><draw:equation draw:name="f42" draw:formula="1119713*logwidth/2647519"/><draw:equation draw:name="f43" draw:formula="2562818*logheight/2612594"/><draw:equation draw:name="f44" draw:formula="1120305*logwidth/2647519"/><draw:equation draw:name="f45" draw:formula="2562225*logheight/2612594"/><draw:equation draw:name="f46" draw:formula="1166025*logwidth/2647519"/><draw:equation draw:name="f47" draw:formula="2569845*logheight/2612594"/><draw:equation draw:name="f48" draw:formula="1187932*logwidth/2647519"/><draw:equation draw:name="f49" draw:formula="2573655*logheight/2612594"/><draw:equation draw:name="f50" draw:formula="1209840*logwidth/2647519"/><draw:equation draw:name="f51" draw:formula="2575560*logheight/2612594"/><draw:equation draw:name="f52" draw:formula="1254607*logwidth/2647519"/><draw:equation draw:name="f53" draw:formula="2577465*logheight/2612594"/><draw:equation draw:name="f54" draw:formula="1315567*logwidth/2647519"/><draw:equation draw:name="f55" draw:formula="2576512*logheight/2612594"/><draw:equation draw:name="f56" draw:formula="1318213*logwidth/2647519"/><draw:equation draw:name="f57" draw:formula="2576512*logheight/2612594"/><draw:equation draw:name="f58" draw:formula="1324140*logwidth/2647519"/><draw:equation draw:name="f59" draw:formula="2573178*logheight/2612594"/><draw:equation draw:name="f60" draw:formula="1337475*logwidth/2647519"/><draw:equation draw:name="f61" draw:formula="2568892*logheight/2612594"/><draw:equation draw:name="f62" draw:formula="1351048*logwidth/2647519"/><draw:equation draw:name="f63" draw:formula="2568654*logheight/2612594"/><draw:equation draw:name="f64" draw:formula="1360335*logwidth/2647519"/><draw:equation draw:name="f65" draw:formula="2569844*logheight/2612594"/><draw:equation draw:name="f66" draw:formula="1362835*logwidth/2647519"/><draw:equation draw:name="f67" draw:formula="2576512*logheight/2612594"/><draw:equation draw:name="f68" draw:formula="1384147*logwidth/2647519"/><draw:equation draw:name="f69" draw:formula="2576512*logheight/2612594"/><draw:equation draw:name="f70" draw:formula="1377480*logwidth/2647519"/><draw:equation draw:name="f71" draw:formula="2586037*logheight/2612594"/><draw:equation draw:name="f72" draw:formula="1373670*logwidth/2647519"/><draw:equation draw:name="f73" draw:formula="2590800*logheight/2612594"/><draw:equation draw:name="f74" draw:formula="1361287*logwidth/2647519"/><draw:equation draw:name="f75" draw:formula="2596515*logheight/2612594"/><draw:equation draw:name="f76" draw:formula="1338427*logwidth/2647519"/><draw:equation draw:name="f77" draw:formula="2596515*logheight/2612594"/><draw:equation draw:name="f78" draw:formula="1308900*logwidth/2647519"/><draw:equation draw:name="f79" draw:formula="2594610*logheight/2612594"/><draw:equation draw:name="f80" draw:formula="1245082*logwidth/2647519"/><draw:equation draw:name="f81" draw:formula="2592705*logheight/2612594"/><draw:equation draw:name="f82" draw:formula="1197457*logwidth/2647519"/><draw:equation draw:name="f83" draw:formula="2588895*logheight/2612594"/><draw:equation draw:name="f84" draw:formula="1155547*logwidth/2647519"/><draw:equation draw:name="f85" draw:formula="2583180*logheight/2612594"/><draw:equation draw:name="f86" draw:formula="1113637*logwidth/2647519"/><draw:equation draw:name="f87" draw:formula="2576512*logheight/2612594"/><draw:equation draw:name="f88" draw:formula="1049820*logwidth/2647519"/><draw:equation draw:name="f89" draw:formula="2566987*logheight/2612594"/><draw:equation draw:name="f90" draw:formula="1000290*logwidth/2647519"/><draw:equation draw:name="f91" draw:formula="2550795*logheight/2612594"/><draw:equation draw:name="f92" draw:formula="1000863*logwidth/2647519"/><draw:equation draw:name="f93" draw:formula="2550379*logheight/2612594"/><draw:equation draw:name="f94" draw:formula="971715*logwidth/2647519"/><draw:equation draw:name="f95" draw:formula="2541270*logheight/2612594"/><draw:equation draw:name="f96" draw:formula="945997*logwidth/2647519"/><draw:equation draw:name="f97" draw:formula="2529840*logheight/2612594"/><draw:equation draw:name="f98" draw:formula="916470*logwidth/2647519"/><draw:equation draw:name="f99" draw:formula="2520315*logheight/2612594"/><draw:equation draw:name="f100" draw:formula="885990*logwidth/2647519"/><draw:equation draw:name="f101" draw:formula="2509837*logheight/2612594"/><draw:equation draw:name="f102" draw:formula="899801*logwidth/2647519"/><draw:equation draw:name="f103" draw:formula="2506503*logheight/2612594"/><draw:equation draw:name="f104" draw:formula="1460492*logwidth/2647519"/><draw:equation draw:name="f105" draw:formula="2486082*logheight/2612594"/><draw:equation draw:name="f106" draw:formula="1445939*logwidth/2647519"/><draw:equation draw:name="f107" draw:formula="2488303*logheight/2612594"/><draw:equation draw:name="f108" draw:formula="1345293*logwidth/2647519"/><draw:equation draw:name="f109" draw:formula="2493385*logheight/2612594"/><draw:equation draw:name="f110" draw:formula="1378432*logwidth/2647519"/><draw:equation draw:name="f111" draw:formula="2497454*logheight/2612594"/><draw:equation draw:name="f112" draw:formula="1387005*logwidth/2647519"/><draw:equation draw:name="f113" draw:formula="2495549*logheight/2612594"/><draw:equation draw:name="f114" draw:formula="1446060*logwidth/2647519"/><draw:equation draw:name="f115" draw:formula="2488882*logheight/2612594"/><draw:equation draw:name="f116" draw:formula="1455778*logwidth/2647519"/><draw:equation draw:name="f117" draw:formula="2486992*logheight/2612594"/><draw:equation draw:name="f118" draw:formula="1550918*logwidth/2647519"/><draw:equation draw:name="f119" draw:formula="2472281*logheight/2612594"/><draw:equation draw:name="f120" draw:formula="1501488*logwidth/2647519"/><draw:equation draw:name="f121" draw:formula="2479825*logheight/2612594"/><draw:equation draw:name="f122" draw:formula="1518450*logwidth/2647519"/><draw:equation draw:name="f123" draw:formula="2480309*logheight/2612594"/><draw:equation draw:name="f124" draw:formula="1542858*logwidth/2647519"/><draw:equation draw:name="f125" draw:formula="2475785*logheight/2612594"/><draw:equation draw:name="f126" draw:formula="1731355*logwidth/2647519"/><draw:equation draw:name="f127" draw:formula="2470078*logheight/2612594"/><draw:equation draw:name="f128" draw:formula="1576323*logwidth/2647519"/><draw:equation draw:name="f129" draw:formula="2511364*logheight/2612594"/><draw:equation draw:name="f130" draw:formula="1654777*logwidth/2647519"/><draw:equation draw:name="f131" draw:formula="2493883*logheight/2612594"/><draw:equation draw:name="f132" draw:formula="737400*logwidth/2647519"/><draw:equation draw:name="f133" draw:formula="2450782*logheight/2612594"/><draw:equation draw:name="f134" draw:formula="846937*logwidth/2647519"/><draw:equation draw:name="f135" draw:formula="2497454*logheight/2612594"/><draw:equation draw:name="f136" draw:formula="885990*logwidth/2647519"/><draw:equation draw:name="f137" draw:formula="2509837*logheight/2612594"/><draw:equation draw:name="f138" draw:formula="915517*logwidth/2647519"/><draw:equation draw:name="f139" draw:formula="2520314*logheight/2612594"/><draw:equation draw:name="f140" draw:formula="945045*logwidth/2647519"/><draw:equation draw:name="f141" draw:formula="2529839*logheight/2612594"/><draw:equation draw:name="f142" draw:formula="970762*logwidth/2647519"/><draw:equation draw:name="f143" draw:formula="2541269*logheight/2612594"/><draw:equation draw:name="f144" draw:formula="965047*logwidth/2647519"/><draw:equation draw:name="f145" draw:formula="2546032*logheight/2612594"/><draw:equation draw:name="f146" draw:formula="949807*logwidth/2647519"/><draw:equation draw:name="f147" draw:formula="2543174*logheight/2612594"/><draw:equation draw:name="f148" draw:formula="895515*logwidth/2647519"/><draw:equation draw:name="f149" draw:formula="2523172*logheight/2612594"/><draw:equation draw:name="f150" draw:formula="868845*logwidth/2647519"/><draw:equation draw:name="f151" draw:formula="2512694*logheight/2612594"/><draw:equation draw:name="f152" draw:formula="842175*logwidth/2647519"/><draw:equation draw:name="f153" draw:formula="2501264*logheight/2612594"/><draw:equation draw:name="f154" draw:formula="806932*logwidth/2647519"/><draw:equation draw:name="f155" draw:formula="2488882*logheight/2612594"/><draw:equation draw:name="f156" draw:formula="776452*logwidth/2647519"/><draw:equation draw:name="f157" draw:formula="2475547*logheight/2612594"/><draw:equation draw:name="f158" draw:formula="752640*logwidth/2647519"/><draw:equation draw:name="f159" draw:formula="2463164*logheight/2612594"/><draw:equation draw:name="f160" draw:formula="737400*logwidth/2647519"/><draw:equation draw:name="f161" draw:formula="2450782*logheight/2612594"/><draw:equation draw:name="f162" draw:formula="782168*logwidth/2647519"/><draw:equation draw:name="f163" draw:formula="2426970*logheight/2612594"/><draw:equation draw:name="f164" draw:formula="834555*logwidth/2647519"/><draw:equation draw:name="f165" draw:formula="2453640*logheight/2612594"/><draw:equation draw:name="f166" draw:formula="827888*logwidth/2647519"/><draw:equation draw:name="f167" draw:formula="2457450*logheight/2612594"/><draw:equation draw:name="f168" draw:formula="766928*logwidth/2647519"/><draw:equation draw:name="f169" draw:formula="2427922*logheight/2612594"/><draw:equation draw:name="f170" draw:formula="782168*logwidth/2647519"/><draw:equation draw:name="f171" draw:formula="2426970*logheight/2612594"/><draw:equation draw:name="f172" draw:formula="588810*logwidth/2647519"/><draw:equation draw:name="f173" draw:formula="2362200*logheight/2612594"/><draw:equation draw:name="f174" draw:formula="653580*logwidth/2647519"/><draw:equation draw:name="f175" draw:formula="2398395*logheight/2612594"/><draw:equation draw:name="f176" draw:formula="666915*logwidth/2647519"/><draw:equation draw:name="f177" draw:formula="2413635*logheight/2612594"/><draw:equation draw:name="f178" draw:formula="636435*logwidth/2647519"/><draw:equation draw:name="f179" draw:formula="2397442*logheight/2612594"/><draw:equation draw:name="f180" draw:formula="613575*logwidth/2647519"/><draw:equation draw:name="f181" draw:formula="2383155*logheight/2612594"/><draw:equation draw:name="f182" draw:formula="588810*logwidth/2647519"/><draw:equation draw:name="f183" draw:formula="2362200*logheight/2612594"/><draw:equation draw:name="f184" draw:formula="702387*logwidth/2647519"/><draw:equation draw:name="f185" draw:formula="2337759*logheight/2612594"/><draw:equation draw:name="f186" draw:formula="702396*logwidth/2647519"/><draw:equation draw:name="f187" draw:formula="2338030*logheight/2612594"/><draw:equation draw:name="f188" draw:formula="705613*logwidth/2647519"/><draw:equation draw:name="f189" draw:formula="2341924*logheight/2612594"/><draw:equation draw:name="f190" draw:formula="705967*logwidth/2647519"/><draw:equation draw:name="f191" draw:formula="2340292*logheight/2612594"/><draw:equation draw:name="f192" draw:formula="2093409*logwidth/2647519"/><draw:equation draw:name="f193" draw:formula="2275234*logheight/2612594"/><draw:equation draw:name="f194" draw:formula="2089950*logwidth/2647519"/><draw:equation draw:name="f195" draw:formula="2275522*logheight/2612594"/><draw:equation draw:name="f196" draw:formula="2032800*logwidth/2647519"/><draw:equation draw:name="f197" draw:formula="2316480*logheight/2612594"/><draw:equation draw:name="f198" draw:formula="1976602*logwidth/2647519"/><draw:equation draw:name="f199" draw:formula="2346960*logheight/2612594"/><draw:equation draw:name="f200" draw:formula="1936597*logwidth/2647519"/><draw:equation draw:name="f201" draw:formula="2370772*logheight/2612594"/><draw:equation draw:name="f202" draw:formula="1914690*logwidth/2647519"/><draw:equation draw:name="f203" draw:formula="2380297*logheight/2612594"/><draw:equation draw:name="f204" draw:formula="1891830*logwidth/2647519"/><draw:equation draw:name="f205" draw:formula="2389822*logheight/2612594"/><draw:equation draw:name="f206" draw:formula="1864207*logwidth/2647519"/><draw:equation draw:name="f207" draw:formula="2404110*logheight/2612594"/><draw:equation draw:name="f208" draw:formula="1843252*logwidth/2647519"/><draw:equation draw:name="f209" draw:formula="2416492*logheight/2612594"/><draw:equation draw:name="f210" draw:formula="1812772*logwidth/2647519"/><draw:equation draw:name="f211" draw:formula="2428875*logheight/2612594"/><draw:equation draw:name="f212" draw:formula="1781340*logwidth/2647519"/><draw:equation draw:name="f213" draw:formula="2440305*logheight/2612594"/><draw:equation draw:name="f214" draw:formula="1772767*logwidth/2647519"/><draw:equation draw:name="f215" draw:formula="2448877*logheight/2612594"/><draw:equation draw:name="f216" draw:formula="1759432*logwidth/2647519"/><draw:equation draw:name="f217" draw:formula="2453640*logheight/2612594"/><draw:equation draw:name="f218" draw:formula="1726095*logwidth/2647519"/><draw:equation draw:name="f219" draw:formula="2459355*logheight/2612594"/><draw:equation draw:name="f220" draw:formula="1683232*logwidth/2647519"/><draw:equation draw:name="f221" draw:formula="2472690*logheight/2612594"/><draw:equation draw:name="f222" draw:formula="1644180*logwidth/2647519"/><draw:equation draw:name="f223" draw:formula="2485072*logheight/2612594"/><draw:equation draw:name="f224" draw:formula="1601317*logwidth/2647519"/><draw:equation draw:name="f225" draw:formula="2497455*logheight/2612594"/><draw:equation draw:name="f226" draw:formula="1547977*logwidth/2647519"/><draw:equation draw:name="f227" draw:formula="2510790*logheight/2612594"/><draw:equation draw:name="f228" draw:formula="1472730*logwidth/2647519"/><draw:equation draw:name="f229" draw:formula="2523172*logheight/2612594"/><draw:equation draw:name="f230" draw:formula="1470825*logwidth/2647519"/><draw:equation draw:name="f231" draw:formula="2526030*logheight/2612594"/><draw:equation draw:name="f232" draw:formula="1434646*logwidth/2647519"/><draw:equation draw:name="f233" draw:formula="2535075*logheight/2612594"/><draw:equation draw:name="f234" draw:formula="1435583*logwidth/2647519"/><draw:equation draw:name="f235" draw:formula="2535555*logheight/2612594"/><draw:equation draw:name="f236" draw:formula="1475761*logwidth/2647519"/><draw:equation draw:name="f237" draw:formula="2525510*logheight/2612594"/><draw:equation draw:name="f238" draw:formula="1476540*logwidth/2647519"/><draw:equation draw:name="f239" draw:formula="2523172*logheight/2612594"/><draw:equation draw:name="f240" draw:formula="1551788*logwidth/2647519"/><draw:equation draw:name="f241" draw:formula="2510790*logheight/2612594"/><draw:equation draw:name="f242" draw:formula="1605128*logwidth/2647519"/><draw:equation draw:name="f243" draw:formula="2497455*logheight/2612594"/><draw:equation draw:name="f244" draw:formula="1647990*logwidth/2647519"/><draw:equation draw:name="f245" draw:formula="2485072*logheight/2612594"/><draw:equation draw:name="f246" draw:formula="1687043*logwidth/2647519"/><draw:equation draw:name="f247" draw:formula="2472690*logheight/2612594"/><draw:equation draw:name="f248" draw:formula="1729905*logwidth/2647519"/><draw:equation draw:name="f249" draw:formula="2459355*logheight/2612594"/><draw:equation draw:name="f250" draw:formula="1763243*logwidth/2647519"/><draw:equation draw:name="f251" draw:formula="2453640*logheight/2612594"/><draw:equation draw:name="f252" draw:formula="1740675*logwidth/2647519"/><draw:equation draw:name="f253" draw:formula="2467181*logheight/2612594"/><draw:equation draw:name="f254" draw:formula="1741335*logwidth/2647519"/><draw:equation draw:name="f255" draw:formula="2466975*logheight/2612594"/><draw:equation draw:name="f256" draw:formula="1765148*logwidth/2647519"/><draw:equation draw:name="f257" draw:formula="2452687*logheight/2612594"/><draw:equation draw:name="f258" draw:formula="1778483*logwidth/2647519"/><draw:equation draw:name="f259" draw:formula="2447925*logheight/2612594"/><draw:equation draw:name="f260" draw:formula="1779371*logwidth/2647519"/><draw:equation draw:name="f261" draw:formula="2447679*logheight/2612594"/><draw:equation draw:name="f262" draw:formula="1785150*logwidth/2647519"/><draw:equation draw:name="f263" draw:formula="2441257*logheight/2612594"/><draw:equation draw:name="f264" draw:formula="1816583*logwidth/2647519"/><draw:equation draw:name="f265" draw:formula="2429827*logheight/2612594"/><draw:equation draw:name="f266" draw:formula="1847063*logwidth/2647519"/><draw:equation draw:name="f267" draw:formula="2417445*logheight/2612594"/><draw:equation draw:name="f268" draw:formula="1868018*logwidth/2647519"/><draw:equation draw:name="f269" draw:formula="2405062*logheight/2612594"/><draw:equation draw:name="f270" draw:formula="1895640*logwidth/2647519"/><draw:equation draw:name="f271" draw:formula="2390775*logheight/2612594"/><draw:equation draw:name="f272" draw:formula="1918500*logwidth/2647519"/><draw:equation draw:name="f273" draw:formula="2381250*logheight/2612594"/><draw:equation draw:name="f274" draw:formula="1934176*logwidth/2647519"/><draw:equation draw:name="f275" draw:formula="2374435*logheight/2612594"/><draw:equation draw:name="f276" draw:formula="1942313*logwidth/2647519"/><draw:equation draw:name="f277" draw:formula="2368867*logheight/2612594"/><draw:equation draw:name="f278" draw:formula="1982318*logwidth/2647519"/><draw:equation draw:name="f279" draw:formula="2345055*logheight/2612594"/><draw:equation draw:name="f280" draw:formula="2038515*logwidth/2647519"/><draw:equation draw:name="f281" draw:formula="2314575*logheight/2612594"/><draw:equation draw:name="f282" draw:formula="460060*logwidth/2647519"/><draw:equation draw:name="f283" draw:formula="2262062*logheight/2612594"/><draw:equation draw:name="f284" draw:formula="463676*logwidth/2647519"/><draw:equation draw:name="f285" draw:formula="2265164*logheight/2612594"/><draw:equation draw:name="f286" draw:formula="464911*logwidth/2647519"/><draw:equation draw:name="f287" draw:formula="2265793*logheight/2612594"/><draw:equation draw:name="f288" draw:formula="2099802*logwidth/2647519"/><draw:equation draw:name="f289" draw:formula="2237197*logheight/2612594"/><draw:equation draw:name="f290" draw:formula="2099475*logwidth/2647519"/><draw:equation draw:name="f291" draw:formula="2237422*logheight/2612594"/><draw:equation draw:name="f292" draw:formula="2099475*logwidth/2647519"/><draw:equation draw:name="f293" draw:formula="2237694*logheight/2612594"/><draw:equation draw:name="f294" draw:formula="2100989*logwidth/2647519"/><draw:equation draw:name="f295" draw:formula="2237910*logheight/2612594"/><draw:equation draw:name="f296" draw:formula="2101380*logwidth/2647519"/><draw:equation draw:name="f297" draw:formula="2237422*logheight/2612594"/><draw:equation draw:name="f298" draw:formula="2120380*logwidth/2647519"/><draw:equation draw:name="f299" draw:formula="2222979*logheight/2612594"/><draw:equation draw:name="f300" draw:formula="2114756*logwidth/2647519"/><draw:equation draw:name="f301" draw:formula="2226864*logheight/2612594"/><draw:equation draw:name="f302" draw:formula="2113762*logwidth/2647519"/><draw:equation draw:name="f303" draw:formula="2227897*logheight/2612594"/><draw:equation draw:name="f304" draw:formula="2117618*logwidth/2647519"/><draw:equation draw:name="f305" draw:formula="2225429*logheight/2612594"/><draw:equation draw:name="f306" draw:formula="382287*logwidth/2647519"/><draw:equation draw:name="f307" draw:formula="2175002*logheight/2612594"/><draw:equation draw:name="f308" draw:formula="418261*logwidth/2647519"/><draw:equation draw:name="f309" draw:formula="2217358*logheight/2612594"/><draw:equation draw:name="f310" draw:formula="389737*logwidth/2647519"/><draw:equation draw:name="f311" draw:formula="2183129*logheight/2612594"/><draw:equation draw:name="f312" draw:formula="2187820*logwidth/2647519"/><draw:equation draw:name="f313" draw:formula="2174974*logheight/2612594"/><draw:equation draw:name="f314" draw:formula="2187735*logwidth/2647519"/><draw:equation draw:name="f315" draw:formula="2175004*logheight/2612594"/><draw:equation draw:name="f316" draw:formula="2187105*logwidth/2647519"/><draw:equation draw:name="f317" draw:formula="2179320*logheight/2612594"/><draw:equation draw:name="f318" draw:formula="2171865*logwidth/2647519"/><draw:equation draw:name="f319" draw:formula="2196465*logheight/2612594"/><draw:equation draw:name="f320" draw:formula="2153767*logwidth/2647519"/><draw:equation draw:name="f321" draw:formula="2216467*logheight/2612594"/><draw:equation draw:name="f322" draw:formula="2154858*logwidth/2647519"/><draw:equation draw:name="f323" draw:formula="2216216*logheight/2612594"/><draw:equation draw:name="f324" draw:formula="2171865*logwidth/2647519"/><draw:equation draw:name="f325" draw:formula="2197417*logheight/2612594"/><draw:equation draw:name="f326" draw:formula="2187105*logwidth/2647519"/><draw:equation draw:name="f327" draw:formula="2180272*logheight/2612594"/><draw:equation draw:name="f328" draw:formula="2187820*logwidth/2647519"/><draw:equation draw:name="f329" draw:formula="2174974*logheight/2612594"/><draw:equation draw:name="f330" draw:formula="475386*logwidth/2647519"/><draw:equation draw:name="f331" draw:formula="2153525*logheight/2612594"/><draw:equation draw:name="f332" draw:formula="477272*logwidth/2647519"/><draw:equation draw:name="f333" draw:formula="2155822*logheight/2612594"/><draw:equation draw:name="f334" draw:formula="477367*logwidth/2647519"/><draw:equation draw:name="f335" draw:formula="2155507*logheight/2612594"/><draw:equation draw:name="f336" draw:formula="334493*logwidth/2647519"/><draw:equation draw:name="f337" draw:formula="2131694*logheight/2612594"/><draw:equation draw:name="f338" draw:formula="359258*logwidth/2647519"/><draw:equation draw:name="f339" draw:formula="2147887*logheight/2612594"/><draw:equation draw:name="f340" draw:formula="360474*logwidth/2647519"/><draw:equation draw:name="f341" draw:formula="2149319*logheight/2612594"/><draw:equation draw:name="f342" draw:formula="371759*logwidth/2647519"/><draw:equation draw:name="f343" draw:formula="2151816*logheight/2612594"/><draw:equation draw:name="f344" draw:formula="397357*logwidth/2647519"/><draw:equation draw:name="f345" draw:formula="2175509*logheight/2612594"/><draw:equation draw:name="f346" draw:formula="432600*logwidth/2647519"/><draw:equation draw:name="f347" draw:formula="2204084*logheight/2612594"/><draw:equation draw:name="f348" draw:formula="447840*logwidth/2647519"/><draw:equation draw:name="f349" draw:formula="2225039*logheight/2612594"/><draw:equation draw:name="f350" draw:formula="456412*logwidth/2647519"/><draw:equation draw:name="f351" draw:formula="2235517*logheight/2612594"/><draw:equation draw:name="f352" draw:formula="492607*logwidth/2647519"/><draw:equation draw:name="f353" draw:formula="2265997*logheight/2612594"/><draw:equation draw:name="f354" draw:formula="482130*logwidth/2647519"/><draw:equation draw:name="f355" draw:formula="2274569*logheight/2612594"/><draw:equation draw:name="f356" draw:formula="448422*logwidth/2647519"/><draw:equation draw:name="f357" draw:formula="2237115*logheight/2612594"/><draw:equation draw:name="f358" draw:formula="446888*logwidth/2647519"/><draw:equation draw:name="f359" draw:formula="2237422*logheight/2612594"/><draw:equation draw:name="f360" draw:formula="478787*logwidth/2647519"/><draw:equation draw:name="f361" draw:formula="2272865*logheight/2612594"/><draw:equation draw:name="f362" draw:formula="482130*logwidth/2647519"/><draw:equation draw:name="f363" draw:formula="2274569*logheight/2612594"/><draw:equation draw:name="f364" draw:formula="492608*logwidth/2647519"/><draw:equation draw:name="f365" draw:formula="2265997*logheight/2612594"/><draw:equation draw:name="f366" draw:formula="583095*logwidth/2647519"/><draw:equation draw:name="f367" draw:formula="2337434*logheight/2612594"/><draw:equation draw:name="f368" draw:formula="564998*logwidth/2647519"/><draw:equation draw:name="f369" draw:formula="2343149*logheight/2612594"/><draw:equation draw:name="f370" draw:formula="571665*logwidth/2647519"/><draw:equation draw:name="f371" draw:formula="2347912*logheight/2612594"/><draw:equation draw:name="f372" draw:formula="544995*logwidth/2647519"/><draw:equation draw:name="f373" draw:formula="2348864*logheight/2612594"/><draw:equation draw:name="f374" draw:formula="527850*logwidth/2647519"/><draw:equation draw:name="f375" draw:formula="2337434*logheight/2612594"/><draw:equation draw:name="f376" draw:formula="511658*logwidth/2647519"/><draw:equation draw:name="f377" draw:formula="2325052*logheight/2612594"/><draw:equation draw:name="f378" draw:formula="471653*logwidth/2647519"/><draw:equation draw:name="f379" draw:formula="2291714*logheight/2612594"/><draw:equation draw:name="f380" draw:formula="434505*logwidth/2647519"/><draw:equation draw:name="f381" draw:formula="2258377*logheight/2612594"/><draw:equation draw:name="f382" draw:formula="400215*logwidth/2647519"/><draw:equation draw:name="f383" draw:formula="2225039*logheight/2612594"/><draw:equation draw:name="f384" draw:formula="384023*logwidth/2647519"/><draw:equation draw:name="f385" draw:formula="2208847*logheight/2612594"/><draw:equation draw:name="f386" draw:formula="368783*logwidth/2647519"/><draw:equation draw:name="f387" draw:formula="2191702*logheight/2612594"/><draw:equation draw:name="f388" draw:formula="374498*logwidth/2647519"/><draw:equation draw:name="f389" draw:formula="2184082*logheight/2612594"/><draw:equation draw:name="f390" draw:formula="393548*logwidth/2647519"/><draw:equation draw:name="f391" draw:formula="2201227*logheight/2612594"/><draw:equation draw:name="f392" draw:formula="414503*logwidth/2647519"/><draw:equation draw:name="f393" draw:formula="2217419*logheight/2612594"/><draw:equation draw:name="f394" draw:formula="440220*logwidth/2647519"/><draw:equation draw:name="f395" draw:formula="2245042*logheight/2612594"/><draw:equation draw:name="f396" draw:formula="442406*logwidth/2647519"/><draw:equation draw:name="f397" draw:formula="2246917*logheight/2612594"/><draw:equation draw:name="f398" draw:formula="414503*logwidth/2647519"/><draw:equation draw:name="f399" draw:formula="2217419*logheight/2612594"/><draw:equation draw:name="f400" draw:formula="394500*logwidth/2647519"/><draw:equation draw:name="f401" draw:formula="2201227*logheight/2612594"/><draw:equation draw:name="f402" draw:formula="375450*logwidth/2647519"/><draw:equation draw:name="f403" draw:formula="2184082*logheight/2612594"/><draw:equation draw:name="f404" draw:formula="354495*logwidth/2647519"/><draw:equation draw:name="f405" draw:formula="2158364*logheight/2612594"/><draw:equation draw:name="f406" draw:formula="334493*logwidth/2647519"/><draw:equation draw:name="f407" draw:formula="2131694*logheight/2612594"/><draw:equation draw:name="f408" draw:formula="2432850*logwidth/2647519"/><draw:equation draw:name="f409" draw:formula="1980247*logheight/2612594"/><draw:equation draw:name="f410" draw:formula="2432367*logwidth/2647519"/><draw:equation draw:name="f411" draw:formula="1980454*logheight/2612594"/><draw:equation draw:name="f412" draw:formula="2421964*logwidth/2647519"/><draw:equation draw:name="f413" draw:formula="2005422*logheight/2612594"/><draw:equation draw:name="f414" draw:formula="2422850*logwidth/2647519"/><draw:equation draw:name="f415" draw:formula="1860918*logheight/2612594"/><draw:equation draw:name="f416" draw:formula="2397608*logwidth/2647519"/><draw:equation draw:name="f417" draw:formula="1897379*logheight/2612594"/><draw:equation draw:name="f418" draw:formula="2385225*logwidth/2647519"/><draw:equation draw:name="f419" draw:formula="1920239*logheight/2612594"/><draw:equation draw:name="f420" draw:formula="2372843*logwidth/2647519"/><draw:equation draw:name="f421" draw:formula="1941194*logheight/2612594"/><draw:equation draw:name="f422" draw:formula="2343315*logwidth/2647519"/><draw:equation draw:name="f423" draw:formula="1980247*logheight/2612594"/><draw:equation draw:name="f424" draw:formula="2317598*logwidth/2647519"/><draw:equation draw:name="f425" draw:formula="2019299*logheight/2612594"/><draw:equation draw:name="f426" draw:formula="2294738*logwidth/2647519"/><draw:equation draw:name="f427" draw:formula="2050732*logheight/2612594"/><draw:equation draw:name="f428" draw:formula="2292832*logwidth/2647519"/><draw:equation draw:name="f429" draw:formula="2051897*logheight/2612594"/><draw:equation draw:name="f430" draw:formula="2291272*logwidth/2647519"/><draw:equation draw:name="f431" draw:formula="2054208*logheight/2612594"/><draw:equation draw:name="f432" draw:formula="2293785*logwidth/2647519"/><draw:equation draw:name="f433" draw:formula="2052637*logheight/2612594"/><draw:equation draw:name="f434" draw:formula="2316645*logwidth/2647519"/><draw:equation draw:name="f435" draw:formula="2021205*logheight/2612594"/><draw:equation draw:name="f436" draw:formula="2342363*logwidth/2647519"/><draw:equation draw:name="f437" draw:formula="1982152*logheight/2612594"/><draw:equation draw:name="f438" draw:formula="2371890*logwidth/2647519"/><draw:equation draw:name="f439" draw:formula="1943100*logheight/2612594"/><draw:equation draw:name="f440" draw:formula="2384273*logwidth/2647519"/><draw:equation draw:name="f441" draw:formula="1922145*logheight/2612594"/><draw:equation draw:name="f442" draw:formula="2396655*logwidth/2647519"/><draw:equation draw:name="f443" draw:formula="1899285*logheight/2612594"/><draw:equation draw:name="f444" draw:formula="2422373*logwidth/2647519"/><draw:equation draw:name="f445" draw:formula="1862137*logheight/2612594"/><draw:equation draw:name="f446" draw:formula="2521433*logwidth/2647519"/><draw:equation draw:name="f447" draw:formula="1847850*logheight/2612594"/><draw:equation draw:name="f448" draw:formula="2509050*logwidth/2647519"/><draw:equation draw:name="f449" draw:formula="1884997*logheight/2612594"/><draw:equation draw:name="f450" draw:formula="2487143*logwidth/2647519"/><draw:equation draw:name="f451" draw:formula="1925002*logheight/2612594"/><draw:equation draw:name="f452" draw:formula="2465235*logwidth/2647519"/><draw:equation draw:name="f453" draw:formula="1965960*logheight/2612594"/><draw:equation draw:name="f454" draw:formula="2445233*logwidth/2647519"/><draw:equation draw:name="f455" draw:formula="1991677*logheight/2612594"/><draw:equation draw:name="f456" draw:formula="2458568*logwidth/2647519"/><draw:equation draw:name="f457" draw:formula="1965007*logheight/2612594"/><draw:equation draw:name="f458" draw:formula="2469998*logwidth/2647519"/><draw:equation draw:name="f459" draw:formula="1938337*logheight/2612594"/><draw:equation draw:name="f460" draw:formula="2478570*logwidth/2647519"/><draw:equation draw:name="f461" draw:formula="1924050*logheight/2612594"/><draw:equation draw:name="f462" draw:formula="2490000*logwidth/2647519"/><draw:equation draw:name="f463" draw:formula="1905000*logheight/2612594"/><draw:equation draw:name="f464" draw:formula="2500478*logwidth/2647519"/><draw:equation draw:name="f465" draw:formula="1885950*logheight/2612594"/><draw:equation draw:name="f466" draw:formula="2521433*logwidth/2647519"/><draw:equation draw:name="f467" draw:formula="1847850*logheight/2612594"/><draw:equation draw:name="f468" draw:formula="2459780*logwidth/2647519"/><draw:equation draw:name="f469" draw:formula="1766202*logheight/2612594"/><draw:equation draw:name="f470" draw:formula="2436660*logwidth/2647519"/><draw:equation draw:name="f471" draw:formula="1806892*logheight/2612594"/><draw:equation draw:name="f472" draw:formula="2436235*logwidth/2647519"/><draw:equation draw:name="f473" draw:formula="1807870*logheight/2612594"/><draw:equation draw:name="f474" draw:formula="2459520*logwidth/2647519"/><draw:equation draw:name="f475" draw:formula="1766887*logheight/2612594"/><draw:equation draw:name="f476" draw:formula="2472460*logwidth/2647519"/><draw:equation draw:name="f477" draw:formula="1674043*logheight/2612594"/><draw:equation draw:name="f478" draw:formula="2444672*logwidth/2647519"/><draw:equation draw:name="f479" draw:formula="1749965*logheight/2612594"/><draw:equation draw:name="f480" draw:formula="2386218*logwidth/2647519"/><draw:equation draw:name="f481" draw:formula="1869449*logheight/2612594"/><draw:equation draw:name="f482" draw:formula="2377660*logwidth/2647519"/><draw:equation draw:name="f483" draw:formula="1882980*logheight/2612594"/><draw:equation draw:name="f484" draw:formula="2377605*logwidth/2647519"/><draw:equation draw:name="f485" draw:formula="1883092*logheight/2612594"/><draw:equation draw:name="f486" draw:formula="2357602*logwidth/2647519"/><draw:equation draw:name="f487" draw:formula="1917382*logheight/2612594"/><draw:equation draw:name="f488" draw:formula="2337600*logwidth/2647519"/><draw:equation draw:name="f489" draw:formula="1954530*logheight/2612594"/><draw:equation draw:name="f490" draw:formula="2314740*logwidth/2647519"/><draw:equation draw:name="f491" draw:formula="1983105*logheight/2612594"/><draw:equation draw:name="f492" draw:formula="2295690*logwidth/2647519"/><draw:equation draw:name="f493" draw:formula="2015490*logheight/2612594"/><draw:equation draw:name="f494" draw:formula="2183295*logwidth/2647519"/><draw:equation draw:name="f495" draw:formula="2142172*logheight/2612594"/><draw:equation draw:name="f496" draw:formula="2146147*logwidth/2647519"/><draw:equation draw:name="f497" draw:formula="2173605*logheight/2612594"/><draw:equation draw:name="f498" draw:formula="2142583*logwidth/2647519"/><draw:equation draw:name="f499" draw:formula="2176315*logheight/2612594"/><draw:equation draw:name="f500" draw:formula="2141046*logwidth/2647519"/><draw:equation draw:name="f501" draw:formula="2177871*logheight/2612594"/><draw:equation draw:name="f502" draw:formula="2125512*logwidth/2647519"/><draw:equation draw:name="f503" draw:formula="2190534*logheight/2612594"/><draw:equation draw:name="f504" draw:formula="2112810*logwidth/2647519"/><draw:equation draw:name="f505" draw:formula="2205037*logheight/2612594"/><draw:equation draw:name="f506" draw:formula="2066137*logwidth/2647519"/><draw:equation draw:name="f507" draw:formula="2240280*logheight/2612594"/><draw:equation draw:name="f508" draw:formula="2058824*logwidth/2647519"/><draw:equation draw:name="f509" draw:formula="2244900*logheight/2612594"/><draw:equation draw:name="f510" draw:formula="2038960*logwidth/2647519"/><draw:equation draw:name="f511" draw:formula="2261093*logheight/2612594"/><draw:equation draw:name="f512" draw:formula="2036092*logwidth/2647519"/><draw:equation draw:name="f513" draw:formula="2262956*logheight/2612594"/><draw:equation draw:name="f514" draw:formula="2031847*logwidth/2647519"/><draw:equation draw:name="f515" draw:formula="2266950*logheight/2612594"/><draw:equation draw:name="f516" draw:formula="1994700*logwidth/2647519"/><draw:equation draw:name="f517" draw:formula="2291715*logheight/2612594"/><draw:equation draw:name="f518" draw:formula="1957552*logwidth/2647519"/><draw:equation draw:name="f519" draw:formula="2314575*logheight/2612594"/><draw:equation draw:name="f520" draw:formula="1953300*logwidth/2647519"/><draw:equation draw:name="f521" draw:formula="2316730*logheight/2612594"/><draw:equation draw:name="f522" draw:formula="1928148*logwidth/2647519"/><draw:equation draw:name="f523" draw:formula="2333067*logheight/2612594"/><draw:equation draw:name="f524" draw:formula="1920351*logwidth/2647519"/><draw:equation draw:name="f525" draw:formula="2337000*logheight/2612594"/><draw:equation draw:name="f526" draw:formula="1912785*logwidth/2647519"/><draw:equation draw:name="f527" draw:formula="2342197*logheight/2612594"/><draw:equation draw:name="f528" draw:formula="1887067*logwidth/2647519"/><draw:equation draw:name="f529" draw:formula="2356485*logheight/2612594"/><draw:equation draw:name="f530" draw:formula="1863038*logwidth/2647519"/><draw:equation draw:name="f531" draw:formula="2365909*logheight/2612594"/><draw:equation draw:name="f532" draw:formula="1809483*logwidth/2647519"/><draw:equation draw:name="f533" draw:formula="2392922*logheight/2612594"/><draw:equation draw:name="f534" draw:formula="1683836*logwidth/2647519"/><draw:equation draw:name="f535" draw:formula="2439784*logheight/2612594"/><draw:equation draw:name="f536" draw:formula="1596280*logwidth/2647519"/><draw:equation draw:name="f537" draw:formula="2462297*logheight/2612594"/><draw:equation draw:name="f538" draw:formula="1667040*logwidth/2647519"/><draw:equation draw:name="f539" draw:formula="2448877*logheight/2612594"/><draw:equation draw:name="f540" draw:formula="1680375*logwidth/2647519"/><draw:equation draw:name="f541" draw:formula="2446019*logheight/2612594"/><draw:equation draw:name="f542" draw:formula="1723237*logwidth/2647519"/><draw:equation draw:name="f543" draw:formula="2430779*logheight/2612594"/><draw:equation draw:name="f544" draw:formula="1749907*logwidth/2647519"/><draw:equation draw:name="f545" draw:formula="2422207*logheight/2612594"/><draw:equation draw:name="f546" draw:formula="1792770*logwidth/2647519"/><draw:equation draw:name="f547" draw:formula="2400299*logheight/2612594"/><draw:equation draw:name="f548" draw:formula="1841347*logwidth/2647519"/><draw:equation draw:name="f549" draw:formula="2383154*logheight/2612594"/><draw:equation draw:name="f550" draw:formula="1872470*logwidth/2647519"/><draw:equation draw:name="f551" draw:formula="2370949*logheight/2612594"/><draw:equation draw:name="f552" draw:formula="1886115*logwidth/2647519"/><draw:equation draw:name="f553" draw:formula="2363152*logheight/2612594"/><draw:equation draw:name="f554" draw:formula="1898496*logwidth/2647519"/><draw:equation draw:name="f555" draw:formula="2359343*logheight/2612594"/><draw:equation draw:name="f556" draw:formula="1915642*logwidth/2647519"/><draw:equation draw:name="f557" draw:formula="2349817*logheight/2612594"/><draw:equation draw:name="f558" draw:formula="1920147*logwidth/2647519"/><draw:equation draw:name="f559" draw:formula="2346686*logheight/2612594"/><draw:equation draw:name="f560" draw:formula="1931835*logwidth/2647519"/><draw:equation draw:name="f561" draw:formula="2335530*logheight/2612594"/><draw:equation draw:name="f562" draw:formula="1957552*logwidth/2647519"/><draw:equation draw:name="f563" draw:formula="2320290*logheight/2612594"/><draw:equation draw:name="f564" draw:formula="1986810*logwidth/2647519"/><draw:equation draw:name="f565" draw:formula="2305948*logheight/2612594"/><draw:equation draw:name="f566" draw:formula="1997557*logwidth/2647519"/><draw:equation draw:name="f567" draw:formula="2299334*logheight/2612594"/><draw:equation draw:name="f568" draw:formula="2034705*logwidth/2647519"/><draw:equation draw:name="f569" draw:formula="2274569*logheight/2612594"/><draw:equation draw:name="f570" draw:formula="2050897*logwidth/2647519"/><draw:equation draw:name="f571" draw:formula="2259329*logheight/2612594"/><draw:equation draw:name="f572" draw:formula="2068995*logwidth/2647519"/><draw:equation draw:name="f573" draw:formula="2247899*logheight/2612594"/><draw:equation draw:name="f574" draw:formula="2115667*logwidth/2647519"/><draw:equation draw:name="f575" draw:formula="2212657*logheight/2612594"/><draw:equation draw:name="f576" draw:formula="2149005*logwidth/2647519"/><draw:equation draw:name="f577" draw:formula="2181224*logheight/2612594"/><draw:equation draw:name="f578" draw:formula="2186152*logwidth/2647519"/><draw:equation draw:name="f579" draw:formula="2149792*logheight/2612594"/><draw:equation draw:name="f580" draw:formula="2298547*logwidth/2647519"/><draw:equation draw:name="f581" draw:formula="2023109*logheight/2612594"/><draw:equation draw:name="f582" draw:formula="2314015*logwidth/2647519"/><draw:equation draw:name="f583" draw:formula="1996814*logheight/2612594"/><draw:equation draw:name="f584" draw:formula="2314740*logwidth/2647519"/><draw:equation draw:name="f585" draw:formula="1994534*logheight/2612594"/><draw:equation draw:name="f586" draw:formula="2339505*logwidth/2647519"/><draw:equation draw:name="f587" draw:formula="1956434*logheight/2612594"/><draw:equation draw:name="f588" draw:formula="2347125*logwidth/2647519"/><draw:equation draw:name="f589" draw:formula="1945004*logheight/2612594"/><draw:equation draw:name="f590" draw:formula="2357257*logwidth/2647519"/><draw:equation draw:name="f591" draw:formula="1930951*logheight/2612594"/><draw:equation draw:name="f592" draw:formula="2360460*logwidth/2647519"/><draw:equation draw:name="f593" draw:formula="1925002*logheight/2612594"/><draw:equation draw:name="f594" draw:formula="2380462*logwidth/2647519"/><draw:equation draw:name="f595" draw:formula="1890712*logheight/2612594"/><draw:equation draw:name="f596" draw:formula="2419515*logwidth/2647519"/><draw:equation draw:name="f597" draw:formula="1809749*logheight/2612594"/><draw:equation draw:name="f598" draw:formula="2457615*logwidth/2647519"/><draw:equation draw:name="f599" draw:formula="1723072*logheight/2612594"/><draw:equation draw:name="f600" draw:formula="2468807*logwidth/2647519"/><draw:equation draw:name="f601" draw:formula="1687829*logheight/2612594"/><draw:equation draw:name="f602" draw:formula="2576677*logwidth/2647519"/><draw:equation draw:name="f603" draw:formula="1589722*logheight/2612594"/><draw:equation draw:name="f604" draw:formula="2573820*logwidth/2647519"/><draw:equation draw:name="f605" draw:formula="1591627*logheight/2612594"/><draw:equation draw:name="f606" draw:formula="2573820*logwidth/2647519"/><draw:equation draw:name="f607" draw:formula="1591627*logheight/2612594"/><draw:equation draw:name="f608" draw:formula="2585674*logwidth/2647519"/><draw:equation draw:name="f609" draw:formula="1533271*logheight/2612594"/><draw:equation draw:name="f610" draw:formula="2585332*logwidth/2647519"/><draw:equation draw:name="f611" draw:formula="1534956*logheight/2612594"/><draw:equation draw:name="f612" draw:formula="2588107*logwidth/2647519"/><draw:equation draw:name="f613" draw:formula="1538287*logheight/2612594"/><draw:equation draw:name="f614" draw:formula="2596680*logwidth/2647519"/><draw:equation draw:name="f615" draw:formula="1547812*logheight/2612594"/><draw:equation draw:name="f616" draw:formula="2602395*logwidth/2647519"/><draw:equation draw:name="f617" draw:formula="1544002*logheight/2612594"/><draw:equation draw:name="f618" draw:formula="2602539*logwidth/2647519"/><draw:equation draw:name="f619" draw:formula="1543271*logheight/2612594"/><draw:equation draw:name="f620" draw:formula="2598585*logwidth/2647519"/><draw:equation draw:name="f621" draw:formula="1545907*logheight/2612594"/><draw:equation draw:name="f622" draw:formula="2589060*logwidth/2647519"/><draw:equation draw:name="f623" draw:formula="1537334*logheight/2612594"/><draw:equation draw:name="f624" draw:formula="2577184*logwidth/2647519"/><draw:equation draw:name="f625" draw:formula="1425070*logheight/2612594"/><draw:equation draw:name="f626" draw:formula="2576519*logwidth/2647519"/><draw:equation draw:name="f627" draw:formula="1425107*logheight/2612594"/><draw:equation draw:name="f628" draw:formula="2575314*logwidth/2647519"/><draw:equation draw:name="f629" draw:formula="1425174*logheight/2612594"/><draw:equation draw:name="f630" draw:formula="2575725*logwidth/2647519"/><draw:equation draw:name="f631" draw:formula="1429702*logheight/2612594"/><draw:equation draw:name="f632" draw:formula="2574773*logwidth/2647519"/><draw:equation draw:name="f633" draw:formula="1453515*logheight/2612594"/><draw:equation draw:name="f634" draw:formula="2570963*logwidth/2647519"/><draw:equation draw:name="f635" draw:formula="1467802*logheight/2612594"/><draw:equation draw:name="f636" draw:formula="2548103*logwidth/2647519"/><draw:equation draw:name="f637" draw:formula="1503997*logheight/2612594"/><draw:equation draw:name="f638" draw:formula="2542388*logwidth/2647519"/><draw:equation draw:name="f639" draw:formula="1535430*logheight/2612594"/><draw:equation draw:name="f640" draw:formula="2536673*logwidth/2647519"/><draw:equation draw:name="f641" draw:formula="1545907*logheight/2612594"/><draw:equation draw:name="f642" draw:formula="2527148*logwidth/2647519"/><draw:equation draw:name="f643" draw:formula="1591627*logheight/2612594"/><draw:equation draw:name="f644" draw:formula="2516670*logwidth/2647519"/><draw:equation draw:name="f645" draw:formula="1627822*logheight/2612594"/><draw:equation draw:name="f646" draw:formula="2505240*logwidth/2647519"/><draw:equation draw:name="f647" draw:formula="1663065*logheight/2612594"/><draw:equation draw:name="f648" draw:formula="2498573*logwidth/2647519"/><draw:equation draw:name="f649" draw:formula="1690687*logheight/2612594"/><draw:equation draw:name="f650" draw:formula="2490953*logwidth/2647519"/><draw:equation draw:name="f651" draw:formula="1719262*logheight/2612594"/><draw:equation draw:name="f652" draw:formula="2497030*logwidth/2647519"/><draw:equation draw:name="f653" draw:formula="1709810*logheight/2612594"/><draw:equation draw:name="f654" draw:formula="2502383*logwidth/2647519"/><draw:equation draw:name="f655" draw:formula="1689734*logheight/2612594"/><draw:equation draw:name="f656" draw:formula="2507145*logwidth/2647519"/><draw:equation draw:name="f657" draw:formula="1661159*logheight/2612594"/><draw:equation draw:name="f658" draw:formula="2518575*logwidth/2647519"/><draw:equation draw:name="f659" draw:formula="1625917*logheight/2612594"/><draw:equation draw:name="f660" draw:formula="2529053*logwidth/2647519"/><draw:equation draw:name="f661" draw:formula="1589722*logheight/2612594"/><draw:equation draw:name="f662" draw:formula="2538578*logwidth/2647519"/><draw:equation draw:name="f663" draw:formula="1544002*logheight/2612594"/><draw:equation draw:name="f664" draw:formula="2544293*logwidth/2647519"/><draw:equation draw:name="f665" draw:formula="1533524*logheight/2612594"/><draw:equation draw:name="f666" draw:formula="2550008*logwidth/2647519"/><draw:equation draw:name="f667" draw:formula="1502092*logheight/2612594"/><draw:equation draw:name="f668" draw:formula="2572868*logwidth/2647519"/><draw:equation draw:name="f669" draw:formula="1465897*logheight/2612594"/><draw:equation draw:name="f670" draw:formula="2557628*logwidth/2647519"/><draw:equation draw:name="f671" draw:formula="1539239*logheight/2612594"/><draw:equation draw:name="f672" draw:formula="2546198*logwidth/2647519"/><draw:equation draw:name="f673" draw:formula="1600199*logheight/2612594"/><draw:equation draw:name="f674" draw:formula="2520480*logwidth/2647519"/><draw:equation draw:name="f675" draw:formula="1678304*logheight/2612594"/><draw:equation draw:name="f676" draw:formula="2515393*logwidth/2647519"/><draw:equation draw:name="f677" draw:formula="1686218*logheight/2612594"/><draw:equation draw:name="f678" draw:formula="2513218*logwidth/2647519"/><draw:equation draw:name="f679" draw:formula="1698069*logheight/2612594"/><draw:equation draw:name="f680" draw:formula="2506193*logwidth/2647519"/><draw:equation draw:name="f681" draw:formula="1718310*logheight/2612594"/><draw:equation draw:name="f682" draw:formula="2479523*logwidth/2647519"/><draw:equation draw:name="f683" draw:formula="1776412*logheight/2612594"/><draw:equation draw:name="f684" draw:formula="2467140*logwidth/2647519"/><draw:equation draw:name="f685" draw:formula="1806892*logheight/2612594"/><draw:equation draw:name="f686" draw:formula="2459520*logwidth/2647519"/><draw:equation draw:name="f687" draw:formula="1823085*logheight/2612594"/><draw:equation draw:name="f688" draw:formula="2449995*logwidth/2647519"/><draw:equation draw:name="f689" draw:formula="1840230*logheight/2612594"/><draw:equation draw:name="f690" draw:formula="2424278*logwidth/2647519"/><draw:equation draw:name="f691" draw:formula="1885950*logheight/2612594"/><draw:equation draw:name="f692" draw:formula="2396655*logwidth/2647519"/><draw:equation draw:name="f693" draw:formula="1930717*logheight/2612594"/><draw:equation draw:name="f694" draw:formula="2361413*logwidth/2647519"/><draw:equation draw:name="f695" draw:formula="1990725*logheight/2612594"/><draw:equation draw:name="f696" draw:formula="2322360*logwidth/2647519"/><draw:equation draw:name="f697" draw:formula="2049780*logheight/2612594"/><draw:equation draw:name="f698" draw:formula="2296643*logwidth/2647519"/><draw:equation draw:name="f699" draw:formula="2083117*logheight/2612594"/><draw:equation draw:name="f700" draw:formula="2269020*logwidth/2647519"/><draw:equation draw:name="f701" draw:formula="2115502*logheight/2612594"/><draw:equation draw:name="f702" draw:formula="2259495*logwidth/2647519"/><draw:equation draw:name="f703" draw:formula="2128837*logheight/2612594"/><draw:equation draw:name="f704" draw:formula="2249018*logwidth/2647519"/><draw:equation draw:name="f705" draw:formula="2142172*logheight/2612594"/><draw:equation draw:name="f706" draw:formula="2232825*logwidth/2647519"/><draw:equation draw:name="f707" draw:formula="2155507*logheight/2612594"/><draw:equation draw:name="f708" draw:formula="2206342*logwidth/2647519"/><draw:equation draw:name="f709" draw:formula="2184829*logheight/2612594"/><draw:equation draw:name="f710" draw:formula="2207107*logwidth/2647519"/><draw:equation draw:name="f711" draw:formula="2187892*logheight/2612594"/><draw:equation draw:name="f712" draw:formula="2179485*logwidth/2647519"/><draw:equation draw:name="f713" draw:formula="2216467*logheight/2612594"/><draw:equation draw:name="f714" draw:formula="2149957*logwidth/2647519"/><draw:equation draw:name="f715" draw:formula="2237422*logheight/2612594"/><draw:equation draw:name="f716" draw:formula="2126145*logwidth/2647519"/><draw:equation draw:name="f717" draw:formula="2256472*logheight/2612594"/><draw:equation draw:name="f718" draw:formula="2103587*logwidth/2647519"/><draw:equation draw:name="f719" draw:formula="2272957*logheight/2612594"/><draw:equation draw:name="f720" draw:formula="2107095*logwidth/2647519"/><draw:equation draw:name="f721" draw:formula="2272665*logheight/2612594"/><draw:equation draw:name="f722" draw:formula="2131860*logwidth/2647519"/><draw:equation draw:name="f723" draw:formula="2254567*logheight/2612594"/><draw:equation draw:name="f724" draw:formula="2155673*logwidth/2647519"/><draw:equation draw:name="f725" draw:formula="2235517*logheight/2612594"/><draw:equation draw:name="f726" draw:formula="2185200*logwidth/2647519"/><draw:equation draw:name="f727" draw:formula="2214562*logheight/2612594"/><draw:equation draw:name="f728" draw:formula="2212823*logwidth/2647519"/><draw:equation draw:name="f729" draw:formula="2185987*logheight/2612594"/><draw:equation draw:name="f730" draw:formula="2211870*logwidth/2647519"/><draw:equation draw:name="f731" draw:formula="2182177*logheight/2612594"/><draw:equation draw:name="f732" draw:formula="2238540*logwidth/2647519"/><draw:equation draw:name="f733" draw:formula="2152650*logheight/2612594"/><draw:equation draw:name="f734" draw:formula="2254733*logwidth/2647519"/><draw:equation draw:name="f735" draw:formula="2139315*logheight/2612594"/><draw:equation draw:name="f736" draw:formula="2265210*logwidth/2647519"/><draw:equation draw:name="f737" draw:formula="2125980*logheight/2612594"/><draw:equation draw:name="f738" draw:formula="2274735*logwidth/2647519"/><draw:equation draw:name="f739" draw:formula="2112645*logheight/2612594"/><draw:equation draw:name="f740" draw:formula="2302358*logwidth/2647519"/><draw:equation draw:name="f741" draw:formula="2080260*logheight/2612594"/><draw:equation draw:name="f742" draw:formula="2328075*logwidth/2647519"/><draw:equation draw:name="f743" draw:formula="2046922*logheight/2612594"/><draw:equation draw:name="f744" draw:formula="2367128*logwidth/2647519"/><draw:equation draw:name="f745" draw:formula="1987867*logheight/2612594"/><draw:equation draw:name="f746" draw:formula="2402370*logwidth/2647519"/><draw:equation draw:name="f747" draw:formula="1927860*logheight/2612594"/><draw:equation draw:name="f748" draw:formula="2429993*logwidth/2647519"/><draw:equation draw:name="f749" draw:formula="1883092*logheight/2612594"/><draw:equation draw:name="f750" draw:formula="2455710*logwidth/2647519"/><draw:equation draw:name="f751" draw:formula="1837372*logheight/2612594"/><draw:equation draw:name="f752" draw:formula="2465235*logwidth/2647519"/><draw:equation draw:name="f753" draw:formula="1820227*logheight/2612594"/><draw:equation draw:name="f754" draw:formula="2472855*logwidth/2647519"/><draw:equation draw:name="f755" draw:formula="1804035*logheight/2612594"/><draw:equation draw:name="f756" draw:formula="2485238*logwidth/2647519"/><draw:equation draw:name="f757" draw:formula="1773555*logheight/2612594"/><draw:equation draw:name="f758" draw:formula="2511908*logwidth/2647519"/><draw:equation draw:name="f759" draw:formula="1715452*logheight/2612594"/><draw:equation draw:name="f760" draw:formula="2522385*logwidth/2647519"/><draw:equation draw:name="f761" draw:formula="1676400*logheight/2612594"/><draw:equation draw:name="f762" draw:formula="2548103*logwidth/2647519"/><draw:equation draw:name="f763" draw:formula="1598295*logheight/2612594"/><draw:equation draw:name="f764" draw:formula="2559533*logwidth/2647519"/><draw:equation draw:name="f765" draw:formula="1537335*logheight/2612594"/><draw:equation draw:name="f766" draw:formula="2574773*logwidth/2647519"/><draw:equation draw:name="f767" draw:formula="1463992*logheight/2612594"/><draw:equation draw:name="f768" draw:formula="2578209*logwidth/2647519"/><draw:equation draw:name="f769" draw:formula="1451109*logheight/2612594"/><draw:equation draw:name="f770" draw:formula="2575725*logwidth/2647519"/><draw:equation draw:name="f771" draw:formula="1450657*logheight/2612594"/><draw:equation draw:name="f772" draw:formula="2576677*logwidth/2647519"/><draw:equation draw:name="f773" draw:formula="1426845*logheight/2612594"/><draw:equation draw:name="f774" draw:formula="2597632*logwidth/2647519"/><draw:equation draw:name="f775" draw:formula="1404937*logheight/2612594"/><draw:equation draw:name="f776" draw:formula="2586541*logwidth/2647519"/><draw:equation draw:name="f777" draw:formula="1451152*logheight/2612594"/><draw:equation draw:name="f778" draw:formula="2586542*logwidth/2647519"/><draw:equation draw:name="f779" draw:formula="1451152*logheight/2612594"/><draw:equation draw:name="f780" draw:formula="2597633*logwidth/2647519"/><draw:equation draw:name="f781" draw:formula="1404938*logheight/2612594"/><draw:equation draw:name="f782" draw:formula="2606205*logwidth/2647519"/><draw:equation draw:name="f783" draw:formula="1395412*logheight/2612594"/><draw:equation draw:name="f784" draw:formula="2600490*logwidth/2647519"/><draw:equation draw:name="f785" draw:formula="1407795*logheight/2612594"/><draw:equation draw:name="f786" draw:formula="2599181*logwidth/2647519"/><draw:equation draw:name="f787" draw:formula="1433750*logheight/2612594"/><draw:equation draw:name="f788" draw:formula="2598585*logwidth/2647519"/><draw:equation draw:name="f789" draw:formula="1458277*logheight/2612594"/><draw:equation draw:name="f790" draw:formula="2589060*logwidth/2647519"/><draw:equation draw:name="f791" draw:formula="1487586*logheight/2612594"/><draw:equation draw:name="f792" draw:formula="2589060*logwidth/2647519"/><draw:equation draw:name="f793" draw:formula="1490934*logheight/2612594"/><draw:equation draw:name="f794" draw:formula="2600490*logwidth/2647519"/><draw:equation draw:name="f795" draw:formula="1458277*logheight/2612594"/><draw:equation draw:name="f796" draw:formula="2602395*logwidth/2647519"/><draw:equation draw:name="f797" draw:formula="1407794*logheight/2612594"/><draw:equation draw:name="f798" draw:formula="2606836*logwidth/2647519"/><draw:equation draw:name="f799" draw:formula="1398173*logheight/2612594"/><draw:equation draw:name="f800" draw:formula="2565247*logwidth/2647519"/><draw:equation draw:name="f801" draw:formula="1354454*logheight/2612594"/><draw:equation draw:name="f802" draw:formula="2559006*logwidth/2647519"/><draw:equation draw:name="f803" draw:formula="1369207*logheight/2612594"/><draw:equation draw:name="f804" draw:formula="2556675*logwidth/2647519"/><draw:equation draw:name="f805" draw:formula="1390650*logheight/2612594"/><draw:equation draw:name="f806" draw:formula="2553670*logwidth/2647519"/><draw:equation draw:name="f807" draw:formula="1380633*logheight/2612594"/><draw:equation draw:name="f808" draw:formula="2552571*logwidth/2647519"/><draw:equation draw:name="f809" draw:formula="1382047*logheight/2612594"/><draw:equation draw:name="f810" draw:formula="2555723*logwidth/2647519"/><draw:equation draw:name="f811" draw:formula="1392555*logheight/2612594"/><draw:equation draw:name="f812" draw:formula="2553818*logwidth/2647519"/><draw:equation draw:name="f813" draw:formula="1407795*logheight/2612594"/><draw:equation draw:name="f814" draw:formula="2557628*logwidth/2647519"/><draw:equation draw:name="f815" draw:formula="1420177*logheight/2612594"/><draw:equation draw:name="f816" draw:formula="2560581*logwidth/2647519"/><draw:equation draw:name="f817" draw:formula="1420013*logheight/2612594"/><draw:equation draw:name="f818" draw:formula="2558580*logwidth/2647519"/><draw:equation draw:name="f819" draw:formula="1413509*logheight/2612594"/><draw:equation draw:name="f820" draw:formula="2560485*logwidth/2647519"/><draw:equation draw:name="f821" draw:formula="1398269*logheight/2612594"/><draw:equation draw:name="f822" draw:formula="2565247*logwidth/2647519"/><draw:equation draw:name="f823" draw:formula="1354454*logheight/2612594"/><draw:equation draw:name="f824" draw:formula="2645258*logwidth/2647519"/><draw:equation draw:name="f825" draw:formula="1328737*logheight/2612594"/><draw:equation draw:name="f826" draw:formula="2647163*logwidth/2647519"/><draw:equation draw:name="f827" draw:formula="1329689*logheight/2612594"/><draw:equation draw:name="f828" draw:formula="2646210*logwidth/2647519"/><draw:equation draw:name="f829" draw:formula="1369694*logheight/2612594"/><draw:equation draw:name="f830" draw:formula="2647163*logwidth/2647519"/><draw:equation draw:name="f831" draw:formula="1397317*logheight/2612594"/><draw:equation draw:name="f832" draw:formula="2644305*logwidth/2647519"/><draw:equation draw:name="f833" draw:formula="1447799*logheight/2612594"/><draw:equation draw:name="f834" draw:formula="2641448*logwidth/2647519"/><draw:equation draw:name="f835" draw:formula="1476374*logheight/2612594"/><draw:equation draw:name="f836" draw:formula="2632875*logwidth/2647519"/><draw:equation draw:name="f837" draw:formula="1518284*logheight/2612594"/><draw:equation draw:name="f838" draw:formula="2630018*logwidth/2647519"/><draw:equation draw:name="f839" draw:formula="1553527*logheight/2612594"/><draw:equation draw:name="f840" draw:formula="2615730*logwidth/2647519"/><draw:equation draw:name="f841" draw:formula="1618297*logheight/2612594"/><draw:equation draw:name="f842" draw:formula="2602395*logwidth/2647519"/><draw:equation draw:name="f843" draw:formula="1674494*logheight/2612594"/><draw:equation draw:name="f844" draw:formula="2578583*logwidth/2647519"/><draw:equation draw:name="f845" draw:formula="1684972*logheight/2612594"/><draw:equation draw:name="f846" draw:formula="2580488*logwidth/2647519"/><draw:equation draw:name="f847" draw:formula="1679257*logheight/2612594"/><draw:equation draw:name="f848" draw:formula="2584298*logwidth/2647519"/><draw:equation draw:name="f849" draw:formula="1639252*logheight/2612594"/><draw:equation draw:name="f850" draw:formula="2598585*logwidth/2647519"/><draw:equation draw:name="f851" draw:formula="1597342*logheight/2612594"/><draw:equation draw:name="f852" draw:formula="2610015*logwidth/2647519"/><draw:equation draw:name="f853" draw:formula="1590675*logheight/2612594"/><draw:equation draw:name="f854" draw:formula="2610015*logwidth/2647519"/><draw:equation draw:name="f855" draw:formula="1590674*logheight/2612594"/><draw:equation draw:name="f856" draw:formula="2622398*logwidth/2647519"/><draw:equation draw:name="f857" draw:formula="1518284*logheight/2612594"/><draw:equation draw:name="f858" draw:formula="2629065*logwidth/2647519"/><draw:equation draw:name="f859" draw:formula="1483994*logheight/2612594"/><draw:equation draw:name="f860" draw:formula="2634780*logwidth/2647519"/><draw:equation draw:name="f861" draw:formula="1448752*logheight/2612594"/><draw:equation draw:name="f862" draw:formula="2639543*logwidth/2647519"/><draw:equation draw:name="f863" draw:formula="1415414*logheight/2612594"/><draw:equation draw:name="f864" draw:formula="2641448*logwidth/2647519"/><draw:equation draw:name="f865" draw:formula="1383982*logheight/2612594"/><draw:equation draw:name="f866" draw:formula="2642400*logwidth/2647519"/><draw:equation draw:name="f867" draw:formula="1357312*logheight/2612594"/><draw:equation draw:name="f868" draw:formula="2644305*logwidth/2647519"/><draw:equation draw:name="f869" draw:formula="1343024*logheight/2612594"/><draw:equation draw:name="f870" draw:formula="2645258*logwidth/2647519"/><draw:equation draw:name="f871" draw:formula="1328737*logheight/2612594"/><draw:equation draw:name="f872" draw:formula="134151*logwidth/2647519"/><draw:equation draw:name="f873" draw:formula="887095*logheight/2612594"/><draw:equation draw:name="f874" draw:formula="134625*logwidth/2647519"/><draw:equation draw:name="f875" draw:formula="887332*logheight/2612594"/><draw:equation draw:name="f876" draw:formula="134670*logwidth/2647519"/><draw:equation draw:name="f877" draw:formula="887199*logheight/2612594"/><draw:equation draw:name="f878" draw:formula="191618*logwidth/2647519"/><draw:equation draw:name="f879" draw:formula="750570*logheight/2612594"/><draw:equation draw:name="f880" draw:formula="170663*logwidth/2647519"/><draw:equation draw:name="f881" draw:formula="789622*logheight/2612594"/><draw:equation draw:name="f882" draw:formula="153518*logwidth/2647519"/><draw:equation draw:name="f883" draw:formula="803910*logheight/2612594"/><draw:equation draw:name="f884" draw:formula="153477*logwidth/2647519"/><draw:equation draw:name="f885" draw:formula="804822*logheight/2612594"/><draw:equation draw:name="f886" draw:formula="151819*logwidth/2647519"/><draw:equation draw:name="f887" draw:formula="841286*logheight/2612594"/><draw:equation draw:name="f888" draw:formula="151867*logwidth/2647519"/><draw:equation draw:name="f889" draw:formula="841199*logheight/2612594"/><draw:equation draw:name="f890" draw:formula="153518*logwidth/2647519"/><draw:equation draw:name="f891" draw:formula="804862*logheight/2612594"/><draw:equation draw:name="f892" draw:formula="170663*logwidth/2647519"/><draw:equation draw:name="f893" draw:formula="790574*logheight/2612594"/><draw:equation draw:name="f894" draw:formula="191618*logwidth/2647519"/><draw:equation draw:name="f895" draw:formula="751522*logheight/2612594"/><draw:equation draw:name="f896" draw:formula="192332*logwidth/2647519"/><draw:equation draw:name="f897" draw:formula="751998*logheight/2612594"/><draw:equation draw:name="f898" draw:formula="192689*logwidth/2647519"/><draw:equation draw:name="f899" draw:formula="751284*logheight/2612594"/><draw:equation draw:name="f900" draw:formula="203047*logwidth/2647519"/><draw:equation draw:name="f901" draw:formula="667702*logheight/2612594"/><draw:equation draw:name="f902" draw:formula="189712*logwidth/2647519"/><draw:equation draw:name="f903" draw:formula="677227*logheight/2612594"/><draw:equation draw:name="f904" draw:formula="169710*logwidth/2647519"/><draw:equation draw:name="f905" draw:formula="719137*logheight/2612594"/><draw:equation draw:name="f906" draw:formula="174286*logwidth/2647519"/><draw:equation draw:name="f907" draw:formula="722798*logheight/2612594"/><draw:equation draw:name="f908" draw:formula="174435*logwidth/2647519"/><draw:equation draw:name="f909" draw:formula="722155*logheight/2612594"/><draw:equation draw:name="f910" draw:formula="170663*logwidth/2647519"/><draw:equation draw:name="f911" draw:formula="719137*logheight/2612594"/><draw:equation draw:name="f912" draw:formula="190665*logwidth/2647519"/><draw:equation draw:name="f913" draw:formula="677227*logheight/2612594"/><draw:equation draw:name="f914" draw:formula="202473*logwidth/2647519"/><draw:equation draw:name="f915" draw:formula="668793*logheight/2612594"/><draw:equation draw:name="f916" draw:formula="276390*logwidth/2647519"/><draw:equation draw:name="f917" draw:formula="613410*logheight/2612594"/><draw:equation draw:name="f918" draw:formula="275187*logwidth/2647519"/><draw:equation draw:name="f919" draw:formula="614373*logheight/2612594"/><draw:equation draw:name="f920" draw:formula="270080*logwidth/2647519"/><draw:equation draw:name="f921" draw:formula="634008*logheight/2612594"/><draw:equation draw:name="f922" draw:formula="266865*logwidth/2647519"/><draw:equation draw:name="f923" draw:formula="643890*logheight/2612594"/><draw:equation draw:name="f924" draw:formula="179235*logwidth/2647519"/><draw:equation draw:name="f925" draw:formula="803910*logheight/2612594"/><draw:equation draw:name="f926" draw:formula="166852*logwidth/2647519"/><draw:equation draw:name="f927" draw:formula="842962*logheight/2612594"/><draw:equation draw:name="f928" draw:formula="155422*logwidth/2647519"/><draw:equation draw:name="f929" draw:formula="882967*logheight/2612594"/><draw:equation draw:name="f930" draw:formula="130657*logwidth/2647519"/><draw:equation draw:name="f931" draw:formula="966787*logheight/2612594"/><draw:equation draw:name="f932" draw:formula="114465*logwidth/2647519"/><draw:equation draw:name="f933" draw:formula="1023937*logheight/2612594"/><draw:equation draw:name="f934" draw:formula="106845*logwidth/2647519"/><draw:equation draw:name="f935" draw:formula="1066800*logheight/2612594"/><draw:equation draw:name="f936" draw:formula="103035*logwidth/2647519"/><draw:equation draw:name="f937" draw:formula="1088707*logheight/2612594"/><draw:equation draw:name="f938" draw:formula="100177*logwidth/2647519"/><draw:equation draw:name="f939" draw:formula="1110615*logheight/2612594"/><draw:equation draw:name="f940" draw:formula="91605*logwidth/2647519"/><draw:equation draw:name="f941" draw:formula="1169670*logheight/2612594"/><draw:equation draw:name="f942" draw:formula="88747*logwidth/2647519"/><draw:equation draw:name="f943" draw:formula="1205865*logheight/2612594"/><draw:equation draw:name="f944" draw:formula="93510*logwidth/2647519"/><draw:equation draw:name="f945" draw:formula="1243965*logheight/2612594"/><draw:equation draw:name="f946" draw:formula="95742*logwidth/2647519"/><draw:equation draw:name="f947" draw:formula="1223205*logheight/2612594"/><draw:equation draw:name="f948" draw:formula="95415*logwidth/2647519"/><draw:equation draw:name="f949" draw:formula="1216342*logheight/2612594"/><draw:equation draw:name="f950" draw:formula="99225*logwidth/2647519"/><draw:equation draw:name="f951" draw:formula="1176337*logheight/2612594"/><draw:equation draw:name="f952" draw:formula="107797*logwidth/2647519"/><draw:equation draw:name="f953" draw:formula="1117282*logheight/2612594"/><draw:equation draw:name="f954" draw:formula="114596*logwidth/2647519"/><draw:equation draw:name="f955" draw:formula="1109123*logheight/2612594"/><draw:equation draw:name="f956" draw:formula="124469*logwidth/2647519"/><draw:equation draw:name="f957" draw:formula="1043051*logheight/2612594"/><draw:equation draw:name="f958" draw:formula="123990*logwidth/2647519"/><draw:equation draw:name="f959" draw:formula="1031557*logheight/2612594"/><draw:equation draw:name="f960" draw:formula="133400*logwidth/2647519"/><draw:equation draw:name="f961" draw:formula="1004580*logheight/2612594"/><draw:equation draw:name="f962" draw:formula="138999*logwidth/2647519"/><draw:equation draw:name="f963" draw:formula="981931*logheight/2612594"/><draw:equation draw:name="f964" draw:formula="137325*logwidth/2647519"/><draw:equation draw:name="f965" draw:formula="985837*logheight/2612594"/><draw:equation draw:name="f966" draw:formula="131610*logwidth/2647519"/><draw:equation draw:name="f967" draw:formula="983932*logheight/2612594"/><draw:equation draw:name="f968" draw:formula="117322*logwidth/2647519"/><draw:equation draw:name="f969" draw:formula="1024890*logheight/2612594"/><draw:equation draw:name="f970" draw:formula="118275*logwidth/2647519"/><draw:equation draw:name="f971" draw:formula="1047750*logheight/2612594"/><draw:equation draw:name="f972" draw:formula="111607*logwidth/2647519"/><draw:equation draw:name="f973" draw:formula="1091565*logheight/2612594"/><draw:equation draw:name="f974" draw:formula="110655*logwidth/2647519"/><draw:equation draw:name="f975" draw:formula="1099185*logheight/2612594"/><draw:equation draw:name="f976" draw:formula="101130*logwidth/2647519"/><draw:equation draw:name="f977" draw:formula="1110615*logheight/2612594"/><draw:equation draw:name="f978" draw:formula="103987*logwidth/2647519"/><draw:equation draw:name="f979" draw:formula="1088707*logheight/2612594"/><draw:equation draw:name="f980" draw:formula="107797*logwidth/2647519"/><draw:equation draw:name="f981" draw:formula="1066800*logheight/2612594"/><draw:equation draw:name="f982" draw:formula="115417*logwidth/2647519"/><draw:equation draw:name="f983" draw:formula="1023937*logheight/2612594"/><draw:equation draw:name="f984" draw:formula="131610*logwidth/2647519"/><draw:equation draw:name="f985" draw:formula="966787*logheight/2612594"/><draw:equation draw:name="f986" draw:formula="156375*logwidth/2647519"/><draw:equation draw:name="f987" draw:formula="882967*logheight/2612594"/><draw:equation draw:name="f988" draw:formula="167805*logwidth/2647519"/><draw:equation draw:name="f989" draw:formula="842962*logheight/2612594"/><draw:equation draw:name="f990" draw:formula="180187*logwidth/2647519"/><draw:equation draw:name="f991" draw:formula="803910*logheight/2612594"/><draw:equation draw:name="f992" draw:formula="267817*logwidth/2647519"/><draw:equation draw:name="f993" draw:formula="643890*logheight/2612594"/><draw:equation draw:name="f994" draw:formula="276390*logwidth/2647519"/><draw:equation draw:name="f995" draw:formula="613410*logheight/2612594"/><draw:equation draw:name="f996" draw:formula="293536*logwidth/2647519"/><draw:equation draw:name="f997" draw:formula="518160*logheight/2612594"/><draw:equation draw:name="f998" draw:formula="293535*logwidth/2647519"/><draw:equation draw:name="f999" draw:formula="518160*logheight/2612594"/><draw:equation draw:name="f1000" draw:formula="298297*logwidth/2647519"/><draw:equation draw:name="f1001" draw:formula="521970*logheight/2612594"/><draw:equation draw:name="f1002" draw:formula="298297*logwidth/2647519"/><draw:equation draw:name="f1003" draw:formula="521969*logheight/2612594"/><draw:equation draw:name="f1004" draw:formula="465169*logwidth/2647519"/><draw:equation draw:name="f1005" draw:formula="382550*logheight/2612594"/><draw:equation draw:name="f1006" draw:formula="464986*logwidth/2647519"/><draw:equation draw:name="f1007" draw:formula="382696*logheight/2612594"/><draw:equation draw:name="f1008" draw:formula="464430*logwidth/2647519"/><draw:equation draw:name="f1009" draw:formula="383325*logheight/2612594"/><draw:equation draw:name="f1010" draw:formula="456651*logwidth/2647519"/><draw:equation draw:name="f1011" draw:formula="391477*logheight/2612594"/><draw:equation draw:name="f1012" draw:formula="454684*logwidth/2647519"/><draw:equation draw:name="f1013" draw:formula="394338*logheight/2612594"/><draw:equation draw:name="f1014" draw:formula="453399*logwidth/2647519"/><draw:equation draw:name="f1015" draw:formula="395790*logheight/2612594"/><draw:equation draw:name="f1016" draw:formula="447840*logwidth/2647519"/><draw:equation draw:name="f1017" draw:formula="403860*logheight/2612594"/><draw:equation draw:name="f1018" draw:formula="389738*logwidth/2647519"/><draw:equation draw:name="f1019" draw:formula="472440*logheight/2612594"/><draw:equation draw:name="f1020" draw:formula="373545*logwidth/2647519"/><draw:equation draw:name="f1021" draw:formula="491490*logheight/2612594"/><draw:equation draw:name="f1022" draw:formula="357353*logwidth/2647519"/><draw:equation draw:name="f1023" draw:formula="511492*logheight/2612594"/><draw:equation draw:name="f1024" draw:formula="285752*logwidth/2647519"/><draw:equation draw:name="f1025" draw:formula="590631*logheight/2612594"/><draw:equation draw:name="f1026" draw:formula="358305*logwidth/2647519"/><draw:equation draw:name="f1027" draw:formula="510540*logheight/2612594"/><draw:equation draw:name="f1028" draw:formula="374497*logwidth/2647519"/><draw:equation draw:name="f1029" draw:formula="490537*logheight/2612594"/><draw:equation draw:name="f1030" draw:formula="390690*logwidth/2647519"/><draw:equation draw:name="f1031" draw:formula="471487*logheight/2612594"/><draw:equation draw:name="f1032" draw:formula="448792*logwidth/2647519"/><draw:equation draw:name="f1033" draw:formula="402907*logheight/2612594"/><draw:equation draw:name="f1034" draw:formula="454684*logwidth/2647519"/><draw:equation draw:name="f1035" draw:formula="394338*logheight/2612594"/><draw:equation draw:name="f1036" draw:formula="464430*logwidth/2647519"/><draw:equation draw:name="f1037" draw:formula="383325*logheight/2612594"/><draw:equation draw:name="f1038" draw:formula="489348*logwidth/2647519"/><draw:equation draw:name="f1039" draw:formula="316869*logheight/2612594"/><draw:equation draw:name="f1040" draw:formula="481127*logwidth/2647519"/><draw:equation draw:name="f1041" draw:formula="319733*logheight/2612594"/><draw:equation draw:name="f1042" draw:formula="475013*logwidth/2647519"/><draw:equation draw:name="f1043" draw:formula="322003*logheight/2612594"/><draw:equation draw:name="f1044" draw:formula="473558*logwidth/2647519"/><draw:equation draw:name="f1045" draw:formula="323849*logheight/2612594"/><draw:equation draw:name="f1046" draw:formula="463080*logwidth/2647519"/><draw:equation draw:name="f1047" draw:formula="333374*logheight/2612594"/><draw:equation draw:name="f1048" draw:formula="436410*logwidth/2647519"/><draw:equation draw:name="f1049" draw:formula="350519*logheight/2612594"/><draw:equation draw:name="f1050" draw:formula="418313*logwidth/2647519"/><draw:equation draw:name="f1051" draw:formula="370522*logheight/2612594"/><draw:equation draw:name="f1052" draw:formula="401168*logwidth/2647519"/><draw:equation draw:name="f1053" draw:formula="390524*logheight/2612594"/><draw:equation draw:name="f1054" draw:formula="389738*logwidth/2647519"/><draw:equation draw:name="f1055" draw:formula="401002*logheight/2612594"/><draw:equation draw:name="f1056" draw:formula="389350*logwidth/2647519"/><draw:equation draw:name="f1057" draw:formula="400516*logheight/2612594"/><draw:equation draw:name="f1058" draw:formula="378546*logwidth/2647519"/><draw:equation draw:name="f1059" draw:formula="413504*logheight/2612594"/><draw:equation draw:name="f1060" draw:formula="360210*logwidth/2647519"/><draw:equation draw:name="f1061" draw:formula="436245*logheight/2612594"/><draw:equation draw:name="f1062" draw:formula="330683*logwidth/2647519"/><draw:equation draw:name="f1063" draw:formula="468630*logheight/2612594"/><draw:equation draw:name="f1064" draw:formula="335445*logwidth/2647519"/><draw:equation draw:name="f1065" draw:formula="474344*logheight/2612594"/><draw:equation draw:name="f1066" draw:formula="335536*logwidth/2647519"/><draw:equation draw:name="f1067" draw:formula="474264*logheight/2612594"/><draw:equation draw:name="f1068" draw:formula="331635*logwidth/2647519"/><draw:equation draw:name="f1069" draw:formula="469582*logheight/2612594"/><draw:equation draw:name="f1070" draw:formula="361162*logwidth/2647519"/><draw:equation draw:name="f1071" draw:formula="437197*logheight/2612594"/><draw:equation draw:name="f1072" draw:formula="390690*logwidth/2647519"/><draw:equation draw:name="f1073" draw:formula="401002*logheight/2612594"/><draw:equation draw:name="f1074" draw:formula="402120*logwidth/2647519"/><draw:equation draw:name="f1075" draw:formula="390525*logheight/2612594"/><draw:equation draw:name="f1076" draw:formula="419265*logwidth/2647519"/><draw:equation draw:name="f1077" draw:formula="370522*logheight/2612594"/><draw:equation draw:name="f1078" draw:formula="437362*logwidth/2647519"/><draw:equation draw:name="f1079" draw:formula="350520*logheight/2612594"/><draw:equation draw:name="f1080" draw:formula="464032*logwidth/2647519"/><draw:equation draw:name="f1081" draw:formula="333375*logheight/2612594"/><draw:equation draw:name="f1082" draw:formula="474510*logwidth/2647519"/><draw:equation draw:name="f1083" draw:formula="323850*logheight/2612594"/><draw:equation draw:name="f1084" draw:formula="485940*logwidth/2647519"/><draw:equation draw:name="f1085" draw:formula="319564*logheight/2612594"/><draw:equation draw:name="f1086" draw:formula="489548*logwidth/2647519"/><draw:equation draw:name="f1087" draw:formula="318444*logheight/2612594"/><draw:equation draw:name="f1088" draw:formula="1868970*logwidth/2647519"/><draw:equation draw:name="f1089" draw:formula="144780*logheight/2612594"/><draw:equation draw:name="f1090" draw:formula="1917547*logwidth/2647519"/><draw:equation draw:name="f1091" draw:formula="166687*logheight/2612594"/><draw:equation draw:name="f1092" draw:formula="1938502*logwidth/2647519"/><draw:equation draw:name="f1093" draw:formula="183832*logheight/2612594"/><draw:equation draw:name="f1094" draw:formula="1891830*logwidth/2647519"/><draw:equation draw:name="f1095" draw:formula="160972*logheight/2612594"/><draw:equation draw:name="f1096" draw:formula="1868970*logwidth/2647519"/><draw:equation draw:name="f1097" draw:formula="144780*logheight/2612594"/><draw:equation draw:name="f1098" draw:formula="1710855*logwidth/2647519"/><draw:equation draw:name="f1099" draw:formula="75247*logheight/2612594"/><draw:equation draw:name="f1100" draw:formula="1748955*logwidth/2647519"/><draw:equation draw:name="f1101" draw:formula="83819*logheight/2612594"/><draw:equation draw:name="f1102" draw:formula="1802295*logwidth/2647519"/><draw:equation draw:name="f1103" draw:formula="110489*logheight/2612594"/><draw:equation draw:name="f1104" draw:formula="1710855*logwidth/2647519"/><draw:equation draw:name="f1105" draw:formula="75247*logheight/2612594"/><draw:equation draw:name="f1106" draw:formula="1137451*logwidth/2647519"/><draw:equation draw:name="f1107" draw:formula="68937*logheight/2612594"/><draw:equation draw:name="f1108" draw:formula="1117448*logwidth/2647519"/><draw:equation draw:name="f1109" draw:formula="71437*logheight/2612594"/><draw:equation draw:name="f1110" draw:formula="1074585*logwidth/2647519"/><draw:equation draw:name="f1111" draw:formula="77152*logheight/2612594"/><draw:equation draw:name="f1112" draw:formula="1032675*logwidth/2647519"/><draw:equation draw:name="f1113" draw:formula="86677*logheight/2612594"/><draw:equation draw:name="f1114" draw:formula="1014578*logwidth/2647519"/><draw:equation draw:name="f1115" draw:formula="92392*logheight/2612594"/><draw:equation draw:name="f1116" draw:formula="993623*logwidth/2647519"/><draw:equation draw:name="f1117" draw:formula="98107*logheight/2612594"/><draw:equation draw:name="f1118" draw:formula="947769*logwidth/2647519"/><draw:equation draw:name="f1119" draw:formula="107115*logheight/2612594"/><draw:equation draw:name="f1120" draw:formula="939330*logwidth/2647519"/><draw:equation draw:name="f1121" draw:formula="110490*logheight/2612594"/><draw:equation draw:name="f1122" draw:formula="881228*logwidth/2647519"/><draw:equation draw:name="f1123" draw:formula="130492*logheight/2612594"/><draw:equation draw:name="f1124" draw:formula="824078*logwidth/2647519"/><draw:equation draw:name="f1125" draw:formula="153352*logheight/2612594"/><draw:equation draw:name="f1126" draw:formula="784073*logwidth/2647519"/><draw:equation draw:name="f1127" draw:formula="171450*logheight/2612594"/><draw:equation draw:name="f1128" draw:formula="757403*logwidth/2647519"/><draw:equation draw:name="f1129" draw:formula="181927*logheight/2612594"/><draw:equation draw:name="f1130" draw:formula="691680*logwidth/2647519"/><draw:equation draw:name="f1131" draw:formula="212407*logheight/2612594"/><draw:equation draw:name="f1132" draw:formula="660248*logwidth/2647519"/><draw:equation draw:name="f1133" draw:formula="232410*logheight/2612594"/><draw:equation draw:name="f1134" draw:formula="629768*logwidth/2647519"/><draw:equation draw:name="f1135" draw:formula="252412*logheight/2612594"/><draw:equation draw:name="f1136" draw:formula="581190*logwidth/2647519"/><draw:equation draw:name="f1137" draw:formula="288607*logheight/2612594"/><draw:equation draw:name="f1138" draw:formula="535470*logwidth/2647519"/><draw:equation draw:name="f1139" draw:formula="324802*logheight/2612594"/><draw:equation draw:name="f1140" draw:formula="491713*logwidth/2647519"/><draw:equation draw:name="f1141" draw:formula="362974*logheight/2612594"/><draw:equation draw:name="f1142" draw:formula="495465*logwidth/2647519"/><draw:equation draw:name="f1143" draw:formula="367665*logheight/2612594"/><draw:equation draw:name="f1144" draw:formula="504752*logwidth/2647519"/><draw:equation draw:name="f1145" draw:formula="361295*logheight/2612594"/><draw:equation draw:name="f1146" draw:formula="512657*logwidth/2647519"/><draw:equation draw:name="f1147" draw:formula="355403*logheight/2612594"/><draw:equation draw:name="f1148" draw:formula="541185*logwidth/2647519"/><draw:equation draw:name="f1149" draw:formula="330517*logheight/2612594"/><draw:equation draw:name="f1150" draw:formula="586905*logwidth/2647519"/><draw:equation draw:name="f1151" draw:formula="294322*logheight/2612594"/><draw:equation draw:name="f1152" draw:formula="635482*logwidth/2647519"/><draw:equation draw:name="f1153" draw:formula="258127*logheight/2612594"/><draw:equation draw:name="f1154" draw:formula="665962*logwidth/2647519"/><draw:equation draw:name="f1155" draw:formula="238124*logheight/2612594"/><draw:equation draw:name="f1156" draw:formula="697395*logwidth/2647519"/><draw:equation draw:name="f1157" draw:formula="218122*logheight/2612594"/><draw:equation draw:name="f1158" draw:formula="763117*logwidth/2647519"/><draw:equation draw:name="f1159" draw:formula="187642*logheight/2612594"/><draw:equation draw:name="f1160" draw:formula="788835*logwidth/2647519"/><draw:equation draw:name="f1161" draw:formula="174307*logheight/2612594"/><draw:equation draw:name="f1162" draw:formula="828840*logwidth/2647519"/><draw:equation draw:name="f1163" draw:formula="156209*logheight/2612594"/><draw:equation draw:name="f1164" draw:formula="885990*logwidth/2647519"/><draw:equation draw:name="f1165" draw:formula="133349*logheight/2612594"/><draw:equation draw:name="f1166" draw:formula="944092*logwidth/2647519"/><draw:equation draw:name="f1167" draw:formula="113347*logheight/2612594"/><draw:equation draw:name="f1168" draw:formula="968499*logwidth/2647519"/><draw:equation draw:name="f1169" draw:formula="108553*logheight/2612594"/><draw:equation draw:name="f1170" draw:formula="980289*logwidth/2647519"/><draw:equation draw:name="f1171" draw:formula="104524*logheight/2612594"/><draw:equation draw:name="f1172" draw:formula="1140765*logwidth/2647519"/><draw:equation draw:name="f1173" draw:formula="69904*logheight/2612594"/><draw:equation draw:name="f1174" draw:formula="1478088*logwidth/2647519"/><draw:equation draw:name="f1175" draw:formula="48458*logheight/2612594"/><draw:equation draw:name="f1176" draw:formula="1498447*logwidth/2647519"/><draw:equation draw:name="f1177" draw:formula="50482*logheight/2612594"/><draw:equation draw:name="f1178" draw:formula="1526070*logwidth/2647519"/><draw:equation draw:name="f1179" draw:formula="60007*logheight/2612594"/><draw:equation draw:name="f1180" draw:formula="1505115*logwidth/2647519"/><draw:equation draw:name="f1181" draw:formula="57150*logheight/2612594"/><draw:equation draw:name="f1182" draw:formula="1461300*logwidth/2647519"/><draw:equation draw:name="f1183" draw:formula="48577*logheight/2612594"/><draw:equation draw:name="f1184" draw:formula="1478088*logwidth/2647519"/><draw:equation draw:name="f1185" draw:formula="48458*logheight/2612594"/><draw:equation draw:name="f1186" draw:formula="1588935*logwidth/2647519"/><draw:equation draw:name="f1187" draw:formula="40957*logheight/2612594"/><draw:equation draw:name="f1188" draw:formula="1627987*logwidth/2647519"/><draw:equation draw:name="f1189" draw:formula="43814*logheight/2612594"/><draw:equation draw:name="f1190" draw:formula="1675612*logwidth/2647519"/><draw:equation draw:name="f1191" draw:formula="62864*logheight/2612594"/><draw:equation draw:name="f1192" draw:formula="1616557*logwidth/2647519"/><draw:equation draw:name="f1193" draw:formula="52387*logheight/2612594"/><draw:equation draw:name="f1194" draw:formula="1588935*logwidth/2647519"/><draw:equation draw:name="f1195" draw:formula="40957*logheight/2612594"/><draw:equation draw:name="f1196" draw:formula="1270324*logwidth/2647519"/><draw:equation draw:name="f1197" draw:formula="40719*logheight/2612594"/><draw:equation draw:name="f1198" draw:formula="1160310*logwidth/2647519"/><draw:equation draw:name="f1199" draw:formula="46672*logheight/2612594"/><draw:equation draw:name="f1200" draw:formula="1084110*logwidth/2647519"/><draw:equation draw:name="f1201" draw:formula="57149*logheight/2612594"/><draw:equation draw:name="f1202" draw:formula="1047915*logwidth/2647519"/><draw:equation draw:name="f1203" draw:formula="66674*logheight/2612594"/><draw:equation draw:name="f1204" draw:formula="1016482*logwidth/2647519"/><draw:equation draw:name="f1205" draw:formula="78104*logheight/2612594"/><draw:equation draw:name="f1206" draw:formula="972667*logwidth/2647519"/><draw:equation draw:name="f1207" draw:formula="83819*logheight/2612594"/><draw:equation draw:name="f1208" draw:formula="806932*logwidth/2647519"/><draw:equation draw:name="f1209" draw:formula="147637*logheight/2612594"/><draw:equation draw:name="f1210" draw:formula="746925*logwidth/2647519"/><draw:equation draw:name="f1211" draw:formula="174307*logheight/2612594"/><draw:equation draw:name="f1212" draw:formula="728827*logwidth/2647519"/><draw:equation draw:name="f1213" draw:formula="180974*logheight/2612594"/><draw:equation draw:name="f1214" draw:formula="712635*logwidth/2647519"/><draw:equation draw:name="f1215" draw:formula="189547*logheight/2612594"/><draw:equation draw:name="f1216" draw:formula="682155*logwidth/2647519"/><draw:equation draw:name="f1217" draw:formula="205739*logheight/2612594"/><draw:equation draw:name="f1218" draw:formula="634530*logwidth/2647519"/><draw:equation draw:name="f1219" draw:formula="230504*logheight/2612594"/><draw:equation draw:name="f1220" draw:formula="598335*logwidth/2647519"/><draw:equation draw:name="f1221" draw:formula="259079*logheight/2612594"/><draw:equation draw:name="f1222" draw:formula="493560*logwidth/2647519"/><draw:equation draw:name="f1223" draw:formula="340994*logheight/2612594"/><draw:equation draw:name="f1224" draw:formula="471664*logwidth/2647519"/><draw:equation draw:name="f1225" draw:formula="360034*logheight/2612594"/><draw:equation draw:name="f1226" draw:formula="450243*logwidth/2647519"/><draw:equation draw:name="f1227" draw:formula="379593*logheight/2612594"/><draw:equation draw:name="f1228" draw:formula="450697*logwidth/2647519"/><draw:equation draw:name="f1229" draw:formula="380047*logheight/2612594"/><draw:equation draw:name="f1230" draw:formula="285915*logwidth/2647519"/><draw:equation draw:name="f1231" draw:formula="573404*logheight/2612594"/><draw:equation draw:name="f1232" draw:formula="252577*logwidth/2647519"/><draw:equation draw:name="f1233" draw:formula="619124*logheight/2612594"/><draw:equation draw:name="f1234" draw:formula="237337*logwidth/2647519"/><draw:equation draw:name="f1235" draw:formula="646747*logheight/2612594"/><draw:equation draw:name="f1236" draw:formula="222097*logwidth/2647519"/><draw:equation draw:name="f1237" draw:formula="672464*logheight/2612594"/><draw:equation draw:name="f1238" draw:formula="193522*logwidth/2647519"/><draw:equation draw:name="f1239" draw:formula="725804*logheight/2612594"/><draw:equation draw:name="f1240" draw:formula="162439*logwidth/2647519"/><draw:equation draw:name="f1241" draw:formula="774785*logheight/2612594"/><draw:equation draw:name="f1242" draw:formula="162090*logwidth/2647519"/><draw:equation draw:name="f1243" draw:formula="776287*logheight/2612594"/><draw:equation draw:name="f1244" draw:formula="151612*logwidth/2647519"/><draw:equation draw:name="f1245" draw:formula="804862*logheight/2612594"/><draw:equation draw:name="f1246" draw:formula="143992*logwidth/2647519"/><draw:equation draw:name="f1247" draw:formula="818197*logheight/2612594"/><draw:equation draw:name="f1248" draw:formula="142087*logwidth/2647519"/><draw:equation draw:name="f1249" draw:formula="820102*logheight/2612594"/><draw:equation draw:name="f1250" draw:formula="133634*logwidth/2647519"/><draw:equation draw:name="f1251" draw:formula="848201*logheight/2612594"/><draw:equation draw:name="f1252" draw:formula="131610*logwidth/2647519"/><draw:equation draw:name="f1253" draw:formula="864870*logheight/2612594"/><draw:equation draw:name="f1254" draw:formula="129705*logwidth/2647519"/><draw:equation draw:name="f1255" draw:formula="888682*logheight/2612594"/><draw:equation draw:name="f1256" draw:formula="116370*logwidth/2647519"/><draw:equation draw:name="f1257" draw:formula="927735*logheight/2612594"/><draw:equation draw:name="f1258" draw:formula="103987*logwidth/2647519"/><draw:equation draw:name="f1259" draw:formula="966787*logheight/2612594"/><draw:equation draw:name="f1260" draw:formula="90652*logwidth/2647519"/><draw:equation draw:name="f1261" draw:formula="1023937*logheight/2612594"/><draw:equation draw:name="f1262" draw:formula="83032*logwidth/2647519"/><draw:equation draw:name="f1263" draw:formula="1076325*logheight/2612594"/><draw:equation draw:name="f1264" draw:formula="78270*logwidth/2647519"/><draw:equation draw:name="f1265" draw:formula="1128712*logheight/2612594"/><draw:equation draw:name="f1266" draw:formula="84937*logwidth/2647519"/><draw:equation draw:name="f1267" draw:formula="1092517*logheight/2612594"/><draw:equation draw:name="f1268" draw:formula="85555*logwidth/2647519"/><draw:equation draw:name="f1269" draw:formula="1089530*logheight/2612594"/><draw:equation draw:name="f1270" draw:formula="86842*logwidth/2647519"/><draw:equation draw:name="f1271" draw:formula="1075372*logheight/2612594"/><draw:equation draw:name="f1272" draw:formula="94462*logwidth/2647519"/><draw:equation draw:name="f1273" draw:formula="1022985*logheight/2612594"/><draw:equation draw:name="f1274" draw:formula="96848*logwidth/2647519"/><draw:equation draw:name="f1275" draw:formula="1023781*logheight/2612594"/><draw:equation draw:name="f1276" draw:formula="97055*logwidth/2647519"/><draw:equation draw:name="f1277" draw:formula="1022896*logheight/2612594"/><draw:equation draw:name="f1278" draw:formula="94463*logwidth/2647519"/><draw:equation draw:name="f1279" draw:formula="1022032*logheight/2612594"/><draw:equation draw:name="f1280" draw:formula="107798*logwidth/2647519"/><draw:equation draw:name="f1281" draw:formula="964882*logheight/2612594"/><draw:equation draw:name="f1282" draw:formula="120180*logwidth/2647519"/><draw:equation draw:name="f1283" draw:formula="925829*logheight/2612594"/><draw:equation draw:name="f1284" draw:formula="133454*logwidth/2647519"/><draw:equation draw:name="f1285" draw:formula="886956*logheight/2612594"/><draw:equation draw:name="f1286" draw:formula="132563*logwidth/2647519"/><draw:equation draw:name="f1287" draw:formula="886777*logheight/2612594"/><draw:equation draw:name="f1288" draw:formula="134468*logwidth/2647519"/><draw:equation draw:name="f1289" draw:formula="862965*logheight/2612594"/><draw:equation draw:name="f1290" draw:formula="144945*logwidth/2647519"/><draw:equation draw:name="f1291" draw:formula="818197*logheight/2612594"/><draw:equation draw:name="f1292" draw:formula="152565*logwidth/2647519"/><draw:equation draw:name="f1293" draw:formula="804862*logheight/2612594"/><draw:equation draw:name="f1294" draw:formula="152821*logwidth/2647519"/><draw:equation draw:name="f1295" draw:formula="804166*logheight/2612594"/><draw:equation draw:name="f1296" draw:formula="163043*logwidth/2647519"/><draw:equation draw:name="f1297" draw:formula="776287*logheight/2612594"/><draw:equation draw:name="f1298" draw:formula="194475*logwidth/2647519"/><draw:equation draw:name="f1299" draw:formula="726757*logheight/2612594"/><draw:equation draw:name="f1300" draw:formula="223050*logwidth/2647519"/><draw:equation draw:name="f1301" draw:formula="673417*logheight/2612594"/><draw:equation draw:name="f1302" draw:formula="238290*logwidth/2647519"/><draw:equation draw:name="f1303" draw:formula="647700*logheight/2612594"/><draw:equation draw:name="f1304" draw:formula="253530*logwidth/2647519"/><draw:equation draw:name="f1305" draw:formula="620077*logheight/2612594"/><draw:equation draw:name="f1306" draw:formula="286868*logwidth/2647519"/><draw:equation draw:name="f1307" draw:formula="574357*logheight/2612594"/><draw:equation draw:name="f1308" draw:formula="451650*logwidth/2647519"/><draw:equation draw:name="f1309" draw:formula="381000*logheight/2612594"/><draw:equation draw:name="f1310" draw:formula="495465*logwidth/2647519"/><draw:equation draw:name="f1311" draw:formula="340995*logheight/2612594"/><draw:equation draw:name="f1312" draw:formula="600240*logwidth/2647519"/><draw:equation draw:name="f1313" draw:formula="259080*logheight/2612594"/><draw:equation draw:name="f1314" draw:formula="636435*logwidth/2647519"/><draw:equation draw:name="f1315" draw:formula="230505*logheight/2612594"/><draw:equation draw:name="f1316" draw:formula="684060*logwidth/2647519"/><draw:equation draw:name="f1317" draw:formula="205740*logheight/2612594"/><draw:equation draw:name="f1318" draw:formula="714540*logwidth/2647519"/><draw:equation draw:name="f1319" draw:formula="189547*logheight/2612594"/><draw:equation draw:name="f1320" draw:formula="730733*logwidth/2647519"/><draw:equation draw:name="f1321" draw:formula="180975*logheight/2612594"/><draw:equation draw:name="f1322" draw:formula="748830*logwidth/2647519"/><draw:equation draw:name="f1323" draw:formula="174307*logheight/2612594"/><draw:equation draw:name="f1324" draw:formula="808838*logwidth/2647519"/><draw:equation draw:name="f1325" draw:formula="147637*logheight/2612594"/><draw:equation draw:name="f1326" draw:formula="974573*logwidth/2647519"/><draw:equation draw:name="f1327" draw:formula="83820*logheight/2612594"/><draw:equation draw:name="f1328" draw:formula="1018388*logwidth/2647519"/><draw:equation draw:name="f1329" draw:formula="78105*logheight/2612594"/><draw:equation draw:name="f1330" draw:formula="1049820*logwidth/2647519"/><draw:equation draw:name="f1331" draw:formula="66675*logheight/2612594"/><draw:equation draw:name="f1332" draw:formula="1086015*logwidth/2647519"/><draw:equation draw:name="f1333" draw:formula="57150*logheight/2612594"/><draw:equation draw:name="f1334" draw:formula="1162215*logwidth/2647519"/><draw:equation draw:name="f1335" draw:formula="46672*logheight/2612594"/><draw:equation draw:name="f1336" draw:formula="1272229*logwidth/2647519"/><draw:equation draw:name="f1337" draw:formula="41076*logheight/2612594"/><draw:equation draw:name="f1338" draw:formula="1360655*logwidth/2647519"/><draw:equation draw:name="f1339" draw:formula="44043*logheight/2612594"/><draw:equation draw:name="f1340" draw:formula="1404150*logwidth/2647519"/><draw:equation draw:name="f1341" draw:formula="0*logheight/2612594"/><draw:equation draw:name="f1342" draw:formula="1448917*logwidth/2647519"/><draw:equation draw:name="f1343" draw:formula="2857*logheight/2612594"/><draw:equation draw:name="f1344" draw:formula="1494637*logwidth/2647519"/><draw:equation draw:name="f1345" draw:formula="7620*logheight/2612594"/><draw:equation draw:name="f1346" draw:formula="1525117*logwidth/2647519"/><draw:equation draw:name="f1347" draw:formula="15240*logheight/2612594"/><draw:equation draw:name="f1348" draw:formula="1545120*logwidth/2647519"/><draw:equation draw:name="f1349" draw:formula="24765*logheight/2612594"/><draw:equation draw:name="f1350" draw:formula="1569885*logwidth/2647519"/><draw:equation draw:name="f1351" draw:formula="20002*logheight/2612594"/><draw:equation draw:name="f1352" draw:formula="1607032*logwidth/2647519"/><draw:equation draw:name="f1353" draw:formula="28575*logheight/2612594"/><draw:equation draw:name="f1354" draw:formula="1629892*logwidth/2647519"/><draw:equation draw:name="f1355" draw:formula="35242*logheight/2612594"/><draw:equation draw:name="f1356" draw:formula="1628940*logwidth/2647519"/><draw:equation draw:name="f1357" draw:formula="36195*logheight/2612594"/><draw:equation draw:name="f1358" draw:formula="1627987*logwidth/2647519"/><draw:equation draw:name="f1359" draw:formula="42862*logheight/2612594"/><draw:equation draw:name="f1360" draw:formula="1588935*logwidth/2647519"/><draw:equation draw:name="f1361" draw:formula="40005*logheight/2612594"/><draw:equation draw:name="f1362" draw:formula="1575600*logwidth/2647519"/><draw:equation draw:name="f1363" draw:formula="36195*logheight/2612594"/><draw:equation draw:name="f1364" draw:formula="1562265*logwidth/2647519"/><draw:equation draw:name="f1365" draw:formula="33337*logheight/2612594"/><draw:equation draw:name="f1366" draw:formula="1536547*logwidth/2647519"/><draw:equation draw:name="f1367" draw:formula="27622*logheight/2612594"/><draw:equation draw:name="f1368" draw:formula="1510830*logwidth/2647519"/><draw:equation draw:name="f1369" draw:formula="21907*logheight/2612594"/><draw:equation draw:name="f1370" draw:formula="1484160*logwidth/2647519"/><draw:equation draw:name="f1371" draw:formula="18097*logheight/2612594"/><draw:equation draw:name="f1372" draw:formula="1454633*logwidth/2647519"/><draw:equation draw:name="f1373" draw:formula="18097*logheight/2612594"/><draw:equation draw:name="f1374" draw:formula="1430820*logwidth/2647519"/><draw:equation draw:name="f1375" draw:formula="18097*logheight/2612594"/><draw:equation draw:name="f1376" draw:formula="1393673*logwidth/2647519"/><draw:equation draw:name="f1377" draw:formula="18097*logheight/2612594"/><draw:equation draw:name="f1378" draw:formula="1391928*logwidth/2647519"/><draw:equation draw:name="f1379" draw:formula="17540*logheight/2612594"/><draw:equation draw:name="f1380" draw:formula="1375575*logwidth/2647519"/><draw:equation draw:name="f1381" draw:formula="25717*logheight/2612594"/><draw:equation draw:name="f1382" draw:formula="1381290*logwidth/2647519"/><draw:equation draw:name="f1383" draw:formula="35242*logheight/2612594"/><draw:equation draw:name="f1384" draw:formula="1438440*logwidth/2647519"/><draw:equation draw:name="f1385" draw:formula="46672*logheight/2612594"/><draw:equation draw:name="f1386" draw:formula="1413008*logwidth/2647519"/><draw:equation draw:name="f1387" draw:formula="47116*logheight/2612594"/><draw:equation draw:name="f1388" draw:formula="1413437*logwidth/2647519"/><draw:equation draw:name="f1389" draw:formula="47149*logheight/2612594"/><draw:equation draw:name="f1390" draw:formula="1440345*logwidth/2647519"/><draw:equation draw:name="f1391" draw:formula="46672*logheight/2612594"/><draw:equation draw:name="f1392" draw:formula="1463205*logwidth/2647519"/><draw:equation draw:name="f1393" draw:formula="49530*logheight/2612594"/><draw:equation draw:name="f1394" draw:formula="1507020*logwidth/2647519"/><draw:equation draw:name="f1395" draw:formula="58102*logheight/2612594"/><draw:equation draw:name="f1396" draw:formula="1527975*logwidth/2647519"/><draw:equation draw:name="f1397" draw:formula="60960*logheight/2612594"/><draw:equation draw:name="f1398" draw:formula="1563218*logwidth/2647519"/><draw:equation draw:name="f1399" draw:formula="68580*logheight/2612594"/><draw:equation draw:name="f1400" draw:formula="1599413*logwidth/2647519"/><draw:equation draw:name="f1401" draw:formula="76200*logheight/2612594"/><draw:equation draw:name="f1402" draw:formula="1634655*logwidth/2647519"/><draw:equation draw:name="f1403" draw:formula="84772*logheight/2612594"/><draw:equation draw:name="f1404" draw:formula="1669898*logwidth/2647519"/><draw:equation draw:name="f1405" draw:formula="95250*logheight/2612594"/><draw:equation draw:name="f1406" draw:formula="1687043*logwidth/2647519"/><draw:equation draw:name="f1407" draw:formula="100012*logheight/2612594"/><draw:equation draw:name="f1408" draw:formula="1704188*logwidth/2647519"/><draw:equation draw:name="f1409" draw:formula="105727*logheight/2612594"/><draw:equation draw:name="f1410" draw:formula="1704409*logwidth/2647519"/><draw:equation draw:name="f1411" draw:formula="105929*logheight/2612594"/><draw:equation draw:name="f1412" draw:formula="1716704*logwidth/2647519"/><draw:equation draw:name="f1413" draw:formula="108049*logheight/2612594"/><draw:equation draw:name="f1414" draw:formula="1746499*logwidth/2647519"/><draw:equation draw:name="f1415" draw:formula="119121*logheight/2612594"/><draw:equation draw:name="f1416" draw:formula="1750661*logwidth/2647519"/><draw:equation draw:name="f1417" draw:formula="125427*logheight/2612594"/><draw:equation draw:name="f1418" draw:formula="1751813*logwidth/2647519"/><draw:equation draw:name="f1419" draw:formula="125730*logheight/2612594"/><draw:equation draw:name="f1420" draw:formula="1778483*logwidth/2647519"/><draw:equation draw:name="f1421" draw:formula="136207*logheight/2612594"/><draw:equation draw:name="f1422" draw:formula="1801343*logwidth/2647519"/><draw:equation draw:name="f1423" draw:formula="145732*logheight/2612594"/><draw:equation draw:name="f1424" draw:formula="1824203*logwidth/2647519"/><draw:equation draw:name="f1425" draw:formula="156210*logheight/2612594"/><draw:equation draw:name="f1426" draw:formula="1841348*logwidth/2647519"/><draw:equation draw:name="f1427" draw:formula="165735*logheight/2612594"/><draw:equation draw:name="f1428" draw:formula="1852778*logwidth/2647519"/><draw:equation draw:name="f1429" draw:formula="171450*logheight/2612594"/><draw:equation draw:name="f1430" draw:formula="1865160*logwidth/2647519"/><draw:equation draw:name="f1431" draw:formula="178117*logheight/2612594"/><draw:equation draw:name="f1432" draw:formula="1907070*logwidth/2647519"/><draw:equation draw:name="f1433" draw:formula="201930*logheight/2612594"/><draw:equation draw:name="f1434" draw:formula="1960410*logwidth/2647519"/><draw:equation draw:name="f1435" draw:formula="236220*logheight/2612594"/><draw:equation draw:name="f1436" draw:formula="1988033*logwidth/2647519"/><draw:equation draw:name="f1437" draw:formula="255270*logheight/2612594"/><draw:equation draw:name="f1438" draw:formula="1988833*logwidth/2647519"/><draw:equation draw:name="f1439" draw:formula="255841*logheight/2612594"/><draw:equation draw:name="f1440" draw:formula="2002949*logwidth/2647519"/><draw:equation draw:name="f1441" draw:formula="264417*logheight/2612594"/><draw:equation draw:name="f1442" draw:formula="2540483*logwidth/2647519"/><draw:equation draw:name="f1443" draw:formula="1275397*logheight/2612594"/><draw:equation draw:name="f1444" draw:formula="2540081*logwidth/2647519"/><draw:equation draw:name="f1445" draw:formula="1283368*logheight/2612594"/><draw:equation draw:name="f1446" draw:formula="2550960*logwidth/2647519"/><draw:equation draw:name="f1447" draw:formula="1284922*logheight/2612594"/><draw:equation draw:name="f1448" draw:formula="2561437*logwidth/2647519"/><draw:equation draw:name="f1449" draw:formula="1292542*logheight/2612594"/><draw:equation draw:name="f1450" draw:formula="2566200*logwidth/2647519"/><draw:equation draw:name="f1451" draw:formula="1318259*logheight/2612594"/><draw:equation draw:name="f1452" draw:formula="2584297*logwidth/2647519"/><draw:equation draw:name="f1453" draw:formula="1348739*logheight/2612594"/><draw:equation draw:name="f1454" draw:formula="2591918*logwidth/2647519"/><draw:equation draw:name="f1455" draw:formula="1349432*logheight/2612594"/><draw:equation draw:name="f1456" draw:formula="2591918*logwidth/2647519"/><draw:equation draw:name="f1457" draw:formula="1342072*logheight/2612594"/><draw:equation draw:name="f1458" draw:formula="2599661*logwidth/2647519"/><draw:equation draw:name="f1459" draw:formula="1320563*logheight/2612594"/><draw:equation draw:name="f1460" draw:formula="2599537*logwidth/2647519"/><draw:equation draw:name="f1461" draw:formula="1316355*logheight/2612594"/><draw:equation draw:name="f1462" draw:formula="2607157*logwidth/2647519"/><draw:equation draw:name="f1463" draw:formula="1290637*logheight/2612594"/><draw:equation draw:name="f1464" draw:formula="2617635*logwidth/2647519"/><draw:equation draw:name="f1465" draw:formula="1290637*logheight/2612594"/><draw:equation draw:name="f1466" draw:formula="2633827*logwidth/2647519"/><draw:equation draw:name="f1467" draw:formula="1280160*logheight/2612594"/><draw:equation draw:name="f1468" draw:formula="2635732*logwidth/2647519"/><draw:equation draw:name="f1469" draw:formula="1322070*logheight/2612594"/><draw:equation draw:name="f1470" draw:formula="2630970*logwidth/2647519"/><draw:equation draw:name="f1471" draw:formula="1342072*logheight/2612594"/><draw:equation draw:name="f1472" draw:formula="2625255*logwidth/2647519"/><draw:equation draw:name="f1473" draw:formula="1361122*logheight/2612594"/><draw:equation draw:name="f1474" draw:formula="2622397*logwidth/2647519"/><draw:equation draw:name="f1475" draw:formula="1392555*logheight/2612594"/><draw:equation draw:name="f1476" draw:formula="2621445*logwidth/2647519"/><draw:equation draw:name="f1477" draw:formula="1408747*logheight/2612594"/><draw:equation draw:name="f1478" draw:formula="2619540*logwidth/2647519"/><draw:equation draw:name="f1479" draw:formula="1424940*logheight/2612594"/><draw:equation draw:name="f1480" draw:formula="2615479*logwidth/2647519"/><draw:equation draw:name="f1481" draw:formula="1427648*logheight/2612594"/><draw:equation draw:name="f1482" draw:formula="2615730*logwidth/2647519"/><draw:equation draw:name="f1483" draw:formula="1428749*logheight/2612594"/><draw:equation draw:name="f1484" draw:formula="2619621*logwidth/2647519"/><draw:equation draw:name="f1485" draw:formula="1426155*logheight/2612594"/><draw:equation draw:name="f1486" draw:formula="2621445*logwidth/2647519"/><draw:equation draw:name="f1487" draw:formula="1410652*logheight/2612594"/><draw:equation draw:name="f1488" draw:formula="2622397*logwidth/2647519"/><draw:equation draw:name="f1489" draw:formula="1394460*logheight/2612594"/><draw:equation draw:name="f1490" draw:formula="2625255*logwidth/2647519"/><draw:equation draw:name="f1491" draw:formula="1363027*logheight/2612594"/><draw:equation draw:name="f1492" draw:formula="2630970*logwidth/2647519"/><draw:equation draw:name="f1493" draw:formula="1343977*logheight/2612594"/><draw:equation draw:name="f1494" draw:formula="2635732*logwidth/2647519"/><draw:equation draw:name="f1495" draw:formula="1323975*logheight/2612594"/><draw:equation draw:name="f1496" draw:formula="2643352*logwidth/2647519"/><draw:equation draw:name="f1497" draw:formula="1329690*logheight/2612594"/><draw:equation draw:name="f1498" draw:formula="2642400*logwidth/2647519"/><draw:equation draw:name="f1499" draw:formula="1343977*logheight/2612594"/><draw:equation draw:name="f1500" draw:formula="2640495*logwidth/2647519"/><draw:equation draw:name="f1501" draw:formula="1358265*logheight/2612594"/><draw:equation draw:name="f1502" draw:formula="2639542*logwidth/2647519"/><draw:equation draw:name="f1503" draw:formula="1384935*logheight/2612594"/><draw:equation draw:name="f1504" draw:formula="2637637*logwidth/2647519"/><draw:equation draw:name="f1505" draw:formula="1416367*logheight/2612594"/><draw:equation draw:name="f1506" draw:formula="2632875*logwidth/2647519"/><draw:equation draw:name="f1507" draw:formula="1449705*logheight/2612594"/><draw:equation draw:name="f1508" draw:formula="2627160*logwidth/2647519"/><draw:equation draw:name="f1509" draw:formula="1484947*logheight/2612594"/><draw:equation draw:name="f1510" draw:formula="2620492*logwidth/2647519"/><draw:equation draw:name="f1511" draw:formula="1519237*logheight/2612594"/><draw:equation draw:name="f1512" draw:formula="2608110*logwidth/2647519"/><draw:equation draw:name="f1513" draw:formula="1591627*logheight/2612594"/><draw:equation draw:name="f1514" draw:formula="2596680*logwidth/2647519"/><draw:equation draw:name="f1515" draw:formula="1598295*logheight/2612594"/><draw:equation draw:name="f1516" draw:formula="2582392*logwidth/2647519"/><draw:equation draw:name="f1517" draw:formula="1640205*logheight/2612594"/><draw:equation draw:name="f1518" draw:formula="2578582*logwidth/2647519"/><draw:equation draw:name="f1519" draw:formula="1680210*logheight/2612594"/><draw:equation draw:name="f1520" draw:formula="2576677*logwidth/2647519"/><draw:equation draw:name="f1521" draw:formula="1685925*logheight/2612594"/><draw:equation draw:name="f1522" draw:formula="2560485*logwidth/2647519"/><draw:equation draw:name="f1523" draw:formula="1729740*logheight/2612594"/><draw:equation draw:name="f1524" draw:formula="2555722*logwidth/2647519"/><draw:equation draw:name="f1525" draw:formula="1733550*logheight/2612594"/><draw:equation draw:name="f1526" draw:formula="2535720*logwidth/2647519"/><draw:equation draw:name="f1527" draw:formula="1780222*logheight/2612594"/><draw:equation draw:name="f1528" draw:formula="2556675*logwidth/2647519"/><draw:equation draw:name="f1529" draw:formula="1733550*logheight/2612594"/><draw:equation draw:name="f1530" draw:formula="2561437*logwidth/2647519"/><draw:equation draw:name="f1531" draw:formula="1729740*logheight/2612594"/><draw:equation draw:name="f1532" draw:formula="2530957*logwidth/2647519"/><draw:equation draw:name="f1533" draw:formula="1816417*logheight/2612594"/><draw:equation draw:name="f1534" draw:formula="2514765*logwidth/2647519"/><draw:equation draw:name="f1535" draw:formula="1824990*logheight/2612594"/><draw:equation draw:name="f1536" draw:formula="2511407*logwidth/2647519"/><draw:equation draw:name="f1537" draw:formula="1831707*logheight/2612594"/><draw:equation draw:name="f1538" draw:formula="2511908*logwidth/2647519"/><draw:equation draw:name="f1539" draw:formula="1832609*logheight/2612594"/><draw:equation draw:name="f1540" draw:formula="2515718*logwidth/2647519"/><draw:equation draw:name="f1541" draw:formula="1824989*logheight/2612594"/><draw:equation draw:name="f1542" draw:formula="2531910*logwidth/2647519"/><draw:equation draw:name="f1543" draw:formula="1816417*logheight/2612594"/><draw:equation draw:name="f1544" draw:formula="2520480*logwidth/2647519"/><draw:equation draw:name="f1545" draw:formula="1848802*logheight/2612594"/><draw:equation draw:name="f1546" draw:formula="2499525*logwidth/2647519"/><draw:equation draw:name="f1547" draw:formula="1886902*logheight/2612594"/><draw:equation draw:name="f1548" draw:formula="2489048*logwidth/2647519"/><draw:equation draw:name="f1549" draw:formula="1905952*logheight/2612594"/><draw:equation draw:name="f1550" draw:formula="2477618*logwidth/2647519"/><draw:equation draw:name="f1551" draw:formula="1925002*logheight/2612594"/><draw:equation draw:name="f1552" draw:formula="2469045*logwidth/2647519"/><draw:equation draw:name="f1553" draw:formula="1939289*logheight/2612594"/><draw:equation draw:name="f1554" draw:formula="2456663*logwidth/2647519"/><draw:equation draw:name="f1555" draw:formula="1966912*logheight/2612594"/><draw:equation draw:name="f1556" draw:formula="2443328*logwidth/2647519"/><draw:equation draw:name="f1557" draw:formula="1993582*logheight/2612594"/><draw:equation draw:name="f1558" draw:formula="2422373*logwidth/2647519"/><draw:equation draw:name="f1559" draw:formula="2022157*logheight/2612594"/><draw:equation draw:name="f1560" draw:formula="2401418*logwidth/2647519"/><draw:equation draw:name="f1561" draw:formula="2048827*logheight/2612594"/><draw:equation draw:name="f1562" draw:formula="2402291*logwidth/2647519"/><draw:equation draw:name="f1563" draw:formula="2047029*logheight/2612594"/><draw:equation draw:name="f1564" draw:formula="2378557*logwidth/2647519"/><draw:equation draw:name="f1565" draw:formula="2079307*logheight/2612594"/><draw:equation draw:name="f1566" draw:formula="2327122*logwidth/2647519"/><draw:equation draw:name="f1567" draw:formula="2135505*logheight/2612594"/><draw:equation draw:name="f1568" draw:formula="2316996*logwidth/2647519"/><draw:equation draw:name="f1569" draw:formula="2151085*logheight/2612594"/><draw:equation draw:name="f1570" draw:formula="2327122*logwidth/2647519"/><draw:equation draw:name="f1571" draw:formula="2136457*logheight/2612594"/><draw:equation draw:name="f1572" draw:formula="2378557*logwidth/2647519"/><draw:equation draw:name="f1573" draw:formula="2080259*logheight/2612594"/><draw:equation draw:name="f1574" draw:formula="2339505*logwidth/2647519"/><draw:equation draw:name="f1575" draw:formula="2139314*logheight/2612594"/><draw:equation draw:name="f1576" draw:formula="2319383*logwidth/2647519"/><draw:equation draw:name="f1577" draw:formula="2160389*logheight/2612594"/><draw:equation draw:name="f1578" draw:formula="2303230*logwidth/2647519"/><draw:equation draw:name="f1579" draw:formula="2172263*logheight/2612594"/><draw:equation draw:name="f1580" draw:formula="2302357*logwidth/2647519"/><draw:equation draw:name="f1581" draw:formula="2173605*logheight/2612594"/><draw:equation draw:name="f1582" draw:formula="2292258*logwidth/2647519"/><draw:equation draw:name="f1583" draw:formula="2181374*logheight/2612594"/><draw:equation draw:name="f1584" draw:formula="2291880*logwidth/2647519"/><draw:equation draw:name="f1585" draw:formula="2184082*logheight/2612594"/><draw:equation draw:name="f1586" draw:formula="2247112*logwidth/2647519"/><draw:equation draw:name="f1587" draw:formula="2229802*logheight/2612594"/><draw:equation draw:name="f1588" draw:formula="2199487*logwidth/2647519"/><draw:equation draw:name="f1589" draw:formula="2273617*logheight/2612594"/><draw:equation draw:name="f1590" draw:formula="2197285*logwidth/2647519"/><draw:equation draw:name="f1591" draw:formula="2275215*logheight/2612594"/><draw:equation draw:name="f1592" draw:formula="2181390*logwidth/2647519"/><draw:equation draw:name="f1593" draw:formula="2295524*logheight/2612594"/><draw:equation draw:name="f1594" draw:formula="2143290*logwidth/2647519"/><draw:equation draw:name="f1595" draw:formula="2324099*logheight/2612594"/><draw:equation draw:name="f1596" draw:formula="2107681*logwidth/2647519"/><draw:equation draw:name="f1597" draw:formula="2350806*logheight/2612594"/><draw:equation draw:name="f1598" draw:formula="2107553*logwidth/2647519"/><draw:equation draw:name="f1599" draw:formula="2350961*logheight/2612594"/><draw:equation draw:name="f1600" draw:formula="2143290*logwidth/2647519"/><draw:equation draw:name="f1601" draw:formula="2325052*logheight/2612594"/><draw:equation draw:name="f1602" draw:formula="2181390*logwidth/2647519"/><draw:equation draw:name="f1603" draw:formula="2296477*logheight/2612594"/><draw:equation draw:name="f1604" draw:formula="2149957*logwidth/2647519"/><draw:equation draw:name="f1605" draw:formula="2327909*logheight/2612594"/><draw:equation draw:name="f1606" draw:formula="2124359*logwidth/2647519"/><draw:equation draw:name="f1607" draw:formula="2344578*logheight/2612594"/><draw:equation draw:name="f1608" draw:formula="2106651*logwidth/2647519"/><draw:equation draw:name="f1609" draw:formula="2352057*logheight/2612594"/><draw:equation draw:name="f1610" draw:formula="2106142*logwidth/2647519"/><draw:equation draw:name="f1611" draw:formula="2352675*logheight/2612594"/><draw:equation draw:name="f1612" draw:formula="2087092*logwidth/2647519"/><draw:equation draw:name="f1613" draw:formula="2365057*logheight/2612594"/><draw:equation draw:name="f1614" draw:formula="2079914*logwidth/2647519"/><draw:equation draw:name="f1615" draw:formula="2368384*logheight/2612594"/><draw:equation draw:name="f1616" draw:formula="2061852*logwidth/2647519"/><draw:equation draw:name="f1617" draw:formula="2383036*logheight/2612594"/><draw:equation draw:name="f1618" draw:formula="2044230*logwidth/2647519"/><draw:equation draw:name="f1619" draw:formula="2395537*logheight/2612594"/><draw:equation draw:name="f1620" draw:formula="2017560*logwidth/2647519"/><draw:equation draw:name="f1621" draw:formula="2412682*logheight/2612594"/><draw:equation draw:name="f1622" draw:formula="2008988*logwidth/2647519"/><draw:equation draw:name="f1623" draw:formula="2413635*logheight/2612594"/><draw:equation draw:name="f1624" draw:formula="1999460*logwidth/2647519"/><draw:equation draw:name="f1625" draw:formula="2417870*logheight/2612594"/><draw:equation draw:name="f1626" draw:formula="1997979*logwidth/2647519"/><draw:equation draw:name="f1627" draw:formula="2418995*logheight/2612594"/><draw:equation draw:name="f1628" draw:formula="2009940*logwidth/2647519"/><draw:equation draw:name="f1629" draw:formula="2414587*logheight/2612594"/><draw:equation draw:name="f1630" draw:formula="2018513*logwidth/2647519"/><draw:equation draw:name="f1631" draw:formula="2413635*logheight/2612594"/><draw:equation draw:name="f1632" draw:formula="1984223*logwidth/2647519"/><draw:equation draw:name="f1633" draw:formula="2439352*logheight/2612594"/><draw:equation draw:name="f1634" draw:formula="1962315*logwidth/2647519"/><draw:equation draw:name="f1635" draw:formula="2450783*logheight/2612594"/><draw:equation draw:name="f1636" draw:formula="1940408*logwidth/2647519"/><draw:equation draw:name="f1637" draw:formula="2461260*logheight/2612594"/><draw:equation draw:name="f1638" draw:formula="1924934*logwidth/2647519"/><draw:equation draw:name="f1639" draw:formula="2463581*logheight/2612594"/><draw:equation draw:name="f1640" draw:formula="1922310*logwidth/2647519"/><draw:equation draw:name="f1641" draw:formula="2465070*logheight/2612594"/><draw:equation draw:name="f1642" draw:formula="1849920*logwidth/2647519"/><draw:equation draw:name="f1643" draw:formula="2496502*logheight/2612594"/><draw:equation draw:name="f1644" draw:formula="1846229*logwidth/2647519"/><draw:equation draw:name="f1645" draw:formula="2497341*logheight/2612594"/><draw:equation draw:name="f1646" draw:formula="1824203*logwidth/2647519"/><draw:equation draw:name="f1647" draw:formula="2511742*logheight/2612594"/><draw:equation draw:name="f1648" draw:formula="1836585*logwidth/2647519"/><draw:equation draw:name="f1649" draw:formula="2515552*logheight/2612594"/><draw:equation draw:name="f1650" draw:formula="1790865*logwidth/2647519"/><draw:equation draw:name="f1651" draw:formula="2535555*logheight/2612594"/><draw:equation draw:name="f1652" draw:formula="1794675*logwidth/2647519"/><draw:equation draw:name="f1653" draw:formula="2522220*logheight/2612594"/><draw:equation draw:name="f1654" draw:formula="1779435*logwidth/2647519"/><draw:equation draw:name="f1655" draw:formula="2527935*logheight/2612594"/><draw:equation draw:name="f1656" draw:formula="1765148*logwidth/2647519"/><draw:equation draw:name="f1657" draw:formula="2532697*logheight/2612594"/><draw:equation draw:name="f1658" draw:formula="1735620*logwidth/2647519"/><draw:equation draw:name="f1659" draw:formula="2542222*logheight/2612594"/><draw:equation draw:name="f1660" draw:formula="1731675*logwidth/2647519"/><draw:equation draw:name="f1661" draw:formula="2537487*logheight/2612594"/><draw:equation draw:name="f1662" draw:formula="1717522*logwidth/2647519"/><draw:equation draw:name="f1663" draw:formula="2540317*logheight/2612594"/><draw:equation draw:name="f1664" draw:formula="1700377*logwidth/2647519"/><draw:equation draw:name="f1665" draw:formula="2544127*logheight/2612594"/><draw:equation draw:name="f1666" draw:formula="1665135*logwidth/2647519"/><draw:equation draw:name="f1667" draw:formula="2552700*logheight/2612594"/><draw:equation draw:name="f1668" draw:formula="1663973*logwidth/2647519"/><draw:equation draw:name="f1669" draw:formula="2553240*logheight/2612594"/><draw:equation draw:name="f1670" draw:formula="1697520*logwidth/2647519"/><draw:equation draw:name="f1671" draw:formula="2545079*logheight/2612594"/><draw:equation draw:name="f1672" draw:formula="1714665*logwidth/2647519"/><draw:equation draw:name="f1673" draw:formula="2541269*logheight/2612594"/><draw:equation draw:name="f1674" draw:formula="1728952*logwidth/2647519"/><draw:equation draw:name="f1675" draw:formula="2538412*logheight/2612594"/><draw:equation draw:name="f1676" draw:formula="1734667*logwidth/2647519"/><draw:equation draw:name="f1677" draw:formula="2543174*logheight/2612594"/><draw:equation draw:name="f1678" draw:formula="1764195*logwidth/2647519"/><draw:equation draw:name="f1679" draw:formula="2533649*logheight/2612594"/><draw:equation draw:name="f1680" draw:formula="1778482*logwidth/2647519"/><draw:equation draw:name="f1681" draw:formula="2528887*logheight/2612594"/><draw:equation draw:name="f1682" draw:formula="1793722*logwidth/2647519"/><draw:equation draw:name="f1683" draw:formula="2523172*logheight/2612594"/><draw:equation draw:name="f1684" draw:formula="1789912*logwidth/2647519"/><draw:equation draw:name="f1685" draw:formula="2536507*logheight/2612594"/><draw:equation draw:name="f1686" draw:formula="1749907*logwidth/2647519"/><draw:equation draw:name="f1687" draw:formula="2555557*logheight/2612594"/><draw:equation draw:name="f1688" draw:formula="1747946*logwidth/2647519"/><draw:equation draw:name="f1689" draw:formula="2555008*logheight/2612594"/><draw:equation draw:name="f1690" draw:formula="1720380*logwidth/2647519"/><draw:equation draw:name="f1691" draw:formula="2566034*logheight/2612594"/><draw:equation draw:name="f1692" draw:formula="1697520*logwidth/2647519"/><draw:equation draw:name="f1693" draw:formula="2572702*logheight/2612594"/><draw:equation draw:name="f1694" draw:formula="1663230*logwidth/2647519"/><draw:equation draw:name="f1695" draw:formula="2581274*logheight/2612594"/><draw:equation draw:name="f1696" draw:formula="1649062*logwidth/2647519"/><draw:equation draw:name="f1697" draw:formula="2580084*logheight/2612594"/><draw:equation draw:name="f1698" draw:formula="1619428*logwidth/2647519"/><draw:equation draw:name="f1699" draw:formula="2585850*logheight/2612594"/><draw:equation draw:name="f1700" draw:formula="1618462*logwidth/2647519"/><draw:equation draw:name="f1701" draw:formula="2587942*logheight/2612594"/><draw:equation draw:name="f1702" draw:formula="1539405*logwidth/2647519"/><draw:equation draw:name="f1703" draw:formula="2603182*logheight/2612594"/><draw:equation draw:name="f1704" draw:formula="1521307*logwidth/2647519"/><draw:equation draw:name="f1705" draw:formula="2598419*logheight/2612594"/><draw:equation draw:name="f1706" draw:formula="1506067*logwidth/2647519"/><draw:equation draw:name="f1707" draw:formula="2598419*logheight/2612594"/><draw:equation draw:name="f1708" draw:formula="1479397*logwidth/2647519"/><draw:equation draw:name="f1709" draw:formula="2606992*logheight/2612594"/><draw:equation draw:name="f1710" draw:formula="1455585*logwidth/2647519"/><draw:equation draw:name="f1711" draw:formula="2608897*logheight/2612594"/><draw:equation draw:name="f1712" draw:formula="1431772*logwidth/2647519"/><draw:equation draw:name="f1713" draw:formula="2609849*logheight/2612594"/><draw:equation draw:name="f1714" draw:formula="1429185*logwidth/2647519"/><draw:equation draw:name="f1715" draw:formula="2608741*logheight/2612594"/><draw:equation draw:name="f1716" draw:formula="1407484*logwidth/2647519"/><draw:equation draw:name="f1717" draw:formula="2612588*logheight/2612594"/><draw:equation draw:name="f1718" draw:formula="1381290*logwidth/2647519"/><draw:equation draw:name="f1719" draw:formula="2607944*logheight/2612594"/><draw:equation draw:name="f1720" draw:formula="1382243*logwidth/2647519"/><draw:equation draw:name="f1721" draw:formula="2606992*logheight/2612594"/><draw:equation draw:name="f1722" draw:formula="1387005*logwidth/2647519"/><draw:equation draw:name="f1723" draw:formula="2600324*logheight/2612594"/><draw:equation draw:name="f1724" draw:formula="1365098*logwidth/2647519"/><draw:equation draw:name="f1725" draw:formula="2597467*logheight/2612594"/><draw:equation draw:name="f1726" draw:formula="1375575*logwidth/2647519"/><draw:equation draw:name="f1727" draw:formula="2591752*logheight/2612594"/><draw:equation draw:name="f1728" draw:formula="1407008*logwidth/2647519"/><draw:equation draw:name="f1729" draw:formula="2590799*logheight/2612594"/><draw:equation draw:name="f1730" draw:formula="1437488*logwidth/2647519"/><draw:equation draw:name="f1731" draw:formula="2589847*logheight/2612594"/><draw:equation draw:name="f1732" draw:formula="1481302*logwidth/2647519"/><draw:equation draw:name="f1733" draw:formula="2590799*logheight/2612594"/><draw:equation draw:name="f1734" draw:formula="1511782*logwidth/2647519"/><draw:equation draw:name="f1735" draw:formula="2587942*logheight/2612594"/><draw:equation draw:name="f1736" draw:formula="1568932*logwidth/2647519"/><draw:equation draw:name="f1737" draw:formula="2575559*logheight/2612594"/><draw:equation draw:name="f1738" draw:formula="1607032*logwidth/2647519"/><draw:equation draw:name="f1739" draw:formula="2566987*logheight/2612594"/><draw:equation draw:name="f1740" draw:formula="1635607*logwidth/2647519"/><draw:equation draw:name="f1741" draw:formula="2566034*logheight/2612594"/><draw:equation draw:name="f1742" draw:formula="1637595*logwidth/2647519"/><draw:equation draw:name="f1743" draw:formula="2565111*logheight/2612594"/><draw:equation draw:name="f1744" draw:formula="1609890*logwidth/2647519"/><draw:equation draw:name="f1745" draw:formula="2566035*logheight/2612594"/><draw:equation draw:name="f1746" draw:formula="1571790*logwidth/2647519"/><draw:equation draw:name="f1747" draw:formula="2574607*logheight/2612594"/><draw:equation draw:name="f1748" draw:formula="1514640*logwidth/2647519"/><draw:equation draw:name="f1749" draw:formula="2586990*logheight/2612594"/><draw:equation draw:name="f1750" draw:formula="1484160*logwidth/2647519"/><draw:equation draw:name="f1751" draw:formula="2589847*logheight/2612594"/><draw:equation draw:name="f1752" draw:formula="1440345*logwidth/2647519"/><draw:equation draw:name="f1753" draw:formula="2588895*logheight/2612594"/><draw:equation draw:name="f1754" draw:formula="1409865*logwidth/2647519"/><draw:equation draw:name="f1755" draw:formula="2589847*logheight/2612594"/><draw:equation draw:name="f1756" draw:formula="1378432*logwidth/2647519"/><draw:equation draw:name="f1757" draw:formula="2590800*logheight/2612594"/><draw:equation draw:name="f1758" draw:formula="1379385*logwidth/2647519"/><draw:equation draw:name="f1759" draw:formula="2586990*logheight/2612594"/><draw:equation draw:name="f1760" draw:formula="1386052*logwidth/2647519"/><draw:equation draw:name="f1761" draw:formula="2577465*logheight/2612594"/><draw:equation draw:name="f1762" draw:formula="1679422*logwidth/2647519"/><draw:equation draw:name="f1763" draw:formula="2528887*logheight/2612594"/><draw:equation draw:name="f1764" draw:formula="1878495*logwidth/2647519"/><draw:equation draw:name="f1765" draw:formula="2453640*logheight/2612594"/><draw:equation draw:name="f1766" draw:formula="1930882*logwidth/2647519"/><draw:equation draw:name="f1767" draw:formula="2426017*logheight/2612594"/><draw:equation draw:name="f1768" draw:formula="1960410*logwidth/2647519"/><draw:equation draw:name="f1769" draw:formula="2410777*logheight/2612594"/><draw:equation draw:name="f1770" draw:formula="1990890*logwidth/2647519"/><draw:equation draw:name="f1771" draw:formula="2394585*logheight/2612594"/><draw:equation draw:name="f1772" draw:formula="2048040*logwidth/2647519"/><draw:equation draw:name="f1773" draw:formula="2360295*logheight/2612594"/><draw:equation draw:name="f1774" draw:formula="2093760*logwidth/2647519"/><draw:equation draw:name="f1775" draw:formula="2325052*logheight/2612594"/><draw:equation draw:name="f1776" draw:formula="2179485*logwidth/2647519"/><draw:equation draw:name="f1777" draw:formula="2258377*logheight/2612594"/><draw:equation draw:name="f1778" draw:formula="2203297*logwidth/2647519"/><draw:equation draw:name="f1779" draw:formula="2239327*logheight/2612594"/><draw:equation draw:name="f1780" draw:formula="2226157*logwidth/2647519"/><draw:equation draw:name="f1781" draw:formula="2219325*logheight/2612594"/><draw:equation draw:name="f1782" draw:formula="2260447*logwidth/2647519"/><draw:equation draw:name="f1783" draw:formula="2187892*logheight/2612594"/><draw:equation draw:name="f1784" draw:formula="2274735*logwidth/2647519"/><draw:equation draw:name="f1785" draw:formula="2164080*logheight/2612594"/><draw:equation draw:name="f1786" draw:formula="2295258*logwidth/2647519"/><draw:equation draw:name="f1787" draw:formula="2145267*logheight/2612594"/><draw:equation draw:name="f1788" draw:formula="2295423*logwidth/2647519"/><draw:equation draw:name="f1789" draw:formula="2144085*logheight/2612594"/><draw:equation draw:name="f1790" draw:formula="2275688*logwidth/2647519"/><draw:equation draw:name="f1791" draw:formula="2162175*logheight/2612594"/><draw:equation draw:name="f1792" draw:formula="2261400*logwidth/2647519"/><draw:equation draw:name="f1793" draw:formula="2185987*logheight/2612594"/><draw:equation draw:name="f1794" draw:formula="2227110*logwidth/2647519"/><draw:equation draw:name="f1795" draw:formula="2217420*logheight/2612594"/><draw:equation draw:name="f1796" draw:formula="2204250*logwidth/2647519"/><draw:equation draw:name="f1797" draw:formula="2237422*logheight/2612594"/><draw:equation draw:name="f1798" draw:formula="2180438*logwidth/2647519"/><draw:equation draw:name="f1799" draw:formula="2256472*logheight/2612594"/><draw:equation draw:name="f1800" draw:formula="2094713*logwidth/2647519"/><draw:equation draw:name="f1801" draw:formula="2323147*logheight/2612594"/><draw:equation draw:name="f1802" draw:formula="2048993*logwidth/2647519"/><draw:equation draw:name="f1803" draw:formula="2358390*logheight/2612594"/><draw:equation draw:name="f1804" draw:formula="1991843*logwidth/2647519"/><draw:equation draw:name="f1805" draw:formula="2392680*logheight/2612594"/><draw:equation draw:name="f1806" draw:formula="1961363*logwidth/2647519"/><draw:equation draw:name="f1807" draw:formula="2408872*logheight/2612594"/><draw:equation draw:name="f1808" draw:formula="1931835*logwidth/2647519"/><draw:equation draw:name="f1809" draw:formula="2424112*logheight/2612594"/><draw:equation draw:name="f1810" draw:formula="1879448*logwidth/2647519"/><draw:equation draw:name="f1811" draw:formula="2451735*logheight/2612594"/><draw:equation draw:name="f1812" draw:formula="1680375*logwidth/2647519"/><draw:equation draw:name="f1813" draw:formula="2526982*logheight/2612594"/><draw:equation draw:name="f1814" draw:formula="1387005*logwidth/2647519"/><draw:equation draw:name="f1815" draw:formula="2575560*logheight/2612594"/><draw:equation draw:name="f1816" draw:formula="1365098*logwidth/2647519"/><draw:equation draw:name="f1817" draw:formula="2575560*logheight/2612594"/><draw:equation draw:name="f1818" draw:formula="1362240*logwidth/2647519"/><draw:equation draw:name="f1819" draw:formula="2567940*logheight/2612594"/><draw:equation draw:name="f1820" draw:formula="1339380*logwidth/2647519"/><draw:equation draw:name="f1821" draw:formula="2566987*logheight/2612594"/><draw:equation draw:name="f1822" draw:formula="1318425*logwidth/2647519"/><draw:equation draw:name="f1823" draw:formula="2575560*logheight/2612594"/><draw:equation draw:name="f1824" draw:formula="1257465*logwidth/2647519"/><draw:equation draw:name="f1825" draw:formula="2576512*logheight/2612594"/><draw:equation draw:name="f1826" draw:formula="1212698*logwidth/2647519"/><draw:equation draw:name="f1827" draw:formula="2574607*logheight/2612594"/><draw:equation draw:name="f1828" draw:formula="1190790*logwidth/2647519"/><draw:equation draw:name="f1829" draw:formula="2572702*logheight/2612594"/><draw:equation draw:name="f1830" draw:formula="1168883*logwidth/2647519"/><draw:equation draw:name="f1831" draw:formula="2568892*logheight/2612594"/><draw:equation draw:name="f1832" draw:formula="1182080*logwidth/2647519"/><draw:equation draw:name="f1833" draw:formula="2554816*logheight/2612594"/><draw:equation draw:name="f1834" draw:formula="1179360*logwidth/2647519"/><draw:equation draw:name="f1835" draw:formula="2555557*logheight/2612594"/><draw:equation draw:name="f1836" draw:formula="1130192*logwidth/2647519"/><draw:equation draw:name="f1837" draw:formula="2546452*logheight/2612594"/><draw:equation draw:name="f1838" draw:formula="1127925*logwidth/2647519"/><draw:equation draw:name="f1839" draw:formula="2546985*logheight/2612594"/><draw:equation draw:name="f1840" draw:formula="1033628*logwidth/2647519"/><draw:equation draw:name="f1841" draw:formula="2529840*logheight/2612594"/><draw:equation draw:name="f1842" draw:formula="996480*logwidth/2647519"/><draw:equation draw:name="f1843" draw:formula="2522220*logheight/2612594"/><draw:equation draw:name="f1844" draw:formula="964095*logwidth/2647519"/><draw:equation draw:name="f1845" draw:formula="2516505*logheight/2612594"/><draw:equation draw:name="f1846" draw:formula="925043*logwidth/2647519"/><draw:equation draw:name="f1847" draw:formula="2498407*logheight/2612594"/><draw:equation draw:name="f1848" draw:formula="876465*logwidth/2647519"/><draw:equation draw:name="f1849" draw:formula="2480310*logheight/2612594"/><draw:equation draw:name="f1850" draw:formula="825983*logwidth/2647519"/><draw:equation draw:name="f1851" draw:formula="2460307*logheight/2612594"/><draw:equation draw:name="f1852" draw:formula="834555*logwidth/2647519"/><draw:equation draw:name="f1853" draw:formula="2453640*logheight/2612594"/><draw:equation draw:name="f1854" draw:formula="869798*logwidth/2647519"/><draw:equation draw:name="f1855" draw:formula="2460307*logheight/2612594"/><draw:equation draw:name="f1856" draw:formula="885038*logwidth/2647519"/><draw:equation draw:name="f1857" draw:formula="2473642*logheight/2612594"/><draw:equation draw:name="f1858" draw:formula="937425*logwidth/2647519"/><draw:equation draw:name="f1859" draw:formula="2488882*logheight/2612594"/><draw:equation draw:name="f1860" draw:formula="1041248*logwidth/2647519"/><draw:equation draw:name="f1861" draw:formula="2515552*logheight/2612594"/><draw:equation draw:name="f1862" draw:formula="1066965*logwidth/2647519"/><draw:equation draw:name="f1863" draw:formula="2520315*logheight/2612594"/><draw:equation draw:name="f1864" draw:formula="1094588*logwidth/2647519"/><draw:equation draw:name="f1865" draw:formula="2525077*logheight/2612594"/><draw:equation draw:name="f1866" draw:formula="1125068*logwidth/2647519"/><draw:equation draw:name="f1867" draw:formula="2531745*logheight/2612594"/><draw:equation draw:name="f1868" draw:formula="1158657*logwidth/2647519"/><draw:equation draw:name="f1869" draw:formula="2539008*logheight/2612594"/><draw:equation draw:name="f1870" draw:formula="1161262*logwidth/2647519"/><draw:equation draw:name="f1871" draw:formula="2538412*logheight/2612594"/><draw:equation draw:name="f1872" draw:formula="1192695*logwidth/2647519"/><draw:equation draw:name="f1873" draw:formula="2543175*logheight/2612594"/><draw:equation draw:name="f1874" draw:formula="1193647*logwidth/2647519"/><draw:equation draw:name="f1875" draw:formula="2541270*logheight/2612594"/><draw:equation draw:name="f1876" draw:formula="1239367*logwidth/2647519"/><draw:equation draw:name="f1877" draw:formula="2543175*logheight/2612594"/><draw:equation draw:name="f1878" draw:formula="1246987*logwidth/2647519"/><draw:equation draw:name="f1879" draw:formula="2544127*logheight/2612594"/><draw:equation draw:name="f1880" draw:formula="1317472*logwidth/2647519"/><draw:equation draw:name="f1881" draw:formula="2544127*logheight/2612594"/><draw:equation draw:name="f1882" draw:formula="1368907*logwidth/2647519"/><draw:equation draw:name="f1883" draw:formula="2546032*logheight/2612594"/><draw:equation draw:name="f1884" draw:formula="1429867*logwidth/2647519"/><draw:equation draw:name="f1885" draw:formula="2541270*logheight/2612594"/><draw:equation draw:name="f1886" draw:formula="1437487*logwidth/2647519"/><draw:equation draw:name="f1887" draw:formula="2541270*logheight/2612594"/><draw:equation draw:name="f1888" draw:formula="1440345*logwidth/2647519"/><draw:equation draw:name="f1889" draw:formula="2548890*logheight/2612594"/><draw:equation draw:name="f1890" draw:formula="1500352*logwidth/2647519"/><draw:equation draw:name="f1891" draw:formula="2541270*logheight/2612594"/><draw:equation draw:name="f1892" draw:formula="1540357*logwidth/2647519"/><draw:equation draw:name="f1893" draw:formula="2531745*logheight/2612594"/><draw:equation draw:name="f1894" draw:formula="1563217*logwidth/2647519"/><draw:equation draw:name="f1895" draw:formula="2527935*logheight/2612594"/><draw:equation draw:name="f1896" draw:formula="1577505*logwidth/2647519"/><draw:equation draw:name="f1897" draw:formula="2526030*logheight/2612594"/><draw:equation draw:name="f1898" draw:formula="1608937*logwidth/2647519"/><draw:equation draw:name="f1899" draw:formula="2518410*logheight/2612594"/><draw:equation draw:name="f1900" draw:formula="1634655*logwidth/2647519"/><draw:equation draw:name="f1901" draw:formula="2512695*logheight/2612594"/><draw:equation draw:name="f1902" draw:formula="1660372*logwidth/2647519"/><draw:equation draw:name="f1903" draw:formula="2506027*logheight/2612594"/><draw:equation draw:name="f1904" draw:formula="1707545*logwidth/2647519"/><draw:equation draw:name="f1905" draw:formula="2497863*logheight/2612594"/><draw:equation draw:name="f1906" draw:formula="1713713*logwidth/2647519"/><draw:equation draw:name="f1907" draw:formula="2495550*logheight/2612594"/><draw:equation draw:name="f1908" draw:formula="1664183*logwidth/2647519"/><draw:equation draw:name="f1909" draw:formula="2504122*logheight/2612594"/><draw:equation draw:name="f1910" draw:formula="1638465*logwidth/2647519"/><draw:equation draw:name="f1911" draw:formula="2510790*logheight/2612594"/><draw:equation draw:name="f1912" draw:formula="1612748*logwidth/2647519"/><draw:equation draw:name="f1913" draw:formula="2516505*logheight/2612594"/><draw:equation draw:name="f1914" draw:formula="1581315*logwidth/2647519"/><draw:equation draw:name="f1915" draw:formula="2524125*logheight/2612594"/><draw:equation draw:name="f1916" draw:formula="1567028*logwidth/2647519"/><draw:equation draw:name="f1917" draw:formula="2526030*logheight/2612594"/><draw:equation draw:name="f1918" draw:formula="1544168*logwidth/2647519"/><draw:equation draw:name="f1919" draw:formula="2529840*logheight/2612594"/><draw:equation draw:name="f1920" draw:formula="1482255*logwidth/2647519"/><draw:equation draw:name="f1921" draw:formula="2535555*logheight/2612594"/><draw:equation draw:name="f1922" draw:formula="1440345*logwidth/2647519"/><draw:equation draw:name="f1923" draw:formula="2539365*logheight/2612594"/><draw:equation draw:name="f1924" draw:formula="1432725*logwidth/2647519"/><draw:equation draw:name="f1925" draw:formula="2539365*logheight/2612594"/><draw:equation draw:name="f1926" draw:formula="1371765*logwidth/2647519"/><draw:equation draw:name="f1927" draw:formula="2544127*logheight/2612594"/><draw:equation draw:name="f1928" draw:formula="1320330*logwidth/2647519"/><draw:equation draw:name="f1929" draw:formula="2542222*logheight/2612594"/><draw:equation draw:name="f1930" draw:formula="1249845*logwidth/2647519"/><draw:equation draw:name="f1931" draw:formula="2542222*logheight/2612594"/><draw:equation draw:name="f1932" draw:formula="1242225*logwidth/2647519"/><draw:equation draw:name="f1933" draw:formula="2541270*logheight/2612594"/><draw:equation draw:name="f1934" draw:formula="1212698*logwidth/2647519"/><draw:equation draw:name="f1935" draw:formula="2528887*logheight/2612594"/><draw:equation draw:name="f1936" draw:formula="1196505*logwidth/2647519"/><draw:equation draw:name="f1937" draw:formula="2539365*logheight/2612594"/><draw:equation draw:name="f1938" draw:formula="1196464*logwidth/2647519"/><draw:equation draw:name="f1939" draw:formula="2539447*logheight/2612594"/><draw:equation draw:name="f1940" draw:formula="1209840*logwidth/2647519"/><draw:equation draw:name="f1941" draw:formula="2530792*logheight/2612594"/><draw:equation draw:name="f1942" draw:formula="1239368*logwidth/2647519"/><draw:equation draw:name="f1943" draw:formula="2543174*logheight/2612594"/><draw:equation draw:name="f1944" draw:formula="1193648*logwidth/2647519"/><draw:equation draw:name="f1945" draw:formula="2541269*logheight/2612594"/><draw:equation draw:name="f1946" draw:formula="1194008*logwidth/2647519"/><draw:equation draw:name="f1947" draw:formula="2541036*logheight/2612594"/><draw:equation draw:name="f1948" draw:formula="1164120*logwidth/2647519"/><draw:equation draw:name="f1949" draw:formula="2536507*logheight/2612594"/><draw:equation draw:name="f1950" draw:formula="1128878*logwidth/2647519"/><draw:equation draw:name="f1951" draw:formula="2528887*logheight/2612594"/><draw:equation draw:name="f1952" draw:formula="1098398*logwidth/2647519"/><draw:equation draw:name="f1953" draw:formula="2522220*logheight/2612594"/><draw:equation draw:name="f1954" draw:formula="1070775*logwidth/2647519"/><draw:equation draw:name="f1955" draw:formula="2517457*logheight/2612594"/><draw:equation draw:name="f1956" draw:formula="1045058*logwidth/2647519"/><draw:equation draw:name="f1957" draw:formula="2512695*logheight/2612594"/><draw:equation draw:name="f1958" draw:formula="941235*logwidth/2647519"/><draw:equation draw:name="f1959" draw:formula="2486025*logheight/2612594"/><draw:equation draw:name="f1960" draw:formula="888848*logwidth/2647519"/><draw:equation draw:name="f1961" draw:formula="2470785*logheight/2612594"/><draw:equation draw:name="f1962" draw:formula="873608*logwidth/2647519"/><draw:equation draw:name="f1963" draw:formula="2457450*logheight/2612594"/><draw:equation draw:name="f1964" draw:formula="838365*logwidth/2647519"/><draw:equation draw:name="f1965" draw:formula="2450782*logheight/2612594"/><draw:equation draw:name="f1966" draw:formula="785978*logwidth/2647519"/><draw:equation draw:name="f1967" draw:formula="2424112*logheight/2612594"/><draw:equation draw:name="f1968" draw:formula="770738*logwidth/2647519"/><draw:equation draw:name="f1969" draw:formula="2425065*logheight/2612594"/><draw:equation draw:name="f1970" draw:formula="716445*logwidth/2647519"/><draw:equation draw:name="f1971" draw:formula="2397442*logheight/2612594"/><draw:equation draw:name="f1972" draw:formula="706920*logwidth/2647519"/><draw:equation draw:name="f1973" draw:formula="2380297*logheight/2612594"/><draw:equation draw:name="f1974" draw:formula="708825*logwidth/2647519"/><draw:equation draw:name="f1975" draw:formula="2379345*logheight/2612594"/><draw:equation draw:name="f1976" draw:formula="742163*logwidth/2647519"/><draw:equation draw:name="f1977" draw:formula="2397442*logheight/2612594"/><draw:equation draw:name="f1978" draw:formula="775500*logwidth/2647519"/><draw:equation draw:name="f1979" draw:formula="2415540*logheight/2612594"/><draw:equation draw:name="f1980" draw:formula="785025*logwidth/2647519"/><draw:equation draw:name="f1981" draw:formula="2409825*logheight/2612594"/><draw:equation draw:name="f1982" draw:formula="745973*logwidth/2647519"/><draw:equation draw:name="f1983" draw:formula="2384107*logheight/2612594"/><draw:equation draw:name="f1984" draw:formula="713588*logwidth/2647519"/><draw:equation draw:name="f1985" draw:formula="2369820*logheight/2612594"/><draw:equation draw:name="f1986" draw:formula="668820*logwidth/2647519"/><draw:equation draw:name="f1987" draw:formula="2344102*logheight/2612594"/><draw:equation draw:name="f1988" draw:formula="630720*logwidth/2647519"/><draw:equation draw:name="f1989" draw:formula="2319337*logheight/2612594"/><draw:equation draw:name="f1990" draw:formula="570713*logwidth/2647519"/><draw:equation draw:name="f1991" draw:formula="2293620*logheight/2612594"/><draw:equation draw:name="f1992" draw:formula="547853*logwidth/2647519"/><draw:equation draw:name="f1993" draw:formula="2274570*logheight/2612594"/><draw:equation draw:name="f1994" draw:formula="552615*logwidth/2647519"/><draw:equation draw:name="f1995" draw:formula="2272665*logheight/2612594"/><draw:equation draw:name="f1996" draw:formula="575475*logwidth/2647519"/><draw:equation draw:name="f1997" draw:formula="2279332*logheight/2612594"/><draw:equation draw:name="f1998" draw:formula="527850*logwidth/2647519"/><draw:equation draw:name="f1999" draw:formula="2229802*logheight/2612594"/><draw:equation draw:name="f2000" draw:formula="501180*logwidth/2647519"/><draw:equation draw:name="f2001" draw:formula="2207895*logheight/2612594"/><draw:equation draw:name="f2002" draw:formula="476415*logwidth/2647519"/><draw:equation draw:name="f2003" draw:formula="2185987*logheight/2612594"/><draw:equation draw:name="f2004" draw:formula="444983*logwidth/2647519"/><draw:equation draw:name="f2005" draw:formula="2160270*logheight/2612594"/><draw:equation draw:name="f2006" draw:formula="399263*logwidth/2647519"/><draw:equation draw:name="f2007" draw:formula="2109787*logheight/2612594"/><draw:equation draw:name="f2008" draw:formula="396126*logwidth/2647519"/><draw:equation draw:name="f2009" draw:formula="2099983*logheight/2612594"/><draw:equation draw:name="f2010" draw:formula="386880*logwidth/2647519"/><draw:equation draw:name="f2011" draw:formula="2090737*logheight/2612594"/><draw:equation draw:name="f2012" draw:formula="355448*logwidth/2647519"/><draw:equation draw:name="f2013" draw:formula="2056447*logheight/2612594"/><draw:equation draw:name="f2014" draw:formula="351638*logwidth/2647519"/><draw:equation draw:name="f2015" draw:formula="2039302*logheight/2612594"/><draw:equation draw:name="f2016" draw:formula="339255*logwidth/2647519"/><draw:equation draw:name="f2017" draw:formula="2022157*logheight/2612594"/><draw:equation draw:name="f2018" draw:formula="337780*logwidth/2647519"/><draw:equation draw:name="f2019" draw:formula="2019844*logheight/2612594"/><draw:equation draw:name="f2020" draw:formula="323062*logwidth/2647519"/><draw:equation draw:name="f2021" draw:formula="2009774*logheight/2612594"/><draw:equation draw:name="f2022" draw:formula="294487*logwidth/2647519"/><draw:equation draw:name="f2023" draw:formula="1968817*logheight/2612594"/><draw:equation draw:name="f2024" draw:formula="278295*logwidth/2647519"/><draw:equation draw:name="f2025" draw:formula="1930717*logheight/2612594"/><draw:equation draw:name="f2026" draw:formula="276390*logwidth/2647519"/><draw:equation draw:name="f2027" draw:formula="1930717*logheight/2612594"/><draw:equation draw:name="f2028" draw:formula="254483*logwidth/2647519"/><draw:equation draw:name="f2029" draw:formula="1888807*logheight/2612594"/><draw:equation draw:name="f2030" draw:formula="233528*logwidth/2647519"/><draw:equation draw:name="f2031" draw:formula="1846897*logheight/2612594"/><draw:equation draw:name="f2032" draw:formula="211620*logwidth/2647519"/><draw:equation draw:name="f2033" draw:formula="1798320*logheight/2612594"/><draw:equation draw:name="f2034" draw:formula="191618*logwidth/2647519"/><draw:equation draw:name="f2035" draw:formula="1748790*logheight/2612594"/><draw:equation draw:name="f2036" draw:formula="211620*logwidth/2647519"/><draw:equation draw:name="f2037" draw:formula="1782127*logheight/2612594"/><draw:equation draw:name="f2038" draw:formula="231623*logwidth/2647519"/><draw:equation draw:name="f2039" draw:formula="1824037*logheight/2612594"/><draw:equation draw:name="f2040" draw:formula="238290*logwidth/2647519"/><draw:equation draw:name="f2041" draw:formula="1846897*logheight/2612594"/><draw:equation draw:name="f2042" draw:formula="241046*logwidth/2647519"/><draw:equation draw:name="f2043" draw:formula="1850938*logheight/2612594"/><draw:equation draw:name="f2044" draw:formula="237654*logwidth/2647519"/><draw:equation draw:name="f2045" draw:formula="1833303*logheight/2612594"/><draw:equation draw:name="f2046" draw:formula="228809*logwidth/2647519"/><draw:equation draw:name="f2047" draw:formula="1817250*logheight/2612594"/><draw:equation draw:name="f2048" draw:formula="214411*logwidth/2647519"/><draw:equation draw:name="f2049" draw:formula="1784874*logheight/2612594"/><draw:equation draw:name="f2050" draw:formula="197332*logwidth/2647519"/><draw:equation draw:name="f2051" draw:formula="1756409*logheight/2612594"/><draw:equation draw:name="f2052" draw:formula="176377*logwidth/2647519"/><draw:equation draw:name="f2053" draw:formula="1699259*logheight/2612594"/><draw:equation draw:name="f2054" draw:formula="158424*logwidth/2647519"/><draw:equation draw:name="f2055" draw:formula="1640674*logheight/2612594"/><draw:equation draw:name="f2056" draw:formula="152529*logwidth/2647519"/><draw:equation draw:name="f2057" draw:formula="1623596*logheight/2612594"/><draw:equation draw:name="f2058" draw:formula="126853*logwidth/2647519"/><draw:equation draw:name="f2059" draw:formula="1521108*logheight/2612594"/><draw:equation draw:name="f2060" draw:formula="115498*logwidth/2647519"/><draw:equation draw:name="f2061" draw:formula="1446707*logheight/2612594"/><draw:equation draw:name="f2062" draw:formula="115417*logwidth/2647519"/><draw:equation draw:name="f2063" draw:formula="1448752*logheight/2612594"/><draw:equation draw:name="f2064" draw:formula="116370*logwidth/2647519"/><draw:equation draw:name="f2065" draw:formula="1463992*logheight/2612594"/><draw:equation draw:name="f2066" draw:formula="121132*logwidth/2647519"/><draw:equation draw:name="f2067" draw:formula="1499235*logheight/2612594"/><draw:equation draw:name="f2068" draw:formula="126847*logwidth/2647519"/><draw:equation draw:name="f2069" draw:formula="1535430*logheight/2612594"/><draw:equation draw:name="f2070" draw:formula="117322*logwidth/2647519"/><draw:equation draw:name="f2071" draw:formula="1503997*logheight/2612594"/><draw:equation draw:name="f2072" draw:formula="110655*logwidth/2647519"/><draw:equation draw:name="f2073" draw:formula="1463992*logheight/2612594"/><draw:equation draw:name="f2074" draw:formula="103035*logwidth/2647519"/><draw:equation draw:name="f2075" draw:formula="1463992*logheight/2612594"/><draw:equation draw:name="f2076" draw:formula="98272*logwidth/2647519"/><draw:equation draw:name="f2077" draw:formula="1427797*logheight/2612594"/><draw:equation draw:name="f2078" draw:formula="91605*logwidth/2647519"/><draw:equation draw:name="f2079" draw:formula="1404937*logheight/2612594"/><draw:equation draw:name="f2080" draw:formula="85890*logwidth/2647519"/><draw:equation draw:name="f2081" draw:formula="1383030*logheight/2612594"/><draw:equation draw:name="f2082" draw:formula="69697*logwidth/2647519"/><draw:equation draw:name="f2083" draw:formula="1365885*logheight/2612594"/><draw:equation draw:name="f2084" draw:formula="64935*logwidth/2647519"/><draw:equation draw:name="f2085" draw:formula="1365885*logheight/2612594"/><draw:equation draw:name="f2086" draw:formula="60172*logwidth/2647519"/><draw:equation draw:name="f2087" draw:formula="1342072*logheight/2612594"/><draw:equation draw:name="f2088" draw:formula="58267*logwidth/2647519"/><draw:equation draw:name="f2089" draw:formula="1311592*logheight/2612594"/><draw:equation draw:name="f2090" draw:formula="62077*logwidth/2647519"/><draw:equation draw:name="f2091" draw:formula="1268730*logheight/2612594"/><draw:equation draw:name="f2092" draw:formula="63982*logwidth/2647519"/><draw:equation draw:name="f2093" draw:formula="1253490*logheight/2612594"/><draw:equation draw:name="f2094" draw:formula="67226*logwidth/2647519"/><draw:equation draw:name="f2095" draw:formula="1243037*logheight/2612594"/><draw:equation draw:name="f2096" draw:formula="65649*logwidth/2647519"/><draw:equation draw:name="f2097" draw:formula="1219200*logheight/2612594"/><draw:equation draw:name="f2098" draw:formula="67792*logwidth/2647519"/><draw:equation draw:name="f2099" draw:formula="1183957*logheight/2612594"/><draw:equation draw:name="f2100" draw:formula="71602*logwidth/2647519"/><draw:equation draw:name="f2101" draw:formula="1176814*logheight/2612594"/><draw:equation draw:name="f2102" draw:formula="71602*logwidth/2647519"/><draw:equation draw:name="f2103" draw:formula="1172527*logheight/2612594"/><draw:equation draw:name="f2104" draw:formula="63982*logwidth/2647519"/><draw:equation draw:name="f2105" draw:formula="1186815*logheight/2612594"/><draw:equation draw:name="f2106" draw:formula="57315*logwidth/2647519"/><draw:equation draw:name="f2107" draw:formula="1177290*logheight/2612594"/><draw:equation draw:name="f2108" draw:formula="44932*logwidth/2647519"/><draw:equation draw:name="f2109" draw:formula="1160145*logheight/2612594"/><draw:equation draw:name="f2110" draw:formula="42670*logwidth/2647519"/><draw:equation draw:name="f2111" draw:formula="1146572*logheight/2612594"/><draw:equation draw:name="f2112" draw:formula="42075*logwidth/2647519"/><draw:equation draw:name="f2113" draw:formula="1147762*logheight/2612594"/><draw:equation draw:name="f2114" draw:formula="38265*logwidth/2647519"/><draw:equation draw:name="f2115" draw:formula="1185862*logheight/2612594"/><draw:equation draw:name="f2116" draw:formula="35407*logwidth/2647519"/><draw:equation draw:name="f2117" draw:formula="1223962*logheight/2612594"/><draw:equation draw:name="f2118" draw:formula="32550*logwidth/2647519"/><draw:equation draw:name="f2119" draw:formula="1253490*logheight/2612594"/><draw:equation draw:name="f2120" draw:formula="32550*logwidth/2647519"/><draw:equation draw:name="f2121" draw:formula="1314449*logheight/2612594"/><draw:equation draw:name="f2122" draw:formula="33502*logwidth/2647519"/><draw:equation draw:name="f2123" draw:formula="1345882*logheight/2612594"/><draw:equation draw:name="f2124" draw:formula="35407*logwidth/2647519"/><draw:equation draw:name="f2125" draw:formula="1377314*logheight/2612594"/><draw:equation draw:name="f2126" draw:formula="26835*logwidth/2647519"/><draw:equation draw:name="f2127" draw:formula="1406842*logheight/2612594"/><draw:equation draw:name="f2128" draw:formula="24930*logwidth/2647519"/><draw:equation draw:name="f2129" draw:formula="1406842*logheight/2612594"/><draw:equation draw:name="f2130" draw:formula="19215*logwidth/2647519"/><draw:equation draw:name="f2131" draw:formula="1349692*logheight/2612594"/><draw:equation draw:name="f2132" draw:formula="19215*logwidth/2647519"/><draw:equation draw:name="f2133" draw:formula="1290637*logheight/2612594"/><draw:equation draw:name="f2134" draw:formula="23977*logwidth/2647519"/><draw:equation draw:name="f2135" draw:formula="1244917*logheight/2612594"/><draw:equation draw:name="f2136" draw:formula="32546*logwidth/2647519"/><draw:equation draw:name="f2137" draw:formula="1253485*logheight/2612594"/><draw:equation draw:name="f2138" draw:formula="24930*logwidth/2647519"/><draw:equation draw:name="f2139" draw:formula="1243965*logheight/2612594"/><draw:equation draw:name="f2140" draw:formula="23025*logwidth/2647519"/><draw:equation draw:name="f2141" draw:formula="1209675*logheight/2612594"/><draw:equation draw:name="f2142" draw:formula="24930*logwidth/2647519"/><draw:equation draw:name="f2143" draw:formula="1157287*logheight/2612594"/><draw:equation draw:name="f2144" draw:formula="25882*logwidth/2647519"/><draw:equation draw:name="f2145" draw:formula="1143000*logheight/2612594"/><draw:equation draw:name="f2146" draw:formula="28740*logwidth/2647519"/><draw:equation draw:name="f2147" draw:formula="1119187*logheight/2612594"/><draw:equation draw:name="f2148" draw:formula="40170*logwidth/2647519"/><draw:equation draw:name="f2149" draw:formula="1076325*logheight/2612594"/><draw:equation draw:name="f2150" draw:formula="45865*logwidth/2647519"/><draw:equation draw:name="f2151" draw:formula="1047851*logheight/2612594"/><draw:equation draw:name="f2152" draw:formula="43980*logwidth/2647519"/><draw:equation draw:name="f2153" draw:formula="1041082*logheight/2612594"/><draw:equation draw:name="f2154" draw:formula="37312*logwidth/2647519"/><draw:equation draw:name="f2155" draw:formula="1079182*logheight/2612594"/><draw:equation draw:name="f2156" draw:formula="25882*logwidth/2647519"/><draw:equation draw:name="f2157" draw:formula="1122045*logheight/2612594"/><draw:equation draw:name="f2158" draw:formula="23025*logwidth/2647519"/><draw:equation draw:name="f2159" draw:formula="1145857*logheight/2612594"/><draw:equation draw:name="f2160" draw:formula="22072*logwidth/2647519"/><draw:equation draw:name="f2161" draw:formula="1160145*logheight/2612594"/><draw:equation draw:name="f2162" draw:formula="20167*logwidth/2647519"/><draw:equation draw:name="f2163" draw:formula="1212532*logheight/2612594"/><draw:equation draw:name="f2164" draw:formula="22072*logwidth/2647519"/><draw:equation draw:name="f2165" draw:formula="1246822*logheight/2612594"/><draw:equation draw:name="f2166" draw:formula="17310*logwidth/2647519"/><draw:equation draw:name="f2167" draw:formula="1292542*logheight/2612594"/><draw:equation draw:name="f2168" draw:formula="17310*logwidth/2647519"/><draw:equation draw:name="f2169" draw:formula="1351597*logheight/2612594"/><draw:equation draw:name="f2170" draw:formula="23025*logwidth/2647519"/><draw:equation draw:name="f2171" draw:formula="1408747*logheight/2612594"/><draw:equation draw:name="f2172" draw:formula="24930*logwidth/2647519"/><draw:equation draw:name="f2173" draw:formula="1408747*logheight/2612594"/><draw:equation draw:name="f2174" draw:formula="37312*logwidth/2647519"/><draw:equation draw:name="f2175" draw:formula="1463040*logheight/2612594"/><draw:equation draw:name="f2176" draw:formula="43980*logwidth/2647519"/><draw:equation draw:name="f2177" draw:formula="1507807*logheight/2612594"/><draw:equation draw:name="f2178" draw:formula="58267*logwidth/2647519"/><draw:equation draw:name="f2179" draw:formula="1553527*logheight/2612594"/><draw:equation draw:name="f2180" draw:formula="80770*logwidth/2647519"/><draw:equation draw:name="f2181" draw:formula="1651843*logheight/2612594"/><draw:equation draw:name="f2182" draw:formula="82734*logwidth/2647519"/><draw:equation draw:name="f2183" draw:formula="1670685*logheight/2612594"/><draw:equation draw:name="f2184" draw:formula="86843*logwidth/2647519"/><draw:equation draw:name="f2185" draw:formula="1670685*logheight/2612594"/><draw:equation draw:name="f2186" draw:formula="107798*logwidth/2647519"/><draw:equation draw:name="f2187" draw:formula="1721167*logheight/2612594"/><draw:equation draw:name="f2188" draw:formula="115418*logwidth/2647519"/><draw:equation draw:name="f2189" draw:formula="1746885*logheight/2612594"/><draw:equation draw:name="f2190" draw:formula="101130*logwidth/2647519"/><draw:equation draw:name="f2191" draw:formula="1724977*logheight/2612594"/><draw:equation draw:name="f2192" draw:formula="85890*logwidth/2647519"/><draw:equation draw:name="f2193" draw:formula="1690687*logheight/2612594"/><draw:equation draw:name="f2194" draw:formula="84938*logwidth/2647519"/><draw:equation draw:name="f2195" draw:formula="1700212*logheight/2612594"/><draw:equation draw:name="f2196" draw:formula="76651*logwidth/2647519"/><draw:equation draw:name="f2197" draw:formula="1674524*logheight/2612594"/><draw:equation draw:name="f2198" draw:formula="70650*logwidth/2647519"/><draw:equation draw:name="f2199" draw:formula="1675447*logheight/2612594"/><draw:equation draw:name="f2200" draw:formula="63982*logwidth/2647519"/><draw:equation draw:name="f2201" draw:formula="1653540*logheight/2612594"/><draw:equation draw:name="f2202" draw:formula="41122*logwidth/2647519"/><draw:equation draw:name="f2203" draw:formula="1601152*logheight/2612594"/><draw:equation draw:name="f2204" draw:formula="26835*logwidth/2647519"/><draw:equation draw:name="f2205" draw:formula="1554480*logheight/2612594"/><draw:equation draw:name="f2206" draw:formula="25882*logwidth/2647519"/><draw:equation draw:name="f2207" draw:formula="1515427*logheight/2612594"/><draw:equation draw:name="f2208" draw:formula="19215*logwidth/2647519"/><draw:equation draw:name="f2209" draw:formula="1469707*logheight/2612594"/><draw:equation draw:name="f2210" draw:formula="14452*logwidth/2647519"/><draw:equation draw:name="f2211" draw:formula="1423987*logheight/2612594"/><draw:equation draw:name="f2212" draw:formula="3975*logwidth/2647519"/><draw:equation draw:name="f2213" draw:formula="1390650*logheight/2612594"/><draw:equation draw:name="f2214" draw:formula="10642*logwidth/2647519"/><draw:equation draw:name="f2215" draw:formula="1213485*logheight/2612594"/><draw:equation draw:name="f2216" draw:formula="17310*logwidth/2647519"/><draw:equation draw:name="f2217" draw:formula="1167765*logheight/2612594"/><draw:equation draw:name="f2218" draw:formula="11595*logwidth/2647519"/><draw:equation draw:name="f2219" draw:formula="1143000*logheight/2612594"/><draw:equation draw:name="f2220" draw:formula="23025*logwidth/2647519"/><draw:equation draw:name="f2221" draw:formula="1074420*logheight/2612594"/><draw:equation draw:name="f2222" draw:formula="25882*logwidth/2647519"/><draw:equation draw:name="f2223" draw:formula="1058227*logheight/2612594"/><draw:equation draw:name="f2224" draw:formula="33502*logwidth/2647519"/><draw:equation draw:name="f2225" draw:formula="1002982*logheight/2612594"/><draw:equation draw:name="f2226" draw:formula="53505*logwidth/2647519"/><draw:equation draw:name="f2227" draw:formula="962977*logheight/2612594"/><draw:equation draw:name="f2228" draw:formula="48742*logwidth/2647519"/><draw:equation draw:name="f2229" draw:formula="1017270*logheight/2612594"/><draw:equation draw:name="f2230" draw:formula="53503*logwidth/2647519"/><draw:equation draw:name="f2231" draw:formula="1007964*logheight/2612594"/><draw:equation draw:name="f2232" draw:formula="56362*logwidth/2647519"/><draw:equation draw:name="f2233" draw:formula="985718*logheight/2612594"/><draw:equation draw:name="f2234" draw:formula="57315*logwidth/2647519"/><draw:equation draw:name="f2235" draw:formula="961072*logheight/2612594"/><draw:equation draw:name="f2236" draw:formula="65887*logwidth/2647519"/><draw:equation draw:name="f2237" draw:formula="929639*logheight/2612594"/><draw:equation draw:name="f2238" draw:formula="79222*logwidth/2647519"/><draw:equation draw:name="f2239" draw:formula="882014*logheight/2612594"/><draw:equation draw:name="f2240" draw:formula="95415*logwidth/2647519"/><draw:equation draw:name="f2241" draw:formula="833437*logheight/2612594"/><draw:equation draw:name="f2242" draw:formula="96628*logwidth/2647519"/><draw:equation draw:name="f2243" draw:formula="832072*logheight/2612594"/><draw:equation draw:name="f2244" draw:formula="103988*logwidth/2647519"/><draw:equation draw:name="f2245" draw:formula="793432*logheight/2612594"/><draw:equation draw:name="f2246" draw:formula="114465*logwidth/2647519"/><draw:equation draw:name="f2247" draw:formula="765809*logheight/2612594"/><draw:equation draw:name="f2248" draw:formula="126848*logwidth/2647519"/><draw:equation draw:name="f2249" draw:formula="742949*logheight/2612594"/><draw:equation draw:name="f2250" draw:formula="151613*logwidth/2647519"/><draw:equation draw:name="f2251" draw:formula="695324*logheight/2612594"/><draw:equation draw:name="f2252" draw:formula="171615*logwidth/2647519"/><draw:equation draw:name="f2253" draw:formula="652462*logheight/2612594"/><draw:equation draw:name="f2254" draw:formula="200190*logwidth/2647519"/><draw:equation draw:name="f2255" draw:formula="597217*logheight/2612594"/><draw:equation draw:name="f2256" draw:formula="221145*logwidth/2647519"/><draw:equation draw:name="f2257" draw:formula="573404*logheight/2612594"/><draw:equation draw:name="f2258" draw:formula="238290*logwidth/2647519"/><draw:equation draw:name="f2259" draw:formula="540067*logheight/2612594"/><draw:equation draw:name="f2260" draw:formula="252578*logwidth/2647519"/><draw:equation draw:name="f2261" draw:formula="519112*logheight/2612594"/><draw:equation draw:name="f2262" draw:formula="267818*logwidth/2647519"/><draw:equation draw:name="f2263" draw:formula="511492*logheight/2612594"/><draw:equation draw:name="f2264" draw:formula="271628*logwidth/2647519"/><draw:equation draw:name="f2265" draw:formula="505777*logheight/2612594"/><draw:equation draw:name="f2266" draw:formula="286868*logwidth/2647519"/><draw:equation draw:name="f2267" draw:formula="475297*logheight/2612594"/><draw:equation draw:name="f2268" draw:formula="316395*logwidth/2647519"/><draw:equation draw:name="f2269" draw:formula="441007*logheight/2612594"/><draw:equation draw:name="f2270" draw:formula="317199*logwidth/2647519"/><draw:equation draw:name="f2271" draw:formula="455339*logheight/2612594"/><draw:equation draw:name="f2272" draw:formula="315045*logwidth/2647519"/><draw:equation draw:name="f2273" draw:formula="461363*logheight/2612594"/><draw:equation draw:name="f2274" draw:formula="345922*logwidth/2647519"/><draw:equation draw:name="f2275" draw:formula="429577*logheight/2612594"/><draw:equation draw:name="f2276" draw:formula="361162*logwidth/2647519"/><draw:equation draw:name="f2277" draw:formula="409575*logheight/2612594"/><draw:equation draw:name="f2278" draw:formula="381165*logwidth/2647519"/><draw:equation draw:name="f2279" draw:formula="390525*logheight/2612594"/><draw:equation draw:name="f2280" draw:formula="382889*logwidth/2647519"/><draw:equation draw:name="f2281" draw:formula="392440*logheight/2612594"/><draw:equation draw:name="f2282" draw:formula="382118*logwidth/2647519"/><draw:equation draw:name="f2283" draw:formula="391477*logheight/2612594"/><draw:equation draw:name="f2284" draw:formula="406883*logwidth/2647519"/><draw:equation draw:name="f2285" draw:formula="366712*logheight/2612594"/><draw:equation draw:name="f2286" draw:formula="431648*logwidth/2647519"/><draw:equation draw:name="f2287" draw:formula="343852*logheight/2612594"/><draw:equation draw:name="f2288" draw:formula="458318*logwidth/2647519"/><draw:equation draw:name="f2289" draw:formula="315277*logheight/2612594"/><draw:equation draw:name="f2290" draw:formula="495465*logwidth/2647519"/><draw:equation draw:name="f2291" draw:formula="287654*logheight/2612594"/><draw:equation draw:name="f2292" draw:formula="535470*logwidth/2647519"/><draw:equation draw:name="f2293" draw:formula="258127*logheight/2612594"/><draw:equation draw:name="f2294" draw:formula="559389*logwidth/2647519"/><draw:equation draw:name="f2295" draw:formula="241440*logheight/2612594"/><draw:equation draw:name="f2296" draw:formula="575475*logwidth/2647519"/><draw:equation draw:name="f2297" draw:formula="226694*logheight/2612594"/><draw:equation draw:name="f2298" draw:formula="604050*logwidth/2647519"/><draw:equation draw:name="f2299" draw:formula="209549*logheight/2612594"/><draw:equation draw:name="f2300" draw:formula="634530*logwidth/2647519"/><draw:equation draw:name="f2301" draw:formula="193357*logheight/2612594"/><draw:equation draw:name="f2302" draw:formula="638565*logwidth/2647519"/><draw:equation draw:name="f2303" draw:formula="191282*logheight/2612594"/><draw:equation draw:name="f2304" draw:formula="648937*logwidth/2647519"/><draw:equation draw:name="f2305" draw:formula="181094*logheight/2612594"/><draw:equation draw:name="f2306" draw:formula="665963*logwidth/2647519"/><draw:equation draw:name="f2307" draw:formula="168592*logheight/2612594"/><draw:equation draw:name="f2308" draw:formula="684656*logwidth/2647519"/><draw:equation draw:name="f2309" draw:formula="159067*logheight/2612594"/><draw:equation draw:name="f2310" draw:formula="697880*logwidth/2647519"/><draw:equation draw:name="f2311" draw:formula="156023*logheight/2612594"/><draw:equation draw:name="f2312" draw:formula="700252*logwidth/2647519"/><draw:equation draw:name="f2313" draw:formula="154304*logheight/2612594"/><draw:equation draw:name="f2314" draw:formula="959332*logwidth/2647519"/><draw:equation draw:name="f2315" draw:formula="49529*logheight/2612594"/><draw:equation draw:name="f2316" draw:formula="968945*logwidth/2647519"/><draw:equation draw:name="f2317" draw:formula="47439*logheight/2612594"/><draw:equation draw:name="f2318" draw:formula="995527*logwidth/2647519"/><draw:equation draw:name="f2319" draw:formula="38099*logheight/2612594"/><draw:equation draw:name="f2320" draw:formula="1013863*logwidth/2647519"/><draw:equation draw:name="f2321" draw:formula="34408*logheight/2612594"/><draw:equation draw:name="f2322" draw:formula="1023424*logwidth/2647519"/><draw:equation draw:name="f2323" draw:formula="34327*logheight/2612594"/><draw:equation draw:name="f2324" draw:formula="1026960*logwidth/2647519"/><draw:equation draw:name="f2325" draw:formula="33337*logheight/2612594"/><draw:equation draw:name="f2326" draw:formula="1244130*logwidth/2647519"/><draw:equation draw:name="f2327" draw:formula="4762*logheight/2612594"/><draw:equation draw:name="f2328" draw:formula="1305804*logwidth/2647519"/><draw:equation draw:name="f2329" draw:formula="4524*logheight/2612594"/><draw:equation draw:name="f2330" draw:formula="1371765*logwidth/2647519"/><draw:equation draw:name="f2331" draw:formula="5714*logheight/2612594"/><draw:equation draw:name="f2332" draw:formula="1372993*logwidth/2647519"/><draw:equation draw:name="f2333" draw:formula="6635*logheight/2612594"/><draw:equation draw:name="f2334" draw:formula="1405103*logwidth/2647519"/><draw:equation draw:name="f2335" draw:formula="2857*logheight/2612594"/><draw:equation draw:name="f2336" draw:formula="1434630*logwidth/2647519"/><draw:equation draw:name="f2337" draw:formula="7619*logheight/2612594"/><draw:equation draw:name="f2338" draw:formula="1464158*logwidth/2647519"/><draw:equation draw:name="f2339" draw:formula="13334*logheight/2612594"/><draw:equation draw:name="f2340" draw:formula="1479392*logwidth/2647519"/><draw:equation draw:name="f2341" draw:formula="16797*logheight/2612594"/><draw:equation draw:name="f2342" draw:formula="1463205*logwidth/2647519"/><draw:equation draw:name="f2343" draw:formula="12382*logheight/2612594"/><draw:equation draw:name="f2344" draw:formula="1433677*logwidth/2647519"/><draw:equation draw:name="f2345" draw:formula="6667*logheight/2612594"/><draw:equation draw:name="f2346" draw:formula="1404150*logwidth/2647519"/><draw:equation draw:name="f2347" draw:formula="1905*logheight/2612594"/><draw:equation draw:name="f2348" draw:formula="1404150*logwidth/2647519"/><draw:equation draw:name="f2349" draw:formula="0*logheight/2612594"/><draw:equation draw:name="f2350" draw:formula="logwidth"/><draw:equation draw:name="f2351" draw:formula="logheight"/></draw:enhanced-geometry></draw:custom-shape></draw:g></draw:g><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8T21:55:22.513951103</meta:creation-date>
    <dc:date>2020-06-29T17:39:20.349025562</dc:date>
    <meta:editing-duration>PT57M10S</meta:editing-duration>
    <meta:editing-cycles>12</meta:editing-cycles>
    <meta:generator>LibreOffice/6.0.7.3$Linux_X86_64 LibreOffice_project/00m0$Build-3</meta:generator>
    <meta:document-statistic meta:table-count="2" meta:image-count="0" meta:object-count="0" meta:page-count="4" meta:paragraph-count="111" meta:word-count="472" meta:character-count="3583" meta:non-whitespace-character-count="3170"/>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